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0"/>
    <style:style style:name="ce11" style:family="table-cell" style:parent-style-name="Default" style:data-style-name="N0"/>
    <style:style style:name="ce15" style:family="table-cell" style:parent-style-name="Default" style:data-style-name="N0"/>
    <style:style style:name="ce36" style:family="table-cell" style:parent-style-name="Default" style:data-style-name="N0"/>
    <style:style style:name="ce40" style:family="table-cell" style:parent-style-name="Default" style:data-style-name="N0"/>
    <style:style style:name="ce42" style:family="table-cell" style:parent-style-name="Default" style:data-style-name="N0"/>
    <style:style style:name="ce44" style:family="table-cell" style:parent-style-name="Default" style:data-style-name="N0"/>
    <style:style style:name="ce46" style:family="table-cell" style:parent-style-name="Default" style:data-style-name="N0"/>
    <style:style style:name="ce48" style:family="table-cell" style:parent-style-name="Default" style:data-style-name="N0"/>
    <style:style style:name="ce50" style:family="table-cell" style:parent-style-name="Default" style:data-style-name="N0"/>
    <style:style style:name="ce51" style:family="table-cell" style:parent-style-name="Default" style:data-style-name="N0"/>
    <style:style style:name="ce52" style:family="table-cell" style:parent-style-name="Default" style:data-style-name="N0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0"/>
    <style:style style:name="ce35" style:family="table-cell" style:parent-style-name="Default" style:data-style-name="N0"/>
    <style:style style:name="ce12" style:family="table-cell" style:parent-style-name="Default" style:data-style-name="N61"/>
    <style:style style:name="ce13" style:family="table-cell" style:parent-style-name="Default" style:data-style-name="N61"/>
    <style:style style:name="ce14" style:family="table-cell" style:parent-style-name="Default" style:data-style-name="N61"/>
    <style:style style:name="ce5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table:style-name="ce1" office:value-type="float" office:value="28.711" calcext:value-type="float">
            <text:p>28.711</text:p>
          </table:table-cell>
          <table:table-cell table:style-name="ce1" office:value-type="float" office:value="27.792" calcext:value-type="float">
            <text:p>27.792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631" calcext:value-type="float">
            <text:p>28.631</text:p>
          </table:table-cell>
          <table:table-cell table:style-name="ce1" office:value-type="float" office:value="28.353" calcext:value-type="float">
            <text:p>28.353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221" calcext:value-type="float">
            <text:p>28.221</text:p>
          </table:table-cell>
          <table:table-cell table:style-name="ce1" office:value-type="float" office:value="28.586" calcext:value-type="float">
            <text:p>28.586</text:p>
          </table:table-cell>
          <table:table-cell table:style-name="ce1" office:value-type="float" office:value="28.024" calcext:value-type="float">
            <text:p>28.024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98" calcext:value-type="float">
            <text:p>28.298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7.972" calcext:value-type="float">
            <text:p>27.972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238" calcext:value-type="float">
            <text:p>28.238</text:p>
          </table:table-cell>
          <table:table-cell table:style-name="ce1" office:value-type="float" office:value="29.127" calcext:value-type="float">
            <text:p>29.127</text:p>
          </table:table-cell>
          <table:table-cell table:style-name="ce1" office:value-type="float" office:value="28.777" calcext:value-type="float">
            <text:p>28.777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172" calcext:value-type="float">
            <text:p>28.172</text:p>
          </table:table-cell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28.718" calcext:value-type="float">
            <text:p>28.718</text:p>
          </table:table-cell>
          <table:table-cell table:style-name="ce1" office:value-type="float" office:value="28.894" calcext:value-type="float">
            <text:p>28.894</text:p>
          </table:table-cell>
          <table:table-cell table:style-name="ce1" office:value-type="float" office:value="28.509" calcext:value-type="float">
            <text:p>28.509</text:p>
          </table:table-cell>
          <table:table-cell table:style-name="ce1" office:value-type="float" office:value="28.883" calcext:value-type="float">
            <text:p>28.883</text:p>
          </table:table-cell>
          <table:table-cell table:style-name="ce1" office:value-type="float" office:value="29.076" calcext:value-type="float">
            <text:p>29.076</text:p>
          </table:table-cell>
          <table:table-cell table:style-name="ce1" office:value-type="float" office:value="29.687" calcext:value-type="float">
            <text:p>29.687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2" office:value-type="string" calcext:value-type="string">
            <text:p>original mlx</text:p>
          </table:table-cell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1" office:value-type="float" office:value="28.942" calcext:value-type="float">
            <text:p>28.942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28.134" calcext:value-type="float">
            <text:p>28.134</text:p>
          </table:table-cell>
          <table:table-cell table:style-name="ce1" office:value-type="float" office:value="28.541" calcext:value-type="float">
            <text:p>28.54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394" calcext:value-type="float">
            <text:p>28.394</text:p>
          </table:table-cell>
          <table:table-cell table:style-name="ce1" office:value-type="float" office:value="27.982" calcext:value-type="float">
            <text:p>27.982</text:p>
          </table:table-cell>
          <table:table-cell table:style-name="ce1" office:value-type="float" office:value="28.318" calcext:value-type="float">
            <text:p>28.318</text:p>
          </table:table-cell>
          <table:table-cell table:style-name="ce1" office:value-type="float" office:value="28.092" calcext:value-type="float">
            <text:p>28.092</text:p>
          </table:table-cell>
          <table:table-cell table:style-name="ce1" office:value-type="float" office:value="28.151" calcext:value-type="float">
            <text:p>28.151</text:p>
          </table:table-cell>
          <table:table-cell table:style-name="ce1" office:value-type="float" office:value="27.914" calcext:value-type="float">
            <text:p>27.914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7.861" calcext:value-type="float">
            <text:p>27.861</text:p>
          </table:table-cell>
          <table:table-cell table:style-name="ce1" office:value-type="float" office:value="28.261" calcext:value-type="float">
            <text:p>28.261</text:p>
          </table:table-cell>
          <table:table-cell table:style-name="ce1" office:value-type="float" office:value="28.118" calcext:value-type="float">
            <text:p>28.118</text:p>
          </table:table-cell>
          <table:table-cell table:style-name="ce1" office:value-type="float" office:value="28.198" calcext:value-type="float">
            <text:p>28.198</text:p>
          </table:table-cell>
          <table:table-cell table:style-name="ce1" office:value-type="float" office:value="28.582" calcext:value-type="float">
            <text:p>28.582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359" calcext:value-type="float">
            <text:p>28.359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814" calcext:value-type="float">
            <text:p>28.814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558" calcext:value-type="float">
            <text:p>28.558</text:p>
          </table:table-cell>
          <table:table-cell table:style-name="ce1" office:value-type="float" office:value="28.881" calcext:value-type="float">
            <text:p>28.881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9.019" calcext:value-type="float">
            <text:p>29.019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3" calcext:value-type="float">
            <text:p>28.513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482" calcext:value-type="float">
            <text:p>28.482</text:p>
          </table:table-cell>
          <table:table-cell table:style-name="ce1" office:value-type="float" office:value="28.154" calcext:value-type="float">
            <text:p>28.154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66" calcext:value-type="float">
            <text:p>28.766</text:p>
          </table:table-cell>
          <table:table-cell table:style-name="ce1" office:value-type="float" office:value="27.946" calcext:value-type="float">
            <text:p>27.946</text:p>
          </table:table-cell>
          <table:table-cell table:style-name="ce1" office:value-type="float" office:value="28.048" calcext:value-type="float">
            <text:p>28.048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87" calcext:value-type="float">
            <text:p>28.387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128" calcext:value-type="float">
            <text:p>28.128</text:p>
          </table:table-cell>
          <table:table-cell table:style-name="ce1" office:value-type="float" office:value="28.421" calcext:value-type="float">
            <text:p>28.421</text:p>
          </table:table-cell>
          <table:table-cell table:style-name="ce1" office:value-type="float" office:value="28.544" calcext:value-type="float">
            <text:p>28.544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321" calcext:value-type="float">
            <text:p>28.321</text:p>
          </table:table-cell>
          <table:table-cell table:style-name="ce1" office:value-type="float" office:value="28.073" calcext:value-type="float">
            <text:p>28.073</text:p>
          </table:table-cell>
          <table:table-cell table:style-name="ce1" office:value-type="float" office:value="28.986" calcext:value-type="float">
            <text:p>28.986</text:p>
          </table:table-cell>
          <table:table-cell table:style-name="ce1" office:value-type="float" office:value="28.41" calcext:value-type="float">
            <text:p>28.41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408" calcext:value-type="float">
            <text:p>28.408</text:p>
          </table:table-cell>
          <table:table-cell table:style-name="ce1" office:value-type="float" office:value="28.728" calcext:value-type="float">
            <text:p>28.728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778" calcext:value-type="float">
            <text:p>28.778</text:p>
          </table:table-cell>
          <table:table-cell table:style-name="ce1" office:value-type="float" office:value="28.326" calcext:value-type="float">
            <text:p>28.326</text:p>
          </table:table-cell>
          <table:table-cell table:style-name="ce1" office:value-type="float" office:value="29.035" calcext:value-type="float">
            <text:p>29.035</text:p>
          </table:table-cell>
          <table:table-cell table:style-name="ce1" office:value-type="float" office:value="28.677" calcext:value-type="float">
            <text:p>28.677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16" calcext:value-type="float">
            <text:p>28.116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173" calcext:value-type="float">
            <text:p>28.17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519" calcext:value-type="float">
            <text:p>28.519</text:p>
          </table:table-cell>
          <table:table-cell table:style-name="ce1" office:value-type="float" office:value="28.179" calcext:value-type="float">
            <text:p>28.17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405" calcext:value-type="float">
            <text:p>28.405</text:p>
          </table:table-cell>
          <table:table-cell table:style-name="ce1" office:value-type="float" office:value="28.049" calcext:value-type="float">
            <text:p>28.049</text:p>
          </table:table-cell>
          <table:table-cell table:style-name="ce1" office:value-type="float" office:value="28.329" calcext:value-type="float">
            <text:p>28.329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304" calcext:value-type="float">
            <text:p>28.304</text:p>
          </table:table-cell>
          <table:table-cell table:style-name="ce1" office:value-type="float" office:value="28.378" calcext:value-type="float">
            <text:p>28.378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656" calcext:value-type="float">
            <text:p>28.656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828" calcext:value-type="float">
            <text:p>28.82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96" calcext:value-type="float">
            <text:p>28.796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297" calcext:value-type="float">
            <text:p>28.297</text:p>
          </table:table-cell>
          <table:table-cell table:style-name="ce1" office:value-type="float" office:value="29.03" calcext:value-type="float">
            <text:p>29.0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63" calcext:value-type="float">
            <text:p>28.163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719" calcext:value-type="float">
            <text:p>28.719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439" calcext:value-type="float">
            <text:p>28.439</text:p>
          </table:table-cell>
          <table:table-cell table:style-name="ce1" office:value-type="float" office:value="28.254" calcext:value-type="float">
            <text:p>28.254</text:p>
          </table:table-cell>
          <table:table-cell table:style-name="ce1" office:value-type="float" office:value="28.607" calcext:value-type="float">
            <text:p>28.607</text:p>
          </table:table-cell>
          <table:table-cell table:style-name="ce1" office:value-type="float" office:value="28.734" calcext:value-type="float">
            <text:p>28.734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76" calcext:value-type="float">
            <text:p>28.376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7.926" calcext:value-type="float">
            <text:p>27.926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253" calcext:value-type="float">
            <text:p>28.253</text:p>
          </table:table-cell>
          <table:table-cell table:style-name="ce1" office:value-type="float" office:value="28.898" calcext:value-type="float">
            <text:p>28.898</text:p>
          </table:table-cell>
          <table:table-cell table:style-name="ce1" office:value-type="float" office:value="28.563" calcext:value-type="float">
            <text:p>28.563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432" calcext:value-type="float">
            <text:p>28.432</text:p>
          </table:table-cell>
          <table:table-cell table:style-name="ce1" office:value-type="float" office:value="28.962" calcext:value-type="float">
            <text:p>28.962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817" calcext:value-type="float">
            <text:p>28.817</text:p>
          </table:table-cell>
          <table:table-cell table:style-name="ce1" office:value-type="float" office:value="28.917" calcext:value-type="float">
            <text:p>28.917</text:p>
          </table:table-cell>
          <table:table-cell table:style-name="ce1" office:value-type="float" office:value="27.554" calcext:value-type="float">
            <text:p>27.55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112" calcext:value-type="float">
            <text:p>28.11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968" calcext:value-type="float">
            <text:p>28.968</text:p>
          </table:table-cell>
          <table:table-cell table:style-name="ce1" office:value-type="float" office:value="28.291" calcext:value-type="float">
            <text:p>28.291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28.335" calcext:value-type="float">
            <text:p>28.335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409" calcext:value-type="float">
            <text:p>28.409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132" calcext:value-type="float">
            <text:p>28.132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443" calcext:value-type="float">
            <text:p>28.443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float" office:value="28.649" calcext:value-type="float">
            <text:p>28.649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64" calcext:value-type="float">
            <text:p>28.564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6" calcext:value-type="float">
            <text:p>28.686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565" calcext:value-type="float">
            <text:p>28.565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197" calcext:value-type="float">
            <text:p>28.19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9" calcext:value-type="float">
            <text:p>28.489</text:p>
          </table:table-cell>
          <table:table-cell table:style-name="ce1" office:value-type="float" office:value="28.339" calcext:value-type="float">
            <text:p>28.339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566" calcext:value-type="float">
            <text:p>28.566</text:p>
          </table:table-cell>
          <table:table-cell table:style-name="ce1" office:value-type="float" office:value="28.497" calcext:value-type="float">
            <text:p>28.497</text:p>
          </table:table-cell>
          <table:table-cell table:style-name="ce1" office:value-type="float" office:value="28.802" calcext:value-type="float">
            <text:p>28.802</text:p>
          </table:table-cell>
          <table:table-cell table:style-name="ce1" office:value-type="float" office:value="29.183" calcext:value-type="float">
            <text:p>29.183</text:p>
          </table:table-cell>
          <table:table-cell table:style-name="ce1" office:value-type="float" office:value="31.09" calcext:value-type="float">
            <text:p>31.09</text:p>
          </table:table-cell>
          <table:table-cell table:style-name="ce1" office:value-type="float" office:value="29.365" calcext:value-type="float">
            <text:p>29.365</text:p>
          </table:table-cell>
          <table:table-cell table:style-name="ce1" office:value-type="float" office:value="29.834" calcext:value-type="float">
            <text:p>29.834</text:p>
          </table:table-cell>
          <table:table-cell table:style-name="ce1" office:value-type="float" office:value="28.763" calcext:value-type="float">
            <text:p>28.763</text:p>
          </table:table-cell>
          <table:table-cell table:style-name="ce1" office:value-type="float" office:value="28.843" calcext:value-type="float">
            <text:p>28.843</text:p>
          </table:table-cell>
          <table:table-cell table:style-name="ce1" office:value-type="float" office:value="28.32" calcext:value-type="float">
            <text:p>28.32</text:p>
          </table:table-cell>
          <table:table-cell table:style-name="ce1" office:value-type="float" office:value="28.427" calcext:value-type="float">
            <text:p>28.427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279" calcext:value-type="float">
            <text:p>28.279</text:p>
          </table:table-cell>
          <table:table-cell table:style-name="ce1" office:value-type="float" office:value="28.641" calcext:value-type="float">
            <text:p>28.641</text:p>
          </table:table-cell>
          <table:table-cell table:style-name="ce1" office:value-type="float" office:value="28.14" calcext:value-type="float">
            <text:p>28.14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23" calcext:value-type="float">
            <text:p>28.23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8.579" calcext:value-type="float">
            <text:p>28.579</text:p>
          </table:table-cell>
          <table:table-cell table:style-name="ce1" office:value-type="float" office:value="28.349" calcext:value-type="float">
            <text:p>28.349</text:p>
          </table:table-cell>
          <table:table-cell table:style-name="ce1" office:value-type="float" office:value="28.584" calcext:value-type="float">
            <text:p>28.584</text:p>
          </table:table-cell>
          <table:table-cell table:style-name="ce1" office:value-type="float" office:value="28.453" calcext:value-type="float">
            <text:p>28.45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852" calcext:value-type="float">
            <text:p>28.852</text:p>
          </table:table-cell>
          <table:table-cell table:style-name="ce1" office:value-type="float" office:value="27.232" calcext:value-type="float">
            <text:p>27.23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63" calcext:value-type="float">
            <text:p>28.63</text:p>
          </table:table-cell>
          <table:table-cell table:style-name="ce1" office:value-type="float" office:value="28.244" calcext:value-type="float">
            <text:p>28.244</text:p>
          </table:table-cell>
          <table:table-cell table:style-name="ce1" office:value-type="float" office:value="28.633" calcext:value-type="float">
            <text:p>28.633</text:p>
          </table:table-cell>
          <table:table-cell table:style-name="ce1" office:value-type="float" office:value="28.023" calcext:value-type="float">
            <text:p>28.023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29.572" calcext:value-type="float">
            <text:p>29.572</text:p>
          </table:table-cell>
          <table:table-cell table:style-name="ce1" office:value-type="float" office:value="31.352" calcext:value-type="float">
            <text:p>31.352</text:p>
          </table:table-cell>
          <table:table-cell table:style-name="ce1" office:value-type="float" office:value="30.034" calcext:value-type="float">
            <text:p>30.034</text:p>
          </table:table-cell>
          <table:table-cell table:style-name="ce1" office:value-type="float" office:value="29.809" calcext:value-type="float">
            <text:p>29.809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316" calcext:value-type="float">
            <text:p>28.316</text:p>
          </table:table-cell>
          <table:table-cell table:style-name="ce1" office:value-type="float" office:value="28.433" calcext:value-type="float">
            <text:p>28.433</text:p>
          </table:table-cell>
          <table:table-cell table:style-name="ce1" office:value-type="float" office:value="28.311" calcext:value-type="float">
            <text:p>28.311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68" calcext:value-type="float">
            <text:p>28.168</text:p>
          </table:table-cell>
          <table:table-cell table:style-name="ce1" office:value-type="float" office:value="28.58" calcext:value-type="float">
            <text:p>28.5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438" calcext:value-type="float">
            <text:p>28.438</text:p>
          </table:table-cell>
          <table:table-cell table:style-name="ce1" office:value-type="float" office:value="28.743" calcext:value-type="float">
            <text:p>28.743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95" calcext:value-type="float">
            <text:p>27.995</text:p>
          </table:table-cell>
          <table:table-cell table:style-name="ce1" office:value-type="float" office:value="27.913" calcext:value-type="float">
            <text:p>27.91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091" calcext:value-type="float">
            <text:p>28.091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598" calcext:value-type="float">
            <text:p>28.59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996" calcext:value-type="float">
            <text:p>28.996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30.302" calcext:value-type="float">
            <text:p>30.302</text:p>
          </table:table-cell>
          <table:table-cell table:style-name="ce1" office:value-type="float" office:value="30.533" calcext:value-type="float">
            <text:p>30.53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2.362" calcext:value-type="float">
            <text:p>32.362</text:p>
          </table:table-cell>
          <table:table-cell table:style-name="ce1" office:value-type="float" office:value="32.093" calcext:value-type="float">
            <text:p>32.093</text:p>
          </table:table-cell>
          <table:table-cell table:style-name="ce1" office:value-type="float" office:value="31.328" calcext:value-type="float">
            <text:p>31.328</text:p>
          </table:table-cell>
          <table:table-cell table:style-name="ce1" office:value-type="float" office:value="31.273" calcext:value-type="float">
            <text:p>31.273</text:p>
          </table:table-cell>
          <table:table-cell table:style-name="ce1" office:value-type="float" office:value="29.314" calcext:value-type="float">
            <text:p>29.314</text:p>
          </table:table-cell>
          <table:table-cell table:style-name="ce1" office:value-type="float" office:value="29.422" calcext:value-type="float">
            <text:p>29.422</text:p>
          </table:table-cell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644" calcext:value-type="float">
            <text:p>28.644</text:p>
          </table:table-cell>
          <table:table-cell table:style-name="ce1" office:value-type="float" office:value="28.192" calcext:value-type="float">
            <text:p>28.192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554" calcext:value-type="float">
            <text:p>28.554</text:p>
          </table:table-cell>
          <table:table-cell table:style-name="ce1" office:value-type="float" office:value="28.485" calcext:value-type="float">
            <text:p>28.485</text:p>
          </table:table-cell>
          <table:table-cell table:style-name="ce1" office:value-type="float" office:value="28.324" calcext:value-type="float">
            <text:p>28.324</text:p>
          </table:table-cell>
          <table:table-cell table:style-name="ce1" office:value-type="float" office:value="28.714" calcext:value-type="float">
            <text:p>28.714</text:p>
          </table:table-cell>
          <table:table-cell table:style-name="ce1" office:value-type="float" office:value="28.284" calcext:value-type="float">
            <text:p>28.284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739" calcext:value-type="float">
            <text:p>28.739</text:p>
          </table:table-cell>
          <table:table-cell table:style-name="ce1" office:value-type="float" office:value="27.168" calcext:value-type="float">
            <text:p>27.16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275" calcext:value-type="float">
            <text:p>28.275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948" calcext:value-type="float">
            <text:p>28.948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30.536" calcext:value-type="float">
            <text:p>30.536</text:p>
          </table:table-cell>
          <table:table-cell table:style-name="ce1" office:value-type="float" office:value="28.965" calcext:value-type="float">
            <text:p>28.965</text:p>
          </table:table-cell>
          <table:table-cell table:style-name="ce1" office:value-type="float" office:value="32.884" calcext:value-type="float">
            <text:p>32.884</text:p>
          </table:table-cell>
          <table:table-cell table:style-name="ce1" office:value-type="float" office:value="31.879" calcext:value-type="float">
            <text:p>31.879</text:p>
          </table:table-cell>
          <table:table-cell table:style-name="ce1" office:value-type="float" office:value="32.682" calcext:value-type="float">
            <text:p>32.682</text:p>
          </table:table-cell>
          <table:table-cell table:style-name="ce1" office:value-type="float" office:value="32.094" calcext:value-type="float">
            <text:p>32.094</text:p>
          </table:table-cell>
          <table:table-cell table:style-name="ce1" office:value-type="float" office:value="32.728" calcext:value-type="float">
            <text:p>32.728</text:p>
          </table:table-cell>
          <table:table-cell table:style-name="ce1" office:value-type="float" office:value="31.286" calcext:value-type="float">
            <text:p>31.286</text:p>
          </table:table-cell>
          <table:table-cell table:style-name="ce1" office:value-type="float" office:value="30.92" calcext:value-type="float">
            <text:p>30.92</text:p>
          </table:table-cell>
          <table:table-cell table:style-name="ce1" office:value-type="float" office:value="29.814" calcext:value-type="float">
            <text:p>29.814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6" calcext:value-type="float">
            <text:p>28.596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363" calcext:value-type="float">
            <text:p>28.36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585" calcext:value-type="float">
            <text:p>28.585</text:p>
          </table:table-cell>
          <table:table-cell table:style-name="ce1" office:value-type="float" office:value="28.762" calcext:value-type="float">
            <text:p>28.762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7.634" calcext:value-type="float">
            <text:p>27.634</text:p>
          </table:table-cell>
          <table:table-cell table:style-name="ce1" office:value-type="float" office:value="28.341" calcext:value-type="float">
            <text:p>28.34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95" calcext:value-type="float">
            <text:p>28.595</text:p>
          </table:table-cell>
          <table:table-cell table:style-name="ce1" office:value-type="float" office:value="28.757" calcext:value-type="float">
            <text:p>28.757</text:p>
          </table:table-cell>
          <table:table-cell table:style-name="ce1" office:value-type="float" office:value="28.668" calcext:value-type="float">
            <text:p>28.668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724" calcext:value-type="float">
            <text:p>28.724</text:p>
          </table:table-cell>
          <table:table-cell table:style-name="ce1" office:value-type="float" office:value="29.482" calcext:value-type="float">
            <text:p>29.482</text:p>
          </table:table-cell>
          <table:table-cell table:style-name="ce1" office:value-type="float" office:value="29.526" calcext:value-type="float">
            <text:p>29.526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332" calcext:value-type="float">
            <text:p>32.332</text:p>
          </table:table-cell>
          <table:table-cell table:style-name="ce1" office:value-type="float" office:value="33.558" calcext:value-type="float">
            <text:p>33.558</text:p>
          </table:table-cell>
          <table:table-cell table:style-name="ce1" office:value-type="float" office:value="32.878" calcext:value-type="float">
            <text:p>32.878</text:p>
          </table:table-cell>
          <table:table-cell table:style-name="ce1" office:value-type="float" office:value="32.994" calcext:value-type="float">
            <text:p>32.99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2.187" calcext:value-type="float">
            <text:p>32.187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30.384" calcext:value-type="float">
            <text:p>30.384</text:p>
          </table:table-cell>
          <table:table-cell table:style-name="ce1" office:value-type="float" office:value="29.259" calcext:value-type="float">
            <text:p>29.259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62" calcext:value-type="float">
            <text:p>28.62</text:p>
          </table:table-cell>
          <table:table-cell table:style-name="ce1" office:value-type="float" office:value="28.371" calcext:value-type="float">
            <text:p>28.37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77" calcext:value-type="float">
            <text:p>28.577</text:p>
          </table:table-cell>
          <table:table-cell table:style-name="ce1" office:value-type="float" office:value="28.159" calcext:value-type="float">
            <text:p>28.159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33" calcext:value-type="float">
            <text:p>28.33</text:p>
          </table:table-cell>
          <table:table-cell table:style-name="ce1" office:value-type="float" office:value="28.219" calcext:value-type="float">
            <text:p>28.219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32.294" calcext:value-type="float">
            <text:p>32.294</text:p>
          </table:table-cell>
          <table:table-cell table:style-name="ce1" office:value-type="float" office:value="30.412" calcext:value-type="float">
            <text:p>30.412</text:p>
          </table:table-cell>
          <table:table-cell table:style-name="ce1" office:value-type="float" office:value="34.299" calcext:value-type="float">
            <text:p>34.299</text:p>
          </table:table-cell>
          <table:table-cell table:style-name="ce1" office:value-type="float" office:value="33.225" calcext:value-type="float">
            <text:p>33.225</text:p>
          </table:table-cell>
          <table:table-cell table:style-name="ce1" office:value-type="float" office:value="33.583" calcext:value-type="float">
            <text:p>33.583</text:p>
          </table:table-cell>
          <table:table-cell table:style-name="ce1" office:value-type="float" office:value="33.175" calcext:value-type="float">
            <text:p>33.175</text:p>
          </table:table-cell>
          <table:table-cell table:style-name="ce1" office:value-type="float" office:value="32.902" calcext:value-type="float">
            <text:p>32.902</text:p>
          </table:table-cell>
          <table:table-cell table:style-name="ce1" office:value-type="float" office:value="32.848" calcext:value-type="float">
            <text:p>32.848</text:p>
          </table:table-cell>
          <table:table-cell table:style-name="ce1" office:value-type="float" office:value="32.213" calcext:value-type="float">
            <text:p>32.213</text:p>
          </table:table-cell>
          <table:table-cell table:style-name="ce1" office:value-type="float" office:value="31.967" calcext:value-type="float">
            <text:p>31.967</text:p>
          </table:table-cell>
          <table:table-cell table:style-name="ce1" office:value-type="float" office:value="31.87" calcext:value-type="float">
            <text:p>31.87</text:p>
          </table:table-cell>
          <table:table-cell table:style-name="ce1" office:value-type="float" office:value="30.751" calcext:value-type="float">
            <text:p>30.751</text:p>
          </table:table-cell>
          <table:table-cell table:style-name="ce1" office:value-type="float" office:value="29.61" calcext:value-type="float">
            <text:p>29.61</text:p>
          </table:table-cell>
          <table:table-cell table:style-name="ce1" office:value-type="float" office:value="29.09" calcext:value-type="float">
            <text:p>29.09</text:p>
          </table:table-cell>
          <table:table-cell table:style-name="ce1" office:value-type="float" office:value="28.328" calcext:value-type="float">
            <text:p>28.328</text:p>
          </table:table-cell>
          <table:table-cell table:style-name="ce1" office:value-type="float" office:value="28.461" calcext:value-type="float">
            <text:p>28.461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28.636" calcext:value-type="float">
            <text:p>28.636</text:p>
          </table:table-cell>
          <table:table-cell table:style-name="ce1" office:value-type="float" office:value="28.181" calcext:value-type="float">
            <text:p>28.181</text:p>
          </table:table-cell>
          <table:table-cell table:style-name="ce1" office:value-type="float" office:value="28.437" calcext:value-type="float">
            <text:p>28.437</text:p>
          </table:table-cell>
          <table:table-cell table:style-name="ce1" office:value-type="float" office:value="28.476" calcext:value-type="float">
            <text:p>28.476</text:p>
          </table:table-cell>
          <table:table-cell table:style-name="ce1" office:value-type="float" office:value="28.707" calcext:value-type="float">
            <text:p>28.707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79" calcext:value-type="float">
            <text:p>28.479</text:p>
          </table:table-cell>
          <table:table-cell table:style-name="ce1" office:value-type="float" office:value="28.681" calcext:value-type="float">
            <text:p>28.681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23" calcext:value-type="float">
            <text:p>28.323</text:p>
          </table:table-cell>
          <table:table-cell table:style-name="ce1" office:value-type="float" office:value="28.205" calcext:value-type="float">
            <text:p>28.205</text:p>
          </table:table-cell>
          <table:table-cell table:style-name="ce1" office:value-type="float" office:value="28.425" calcext:value-type="float">
            <text:p>28.425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31.092" calcext:value-type="float">
            <text:p>31.092</text:p>
          </table:table-cell>
          <table:table-cell table:style-name="ce1" office:value-type="float" office:value="30.841" calcext:value-type="float">
            <text:p>30.841</text:p>
          </table:table-cell>
          <table:table-cell table:style-name="ce1" office:value-type="float" office:value="33.522" calcext:value-type="float">
            <text:p>33.522</text:p>
          </table:table-cell>
          <table:table-cell table:style-name="ce1" office:value-type="float" office:value="33.628" calcext:value-type="float">
            <text:p>33.628</text:p>
          </table:table-cell>
          <table:table-cell table:style-name="ce1" office:value-type="float" office:value="34.564" calcext:value-type="float">
            <text:p>34.564</text:p>
          </table:table-cell>
          <table:table-cell table:style-name="ce1" office:value-type="float" office:value="34.155" calcext:value-type="float">
            <text:p>34.155</text:p>
          </table:table-cell>
          <table:table-cell table:style-name="ce1" office:value-type="float" office:value="33.856" calcext:value-type="float">
            <text:p>33.856</text:p>
          </table:table-cell>
          <table:table-cell table:style-name="ce1" office:value-type="float" office:value="33.454" calcext:value-type="float">
            <text:p>33.454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621" calcext:value-type="float">
            <text:p>32.621</text:p>
          </table:table-cell>
          <table:table-cell table:style-name="ce1" office:value-type="float" office:value="32.372" calcext:value-type="float">
            <text:p>32.372</text:p>
          </table:table-cell>
          <table:table-cell table:style-name="ce1" office:value-type="float" office:value="32.219" calcext:value-type="float">
            <text:p>32.219</text:p>
          </table:table-cell>
          <table:table-cell table:style-name="ce1" office:value-type="float" office:value="31.654" calcext:value-type="float">
            <text:p>31.654</text:p>
          </table:table-cell>
          <table:table-cell table:style-name="ce1" office:value-type="float" office:value="31.181" calcext:value-type="float">
            <text:p>31.181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28.697" calcext:value-type="float">
            <text:p>28.697</text:p>
          </table:table-cell>
          <table:table-cell table:style-name="ce1" office:value-type="float" office:value="28.535" calcext:value-type="float">
            <text:p>28.535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337" calcext:value-type="float">
            <text:p>28.337</text:p>
          </table:table-cell>
          <table:table-cell table:style-name="ce1" office:value-type="float" office:value="28.338" calcext:value-type="float">
            <text:p>28.33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487" calcext:value-type="float">
            <text:p>28.487</text:p>
          </table:table-cell>
          <table:table-cell table:style-name="ce1" office:value-type="float" office:value="28.216" calcext:value-type="float">
            <text:p>28.216</text:p>
          </table:table-cell>
          <table:table-cell table:style-name="ce1" office:value-type="float" office:value="28.645" calcext:value-type="float">
            <text:p>28.645</text:p>
          </table:table-cell>
          <table:table-cell table:style-name="ce1" office:value-type="float" office:value="28.384" calcext:value-type="float">
            <text:p>28.38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9" calcext:value-type="float">
            <text:p>28.889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8.804" calcext:value-type="float">
            <text:p>28.804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30.758" calcext:value-type="float">
            <text:p>30.758</text:p>
          </table:table-cell>
          <table:table-cell table:style-name="ce1" office:value-type="float" office:value="29.189" calcext:value-type="float">
            <text:p>29.189</text:p>
          </table:table-cell>
          <table:table-cell table:style-name="ce1" office:value-type="float" office:value="32.667" calcext:value-type="float">
            <text:p>32.667</text:p>
          </table:table-cell>
          <table:table-cell table:style-name="ce1" office:value-type="float" office:value="32.258" calcext:value-type="float">
            <text:p>32.258</text:p>
          </table:table-cell>
          <table:table-cell table:style-name="ce1" office:value-type="float" office:value="33.935" calcext:value-type="float">
            <text:p>33.935</text:p>
          </table:table-cell>
          <table:table-cell table:style-name="ce1" office:value-type="float" office:value="34.054" calcext:value-type="float">
            <text:p>34.054</text:p>
          </table:table-cell>
          <table:table-cell table:style-name="ce1" office:value-type="float" office:value="33.947" calcext:value-type="float">
            <text:p>33.947</text:p>
          </table:table-cell>
          <table:table-cell table:style-name="ce1" office:value-type="float" office:value="34.386" calcext:value-type="float">
            <text:p>34.386</text:p>
          </table:table-cell>
          <table:table-cell table:style-name="ce1" office:value-type="float" office:value="33.459" calcext:value-type="float">
            <text:p>33.459</text:p>
          </table:table-cell>
          <table:table-cell table:style-name="ce1" office:value-type="float" office:value="33.366" calcext:value-type="float">
            <text:p>33.366</text:p>
          </table:table-cell>
          <table:table-cell table:style-name="ce1" office:value-type="float" office:value="32.776" calcext:value-type="float">
            <text:p>32.776</text:p>
          </table:table-cell>
          <table:table-cell table:style-name="ce1" office:value-type="float" office:value="32.502" calcext:value-type="float">
            <text:p>32.502</text:p>
          </table:table-cell>
          <table:table-cell table:style-name="ce1" office:value-type="float" office:value="31.703" calcext:value-type="float">
            <text:p>31.703</text:p>
          </table:table-cell>
          <table:table-cell table:style-name="ce1" office:value-type="float" office:value="32.534" calcext:value-type="float">
            <text:p>32.534</text:p>
          </table:table-cell>
          <table:table-cell table:style-name="ce1" office:value-type="float" office:value="29.363" calcext:value-type="float">
            <text:p>29.363</text:p>
          </table:table-cell>
          <table:table-cell table:style-name="ce1" office:value-type="float" office:value="30.553" calcext:value-type="float">
            <text:p>30.553</text:p>
          </table:table-cell>
          <table:table-cell table:style-name="ce1" office:value-type="float" office:value="28.741" calcext:value-type="float">
            <text:p>28.741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123" calcext:value-type="float">
            <text:p>28.123</text:p>
          </table:table-cell>
          <table:table-cell table:style-name="ce1" office:value-type="float" office:value="28.522" calcext:value-type="float">
            <text:p>28.522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435" calcext:value-type="float">
            <text:p>28.435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666" calcext:value-type="float">
            <text:p>28.666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9.437" calcext:value-type="float">
            <text:p>29.437</text:p>
          </table:table-cell>
          <table:table-cell table:style-name="ce1" office:value-type="float" office:value="31.981" calcext:value-type="float">
            <text:p>31.981</text:p>
          </table:table-cell>
          <table:table-cell table:style-name="ce1" office:value-type="float" office:value="32.515" calcext:value-type="float">
            <text:p>32.515</text:p>
          </table:table-cell>
          <table:table-cell table:style-name="ce1" office:value-type="float" office:value="32.602" calcext:value-type="float">
            <text:p>32.602</text:p>
          </table:table-cell>
          <table:table-cell table:style-name="ce1" office:value-type="float" office:value="33.633" calcext:value-type="float">
            <text:p>33.633</text:p>
          </table:table-cell>
          <table:table-cell table:style-name="ce1" office:value-type="float" office:value="33.339" calcext:value-type="float">
            <text:p>33.339</text:p>
          </table:table-cell>
          <table:table-cell table:style-name="ce1" office:value-type="float" office:value="34.348" calcext:value-type="float">
            <text:p>34.348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46" calcext:value-type="float">
            <text:p>33.46</text:p>
          </table:table-cell>
          <table:table-cell table:style-name="ce1" office:value-type="float" office:value="32.708" calcext:value-type="float">
            <text:p>32.708</text:p>
          </table:table-cell>
          <table:table-cell table:style-name="ce1" office:value-type="float" office:value="33.297" calcext:value-type="float">
            <text:p>33.297</text:p>
          </table:table-cell>
          <table:table-cell table:style-name="ce1" office:value-type="float" office:value="32.716" calcext:value-type="float">
            <text:p>32.716</text:p>
          </table:table-cell>
          <table:table-cell table:style-name="ce1" office:value-type="float" office:value="32.441" calcext:value-type="float">
            <text:p>32.441</text:p>
          </table:table-cell>
          <table:table-cell table:style-name="ce1" office:value-type="float" office:value="30.769" calcext:value-type="float">
            <text:p>30.769</text:p>
          </table:table-cell>
          <table:table-cell table:style-name="ce1" office:value-type="float" office:value="30.583" calcext:value-type="float">
            <text:p>30.583</text:p>
          </table:table-cell>
          <table:table-cell table:style-name="ce1" office:value-type="float" office:value="28.879" calcext:value-type="float">
            <text:p>28.879</text:p>
          </table:table-cell>
          <table:table-cell table:style-name="ce1" office:value-type="float" office:value="28.901" calcext:value-type="float">
            <text:p>28.901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751" calcext:value-type="float">
            <text:p>28.751</text:p>
          </table:table-cell>
          <table:table-cell table:style-name="ce1" office:value-type="float" office:value="28.224" calcext:value-type="float">
            <text:p>28.224</text:p>
          </table:table-cell>
          <table:table-cell table:style-name="ce1" office:value-type="float" office:value="28.455" calcext:value-type="float">
            <text:p>28.455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551" calcext:value-type="float">
            <text:p>28.551</text:p>
          </table:table-cell>
          <table:table-cell table:style-name="ce1" office:value-type="float" office:value="28.501" calcext:value-type="float">
            <text:p>28.501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816" calcext:value-type="float">
            <text:p>28.816</text:p>
          </table:table-cell>
          <table:table-cell table:style-name="ce1" office:value-type="float" office:value="28.358" calcext:value-type="float">
            <text:p>28.3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379" calcext:value-type="float">
            <text:p>28.379</text:p>
          </table:table-cell>
          <table:table-cell table:style-name="ce1" office:value-type="float" office:value="29.006" calcext:value-type="float">
            <text:p>29.006</text:p>
          </table:table-cell>
          <table:table-cell table:style-name="ce1" office:value-type="float" office:value="28.929" calcext:value-type="float">
            <text:p>28.929</text:p>
          </table:table-cell>
          <table:table-cell table:style-name="ce1" office:value-type="float" office:value="31.579" calcext:value-type="float">
            <text:p>31.579</text:p>
          </table:table-cell>
          <table:table-cell table:style-name="ce1" office:value-type="float" office:value="30.135" calcext:value-type="float">
            <text:p>30.135</text:p>
          </table:table-cell>
          <table:table-cell table:style-name="ce1" office:value-type="float" office:value="32.674" calcext:value-type="float">
            <text:p>32.674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2.74" calcext:value-type="float">
            <text:p>32.74</text:p>
          </table:table-cell>
          <table:table-cell table:style-name="ce1" office:value-type="float" office:value="33.364" calcext:value-type="float">
            <text:p>33.364</text:p>
          </table:table-cell>
          <table:table-cell table:style-name="ce1" office:value-type="float" office:value="32.741" calcext:value-type="float">
            <text:p>32.741</text:p>
          </table:table-cell>
          <table:table-cell table:style-name="ce1" office:value-type="float" office:value="33.703" calcext:value-type="float">
            <text:p>33.703</text:p>
          </table:table-cell>
          <table:table-cell table:style-name="ce1" office:value-type="float" office:value="32.951" calcext:value-type="float">
            <text:p>32.951</text:p>
          </table:table-cell>
          <table:table-cell table:style-name="ce1" office:value-type="float" office:value="33.035" calcext:value-type="float">
            <text:p>33.035</text:p>
          </table:table-cell>
          <table:table-cell table:style-name="ce1" office:value-type="float" office:value="32.577" calcext:value-type="float">
            <text:p>32.577</text:p>
          </table:table-cell>
          <table:table-cell table:style-name="ce1" office:value-type="float" office:value="32.681" calcext:value-type="float">
            <text:p>32.681</text:p>
          </table:table-cell>
          <table:table-cell table:style-name="ce1" office:value-type="float" office:value="31.359" calcext:value-type="float">
            <text:p>31.359</text:p>
          </table:table-cell>
          <table:table-cell table:style-name="ce1" office:value-type="float" office:value="32.508" calcext:value-type="float">
            <text:p>32.508</text:p>
          </table:table-cell>
          <table:table-cell table:style-name="ce1" office:value-type="float" office:value="28.893" calcext:value-type="float">
            <text:p>28.893</text:p>
          </table:table-cell>
          <table:table-cell table:style-name="ce1" office:value-type="float" office:value="29.271" calcext:value-type="float">
            <text:p>29.271</text:p>
          </table:table-cell>
          <table:table-cell table:style-name="ce1" office:value-type="float" office:value="28.502" calcext:value-type="float">
            <text:p>28.502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28.726" calcext:value-type="float">
            <text:p>28.726</text:p>
          </table:table-cell>
          <table:table-cell table:style-name="ce1" office:value-type="float" office:value="28.176" calcext:value-type="float">
            <text:p>28.176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441" calcext:value-type="float">
            <text:p>28.441</text:p>
          </table:table-cell>
          <table:table-cell table:style-name="ce1" office:value-type="float" office:value="28.693" calcext:value-type="float">
            <text:p>28.693</text:p>
          </table:table-cell>
          <table:table-cell table:style-name="ce1" office:value-type="float" office:value="28.851" calcext:value-type="float">
            <text:p>28.8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6" calcext:value-type="float">
            <text:p>28.266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8.759" calcext:value-type="float">
            <text:p>28.759</text:p>
          </table:table-cell>
          <table:table-cell table:style-name="ce1" office:value-type="float" office:value="28.696" calcext:value-type="float">
            <text:p>28.696</text:p>
          </table:table-cell>
          <table:table-cell table:style-name="ce1" office:value-type="float" office:value="30.103" calcext:value-type="float">
            <text:p>30.103</text:p>
          </table:table-cell>
          <table:table-cell table:style-name="ce1" office:value-type="float" office:value="30.616" calcext:value-type="float">
            <text:p>30.616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1.805" calcext:value-type="float">
            <text:p>31.80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485" calcext:value-type="float">
            <text:p>32.485</text:p>
          </table:table-cell>
          <table:table-cell table:style-name="ce1" office:value-type="float" office:value="32.963" calcext:value-type="float">
            <text:p>32.963</text:p>
          </table:table-cell>
          <table:table-cell table:style-name="ce1" office:value-type="float" office:value="32.454" calcext:value-type="float">
            <text:p>32.45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1.63" calcext:value-type="float">
            <text:p>31.63</text:p>
          </table:table-cell>
          <table:table-cell table:style-name="ce1" office:value-type="float" office:value="32.408" calcext:value-type="float">
            <text:p>32.408</text:p>
          </table:table-cell>
          <table:table-cell table:style-name="ce1" office:value-type="float" office:value="29.459" calcext:value-type="float">
            <text:p>29.459</text:p>
          </table:table-cell>
          <table:table-cell table:style-name="ce1" office:value-type="float" office:value="29.431" calcext:value-type="float">
            <text:p>29.431</text:p>
          </table:table-cell>
          <table:table-cell table:style-name="ce1" office:value-type="float" office:value="28.422" calcext:value-type="float">
            <text:p>28.422</text:p>
          </table:table-cell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849" calcext:value-type="float">
            <text:p>28.849</text:p>
          </table:table-cell>
          <table:table-cell table:style-name="ce1" office:value-type="float" office:value="28.236" calcext:value-type="float">
            <text:p>28.236</text:p>
          </table:table-cell>
          <table:table-cell table:style-name="ce1" office:value-type="float" office:value="28.187" calcext:value-type="float">
            <text:p>28.187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9.407" calcext:value-type="float">
            <text:p>29.407</text:p>
          </table:table-cell>
          <table:table-cell table:style-name="ce1" office:value-type="float" office:value="29.227" calcext:value-type="float">
            <text:p>29.227</text:p>
          </table:table-cell>
          <table:table-cell table:style-name="ce1" office:value-type="float" office:value="29.049" calcext:value-type="float">
            <text:p>29.049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9.072" calcext:value-type="float">
            <text:p>29.07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91" calcext:value-type="float">
            <text:p>28.19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706" calcext:value-type="float">
            <text:p>28.706</text:p>
          </table:table-cell>
          <table:table-cell table:style-name="ce1" office:value-type="float" office:value="28.992" calcext:value-type="float">
            <text:p>28.992</text:p>
          </table:table-cell>
          <table:table-cell table:style-name="ce1" office:value-type="float" office:value="29.507" calcext:value-type="float">
            <text:p>29.507</text:p>
          </table:table-cell>
          <table:table-cell table:style-name="ce1" office:value-type="float" office:value="30.442" calcext:value-type="float">
            <text:p>30.442</text:p>
          </table:table-cell>
          <table:table-cell table:style-name="ce1" office:value-type="float" office:value="30.965" calcext:value-type="float">
            <text:p>30.965</text:p>
          </table:table-cell>
          <table:table-cell table:style-name="ce1" office:value-type="float" office:value="32.244" calcext:value-type="float">
            <text:p>32.244</text:p>
          </table:table-cell>
          <table:table-cell table:style-name="ce1" office:value-type="float" office:value="31.855" calcext:value-type="float">
            <text:p>31.855</text:p>
          </table:table-cell>
          <table:table-cell table:style-name="ce1" office:value-type="float" office:value="32.25" calcext:value-type="float">
            <text:p>32.25</text:p>
          </table:table-cell>
          <table:table-cell table:style-name="ce1" office:value-type="float" office:value="32.388" calcext:value-type="float">
            <text:p>32.388</text:p>
          </table:table-cell>
          <table:table-cell table:style-name="ce1" office:value-type="float" office:value="32.312" calcext:value-type="float">
            <text:p>32.312</text:p>
          </table:table-cell>
          <table:table-cell table:style-name="ce1" office:value-type="float" office:value="32.607" calcext:value-type="float">
            <text:p>32.607</text:p>
          </table:table-cell>
          <table:table-cell table:style-name="ce1" office:value-type="float" office:value="32.854" calcext:value-type="float">
            <text:p>32.854</text:p>
          </table:table-cell>
          <table:table-cell table:style-name="ce1" office:value-type="float" office:value="31.842" calcext:value-type="float">
            <text:p>31.842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30.104" calcext:value-type="float">
            <text:p>30.104</text:p>
          </table:table-cell>
          <table:table-cell table:style-name="ce1" office:value-type="float" office:value="31.065" calcext:value-type="float">
            <text:p>31.065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621" calcext:value-type="float">
            <text:p>28.621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344" calcext:value-type="float">
            <text:p>28.344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9.436" calcext:value-type="float">
            <text:p>29.436</text:p>
          </table:table-cell>
          <table:table-cell table:style-name="ce1" office:value-type="float" office:value="28.698" calcext:value-type="float">
            <text:p>28.698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29.718" calcext:value-type="float">
            <text:p>29.718</text:p>
          </table:table-cell>
          <table:table-cell table:style-name="ce1" office:value-type="float" office:value="28.776" calcext:value-type="float">
            <text:p>28.776</text:p>
          </table:table-cell>
          <table:table-cell table:style-name="ce1" office:value-type="float" office:value="28.963" calcext:value-type="float">
            <text:p>28.96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29" calcext:value-type="float">
            <text:p>28.429</text:p>
          </table:table-cell>
          <table:table-cell table:style-name="ce1" office:value-type="float" office:value="28.555" calcext:value-type="float">
            <text:p>28.555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828" calcext:value-type="float">
            <text:p>29.828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31.671" calcext:value-type="float">
            <text:p>31.671</text:p>
          </table:table-cell>
          <table:table-cell table:style-name="ce1" office:value-type="float" office:value="30.793" calcext:value-type="float">
            <text:p>30.793</text:p>
          </table:table-cell>
          <table:table-cell table:style-name="ce1" office:value-type="float" office:value="32.379" calcext:value-type="float">
            <text:p>32.379</text:p>
          </table:table-cell>
          <table:table-cell table:style-name="ce1" office:value-type="float" office:value="31.911" calcext:value-type="float">
            <text:p>31.911</text:p>
          </table:table-cell>
          <table:table-cell table:style-name="ce1" office:value-type="float" office:value="32.265" calcext:value-type="float">
            <text:p>32.265</text:p>
          </table:table-cell>
          <table:table-cell table:style-name="ce1" office:value-type="float" office:value="32.313" calcext:value-type="float">
            <text:p>32.31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0.116" calcext:value-type="float">
            <text:p>30.116</text:p>
          </table:table-cell>
          <table:table-cell table:style-name="ce1" office:value-type="float" office:value="31.175" calcext:value-type="float">
            <text:p>31.175</text:p>
          </table:table-cell>
          <table:table-cell table:style-name="ce1" office:value-type="float" office:value="28.89" calcext:value-type="float">
            <text:p>28.89</text:p>
          </table:table-cell>
          <table:table-cell table:style-name="ce1" office:value-type="float" office:value="29.218" calcext:value-type="float">
            <text:p>29.218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87" calcext:value-type="float">
            <text:p>28.587</text:p>
          </table:table-cell>
          <table:table-cell table:style-name="ce1" office:value-type="float" office:value="28.648" calcext:value-type="float">
            <text:p>28.648</text:p>
          </table:table-cell>
          <table:table-cell table:style-name="ce1" office:value-type="float" office:value="28.508" calcext:value-type="float">
            <text:p>28.508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957" calcext:value-type="float">
            <text:p>28.957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31.269" calcext:value-type="float">
            <text:p>31.269</text:p>
          </table:table-cell>
          <table:table-cell table:style-name="ce1" office:value-type="float" office:value="31.199" calcext:value-type="float">
            <text:p>31.199</text:p>
          </table:table-cell>
          <table:table-cell table:style-name="ce1" office:value-type="float" office:value="32.328" calcext:value-type="float">
            <text:p>32.328</text:p>
          </table:table-cell>
          <table:table-cell table:style-name="ce1" office:value-type="float" office:value="31.547" calcext:value-type="float">
            <text:p>31.547</text:p>
          </table:table-cell>
          <table:table-cell table:style-name="ce1" office:value-type="float" office:value="29.811" calcext:value-type="float">
            <text:p>29.81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8" calcext:value-type="float">
            <text:p>28.888</text:p>
          </table:table-cell>
          <table:table-cell table:style-name="ce1" office:value-type="float" office:value="28.137" calcext:value-type="float">
            <text:p>28.137</text:p>
          </table:table-cell>
          <table:table-cell table:style-name="ce1" office:value-type="float" office:value="28.285" calcext:value-type="float">
            <text:p>28.285</text:p>
          </table:table-cell>
          <table:table-cell table:style-name="ce1" office:value-type="float" office:value="28.463" calcext:value-type="float">
            <text:p>28.463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797" calcext:value-type="float">
            <text:p>28.797</text:p>
          </table:table-cell>
          <table:table-cell table:style-name="ce1" office:value-type="float" office:value="29.704" calcext:value-type="float">
            <text:p>29.704</text:p>
          </table:table-cell>
          <table:table-cell table:style-name="ce1" office:value-type="float" office:value="29.399" calcext:value-type="float">
            <text:p>29.399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30.472" calcext:value-type="float">
            <text:p>30.472</text:p>
          </table:table-cell>
          <table:table-cell table:style-name="ce1" office:value-type="float" office:value="31.603" calcext:value-type="float">
            <text:p>31.603</text:p>
          </table:table-cell>
          <table:table-cell table:style-name="ce1" office:value-type="float" office:value="31.694" calcext:value-type="float">
            <text:p>31.694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30.547" calcext:value-type="float">
            <text:p>30.547</text:p>
          </table:table-cell>
          <table:table-cell table:style-name="ce1" office:value-type="float" office:value="32.004" calcext:value-type="float">
            <text:p>32.004</text:p>
          </table:table-cell>
          <table:table-cell table:style-name="ce1" office:value-type="float" office:value="28.93" calcext:value-type="float">
            <text:p>28.93</text:p>
          </table:table-cell>
          <table:table-cell table:style-name="ce1" office:value-type="float" office:value="29.626" calcext:value-type="float">
            <text:p>29.626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552" calcext:value-type="float">
            <text:p>28.55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" office:value-type="float" office:value="28.694" calcext:value-type="float">
            <text:p>28.694</text:p>
          </table:table-cell>
          <table:table-cell table:style-name="ce1" office:value-type="float" office:value="29.062" calcext:value-type="float">
            <text:p>29.062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30.867" calcext:value-type="float">
            <text:p>30.867</text:p>
          </table:table-cell>
          <table:table-cell table:style-name="ce1" office:value-type="float" office:value="29.831" calcext:value-type="float">
            <text:p>29.831</text:p>
          </table:table-cell>
          <table:table-cell table:style-name="ce1" office:value-type="float" office:value="32.82" calcext:value-type="float">
            <text:p>32.82</text:p>
          </table:table-cell>
          <table:table-cell table:style-name="ce1" office:value-type="float" office:value="32.548" calcext:value-type="float">
            <text:p>32.548</text:p>
          </table:table-cell>
          <table:table-cell table:style-name="ce1" office:value-type="float" office:value="32.478" calcext:value-type="float">
            <text:p>32.478</text:p>
          </table:table-cell>
          <table:table-cell table:style-name="ce1" office:value-type="float" office:value="32.176" calcext:value-type="float">
            <text:p>32.17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264" calcext:value-type="float">
            <text:p>28.264</text:p>
          </table:table-cell>
          <table:table-cell table:style-name="ce1" office:value-type="float" office:value="28.442" calcext:value-type="float">
            <text:p>28.442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39" calcext:value-type="float">
            <text:p>28.39</text:p>
          </table:table-cell>
          <table:table-cell table:style-name="ce1" office:value-type="float" office:value="28.372" calcext:value-type="float">
            <text:p>28.372</text:p>
          </table:table-cell>
          <table:table-cell table:style-name="ce1" office:value-type="float" office:value="28.661" calcext:value-type="float">
            <text:p>28.661</text:p>
          </table:table-cell>
          <table:table-cell table:style-name="ce1" office:value-type="float" office:value="29.225" calcext:value-type="float">
            <text:p>29.225</text:p>
          </table:table-cell>
          <table:table-cell table:style-name="ce1" office:value-type="float" office:value="28.774" calcext:value-type="float">
            <text:p>28.774</text:p>
          </table:table-cell>
          <table:table-cell table:style-name="ce1" office:value-type="float" office:value="29.797" calcext:value-type="float">
            <text:p>29.797</text:p>
          </table:table-cell>
          <table:table-cell table:style-name="ce1" office:value-type="float" office:value="29.597" calcext:value-type="float">
            <text:p>29.597</text:p>
          </table:table-cell>
          <table:table-cell table:style-name="ce1" office:value-type="float" office:value="30.999" calcext:value-type="float">
            <text:p>30.999</text:p>
          </table:table-cell>
          <table:table-cell table:style-name="ce1" office:value-type="float" office:value="30.204" calcext:value-type="float">
            <text:p>30.204</text:p>
          </table:table-cell>
          <table:table-cell table:style-name="ce1" office:value-type="float" office:value="31.244" calcext:value-type="float">
            <text:p>31.244</text:p>
          </table:table-cell>
          <table:table-cell table:style-name="ce1" office:value-type="float" office:value="29.254" calcext:value-type="float">
            <text:p>29.254</text:p>
          </table:table-cell>
          <table:table-cell table:style-name="ce1" office:value-type="float" office:value="29.575" calcext:value-type="float">
            <text:p>29.575</text:p>
          </table:table-cell>
          <table:table-cell table:style-name="ce1" office:value-type="float" office:value="28.162" calcext:value-type="float">
            <text:p>28.162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49" calcext:value-type="float">
            <text:p>28.449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9.765" calcext:value-type="float">
            <text:p>29.765</text:p>
          </table:table-cell>
          <table:table-cell table:style-name="ce1" office:value-type="float" office:value="30.602" calcext:value-type="float">
            <text:p>30.602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2.418" calcext:value-type="float">
            <text:p>32.418</text:p>
          </table:table-cell>
          <table:table-cell table:style-name="ce1" office:value-type="float" office:value="34.008" calcext:value-type="float">
            <text:p>34.008</text:p>
          </table:table-cell>
          <table:table-cell table:style-name="ce1" office:value-type="float" office:value="34.239" calcext:value-type="float">
            <text:p>34.239</text:p>
          </table:table-cell>
          <table:table-cell table:style-name="ce1" office:value-type="float" office:value="32.016" calcext:value-type="float">
            <text:p>32.01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925" calcext:value-type="float">
            <text:p>28.925</text:p>
          </table:table-cell>
          <table:table-cell table:style-name="ce1" office:value-type="float" office:value="28.322" calcext:value-type="float">
            <text:p>28.322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8.078" calcext:value-type="float">
            <text:p>28.078</text:p>
          </table:table-cell>
          <table:table-cell table:style-name="ce1" office:value-type="float" office:value="28.614" calcext:value-type="float">
            <text:p>28.614</text:p>
          </table:table-cell>
          <table:table-cell table:style-name="ce1" office:value-type="float" office:value="28.183" calcext:value-type="float">
            <text:p>28.183</text:p>
          </table:table-cell>
          <table:table-cell table:style-name="ce1" office:value-type="float" office:value="28.452" calcext:value-type="float">
            <text:p>28.452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848" calcext:value-type="float">
            <text:p>28.848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" office:value-type="float" office:value="29.06" calcext:value-type="float">
            <text:p>29.06</text:p>
          </table:table-cell>
          <table:table-cell table:style-name="ce1" office:value-type="float" office:value="30.394" calcext:value-type="float">
            <text:p>30.394</text:p>
          </table:table-cell>
          <table:table-cell table:style-name="ce1" office:value-type="float" office:value="28.891" calcext:value-type="float">
            <text:p>28.891</text:p>
          </table:table-cell>
          <table:table-cell table:style-name="ce1" office:value-type="float" office:value="30.257" calcext:value-type="float">
            <text:p>30.257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682" calcext:value-type="float">
            <text:p>28.682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2" calcext:value-type="float">
            <text:p>28.342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9.916" calcext:value-type="float">
            <text:p>29.91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31.676" calcext:value-type="float">
            <text:p>31.676</text:p>
          </table:table-cell>
          <table:table-cell table:style-name="ce1" office:value-type="float" office:value="31.333" calcext:value-type="float">
            <text:p>31.333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33.254" calcext:value-type="float">
            <text:p>33.254</text:p>
          </table:table-cell>
          <table:table-cell table:style-name="ce1" office:value-type="float" office:value="32.702" calcext:value-type="float">
            <text:p>32.702</text:p>
          </table:table-cell>
          <table:table-cell table:style-name="ce1" office:value-type="float" office:value="33.224" calcext:value-type="float">
            <text:p>33.22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6" calcext:value-type="float">
            <text:p>28.51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317" calcext:value-type="float">
            <text:p>28.317</text:p>
          </table:table-cell>
          <table:table-cell table:style-name="ce1" office:value-type="float" office:value="28.028" calcext:value-type="float">
            <text:p>28.028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845" calcext:value-type="float">
            <text:p>28.845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436" calcext:value-type="float">
            <text:p>28.436</text:p>
          </table:table-cell>
          <table:table-cell table:style-name="ce1" office:value-type="float" office:value="28.858" calcext:value-type="float">
            <text:p>28.858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979" calcext:value-type="float">
            <text:p>28.979</text:p>
          </table:table-cell>
          <table:table-cell table:style-name="ce1" office:value-type="float" office:value="28.471" calcext:value-type="float">
            <text:p>28.471</text:p>
          </table:table-cell>
          <table:table-cell table:style-name="ce1" office:value-type="float" office:value="29.039" calcext:value-type="float">
            <text:p>29.039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832" calcext:value-type="float">
            <text:p>28.832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28" calcext:value-type="float">
            <text:p>28.28</text:p>
          </table:table-cell>
          <table:table-cell table:style-name="ce1" office:value-type="float" office:value="28.374" calcext:value-type="float">
            <text:p>28.374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83" calcext:value-type="float">
            <text:p>28.83</text:p>
          </table:table-cell>
          <table:table-cell table:style-name="ce1" office:value-type="float" office:value="29.056" calcext:value-type="float">
            <text:p>29.056</text:p>
          </table:table-cell>
          <table:table-cell table:style-name="ce1" office:value-type="float" office:value="31.258" calcext:value-type="float">
            <text:p>31.258</text:p>
          </table:table-cell>
          <table:table-cell table:style-name="ce1" office:value-type="float" office:value="31.946" calcext:value-type="float">
            <text:p>31.946</text:p>
          </table:table-cell>
          <table:table-cell table:style-name="ce1" office:value-type="float" office:value="32.501" calcext:value-type="float">
            <text:p>32.501</text:p>
          </table:table-cell>
          <table:table-cell table:style-name="ce1" office:value-type="float" office:value="33.101" calcext:value-type="float">
            <text:p>33.101</text:p>
          </table:table-cell>
          <table:table-cell table:style-name="ce1" office:value-type="float" office:value="33.231" calcext:value-type="float">
            <text:p>33.231</text:p>
          </table:table-cell>
          <table:table-cell table:style-name="ce1" office:value-type="float" office:value="32.988" calcext:value-type="float">
            <text:p>32.988</text:p>
          </table:table-cell>
          <table:table-cell table:style-name="ce1" office:value-type="float" office:value="30.287" calcext:value-type="float">
            <text:p>30.28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" calcext:value-type="float">
            <text:p>28.26</text:p>
          </table:table-cell>
          <table:table-cell table:style-name="ce1" office:value-type="float" office:value="28.161" calcext:value-type="float">
            <text:p>28.161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257" calcext:value-type="float">
            <text:p>28.257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377" calcext:value-type="float">
            <text:p>28.377</text:p>
          </table:table-cell>
          <table:table-cell table:style-name="ce1" office:value-type="float" office:value="28.301" calcext:value-type="float">
            <text:p>28.301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101" calcext:value-type="float">
            <text:p>28.101</text:p>
          </table:table-cell>
          <table:table-cell table:style-name="ce1" office:value-type="float" office:value="28.675" calcext:value-type="float">
            <text:p>28.675</text:p>
          </table:table-cell>
          <table:table-cell table:style-name="ce1" office:value-type="float" office:value="28.288" calcext:value-type="float">
            <text:p>28.288</text:p>
          </table:table-cell>
          <table:table-cell table:style-name="ce1" office:value-type="float" office:value="28.494" calcext:value-type="float">
            <text:p>28.494</text:p>
          </table:table-cell>
          <table:table-cell table:style-name="ce1" office:value-type="float" office:value="28.615" calcext:value-type="float">
            <text:p>28.615</text:p>
          </table:table-cell>
          <table:table-cell table:style-name="ce1" office:value-type="float" office:value="28.389" calcext:value-type="float">
            <text:p>28.389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616" calcext:value-type="float">
            <text:p>28.616</text:p>
          </table:table-cell>
          <table:table-cell table:style-name="ce1" office:value-type="float" office:value="28.512" calcext:value-type="float">
            <text:p>28.512</text:p>
          </table:table-cell>
          <table:table-cell table:style-name="ce1" office:value-type="float" office:value="27.969" calcext:value-type="float">
            <text:p>27.969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30.166" calcext:value-type="float">
            <text:p>30.166</text:p>
          </table:table-cell>
          <table:table-cell table:style-name="ce1" office:value-type="float" office:value="32.618" calcext:value-type="float">
            <text:p>32.618</text:p>
          </table:table-cell>
          <table:table-cell table:style-name="ce1" office:value-type="float" office:value="32.614" calcext:value-type="float">
            <text:p>32.614</text:p>
          </table:table-cell>
          <table:table-cell table:style-name="ce1" office:value-type="float" office:value="33.084" calcext:value-type="float">
            <text:p>33.084</text:p>
          </table:table-cell>
          <table:table-cell table:style-name="ce1" office:value-type="float" office:value="32.53" calcext:value-type="float">
            <text:p>32.53</text:p>
          </table:table-cell>
          <table:table-cell table:style-name="ce1" office:value-type="float" office:value="31.086" calcext:value-type="float">
            <text:p>31.086</text:p>
          </table:table-cell>
          <table:table-cell table:style-name="ce1" office:value-type="float" office:value="32.028" calcext:value-type="float">
            <text:p>32.028</text:p>
          </table:table-cell>
          <table:table-cell table:style-name="ce12" table:number-columns-repeated="16"/>
          <table:table-cell table:number-columns-repeated="19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6" office:value-type="float" office:value="29.24329" calcext:value-type="float">
            <text:p>29.24329</text:p>
          </table:table-cell>
          <table:table-cell table:style-name="ce16" office:value-type="float" office:value="29.60516" calcext:value-type="float">
            <text:p>29.60516</text:p>
          </table:table-cell>
          <table:table-cell table:style-name="ce16" office:value-type="float" office:value="29.138" calcext:value-type="float">
            <text:p>29.138</text:p>
          </table:table-cell>
          <table:table-cell table:style-name="ce16" office:value-type="float" office:value="28.81903" calcext:value-type="float">
            <text:p>28.81903</text:p>
          </table:table-cell>
          <table:table-cell table:style-name="ce16" office:value-type="float" office:value="28.56812" calcext:value-type="float">
            <text:p>28.56812</text:p>
          </table:table-cell>
          <table:table-cell table:style-name="ce16" office:value-type="float" office:value="28.8504" calcext:value-type="float">
            <text:p>28.8504</text:p>
          </table:table-cell>
          <table:table-cell table:style-name="ce16" office:value-type="float" office:value="28.76837" calcext:value-type="float">
            <text:p>28.76837</text:p>
          </table:table-cell>
          <table:table-cell table:style-name="ce16" office:value-type="float" office:value="29.04855" calcext:value-type="float">
            <text:p>29.04855</text:p>
          </table:table-cell>
          <table:table-cell table:style-name="ce16" office:value-type="float" office:value="28.22244" calcext:value-type="float">
            <text:p>28.22244</text:p>
          </table:table-cell>
          <table:table-cell table:style-name="ce16" office:value-type="float" office:value="28.60815" calcext:value-type="float">
            <text:p>28.60815</text:p>
          </table:table-cell>
          <table:table-cell table:style-name="ce16" office:value-type="float" office:value="28.82043" calcext:value-type="float">
            <text:p>28.82043</text:p>
          </table:table-cell>
          <table:table-cell table:style-name="ce16" office:value-type="float" office:value="29.11411" calcext:value-type="float">
            <text:p>29.11411</text:p>
          </table:table-cell>
          <table:table-cell table:style-name="ce16" office:value-type="float" office:value="28.28314" calcext:value-type="float">
            <text:p>28.28314</text:p>
          </table:table-cell>
          <table:table-cell table:style-name="ce16" office:value-type="float" office:value="28.56381" calcext:value-type="float">
            <text:p>28.56381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24619" calcext:value-type="float">
            <text:p>28.24619</text:p>
          </table:table-cell>
          <table:table-cell table:style-name="ce16" office:value-type="float" office:value="28.0141" calcext:value-type="float">
            <text:p>28.0141</text:p>
          </table:table-cell>
          <table:table-cell table:style-name="ce16" office:value-type="float" office:value="28.677" calcext:value-type="float">
            <text:p>28.677</text:p>
          </table:table-cell>
          <table:table-cell table:style-name="ce16" office:value-type="float" office:value="28.33722" calcext:value-type="float">
            <text:p>28.33722</text:p>
          </table:table-cell>
          <table:table-cell table:style-name="ce16" office:value-type="float" office:value="28.32819" calcext:value-type="float">
            <text:p>28.32819</text:p>
          </table:table-cell>
          <table:table-cell table:style-name="ce16" office:value-type="float" office:value="28.06592" calcext:value-type="float">
            <text:p>28.06592</text:p>
          </table:table-cell>
          <table:table-cell table:style-name="ce16" office:value-type="float" office:value="28.57782" calcext:value-type="float">
            <text:p>28.57782</text:p>
          </table:table-cell>
          <table:table-cell table:style-name="ce16" office:value-type="float" office:value="28.26013" calcext:value-type="float">
            <text:p>28.26013</text:p>
          </table:table-cell>
          <table:table-cell table:style-name="ce16" office:value-type="float" office:value="28.28244" calcext:value-type="float">
            <text:p>28.28244</text:p>
          </table:table-cell>
          <table:table-cell table:style-name="ce16" office:value-type="float" office:value="28.39639" calcext:value-type="float">
            <text:p>28.39639</text:p>
          </table:table-cell>
          <table:table-cell table:style-name="ce16" office:value-type="float" office:value="28.61353" calcext:value-type="float">
            <text:p>28.61353</text:p>
          </table:table-cell>
          <table:table-cell table:style-name="ce16" office:value-type="float" office:value="28.49118" calcext:value-type="float">
            <text:p>28.49118</text:p>
          </table:table-cell>
          <table:table-cell table:style-name="ce16" office:value-type="float" office:value="28.2879" calcext:value-type="float">
            <text:p>28.2879</text:p>
          </table:table-cell>
          <table:table-cell table:style-name="ce16" office:value-type="float" office:value="28.3158" calcext:value-type="float">
            <text:p>28.3158</text:p>
          </table:table-cell>
          <table:table-cell table:style-name="ce16" office:value-type="float" office:value="28.14273" calcext:value-type="float">
            <text:p>28.14273</text:p>
          </table:table-cell>
          <table:table-cell table:style-name="ce16" office:value-type="float" office:value="27.83862" calcext:value-type="float">
            <text:p>27.83862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first</text:p>
          </table:table-cell>
          <table:table-cell table:number-columns-repeated="34"/>
        </table:table-row>
        <table:table-row table:style-name="ro1">
          <table:table-cell table:style-name="ce16" office:value-type="float" office:value="29.19098" calcext:value-type="float">
            <text:p>29.19098</text:p>
          </table:table-cell>
          <table:table-cell table:style-name="ce16" office:value-type="float" office:value="28.95337" calcext:value-type="float">
            <text:p>28.95337</text:p>
          </table:table-cell>
          <table:table-cell table:style-name="ce16" office:value-type="float" office:value="28.77802" calcext:value-type="float">
            <text:p>28.77802</text:p>
          </table:table-cell>
          <table:table-cell table:style-name="ce16" office:value-type="float" office:value="28.82941" calcext:value-type="float">
            <text:p>28.82941</text:p>
          </table:table-cell>
          <table:table-cell table:style-name="ce16" office:value-type="float" office:value="28.72452" calcext:value-type="float">
            <text:p>28.72452</text:p>
          </table:table-cell>
          <table:table-cell table:style-name="ce16" office:value-type="float" office:value="28.55228" calcext:value-type="float">
            <text:p>28.55228</text:p>
          </table:table-cell>
          <table:table-cell table:style-name="ce16" office:value-type="float" office:value="28.97546" calcext:value-type="float">
            <text:p>28.97546</text:p>
          </table:table-cell>
          <table:table-cell table:style-name="ce16" office:value-type="float" office:value="28.56976" calcext:value-type="float">
            <text:p>28.56976</text:p>
          </table:table-cell>
          <table:table-cell table:style-name="ce16" office:value-type="float" office:value="28.88806" calcext:value-type="float">
            <text:p>28.88806</text:p>
          </table:table-cell>
          <table:table-cell table:style-name="ce16" office:value-type="float" office:value="28.57159" calcext:value-type="float">
            <text:p>28.57159</text:p>
          </table:table-cell>
          <table:table-cell table:style-name="ce16" office:value-type="float" office:value="28.99152" calcext:value-type="float">
            <text:p>28.99152</text:p>
          </table:table-cell>
          <table:table-cell table:style-name="ce16" office:value-type="float" office:value="28.32123" calcext:value-type="float">
            <text:p>28.32123</text:p>
          </table:table-cell>
          <table:table-cell table:style-name="ce16" office:value-type="float" office:value="28.68118" calcext:value-type="float">
            <text:p>28.68118</text:p>
          </table:table-cell>
          <table:table-cell table:style-name="ce16" office:value-type="float" office:value="28.53909" calcext:value-type="float">
            <text:p>28.53909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08243" calcext:value-type="float">
            <text:p>28.08243</text:p>
          </table:table-cell>
          <table:table-cell table:style-name="ce16" office:value-type="float" office:value="28.41306" calcext:value-type="float">
            <text:p>28.41306</text:p>
          </table:table-cell>
          <table:table-cell table:style-name="ce16" office:value-type="float" office:value="27.81903" calcext:value-type="float">
            <text:p>27.81903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71655" calcext:value-type="float">
            <text:p>28.71655</text:p>
          </table:table-cell>
          <table:table-cell table:style-name="ce16" office:value-type="float" office:value="28.06601" calcext:value-type="float">
            <text:p>28.06601</text:p>
          </table:table-cell>
          <table:table-cell table:style-name="ce16" office:value-type="float" office:value="28.10794" calcext:value-type="float">
            <text:p>28.10794</text:p>
          </table:table-cell>
          <table:table-cell table:style-name="ce16" office:value-type="float" office:value="28.24368" calcext:value-type="float">
            <text:p>28.24368</text:p>
          </table:table-cell>
          <table:table-cell table:style-name="ce16" office:value-type="float" office:value="28.27966" calcext:value-type="float">
            <text:p>28.27966</text:p>
          </table:table-cell>
          <table:table-cell table:style-name="ce16" office:value-type="float" office:value="28.1355" calcext:value-type="float">
            <text:p>28.1355</text:p>
          </table:table-cell>
          <table:table-cell table:style-name="ce16" office:value-type="float" office:value="28.3486" calcext:value-type="float">
            <text:p>28.3486</text:p>
          </table:table-cell>
          <table:table-cell table:style-name="ce16" office:value-type="float" office:value="28.67178" calcext:value-type="float">
            <text:p>28.67178</text:p>
          </table:table-cell>
          <table:table-cell table:style-name="ce16" office:value-type="float" office:value="28.49866" calcext:value-type="float">
            <text:p>28.49866</text:p>
          </table:table-cell>
          <table:table-cell table:style-name="ce16" office:value-type="float" office:value="28.29163" calcext:value-type="float">
            <text:p>28.29163</text:p>
          </table:table-cell>
          <table:table-cell table:style-name="ce16" office:value-type="float" office:value="28.27988" calcext:value-type="float">
            <text:p>28.27988</text:p>
          </table:table-cell>
          <table:table-cell table:style-name="ce16" office:value-type="float" office:value="28.77908" calcext:value-type="float">
            <text:p>28.77908</text:p>
          </table:table-cell>
          <table:table-cell table:style-name="ce30" office:value-type="float" office:value="28.89133" calcext:value-type="float">
            <text:p>28.8913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529" calcext:value-type="float">
            <text:p>28.42529</text:p>
          </table:table-cell>
          <table:table-cell table:style-name="ce16" office:value-type="float" office:value="28.57669" calcext:value-type="float">
            <text:p>28.57669</text:p>
          </table:table-cell>
          <table:table-cell table:style-name="ce16" office:value-type="float" office:value="28.7334" calcext:value-type="float">
            <text:p>28.7334</text:p>
          </table:table-cell>
          <table:table-cell table:style-name="ce16" office:value-type="float" office:value="28.98831" calcext:value-type="float">
            <text:p>28.98831</text:p>
          </table:table-cell>
          <table:table-cell table:style-name="ce16" office:value-type="float" office:value="28.38116" calcext:value-type="float">
            <text:p>28.38116</text:p>
          </table:table-cell>
          <table:table-cell table:style-name="ce16" office:value-type="float" office:value="28.74844" calcext:value-type="float">
            <text:p>28.74844</text:p>
          </table:table-cell>
          <table:table-cell table:style-name="ce16" office:value-type="float" office:value="28.57654" calcext:value-type="float">
            <text:p>28.57654</text:p>
          </table:table-cell>
          <table:table-cell table:style-name="ce16" office:value-type="float" office:value="28.71783" calcext:value-type="float">
            <text:p>28.71783</text:p>
          </table:table-cell>
          <table:table-cell table:style-name="ce16" office:value-type="float" office:value="28.4548" calcext:value-type="float">
            <text:p>28.4548</text:p>
          </table:table-cell>
          <table:table-cell table:style-name="ce16" office:value-type="float" office:value="28.43539" calcext:value-type="float">
            <text:p>28.43539</text:p>
          </table:table-cell>
          <table:table-cell table:style-name="ce16" office:value-type="float" office:value="28.45013" calcext:value-type="float">
            <text:p>28.45013</text:p>
          </table:table-cell>
          <table:table-cell table:style-name="ce16" office:value-type="float" office:value="28.98422" calcext:value-type="float">
            <text:p>28.98422</text:p>
          </table:table-cell>
          <table:table-cell table:style-name="ce16" office:value-type="float" office:value="28.11511" calcext:value-type="float">
            <text:p>28.11511</text:p>
          </table:table-cell>
          <table:table-cell table:style-name="ce16" office:value-type="float" office:value="28.31934" calcext:value-type="float">
            <text:p>28.31934</text:p>
          </table:table-cell>
          <table:table-cell table:style-name="ce16" office:value-type="float" office:value="28.2934" calcext:value-type="float">
            <text:p>28.2934</text:p>
          </table:table-cell>
          <table:table-cell table:style-name="ce16" office:value-type="float" office:value="28.5502" calcext:value-type="float">
            <text:p>28.5502</text:p>
          </table:table-cell>
          <table:table-cell table:style-name="ce16" office:value-type="float" office:value="28.46082" calcext:value-type="float">
            <text:p>28.46082</text:p>
          </table:table-cell>
          <table:table-cell table:style-name="ce16" office:value-type="float" office:value="28.129" calcext:value-type="float">
            <text:p>28.129</text:p>
          </table:table-cell>
          <table:table-cell table:style-name="ce16" office:value-type="float" office:value="28.63046" calcext:value-type="float">
            <text:p>28.63046</text:p>
          </table:table-cell>
          <table:table-cell table:style-name="ce16" office:value-type="float" office:value="28.34183" calcext:value-type="float">
            <text:p>28.34183</text:p>
          </table:table-cell>
          <table:table-cell table:style-name="ce16" office:value-type="float" office:value="28.23886" calcext:value-type="float">
            <text:p>28.23886</text:p>
          </table:table-cell>
          <table:table-cell table:style-name="ce16" office:value-type="float" office:value="28.38602" calcext:value-type="float">
            <text:p>28.38602</text:p>
          </table:table-cell>
          <table:table-cell table:style-name="ce16" office:value-type="float" office:value="28.48724" calcext:value-type="float">
            <text:p>28.48724</text:p>
          </table:table-cell>
          <table:table-cell table:style-name="ce16" office:value-type="float" office:value="28.24484" calcext:value-type="float">
            <text:p>28.24484</text:p>
          </table:table-cell>
          <table:table-cell table:style-name="ce16" office:value-type="float" office:value="28.08899" calcext:value-type="float">
            <text:p>28.08899</text:p>
          </table:table-cell>
          <table:table-cell table:style-name="ce16" office:value-type="float" office:value="27.93716" calcext:value-type="float">
            <text:p>27.93716</text:p>
          </table:table-cell>
          <table:table-cell table:style-name="ce16" office:value-type="float" office:value="28.8046" calcext:value-type="float">
            <text:p>28.8046</text:p>
          </table:table-cell>
          <table:table-cell table:style-name="ce16" office:value-type="float" office:value="28.40726" calcext:value-type="float">
            <text:p>28.40726</text:p>
          </table:table-cell>
          <table:table-cell table:style-name="ce16" office:value-type="float" office:value="28.19968" calcext:value-type="float">
            <text:p>28.19968</text:p>
          </table:table-cell>
          <table:table-cell table:style-name="ce16" office:value-type="float" office:value="28.45541" calcext:value-type="float">
            <text:p>28.45541</text:p>
          </table:table-cell>
          <table:table-cell table:style-name="ce16" office:value-type="float" office:value="28.64899" calcext:value-type="float">
            <text:p>28.64899</text:p>
          </table:table-cell>
          <table:table-cell table:style-name="ce30" office:value-type="float" office:value="28.47067" calcext:value-type="float">
            <text:p>28.4706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20981" calcext:value-type="float">
            <text:p>29.20981</text:p>
          </table:table-cell>
          <table:table-cell table:style-name="ce16" office:value-type="float" office:value="28.237" calcext:value-type="float">
            <text:p>28.237</text:p>
          </table:table-cell>
          <table:table-cell table:style-name="ce16" office:value-type="float" office:value="28.69711" calcext:value-type="float">
            <text:p>28.69711</text:p>
          </table:table-cell>
          <table:table-cell table:style-name="ce16" office:value-type="float" office:value="28.74741" calcext:value-type="float">
            <text:p>28.74741</text:p>
          </table:table-cell>
          <table:table-cell table:style-name="ce16" office:value-type="float" office:value="28.59103" calcext:value-type="float">
            <text:p>28.59103</text:p>
          </table:table-cell>
          <table:table-cell table:style-name="ce16" office:value-type="float" office:value="28.45065" calcext:value-type="float">
            <text:p>28.45065</text:p>
          </table:table-cell>
          <table:table-cell table:style-name="ce16" office:value-type="float" office:value="28.98566" calcext:value-type="float">
            <text:p>28.98566</text:p>
          </table:table-cell>
          <table:table-cell table:style-name="ce16" office:value-type="float" office:value="28.68613" calcext:value-type="float">
            <text:p>28.68613</text:p>
          </table:table-cell>
          <table:table-cell table:style-name="ce16" office:value-type="float" office:value="28.6344" calcext:value-type="float">
            <text:p>28.6344</text:p>
          </table:table-cell>
          <table:table-cell table:style-name="ce16" office:value-type="float" office:value="28.61298" calcext:value-type="float">
            <text:p>28.61298</text:p>
          </table:table-cell>
          <table:table-cell table:style-name="ce16" office:value-type="float" office:value="28.98709" calcext:value-type="float">
            <text:p>28.98709</text:p>
          </table:table-cell>
          <table:table-cell table:style-name="ce16" office:value-type="float" office:value="28.56259" calcext:value-type="float">
            <text:p>28.56259</text:p>
          </table:table-cell>
          <table:table-cell table:style-name="ce16" office:value-type="float" office:value="28.52948" calcext:value-type="float">
            <text:p>28.52948</text:p>
          </table:table-cell>
          <table:table-cell table:style-name="ce16" office:value-type="float" office:value="28.26447" calcext:value-type="float">
            <text:p>28.26447</text:p>
          </table:table-cell>
          <table:table-cell table:style-name="ce16" office:value-type="float" office:value="28.397" calcext:value-type="float">
            <text:p>28.397</text:p>
          </table:table-cell>
          <table:table-cell table:style-name="ce16" office:value-type="float" office:value="28.31311" calcext:value-type="float">
            <text:p>28.31311</text:p>
          </table:table-cell>
          <table:table-cell table:style-name="ce16" office:value-type="float" office:value="28.61554" calcext:value-type="float">
            <text:p>28.61554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29428" calcext:value-type="float">
            <text:p>28.29428</text:p>
          </table:table-cell>
          <table:table-cell table:style-name="ce16" office:value-type="float" office:value="28.19797" calcext:value-type="float">
            <text:p>28.19797</text:p>
          </table:table-cell>
          <table:table-cell table:style-name="ce16" office:value-type="float" office:value="28.36426" calcext:value-type="float">
            <text:p>28.36426</text:p>
          </table:table-cell>
          <table:table-cell table:style-name="ce16" office:value-type="float" office:value="28.45306" calcext:value-type="float">
            <text:p>28.45306</text:p>
          </table:table-cell>
          <table:table-cell table:style-name="ce16" office:value-type="float" office:value="28.14316" calcext:value-type="float">
            <text:p>28.14316</text:p>
          </table:table-cell>
          <table:table-cell table:style-name="ce16" office:value-type="float" office:value="28.66943" calcext:value-type="float">
            <text:p>28.66943</text:p>
          </table:table-cell>
          <table:table-cell table:style-name="ce16" office:value-type="float" office:value="28.25656" calcext:value-type="float">
            <text:p>28.25656</text:p>
          </table:table-cell>
          <table:table-cell table:style-name="ce16" office:value-type="float" office:value="28.32553" calcext:value-type="float">
            <text:p>28.32553</text:p>
          </table:table-cell>
          <table:table-cell table:style-name="ce16" office:value-type="float" office:value="28.38956" calcext:value-type="float">
            <text:p>28.38956</text:p>
          </table:table-cell>
          <table:table-cell table:style-name="ce16" office:value-type="float" office:value="28.39142" calcext:value-type="float">
            <text:p>28.39142</text:p>
          </table:table-cell>
          <table:table-cell table:style-name="ce16" office:value-type="float" office:value="28.38147" calcext:value-type="float">
            <text:p>28.38147</text:p>
          </table:table-cell>
          <table:table-cell table:style-name="ce16" office:value-type="float" office:value="28.2731" calcext:value-type="float">
            <text:p>28.2731</text:p>
          </table:table-cell>
          <table:table-cell table:style-name="ce30" office:value-type="float" office:value="28.43561" calcext:value-type="float">
            <text:p>28.4356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62341" calcext:value-type="float">
            <text:p>27.62341</text:p>
          </table:table-cell>
          <table:table-cell table:style-name="ce16" office:value-type="float" office:value="28.86377" calcext:value-type="float">
            <text:p>28.86377</text:p>
          </table:table-cell>
          <table:table-cell table:style-name="ce16" office:value-type="float" office:value="28.86996" calcext:value-type="float">
            <text:p>28.86996</text:p>
          </table:table-cell>
          <table:table-cell table:style-name="ce16" office:value-type="float" office:value="28.70697" calcext:value-type="float">
            <text:p>28.70697</text:p>
          </table:table-cell>
          <table:table-cell table:style-name="ce16" office:value-type="float" office:value="28.46826" calcext:value-type="float">
            <text:p>28.46826</text:p>
          </table:table-cell>
          <table:table-cell table:style-name="ce16" office:value-type="float" office:value="28.94077" calcext:value-type="float">
            <text:p>28.94077</text:p>
          </table:table-cell>
          <table:table-cell table:style-name="ce16" office:value-type="float" office:value="28.4743" calcext:value-type="float">
            <text:p>28.4743</text:p>
          </table:table-cell>
          <table:table-cell table:style-name="ce16" office:value-type="float" office:value="28.58896" calcext:value-type="float">
            <text:p>28.58896</text:p>
          </table:table-cell>
          <table:table-cell table:style-name="ce16" office:value-type="float" office:value="28.53461" calcext:value-type="float">
            <text:p>28.53461</text:p>
          </table:table-cell>
          <table:table-cell table:style-name="ce16" office:value-type="float" office:value="28.56091" calcext:value-type="float">
            <text:p>28.56091</text:p>
          </table:table-cell>
          <table:table-cell table:style-name="ce16" office:value-type="float" office:value="28.9357" calcext:value-type="float">
            <text:p>28.9357</text:p>
          </table:table-cell>
          <table:table-cell table:style-name="ce16" office:value-type="float" office:value="28.25821" calcext:value-type="float">
            <text:p>28.25821</text:p>
          </table:table-cell>
          <table:table-cell table:style-name="ce16" office:value-type="float" office:value="28.52939" calcext:value-type="float">
            <text:p>28.52939</text:p>
          </table:table-cell>
          <table:table-cell table:style-name="ce16" office:value-type="float" office:value="28.26166" calcext:value-type="float">
            <text:p>28.26166</text:p>
          </table:table-cell>
          <table:table-cell table:style-name="ce16" office:value-type="float" office:value="28.31317" calcext:value-type="float">
            <text:p>28.31317</text:p>
          </table:table-cell>
          <table:table-cell table:style-name="ce16" office:value-type="float" office:value="28.37604" calcext:value-type="float">
            <text:p>28.37604</text:p>
          </table:table-cell>
          <table:table-cell table:style-name="ce16" office:value-type="float" office:value="27.96381" calcext:value-type="float">
            <text:p>27.96381</text:p>
          </table:table-cell>
          <table:table-cell table:style-name="ce16" office:value-type="float" office:value="28.73602" calcext:value-type="float">
            <text:p>28.73602</text:p>
          </table:table-cell>
          <table:table-cell table:style-name="ce16" office:value-type="float" office:value="28.28223" calcext:value-type="float">
            <text:p>28.28223</text:p>
          </table:table-cell>
          <table:table-cell table:style-name="ce16" office:value-type="float" office:value="28.44681" calcext:value-type="float">
            <text:p>28.44681</text:p>
          </table:table-cell>
          <table:table-cell table:style-name="ce16" office:value-type="float" office:value="28.41345" calcext:value-type="float">
            <text:p>28.41345</text:p>
          </table:table-cell>
          <table:table-cell table:style-name="ce16" office:value-type="float" office:value="28.20145" calcext:value-type="float">
            <text:p>28.20145</text:p>
          </table:table-cell>
          <table:table-cell table:style-name="ce16" office:value-type="float" office:value="28.76868" calcext:value-type="float">
            <text:p>28.76868</text:p>
          </table:table-cell>
          <table:table-cell table:style-name="ce16" office:value-type="float" office:value="28.61197" calcext:value-type="float">
            <text:p>28.61197</text:p>
          </table:table-cell>
          <table:table-cell table:style-name="ce16" office:value-type="float" office:value="28.29355" calcext:value-type="float">
            <text:p>28.29355</text:p>
          </table:table-cell>
          <table:table-cell table:style-name="ce16" office:value-type="float" office:value="28.43552" calcext:value-type="float">
            <text:p>28.43552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16" office:value-type="float" office:value="28.26126" calcext:value-type="float">
            <text:p>28.26126</text:p>
          </table:table-cell>
          <table:table-cell table:style-name="ce16" office:value-type="float" office:value="28.3782" calcext:value-type="float">
            <text:p>28.3782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38071" calcext:value-type="float">
            <text:p>28.38071</text:p>
          </table:table-cell>
          <table:table-cell table:style-name="ce30" office:value-type="float" office:value="28.13351" calcext:value-type="float">
            <text:p>28.1335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37424" calcext:value-type="float">
            <text:p>28.37424</text:p>
          </table:table-cell>
          <table:table-cell table:style-name="ce16" office:value-type="float" office:value="28.22079" calcext:value-type="float">
            <text:p>28.22079</text:p>
          </table:table-cell>
          <table:table-cell table:style-name="ce16" office:value-type="float" office:value="28.7309" calcext:value-type="float">
            <text:p>28.7309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84644" calcext:value-type="float">
            <text:p>28.84644</text:p>
          </table:table-cell>
          <table:table-cell table:style-name="ce16" office:value-type="float" office:value="28.6207" calcext:value-type="float">
            <text:p>28.6207</text:p>
          </table:table-cell>
          <table:table-cell table:style-name="ce16" office:value-type="float" office:value="28.65036" calcext:value-type="float">
            <text:p>28.65036</text:p>
          </table:table-cell>
          <table:table-cell table:style-name="ce16" office:value-type="float" office:value="28.52811" calcext:value-type="float">
            <text:p>28.52811</text:p>
          </table:table-cell>
          <table:table-cell table:style-name="ce16" office:value-type="float" office:value="28.68478" calcext:value-type="float">
            <text:p>28.68478</text:p>
          </table:table-cell>
          <table:table-cell table:style-name="ce16" office:value-type="float" office:value="28.49582" calcext:value-type="float">
            <text:p>28.49582</text:p>
          </table:table-cell>
          <table:table-cell table:style-name="ce16" office:value-type="float" office:value="28.87454" calcext:value-type="float">
            <text:p>28.8745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85934" calcext:value-type="float">
            <text:p>28.85934</text:p>
          </table:table-cell>
          <table:table-cell table:style-name="ce16" office:value-type="float" office:value="28.40387" calcext:value-type="float">
            <text:p>28.40387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77222" calcext:value-type="float">
            <text:p>28.77222</text:p>
          </table:table-cell>
          <table:table-cell table:style-name="ce16" office:value-type="float" office:value="28.45123" calcext:value-type="float">
            <text:p>28.45123</text:p>
          </table:table-cell>
          <table:table-cell table:style-name="ce16" office:value-type="float" office:value="28.09424" calcext:value-type="float">
            <text:p>28.09424</text:p>
          </table:table-cell>
          <table:table-cell table:style-name="ce16" office:value-type="float" office:value="28.42892" calcext:value-type="float">
            <text:p>28.42892</text:p>
          </table:table-cell>
          <table:table-cell table:style-name="ce16" office:value-type="float" office:value="28.37582" calcext:value-type="float">
            <text:p>28.37582</text:p>
          </table:table-cell>
          <table:table-cell table:style-name="ce16" office:value-type="float" office:value="28.75821" calcext:value-type="float">
            <text:p>28.75821</text:p>
          </table:table-cell>
          <table:table-cell table:style-name="ce16" office:value-type="float" office:value="28.76416" calcext:value-type="float">
            <text:p>28.76416</text:p>
          </table:table-cell>
          <table:table-cell table:style-name="ce16" office:value-type="float" office:value="28.48395" calcext:value-type="float">
            <text:p>28.48395</text:p>
          </table:table-cell>
          <table:table-cell table:style-name="ce16" office:value-type="float" office:value="29.5459" calcext:value-type="float">
            <text:p>29.5459</text:p>
          </table:table-cell>
          <table:table-cell table:style-name="ce16" office:value-type="float" office:value="28.4411" calcext:value-type="float">
            <text:p>28.4411</text:p>
          </table:table-cell>
          <table:table-cell table:style-name="ce16" office:value-type="float" office:value="28.92624" calcext:value-type="float">
            <text:p>28.92624</text:p>
          </table:table-cell>
          <table:table-cell table:style-name="ce16" office:value-type="float" office:value="28.51523" calcext:value-type="float">
            <text:p>28.51523</text:p>
          </table:table-cell>
          <table:table-cell table:style-name="ce16" office:value-type="float" office:value="28.42819" calcext:value-type="float">
            <text:p>28.42819</text:p>
          </table:table-cell>
          <table:table-cell table:style-name="ce16" office:value-type="float" office:value="28.10849" calcext:value-type="float">
            <text:p>28.10849</text:p>
          </table:table-cell>
          <table:table-cell table:style-name="ce16" office:value-type="float" office:value="28.42606" calcext:value-type="float">
            <text:p>28.42606</text:p>
          </table:table-cell>
          <table:table-cell table:style-name="ce16" office:value-type="float" office:value="28.26828" calcext:value-type="float">
            <text:p>28.26828</text:p>
          </table:table-cell>
          <table:table-cell table:style-name="ce30" office:value-type="float" office:value="28.08188" calcext:value-type="float">
            <text:p>28.0818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9831" calcext:value-type="float">
            <text:p>27.29831</text:p>
          </table:table-cell>
          <table:table-cell table:style-name="ce16" office:value-type="float" office:value="28.80933" calcext:value-type="float">
            <text:p>28.80933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42377" calcext:value-type="float">
            <text:p>28.42377</text:p>
          </table:table-cell>
          <table:table-cell table:style-name="ce16" office:value-type="float" office:value="28.63312" calcext:value-type="float">
            <text:p>28.63312</text:p>
          </table:table-cell>
          <table:table-cell table:style-name="ce16" office:value-type="float" office:value="28.3338" calcext:value-type="float">
            <text:p>28.3338</text:p>
          </table:table-cell>
          <table:table-cell table:style-name="ce16" office:value-type="float" office:value="28.62021" calcext:value-type="float">
            <text:p>28.62021</text:p>
          </table:table-cell>
          <table:table-cell table:style-name="ce16" office:value-type="float" office:value="27.98083" calcext:value-type="float">
            <text:p>27.98083</text:p>
          </table:table-cell>
          <table:table-cell table:style-name="ce16" office:value-type="float" office:value="28.43439" calcext:value-type="float">
            <text:p>28.43439</text:p>
          </table:table-cell>
          <table:table-cell table:style-name="ce16" office:value-type="float" office:value="28.95148" calcext:value-type="float">
            <text:p>28.95148</text:p>
          </table:table-cell>
          <table:table-cell table:style-name="ce16" office:value-type="float" office:value="28.26651" calcext:value-type="float">
            <text:p>28.26651</text:p>
          </table:table-cell>
          <table:table-cell table:style-name="ce16" office:value-type="float" office:value="28.63574" calcext:value-type="float">
            <text:p>28.63574</text:p>
          </table:table-cell>
          <table:table-cell table:style-name="ce16" office:value-type="float" office:value="28.17847" calcext:value-type="float">
            <text:p>28.17847</text:p>
          </table:table-cell>
          <table:table-cell table:style-name="ce16" office:value-type="float" office:value="28.64847" calcext:value-type="float">
            <text:p>28.64847</text:p>
          </table:table-cell>
          <table:table-cell table:style-name="ce16" office:value-type="float" office:value="28.31335" calcext:value-type="float">
            <text:p>28.31335</text:p>
          </table:table-cell>
          <table:table-cell table:style-name="ce16" office:value-type="float" office:value="28.60599" calcext:value-type="float">
            <text:p>28.60599</text:p>
          </table:table-cell>
          <table:table-cell table:style-name="ce16" office:value-type="float" office:value="28.46475" calcext:value-type="float">
            <text:p>28.46475</text:p>
          </table:table-cell>
          <table:table-cell table:style-name="ce16" office:value-type="float" office:value="28.3309" calcext:value-type="float">
            <text:p>28.3309</text:p>
          </table:table-cell>
          <table:table-cell table:style-name="ce16" office:value-type="float" office:value="28.87555" calcext:value-type="float">
            <text:p>28.87555</text:p>
          </table:table-cell>
          <table:table-cell table:style-name="ce16" office:value-type="float" office:value="28.7724" calcext:value-type="float">
            <text:p>28.7724</text:p>
          </table:table-cell>
          <table:table-cell table:style-name="ce16" office:value-type="float" office:value="29.87015" calcext:value-type="float">
            <text:p>29.87015</text:p>
          </table:table-cell>
          <table:table-cell table:style-name="ce16" office:value-type="float" office:value="29.37186" calcext:value-type="float">
            <text:p>29.37186</text:p>
          </table:table-cell>
          <table:table-cell table:style-name="ce16" office:value-type="float" office:value="31.1228" calcext:value-type="float">
            <text:p>31.1228</text:p>
          </table:table-cell>
          <table:table-cell table:style-name="ce16" office:value-type="float" office:value="29.19064" calcext:value-type="float">
            <text:p>29.19064</text:p>
          </table:table-cell>
          <table:table-cell table:style-name="ce16" office:value-type="float" office:value="28.83929" calcext:value-type="float">
            <text:p>28.83929</text:p>
          </table:table-cell>
          <table:table-cell table:style-name="ce16" office:value-type="float" office:value="28.49765" calcext:value-type="float">
            <text:p>28.49765</text:p>
          </table:table-cell>
          <table:table-cell table:style-name="ce16" office:value-type="float" office:value="28.60129" calcext:value-type="float">
            <text:p>28.60129</text:p>
          </table:table-cell>
          <table:table-cell table:style-name="ce16" office:value-type="float" office:value="28.60385" calcext:value-type="float">
            <text:p>28.60385</text:p>
          </table:table-cell>
          <table:table-cell table:style-name="ce16" office:value-type="float" office:value="28.48489" calcext:value-type="float">
            <text:p>28.48489</text:p>
          </table:table-cell>
          <table:table-cell table:style-name="ce16" office:value-type="float" office:value="28.28159" calcext:value-type="float">
            <text:p>28.28159</text:p>
          </table:table-cell>
          <table:table-cell table:style-name="ce16" office:value-type="float" office:value="28.37833" calcext:value-type="float">
            <text:p>28.37833</text:p>
          </table:table-cell>
          <table:table-cell table:style-name="ce30" office:value-type="float" office:value="28.45889" calcext:value-type="float">
            <text:p>28.458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08939" calcext:value-type="float">
            <text:p>28.08939</text:p>
          </table:table-cell>
          <table:table-cell table:style-name="ce16" office:value-type="float" office:value="27.93951" calcext:value-type="float">
            <text:p>27.93951</text:p>
          </table:table-cell>
          <table:table-cell table:style-name="ce16" office:value-type="float" office:value="28.96414" calcext:value-type="float">
            <text:p>28.96414</text:p>
          </table:table-cell>
          <table:table-cell table:style-name="ce16" office:value-type="float" office:value="28.6987" calcext:value-type="float">
            <text:p>28.6987</text:p>
          </table:table-cell>
          <table:table-cell table:style-name="ce16" office:value-type="float" office:value="28.59705" calcext:value-type="float">
            <text:p>28.59705</text:p>
          </table:table-cell>
          <table:table-cell table:style-name="ce16" office:value-type="float" office:value="28.46439" calcext:value-type="float">
            <text:p>28.46439</text:p>
          </table:table-cell>
          <table:table-cell table:style-name="ce16" office:value-type="float" office:value="28.55853" calcext:value-type="float">
            <text:p>28.55853</text:p>
          </table:table-cell>
          <table:table-cell table:style-name="ce16" office:value-type="float" office:value="28.54413" calcext:value-type="float">
            <text:p>28.54413</text:p>
          </table:table-cell>
          <table:table-cell table:style-name="ce16" office:value-type="float" office:value="28.32031" calcext:value-type="float">
            <text:p>28.32031</text:p>
          </table:table-cell>
          <table:table-cell table:style-name="ce16" office:value-type="float" office:value="28.44214" calcext:value-type="float">
            <text:p>28.44214</text:p>
          </table:table-cell>
          <table:table-cell table:style-name="ce16" office:value-type="float" office:value="28.59418" calcext:value-type="float">
            <text:p>28.59418</text:p>
          </table:table-cell>
          <table:table-cell table:style-name="ce16" office:value-type="float" office:value="28.41498" calcext:value-type="float">
            <text:p>28.41498</text:p>
          </table:table-cell>
          <table:table-cell table:style-name="ce16" office:value-type="float" office:value="28.46024" calcext:value-type="float">
            <text:p>28.46024</text:p>
          </table:table-cell>
          <table:table-cell table:style-name="ce16" office:value-type="float" office:value="28.39493" calcext:value-type="float">
            <text:p>28.39493</text:p>
          </table:table-cell>
          <table:table-cell table:style-name="ce16" office:value-type="float" office:value="28.46454" calcext:value-type="float">
            <text:p>28.46454</text:p>
          </table:table-cell>
          <table:table-cell table:style-name="ce16" office:value-type="float" office:value="28.57306" calcext:value-type="float">
            <text:p>28.57306</text:p>
          </table:table-cell>
          <table:table-cell table:style-name="ce16" office:value-type="float" office:value="28.78949" calcext:value-type="float">
            <text:p>28.78949</text:p>
          </table:table-cell>
          <table:table-cell table:style-name="ce16" office:value-type="float" office:value="28.64526" calcext:value-type="float">
            <text:p>28.64526</text:p>
          </table:table-cell>
          <table:table-cell table:style-name="ce16" office:value-type="float" office:value="28.81354" calcext:value-type="float">
            <text:p>28.81354</text:p>
          </table:table-cell>
          <table:table-cell table:style-name="ce16" office:value-type="float" office:value="29.7767" calcext:value-type="float">
            <text:p>29.7767</text:p>
          </table:table-cell>
          <table:table-cell table:style-name="ce16" office:value-type="float" office:value="30.17947" calcext:value-type="float">
            <text:p>30.17947</text:p>
          </table:table-cell>
          <table:table-cell table:style-name="ce16" office:value-type="float" office:value="31.31461" calcext:value-type="float">
            <text:p>31.31461</text:p>
          </table:table-cell>
          <table:table-cell table:style-name="ce16" office:value-type="float" office:value="29.7186" calcext:value-type="float">
            <text:p>29.7186</text:p>
          </table:table-cell>
          <table:table-cell table:style-name="ce16" office:value-type="float" office:value="31.60883" calcext:value-type="float">
            <text:p>31.60883</text:p>
          </table:table-cell>
          <table:table-cell table:style-name="ce16" office:value-type="float" office:value="28.39557" calcext:value-type="float">
            <text:p>28.39557</text:p>
          </table:table-cell>
          <table:table-cell table:style-name="ce16" office:value-type="float" office:value="28.66147" calcext:value-type="float">
            <text:p>28.66147</text:p>
          </table:table-cell>
          <table:table-cell table:style-name="ce16" office:value-type="float" office:value="28.17334" calcext:value-type="float">
            <text:p>28.17334</text:p>
          </table:table-cell>
          <table:table-cell table:style-name="ce16" office:value-type="float" office:value="28.59424" calcext:value-type="float">
            <text:p>28.59424</text:p>
          </table:table-cell>
          <table:table-cell table:style-name="ce16" office:value-type="float" office:value="28.39627" calcext:value-type="float">
            <text:p>28.39627</text:p>
          </table:table-cell>
          <table:table-cell table:style-name="ce16" office:value-type="float" office:value="28.58374" calcext:value-type="float">
            <text:p>28.58374</text:p>
          </table:table-cell>
          <table:table-cell table:style-name="ce16" office:value-type="float" office:value="28.51871" calcext:value-type="float">
            <text:p>28.51871</text:p>
          </table:table-cell>
          <table:table-cell table:style-name="ce30" office:value-type="float" office:value="28.44531" calcext:value-type="float">
            <text:p>28.4453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3187" calcext:value-type="float">
            <text:p>27.23187</text:p>
          </table:table-cell>
          <table:table-cell table:style-name="ce16" office:value-type="float" office:value="28.69644" calcext:value-type="float">
            <text:p>28.69644</text:p>
          </table:table-cell>
          <table:table-cell table:style-name="ce16" office:value-type="float" office:value="28.40323" calcext:value-type="float">
            <text:p>28.40323</text:p>
          </table:table-cell>
          <table:table-cell table:style-name="ce16" office:value-type="float" office:value="28.52234" calcext:value-type="float">
            <text:p>28.52234</text:p>
          </table:table-cell>
          <table:table-cell table:style-name="ce16" office:value-type="float" office:value="28.33246" calcext:value-type="float">
            <text:p>28.33246</text:p>
          </table:table-cell>
          <table:table-cell table:style-name="ce16" office:value-type="float" office:value="28.70047" calcext:value-type="float">
            <text:p>28.70047</text:p>
          </table:table-cell>
          <table:table-cell table:style-name="ce16" office:value-type="float" office:value="28.36398" calcext:value-type="float">
            <text:p>28.36398</text:p>
          </table:table-cell>
          <table:table-cell table:style-name="ce16" office:value-type="float" office:value="28.48767" calcext:value-type="float">
            <text:p>28.48767</text:p>
          </table:table-cell>
          <table:table-cell table:style-name="ce16" office:value-type="float" office:value="28.59512" calcext:value-type="float">
            <text:p>28.59512</text:p>
          </table:table-cell>
          <table:table-cell table:style-name="ce16" office:value-type="float" office:value="28.68036" calcext:value-type="float">
            <text:p>28.68036</text:p>
          </table:table-cell>
          <table:table-cell table:style-name="ce16" office:value-type="float" office:value="28.22745" calcext:value-type="float">
            <text:p>28.22745</text:p>
          </table:table-cell>
          <table:table-cell table:style-name="ce16" office:value-type="float" office:value="28.6535" calcext:value-type="float">
            <text:p>28.6535</text:p>
          </table:table-cell>
          <table:table-cell table:style-name="ce16" office:value-type="float" office:value="28.49802" calcext:value-type="float">
            <text:p>28.49802</text:p>
          </table:table-cell>
          <table:table-cell table:style-name="ce16" office:value-type="float" office:value="28.52496" calcext:value-type="float">
            <text:p>28.52496</text:p>
          </table:table-cell>
          <table:table-cell table:style-name="ce16" office:value-type="float" office:value="28.6239" calcext:value-type="float">
            <text:p>28.6239</text:p>
          </table:table-cell>
          <table:table-cell table:style-name="ce16" office:value-type="float" office:value="28.14215" calcext:value-type="float">
            <text:p>28.14215</text:p>
          </table:table-cell>
          <table:table-cell table:style-name="ce16" office:value-type="float" office:value="29.4574" calcext:value-type="float">
            <text:p>29.4574</text:p>
          </table:table-cell>
          <table:table-cell table:style-name="ce16" office:value-type="float" office:value="29.32574" calcext:value-type="float">
            <text:p>29.32574</text:p>
          </table:table-cell>
          <table:table-cell table:style-name="ce16" office:value-type="float" office:value="31.30377" calcext:value-type="float">
            <text:p>31.30377</text:p>
          </table:table-cell>
          <table:table-cell table:style-name="ce16" office:value-type="float" office:value="31.33905" calcext:value-type="float">
            <text:p>31.33905</text:p>
          </table:table-cell>
          <table:table-cell table:style-name="ce16" office:value-type="float" office:value="32.12802" calcext:value-type="float">
            <text:p>32.12802</text:p>
          </table:table-cell>
          <table:table-cell table:style-name="ce16" office:value-type="float" office:value="32.37109" calcext:value-type="float">
            <text:p>32.37109</text:p>
          </table:table-cell>
          <table:table-cell table:style-name="ce16" office:value-type="float" office:value="32.62381" calcext:value-type="float">
            <text:p>32.62381</text:p>
          </table:table-cell>
          <table:table-cell table:style-name="ce16" office:value-type="float" office:value="30.53839" calcext:value-type="float">
            <text:p>30.53839</text:p>
          </table:table-cell>
          <table:table-cell table:style-name="ce16" office:value-type="float" office:value="30.33801" calcext:value-type="float">
            <text:p>30.33801</text:p>
          </table:table-cell>
          <table:table-cell table:style-name="ce16" office:value-type="float" office:value="28.81577" calcext:value-type="float">
            <text:p>28.81577</text:p>
          </table:table-cell>
          <table:table-cell table:style-name="ce16" office:value-type="float" office:value="29.03" calcext:value-type="float">
            <text:p>29.03</text:p>
          </table:table-cell>
          <table:table-cell table:style-name="ce16" office:value-type="float" office:value="28.30661" calcext:value-type="float">
            <text:p>28.30661</text:p>
          </table:table-cell>
          <table:table-cell table:style-name="ce16" office:value-type="float" office:value="28.5538" calcext:value-type="float">
            <text:p>28.5538</text:p>
          </table:table-cell>
          <table:table-cell table:style-name="ce16" office:value-type="float" office:value="28.58701" calcext:value-type="float">
            <text:p>28.58701</text:p>
          </table:table-cell>
          <table:table-cell table:style-name="ce16" office:value-type="float" office:value="28.49777" calcext:value-type="float">
            <text:p>28.49777</text:p>
          </table:table-cell>
          <table:table-cell table:style-name="ce30" office:value-type="float" office:value="28.06473" calcext:value-type="float">
            <text:p>28.0647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51456" calcext:value-type="float">
            <text:p>28.51456</text:p>
          </table:table-cell>
          <table:table-cell table:style-name="ce16" office:value-type="float" office:value="27.57782" calcext:value-type="float">
            <text:p>27.57782</text:p>
          </table:table-cell>
          <table:table-cell table:style-name="ce16" office:value-type="float" office:value="28.58395" calcext:value-type="float">
            <text:p>28.58395</text:p>
          </table:table-cell>
          <table:table-cell table:style-name="ce16" office:value-type="float" office:value="28.71799" calcext:value-type="float">
            <text:p>28.71799</text:p>
          </table:table-cell>
          <table:table-cell table:style-name="ce16" office:value-type="float" office:value="28.74341" calcext:value-type="float">
            <text:p>28.74341</text:p>
          </table:table-cell>
          <table:table-cell table:style-name="ce16" office:value-type="float" office:value="28.19107" calcext:value-type="float">
            <text:p>28.19107</text:p>
          </table:table-cell>
          <table:table-cell table:style-name="ce16" office:value-type="float" office:value="28.51822" calcext:value-type="float">
            <text:p>28.51822</text:p>
          </table:table-cell>
          <table:table-cell table:style-name="ce16" office:value-type="float" office:value="28.27277" calcext:value-type="float">
            <text:p>28.27277</text:p>
          </table:table-cell>
          <table:table-cell table:style-name="ce16" office:value-type="float" office:value="28.74789" calcext:value-type="float">
            <text:p>28.74789</text:p>
          </table:table-cell>
          <table:table-cell table:style-name="ce16" office:value-type="float" office:value="28.40466" calcext:value-type="float">
            <text:p>28.40466</text:p>
          </table:table-cell>
          <table:table-cell table:style-name="ce16" office:value-type="float" office:value="28.95844" calcext:value-type="float">
            <text:p>28.95844</text:p>
          </table:table-cell>
          <table:table-cell table:style-name="ce16" office:value-type="float" office:value="28.64062" calcext:value-type="float">
            <text:p>28.64062</text:p>
          </table:table-cell>
          <table:table-cell table:style-name="ce16" office:value-type="float" office:value="28.45172" calcext:value-type="float">
            <text:p>28.45172</text:p>
          </table:table-cell>
          <table:table-cell table:style-name="ce16" office:value-type="float" office:value="28.60104" calcext:value-type="float">
            <text:p>28.60104</text:p>
          </table:table-cell>
          <table:table-cell table:style-name="ce16" office:value-type="float" office:value="28.74152" calcext:value-type="float">
            <text:p>28.74152</text:p>
          </table:table-cell>
          <table:table-cell table:style-name="ce16" office:value-type="float" office:value="29.19482" calcext:value-type="float">
            <text:p>29.19482</text:p>
          </table:table-cell>
          <table:table-cell table:style-name="ce16" office:value-type="float" office:value="29.96017" calcext:value-type="float">
            <text:p>29.96017</text:p>
          </table:table-cell>
          <table:table-cell table:style-name="ce16" office:value-type="float" office:value="30.88318" calcext:value-type="float">
            <text:p>30.88318</text:p>
          </table:table-cell>
          <table:table-cell table:style-name="ce16" office:value-type="float" office:value="31.4306" calcext:value-type="float">
            <text:p>31.4306</text:p>
          </table:table-cell>
          <table:table-cell table:style-name="ce16" office:value-type="float" office:value="32.69626" calcext:value-type="float">
            <text:p>32.69626</text:p>
          </table:table-cell>
          <table:table-cell table:style-name="ce16" office:value-type="float" office:value="32.23666" calcext:value-type="float">
            <text:p>32.23666</text:p>
          </table:table-cell>
          <table:table-cell table:style-name="ce16" office:value-type="float" office:value="32.64554" calcext:value-type="float">
            <text:p>32.64554</text:p>
          </table:table-cell>
          <table:table-cell table:style-name="ce16" office:value-type="float" office:value="32.02365" calcext:value-type="float">
            <text:p>32.02365</text:p>
          </table:table-cell>
          <table:table-cell table:style-name="ce16" office:value-type="float" office:value="32.85107" calcext:value-type="float">
            <text:p>32.85107</text:p>
          </table:table-cell>
          <table:table-cell table:style-name="ce16" office:value-type="float" office:value="29.11374" calcext:value-type="float">
            <text:p>29.11374</text:p>
          </table:table-cell>
          <table:table-cell table:style-name="ce16" office:value-type="float" office:value="30.49533" calcext:value-type="float">
            <text:p>30.49533</text:p>
          </table:table-cell>
          <table:table-cell table:style-name="ce16" office:value-type="float" office:value="28.59818" calcext:value-type="float">
            <text:p>28.59818</text:p>
          </table:table-cell>
          <table:table-cell table:style-name="ce16" office:value-type="float" office:value="28.9104" calcext:value-type="float">
            <text:p>28.9104</text:p>
          </table:table-cell>
          <table:table-cell table:style-name="ce16" office:value-type="float" office:value="28.10703" calcext:value-type="float">
            <text:p>28.10703</text:p>
          </table:table-cell>
          <table:table-cell table:style-name="ce16" office:value-type="float" office:value="28.31522" calcext:value-type="float">
            <text:p>28.31522</text:p>
          </table:table-cell>
          <table:table-cell table:style-name="ce16" office:value-type="float" office:value="28.4306" calcext:value-type="float">
            <text:p>28.4306</text:p>
          </table:table-cell>
          <table:table-cell table:style-name="ce30" office:value-type="float" office:value="28.49185" calcext:value-type="float">
            <text:p>28.4918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22284" calcext:value-type="float">
            <text:p>28.22284</text:p>
          </table:table-cell>
          <table:table-cell table:style-name="ce16" office:value-type="float" office:value="28.53027" calcext:value-type="float">
            <text:p>28.53027</text:p>
          </table:table-cell>
          <table:table-cell table:style-name="ce16" office:value-type="float" office:value="28.54584" calcext:value-type="float">
            <text:p>28.54584</text:p>
          </table:table-cell>
          <table:table-cell table:style-name="ce16" office:value-type="float" office:value="28.62051" calcext:value-type="float">
            <text:p>28.62051</text:p>
          </table:table-cell>
          <table:table-cell table:style-name="ce16" office:value-type="float" office:value="28.50687" calcext:value-type="float">
            <text:p>28.50687</text:p>
          </table:table-cell>
          <table:table-cell table:style-name="ce16" office:value-type="float" office:value="28.76093" calcext:value-type="float">
            <text:p>28.76093</text:p>
          </table:table-cell>
          <table:table-cell table:style-name="ce16" office:value-type="float" office:value="28.4986" calcext:value-type="float">
            <text:p>28.4986</text:p>
          </table:table-cell>
          <table:table-cell table:style-name="ce16" office:value-type="float" office:value="28.59299" calcext:value-type="float">
            <text:p>28.59299</text:p>
          </table:table-cell>
          <table:table-cell table:style-name="ce16" office:value-type="float" office:value="28.29944" calcext:value-type="float">
            <text:p>28.29944</text:p>
          </table:table-cell>
          <table:table-cell table:style-name="ce16" office:value-type="float" office:value="28.37323" calcext:value-type="float">
            <text:p>28.37323</text:p>
          </table:table-cell>
          <table:table-cell table:style-name="ce16" office:value-type="float" office:value="28.65457" calcext:value-type="float">
            <text:p>28.65457</text:p>
          </table:table-cell>
          <table:table-cell table:style-name="ce16" office:value-type="float" office:value="28.35962" calcext:value-type="float">
            <text:p>28.35962</text:p>
          </table:table-cell>
          <table:table-cell table:style-name="ce16" office:value-type="float" office:value="28.59872" calcext:value-type="float">
            <text:p>28.59872</text:p>
          </table:table-cell>
          <table:table-cell table:style-name="ce16" office:value-type="float" office:value="29.26773" calcext:value-type="float">
            <text:p>29.26773</text:p>
          </table:table-cell>
          <table:table-cell table:style-name="ce16" office:value-type="float" office:value="30.41644" calcext:value-type="float">
            <text:p>30.41644</text:p>
          </table:table-cell>
          <table:table-cell table:style-name="ce16" office:value-type="float" office:value="30.33765" calcext:value-type="float">
            <text:p>30.33765</text:p>
          </table:table-cell>
          <table:table-cell table:style-name="ce16" office:value-type="float" office:value="32.2222" calcext:value-type="float">
            <text:p>32.2222</text:p>
          </table:table-cell>
          <table:table-cell table:style-name="ce16" office:value-type="float" office:value="32.08789" calcext:value-type="float">
            <text:p>32.08789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2.60242" calcext:value-type="float">
            <text:p>32.60242</text:p>
          </table:table-cell>
          <table:table-cell table:style-name="ce16" office:value-type="float" office:value="33.02789" calcext:value-type="float">
            <text:p>33.02789</text:p>
          </table:table-cell>
          <table:table-cell table:style-name="ce16" office:value-type="float" office:value="32.88538" calcext:value-type="float">
            <text:p>32.88538</text:p>
          </table:table-cell>
          <table:table-cell table:style-name="ce16" office:value-type="float" office:value="33.58948" calcext:value-type="float">
            <text:p>33.58948</text:p>
          </table:table-cell>
          <table:table-cell table:style-name="ce16" office:value-type="float" office:value="32.34521" calcext:value-type="float">
            <text:p>32.34521</text:p>
          </table:table-cell>
          <table:table-cell table:style-name="ce16" office:value-type="float" office:value="32.59546" calcext:value-type="float">
            <text:p>32.59546</text:p>
          </table:table-cell>
          <table:table-cell table:style-name="ce16" office:value-type="float" office:value="29.52692" calcext:value-type="float">
            <text:p>29.52692</text:p>
          </table:table-cell>
          <table:table-cell table:style-name="ce16" office:value-type="float" office:value="29.51505" calcext:value-type="float">
            <text:p>29.51505</text:p>
          </table:table-cell>
          <table:table-cell table:style-name="ce16" office:value-type="float" office:value="28.7247" calcext:value-type="float">
            <text:p>28.7247</text:p>
          </table:table-cell>
          <table:table-cell table:style-name="ce16" office:value-type="float" office:value="28.88257" calcext:value-type="float">
            <text:p>28.88257</text:p>
          </table:table-cell>
          <table:table-cell table:style-name="ce16" office:value-type="float" office:value="28.65863" calcext:value-type="float">
            <text:p>28.65863</text:p>
          </table:table-cell>
          <table:table-cell table:style-name="ce16" office:value-type="float" office:value="28.79489" calcext:value-type="float">
            <text:p>28.79489</text:p>
          </table:table-cell>
          <table:table-cell table:style-name="ce30" office:value-type="float" office:value="28.57593" calcext:value-type="float">
            <text:p>28.5759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6724" calcext:value-type="float">
            <text:p>28.66724</text:p>
          </table:table-cell>
          <table:table-cell table:style-name="ce16" office:value-type="float" office:value="28.62552" calcext:value-type="float">
            <text:p>28.62552</text:p>
          </table:table-cell>
          <table:table-cell table:style-name="ce16" office:value-type="float" office:value="28.64273" calcext:value-type="float">
            <text:p>28.64273</text:p>
          </table:table-cell>
          <table:table-cell table:style-name="ce16" office:value-type="float" office:value="28.55515" calcext:value-type="float">
            <text:p>28.55515</text:p>
          </table:table-cell>
          <table:table-cell table:style-name="ce16" office:value-type="float" office:value="28.86597" calcext:value-type="float">
            <text:p>28.86597</text:p>
          </table:table-cell>
          <table:table-cell table:style-name="ce16" office:value-type="float" office:value="28.43011" calcext:value-type="float">
            <text:p>28.43011</text:p>
          </table:table-cell>
          <table:table-cell table:style-name="ce16" office:value-type="float" office:value="28.59262" calcext:value-type="float">
            <text:p>28.59262</text:p>
          </table:table-cell>
          <table:table-cell table:style-name="ce16" office:value-type="float" office:value="28.1459" calcext:value-type="float">
            <text:p>28.1459</text:p>
          </table:table-cell>
          <table:table-cell table:style-name="ce16" office:value-type="float" office:value="28.78766" calcext:value-type="float">
            <text:p>28.78766</text:p>
          </table:table-cell>
          <table:table-cell table:style-name="ce16" office:value-type="float" office:value="27.88904" calcext:value-type="float">
            <text:p>27.88904</text:p>
          </table:table-cell>
          <table:table-cell table:style-name="ce16" office:value-type="float" office:value="28.61188" calcext:value-type="float">
            <text:p>28.61188</text:p>
          </table:table-cell>
          <table:table-cell table:style-name="ce16" office:value-type="float" office:value="28.29446" calcext:value-type="float">
            <text:p>28.29446</text:p>
          </table:table-cell>
          <table:table-cell table:style-name="ce16" office:value-type="float" office:value="29.23755" calcext:value-type="float">
            <text:p>29.23755</text:p>
          </table:table-cell>
          <table:table-cell table:style-name="ce16" office:value-type="float" office:value="29.57239" calcext:value-type="float">
            <text:p>29.57239</text:p>
          </table:table-cell>
          <table:table-cell table:style-name="ce16" office:value-type="float" office:value="30.89722" calcext:value-type="float">
            <text:p>30.89722</text:p>
          </table:table-cell>
          <table:table-cell table:style-name="ce16" office:value-type="float" office:value="31.83969" calcext:value-type="float">
            <text:p>31.83969</text:p>
          </table:table-cell>
          <table:table-cell table:style-name="ce16" office:value-type="float" office:value="32.11078" calcext:value-type="float">
            <text:p>32.11078</text:p>
          </table:table-cell>
          <table:table-cell table:style-name="ce16" office:value-type="float" office:value="32.17618" calcext:value-type="float">
            <text:p>32.17618</text:p>
          </table:table-cell>
          <table:table-cell table:style-name="ce16" office:value-type="float" office:value="32.99088" calcext:value-type="float">
            <text:p>32.99088</text:p>
          </table:table-cell>
          <table:table-cell table:style-name="ce16" office:value-type="float" office:value="32.87076" calcext:value-type="float">
            <text:p>32.87076</text:p>
          </table:table-cell>
          <table:table-cell table:style-name="ce16" office:value-type="float" office:value="33.3172" calcext:value-type="float">
            <text:p>33.3172</text:p>
          </table:table-cell>
          <table:table-cell table:style-name="ce16" office:value-type="float" office:value="33.54593" calcext:value-type="float">
            <text:p>33.54593</text:p>
          </table:table-cell>
          <table:table-cell table:style-name="ce16" office:value-type="float" office:value="33.36905" calcext:value-type="float">
            <text:p>33.36905</text:p>
          </table:table-cell>
          <table:table-cell table:style-name="ce16" office:value-type="float" office:value="34.26703" calcext:value-type="float">
            <text:p>34.26703</text:p>
          </table:table-cell>
          <table:table-cell table:style-name="ce16" office:value-type="float" office:value="30.55948" calcext:value-type="float">
            <text:p>30.55948</text:p>
          </table:table-cell>
          <table:table-cell table:style-name="ce16" office:value-type="float" office:value="32.25409" calcext:value-type="float">
            <text:p>32.25409</text:p>
          </table:table-cell>
          <table:table-cell table:style-name="ce16" office:value-type="float" office:value="28.90289" calcext:value-type="float">
            <text:p>28.90289</text:p>
          </table:table-cell>
          <table:table-cell table:style-name="ce16" office:value-type="float" office:value="29.49338" calcext:value-type="float">
            <text:p>29.49338</text:p>
          </table:table-cell>
          <table:table-cell table:style-name="ce16" office:value-type="float" office:value="28.63272" calcext:value-type="float">
            <text:p>28.63272</text:p>
          </table:table-cell>
          <table:table-cell table:style-name="ce16" office:value-type="float" office:value="28.17316" calcext:value-type="float">
            <text:p>28.17316</text:p>
          </table:table-cell>
          <table:table-cell table:style-name="ce16" office:value-type="float" office:value="28.48529" calcext:value-type="float">
            <text:p>28.48529</text:p>
          </table:table-cell>
          <table:table-cell table:style-name="ce30" office:value-type="float" office:value="28.79181" calcext:value-type="float">
            <text:p>28.7918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4785" calcext:value-type="float">
            <text:p>28.44785</text:p>
          </table:table-cell>
          <table:table-cell table:style-name="ce16" office:value-type="float" office:value="28.60056" calcext:value-type="float">
            <text:p>28.60056</text:p>
          </table:table-cell>
          <table:table-cell table:style-name="ce16" office:value-type="float" office:value="28.26541" calcext:value-type="float">
            <text:p>28.26541</text:p>
          </table:table-cell>
          <table:table-cell table:style-name="ce16" office:value-type="float" office:value="28.45773" calcext:value-type="float">
            <text:p>28.45773</text:p>
          </table:table-cell>
          <table:table-cell table:style-name="ce16" office:value-type="float" office:value="28.45163" calcext:value-type="float">
            <text:p>28.45163</text:p>
          </table:table-cell>
          <table:table-cell table:style-name="ce16" office:value-type="float" office:value="28.32175" calcext:value-type="float">
            <text:p>28.32175</text:p>
          </table:table-cell>
          <table:table-cell table:style-name="ce16" office:value-type="float" office:value="28.37808" calcext:value-type="float">
            <text:p>28.37808</text:p>
          </table:table-cell>
          <table:table-cell table:style-name="ce16" office:value-type="float" office:value="28.35715" calcext:value-type="float">
            <text:p>28.35715</text:p>
          </table:table-cell>
          <table:table-cell table:style-name="ce16" office:value-type="float" office:value="28.51566" calcext:value-type="float">
            <text:p>28.51566</text:p>
          </table:table-cell>
          <table:table-cell table:style-name="ce16" office:value-type="float" office:value="28.53516" calcext:value-type="float">
            <text:p>28.53516</text:p>
          </table:table-cell>
          <table:table-cell table:style-name="ce16" office:value-type="float" office:value="28.73297" calcext:value-type="float">
            <text:p>28.73297</text:p>
          </table:table-cell>
          <table:table-cell table:style-name="ce16" office:value-type="float" office:value="28.95178" calcext:value-type="float">
            <text:p>28.95178</text:p>
          </table:table-cell>
          <table:table-cell table:style-name="ce16" office:value-type="float" office:value="28.96451" calcext:value-type="float">
            <text:p>28.96451</text:p>
          </table:table-cell>
          <table:table-cell table:style-name="ce16" office:value-type="float" office:value="31.18826" calcext:value-type="float">
            <text:p>31.18826</text:p>
          </table:table-cell>
          <table:table-cell table:style-name="ce16" office:value-type="float" office:value="31.6871" calcext:value-type="float">
            <text:p>31.6871</text:p>
          </table:table-cell>
          <table:table-cell table:style-name="ce16" office:value-type="float" office:value="32.23297" calcext:value-type="float">
            <text:p>32.23297</text:p>
          </table:table-cell>
          <table:table-cell table:style-name="ce16" office:value-type="float" office:value="32.40701" calcext:value-type="float">
            <text:p>32.40701</text:p>
          </table:table-cell>
          <table:table-cell table:style-name="ce16" office:value-type="float" office:value="32.63034" calcext:value-type="float">
            <text:p>32.63034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3.46414" calcext:value-type="float">
            <text:p>33.46414</text:p>
          </table:table-cell>
          <table:table-cell table:style-name="ce16" office:value-type="float" office:value="33.88968" calcext:value-type="float">
            <text:p>33.88968</text:p>
          </table:table-cell>
          <table:table-cell table:style-name="ce16" office:value-type="float" office:value="34.16119" calcext:value-type="float">
            <text:p>34.16119</text:p>
          </table:table-cell>
          <table:table-cell table:style-name="ce16" office:value-type="float" office:value="34.5954" calcext:value-type="float">
            <text:p>34.5954</text:p>
          </table:table-cell>
          <table:table-cell table:style-name="ce16" office:value-type="float" office:value="33.633" calcext:value-type="float">
            <text:p>33.633</text:p>
          </table:table-cell>
          <table:table-cell table:style-name="ce16" office:value-type="float" office:value="33.55688" calcext:value-type="float">
            <text:p>33.55688</text:p>
          </table:table-cell>
          <table:table-cell table:style-name="ce16" office:value-type="float" office:value="30.83972" calcext:value-type="float">
            <text:p>30.83972</text:p>
          </table:table-cell>
          <table:table-cell table:style-name="ce16" office:value-type="float" office:value="31.1254" calcext:value-type="float">
            <text:p>31.1254</text:p>
          </table:table-cell>
          <table:table-cell table:style-name="ce16" office:value-type="float" office:value="28.93753" calcext:value-type="float">
            <text:p>28.93753</text:p>
          </table:table-cell>
          <table:table-cell table:style-name="ce16" office:value-type="float" office:value="28.46463" calcext:value-type="float">
            <text:p>28.46463</text:p>
          </table:table-cell>
          <table:table-cell table:style-name="ce16" office:value-type="float" office:value="28.1907" calcext:value-type="float">
            <text:p>28.1907</text:p>
          </table:table-cell>
          <table:table-cell table:style-name="ce16" office:value-type="float" office:value="28.36075" calcext:value-type="float">
            <text:p>28.36075</text:p>
          </table:table-cell>
          <table:table-cell table:style-name="ce30" office:value-type="float" office:value="28.42065" calcext:value-type="float">
            <text:p>28.4206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3208" calcext:value-type="float">
            <text:p>28.63208</text:p>
          </table:table-cell>
          <table:table-cell table:style-name="ce16" office:value-type="float" office:value="28.50034" calcext:value-type="float">
            <text:p>28.50034</text:p>
          </table:table-cell>
          <table:table-cell table:style-name="ce16" office:value-type="float" office:value="28.83011" calcext:value-type="float">
            <text:p>28.83011</text:p>
          </table:table-cell>
          <table:table-cell table:style-name="ce16" office:value-type="float" office:value="28.79993" calcext:value-type="float">
            <text:p>28.79993</text:p>
          </table:table-cell>
          <table:table-cell table:style-name="ce16" office:value-type="float" office:value="28.59445" calcext:value-type="float">
            <text:p>28.59445</text:p>
          </table:table-cell>
          <table:table-cell table:style-name="ce16" office:value-type="float" office:value="28.2294" calcext:value-type="float">
            <text:p>28.2294</text:p>
          </table:table-cell>
          <table:table-cell table:style-name="ce16" office:value-type="float" office:value="28.61978" calcext:value-type="float">
            <text:p>28.61978</text:p>
          </table:table-cell>
          <table:table-cell table:style-name="ce16" office:value-type="float" office:value="28.48706" calcext:value-type="float">
            <text:p>28.48706</text:p>
          </table:table-cell>
          <table:table-cell table:style-name="ce16" office:value-type="float" office:value="28.27664" calcext:value-type="float">
            <text:p>28.27664</text:p>
          </table:table-cell>
          <table:table-cell table:style-name="ce16" office:value-type="float" office:value="28.43265" calcext:value-type="float">
            <text:p>28.43265</text:p>
          </table:table-cell>
          <table:table-cell table:style-name="ce16" office:value-type="float" office:value="28.85385" calcext:value-type="float">
            <text:p>28.85385</text:p>
          </table:table-cell>
          <table:table-cell table:style-name="ce16" office:value-type="float" office:value="28.70731" calcext:value-type="float">
            <text:p>28.70731</text:p>
          </table:table-cell>
          <table:table-cell table:style-name="ce16" office:value-type="float" office:value="30.69974" calcext:value-type="float">
            <text:p>30.69974</text:p>
          </table:table-cell>
          <table:table-cell table:style-name="ce16" office:value-type="float" office:value="29.32349" calcext:value-type="float">
            <text:p>29.32349</text:p>
          </table:table-cell>
          <table:table-cell table:style-name="ce16" office:value-type="float" office:value="32.67822" calcext:value-type="float">
            <text:p>32.67822</text:p>
          </table:table-cell>
          <table:table-cell table:style-name="ce16" office:value-type="float" office:value="31.67175" calcext:value-type="float">
            <text:p>31.67175</text:p>
          </table:table-cell>
          <table:table-cell table:style-name="ce16" office:value-type="float" office:value="32.64499" calcext:value-type="float">
            <text:p>32.64499</text:p>
          </table:table-cell>
          <table:table-cell table:style-name="ce16" office:value-type="float" office:value="32.73856" calcext:value-type="float">
            <text:p>32.73856</text:p>
          </table:table-cell>
          <table:table-cell table:style-name="ce16" office:value-type="float" office:value="33.50919" calcext:value-type="float">
            <text:p>33.50919</text:p>
          </table:table-cell>
          <table:table-cell table:style-name="ce16" office:value-type="float" office:value="33.42599" calcext:value-type="float">
            <text:p>33.42599</text:p>
          </table:table-cell>
          <table:table-cell table:style-name="ce16" office:value-type="float" office:value="34.52786" calcext:value-type="float">
            <text:p>34.52786</text:p>
          </table:table-cell>
          <table:table-cell table:style-name="ce16" office:value-type="float" office:value="33.90854" calcext:value-type="float">
            <text:p>33.90854</text:p>
          </table:table-cell>
          <table:table-cell table:style-name="ce16" office:value-type="float" office:value="34.19693" calcext:value-type="float">
            <text:p>34.19693</text:p>
          </table:table-cell>
          <table:table-cell table:style-name="ce16" office:value-type="float" office:value="33.9006" calcext:value-type="float">
            <text:p>33.9006</text:p>
          </table:table-cell>
          <table:table-cell table:style-name="ce16" office:value-type="float" office:value="32.40405" calcext:value-type="float">
            <text:p>32.40405</text:p>
          </table:table-cell>
          <table:table-cell table:style-name="ce16" office:value-type="float" office:value="32.62567" calcext:value-type="float">
            <text:p>32.62567</text:p>
          </table:table-cell>
          <table:table-cell table:style-name="ce16" office:value-type="float" office:value="29.33972" calcext:value-type="float">
            <text:p>29.33972</text:p>
          </table:table-cell>
          <table:table-cell table:style-name="ce16" office:value-type="float" office:value="30.71957" calcext:value-type="float">
            <text:p>30.71957</text:p>
          </table:table-cell>
          <table:table-cell table:style-name="ce16" office:value-type="float" office:value="28.38916" calcext:value-type="float">
            <text:p>28.38916</text:p>
          </table:table-cell>
          <table:table-cell table:style-name="ce16" office:value-type="float" office:value="28.75568" calcext:value-type="float">
            <text:p>28.75568</text:p>
          </table:table-cell>
          <table:table-cell table:style-name="ce16" office:value-type="float" office:value="28.57767" calcext:value-type="float">
            <text:p>28.57767</text:p>
          </table:table-cell>
          <table:table-cell table:style-name="ce30" office:value-type="float" office:value="28.84232" calcext:value-type="float">
            <text:p>28.842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273" calcext:value-type="float">
            <text:p>28.42273</text:p>
          </table:table-cell>
          <table:table-cell table:style-name="ce16" office:value-type="float" office:value="28.76605" calcext:value-type="float">
            <text:p>28.76605</text:p>
          </table:table-cell>
          <table:table-cell table:style-name="ce16" office:value-type="float" office:value="28.54123" calcext:value-type="float">
            <text:p>28.54123</text:p>
          </table:table-cell>
          <table:table-cell table:style-name="ce16" office:value-type="float" office:value="28.63919" calcext:value-type="float">
            <text:p>28.63919</text:p>
          </table:table-cell>
          <table:table-cell table:style-name="ce16" office:value-type="float" office:value="28.55045" calcext:value-type="float">
            <text:p>28.55045</text:p>
          </table:table-cell>
          <table:table-cell table:style-name="ce16" office:value-type="float" office:value="28.52869" calcext:value-type="float">
            <text:p>28.52869</text:p>
          </table:table-cell>
          <table:table-cell table:style-name="ce16" office:value-type="float" office:value="28.59033" calcext:value-type="float">
            <text:p>28.59033</text:p>
          </table:table-cell>
          <table:table-cell table:style-name="ce16" office:value-type="float" office:value="28.45441" calcext:value-type="float">
            <text:p>28.45441</text:p>
          </table:table-cell>
          <table:table-cell table:style-name="ce16" office:value-type="float" office:value="28.26614" calcext:value-type="float">
            <text:p>28.26614</text:p>
          </table:table-cell>
          <table:table-cell table:style-name="ce16" office:value-type="float" office:value="28.74667" calcext:value-type="float">
            <text:p>28.74667</text:p>
          </table:table-cell>
          <table:table-cell table:style-name="ce16" office:value-type="float" office:value="28.69791" calcext:value-type="float">
            <text:p>28.69791</text:p>
          </table:table-cell>
          <table:table-cell table:style-name="ce16" office:value-type="float" office:value="28.90726" calcext:value-type="float">
            <text:p>28.90726</text:p>
          </table:table-cell>
          <table:table-cell table:style-name="ce16" office:value-type="float" office:value="28.91803" calcext:value-type="float">
            <text:p>28.91803</text:p>
          </table:table-cell>
          <table:table-cell table:style-name="ce16" office:value-type="float" office:value="30.58521" calcext:value-type="float">
            <text:p>30.58521</text:p>
          </table:table-cell>
          <table:table-cell table:style-name="ce16" office:value-type="float" office:value="30.80206" calcext:value-type="float">
            <text:p>30.80206</text:p>
          </table:table-cell>
          <table:table-cell table:style-name="ce16" office:value-type="float" office:value="32.45346" calcext:value-type="float">
            <text:p>32.45346</text:p>
          </table:table-cell>
          <table:table-cell table:style-name="ce16" office:value-type="float" office:value="32.75171" calcext:value-type="float">
            <text:p>32.75171</text:p>
          </table:table-cell>
          <table:table-cell table:style-name="ce16" office:value-type="float" office:value="33.30261" calcext:value-type="float">
            <text:p>33.30261</text:p>
          </table:table-cell>
          <table:table-cell table:style-name="ce16" office:value-type="float" office:value="32.73929" calcext:value-type="float">
            <text:p>32.73929</text:p>
          </table:table-cell>
          <table:table-cell table:style-name="ce16" office:value-type="float" office:value="33.46765" calcext:value-type="float">
            <text:p>33.46765</text:p>
          </table:table-cell>
          <table:table-cell table:style-name="ce16" office:value-type="float" office:value="33.23526" calcext:value-type="float">
            <text:p>33.23526</text:p>
          </table:table-cell>
          <table:table-cell table:style-name="ce16" office:value-type="float" office:value="34.35025" calcext:value-type="float">
            <text:p>34.35025</text:p>
          </table:table-cell>
          <table:table-cell table:style-name="ce16" office:value-type="float" office:value="33.37143" calcext:value-type="float">
            <text:p>33.37143</text:p>
          </table:table-cell>
          <table:table-cell table:style-name="ce16" office:value-type="float" office:value="33.63449" calcext:value-type="float">
            <text:p>33.63449</text:p>
          </table:table-cell>
          <table:table-cell table:style-name="ce16" office:value-type="float" office:value="32.63791" calcext:value-type="float">
            <text:p>32.63791</text:p>
          </table:table-cell>
          <table:table-cell table:style-name="ce16" office:value-type="float" office:value="32.5112" calcext:value-type="float">
            <text:p>32.5112</text:p>
          </table:table-cell>
          <table:table-cell table:style-name="ce16" office:value-type="float" office:value="32.01379" calcext:value-type="float">
            <text:p>32.01379</text:p>
          </table:table-cell>
          <table:table-cell table:style-name="ce16" office:value-type="float" office:value="29.42599" calcext:value-type="float">
            <text:p>29.42599</text:p>
          </table:table-cell>
          <table:table-cell table:style-name="ce16" office:value-type="float" office:value="28.87851" calcext:value-type="float">
            <text:p>28.87851</text:p>
          </table:table-cell>
          <table:table-cell table:style-name="ce16" office:value-type="float" office:value="28.59839" calcext:value-type="float">
            <text:p>28.59839</text:p>
          </table:table-cell>
          <table:table-cell table:style-name="ce16" office:value-type="float" office:value="28.81714" calcext:value-type="float">
            <text:p>28.81714</text:p>
          </table:table-cell>
          <table:table-cell table:style-name="ce30" office:value-type="float" office:value="28.37589" calcext:value-type="float">
            <text:p>28.375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02686" calcext:value-type="float">
            <text:p>29.02686</text:p>
          </table:table-cell>
          <table:table-cell table:style-name="ce16" office:value-type="float" office:value="28.63443" calcext:value-type="float">
            <text:p>28.63443</text:p>
          </table:table-cell>
          <table:table-cell table:style-name="ce16" office:value-type="float" office:value="28.60632" calcext:value-type="float">
            <text:p>28.60632</text:p>
          </table:table-cell>
          <table:table-cell table:style-name="ce16" office:value-type="float" office:value="28.79086" calcext:value-type="float">
            <text:p>28.79086</text:p>
          </table:table-cell>
          <table:table-cell table:style-name="ce16" office:value-type="float" office:value="28.46902" calcext:value-type="float">
            <text:p>28.46902</text:p>
          </table:table-cell>
          <table:table-cell table:style-name="ce16" office:value-type="float" office:value="28.79099" calcext:value-type="float">
            <text:p>28.79099</text:p>
          </table:table-cell>
          <table:table-cell table:style-name="ce16" office:value-type="float" office:value="28.43823" calcext:value-type="float">
            <text:p>28.43823</text:p>
          </table:table-cell>
          <table:table-cell table:style-name="ce16" office:value-type="float" office:value="28.38" calcext:value-type="float">
            <text:p>28.38</text:p>
          </table:table-cell>
          <table:table-cell table:style-name="ce16" office:value-type="float" office:value="28.32956" calcext:value-type="float">
            <text:p>28.32956</text:p>
          </table:table-cell>
          <table:table-cell table:style-name="ce16" office:value-type="float" office:value="28.68369" calcext:value-type="float">
            <text:p>28.68369</text:p>
          </table:table-cell>
          <table:table-cell table:style-name="ce16" office:value-type="float" office:value="28.96429" calcext:value-type="float">
            <text:p>28.96429</text:p>
          </table:table-cell>
          <table:table-cell table:style-name="ce16" office:value-type="float" office:value="28.46698" calcext:value-type="float">
            <text:p>28.46698</text:p>
          </table:table-cell>
          <table:table-cell table:style-name="ce16" office:value-type="float" office:value="29.42136" calcext:value-type="float">
            <text:p>29.42136</text:p>
          </table:table-cell>
          <table:table-cell table:style-name="ce16" office:value-type="float" office:value="28.85236" calcext:value-type="float">
            <text:p>28.85236</text:p>
          </table:table-cell>
          <table:table-cell table:style-name="ce16" office:value-type="float" office:value="32.65408" calcext:value-type="float">
            <text:p>32.65408</text:p>
          </table:table-cell>
          <table:table-cell table:style-name="ce16" office:value-type="float" office:value="31.32639" calcext:value-type="float">
            <text:p>31.32639</text:p>
          </table:table-cell>
          <table:table-cell table:style-name="ce16" office:value-type="float" office:value="32.82559" calcext:value-type="float">
            <text:p>32.82559</text:p>
          </table:table-cell>
          <table:table-cell table:style-name="ce16" office:value-type="float" office:value="32.53738" calcext:value-type="float">
            <text:p>32.53738</text:p>
          </table:table-cell>
          <table:table-cell table:style-name="ce16" office:value-type="float" office:value="33.17917" calcext:value-type="float">
            <text:p>33.17917</text:p>
          </table:table-cell>
          <table:table-cell table:style-name="ce16" office:value-type="float" office:value="32.91617" calcext:value-type="float">
            <text:p>32.91617</text:p>
          </table:table-cell>
          <table:table-cell table:style-name="ce16" office:value-type="float" office:value="33.84647" calcext:value-type="float">
            <text:p>33.84647</text:p>
          </table:table-cell>
          <table:table-cell table:style-name="ce16" office:value-type="float" office:value="32.70065" calcext:value-type="float">
            <text:p>32.70065</text:p>
          </table:table-cell>
          <table:table-cell table:style-name="ce16" office:value-type="float" office:value="33.50955" calcext:value-type="float">
            <text:p>33.50955</text:p>
          </table:table-cell>
          <table:table-cell table:style-name="ce16" office:value-type="float" office:value="32.70392" calcext:value-type="float">
            <text:p>32.70392</text:p>
          </table:table-cell>
          <table:table-cell table:style-name="ce16" office:value-type="float" office:value="32.92755" calcext:value-type="float">
            <text:p>32.92755</text:p>
          </table:table-cell>
          <table:table-cell table:style-name="ce16" office:value-type="float" office:value="32.63016" calcext:value-type="float">
            <text:p>32.63016</text:p>
          </table:table-cell>
          <table:table-cell table:style-name="ce16" office:value-type="float" office:value="30.28622" calcext:value-type="float">
            <text:p>30.28622</text:p>
          </table:table-cell>
          <table:table-cell table:style-name="ce16" office:value-type="float" office:value="31.53842" calcext:value-type="float">
            <text:p>31.53842</text:p>
          </table:table-cell>
          <table:table-cell table:style-name="ce16" office:value-type="float" office:value="29.08435" calcext:value-type="float">
            <text:p>29.08435</text:p>
          </table:table-cell>
          <table:table-cell table:style-name="ce16" office:value-type="float" office:value="28.95605" calcext:value-type="float">
            <text:p>28.95605</text:p>
          </table:table-cell>
          <table:table-cell table:style-name="ce16" office:value-type="float" office:value="28.53885" calcext:value-type="float">
            <text:p>28.53885</text:p>
          </table:table-cell>
          <table:table-cell table:style-name="ce30" office:value-type="float" office:value="28.35327" calcext:value-type="float">
            <text:p>28.3532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16873" calcext:value-type="float">
            <text:p>30.16873</text:p>
          </table:table-cell>
          <table:table-cell table:style-name="ce16" office:value-type="float" office:value="29.81506" calcext:value-type="float">
            <text:p>29.81506</text:p>
          </table:table-cell>
          <table:table-cell table:style-name="ce16" office:value-type="float" office:value="30.01062" calcext:value-type="float">
            <text:p>30.01062</text:p>
          </table:table-cell>
          <table:table-cell table:style-name="ce16" office:value-type="float" office:value="30.07138" calcext:value-type="float">
            <text:p>30.07138</text:p>
          </table:table-cell>
          <table:table-cell table:style-name="ce16" office:value-type="float" office:value="30.30106" calcext:value-type="float">
            <text:p>30.30106</text:p>
          </table:table-cell>
          <table:table-cell table:style-name="ce16" office:value-type="float" office:value="29.39203" calcext:value-type="float">
            <text:p>29.39203</text:p>
          </table:table-cell>
          <table:table-cell table:style-name="ce16" office:value-type="float" office:value="29.25354" calcext:value-type="float">
            <text:p>29.25354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9.0191" calcext:value-type="float">
            <text:p>29.0191</text:p>
          </table:table-cell>
          <table:table-cell table:style-name="ce16" office:value-type="float" office:value="29.5654" calcext:value-type="float">
            <text:p>29.5654</text:p>
          </table:table-cell>
          <table:table-cell table:style-name="ce16" office:value-type="float" office:value="29.10663" calcext:value-type="float">
            <text:p>29.10663</text:p>
          </table:table-cell>
          <table:table-cell table:style-name="ce16" office:value-type="float" office:value="29.22961" calcext:value-type="float">
            <text:p>29.22961</text:p>
          </table:table-cell>
          <table:table-cell table:style-name="ce16" office:value-type="float" office:value="29.15555" calcext:value-type="float">
            <text:p>29.15555</text:p>
          </table:table-cell>
          <table:table-cell table:style-name="ce16" office:value-type="float" office:value="30.13138" calcext:value-type="float">
            <text:p>30.13138</text:p>
          </table:table-cell>
          <table:table-cell table:style-name="ce16" office:value-type="float" office:value="30.18869" calcext:value-type="float">
            <text:p>30.18869</text:p>
          </table:table-cell>
          <table:table-cell table:style-name="ce16" office:value-type="float" office:value="33.12903" calcext:value-type="float">
            <text:p>33.12903</text:p>
          </table:table-cell>
          <table:table-cell table:style-name="ce16" office:value-type="float" office:value="32.38211" calcext:value-type="float">
            <text:p>32.38211</text:p>
          </table:table-cell>
          <table:table-cell table:style-name="ce16" office:value-type="float" office:value="33.50653" calcext:value-type="float">
            <text:p>33.50653</text:p>
          </table:table-cell>
          <table:table-cell table:style-name="ce16" office:value-type="float" office:value="33.45309" calcext:value-type="float">
            <text:p>33.45309</text:p>
          </table:table-cell>
          <table:table-cell table:style-name="ce16" office:value-type="float" office:value="33.31094" calcext:value-type="float">
            <text:p>33.31094</text:p>
          </table:table-cell>
          <table:table-cell table:style-name="ce16" office:value-type="float" office:value="33.2175" calcext:value-type="float">
            <text:p>33.2175</text:p>
          </table:table-cell>
          <table:table-cell table:style-name="ce16" office:value-type="float" office:value="33.69208" calcext:value-type="float">
            <text:p>33.69208</text:p>
          </table:table-cell>
          <table:table-cell table:style-name="ce16" office:value-type="float" office:value="33.26035" calcext:value-type="float">
            <text:p>33.26035</text:p>
          </table:table-cell>
          <table:table-cell table:style-name="ce16" office:value-type="float" office:value="33.2991" calcext:value-type="float">
            <text:p>33.2991</text:p>
          </table:table-cell>
          <table:table-cell table:style-name="ce16" office:value-type="float" office:value="32.61725" calcext:value-type="float">
            <text:p>32.61725</text:p>
          </table:table-cell>
          <table:table-cell table:style-name="ce16" office:value-type="float" office:value="33.08975" calcext:value-type="float">
            <text:p>33.08975</text:p>
          </table:table-cell>
          <table:table-cell table:style-name="ce16" office:value-type="float" office:value="31.41928" calcext:value-type="float">
            <text:p>31.41928</text:p>
          </table:table-cell>
          <table:table-cell table:style-name="ce16" office:value-type="float" office:value="30.85559" calcext:value-type="float">
            <text:p>30.85559</text:p>
          </table:table-cell>
          <table:table-cell table:style-name="ce16" office:value-type="float" office:value="29.52701" calcext:value-type="float">
            <text:p>29.52701</text:p>
          </table:table-cell>
          <table:table-cell table:style-name="ce16" office:value-type="float" office:value="29.53674" calcext:value-type="float">
            <text:p>29.53674</text:p>
          </table:table-cell>
          <table:table-cell table:style-name="ce16" office:value-type="float" office:value="29.75638" calcext:value-type="float">
            <text:p>29.75638</text:p>
          </table:table-cell>
          <table:table-cell table:style-name="ce30" office:value-type="float" office:value="29.0798" calcext:value-type="float">
            <text:p>29.079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14151" calcext:value-type="float">
            <text:p>29.14151</text:p>
          </table:table-cell>
          <table:table-cell table:style-name="ce16" office:value-type="float" office:value="28.71478" calcext:value-type="float">
            <text:p>28.71478</text:p>
          </table:table-cell>
          <table:table-cell table:style-name="ce16" office:value-type="float" office:value="29.88513" calcext:value-type="float">
            <text:p>29.88513</text:p>
          </table:table-cell>
          <table:table-cell table:style-name="ce16" office:value-type="float" office:value="30.27139" calcext:value-type="float">
            <text:p>30.27139</text:p>
          </table:table-cell>
          <table:table-cell table:style-name="ce16" office:value-type="float" office:value="28.86096" calcext:value-type="float">
            <text:p>28.86096</text:p>
          </table:table-cell>
          <table:table-cell table:style-name="ce16" office:value-type="float" office:value="29.3851" calcext:value-type="float">
            <text:p>29.3851</text:p>
          </table:table-cell>
          <table:table-cell table:style-name="ce16" office:value-type="float" office:value="28.82581" calcext:value-type="float">
            <text:p>28.82581</text:p>
          </table:table-cell>
          <table:table-cell table:style-name="ce16" office:value-type="float" office:value="28.53067" calcext:value-type="float">
            <text:p>28.53067</text:p>
          </table:table-cell>
          <table:table-cell table:style-name="ce16" office:value-type="float" office:value="28.60284" calcext:value-type="float">
            <text:p>28.60284</text:p>
          </table:table-cell>
          <table:table-cell table:style-name="ce16" office:value-type="float" office:value="28.1106" calcext:value-type="float">
            <text:p>28.1106</text:p>
          </table:table-cell>
          <table:table-cell table:style-name="ce16" office:value-type="float" office:value="28.49707" calcext:value-type="float">
            <text:p>28.49707</text:p>
          </table:table-cell>
          <table:table-cell table:style-name="ce16" office:value-type="float" office:value="28.64163" calcext:value-type="float">
            <text:p>28.64163</text:p>
          </table:table-cell>
          <table:table-cell table:style-name="ce16" office:value-type="float" office:value="28.7731" calcext:value-type="float">
            <text:p>28.7731</text:p>
          </table:table-cell>
          <table:table-cell table:style-name="ce16" office:value-type="float" office:value="28.40424" calcext:value-type="float">
            <text:p>28.40424</text:p>
          </table:table-cell>
          <table:table-cell table:style-name="ce16" office:value-type="float" office:value="31.21387" calcext:value-type="float">
            <text:p>31.21387</text:p>
          </table:table-cell>
          <table:table-cell table:style-name="ce16" office:value-type="float" office:value="30.06927" calcext:value-type="float">
            <text:p>30.06927</text:p>
          </table:table-cell>
          <table:table-cell table:style-name="ce16" office:value-type="float" office:value="32.82697" calcext:value-type="float">
            <text:p>32.82697</text:p>
          </table:table-cell>
          <table:table-cell table:style-name="ce16" office:value-type="float" office:value="31.80051" calcext:value-type="float">
            <text:p>31.80051</text:p>
          </table:table-cell>
          <table:table-cell table:style-name="ce16" office:value-type="float" office:value="33.00107" calcext:value-type="float">
            <text:p>33.00107</text:p>
          </table:table-cell>
          <table:table-cell table:style-name="ce16" office:value-type="float" office:value="32.57092" calcext:value-type="float">
            <text:p>32.57092</text:p>
          </table:table-cell>
          <table:table-cell table:style-name="ce16" office:value-type="float" office:value="32.45947" calcext:value-type="float">
            <text:p>32.45947</text:p>
          </table:table-cell>
          <table:table-cell table:style-name="ce16" office:value-type="float" office:value="32.34482" calcext:value-type="float">
            <text:p>32.34482</text:p>
          </table:table-cell>
          <table:table-cell table:style-name="ce16" office:value-type="float" office:value="32.3978" calcext:value-type="float">
            <text:p>32.3978</text:p>
          </table:table-cell>
          <table:table-cell table:style-name="ce16" office:value-type="float" office:value="31.81622" calcext:value-type="float">
            <text:p>31.81622</text:p>
          </table:table-cell>
          <table:table-cell table:style-name="ce16" office:value-type="float" office:value="32.39316" calcext:value-type="float">
            <text:p>32.39316</text:p>
          </table:table-cell>
          <table:table-cell table:style-name="ce16" office:value-type="float" office:value="30.91815" calcext:value-type="float">
            <text:p>30.91815</text:p>
          </table:table-cell>
          <table:table-cell table:style-name="ce16" office:value-type="float" office:value="30.59534" calcext:value-type="float">
            <text:p>30.59534</text:p>
          </table:table-cell>
          <table:table-cell table:style-name="ce16" office:value-type="float" office:value="29.46411" calcext:value-type="float">
            <text:p>29.46411</text:p>
          </table:table-cell>
          <table:table-cell table:style-name="ce16" office:value-type="float" office:value="29.14957" calcext:value-type="float">
            <text:p>29.14957</text:p>
          </table:table-cell>
          <table:table-cell table:style-name="ce16" office:value-type="float" office:value="28.65265" calcext:value-type="float">
            <text:p>28.65265</text:p>
          </table:table-cell>
          <table:table-cell table:style-name="ce16" office:value-type="float" office:value="28.42166" calcext:value-type="float">
            <text:p>28.42166</text:p>
          </table:table-cell>
          <table:table-cell table:style-name="ce30" office:value-type="float" office:value="28.13849" calcext:value-type="float">
            <text:p>28.1384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88104" calcext:value-type="float">
            <text:p>29.88104</text:p>
          </table:table-cell>
          <table:table-cell table:style-name="ce16" office:value-type="float" office:value="31.47998" calcext:value-type="float">
            <text:p>31.47998</text:p>
          </table:table-cell>
          <table:table-cell table:style-name="ce16" office:value-type="float" office:value="32.38092" calcext:value-type="float">
            <text:p>32.38092</text:p>
          </table:table-cell>
          <table:table-cell table:style-name="ce16" office:value-type="float" office:value="31.15002" calcext:value-type="float">
            <text:p>31.15002</text:p>
          </table:table-cell>
          <table:table-cell table:style-name="ce16" office:value-type="float" office:value="31.32205" calcext:value-type="float">
            <text:p>31.32205</text:p>
          </table:table-cell>
          <table:table-cell table:style-name="ce16" office:value-type="float" office:value="29.1871" calcext:value-type="float">
            <text:p>29.1871</text:p>
          </table:table-cell>
          <table:table-cell table:style-name="ce16" office:value-type="float" office:value="28.79211" calcext:value-type="float">
            <text:p>28.79211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8.35556" calcext:value-type="float">
            <text:p>28.35556</text:p>
          </table:table-cell>
          <table:table-cell table:style-name="ce16" office:value-type="float" office:value="28.49005" calcext:value-type="float">
            <text:p>28.49005</text:p>
          </table:table-cell>
          <table:table-cell table:style-name="ce16" office:value-type="float" office:value="28.68729" calcext:value-type="float">
            <text:p>28.68729</text:p>
          </table:table-cell>
          <table:table-cell table:style-name="ce16" office:value-type="float" office:value="28.57852" calcext:value-type="float">
            <text:p>28.57852</text:p>
          </table:table-cell>
          <table:table-cell table:style-name="ce16" office:value-type="float" office:value="28.53763" calcext:value-type="float">
            <text:p>28.53763</text:p>
          </table:table-cell>
          <table:table-cell table:style-name="ce16" office:value-type="float" office:value="29.20825" calcext:value-type="float">
            <text:p>29.20825</text:p>
          </table:table-cell>
          <table:table-cell table:style-name="ce16" office:value-type="float" office:value="28.92633" calcext:value-type="float">
            <text:p>28.92633</text:p>
          </table:table-cell>
          <table:table-cell table:style-name="ce16" office:value-type="float" office:value="31.17313" calcext:value-type="float">
            <text:p>31.17313</text:p>
          </table:table-cell>
          <table:table-cell table:style-name="ce16" office:value-type="float" office:value="30.15488" calcext:value-type="float">
            <text:p>30.15488</text:p>
          </table:table-cell>
          <table:table-cell table:style-name="ce16" office:value-type="float" office:value="32.58478" calcext:value-type="float">
            <text:p>32.58478</text:p>
          </table:table-cell>
          <table:table-cell table:style-name="ce16" office:value-type="float" office:value="32.34778" calcext:value-type="float">
            <text:p>32.34778</text:p>
          </table:table-cell>
          <table:table-cell table:style-name="ce16" office:value-type="float" office:value="32.25781" calcext:value-type="float">
            <text:p>32.25781</text:p>
          </table:table-cell>
          <table:table-cell table:style-name="ce16" office:value-type="float" office:value="31.94916" calcext:value-type="float">
            <text:p>31.94916</text:p>
          </table:table-cell>
          <table:table-cell table:style-name="ce16" office:value-type="float" office:value="32.36972" calcext:value-type="float">
            <text:p>32.36972</text:p>
          </table:table-cell>
          <table:table-cell table:style-name="ce16" office:value-type="float" office:value="30.82874" calcext:value-type="float">
            <text:p>30.82874</text:p>
          </table:table-cell>
          <table:table-cell table:style-name="ce16" office:value-type="float" office:value="31.65811" calcext:value-type="float">
            <text:p>31.65811</text:p>
          </table:table-cell>
          <table:table-cell table:style-name="ce16" office:value-type="float" office:value="29.45987" calcext:value-type="float">
            <text:p>29.45987</text:p>
          </table:table-cell>
          <table:table-cell table:style-name="ce16" office:value-type="float" office:value="29.80893" calcext:value-type="float">
            <text:p>29.80893</text:p>
          </table:table-cell>
          <table:table-cell table:style-name="ce16" office:value-type="float" office:value="28.78568" calcext:value-type="float">
            <text:p>28.78568</text:p>
          </table:table-cell>
          <table:table-cell table:style-name="ce16" office:value-type="float" office:value="29.13351" calcext:value-type="float">
            <text:p>29.13351</text:p>
          </table:table-cell>
          <table:table-cell table:style-name="ce16" office:value-type="float" office:value="28.43869" calcext:value-type="float">
            <text:p>28.43869</text:p>
          </table:table-cell>
          <table:table-cell table:style-name="ce16" office:value-type="float" office:value="28.53268" calcext:value-type="float">
            <text:p>28.53268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30" office:value-type="float" office:value="28.36874" calcext:value-type="float">
            <text:p>28.3687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35507" calcext:value-type="float">
            <text:p>32.35507</text:p>
          </table:table-cell>
          <table:table-cell table:style-name="ce16" office:value-type="float" office:value="32.414" calcext:value-type="float">
            <text:p>32.414</text:p>
          </table:table-cell>
          <table:table-cell table:style-name="ce16" office:value-type="float" office:value="32.71503" calcext:value-type="float">
            <text:p>32.71503</text:p>
          </table:table-cell>
          <table:table-cell table:style-name="ce16" office:value-type="float" office:value="32.77014" calcext:value-type="float">
            <text:p>32.77014</text:p>
          </table:table-cell>
          <table:table-cell table:style-name="ce16" office:value-type="float" office:value="29.99567" calcext:value-type="float">
            <text:p>29.99567</text:p>
          </table:table-cell>
          <table:table-cell table:style-name="ce16" office:value-type="float" office:value="30.81281" calcext:value-type="float">
            <text:p>30.81281</text:p>
          </table:table-cell>
          <table:table-cell table:style-name="ce16" office:value-type="float" office:value="28.86508" calcext:value-type="float">
            <text:p>28.86508</text:p>
          </table:table-cell>
          <table:table-cell table:style-name="ce16" office:value-type="float" office:value="29.01923" calcext:value-type="float">
            <text:p>29.01923</text:p>
          </table:table-cell>
          <table:table-cell table:style-name="ce16" office:value-type="float" office:value="28.85278" calcext:value-type="float">
            <text:p>28.85278</text:p>
          </table:table-cell>
          <table:table-cell table:style-name="ce16" office:value-type="float" office:value="28.30249" calcext:value-type="float">
            <text:p>28.30249</text:p>
          </table:table-cell>
          <table:table-cell table:style-name="ce16" office:value-type="float" office:value="28.37607" calcext:value-type="float">
            <text:p>28.37607</text:p>
          </table:table-cell>
          <table:table-cell table:style-name="ce16" office:value-type="float" office:value="28.51172" calcext:value-type="float">
            <text:p>28.51172</text:p>
          </table:table-cell>
          <table:table-cell table:style-name="ce16" office:value-type="float" office:value="28.62817" calcext:value-type="float">
            <text:p>28.62817</text:p>
          </table:table-cell>
          <table:table-cell table:style-name="ce16" office:value-type="float" office:value="28.17429" calcext:value-type="float">
            <text:p>28.17429</text:p>
          </table:table-cell>
          <table:table-cell table:style-name="ce16" office:value-type="float" office:value="29.77914" calcext:value-type="float">
            <text:p>29.77914</text:p>
          </table:table-cell>
          <table:table-cell table:style-name="ce16" office:value-type="float" office:value="28.89136" calcext:value-type="float">
            <text:p>28.89136</text:p>
          </table:table-cell>
          <table:table-cell table:style-name="ce16" office:value-type="float" office:value="32.1539" calcext:value-type="float">
            <text:p>32.1539</text:p>
          </table:table-cell>
          <table:table-cell table:style-name="ce16" office:value-type="float" office:value="30.50262" calcext:value-type="float">
            <text:p>30.50262</text:p>
          </table:table-cell>
          <table:table-cell table:style-name="ce16" office:value-type="float" office:value="32.1398" calcext:value-type="float">
            <text:p>32.1398</text:p>
          </table:table-cell>
          <table:table-cell table:style-name="ce16" office:value-type="float" office:value="31.65399" calcext:value-type="float">
            <text:p>31.65399</text:p>
          </table:table-cell>
          <table:table-cell table:style-name="ce16" office:value-type="float" office:value="31.75424" calcext:value-type="float">
            <text:p>31.75424</text:p>
          </table:table-cell>
          <table:table-cell table:style-name="ce16" office:value-type="float" office:value="30.42578" calcext:value-type="float">
            <text:p>30.42578</text:p>
          </table:table-cell>
          <table:table-cell table:style-name="ce16" office:value-type="float" office:value="30.61267" calcext:value-type="float">
            <text:p>30.61267</text:p>
          </table:table-cell>
          <table:table-cell table:style-name="ce16" office:value-type="float" office:value="29.35632" calcext:value-type="float">
            <text:p>29.35632</text:p>
          </table:table-cell>
          <table:table-cell table:style-name="ce16" office:value-type="float" office:value="29.85947" calcext:value-type="float">
            <text:p>29.85947</text:p>
          </table:table-cell>
          <table:table-cell table:style-name="ce16" office:value-type="float" office:value="28.74579" calcext:value-type="float">
            <text:p>28.74579</text:p>
          </table:table-cell>
          <table:table-cell table:style-name="ce16" office:value-type="float" office:value="28.71487" calcext:value-type="float">
            <text:p>28.71487</text:p>
          </table:table-cell>
          <table:table-cell table:style-name="ce16" office:value-type="float" office:value="28.43402" calcext:value-type="float">
            <text:p>28.43402</text:p>
          </table:table-cell>
          <table:table-cell table:style-name="ce16" office:value-type="float" office:value="28.62494" calcext:value-type="float">
            <text:p>28.62494</text:p>
          </table:table-cell>
          <table:table-cell table:style-name="ce16" office:value-type="float" office:value="28.22617" calcext:value-type="float">
            <text:p>28.22617</text:p>
          </table:table-cell>
          <table:table-cell table:style-name="ce16" office:value-type="float" office:value="28.3038" calcext:value-type="float">
            <text:p>28.3038</text:p>
          </table:table-cell>
          <table:table-cell table:style-name="ce30" office:value-type="float" office:value="28.82932" calcext:value-type="float">
            <text:p>28.829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08911" calcext:value-type="float">
            <text:p>32.08911</text:p>
          </table:table-cell>
          <table:table-cell table:style-name="ce16" office:value-type="float" office:value="34.15668" calcext:value-type="float">
            <text:p>34.15668</text:p>
          </table:table-cell>
          <table:table-cell table:style-name="ce16" office:value-type="float" office:value="34.06351" calcext:value-type="float">
            <text:p>34.06351</text:p>
          </table:table-cell>
          <table:table-cell table:style-name="ce16" office:value-type="float" office:value="32.35364" calcext:value-type="float">
            <text:p>32.35364</text:p>
          </table:table-cell>
          <table:table-cell table:style-name="ce16" office:value-type="float" office:value="32.38501" calcext:value-type="float">
            <text:p>32.38501</text:p>
          </table:table-cell>
          <table:table-cell table:style-name="ce16" office:value-type="float" office:value="30.55246" calcext:value-type="float">
            <text:p>30.55246</text:p>
          </table:table-cell>
          <table:table-cell table:style-name="ce16" office:value-type="float" office:value="29.81189" calcext:value-type="float">
            <text:p>29.81189</text:p>
          </table:table-cell>
          <table:table-cell table:style-name="ce16" office:value-type="float" office:value="28.61194" calcext:value-type="float">
            <text:p>28.61194</text:p>
          </table:table-cell>
          <table:table-cell table:style-name="ce16" office:value-type="float" office:value="28.47665" calcext:value-type="float">
            <text:p>28.47665</text:p>
          </table:table-cell>
          <table:table-cell table:style-name="ce16" office:value-type="float" office:value="28.41925" calcext:value-type="float">
            <text:p>28.41925</text:p>
          </table:table-cell>
          <table:table-cell table:style-name="ce16" office:value-type="float" office:value="28.642" calcext:value-type="float">
            <text:p>28.642</text:p>
          </table:table-cell>
          <table:table-cell table:style-name="ce16" office:value-type="float" office:value="28.51297" calcext:value-type="float">
            <text:p>28.51297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48956" calcext:value-type="float">
            <text:p>28.48956</text:p>
          </table:table-cell>
          <table:table-cell table:style-name="ce16" office:value-type="float" office:value="28.20099" calcext:value-type="float">
            <text:p>28.20099</text:p>
          </table:table-cell>
          <table:table-cell table:style-name="ce16" office:value-type="float" office:value="29.56238" calcext:value-type="float">
            <text:p>29.56238</text:p>
          </table:table-cell>
          <table:table-cell table:style-name="ce16" office:value-type="float" office:value="29.29523" calcext:value-type="float">
            <text:p>29.29523</text:p>
          </table:table-cell>
          <table:table-cell table:style-name="ce16" office:value-type="float" office:value="31.22824" calcext:value-type="float">
            <text:p>31.22824</text:p>
          </table:table-cell>
          <table:table-cell table:style-name="ce16" office:value-type="float" office:value="30.24066" calcext:value-type="float">
            <text:p>30.24066</text:p>
          </table:table-cell>
          <table:table-cell table:style-name="ce16" office:value-type="float" office:value="30.98523" calcext:value-type="float">
            <text:p>30.98523</text:p>
          </table:table-cell>
          <table:table-cell table:style-name="ce16" office:value-type="float" office:value="29.63834" calcext:value-type="float">
            <text:p>29.63834</text:p>
          </table:table-cell>
          <table:table-cell table:style-name="ce16" office:value-type="float" office:value="29.7775" calcext:value-type="float">
            <text:p>29.7775</text:p>
          </table:table-cell>
          <table:table-cell table:style-name="ce16" office:value-type="float" office:value="28.81177" calcext:value-type="float">
            <text:p>28.81177</text:p>
          </table:table-cell>
          <table:table-cell table:style-name="ce16" office:value-type="float" office:value="29.20273" calcext:value-type="float">
            <text:p>29.20273</text:p>
          </table:table-cell>
          <table:table-cell table:style-name="ce16" office:value-type="float" office:value="28.70432" calcext:value-type="float">
            <text:p>28.70432</text:p>
          </table:table-cell>
          <table:table-cell table:style-name="ce16" office:value-type="float" office:value="28.34271" calcext:value-type="float">
            <text:p>28.34271</text:p>
          </table:table-cell>
          <table:table-cell table:style-name="ce16" office:value-type="float" office:value="28.4303" calcext:value-type="float">
            <text:p>28.4303</text:p>
          </table:table-cell>
          <table:table-cell table:style-name="ce16" office:value-type="float" office:value="28.61993" calcext:value-type="float">
            <text:p>28.61993</text:p>
          </table:table-cell>
          <table:table-cell table:style-name="ce16" office:value-type="float" office:value="28.48932" calcext:value-type="float">
            <text:p>28.48932</text:p>
          </table:table-cell>
          <table:table-cell table:style-name="ce16" office:value-type="float" office:value="28.20914" calcext:value-type="float">
            <text:p>28.20914</text:p>
          </table:table-cell>
          <table:table-cell table:style-name="ce16" office:value-type="float" office:value="28.53848" calcext:value-type="float">
            <text:p>28.53848</text:p>
          </table:table-cell>
          <table:table-cell table:style-name="ce30" office:value-type="float" office:value="28.39328" calcext:value-type="float">
            <text:p>28.3932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3.40698" calcext:value-type="float">
            <text:p>33.40698</text:p>
          </table:table-cell>
          <table:table-cell table:style-name="ce16" office:value-type="float" office:value="32.63089" calcext:value-type="float">
            <text:p>32.63089</text:p>
          </table:table-cell>
          <table:table-cell table:style-name="ce16" office:value-type="float" office:value="33.42575" calcext:value-type="float">
            <text:p>33.42575</text:p>
          </table:table-cell>
          <table:table-cell table:style-name="ce16" office:value-type="float" office:value="33.79407" calcext:value-type="float">
            <text:p>33.79407</text:p>
          </table:table-cell>
          <table:table-cell table:style-name="ce16" office:value-type="float" office:value="31.50021" calcext:value-type="float">
            <text:p>31.50021</text:p>
          </table:table-cell>
          <table:table-cell table:style-name="ce16" office:value-type="float" office:value="31.61697" calcext:value-type="float">
            <text:p>31.61697</text:p>
          </table:table-cell>
          <table:table-cell table:style-name="ce16" office:value-type="float" office:value="28.75964" calcext:value-type="float">
            <text:p>28.75964</text:p>
          </table:table-cell>
          <table:table-cell table:style-name="ce16" office:value-type="float" office:value="29.86847" calcext:value-type="float">
            <text:p>29.86847</text:p>
          </table:table-cell>
          <table:table-cell table:style-name="ce16" office:value-type="float" office:value="28.41333" calcext:value-type="float">
            <text:p>28.41333</text:p>
          </table:table-cell>
          <table:table-cell table:style-name="ce16" office:value-type="float" office:value="28.28763" calcext:value-type="float">
            <text:p>28.28763</text:p>
          </table:table-cell>
          <table:table-cell table:style-name="ce16" office:value-type="float" office:value="28.7207" calcext:value-type="float">
            <text:p>28.7207</text:p>
          </table:table-cell>
          <table:table-cell table:style-name="ce16" office:value-type="float" office:value="28.63782" calcext:value-type="float">
            <text:p>28.63782</text:p>
          </table:table-cell>
          <table:table-cell table:style-name="ce16" office:value-type="float" office:value="28.45374" calcext:value-type="float">
            <text:p>28.45374</text:p>
          </table:table-cell>
          <table:table-cell table:style-name="ce16" office:value-type="float" office:value="28.18436" calcext:value-type="float">
            <text:p>28.18436</text:p>
          </table:table-cell>
          <table:table-cell table:style-name="ce16" office:value-type="float" office:value="28.90359" calcext:value-type="float">
            <text:p>28.90359</text:p>
          </table:table-cell>
          <table:table-cell table:style-name="ce16" office:value-type="float" office:value="28.76587" calcext:value-type="float">
            <text:p>28.76587</text:p>
          </table:table-cell>
          <table:table-cell table:style-name="ce16" office:value-type="float" office:value="30.41129" calcext:value-type="float">
            <text:p>30.41129</text:p>
          </table:table-cell>
          <table:table-cell table:style-name="ce16" office:value-type="float" office:value="28.84167" calcext:value-type="float">
            <text:p>28.84167</text:p>
          </table:table-cell>
          <table:table-cell table:style-name="ce16" office:value-type="float" office:value="30.54901" calcext:value-type="float">
            <text:p>30.54901</text:p>
          </table:table-cell>
          <table:table-cell table:style-name="ce16" office:value-type="float" office:value="29.01678" calcext:value-type="float">
            <text:p>29.01678</text:p>
          </table:table-cell>
          <table:table-cell table:style-name="ce16" office:value-type="float" office:value="29.16205" calcext:value-type="float">
            <text:p>29.16205</text:p>
          </table:table-cell>
          <table:table-cell table:style-name="ce16" office:value-type="float" office:value="28.91888" calcext:value-type="float">
            <text:p>28.91888</text:p>
          </table:table-cell>
          <table:table-cell table:style-name="ce16" office:value-type="float" office:value="28.75201" calcext:value-type="float">
            <text:p>28.75201</text:p>
          </table:table-cell>
          <table:table-cell table:style-name="ce16" office:value-type="float" office:value="28.80069" calcext:value-type="float">
            <text:p>28.80069</text:p>
          </table:table-cell>
          <table:table-cell table:style-name="ce16" office:value-type="float" office:value="28.6781" calcext:value-type="float">
            <text:p>28.6781</text:p>
          </table:table-cell>
          <table:table-cell table:style-name="ce16" office:value-type="float" office:value="28.39584" calcext:value-type="float">
            <text:p>28.39584</text:p>
          </table:table-cell>
          <table:table-cell table:style-name="ce16" office:value-type="float" office:value="28.34546" calcext:value-type="float">
            <text:p>28.34546</text:p>
          </table:table-cell>
          <table:table-cell table:style-name="ce16" office:value-type="float" office:value="28.56027" calcext:value-type="float">
            <text:p>28.56027</text:p>
          </table:table-cell>
          <table:table-cell table:style-name="ce16" office:value-type="float" office:value="28.24524" calcext:value-type="float">
            <text:p>28.24524</text:p>
          </table:table-cell>
          <table:table-cell table:style-name="ce16" office:value-type="float" office:value="28.32999" calcext:value-type="float">
            <text:p>28.32999</text:p>
          </table:table-cell>
          <table:table-cell table:style-name="ce16" office:value-type="float" office:value="28.49411" calcext:value-type="float">
            <text:p>28.49411</text:p>
          </table:table-cell>
          <table:table-cell table:style-name="ce30" office:value-type="float" office:value="28.85944" calcext:value-type="float">
            <text:p>28.8594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36829" calcext:value-type="float">
            <text:p>30.36829</text:p>
          </table:table-cell>
          <table:table-cell table:style-name="ce16" office:value-type="float" office:value="32.87213" calcext:value-type="float">
            <text:p>32.87213</text:p>
          </table:table-cell>
          <table:table-cell table:style-name="ce16" office:value-type="float" office:value="33.29105" calcext:value-type="float">
            <text:p>33.29105</text:p>
          </table:table-cell>
          <table:table-cell table:style-name="ce16" office:value-type="float" office:value="33.01254" calcext:value-type="float">
            <text:p>33.01254</text:p>
          </table:table-cell>
          <table:table-cell table:style-name="ce16" office:value-type="float" office:value="32.56174" calcext:value-type="float">
            <text:p>32.56174</text:p>
          </table:table-cell>
          <table:table-cell table:style-name="ce16" office:value-type="float" office:value="31.87057" calcext:value-type="float">
            <text:p>31.87057</text:p>
          </table:table-cell>
          <table:table-cell table:style-name="ce16" office:value-type="float" office:value="31.30811" calcext:value-type="float">
            <text:p>31.30811</text:p>
          </table:table-cell>
          <table:table-cell table:style-name="ce16" office:value-type="float" office:value="29.00616" calcext:value-type="float">
            <text:p>29.00616</text:p>
          </table:table-cell>
          <table:table-cell table:style-name="ce16" office:value-type="float" office:value="28.88309" calcext:value-type="float">
            <text:p>28.88309</text:p>
          </table:table-cell>
          <table:table-cell table:style-name="ce16" office:value-type="float" office:value="28.7916" calcext:value-type="float">
            <text:p>28.7916</text:p>
          </table:table-cell>
          <table:table-cell table:style-name="ce16" office:value-type="float" office:value="28.41846" calcext:value-type="float">
            <text:p>28.41846</text:p>
          </table:table-cell>
          <table:table-cell table:style-name="ce16" office:value-type="float" office:value="28.25153" calcext:value-type="float">
            <text:p>28.25153</text:p>
          </table:table-cell>
          <table:table-cell table:style-name="ce16" office:value-type="float" office:value="28.41177" calcext:value-type="float">
            <text:p>28.41177</text:p>
          </table:table-cell>
          <table:table-cell table:style-name="ce16" office:value-type="float" office:value="28.79874" calcext:value-type="float">
            <text:p>28.79874</text:p>
          </table:table-cell>
          <table:table-cell table:style-name="ce16" office:value-type="float" office:value="28.54214" calcext:value-type="float">
            <text:p>28.54214</text:p>
          </table:table-cell>
          <table:table-cell table:style-name="ce16" office:value-type="float" office:value="29.01672" calcext:value-type="float">
            <text:p>29.01672</text:p>
          </table:table-cell>
          <table:table-cell table:style-name="ce16" office:value-type="float" office:value="28.51685" calcext:value-type="float">
            <text:p>28.51685</text:p>
          </table:table-cell>
          <table:table-cell table:style-name="ce16" office:value-type="float" office:value="28.94604" calcext:value-type="float">
            <text:p>28.94604</text:p>
          </table:table-cell>
          <table:table-cell table:style-name="ce16" office:value-type="float" office:value="28.61404" calcext:value-type="float">
            <text:p>28.61404</text:p>
          </table:table-cell>
          <table:table-cell table:style-name="ce16" office:value-type="float" office:value="28.8298" calcext:value-type="float">
            <text:p>28.8298</text:p>
          </table:table-cell>
          <table:table-cell table:style-name="ce16" office:value-type="float" office:value="28.48135" calcext:value-type="float">
            <text:p>28.48135</text:p>
          </table:table-cell>
          <table:table-cell table:style-name="ce16" office:value-type="float" office:value="28.42502" calcext:value-type="float">
            <text:p>28.42502</text:p>
          </table:table-cell>
          <table:table-cell table:style-name="ce16" office:value-type="float" office:value="28.43442" calcext:value-type="float">
            <text:p>28.43442</text:p>
          </table:table-cell>
          <table:table-cell table:style-name="ce16" office:value-type="float" office:value="28.60275" calcext:value-type="float">
            <text:p>28.60275</text:p>
          </table:table-cell>
          <table:table-cell table:style-name="ce16" office:value-type="float" office:value="28.29529" calcext:value-type="float">
            <text:p>28.29529</text:p>
          </table:table-cell>
          <table:table-cell table:style-name="ce16" office:value-type="float" office:value="28.79486" calcext:value-type="float">
            <text:p>28.79486</text:p>
          </table:table-cell>
          <table:table-cell table:style-name="ce16" office:value-type="float" office:value="28.5083" calcext:value-type="float">
            <text:p>28.5083</text:p>
          </table:table-cell>
          <table:table-cell table:style-name="ce16" office:value-type="float" office:value="28.41159" calcext:value-type="float">
            <text:p>28.41159</text:p>
          </table:table-cell>
          <table:table-cell table:style-name="ce16" office:value-type="float" office:value="28.08023" calcext:value-type="float">
            <text:p>28.08023</text:p>
          </table:table-cell>
          <table:table-cell table:style-name="ce16" office:value-type="float" office:value="28.24377" calcext:value-type="float">
            <text:p>28.24377</text:p>
          </table:table-cell>
          <table:table-cell table:style-name="ce16" office:value-type="float" office:value="28.28406" calcext:value-type="float">
            <text:p>28.28406</text:p>
          </table:table-cell>
          <table:table-cell table:style-name="ce30" office:value-type="float" office:value="28.42499" calcext:value-type="float">
            <text:p>28.4249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7" office:value-type="float" office:value="32.22818" calcext:value-type="float">
            <text:p>32.22818</text:p>
          </table:table-cell>
          <table:table-cell table:style-name="ce17" office:value-type="float" office:value="30.9986" calcext:value-type="float">
            <text:p>30.9986</text:p>
          </table:table-cell>
          <table:table-cell table:style-name="ce17" office:value-type="float" office:value="32.7142" calcext:value-type="float">
            <text:p>32.7142</text:p>
          </table:table-cell>
          <table:table-cell table:style-name="ce17" office:value-type="float" office:value="33.01501" calcext:value-type="float">
            <text:p>33.01501</text:p>
          </table:table-cell>
          <table:table-cell table:style-name="ce17" office:value-type="float" office:value="32.79364" calcext:value-type="float">
            <text:p>32.79364</text:p>
          </table:table-cell>
          <table:table-cell table:style-name="ce17" office:value-type="float" office:value="32.54736" calcext:value-type="float">
            <text:p>32.54736</text:p>
          </table:table-cell>
          <table:table-cell table:style-name="ce17" office:value-type="float" office:value="30.3407" calcext:value-type="float">
            <text:p>30.3407</text:p>
          </table:table-cell>
          <table:table-cell table:style-name="ce17" office:value-type="float" office:value="31.58511" calcext:value-type="float">
            <text:p>31.58511</text:p>
          </table:table-cell>
          <table:table-cell table:style-name="ce17" office:value-type="float" office:value="28.58551" calcext:value-type="float">
            <text:p>28.58551</text:p>
          </table:table-cell>
          <table:table-cell table:style-name="ce17" office:value-type="float" office:value="28.48505" calcext:value-type="float">
            <text:p>28.48505</text:p>
          </table:table-cell>
          <table:table-cell table:style-name="ce17" office:value-type="float" office:value="28.56137" calcext:value-type="float">
            <text:p>28.56137</text:p>
          </table:table-cell>
          <table:table-cell table:style-name="ce17" office:value-type="float" office:value="28.46124" calcext:value-type="float">
            <text:p>28.46124</text:p>
          </table:table-cell>
          <table:table-cell table:style-name="ce17" office:value-type="float" office:value="28.34567" calcext:value-type="float">
            <text:p>28.34567</text:p>
          </table:table-cell>
          <table:table-cell table:style-name="ce17" office:value-type="float" office:value="27.90918" calcext:value-type="float">
            <text:p>27.90918</text:p>
          </table:table-cell>
          <table:table-cell table:style-name="ce17" office:value-type="float" office:value="28.67795" calcext:value-type="float">
            <text:p>28.67795</text:p>
          </table:table-cell>
          <table:table-cell table:style-name="ce17" office:value-type="float" office:value="28.56573" calcext:value-type="float">
            <text:p>28.56573</text:p>
          </table:table-cell>
          <table:table-cell table:style-name="ce17" office:value-type="float" office:value="29.09238" calcext:value-type="float">
            <text:p>29.09238</text:p>
          </table:table-cell>
          <table:table-cell table:style-name="ce17" office:value-type="float" office:value="28.32983" calcext:value-type="float">
            <text:p>28.32983</text:p>
          </table:table-cell>
          <table:table-cell table:style-name="ce17" office:value-type="float" office:value="28.78088" calcext:value-type="float">
            <text:p>28.78088</text:p>
          </table:table-cell>
          <table:table-cell table:style-name="ce17" office:value-type="float" office:value="28.44055" calcext:value-type="float">
            <text:p>28.44055</text:p>
          </table:table-cell>
          <table:table-cell table:style-name="ce17" office:value-type="float" office:value="28.4559" calcext:value-type="float">
            <text:p>28.4559</text:p>
          </table:table-cell>
          <table:table-cell table:style-name="ce17" office:value-type="float" office:value="28.61282" calcext:value-type="float">
            <text:p>28.61282</text:p>
          </table:table-cell>
          <table:table-cell table:style-name="ce17" office:value-type="float" office:value="28.26984" calcext:value-type="float">
            <text:p>28.26984</text:p>
          </table:table-cell>
          <table:table-cell table:style-name="ce17" office:value-type="float" office:value="28.21902" calcext:value-type="float">
            <text:p>28.21902</text:p>
          </table:table-cell>
          <table:table-cell table:style-name="ce17" office:value-type="float" office:value="28.47144" calcext:value-type="float">
            <text:p>28.47144</text:p>
          </table:table-cell>
          <table:table-cell table:style-name="ce17" office:value-type="float" office:value="28.30878" calcext:value-type="float">
            <text:p>28.30878</text:p>
          </table:table-cell>
          <table:table-cell table:style-name="ce17" office:value-type="float" office:value="28.51959" calcext:value-type="float">
            <text:p>28.51959</text:p>
          </table:table-cell>
          <table:table-cell table:style-name="ce17" office:value-type="float" office:value="28.35202" calcext:value-type="float">
            <text:p>28.35202</text:p>
          </table:table-cell>
          <table:table-cell table:style-name="ce17" office:value-type="float" office:value="28.43585" calcext:value-type="float">
            <text:p>28.43585</text:p>
          </table:table-cell>
          <table:table-cell table:style-name="ce17" office:value-type="float" office:value="28.2312" calcext:value-type="float">
            <text:p>28.2312</text:p>
          </table:table-cell>
          <table:table-cell table:style-name="ce17" office:value-type="float" office:value="28.34448" calcext:value-type="float">
            <text:p>28.34448</text:p>
          </table:table-cell>
          <table:table-cell table:style-name="ce31" office:value-type="float" office:value="28.18076" calcext:value-type="float">
            <text:p>28.18076</text:p>
          </table:table-cell>
          <table:table-cell table:style-name="ce13"/>
          <table:table-cell table:number-columns-repeated="34"/>
        </table:table-row>
        <table:table-row table:style-name="ro1">
          <table:table-cell table:number-columns-repeated="32"/>
          <table:table-cell table:style-name="ce14"/>
          <table:table-cell table:number-columns-repeated="34"/>
        </table:table-row>
        <table:table-row table:style-name="ro1">
          <table:table-cell table:number-columns-repeated="67"/>
        </table:table-row>
        <table:table-row table:style-name="ro1">
          <table:table-cell table:style-name="ce18" office:value-type="float" office:value="36.35074" calcext:value-type="float">
            <text:p>36.35074</text:p>
          </table:table-cell>
          <table:table-cell table:style-name="ce24" office:value-type="float" office:value="35.45963" calcext:value-type="float">
            <text:p>35.45963</text:p>
          </table:table-cell>
          <table:table-cell table:style-name="ce24" office:value-type="float" office:value="31.7132" calcext:value-type="float">
            <text:p>31.7132</text:p>
          </table:table-cell>
          <table:table-cell table:style-name="ce24" office:value-type="float" office:value="30.54858" calcext:value-type="float">
            <text:p>30.54858</text:p>
          </table:table-cell>
          <table:table-cell table:style-name="ce24" office:value-type="float" office:value="28.93069" calcext:value-type="float">
            <text:p>28.93069</text:p>
          </table:table-cell>
          <table:table-cell table:style-name="ce24" office:value-type="float" office:value="30.67285" calcext:value-type="float">
            <text:p>30.67285</text:p>
          </table:table-cell>
          <table:table-cell table:style-name="ce24" office:value-type="float" office:value="28.84464" calcext:value-type="float">
            <text:p>28.84464</text:p>
          </table:table-cell>
          <table:table-cell table:style-name="ce24" office:value-type="float" office:value="28.65875" calcext:value-type="float">
            <text:p>28.65875</text:p>
          </table:table-cell>
          <table:table-cell table:style-name="ce24" office:value-type="float" office:value="31.88068" calcext:value-type="float">
            <text:p>31.88068</text:p>
          </table:table-cell>
          <table:table-cell table:style-name="ce24" office:value-type="float" office:value="32.25107" calcext:value-type="float">
            <text:p>32.25107</text:p>
          </table:table-cell>
          <table:table-cell table:style-name="ce24" office:value-type="float" office:value="29.11734" calcext:value-type="float">
            <text:p>29.11734</text:p>
          </table:table-cell>
          <table:table-cell table:style-name="ce24" office:value-type="float" office:value="29.53406" calcext:value-type="float">
            <text:p>29.53406</text:p>
          </table:table-cell>
          <table:table-cell table:style-name="ce24" office:value-type="float" office:value="26.84262" calcext:value-type="float">
            <text:p>26.84262</text:p>
          </table:table-cell>
          <table:table-cell table:style-name="ce24" office:value-type="float" office:value="29.60385" calcext:value-type="float">
            <text:p>29.60385</text:p>
          </table:table-cell>
          <table:table-cell table:style-name="ce24" office:value-type="float" office:value="28.26169" calcext:value-type="float">
            <text:p>28.26169</text:p>
          </table:table-cell>
          <table:table-cell table:style-name="ce24" office:value-type="float" office:value="24.40649" calcext:value-type="float">
            <text:p>24.40649</text:p>
          </table:table-cell>
          <table:table-cell table:style-name="ce24" office:value-type="float" office:value="31.14362" calcext:value-type="float">
            <text:p>31.14362</text:p>
          </table:table-cell>
          <table:table-cell table:style-name="ce24" office:value-type="float" office:value="29.68356" calcext:value-type="float">
            <text:p>29.68356</text:p>
          </table:table-cell>
          <table:table-cell table:style-name="ce24" office:value-type="float" office:value="27.34637" calcext:value-type="float">
            <text:p>27.34637</text:p>
          </table:table-cell>
          <table:table-cell table:style-name="ce24" office:value-type="float" office:value="26.96417" calcext:value-type="float">
            <text:p>26.96417</text:p>
          </table:table-cell>
          <table:table-cell table:style-name="ce24" office:value-type="float" office:value="27.02359" calcext:value-type="float">
            <text:p>27.02359</text:p>
          </table:table-cell>
          <table:table-cell table:style-name="ce24" office:value-type="float" office:value="29.20029" calcext:value-type="float">
            <text:p>29.20029</text:p>
          </table:table-cell>
          <table:table-cell table:style-name="ce24" office:value-type="float" office:value="27.76419" calcext:value-type="float">
            <text:p>27.76419</text:p>
          </table:table-cell>
          <table:table-cell table:style-name="ce24" office:value-type="float" office:value="33.59607" calcext:value-type="float">
            <text:p>33.59607</text:p>
          </table:table-cell>
          <table:table-cell table:style-name="ce24" office:value-type="float" office:value="26.34778" calcext:value-type="float">
            <text:p>26.34778</text:p>
          </table:table-cell>
          <table:table-cell table:style-name="ce24" office:value-type="float" office:value="30.18112" calcext:value-type="float">
            <text:p>30.18112</text:p>
          </table:table-cell>
          <table:table-cell table:style-name="ce24" office:value-type="float" office:value="28.08591" calcext:value-type="float">
            <text:p>28.0859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5.2637" calcext:value-type="float">
            <text:p>25.2637</text:p>
          </table:table-cell>
          <table:table-cell table:style-name="ce24" office:value-type="float" office:value="29.82266" calcext:value-type="float">
            <text:p>29.82266</text:p>
          </table:table-cell>
          <table:table-cell table:style-name="ce24" office:value-type="float" office:value="22.20337" calcext:value-type="float">
            <text:p>22.20337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table:number-columns-repeated="34"/>
        </table:table-row>
        <table:table-row table:style-name="ro1">
          <table:table-cell table:style-name="ce18" office:value-type="float" office:value="26.00192" calcext:value-type="float">
            <text:p>26.00192</text:p>
          </table:table-cell>
          <table:table-cell table:style-name="ce24" office:value-type="float" office:value="36.72888" calcext:value-type="float">
            <text:p>36.72888</text:p>
          </table:table-cell>
          <table:table-cell table:style-name="ce24" office:value-type="float" office:value="36.78442" calcext:value-type="float">
            <text:p>36.78442</text:p>
          </table:table-cell>
          <table:table-cell table:style-name="ce24" office:value-type="float" office:value="30.30447" calcext:value-type="float">
            <text:p>30.30447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6.66855" calcext:value-type="float">
            <text:p>26.66855</text:p>
          </table:table-cell>
          <table:table-cell table:style-name="ce24" office:value-type="float" office:value="28.5144" calcext:value-type="float">
            <text:p>28.5144</text:p>
          </table:table-cell>
          <table:table-cell table:style-name="ce24" office:value-type="float" office:value="26.17938" calcext:value-type="float">
            <text:p>26.17938</text:p>
          </table:table-cell>
          <table:table-cell table:style-name="ce24" office:value-type="float" office:value="26.32056" calcext:value-type="float">
            <text:p>26.32056</text:p>
          </table:table-cell>
          <table:table-cell table:style-name="ce24" office:value-type="float" office:value="24.49307" calcext:value-type="float">
            <text:p>24.49307</text:p>
          </table:table-cell>
          <table:table-cell table:style-name="ce24" office:value-type="float" office:value="28.71851" calcext:value-type="float">
            <text:p>28.71851</text:p>
          </table:table-cell>
          <table:table-cell table:style-name="ce24" office:value-type="float" office:value="28.59061" calcext:value-type="float">
            <text:p>28.59061</text:p>
          </table:table-cell>
          <table:table-cell table:style-name="ce24" office:value-type="float" office:value="33.8653" calcext:value-type="float">
            <text:p>33.8653</text:p>
          </table:table-cell>
          <table:table-cell table:style-name="ce24" office:value-type="float" office:value="26.14688" calcext:value-type="float">
            <text:p>26.14688</text:p>
          </table:table-cell>
          <table:table-cell table:style-name="ce24" office:value-type="float" office:value="25.88895" calcext:value-type="float">
            <text:p>25.88895</text:p>
          </table:table-cell>
          <table:table-cell table:style-name="ce24" office:value-type="float" office:value="26.75882" calcext:value-type="float">
            <text:p>26.75882</text:p>
          </table:table-cell>
          <table:table-cell table:style-name="ce24" office:value-type="float" office:value="34.02771" calcext:value-type="float">
            <text:p>34.02771</text:p>
          </table:table-cell>
          <table:table-cell table:style-name="ce24" office:value-type="float" office:value="29.32062" calcext:value-type="float">
            <text:p>29.32062</text:p>
          </table:table-cell>
          <table:table-cell table:style-name="ce24" office:value-type="float" office:value="27.77136" calcext:value-type="float">
            <text:p>27.77136</text:p>
          </table:table-cell>
          <table:table-cell table:style-name="ce24" office:value-type="float" office:value="27.15628" calcext:value-type="float">
            <text:p>27.15628</text:p>
          </table:table-cell>
          <table:table-cell table:style-name="ce24" office:value-type="float" office:value="25.89166" calcext:value-type="float">
            <text:p>25.89166</text:p>
          </table:table-cell>
          <table:table-cell table:style-name="ce24" office:value-type="float" office:value="25.96118" calcext:value-type="float">
            <text:p>25.96118</text:p>
          </table:table-cell>
          <table:table-cell table:style-name="ce24" office:value-type="float" office:value="27.18939" calcext:value-type="float">
            <text:p>27.18939</text:p>
          </table:table-cell>
          <table:table-cell table:style-name="ce24" office:value-type="float" office:value="28.50275" calcext:value-type="float">
            <text:p>28.50275</text:p>
          </table:table-cell>
          <table:table-cell table:style-name="ce24" office:value-type="float" office:value="31.66931" calcext:value-type="float">
            <text:p>31.66931</text:p>
          </table:table-cell>
          <table:table-cell table:style-name="ce24" office:value-type="float" office:value="28.35629" calcext:value-type="float">
            <text:p>28.35629</text:p>
          </table:table-cell>
          <table:table-cell table:style-name="ce24" office:value-type="float" office:value="26.63766" calcext:value-type="float">
            <text:p>26.63766</text:p>
          </table:table-cell>
          <table:table-cell table:style-name="ce24" office:value-type="float" office:value="26.00049" calcext:value-type="float">
            <text:p>26.00049</text:p>
          </table:table-cell>
          <table:table-cell table:style-name="ce24" office:value-type="float" office:value="27.94809" calcext:value-type="float">
            <text:p>27.94809</text:p>
          </table:table-cell>
          <table:table-cell table:style-name="ce24" office:value-type="float" office:value="29.34979" calcext:value-type="float">
            <text:p>29.34979</text:p>
          </table:table-cell>
          <table:table-cell table:style-name="ce24" office:value-type="float" office:value="24.86301" calcext:value-type="float">
            <text:p>24.86301</text:p>
          </table:table-cell>
          <table:table-cell table:style-name="ce3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8" office:value-type="float" office:value="28.45096" calcext:value-type="float">
            <text:p>28.45096</text:p>
          </table:table-cell>
          <table:table-cell table:style-name="ce24" office:value-type="float" office:value="28.76352" calcext:value-type="float">
            <text:p>28.76352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9.15805" calcext:value-type="float">
            <text:p>29.15805</text:p>
          </table:table-cell>
          <table:table-cell table:style-name="ce24" office:value-type="float" office:value="28.40881" calcext:value-type="float">
            <text:p>28.40881</text:p>
          </table:table-cell>
          <table:table-cell table:style-name="ce24" office:value-type="float" office:value="28.90451" calcext:value-type="float">
            <text:p>28.90451</text:p>
          </table:table-cell>
          <table:table-cell table:style-name="ce24" office:value-type="float" office:value="28.6041" calcext:value-type="float">
            <text:p>28.6041</text:p>
          </table:table-cell>
          <table:table-cell table:style-name="ce24" office:value-type="float" office:value="28.85672" calcext:value-type="float">
            <text:p>28.85672</text:p>
          </table:table-cell>
          <table:table-cell table:style-name="ce24" office:value-type="float" office:value="28.48273" calcext:value-type="float">
            <text:p>28.48273</text:p>
          </table:table-cell>
          <table:table-cell table:style-name="ce24" office:value-type="float" office:value="28.57538" calcext:value-type="float">
            <text:p>28.57538</text:p>
          </table:table-cell>
          <table:table-cell table:style-name="ce24" office:value-type="float" office:value="28.47891" calcext:value-type="float">
            <text:p>28.47891</text:p>
          </table:table-cell>
          <table:table-cell table:style-name="ce24" office:value-type="float" office:value="29.11444" calcext:value-type="float">
            <text:p>29.11444</text:p>
          </table:table-cell>
          <table:table-cell table:style-name="ce24" office:value-type="float" office:value="28.14508" calcext:value-type="float">
            <text:p>28.14508</text:p>
          </table:table-cell>
          <table:table-cell table:style-name="ce24" office:value-type="float" office:value="28.45309" calcext:value-type="float">
            <text:p>28.45309</text:p>
          </table:table-cell>
          <table:table-cell table:style-name="ce24" office:value-type="float" office:value="28.32315" calcext:value-type="float">
            <text:p>28.32315</text:p>
          </table:table-cell>
          <table:table-cell table:style-name="ce24" office:value-type="float" office:value="28.67545" calcext:value-type="float">
            <text:p>28.67545</text:p>
          </table:table-cell>
          <table:table-cell table:style-name="ce24" office:value-type="float" office:value="28.48938" calcext:value-type="float">
            <text:p>28.48938</text:p>
          </table:table-cell>
          <table:table-cell table:style-name="ce24" office:value-type="float" office:value="28.26071" calcext:value-type="float">
            <text:p>28.26071</text:p>
          </table:table-cell>
          <table:table-cell table:style-name="ce24" office:value-type="float" office:value="28.65857" calcext:value-type="float">
            <text:p>28.65857</text:p>
          </table:table-cell>
          <table:table-cell table:style-name="ce24" office:value-type="float" office:value="28.47208" calcext:value-type="float">
            <text:p>28.47208</text:p>
          </table:table-cell>
          <table:table-cell table:style-name="ce24" office:value-type="float" office:value="28.26852" calcext:value-type="float">
            <text:p>28.26852</text:p>
          </table:table-cell>
          <table:table-cell table:style-name="ce24" office:value-type="float" office:value="28.51868" calcext:value-type="float">
            <text:p>28.51868</text:p>
          </table:table-cell>
          <table:table-cell table:style-name="ce24" office:value-type="float" office:value="28.51599" calcext:value-type="float">
            <text:p>28.51599</text:p>
          </table:table-cell>
          <table:table-cell table:style-name="ce24" office:value-type="float" office:value="28.3812" calcext:value-type="float">
            <text:p>28.3812</text:p>
          </table:table-cell>
          <table:table-cell table:style-name="ce24" office:value-type="float" office:value="28.1192" calcext:value-type="float">
            <text:p>28.1192</text:p>
          </table:table-cell>
          <table:table-cell table:style-name="ce24" office:value-type="float" office:value="28.07977" calcext:value-type="float">
            <text:p>28.07977</text:p>
          </table:table-cell>
          <table:table-cell table:style-name="ce24" office:value-type="float" office:value="28.83176" calcext:value-type="float">
            <text:p>28.83176</text:p>
          </table:table-cell>
          <table:table-cell table:style-name="ce24" office:value-type="float" office:value="28.55673" calcext:value-type="float">
            <text:p>28.55673</text:p>
          </table:table-cell>
          <table:table-cell table:style-name="ce24" office:value-type="float" office:value="28.229" calcext:value-type="float">
            <text:p>28.229</text:p>
          </table:table-cell>
          <table:table-cell table:style-name="ce24" office:value-type="float" office:value="28.61057" calcext:value-type="float">
            <text:p>28.61057</text:p>
          </table:table-cell>
          <table:table-cell table:style-name="ce24" office:value-type="float" office:value="28.67639" calcext:value-type="float">
            <text:p>28.67639</text:p>
          </table:table-cell>
          <table:table-cell table:style-name="ce3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8" office:value-type="float" office:value="29.14667" calcext:value-type="float">
            <text:p>29.14667</text:p>
          </table:table-cell>
          <table:table-cell table:style-name="ce24" office:value-type="float" office:value="28.38501" calcext:value-type="float">
            <text:p>28.38501</text:p>
          </table:table-cell>
          <table:table-cell table:style-name="ce24" office:value-type="float" office:value="28.65146" calcext:value-type="float">
            <text:p>28.65146</text:p>
          </table:table-cell>
          <table:table-cell table:style-name="ce24" office:value-type="float" office:value="28.87021" calcext:value-type="float">
            <text:p>28.8702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8.57617" calcext:value-type="float">
            <text:p>28.57617</text:p>
          </table:table-cell>
          <table:table-cell table:style-name="ce24" office:value-type="float" office:value="28.95352" calcext:value-type="float">
            <text:p>28.95352</text:p>
          </table:table-cell>
          <table:table-cell table:style-name="ce24" office:value-type="float" office:value="28.78827" calcext:value-type="float">
            <text:p>28.78827</text:p>
          </table:table-cell>
          <table:table-cell table:style-name="ce24" office:value-type="float" office:value="28.60828" calcext:value-type="float">
            <text:p>28.60828</text:p>
          </table:table-cell>
          <table:table-cell table:style-name="ce24" office:value-type="float" office:value="28.72644" calcext:value-type="float">
            <text:p>28.72644</text:p>
          </table:table-cell>
          <table:table-cell table:style-name="ce24" office:value-type="float" office:value="28.96136" calcext:value-type="float">
            <text:p>28.96136</text:p>
          </table:table-cell>
          <table:table-cell table:style-name="ce24" office:value-type="float" office:value="28.66055" calcext:value-type="float">
            <text:p>28.66055</text:p>
          </table:table-cell>
          <table:table-cell table:style-name="ce24" office:value-type="float" office:value="28.50937" calcext:value-type="float">
            <text:p>28.50937</text:p>
          </table:table-cell>
          <table:table-cell table:style-name="ce24" office:value-type="float" office:value="28.37332" calcext:value-type="float">
            <text:p>28.37332</text:p>
          </table:table-cell>
          <table:table-cell table:style-name="ce24" office:value-type="float" office:value="28.37781" calcext:value-type="float">
            <text:p>28.37781</text:p>
          </table:table-cell>
          <table:table-cell table:style-name="ce24" office:value-type="float" office:value="28.40808" calcext:value-type="float">
            <text:p>28.40808</text:p>
          </table:table-cell>
          <table:table-cell table:style-name="ce24" office:value-type="float" office:value="28.59708" calcext:value-type="float">
            <text:p>28.59708</text:p>
          </table:table-cell>
          <table:table-cell table:style-name="ce24" office:value-type="float" office:value="28.41507" calcext:value-type="float">
            <text:p>28.41507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39291" calcext:value-type="float">
            <text:p>28.39291</text:p>
          </table:table-cell>
          <table:table-cell table:style-name="ce24" office:value-type="float" office:value="28.18201" calcext:value-type="float">
            <text:p>28.18201</text:p>
          </table:table-cell>
          <table:table-cell table:style-name="ce24" office:value-type="float" office:value="28.47385" calcext:value-type="float">
            <text:p>28.47385</text:p>
          </table:table-cell>
          <table:table-cell table:style-name="ce24" office:value-type="float" office:value="28.43414" calcext:value-type="float">
            <text:p>28.43414</text:p>
          </table:table-cell>
          <table:table-cell table:style-name="ce24" office:value-type="float" office:value="28.24561" calcext:value-type="float">
            <text:p>28.24561</text:p>
          </table:table-cell>
          <table:table-cell table:style-name="ce24" office:value-type="float" office:value="28.64835" calcext:value-type="float">
            <text:p>28.64835</text:p>
          </table:table-cell>
          <table:table-cell table:style-name="ce24" office:value-type="float" office:value="28.37146" calcext:value-type="float">
            <text:p>28.37146</text:p>
          </table:table-cell>
          <table:table-cell table:style-name="ce24" office:value-type="float" office:value="28.30472" calcext:value-type="float">
            <text:p>28.30472</text:p>
          </table:table-cell>
          <table:table-cell table:style-name="ce24" office:value-type="float" office:value="28.49954" calcext:value-type="float">
            <text:p>28.49954</text:p>
          </table:table-cell>
          <table:table-cell table:style-name="ce24" office:value-type="float" office:value="28.36667" calcext:value-type="float">
            <text:p>28.36667</text:p>
          </table:table-cell>
          <table:table-cell table:style-name="ce24" office:value-type="float" office:value="28.50659" calcext:value-type="float">
            <text:p>28.50659</text:p>
          </table:table-cell>
          <table:table-cell table:style-name="ce24" office:value-type="float" office:value="28.2446" calcext:value-type="float">
            <text:p>28.2446</text:p>
          </table:table-cell>
          <table:table-cell table:style-name="ce3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8" office:value-type="float" office:value="27.9537" calcext:value-type="float">
            <text:p>27.9537</text:p>
          </table:table-cell>
          <table:table-cell table:style-name="ce24" office:value-type="float" office:value="29.04077" calcext:value-type="float">
            <text:p>29.04077</text:p>
          </table:table-cell>
          <table:table-cell table:style-name="ce24" office:value-type="float" office:value="28.82495" calcext:value-type="float">
            <text:p>28.82495</text:p>
          </table:table-cell>
          <table:table-cell table:style-name="ce24" office:value-type="float" office:value="28.92603" calcext:value-type="float">
            <text:p>28.92603</text:p>
          </table:table-cell>
          <table:table-cell table:style-name="ce24" office:value-type="float" office:value="28.74109" calcext:value-type="float">
            <text:p>28.74109</text:p>
          </table:table-cell>
          <table:table-cell table:style-name="ce24" office:value-type="float" office:value="29.3331" calcext:value-type="float">
            <text:p>29.3331</text:p>
          </table:table-cell>
          <table:table-cell table:style-name="ce24" office:value-type="float" office:value="28.7265" calcext:value-type="float">
            <text:p>28.7265</text:p>
          </table:table-cell>
          <table:table-cell table:style-name="ce24" office:value-type="float" office:value="28.68134" calcext:value-type="float">
            <text:p>28.68134</text:p>
          </table:table-cell>
          <table:table-cell table:style-name="ce24" office:value-type="float" office:value="28.93188" calcext:value-type="float">
            <text:p>28.93188</text:p>
          </table:table-cell>
          <table:table-cell table:style-name="ce24" office:value-type="float" office:value="28.69391" calcext:value-type="float">
            <text:p>28.69391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8.55286" calcext:value-type="float">
            <text:p>28.55286</text:p>
          </table:table-cell>
          <table:table-cell table:style-name="ce24" office:value-type="float" office:value="28.96402" calcext:value-type="float">
            <text:p>28.96402</text:p>
          </table:table-cell>
          <table:table-cell table:style-name="ce24" office:value-type="float" office:value="28.79642" calcext:value-type="float">
            <text:p>28.79642</text:p>
          </table:table-cell>
          <table:table-cell table:style-name="ce24" office:value-type="float" office:value="28.54193" calcext:value-type="float">
            <text:p>28.54193</text:p>
          </table:table-cell>
          <table:table-cell table:style-name="ce24" office:value-type="float" office:value="28.89203" calcext:value-type="float">
            <text:p>28.89203</text:p>
          </table:table-cell>
          <table:table-cell table:style-name="ce24" office:value-type="float" office:value="28.1434" calcext:value-type="float">
            <text:p>28.1434</text:p>
          </table:table-cell>
          <table:table-cell table:style-name="ce24" office:value-type="float" office:value="28.86057" calcext:value-type="float">
            <text:p>28.86057</text:p>
          </table:table-cell>
          <table:table-cell table:style-name="ce24" office:value-type="float" office:value="28.86172" calcext:value-type="float">
            <text:p>28.86172</text:p>
          </table:table-cell>
          <table:table-cell table:style-name="ce24" office:value-type="float" office:value="28.53397" calcext:value-type="float">
            <text:p>28.53397</text:p>
          </table:table-cell>
          <table:table-cell table:style-name="ce24" office:value-type="float" office:value="28.6427" calcext:value-type="float">
            <text:p>28.6427</text:p>
          </table:table-cell>
          <table:table-cell table:style-name="ce24" office:value-type="float" office:value="28.33154" calcext:value-type="float">
            <text:p>28.33154</text:p>
          </table:table-cell>
          <table:table-cell table:style-name="ce24" office:value-type="float" office:value="28.95129" calcext:value-type="float">
            <text:p>28.95129</text:p>
          </table:table-cell>
          <table:table-cell table:style-name="ce24" office:value-type="float" office:value="29.18726" calcext:value-type="float">
            <text:p>29.18726</text:p>
          </table:table-cell>
          <table:table-cell table:style-name="ce24" office:value-type="float" office:value="28.53452" calcext:value-type="float">
            <text:p>28.53452</text:p>
          </table:table-cell>
          <table:table-cell table:style-name="ce24" office:value-type="float" office:value="28.57013" calcext:value-type="float">
            <text:p>28.57013</text:p>
          </table:table-cell>
          <table:table-cell table:style-name="ce24" office:value-type="float" office:value="28.84167" calcext:value-type="float">
            <text:p>28.84167</text:p>
          </table:table-cell>
          <table:table-cell table:style-name="ce24" office:value-type="float" office:value="29.04718" calcext:value-type="float">
            <text:p>29.04718</text:p>
          </table:table-cell>
          <table:table-cell table:style-name="ce24" office:value-type="float" office:value="28.871" calcext:value-type="float">
            <text:p>28.871</text:p>
          </table:table-cell>
          <table:table-cell table:style-name="ce24" office:value-type="float" office:value="29.0343" calcext:value-type="float">
            <text:p>29.0343</text:p>
          </table:table-cell>
          <table:table-cell table:style-name="ce24" office:value-type="float" office:value="28.89575" calcext:value-type="float">
            <text:p>28.89575</text:p>
          </table:table-cell>
          <table:table-cell table:style-name="ce3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8" office:value-type="float" office:value="28.31998" calcext:value-type="float">
            <text:p>28.31998</text:p>
          </table:table-cell>
          <table:table-cell table:style-name="ce24" office:value-type="float" office:value="28.36383" calcext:value-type="float">
            <text:p>28.36383</text:p>
          </table:table-cell>
          <table:table-cell table:style-name="ce24" office:value-type="float" office:value="28.68912" calcext:value-type="float">
            <text:p>28.68912</text:p>
          </table:table-cell>
          <table:table-cell table:style-name="ce24" office:value-type="float" office:value="28.87991" calcext:value-type="float">
            <text:p>28.87991</text:p>
          </table:table-cell>
          <table:table-cell table:style-name="ce24" office:value-type="float" office:value="28.39526" calcext:value-type="float">
            <text:p>28.39526</text:p>
          </table:table-cell>
          <table:table-cell table:style-name="ce24" office:value-type="float" office:value="28.98172" calcext:value-type="float">
            <text:p>28.98172</text:p>
          </table:table-cell>
          <table:table-cell table:style-name="ce24" office:value-type="float" office:value="28.17801" calcext:value-type="float">
            <text:p>28.17801</text:p>
          </table:table-cell>
          <table:table-cell table:style-name="ce24" office:value-type="float" office:value="28.4082" calcext:value-type="float">
            <text:p>28.4082</text:p>
          </table:table-cell>
          <table:table-cell table:style-name="ce24" office:value-type="float" office:value="28.81647" calcext:value-type="float">
            <text:p>28.81647</text:p>
          </table:table-cell>
          <table:table-cell table:style-name="ce24" office:value-type="float" office:value="28.60562" calcext:value-type="float">
            <text:p>28.60562</text:p>
          </table:table-cell>
          <table:table-cell table:style-name="ce24" office:value-type="float" office:value="28.79639" calcext:value-type="float">
            <text:p>28.79639</text:p>
          </table:table-cell>
          <table:table-cell table:style-name="ce24" office:value-type="float" office:value="26.33115" calcext:value-type="float">
            <text:p>26.33115</text:p>
          </table:table-cell>
          <table:table-cell table:style-name="ce24" office:value-type="float" office:value="28.89221" calcext:value-type="float">
            <text:p>28.89221</text:p>
          </table:table-cell>
          <table:table-cell table:style-name="ce24" office:value-type="float" office:value="28.51013" calcext:value-type="float">
            <text:p>28.51013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82104" calcext:value-type="float">
            <text:p>28.82104</text:p>
          </table:table-cell>
          <table:table-cell table:style-name="ce24" office:value-type="float" office:value="28.23749" calcext:value-type="float">
            <text:p>28.23749</text:p>
          </table:table-cell>
          <table:table-cell table:style-name="ce24" office:value-type="float" office:value="28.25125" calcext:value-type="float">
            <text:p>28.25125</text:p>
          </table:table-cell>
          <table:table-cell table:style-name="ce24" office:value-type="float" office:value="28.75476" calcext:value-type="float">
            <text:p>28.75476</text:p>
          </table:table-cell>
          <table:table-cell table:style-name="ce24" office:value-type="float" office:value="28.47098" calcext:value-type="float">
            <text:p>28.47098</text:p>
          </table:table-cell>
          <table:table-cell table:style-name="ce24" office:value-type="float" office:value="28.54163" calcext:value-type="float">
            <text:p>28.54163</text:p>
          </table:table-cell>
          <table:table-cell table:style-name="ce24" office:value-type="float" office:value="28.86874" calcext:value-type="float">
            <text:p>28.86874</text:p>
          </table:table-cell>
          <table:table-cell table:style-name="ce24" office:value-type="float" office:value="28.26611" calcext:value-type="float">
            <text:p>28.26611</text:p>
          </table:table-cell>
          <table:table-cell table:style-name="ce24" office:value-type="float" office:value="29.793" calcext:value-type="float">
            <text:p>29.793</text:p>
          </table:table-cell>
          <table:table-cell table:style-name="ce24" office:value-type="float" office:value="28.42276" calcext:value-type="float">
            <text:p>28.42276</text:p>
          </table:table-cell>
          <table:table-cell table:style-name="ce24" office:value-type="float" office:value="28.82776" calcext:value-type="float">
            <text:p>28.82776</text:p>
          </table:table-cell>
          <table:table-cell table:style-name="ce24" office:value-type="float" office:value="28.33594" calcext:value-type="float">
            <text:p>28.33594</text:p>
          </table:table-cell>
          <table:table-cell table:style-name="ce24" office:value-type="float" office:value="28.961" calcext:value-type="float">
            <text:p>28.961</text:p>
          </table:table-cell>
          <table:table-cell table:style-name="ce24" office:value-type="float" office:value="28.31882" calcext:value-type="float">
            <text:p>28.31882</text:p>
          </table:table-cell>
          <table:table-cell table:style-name="ce24" office:value-type="float" office:value="28.48526" calcext:value-type="float">
            <text:p>28.48526</text:p>
          </table:table-cell>
          <table:table-cell table:style-name="ce24" office:value-type="float" office:value="28.00015" calcext:value-type="float">
            <text:p>28.00015</text:p>
          </table:table-cell>
          <table:table-cell table:style-name="ce3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8" office:value-type="float" office:value="27.33002" calcext:value-type="float">
            <text:p>27.33002</text:p>
          </table:table-cell>
          <table:table-cell table:style-name="ce24" office:value-type="float" office:value="28.97754" calcext:value-type="float">
            <text:p>28.97754</text:p>
          </table:table-cell>
          <table:table-cell table:style-name="ce24" office:value-type="float" office:value="28.37918" calcext:value-type="float">
            <text:p>28.37918</text:p>
          </table:table-cell>
          <table:table-cell table:style-name="ce24" office:value-type="float" office:value="28.58105" calcext:value-type="float">
            <text:p>28.58105</text:p>
          </table:table-cell>
          <table:table-cell table:style-name="ce24" office:value-type="float" office:value="28.66016" calcext:value-type="float">
            <text:p>28.66016</text:p>
          </table:table-cell>
          <table:table-cell table:style-name="ce24" office:value-type="float" office:value="28.47983" calcext:value-type="float">
            <text:p>28.47983</text:p>
          </table:table-cell>
          <table:table-cell table:style-name="ce24" office:value-type="float" office:value="28.64798" calcext:value-type="float">
            <text:p>28.64798</text:p>
          </table:table-cell>
          <table:table-cell table:style-name="ce24" office:value-type="float" office:value="28.11432" calcext:value-type="float">
            <text:p>28.11432</text:p>
          </table:table-cell>
          <table:table-cell table:style-name="ce24" office:value-type="float" office:value="28.46301" calcext:value-type="float">
            <text:p>28.46301</text:p>
          </table:table-cell>
          <table:table-cell table:style-name="ce24" office:value-type="float" office:value="29.0795" calcext:value-type="float">
            <text:p>29.0795</text:p>
          </table:table-cell>
          <table:table-cell table:style-name="ce24" office:value-type="float" office:value="28.29648" calcext:value-type="float">
            <text:p>28.29648</text:p>
          </table:table-cell>
          <table:table-cell table:style-name="ce24" office:value-type="float" office:value="28.76007" calcext:value-type="float">
            <text:p>28.76007</text:p>
          </table:table-cell>
          <table:table-cell table:style-name="ce24" office:value-type="float" office:value="28.20868" calcext:value-type="float">
            <text:p>28.20868</text:p>
          </table:table-cell>
          <table:table-cell table:style-name="ce24" office:value-type="float" office:value="28.77252" calcext:value-type="float">
            <text:p>28.77252</text:p>
          </table:table-cell>
          <table:table-cell table:style-name="ce24" office:value-type="float" office:value="28.34332" calcext:value-type="float">
            <text:p>28.34332</text:p>
          </table:table-cell>
          <table:table-cell table:style-name="ce24" office:value-type="float" office:value="28.72586" calcext:value-type="float">
            <text:p>28.72586</text:p>
          </table:table-cell>
          <table:table-cell table:style-name="ce24" office:value-type="float" office:value="28.49353" calcext:value-type="float">
            <text:p>28.49353</text:p>
          </table:table-cell>
          <table:table-cell table:style-name="ce24" office:value-type="float" office:value="28.45377" calcext:value-type="float">
            <text:p>28.45377</text:p>
          </table:table-cell>
          <table:table-cell table:style-name="ce24" office:value-type="float" office:value="28.90286" calcext:value-type="float">
            <text:p>28.90286</text:p>
          </table:table-cell>
          <table:table-cell table:style-name="ce24" office:value-type="float" office:value="28.89365" calcext:value-type="float">
            <text:p>28.89365</text:p>
          </table:table-cell>
          <table:table-cell table:style-name="ce24" office:value-type="float" office:value="29.89182" calcext:value-type="float">
            <text:p>29.89182</text:p>
          </table:table-cell>
          <table:table-cell table:style-name="ce24" office:value-type="float" office:value="29.49127" calcext:value-type="float">
            <text:p>29.49127</text:p>
          </table:table-cell>
          <table:table-cell table:style-name="ce24" office:value-type="float" office:value="31.13791" calcext:value-type="float">
            <text:p>31.13791</text:p>
          </table:table-cell>
          <table:table-cell table:style-name="ce24" office:value-type="float" office:value="29.31116" calcext:value-type="float">
            <text:p>29.31116</text:p>
          </table:table-cell>
          <table:table-cell table:style-name="ce24" office:value-type="float" office:value="28.86624" calcext:value-type="float">
            <text:p>28.86624</text:p>
          </table:table-cell>
          <table:table-cell table:style-name="ce24" office:value-type="float" office:value="28.62854" calcext:value-type="float">
            <text:p>28.62854</text:p>
          </table:table-cell>
          <table:table-cell table:style-name="ce24" office:value-type="float" office:value="28.62976" calcext:value-type="float">
            <text:p>28.62976</text:p>
          </table:table-cell>
          <table:table-cell table:style-name="ce24" office:value-type="float" office:value="28.73947" calcext:value-type="float">
            <text:p>28.73947</text:p>
          </table:table-cell>
          <table:table-cell table:style-name="ce24" office:value-type="float" office:value="28.5134" calcext:value-type="float">
            <text:p>28.5134</text:p>
          </table:table-cell>
          <table:table-cell table:style-name="ce24" office:value-type="float" office:value="28.42618" calcext:value-type="float">
            <text:p>28.42618</text:p>
          </table:table-cell>
          <table:table-cell table:style-name="ce24" office:value-type="float" office:value="28.4075" calcext:value-type="float">
            <text:p>28.4075</text:p>
          </table:table-cell>
          <table:table-cell table:style-name="ce3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8" office:value-type="float" office:value="28.03915" calcext:value-type="float">
            <text:p>28.03915</text:p>
          </table:table-cell>
          <table:table-cell table:style-name="ce24" office:value-type="float" office:value="28.07953" calcext:value-type="float">
            <text:p>28.07953</text:p>
          </table:table-cell>
          <table:table-cell table:style-name="ce24" office:value-type="float" office:value="28.9234" calcext:value-type="float">
            <text:p>28.9234</text:p>
          </table:table-cell>
          <table:table-cell table:style-name="ce24" office:value-type="float" office:value="28.81415" calcext:value-type="float">
            <text:p>28.81415</text:p>
          </table:table-cell>
          <table:table-cell table:style-name="ce24" office:value-type="float" office:value="28.56577" calcext:value-type="float">
            <text:p>28.56577</text:p>
          </table:table-cell>
          <table:table-cell table:style-name="ce24" office:value-type="float" office:value="28.58383" calcext:value-type="float">
            <text:p>28.58383</text:p>
          </table:table-cell>
          <table:table-cell table:style-name="ce24" office:value-type="float" office:value="28.53223" calcext:value-type="float">
            <text:p>28.53223</text:p>
          </table:table-cell>
          <table:table-cell table:style-name="ce24" office:value-type="float" office:value="28.64377" calcext:value-type="float">
            <text:p>28.64377</text:p>
          </table:table-cell>
          <table:table-cell table:style-name="ce24" office:value-type="float" office:value="28.29953" calcext:value-type="float">
            <text:p>28.29953</text:p>
          </table:table-cell>
          <table:table-cell table:style-name="ce24" office:value-type="float" office:value="28.55157" calcext:value-type="float">
            <text:p>28.55157</text:p>
          </table:table-cell>
          <table:table-cell table:style-name="ce24" office:value-type="float" office:value="28.57474" calcext:value-type="float">
            <text:p>28.57474</text:p>
          </table:table-cell>
          <table:table-cell table:style-name="ce24" office:value-type="float" office:value="28.51135" calcext:value-type="float">
            <text:p>28.51135</text:p>
          </table:table-cell>
          <table:table-cell table:style-name="ce24" office:value-type="float" office:value="28.44275" calcext:value-type="float">
            <text:p>28.44275</text:p>
          </table:table-cell>
          <table:table-cell table:style-name="ce24" office:value-type="float" office:value="28.50021" calcext:value-type="float">
            <text:p>28.50021</text:p>
          </table:table-cell>
          <table:table-cell table:style-name="ce24" office:value-type="float" office:value="28.44785" calcext:value-type="float">
            <text:p>28.44785</text:p>
          </table:table-cell>
          <table:table-cell table:style-name="ce24" office:value-type="float" office:value="28.66559" calcext:value-type="float">
            <text:p>28.66559</text:p>
          </table:table-cell>
          <table:table-cell table:style-name="ce24" office:value-type="float" office:value="28.77267" calcext:value-type="float">
            <text:p>28.77267</text:p>
          </table:table-cell>
          <table:table-cell table:style-name="ce24" office:value-type="float" office:value="28.74832" calcext:value-type="float">
            <text:p>28.74832</text:p>
          </table:table-cell>
          <table:table-cell table:style-name="ce24" office:value-type="float" office:value="28.79678" calcext:value-type="float">
            <text:p>28.79678</text:p>
          </table:table-cell>
          <table:table-cell table:style-name="ce24" office:value-type="float" office:value="29.86371" calcext:value-type="float">
            <text:p>29.86371</text:p>
          </table:table-cell>
          <table:table-cell table:style-name="ce24" office:value-type="float" office:value="30.15594" calcext:value-type="float">
            <text:p>30.15594</text:p>
          </table:table-cell>
          <table:table-cell table:style-name="ce24" office:value-type="float" office:value="31.40292" calcext:value-type="float">
            <text:p>31.40292</text:p>
          </table:table-cell>
          <table:table-cell table:style-name="ce24" office:value-type="float" office:value="29.69592" calcext:value-type="float">
            <text:p>29.69592</text:p>
          </table:table-cell>
          <table:table-cell table:style-name="ce24" office:value-type="float" office:value="31.68674" calcext:value-type="float">
            <text:p>31.68674</text:p>
          </table:table-cell>
          <table:table-cell table:style-name="ce24" office:value-type="float" office:value="28.37875" calcext:value-type="float">
            <text:p>28.37875</text:p>
          </table:table-cell>
          <table:table-cell table:style-name="ce24" office:value-type="float" office:value="28.77069" calcext:value-type="float">
            <text:p>28.77069</text:p>
          </table:table-cell>
          <table:table-cell table:style-name="ce24" office:value-type="float" office:value="28.15549" calcext:value-type="float">
            <text:p>28.15549</text:p>
          </table:table-cell>
          <table:table-cell table:style-name="ce24" office:value-type="float" office:value="28.69894" calcext:value-type="float">
            <text:p>28.69894</text:p>
          </table:table-cell>
          <table:table-cell table:style-name="ce24" office:value-type="float" office:value="28.37482" calcext:value-type="float">
            <text:p>28.37482</text:p>
          </table:table-cell>
          <table:table-cell table:style-name="ce24" office:value-type="float" office:value="28.70245" calcext:value-type="float">
            <text:p>28.70245</text:p>
          </table:table-cell>
          <table:table-cell table:style-name="ce24" office:value-type="float" office:value="28.49203" calcext:value-type="float">
            <text:p>28.49203</text:p>
          </table:table-cell>
          <table:table-cell table:style-name="ce3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8" office:value-type="float" office:value="27.26407" calcext:value-type="float">
            <text:p>27.26407</text:p>
          </table:table-cell>
          <table:table-cell table:style-name="ce24" office:value-type="float" office:value="28.59003" calcext:value-type="float">
            <text:p>28.59003</text:p>
          </table:table-cell>
          <table:table-cell table:style-name="ce24" office:value-type="float" office:value="28.49692" calcext:value-type="float">
            <text:p>28.49692</text:p>
          </table:table-cell>
          <table:table-cell table:style-name="ce24" office:value-type="float" office:value="28.67685" calcext:value-type="float">
            <text:p>28.67685</text:p>
          </table:table-cell>
          <table:table-cell table:style-name="ce24" office:value-type="float" office:value="28.12833" calcext:value-type="float">
            <text:p>28.12833</text:p>
          </table:table-cell>
          <table:table-cell table:style-name="ce24" office:value-type="float" office:value="28.66098" calcext:value-type="float">
            <text:p>28.66098</text:p>
          </table:table-cell>
          <table:table-cell table:style-name="ce24" office:value-type="float" office:value="28.39313" calcext:value-type="float">
            <text:p>28.39313</text:p>
          </table:table-cell>
          <table:table-cell table:style-name="ce24" office:value-type="float" office:value="28.57727" calcext:value-type="float">
            <text:p>28.57727</text:p>
          </table:table-cell>
          <table:table-cell table:style-name="ce24" office:value-type="float" office:value="28.418" calcext:value-type="float">
            <text:p>28.418</text:p>
          </table:table-cell>
          <table:table-cell table:style-name="ce24" office:value-type="float" office:value="28.64554" calcext:value-type="float">
            <text:p>28.64554</text:p>
          </table:table-cell>
          <table:table-cell table:style-name="ce24" office:value-type="float" office:value="28.25772" calcext:value-type="float">
            <text:p>28.25772</text:p>
          </table:table-cell>
          <table:table-cell table:style-name="ce24" office:value-type="float" office:value="28.97144" calcext:value-type="float">
            <text:p>28.97144</text:p>
          </table:table-cell>
          <table:table-cell table:style-name="ce24" office:value-type="float" office:value="28.3844" calcext:value-type="float">
            <text:p>28.3844</text:p>
          </table:table-cell>
          <table:table-cell table:style-name="ce24" office:value-type="float" office:value="28.64868" calcext:value-type="float">
            <text:p>28.64868</text:p>
          </table:table-cell>
          <table:table-cell table:style-name="ce24" office:value-type="float" office:value="28.6524" calcext:value-type="float">
            <text:p>28.6524</text:p>
          </table:table-cell>
          <table:table-cell table:style-name="ce24" office:value-type="float" office:value="28.45065" calcext:value-type="float">
            <text:p>28.45065</text:p>
          </table:table-cell>
          <table:table-cell table:style-name="ce24" office:value-type="float" office:value="29.66882" calcext:value-type="float">
            <text:p>29.66882</text:p>
          </table:table-cell>
          <table:table-cell table:style-name="ce24" office:value-type="float" office:value="29.44156" calcext:value-type="float">
            <text:p>29.44156</text:p>
          </table:table-cell>
          <table:table-cell table:style-name="ce24" office:value-type="float" office:value="31.31793" calcext:value-type="float">
            <text:p>31.31793</text:p>
          </table:table-cell>
          <table:table-cell table:style-name="ce24" office:value-type="float" office:value="31.44321" calcext:value-type="float">
            <text:p>31.44321</text:p>
          </table:table-cell>
          <table:table-cell table:style-name="ce24" office:value-type="float" office:value="32.13678" calcext:value-type="float">
            <text:p>32.13678</text:p>
          </table:table-cell>
          <table:table-cell table:style-name="ce24" office:value-type="float" office:value="32.43344" calcext:value-type="float">
            <text:p>32.43344</text:p>
          </table:table-cell>
          <table:table-cell table:style-name="ce24" office:value-type="float" office:value="32.62985" calcext:value-type="float">
            <text:p>32.62985</text:p>
          </table:table-cell>
          <table:table-cell table:style-name="ce24" office:value-type="float" office:value="30.07394" calcext:value-type="float">
            <text:p>30.07394</text:p>
          </table:table-cell>
          <table:table-cell table:style-name="ce24" office:value-type="float" office:value="30.30939" calcext:value-type="float">
            <text:p>30.30939</text:p>
          </table:table-cell>
          <table:table-cell table:style-name="ce24" office:value-type="float" office:value="28.94266" calcext:value-type="float">
            <text:p>28.94266</text:p>
          </table:table-cell>
          <table:table-cell table:style-name="ce24" office:value-type="float" office:value="29.26215" calcext:value-type="float">
            <text:p>29.26215</text:p>
          </table:table-cell>
          <table:table-cell table:style-name="ce24" office:value-type="float" office:value="28.23593" calcext:value-type="float">
            <text:p>28.23593</text:p>
          </table:table-cell>
          <table:table-cell table:style-name="ce24" office:value-type="float" office:value="28.8515" calcext:value-type="float">
            <text:p>28.8515</text:p>
          </table:table-cell>
          <table:table-cell table:style-name="ce24" office:value-type="float" office:value="28.728" calcext:value-type="float">
            <text:p>28.728</text:p>
          </table:table-cell>
          <table:table-cell table:style-name="ce24" office:value-type="float" office:value="28.70645" calcext:value-type="float">
            <text:p>28.70645</text:p>
          </table:table-cell>
          <table:table-cell table:style-name="ce3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8" office:value-type="float" office:value="28.46484" calcext:value-type="float">
            <text:p>28.46484</text:p>
          </table:table-cell>
          <table:table-cell table:style-name="ce24" office:value-type="float" office:value="27.17383" calcext:value-type="float">
            <text:p>27.17383</text:p>
          </table:table-cell>
          <table:table-cell table:style-name="ce24" office:value-type="float" office:value="28.54605" calcext:value-type="float">
            <text:p>28.54605</text:p>
          </table:table-cell>
          <table:table-cell table:style-name="ce24" office:value-type="float" office:value="28.88983" calcext:value-type="float">
            <text:p>28.88983</text:p>
          </table:table-cell>
          <table:table-cell table:style-name="ce24" office:value-type="float" office:value="28.48212" calcext:value-type="float">
            <text:p>28.48212</text:p>
          </table:table-cell>
          <table:table-cell table:style-name="ce24" office:value-type="float" office:value="28.08658" calcext:value-type="float">
            <text:p>28.08658</text:p>
          </table:table-cell>
          <table:table-cell table:style-name="ce24" office:value-type="float" office:value="28.28214" calcext:value-type="float">
            <text:p>28.28214</text:p>
          </table:table-cell>
          <table:table-cell table:style-name="ce24" office:value-type="float" office:value="28.32635" calcext:value-type="float">
            <text:p>28.32635</text:p>
          </table:table-cell>
          <table:table-cell table:style-name="ce24" office:value-type="float" office:value="28.4679" calcext:value-type="float">
            <text:p>28.4679</text:p>
          </table:table-cell>
          <table:table-cell table:style-name="ce24" office:value-type="float" office:value="28.31235" calcext:value-type="float">
            <text:p>28.31235</text:p>
          </table:table-cell>
          <table:table-cell table:style-name="ce24" office:value-type="float" office:value="28.35654" calcext:value-type="float">
            <text:p>28.35654</text:p>
          </table:table-cell>
          <table:table-cell table:style-name="ce24" office:value-type="float" office:value="28.73529" calcext:value-type="float">
            <text:p>28.73529</text:p>
          </table:table-cell>
          <table:table-cell table:style-name="ce24" office:value-type="float" office:value="28.24371" calcext:value-type="float">
            <text:p>28.24371</text:p>
          </table:table-cell>
          <table:table-cell table:style-name="ce24" office:value-type="float" office:value="28.56433" calcext:value-type="float">
            <text:p>28.56433</text:p>
          </table:table-cell>
          <table:table-cell table:style-name="ce24" office:value-type="float" office:value="28.53625" calcext:value-type="float">
            <text:p>28.53625</text:p>
          </table:table-cell>
          <table:table-cell table:style-name="ce24" office:value-type="float" office:value="29.2829" calcext:value-type="float">
            <text:p>29.2829</text:p>
          </table:table-cell>
          <table:table-cell table:style-name="ce24" office:value-type="float" office:value="29.75183" calcext:value-type="float">
            <text:p>29.75183</text:p>
          </table:table-cell>
          <table:table-cell table:style-name="ce24" office:value-type="float" office:value="30.78729" calcext:value-type="float">
            <text:p>30.78729</text:p>
          </table:table-cell>
          <table:table-cell table:style-name="ce24" office:value-type="float" office:value="31.03934" calcext:value-type="float">
            <text:p>31.03934</text:p>
          </table:table-cell>
          <table:table-cell table:style-name="ce24" office:value-type="float" office:value="32.54053" calcext:value-type="float">
            <text:p>32.54053</text:p>
          </table:table-cell>
          <table:table-cell table:style-name="ce24" office:value-type="float" office:value="32.01889" calcext:value-type="float">
            <text:p>32.01889</text:p>
          </table:table-cell>
          <table:table-cell table:style-name="ce24" office:value-type="float" office:value="32.67517" calcext:value-type="float">
            <text:p>32.67517</text:p>
          </table:table-cell>
          <table:table-cell table:style-name="ce24" office:value-type="float" office:value="31.75143" calcext:value-type="float">
            <text:p>31.75143</text:p>
          </table:table-cell>
          <table:table-cell table:style-name="ce24" office:value-type="float" office:value="32.31622" calcext:value-type="float">
            <text:p>32.31622</text:p>
          </table:table-cell>
          <table:table-cell table:style-name="ce24" office:value-type="float" office:value="28.69376" calcext:value-type="float">
            <text:p>28.69376</text:p>
          </table:table-cell>
          <table:table-cell table:style-name="ce24" office:value-type="float" office:value="30.3949" calcext:value-type="float">
            <text:p>30.3949</text:p>
          </table:table-cell>
          <table:table-cell table:style-name="ce24" office:value-type="float" office:value="28.5787" calcext:value-type="float">
            <text:p>28.5787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7.87015" calcext:value-type="float">
            <text:p>27.87015</text:p>
          </table:table-cell>
          <table:table-cell table:style-name="ce24" office:value-type="float" office:value="28.15503" calcext:value-type="float">
            <text:p>28.15503</text:p>
          </table:table-cell>
          <table:table-cell table:style-name="ce24" office:value-type="float" office:value="28.11411" calcext:value-type="float">
            <text:p>28.11411</text:p>
          </table:table-cell>
          <table:table-cell table:style-name="ce3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8" office:value-type="float" office:value="28.25052" calcext:value-type="float">
            <text:p>28.25052</text:p>
          </table:table-cell>
          <table:table-cell table:style-name="ce24" office:value-type="float" office:value="28.70312" calcext:value-type="float">
            <text:p>28.70312</text:p>
          </table:table-cell>
          <table:table-cell table:style-name="ce24" office:value-type="float" office:value="28.57343" calcext:value-type="float">
            <text:p>28.57343</text:p>
          </table:table-cell>
          <table:table-cell table:style-name="ce24" office:value-type="float" office:value="28.7775" calcext:value-type="float">
            <text:p>28.7775</text:p>
          </table:table-cell>
          <table:table-cell table:style-name="ce24" office:value-type="float" office:value="28.53455" calcext:value-type="float">
            <text:p>28.53455</text:p>
          </table:table-cell>
          <table:table-cell table:style-name="ce24" office:value-type="float" office:value="28.90652" calcext:value-type="float">
            <text:p>28.90652</text:p>
          </table:table-cell>
          <table:table-cell table:style-name="ce24" office:value-type="float" office:value="28.52719" calcext:value-type="float">
            <text:p>28.52719</text:p>
          </table:table-cell>
          <table:table-cell table:style-name="ce24" office:value-type="float" office:value="28.72244" calcext:value-type="float">
            <text:p>28.72244</text:p>
          </table:table-cell>
          <table:table-cell table:style-name="ce24" office:value-type="float" office:value="28.32886" calcext:value-type="float">
            <text:p>28.32886</text:p>
          </table:table-cell>
          <table:table-cell table:style-name="ce24" office:value-type="float" office:value="28.50323" calcext:value-type="float">
            <text:p>28.50323</text:p>
          </table:table-cell>
          <table:table-cell table:style-name="ce24" office:value-type="float" office:value="28.6828" calcext:value-type="float">
            <text:p>28.6828</text:p>
          </table:table-cell>
          <table:table-cell table:style-name="ce24" office:value-type="float" office:value="28.4805" calcext:value-type="float">
            <text:p>28.4805</text:p>
          </table:table-cell>
          <table:table-cell table:style-name="ce24" office:value-type="float" office:value="28.62698" calcext:value-type="float">
            <text:p>28.62698</text:p>
          </table:table-cell>
          <table:table-cell table:style-name="ce24" office:value-type="float" office:value="29.38702" calcext:value-type="float">
            <text:p>29.38702</text:p>
          </table:table-cell>
          <table:table-cell table:style-name="ce24" office:value-type="float" office:value="30.43558" calcext:value-type="float">
            <text:p>30.43558</text:p>
          </table:table-cell>
          <table:table-cell table:style-name="ce24" office:value-type="float" office:value="30.44162" calcext:value-type="float">
            <text:p>30.44162</text:p>
          </table:table-cell>
          <table:table-cell table:style-name="ce24" office:value-type="float" office:value="32.23047" calcext:value-type="float">
            <text:p>32.23047</text:p>
          </table:table-cell>
          <table:table-cell table:style-name="ce24" office:value-type="float" office:value="32.18939" calcext:value-type="float">
            <text:p>32.18939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2.69385" calcext:value-type="float">
            <text:p>32.69385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98145" calcext:value-type="float">
            <text:p>32.98145</text:p>
          </table:table-cell>
          <table:table-cell table:style-name="ce24" office:value-type="float" office:value="33.58939" calcext:value-type="float">
            <text:p>33.58939</text:p>
          </table:table-cell>
          <table:table-cell table:style-name="ce24" office:value-type="float" office:value="32.44083" calcext:value-type="float">
            <text:p>32.44083</text:p>
          </table:table-cell>
          <table:table-cell table:style-name="ce24" office:value-type="float" office:value="32.60123" calcext:value-type="float">
            <text:p>32.60123</text:p>
          </table:table-cell>
          <table:table-cell table:style-name="ce24" office:value-type="float" office:value="29.65118" calcext:value-type="float">
            <text:p>29.65118</text:p>
          </table:table-cell>
          <table:table-cell table:style-name="ce24" office:value-type="float" office:value="29.53903" calcext:value-type="float">
            <text:p>29.53903</text:p>
          </table:table-cell>
          <table:table-cell table:style-name="ce24" office:value-type="float" office:value="28.85376" calcext:value-type="float">
            <text:p>28.85376</text:p>
          </table:table-cell>
          <table:table-cell table:style-name="ce24" office:value-type="float" office:value="28.9093" calcext:value-type="float">
            <text:p>28.9093</text:p>
          </table:table-cell>
          <table:table-cell table:style-name="ce24" office:value-type="float" office:value="28.79782" calcext:value-type="float">
            <text:p>28.79782</text:p>
          </table:table-cell>
          <table:table-cell table:style-name="ce24" office:value-type="float" office:value="28.82214" calcext:value-type="float">
            <text:p>28.82214</text:p>
          </table:table-cell>
          <table:table-cell table:style-name="ce3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8" office:value-type="float" office:value="28.61658" calcext:value-type="float">
            <text:p>28.61658</text:p>
          </table:table-cell>
          <table:table-cell table:style-name="ce24" office:value-type="float" office:value="28.76242" calcext:value-type="float">
            <text:p>28.76242</text:p>
          </table:table-cell>
          <table:table-cell table:style-name="ce24" office:value-type="float" office:value="28.60425" calcext:value-type="float">
            <text:p>28.60425</text:p>
          </table:table-cell>
          <table:table-cell table:style-name="ce24" office:value-type="float" office:value="28.67218" calcext:value-type="float">
            <text:p>28.67218</text:p>
          </table:table-cell>
          <table:table-cell table:style-name="ce24" office:value-type="float" office:value="28.83353" calcext:value-type="float">
            <text:p>28.83353</text:p>
          </table:table-cell>
          <table:table-cell table:style-name="ce24" office:value-type="float" office:value="28.5499" calcext:value-type="float">
            <text:p>28.5499</text:p>
          </table:table-cell>
          <table:table-cell table:style-name="ce24" office:value-type="float" office:value="28.56586" calcext:value-type="float">
            <text:p>28.56586</text:p>
          </table:table-cell>
          <table:table-cell table:style-name="ce24" office:value-type="float" office:value="28.24603" calcext:value-type="float">
            <text:p>28.24603</text:p>
          </table:table-cell>
          <table:table-cell table:style-name="ce24" office:value-type="float" office:value="28.76474" calcext:value-type="float">
            <text:p>28.76474</text:p>
          </table:table-cell>
          <table:table-cell table:style-name="ce24" office:value-type="float" office:value="28.00119" calcext:value-type="float">
            <text:p>28.00119</text:p>
          </table:table-cell>
          <table:table-cell table:style-name="ce24" office:value-type="float" office:value="28.59171" calcext:value-type="float">
            <text:p>28.59171</text:p>
          </table:table-cell>
          <table:table-cell table:style-name="ce24" office:value-type="float" office:value="28.39075" calcext:value-type="float">
            <text:p>28.39075</text:p>
          </table:table-cell>
          <table:table-cell table:style-name="ce24" office:value-type="float" office:value="29.21695" calcext:value-type="float">
            <text:p>29.21695</text:p>
          </table:table-cell>
          <table:table-cell table:style-name="ce24" office:value-type="float" office:value="29.67114" calcext:value-type="float">
            <text:p>29.67114</text:p>
          </table:table-cell>
          <table:table-cell table:style-name="ce24" office:value-type="float" office:value="30.86813" calcext:value-type="float">
            <text:p>30.86813</text:p>
          </table:table-cell>
          <table:table-cell table:style-name="ce24" office:value-type="float" office:value="31.91125" calcext:value-type="float">
            <text:p>31.91125</text:p>
          </table:table-cell>
          <table:table-cell table:style-name="ce24" office:value-type="float" office:value="32.07657" calcext:value-type="float">
            <text:p>32.07657</text:p>
          </table:table-cell>
          <table:table-cell table:style-name="ce24" office:value-type="float" office:value="32.2569" calcext:value-type="float">
            <text:p>32.2569</text:p>
          </table:table-cell>
          <table:table-cell table:style-name="ce24" office:value-type="float" office:value="32.95108" calcext:value-type="float">
            <text:p>32.95108</text:p>
          </table:table-cell>
          <table:table-cell table:style-name="ce24" office:value-type="float" office:value="32.93698" calcext:value-type="float">
            <text:p>32.93698</text:p>
          </table:table-cell>
          <table:table-cell table:style-name="ce24" office:value-type="float" office:value="33.2756" calcext:value-type="float">
            <text:p>33.2756</text:p>
          </table:table-cell>
          <table:table-cell table:style-name="ce24" office:value-type="float" office:value="33.61972" calcext:value-type="float">
            <text:p>33.61972</text:p>
          </table:table-cell>
          <table:table-cell table:style-name="ce24" office:value-type="float" office:value="33.32617" calcext:value-type="float">
            <text:p>33.32617</text:p>
          </table:table-cell>
          <table:table-cell table:style-name="ce24" office:value-type="float" office:value="34.32596" calcext:value-type="float">
            <text:p>34.32596</text:p>
          </table:table-cell>
          <table:table-cell table:style-name="ce24" office:value-type="float" office:value="30.53189" calcext:value-type="float">
            <text:p>30.53189</text:p>
          </table:table-cell>
          <table:table-cell table:style-name="ce24" office:value-type="float" office:value="32.34106" calcext:value-type="float">
            <text:p>32.34106</text:p>
          </table:table-cell>
          <table:table-cell table:style-name="ce24" office:value-type="float" office:value="28.88132" calcext:value-type="float">
            <text:p>28.88132</text:p>
          </table:table-cell>
          <table:table-cell table:style-name="ce24" office:value-type="float" office:value="29.59094" calcext:value-type="float">
            <text:p>29.59094</text:p>
          </table:table-cell>
          <table:table-cell table:style-name="ce24" office:value-type="float" office:value="28.61026" calcext:value-type="float">
            <text:p>28.61026</text:p>
          </table:table-cell>
          <table:table-cell table:style-name="ce24" office:value-type="float" office:value="28.29471" calcext:value-type="float">
            <text:p>28.29471</text:p>
          </table:table-cell>
          <table:table-cell table:style-name="ce24" office:value-type="float" office:value="28.45871" calcext:value-type="float">
            <text:p>28.45871</text:p>
          </table:table-cell>
          <table:table-cell table:style-name="ce3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8" office:value-type="float" office:value="28.4744" calcext:value-type="float">
            <text:p>28.4744</text:p>
          </table:table-cell>
          <table:table-cell table:style-name="ce24" office:value-type="float" office:value="28.77121" calcext:value-type="float">
            <text:p>28.77121</text:p>
          </table:table-cell>
          <table:table-cell table:style-name="ce24" office:value-type="float" office:value="28.54114" calcext:value-type="float">
            <text:p>28.54114</text:p>
          </table:table-cell>
          <table:table-cell table:style-name="ce24" office:value-type="float" office:value="28.56396" calcext:value-type="float">
            <text:p>28.56396</text:p>
          </table:table-cell>
          <table:table-cell table:style-name="ce24" office:value-type="float" office:value="28.70706" calcext:value-type="float">
            <text:p>28.70706</text:p>
          </table:table-cell>
          <table:table-cell table:style-name="ce24" office:value-type="float" office:value="28.64911" calcext:value-type="float">
            <text:p>28.64911</text:p>
          </table:table-cell>
          <table:table-cell table:style-name="ce24" office:value-type="float" office:value="28.19894" calcext:value-type="float">
            <text:p>28.19894</text:p>
          </table:table-cell>
          <table:table-cell table:style-name="ce24" office:value-type="float" office:value="28.69595" calcext:value-type="float">
            <text:p>28.69595</text:p>
          </table:table-cell>
          <table:table-cell table:style-name="ce24" office:value-type="float" office:value="28.34271" calcext:value-type="float">
            <text:p>28.34271</text:p>
          </table:table-cell>
          <table:table-cell table:style-name="ce24" office:value-type="float" office:value="28.46283" calcext:value-type="float">
            <text:p>28.46283</text:p>
          </table:table-cell>
          <table:table-cell table:style-name="ce24" office:value-type="float" office:value="28.37778" calcext:value-type="float">
            <text:p>28.37778</text:p>
          </table:table-cell>
          <table:table-cell table:style-name="ce24" office:value-type="float" office:value="28.53189" calcext:value-type="float">
            <text:p>28.53189</text:p>
          </table:table-cell>
          <table:table-cell table:style-name="ce24" office:value-type="float" office:value="28.66397" calcext:value-type="float">
            <text:p>28.66397</text:p>
          </table:table-cell>
          <table:table-cell table:style-name="ce24" office:value-type="float" office:value="30.92606" calcext:value-type="float">
            <text:p>30.92606</text:p>
          </table:table-cell>
          <table:table-cell table:style-name="ce24" office:value-type="float" office:value="31.51837" calcext:value-type="float">
            <text:p>31.51837</text:p>
          </table:table-cell>
          <table:table-cell table:style-name="ce24" office:value-type="float" office:value="31.99625" calcext:value-type="float">
            <text:p>31.99625</text:p>
          </table:table-cell>
          <table:table-cell table:style-name="ce24" office:value-type="float" office:value="32.41415" calcext:value-type="float">
            <text:p>32.41415</text:p>
          </table:table-cell>
          <table:table-cell table:style-name="ce24" office:value-type="float" office:value="32.72665" calcext:value-type="float">
            <text:p>32.72665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3.04687" calcext:value-type="float">
            <text:p>33.04687</text:p>
          </table:table-cell>
          <table:table-cell table:style-name="ce24" office:value-type="float" office:value="33.88705" calcext:value-type="float">
            <text:p>33.88705</text:p>
          </table:table-cell>
          <table:table-cell table:style-name="ce24" office:value-type="float" office:value="34.03122" calcext:value-type="float">
            <text:p>34.03122</text:p>
          </table:table-cell>
          <table:table-cell table:style-name="ce24" office:value-type="float" office:value="34.62958" calcext:value-type="float">
            <text:p>34.62958</text:p>
          </table:table-cell>
          <table:table-cell table:style-name="ce24" office:value-type="float" office:value="32.98422" calcext:value-type="float">
            <text:p>32.98422</text:p>
          </table:table-cell>
          <table:table-cell table:style-name="ce24" office:value-type="float" office:value="33.50977" calcext:value-type="float">
            <text:p>33.50977</text:p>
          </table:table-cell>
          <table:table-cell table:style-name="ce24" office:value-type="float" office:value="30.76111" calcext:value-type="float">
            <text:p>30.76111</text:p>
          </table:table-cell>
          <table:table-cell table:style-name="ce24" office:value-type="float" office:value="30.89984" calcext:value-type="float">
            <text:p>30.89984</text:p>
          </table:table-cell>
          <table:table-cell table:style-name="ce24" office:value-type="float" office:value="28.28668" calcext:value-type="float">
            <text:p>28.28668</text:p>
          </table:table-cell>
          <table:table-cell table:style-name="ce24" office:value-type="float" office:value="28.27759" calcext:value-type="float">
            <text:p>28.27759</text:p>
          </table:table-cell>
          <table:table-cell table:style-name="ce24" office:value-type="float" office:value="27.6879" calcext:value-type="float">
            <text:p>27.6879</text:p>
          </table:table-cell>
          <table:table-cell table:style-name="ce24" office:value-type="float" office:value="28.39014" calcext:value-type="float">
            <text:p>28.39014</text:p>
          </table:table-cell>
          <table:table-cell table:style-name="ce3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8" office:value-type="float" office:value="28.58105" calcext:value-type="float">
            <text:p>28.58105</text:p>
          </table:table-cell>
          <table:table-cell table:style-name="ce24" office:value-type="float" office:value="28.03506" calcext:value-type="float">
            <text:p>28.03506</text:p>
          </table:table-cell>
          <table:table-cell table:style-name="ce24" office:value-type="float" office:value="28.79019" calcext:value-type="float">
            <text:p>28.79019</text:p>
          </table:table-cell>
          <table:table-cell table:style-name="ce24" office:value-type="float" office:value="28.91531" calcext:value-type="float">
            <text:p>28.91531</text:p>
          </table:table-cell>
          <table:table-cell table:style-name="ce24" office:value-type="float" office:value="28.79095" calcext:value-type="float">
            <text:p>28.79095</text:p>
          </table:table-cell>
          <table:table-cell table:style-name="ce24" office:value-type="float" office:value="28.28937" calcext:value-type="float">
            <text:p>28.28937</text:p>
          </table:table-cell>
          <table:table-cell table:style-name="ce24" office:value-type="float" office:value="28.59317" calcext:value-type="float">
            <text:p>28.59317</text:p>
          </table:table-cell>
          <table:table-cell table:style-name="ce24" office:value-type="float" office:value="28.58597" calcext:value-type="float">
            <text:p>28.58597</text:p>
          </table:table-cell>
          <table:table-cell table:style-name="ce24" office:value-type="float" office:value="27.9971" calcext:value-type="float">
            <text:p>27.9971</text:p>
          </table:table-cell>
          <table:table-cell table:style-name="ce24" office:value-type="float" office:value="28.34293" calcext:value-type="float">
            <text:p>28.34293</text:p>
          </table:table-cell>
          <table:table-cell table:style-name="ce24" office:value-type="float" office:value="28.64178" calcext:value-type="float">
            <text:p>28.64178</text:p>
          </table:table-cell>
          <table:table-cell table:style-name="ce24" office:value-type="float" office:value="28.41687" calcext:value-type="float">
            <text:p>28.41687</text:p>
          </table:table-cell>
          <table:table-cell table:style-name="ce24" office:value-type="float" office:value="30.3002" calcext:value-type="float">
            <text:p>30.3002</text:p>
          </table:table-cell>
          <table:table-cell table:style-name="ce24" office:value-type="float" office:value="28.86395" calcext:value-type="float">
            <text:p>28.86395</text:p>
          </table:table-cell>
          <table:table-cell table:style-name="ce24" office:value-type="float" office:value="32.28314" calcext:value-type="float">
            <text:p>32.28314</text:p>
          </table:table-cell>
          <table:table-cell table:style-name="ce24" office:value-type="float" office:value="31.38144" calcext:value-type="float">
            <text:p>31.38144</text:p>
          </table:table-cell>
          <table:table-cell table:style-name="ce24" office:value-type="float" office:value="32.42844" calcext:value-type="float">
            <text:p>32.42844</text:p>
          </table:table-cell>
          <table:table-cell table:style-name="ce24" office:value-type="float" office:value="32.1142" calcext:value-type="float">
            <text:p>32.1142</text:p>
          </table:table-cell>
          <table:table-cell table:style-name="ce24" office:value-type="float" office:value="33.28775" calcext:value-type="float">
            <text:p>33.28775</text:p>
          </table:table-cell>
          <table:table-cell table:style-name="ce24" office:value-type="float" office:value="32.77255" calcext:value-type="float">
            <text:p>32.77255</text:p>
          </table:table-cell>
          <table:table-cell table:style-name="ce24" office:value-type="float" office:value="34.47778" calcext:value-type="float">
            <text:p>34.47778</text:p>
          </table:table-cell>
          <table:table-cell table:style-name="ce24" office:value-type="float" office:value="33.6214" calcext:value-type="float">
            <text:p>33.6214</text:p>
          </table:table-cell>
          <table:table-cell table:style-name="ce24" office:value-type="float" office:value="34.01596" calcext:value-type="float">
            <text:p>34.01596</text:p>
          </table:table-cell>
          <table:table-cell table:style-name="ce24" office:value-type="float" office:value="33.27429" calcext:value-type="float">
            <text:p>33.27429</text:p>
          </table:table-cell>
          <table:table-cell table:style-name="ce24" office:value-type="float" office:value="32.17212" calcext:value-type="float">
            <text:p>32.17212</text:p>
          </table:table-cell>
          <table:table-cell table:style-name="ce24" office:value-type="float" office:value="32.32932" calcext:value-type="float">
            <text:p>32.32932</text:p>
          </table:table-cell>
          <table:table-cell table:style-name="ce24" office:value-type="float" office:value="28.7142" calcext:value-type="float">
            <text:p>28.7142</text:p>
          </table:table-cell>
          <table:table-cell table:style-name="ce24" office:value-type="float" office:value="30.00131" calcext:value-type="float">
            <text:p>30.00131</text:p>
          </table:table-cell>
          <table:table-cell table:style-name="ce24" office:value-type="float" office:value="27.99323" calcext:value-type="float">
            <text:p>27.99323</text:p>
          </table:table-cell>
          <table:table-cell table:style-name="ce24" office:value-type="float" office:value="27.81369" calcext:value-type="float">
            <text:p>27.81369</text:p>
          </table:table-cell>
          <table:table-cell table:style-name="ce24" office:value-type="float" office:value="27.8111" calcext:value-type="float">
            <text:p>27.8111</text:p>
          </table:table-cell>
          <table:table-cell table:style-name="ce3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8" office:value-type="float" office:value="34.9538" calcext:value-type="float">
            <text:p>34.9538</text:p>
          </table:table-cell>
          <table:table-cell table:style-name="ce24" office:value-type="float" office:value="34.06226" calcext:value-type="float">
            <text:p>34.06226</text:p>
          </table:table-cell>
          <table:table-cell table:style-name="ce24" office:value-type="float" office:value="31.55115" calcext:value-type="float">
            <text:p>31.55115</text:p>
          </table:table-cell>
          <table:table-cell table:style-name="ce24" office:value-type="float" office:value="30.8291" calcext:value-type="float">
            <text:p>30.8291</text:p>
          </table:table-cell>
          <table:table-cell table:style-name="ce24" office:value-type="float" office:value="30.03366" calcext:value-type="float">
            <text:p>30.03366</text:p>
          </table:table-cell>
          <table:table-cell table:style-name="ce24" office:value-type="float" office:value="30.49533" calcext:value-type="float">
            <text:p>30.49533</text:p>
          </table:table-cell>
          <table:table-cell table:style-name="ce24" office:value-type="float" office:value="29.89731" calcext:value-type="float">
            <text:p>29.89731</text:p>
          </table:table-cell>
          <table:table-cell table:style-name="ce24" office:value-type="float" office:value="28.97089" calcext:value-type="float">
            <text:p>28.97089</text:p>
          </table:table-cell>
          <table:table-cell table:style-name="ce24" office:value-type="float" office:value="32.09003" calcext:value-type="float">
            <text:p>32.09003</text:p>
          </table:table-cell>
          <table:table-cell table:style-name="ce24" office:value-type="float" office:value="32.22711" calcext:value-type="float">
            <text:p>32.22711</text:p>
          </table:table-cell>
          <table:table-cell table:style-name="ce24" office:value-type="float" office:value="30.07913" calcext:value-type="float">
            <text:p>30.07913</text:p>
          </table:table-cell>
          <table:table-cell table:style-name="ce24" office:value-type="float" office:value="30.20135" calcext:value-type="float">
            <text:p>30.20135</text:p>
          </table:table-cell>
          <table:table-cell table:style-name="ce24" office:value-type="float" office:value="28.47263" calcext:value-type="float">
            <text:p>28.47263</text:p>
          </table:table-cell>
          <table:table-cell table:style-name="ce24" office:value-type="float" office:value="31.88092" calcext:value-type="float">
            <text:p>31.88092</text:p>
          </table:table-cell>
          <table:table-cell table:style-name="ce24" office:value-type="float" office:value="31.37531" calcext:value-type="float">
            <text:p>31.37531</text:p>
          </table:table-cell>
          <table:table-cell table:style-name="ce24" office:value-type="float" office:value="29.75266" calcext:value-type="float">
            <text:p>29.75266</text:p>
          </table:table-cell>
          <table:table-cell table:style-name="ce24" office:value-type="float" office:value="36.0058" calcext:value-type="float">
            <text:p>36.0058</text:p>
          </table:table-cell>
          <table:table-cell table:style-name="ce24" office:value-type="float" office:value="34.47702" calcext:value-type="float">
            <text:p>34.47702</text:p>
          </table:table-cell>
          <table:table-cell table:style-name="ce24" office:value-type="float" office:value="33.06253" calcext:value-type="float">
            <text:p>33.06253</text:p>
          </table:table-cell>
          <table:table-cell table:style-name="ce24" office:value-type="float" office:value="33.01559" calcext:value-type="float">
            <text:p>33.01559</text:p>
          </table:table-cell>
          <table:table-cell table:style-name="ce24" office:value-type="float" office:value="33.0528" calcext:value-type="float">
            <text:p>33.0528</text:p>
          </table:table-cell>
          <table:table-cell table:style-name="ce24" office:value-type="float" office:value="35.00153" calcext:value-type="float">
            <text:p>35.00153</text:p>
          </table:table-cell>
          <table:table-cell table:style-name="ce24" office:value-type="float" office:value="33.8288" calcext:value-type="float">
            <text:p>33.8288</text:p>
          </table:table-cell>
          <table:table-cell table:style-name="ce28" office:value-type="float" office:value="38.61304" calcext:value-type="float">
            <text:p>38.61304</text:p>
          </table:table-cell>
          <table:table-cell table:style-name="ce24" office:value-type="float" office:value="31.67334" calcext:value-type="float">
            <text:p>31.67334</text:p>
          </table:table-cell>
          <table:table-cell table:style-name="ce24" office:value-type="float" office:value="33.9819" calcext:value-type="float">
            <text:p>33.9819</text:p>
          </table:table-cell>
          <table:table-cell table:style-name="ce24" office:value-type="float" office:value="32.80322" calcext:value-type="float">
            <text:p>32.80322</text:p>
          </table:table-cell>
          <table:table-cell table:style-name="ce24" office:value-type="float" office:value="29.85654" calcext:value-type="float">
            <text:p>29.85654</text:p>
          </table:table-cell>
          <table:table-cell table:style-name="ce24" office:value-type="float" office:value="27.39136" calcext:value-type="float">
            <text:p>27.39136</text:p>
          </table:table-cell>
          <table:table-cell table:style-name="ce24" office:value-type="float" office:value="30.51575" calcext:value-type="float">
            <text:p>30.51575</text:p>
          </table:table-cell>
          <table:table-cell table:style-name="ce24" office:value-type="float" office:value="25.45639" calcext:value-type="float">
            <text:p>25.45639</text:p>
          </table:table-cell>
          <table:table-cell table:style-name="ce3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8" office:value-type="float" office:value="26.22507" calcext:value-type="float">
            <text:p>26.22507</text:p>
          </table:table-cell>
          <table:table-cell table:style-name="ce24" office:value-type="float" office:value="34.85202" calcext:value-type="float">
            <text:p>34.85202</text:p>
          </table:table-cell>
          <table:table-cell table:style-name="ce24" office:value-type="float" office:value="35.24704" calcext:value-type="float">
            <text:p>35.24704</text:p>
          </table:table-cell>
          <table:table-cell table:style-name="ce24" office:value-type="float" office:value="30.04037" calcext:value-type="float">
            <text:p>30.04037</text:p>
          </table:table-cell>
          <table:table-cell table:style-name="ce24" office:value-type="float" office:value="28.90225" calcext:value-type="float">
            <text:p>28.90225</text:p>
          </table:table-cell>
          <table:table-cell table:style-name="ce24" office:value-type="float" office:value="26.97433" calcext:value-type="float">
            <text:p>26.97433</text:p>
          </table:table-cell>
          <table:table-cell table:style-name="ce24" office:value-type="float" office:value="28.47366" calcext:value-type="float">
            <text:p>28.47366</text:p>
          </table:table-cell>
          <table:table-cell table:style-name="ce24" office:value-type="float" office:value="26.49002" calcext:value-type="float">
            <text:p>26.49002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8.71579" calcext:value-type="float">
            <text:p>28.715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72607" calcext:value-type="float">
            <text:p>33.72607</text:p>
          </table:table-cell>
          <table:table-cell table:style-name="ce24" office:value-type="float" office:value="26.56946" calcext:value-type="float">
            <text:p>26.56946</text:p>
          </table:table-cell>
          <table:table-cell table:style-name="ce24" office:value-type="float" office:value="30.31018" calcext:value-type="float">
            <text:p>30.31018</text:p>
          </table:table-cell>
          <table:table-cell table:style-name="ce24" office:value-type="float" office:value="29.99411" calcext:value-type="float">
            <text:p>29.99411</text:p>
          </table:table-cell>
          <table:table-cell table:style-name="ce24" office:value-type="float" office:value="37.55283" calcext:value-type="float">
            <text:p>37.55283</text:p>
          </table:table-cell>
          <table:table-cell table:style-name="ce24" office:value-type="float" office:value="33.21619" calcext:value-type="float">
            <text:p>33.21619</text:p>
          </table:table-cell>
          <table:table-cell table:style-name="ce24" office:value-type="float" office:value="32.64716" calcext:value-type="float">
            <text:p>32.64716</text:p>
          </table:table-cell>
          <table:table-cell table:style-name="ce24" office:value-type="float" office:value="31.33963" calcext:value-type="float">
            <text:p>31.33963</text:p>
          </table:table-cell>
          <table:table-cell table:style-name="ce24" office:value-type="float" office:value="31.81491" calcext:value-type="float">
            <text:p>31.81491</text:p>
          </table:table-cell>
          <table:table-cell table:style-name="ce24" office:value-type="float" office:value="30.09592" calcext:value-type="float">
            <text:p>30.09592</text:p>
          </table:table-cell>
          <table:table-cell table:style-name="ce24" office:value-type="float" office:value="32.16995" calcext:value-type="float">
            <text:p>32.16995</text:p>
          </table:table-cell>
          <table:table-cell table:style-name="ce28" office:value-type="float" office:value="32.44971" calcext:value-type="float">
            <text:p>32.44971</text:p>
          </table:table-cell>
          <table:table-cell table:style-name="ce24" office:value-type="float" office:value="35.28574" calcext:value-type="float">
            <text:p>35.28574</text:p>
          </table:table-cell>
          <table:table-cell table:style-name="ce24" office:value-type="float" office:value="31.60666" calcext:value-type="float">
            <text:p>31.60666</text:p>
          </table:table-cell>
          <table:table-cell table:style-name="ce24" office:value-type="float" office:value="28.09698" calcext:value-type="float">
            <text:p>28.09698</text:p>
          </table:table-cell>
          <table:table-cell table:style-name="ce24" office:value-type="float" office:value="28.384" calcext:value-type="float">
            <text:p>28.384</text:p>
          </table:table-cell>
          <table:table-cell table:style-name="ce24" office:value-type="float" office:value="27.86273" calcext:value-type="float">
            <text:p>27.86273</text:p>
          </table:table-cell>
          <table:table-cell table:style-name="ce24" office:value-type="float" office:value="28.9476" calcext:value-type="float">
            <text:p>28.9476</text:p>
          </table:table-cell>
          <table:table-cell table:style-name="ce24" office:value-type="float" office:value="24.36319" calcext:value-type="float">
            <text:p>24.36319</text:p>
          </table:table-cell>
          <table:table-cell table:style-name="ce3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8" office:value-type="float" office:value="36.88364" calcext:value-type="float">
            <text:p>36.88364</text:p>
          </table:table-cell>
          <table:table-cell table:style-name="ce24" office:value-type="float" office:value="34.9061" calcext:value-type="float">
            <text:p>34.9061</text:p>
          </table:table-cell>
          <table:table-cell table:style-name="ce24" office:value-type="float" office:value="33.13348" calcext:value-type="float">
            <text:p>33.13348</text:p>
          </table:table-cell>
          <table:table-cell table:style-name="ce24" office:value-type="float" office:value="32.11829" calcext:value-type="float">
            <text:p>32.11829</text:p>
          </table:table-cell>
          <table:table-cell table:style-name="ce24" office:value-type="float" office:value="31.09457" calcext:value-type="float">
            <text:p>31.09457</text:p>
          </table:table-cell>
          <table:table-cell table:style-name="ce24" office:value-type="float" office:value="31.03494" calcext:value-type="float">
            <text:p>31.03494</text:p>
          </table:table-cell>
          <table:table-cell table:style-name="ce24" office:value-type="float" office:value="30.43079" calcext:value-type="float">
            <text:p>30.43079</text:p>
          </table:table-cell>
          <table:table-cell table:style-name="ce24" office:value-type="float" office:value="29.03589" calcext:value-type="float">
            <text:p>29.03589</text:p>
          </table:table-cell>
          <table:table-cell table:style-name="ce24" office:value-type="float" office:value="33.00742" calcext:value-type="float">
            <text:p>33.00742</text:p>
          </table:table-cell>
          <table:table-cell table:style-name="ce24" office:value-type="float" office:value="32.78238" calcext:value-type="float">
            <text:p>32.78238</text:p>
          </table:table-cell>
          <table:table-cell table:style-name="ce24" office:value-type="float" office:value="30.33521" calcext:value-type="float">
            <text:p>30.33521</text:p>
          </table:table-cell>
          <table:table-cell table:style-name="ce24" office:value-type="float" office:value="30.16107" calcext:value-type="float">
            <text:p>30.16107</text:p>
          </table:table-cell>
          <table:table-cell table:style-name="ce24" office:value-type="float" office:value="28.63818" calcext:value-type="float">
            <text:p>28.63818</text:p>
          </table:table-cell>
          <table:table-cell table:style-name="ce24" office:value-type="float" office:value="31.29495" calcext:value-type="float">
            <text:p>31.29495</text:p>
          </table:table-cell>
          <table:table-cell table:style-name="ce24" office:value-type="float" office:value="30.59421" calcext:value-type="float">
            <text:p>30.59421</text:p>
          </table:table-cell>
          <table:table-cell table:style-name="ce24" office:value-type="float" office:value="30.02676" calcext:value-type="float">
            <text:p>30.02676</text:p>
          </table:table-cell>
          <table:table-cell table:style-name="ce24" office:value-type="float" office:value="35.59653" calcext:value-type="float">
            <text:p>35.59653</text:p>
          </table:table-cell>
          <table:table-cell table:style-name="ce24" office:value-type="float" office:value="34.17792" calcext:value-type="float">
            <text:p>34.17792</text:p>
          </table:table-cell>
          <table:table-cell table:style-name="ce24" office:value-type="float" office:value="33.59225" calcext:value-type="float">
            <text:p>33.59225</text:p>
          </table:table-cell>
          <table:table-cell table:style-name="ce24" office:value-type="float" office:value="32.66864" calcext:value-type="float">
            <text:p>32.66864</text:p>
          </table:table-cell>
          <table:table-cell table:style-name="ce24" office:value-type="float" office:value="32.70703" calcext:value-type="float">
            <text:p>32.70703</text:p>
          </table:table-cell>
          <table:table-cell table:style-name="ce24" office:value-type="float" office:value="33.80841" calcext:value-type="float">
            <text:p>33.80841</text:p>
          </table:table-cell>
          <table:table-cell table:style-name="ce24" office:value-type="float" office:value="33.50098" calcext:value-type="float">
            <text:p>33.50098</text:p>
          </table:table-cell>
          <table:table-cell table:style-name="ce28" office:value-type="float" office:value="38.20865" calcext:value-type="float">
            <text:p>38.20865</text:p>
          </table:table-cell>
          <table:table-cell table:style-name="ce24" office:value-type="float" office:value="31.40152" calcext:value-type="float">
            <text:p>31.40152</text:p>
          </table:table-cell>
          <table:table-cell table:style-name="ce24" office:value-type="float" office:value="34.20978" calcext:value-type="float">
            <text:p>34.20978</text:p>
          </table:table-cell>
          <table:table-cell table:style-name="ce24" office:value-type="float" office:value="31.99881" calcext:value-type="float">
            <text:p>31.99881</text:p>
          </table:table-cell>
          <table:table-cell table:style-name="ce24" office:value-type="float" office:value="31.5152" calcext:value-type="float">
            <text:p>31.5152</text:p>
          </table:table-cell>
          <table:table-cell table:style-name="ce24" office:value-type="float" office:value="27.74081" calcext:value-type="float">
            <text:p>27.74081</text:p>
          </table:table-cell>
          <table:table-cell table:style-name="ce24" office:value-type="float" office:value="31.28842" calcext:value-type="float">
            <text:p>31.28842</text:p>
          </table:table-cell>
          <table:table-cell table:style-name="ce24" office:value-type="float" office:value="25.99823" calcext:value-type="float">
            <text:p>25.99823</text:p>
          </table:table-cell>
          <table:table-cell table:style-name="ce3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8" office:value-type="float" office:value="27.10059" calcext:value-type="float">
            <text:p>27.10059</text:p>
          </table:table-cell>
          <table:table-cell table:style-name="ce24" office:value-type="float" office:value="35.94781" calcext:value-type="float">
            <text:p>35.94781</text:p>
          </table:table-cell>
          <table:table-cell table:style-name="ce24" office:value-type="float" office:value="37.14331" calcext:value-type="float">
            <text:p>37.14331</text:p>
          </table:table-cell>
          <table:table-cell table:style-name="ce24" office:value-type="float" office:value="32.26077" calcext:value-type="float">
            <text:p>32.26077</text:p>
          </table:table-cell>
          <table:table-cell table:style-name="ce24" office:value-type="float" office:value="29.36121" calcext:value-type="float">
            <text:p>29.36121</text:p>
          </table:table-cell>
          <table:table-cell table:style-name="ce24" office:value-type="float" office:value="27.91779" calcext:value-type="float">
            <text:p>27.91779</text:p>
          </table:table-cell>
          <table:table-cell table:style-name="ce24" office:value-type="float" office:value="29.07574" calcext:value-type="float">
            <text:p>29.07574</text:p>
          </table:table-cell>
          <table:table-cell table:style-name="ce24" office:value-type="float" office:value="26.83536" calcext:value-type="float">
            <text:p>26.83536</text:p>
          </table:table-cell>
          <table:table-cell table:style-name="ce24" office:value-type="float" office:value="27.14682" calcext:value-type="float">
            <text:p>27.14682</text:p>
          </table:table-cell>
          <table:table-cell table:style-name="ce24" office:value-type="float" office:value="24.72839" calcext:value-type="float">
            <text:p>24.72839</text:p>
          </table:table-cell>
          <table:table-cell table:style-name="ce24" office:value-type="float" office:value="28.82324" calcext:value-type="float">
            <text:p>28.823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91522" calcext:value-type="float">
            <text:p>33.91522</text:p>
          </table:table-cell>
          <table:table-cell table:style-name="ce24" office:value-type="float" office:value="26.48776" calcext:value-type="float">
            <text:p>26.48776</text:p>
          </table:table-cell>
          <table:table-cell table:style-name="ce24" office:value-type="float" office:value="29.38971" calcext:value-type="float">
            <text:p>29.38971</text:p>
          </table:table-cell>
          <table:table-cell table:style-name="ce24" office:value-type="float" office:value="29.08792" calcext:value-type="float">
            <text:p>29.08792</text:p>
          </table:table-cell>
          <table:table-cell table:style-name="ce24" office:value-type="float" office:value="37.81448" calcext:value-type="float">
            <text:p>37.81448</text:p>
          </table:table-cell>
          <table:table-cell table:style-name="ce24" office:value-type="float" office:value="33.05826" calcext:value-type="float">
            <text:p>33.05826</text:p>
          </table:table-cell>
          <table:table-cell table:style-name="ce24" office:value-type="float" office:value="32.82611" calcext:value-type="float">
            <text:p>32.82611</text:p>
          </table:table-cell>
          <table:table-cell table:style-name="ce24" office:value-type="float" office:value="31.35239" calcext:value-type="float">
            <text:p>31.35239</text:p>
          </table:table-cell>
          <table:table-cell table:style-name="ce24" office:value-type="float" office:value="30.40442" calcext:value-type="float">
            <text:p>30.40442</text:p>
          </table:table-cell>
          <table:table-cell table:style-name="ce24" office:value-type="float" office:value="29.89706" calcext:value-type="float">
            <text:p>29.89706</text:p>
          </table:table-cell>
          <table:table-cell table:style-name="ce24" office:value-type="float" office:value="31.28165" calcext:value-type="float">
            <text:p>31.28165</text:p>
          </table:table-cell>
          <table:table-cell table:style-name="ce28" office:value-type="float" office:value="31.74994" calcext:value-type="float">
            <text:p>31.74994</text:p>
          </table:table-cell>
          <table:table-cell table:style-name="ce24" office:value-type="float" office:value="35.34906" calcext:value-type="float">
            <text:p>35.34906</text:p>
          </table:table-cell>
          <table:table-cell table:style-name="ce24" office:value-type="float" office:value="30.08301" calcext:value-type="float">
            <text:p>30.08301</text:p>
          </table:table-cell>
          <table:table-cell table:style-name="ce24" office:value-type="float" office:value="28.7673" calcext:value-type="float">
            <text:p>28.7673</text:p>
          </table:table-cell>
          <table:table-cell table:style-name="ce24" office:value-type="float" office:value="27.01532" calcext:value-type="float">
            <text:p>27.01532</text:p>
          </table:table-cell>
          <table:table-cell table:style-name="ce24" office:value-type="float" office:value="28.54971" calcext:value-type="float">
            <text:p>28.54971</text:p>
          </table:table-cell>
          <table:table-cell table:style-name="ce24" office:value-type="float" office:value="28.86694" calcext:value-type="float">
            <text:p>28.86694</text:p>
          </table:table-cell>
          <table:table-cell table:style-name="ce24" office:value-type="float" office:value="24.60153" calcext:value-type="float">
            <text:p>24.60153</text:p>
          </table:table-cell>
          <table:table-cell table:style-name="ce3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8" office:value-type="float" office:value="31.08197" calcext:value-type="float">
            <text:p>31.08197</text:p>
          </table:table-cell>
          <table:table-cell table:style-name="ce24" office:value-type="float" office:value="31.09061" calcext:value-type="float">
            <text:p>31.09061</text:p>
          </table:table-cell>
          <table:table-cell table:style-name="ce24" office:value-type="float" office:value="32.81775" calcext:value-type="float">
            <text:p>32.81775</text:p>
          </table:table-cell>
          <table:table-cell table:style-name="ce24" office:value-type="float" office:value="31.5632" calcext:value-type="float">
            <text:p>31.5632</text:p>
          </table:table-cell>
          <table:table-cell table:style-name="ce24" office:value-type="float" office:value="31.5712" calcext:value-type="float">
            <text:p>31.5712</text:p>
          </table:table-cell>
          <table:table-cell table:style-name="ce24" office:value-type="float" office:value="28.57562" calcext:value-type="float">
            <text:p>28.57562</text:p>
          </table:table-cell>
          <table:table-cell table:style-name="ce24" office:value-type="float" office:value="29.20456" calcext:value-type="float">
            <text:p>29.20456</text:p>
          </table:table-cell>
          <table:table-cell table:style-name="ce24" office:value-type="float" office:value="28.37491" calcext:value-type="float">
            <text:p>28.37491</text:p>
          </table:table-cell>
          <table:table-cell table:style-name="ce24" office:value-type="float" office:value="28.96481" calcext:value-type="float">
            <text:p>28.96481</text:p>
          </table:table-cell>
          <table:table-cell table:style-name="ce24" office:value-type="float" office:value="27.94659" calcext:value-type="float">
            <text:p>27.94659</text:p>
          </table:table-cell>
          <table:table-cell table:style-name="ce24" office:value-type="float" office:value="28.86517" calcext:value-type="float">
            <text:p>28.86517</text:p>
          </table:table-cell>
          <table:table-cell table:style-name="ce24" office:value-type="float" office:value="28.31418" calcext:value-type="float">
            <text:p>28.31418</text:p>
          </table:table-cell>
          <table:table-cell table:style-name="ce24" office:value-type="float" office:value="28.70966" calcext:value-type="float">
            <text:p>28.70966</text:p>
          </table:table-cell>
          <table:table-cell table:style-name="ce24" office:value-type="float" office:value="28.9473" calcext:value-type="float">
            <text:p>28.9473</text:p>
          </table:table-cell>
          <table:table-cell table:style-name="ce24" office:value-type="float" office:value="29.09683" calcext:value-type="float">
            <text:p>29.09683</text:p>
          </table:table-cell>
          <table:table-cell table:style-name="ce24" office:value-type="float" office:value="30.67709" calcext:value-type="float">
            <text:p>30.67709</text:p>
          </table:table-cell>
          <table:table-cell table:style-name="ce24" office:value-type="float" office:value="30.31445" calcext:value-type="float">
            <text:p>30.31445</text:p>
          </table:table-cell>
          <table:table-cell table:style-name="ce24" office:value-type="float" office:value="32.08813" calcext:value-type="float">
            <text:p>32.08813</text:p>
          </table:table-cell>
          <table:table-cell table:style-name="ce24" office:value-type="float" office:value="32.67624" calcext:value-type="float">
            <text:p>32.67624</text:p>
          </table:table-cell>
          <table:table-cell table:style-name="ce24" office:value-type="float" office:value="31.58389" calcext:value-type="float">
            <text:p>31.58389</text:p>
          </table:table-cell>
          <table:table-cell table:style-name="ce24" office:value-type="float" office:value="32.099" calcext:value-type="float">
            <text:p>32.099</text:p>
          </table:table-cell>
          <table:table-cell table:style-name="ce24" office:value-type="float" office:value="31.86258" calcext:value-type="float">
            <text:p>31.86258</text:p>
          </table:table-cell>
          <table:table-cell table:style-name="ce24" office:value-type="float" office:value="30.98938" calcext:value-type="float">
            <text:p>30.98938</text:p>
          </table:table-cell>
          <table:table-cell table:style-name="ce28" office:value-type="float" office:value="31.04736" calcext:value-type="float">
            <text:p>31.04736</text:p>
          </table:table-cell>
          <table:table-cell table:style-name="ce24" office:value-type="float" office:value="29.84207" calcext:value-type="float">
            <text:p>29.84207</text:p>
          </table:table-cell>
          <table:table-cell table:style-name="ce24" office:value-type="float" office:value="29.12643" calcext:value-type="float">
            <text:p>29.12643</text:p>
          </table:table-cell>
          <table:table-cell table:style-name="ce24" office:value-type="float" office:value="29.18564" calcext:value-type="float">
            <text:p>29.18564</text:p>
          </table:table-cell>
          <table:table-cell table:style-name="ce24" office:value-type="float" office:value="28.39191" calcext:value-type="float">
            <text:p>28.39191</text:p>
          </table:table-cell>
          <table:table-cell table:style-name="ce24" office:value-type="float" office:value="28.85831" calcext:value-type="float">
            <text:p>28.85831</text:p>
          </table:table-cell>
          <table:table-cell table:style-name="ce24" office:value-type="float" office:value="27.72964" calcext:value-type="float">
            <text:p>27.72964</text:p>
          </table:table-cell>
          <table:table-cell table:style-name="ce24" office:value-type="float" office:value="29.27975" calcext:value-type="float">
            <text:p>29.27975</text:p>
          </table:table-cell>
          <table:table-cell table:style-name="ce3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8" office:value-type="float" office:value="34.20355" calcext:value-type="float">
            <text:p>34.20355</text:p>
          </table:table-cell>
          <table:table-cell table:style-name="ce24" office:value-type="float" office:value="33.10193" calcext:value-type="float">
            <text:p>33.10193</text:p>
          </table:table-cell>
          <table:table-cell table:style-name="ce24" office:value-type="float" office:value="33.89536" calcext:value-type="float">
            <text:p>33.89536</text:p>
          </table:table-cell>
          <table:table-cell table:style-name="ce24" office:value-type="float" office:value="34.62933" calcext:value-type="float">
            <text:p>34.62933</text:p>
          </table:table-cell>
          <table:table-cell table:style-name="ce24" office:value-type="float" office:value="30.99213" calcext:value-type="float">
            <text:p>30.99213</text:p>
          </table:table-cell>
          <table:table-cell table:style-name="ce24" office:value-type="float" office:value="31.16992" calcext:value-type="float">
            <text:p>31.16992</text:p>
          </table:table-cell>
          <table:table-cell table:style-name="ce24" office:value-type="float" office:value="29.49701" calcext:value-type="float">
            <text:p>29.49701</text:p>
          </table:table-cell>
          <table:table-cell table:style-name="ce24" office:value-type="float" office:value="29.35138" calcext:value-type="float">
            <text:p>29.35138</text:p>
          </table:table-cell>
          <table:table-cell table:style-name="ce24" office:value-type="float" office:value="29.67511" calcext:value-type="float">
            <text:p>29.67511</text:p>
          </table:table-cell>
          <table:table-cell table:style-name="ce24" office:value-type="float" office:value="28.64243" calcext:value-type="float">
            <text:p>28.64243</text:p>
          </table:table-cell>
          <table:table-cell table:style-name="ce24" office:value-type="float" office:value="29.09354" calcext:value-type="float">
            <text:p>29.09354</text:p>
          </table:table-cell>
          <table:table-cell table:style-name="ce24" office:value-type="float" office:value="28.82239" calcext:value-type="float">
            <text:p>28.82239</text:p>
          </table:table-cell>
          <table:table-cell table:style-name="ce24" office:value-type="float" office:value="29.06372" calcext:value-type="float">
            <text:p>29.06372</text:p>
          </table:table-cell>
          <table:table-cell table:style-name="ce24" office:value-type="float" office:value="28.29507" calcext:value-type="float">
            <text:p>28.29507</text:p>
          </table:table-cell>
          <table:table-cell table:style-name="ce24" office:value-type="float" office:value="29.87845" calcext:value-type="float">
            <text:p>29.87845</text:p>
          </table:table-cell>
          <table:table-cell table:style-name="ce24" office:value-type="float" office:value="28.8002" calcext:value-type="float">
            <text:p>28.8002</text:p>
          </table:table-cell>
          <table:table-cell table:style-name="ce24" office:value-type="float" office:value="32.24265" calcext:value-type="float">
            <text:p>32.24265</text:p>
          </table:table-cell>
          <table:table-cell table:style-name="ce24" office:value-type="float" office:value="30.41776" calcext:value-type="float">
            <text:p>30.41776</text:p>
          </table:table-cell>
          <table:table-cell table:style-name="ce24" office:value-type="float" office:value="32.40833" calcext:value-type="float">
            <text:p>32.40833</text:p>
          </table:table-cell>
          <table:table-cell table:style-name="ce24" office:value-type="float" office:value="31.37015" calcext:value-type="float">
            <text:p>31.37015</text:p>
          </table:table-cell>
          <table:table-cell table:style-name="ce24" office:value-type="float" office:value="31.65515" calcext:value-type="float">
            <text:p>31.65515</text:p>
          </table:table-cell>
          <table:table-cell table:style-name="ce24" office:value-type="float" office:value="30.14331" calcext:value-type="float">
            <text:p>30.14331</text:p>
          </table:table-cell>
          <table:table-cell table:style-name="ce24" office:value-type="float" office:value="30.51804" calcext:value-type="float">
            <text:p>30.51804</text:p>
          </table:table-cell>
          <table:table-cell table:style-name="ce28" office:value-type="float" office:value="28.87399" calcext:value-type="float">
            <text:p>28.87399</text:p>
          </table:table-cell>
          <table:table-cell table:style-name="ce24" office:value-type="float" office:value="29.76276" calcext:value-type="float">
            <text:p>29.76276</text:p>
          </table:table-cell>
          <table:table-cell table:style-name="ce24" office:value-type="float" office:value="27.98071" calcext:value-type="float">
            <text:p>27.98071</text:p>
          </table:table-cell>
          <table:table-cell table:style-name="ce24" office:value-type="float" office:value="28.47144" calcext:value-type="float">
            <text:p>28.47144</text:p>
          </table:table-cell>
          <table:table-cell table:style-name="ce24" office:value-type="float" office:value="27.7048" calcext:value-type="float">
            <text:p>27.7048</text:p>
          </table:table-cell>
          <table:table-cell table:style-name="ce24" office:value-type="float" office:value="28.29269" calcext:value-type="float">
            <text:p>28.29269</text:p>
          </table:table-cell>
          <table:table-cell table:style-name="ce24" office:value-type="float" office:value="26.9184" calcext:value-type="float">
            <text:p>26.9184</text:p>
          </table:table-cell>
          <table:table-cell table:style-name="ce24" office:value-type="float" office:value="27.46844" calcext:value-type="float">
            <text:p>27.46844</text:p>
          </table:table-cell>
          <table:table-cell table:style-name="ce3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8" office:value-type="float" office:value="33.90213" calcext:value-type="float">
            <text:p>33.90213</text:p>
          </table:table-cell>
          <table:table-cell table:style-name="ce24" office:value-type="float" office:value="34.32452" calcext:value-type="float">
            <text:p>34.32452</text:p>
          </table:table-cell>
          <table:table-cell table:style-name="ce24" office:value-type="float" office:value="35.55167" calcext:value-type="float">
            <text:p>35.55167</text:p>
          </table:table-cell>
          <table:table-cell table:style-name="ce24" office:value-type="float" office:value="32.77768" calcext:value-type="float">
            <text:p>32.77768</text:p>
          </table:table-cell>
          <table:table-cell table:style-name="ce24" office:value-type="float" office:value="33.37653" calcext:value-type="float">
            <text:p>33.37653</text:p>
          </table:table-cell>
          <table:table-cell table:style-name="ce24" office:value-type="float" office:value="30.71548" calcext:value-type="float">
            <text:p>30.71548</text:p>
          </table:table-cell>
          <table:table-cell table:style-name="ce24" office:value-type="float" office:value="31.17072" calcext:value-type="float">
            <text:p>31.17072</text:p>
          </table:table-cell>
          <table:table-cell table:style-name="ce24" office:value-type="float" office:value="28.7692" calcext:value-type="float">
            <text:p>28.7692</text:p>
          </table:table-cell>
          <table:table-cell table:style-name="ce24" office:value-type="float" office:value="29.78796" calcext:value-type="float">
            <text:p>29.78796</text:p>
          </table:table-cell>
          <table:table-cell table:style-name="ce24" office:value-type="float" office:value="28.35342" calcext:value-type="float">
            <text:p>28.35342</text:p>
          </table:table-cell>
          <table:table-cell table:style-name="ce24" office:value-type="float" office:value="29.45895" calcext:value-type="float">
            <text:p>29.45895</text:p>
          </table:table-cell>
          <table:table-cell table:style-name="ce24" office:value-type="float" office:value="28.87018" calcext:value-type="float">
            <text:p>28.87018</text:p>
          </table:table-cell>
          <table:table-cell table:style-name="ce24" office:value-type="float" office:value="29.16156" calcext:value-type="float">
            <text:p>29.16156</text:p>
          </table:table-cell>
          <table:table-cell table:style-name="ce24" office:value-type="float" office:value="28.43338" calcext:value-type="float">
            <text:p>28.43338</text:p>
          </table:table-cell>
          <table:table-cell table:style-name="ce24" office:value-type="float" office:value="28.82449" calcext:value-type="float">
            <text:p>28.82449</text:p>
          </table:table-cell>
          <table:table-cell table:style-name="ce24" office:value-type="float" office:value="29.30057" calcext:value-type="float">
            <text:p>29.30057</text:p>
          </table:table-cell>
          <table:table-cell table:style-name="ce24" office:value-type="float" office:value="29.8588" calcext:value-type="float">
            <text:p>29.8588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1.33752" calcext:value-type="float">
            <text:p>31.33752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0.203" calcext:value-type="float">
            <text:p>30.203</text:p>
          </table:table-cell>
          <table:table-cell table:style-name="ce24" office:value-type="float" office:value="29.66531" calcext:value-type="float">
            <text:p>29.66531</text:p>
          </table:table-cell>
          <table:table-cell table:style-name="ce24" office:value-type="float" office:value="29.54718" calcext:value-type="float">
            <text:p>29.54718</text:p>
          </table:table-cell>
          <table:table-cell table:style-name="ce28" office:value-type="float" office:value="29.19022" calcext:value-type="float">
            <text:p>29.19022</text:p>
          </table:table-cell>
          <table:table-cell table:style-name="ce24" office:value-type="float" office:value="29.52979" calcext:value-type="float">
            <text:p>29.52979</text:p>
          </table:table-cell>
          <table:table-cell table:style-name="ce24" office:value-type="float" office:value="28.22882" calcext:value-type="float">
            <text:p>28.22882</text:p>
          </table:table-cell>
          <table:table-cell table:style-name="ce24" office:value-type="float" office:value="29.27811" calcext:value-type="float">
            <text:p>29.27811</text:p>
          </table:table-cell>
          <table:table-cell table:style-name="ce24" office:value-type="float" office:value="28.34244" calcext:value-type="float">
            <text:p>28.34244</text:p>
          </table:table-cell>
          <table:table-cell table:style-name="ce24" office:value-type="float" office:value="29.151" calcext:value-type="float">
            <text:p>29.151</text:p>
          </table:table-cell>
          <table:table-cell table:style-name="ce24" office:value-type="float" office:value="27.6008" calcext:value-type="float">
            <text:p>27.6008</text:p>
          </table:table-cell>
          <table:table-cell table:style-name="ce24" office:value-type="float" office:value="30.00278" calcext:value-type="float">
            <text:p>30.00278</text:p>
          </table:table-cell>
          <table:table-cell table:style-name="ce3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8" office:value-type="float" office:value="35.40463" calcext:value-type="float">
            <text:p>35.40463</text:p>
          </table:table-cell>
          <table:table-cell table:style-name="ce24" office:value-type="float" office:value="33.65948" calcext:value-type="float">
            <text:p>33.65948</text:p>
          </table:table-cell>
          <table:table-cell table:style-name="ce24" office:value-type="float" office:value="35.19788" calcext:value-type="float">
            <text:p>35.19788</text:p>
          </table:table-cell>
          <table:table-cell table:style-name="ce24" office:value-type="float" office:value="35.19067" calcext:value-type="float">
            <text:p>35.19067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23352" calcext:value-type="float">
            <text:p>32.23352</text:p>
          </table:table-cell>
          <table:table-cell table:style-name="ce24" office:value-type="float" office:value="29.90555" calcext:value-type="float">
            <text:p>29.90555</text:p>
          </table:table-cell>
          <table:table-cell table:style-name="ce24" office:value-type="float" office:value="30.44589" calcext:value-type="float">
            <text:p>30.44589</text:p>
          </table:table-cell>
          <table:table-cell table:style-name="ce24" office:value-type="float" office:value="29.66714" calcext:value-type="float">
            <text:p>29.66714</text:p>
          </table:table-cell>
          <table:table-cell table:style-name="ce24" office:value-type="float" office:value="28.64676" calcext:value-type="float">
            <text:p>28.64676</text:p>
          </table:table-cell>
          <table:table-cell table:style-name="ce24" office:value-type="float" office:value="29.88452" calcext:value-type="float">
            <text:p>29.88452</text:p>
          </table:table-cell>
          <table:table-cell table:style-name="ce24" office:value-type="float" office:value="29.17923" calcext:value-type="float">
            <text:p>29.17923</text:p>
          </table:table-cell>
          <table:table-cell table:style-name="ce24" office:value-type="float" office:value="29.11353" calcext:value-type="float">
            <text:p>29.11353</text:p>
          </table:table-cell>
          <table:table-cell table:style-name="ce24" office:value-type="float" office:value="28.31314" calcext:value-type="float">
            <text:p>28.31314</text:p>
          </table:table-cell>
          <table:table-cell table:style-name="ce24" office:value-type="float" office:value="29.20276" calcext:value-type="float">
            <text:p>29.20276</text:p>
          </table:table-cell>
          <table:table-cell table:style-name="ce24" office:value-type="float" office:value="28.67621" calcext:value-type="float">
            <text:p>28.67621</text:p>
          </table:table-cell>
          <table:table-cell table:style-name="ce24" office:value-type="float" office:value="30.90515" calcext:value-type="float">
            <text:p>30.90515</text:p>
          </table:table-cell>
          <table:table-cell table:style-name="ce24" office:value-type="float" office:value="28.96548" calcext:value-type="float">
            <text:p>28.96548</text:p>
          </table:table-cell>
          <table:table-cell table:style-name="ce24" office:value-type="float" office:value="31.23267" calcext:value-type="float">
            <text:p>31.23267</text:p>
          </table:table-cell>
          <table:table-cell table:style-name="ce24" office:value-type="float" office:value="29.33191" calcext:value-type="float">
            <text:p>29.33191</text:p>
          </table:table-cell>
          <table:table-cell table:style-name="ce24" office:value-type="float" office:value="29.33203" calcext:value-type="float">
            <text:p>29.33203</text:p>
          </table:table-cell>
          <table:table-cell table:style-name="ce24" office:value-type="float" office:value="28.83878" calcext:value-type="float">
            <text:p>28.83878</text:p>
          </table:table-cell>
          <table:table-cell table:style-name="ce24" office:value-type="float" office:value="28.65363" calcext:value-type="float">
            <text:p>28.65363</text:p>
          </table:table-cell>
          <table:table-cell table:style-name="ce28" office:value-type="float" office:value="28.44162" calcext:value-type="float">
            <text:p>28.44162</text:p>
          </table:table-cell>
          <table:table-cell table:style-name="ce24" office:value-type="float" office:value="28.79285" calcext:value-type="float">
            <text:p>28.79285</text:p>
          </table:table-cell>
          <table:table-cell table:style-name="ce24" office:value-type="float" office:value="28.01907" calcext:value-type="float">
            <text:p>28.01907</text:p>
          </table:table-cell>
          <table:table-cell table:style-name="ce24" office:value-type="float" office:value="28.08929" calcext:value-type="float">
            <text:p>28.08929</text:p>
          </table:table-cell>
          <table:table-cell table:style-name="ce24" office:value-type="float" office:value="28.01749" calcext:value-type="float">
            <text:p>28.01749</text:p>
          </table:table-cell>
          <table:table-cell table:style-name="ce24" office:value-type="float" office:value="27.89252" calcext:value-type="float">
            <text:p>27.89252</text:p>
          </table:table-cell>
          <table:table-cell table:style-name="ce24" office:value-type="float" office:value="27.18079" calcext:value-type="float">
            <text:p>27.18079</text:p>
          </table:table-cell>
          <table:table-cell table:style-name="ce24" office:value-type="float" office:value="27.8573" calcext:value-type="float">
            <text:p>27.8573</text:p>
          </table:table-cell>
          <table:table-cell table:style-name="ce3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8" office:value-type="float" office:value="32.68518" calcext:value-type="float">
            <text:p>32.68518</text:p>
          </table:table-cell>
          <table:table-cell table:style-name="ce24" office:value-type="float" office:value="32.6084" calcext:value-type="float">
            <text:p>32.6084</text:p>
          </table:table-cell>
          <table:table-cell table:style-name="ce24" office:value-type="float" office:value="35.23032" calcext:value-type="float">
            <text:p>35.23032</text:p>
          </table:table-cell>
          <table:table-cell table:style-name="ce24" office:value-type="float" office:value="32.98859" calcext:value-type="float">
            <text:p>32.98859</text:p>
          </table:table-cell>
          <table:table-cell table:style-name="ce24" office:value-type="float" office:value="33.61005" calcext:value-type="float">
            <text:p>33.61005</text:p>
          </table:table-cell>
          <table:table-cell table:style-name="ce24" office:value-type="float" office:value="31.58563" calcext:value-type="float">
            <text:p>31.58563</text:p>
          </table:table-cell>
          <table:table-cell table:style-name="ce24" office:value-type="float" office:value="32.68951" calcext:value-type="float">
            <text:p>32.68951</text:p>
          </table:table-cell>
          <table:table-cell table:style-name="ce24" office:value-type="float" office:value="29.17877" calcext:value-type="float">
            <text:p>29.17877</text:p>
          </table:table-cell>
          <table:table-cell table:style-name="ce24" office:value-type="float" office:value="30.09299" calcext:value-type="float">
            <text:p>30.09299</text:p>
          </table:table-cell>
          <table:table-cell table:style-name="ce24" office:value-type="float" office:value="29.01889" calcext:value-type="float">
            <text:p>29.01889</text:p>
          </table:table-cell>
          <table:table-cell table:style-name="ce24" office:value-type="float" office:value="29.49097" calcext:value-type="float">
            <text:p>29.49097</text:p>
          </table:table-cell>
          <table:table-cell table:style-name="ce24" office:value-type="float" office:value="29.0737" calcext:value-type="float">
            <text:p>29.0737</text:p>
          </table:table-cell>
          <table:table-cell table:style-name="ce24" office:value-type="float" office:value="29.54031" calcext:value-type="float">
            <text:p>29.54031</text:p>
          </table:table-cell>
          <table:table-cell table:style-name="ce24" office:value-type="float" office:value="28.95767" calcext:value-type="float">
            <text:p>28.95767</text:p>
          </table:table-cell>
          <table:table-cell table:style-name="ce24" office:value-type="float" office:value="29.34692" calcext:value-type="float">
            <text:p>29.34692</text:p>
          </table:table-cell>
          <table:table-cell table:style-name="ce24" office:value-type="float" office:value="29.37128" calcext:value-type="float">
            <text:p>29.37128</text:p>
          </table:table-cell>
          <table:table-cell table:style-name="ce24" office:value-type="float" office:value="29.31564" calcext:value-type="float">
            <text:p>29.31564</text:p>
          </table:table-cell>
          <table:table-cell table:style-name="ce24" office:value-type="float" office:value="28.52713" calcext:value-type="float">
            <text:p>28.52713</text:p>
          </table:table-cell>
          <table:table-cell table:style-name="ce24" office:value-type="float" office:value="29.20316" calcext:value-type="float">
            <text:p>29.20316</text:p>
          </table:table-cell>
          <table:table-cell table:style-name="ce24" office:value-type="float" office:value="28.82886" calcext:value-type="float">
            <text:p>28.82886</text:p>
          </table:table-cell>
          <table:table-cell table:style-name="ce24" office:value-type="float" office:value="29.52777" calcext:value-type="float">
            <text:p>29.52777</text:p>
          </table:table-cell>
          <table:table-cell table:style-name="ce24" office:value-type="float" office:value="27.9465" calcext:value-type="float">
            <text:p>27.9465</text:p>
          </table:table-cell>
          <table:table-cell table:style-name="ce24" office:value-type="float" office:value="29.33051" calcext:value-type="float">
            <text:p>29.33051</text:p>
          </table:table-cell>
          <table:table-cell table:style-name="ce28" office:value-type="float" office:value="27.73953" calcext:value-type="float">
            <text:p>27.73953</text:p>
          </table:table-cell>
          <table:table-cell table:style-name="ce24" office:value-type="float" office:value="28.70911" calcext:value-type="float">
            <text:p>28.70911</text:p>
          </table:table-cell>
          <table:table-cell table:style-name="ce24" office:value-type="float" office:value="28.0553" calcext:value-type="float">
            <text:p>28.0553</text:p>
          </table:table-cell>
          <table:table-cell table:style-name="ce24" office:value-type="float" office:value="29.64069" calcext:value-type="float">
            <text:p>29.64069</text:p>
          </table:table-cell>
          <table:table-cell table:style-name="ce24" office:value-type="float" office:value="28.23358" calcext:value-type="float">
            <text:p>28.23358</text:p>
          </table:table-cell>
          <table:table-cell table:style-name="ce24" office:value-type="float" office:value="29.36343" calcext:value-type="float">
            <text:p>29.36343</text:p>
          </table:table-cell>
          <table:table-cell table:style-name="ce24" office:value-type="float" office:value="27.42465" calcext:value-type="float">
            <text:p>27.42465</text:p>
          </table:table-cell>
          <table:table-cell table:style-name="ce24" office:value-type="float" office:value="29.82196" calcext:value-type="float">
            <text:p>29.82196</text:p>
          </table:table-cell>
          <table:table-cell table:style-name="ce3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9" office:value-type="float" office:value="34.21573" calcext:value-type="float">
            <text:p>34.21573</text:p>
          </table:table-cell>
          <table:table-cell table:style-name="ce25" office:value-type="float" office:value="31.62195" calcext:value-type="float">
            <text:p>31.62195</text:p>
          </table:table-cell>
          <table:table-cell table:style-name="ce25" office:value-type="float" office:value="34.30084" calcext:value-type="float">
            <text:p>34.30084</text:p>
          </table:table-cell>
          <table:table-cell table:style-name="ce25" office:value-type="float" office:value="33.8916" calcext:value-type="float">
            <text:p>33.8916</text:p>
          </table:table-cell>
          <table:table-cell table:style-name="ce25" office:value-type="float" office:value="33.33521" calcext:value-type="float">
            <text:p>33.33521</text:p>
          </table:table-cell>
          <table:table-cell table:style-name="ce25" office:value-type="float" office:value="32.95206" calcext:value-type="float">
            <text:p>32.95206</text:p>
          </table:table-cell>
          <table:table-cell table:style-name="ce25" office:value-type="float" office:value="31.00803" calcext:value-type="float">
            <text:p>31.00803</text:p>
          </table:table-cell>
          <table:table-cell table:style-name="ce25" office:value-type="float" office:value="32.19098" calcext:value-type="float">
            <text:p>32.19098</text:p>
          </table:table-cell>
          <table:table-cell table:style-name="ce25" office:value-type="float" office:value="29.25558" calcext:value-type="float">
            <text:p>29.25558</text:p>
          </table:table-cell>
          <table:table-cell table:style-name="ce25" office:value-type="float" office:value="28.63928" calcext:value-type="float">
            <text:p>28.63928</text:p>
          </table:table-cell>
          <table:table-cell table:style-name="ce25" office:value-type="float" office:value="28.9628" calcext:value-type="float">
            <text:p>28.9628</text:p>
          </table:table-cell>
          <table:table-cell table:style-name="ce25" office:value-type="float" office:value="29.04306" calcext:value-type="float">
            <text:p>29.04306</text:p>
          </table:table-cell>
          <table:table-cell table:style-name="ce25" office:value-type="float" office:value="29.19284" calcext:value-type="float">
            <text:p>29.19284</text:p>
          </table:table-cell>
          <table:table-cell table:style-name="ce25" office:value-type="float" office:value="27.83942" calcext:value-type="float">
            <text:p>27.83942</text:p>
          </table:table-cell>
          <table:table-cell table:style-name="ce25" office:value-type="float" office:value="29.05722" calcext:value-type="float">
            <text:p>29.05722</text:p>
          </table:table-cell>
          <table:table-cell table:style-name="ce25" office:value-type="float" office:value="28.76123" calcext:value-type="float">
            <text:p>28.76123</text:p>
          </table:table-cell>
          <table:table-cell table:style-name="ce25" office:value-type="float" office:value="28.83844" calcext:value-type="float">
            <text:p>28.83844</text:p>
          </table:table-cell>
          <table:table-cell table:style-name="ce25" office:value-type="float" office:value="27.84155" calcext:value-type="float">
            <text:p>27.84155</text:p>
          </table:table-cell>
          <table:table-cell table:style-name="ce25" office:value-type="float" office:value="28.53256" calcext:value-type="float">
            <text:p>28.53256</text:p>
          </table:table-cell>
          <table:table-cell table:style-name="ce25" office:value-type="float" office:value="27.94904" calcext:value-type="float">
            <text:p>27.94904</text:p>
          </table:table-cell>
          <table:table-cell table:style-name="ce25" office:value-type="float" office:value="28.4136" calcext:value-type="float">
            <text:p>28.4136</text:p>
          </table:table-cell>
          <table:table-cell table:style-name="ce25" office:value-type="float" office:value="27.8176" calcext:value-type="float">
            <text:p>27.8176</text:p>
          </table:table-cell>
          <table:table-cell table:style-name="ce25" office:value-type="float" office:value="28.14844" calcext:value-type="float">
            <text:p>28.14844</text:p>
          </table:table-cell>
          <table:table-cell table:style-name="ce29" office:value-type="float" office:value="26.83081" calcext:value-type="float">
            <text:p>26.83081</text:p>
          </table:table-cell>
          <table:table-cell table:style-name="ce25" office:value-type="float" office:value="27.96912" calcext:value-type="float">
            <text:p>27.96912</text:p>
          </table:table-cell>
          <table:table-cell table:style-name="ce25" office:value-type="float" office:value="26.85654" calcext:value-type="float">
            <text:p>26.85654</text:p>
          </table:table-cell>
          <table:table-cell table:style-name="ce25" office:value-type="float" office:value="28.23441" calcext:value-type="float">
            <text:p>28.23441</text:p>
          </table:table-cell>
          <table:table-cell table:style-name="ce25" office:value-type="float" office:value="27.31177" calcext:value-type="float">
            <text:p>27.31177</text:p>
          </table:table-cell>
          <table:table-cell table:style-name="ce25" office:value-type="float" office:value="27.78061" calcext:value-type="float">
            <text:p>27.78061</text:p>
          </table:table-cell>
          <table:table-cell table:style-name="ce25" office:value-type="float" office:value="25.75711" calcext:value-type="float">
            <text:p>25.75711</text:p>
          </table:table-cell>
          <table:table-cell table:style-name="ce25" office:value-type="float" office:value="27.38303" calcext:value-type="float">
            <text:p>27.38303</text:p>
          </table:table-cell>
          <table:table-cell table:style-name="ce33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0" office:value-type="float" office:value="36.35074" calcext:value-type="float">
            <text:p>36.35074</text:p>
          </table:table-cell>
          <table:table-cell table:style-name="ce26" office:value-type="float" office:value="35.45963" calcext:value-type="float">
            <text:p>35.45963</text:p>
          </table:table-cell>
          <table:table-cell table:style-name="ce26" office:value-type="float" office:value="31.7132" calcext:value-type="float">
            <text:p>31.7132</text:p>
          </table:table-cell>
          <table:table-cell table:style-name="ce26" office:value-type="float" office:value="30.54858" calcext:value-type="float">
            <text:p>30.54858</text:p>
          </table:table-cell>
          <table:table-cell table:style-name="ce26" office:value-type="float" office:value="28.93069" calcext:value-type="float">
            <text:p>28.93069</text:p>
          </table:table-cell>
          <table:table-cell table:style-name="ce26" office:value-type="float" office:value="30.67285" calcext:value-type="float">
            <text:p>30.67285</text:p>
          </table:table-cell>
          <table:table-cell table:style-name="ce26" office:value-type="float" office:value="28.84464" calcext:value-type="float">
            <text:p>28.84464</text:p>
          </table:table-cell>
          <table:table-cell table:style-name="ce26" office:value-type="float" office:value="28.65875" calcext:value-type="float">
            <text:p>28.65875</text:p>
          </table:table-cell>
          <table:table-cell table:style-name="ce26" office:value-type="float" office:value="31.88068" calcext:value-type="float">
            <text:p>31.88068</text:p>
          </table:table-cell>
          <table:table-cell table:style-name="ce26" office:value-type="float" office:value="32.25107" calcext:value-type="float">
            <text:p>32.25107</text:p>
          </table:table-cell>
          <table:table-cell table:style-name="ce26" office:value-type="float" office:value="29.11734" calcext:value-type="float">
            <text:p>29.11734</text:p>
          </table:table-cell>
          <table:table-cell table:style-name="ce26" office:value-type="float" office:value="29.53406" calcext:value-type="float">
            <text:p>29.53406</text:p>
          </table:table-cell>
          <table:table-cell table:style-name="ce26" office:value-type="float" office:value="26.84262" calcext:value-type="float">
            <text:p>26.84262</text:p>
          </table:table-cell>
          <table:table-cell table:style-name="ce26" office:value-type="float" office:value="29.60385" calcext:value-type="float">
            <text:p>29.60385</text:p>
          </table:table-cell>
          <table:table-cell table:style-name="ce26" office:value-type="float" office:value="28.26169" calcext:value-type="float">
            <text:p>28.26169</text:p>
          </table:table-cell>
          <table:table-cell table:style-name="ce26" office:value-type="float" office:value="24.40649" calcext:value-type="float">
            <text:p>24.40649</text:p>
          </table:table-cell>
          <table:table-cell table:style-name="ce26" office:value-type="float" office:value="31.14362" calcext:value-type="float">
            <text:p>31.14362</text:p>
          </table:table-cell>
          <table:table-cell table:style-name="ce26" office:value-type="float" office:value="29.68356" calcext:value-type="float">
            <text:p>29.68356</text:p>
          </table:table-cell>
          <table:table-cell table:style-name="ce26" office:value-type="float" office:value="27.34637" calcext:value-type="float">
            <text:p>27.34637</text:p>
          </table:table-cell>
          <table:table-cell table:style-name="ce26" office:value-type="float" office:value="26.96417" calcext:value-type="float">
            <text:p>26.96417</text:p>
          </table:table-cell>
          <table:table-cell table:style-name="ce26" office:value-type="float" office:value="27.02359" calcext:value-type="float">
            <text:p>27.02359</text:p>
          </table:table-cell>
          <table:table-cell table:style-name="ce26" office:value-type="float" office:value="29.20029" calcext:value-type="float">
            <text:p>29.20029</text:p>
          </table:table-cell>
          <table:table-cell table:style-name="ce26" office:value-type="float" office:value="27.76419" calcext:value-type="float">
            <text:p>27.76419</text:p>
          </table:table-cell>
          <table:table-cell table:style-name="ce26" office:value-type="float" office:value="33.59607" calcext:value-type="float">
            <text:p>33.59607</text:p>
          </table:table-cell>
          <table:table-cell table:style-name="ce26" office:value-type="float" office:value="26.34778" calcext:value-type="float">
            <text:p>26.34778</text:p>
          </table:table-cell>
          <table:table-cell table:style-name="ce26" office:value-type="float" office:value="30.18112" calcext:value-type="float">
            <text:p>30.18112</text:p>
          </table:table-cell>
          <table:table-cell table:style-name="ce26" office:value-type="float" office:value="28.08591" calcext:value-type="float">
            <text:p>28.0859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5.2637" calcext:value-type="float">
            <text:p>25.2637</text:p>
          </table:table-cell>
          <table:table-cell table:style-name="ce26" office:value-type="float" office:value="29.82266" calcext:value-type="float">
            <text:p>29.82266</text:p>
          </table:table-cell>
          <table:table-cell table:style-name="ce26" office:value-type="float" office:value="22.20337" calcext:value-type="float">
            <text:p>22.2033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5"/>
        </table:table-row>
        <table:table-row table:style-name="ro1">
          <table:table-cell table:style-name="ce20" office:value-type="float" office:value="26.00192" calcext:value-type="float">
            <text:p>26.00192</text:p>
          </table:table-cell>
          <table:table-cell table:style-name="ce26" office:value-type="float" office:value="36.72888" calcext:value-type="float">
            <text:p>36.72888</text:p>
          </table:table-cell>
          <table:table-cell table:style-name="ce26" office:value-type="float" office:value="36.78442" calcext:value-type="float">
            <text:p>36.78442</text:p>
          </table:table-cell>
          <table:table-cell table:style-name="ce26" office:value-type="float" office:value="30.30447" calcext:value-type="float">
            <text:p>30.30447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6.66855" calcext:value-type="float">
            <text:p>26.66855</text:p>
          </table:table-cell>
          <table:table-cell table:style-name="ce26" office:value-type="float" office:value="28.5144" calcext:value-type="float">
            <text:p>28.5144</text:p>
          </table:table-cell>
          <table:table-cell table:style-name="ce26" office:value-type="float" office:value="26.17938" calcext:value-type="float">
            <text:p>26.17938</text:p>
          </table:table-cell>
          <table:table-cell table:style-name="ce26" office:value-type="float" office:value="26.32056" calcext:value-type="float">
            <text:p>26.32056</text:p>
          </table:table-cell>
          <table:table-cell table:style-name="ce26" office:value-type="float" office:value="24.49307" calcext:value-type="float">
            <text:p>24.49307</text:p>
          </table:table-cell>
          <table:table-cell table:style-name="ce26" office:value-type="float" office:value="28.71851" calcext:value-type="float">
            <text:p>28.7185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3.8653" calcext:value-type="float">
            <text:p>33.8653</text:p>
          </table:table-cell>
          <table:table-cell table:style-name="ce26" office:value-type="float" office:value="26.14688" calcext:value-type="float">
            <text:p>26.14688</text:p>
          </table:table-cell>
          <table:table-cell table:style-name="ce26" office:value-type="float" office:value="25.88895" calcext:value-type="float">
            <text:p>25.88895</text:p>
          </table:table-cell>
          <table:table-cell table:style-name="ce26" office:value-type="float" office:value="26.75882" calcext:value-type="float">
            <text:p>26.75882</text:p>
          </table:table-cell>
          <table:table-cell table:style-name="ce26" office:value-type="float" office:value="34.02771" calcext:value-type="float">
            <text:p>34.02771</text:p>
          </table:table-cell>
          <table:table-cell table:style-name="ce26" office:value-type="float" office:value="29.32062" calcext:value-type="float">
            <text:p>29.32062</text:p>
          </table:table-cell>
          <table:table-cell table:style-name="ce26" office:value-type="float" office:value="27.77136" calcext:value-type="float">
            <text:p>27.77136</text:p>
          </table:table-cell>
          <table:table-cell table:style-name="ce26" office:value-type="float" office:value="27.15628" calcext:value-type="float">
            <text:p>27.15628</text:p>
          </table:table-cell>
          <table:table-cell table:style-name="ce26" office:value-type="float" office:value="25.89166" calcext:value-type="float">
            <text:p>25.89166</text:p>
          </table:table-cell>
          <table:table-cell table:style-name="ce26" office:value-type="float" office:value="25.96118" calcext:value-type="float">
            <text:p>25.96118</text:p>
          </table:table-cell>
          <table:table-cell table:style-name="ce26" office:value-type="float" office:value="27.18939" calcext:value-type="float">
            <text:p>27.18939</text:p>
          </table:table-cell>
          <table:table-cell table:style-name="ce26" office:value-type="float" office:value="28.50275" calcext:value-type="float">
            <text:p>28.50275</text:p>
          </table:table-cell>
          <table:table-cell table:style-name="ce26" office:value-type="float" office:value="31.66931" calcext:value-type="float">
            <text:p>31.66931</text:p>
          </table:table-cell>
          <table:table-cell table:style-name="ce26" office:value-type="float" office:value="28.35629" calcext:value-type="float">
            <text:p>28.35629</text:p>
          </table:table-cell>
          <table:table-cell table:style-name="ce26" office:value-type="float" office:value="26.63766" calcext:value-type="float">
            <text:p>26.63766</text:p>
          </table:table-cell>
          <table:table-cell table:style-name="ce26" office:value-type="float" office:value="26.00049" calcext:value-type="float">
            <text:p>26.00049</text:p>
          </table:table-cell>
          <table:table-cell table:style-name="ce26" office:value-type="float" office:value="27.94809" calcext:value-type="float">
            <text:p>27.94809</text:p>
          </table:table-cell>
          <table:table-cell table:style-name="ce26" office:value-type="float" office:value="29.34979" calcext:value-type="float">
            <text:p>29.34979</text:p>
          </table:table-cell>
          <table:table-cell table:style-name="ce26" office:value-type="float" office:value="24.86301" calcext:value-type="float">
            <text:p>24.86301</text:p>
          </table:table-cell>
          <table:table-cell table:style-name="ce34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0" office:value-type="float" office:value="28.45096" calcext:value-type="float">
            <text:p>28.45096</text:p>
          </table:table-cell>
          <table:table-cell table:style-name="ce26" office:value-type="float" office:value="28.76352" calcext:value-type="float">
            <text:p>28.76352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9.15805" calcext:value-type="float">
            <text:p>29.15805</text:p>
          </table:table-cell>
          <table:table-cell table:style-name="ce26" office:value-type="float" office:value="28.40881" calcext:value-type="float">
            <text:p>28.40881</text:p>
          </table:table-cell>
          <table:table-cell table:style-name="ce26" office:value-type="float" office:value="28.90451" calcext:value-type="float">
            <text:p>28.90451</text:p>
          </table:table-cell>
          <table:table-cell table:style-name="ce26" office:value-type="float" office:value="28.6041" calcext:value-type="float">
            <text:p>28.6041</text:p>
          </table:table-cell>
          <table:table-cell table:style-name="ce26" office:value-type="float" office:value="28.85672" calcext:value-type="float">
            <text:p>28.85672</text:p>
          </table:table-cell>
          <table:table-cell table:style-name="ce26" office:value-type="float" office:value="28.48273" calcext:value-type="float">
            <text:p>28.48273</text:p>
          </table:table-cell>
          <table:table-cell table:style-name="ce26" office:value-type="float" office:value="28.57538" calcext:value-type="float">
            <text:p>28.57538</text:p>
          </table:table-cell>
          <table:table-cell table:style-name="ce26" office:value-type="float" office:value="28.47891" calcext:value-type="float">
            <text:p>28.47891</text:p>
          </table:table-cell>
          <table:table-cell table:style-name="ce26" office:value-type="float" office:value="29.11444" calcext:value-type="float">
            <text:p>29.11444</text:p>
          </table:table-cell>
          <table:table-cell table:style-name="ce26" office:value-type="float" office:value="28.14508" calcext:value-type="float">
            <text:p>28.14508</text:p>
          </table:table-cell>
          <table:table-cell table:style-name="ce26" office:value-type="float" office:value="28.45309" calcext:value-type="float">
            <text:p>28.45309</text:p>
          </table:table-cell>
          <table:table-cell table:style-name="ce26" office:value-type="float" office:value="28.32315" calcext:value-type="float">
            <text:p>28.32315</text:p>
          </table:table-cell>
          <table:table-cell table:style-name="ce26" office:value-type="float" office:value="28.67545" calcext:value-type="float">
            <text:p>28.67545</text:p>
          </table:table-cell>
          <table:table-cell table:style-name="ce26" office:value-type="float" office:value="28.48938" calcext:value-type="float">
            <text:p>28.48938</text:p>
          </table:table-cell>
          <table:table-cell table:style-name="ce26" office:value-type="float" office:value="28.26071" calcext:value-type="float">
            <text:p>28.26071</text:p>
          </table:table-cell>
          <table:table-cell table:style-name="ce26" office:value-type="float" office:value="28.65857" calcext:value-type="float">
            <text:p>28.65857</text:p>
          </table:table-cell>
          <table:table-cell table:style-name="ce26" office:value-type="float" office:value="28.47208" calcext:value-type="float">
            <text:p>28.47208</text:p>
          </table:table-cell>
          <table:table-cell table:style-name="ce26" office:value-type="float" office:value="28.26852" calcext:value-type="float">
            <text:p>28.26852</text:p>
          </table:table-cell>
          <table:table-cell table:style-name="ce26" office:value-type="float" office:value="28.51868" calcext:value-type="float">
            <text:p>28.51868</text:p>
          </table:table-cell>
          <table:table-cell table:style-name="ce26" office:value-type="float" office:value="28.51599" calcext:value-type="float">
            <text:p>28.51599</text:p>
          </table:table-cell>
          <table:table-cell table:style-name="ce26" office:value-type="float" office:value="28.3812" calcext:value-type="float">
            <text:p>28.3812</text:p>
          </table:table-cell>
          <table:table-cell table:style-name="ce26" office:value-type="float" office:value="28.1192" calcext:value-type="float">
            <text:p>28.1192</text:p>
          </table:table-cell>
          <table:table-cell table:style-name="ce26" office:value-type="float" office:value="28.07977" calcext:value-type="float">
            <text:p>28.07977</text:p>
          </table:table-cell>
          <table:table-cell table:style-name="ce26" office:value-type="float" office:value="28.83176" calcext:value-type="float">
            <text:p>28.83176</text:p>
          </table:table-cell>
          <table:table-cell table:style-name="ce26" office:value-type="float" office:value="28.55673" calcext:value-type="float">
            <text:p>28.55673</text:p>
          </table:table-cell>
          <table:table-cell table:style-name="ce26" office:value-type="float" office:value="28.229" calcext:value-type="float">
            <text:p>28.229</text:p>
          </table:table-cell>
          <table:table-cell table:style-name="ce26" office:value-type="float" office:value="28.61057" calcext:value-type="float">
            <text:p>28.61057</text:p>
          </table:table-cell>
          <table:table-cell table:style-name="ce26" office:value-type="float" office:value="28.67639" calcext:value-type="float">
            <text:p>28.67639</text:p>
          </table:table-cell>
          <table:table-cell table:style-name="ce34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0" office:value-type="float" office:value="29.14667" calcext:value-type="float">
            <text:p>29.14667</text:p>
          </table:table-cell>
          <table:table-cell table:style-name="ce26" office:value-type="float" office:value="28.38501" calcext:value-type="float">
            <text:p>28.38501</text:p>
          </table:table-cell>
          <table:table-cell table:style-name="ce26" office:value-type="float" office:value="28.65146" calcext:value-type="float">
            <text:p>28.65146</text:p>
          </table:table-cell>
          <table:table-cell table:style-name="ce26" office:value-type="float" office:value="28.87021" calcext:value-type="float">
            <text:p>28.8702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8.57617" calcext:value-type="float">
            <text:p>28.57617</text:p>
          </table:table-cell>
          <table:table-cell table:style-name="ce26" office:value-type="float" office:value="28.95352" calcext:value-type="float">
            <text:p>28.95352</text:p>
          </table:table-cell>
          <table:table-cell table:style-name="ce26" office:value-type="float" office:value="28.78827" calcext:value-type="float">
            <text:p>28.78827</text:p>
          </table:table-cell>
          <table:table-cell table:style-name="ce26" office:value-type="float" office:value="28.60828" calcext:value-type="float">
            <text:p>28.60828</text:p>
          </table:table-cell>
          <table:table-cell table:style-name="ce26" office:value-type="float" office:value="28.72644" calcext:value-type="float">
            <text:p>28.72644</text:p>
          </table:table-cell>
          <table:table-cell table:style-name="ce26" office:value-type="float" office:value="28.96136" calcext:value-type="float">
            <text:p>28.96136</text:p>
          </table:table-cell>
          <table:table-cell table:style-name="ce26" office:value-type="float" office:value="28.66055" calcext:value-type="float">
            <text:p>28.66055</text:p>
          </table:table-cell>
          <table:table-cell table:style-name="ce26" office:value-type="float" office:value="28.50937" calcext:value-type="float">
            <text:p>28.50937</text:p>
          </table:table-cell>
          <table:table-cell table:style-name="ce26" office:value-type="float" office:value="28.37332" calcext:value-type="float">
            <text:p>28.37332</text:p>
          </table:table-cell>
          <table:table-cell table:style-name="ce26" office:value-type="float" office:value="28.37781" calcext:value-type="float">
            <text:p>28.37781</text:p>
          </table:table-cell>
          <table:table-cell table:style-name="ce26" office:value-type="float" office:value="28.40808" calcext:value-type="float">
            <text:p>28.40808</text:p>
          </table:table-cell>
          <table:table-cell table:style-name="ce26" office:value-type="float" office:value="28.59708" calcext:value-type="float">
            <text:p>28.59708</text:p>
          </table:table-cell>
          <table:table-cell table:style-name="ce26" office:value-type="float" office:value="28.41507" calcext:value-type="float">
            <text:p>28.41507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39291" calcext:value-type="float">
            <text:p>28.39291</text:p>
          </table:table-cell>
          <table:table-cell table:style-name="ce26" office:value-type="float" office:value="28.18201" calcext:value-type="float">
            <text:p>28.18201</text:p>
          </table:table-cell>
          <table:table-cell table:style-name="ce26" office:value-type="float" office:value="28.47385" calcext:value-type="float">
            <text:p>28.47385</text:p>
          </table:table-cell>
          <table:table-cell table:style-name="ce26" office:value-type="float" office:value="28.43414" calcext:value-type="float">
            <text:p>28.43414</text:p>
          </table:table-cell>
          <table:table-cell table:style-name="ce26" office:value-type="float" office:value="28.24561" calcext:value-type="float">
            <text:p>28.24561</text:p>
          </table:table-cell>
          <table:table-cell table:style-name="ce26" office:value-type="float" office:value="28.64835" calcext:value-type="float">
            <text:p>28.64835</text:p>
          </table:table-cell>
          <table:table-cell table:style-name="ce26" office:value-type="float" office:value="28.37146" calcext:value-type="float">
            <text:p>28.37146</text:p>
          </table:table-cell>
          <table:table-cell table:style-name="ce26" office:value-type="float" office:value="28.30472" calcext:value-type="float">
            <text:p>28.30472</text:p>
          </table:table-cell>
          <table:table-cell table:style-name="ce26" office:value-type="float" office:value="28.49954" calcext:value-type="float">
            <text:p>28.49954</text:p>
          </table:table-cell>
          <table:table-cell table:style-name="ce26" office:value-type="float" office:value="28.36667" calcext:value-type="float">
            <text:p>28.36667</text:p>
          </table:table-cell>
          <table:table-cell table:style-name="ce26" office:value-type="float" office:value="28.50659" calcext:value-type="float">
            <text:p>28.50659</text:p>
          </table:table-cell>
          <table:table-cell table:style-name="ce26" office:value-type="float" office:value="28.2446" calcext:value-type="float">
            <text:p>28.2446</text:p>
          </table:table-cell>
          <table:table-cell table:style-name="ce34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0" office:value-type="float" office:value="27.9537" calcext:value-type="float">
            <text:p>27.9537</text:p>
          </table:table-cell>
          <table:table-cell table:style-name="ce26" office:value-type="float" office:value="29.04077" calcext:value-type="float">
            <text:p>29.04077</text:p>
          </table:table-cell>
          <table:table-cell table:style-name="ce26" office:value-type="float" office:value="28.82495" calcext:value-type="float">
            <text:p>28.82495</text:p>
          </table:table-cell>
          <table:table-cell table:style-name="ce26" office:value-type="float" office:value="28.92603" calcext:value-type="float">
            <text:p>28.92603</text:p>
          </table:table-cell>
          <table:table-cell table:style-name="ce26" office:value-type="float" office:value="28.74109" calcext:value-type="float">
            <text:p>28.74109</text:p>
          </table:table-cell>
          <table:table-cell table:style-name="ce26" office:value-type="float" office:value="29.3331" calcext:value-type="float">
            <text:p>29.3331</text:p>
          </table:table-cell>
          <table:table-cell table:style-name="ce26" office:value-type="float" office:value="28.7265" calcext:value-type="float">
            <text:p>28.7265</text:p>
          </table:table-cell>
          <table:table-cell table:style-name="ce26" office:value-type="float" office:value="28.68134" calcext:value-type="float">
            <text:p>28.68134</text:p>
          </table:table-cell>
          <table:table-cell table:style-name="ce26" office:value-type="float" office:value="28.93188" calcext:value-type="float">
            <text:p>28.93188</text:p>
          </table:table-cell>
          <table:table-cell table:style-name="ce26" office:value-type="float" office:value="28.69391" calcext:value-type="float">
            <text:p>28.69391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8.55286" calcext:value-type="float">
            <text:p>28.55286</text:p>
          </table:table-cell>
          <table:table-cell table:style-name="ce26" office:value-type="float" office:value="28.96402" calcext:value-type="float">
            <text:p>28.96402</text:p>
          </table:table-cell>
          <table:table-cell table:style-name="ce26" office:value-type="float" office:value="28.79642" calcext:value-type="float">
            <text:p>28.79642</text:p>
          </table:table-cell>
          <table:table-cell table:style-name="ce26" office:value-type="float" office:value="28.54193" calcext:value-type="float">
            <text:p>28.54193</text:p>
          </table:table-cell>
          <table:table-cell table:style-name="ce26" office:value-type="float" office:value="28.89203" calcext:value-type="float">
            <text:p>28.89203</text:p>
          </table:table-cell>
          <table:table-cell table:style-name="ce26" office:value-type="float" office:value="28.1434" calcext:value-type="float">
            <text:p>28.1434</text:p>
          </table:table-cell>
          <table:table-cell table:style-name="ce26" office:value-type="float" office:value="28.86057" calcext:value-type="float">
            <text:p>28.86057</text:p>
          </table:table-cell>
          <table:table-cell table:style-name="ce26" office:value-type="float" office:value="28.86172" calcext:value-type="float">
            <text:p>28.86172</text:p>
          </table:table-cell>
          <table:table-cell table:style-name="ce26" office:value-type="float" office:value="28.53397" calcext:value-type="float">
            <text:p>28.53397</text:p>
          </table:table-cell>
          <table:table-cell table:style-name="ce26" office:value-type="float" office:value="28.6427" calcext:value-type="float">
            <text:p>28.6427</text:p>
          </table:table-cell>
          <table:table-cell table:style-name="ce26" office:value-type="float" office:value="28.33154" calcext:value-type="float">
            <text:p>28.33154</text:p>
          </table:table-cell>
          <table:table-cell table:style-name="ce26" office:value-type="float" office:value="28.95129" calcext:value-type="float">
            <text:p>28.95129</text:p>
          </table:table-cell>
          <table:table-cell table:style-name="ce26" office:value-type="float" office:value="29.18726" calcext:value-type="float">
            <text:p>29.18726</text:p>
          </table:table-cell>
          <table:table-cell table:style-name="ce26" office:value-type="float" office:value="28.53452" calcext:value-type="float">
            <text:p>28.53452</text:p>
          </table:table-cell>
          <table:table-cell table:style-name="ce26" office:value-type="float" office:value="28.57013" calcext:value-type="float">
            <text:p>28.57013</text:p>
          </table:table-cell>
          <table:table-cell table:style-name="ce26" office:value-type="float" office:value="28.84167" calcext:value-type="float">
            <text:p>28.84167</text:p>
          </table:table-cell>
          <table:table-cell table:style-name="ce26" office:value-type="float" office:value="29.04718" calcext:value-type="float">
            <text:p>29.04718</text:p>
          </table:table-cell>
          <table:table-cell table:style-name="ce26" office:value-type="float" office:value="28.871" calcext:value-type="float">
            <text:p>28.871</text:p>
          </table:table-cell>
          <table:table-cell table:style-name="ce26" office:value-type="float" office:value="29.0343" calcext:value-type="float">
            <text:p>29.0343</text:p>
          </table:table-cell>
          <table:table-cell table:style-name="ce26" office:value-type="float" office:value="28.89575" calcext:value-type="float">
            <text:p>28.89575</text:p>
          </table:table-cell>
          <table:table-cell table:style-name="ce34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0" office:value-type="float" office:value="28.31998" calcext:value-type="float">
            <text:p>28.31998</text:p>
          </table:table-cell>
          <table:table-cell table:style-name="ce26" office:value-type="float" office:value="28.36383" calcext:value-type="float">
            <text:p>28.36383</text:p>
          </table:table-cell>
          <table:table-cell table:style-name="ce26" office:value-type="float" office:value="28.68912" calcext:value-type="float">
            <text:p>28.68912</text:p>
          </table:table-cell>
          <table:table-cell table:style-name="ce26" office:value-type="float" office:value="28.87991" calcext:value-type="float">
            <text:p>28.87991</text:p>
          </table:table-cell>
          <table:table-cell table:style-name="ce26" office:value-type="float" office:value="28.39526" calcext:value-type="float">
            <text:p>28.39526</text:p>
          </table:table-cell>
          <table:table-cell table:style-name="ce26" office:value-type="float" office:value="28.98172" calcext:value-type="float">
            <text:p>28.98172</text:p>
          </table:table-cell>
          <table:table-cell table:style-name="ce26" office:value-type="float" office:value="28.17801" calcext:value-type="float">
            <text:p>28.17801</text:p>
          </table:table-cell>
          <table:table-cell table:style-name="ce26" office:value-type="float" office:value="28.4082" calcext:value-type="float">
            <text:p>28.4082</text:p>
          </table:table-cell>
          <table:table-cell table:style-name="ce26" office:value-type="float" office:value="28.81647" calcext:value-type="float">
            <text:p>28.81647</text:p>
          </table:table-cell>
          <table:table-cell table:style-name="ce26" office:value-type="float" office:value="28.60562" calcext:value-type="float">
            <text:p>28.60562</text:p>
          </table:table-cell>
          <table:table-cell table:style-name="ce26" office:value-type="float" office:value="28.79639" calcext:value-type="float">
            <text:p>28.79639</text:p>
          </table:table-cell>
          <table:table-cell table:style-name="ce26" office:value-type="float" office:value="26.33115" calcext:value-type="float">
            <text:p>26.33115</text:p>
          </table:table-cell>
          <table:table-cell table:style-name="ce26" office:value-type="float" office:value="28.89221" calcext:value-type="float">
            <text:p>28.89221</text:p>
          </table:table-cell>
          <table:table-cell table:style-name="ce26" office:value-type="float" office:value="28.51013" calcext:value-type="float">
            <text:p>28.51013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82104" calcext:value-type="float">
            <text:p>28.82104</text:p>
          </table:table-cell>
          <table:table-cell table:style-name="ce26" office:value-type="float" office:value="28.23749" calcext:value-type="float">
            <text:p>28.23749</text:p>
          </table:table-cell>
          <table:table-cell table:style-name="ce26" office:value-type="float" office:value="28.25125" calcext:value-type="float">
            <text:p>28.25125</text:p>
          </table:table-cell>
          <table:table-cell table:style-name="ce26" office:value-type="float" office:value="28.75476" calcext:value-type="float">
            <text:p>28.75476</text:p>
          </table:table-cell>
          <table:table-cell table:style-name="ce26" office:value-type="float" office:value="28.47098" calcext:value-type="float">
            <text:p>28.47098</text:p>
          </table:table-cell>
          <table:table-cell table:style-name="ce26" office:value-type="float" office:value="28.54163" calcext:value-type="float">
            <text:p>28.54163</text:p>
          </table:table-cell>
          <table:table-cell table:style-name="ce26" office:value-type="float" office:value="28.86874" calcext:value-type="float">
            <text:p>28.86874</text:p>
          </table:table-cell>
          <table:table-cell table:style-name="ce26" office:value-type="float" office:value="28.26611" calcext:value-type="float">
            <text:p>28.26611</text:p>
          </table:table-cell>
          <table:table-cell table:style-name="ce26" office:value-type="float" office:value="29.793" calcext:value-type="float">
            <text:p>29.793</text:p>
          </table:table-cell>
          <table:table-cell table:style-name="ce26" office:value-type="float" office:value="28.42276" calcext:value-type="float">
            <text:p>28.42276</text:p>
          </table:table-cell>
          <table:table-cell table:style-name="ce26" office:value-type="float" office:value="28.82776" calcext:value-type="float">
            <text:p>28.82776</text:p>
          </table:table-cell>
          <table:table-cell table:style-name="ce26" office:value-type="float" office:value="28.33594" calcext:value-type="float">
            <text:p>28.33594</text:p>
          </table:table-cell>
          <table:table-cell table:style-name="ce26" office:value-type="float" office:value="28.961" calcext:value-type="float">
            <text:p>28.961</text:p>
          </table:table-cell>
          <table:table-cell table:style-name="ce26" office:value-type="float" office:value="28.31882" calcext:value-type="float">
            <text:p>28.31882</text:p>
          </table:table-cell>
          <table:table-cell table:style-name="ce26" office:value-type="float" office:value="28.48526" calcext:value-type="float">
            <text:p>28.48526</text:p>
          </table:table-cell>
          <table:table-cell table:style-name="ce26" office:value-type="float" office:value="28.00015" calcext:value-type="float">
            <text:p>28.00015</text:p>
          </table:table-cell>
          <table:table-cell table:style-name="ce34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0" office:value-type="float" office:value="27.33002" calcext:value-type="float">
            <text:p>27.33002</text:p>
          </table:table-cell>
          <table:table-cell table:style-name="ce26" office:value-type="float" office:value="28.97754" calcext:value-type="float">
            <text:p>28.97754</text:p>
          </table:table-cell>
          <table:table-cell table:style-name="ce26" office:value-type="float" office:value="28.37918" calcext:value-type="float">
            <text:p>28.37918</text:p>
          </table:table-cell>
          <table:table-cell table:style-name="ce26" office:value-type="float" office:value="28.58105" calcext:value-type="float">
            <text:p>28.58105</text:p>
          </table:table-cell>
          <table:table-cell table:style-name="ce26" office:value-type="float" office:value="28.66016" calcext:value-type="float">
            <text:p>28.66016</text:p>
          </table:table-cell>
          <table:table-cell table:style-name="ce26" office:value-type="float" office:value="28.47983" calcext:value-type="float">
            <text:p>28.47983</text:p>
          </table:table-cell>
          <table:table-cell table:style-name="ce26" office:value-type="float" office:value="28.64798" calcext:value-type="float">
            <text:p>28.64798</text:p>
          </table:table-cell>
          <table:table-cell table:style-name="ce26" office:value-type="float" office:value="28.11432" calcext:value-type="float">
            <text:p>28.11432</text:p>
          </table:table-cell>
          <table:table-cell table:style-name="ce26" office:value-type="float" office:value="28.46301" calcext:value-type="float">
            <text:p>28.46301</text:p>
          </table:table-cell>
          <table:table-cell table:style-name="ce26" office:value-type="float" office:value="29.0795" calcext:value-type="float">
            <text:p>29.0795</text:p>
          </table:table-cell>
          <table:table-cell table:style-name="ce26" office:value-type="float" office:value="28.29648" calcext:value-type="float">
            <text:p>28.29648</text:p>
          </table:table-cell>
          <table:table-cell table:style-name="ce26" office:value-type="float" office:value="28.76007" calcext:value-type="float">
            <text:p>28.76007</text:p>
          </table:table-cell>
          <table:table-cell table:style-name="ce26" office:value-type="float" office:value="28.20868" calcext:value-type="float">
            <text:p>28.20868</text:p>
          </table:table-cell>
          <table:table-cell table:style-name="ce26" office:value-type="float" office:value="28.77252" calcext:value-type="float">
            <text:p>28.77252</text:p>
          </table:table-cell>
          <table:table-cell table:style-name="ce26" office:value-type="float" office:value="28.34332" calcext:value-type="float">
            <text:p>28.34332</text:p>
          </table:table-cell>
          <table:table-cell table:style-name="ce26" office:value-type="float" office:value="28.72586" calcext:value-type="float">
            <text:p>28.72586</text:p>
          </table:table-cell>
          <table:table-cell table:style-name="ce26" office:value-type="float" office:value="28.49353" calcext:value-type="float">
            <text:p>28.49353</text:p>
          </table:table-cell>
          <table:table-cell table:style-name="ce26" office:value-type="float" office:value="28.45377" calcext:value-type="float">
            <text:p>28.45377</text:p>
          </table:table-cell>
          <table:table-cell table:style-name="ce26" office:value-type="float" office:value="28.90286" calcext:value-type="float">
            <text:p>28.90286</text:p>
          </table:table-cell>
          <table:table-cell table:style-name="ce26" office:value-type="float" office:value="28.89365" calcext:value-type="float">
            <text:p>28.89365</text:p>
          </table:table-cell>
          <table:table-cell table:style-name="ce26" office:value-type="float" office:value="29.89182" calcext:value-type="float">
            <text:p>29.89182</text:p>
          </table:table-cell>
          <table:table-cell table:style-name="ce26" office:value-type="float" office:value="29.49127" calcext:value-type="float">
            <text:p>29.49127</text:p>
          </table:table-cell>
          <table:table-cell table:style-name="ce26" office:value-type="float" office:value="31.13791" calcext:value-type="float">
            <text:p>31.13791</text:p>
          </table:table-cell>
          <table:table-cell table:style-name="ce26" office:value-type="float" office:value="29.31116" calcext:value-type="float">
            <text:p>29.31116</text:p>
          </table:table-cell>
          <table:table-cell table:style-name="ce26" office:value-type="float" office:value="28.86624" calcext:value-type="float">
            <text:p>28.86624</text:p>
          </table:table-cell>
          <table:table-cell table:style-name="ce26" office:value-type="float" office:value="28.62854" calcext:value-type="float">
            <text:p>28.62854</text:p>
          </table:table-cell>
          <table:table-cell table:style-name="ce26" office:value-type="float" office:value="28.62976" calcext:value-type="float">
            <text:p>28.62976</text:p>
          </table:table-cell>
          <table:table-cell table:style-name="ce26" office:value-type="float" office:value="28.73947" calcext:value-type="float">
            <text:p>28.73947</text:p>
          </table:table-cell>
          <table:table-cell table:style-name="ce26" office:value-type="float" office:value="28.5134" calcext:value-type="float">
            <text:p>28.5134</text:p>
          </table:table-cell>
          <table:table-cell table:style-name="ce26" office:value-type="float" office:value="28.42618" calcext:value-type="float">
            <text:p>28.42618</text:p>
          </table:table-cell>
          <table:table-cell table:style-name="ce26" office:value-type="float" office:value="28.4075" calcext:value-type="float">
            <text:p>28.4075</text:p>
          </table:table-cell>
          <table:table-cell table:style-name="ce34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0" office:value-type="float" office:value="28.03915" calcext:value-type="float">
            <text:p>28.03915</text:p>
          </table:table-cell>
          <table:table-cell table:style-name="ce26" office:value-type="float" office:value="28.07953" calcext:value-type="float">
            <text:p>28.07953</text:p>
          </table:table-cell>
          <table:table-cell table:style-name="ce26" office:value-type="float" office:value="28.9234" calcext:value-type="float">
            <text:p>28.9234</text:p>
          </table:table-cell>
          <table:table-cell table:style-name="ce26" office:value-type="float" office:value="28.81415" calcext:value-type="float">
            <text:p>28.81415</text:p>
          </table:table-cell>
          <table:table-cell table:style-name="ce26" office:value-type="float" office:value="28.56577" calcext:value-type="float">
            <text:p>28.56577</text:p>
          </table:table-cell>
          <table:table-cell table:style-name="ce26" office:value-type="float" office:value="28.58383" calcext:value-type="float">
            <text:p>28.58383</text:p>
          </table:table-cell>
          <table:table-cell table:style-name="ce26" office:value-type="float" office:value="28.53223" calcext:value-type="float">
            <text:p>28.53223</text:p>
          </table:table-cell>
          <table:table-cell table:style-name="ce26" office:value-type="float" office:value="28.64377" calcext:value-type="float">
            <text:p>28.64377</text:p>
          </table:table-cell>
          <table:table-cell table:style-name="ce26" office:value-type="float" office:value="28.29953" calcext:value-type="float">
            <text:p>28.29953</text:p>
          </table:table-cell>
          <table:table-cell table:style-name="ce26" office:value-type="float" office:value="28.55157" calcext:value-type="float">
            <text:p>28.55157</text:p>
          </table:table-cell>
          <table:table-cell table:style-name="ce26" office:value-type="float" office:value="28.57474" calcext:value-type="float">
            <text:p>28.57474</text:p>
          </table:table-cell>
          <table:table-cell table:style-name="ce26" office:value-type="float" office:value="28.51135" calcext:value-type="float">
            <text:p>28.51135</text:p>
          </table:table-cell>
          <table:table-cell table:style-name="ce26" office:value-type="float" office:value="28.44275" calcext:value-type="float">
            <text:p>28.44275</text:p>
          </table:table-cell>
          <table:table-cell table:style-name="ce26" office:value-type="float" office:value="28.50021" calcext:value-type="float">
            <text:p>28.50021</text:p>
          </table:table-cell>
          <table:table-cell table:style-name="ce26" office:value-type="float" office:value="28.44785" calcext:value-type="float">
            <text:p>28.44785</text:p>
          </table:table-cell>
          <table:table-cell table:style-name="ce26" office:value-type="float" office:value="28.66559" calcext:value-type="float">
            <text:p>28.66559</text:p>
          </table:table-cell>
          <table:table-cell table:style-name="ce26" office:value-type="float" office:value="28.77267" calcext:value-type="float">
            <text:p>28.77267</text:p>
          </table:table-cell>
          <table:table-cell table:style-name="ce26" office:value-type="float" office:value="28.74832" calcext:value-type="float">
            <text:p>28.74832</text:p>
          </table:table-cell>
          <table:table-cell table:style-name="ce26" office:value-type="float" office:value="28.79678" calcext:value-type="float">
            <text:p>28.79678</text:p>
          </table:table-cell>
          <table:table-cell table:style-name="ce26" office:value-type="float" office:value="29.86371" calcext:value-type="float">
            <text:p>29.86371</text:p>
          </table:table-cell>
          <table:table-cell table:style-name="ce26" office:value-type="float" office:value="30.15594" calcext:value-type="float">
            <text:p>30.15594</text:p>
          </table:table-cell>
          <table:table-cell table:style-name="ce26" office:value-type="float" office:value="31.40292" calcext:value-type="float">
            <text:p>31.40292</text:p>
          </table:table-cell>
          <table:table-cell table:style-name="ce26" office:value-type="float" office:value="29.69592" calcext:value-type="float">
            <text:p>29.69592</text:p>
          </table:table-cell>
          <table:table-cell table:style-name="ce26" office:value-type="float" office:value="31.68674" calcext:value-type="float">
            <text:p>31.68674</text:p>
          </table:table-cell>
          <table:table-cell table:style-name="ce26" office:value-type="float" office:value="28.37875" calcext:value-type="float">
            <text:p>28.37875</text:p>
          </table:table-cell>
          <table:table-cell table:style-name="ce26" office:value-type="float" office:value="28.77069" calcext:value-type="float">
            <text:p>28.77069</text:p>
          </table:table-cell>
          <table:table-cell table:style-name="ce26" office:value-type="float" office:value="28.15549" calcext:value-type="float">
            <text:p>28.15549</text:p>
          </table:table-cell>
          <table:table-cell table:style-name="ce26" office:value-type="float" office:value="28.69894" calcext:value-type="float">
            <text:p>28.69894</text:p>
          </table:table-cell>
          <table:table-cell table:style-name="ce26" office:value-type="float" office:value="28.37482" calcext:value-type="float">
            <text:p>28.37482</text:p>
          </table:table-cell>
          <table:table-cell table:style-name="ce26" office:value-type="float" office:value="28.70245" calcext:value-type="float">
            <text:p>28.70245</text:p>
          </table:table-cell>
          <table:table-cell table:style-name="ce26" office:value-type="float" office:value="28.49203" calcext:value-type="float">
            <text:p>28.49203</text:p>
          </table:table-cell>
          <table:table-cell table:style-name="ce34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0" office:value-type="float" office:value="27.26407" calcext:value-type="float">
            <text:p>27.26407</text:p>
          </table:table-cell>
          <table:table-cell table:style-name="ce26" office:value-type="float" office:value="28.59003" calcext:value-type="float">
            <text:p>28.59003</text:p>
          </table:table-cell>
          <table:table-cell table:style-name="ce26" office:value-type="float" office:value="28.49692" calcext:value-type="float">
            <text:p>28.49692</text:p>
          </table:table-cell>
          <table:table-cell table:style-name="ce26" office:value-type="float" office:value="28.67685" calcext:value-type="float">
            <text:p>28.67685</text:p>
          </table:table-cell>
          <table:table-cell table:style-name="ce26" office:value-type="float" office:value="28.12833" calcext:value-type="float">
            <text:p>28.12833</text:p>
          </table:table-cell>
          <table:table-cell table:style-name="ce26" office:value-type="float" office:value="28.66098" calcext:value-type="float">
            <text:p>28.66098</text:p>
          </table:table-cell>
          <table:table-cell table:style-name="ce26" office:value-type="float" office:value="28.39313" calcext:value-type="float">
            <text:p>28.39313</text:p>
          </table:table-cell>
          <table:table-cell table:style-name="ce26" office:value-type="float" office:value="28.57727" calcext:value-type="float">
            <text:p>28.57727</text:p>
          </table:table-cell>
          <table:table-cell table:style-name="ce26" office:value-type="float" office:value="28.418" calcext:value-type="float">
            <text:p>28.418</text:p>
          </table:table-cell>
          <table:table-cell table:style-name="ce26" office:value-type="float" office:value="28.64554" calcext:value-type="float">
            <text:p>28.64554</text:p>
          </table:table-cell>
          <table:table-cell table:style-name="ce26" office:value-type="float" office:value="28.25772" calcext:value-type="float">
            <text:p>28.25772</text:p>
          </table:table-cell>
          <table:table-cell table:style-name="ce26" office:value-type="float" office:value="28.97144" calcext:value-type="float">
            <text:p>28.97144</text:p>
          </table:table-cell>
          <table:table-cell table:style-name="ce26" office:value-type="float" office:value="28.3844" calcext:value-type="float">
            <text:p>28.3844</text:p>
          </table:table-cell>
          <table:table-cell table:style-name="ce26" office:value-type="float" office:value="28.64868" calcext:value-type="float">
            <text:p>28.64868</text:p>
          </table:table-cell>
          <table:table-cell table:style-name="ce26" office:value-type="float" office:value="28.6524" calcext:value-type="float">
            <text:p>28.6524</text:p>
          </table:table-cell>
          <table:table-cell table:style-name="ce26" office:value-type="float" office:value="28.45065" calcext:value-type="float">
            <text:p>28.45065</text:p>
          </table:table-cell>
          <table:table-cell table:style-name="ce26" office:value-type="float" office:value="29.66882" calcext:value-type="float">
            <text:p>29.66882</text:p>
          </table:table-cell>
          <table:table-cell table:style-name="ce26" office:value-type="float" office:value="29.44156" calcext:value-type="float">
            <text:p>29.44156</text:p>
          </table:table-cell>
          <table:table-cell table:style-name="ce26" office:value-type="float" office:value="31.31793" calcext:value-type="float">
            <text:p>31.31793</text:p>
          </table:table-cell>
          <table:table-cell table:style-name="ce26" office:value-type="float" office:value="31.44321" calcext:value-type="float">
            <text:p>31.44321</text:p>
          </table:table-cell>
          <table:table-cell table:style-name="ce26" office:value-type="float" office:value="32.13678" calcext:value-type="float">
            <text:p>32.13678</text:p>
          </table:table-cell>
          <table:table-cell table:style-name="ce26" office:value-type="float" office:value="32.43344" calcext:value-type="float">
            <text:p>32.43344</text:p>
          </table:table-cell>
          <table:table-cell table:style-name="ce26" office:value-type="float" office:value="32.62985" calcext:value-type="float">
            <text:p>32.62985</text:p>
          </table:table-cell>
          <table:table-cell table:style-name="ce26" office:value-type="float" office:value="30.07394" calcext:value-type="float">
            <text:p>30.07394</text:p>
          </table:table-cell>
          <table:table-cell table:style-name="ce26" office:value-type="float" office:value="30.30939" calcext:value-type="float">
            <text:p>30.30939</text:p>
          </table:table-cell>
          <table:table-cell table:style-name="ce26" office:value-type="float" office:value="28.94266" calcext:value-type="float">
            <text:p>28.94266</text:p>
          </table:table-cell>
          <table:table-cell table:style-name="ce26" office:value-type="float" office:value="29.26215" calcext:value-type="float">
            <text:p>29.26215</text:p>
          </table:table-cell>
          <table:table-cell table:style-name="ce26" office:value-type="float" office:value="28.23593" calcext:value-type="float">
            <text:p>28.23593</text:p>
          </table:table-cell>
          <table:table-cell table:style-name="ce26" office:value-type="float" office:value="28.8515" calcext:value-type="float">
            <text:p>28.8515</text:p>
          </table:table-cell>
          <table:table-cell table:style-name="ce26" office:value-type="float" office:value="28.728" calcext:value-type="float">
            <text:p>28.728</text:p>
          </table:table-cell>
          <table:table-cell table:style-name="ce26" office:value-type="float" office:value="28.70645" calcext:value-type="float">
            <text:p>28.70645</text:p>
          </table:table-cell>
          <table:table-cell table:style-name="ce34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0" office:value-type="float" office:value="28.46484" calcext:value-type="float">
            <text:p>28.46484</text:p>
          </table:table-cell>
          <table:table-cell table:style-name="ce26" office:value-type="float" office:value="27.17383" calcext:value-type="float">
            <text:p>27.17383</text:p>
          </table:table-cell>
          <table:table-cell table:style-name="ce26" office:value-type="float" office:value="28.54605" calcext:value-type="float">
            <text:p>28.54605</text:p>
          </table:table-cell>
          <table:table-cell table:style-name="ce26" office:value-type="float" office:value="28.88983" calcext:value-type="float">
            <text:p>28.88983</text:p>
          </table:table-cell>
          <table:table-cell table:style-name="ce26" office:value-type="float" office:value="28.48212" calcext:value-type="float">
            <text:p>28.48212</text:p>
          </table:table-cell>
          <table:table-cell table:style-name="ce26" office:value-type="float" office:value="28.08658" calcext:value-type="float">
            <text:p>28.08658</text:p>
          </table:table-cell>
          <table:table-cell table:style-name="ce26" office:value-type="float" office:value="28.28214" calcext:value-type="float">
            <text:p>28.28214</text:p>
          </table:table-cell>
          <table:table-cell table:style-name="ce26" office:value-type="float" office:value="28.32635" calcext:value-type="float">
            <text:p>28.32635</text:p>
          </table:table-cell>
          <table:table-cell table:style-name="ce26" office:value-type="float" office:value="28.4679" calcext:value-type="float">
            <text:p>28.4679</text:p>
          </table:table-cell>
          <table:table-cell table:style-name="ce26" office:value-type="float" office:value="28.31235" calcext:value-type="float">
            <text:p>28.31235</text:p>
          </table:table-cell>
          <table:table-cell table:style-name="ce26" office:value-type="float" office:value="28.35654" calcext:value-type="float">
            <text:p>28.35654</text:p>
          </table:table-cell>
          <table:table-cell table:style-name="ce26" office:value-type="float" office:value="28.73529" calcext:value-type="float">
            <text:p>28.73529</text:p>
          </table:table-cell>
          <table:table-cell table:style-name="ce26" office:value-type="float" office:value="28.24371" calcext:value-type="float">
            <text:p>28.24371</text:p>
          </table:table-cell>
          <table:table-cell table:style-name="ce26" office:value-type="float" office:value="28.56433" calcext:value-type="float">
            <text:p>28.56433</text:p>
          </table:table-cell>
          <table:table-cell table:style-name="ce26" office:value-type="float" office:value="28.53625" calcext:value-type="float">
            <text:p>28.53625</text:p>
          </table:table-cell>
          <table:table-cell table:style-name="ce26" office:value-type="float" office:value="29.2829" calcext:value-type="float">
            <text:p>29.2829</text:p>
          </table:table-cell>
          <table:table-cell table:style-name="ce26" office:value-type="float" office:value="29.75183" calcext:value-type="float">
            <text:p>29.75183</text:p>
          </table:table-cell>
          <table:table-cell table:style-name="ce26" office:value-type="float" office:value="30.78729" calcext:value-type="float">
            <text:p>30.78729</text:p>
          </table:table-cell>
          <table:table-cell table:style-name="ce26" office:value-type="float" office:value="31.03934" calcext:value-type="float">
            <text:p>31.03934</text:p>
          </table:table-cell>
          <table:table-cell table:style-name="ce26" office:value-type="float" office:value="32.54053" calcext:value-type="float">
            <text:p>32.54053</text:p>
          </table:table-cell>
          <table:table-cell table:style-name="ce26" office:value-type="float" office:value="32.01889" calcext:value-type="float">
            <text:p>32.01889</text:p>
          </table:table-cell>
          <table:table-cell table:style-name="ce26" office:value-type="float" office:value="32.67517" calcext:value-type="float">
            <text:p>32.67517</text:p>
          </table:table-cell>
          <table:table-cell table:style-name="ce26" office:value-type="float" office:value="31.75143" calcext:value-type="float">
            <text:p>31.75143</text:p>
          </table:table-cell>
          <table:table-cell table:style-name="ce26" office:value-type="float" office:value="32.31622" calcext:value-type="float">
            <text:p>32.31622</text:p>
          </table:table-cell>
          <table:table-cell table:style-name="ce26" office:value-type="float" office:value="28.69376" calcext:value-type="float">
            <text:p>28.69376</text:p>
          </table:table-cell>
          <table:table-cell table:style-name="ce26" office:value-type="float" office:value="30.3949" calcext:value-type="float">
            <text:p>30.3949</text:p>
          </table:table-cell>
          <table:table-cell table:style-name="ce26" office:value-type="float" office:value="28.5787" calcext:value-type="float">
            <text:p>28.5787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7.87015" calcext:value-type="float">
            <text:p>27.87015</text:p>
          </table:table-cell>
          <table:table-cell table:style-name="ce26" office:value-type="float" office:value="28.15503" calcext:value-type="float">
            <text:p>28.15503</text:p>
          </table:table-cell>
          <table:table-cell table:style-name="ce26" office:value-type="float" office:value="28.11411" calcext:value-type="float">
            <text:p>28.11411</text:p>
          </table:table-cell>
          <table:table-cell table:style-name="ce34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0" office:value-type="float" office:value="28.25052" calcext:value-type="float">
            <text:p>28.25052</text:p>
          </table:table-cell>
          <table:table-cell table:style-name="ce26" office:value-type="float" office:value="28.70312" calcext:value-type="float">
            <text:p>28.70312</text:p>
          </table:table-cell>
          <table:table-cell table:style-name="ce26" office:value-type="float" office:value="28.57343" calcext:value-type="float">
            <text:p>28.57343</text:p>
          </table:table-cell>
          <table:table-cell table:style-name="ce26" office:value-type="float" office:value="28.7775" calcext:value-type="float">
            <text:p>28.7775</text:p>
          </table:table-cell>
          <table:table-cell table:style-name="ce26" office:value-type="float" office:value="28.53455" calcext:value-type="float">
            <text:p>28.53455</text:p>
          </table:table-cell>
          <table:table-cell table:style-name="ce26" office:value-type="float" office:value="28.90652" calcext:value-type="float">
            <text:p>28.90652</text:p>
          </table:table-cell>
          <table:table-cell table:style-name="ce26" office:value-type="float" office:value="28.52719" calcext:value-type="float">
            <text:p>28.52719</text:p>
          </table:table-cell>
          <table:table-cell table:style-name="ce26" office:value-type="float" office:value="28.72244" calcext:value-type="float">
            <text:p>28.72244</text:p>
          </table:table-cell>
          <table:table-cell table:style-name="ce26" office:value-type="float" office:value="28.32886" calcext:value-type="float">
            <text:p>28.32886</text:p>
          </table:table-cell>
          <table:table-cell table:style-name="ce26" office:value-type="float" office:value="28.50323" calcext:value-type="float">
            <text:p>28.50323</text:p>
          </table:table-cell>
          <table:table-cell table:style-name="ce26" office:value-type="float" office:value="28.6828" calcext:value-type="float">
            <text:p>28.6828</text:p>
          </table:table-cell>
          <table:table-cell table:style-name="ce26" office:value-type="float" office:value="28.4805" calcext:value-type="float">
            <text:p>28.4805</text:p>
          </table:table-cell>
          <table:table-cell table:style-name="ce26" office:value-type="float" office:value="28.62698" calcext:value-type="float">
            <text:p>28.62698</text:p>
          </table:table-cell>
          <table:table-cell table:style-name="ce26" office:value-type="float" office:value="29.38702" calcext:value-type="float">
            <text:p>29.38702</text:p>
          </table:table-cell>
          <table:table-cell table:style-name="ce26" office:value-type="float" office:value="30.43558" calcext:value-type="float">
            <text:p>30.43558</text:p>
          </table:table-cell>
          <table:table-cell table:style-name="ce26" office:value-type="float" office:value="30.44162" calcext:value-type="float">
            <text:p>30.44162</text:p>
          </table:table-cell>
          <table:table-cell table:style-name="ce26" office:value-type="float" office:value="32.23047" calcext:value-type="float">
            <text:p>32.23047</text:p>
          </table:table-cell>
          <table:table-cell table:style-name="ce26" office:value-type="float" office:value="32.18939" calcext:value-type="float">
            <text:p>32.18939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2.69385" calcext:value-type="float">
            <text:p>32.69385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98145" calcext:value-type="float">
            <text:p>32.98145</text:p>
          </table:table-cell>
          <table:table-cell table:style-name="ce26" office:value-type="float" office:value="33.58939" calcext:value-type="float">
            <text:p>33.58939</text:p>
          </table:table-cell>
          <table:table-cell table:style-name="ce26" office:value-type="float" office:value="32.44083" calcext:value-type="float">
            <text:p>32.44083</text:p>
          </table:table-cell>
          <table:table-cell table:style-name="ce26" office:value-type="float" office:value="32.60123" calcext:value-type="float">
            <text:p>32.60123</text:p>
          </table:table-cell>
          <table:table-cell table:style-name="ce26" office:value-type="float" office:value="29.65118" calcext:value-type="float">
            <text:p>29.65118</text:p>
          </table:table-cell>
          <table:table-cell table:style-name="ce26" office:value-type="float" office:value="29.53903" calcext:value-type="float">
            <text:p>29.53903</text:p>
          </table:table-cell>
          <table:table-cell table:style-name="ce26" office:value-type="float" office:value="28.85376" calcext:value-type="float">
            <text:p>28.85376</text:p>
          </table:table-cell>
          <table:table-cell table:style-name="ce26" office:value-type="float" office:value="28.9093" calcext:value-type="float">
            <text:p>28.9093</text:p>
          </table:table-cell>
          <table:table-cell table:style-name="ce26" office:value-type="float" office:value="28.79782" calcext:value-type="float">
            <text:p>28.79782</text:p>
          </table:table-cell>
          <table:table-cell table:style-name="ce26" office:value-type="float" office:value="28.82214" calcext:value-type="float">
            <text:p>28.82214</text:p>
          </table:table-cell>
          <table:table-cell table:style-name="ce34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0" office:value-type="float" office:value="28.61658" calcext:value-type="float">
            <text:p>28.61658</text:p>
          </table:table-cell>
          <table:table-cell table:style-name="ce26" office:value-type="float" office:value="28.76242" calcext:value-type="float">
            <text:p>28.76242</text:p>
          </table:table-cell>
          <table:table-cell table:style-name="ce26" office:value-type="float" office:value="28.60425" calcext:value-type="float">
            <text:p>28.60425</text:p>
          </table:table-cell>
          <table:table-cell table:style-name="ce26" office:value-type="float" office:value="28.67218" calcext:value-type="float">
            <text:p>28.67218</text:p>
          </table:table-cell>
          <table:table-cell table:style-name="ce26" office:value-type="float" office:value="28.83353" calcext:value-type="float">
            <text:p>28.83353</text:p>
          </table:table-cell>
          <table:table-cell table:style-name="ce26" office:value-type="float" office:value="28.5499" calcext:value-type="float">
            <text:p>28.5499</text:p>
          </table:table-cell>
          <table:table-cell table:style-name="ce26" office:value-type="float" office:value="28.56586" calcext:value-type="float">
            <text:p>28.56586</text:p>
          </table:table-cell>
          <table:table-cell table:style-name="ce26" office:value-type="float" office:value="28.24603" calcext:value-type="float">
            <text:p>28.24603</text:p>
          </table:table-cell>
          <table:table-cell table:style-name="ce26" office:value-type="float" office:value="28.76474" calcext:value-type="float">
            <text:p>28.76474</text:p>
          </table:table-cell>
          <table:table-cell table:style-name="ce26" office:value-type="float" office:value="28.00119" calcext:value-type="float">
            <text:p>28.00119</text:p>
          </table:table-cell>
          <table:table-cell table:style-name="ce26" office:value-type="float" office:value="28.59171" calcext:value-type="float">
            <text:p>28.59171</text:p>
          </table:table-cell>
          <table:table-cell table:style-name="ce26" office:value-type="float" office:value="28.39075" calcext:value-type="float">
            <text:p>28.39075</text:p>
          </table:table-cell>
          <table:table-cell table:style-name="ce26" office:value-type="float" office:value="29.21695" calcext:value-type="float">
            <text:p>29.21695</text:p>
          </table:table-cell>
          <table:table-cell table:style-name="ce26" office:value-type="float" office:value="29.67114" calcext:value-type="float">
            <text:p>29.67114</text:p>
          </table:table-cell>
          <table:table-cell table:style-name="ce26" office:value-type="float" office:value="30.86813" calcext:value-type="float">
            <text:p>30.86813</text:p>
          </table:table-cell>
          <table:table-cell table:style-name="ce26" office:value-type="float" office:value="31.91125" calcext:value-type="float">
            <text:p>31.91125</text:p>
          </table:table-cell>
          <table:table-cell table:style-name="ce26" office:value-type="float" office:value="32.07657" calcext:value-type="float">
            <text:p>32.07657</text:p>
          </table:table-cell>
          <table:table-cell table:style-name="ce26" office:value-type="float" office:value="32.2569" calcext:value-type="float">
            <text:p>32.2569</text:p>
          </table:table-cell>
          <table:table-cell table:style-name="ce26" office:value-type="float" office:value="32.95108" calcext:value-type="float">
            <text:p>32.95108</text:p>
          </table:table-cell>
          <table:table-cell table:style-name="ce26" office:value-type="float" office:value="32.93698" calcext:value-type="float">
            <text:p>32.93698</text:p>
          </table:table-cell>
          <table:table-cell table:style-name="ce26" office:value-type="float" office:value="33.2756" calcext:value-type="float">
            <text:p>33.2756</text:p>
          </table:table-cell>
          <table:table-cell table:style-name="ce26" office:value-type="float" office:value="33.61972" calcext:value-type="float">
            <text:p>33.61972</text:p>
          </table:table-cell>
          <table:table-cell table:style-name="ce26" office:value-type="float" office:value="33.32617" calcext:value-type="float">
            <text:p>33.32617</text:p>
          </table:table-cell>
          <table:table-cell table:style-name="ce26" office:value-type="float" office:value="34.32596" calcext:value-type="float">
            <text:p>34.32596</text:p>
          </table:table-cell>
          <table:table-cell table:style-name="ce26" office:value-type="float" office:value="30.53189" calcext:value-type="float">
            <text:p>30.53189</text:p>
          </table:table-cell>
          <table:table-cell table:style-name="ce26" office:value-type="float" office:value="32.34106" calcext:value-type="float">
            <text:p>32.34106</text:p>
          </table:table-cell>
          <table:table-cell table:style-name="ce26" office:value-type="float" office:value="28.88132" calcext:value-type="float">
            <text:p>28.88132</text:p>
          </table:table-cell>
          <table:table-cell table:style-name="ce26" office:value-type="float" office:value="29.59094" calcext:value-type="float">
            <text:p>29.59094</text:p>
          </table:table-cell>
          <table:table-cell table:style-name="ce26" office:value-type="float" office:value="28.61026" calcext:value-type="float">
            <text:p>28.61026</text:p>
          </table:table-cell>
          <table:table-cell table:style-name="ce26" office:value-type="float" office:value="28.29471" calcext:value-type="float">
            <text:p>28.29471</text:p>
          </table:table-cell>
          <table:table-cell table:style-name="ce26" office:value-type="float" office:value="28.45871" calcext:value-type="float">
            <text:p>28.45871</text:p>
          </table:table-cell>
          <table:table-cell table:style-name="ce34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0" office:value-type="float" office:value="28.4744" calcext:value-type="float">
            <text:p>28.4744</text:p>
          </table:table-cell>
          <table:table-cell table:style-name="ce26" office:value-type="float" office:value="28.77121" calcext:value-type="float">
            <text:p>28.77121</text:p>
          </table:table-cell>
          <table:table-cell table:style-name="ce26" office:value-type="float" office:value="28.54114" calcext:value-type="float">
            <text:p>28.54114</text:p>
          </table:table-cell>
          <table:table-cell table:style-name="ce26" office:value-type="float" office:value="28.56396" calcext:value-type="float">
            <text:p>28.56396</text:p>
          </table:table-cell>
          <table:table-cell table:style-name="ce26" office:value-type="float" office:value="28.70706" calcext:value-type="float">
            <text:p>28.70706</text:p>
          </table:table-cell>
          <table:table-cell table:style-name="ce26" office:value-type="float" office:value="28.64911" calcext:value-type="float">
            <text:p>28.64911</text:p>
          </table:table-cell>
          <table:table-cell table:style-name="ce26" office:value-type="float" office:value="28.19894" calcext:value-type="float">
            <text:p>28.19894</text:p>
          </table:table-cell>
          <table:table-cell table:style-name="ce26" office:value-type="float" office:value="28.69595" calcext:value-type="float">
            <text:p>28.69595</text:p>
          </table:table-cell>
          <table:table-cell table:style-name="ce26" office:value-type="float" office:value="28.34271" calcext:value-type="float">
            <text:p>28.34271</text:p>
          </table:table-cell>
          <table:table-cell table:style-name="ce26" office:value-type="float" office:value="28.46283" calcext:value-type="float">
            <text:p>28.46283</text:p>
          </table:table-cell>
          <table:table-cell table:style-name="ce26" office:value-type="float" office:value="28.37778" calcext:value-type="float">
            <text:p>28.37778</text:p>
          </table:table-cell>
          <table:table-cell table:style-name="ce26" office:value-type="float" office:value="28.53189" calcext:value-type="float">
            <text:p>28.53189</text:p>
          </table:table-cell>
          <table:table-cell table:style-name="ce26" office:value-type="float" office:value="28.66397" calcext:value-type="float">
            <text:p>28.66397</text:p>
          </table:table-cell>
          <table:table-cell table:style-name="ce26" office:value-type="float" office:value="30.92606" calcext:value-type="float">
            <text:p>30.92606</text:p>
          </table:table-cell>
          <table:table-cell table:style-name="ce26" office:value-type="float" office:value="31.51837" calcext:value-type="float">
            <text:p>31.51837</text:p>
          </table:table-cell>
          <table:table-cell table:style-name="ce26" office:value-type="float" office:value="31.99625" calcext:value-type="float">
            <text:p>31.99625</text:p>
          </table:table-cell>
          <table:table-cell table:style-name="ce26" office:value-type="float" office:value="32.41415" calcext:value-type="float">
            <text:p>32.41415</text:p>
          </table:table-cell>
          <table:table-cell table:style-name="ce26" office:value-type="float" office:value="32.72665" calcext:value-type="float">
            <text:p>32.72665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3.04687" calcext:value-type="float">
            <text:p>33.04687</text:p>
          </table:table-cell>
          <table:table-cell table:style-name="ce26" office:value-type="float" office:value="33.88705" calcext:value-type="float">
            <text:p>33.88705</text:p>
          </table:table-cell>
          <table:table-cell table:style-name="ce26" office:value-type="float" office:value="34.03122" calcext:value-type="float">
            <text:p>34.03122</text:p>
          </table:table-cell>
          <table:table-cell table:style-name="ce26" office:value-type="float" office:value="34.62958" calcext:value-type="float">
            <text:p>34.62958</text:p>
          </table:table-cell>
          <table:table-cell table:style-name="ce26" office:value-type="float" office:value="32.98422" calcext:value-type="float">
            <text:p>32.98422</text:p>
          </table:table-cell>
          <table:table-cell table:style-name="ce26" office:value-type="float" office:value="33.50977" calcext:value-type="float">
            <text:p>33.50977</text:p>
          </table:table-cell>
          <table:table-cell table:style-name="ce26" office:value-type="float" office:value="30.76111" calcext:value-type="float">
            <text:p>30.76111</text:p>
          </table:table-cell>
          <table:table-cell table:style-name="ce26" office:value-type="float" office:value="30.89984" calcext:value-type="float">
            <text:p>30.89984</text:p>
          </table:table-cell>
          <table:table-cell table:style-name="ce26" office:value-type="float" office:value="28.28668" calcext:value-type="float">
            <text:p>28.28668</text:p>
          </table:table-cell>
          <table:table-cell table:style-name="ce26" office:value-type="float" office:value="28.27759" calcext:value-type="float">
            <text:p>28.27759</text:p>
          </table:table-cell>
          <table:table-cell table:style-name="ce26" office:value-type="float" office:value="27.6879" calcext:value-type="float">
            <text:p>27.6879</text:p>
          </table:table-cell>
          <table:table-cell table:style-name="ce26" office:value-type="float" office:value="28.39014" calcext:value-type="float">
            <text:p>28.39014</text:p>
          </table:table-cell>
          <table:table-cell table:style-name="ce34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0" office:value-type="float" office:value="28.58105" calcext:value-type="float">
            <text:p>28.58105</text:p>
          </table:table-cell>
          <table:table-cell table:style-name="ce26" office:value-type="float" office:value="28.03506" calcext:value-type="float">
            <text:p>28.03506</text:p>
          </table:table-cell>
          <table:table-cell table:style-name="ce26" office:value-type="float" office:value="28.79019" calcext:value-type="float">
            <text:p>28.79019</text:p>
          </table:table-cell>
          <table:table-cell table:style-name="ce26" office:value-type="float" office:value="28.91531" calcext:value-type="float">
            <text:p>28.91531</text:p>
          </table:table-cell>
          <table:table-cell table:style-name="ce26" office:value-type="float" office:value="28.79095" calcext:value-type="float">
            <text:p>28.79095</text:p>
          </table:table-cell>
          <table:table-cell table:style-name="ce26" office:value-type="float" office:value="28.28937" calcext:value-type="float">
            <text:p>28.28937</text:p>
          </table:table-cell>
          <table:table-cell table:style-name="ce26" office:value-type="float" office:value="28.59317" calcext:value-type="float">
            <text:p>28.59317</text:p>
          </table:table-cell>
          <table:table-cell table:style-name="ce26" office:value-type="float" office:value="28.58597" calcext:value-type="float">
            <text:p>28.58597</text:p>
          </table:table-cell>
          <table:table-cell table:style-name="ce26" office:value-type="float" office:value="27.9971" calcext:value-type="float">
            <text:p>27.9971</text:p>
          </table:table-cell>
          <table:table-cell table:style-name="ce26" office:value-type="float" office:value="28.34293" calcext:value-type="float">
            <text:p>28.34293</text:p>
          </table:table-cell>
          <table:table-cell table:style-name="ce26" office:value-type="float" office:value="28.64178" calcext:value-type="float">
            <text:p>28.64178</text:p>
          </table:table-cell>
          <table:table-cell table:style-name="ce26" office:value-type="float" office:value="28.41687" calcext:value-type="float">
            <text:p>28.41687</text:p>
          </table:table-cell>
          <table:table-cell table:style-name="ce26" office:value-type="float" office:value="30.3002" calcext:value-type="float">
            <text:p>30.3002</text:p>
          </table:table-cell>
          <table:table-cell table:style-name="ce26" office:value-type="float" office:value="28.86395" calcext:value-type="float">
            <text:p>28.86395</text:p>
          </table:table-cell>
          <table:table-cell table:style-name="ce26" office:value-type="float" office:value="32.28314" calcext:value-type="float">
            <text:p>32.28314</text:p>
          </table:table-cell>
          <table:table-cell table:style-name="ce26" office:value-type="float" office:value="31.38144" calcext:value-type="float">
            <text:p>31.38144</text:p>
          </table:table-cell>
          <table:table-cell table:style-name="ce26" office:value-type="float" office:value="32.42844" calcext:value-type="float">
            <text:p>32.42844</text:p>
          </table:table-cell>
          <table:table-cell table:style-name="ce26" office:value-type="float" office:value="32.1142" calcext:value-type="float">
            <text:p>32.1142</text:p>
          </table:table-cell>
          <table:table-cell table:style-name="ce26" office:value-type="float" office:value="33.28775" calcext:value-type="float">
            <text:p>33.28775</text:p>
          </table:table-cell>
          <table:table-cell table:style-name="ce26" office:value-type="float" office:value="32.77255" calcext:value-type="float">
            <text:p>32.77255</text:p>
          </table:table-cell>
          <table:table-cell table:style-name="ce26" office:value-type="float" office:value="34.47778" calcext:value-type="float">
            <text:p>34.47778</text:p>
          </table:table-cell>
          <table:table-cell table:style-name="ce26" office:value-type="float" office:value="33.6214" calcext:value-type="float">
            <text:p>33.6214</text:p>
          </table:table-cell>
          <table:table-cell table:style-name="ce26" office:value-type="float" office:value="34.01596" calcext:value-type="float">
            <text:p>34.01596</text:p>
          </table:table-cell>
          <table:table-cell table:style-name="ce26" office:value-type="float" office:value="33.27429" calcext:value-type="float">
            <text:p>33.27429</text:p>
          </table:table-cell>
          <table:table-cell table:style-name="ce26" office:value-type="float" office:value="32.17212" calcext:value-type="float">
            <text:p>32.17212</text:p>
          </table:table-cell>
          <table:table-cell table:style-name="ce26" office:value-type="float" office:value="32.32932" calcext:value-type="float">
            <text:p>32.32932</text:p>
          </table:table-cell>
          <table:table-cell table:style-name="ce26" office:value-type="float" office:value="28.7142" calcext:value-type="float">
            <text:p>28.7142</text:p>
          </table:table-cell>
          <table:table-cell table:style-name="ce26" office:value-type="float" office:value="30.00131" calcext:value-type="float">
            <text:p>30.00131</text:p>
          </table:table-cell>
          <table:table-cell table:style-name="ce26" office:value-type="float" office:value="27.99323" calcext:value-type="float">
            <text:p>27.99323</text:p>
          </table:table-cell>
          <table:table-cell table:style-name="ce26" office:value-type="float" office:value="27.81369" calcext:value-type="float">
            <text:p>27.81369</text:p>
          </table:table-cell>
          <table:table-cell table:style-name="ce26" office:value-type="float" office:value="27.8111" calcext:value-type="float">
            <text:p>27.8111</text:p>
          </table:table-cell>
          <table:table-cell table:style-name="ce34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0" office:value-type="float" office:value="34.9538" calcext:value-type="float">
            <text:p>34.9538</text:p>
          </table:table-cell>
          <table:table-cell table:style-name="ce26" office:value-type="float" office:value="34.06226" calcext:value-type="float">
            <text:p>34.06226</text:p>
          </table:table-cell>
          <table:table-cell table:style-name="ce26" office:value-type="float" office:value="31.55115" calcext:value-type="float">
            <text:p>31.55115</text:p>
          </table:table-cell>
          <table:table-cell table:style-name="ce26" office:value-type="float" office:value="30.8291" calcext:value-type="float">
            <text:p>30.8291</text:p>
          </table:table-cell>
          <table:table-cell table:style-name="ce26" office:value-type="float" office:value="30.03366" calcext:value-type="float">
            <text:p>30.03366</text:p>
          </table:table-cell>
          <table:table-cell table:style-name="ce26" office:value-type="float" office:value="30.49533" calcext:value-type="float">
            <text:p>30.49533</text:p>
          </table:table-cell>
          <table:table-cell table:style-name="ce26" office:value-type="float" office:value="29.89731" calcext:value-type="float">
            <text:p>29.89731</text:p>
          </table:table-cell>
          <table:table-cell table:style-name="ce26" office:value-type="float" office:value="28.97089" calcext:value-type="float">
            <text:p>28.97089</text:p>
          </table:table-cell>
          <table:table-cell table:style-name="ce26" office:value-type="float" office:value="32.09003" calcext:value-type="float">
            <text:p>32.09003</text:p>
          </table:table-cell>
          <table:table-cell table:style-name="ce26" office:value-type="float" office:value="32.22711" calcext:value-type="float">
            <text:p>32.22711</text:p>
          </table:table-cell>
          <table:table-cell table:style-name="ce26" office:value-type="float" office:value="30.07913" calcext:value-type="float">
            <text:p>30.07913</text:p>
          </table:table-cell>
          <table:table-cell table:style-name="ce26" office:value-type="float" office:value="30.20135" calcext:value-type="float">
            <text:p>30.20135</text:p>
          </table:table-cell>
          <table:table-cell table:style-name="ce26" office:value-type="float" office:value="28.47263" calcext:value-type="float">
            <text:p>28.47263</text:p>
          </table:table-cell>
          <table:table-cell table:style-name="ce26" office:value-type="float" office:value="31.88092" calcext:value-type="float">
            <text:p>31.88092</text:p>
          </table:table-cell>
          <table:table-cell table:style-name="ce26" office:value-type="float" office:value="31.37531" calcext:value-type="float">
            <text:p>31.37531</text:p>
          </table:table-cell>
          <table:table-cell table:style-name="ce26" office:value-type="float" office:value="29.75266" calcext:value-type="float">
            <text:p>29.75266</text:p>
          </table:table-cell>
          <table:table-cell table:style-name="ce26" office:value-type="float" office:value="36.0058" calcext:value-type="float">
            <text:p>36.0058</text:p>
          </table:table-cell>
          <table:table-cell table:style-name="ce26" office:value-type="float" office:value="34.47702" calcext:value-type="float">
            <text:p>34.47702</text:p>
          </table:table-cell>
          <table:table-cell table:style-name="ce26" office:value-type="float" office:value="33.06253" calcext:value-type="float">
            <text:p>33.06253</text:p>
          </table:table-cell>
          <table:table-cell table:style-name="ce26" office:value-type="float" office:value="33.01559" calcext:value-type="float">
            <text:p>33.01559</text:p>
          </table:table-cell>
          <table:table-cell table:style-name="ce26" office:value-type="float" office:value="33.0528" calcext:value-type="float">
            <text:p>33.0528</text:p>
          </table:table-cell>
          <table:table-cell table:style-name="ce26" office:value-type="float" office:value="35.00153" calcext:value-type="float">
            <text:p>35.00153</text:p>
          </table:table-cell>
          <table:table-cell table:style-name="ce26" office:value-type="float" office:value="33.8288" calcext:value-type="float">
            <text:p>33.8288</text:p>
          </table:table-cell>
          <table:table-cell table:style-name="ce26" office:value-type="float" office:value="38.61304" calcext:value-type="float">
            <text:p>38.61304</text:p>
          </table:table-cell>
          <table:table-cell table:style-name="ce26" office:value-type="float" office:value="31.67334" calcext:value-type="float">
            <text:p>31.67334</text:p>
          </table:table-cell>
          <table:table-cell table:style-name="ce26" office:value-type="float" office:value="33.9819" calcext:value-type="float">
            <text:p>33.9819</text:p>
          </table:table-cell>
          <table:table-cell table:style-name="ce26" office:value-type="float" office:value="32.80322" calcext:value-type="float">
            <text:p>32.80322</text:p>
          </table:table-cell>
          <table:table-cell table:style-name="ce26" office:value-type="float" office:value="29.85654" calcext:value-type="float">
            <text:p>29.85654</text:p>
          </table:table-cell>
          <table:table-cell table:style-name="ce26" office:value-type="float" office:value="27.39136" calcext:value-type="float">
            <text:p>27.39136</text:p>
          </table:table-cell>
          <table:table-cell table:style-name="ce26" office:value-type="float" office:value="30.51575" calcext:value-type="float">
            <text:p>30.51575</text:p>
          </table:table-cell>
          <table:table-cell table:style-name="ce26" office:value-type="float" office:value="25.45639" calcext:value-type="float">
            <text:p>25.45639</text:p>
          </table:table-cell>
          <table:table-cell table:style-name="ce34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0" office:value-type="float" office:value="26.22507" calcext:value-type="float">
            <text:p>26.22507</text:p>
          </table:table-cell>
          <table:table-cell table:style-name="ce26" office:value-type="float" office:value="34.85202" calcext:value-type="float">
            <text:p>34.85202</text:p>
          </table:table-cell>
          <table:table-cell table:style-name="ce26" office:value-type="float" office:value="35.24704" calcext:value-type="float">
            <text:p>35.24704</text:p>
          </table:table-cell>
          <table:table-cell table:style-name="ce26" office:value-type="float" office:value="30.04037" calcext:value-type="float">
            <text:p>30.04037</text:p>
          </table:table-cell>
          <table:table-cell table:style-name="ce26" office:value-type="float" office:value="28.90225" calcext:value-type="float">
            <text:p>28.90225</text:p>
          </table:table-cell>
          <table:table-cell table:style-name="ce26" office:value-type="float" office:value="26.97433" calcext:value-type="float">
            <text:p>26.97433</text:p>
          </table:table-cell>
          <table:table-cell table:style-name="ce26" office:value-type="float" office:value="28.47366" calcext:value-type="float">
            <text:p>28.47366</text:p>
          </table:table-cell>
          <table:table-cell table:style-name="ce26" office:value-type="float" office:value="26.49002" calcext:value-type="float">
            <text:p>26.49002</text:p>
          </table:table-cell>
          <table:table-cell table:style-name="ce26" office:value-type="float" office:value="26.35504" calcext:value-type="float">
            <text:p>26.35504</text:p>
          </table:table-cell>
          <table:table-cell table:style-name="ce26" office:value-type="float" office:value="24.93442" calcext:value-type="float">
            <text:p>24.93442</text:p>
          </table:table-cell>
          <table:table-cell table:style-name="ce26" office:value-type="float" office:value="28.71579" calcext:value-type="float">
            <text:p>28.71579</text:p>
          </table:table-cell>
          <table:table-cell table:style-name="ce26" office:value-type="float" office:value="22.77835" calcext:value-type="float">
            <text:p>22.77835</text:p>
          </table:table-cell>
          <table:table-cell table:style-name="ce26" office:value-type="float" office:value="33.72607" calcext:value-type="float">
            <text:p>33.72607</text:p>
          </table:table-cell>
          <table:table-cell table:style-name="ce26" office:value-type="float" office:value="26.56946" calcext:value-type="float">
            <text:p>26.56946</text:p>
          </table:table-cell>
          <table:table-cell table:style-name="ce26" office:value-type="float" office:value="30.31018" calcext:value-type="float">
            <text:p>30.31018</text:p>
          </table:table-cell>
          <table:table-cell table:style-name="ce26" office:value-type="float" office:value="29.99411" calcext:value-type="float">
            <text:p>29.99411</text:p>
          </table:table-cell>
          <table:table-cell table:style-name="ce26" office:value-type="float" office:value="37.55283" calcext:value-type="float">
            <text:p>37.55283</text:p>
          </table:table-cell>
          <table:table-cell table:style-name="ce26" office:value-type="float" office:value="33.21619" calcext:value-type="float">
            <text:p>33.21619</text:p>
          </table:table-cell>
          <table:table-cell table:style-name="ce26" office:value-type="float" office:value="32.64716" calcext:value-type="float">
            <text:p>32.64716</text:p>
          </table:table-cell>
          <table:table-cell table:style-name="ce26" office:value-type="float" office:value="31.33963" calcext:value-type="float">
            <text:p>31.33963</text:p>
          </table:table-cell>
          <table:table-cell table:style-name="ce26" office:value-type="float" office:value="31.81491" calcext:value-type="float">
            <text:p>31.81491</text:p>
          </table:table-cell>
          <table:table-cell table:style-name="ce26" office:value-type="float" office:value="30.09592" calcext:value-type="float">
            <text:p>30.09592</text:p>
          </table:table-cell>
          <table:table-cell table:style-name="ce26" office:value-type="float" office:value="32.16995" calcext:value-type="float">
            <text:p>32.16995</text:p>
          </table:table-cell>
          <table:table-cell table:style-name="ce26" office:value-type="float" office:value="32.44971" calcext:value-type="float">
            <text:p>32.44971</text:p>
          </table:table-cell>
          <table:table-cell table:style-name="ce26" office:value-type="float" office:value="35.28574" calcext:value-type="float">
            <text:p>35.28574</text:p>
          </table:table-cell>
          <table:table-cell table:style-name="ce26" office:value-type="float" office:value="31.60666" calcext:value-type="float">
            <text:p>31.60666</text:p>
          </table:table-cell>
          <table:table-cell table:style-name="ce26" office:value-type="float" office:value="28.09698" calcext:value-type="float">
            <text:p>28.09698</text:p>
          </table:table-cell>
          <table:table-cell table:style-name="ce26" office:value-type="float" office:value="28.384" calcext:value-type="float">
            <text:p>28.384</text:p>
          </table:table-cell>
          <table:table-cell table:style-name="ce26" office:value-type="float" office:value="27.86273" calcext:value-type="float">
            <text:p>27.86273</text:p>
          </table:table-cell>
          <table:table-cell table:style-name="ce26" office:value-type="float" office:value="28.9476" calcext:value-type="float">
            <text:p>28.9476</text:p>
          </table:table-cell>
          <table:table-cell table:style-name="ce26" office:value-type="float" office:value="24.36319" calcext:value-type="float">
            <text:p>24.36319</text:p>
          </table:table-cell>
          <table:table-cell table:style-name="ce34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0" office:value-type="float" office:value="36.88364" calcext:value-type="float">
            <text:p>36.88364</text:p>
          </table:table-cell>
          <table:table-cell table:style-name="ce26" office:value-type="float" office:value="34.9061" calcext:value-type="float">
            <text:p>34.9061</text:p>
          </table:table-cell>
          <table:table-cell table:style-name="ce26" office:value-type="float" office:value="33.13348" calcext:value-type="float">
            <text:p>33.13348</text:p>
          </table:table-cell>
          <table:table-cell table:style-name="ce26" office:value-type="float" office:value="32.11829" calcext:value-type="float">
            <text:p>32.11829</text:p>
          </table:table-cell>
          <table:table-cell table:style-name="ce26" office:value-type="float" office:value="31.09457" calcext:value-type="float">
            <text:p>31.09457</text:p>
          </table:table-cell>
          <table:table-cell table:style-name="ce26" office:value-type="float" office:value="31.03494" calcext:value-type="float">
            <text:p>31.03494</text:p>
          </table:table-cell>
          <table:table-cell table:style-name="ce26" office:value-type="float" office:value="30.43079" calcext:value-type="float">
            <text:p>30.43079</text:p>
          </table:table-cell>
          <table:table-cell table:style-name="ce26" office:value-type="float" office:value="29.03589" calcext:value-type="float">
            <text:p>29.03589</text:p>
          </table:table-cell>
          <table:table-cell table:style-name="ce26" office:value-type="float" office:value="33.00742" calcext:value-type="float">
            <text:p>33.00742</text:p>
          </table:table-cell>
          <table:table-cell table:style-name="ce26" office:value-type="float" office:value="32.78238" calcext:value-type="float">
            <text:p>32.78238</text:p>
          </table:table-cell>
          <table:table-cell table:style-name="ce26" office:value-type="float" office:value="30.33521" calcext:value-type="float">
            <text:p>30.33521</text:p>
          </table:table-cell>
          <table:table-cell table:style-name="ce26" office:value-type="float" office:value="30.16107" calcext:value-type="float">
            <text:p>30.16107</text:p>
          </table:table-cell>
          <table:table-cell table:style-name="ce26" office:value-type="float" office:value="28.63818" calcext:value-type="float">
            <text:p>28.63818</text:p>
          </table:table-cell>
          <table:table-cell table:style-name="ce26" office:value-type="float" office:value="31.29495" calcext:value-type="float">
            <text:p>31.29495</text:p>
          </table:table-cell>
          <table:table-cell table:style-name="ce26" office:value-type="float" office:value="30.59421" calcext:value-type="float">
            <text:p>30.59421</text:p>
          </table:table-cell>
          <table:table-cell table:style-name="ce26" office:value-type="float" office:value="30.02676" calcext:value-type="float">
            <text:p>30.02676</text:p>
          </table:table-cell>
          <table:table-cell table:style-name="ce26" office:value-type="float" office:value="35.59653" calcext:value-type="float">
            <text:p>35.59653</text:p>
          </table:table-cell>
          <table:table-cell table:style-name="ce26" office:value-type="float" office:value="34.17792" calcext:value-type="float">
            <text:p>34.17792</text:p>
          </table:table-cell>
          <table:table-cell table:style-name="ce26" office:value-type="float" office:value="33.59225" calcext:value-type="float">
            <text:p>33.59225</text:p>
          </table:table-cell>
          <table:table-cell table:style-name="ce26" office:value-type="float" office:value="32.66864" calcext:value-type="float">
            <text:p>32.66864</text:p>
          </table:table-cell>
          <table:table-cell table:style-name="ce26" office:value-type="float" office:value="32.70703" calcext:value-type="float">
            <text:p>32.70703</text:p>
          </table:table-cell>
          <table:table-cell table:style-name="ce26" office:value-type="float" office:value="33.80841" calcext:value-type="float">
            <text:p>33.80841</text:p>
          </table:table-cell>
          <table:table-cell table:style-name="ce26" office:value-type="float" office:value="33.50098" calcext:value-type="float">
            <text:p>33.50098</text:p>
          </table:table-cell>
          <table:table-cell table:style-name="ce26" office:value-type="float" office:value="38.20865" calcext:value-type="float">
            <text:p>38.20865</text:p>
          </table:table-cell>
          <table:table-cell table:style-name="ce26" office:value-type="float" office:value="31.40152" calcext:value-type="float">
            <text:p>31.40152</text:p>
          </table:table-cell>
          <table:table-cell table:style-name="ce26" office:value-type="float" office:value="34.20978" calcext:value-type="float">
            <text:p>34.20978</text:p>
          </table:table-cell>
          <table:table-cell table:style-name="ce26" office:value-type="float" office:value="31.99881" calcext:value-type="float">
            <text:p>31.99881</text:p>
          </table:table-cell>
          <table:table-cell table:style-name="ce26" office:value-type="float" office:value="31.5152" calcext:value-type="float">
            <text:p>31.5152</text:p>
          </table:table-cell>
          <table:table-cell table:style-name="ce26" office:value-type="float" office:value="27.74081" calcext:value-type="float">
            <text:p>27.74081</text:p>
          </table:table-cell>
          <table:table-cell table:style-name="ce26" office:value-type="float" office:value="31.28842" calcext:value-type="float">
            <text:p>31.28842</text:p>
          </table:table-cell>
          <table:table-cell table:style-name="ce26" office:value-type="float" office:value="25.99823" calcext:value-type="float">
            <text:p>25.99823</text:p>
          </table:table-cell>
          <table:table-cell table:style-name="ce34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0" office:value-type="float" office:value="27.10059" calcext:value-type="float">
            <text:p>27.10059</text:p>
          </table:table-cell>
          <table:table-cell table:style-name="ce26" office:value-type="float" office:value="35.94781" calcext:value-type="float">
            <text:p>35.94781</text:p>
          </table:table-cell>
          <table:table-cell table:style-name="ce26" office:value-type="float" office:value="37.14331" calcext:value-type="float">
            <text:p>37.14331</text:p>
          </table:table-cell>
          <table:table-cell table:style-name="ce26" office:value-type="float" office:value="32.26077" calcext:value-type="float">
            <text:p>32.26077</text:p>
          </table:table-cell>
          <table:table-cell table:style-name="ce26" office:value-type="float" office:value="29.36121" calcext:value-type="float">
            <text:p>29.36121</text:p>
          </table:table-cell>
          <table:table-cell table:style-name="ce26" office:value-type="float" office:value="27.91779" calcext:value-type="float">
            <text:p>27.91779</text:p>
          </table:table-cell>
          <table:table-cell table:style-name="ce26" office:value-type="float" office:value="29.07574" calcext:value-type="float">
            <text:p>29.07574</text:p>
          </table:table-cell>
          <table:table-cell table:style-name="ce26" office:value-type="float" office:value="26.83536" calcext:value-type="float">
            <text:p>26.83536</text:p>
          </table:table-cell>
          <table:table-cell table:style-name="ce26" office:value-type="float" office:value="27.14682" calcext:value-type="float">
            <text:p>27.14682</text:p>
          </table:table-cell>
          <table:table-cell table:style-name="ce26" office:value-type="float" office:value="24.72839" calcext:value-type="float">
            <text:p>24.72839</text:p>
          </table:table-cell>
          <table:table-cell table:style-name="ce26" office:value-type="float" office:value="28.82324" calcext:value-type="float">
            <text:p>28.82324</text:p>
          </table:table-cell>
          <table:table-cell table:style-name="ce26" office:value-type="float" office:value="23.14032" calcext:value-type="float">
            <text:p>23.14032</text:p>
          </table:table-cell>
          <table:table-cell table:style-name="ce26" office:value-type="float" office:value="33.91522" calcext:value-type="float">
            <text:p>33.91522</text:p>
          </table:table-cell>
          <table:table-cell table:style-name="ce26" office:value-type="float" office:value="26.48776" calcext:value-type="float">
            <text:p>26.48776</text:p>
          </table:table-cell>
          <table:table-cell table:style-name="ce26" office:value-type="float" office:value="29.38971" calcext:value-type="float">
            <text:p>29.38971</text:p>
          </table:table-cell>
          <table:table-cell table:style-name="ce26" office:value-type="float" office:value="29.08792" calcext:value-type="float">
            <text:p>29.08792</text:p>
          </table:table-cell>
          <table:table-cell table:style-name="ce26" office:value-type="float" office:value="37.81448" calcext:value-type="float">
            <text:p>37.81448</text:p>
          </table:table-cell>
          <table:table-cell table:style-name="ce26" office:value-type="float" office:value="33.05826" calcext:value-type="float">
            <text:p>33.05826</text:p>
          </table:table-cell>
          <table:table-cell table:style-name="ce26" office:value-type="float" office:value="32.82611" calcext:value-type="float">
            <text:p>32.82611</text:p>
          </table:table-cell>
          <table:table-cell table:style-name="ce26" office:value-type="float" office:value="31.35239" calcext:value-type="float">
            <text:p>31.35239</text:p>
          </table:table-cell>
          <table:table-cell table:style-name="ce26" office:value-type="float" office:value="30.40442" calcext:value-type="float">
            <text:p>30.40442</text:p>
          </table:table-cell>
          <table:table-cell table:style-name="ce26" office:value-type="float" office:value="29.89706" calcext:value-type="float">
            <text:p>29.89706</text:p>
          </table:table-cell>
          <table:table-cell table:style-name="ce26" office:value-type="float" office:value="31.28165" calcext:value-type="float">
            <text:p>31.28165</text:p>
          </table:table-cell>
          <table:table-cell table:style-name="ce26" office:value-type="float" office:value="31.74994" calcext:value-type="float">
            <text:p>31.74994</text:p>
          </table:table-cell>
          <table:table-cell table:style-name="ce26" office:value-type="float" office:value="35.34906" calcext:value-type="float">
            <text:p>35.34906</text:p>
          </table:table-cell>
          <table:table-cell table:style-name="ce26" office:value-type="float" office:value="30.08301" calcext:value-type="float">
            <text:p>30.08301</text:p>
          </table:table-cell>
          <table:table-cell table:style-name="ce26" office:value-type="float" office:value="28.7673" calcext:value-type="float">
            <text:p>28.7673</text:p>
          </table:table-cell>
          <table:table-cell table:style-name="ce26" office:value-type="float" office:value="27.01532" calcext:value-type="float">
            <text:p>27.01532</text:p>
          </table:table-cell>
          <table:table-cell table:style-name="ce26" office:value-type="float" office:value="28.54971" calcext:value-type="float">
            <text:p>28.54971</text:p>
          </table:table-cell>
          <table:table-cell table:style-name="ce26" office:value-type="float" office:value="28.86694" calcext:value-type="float">
            <text:p>28.86694</text:p>
          </table:table-cell>
          <table:table-cell table:style-name="ce26" office:value-type="float" office:value="24.60153" calcext:value-type="float">
            <text:p>24.60153</text:p>
          </table:table-cell>
          <table:table-cell table:style-name="ce34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0" office:value-type="float" office:value="31.08197" calcext:value-type="float">
            <text:p>31.08197</text:p>
          </table:table-cell>
          <table:table-cell table:style-name="ce26" office:value-type="float" office:value="31.09061" calcext:value-type="float">
            <text:p>31.09061</text:p>
          </table:table-cell>
          <table:table-cell table:style-name="ce26" office:value-type="float" office:value="32.81775" calcext:value-type="float">
            <text:p>32.81775</text:p>
          </table:table-cell>
          <table:table-cell table:style-name="ce26" office:value-type="float" office:value="31.5632" calcext:value-type="float">
            <text:p>31.5632</text:p>
          </table:table-cell>
          <table:table-cell table:style-name="ce26" office:value-type="float" office:value="31.5712" calcext:value-type="float">
            <text:p>31.5712</text:p>
          </table:table-cell>
          <table:table-cell table:style-name="ce26" office:value-type="float" office:value="28.57562" calcext:value-type="float">
            <text:p>28.57562</text:p>
          </table:table-cell>
          <table:table-cell table:style-name="ce26" office:value-type="float" office:value="29.20456" calcext:value-type="float">
            <text:p>29.20456</text:p>
          </table:table-cell>
          <table:table-cell table:style-name="ce26" office:value-type="float" office:value="28.37491" calcext:value-type="float">
            <text:p>28.37491</text:p>
          </table:table-cell>
          <table:table-cell table:style-name="ce26" office:value-type="float" office:value="28.96481" calcext:value-type="float">
            <text:p>28.96481</text:p>
          </table:table-cell>
          <table:table-cell table:style-name="ce26" office:value-type="float" office:value="27.94659" calcext:value-type="float">
            <text:p>27.94659</text:p>
          </table:table-cell>
          <table:table-cell table:style-name="ce26" office:value-type="float" office:value="28.86517" calcext:value-type="float">
            <text:p>28.86517</text:p>
          </table:table-cell>
          <table:table-cell table:style-name="ce26" office:value-type="float" office:value="28.31418" calcext:value-type="float">
            <text:p>28.31418</text:p>
          </table:table-cell>
          <table:table-cell table:style-name="ce26" office:value-type="float" office:value="28.70966" calcext:value-type="float">
            <text:p>28.70966</text:p>
          </table:table-cell>
          <table:table-cell table:style-name="ce26" office:value-type="float" office:value="28.9473" calcext:value-type="float">
            <text:p>28.9473</text:p>
          </table:table-cell>
          <table:table-cell table:style-name="ce26" office:value-type="float" office:value="29.09683" calcext:value-type="float">
            <text:p>29.09683</text:p>
          </table:table-cell>
          <table:table-cell table:style-name="ce26" office:value-type="float" office:value="30.67709" calcext:value-type="float">
            <text:p>30.67709</text:p>
          </table:table-cell>
          <table:table-cell table:style-name="ce26" office:value-type="float" office:value="30.31445" calcext:value-type="float">
            <text:p>30.31445</text:p>
          </table:table-cell>
          <table:table-cell table:style-name="ce26" office:value-type="float" office:value="32.08813" calcext:value-type="float">
            <text:p>32.08813</text:p>
          </table:table-cell>
          <table:table-cell table:style-name="ce26" office:value-type="float" office:value="32.67624" calcext:value-type="float">
            <text:p>32.67624</text:p>
          </table:table-cell>
          <table:table-cell table:style-name="ce26" office:value-type="float" office:value="31.58389" calcext:value-type="float">
            <text:p>31.58389</text:p>
          </table:table-cell>
          <table:table-cell table:style-name="ce26" office:value-type="float" office:value="32.099" calcext:value-type="float">
            <text:p>32.099</text:p>
          </table:table-cell>
          <table:table-cell table:style-name="ce26" office:value-type="float" office:value="31.86258" calcext:value-type="float">
            <text:p>31.86258</text:p>
          </table:table-cell>
          <table:table-cell table:style-name="ce26" office:value-type="float" office:value="30.98938" calcext:value-type="float">
            <text:p>30.98938</text:p>
          </table:table-cell>
          <table:table-cell table:style-name="ce26" office:value-type="float" office:value="31.04736" calcext:value-type="float">
            <text:p>31.04736</text:p>
          </table:table-cell>
          <table:table-cell table:style-name="ce26" office:value-type="float" office:value="29.84207" calcext:value-type="float">
            <text:p>29.84207</text:p>
          </table:table-cell>
          <table:table-cell table:style-name="ce26" office:value-type="float" office:value="29.12643" calcext:value-type="float">
            <text:p>29.12643</text:p>
          </table:table-cell>
          <table:table-cell table:style-name="ce26" office:value-type="float" office:value="29.18564" calcext:value-type="float">
            <text:p>29.18564</text:p>
          </table:table-cell>
          <table:table-cell table:style-name="ce26" office:value-type="float" office:value="28.39191" calcext:value-type="float">
            <text:p>28.39191</text:p>
          </table:table-cell>
          <table:table-cell table:style-name="ce26" office:value-type="float" office:value="28.85831" calcext:value-type="float">
            <text:p>28.85831</text:p>
          </table:table-cell>
          <table:table-cell table:style-name="ce26" office:value-type="float" office:value="27.72964" calcext:value-type="float">
            <text:p>27.72964</text:p>
          </table:table-cell>
          <table:table-cell table:style-name="ce26" office:value-type="float" office:value="29.27975" calcext:value-type="float">
            <text:p>29.27975</text:p>
          </table:table-cell>
          <table:table-cell table:style-name="ce34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0" office:value-type="float" office:value="34.20355" calcext:value-type="float">
            <text:p>34.20355</text:p>
          </table:table-cell>
          <table:table-cell table:style-name="ce26" office:value-type="float" office:value="33.10193" calcext:value-type="float">
            <text:p>33.10193</text:p>
          </table:table-cell>
          <table:table-cell table:style-name="ce26" office:value-type="float" office:value="33.89536" calcext:value-type="float">
            <text:p>33.89536</text:p>
          </table:table-cell>
          <table:table-cell table:style-name="ce26" office:value-type="float" office:value="34.62933" calcext:value-type="float">
            <text:p>34.62933</text:p>
          </table:table-cell>
          <table:table-cell table:style-name="ce26" office:value-type="float" office:value="30.99213" calcext:value-type="float">
            <text:p>30.99213</text:p>
          </table:table-cell>
          <table:table-cell table:style-name="ce26" office:value-type="float" office:value="31.16992" calcext:value-type="float">
            <text:p>31.16992</text:p>
          </table:table-cell>
          <table:table-cell table:style-name="ce26" office:value-type="float" office:value="29.49701" calcext:value-type="float">
            <text:p>29.49701</text:p>
          </table:table-cell>
          <table:table-cell table:style-name="ce26" office:value-type="float" office:value="29.35138" calcext:value-type="float">
            <text:p>29.35138</text:p>
          </table:table-cell>
          <table:table-cell table:style-name="ce26" office:value-type="float" office:value="29.67511" calcext:value-type="float">
            <text:p>29.67511</text:p>
          </table:table-cell>
          <table:table-cell table:style-name="ce26" office:value-type="float" office:value="28.64243" calcext:value-type="float">
            <text:p>28.64243</text:p>
          </table:table-cell>
          <table:table-cell table:style-name="ce26" office:value-type="float" office:value="29.09354" calcext:value-type="float">
            <text:p>29.09354</text:p>
          </table:table-cell>
          <table:table-cell table:style-name="ce26" office:value-type="float" office:value="28.82239" calcext:value-type="float">
            <text:p>28.82239</text:p>
          </table:table-cell>
          <table:table-cell table:style-name="ce26" office:value-type="float" office:value="29.06372" calcext:value-type="float">
            <text:p>29.06372</text:p>
          </table:table-cell>
          <table:table-cell table:style-name="ce26" office:value-type="float" office:value="28.29507" calcext:value-type="float">
            <text:p>28.29507</text:p>
          </table:table-cell>
          <table:table-cell table:style-name="ce26" office:value-type="float" office:value="29.87845" calcext:value-type="float">
            <text:p>29.87845</text:p>
          </table:table-cell>
          <table:table-cell table:style-name="ce26" office:value-type="float" office:value="28.8002" calcext:value-type="float">
            <text:p>28.8002</text:p>
          </table:table-cell>
          <table:table-cell table:style-name="ce26" office:value-type="float" office:value="32.24265" calcext:value-type="float">
            <text:p>32.24265</text:p>
          </table:table-cell>
          <table:table-cell table:style-name="ce26" office:value-type="float" office:value="30.41776" calcext:value-type="float">
            <text:p>30.41776</text:p>
          </table:table-cell>
          <table:table-cell table:style-name="ce26" office:value-type="float" office:value="32.40833" calcext:value-type="float">
            <text:p>32.40833</text:p>
          </table:table-cell>
          <table:table-cell table:style-name="ce26" office:value-type="float" office:value="31.37015" calcext:value-type="float">
            <text:p>31.37015</text:p>
          </table:table-cell>
          <table:table-cell table:style-name="ce26" office:value-type="float" office:value="31.65515" calcext:value-type="float">
            <text:p>31.65515</text:p>
          </table:table-cell>
          <table:table-cell table:style-name="ce26" office:value-type="float" office:value="30.14331" calcext:value-type="float">
            <text:p>30.14331</text:p>
          </table:table-cell>
          <table:table-cell table:style-name="ce26" office:value-type="float" office:value="30.51804" calcext:value-type="float">
            <text:p>30.51804</text:p>
          </table:table-cell>
          <table:table-cell table:style-name="ce26" office:value-type="float" office:value="28.87399" calcext:value-type="float">
            <text:p>28.87399</text:p>
          </table:table-cell>
          <table:table-cell table:style-name="ce26" office:value-type="float" office:value="29.76276" calcext:value-type="float">
            <text:p>29.76276</text:p>
          </table:table-cell>
          <table:table-cell table:style-name="ce26" office:value-type="float" office:value="27.98071" calcext:value-type="float">
            <text:p>27.98071</text:p>
          </table:table-cell>
          <table:table-cell table:style-name="ce26" office:value-type="float" office:value="28.47144" calcext:value-type="float">
            <text:p>28.47144</text:p>
          </table:table-cell>
          <table:table-cell table:style-name="ce26" office:value-type="float" office:value="27.7048" calcext:value-type="float">
            <text:p>27.7048</text:p>
          </table:table-cell>
          <table:table-cell table:style-name="ce26" office:value-type="float" office:value="28.29269" calcext:value-type="float">
            <text:p>28.29269</text:p>
          </table:table-cell>
          <table:table-cell table:style-name="ce26" office:value-type="float" office:value="26.9184" calcext:value-type="float">
            <text:p>26.9184</text:p>
          </table:table-cell>
          <table:table-cell table:style-name="ce26" office:value-type="float" office:value="27.46844" calcext:value-type="float">
            <text:p>27.46844</text:p>
          </table:table-cell>
          <table:table-cell table:style-name="ce34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0" office:value-type="float" office:value="33.90213" calcext:value-type="float">
            <text:p>33.90213</text:p>
          </table:table-cell>
          <table:table-cell table:style-name="ce26" office:value-type="float" office:value="34.32452" calcext:value-type="float">
            <text:p>34.32452</text:p>
          </table:table-cell>
          <table:table-cell table:style-name="ce26" office:value-type="float" office:value="35.55167" calcext:value-type="float">
            <text:p>35.55167</text:p>
          </table:table-cell>
          <table:table-cell table:style-name="ce26" office:value-type="float" office:value="32.77768" calcext:value-type="float">
            <text:p>32.77768</text:p>
          </table:table-cell>
          <table:table-cell table:style-name="ce26" office:value-type="float" office:value="33.37653" calcext:value-type="float">
            <text:p>33.37653</text:p>
          </table:table-cell>
          <table:table-cell table:style-name="ce26" office:value-type="float" office:value="30.71548" calcext:value-type="float">
            <text:p>30.71548</text:p>
          </table:table-cell>
          <table:table-cell table:style-name="ce26" office:value-type="float" office:value="31.17072" calcext:value-type="float">
            <text:p>31.17072</text:p>
          </table:table-cell>
          <table:table-cell table:style-name="ce26" office:value-type="float" office:value="28.7692" calcext:value-type="float">
            <text:p>28.7692</text:p>
          </table:table-cell>
          <table:table-cell table:style-name="ce26" office:value-type="float" office:value="29.78796" calcext:value-type="float">
            <text:p>29.78796</text:p>
          </table:table-cell>
          <table:table-cell table:style-name="ce26" office:value-type="float" office:value="28.35342" calcext:value-type="float">
            <text:p>28.35342</text:p>
          </table:table-cell>
          <table:table-cell table:style-name="ce26" office:value-type="float" office:value="29.45895" calcext:value-type="float">
            <text:p>29.45895</text:p>
          </table:table-cell>
          <table:table-cell table:style-name="ce26" office:value-type="float" office:value="28.87018" calcext:value-type="float">
            <text:p>28.87018</text:p>
          </table:table-cell>
          <table:table-cell table:style-name="ce26" office:value-type="float" office:value="29.16156" calcext:value-type="float">
            <text:p>29.16156</text:p>
          </table:table-cell>
          <table:table-cell table:style-name="ce26" office:value-type="float" office:value="28.43338" calcext:value-type="float">
            <text:p>28.43338</text:p>
          </table:table-cell>
          <table:table-cell table:style-name="ce26" office:value-type="float" office:value="28.82449" calcext:value-type="float">
            <text:p>28.82449</text:p>
          </table:table-cell>
          <table:table-cell table:style-name="ce26" office:value-type="float" office:value="29.30057" calcext:value-type="float">
            <text:p>29.30057</text:p>
          </table:table-cell>
          <table:table-cell table:style-name="ce26" office:value-type="float" office:value="29.8588" calcext:value-type="float">
            <text:p>29.8588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1.33752" calcext:value-type="float">
            <text:p>31.33752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0.203" calcext:value-type="float">
            <text:p>30.203</text:p>
          </table:table-cell>
          <table:table-cell table:style-name="ce26" office:value-type="float" office:value="29.66531" calcext:value-type="float">
            <text:p>29.66531</text:p>
          </table:table-cell>
          <table:table-cell table:style-name="ce26" office:value-type="float" office:value="29.54718" calcext:value-type="float">
            <text:p>29.54718</text:p>
          </table:table-cell>
          <table:table-cell table:style-name="ce26" office:value-type="float" office:value="29.19022" calcext:value-type="float">
            <text:p>29.19022</text:p>
          </table:table-cell>
          <table:table-cell table:style-name="ce26" office:value-type="float" office:value="29.52979" calcext:value-type="float">
            <text:p>29.52979</text:p>
          </table:table-cell>
          <table:table-cell table:style-name="ce26" office:value-type="float" office:value="28.22882" calcext:value-type="float">
            <text:p>28.22882</text:p>
          </table:table-cell>
          <table:table-cell table:style-name="ce26" office:value-type="float" office:value="29.27811" calcext:value-type="float">
            <text:p>29.27811</text:p>
          </table:table-cell>
          <table:table-cell table:style-name="ce26" office:value-type="float" office:value="28.34244" calcext:value-type="float">
            <text:p>28.34244</text:p>
          </table:table-cell>
          <table:table-cell table:style-name="ce26" office:value-type="float" office:value="29.151" calcext:value-type="float">
            <text:p>29.151</text:p>
          </table:table-cell>
          <table:table-cell table:style-name="ce26" office:value-type="float" office:value="27.6008" calcext:value-type="float">
            <text:p>27.6008</text:p>
          </table:table-cell>
          <table:table-cell table:style-name="ce26" office:value-type="float" office:value="30.00278" calcext:value-type="float">
            <text:p>30.00278</text:p>
          </table:table-cell>
          <table:table-cell table:style-name="ce34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0" office:value-type="float" office:value="35.40463" calcext:value-type="float">
            <text:p>35.40463</text:p>
          </table:table-cell>
          <table:table-cell table:style-name="ce26" office:value-type="float" office:value="33.65948" calcext:value-type="float">
            <text:p>33.65948</text:p>
          </table:table-cell>
          <table:table-cell table:style-name="ce26" office:value-type="float" office:value="35.19788" calcext:value-type="float">
            <text:p>35.19788</text:p>
          </table:table-cell>
          <table:table-cell table:style-name="ce26" office:value-type="float" office:value="35.19067" calcext:value-type="float">
            <text:p>35.19067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23352" calcext:value-type="float">
            <text:p>32.23352</text:p>
          </table:table-cell>
          <table:table-cell table:style-name="ce26" office:value-type="float" office:value="29.90555" calcext:value-type="float">
            <text:p>29.90555</text:p>
          </table:table-cell>
          <table:table-cell table:style-name="ce26" office:value-type="float" office:value="30.44589" calcext:value-type="float">
            <text:p>30.44589</text:p>
          </table:table-cell>
          <table:table-cell table:style-name="ce26" office:value-type="float" office:value="29.66714" calcext:value-type="float">
            <text:p>29.66714</text:p>
          </table:table-cell>
          <table:table-cell table:style-name="ce26" office:value-type="float" office:value="28.64676" calcext:value-type="float">
            <text:p>28.64676</text:p>
          </table:table-cell>
          <table:table-cell table:style-name="ce26" office:value-type="float" office:value="29.88452" calcext:value-type="float">
            <text:p>29.88452</text:p>
          </table:table-cell>
          <table:table-cell table:style-name="ce26" office:value-type="float" office:value="29.17923" calcext:value-type="float">
            <text:p>29.17923</text:p>
          </table:table-cell>
          <table:table-cell table:style-name="ce26" office:value-type="float" office:value="29.11353" calcext:value-type="float">
            <text:p>29.11353</text:p>
          </table:table-cell>
          <table:table-cell table:style-name="ce26" office:value-type="float" office:value="28.31314" calcext:value-type="float">
            <text:p>28.31314</text:p>
          </table:table-cell>
          <table:table-cell table:style-name="ce26" office:value-type="float" office:value="29.20276" calcext:value-type="float">
            <text:p>29.20276</text:p>
          </table:table-cell>
          <table:table-cell table:style-name="ce26" office:value-type="float" office:value="28.67621" calcext:value-type="float">
            <text:p>28.67621</text:p>
          </table:table-cell>
          <table:table-cell table:style-name="ce26" office:value-type="float" office:value="30.90515" calcext:value-type="float">
            <text:p>30.90515</text:p>
          </table:table-cell>
          <table:table-cell table:style-name="ce26" office:value-type="float" office:value="28.96548" calcext:value-type="float">
            <text:p>28.96548</text:p>
          </table:table-cell>
          <table:table-cell table:style-name="ce26" office:value-type="float" office:value="31.23267" calcext:value-type="float">
            <text:p>31.23267</text:p>
          </table:table-cell>
          <table:table-cell table:style-name="ce26" office:value-type="float" office:value="29.33191" calcext:value-type="float">
            <text:p>29.33191</text:p>
          </table:table-cell>
          <table:table-cell table:style-name="ce26" office:value-type="float" office:value="29.33203" calcext:value-type="float">
            <text:p>29.33203</text:p>
          </table:table-cell>
          <table:table-cell table:style-name="ce26" office:value-type="float" office:value="28.83878" calcext:value-type="float">
            <text:p>28.83878</text:p>
          </table:table-cell>
          <table:table-cell table:style-name="ce26" office:value-type="float" office:value="28.65363" calcext:value-type="float">
            <text:p>28.65363</text:p>
          </table:table-cell>
          <table:table-cell table:style-name="ce26" office:value-type="float" office:value="28.44162" calcext:value-type="float">
            <text:p>28.44162</text:p>
          </table:table-cell>
          <table:table-cell table:style-name="ce26" office:value-type="float" office:value="28.79285" calcext:value-type="float">
            <text:p>28.79285</text:p>
          </table:table-cell>
          <table:table-cell table:style-name="ce26" office:value-type="float" office:value="28.01907" calcext:value-type="float">
            <text:p>28.01907</text:p>
          </table:table-cell>
          <table:table-cell table:style-name="ce26" office:value-type="float" office:value="28.08929" calcext:value-type="float">
            <text:p>28.08929</text:p>
          </table:table-cell>
          <table:table-cell table:style-name="ce26" office:value-type="float" office:value="28.01749" calcext:value-type="float">
            <text:p>28.01749</text:p>
          </table:table-cell>
          <table:table-cell table:style-name="ce26" office:value-type="float" office:value="27.89252" calcext:value-type="float">
            <text:p>27.89252</text:p>
          </table:table-cell>
          <table:table-cell table:style-name="ce26" office:value-type="float" office:value="27.18079" calcext:value-type="float">
            <text:p>27.18079</text:p>
          </table:table-cell>
          <table:table-cell table:style-name="ce26" office:value-type="float" office:value="27.8573" calcext:value-type="float">
            <text:p>27.8573</text:p>
          </table:table-cell>
          <table:table-cell table:style-name="ce34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0" office:value-type="float" office:value="32.68518" calcext:value-type="float">
            <text:p>32.68518</text:p>
          </table:table-cell>
          <table:table-cell table:style-name="ce26" office:value-type="float" office:value="32.6084" calcext:value-type="float">
            <text:p>32.6084</text:p>
          </table:table-cell>
          <table:table-cell table:style-name="ce26" office:value-type="float" office:value="35.23032" calcext:value-type="float">
            <text:p>35.23032</text:p>
          </table:table-cell>
          <table:table-cell table:style-name="ce26" office:value-type="float" office:value="32.98859" calcext:value-type="float">
            <text:p>32.98859</text:p>
          </table:table-cell>
          <table:table-cell table:style-name="ce26" office:value-type="float" office:value="33.61005" calcext:value-type="float">
            <text:p>33.61005</text:p>
          </table:table-cell>
          <table:table-cell table:style-name="ce26" office:value-type="float" office:value="31.58563" calcext:value-type="float">
            <text:p>31.58563</text:p>
          </table:table-cell>
          <table:table-cell table:style-name="ce26" office:value-type="float" office:value="32.68951" calcext:value-type="float">
            <text:p>32.68951</text:p>
          </table:table-cell>
          <table:table-cell table:style-name="ce26" office:value-type="float" office:value="29.17877" calcext:value-type="float">
            <text:p>29.17877</text:p>
          </table:table-cell>
          <table:table-cell table:style-name="ce26" office:value-type="float" office:value="30.09299" calcext:value-type="float">
            <text:p>30.09299</text:p>
          </table:table-cell>
          <table:table-cell table:style-name="ce26" office:value-type="float" office:value="29.01889" calcext:value-type="float">
            <text:p>29.01889</text:p>
          </table:table-cell>
          <table:table-cell table:style-name="ce26" office:value-type="float" office:value="29.49097" calcext:value-type="float">
            <text:p>29.49097</text:p>
          </table:table-cell>
          <table:table-cell table:style-name="ce26" office:value-type="float" office:value="29.0737" calcext:value-type="float">
            <text:p>29.0737</text:p>
          </table:table-cell>
          <table:table-cell table:style-name="ce26" office:value-type="float" office:value="29.54031" calcext:value-type="float">
            <text:p>29.54031</text:p>
          </table:table-cell>
          <table:table-cell table:style-name="ce26" office:value-type="float" office:value="28.95767" calcext:value-type="float">
            <text:p>28.95767</text:p>
          </table:table-cell>
          <table:table-cell table:style-name="ce26" office:value-type="float" office:value="29.34692" calcext:value-type="float">
            <text:p>29.34692</text:p>
          </table:table-cell>
          <table:table-cell table:style-name="ce26" office:value-type="float" office:value="29.37128" calcext:value-type="float">
            <text:p>29.37128</text:p>
          </table:table-cell>
          <table:table-cell table:style-name="ce26" office:value-type="float" office:value="29.31564" calcext:value-type="float">
            <text:p>29.31564</text:p>
          </table:table-cell>
          <table:table-cell table:style-name="ce26" office:value-type="float" office:value="28.52713" calcext:value-type="float">
            <text:p>28.52713</text:p>
          </table:table-cell>
          <table:table-cell table:style-name="ce26" office:value-type="float" office:value="29.20316" calcext:value-type="float">
            <text:p>29.20316</text:p>
          </table:table-cell>
          <table:table-cell table:style-name="ce26" office:value-type="float" office:value="28.82886" calcext:value-type="float">
            <text:p>28.82886</text:p>
          </table:table-cell>
          <table:table-cell table:style-name="ce26" office:value-type="float" office:value="29.52777" calcext:value-type="float">
            <text:p>29.52777</text:p>
          </table:table-cell>
          <table:table-cell table:style-name="ce26" office:value-type="float" office:value="27.9465" calcext:value-type="float">
            <text:p>27.9465</text:p>
          </table:table-cell>
          <table:table-cell table:style-name="ce26" office:value-type="float" office:value="29.33051" calcext:value-type="float">
            <text:p>29.33051</text:p>
          </table:table-cell>
          <table:table-cell table:style-name="ce26" office:value-type="float" office:value="27.73953" calcext:value-type="float">
            <text:p>27.73953</text:p>
          </table:table-cell>
          <table:table-cell table:style-name="ce26" office:value-type="float" office:value="28.70911" calcext:value-type="float">
            <text:p>28.70911</text:p>
          </table:table-cell>
          <table:table-cell table:style-name="ce26" office:value-type="float" office:value="28.0553" calcext:value-type="float">
            <text:p>28.0553</text:p>
          </table:table-cell>
          <table:table-cell table:style-name="ce26" office:value-type="float" office:value="29.64069" calcext:value-type="float">
            <text:p>29.64069</text:p>
          </table:table-cell>
          <table:table-cell table:style-name="ce26" office:value-type="float" office:value="28.23358" calcext:value-type="float">
            <text:p>28.23358</text:p>
          </table:table-cell>
          <table:table-cell table:style-name="ce26" office:value-type="float" office:value="29.36343" calcext:value-type="float">
            <text:p>29.36343</text:p>
          </table:table-cell>
          <table:table-cell table:style-name="ce26" office:value-type="float" office:value="27.42465" calcext:value-type="float">
            <text:p>27.42465</text:p>
          </table:table-cell>
          <table:table-cell table:style-name="ce26" office:value-type="float" office:value="29.82196" calcext:value-type="float">
            <text:p>29.82196</text:p>
          </table:table-cell>
          <table:table-cell table:style-name="ce34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1" office:value-type="float" office:value="34.21573" calcext:value-type="float">
            <text:p>34.21573</text:p>
          </table:table-cell>
          <table:table-cell table:style-name="ce27" office:value-type="float" office:value="31.62195" calcext:value-type="float">
            <text:p>31.62195</text:p>
          </table:table-cell>
          <table:table-cell table:style-name="ce27" office:value-type="float" office:value="34.30084" calcext:value-type="float">
            <text:p>34.30084</text:p>
          </table:table-cell>
          <table:table-cell table:style-name="ce27" office:value-type="float" office:value="33.8916" calcext:value-type="float">
            <text:p>33.8916</text:p>
          </table:table-cell>
          <table:table-cell table:style-name="ce27" office:value-type="float" office:value="33.33521" calcext:value-type="float">
            <text:p>33.33521</text:p>
          </table:table-cell>
          <table:table-cell table:style-name="ce27" office:value-type="float" office:value="32.95206" calcext:value-type="float">
            <text:p>32.95206</text:p>
          </table:table-cell>
          <table:table-cell table:style-name="ce27" office:value-type="float" office:value="31.00803" calcext:value-type="float">
            <text:p>31.00803</text:p>
          </table:table-cell>
          <table:table-cell table:style-name="ce27" office:value-type="float" office:value="32.19098" calcext:value-type="float">
            <text:p>32.19098</text:p>
          </table:table-cell>
          <table:table-cell table:style-name="ce27" office:value-type="float" office:value="29.25558" calcext:value-type="float">
            <text:p>29.25558</text:p>
          </table:table-cell>
          <table:table-cell table:style-name="ce27" office:value-type="float" office:value="28.63928" calcext:value-type="float">
            <text:p>28.63928</text:p>
          </table:table-cell>
          <table:table-cell table:style-name="ce27" office:value-type="float" office:value="28.9628" calcext:value-type="float">
            <text:p>28.9628</text:p>
          </table:table-cell>
          <table:table-cell table:style-name="ce27" office:value-type="float" office:value="29.04306" calcext:value-type="float">
            <text:p>29.04306</text:p>
          </table:table-cell>
          <table:table-cell table:style-name="ce27" office:value-type="float" office:value="29.19284" calcext:value-type="float">
            <text:p>29.19284</text:p>
          </table:table-cell>
          <table:table-cell table:style-name="ce27" office:value-type="float" office:value="27.83942" calcext:value-type="float">
            <text:p>27.83942</text:p>
          </table:table-cell>
          <table:table-cell table:style-name="ce27" office:value-type="float" office:value="29.05722" calcext:value-type="float">
            <text:p>29.05722</text:p>
          </table:table-cell>
          <table:table-cell table:style-name="ce27" office:value-type="float" office:value="28.76123" calcext:value-type="float">
            <text:p>28.76123</text:p>
          </table:table-cell>
          <table:table-cell table:style-name="ce27" office:value-type="float" office:value="28.83844" calcext:value-type="float">
            <text:p>28.83844</text:p>
          </table:table-cell>
          <table:table-cell table:style-name="ce27" office:value-type="float" office:value="27.84155" calcext:value-type="float">
            <text:p>27.84155</text:p>
          </table:table-cell>
          <table:table-cell table:style-name="ce27" office:value-type="float" office:value="28.53256" calcext:value-type="float">
            <text:p>28.53256</text:p>
          </table:table-cell>
          <table:table-cell table:style-name="ce27" office:value-type="float" office:value="27.94904" calcext:value-type="float">
            <text:p>27.94904</text:p>
          </table:table-cell>
          <table:table-cell table:style-name="ce27" office:value-type="float" office:value="28.4136" calcext:value-type="float">
            <text:p>28.4136</text:p>
          </table:table-cell>
          <table:table-cell table:style-name="ce27" office:value-type="float" office:value="27.8176" calcext:value-type="float">
            <text:p>27.8176</text:p>
          </table:table-cell>
          <table:table-cell table:style-name="ce27" office:value-type="float" office:value="28.14844" calcext:value-type="float">
            <text:p>28.14844</text:p>
          </table:table-cell>
          <table:table-cell table:style-name="ce27" office:value-type="float" office:value="26.83081" calcext:value-type="float">
            <text:p>26.83081</text:p>
          </table:table-cell>
          <table:table-cell table:style-name="ce27" office:value-type="float" office:value="27.96912" calcext:value-type="float">
            <text:p>27.96912</text:p>
          </table:table-cell>
          <table:table-cell table:style-name="ce27" office:value-type="float" office:value="26.85654" calcext:value-type="float">
            <text:p>26.85654</text:p>
          </table:table-cell>
          <table:table-cell table:style-name="ce27" office:value-type="float" office:value="28.23441" calcext:value-type="float">
            <text:p>28.23441</text:p>
          </table:table-cell>
          <table:table-cell table:style-name="ce27" office:value-type="float" office:value="27.31177" calcext:value-type="float">
            <text:p>27.31177</text:p>
          </table:table-cell>
          <table:table-cell table:style-name="ce27" office:value-type="float" office:value="27.78061" calcext:value-type="float">
            <text:p>27.78061</text:p>
          </table:table-cell>
          <table:table-cell table:style-name="ce27" office:value-type="float" office:value="25.75711" calcext:value-type="float">
            <text:p>25.75711</text:p>
          </table:table-cell>
          <table:table-cell table:style-name="ce27" office:value-type="float" office:value="27.38303" calcext:value-type="float">
            <text:p>27.38303</text:p>
          </table:table-cell>
          <table:table-cell table:style-name="ce35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2" office:value-type="float" office:value="36.35074" calcext:value-type="float">
            <text:p>36.35074</text:p>
          </table:table-cell>
          <table:table-cell table:style-name="ce22" office:value-type="float" office:value="35.45963" calcext:value-type="float">
            <text:p>35.45963</text:p>
          </table:table-cell>
          <table:table-cell table:style-name="ce22" office:value-type="float" office:value="31.7132" calcext:value-type="float">
            <text:p>31.7132</text:p>
          </table:table-cell>
          <table:table-cell table:style-name="ce22" office:value-type="float" office:value="30.54858" calcext:value-type="float">
            <text:p>30.54858</text:p>
          </table:table-cell>
          <table:table-cell table:style-name="ce22" office:value-type="float" office:value="28.93069" calcext:value-type="float">
            <text:p>28.93069</text:p>
          </table:table-cell>
          <table:table-cell table:style-name="ce22" office:value-type="float" office:value="30.67285" calcext:value-type="float">
            <text:p>30.67285</text:p>
          </table:table-cell>
          <table:table-cell table:style-name="ce22" office:value-type="float" office:value="28.84464" calcext:value-type="float">
            <text:p>28.84464</text:p>
          </table:table-cell>
          <table:table-cell table:style-name="ce22" office:value-type="float" office:value="28.65875" calcext:value-type="float">
            <text:p>28.65875</text:p>
          </table:table-cell>
          <table:table-cell table:style-name="ce22" office:value-type="float" office:value="31.88068" calcext:value-type="float">
            <text:p>31.88068</text:p>
          </table:table-cell>
          <table:table-cell table:style-name="ce22" office:value-type="float" office:value="32.25107" calcext:value-type="float">
            <text:p>32.25107</text:p>
          </table:table-cell>
          <table:table-cell table:style-name="ce22" office:value-type="float" office:value="29.11734" calcext:value-type="float">
            <text:p>29.11734</text:p>
          </table:table-cell>
          <table:table-cell table:style-name="ce22" office:value-type="float" office:value="29.53406" calcext:value-type="float">
            <text:p>29.53406</text:p>
          </table:table-cell>
          <table:table-cell table:style-name="ce22" office:value-type="float" office:value="26.84262" calcext:value-type="float">
            <text:p>26.84262</text:p>
          </table:table-cell>
          <table:table-cell table:style-name="ce22" office:value-type="float" office:value="29.60385" calcext:value-type="float">
            <text:p>29.60385</text:p>
          </table:table-cell>
          <table:table-cell table:style-name="ce22" office:value-type="float" office:value="28.26169" calcext:value-type="float">
            <text:p>28.26169</text:p>
          </table:table-cell>
          <table:table-cell table:style-name="ce22" office:value-type="float" office:value="24.40649" calcext:value-type="float">
            <text:p>24.40649</text:p>
          </table:table-cell>
          <table:table-cell table:style-name="ce22" office:value-type="float" office:value="31.14362" calcext:value-type="float">
            <text:p>31.14362</text:p>
          </table:table-cell>
          <table:table-cell table:style-name="ce22" office:value-type="float" office:value="29.68356" calcext:value-type="float">
            <text:p>29.68356</text:p>
          </table:table-cell>
          <table:table-cell table:style-name="ce22" office:value-type="float" office:value="27.34637" calcext:value-type="float">
            <text:p>27.34637</text:p>
          </table:table-cell>
          <table:table-cell table:style-name="ce22" office:value-type="float" office:value="26.96417" calcext:value-type="float">
            <text:p>26.96417</text:p>
          </table:table-cell>
          <table:table-cell table:style-name="ce22" office:value-type="float" office:value="27.02359" calcext:value-type="float">
            <text:p>27.02359</text:p>
          </table:table-cell>
          <table:table-cell table:style-name="ce22" office:value-type="float" office:value="29.20029" calcext:value-type="float">
            <text:p>29.20029</text:p>
          </table:table-cell>
          <table:table-cell table:style-name="ce22" office:value-type="float" office:value="27.76419" calcext:value-type="float">
            <text:p>27.76419</text:p>
          </table:table-cell>
          <table:table-cell table:style-name="ce22" office:value-type="float" office:value="33.59607" calcext:value-type="float">
            <text:p>33.59607</text:p>
          </table:table-cell>
          <table:table-cell table:style-name="ce22" office:value-type="float" office:value="26.34778" calcext:value-type="float">
            <text:p>26.34778</text:p>
          </table:table-cell>
          <table:table-cell table:style-name="ce22" office:value-type="float" office:value="30.18112" calcext:value-type="float">
            <text:p>30.18112</text:p>
          </table:table-cell>
          <table:table-cell table:style-name="ce22" office:value-type="float" office:value="28.08591" calcext:value-type="float">
            <text:p>28.0859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5.2637" calcext:value-type="float">
            <text:p>25.2637</text:p>
          </table:table-cell>
          <table:table-cell table:style-name="ce22" office:value-type="float" office:value="29.82266" calcext:value-type="float">
            <text:p>29.82266</text:p>
          </table:table-cell>
          <table:table-cell table:style-name="ce22" office:value-type="float" office:value="22.20337" calcext:value-type="float">
            <text:p>22.2033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style-name="ce22" office:value-type="float" office:value="26.00192" calcext:value-type="float">
            <text:p>26.00192</text:p>
          </table:table-cell>
          <table:table-cell table:style-name="ce22" office:value-type="float" office:value="36.72888" calcext:value-type="float">
            <text:p>36.72888</text:p>
          </table:table-cell>
          <table:table-cell table:style-name="ce22" office:value-type="float" office:value="36.78442" calcext:value-type="float">
            <text:p>36.78442</text:p>
          </table:table-cell>
          <table:table-cell table:style-name="ce22" office:value-type="float" office:value="30.30447" calcext:value-type="float">
            <text:p>30.30447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6.66855" calcext:value-type="float">
            <text:p>26.66855</text:p>
          </table:table-cell>
          <table:table-cell table:style-name="ce22" office:value-type="float" office:value="28.5144" calcext:value-type="float">
            <text:p>28.5144</text:p>
          </table:table-cell>
          <table:table-cell table:style-name="ce22" office:value-type="float" office:value="26.17938" calcext:value-type="float">
            <text:p>26.17938</text:p>
          </table:table-cell>
          <table:table-cell table:style-name="ce22" office:value-type="float" office:value="26.32056" calcext:value-type="float">
            <text:p>26.32056</text:p>
          </table:table-cell>
          <table:table-cell table:style-name="ce22" office:value-type="float" office:value="24.49307" calcext:value-type="float">
            <text:p>24.49307</text:p>
          </table:table-cell>
          <table:table-cell table:style-name="ce22" office:value-type="float" office:value="28.71851" calcext:value-type="float">
            <text:p>28.71851</text:p>
          </table:table-cell>
          <table:table-cell table:style-name="ce22" office:value-type="float" office:value="21.59061" calcext:value-type="float">
            <text:p>21.59061</text:p>
          </table:table-cell>
          <table:table-cell table:style-name="ce22" office:value-type="float" office:value="33.8653" calcext:value-type="float">
            <text:p>33.8653</text:p>
          </table:table-cell>
          <table:table-cell table:style-name="ce22" office:value-type="float" office:value="26.14688" calcext:value-type="float">
            <text:p>26.14688</text:p>
          </table:table-cell>
          <table:table-cell table:style-name="ce22" office:value-type="float" office:value="25.88895" calcext:value-type="float">
            <text:p>25.88895</text:p>
          </table:table-cell>
          <table:table-cell table:style-name="ce22" office:value-type="float" office:value="26.75882" calcext:value-type="float">
            <text:p>26.75882</text:p>
          </table:table-cell>
          <table:table-cell table:style-name="ce22" office:value-type="float" office:value="34.02771" calcext:value-type="float">
            <text:p>34.02771</text:p>
          </table:table-cell>
          <table:table-cell table:style-name="ce22" office:value-type="float" office:value="29.32062" calcext:value-type="float">
            <text:p>29.32062</text:p>
          </table:table-cell>
          <table:table-cell table:style-name="ce22" office:value-type="float" office:value="27.77136" calcext:value-type="float">
            <text:p>27.77136</text:p>
          </table:table-cell>
          <table:table-cell table:style-name="ce22" office:value-type="float" office:value="27.15628" calcext:value-type="float">
            <text:p>27.15628</text:p>
          </table:table-cell>
          <table:table-cell table:style-name="ce22" office:value-type="float" office:value="25.89166" calcext:value-type="float">
            <text:p>25.89166</text:p>
          </table:table-cell>
          <table:table-cell table:style-name="ce22" office:value-type="float" office:value="25.96118" calcext:value-type="float">
            <text:p>25.96118</text:p>
          </table:table-cell>
          <table:table-cell table:style-name="ce22" office:value-type="float" office:value="27.18939" calcext:value-type="float">
            <text:p>27.18939</text:p>
          </table:table-cell>
          <table:table-cell table:style-name="ce22" office:value-type="float" office:value="28.50275" calcext:value-type="float">
            <text:p>28.50275</text:p>
          </table:table-cell>
          <table:table-cell table:style-name="ce22" office:value-type="float" office:value="31.66931" calcext:value-type="float">
            <text:p>31.66931</text:p>
          </table:table-cell>
          <table:table-cell table:style-name="ce22" office:value-type="float" office:value="28.35629" calcext:value-type="float">
            <text:p>28.35629</text:p>
          </table:table-cell>
          <table:table-cell table:style-name="ce22" office:value-type="float" office:value="26.63766" calcext:value-type="float">
            <text:p>26.63766</text:p>
          </table:table-cell>
          <table:table-cell table:style-name="ce22" office:value-type="float" office:value="26.00049" calcext:value-type="float">
            <text:p>26.00049</text:p>
          </table:table-cell>
          <table:table-cell table:style-name="ce22" office:value-type="float" office:value="27.94809" calcext:value-type="float">
            <text:p>27.94809</text:p>
          </table:table-cell>
          <table:table-cell table:style-name="ce22" office:value-type="float" office:value="29.34979" calcext:value-type="float">
            <text:p>29.34979</text:p>
          </table:table-cell>
          <table:table-cell table:style-name="ce22" office:value-type="float" office:value="24.86301" calcext:value-type="float">
            <text:p>24.86301</text:p>
          </table:table-cell>
          <table:table-cell table:style-name="ce2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2" office:value-type="float" office:value="28.45096" calcext:value-type="float">
            <text:p>28.45096</text:p>
          </table:table-cell>
          <table:table-cell table:style-name="ce22" office:value-type="float" office:value="28.76352" calcext:value-type="float">
            <text:p>28.76352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9.15805" calcext:value-type="float">
            <text:p>29.15805</text:p>
          </table:table-cell>
          <table:table-cell table:style-name="ce22" office:value-type="float" office:value="28.40881" calcext:value-type="float">
            <text:p>28.40881</text:p>
          </table:table-cell>
          <table:table-cell table:style-name="ce22" office:value-type="float" office:value="28.90451" calcext:value-type="float">
            <text:p>28.90451</text:p>
          </table:table-cell>
          <table:table-cell table:style-name="ce22" office:value-type="float" office:value="28.6041" calcext:value-type="float">
            <text:p>28.6041</text:p>
          </table:table-cell>
          <table:table-cell table:style-name="ce22" office:value-type="float" office:value="28.85672" calcext:value-type="float">
            <text:p>28.85672</text:p>
          </table:table-cell>
          <table:table-cell table:style-name="ce22" office:value-type="float" office:value="28.48273" calcext:value-type="float">
            <text:p>28.48273</text:p>
          </table:table-cell>
          <table:table-cell table:style-name="ce22" office:value-type="float" office:value="28.57538" calcext:value-type="float">
            <text:p>28.57538</text:p>
          </table:table-cell>
          <table:table-cell table:style-name="ce22" office:value-type="float" office:value="28.47891" calcext:value-type="float">
            <text:p>28.47891</text:p>
          </table:table-cell>
          <table:table-cell table:style-name="ce22" office:value-type="float" office:value="29.11444" calcext:value-type="float">
            <text:p>29.11444</text:p>
          </table:table-cell>
          <table:table-cell table:style-name="ce22" office:value-type="float" office:value="28.14508" calcext:value-type="float">
            <text:p>28.14508</text:p>
          </table:table-cell>
          <table:table-cell table:style-name="ce22" office:value-type="float" office:value="28.45309" calcext:value-type="float">
            <text:p>28.45309</text:p>
          </table:table-cell>
          <table:table-cell table:style-name="ce22" office:value-type="float" office:value="28.32315" calcext:value-type="float">
            <text:p>28.32315</text:p>
          </table:table-cell>
          <table:table-cell table:style-name="ce22" office:value-type="float" office:value="28.67545" calcext:value-type="float">
            <text:p>28.67545</text:p>
          </table:table-cell>
          <table:table-cell table:style-name="ce22" office:value-type="float" office:value="28.48938" calcext:value-type="float">
            <text:p>28.48938</text:p>
          </table:table-cell>
          <table:table-cell table:style-name="ce22" office:value-type="float" office:value="28.26071" calcext:value-type="float">
            <text:p>28.26071</text:p>
          </table:table-cell>
          <table:table-cell table:style-name="ce22" office:value-type="float" office:value="28.65857" calcext:value-type="float">
            <text:p>28.65857</text:p>
          </table:table-cell>
          <table:table-cell table:style-name="ce22" office:value-type="float" office:value="28.47208" calcext:value-type="float">
            <text:p>28.47208</text:p>
          </table:table-cell>
          <table:table-cell table:style-name="ce22" office:value-type="float" office:value="28.26852" calcext:value-type="float">
            <text:p>28.26852</text:p>
          </table:table-cell>
          <table:table-cell table:style-name="ce22" office:value-type="float" office:value="28.51868" calcext:value-type="float">
            <text:p>28.51868</text:p>
          </table:table-cell>
          <table:table-cell table:style-name="ce22" office:value-type="float" office:value="28.51599" calcext:value-type="float">
            <text:p>28.51599</text:p>
          </table:table-cell>
          <table:table-cell table:style-name="ce22" office:value-type="float" office:value="28.3812" calcext:value-type="float">
            <text:p>28.3812</text:p>
          </table:table-cell>
          <table:table-cell table:style-name="ce22" office:value-type="float" office:value="28.1192" calcext:value-type="float">
            <text:p>28.1192</text:p>
          </table:table-cell>
          <table:table-cell table:style-name="ce22" office:value-type="float" office:value="28.07977" calcext:value-type="float">
            <text:p>28.07977</text:p>
          </table:table-cell>
          <table:table-cell table:style-name="ce22" office:value-type="float" office:value="28.83176" calcext:value-type="float">
            <text:p>28.83176</text:p>
          </table:table-cell>
          <table:table-cell table:style-name="ce22" office:value-type="float" office:value="28.55673" calcext:value-type="float">
            <text:p>28.55673</text:p>
          </table:table-cell>
          <table:table-cell table:style-name="ce22" office:value-type="float" office:value="28.229" calcext:value-type="float">
            <text:p>28.229</text:p>
          </table:table-cell>
          <table:table-cell table:style-name="ce22" office:value-type="float" office:value="28.61057" calcext:value-type="float">
            <text:p>28.61057</text:p>
          </table:table-cell>
          <table:table-cell table:style-name="ce22" office:value-type="float" office:value="28.67639" calcext:value-type="float">
            <text:p>28.67639</text:p>
          </table:table-cell>
          <table:table-cell table:style-name="ce2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2" office:value-type="float" office:value="29.14667" calcext:value-type="float">
            <text:p>29.14667</text:p>
          </table:table-cell>
          <table:table-cell table:style-name="ce22" office:value-type="float" office:value="28.38501" calcext:value-type="float">
            <text:p>28.38501</text:p>
          </table:table-cell>
          <table:table-cell table:style-name="ce22" office:value-type="float" office:value="28.65146" calcext:value-type="float">
            <text:p>28.65146</text:p>
          </table:table-cell>
          <table:table-cell table:style-name="ce22" office:value-type="float" office:value="28.87021" calcext:value-type="float">
            <text:p>28.8702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8.57617" calcext:value-type="float">
            <text:p>28.57617</text:p>
          </table:table-cell>
          <table:table-cell table:style-name="ce22" office:value-type="float" office:value="28.95352" calcext:value-type="float">
            <text:p>28.95352</text:p>
          </table:table-cell>
          <table:table-cell table:style-name="ce22" office:value-type="float" office:value="28.78827" calcext:value-type="float">
            <text:p>28.78827</text:p>
          </table:table-cell>
          <table:table-cell table:style-name="ce22" office:value-type="float" office:value="28.60828" calcext:value-type="float">
            <text:p>28.60828</text:p>
          </table:table-cell>
          <table:table-cell table:style-name="ce22" office:value-type="float" office:value="28.72644" calcext:value-type="float">
            <text:p>28.72644</text:p>
          </table:table-cell>
          <table:table-cell table:style-name="ce22" office:value-type="float" office:value="28.96136" calcext:value-type="float">
            <text:p>28.96136</text:p>
          </table:table-cell>
          <table:table-cell table:style-name="ce22" office:value-type="float" office:value="28.66055" calcext:value-type="float">
            <text:p>28.66055</text:p>
          </table:table-cell>
          <table:table-cell table:style-name="ce22" office:value-type="float" office:value="28.50937" calcext:value-type="float">
            <text:p>28.50937</text:p>
          </table:table-cell>
          <table:table-cell table:style-name="ce22" office:value-type="float" office:value="28.37332" calcext:value-type="float">
            <text:p>28.37332</text:p>
          </table:table-cell>
          <table:table-cell table:style-name="ce22" office:value-type="float" office:value="28.37781" calcext:value-type="float">
            <text:p>28.37781</text:p>
          </table:table-cell>
          <table:table-cell table:style-name="ce22" office:value-type="float" office:value="28.40808" calcext:value-type="float">
            <text:p>28.40808</text:p>
          </table:table-cell>
          <table:table-cell table:style-name="ce22" office:value-type="float" office:value="28.59708" calcext:value-type="float">
            <text:p>28.59708</text:p>
          </table:table-cell>
          <table:table-cell table:style-name="ce22" office:value-type="float" office:value="28.41507" calcext:value-type="float">
            <text:p>28.41507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39291" calcext:value-type="float">
            <text:p>28.39291</text:p>
          </table:table-cell>
          <table:table-cell table:style-name="ce22" office:value-type="float" office:value="28.18201" calcext:value-type="float">
            <text:p>28.18201</text:p>
          </table:table-cell>
          <table:table-cell table:style-name="ce22" office:value-type="float" office:value="28.47385" calcext:value-type="float">
            <text:p>28.47385</text:p>
          </table:table-cell>
          <table:table-cell table:style-name="ce22" office:value-type="float" office:value="28.43414" calcext:value-type="float">
            <text:p>28.43414</text:p>
          </table:table-cell>
          <table:table-cell table:style-name="ce22" office:value-type="float" office:value="28.24561" calcext:value-type="float">
            <text:p>28.24561</text:p>
          </table:table-cell>
          <table:table-cell table:style-name="ce22" office:value-type="float" office:value="28.64835" calcext:value-type="float">
            <text:p>28.64835</text:p>
          </table:table-cell>
          <table:table-cell table:style-name="ce22" office:value-type="float" office:value="28.37146" calcext:value-type="float">
            <text:p>28.37146</text:p>
          </table:table-cell>
          <table:table-cell table:style-name="ce22" office:value-type="float" office:value="28.30472" calcext:value-type="float">
            <text:p>28.30472</text:p>
          </table:table-cell>
          <table:table-cell table:style-name="ce22" office:value-type="float" office:value="28.49954" calcext:value-type="float">
            <text:p>28.49954</text:p>
          </table:table-cell>
          <table:table-cell table:style-name="ce22" office:value-type="float" office:value="28.36667" calcext:value-type="float">
            <text:p>28.36667</text:p>
          </table:table-cell>
          <table:table-cell table:style-name="ce22" office:value-type="float" office:value="28.50659" calcext:value-type="float">
            <text:p>28.50659</text:p>
          </table:table-cell>
          <table:table-cell table:style-name="ce22" office:value-type="float" office:value="28.2446" calcext:value-type="float">
            <text:p>28.2446</text:p>
          </table:table-cell>
          <table:table-cell table:style-name="ce2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2" office:value-type="float" office:value="27.9537" calcext:value-type="float">
            <text:p>27.9537</text:p>
          </table:table-cell>
          <table:table-cell table:style-name="ce22" office:value-type="float" office:value="29.04077" calcext:value-type="float">
            <text:p>29.04077</text:p>
          </table:table-cell>
          <table:table-cell table:style-name="ce22" office:value-type="float" office:value="28.82495" calcext:value-type="float">
            <text:p>28.82495</text:p>
          </table:table-cell>
          <table:table-cell table:style-name="ce22" office:value-type="float" office:value="28.92603" calcext:value-type="float">
            <text:p>28.92603</text:p>
          </table:table-cell>
          <table:table-cell table:style-name="ce22" office:value-type="float" office:value="28.74109" calcext:value-type="float">
            <text:p>28.74109</text:p>
          </table:table-cell>
          <table:table-cell table:style-name="ce22" office:value-type="float" office:value="29.3331" calcext:value-type="float">
            <text:p>29.3331</text:p>
          </table:table-cell>
          <table:table-cell table:style-name="ce22" office:value-type="float" office:value="28.7265" calcext:value-type="float">
            <text:p>28.7265</text:p>
          </table:table-cell>
          <table:table-cell table:style-name="ce22" office:value-type="float" office:value="28.68134" calcext:value-type="float">
            <text:p>28.68134</text:p>
          </table:table-cell>
          <table:table-cell table:style-name="ce22" office:value-type="float" office:value="28.93188" calcext:value-type="float">
            <text:p>28.93188</text:p>
          </table:table-cell>
          <table:table-cell table:style-name="ce22" office:value-type="float" office:value="28.69391" calcext:value-type="float">
            <text:p>28.69391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8.55286" calcext:value-type="float">
            <text:p>28.55286</text:p>
          </table:table-cell>
          <table:table-cell table:style-name="ce22" office:value-type="float" office:value="28.96402" calcext:value-type="float">
            <text:p>28.96402</text:p>
          </table:table-cell>
          <table:table-cell table:style-name="ce22" office:value-type="float" office:value="28.79642" calcext:value-type="float">
            <text:p>28.79642</text:p>
          </table:table-cell>
          <table:table-cell table:style-name="ce22" office:value-type="float" office:value="28.54193" calcext:value-type="float">
            <text:p>28.54193</text:p>
          </table:table-cell>
          <table:table-cell table:style-name="ce22" office:value-type="float" office:value="28.89203" calcext:value-type="float">
            <text:p>28.89203</text:p>
          </table:table-cell>
          <table:table-cell table:style-name="ce22" office:value-type="float" office:value="28.1434" calcext:value-type="float">
            <text:p>28.1434</text:p>
          </table:table-cell>
          <table:table-cell table:style-name="ce22" office:value-type="float" office:value="28.86057" calcext:value-type="float">
            <text:p>28.86057</text:p>
          </table:table-cell>
          <table:table-cell table:style-name="ce22" office:value-type="float" office:value="28.86172" calcext:value-type="float">
            <text:p>28.86172</text:p>
          </table:table-cell>
          <table:table-cell table:style-name="ce22" office:value-type="float" office:value="28.53397" calcext:value-type="float">
            <text:p>28.53397</text:p>
          </table:table-cell>
          <table:table-cell table:style-name="ce22" office:value-type="float" office:value="28.6427" calcext:value-type="float">
            <text:p>28.6427</text:p>
          </table:table-cell>
          <table:table-cell table:style-name="ce22" office:value-type="float" office:value="28.33154" calcext:value-type="float">
            <text:p>28.33154</text:p>
          </table:table-cell>
          <table:table-cell table:style-name="ce22" office:value-type="float" office:value="28.95129" calcext:value-type="float">
            <text:p>28.95129</text:p>
          </table:table-cell>
          <table:table-cell table:style-name="ce22" office:value-type="float" office:value="29.18726" calcext:value-type="float">
            <text:p>29.18726</text:p>
          </table:table-cell>
          <table:table-cell table:style-name="ce22" office:value-type="float" office:value="28.53452" calcext:value-type="float">
            <text:p>28.53452</text:p>
          </table:table-cell>
          <table:table-cell table:style-name="ce22" office:value-type="float" office:value="28.57013" calcext:value-type="float">
            <text:p>28.57013</text:p>
          </table:table-cell>
          <table:table-cell table:style-name="ce22" office:value-type="float" office:value="28.84167" calcext:value-type="float">
            <text:p>28.84167</text:p>
          </table:table-cell>
          <table:table-cell table:style-name="ce22" office:value-type="float" office:value="29.04718" calcext:value-type="float">
            <text:p>29.04718</text:p>
          </table:table-cell>
          <table:table-cell table:style-name="ce22" office:value-type="float" office:value="28.871" calcext:value-type="float">
            <text:p>28.871</text:p>
          </table:table-cell>
          <table:table-cell table:style-name="ce22" office:value-type="float" office:value="29.0343" calcext:value-type="float">
            <text:p>29.0343</text:p>
          </table:table-cell>
          <table:table-cell table:style-name="ce22" office:value-type="float" office:value="28.89575" calcext:value-type="float">
            <text:p>28.89575</text:p>
          </table:table-cell>
          <table:table-cell table:style-name="ce2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2" office:value-type="float" office:value="28.31998" calcext:value-type="float">
            <text:p>28.31998</text:p>
          </table:table-cell>
          <table:table-cell table:style-name="ce22" office:value-type="float" office:value="28.36383" calcext:value-type="float">
            <text:p>28.36383</text:p>
          </table:table-cell>
          <table:table-cell table:style-name="ce22" office:value-type="float" office:value="28.68912" calcext:value-type="float">
            <text:p>28.68912</text:p>
          </table:table-cell>
          <table:table-cell table:style-name="ce22" office:value-type="float" office:value="28.87991" calcext:value-type="float">
            <text:p>28.87991</text:p>
          </table:table-cell>
          <table:table-cell table:style-name="ce22" office:value-type="float" office:value="28.39526" calcext:value-type="float">
            <text:p>28.39526</text:p>
          </table:table-cell>
          <table:table-cell table:style-name="ce22" office:value-type="float" office:value="28.98172" calcext:value-type="float">
            <text:p>28.98172</text:p>
          </table:table-cell>
          <table:table-cell table:style-name="ce22" office:value-type="float" office:value="28.17801" calcext:value-type="float">
            <text:p>28.17801</text:p>
          </table:table-cell>
          <table:table-cell table:style-name="ce22" office:value-type="float" office:value="28.4082" calcext:value-type="float">
            <text:p>28.4082</text:p>
          </table:table-cell>
          <table:table-cell table:style-name="ce22" office:value-type="float" office:value="28.81647" calcext:value-type="float">
            <text:p>28.81647</text:p>
          </table:table-cell>
          <table:table-cell table:style-name="ce22" office:value-type="float" office:value="28.60562" calcext:value-type="float">
            <text:p>28.60562</text:p>
          </table:table-cell>
          <table:table-cell table:style-name="ce22" office:value-type="float" office:value="28.79639" calcext:value-type="float">
            <text:p>28.79639</text:p>
          </table:table-cell>
          <table:table-cell table:style-name="ce22" office:value-type="float" office:value="26.33115" calcext:value-type="float">
            <text:p>26.33115</text:p>
          </table:table-cell>
          <table:table-cell table:style-name="ce22" office:value-type="float" office:value="28.89221" calcext:value-type="float">
            <text:p>28.89221</text:p>
          </table:table-cell>
          <table:table-cell table:style-name="ce22" office:value-type="float" office:value="28.51013" calcext:value-type="float">
            <text:p>28.51013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82104" calcext:value-type="float">
            <text:p>28.82104</text:p>
          </table:table-cell>
          <table:table-cell table:style-name="ce22" office:value-type="float" office:value="28.23749" calcext:value-type="float">
            <text:p>28.23749</text:p>
          </table:table-cell>
          <table:table-cell table:style-name="ce22" office:value-type="float" office:value="28.25125" calcext:value-type="float">
            <text:p>28.25125</text:p>
          </table:table-cell>
          <table:table-cell table:style-name="ce22" office:value-type="float" office:value="28.75476" calcext:value-type="float">
            <text:p>28.75476</text:p>
          </table:table-cell>
          <table:table-cell table:style-name="ce22" office:value-type="float" office:value="28.47098" calcext:value-type="float">
            <text:p>28.47098</text:p>
          </table:table-cell>
          <table:table-cell table:style-name="ce22" office:value-type="float" office:value="28.54163" calcext:value-type="float">
            <text:p>28.54163</text:p>
          </table:table-cell>
          <table:table-cell table:style-name="ce22" office:value-type="float" office:value="28.86874" calcext:value-type="float">
            <text:p>28.86874</text:p>
          </table:table-cell>
          <table:table-cell table:style-name="ce22" office:value-type="float" office:value="28.26611" calcext:value-type="float">
            <text:p>28.26611</text:p>
          </table:table-cell>
          <table:table-cell table:style-name="ce22" office:value-type="float" office:value="29.793" calcext:value-type="float">
            <text:p>29.793</text:p>
          </table:table-cell>
          <table:table-cell table:style-name="ce22" office:value-type="float" office:value="28.42276" calcext:value-type="float">
            <text:p>28.42276</text:p>
          </table:table-cell>
          <table:table-cell table:style-name="ce22" office:value-type="float" office:value="28.82776" calcext:value-type="float">
            <text:p>28.82776</text:p>
          </table:table-cell>
          <table:table-cell table:style-name="ce22" office:value-type="float" office:value="28.33594" calcext:value-type="float">
            <text:p>28.33594</text:p>
          </table:table-cell>
          <table:table-cell table:style-name="ce22" office:value-type="float" office:value="28.961" calcext:value-type="float">
            <text:p>28.961</text:p>
          </table:table-cell>
          <table:table-cell table:style-name="ce22" office:value-type="float" office:value="28.31882" calcext:value-type="float">
            <text:p>28.31882</text:p>
          </table:table-cell>
          <table:table-cell table:style-name="ce22" office:value-type="float" office:value="28.48526" calcext:value-type="float">
            <text:p>28.48526</text:p>
          </table:table-cell>
          <table:table-cell table:style-name="ce22" office:value-type="float" office:value="28.00015" calcext:value-type="float">
            <text:p>28.00015</text:p>
          </table:table-cell>
          <table:table-cell table:style-name="ce2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2" office:value-type="float" office:value="27.33002" calcext:value-type="float">
            <text:p>27.33002</text:p>
          </table:table-cell>
          <table:table-cell table:style-name="ce22" office:value-type="float" office:value="28.97754" calcext:value-type="float">
            <text:p>28.97754</text:p>
          </table:table-cell>
          <table:table-cell table:style-name="ce22" office:value-type="float" office:value="28.37918" calcext:value-type="float">
            <text:p>28.37918</text:p>
          </table:table-cell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66016" calcext:value-type="float">
            <text:p>28.66016</text:p>
          </table:table-cell>
          <table:table-cell table:style-name="ce22" office:value-type="float" office:value="28.47983" calcext:value-type="float">
            <text:p>28.47983</text:p>
          </table:table-cell>
          <table:table-cell table:style-name="ce22" office:value-type="float" office:value="28.64798" calcext:value-type="float">
            <text:p>28.64798</text:p>
          </table:table-cell>
          <table:table-cell table:style-name="ce22" office:value-type="float" office:value="28.11432" calcext:value-type="float">
            <text:p>28.11432</text:p>
          </table:table-cell>
          <table:table-cell table:style-name="ce22" office:value-type="float" office:value="28.46301" calcext:value-type="float">
            <text:p>28.46301</text:p>
          </table:table-cell>
          <table:table-cell table:style-name="ce22" office:value-type="float" office:value="29.0795" calcext:value-type="float">
            <text:p>29.0795</text:p>
          </table:table-cell>
          <table:table-cell table:style-name="ce22" office:value-type="float" office:value="28.29648" calcext:value-type="float">
            <text:p>28.29648</text:p>
          </table:table-cell>
          <table:table-cell table:style-name="ce22" office:value-type="float" office:value="28.76007" calcext:value-type="float">
            <text:p>28.76007</text:p>
          </table:table-cell>
          <table:table-cell table:style-name="ce22" office:value-type="float" office:value="28.20868" calcext:value-type="float">
            <text:p>28.20868</text:p>
          </table:table-cell>
          <table:table-cell table:style-name="ce22" office:value-type="float" office:value="28.77252" calcext:value-type="float">
            <text:p>28.77252</text:p>
          </table:table-cell>
          <table:table-cell table:style-name="ce22" office:value-type="float" office:value="28.34332" calcext:value-type="float">
            <text:p>28.34332</text:p>
          </table:table-cell>
          <table:table-cell table:style-name="ce22" office:value-type="float" office:value="28.72586" calcext:value-type="float">
            <text:p>28.72586</text:p>
          </table:table-cell>
          <table:table-cell table:style-name="ce22" office:value-type="float" office:value="28.49353" calcext:value-type="float">
            <text:p>28.49353</text:p>
          </table:table-cell>
          <table:table-cell table:style-name="ce22" office:value-type="float" office:value="28.45377" calcext:value-type="float">
            <text:p>28.45377</text:p>
          </table:table-cell>
          <table:table-cell table:style-name="ce22" office:value-type="float" office:value="28.90286" calcext:value-type="float">
            <text:p>28.90286</text:p>
          </table:table-cell>
          <table:table-cell table:style-name="ce22" office:value-type="float" office:value="28.89365" calcext:value-type="float">
            <text:p>28.89365</text:p>
          </table:table-cell>
          <table:table-cell table:style-name="ce22" office:value-type="float" office:value="29.89182" calcext:value-type="float">
            <text:p>29.89182</text:p>
          </table:table-cell>
          <table:table-cell table:style-name="ce22" office:value-type="float" office:value="29.49127" calcext:value-type="float">
            <text:p>29.49127</text:p>
          </table:table-cell>
          <table:table-cell table:style-name="ce22" office:value-type="float" office:value="31.13791" calcext:value-type="float">
            <text:p>31.13791</text:p>
          </table:table-cell>
          <table:table-cell table:style-name="ce22" office:value-type="float" office:value="29.31116" calcext:value-type="float">
            <text:p>29.31116</text:p>
          </table:table-cell>
          <table:table-cell table:style-name="ce22" office:value-type="float" office:value="28.86624" calcext:value-type="float">
            <text:p>28.86624</text:p>
          </table:table-cell>
          <table:table-cell table:style-name="ce22" office:value-type="float" office:value="28.62854" calcext:value-type="float">
            <text:p>28.62854</text:p>
          </table:table-cell>
          <table:table-cell table:style-name="ce22" office:value-type="float" office:value="28.62976" calcext:value-type="float">
            <text:p>28.62976</text:p>
          </table:table-cell>
          <table:table-cell table:style-name="ce22" office:value-type="float" office:value="28.73947" calcext:value-type="float">
            <text:p>28.73947</text:p>
          </table:table-cell>
          <table:table-cell table:style-name="ce22" office:value-type="float" office:value="28.5134" calcext:value-type="float">
            <text:p>28.5134</text:p>
          </table:table-cell>
          <table:table-cell table:style-name="ce22" office:value-type="float" office:value="28.42618" calcext:value-type="float">
            <text:p>28.42618</text:p>
          </table:table-cell>
          <table:table-cell table:style-name="ce22" office:value-type="float" office:value="28.4075" calcext:value-type="float">
            <text:p>28.4075</text:p>
          </table:table-cell>
          <table:table-cell table:style-name="ce2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2" office:value-type="float" office:value="28.03915" calcext:value-type="float">
            <text:p>28.03915</text:p>
          </table:table-cell>
          <table:table-cell table:style-name="ce22" office:value-type="float" office:value="28.07953" calcext:value-type="float">
            <text:p>28.07953</text:p>
          </table:table-cell>
          <table:table-cell table:style-name="ce22" office:value-type="float" office:value="28.9234" calcext:value-type="float">
            <text:p>28.9234</text:p>
          </table:table-cell>
          <table:table-cell table:style-name="ce22" office:value-type="float" office:value="28.81415" calcext:value-type="float">
            <text:p>28.81415</text:p>
          </table:table-cell>
          <table:table-cell table:style-name="ce22" office:value-type="float" office:value="28.56577" calcext:value-type="float">
            <text:p>28.56577</text:p>
          </table:table-cell>
          <table:table-cell table:style-name="ce22" office:value-type="float" office:value="28.58383" calcext:value-type="float">
            <text:p>28.58383</text:p>
          </table:table-cell>
          <table:table-cell table:style-name="ce22" office:value-type="float" office:value="28.53223" calcext:value-type="float">
            <text:p>28.53223</text:p>
          </table:table-cell>
          <table:table-cell table:style-name="ce22" office:value-type="float" office:value="28.64377" calcext:value-type="float">
            <text:p>28.64377</text:p>
          </table:table-cell>
          <table:table-cell table:style-name="ce22" office:value-type="float" office:value="28.29953" calcext:value-type="float">
            <text:p>28.29953</text:p>
          </table:table-cell>
          <table:table-cell table:style-name="ce22" office:value-type="float" office:value="28.55157" calcext:value-type="float">
            <text:p>28.55157</text:p>
          </table:table-cell>
          <table:table-cell table:style-name="ce22" office:value-type="float" office:value="28.57474" calcext:value-type="float">
            <text:p>28.57474</text:p>
          </table:table-cell>
          <table:table-cell table:style-name="ce22" office:value-type="float" office:value="28.51135" calcext:value-type="float">
            <text:p>28.51135</text:p>
          </table:table-cell>
          <table:table-cell table:style-name="ce22" office:value-type="float" office:value="28.44275" calcext:value-type="float">
            <text:p>28.44275</text:p>
          </table:table-cell>
          <table:table-cell table:style-name="ce22" office:value-type="float" office:value="28.50021" calcext:value-type="float">
            <text:p>28.50021</text:p>
          </table:table-cell>
          <table:table-cell table:style-name="ce22" office:value-type="float" office:value="28.44785" calcext:value-type="float">
            <text:p>28.44785</text:p>
          </table:table-cell>
          <table:table-cell table:style-name="ce22" office:value-type="float" office:value="28.66559" calcext:value-type="float">
            <text:p>28.66559</text:p>
          </table:table-cell>
          <table:table-cell table:style-name="ce22" office:value-type="float" office:value="28.77267" calcext:value-type="float">
            <text:p>28.77267</text:p>
          </table:table-cell>
          <table:table-cell table:style-name="ce22" office:value-type="float" office:value="28.74832" calcext:value-type="float">
            <text:p>28.74832</text:p>
          </table:table-cell>
          <table:table-cell table:style-name="ce22" office:value-type="float" office:value="28.79678" calcext:value-type="float">
            <text:p>28.79678</text:p>
          </table:table-cell>
          <table:table-cell table:style-name="ce22" office:value-type="float" office:value="29.86371" calcext:value-type="float">
            <text:p>29.86371</text:p>
          </table:table-cell>
          <table:table-cell table:style-name="ce22" office:value-type="float" office:value="30.15594" calcext:value-type="float">
            <text:p>30.15594</text:p>
          </table:table-cell>
          <table:table-cell table:style-name="ce22" office:value-type="float" office:value="31.40292" calcext:value-type="float">
            <text:p>31.40292</text:p>
          </table:table-cell>
          <table:table-cell table:style-name="ce22" office:value-type="float" office:value="29.69592" calcext:value-type="float">
            <text:p>29.69592</text:p>
          </table:table-cell>
          <table:table-cell table:style-name="ce22" office:value-type="float" office:value="31.68674" calcext:value-type="float">
            <text:p>31.68674</text:p>
          </table:table-cell>
          <table:table-cell table:style-name="ce22" office:value-type="float" office:value="28.37875" calcext:value-type="float">
            <text:p>28.37875</text:p>
          </table:table-cell>
          <table:table-cell table:style-name="ce22" office:value-type="float" office:value="28.77069" calcext:value-type="float">
            <text:p>28.77069</text:p>
          </table:table-cell>
          <table:table-cell table:style-name="ce22" office:value-type="float" office:value="28.15549" calcext:value-type="float">
            <text:p>28.15549</text:p>
          </table:table-cell>
          <table:table-cell table:style-name="ce22" office:value-type="float" office:value="28.69894" calcext:value-type="float">
            <text:p>28.69894</text:p>
          </table:table-cell>
          <table:table-cell table:style-name="ce22" office:value-type="float" office:value="28.37482" calcext:value-type="float">
            <text:p>28.37482</text:p>
          </table:table-cell>
          <table:table-cell table:style-name="ce22" office:value-type="float" office:value="28.70245" calcext:value-type="float">
            <text:p>28.70245</text:p>
          </table:table-cell>
          <table:table-cell table:style-name="ce22" office:value-type="float" office:value="28.49203" calcext:value-type="float">
            <text:p>28.49203</text:p>
          </table:table-cell>
          <table:table-cell table:style-name="ce2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2" office:value-type="float" office:value="27.26407" calcext:value-type="float">
            <text:p>27.26407</text:p>
          </table:table-cell>
          <table:table-cell table:style-name="ce22" office:value-type="float" office:value="28.59003" calcext:value-type="float">
            <text:p>28.59003</text:p>
          </table:table-cell>
          <table:table-cell table:style-name="ce22" office:value-type="float" office:value="28.49692" calcext:value-type="float">
            <text:p>28.49692</text:p>
          </table:table-cell>
          <table:table-cell table:style-name="ce22" office:value-type="float" office:value="28.67685" calcext:value-type="float">
            <text:p>28.67685</text:p>
          </table:table-cell>
          <table:table-cell table:style-name="ce22" office:value-type="float" office:value="28.12833" calcext:value-type="float">
            <text:p>28.12833</text:p>
          </table:table-cell>
          <table:table-cell table:style-name="ce22" office:value-type="float" office:value="28.66098" calcext:value-type="float">
            <text:p>28.66098</text:p>
          </table:table-cell>
          <table:table-cell table:style-name="ce22" office:value-type="float" office:value="28.39313" calcext:value-type="float">
            <text:p>28.39313</text:p>
          </table:table-cell>
          <table:table-cell table:style-name="ce22" office:value-type="float" office:value="28.57727" calcext:value-type="float">
            <text:p>28.57727</text:p>
          </table:table-cell>
          <table:table-cell table:style-name="ce22" office:value-type="float" office:value="28.418" calcext:value-type="float">
            <text:p>28.418</text:p>
          </table:table-cell>
          <table:table-cell table:style-name="ce22" office:value-type="float" office:value="28.64554" calcext:value-type="float">
            <text:p>28.64554</text:p>
          </table:table-cell>
          <table:table-cell table:style-name="ce22" office:value-type="float" office:value="28.25772" calcext:value-type="float">
            <text:p>28.25772</text:p>
          </table:table-cell>
          <table:table-cell table:style-name="ce22" office:value-type="float" office:value="28.97144" calcext:value-type="float">
            <text:p>28.97144</text:p>
          </table:table-cell>
          <table:table-cell table:style-name="ce22" office:value-type="float" office:value="28.3844" calcext:value-type="float">
            <text:p>28.3844</text:p>
          </table:table-cell>
          <table:table-cell table:style-name="ce22" office:value-type="float" office:value="28.64868" calcext:value-type="float">
            <text:p>28.64868</text:p>
          </table:table-cell>
          <table:table-cell table:style-name="ce22" office:value-type="float" office:value="28.6524" calcext:value-type="float">
            <text:p>28.6524</text:p>
          </table:table-cell>
          <table:table-cell table:style-name="ce22" office:value-type="float" office:value="28.45065" calcext:value-type="float">
            <text:p>28.45065</text:p>
          </table:table-cell>
          <table:table-cell table:style-name="ce22" office:value-type="float" office:value="29.66882" calcext:value-type="float">
            <text:p>29.66882</text:p>
          </table:table-cell>
          <table:table-cell table:style-name="ce22" office:value-type="float" office:value="29.44156" calcext:value-type="float">
            <text:p>29.44156</text:p>
          </table:table-cell>
          <table:table-cell table:style-name="ce22" office:value-type="float" office:value="31.31793" calcext:value-type="float">
            <text:p>31.31793</text:p>
          </table:table-cell>
          <table:table-cell table:style-name="ce22" office:value-type="float" office:value="31.44321" calcext:value-type="float">
            <text:p>31.44321</text:p>
          </table:table-cell>
          <table:table-cell table:style-name="ce22" office:value-type="float" office:value="32.13678" calcext:value-type="float">
            <text:p>32.13678</text:p>
          </table:table-cell>
          <table:table-cell table:style-name="ce22" office:value-type="float" office:value="32.43344" calcext:value-type="float">
            <text:p>32.43344</text:p>
          </table:table-cell>
          <table:table-cell table:style-name="ce22" office:value-type="float" office:value="32.62985" calcext:value-type="float">
            <text:p>32.62985</text:p>
          </table:table-cell>
          <table:table-cell table:style-name="ce22" office:value-type="float" office:value="30.07394" calcext:value-type="float">
            <text:p>30.07394</text:p>
          </table:table-cell>
          <table:table-cell table:style-name="ce22" office:value-type="float" office:value="30.30939" calcext:value-type="float">
            <text:p>30.30939</text:p>
          </table:table-cell>
          <table:table-cell table:style-name="ce22" office:value-type="float" office:value="28.94266" calcext:value-type="float">
            <text:p>28.94266</text:p>
          </table:table-cell>
          <table:table-cell table:style-name="ce22" office:value-type="float" office:value="29.26215" calcext:value-type="float">
            <text:p>29.26215</text:p>
          </table:table-cell>
          <table:table-cell table:style-name="ce22" office:value-type="float" office:value="28.23593" calcext:value-type="float">
            <text:p>28.23593</text:p>
          </table:table-cell>
          <table:table-cell table:style-name="ce22" office:value-type="float" office:value="28.8515" calcext:value-type="float">
            <text:p>28.8515</text:p>
          </table:table-cell>
          <table:table-cell table:style-name="ce22" office:value-type="float" office:value="28.728" calcext:value-type="float">
            <text:p>28.728</text:p>
          </table:table-cell>
          <table:table-cell table:style-name="ce22" office:value-type="float" office:value="28.70645" calcext:value-type="float">
            <text:p>28.70645</text:p>
          </table:table-cell>
          <table:table-cell table:style-name="ce2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2" office:value-type="float" office:value="28.46484" calcext:value-type="float">
            <text:p>28.46484</text:p>
          </table:table-cell>
          <table:table-cell table:style-name="ce22" office:value-type="float" office:value="27.17383" calcext:value-type="float">
            <text:p>27.17383</text:p>
          </table:table-cell>
          <table:table-cell table:style-name="ce22" office:value-type="float" office:value="28.54605" calcext:value-type="float">
            <text:p>28.54605</text:p>
          </table:table-cell>
          <table:table-cell table:style-name="ce22" office:value-type="float" office:value="28.88983" calcext:value-type="float">
            <text:p>28.88983</text:p>
          </table:table-cell>
          <table:table-cell table:style-name="ce22" office:value-type="float" office:value="28.48212" calcext:value-type="float">
            <text:p>28.48212</text:p>
          </table:table-cell>
          <table:table-cell table:style-name="ce22" office:value-type="float" office:value="28.08658" calcext:value-type="float">
            <text:p>28.08658</text:p>
          </table:table-cell>
          <table:table-cell table:style-name="ce22" office:value-type="float" office:value="28.28214" calcext:value-type="float">
            <text:p>28.28214</text:p>
          </table:table-cell>
          <table:table-cell table:style-name="ce22" office:value-type="float" office:value="28.32635" calcext:value-type="float">
            <text:p>28.32635</text:p>
          </table:table-cell>
          <table:table-cell table:style-name="ce22" office:value-type="float" office:value="28.4679" calcext:value-type="float">
            <text:p>28.4679</text:p>
          </table:table-cell>
          <table:table-cell table:style-name="ce22" office:value-type="float" office:value="28.31235" calcext:value-type="float">
            <text:p>28.31235</text:p>
          </table:table-cell>
          <table:table-cell table:style-name="ce22" office:value-type="float" office:value="28.35654" calcext:value-type="float">
            <text:p>28.35654</text:p>
          </table:table-cell>
          <table:table-cell table:style-name="ce22" office:value-type="float" office:value="28.73529" calcext:value-type="float">
            <text:p>28.73529</text:p>
          </table:table-cell>
          <table:table-cell table:style-name="ce22" office:value-type="float" office:value="28.24371" calcext:value-type="float">
            <text:p>28.24371</text:p>
          </table:table-cell>
          <table:table-cell table:style-name="ce22" office:value-type="float" office:value="28.56433" calcext:value-type="float">
            <text:p>28.56433</text:p>
          </table:table-cell>
          <table:table-cell table:style-name="ce22" office:value-type="float" office:value="28.53625" calcext:value-type="float">
            <text:p>28.53625</text:p>
          </table:table-cell>
          <table:table-cell table:style-name="ce22" office:value-type="float" office:value="29.2829" calcext:value-type="float">
            <text:p>29.2829</text:p>
          </table:table-cell>
          <table:table-cell table:style-name="ce22" office:value-type="float" office:value="29.75183" calcext:value-type="float">
            <text:p>29.75183</text:p>
          </table:table-cell>
          <table:table-cell table:style-name="ce22" office:value-type="float" office:value="30.78729" calcext:value-type="float">
            <text:p>30.78729</text:p>
          </table:table-cell>
          <table:table-cell table:style-name="ce22" office:value-type="float" office:value="31.03934" calcext:value-type="float">
            <text:p>31.03934</text:p>
          </table:table-cell>
          <table:table-cell table:style-name="ce22" office:value-type="float" office:value="32.54053" calcext:value-type="float">
            <text:p>32.54053</text:p>
          </table:table-cell>
          <table:table-cell table:style-name="ce22" office:value-type="float" office:value="32.01889" calcext:value-type="float">
            <text:p>32.01889</text:p>
          </table:table-cell>
          <table:table-cell table:style-name="ce22" office:value-type="float" office:value="32.67517" calcext:value-type="float">
            <text:p>32.67517</text:p>
          </table:table-cell>
          <table:table-cell table:style-name="ce22" office:value-type="float" office:value="31.75143" calcext:value-type="float">
            <text:p>31.75143</text:p>
          </table:table-cell>
          <table:table-cell table:style-name="ce22" office:value-type="float" office:value="32.31622" calcext:value-type="float">
            <text:p>32.31622</text:p>
          </table:table-cell>
          <table:table-cell table:style-name="ce22" office:value-type="float" office:value="28.69376" calcext:value-type="float">
            <text:p>28.69376</text:p>
          </table:table-cell>
          <table:table-cell table:style-name="ce22" office:value-type="float" office:value="30.3949" calcext:value-type="float">
            <text:p>30.3949</text:p>
          </table:table-cell>
          <table:table-cell table:style-name="ce22" office:value-type="float" office:value="28.5787" calcext:value-type="float">
            <text:p>28.5787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7.87015" calcext:value-type="float">
            <text:p>27.87015</text:p>
          </table:table-cell>
          <table:table-cell table:style-name="ce22" office:value-type="float" office:value="28.15503" calcext:value-type="float">
            <text:p>28.15503</text:p>
          </table:table-cell>
          <table:table-cell table:style-name="ce22" office:value-type="float" office:value="28.11411" calcext:value-type="float">
            <text:p>28.11411</text:p>
          </table:table-cell>
          <table:table-cell table:style-name="ce2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2" office:value-type="float" office:value="28.25052" calcext:value-type="float">
            <text:p>28.25052</text:p>
          </table:table-cell>
          <table:table-cell table:style-name="ce22" office:value-type="float" office:value="28.70312" calcext:value-type="float">
            <text:p>28.70312</text:p>
          </table:table-cell>
          <table:table-cell table:style-name="ce22" office:value-type="float" office:value="28.57343" calcext:value-type="float">
            <text:p>28.57343</text:p>
          </table:table-cell>
          <table:table-cell table:style-name="ce22" office:value-type="float" office:value="28.7775" calcext:value-type="float">
            <text:p>28.7775</text:p>
          </table:table-cell>
          <table:table-cell table:style-name="ce22" office:value-type="float" office:value="28.53455" calcext:value-type="float">
            <text:p>28.53455</text:p>
          </table:table-cell>
          <table:table-cell table:style-name="ce22" office:value-type="float" office:value="28.90652" calcext:value-type="float">
            <text:p>28.90652</text:p>
          </table:table-cell>
          <table:table-cell table:style-name="ce22" office:value-type="float" office:value="28.52719" calcext:value-type="float">
            <text:p>28.52719</text:p>
          </table:table-cell>
          <table:table-cell table:style-name="ce22" office:value-type="float" office:value="28.72244" calcext:value-type="float">
            <text:p>28.72244</text:p>
          </table:table-cell>
          <table:table-cell table:style-name="ce22" office:value-type="float" office:value="28.32886" calcext:value-type="float">
            <text:p>28.32886</text:p>
          </table:table-cell>
          <table:table-cell table:style-name="ce22" office:value-type="float" office:value="28.50323" calcext:value-type="float">
            <text:p>28.50323</text:p>
          </table:table-cell>
          <table:table-cell table:style-name="ce22" office:value-type="float" office:value="28.6828" calcext:value-type="float">
            <text:p>28.6828</text:p>
          </table:table-cell>
          <table:table-cell table:style-name="ce22" office:value-type="float" office:value="28.4805" calcext:value-type="float">
            <text:p>28.4805</text:p>
          </table:table-cell>
          <table:table-cell table:style-name="ce22" office:value-type="float" office:value="28.62698" calcext:value-type="float">
            <text:p>28.62698</text:p>
          </table:table-cell>
          <table:table-cell table:style-name="ce22" office:value-type="float" office:value="29.38702" calcext:value-type="float">
            <text:p>29.38702</text:p>
          </table:table-cell>
          <table:table-cell table:style-name="ce22" office:value-type="float" office:value="30.43558" calcext:value-type="float">
            <text:p>30.43558</text:p>
          </table:table-cell>
          <table:table-cell table:style-name="ce22" office:value-type="float" office:value="30.44162" calcext:value-type="float">
            <text:p>30.44162</text:p>
          </table:table-cell>
          <table:table-cell table:style-name="ce22" office:value-type="float" office:value="32.23047" calcext:value-type="float">
            <text:p>32.23047</text:p>
          </table:table-cell>
          <table:table-cell table:style-name="ce22" office:value-type="float" office:value="32.18939" calcext:value-type="float">
            <text:p>32.18939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2.69385" calcext:value-type="float">
            <text:p>32.69385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98145" calcext:value-type="float">
            <text:p>32.98145</text:p>
          </table:table-cell>
          <table:table-cell table:style-name="ce22" office:value-type="float" office:value="33.58939" calcext:value-type="float">
            <text:p>33.58939</text:p>
          </table:table-cell>
          <table:table-cell table:style-name="ce22" office:value-type="float" office:value="32.44083" calcext:value-type="float">
            <text:p>32.44083</text:p>
          </table:table-cell>
          <table:table-cell table:style-name="ce22" office:value-type="float" office:value="32.60123" calcext:value-type="float">
            <text:p>32.60123</text:p>
          </table:table-cell>
          <table:table-cell table:style-name="ce22" office:value-type="float" office:value="29.65118" calcext:value-type="float">
            <text:p>29.65118</text:p>
          </table:table-cell>
          <table:table-cell table:style-name="ce22" office:value-type="float" office:value="29.53903" calcext:value-type="float">
            <text:p>29.53903</text:p>
          </table:table-cell>
          <table:table-cell table:style-name="ce22" office:value-type="float" office:value="28.85376" calcext:value-type="float">
            <text:p>28.85376</text:p>
          </table:table-cell>
          <table:table-cell table:style-name="ce22" office:value-type="float" office:value="28.9093" calcext:value-type="float">
            <text:p>28.9093</text:p>
          </table:table-cell>
          <table:table-cell table:style-name="ce22" office:value-type="float" office:value="28.79782" calcext:value-type="float">
            <text:p>28.79782</text:p>
          </table:table-cell>
          <table:table-cell table:style-name="ce22" office:value-type="float" office:value="28.82214" calcext:value-type="float">
            <text:p>28.82214</text:p>
          </table:table-cell>
          <table:table-cell table:style-name="ce2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2" office:value-type="float" office:value="28.61658" calcext:value-type="float">
            <text:p>28.61658</text:p>
          </table:table-cell>
          <table:table-cell table:style-name="ce22" office:value-type="float" office:value="28.76242" calcext:value-type="float">
            <text:p>28.76242</text:p>
          </table:table-cell>
          <table:table-cell table:style-name="ce22" office:value-type="float" office:value="28.60425" calcext:value-type="float">
            <text:p>28.60425</text:p>
          </table:table-cell>
          <table:table-cell table:style-name="ce22" office:value-type="float" office:value="28.67218" calcext:value-type="float">
            <text:p>28.67218</text:p>
          </table:table-cell>
          <table:table-cell table:style-name="ce22" office:value-type="float" office:value="28.83353" calcext:value-type="float">
            <text:p>28.83353</text:p>
          </table:table-cell>
          <table:table-cell table:style-name="ce22" office:value-type="float" office:value="28.5499" calcext:value-type="float">
            <text:p>28.5499</text:p>
          </table:table-cell>
          <table:table-cell table:style-name="ce22" office:value-type="float" office:value="28.56586" calcext:value-type="float">
            <text:p>28.56586</text:p>
          </table:table-cell>
          <table:table-cell table:style-name="ce22" office:value-type="float" office:value="28.24603" calcext:value-type="float">
            <text:p>28.24603</text:p>
          </table:table-cell>
          <table:table-cell table:style-name="ce22" office:value-type="float" office:value="28.76474" calcext:value-type="float">
            <text:p>28.76474</text:p>
          </table:table-cell>
          <table:table-cell table:style-name="ce22" office:value-type="float" office:value="28.00119" calcext:value-type="float">
            <text:p>28.00119</text:p>
          </table:table-cell>
          <table:table-cell table:style-name="ce22" office:value-type="float" office:value="28.59171" calcext:value-type="float">
            <text:p>28.59171</text:p>
          </table:table-cell>
          <table:table-cell table:style-name="ce22" office:value-type="float" office:value="28.39075" calcext:value-type="float">
            <text:p>28.39075</text:p>
          </table:table-cell>
          <table:table-cell table:style-name="ce22" office:value-type="float" office:value="29.21695" calcext:value-type="float">
            <text:p>29.21695</text:p>
          </table:table-cell>
          <table:table-cell table:style-name="ce22" office:value-type="float" office:value="29.67114" calcext:value-type="float">
            <text:p>29.67114</text:p>
          </table:table-cell>
          <table:table-cell table:style-name="ce22" office:value-type="float" office:value="30.86813" calcext:value-type="float">
            <text:p>30.86813</text:p>
          </table:table-cell>
          <table:table-cell table:style-name="ce22" office:value-type="float" office:value="31.91125" calcext:value-type="float">
            <text:p>31.91125</text:p>
          </table:table-cell>
          <table:table-cell table:style-name="ce22" office:value-type="float" office:value="32.07657" calcext:value-type="float">
            <text:p>32.07657</text:p>
          </table:table-cell>
          <table:table-cell table:style-name="ce22" office:value-type="float" office:value="32.2569" calcext:value-type="float">
            <text:p>32.2569</text:p>
          </table:table-cell>
          <table:table-cell table:style-name="ce22" office:value-type="float" office:value="32.95108" calcext:value-type="float">
            <text:p>32.95108</text:p>
          </table:table-cell>
          <table:table-cell table:style-name="ce22" office:value-type="float" office:value="32.93698" calcext:value-type="float">
            <text:p>32.93698</text:p>
          </table:table-cell>
          <table:table-cell table:style-name="ce22" office:value-type="float" office:value="33.2756" calcext:value-type="float">
            <text:p>33.2756</text:p>
          </table:table-cell>
          <table:table-cell table:style-name="ce22" office:value-type="float" office:value="33.61972" calcext:value-type="float">
            <text:p>33.61972</text:p>
          </table:table-cell>
          <table:table-cell table:style-name="ce22" office:value-type="float" office:value="33.32617" calcext:value-type="float">
            <text:p>33.32617</text:p>
          </table:table-cell>
          <table:table-cell table:style-name="ce22" office:value-type="float" office:value="34.32596" calcext:value-type="float">
            <text:p>34.32596</text:p>
          </table:table-cell>
          <table:table-cell table:style-name="ce22" office:value-type="float" office:value="30.53189" calcext:value-type="float">
            <text:p>30.53189</text:p>
          </table:table-cell>
          <table:table-cell table:style-name="ce22" office:value-type="float" office:value="32.34106" calcext:value-type="float">
            <text:p>32.34106</text:p>
          </table:table-cell>
          <table:table-cell table:style-name="ce22" office:value-type="float" office:value="28.88132" calcext:value-type="float">
            <text:p>28.88132</text:p>
          </table:table-cell>
          <table:table-cell table:style-name="ce22" office:value-type="float" office:value="29.59094" calcext:value-type="float">
            <text:p>29.59094</text:p>
          </table:table-cell>
          <table:table-cell table:style-name="ce22" office:value-type="float" office:value="28.61026" calcext:value-type="float">
            <text:p>28.61026</text:p>
          </table:table-cell>
          <table:table-cell table:style-name="ce22" office:value-type="float" office:value="28.29471" calcext:value-type="float">
            <text:p>28.29471</text:p>
          </table:table-cell>
          <table:table-cell table:style-name="ce22" office:value-type="float" office:value="28.45871" calcext:value-type="float">
            <text:p>28.45871</text:p>
          </table:table-cell>
          <table:table-cell table:style-name="ce2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2" office:value-type="float" office:value="28.4744" calcext:value-type="float">
            <text:p>28.4744</text:p>
          </table:table-cell>
          <table:table-cell table:style-name="ce22" office:value-type="float" office:value="28.77121" calcext:value-type="float">
            <text:p>28.77121</text:p>
          </table:table-cell>
          <table:table-cell table:style-name="ce22" office:value-type="float" office:value="28.54114" calcext:value-type="float">
            <text:p>28.54114</text:p>
          </table:table-cell>
          <table:table-cell table:style-name="ce22" office:value-type="float" office:value="28.56396" calcext:value-type="float">
            <text:p>28.56396</text:p>
          </table:table-cell>
          <table:table-cell table:style-name="ce22" office:value-type="float" office:value="28.70706" calcext:value-type="float">
            <text:p>28.70706</text:p>
          </table:table-cell>
          <table:table-cell table:style-name="ce22" office:value-type="float" office:value="28.64911" calcext:value-type="float">
            <text:p>28.64911</text:p>
          </table:table-cell>
          <table:table-cell table:style-name="ce22" office:value-type="float" office:value="28.19894" calcext:value-type="float">
            <text:p>28.19894</text:p>
          </table:table-cell>
          <table:table-cell table:style-name="ce22" office:value-type="float" office:value="28.69595" calcext:value-type="float">
            <text:p>28.69595</text:p>
          </table:table-cell>
          <table:table-cell table:style-name="ce22" office:value-type="float" office:value="28.34271" calcext:value-type="float">
            <text:p>28.34271</text:p>
          </table:table-cell>
          <table:table-cell table:style-name="ce22" office:value-type="float" office:value="28.46283" calcext:value-type="float">
            <text:p>28.46283</text:p>
          </table:table-cell>
          <table:table-cell table:style-name="ce22" office:value-type="float" office:value="28.37778" calcext:value-type="float">
            <text:p>28.37778</text:p>
          </table:table-cell>
          <table:table-cell table:style-name="ce22" office:value-type="float" office:value="28.53189" calcext:value-type="float">
            <text:p>28.53189</text:p>
          </table:table-cell>
          <table:table-cell table:style-name="ce22" office:value-type="float" office:value="28.66397" calcext:value-type="float">
            <text:p>28.66397</text:p>
          </table:table-cell>
          <table:table-cell table:style-name="ce22" office:value-type="float" office:value="30.92606" calcext:value-type="float">
            <text:p>30.92606</text:p>
          </table:table-cell>
          <table:table-cell table:style-name="ce22" office:value-type="float" office:value="31.51837" calcext:value-type="float">
            <text:p>31.51837</text:p>
          </table:table-cell>
          <table:table-cell table:style-name="ce22" office:value-type="float" office:value="31.99625" calcext:value-type="float">
            <text:p>31.99625</text:p>
          </table:table-cell>
          <table:table-cell table:style-name="ce22" office:value-type="float" office:value="32.41415" calcext:value-type="float">
            <text:p>32.41415</text:p>
          </table:table-cell>
          <table:table-cell table:style-name="ce22" office:value-type="float" office:value="32.72665" calcext:value-type="float">
            <text:p>32.72665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3.04687" calcext:value-type="float">
            <text:p>33.04687</text:p>
          </table:table-cell>
          <table:table-cell table:style-name="ce22" office:value-type="float" office:value="33.88705" calcext:value-type="float">
            <text:p>33.88705</text:p>
          </table:table-cell>
          <table:table-cell table:style-name="ce22" office:value-type="float" office:value="34.03122" calcext:value-type="float">
            <text:p>34.03122</text:p>
          </table:table-cell>
          <table:table-cell table:style-name="ce22" office:value-type="float" office:value="34.62958" calcext:value-type="float">
            <text:p>34.62958</text:p>
          </table:table-cell>
          <table:table-cell table:style-name="ce22" office:value-type="float" office:value="32.98422" calcext:value-type="float">
            <text:p>32.98422</text:p>
          </table:table-cell>
          <table:table-cell table:style-name="ce22" office:value-type="float" office:value="33.50977" calcext:value-type="float">
            <text:p>33.50977</text:p>
          </table:table-cell>
          <table:table-cell table:style-name="ce22" office:value-type="float" office:value="30.76111" calcext:value-type="float">
            <text:p>30.76111</text:p>
          </table:table-cell>
          <table:table-cell table:style-name="ce22" office:value-type="float" office:value="30.89984" calcext:value-type="float">
            <text:p>30.89984</text:p>
          </table:table-cell>
          <table:table-cell table:style-name="ce22" office:value-type="float" office:value="28.28668" calcext:value-type="float">
            <text:p>28.28668</text:p>
          </table:table-cell>
          <table:table-cell table:style-name="ce22" office:value-type="float" office:value="28.27759" calcext:value-type="float">
            <text:p>28.27759</text:p>
          </table:table-cell>
          <table:table-cell table:style-name="ce22" office:value-type="float" office:value="27.6879" calcext:value-type="float">
            <text:p>27.6879</text:p>
          </table:table-cell>
          <table:table-cell table:style-name="ce22" office:value-type="float" office:value="28.39014" calcext:value-type="float">
            <text:p>28.39014</text:p>
          </table:table-cell>
          <table:table-cell table:style-name="ce2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03506" calcext:value-type="float">
            <text:p>28.03506</text:p>
          </table:table-cell>
          <table:table-cell table:style-name="ce22" office:value-type="float" office:value="28.79019" calcext:value-type="float">
            <text:p>28.79019</text:p>
          </table:table-cell>
          <table:table-cell table:style-name="ce22" office:value-type="float" office:value="28.91531" calcext:value-type="float">
            <text:p>28.91531</text:p>
          </table:table-cell>
          <table:table-cell table:style-name="ce22" office:value-type="float" office:value="28.79095" calcext:value-type="float">
            <text:p>28.79095</text:p>
          </table:table-cell>
          <table:table-cell table:style-name="ce22" office:value-type="float" office:value="28.28937" calcext:value-type="float">
            <text:p>28.28937</text:p>
          </table:table-cell>
          <table:table-cell table:style-name="ce22" office:value-type="float" office:value="28.59317" calcext:value-type="float">
            <text:p>28.59317</text:p>
          </table:table-cell>
          <table:table-cell table:style-name="ce22" office:value-type="float" office:value="28.58597" calcext:value-type="float">
            <text:p>28.58597</text:p>
          </table:table-cell>
          <table:table-cell table:style-name="ce22" office:value-type="float" office:value="27.9971" calcext:value-type="float">
            <text:p>27.9971</text:p>
          </table:table-cell>
          <table:table-cell table:style-name="ce22" office:value-type="float" office:value="28.34293" calcext:value-type="float">
            <text:p>28.34293</text:p>
          </table:table-cell>
          <table:table-cell table:style-name="ce22" office:value-type="float" office:value="28.64178" calcext:value-type="float">
            <text:p>28.64178</text:p>
          </table:table-cell>
          <table:table-cell table:style-name="ce22" office:value-type="float" office:value="28.41687" calcext:value-type="float">
            <text:p>28.41687</text:p>
          </table:table-cell>
          <table:table-cell table:style-name="ce22" office:value-type="float" office:value="30.3002" calcext:value-type="float">
            <text:p>30.3002</text:p>
          </table:table-cell>
          <table:table-cell table:style-name="ce22" office:value-type="float" office:value="28.86395" calcext:value-type="float">
            <text:p>28.86395</text:p>
          </table:table-cell>
          <table:table-cell table:style-name="ce22" office:value-type="float" office:value="32.28314" calcext:value-type="float">
            <text:p>32.28314</text:p>
          </table:table-cell>
          <table:table-cell table:style-name="ce22" office:value-type="float" office:value="31.38144" calcext:value-type="float">
            <text:p>31.38144</text:p>
          </table:table-cell>
          <table:table-cell table:style-name="ce22" office:value-type="float" office:value="32.42844" calcext:value-type="float">
            <text:p>32.42844</text:p>
          </table:table-cell>
          <table:table-cell table:style-name="ce22" office:value-type="float" office:value="32.1142" calcext:value-type="float">
            <text:p>32.1142</text:p>
          </table:table-cell>
          <table:table-cell table:style-name="ce22" office:value-type="float" office:value="33.28775" calcext:value-type="float">
            <text:p>33.28775</text:p>
          </table:table-cell>
          <table:table-cell table:style-name="ce22" office:value-type="float" office:value="32.77255" calcext:value-type="float">
            <text:p>32.77255</text:p>
          </table:table-cell>
          <table:table-cell table:style-name="ce22" office:value-type="float" office:value="34.47778" calcext:value-type="float">
            <text:p>34.47778</text:p>
          </table:table-cell>
          <table:table-cell table:style-name="ce22" office:value-type="float" office:value="33.6214" calcext:value-type="float">
            <text:p>33.6214</text:p>
          </table:table-cell>
          <table:table-cell table:style-name="ce22" office:value-type="float" office:value="34.01596" calcext:value-type="float">
            <text:p>34.01596</text:p>
          </table:table-cell>
          <table:table-cell table:style-name="ce22" office:value-type="float" office:value="33.27429" calcext:value-type="float">
            <text:p>33.27429</text:p>
          </table:table-cell>
          <table:table-cell table:style-name="ce22" office:value-type="float" office:value="32.17212" calcext:value-type="float">
            <text:p>32.17212</text:p>
          </table:table-cell>
          <table:table-cell table:style-name="ce22" office:value-type="float" office:value="32.32932" calcext:value-type="float">
            <text:p>32.32932</text:p>
          </table:table-cell>
          <table:table-cell table:style-name="ce22" office:value-type="float" office:value="28.7142" calcext:value-type="float">
            <text:p>28.7142</text:p>
          </table:table-cell>
          <table:table-cell table:style-name="ce22" office:value-type="float" office:value="30.00131" calcext:value-type="float">
            <text:p>30.00131</text:p>
          </table:table-cell>
          <table:table-cell table:style-name="ce22" office:value-type="float" office:value="27.99323" calcext:value-type="float">
            <text:p>27.99323</text:p>
          </table:table-cell>
          <table:table-cell table:style-name="ce22" office:value-type="float" office:value="27.81369" calcext:value-type="float">
            <text:p>27.81369</text:p>
          </table:table-cell>
          <table:table-cell table:style-name="ce22" office:value-type="float" office:value="27.8111" calcext:value-type="float">
            <text:p>27.8111</text:p>
          </table:table-cell>
          <table:table-cell table:style-name="ce2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2" office:value-type="float" office:value="34.9538" calcext:value-type="float">
            <text:p>34.9538</text:p>
          </table:table-cell>
          <table:table-cell table:style-name="ce22" office:value-type="float" office:value="34.06226" calcext:value-type="float">
            <text:p>34.06226</text:p>
          </table:table-cell>
          <table:table-cell table:style-name="ce22" office:value-type="float" office:value="31.55115" calcext:value-type="float">
            <text:p>31.55115</text:p>
          </table:table-cell>
          <table:table-cell table:style-name="ce22" office:value-type="float" office:value="30.8291" calcext:value-type="float">
            <text:p>30.8291</text:p>
          </table:table-cell>
          <table:table-cell table:style-name="ce22" office:value-type="float" office:value="30.03366" calcext:value-type="float">
            <text:p>30.03366</text:p>
          </table:table-cell>
          <table:table-cell table:style-name="ce22" office:value-type="float" office:value="30.49533" calcext:value-type="float">
            <text:p>30.49533</text:p>
          </table:table-cell>
          <table:table-cell table:style-name="ce22" office:value-type="float" office:value="29.89731" calcext:value-type="float">
            <text:p>29.89731</text:p>
          </table:table-cell>
          <table:table-cell table:style-name="ce22" office:value-type="float" office:value="28.97089" calcext:value-type="float">
            <text:p>28.97089</text:p>
          </table:table-cell>
          <table:table-cell table:style-name="ce22" office:value-type="float" office:value="32.09003" calcext:value-type="float">
            <text:p>32.09003</text:p>
          </table:table-cell>
          <table:table-cell table:style-name="ce22" office:value-type="float" office:value="32.22711" calcext:value-type="float">
            <text:p>32.22711</text:p>
          </table:table-cell>
          <table:table-cell table:style-name="ce22" office:value-type="float" office:value="30.07913" calcext:value-type="float">
            <text:p>30.07913</text:p>
          </table:table-cell>
          <table:table-cell table:style-name="ce22" office:value-type="float" office:value="30.20135" calcext:value-type="float">
            <text:p>30.20135</text:p>
          </table:table-cell>
          <table:table-cell table:style-name="ce22" office:value-type="float" office:value="28.47263" calcext:value-type="float">
            <text:p>28.47263</text:p>
          </table:table-cell>
          <table:table-cell table:style-name="ce22" office:value-type="float" office:value="31.88092" calcext:value-type="float">
            <text:p>31.88092</text:p>
          </table:table-cell>
          <table:table-cell table:style-name="ce22" office:value-type="float" office:value="31.37531" calcext:value-type="float">
            <text:p>31.37531</text:p>
          </table:table-cell>
          <table:table-cell table:style-name="ce22" office:value-type="float" office:value="29.75266" calcext:value-type="float">
            <text:p>29.75266</text:p>
          </table:table-cell>
          <table:table-cell table:style-name="ce22" office:value-type="float" office:value="36.0058" calcext:value-type="float">
            <text:p>36.0058</text:p>
          </table:table-cell>
          <table:table-cell table:style-name="ce22" office:value-type="float" office:value="34.47702" calcext:value-type="float">
            <text:p>34.47702</text:p>
          </table:table-cell>
          <table:table-cell table:style-name="ce22" office:value-type="float" office:value="33.06253" calcext:value-type="float">
            <text:p>33.06253</text:p>
          </table:table-cell>
          <table:table-cell table:style-name="ce22" office:value-type="float" office:value="33.01559" calcext:value-type="float">
            <text:p>33.01559</text:p>
          </table:table-cell>
          <table:table-cell table:style-name="ce22" office:value-type="float" office:value="33.0528" calcext:value-type="float">
            <text:p>33.0528</text:p>
          </table:table-cell>
          <table:table-cell table:style-name="ce22" office:value-type="float" office:value="35.00153" calcext:value-type="float">
            <text:p>35.00153</text:p>
          </table:table-cell>
          <table:table-cell table:style-name="ce22" office:value-type="float" office:value="33.8288" calcext:value-type="float">
            <text:p>33.8288</text:p>
          </table:table-cell>
          <table:table-cell table:style-name="ce22" office:value-type="float" office:value="38.61304" calcext:value-type="float">
            <text:p>38.61304</text:p>
          </table:table-cell>
          <table:table-cell table:style-name="ce22" office:value-type="float" office:value="31.67334" calcext:value-type="float">
            <text:p>31.67334</text:p>
          </table:table-cell>
          <table:table-cell table:style-name="ce22" office:value-type="float" office:value="33.9819" calcext:value-type="float">
            <text:p>33.9819</text:p>
          </table:table-cell>
          <table:table-cell table:style-name="ce22" office:value-type="float" office:value="32.80322" calcext:value-type="float">
            <text:p>32.80322</text:p>
          </table:table-cell>
          <table:table-cell table:style-name="ce22" office:value-type="float" office:value="29.85654" calcext:value-type="float">
            <text:p>29.85654</text:p>
          </table:table-cell>
          <table:table-cell table:style-name="ce22" office:value-type="float" office:value="27.39136" calcext:value-type="float">
            <text:p>27.39136</text:p>
          </table:table-cell>
          <table:table-cell table:style-name="ce22" office:value-type="float" office:value="30.51575" calcext:value-type="float">
            <text:p>30.51575</text:p>
          </table:table-cell>
          <table:table-cell table:style-name="ce22" office:value-type="float" office:value="25.45639" calcext:value-type="float">
            <text:p>25.45639</text:p>
          </table:table-cell>
          <table:table-cell table:style-name="ce2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2" office:value-type="float" office:value="26.22507" calcext:value-type="float">
            <text:p>26.22507</text:p>
          </table:table-cell>
          <table:table-cell table:style-name="ce22" office:value-type="float" office:value="34.85202" calcext:value-type="float">
            <text:p>34.85202</text:p>
          </table:table-cell>
          <table:table-cell table:style-name="ce22" office:value-type="float" office:value="35.24704" calcext:value-type="float">
            <text:p>35.24704</text:p>
          </table:table-cell>
          <table:table-cell table:style-name="ce22" office:value-type="float" office:value="30.04037" calcext:value-type="float">
            <text:p>30.04037</text:p>
          </table:table-cell>
          <table:table-cell table:style-name="ce22" office:value-type="float" office:value="28.90225" calcext:value-type="float">
            <text:p>28.90225</text:p>
          </table:table-cell>
          <table:table-cell table:style-name="ce22" office:value-type="float" office:value="26.97433" calcext:value-type="float">
            <text:p>26.97433</text:p>
          </table:table-cell>
          <table:table-cell table:style-name="ce22" office:value-type="float" office:value="28.47366" calcext:value-type="float">
            <text:p>28.47366</text:p>
          </table:table-cell>
          <table:table-cell table:style-name="ce22" office:value-type="float" office:value="26.49002" calcext:value-type="float">
            <text:p>26.49002</text:p>
          </table:table-cell>
          <table:table-cell table:style-name="ce22" office:value-type="float" office:value="26.35504" calcext:value-type="float">
            <text:p>26.35504</text:p>
          </table:table-cell>
          <table:table-cell table:style-name="ce22" office:value-type="float" office:value="24.93442" calcext:value-type="float">
            <text:p>24.93442</text:p>
          </table:table-cell>
          <table:table-cell table:style-name="ce22" office:value-type="float" office:value="28.71579" calcext:value-type="float">
            <text:p>28.71579</text:p>
          </table:table-cell>
          <table:table-cell table:style-name="ce22" office:value-type="float" office:value="22.77835" calcext:value-type="float">
            <text:p>22.77835</text:p>
          </table:table-cell>
          <table:table-cell table:style-name="ce22" office:value-type="float" office:value="33.72607" calcext:value-type="float">
            <text:p>33.72607</text:p>
          </table:table-cell>
          <table:table-cell table:style-name="ce22" office:value-type="float" office:value="26.56946" calcext:value-type="float">
            <text:p>26.56946</text:p>
          </table:table-cell>
          <table:table-cell table:style-name="ce22" office:value-type="float" office:value="30.31018" calcext:value-type="float">
            <text:p>30.31018</text:p>
          </table:table-cell>
          <table:table-cell table:style-name="ce22" office:value-type="float" office:value="29.99411" calcext:value-type="float">
            <text:p>29.99411</text:p>
          </table:table-cell>
          <table:table-cell table:style-name="ce22" office:value-type="float" office:value="37.55283" calcext:value-type="float">
            <text:p>37.55283</text:p>
          </table:table-cell>
          <table:table-cell table:style-name="ce22" office:value-type="float" office:value="33.21619" calcext:value-type="float">
            <text:p>33.21619</text:p>
          </table:table-cell>
          <table:table-cell table:style-name="ce22" office:value-type="float" office:value="32.64716" calcext:value-type="float">
            <text:p>32.64716</text:p>
          </table:table-cell>
          <table:table-cell table:style-name="ce22" office:value-type="float" office:value="31.33963" calcext:value-type="float">
            <text:p>31.33963</text:p>
          </table:table-cell>
          <table:table-cell table:style-name="ce22" office:value-type="float" office:value="31.81491" calcext:value-type="float">
            <text:p>31.81491</text:p>
          </table:table-cell>
          <table:table-cell table:style-name="ce22" office:value-type="float" office:value="30.09592" calcext:value-type="float">
            <text:p>30.09592</text:p>
          </table:table-cell>
          <table:table-cell table:style-name="ce22" office:value-type="float" office:value="32.16995" calcext:value-type="float">
            <text:p>32.16995</text:p>
          </table:table-cell>
          <table:table-cell table:style-name="ce22" office:value-type="float" office:value="32.44971" calcext:value-type="float">
            <text:p>32.44971</text:p>
          </table:table-cell>
          <table:table-cell table:style-name="ce22" office:value-type="float" office:value="35.28574" calcext:value-type="float">
            <text:p>35.28574</text:p>
          </table:table-cell>
          <table:table-cell table:style-name="ce22" office:value-type="float" office:value="31.60666" calcext:value-type="float">
            <text:p>31.60666</text:p>
          </table:table-cell>
          <table:table-cell table:style-name="ce22" office:value-type="float" office:value="28.09698" calcext:value-type="float">
            <text:p>28.09698</text:p>
          </table:table-cell>
          <table:table-cell table:style-name="ce22" office:value-type="float" office:value="28.384" calcext:value-type="float">
            <text:p>28.384</text:p>
          </table:table-cell>
          <table:table-cell table:style-name="ce22" office:value-type="float" office:value="27.86273" calcext:value-type="float">
            <text:p>27.86273</text:p>
          </table:table-cell>
          <table:table-cell table:style-name="ce22" office:value-type="float" office:value="28.9476" calcext:value-type="float">
            <text:p>28.9476</text:p>
          </table:table-cell>
          <table:table-cell table:style-name="ce22" office:value-type="float" office:value="24.36319" calcext:value-type="float">
            <text:p>24.36319</text:p>
          </table:table-cell>
          <table:table-cell table:style-name="ce2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2" office:value-type="float" office:value="36.88364" calcext:value-type="float">
            <text:p>36.88364</text:p>
          </table:table-cell>
          <table:table-cell table:style-name="ce22" office:value-type="float" office:value="34.9061" calcext:value-type="float">
            <text:p>34.9061</text:p>
          </table:table-cell>
          <table:table-cell table:style-name="ce22" office:value-type="float" office:value="33.13348" calcext:value-type="float">
            <text:p>33.13348</text:p>
          </table:table-cell>
          <table:table-cell table:style-name="ce22" office:value-type="float" office:value="32.11829" calcext:value-type="float">
            <text:p>32.11829</text:p>
          </table:table-cell>
          <table:table-cell table:style-name="ce22" office:value-type="float" office:value="31.09457" calcext:value-type="float">
            <text:p>31.09457</text:p>
          </table:table-cell>
          <table:table-cell table:style-name="ce22" office:value-type="float" office:value="31.03494" calcext:value-type="float">
            <text:p>31.03494</text:p>
          </table:table-cell>
          <table:table-cell table:style-name="ce22" office:value-type="float" office:value="30.43079" calcext:value-type="float">
            <text:p>30.43079</text:p>
          </table:table-cell>
          <table:table-cell table:style-name="ce22" office:value-type="float" office:value="29.03589" calcext:value-type="float">
            <text:p>29.03589</text:p>
          </table:table-cell>
          <table:table-cell table:style-name="ce22" office:value-type="float" office:value="33.00742" calcext:value-type="float">
            <text:p>33.00742</text:p>
          </table:table-cell>
          <table:table-cell table:style-name="ce22" office:value-type="float" office:value="32.78238" calcext:value-type="float">
            <text:p>32.78238</text:p>
          </table:table-cell>
          <table:table-cell table:style-name="ce22" office:value-type="float" office:value="30.33521" calcext:value-type="float">
            <text:p>30.33521</text:p>
          </table:table-cell>
          <table:table-cell table:style-name="ce22" office:value-type="float" office:value="30.16107" calcext:value-type="float">
            <text:p>30.16107</text:p>
          </table:table-cell>
          <table:table-cell table:style-name="ce22" office:value-type="float" office:value="28.63818" calcext:value-type="float">
            <text:p>28.63818</text:p>
          </table:table-cell>
          <table:table-cell table:style-name="ce22" office:value-type="float" office:value="31.29495" calcext:value-type="float">
            <text:p>31.29495</text:p>
          </table:table-cell>
          <table:table-cell table:style-name="ce22" office:value-type="float" office:value="30.59421" calcext:value-type="float">
            <text:p>30.59421</text:p>
          </table:table-cell>
          <table:table-cell table:style-name="ce22" office:value-type="float" office:value="30.02676" calcext:value-type="float">
            <text:p>30.02676</text:p>
          </table:table-cell>
          <table:table-cell table:style-name="ce22" office:value-type="float" office:value="35.59653" calcext:value-type="float">
            <text:p>35.59653</text:p>
          </table:table-cell>
          <table:table-cell table:style-name="ce22" office:value-type="float" office:value="34.17792" calcext:value-type="float">
            <text:p>34.17792</text:p>
          </table:table-cell>
          <table:table-cell table:style-name="ce22" office:value-type="float" office:value="33.59225" calcext:value-type="float">
            <text:p>33.59225</text:p>
          </table:table-cell>
          <table:table-cell table:style-name="ce22" office:value-type="float" office:value="32.66864" calcext:value-type="float">
            <text:p>32.66864</text:p>
          </table:table-cell>
          <table:table-cell table:style-name="ce22" office:value-type="float" office:value="32.70703" calcext:value-type="float">
            <text:p>32.70703</text:p>
          </table:table-cell>
          <table:table-cell table:style-name="ce22" office:value-type="float" office:value="33.80841" calcext:value-type="float">
            <text:p>33.80841</text:p>
          </table:table-cell>
          <table:table-cell table:style-name="ce22" office:value-type="float" office:value="33.50098" calcext:value-type="float">
            <text:p>33.50098</text:p>
          </table:table-cell>
          <table:table-cell table:style-name="ce22" office:value-type="float" office:value="38.20865" calcext:value-type="float">
            <text:p>38.20865</text:p>
          </table:table-cell>
          <table:table-cell table:style-name="ce22" office:value-type="float" office:value="31.40152" calcext:value-type="float">
            <text:p>31.40152</text:p>
          </table:table-cell>
          <table:table-cell table:style-name="ce22" office:value-type="float" office:value="34.20978" calcext:value-type="float">
            <text:p>34.20978</text:p>
          </table:table-cell>
          <table:table-cell table:style-name="ce22" office:value-type="float" office:value="31.99881" calcext:value-type="float">
            <text:p>31.99881</text:p>
          </table:table-cell>
          <table:table-cell table:style-name="ce22" office:value-type="float" office:value="31.5152" calcext:value-type="float">
            <text:p>31.5152</text:p>
          </table:table-cell>
          <table:table-cell table:style-name="ce22" office:value-type="float" office:value="27.74081" calcext:value-type="float">
            <text:p>27.74081</text:p>
          </table:table-cell>
          <table:table-cell table:style-name="ce22" office:value-type="float" office:value="31.28842" calcext:value-type="float">
            <text:p>31.28842</text:p>
          </table:table-cell>
          <table:table-cell table:style-name="ce22" office:value-type="float" office:value="25.99823" calcext:value-type="float">
            <text:p>25.99823</text:p>
          </table:table-cell>
          <table:table-cell table:style-name="ce2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2" office:value-type="float" office:value="27.10059" calcext:value-type="float">
            <text:p>27.10059</text:p>
          </table:table-cell>
          <table:table-cell table:style-name="ce22" office:value-type="float" office:value="35.94781" calcext:value-type="float">
            <text:p>35.94781</text:p>
          </table:table-cell>
          <table:table-cell table:style-name="ce22" office:value-type="float" office:value="37.14331" calcext:value-type="float">
            <text:p>37.14331</text:p>
          </table:table-cell>
          <table:table-cell table:style-name="ce22" office:value-type="float" office:value="32.26077" calcext:value-type="float">
            <text:p>32.26077</text:p>
          </table:table-cell>
          <table:table-cell table:style-name="ce22" office:value-type="float" office:value="29.36121" calcext:value-type="float">
            <text:p>29.36121</text:p>
          </table:table-cell>
          <table:table-cell table:style-name="ce22" office:value-type="float" office:value="27.91779" calcext:value-type="float">
            <text:p>27.91779</text:p>
          </table:table-cell>
          <table:table-cell table:style-name="ce22" office:value-type="float" office:value="29.07574" calcext:value-type="float">
            <text:p>29.07574</text:p>
          </table:table-cell>
          <table:table-cell table:style-name="ce22" office:value-type="float" office:value="26.83536" calcext:value-type="float">
            <text:p>26.83536</text:p>
          </table:table-cell>
          <table:table-cell table:style-name="ce22" office:value-type="float" office:value="27.14682" calcext:value-type="float">
            <text:p>27.14682</text:p>
          </table:table-cell>
          <table:table-cell table:style-name="ce22" office:value-type="float" office:value="24.72839" calcext:value-type="float">
            <text:p>24.72839</text:p>
          </table:table-cell>
          <table:table-cell table:style-name="ce22" office:value-type="float" office:value="28.82324" calcext:value-type="float">
            <text:p>28.82324</text:p>
          </table:table-cell>
          <table:table-cell table:style-name="ce22" office:value-type="float" office:value="23.14032" calcext:value-type="float">
            <text:p>23.14032</text:p>
          </table:table-cell>
          <table:table-cell table:style-name="ce22" office:value-type="float" office:value="33.91522" calcext:value-type="float">
            <text:p>33.91522</text:p>
          </table:table-cell>
          <table:table-cell table:style-name="ce22" office:value-type="float" office:value="26.48776" calcext:value-type="float">
            <text:p>26.48776</text:p>
          </table:table-cell>
          <table:table-cell table:style-name="ce22" office:value-type="float" office:value="29.38971" calcext:value-type="float">
            <text:p>29.38971</text:p>
          </table:table-cell>
          <table:table-cell table:style-name="ce22" office:value-type="float" office:value="29.08792" calcext:value-type="float">
            <text:p>29.08792</text:p>
          </table:table-cell>
          <table:table-cell table:style-name="ce22" office:value-type="float" office:value="37.81448" calcext:value-type="float">
            <text:p>37.81448</text:p>
          </table:table-cell>
          <table:table-cell table:style-name="ce22" office:value-type="float" office:value="33.05826" calcext:value-type="float">
            <text:p>33.05826</text:p>
          </table:table-cell>
          <table:table-cell table:style-name="ce22" office:value-type="float" office:value="32.82611" calcext:value-type="float">
            <text:p>32.82611</text:p>
          </table:table-cell>
          <table:table-cell table:style-name="ce22" office:value-type="float" office:value="31.35239" calcext:value-type="float">
            <text:p>31.35239</text:p>
          </table:table-cell>
          <table:table-cell table:style-name="ce22" office:value-type="float" office:value="30.40442" calcext:value-type="float">
            <text:p>30.40442</text:p>
          </table:table-cell>
          <table:table-cell table:style-name="ce22" office:value-type="float" office:value="29.89706" calcext:value-type="float">
            <text:p>29.89706</text:p>
          </table:table-cell>
          <table:table-cell table:style-name="ce22" office:value-type="float" office:value="31.28165" calcext:value-type="float">
            <text:p>31.28165</text:p>
          </table:table-cell>
          <table:table-cell table:style-name="ce22" office:value-type="float" office:value="31.74994" calcext:value-type="float">
            <text:p>31.74994</text:p>
          </table:table-cell>
          <table:table-cell table:style-name="ce22" office:value-type="float" office:value="35.34906" calcext:value-type="float">
            <text:p>35.34906</text:p>
          </table:table-cell>
          <table:table-cell table:style-name="ce22" office:value-type="float" office:value="30.08301" calcext:value-type="float">
            <text:p>30.08301</text:p>
          </table:table-cell>
          <table:table-cell table:style-name="ce22" office:value-type="float" office:value="28.7673" calcext:value-type="float">
            <text:p>28.7673</text:p>
          </table:table-cell>
          <table:table-cell table:style-name="ce22" office:value-type="float" office:value="27.01532" calcext:value-type="float">
            <text:p>27.01532</text:p>
          </table:table-cell>
          <table:table-cell table:style-name="ce22" office:value-type="float" office:value="28.54971" calcext:value-type="float">
            <text:p>28.54971</text:p>
          </table:table-cell>
          <table:table-cell table:style-name="ce22" office:value-type="float" office:value="28.86694" calcext:value-type="float">
            <text:p>28.86694</text:p>
          </table:table-cell>
          <table:table-cell table:style-name="ce22" office:value-type="float" office:value="24.60153" calcext:value-type="float">
            <text:p>24.60153</text:p>
          </table:table-cell>
          <table:table-cell table:style-name="ce2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2" office:value-type="float" office:value="31.08197" calcext:value-type="float">
            <text:p>31.08197</text:p>
          </table:table-cell>
          <table:table-cell table:style-name="ce22" office:value-type="float" office:value="31.09061" calcext:value-type="float">
            <text:p>31.09061</text:p>
          </table:table-cell>
          <table:table-cell table:style-name="ce22" office:value-type="float" office:value="32.81775" calcext:value-type="float">
            <text:p>32.81775</text:p>
          </table:table-cell>
          <table:table-cell table:style-name="ce22" office:value-type="float" office:value="31.5632" calcext:value-type="float">
            <text:p>31.5632</text:p>
          </table:table-cell>
          <table:table-cell table:style-name="ce22" office:value-type="float" office:value="31.5712" calcext:value-type="float">
            <text:p>31.5712</text:p>
          </table:table-cell>
          <table:table-cell table:style-name="ce22" office:value-type="float" office:value="28.57562" calcext:value-type="float">
            <text:p>28.57562</text:p>
          </table:table-cell>
          <table:table-cell table:style-name="ce22" office:value-type="float" office:value="29.20456" calcext:value-type="float">
            <text:p>29.20456</text:p>
          </table:table-cell>
          <table:table-cell table:style-name="ce22" office:value-type="float" office:value="28.37491" calcext:value-type="float">
            <text:p>28.37491</text:p>
          </table:table-cell>
          <table:table-cell table:style-name="ce22" office:value-type="float" office:value="28.96481" calcext:value-type="float">
            <text:p>28.96481</text:p>
          </table:table-cell>
          <table:table-cell table:style-name="ce22" office:value-type="float" office:value="27.94659" calcext:value-type="float">
            <text:p>27.94659</text:p>
          </table:table-cell>
          <table:table-cell table:style-name="ce22" office:value-type="float" office:value="28.86517" calcext:value-type="float">
            <text:p>28.86517</text:p>
          </table:table-cell>
          <table:table-cell table:style-name="ce22" office:value-type="float" office:value="28.31418" calcext:value-type="float">
            <text:p>28.31418</text:p>
          </table:table-cell>
          <table:table-cell table:style-name="ce22" office:value-type="float" office:value="28.70966" calcext:value-type="float">
            <text:p>28.70966</text:p>
          </table:table-cell>
          <table:table-cell table:style-name="ce22" office:value-type="float" office:value="28.9473" calcext:value-type="float">
            <text:p>28.9473</text:p>
          </table:table-cell>
          <table:table-cell table:style-name="ce22" office:value-type="float" office:value="29.09683" calcext:value-type="float">
            <text:p>29.09683</text:p>
          </table:table-cell>
          <table:table-cell table:style-name="ce22" office:value-type="float" office:value="30.67709" calcext:value-type="float">
            <text:p>30.67709</text:p>
          </table:table-cell>
          <table:table-cell table:style-name="ce22" office:value-type="float" office:value="30.31445" calcext:value-type="float">
            <text:p>30.31445</text:p>
          </table:table-cell>
          <table:table-cell table:style-name="ce22" office:value-type="float" office:value="32.08813" calcext:value-type="float">
            <text:p>32.08813</text:p>
          </table:table-cell>
          <table:table-cell table:style-name="ce22" office:value-type="float" office:value="32.67624" calcext:value-type="float">
            <text:p>32.67624</text:p>
          </table:table-cell>
          <table:table-cell table:style-name="ce22" office:value-type="float" office:value="31.58389" calcext:value-type="float">
            <text:p>31.58389</text:p>
          </table:table-cell>
          <table:table-cell table:style-name="ce22" office:value-type="float" office:value="32.099" calcext:value-type="float">
            <text:p>32.099</text:p>
          </table:table-cell>
          <table:table-cell table:style-name="ce22" office:value-type="float" office:value="31.86258" calcext:value-type="float">
            <text:p>31.86258</text:p>
          </table:table-cell>
          <table:table-cell table:style-name="ce22" office:value-type="float" office:value="30.98938" calcext:value-type="float">
            <text:p>30.98938</text:p>
          </table:table-cell>
          <table:table-cell table:style-name="ce22" office:value-type="float" office:value="31.04736" calcext:value-type="float">
            <text:p>31.04736</text:p>
          </table:table-cell>
          <table:table-cell table:style-name="ce22" office:value-type="float" office:value="29.84207" calcext:value-type="float">
            <text:p>29.84207</text:p>
          </table:table-cell>
          <table:table-cell table:style-name="ce22" office:value-type="float" office:value="29.12643" calcext:value-type="float">
            <text:p>29.12643</text:p>
          </table:table-cell>
          <table:table-cell table:style-name="ce22" office:value-type="float" office:value="29.18564" calcext:value-type="float">
            <text:p>29.18564</text:p>
          </table:table-cell>
          <table:table-cell table:style-name="ce22" office:value-type="float" office:value="28.39191" calcext:value-type="float">
            <text:p>28.39191</text:p>
          </table:table-cell>
          <table:table-cell table:style-name="ce22" office:value-type="float" office:value="28.85831" calcext:value-type="float">
            <text:p>28.85831</text:p>
          </table:table-cell>
          <table:table-cell table:style-name="ce22" office:value-type="float" office:value="27.72964" calcext:value-type="float">
            <text:p>27.72964</text:p>
          </table:table-cell>
          <table:table-cell table:style-name="ce22" office:value-type="float" office:value="29.27975" calcext:value-type="float">
            <text:p>29.27975</text:p>
          </table:table-cell>
          <table:table-cell table:style-name="ce2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2" office:value-type="float" office:value="34.20355" calcext:value-type="float">
            <text:p>34.20355</text:p>
          </table:table-cell>
          <table:table-cell table:style-name="ce22" office:value-type="float" office:value="33.10193" calcext:value-type="float">
            <text:p>33.10193</text:p>
          </table:table-cell>
          <table:table-cell table:style-name="ce22" office:value-type="float" office:value="33.89536" calcext:value-type="float">
            <text:p>33.89536</text:p>
          </table:table-cell>
          <table:table-cell table:style-name="ce22" office:value-type="float" office:value="34.62933" calcext:value-type="float">
            <text:p>34.62933</text:p>
          </table:table-cell>
          <table:table-cell table:style-name="ce22" office:value-type="float" office:value="30.99213" calcext:value-type="float">
            <text:p>30.99213</text:p>
          </table:table-cell>
          <table:table-cell table:style-name="ce22" office:value-type="float" office:value="31.16992" calcext:value-type="float">
            <text:p>31.16992</text:p>
          </table:table-cell>
          <table:table-cell table:style-name="ce22" office:value-type="float" office:value="29.49701" calcext:value-type="float">
            <text:p>29.49701</text:p>
          </table:table-cell>
          <table:table-cell table:style-name="ce22" office:value-type="float" office:value="29.35138" calcext:value-type="float">
            <text:p>29.35138</text:p>
          </table:table-cell>
          <table:table-cell table:style-name="ce22" office:value-type="float" office:value="29.67511" calcext:value-type="float">
            <text:p>29.67511</text:p>
          </table:table-cell>
          <table:table-cell table:style-name="ce22" office:value-type="float" office:value="28.64243" calcext:value-type="float">
            <text:p>28.64243</text:p>
          </table:table-cell>
          <table:table-cell table:style-name="ce22" office:value-type="float" office:value="29.09354" calcext:value-type="float">
            <text:p>29.09354</text:p>
          </table:table-cell>
          <table:table-cell table:style-name="ce22" office:value-type="float" office:value="28.82239" calcext:value-type="float">
            <text:p>28.82239</text:p>
          </table:table-cell>
          <table:table-cell table:style-name="ce22" office:value-type="float" office:value="29.06372" calcext:value-type="float">
            <text:p>29.06372</text:p>
          </table:table-cell>
          <table:table-cell table:style-name="ce22" office:value-type="float" office:value="28.29507" calcext:value-type="float">
            <text:p>28.29507</text:p>
          </table:table-cell>
          <table:table-cell table:style-name="ce22" office:value-type="float" office:value="29.87845" calcext:value-type="float">
            <text:p>29.87845</text:p>
          </table:table-cell>
          <table:table-cell table:style-name="ce22" office:value-type="float" office:value="28.8002" calcext:value-type="float">
            <text:p>28.8002</text:p>
          </table:table-cell>
          <table:table-cell table:style-name="ce22" office:value-type="float" office:value="32.24265" calcext:value-type="float">
            <text:p>32.24265</text:p>
          </table:table-cell>
          <table:table-cell table:style-name="ce22" office:value-type="float" office:value="30.41776" calcext:value-type="float">
            <text:p>30.41776</text:p>
          </table:table-cell>
          <table:table-cell table:style-name="ce22" office:value-type="float" office:value="32.40833" calcext:value-type="float">
            <text:p>32.40833</text:p>
          </table:table-cell>
          <table:table-cell table:style-name="ce22" office:value-type="float" office:value="31.37015" calcext:value-type="float">
            <text:p>31.37015</text:p>
          </table:table-cell>
          <table:table-cell table:style-name="ce22" office:value-type="float" office:value="31.65515" calcext:value-type="float">
            <text:p>31.65515</text:p>
          </table:table-cell>
          <table:table-cell table:style-name="ce22" office:value-type="float" office:value="30.14331" calcext:value-type="float">
            <text:p>30.14331</text:p>
          </table:table-cell>
          <table:table-cell table:style-name="ce22" office:value-type="float" office:value="30.51804" calcext:value-type="float">
            <text:p>30.51804</text:p>
          </table:table-cell>
          <table:table-cell table:style-name="ce22" office:value-type="float" office:value="28.87399" calcext:value-type="float">
            <text:p>28.87399</text:p>
          </table:table-cell>
          <table:table-cell table:style-name="ce22" office:value-type="float" office:value="29.76276" calcext:value-type="float">
            <text:p>29.76276</text:p>
          </table:table-cell>
          <table:table-cell table:style-name="ce22" office:value-type="float" office:value="27.98071" calcext:value-type="float">
            <text:p>27.98071</text:p>
          </table:table-cell>
          <table:table-cell table:style-name="ce22" office:value-type="float" office:value="28.47144" calcext:value-type="float">
            <text:p>28.47144</text:p>
          </table:table-cell>
          <table:table-cell table:style-name="ce22" office:value-type="float" office:value="27.7048" calcext:value-type="float">
            <text:p>27.7048</text:p>
          </table:table-cell>
          <table:table-cell table:style-name="ce22" office:value-type="float" office:value="28.29269" calcext:value-type="float">
            <text:p>28.29269</text:p>
          </table:table-cell>
          <table:table-cell table:style-name="ce22" office:value-type="float" office:value="26.9184" calcext:value-type="float">
            <text:p>26.9184</text:p>
          </table:table-cell>
          <table:table-cell table:style-name="ce22" office:value-type="float" office:value="27.46844" calcext:value-type="float">
            <text:p>27.46844</text:p>
          </table:table-cell>
          <table:table-cell table:style-name="ce2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2" office:value-type="float" office:value="33.90213" calcext:value-type="float">
            <text:p>33.90213</text:p>
          </table:table-cell>
          <table:table-cell table:style-name="ce22" office:value-type="float" office:value="34.32452" calcext:value-type="float">
            <text:p>34.32452</text:p>
          </table:table-cell>
          <table:table-cell table:style-name="ce22" office:value-type="float" office:value="35.55167" calcext:value-type="float">
            <text:p>35.55167</text:p>
          </table:table-cell>
          <table:table-cell table:style-name="ce22" office:value-type="float" office:value="32.77768" calcext:value-type="float">
            <text:p>32.77768</text:p>
          </table:table-cell>
          <table:table-cell table:style-name="ce22" office:value-type="float" office:value="33.37653" calcext:value-type="float">
            <text:p>33.37653</text:p>
          </table:table-cell>
          <table:table-cell table:style-name="ce22" office:value-type="float" office:value="30.71548" calcext:value-type="float">
            <text:p>30.71548</text:p>
          </table:table-cell>
          <table:table-cell table:style-name="ce22" office:value-type="float" office:value="31.17072" calcext:value-type="float">
            <text:p>31.17072</text:p>
          </table:table-cell>
          <table:table-cell table:style-name="ce22" office:value-type="float" office:value="28.7692" calcext:value-type="float">
            <text:p>28.7692</text:p>
          </table:table-cell>
          <table:table-cell table:style-name="ce22" office:value-type="float" office:value="29.78796" calcext:value-type="float">
            <text:p>29.78796</text:p>
          </table:table-cell>
          <table:table-cell table:style-name="ce22" office:value-type="float" office:value="28.35342" calcext:value-type="float">
            <text:p>28.35342</text:p>
          </table:table-cell>
          <table:table-cell table:style-name="ce22" office:value-type="float" office:value="29.45895" calcext:value-type="float">
            <text:p>29.45895</text:p>
          </table:table-cell>
          <table:table-cell table:style-name="ce22" office:value-type="float" office:value="28.87018" calcext:value-type="float">
            <text:p>28.87018</text:p>
          </table:table-cell>
          <table:table-cell table:style-name="ce22" office:value-type="float" office:value="29.16156" calcext:value-type="float">
            <text:p>29.16156</text:p>
          </table:table-cell>
          <table:table-cell table:style-name="ce22" office:value-type="float" office:value="28.43338" calcext:value-type="float">
            <text:p>28.43338</text:p>
          </table:table-cell>
          <table:table-cell table:style-name="ce22" office:value-type="float" office:value="28.82449" calcext:value-type="float">
            <text:p>28.82449</text:p>
          </table:table-cell>
          <table:table-cell table:style-name="ce22" office:value-type="float" office:value="29.30057" calcext:value-type="float">
            <text:p>29.30057</text:p>
          </table:table-cell>
          <table:table-cell table:style-name="ce22" office:value-type="float" office:value="29.8588" calcext:value-type="float">
            <text:p>29.8588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1.33752" calcext:value-type="float">
            <text:p>31.33752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0.203" calcext:value-type="float">
            <text:p>30.203</text:p>
          </table:table-cell>
          <table:table-cell table:style-name="ce22" office:value-type="float" office:value="29.66531" calcext:value-type="float">
            <text:p>29.66531</text:p>
          </table:table-cell>
          <table:table-cell table:style-name="ce22" office:value-type="float" office:value="29.54718" calcext:value-type="float">
            <text:p>29.54718</text:p>
          </table:table-cell>
          <table:table-cell table:style-name="ce22" office:value-type="float" office:value="29.19022" calcext:value-type="float">
            <text:p>29.19022</text:p>
          </table:table-cell>
          <table:table-cell table:style-name="ce22" office:value-type="float" office:value="29.52979" calcext:value-type="float">
            <text:p>29.52979</text:p>
          </table:table-cell>
          <table:table-cell table:style-name="ce22" office:value-type="float" office:value="28.22882" calcext:value-type="float">
            <text:p>28.22882</text:p>
          </table:table-cell>
          <table:table-cell table:style-name="ce22" office:value-type="float" office:value="29.27811" calcext:value-type="float">
            <text:p>29.27811</text:p>
          </table:table-cell>
          <table:table-cell table:style-name="ce22" office:value-type="float" office:value="28.34244" calcext:value-type="float">
            <text:p>28.34244</text:p>
          </table:table-cell>
          <table:table-cell table:style-name="ce22" office:value-type="float" office:value="29.151" calcext:value-type="float">
            <text:p>29.151</text:p>
          </table:table-cell>
          <table:table-cell table:style-name="ce22" office:value-type="float" office:value="27.6008" calcext:value-type="float">
            <text:p>27.6008</text:p>
          </table:table-cell>
          <table:table-cell table:style-name="ce22" office:value-type="float" office:value="30.00278" calcext:value-type="float">
            <text:p>30.00278</text:p>
          </table:table-cell>
          <table:table-cell table:style-name="ce2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2" office:value-type="float" office:value="35.40463" calcext:value-type="float">
            <text:p>35.40463</text:p>
          </table:table-cell>
          <table:table-cell table:style-name="ce22" office:value-type="float" office:value="33.65948" calcext:value-type="float">
            <text:p>33.65948</text:p>
          </table:table-cell>
          <table:table-cell table:style-name="ce22" office:value-type="float" office:value="35.19788" calcext:value-type="float">
            <text:p>35.19788</text:p>
          </table:table-cell>
          <table:table-cell table:style-name="ce22" office:value-type="float" office:value="35.19067" calcext:value-type="float">
            <text:p>35.19067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23352" calcext:value-type="float">
            <text:p>32.23352</text:p>
          </table:table-cell>
          <table:table-cell table:style-name="ce22" office:value-type="float" office:value="29.90555" calcext:value-type="float">
            <text:p>29.90555</text:p>
          </table:table-cell>
          <table:table-cell table:style-name="ce22" office:value-type="float" office:value="30.44589" calcext:value-type="float">
            <text:p>30.44589</text:p>
          </table:table-cell>
          <table:table-cell table:style-name="ce22" office:value-type="float" office:value="29.66714" calcext:value-type="float">
            <text:p>29.66714</text:p>
          </table:table-cell>
          <table:table-cell table:style-name="ce22" office:value-type="float" office:value="28.64676" calcext:value-type="float">
            <text:p>28.64676</text:p>
          </table:table-cell>
          <table:table-cell table:style-name="ce22" office:value-type="float" office:value="29.88452" calcext:value-type="float">
            <text:p>29.88452</text:p>
          </table:table-cell>
          <table:table-cell table:style-name="ce22" office:value-type="float" office:value="29.17923" calcext:value-type="float">
            <text:p>29.17923</text:p>
          </table:table-cell>
          <table:table-cell table:style-name="ce22" office:value-type="float" office:value="29.11353" calcext:value-type="float">
            <text:p>29.11353</text:p>
          </table:table-cell>
          <table:table-cell table:style-name="ce22" office:value-type="float" office:value="28.31314" calcext:value-type="float">
            <text:p>28.31314</text:p>
          </table:table-cell>
          <table:table-cell table:style-name="ce22" office:value-type="float" office:value="29.20276" calcext:value-type="float">
            <text:p>29.20276</text:p>
          </table:table-cell>
          <table:table-cell table:style-name="ce22" office:value-type="float" office:value="28.67621" calcext:value-type="float">
            <text:p>28.67621</text:p>
          </table:table-cell>
          <table:table-cell table:style-name="ce22" office:value-type="float" office:value="30.90515" calcext:value-type="float">
            <text:p>30.90515</text:p>
          </table:table-cell>
          <table:table-cell table:style-name="ce22" office:value-type="float" office:value="28.96548" calcext:value-type="float">
            <text:p>28.96548</text:p>
          </table:table-cell>
          <table:table-cell table:style-name="ce22" office:value-type="float" office:value="31.23267" calcext:value-type="float">
            <text:p>31.23267</text:p>
          </table:table-cell>
          <table:table-cell table:style-name="ce22" office:value-type="float" office:value="29.33191" calcext:value-type="float">
            <text:p>29.33191</text:p>
          </table:table-cell>
          <table:table-cell table:style-name="ce22" office:value-type="float" office:value="29.33203" calcext:value-type="float">
            <text:p>29.33203</text:p>
          </table:table-cell>
          <table:table-cell table:style-name="ce22" office:value-type="float" office:value="28.83878" calcext:value-type="float">
            <text:p>28.83878</text:p>
          </table:table-cell>
          <table:table-cell table:style-name="ce22" office:value-type="float" office:value="28.65363" calcext:value-type="float">
            <text:p>28.65363</text:p>
          </table:table-cell>
          <table:table-cell table:style-name="ce22" office:value-type="float" office:value="28.44162" calcext:value-type="float">
            <text:p>28.44162</text:p>
          </table:table-cell>
          <table:table-cell table:style-name="ce22" office:value-type="float" office:value="28.79285" calcext:value-type="float">
            <text:p>28.79285</text:p>
          </table:table-cell>
          <table:table-cell table:style-name="ce22" office:value-type="float" office:value="28.01907" calcext:value-type="float">
            <text:p>28.01907</text:p>
          </table:table-cell>
          <table:table-cell table:style-name="ce22" office:value-type="float" office:value="28.08929" calcext:value-type="float">
            <text:p>28.08929</text:p>
          </table:table-cell>
          <table:table-cell table:style-name="ce22" office:value-type="float" office:value="28.01749" calcext:value-type="float">
            <text:p>28.01749</text:p>
          </table:table-cell>
          <table:table-cell table:style-name="ce22" office:value-type="float" office:value="27.89252" calcext:value-type="float">
            <text:p>27.89252</text:p>
          </table:table-cell>
          <table:table-cell table:style-name="ce22" office:value-type="float" office:value="27.18079" calcext:value-type="float">
            <text:p>27.18079</text:p>
          </table:table-cell>
          <table:table-cell table:style-name="ce22" office:value-type="float" office:value="27.8573" calcext:value-type="float">
            <text:p>27.8573</text:p>
          </table:table-cell>
          <table:table-cell table:style-name="ce2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2" office:value-type="float" office:value="32.68518" calcext:value-type="float">
            <text:p>32.68518</text:p>
          </table:table-cell>
          <table:table-cell table:style-name="ce22" office:value-type="float" office:value="32.6084" calcext:value-type="float">
            <text:p>32.6084</text:p>
          </table:table-cell>
          <table:table-cell table:style-name="ce22" office:value-type="float" office:value="35.23032" calcext:value-type="float">
            <text:p>35.23032</text:p>
          </table:table-cell>
          <table:table-cell table:style-name="ce22" office:value-type="float" office:value="32.98859" calcext:value-type="float">
            <text:p>32.98859</text:p>
          </table:table-cell>
          <table:table-cell table:style-name="ce22" office:value-type="float" office:value="33.61005" calcext:value-type="float">
            <text:p>33.61005</text:p>
          </table:table-cell>
          <table:table-cell table:style-name="ce22" office:value-type="float" office:value="31.58563" calcext:value-type="float">
            <text:p>31.58563</text:p>
          </table:table-cell>
          <table:table-cell table:style-name="ce22" office:value-type="float" office:value="32.68951" calcext:value-type="float">
            <text:p>32.68951</text:p>
          </table:table-cell>
          <table:table-cell table:style-name="ce22" office:value-type="float" office:value="29.17877" calcext:value-type="float">
            <text:p>29.17877</text:p>
          </table:table-cell>
          <table:table-cell table:style-name="ce22" office:value-type="float" office:value="30.09299" calcext:value-type="float">
            <text:p>30.09299</text:p>
          </table:table-cell>
          <table:table-cell table:style-name="ce22" office:value-type="float" office:value="29.01889" calcext:value-type="float">
            <text:p>29.01889</text:p>
          </table:table-cell>
          <table:table-cell table:style-name="ce22" office:value-type="float" office:value="29.49097" calcext:value-type="float">
            <text:p>29.49097</text:p>
          </table:table-cell>
          <table:table-cell table:style-name="ce22" office:value-type="float" office:value="29.0737" calcext:value-type="float">
            <text:p>29.0737</text:p>
          </table:table-cell>
          <table:table-cell table:style-name="ce22" office:value-type="float" office:value="29.54031" calcext:value-type="float">
            <text:p>29.54031</text:p>
          </table:table-cell>
          <table:table-cell table:style-name="ce22" office:value-type="float" office:value="28.95767" calcext:value-type="float">
            <text:p>28.95767</text:p>
          </table:table-cell>
          <table:table-cell table:style-name="ce22" office:value-type="float" office:value="29.34692" calcext:value-type="float">
            <text:p>29.34692</text:p>
          </table:table-cell>
          <table:table-cell table:style-name="ce22" office:value-type="float" office:value="29.37128" calcext:value-type="float">
            <text:p>29.37128</text:p>
          </table:table-cell>
          <table:table-cell table:style-name="ce22" office:value-type="float" office:value="29.31564" calcext:value-type="float">
            <text:p>29.31564</text:p>
          </table:table-cell>
          <table:table-cell table:style-name="ce22" office:value-type="float" office:value="28.52713" calcext:value-type="float">
            <text:p>28.52713</text:p>
          </table:table-cell>
          <table:table-cell table:style-name="ce22" office:value-type="float" office:value="29.20316" calcext:value-type="float">
            <text:p>29.20316</text:p>
          </table:table-cell>
          <table:table-cell table:style-name="ce22" office:value-type="float" office:value="28.82886" calcext:value-type="float">
            <text:p>28.82886</text:p>
          </table:table-cell>
          <table:table-cell table:style-name="ce22" office:value-type="float" office:value="29.52777" calcext:value-type="float">
            <text:p>29.52777</text:p>
          </table:table-cell>
          <table:table-cell table:style-name="ce22" office:value-type="float" office:value="27.9465" calcext:value-type="float">
            <text:p>27.9465</text:p>
          </table:table-cell>
          <table:table-cell table:style-name="ce22" office:value-type="float" office:value="29.33051" calcext:value-type="float">
            <text:p>29.33051</text:p>
          </table:table-cell>
          <table:table-cell table:style-name="ce22" office:value-type="float" office:value="27.73953" calcext:value-type="float">
            <text:p>27.73953</text:p>
          </table:table-cell>
          <table:table-cell table:style-name="ce22" office:value-type="float" office:value="28.70911" calcext:value-type="float">
            <text:p>28.70911</text:p>
          </table:table-cell>
          <table:table-cell table:style-name="ce22" office:value-type="float" office:value="28.0553" calcext:value-type="float">
            <text:p>28.0553</text:p>
          </table:table-cell>
          <table:table-cell table:style-name="ce22" office:value-type="float" office:value="29.64069" calcext:value-type="float">
            <text:p>29.64069</text:p>
          </table:table-cell>
          <table:table-cell table:style-name="ce22" office:value-type="float" office:value="28.23358" calcext:value-type="float">
            <text:p>28.23358</text:p>
          </table:table-cell>
          <table:table-cell table:style-name="ce22" office:value-type="float" office:value="29.36343" calcext:value-type="float">
            <text:p>29.36343</text:p>
          </table:table-cell>
          <table:table-cell table:style-name="ce22" office:value-type="float" office:value="27.42465" calcext:value-type="float">
            <text:p>27.42465</text:p>
          </table:table-cell>
          <table:table-cell table:style-name="ce22" office:value-type="float" office:value="29.82196" calcext:value-type="float">
            <text:p>29.82196</text:p>
          </table:table-cell>
          <table:table-cell table:style-name="ce2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2" office:value-type="float" office:value="34.21573" calcext:value-type="float">
            <text:p>34.21573</text:p>
          </table:table-cell>
          <table:table-cell table:style-name="ce22" office:value-type="float" office:value="31.62195" calcext:value-type="float">
            <text:p>31.62195</text:p>
          </table:table-cell>
          <table:table-cell table:style-name="ce22" office:value-type="float" office:value="34.30084" calcext:value-type="float">
            <text:p>34.30084</text:p>
          </table:table-cell>
          <table:table-cell table:style-name="ce22" office:value-type="float" office:value="33.8916" calcext:value-type="float">
            <text:p>33.8916</text:p>
          </table:table-cell>
          <table:table-cell table:style-name="ce22" office:value-type="float" office:value="33.33521" calcext:value-type="float">
            <text:p>33.33521</text:p>
          </table:table-cell>
          <table:table-cell table:style-name="ce22" office:value-type="float" office:value="32.95206" calcext:value-type="float">
            <text:p>32.95206</text:p>
          </table:table-cell>
          <table:table-cell table:style-name="ce22" office:value-type="float" office:value="31.00803" calcext:value-type="float">
            <text:p>31.00803</text:p>
          </table:table-cell>
          <table:table-cell table:style-name="ce22" office:value-type="float" office:value="32.19098" calcext:value-type="float">
            <text:p>32.19098</text:p>
          </table:table-cell>
          <table:table-cell table:style-name="ce22" office:value-type="float" office:value="29.25558" calcext:value-type="float">
            <text:p>29.25558</text:p>
          </table:table-cell>
          <table:table-cell table:style-name="ce22" office:value-type="float" office:value="28.63928" calcext:value-type="float">
            <text:p>28.63928</text:p>
          </table:table-cell>
          <table:table-cell table:style-name="ce22" office:value-type="float" office:value="28.9628" calcext:value-type="float">
            <text:p>28.9628</text:p>
          </table:table-cell>
          <table:table-cell table:style-name="ce22" office:value-type="float" office:value="29.04306" calcext:value-type="float">
            <text:p>29.04306</text:p>
          </table:table-cell>
          <table:table-cell table:style-name="ce22" office:value-type="float" office:value="29.19284" calcext:value-type="float">
            <text:p>29.19284</text:p>
          </table:table-cell>
          <table:table-cell table:style-name="ce22" office:value-type="float" office:value="27.83942" calcext:value-type="float">
            <text:p>27.83942</text:p>
          </table:table-cell>
          <table:table-cell table:style-name="ce22" office:value-type="float" office:value="29.05722" calcext:value-type="float">
            <text:p>29.05722</text:p>
          </table:table-cell>
          <table:table-cell table:style-name="ce22" office:value-type="float" office:value="28.76123" calcext:value-type="float">
            <text:p>28.76123</text:p>
          </table:table-cell>
          <table:table-cell table:style-name="ce22" office:value-type="float" office:value="28.83844" calcext:value-type="float">
            <text:p>28.83844</text:p>
          </table:table-cell>
          <table:table-cell table:style-name="ce22" office:value-type="float" office:value="27.84155" calcext:value-type="float">
            <text:p>27.84155</text:p>
          </table:table-cell>
          <table:table-cell table:style-name="ce22" office:value-type="float" office:value="28.53256" calcext:value-type="float">
            <text:p>28.53256</text:p>
          </table:table-cell>
          <table:table-cell table:style-name="ce22" office:value-type="float" office:value="27.94904" calcext:value-type="float">
            <text:p>27.94904</text:p>
          </table:table-cell>
          <table:table-cell table:style-name="ce22" office:value-type="float" office:value="28.4136" calcext:value-type="float">
            <text:p>28.4136</text:p>
          </table:table-cell>
          <table:table-cell table:style-name="ce22" office:value-type="float" office:value="27.8176" calcext:value-type="float">
            <text:p>27.8176</text:p>
          </table:table-cell>
          <table:table-cell table:style-name="ce22" office:value-type="float" office:value="28.14844" calcext:value-type="float">
            <text:p>28.14844</text:p>
          </table:table-cell>
          <table:table-cell table:style-name="ce22" office:value-type="float" office:value="26.83081" calcext:value-type="float">
            <text:p>26.83081</text:p>
          </table:table-cell>
          <table:table-cell table:style-name="ce22" office:value-type="float" office:value="27.96912" calcext:value-type="float">
            <text:p>27.96912</text:p>
          </table:table-cell>
          <table:table-cell table:style-name="ce22" office:value-type="float" office:value="26.85654" calcext:value-type="float">
            <text:p>26.85654</text:p>
          </table:table-cell>
          <table:table-cell table:style-name="ce22" office:value-type="float" office:value="28.23441" calcext:value-type="float">
            <text:p>28.23441</text:p>
          </table:table-cell>
          <table:table-cell table:style-name="ce22" office:value-type="float" office:value="27.31177" calcext:value-type="float">
            <text:p>27.31177</text:p>
          </table:table-cell>
          <table:table-cell table:style-name="ce22" office:value-type="float" office:value="27.78061" calcext:value-type="float">
            <text:p>27.78061</text:p>
          </table:table-cell>
          <table:table-cell table:style-name="ce22" office:value-type="float" office:value="25.75711" calcext:value-type="float">
            <text:p>25.75711</text:p>
          </table:table-cell>
          <table:table-cell table:style-name="ce22" office:value-type="float" office:value="27.38303" calcext:value-type="float">
            <text:p>27.38303</text:p>
          </table:table-cell>
          <table:table-cell table:style-name="ce22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3" office:value-type="float" office:value="29.24329" calcext:value-type="float">
            <text:p>29.24329</text:p>
          </table:table-cell>
          <table:table-cell table:style-name="ce23" office:value-type="float" office:value="29.60516" calcext:value-type="float">
            <text:p>29.60516</text:p>
          </table:table-cell>
          <table:table-cell table:style-name="ce23" office:value-type="float" office:value="29.138" calcext:value-type="float">
            <text:p>29.138</text:p>
          </table:table-cell>
          <table:table-cell table:style-name="ce23" office:value-type="float" office:value="28.81903" calcext:value-type="float">
            <text:p>28.81903</text:p>
          </table:table-cell>
          <table:table-cell table:style-name="ce23" office:value-type="float" office:value="28.56812" calcext:value-type="float">
            <text:p>28.56812</text:p>
          </table:table-cell>
          <table:table-cell table:style-name="ce23" office:value-type="float" office:value="28.8504" calcext:value-type="float">
            <text:p>28.8504</text:p>
          </table:table-cell>
          <table:table-cell table:style-name="ce23" office:value-type="float" office:value="28.76837" calcext:value-type="float">
            <text:p>28.76837</text:p>
          </table:table-cell>
          <table:table-cell table:style-name="ce23" office:value-type="float" office:value="29.04855" calcext:value-type="float">
            <text:p>29.04855</text:p>
          </table:table-cell>
          <table:table-cell table:style-name="ce23" office:value-type="float" office:value="28.22244" calcext:value-type="float">
            <text:p>28.22244</text:p>
          </table:table-cell>
          <table:table-cell table:style-name="ce23" office:value-type="float" office:value="28.60815" calcext:value-type="float">
            <text:p>28.60815</text:p>
          </table:table-cell>
          <table:table-cell table:style-name="ce23" office:value-type="float" office:value="28.82043" calcext:value-type="float">
            <text:p>28.82043</text:p>
          </table:table-cell>
          <table:table-cell table:style-name="ce23" office:value-type="float" office:value="29.11411" calcext:value-type="float">
            <text:p>29.11411</text:p>
          </table:table-cell>
          <table:table-cell table:style-name="ce23" office:value-type="float" office:value="28.28314" calcext:value-type="float">
            <text:p>28.28314</text:p>
          </table:table-cell>
          <table:table-cell table:style-name="ce23" office:value-type="float" office:value="28.56381" calcext:value-type="float">
            <text:p>28.56381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24619" calcext:value-type="float">
            <text:p>28.24619</text:p>
          </table:table-cell>
          <table:table-cell table:style-name="ce23" office:value-type="float" office:value="28.0141" calcext:value-type="float">
            <text:p>28.0141</text:p>
          </table:table-cell>
          <table:table-cell table:style-name="ce23" office:value-type="float" office:value="28.677" calcext:value-type="float">
            <text:p>28.677</text:p>
          </table:table-cell>
          <table:table-cell table:style-name="ce23" office:value-type="float" office:value="28.33722" calcext:value-type="float">
            <text:p>28.33722</text:p>
          </table:table-cell>
          <table:table-cell table:style-name="ce23" office:value-type="float" office:value="28.32819" calcext:value-type="float">
            <text:p>28.32819</text:p>
          </table:table-cell>
          <table:table-cell table:style-name="ce23" office:value-type="float" office:value="28.06592" calcext:value-type="float">
            <text:p>28.06592</text:p>
          </table:table-cell>
          <table:table-cell table:style-name="ce23" office:value-type="float" office:value="28.57782" calcext:value-type="float">
            <text:p>28.57782</text:p>
          </table:table-cell>
          <table:table-cell table:style-name="ce23" office:value-type="float" office:value="28.26013" calcext:value-type="float">
            <text:p>28.26013</text:p>
          </table:table-cell>
          <table:table-cell table:style-name="ce23" office:value-type="float" office:value="28.28244" calcext:value-type="float">
            <text:p>28.28244</text:p>
          </table:table-cell>
          <table:table-cell table:style-name="ce23" office:value-type="float" office:value="28.39639" calcext:value-type="float">
            <text:p>28.39639</text:p>
          </table:table-cell>
          <table:table-cell table:style-name="ce23" office:value-type="float" office:value="28.61353" calcext:value-type="float">
            <text:p>28.61353</text:p>
          </table:table-cell>
          <table:table-cell table:style-name="ce23" office:value-type="float" office:value="28.49118" calcext:value-type="float">
            <text:p>28.49118</text:p>
          </table:table-cell>
          <table:table-cell table:style-name="ce23" office:value-type="float" office:value="28.2879" calcext:value-type="float">
            <text:p>28.2879</text:p>
          </table:table-cell>
          <table:table-cell table:style-name="ce23" office:value-type="float" office:value="28.3158" calcext:value-type="float">
            <text:p>28.3158</text:p>
          </table:table-cell>
          <table:table-cell table:style-name="ce23" office:value-type="float" office:value="28.14273" calcext:value-type="float">
            <text:p>28.14273</text:p>
          </table:table-cell>
          <table:table-cell table:style-name="ce23" office:value-type="float" office:value="27.83862" calcext:value-type="float">
            <text:p>27.83862</text:p>
          </table:table-cell>
          <table:table-cell table:style-name="ce23" office:value-type="float" office:value="28.5" calcext:value-type="float">
            <text:p>28.5</text:p>
          </table:table-cell>
          <table:table-cell office:value-type="string" calcext:value-type="string">
            <text:p>original after add reports</text:p>
          </table:table-cell>
          <table:table-cell table:number-columns-repeated="34"/>
        </table:table-row>
        <table:table-row table:style-name="ro1">
          <table:table-cell table:style-name="ce23" office:value-type="float" office:value="29.19098" calcext:value-type="float">
            <text:p>29.19098</text:p>
          </table:table-cell>
          <table:table-cell table:style-name="ce23" office:value-type="float" office:value="28.95337" calcext:value-type="float">
            <text:p>28.95337</text:p>
          </table:table-cell>
          <table:table-cell table:style-name="ce23" office:value-type="float" office:value="28.77802" calcext:value-type="float">
            <text:p>28.77802</text:p>
          </table:table-cell>
          <table:table-cell table:style-name="ce23" office:value-type="float" office:value="28.82941" calcext:value-type="float">
            <text:p>28.82941</text:p>
          </table:table-cell>
          <table:table-cell table:style-name="ce23" office:value-type="float" office:value="28.72452" calcext:value-type="float">
            <text:p>28.72452</text:p>
          </table:table-cell>
          <table:table-cell table:style-name="ce23" office:value-type="float" office:value="28.55228" calcext:value-type="float">
            <text:p>28.55228</text:p>
          </table:table-cell>
          <table:table-cell table:style-name="ce23" office:value-type="float" office:value="28.97546" calcext:value-type="float">
            <text:p>28.97546</text:p>
          </table:table-cell>
          <table:table-cell table:style-name="ce23" office:value-type="float" office:value="28.56976" calcext:value-type="float">
            <text:p>28.56976</text:p>
          </table:table-cell>
          <table:table-cell table:style-name="ce23" office:value-type="float" office:value="28.88806" calcext:value-type="float">
            <text:p>28.88806</text:p>
          </table:table-cell>
          <table:table-cell table:style-name="ce23" office:value-type="float" office:value="28.57159" calcext:value-type="float">
            <text:p>28.57159</text:p>
          </table:table-cell>
          <table:table-cell table:style-name="ce23" office:value-type="float" office:value="28.99152" calcext:value-type="float">
            <text:p>28.99152</text:p>
          </table:table-cell>
          <table:table-cell table:style-name="ce23" office:value-type="float" office:value="28.32123" calcext:value-type="float">
            <text:p>28.32123</text:p>
          </table:table-cell>
          <table:table-cell table:style-name="ce23" office:value-type="float" office:value="28.68118" calcext:value-type="float">
            <text:p>28.68118</text:p>
          </table:table-cell>
          <table:table-cell table:style-name="ce23" office:value-type="float" office:value="28.53909" calcext:value-type="float">
            <text:p>28.53909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08243" calcext:value-type="float">
            <text:p>28.08243</text:p>
          </table:table-cell>
          <table:table-cell table:style-name="ce23" office:value-type="float" office:value="28.41306" calcext:value-type="float">
            <text:p>28.41306</text:p>
          </table:table-cell>
          <table:table-cell table:style-name="ce23" office:value-type="float" office:value="27.81903" calcext:value-type="float">
            <text:p>27.81903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71655" calcext:value-type="float">
            <text:p>28.71655</text:p>
          </table:table-cell>
          <table:table-cell table:style-name="ce23" office:value-type="float" office:value="28.06601" calcext:value-type="float">
            <text:p>28.06601</text:p>
          </table:table-cell>
          <table:table-cell table:style-name="ce23" office:value-type="float" office:value="28.10794" calcext:value-type="float">
            <text:p>28.10794</text:p>
          </table:table-cell>
          <table:table-cell table:style-name="ce23" office:value-type="float" office:value="28.24368" calcext:value-type="float">
            <text:p>28.24368</text:p>
          </table:table-cell>
          <table:table-cell table:style-name="ce23" office:value-type="float" office:value="28.27966" calcext:value-type="float">
            <text:p>28.27966</text:p>
          </table:table-cell>
          <table:table-cell table:style-name="ce23" office:value-type="float" office:value="28.1355" calcext:value-type="float">
            <text:p>28.1355</text:p>
          </table:table-cell>
          <table:table-cell table:style-name="ce23" office:value-type="float" office:value="28.3486" calcext:value-type="float">
            <text:p>28.3486</text:p>
          </table:table-cell>
          <table:table-cell table:style-name="ce23" office:value-type="float" office:value="28.67178" calcext:value-type="float">
            <text:p>28.67178</text:p>
          </table:table-cell>
          <table:table-cell table:style-name="ce23" office:value-type="float" office:value="28.49866" calcext:value-type="float">
            <text:p>28.49866</text:p>
          </table:table-cell>
          <table:table-cell table:style-name="ce23" office:value-type="float" office:value="28.29163" calcext:value-type="float">
            <text:p>28.29163</text:p>
          </table:table-cell>
          <table:table-cell table:style-name="ce23" office:value-type="float" office:value="28.27988" calcext:value-type="float">
            <text:p>28.27988</text:p>
          </table:table-cell>
          <table:table-cell table:style-name="ce23" office:value-type="float" office:value="28.77908" calcext:value-type="float">
            <text:p>28.77908</text:p>
          </table:table-cell>
          <table:table-cell table:style-name="ce23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23" office:value-type="float" office:value="28.42529" calcext:value-type="float">
            <text:p>28.42529</text:p>
          </table:table-cell>
          <table:table-cell table:style-name="ce23" office:value-type="float" office:value="28.57669" calcext:value-type="float">
            <text:p>28.57669</text:p>
          </table:table-cell>
          <table:table-cell table:style-name="ce23" office:value-type="float" office:value="28.7334" calcext:value-type="float">
            <text:p>28.7334</text:p>
          </table:table-cell>
          <table:table-cell table:style-name="ce23" office:value-type="float" office:value="28.98831" calcext:value-type="float">
            <text:p>28.98831</text:p>
          </table:table-cell>
          <table:table-cell table:style-name="ce23" office:value-type="float" office:value="28.38116" calcext:value-type="float">
            <text:p>28.38116</text:p>
          </table:table-cell>
          <table:table-cell table:style-name="ce23" office:value-type="float" office:value="28.74844" calcext:value-type="float">
            <text:p>28.74844</text:p>
          </table:table-cell>
          <table:table-cell table:style-name="ce23" office:value-type="float" office:value="28.57654" calcext:value-type="float">
            <text:p>28.57654</text:p>
          </table:table-cell>
          <table:table-cell table:style-name="ce23" office:value-type="float" office:value="28.71783" calcext:value-type="float">
            <text:p>28.71783</text:p>
          </table:table-cell>
          <table:table-cell table:style-name="ce23" office:value-type="float" office:value="28.4548" calcext:value-type="float">
            <text:p>28.4548</text:p>
          </table:table-cell>
          <table:table-cell table:style-name="ce23" office:value-type="float" office:value="28.43539" calcext:value-type="float">
            <text:p>28.43539</text:p>
          </table:table-cell>
          <table:table-cell table:style-name="ce23" office:value-type="float" office:value="28.45013" calcext:value-type="float">
            <text:p>28.45013</text:p>
          </table:table-cell>
          <table:table-cell table:style-name="ce23" office:value-type="float" office:value="28.98422" calcext:value-type="float">
            <text:p>28.98422</text:p>
          </table:table-cell>
          <table:table-cell table:style-name="ce23" office:value-type="float" office:value="28.11511" calcext:value-type="float">
            <text:p>28.11511</text:p>
          </table:table-cell>
          <table:table-cell table:style-name="ce23" office:value-type="float" office:value="28.31934" calcext:value-type="float">
            <text:p>28.31934</text:p>
          </table:table-cell>
          <table:table-cell table:style-name="ce23" office:value-type="float" office:value="28.2934" calcext:value-type="float">
            <text:p>28.2934</text:p>
          </table:table-cell>
          <table:table-cell table:style-name="ce23" office:value-type="float" office:value="28.5502" calcext:value-type="float">
            <text:p>28.5502</text:p>
          </table:table-cell>
          <table:table-cell table:style-name="ce23" office:value-type="float" office:value="28.46082" calcext:value-type="float">
            <text:p>28.46082</text:p>
          </table:table-cell>
          <table:table-cell table:style-name="ce23" office:value-type="float" office:value="28.129" calcext:value-type="float">
            <text:p>28.129</text:p>
          </table:table-cell>
          <table:table-cell table:style-name="ce23" office:value-type="float" office:value="28.63046" calcext:value-type="float">
            <text:p>28.63046</text:p>
          </table:table-cell>
          <table:table-cell table:style-name="ce23" office:value-type="float" office:value="28.34183" calcext:value-type="float">
            <text:p>28.34183</text:p>
          </table:table-cell>
          <table:table-cell table:style-name="ce23" office:value-type="float" office:value="28.23886" calcext:value-type="float">
            <text:p>28.23886</text:p>
          </table:table-cell>
          <table:table-cell table:style-name="ce23" office:value-type="float" office:value="28.38602" calcext:value-type="float">
            <text:p>28.38602</text:p>
          </table:table-cell>
          <table:table-cell table:style-name="ce23" office:value-type="float" office:value="28.48724" calcext:value-type="float">
            <text:p>28.48724</text:p>
          </table:table-cell>
          <table:table-cell table:style-name="ce23" office:value-type="float" office:value="28.24484" calcext:value-type="float">
            <text:p>28.24484</text:p>
          </table:table-cell>
          <table:table-cell table:style-name="ce23" office:value-type="float" office:value="28.08899" calcext:value-type="float">
            <text:p>28.08899</text:p>
          </table:table-cell>
          <table:table-cell table:style-name="ce23" office:value-type="float" office:value="27.93716" calcext:value-type="float">
            <text:p>27.93716</text:p>
          </table:table-cell>
          <table:table-cell table:style-name="ce23" office:value-type="float" office:value="28.8046" calcext:value-type="float">
            <text:p>28.8046</text:p>
          </table:table-cell>
          <table:table-cell table:style-name="ce23" office:value-type="float" office:value="28.40726" calcext:value-type="float">
            <text:p>28.40726</text:p>
          </table:table-cell>
          <table:table-cell table:style-name="ce23" office:value-type="float" office:value="28.19968" calcext:value-type="float">
            <text:p>28.19968</text:p>
          </table:table-cell>
          <table:table-cell table:style-name="ce23" office:value-type="float" office:value="28.45541" calcext:value-type="float">
            <text:p>28.45541</text:p>
          </table:table-cell>
          <table:table-cell table:style-name="ce23" office:value-type="float" office:value="28.64899" calcext:value-type="float">
            <text:p>28.64899</text:p>
          </table:table-cell>
          <table:table-cell table:style-name="ce23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23" office:value-type="float" office:value="29.20981" calcext:value-type="float">
            <text:p>29.20981</text:p>
          </table:table-cell>
          <table:table-cell table:style-name="ce23" office:value-type="float" office:value="28.237" calcext:value-type="float">
            <text:p>28.237</text:p>
          </table:table-cell>
          <table:table-cell table:style-name="ce23" office:value-type="float" office:value="28.69711" calcext:value-type="float">
            <text:p>28.69711</text:p>
          </table:table-cell>
          <table:table-cell table:style-name="ce23" office:value-type="float" office:value="28.74741" calcext:value-type="float">
            <text:p>28.74741</text:p>
          </table:table-cell>
          <table:table-cell table:style-name="ce23" office:value-type="float" office:value="28.59103" calcext:value-type="float">
            <text:p>28.59103</text:p>
          </table:table-cell>
          <table:table-cell table:style-name="ce23" office:value-type="float" office:value="28.45065" calcext:value-type="float">
            <text:p>28.45065</text:p>
          </table:table-cell>
          <table:table-cell table:style-name="ce23" office:value-type="float" office:value="28.98566" calcext:value-type="float">
            <text:p>28.98566</text:p>
          </table:table-cell>
          <table:table-cell table:style-name="ce23" office:value-type="float" office:value="28.68613" calcext:value-type="float">
            <text:p>28.68613</text:p>
          </table:table-cell>
          <table:table-cell table:style-name="ce23" office:value-type="float" office:value="28.6344" calcext:value-type="float">
            <text:p>28.6344</text:p>
          </table:table-cell>
          <table:table-cell table:style-name="ce23" office:value-type="float" office:value="28.61298" calcext:value-type="float">
            <text:p>28.61298</text:p>
          </table:table-cell>
          <table:table-cell table:style-name="ce23" office:value-type="float" office:value="28.98709" calcext:value-type="float">
            <text:p>28.98709</text:p>
          </table:table-cell>
          <table:table-cell table:style-name="ce23" office:value-type="float" office:value="28.56259" calcext:value-type="float">
            <text:p>28.56259</text:p>
          </table:table-cell>
          <table:table-cell table:style-name="ce23" office:value-type="float" office:value="28.52948" calcext:value-type="float">
            <text:p>28.52948</text:p>
          </table:table-cell>
          <table:table-cell table:style-name="ce23" office:value-type="float" office:value="28.26447" calcext:value-type="float">
            <text:p>28.26447</text:p>
          </table:table-cell>
          <table:table-cell table:style-name="ce23" office:value-type="float" office:value="28.397" calcext:value-type="float">
            <text:p>28.397</text:p>
          </table:table-cell>
          <table:table-cell table:style-name="ce23" office:value-type="float" office:value="28.31311" calcext:value-type="float">
            <text:p>28.31311</text:p>
          </table:table-cell>
          <table:table-cell table:style-name="ce23" office:value-type="float" office:value="28.61554" calcext:value-type="float">
            <text:p>28.61554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29428" calcext:value-type="float">
            <text:p>28.29428</text:p>
          </table:table-cell>
          <table:table-cell table:style-name="ce23" office:value-type="float" office:value="28.19797" calcext:value-type="float">
            <text:p>28.19797</text:p>
          </table:table-cell>
          <table:table-cell table:style-name="ce23" office:value-type="float" office:value="28.36426" calcext:value-type="float">
            <text:p>28.36426</text:p>
          </table:table-cell>
          <table:table-cell table:style-name="ce23" office:value-type="float" office:value="28.45306" calcext:value-type="float">
            <text:p>28.45306</text:p>
          </table:table-cell>
          <table:table-cell table:style-name="ce23" office:value-type="float" office:value="28.14316" calcext:value-type="float">
            <text:p>28.14316</text:p>
          </table:table-cell>
          <table:table-cell table:style-name="ce23" office:value-type="float" office:value="28.66943" calcext:value-type="float">
            <text:p>28.66943</text:p>
          </table:table-cell>
          <table:table-cell table:style-name="ce23" office:value-type="float" office:value="28.25656" calcext:value-type="float">
            <text:p>28.25656</text:p>
          </table:table-cell>
          <table:table-cell table:style-name="ce23" office:value-type="float" office:value="28.32553" calcext:value-type="float">
            <text:p>28.32553</text:p>
          </table:table-cell>
          <table:table-cell table:style-name="ce23" office:value-type="float" office:value="28.38956" calcext:value-type="float">
            <text:p>28.38956</text:p>
          </table:table-cell>
          <table:table-cell table:style-name="ce23" office:value-type="float" office:value="28.39142" calcext:value-type="float">
            <text:p>28.39142</text:p>
          </table:table-cell>
          <table:table-cell table:style-name="ce23" office:value-type="float" office:value="28.38147" calcext:value-type="float">
            <text:p>28.38147</text:p>
          </table:table-cell>
          <table:table-cell table:style-name="ce23" office:value-type="float" office:value="28.2731" calcext:value-type="float">
            <text:p>28.2731</text:p>
          </table:table-cell>
          <table:table-cell table:style-name="ce23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23" office:value-type="float" office:value="27.62341" calcext:value-type="float">
            <text:p>27.62341</text:p>
          </table:table-cell>
          <table:table-cell table:style-name="ce23" office:value-type="float" office:value="28.86377" calcext:value-type="float">
            <text:p>28.86377</text:p>
          </table:table-cell>
          <table:table-cell table:style-name="ce23" office:value-type="float" office:value="28.86996" calcext:value-type="float">
            <text:p>28.86996</text:p>
          </table:table-cell>
          <table:table-cell table:style-name="ce23" office:value-type="float" office:value="28.70697" calcext:value-type="float">
            <text:p>28.70697</text:p>
          </table:table-cell>
          <table:table-cell table:style-name="ce23" office:value-type="float" office:value="28.46826" calcext:value-type="float">
            <text:p>28.46826</text:p>
          </table:table-cell>
          <table:table-cell table:style-name="ce23" office:value-type="float" office:value="28.94077" calcext:value-type="float">
            <text:p>28.94077</text:p>
          </table:table-cell>
          <table:table-cell table:style-name="ce23" office:value-type="float" office:value="28.4743" calcext:value-type="float">
            <text:p>28.4743</text:p>
          </table:table-cell>
          <table:table-cell table:style-name="ce23" office:value-type="float" office:value="28.58896" calcext:value-type="float">
            <text:p>28.58896</text:p>
          </table:table-cell>
          <table:table-cell table:style-name="ce23" office:value-type="float" office:value="28.53461" calcext:value-type="float">
            <text:p>28.53461</text:p>
          </table:table-cell>
          <table:table-cell table:style-name="ce23" office:value-type="float" office:value="28.56091" calcext:value-type="float">
            <text:p>28.56091</text:p>
          </table:table-cell>
          <table:table-cell table:style-name="ce23" office:value-type="float" office:value="28.9357" calcext:value-type="float">
            <text:p>28.9357</text:p>
          </table:table-cell>
          <table:table-cell table:style-name="ce23" office:value-type="float" office:value="28.25821" calcext:value-type="float">
            <text:p>28.25821</text:p>
          </table:table-cell>
          <table:table-cell table:style-name="ce23" office:value-type="float" office:value="28.52939" calcext:value-type="float">
            <text:p>28.52939</text:p>
          </table:table-cell>
          <table:table-cell table:style-name="ce23" office:value-type="float" office:value="28.26166" calcext:value-type="float">
            <text:p>28.26166</text:p>
          </table:table-cell>
          <table:table-cell table:style-name="ce23" office:value-type="float" office:value="28.31317" calcext:value-type="float">
            <text:p>28.31317</text:p>
          </table:table-cell>
          <table:table-cell table:style-name="ce23" office:value-type="float" office:value="28.37604" calcext:value-type="float">
            <text:p>28.37604</text:p>
          </table:table-cell>
          <table:table-cell table:style-name="ce23" office:value-type="float" office:value="27.96381" calcext:value-type="float">
            <text:p>27.96381</text:p>
          </table:table-cell>
          <table:table-cell table:style-name="ce23" office:value-type="float" office:value="28.73602" calcext:value-type="float">
            <text:p>28.73602</text:p>
          </table:table-cell>
          <table:table-cell table:style-name="ce23" office:value-type="float" office:value="28.28223" calcext:value-type="float">
            <text:p>28.28223</text:p>
          </table:table-cell>
          <table:table-cell table:style-name="ce23" office:value-type="float" office:value="28.44681" calcext:value-type="float">
            <text:p>28.44681</text:p>
          </table:table-cell>
          <table:table-cell table:style-name="ce23" office:value-type="float" office:value="28.41345" calcext:value-type="float">
            <text:p>28.41345</text:p>
          </table:table-cell>
          <table:table-cell table:style-name="ce23" office:value-type="float" office:value="28.20145" calcext:value-type="float">
            <text:p>28.20145</text:p>
          </table:table-cell>
          <table:table-cell table:style-name="ce23" office:value-type="float" office:value="28.76868" calcext:value-type="float">
            <text:p>28.76868</text:p>
          </table:table-cell>
          <table:table-cell table:style-name="ce23" office:value-type="float" office:value="28.61197" calcext:value-type="float">
            <text:p>28.61197</text:p>
          </table:table-cell>
          <table:table-cell table:style-name="ce23" office:value-type="float" office:value="28.29355" calcext:value-type="float">
            <text:p>28.29355</text:p>
          </table:table-cell>
          <table:table-cell table:style-name="ce23" office:value-type="float" office:value="28.43552" calcext:value-type="float">
            <text:p>28.43552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26126" calcext:value-type="float">
            <text:p>28.26126</text:p>
          </table:table-cell>
          <table:table-cell table:style-name="ce23" office:value-type="float" office:value="28.3782" calcext:value-type="float">
            <text:p>28.3782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38071" calcext:value-type="float">
            <text:p>28.38071</text:p>
          </table:table-cell>
          <table:table-cell table:style-name="ce23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23" office:value-type="float" office:value="28.37424" calcext:value-type="float">
            <text:p>28.37424</text:p>
          </table:table-cell>
          <table:table-cell table:style-name="ce23" office:value-type="float" office:value="28.22079" calcext:value-type="float">
            <text:p>28.22079</text:p>
          </table:table-cell>
          <table:table-cell table:style-name="ce23" office:value-type="float" office:value="28.7309" calcext:value-type="float">
            <text:p>28.7309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84644" calcext:value-type="float">
            <text:p>28.84644</text:p>
          </table:table-cell>
          <table:table-cell table:style-name="ce23" office:value-type="float" office:value="28.6207" calcext:value-type="float">
            <text:p>28.6207</text:p>
          </table:table-cell>
          <table:table-cell table:style-name="ce23" office:value-type="float" office:value="28.65036" calcext:value-type="float">
            <text:p>28.65036</text:p>
          </table:table-cell>
          <table:table-cell table:style-name="ce23" office:value-type="float" office:value="28.52811" calcext:value-type="float">
            <text:p>28.52811</text:p>
          </table:table-cell>
          <table:table-cell table:style-name="ce23" office:value-type="float" office:value="28.68478" calcext:value-type="float">
            <text:p>28.68478</text:p>
          </table:table-cell>
          <table:table-cell table:style-name="ce23" office:value-type="float" office:value="28.49582" calcext:value-type="float">
            <text:p>28.49582</text:p>
          </table:table-cell>
          <table:table-cell table:style-name="ce23" office:value-type="float" office:value="28.87454" calcext:value-type="float">
            <text:p>28.87454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28.85934" calcext:value-type="float">
            <text:p>28.85934</text:p>
          </table:table-cell>
          <table:table-cell table:style-name="ce23" office:value-type="float" office:value="28.40387" calcext:value-type="float">
            <text:p>28.40387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77222" calcext:value-type="float">
            <text:p>28.77222</text:p>
          </table:table-cell>
          <table:table-cell table:style-name="ce23" office:value-type="float" office:value="28.45123" calcext:value-type="float">
            <text:p>28.45123</text:p>
          </table:table-cell>
          <table:table-cell table:style-name="ce23" office:value-type="float" office:value="28.09424" calcext:value-type="float">
            <text:p>28.09424</text:p>
          </table:table-cell>
          <table:table-cell table:style-name="ce23" office:value-type="float" office:value="28.42892" calcext:value-type="float">
            <text:p>28.42892</text:p>
          </table:table-cell>
          <table:table-cell table:style-name="ce23" office:value-type="float" office:value="28.37582" calcext:value-type="float">
            <text:p>28.37582</text:p>
          </table:table-cell>
          <table:table-cell table:style-name="ce23" office:value-type="float" office:value="28.75821" calcext:value-type="float">
            <text:p>28.75821</text:p>
          </table:table-cell>
          <table:table-cell table:style-name="ce23" office:value-type="float" office:value="28.76416" calcext:value-type="float">
            <text:p>28.76416</text:p>
          </table:table-cell>
          <table:table-cell table:style-name="ce23" office:value-type="float" office:value="28.48395" calcext:value-type="float">
            <text:p>28.48395</text:p>
          </table:table-cell>
          <table:table-cell table:style-name="ce23" office:value-type="float" office:value="29.5459" calcext:value-type="float">
            <text:p>29.5459</text:p>
          </table:table-cell>
          <table:table-cell table:style-name="ce23" office:value-type="float" office:value="28.4411" calcext:value-type="float">
            <text:p>28.4411</text:p>
          </table:table-cell>
          <table:table-cell table:style-name="ce23" office:value-type="float" office:value="28.92624" calcext:value-type="float">
            <text:p>28.92624</text:p>
          </table:table-cell>
          <table:table-cell table:style-name="ce23" office:value-type="float" office:value="28.51523" calcext:value-type="float">
            <text:p>28.51523</text:p>
          </table:table-cell>
          <table:table-cell table:style-name="ce23" office:value-type="float" office:value="28.42819" calcext:value-type="float">
            <text:p>28.42819</text:p>
          </table:table-cell>
          <table:table-cell table:style-name="ce23" office:value-type="float" office:value="28.10849" calcext:value-type="float">
            <text:p>28.10849</text:p>
          </table:table-cell>
          <table:table-cell table:style-name="ce23" office:value-type="float" office:value="28.42606" calcext:value-type="float">
            <text:p>28.42606</text:p>
          </table:table-cell>
          <table:table-cell table:style-name="ce23" office:value-type="float" office:value="28.26828" calcext:value-type="float">
            <text:p>28.26828</text:p>
          </table:table-cell>
          <table:table-cell table:style-name="ce23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23" office:value-type="float" office:value="27.29831" calcext:value-type="float">
            <text:p>27.29831</text:p>
          </table:table-cell>
          <table:table-cell table:style-name="ce23" office:value-type="float" office:value="28.80933" calcext:value-type="float">
            <text:p>28.80933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42377" calcext:value-type="float">
            <text:p>28.42377</text:p>
          </table:table-cell>
          <table:table-cell table:style-name="ce23" office:value-type="float" office:value="28.63312" calcext:value-type="float">
            <text:p>28.63312</text:p>
          </table:table-cell>
          <table:table-cell table:style-name="ce23" office:value-type="float" office:value="28.3338" calcext:value-type="float">
            <text:p>28.3338</text:p>
          </table:table-cell>
          <table:table-cell table:style-name="ce23" office:value-type="float" office:value="28.62021" calcext:value-type="float">
            <text:p>28.62021</text:p>
          </table:table-cell>
          <table:table-cell table:style-name="ce23" office:value-type="float" office:value="27.98083" calcext:value-type="float">
            <text:p>27.98083</text:p>
          </table:table-cell>
          <table:table-cell table:style-name="ce23" office:value-type="float" office:value="28.43439" calcext:value-type="float">
            <text:p>28.43439</text:p>
          </table:table-cell>
          <table:table-cell table:style-name="ce23" office:value-type="float" office:value="28.95148" calcext:value-type="float">
            <text:p>28.95148</text:p>
          </table:table-cell>
          <table:table-cell table:style-name="ce23" office:value-type="float" office:value="28.26651" calcext:value-type="float">
            <text:p>28.26651</text:p>
          </table:table-cell>
          <table:table-cell table:style-name="ce23" office:value-type="float" office:value="28.63574" calcext:value-type="float">
            <text:p>28.63574</text:p>
          </table:table-cell>
          <table:table-cell table:style-name="ce23" office:value-type="float" office:value="28.17847" calcext:value-type="float">
            <text:p>28.17847</text:p>
          </table:table-cell>
          <table:table-cell table:style-name="ce23" office:value-type="float" office:value="28.64847" calcext:value-type="float">
            <text:p>28.64847</text:p>
          </table:table-cell>
          <table:table-cell table:style-name="ce23" office:value-type="float" office:value="28.31335" calcext:value-type="float">
            <text:p>28.31335</text:p>
          </table:table-cell>
          <table:table-cell table:style-name="ce23" office:value-type="float" office:value="28.60599" calcext:value-type="float">
            <text:p>28.60599</text:p>
          </table:table-cell>
          <table:table-cell table:style-name="ce23" office:value-type="float" office:value="28.46475" calcext:value-type="float">
            <text:p>28.46475</text:p>
          </table:table-cell>
          <table:table-cell table:style-name="ce23" office:value-type="float" office:value="28.3309" calcext:value-type="float">
            <text:p>28.3309</text:p>
          </table:table-cell>
          <table:table-cell table:style-name="ce23" office:value-type="float" office:value="28.87555" calcext:value-type="float">
            <text:p>28.87555</text:p>
          </table:table-cell>
          <table:table-cell table:style-name="ce23" office:value-type="float" office:value="28.7724" calcext:value-type="float">
            <text:p>28.7724</text:p>
          </table:table-cell>
          <table:table-cell table:style-name="ce23" office:value-type="float" office:value="29.87015" calcext:value-type="float">
            <text:p>29.87015</text:p>
          </table:table-cell>
          <table:table-cell table:style-name="ce23" office:value-type="float" office:value="29.37186" calcext:value-type="float">
            <text:p>29.37186</text:p>
          </table:table-cell>
          <table:table-cell table:style-name="ce23" office:value-type="float" office:value="31.1228" calcext:value-type="float">
            <text:p>31.1228</text:p>
          </table:table-cell>
          <table:table-cell table:style-name="ce23" office:value-type="float" office:value="29.19064" calcext:value-type="float">
            <text:p>29.19064</text:p>
          </table:table-cell>
          <table:table-cell table:style-name="ce23" office:value-type="float" office:value="28.83929" calcext:value-type="float">
            <text:p>28.83929</text:p>
          </table:table-cell>
          <table:table-cell table:style-name="ce23" office:value-type="float" office:value="28.49765" calcext:value-type="float">
            <text:p>28.49765</text:p>
          </table:table-cell>
          <table:table-cell table:style-name="ce23" office:value-type="float" office:value="28.60129" calcext:value-type="float">
            <text:p>28.60129</text:p>
          </table:table-cell>
          <table:table-cell table:style-name="ce23" office:value-type="float" office:value="28.60385" calcext:value-type="float">
            <text:p>28.60385</text:p>
          </table:table-cell>
          <table:table-cell table:style-name="ce23" office:value-type="float" office:value="28.48489" calcext:value-type="float">
            <text:p>28.48489</text:p>
          </table:table-cell>
          <table:table-cell table:style-name="ce23" office:value-type="float" office:value="28.28159" calcext:value-type="float">
            <text:p>28.28159</text:p>
          </table:table-cell>
          <table:table-cell table:style-name="ce23" office:value-type="float" office:value="28.37833" calcext:value-type="float">
            <text:p>28.37833</text:p>
          </table:table-cell>
          <table:table-cell table:style-name="ce23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23" office:value-type="float" office:value="28.08939" calcext:value-type="float">
            <text:p>28.08939</text:p>
          </table:table-cell>
          <table:table-cell table:style-name="ce23" office:value-type="float" office:value="27.93951" calcext:value-type="float">
            <text:p>27.93951</text:p>
          </table:table-cell>
          <table:table-cell table:style-name="ce23" office:value-type="float" office:value="28.96414" calcext:value-type="float">
            <text:p>28.96414</text:p>
          </table:table-cell>
          <table:table-cell table:style-name="ce23" office:value-type="float" office:value="28.6987" calcext:value-type="float">
            <text:p>28.6987</text:p>
          </table:table-cell>
          <table:table-cell table:style-name="ce23" office:value-type="float" office:value="28.59705" calcext:value-type="float">
            <text:p>28.59705</text:p>
          </table:table-cell>
          <table:table-cell table:style-name="ce23" office:value-type="float" office:value="28.46439" calcext:value-type="float">
            <text:p>28.46439</text:p>
          </table:table-cell>
          <table:table-cell table:style-name="ce23" office:value-type="float" office:value="28.55853" calcext:value-type="float">
            <text:p>28.55853</text:p>
          </table:table-cell>
          <table:table-cell table:style-name="ce23" office:value-type="float" office:value="28.54413" calcext:value-type="float">
            <text:p>28.54413</text:p>
          </table:table-cell>
          <table:table-cell table:style-name="ce23" office:value-type="float" office:value="28.32031" calcext:value-type="float">
            <text:p>28.32031</text:p>
          </table:table-cell>
          <table:table-cell table:style-name="ce23" office:value-type="float" office:value="28.44214" calcext:value-type="float">
            <text:p>28.44214</text:p>
          </table:table-cell>
          <table:table-cell table:style-name="ce23" office:value-type="float" office:value="28.59418" calcext:value-type="float">
            <text:p>28.59418</text:p>
          </table:table-cell>
          <table:table-cell table:style-name="ce23" office:value-type="float" office:value="28.41498" calcext:value-type="float">
            <text:p>28.41498</text:p>
          </table:table-cell>
          <table:table-cell table:style-name="ce23" office:value-type="float" office:value="28.46024" calcext:value-type="float">
            <text:p>28.46024</text:p>
          </table:table-cell>
          <table:table-cell table:style-name="ce23" office:value-type="float" office:value="28.39493" calcext:value-type="float">
            <text:p>28.39493</text:p>
          </table:table-cell>
          <table:table-cell table:style-name="ce23" office:value-type="float" office:value="28.46454" calcext:value-type="float">
            <text:p>28.46454</text:p>
          </table:table-cell>
          <table:table-cell table:style-name="ce23" office:value-type="float" office:value="28.57306" calcext:value-type="float">
            <text:p>28.57306</text:p>
          </table:table-cell>
          <table:table-cell table:style-name="ce23" office:value-type="float" office:value="28.78949" calcext:value-type="float">
            <text:p>28.78949</text:p>
          </table:table-cell>
          <table:table-cell table:style-name="ce23" office:value-type="float" office:value="28.64526" calcext:value-type="float">
            <text:p>28.64526</text:p>
          </table:table-cell>
          <table:table-cell table:style-name="ce23" office:value-type="float" office:value="28.81354" calcext:value-type="float">
            <text:p>28.81354</text:p>
          </table:table-cell>
          <table:table-cell table:style-name="ce23" office:value-type="float" office:value="29.7767" calcext:value-type="float">
            <text:p>29.7767</text:p>
          </table:table-cell>
          <table:table-cell table:style-name="ce23" office:value-type="float" office:value="30.17947" calcext:value-type="float">
            <text:p>30.17947</text:p>
          </table:table-cell>
          <table:table-cell table:style-name="ce23" office:value-type="float" office:value="31.31461" calcext:value-type="float">
            <text:p>31.31461</text:p>
          </table:table-cell>
          <table:table-cell table:style-name="ce23" office:value-type="float" office:value="29.7186" calcext:value-type="float">
            <text:p>29.7186</text:p>
          </table:table-cell>
          <table:table-cell table:style-name="ce23" office:value-type="float" office:value="31.60883" calcext:value-type="float">
            <text:p>31.60883</text:p>
          </table:table-cell>
          <table:table-cell table:style-name="ce23" office:value-type="float" office:value="28.39557" calcext:value-type="float">
            <text:p>28.39557</text:p>
          </table:table-cell>
          <table:table-cell table:style-name="ce23" office:value-type="float" office:value="28.66147" calcext:value-type="float">
            <text:p>28.66147</text:p>
          </table:table-cell>
          <table:table-cell table:style-name="ce23" office:value-type="float" office:value="28.17334" calcext:value-type="float">
            <text:p>28.17334</text:p>
          </table:table-cell>
          <table:table-cell table:style-name="ce23" office:value-type="float" office:value="28.59424" calcext:value-type="float">
            <text:p>28.59424</text:p>
          </table:table-cell>
          <table:table-cell table:style-name="ce23" office:value-type="float" office:value="28.39627" calcext:value-type="float">
            <text:p>28.39627</text:p>
          </table:table-cell>
          <table:table-cell table:style-name="ce23" office:value-type="float" office:value="28.58374" calcext:value-type="float">
            <text:p>28.58374</text:p>
          </table:table-cell>
          <table:table-cell table:style-name="ce23" office:value-type="float" office:value="28.51871" calcext:value-type="float">
            <text:p>28.51871</text:p>
          </table:table-cell>
          <table:table-cell table:style-name="ce23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23" office:value-type="float" office:value="27.23187" calcext:value-type="float">
            <text:p>27.23187</text:p>
          </table:table-cell>
          <table:table-cell table:style-name="ce23" office:value-type="float" office:value="28.69644" calcext:value-type="float">
            <text:p>28.69644</text:p>
          </table:table-cell>
          <table:table-cell table:style-name="ce23" office:value-type="float" office:value="28.40323" calcext:value-type="float">
            <text:p>28.40323</text:p>
          </table:table-cell>
          <table:table-cell table:style-name="ce23" office:value-type="float" office:value="28.52234" calcext:value-type="float">
            <text:p>28.52234</text:p>
          </table:table-cell>
          <table:table-cell table:style-name="ce23" office:value-type="float" office:value="28.33246" calcext:value-type="float">
            <text:p>28.33246</text:p>
          </table:table-cell>
          <table:table-cell table:style-name="ce23" office:value-type="float" office:value="28.70047" calcext:value-type="float">
            <text:p>28.70047</text:p>
          </table:table-cell>
          <table:table-cell table:style-name="ce23" office:value-type="float" office:value="28.36398" calcext:value-type="float">
            <text:p>28.36398</text:p>
          </table:table-cell>
          <table:table-cell table:style-name="ce23" office:value-type="float" office:value="28.48767" calcext:value-type="float">
            <text:p>28.48767</text:p>
          </table:table-cell>
          <table:table-cell table:style-name="ce23" office:value-type="float" office:value="28.59512" calcext:value-type="float">
            <text:p>28.59512</text:p>
          </table:table-cell>
          <table:table-cell table:style-name="ce23" office:value-type="float" office:value="28.68036" calcext:value-type="float">
            <text:p>28.68036</text:p>
          </table:table-cell>
          <table:table-cell table:style-name="ce23" office:value-type="float" office:value="28.22745" calcext:value-type="float">
            <text:p>28.22745</text:p>
          </table:table-cell>
          <table:table-cell table:style-name="ce23" office:value-type="float" office:value="28.6535" calcext:value-type="float">
            <text:p>28.6535</text:p>
          </table:table-cell>
          <table:table-cell table:style-name="ce23" office:value-type="float" office:value="28.49802" calcext:value-type="float">
            <text:p>28.49802</text:p>
          </table:table-cell>
          <table:table-cell table:style-name="ce23" office:value-type="float" office:value="28.52496" calcext:value-type="float">
            <text:p>28.52496</text:p>
          </table:table-cell>
          <table:table-cell table:style-name="ce23" office:value-type="float" office:value="28.6239" calcext:value-type="float">
            <text:p>28.6239</text:p>
          </table:table-cell>
          <table:table-cell table:style-name="ce23" office:value-type="float" office:value="28.14215" calcext:value-type="float">
            <text:p>28.14215</text:p>
          </table:table-cell>
          <table:table-cell table:style-name="ce23" office:value-type="float" office:value="29.4574" calcext:value-type="float">
            <text:p>29.4574</text:p>
          </table:table-cell>
          <table:table-cell table:style-name="ce23" office:value-type="float" office:value="29.32574" calcext:value-type="float">
            <text:p>29.32574</text:p>
          </table:table-cell>
          <table:table-cell table:style-name="ce23" office:value-type="float" office:value="31.30377" calcext:value-type="float">
            <text:p>31.30377</text:p>
          </table:table-cell>
          <table:table-cell table:style-name="ce23" office:value-type="float" office:value="31.33905" calcext:value-type="float">
            <text:p>31.33905</text:p>
          </table:table-cell>
          <table:table-cell table:style-name="ce23" office:value-type="float" office:value="32.12802" calcext:value-type="float">
            <text:p>32.12802</text:p>
          </table:table-cell>
          <table:table-cell table:style-name="ce23" office:value-type="float" office:value="32.37109" calcext:value-type="float">
            <text:p>32.37109</text:p>
          </table:table-cell>
          <table:table-cell table:style-name="ce23" office:value-type="float" office:value="32.62381" calcext:value-type="float">
            <text:p>32.62381</text:p>
          </table:table-cell>
          <table:table-cell table:style-name="ce23" office:value-type="float" office:value="30.53839" calcext:value-type="float">
            <text:p>30.53839</text:p>
          </table:table-cell>
          <table:table-cell table:style-name="ce23" office:value-type="float" office:value="30.33801" calcext:value-type="float">
            <text:p>30.33801</text:p>
          </table:table-cell>
          <table:table-cell table:style-name="ce23" office:value-type="float" office:value="28.81577" calcext:value-type="float">
            <text:p>28.81577</text:p>
          </table:table-cell>
          <table:table-cell table:style-name="ce23" office:value-type="float" office:value="29.03" calcext:value-type="float">
            <text:p>29.03</text:p>
          </table:table-cell>
          <table:table-cell table:style-name="ce23" office:value-type="float" office:value="28.30661" calcext:value-type="float">
            <text:p>28.30661</text:p>
          </table:table-cell>
          <table:table-cell table:style-name="ce23" office:value-type="float" office:value="28.5538" calcext:value-type="float">
            <text:p>28.5538</text:p>
          </table:table-cell>
          <table:table-cell table:style-name="ce23" office:value-type="float" office:value="28.58701" calcext:value-type="float">
            <text:p>28.58701</text:p>
          </table:table-cell>
          <table:table-cell table:style-name="ce23" office:value-type="float" office:value="28.49777" calcext:value-type="float">
            <text:p>28.49777</text:p>
          </table:table-cell>
          <table:table-cell table:style-name="ce23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23" office:value-type="float" office:value="28.51456" calcext:value-type="float">
            <text:p>28.51456</text:p>
          </table:table-cell>
          <table:table-cell table:style-name="ce23" office:value-type="float" office:value="27.57782" calcext:value-type="float">
            <text:p>27.57782</text:p>
          </table:table-cell>
          <table:table-cell table:style-name="ce23" office:value-type="float" office:value="28.58395" calcext:value-type="float">
            <text:p>28.58395</text:p>
          </table:table-cell>
          <table:table-cell table:style-name="ce23" office:value-type="float" office:value="28.71799" calcext:value-type="float">
            <text:p>28.71799</text:p>
          </table:table-cell>
          <table:table-cell table:style-name="ce23" office:value-type="float" office:value="28.74341" calcext:value-type="float">
            <text:p>28.74341</text:p>
          </table:table-cell>
          <table:table-cell table:style-name="ce23" office:value-type="float" office:value="28.19107" calcext:value-type="float">
            <text:p>28.19107</text:p>
          </table:table-cell>
          <table:table-cell table:style-name="ce23" office:value-type="float" office:value="28.51822" calcext:value-type="float">
            <text:p>28.51822</text:p>
          </table:table-cell>
          <table:table-cell table:style-name="ce23" office:value-type="float" office:value="28.27277" calcext:value-type="float">
            <text:p>28.27277</text:p>
          </table:table-cell>
          <table:table-cell table:style-name="ce23" office:value-type="float" office:value="28.74789" calcext:value-type="float">
            <text:p>28.74789</text:p>
          </table:table-cell>
          <table:table-cell table:style-name="ce23" office:value-type="float" office:value="28.40466" calcext:value-type="float">
            <text:p>28.40466</text:p>
          </table:table-cell>
          <table:table-cell table:style-name="ce23" office:value-type="float" office:value="28.95844" calcext:value-type="float">
            <text:p>28.95844</text:p>
          </table:table-cell>
          <table:table-cell table:style-name="ce23" office:value-type="float" office:value="28.64062" calcext:value-type="float">
            <text:p>28.64062</text:p>
          </table:table-cell>
          <table:table-cell table:style-name="ce23" office:value-type="float" office:value="28.45172" calcext:value-type="float">
            <text:p>28.45172</text:p>
          </table:table-cell>
          <table:table-cell table:style-name="ce23" office:value-type="float" office:value="28.60104" calcext:value-type="float">
            <text:p>28.60104</text:p>
          </table:table-cell>
          <table:table-cell table:style-name="ce23" office:value-type="float" office:value="28.74152" calcext:value-type="float">
            <text:p>28.74152</text:p>
          </table:table-cell>
          <table:table-cell table:style-name="ce23" office:value-type="float" office:value="29.19482" calcext:value-type="float">
            <text:p>29.19482</text:p>
          </table:table-cell>
          <table:table-cell table:style-name="ce23" office:value-type="float" office:value="29.96017" calcext:value-type="float">
            <text:p>29.96017</text:p>
          </table:table-cell>
          <table:table-cell table:style-name="ce23" office:value-type="float" office:value="30.88318" calcext:value-type="float">
            <text:p>30.88318</text:p>
          </table:table-cell>
          <table:table-cell table:style-name="ce23" office:value-type="float" office:value="31.4306" calcext:value-type="float">
            <text:p>31.4306</text:p>
          </table:table-cell>
          <table:table-cell table:style-name="ce23" office:value-type="float" office:value="32.69626" calcext:value-type="float">
            <text:p>32.69626</text:p>
          </table:table-cell>
          <table:table-cell table:style-name="ce23" office:value-type="float" office:value="32.23666" calcext:value-type="float">
            <text:p>32.23666</text:p>
          </table:table-cell>
          <table:table-cell table:style-name="ce23" office:value-type="float" office:value="32.64554" calcext:value-type="float">
            <text:p>32.64554</text:p>
          </table:table-cell>
          <table:table-cell table:style-name="ce23" office:value-type="float" office:value="32.02365" calcext:value-type="float">
            <text:p>32.02365</text:p>
          </table:table-cell>
          <table:table-cell table:style-name="ce23" office:value-type="float" office:value="32.85107" calcext:value-type="float">
            <text:p>32.85107</text:p>
          </table:table-cell>
          <table:table-cell table:style-name="ce23" office:value-type="float" office:value="29.11374" calcext:value-type="float">
            <text:p>29.11374</text:p>
          </table:table-cell>
          <table:table-cell table:style-name="ce23" office:value-type="float" office:value="30.49533" calcext:value-type="float">
            <text:p>30.49533</text:p>
          </table:table-cell>
          <table:table-cell table:style-name="ce23" office:value-type="float" office:value="28.59818" calcext:value-type="float">
            <text:p>28.59818</text:p>
          </table:table-cell>
          <table:table-cell table:style-name="ce23" office:value-type="float" office:value="28.9104" calcext:value-type="float">
            <text:p>28.9104</text:p>
          </table:table-cell>
          <table:table-cell table:style-name="ce23" office:value-type="float" office:value="28.10703" calcext:value-type="float">
            <text:p>28.10703</text:p>
          </table:table-cell>
          <table:table-cell table:style-name="ce23" office:value-type="float" office:value="28.31522" calcext:value-type="float">
            <text:p>28.31522</text:p>
          </table:table-cell>
          <table:table-cell table:style-name="ce23" office:value-type="float" office:value="28.4306" calcext:value-type="float">
            <text:p>28.4306</text:p>
          </table:table-cell>
          <table:table-cell table:style-name="ce23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23" office:value-type="float" office:value="28.22284" calcext:value-type="float">
            <text:p>28.22284</text:p>
          </table:table-cell>
          <table:table-cell table:style-name="ce23" office:value-type="float" office:value="28.53027" calcext:value-type="float">
            <text:p>28.53027</text:p>
          </table:table-cell>
          <table:table-cell table:style-name="ce23" office:value-type="float" office:value="28.54584" calcext:value-type="float">
            <text:p>28.54584</text:p>
          </table:table-cell>
          <table:table-cell table:style-name="ce23" office:value-type="float" office:value="28.62051" calcext:value-type="float">
            <text:p>28.62051</text:p>
          </table:table-cell>
          <table:table-cell table:style-name="ce23" office:value-type="float" office:value="28.50687" calcext:value-type="float">
            <text:p>28.50687</text:p>
          </table:table-cell>
          <table:table-cell table:style-name="ce23" office:value-type="float" office:value="28.76093" calcext:value-type="float">
            <text:p>28.76093</text:p>
          </table:table-cell>
          <table:table-cell table:style-name="ce23" office:value-type="float" office:value="28.4986" calcext:value-type="float">
            <text:p>28.4986</text:p>
          </table:table-cell>
          <table:table-cell table:style-name="ce23" office:value-type="float" office:value="28.59299" calcext:value-type="float">
            <text:p>28.59299</text:p>
          </table:table-cell>
          <table:table-cell table:style-name="ce23" office:value-type="float" office:value="28.29944" calcext:value-type="float">
            <text:p>28.29944</text:p>
          </table:table-cell>
          <table:table-cell table:style-name="ce23" office:value-type="float" office:value="28.37323" calcext:value-type="float">
            <text:p>28.37323</text:p>
          </table:table-cell>
          <table:table-cell table:style-name="ce23" office:value-type="float" office:value="28.65457" calcext:value-type="float">
            <text:p>28.65457</text:p>
          </table:table-cell>
          <table:table-cell table:style-name="ce23" office:value-type="float" office:value="28.35962" calcext:value-type="float">
            <text:p>28.35962</text:p>
          </table:table-cell>
          <table:table-cell table:style-name="ce23" office:value-type="float" office:value="28.59872" calcext:value-type="float">
            <text:p>28.59872</text:p>
          </table:table-cell>
          <table:table-cell table:style-name="ce23" office:value-type="float" office:value="29.26773" calcext:value-type="float">
            <text:p>29.26773</text:p>
          </table:table-cell>
          <table:table-cell table:style-name="ce23" office:value-type="float" office:value="30.41644" calcext:value-type="float">
            <text:p>30.41644</text:p>
          </table:table-cell>
          <table:table-cell table:style-name="ce23" office:value-type="float" office:value="30.33765" calcext:value-type="float">
            <text:p>30.33765</text:p>
          </table:table-cell>
          <table:table-cell table:style-name="ce23" office:value-type="float" office:value="32.2222" calcext:value-type="float">
            <text:p>32.2222</text:p>
          </table:table-cell>
          <table:table-cell table:style-name="ce23" office:value-type="float" office:value="32.08789" calcext:value-type="float">
            <text:p>32.08789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2.60242" calcext:value-type="float">
            <text:p>32.60242</text:p>
          </table:table-cell>
          <table:table-cell table:style-name="ce23" office:value-type="float" office:value="33.02789" calcext:value-type="float">
            <text:p>33.02789</text:p>
          </table:table-cell>
          <table:table-cell table:style-name="ce23" office:value-type="float" office:value="32.88538" calcext:value-type="float">
            <text:p>32.88538</text:p>
          </table:table-cell>
          <table:table-cell table:style-name="ce23" office:value-type="float" office:value="33.58948" calcext:value-type="float">
            <text:p>33.58948</text:p>
          </table:table-cell>
          <table:table-cell table:style-name="ce23" office:value-type="float" office:value="32.34521" calcext:value-type="float">
            <text:p>32.34521</text:p>
          </table:table-cell>
          <table:table-cell table:style-name="ce23" office:value-type="float" office:value="32.59546" calcext:value-type="float">
            <text:p>32.59546</text:p>
          </table:table-cell>
          <table:table-cell table:style-name="ce23" office:value-type="float" office:value="29.52692" calcext:value-type="float">
            <text:p>29.52692</text:p>
          </table:table-cell>
          <table:table-cell table:style-name="ce23" office:value-type="float" office:value="29.51505" calcext:value-type="float">
            <text:p>29.51505</text:p>
          </table:table-cell>
          <table:table-cell table:style-name="ce23" office:value-type="float" office:value="28.7247" calcext:value-type="float">
            <text:p>28.7247</text:p>
          </table:table-cell>
          <table:table-cell table:style-name="ce23" office:value-type="float" office:value="28.88257" calcext:value-type="float">
            <text:p>28.88257</text:p>
          </table:table-cell>
          <table:table-cell table:style-name="ce23" office:value-type="float" office:value="28.65863" calcext:value-type="float">
            <text:p>28.65863</text:p>
          </table:table-cell>
          <table:table-cell table:style-name="ce23" office:value-type="float" office:value="28.79489" calcext:value-type="float">
            <text:p>28.79489</text:p>
          </table:table-cell>
          <table:table-cell table:style-name="ce23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23" office:value-type="float" office:value="28.66724" calcext:value-type="float">
            <text:p>28.66724</text:p>
          </table:table-cell>
          <table:table-cell table:style-name="ce23" office:value-type="float" office:value="28.62552" calcext:value-type="float">
            <text:p>28.62552</text:p>
          </table:table-cell>
          <table:table-cell table:style-name="ce23" office:value-type="float" office:value="28.64273" calcext:value-type="float">
            <text:p>28.64273</text:p>
          </table:table-cell>
          <table:table-cell table:style-name="ce23" office:value-type="float" office:value="28.55515" calcext:value-type="float">
            <text:p>28.55515</text:p>
          </table:table-cell>
          <table:table-cell table:style-name="ce23" office:value-type="float" office:value="28.86597" calcext:value-type="float">
            <text:p>28.86597</text:p>
          </table:table-cell>
          <table:table-cell table:style-name="ce23" office:value-type="float" office:value="28.43011" calcext:value-type="float">
            <text:p>28.43011</text:p>
          </table:table-cell>
          <table:table-cell table:style-name="ce23" office:value-type="float" office:value="28.59262" calcext:value-type="float">
            <text:p>28.59262</text:p>
          </table:table-cell>
          <table:table-cell table:style-name="ce23" office:value-type="float" office:value="28.1459" calcext:value-type="float">
            <text:p>28.1459</text:p>
          </table:table-cell>
          <table:table-cell table:style-name="ce23" office:value-type="float" office:value="28.78766" calcext:value-type="float">
            <text:p>28.78766</text:p>
          </table:table-cell>
          <table:table-cell table:style-name="ce23" office:value-type="float" office:value="27.88904" calcext:value-type="float">
            <text:p>27.88904</text:p>
          </table:table-cell>
          <table:table-cell table:style-name="ce23" office:value-type="float" office:value="28.61188" calcext:value-type="float">
            <text:p>28.61188</text:p>
          </table:table-cell>
          <table:table-cell table:style-name="ce23" office:value-type="float" office:value="28.29446" calcext:value-type="float">
            <text:p>28.29446</text:p>
          </table:table-cell>
          <table:table-cell table:style-name="ce23" office:value-type="float" office:value="29.23755" calcext:value-type="float">
            <text:p>29.23755</text:p>
          </table:table-cell>
          <table:table-cell table:style-name="ce23" office:value-type="float" office:value="29.57239" calcext:value-type="float">
            <text:p>29.57239</text:p>
          </table:table-cell>
          <table:table-cell table:style-name="ce23" office:value-type="float" office:value="30.89722" calcext:value-type="float">
            <text:p>30.89722</text:p>
          </table:table-cell>
          <table:table-cell table:style-name="ce23" office:value-type="float" office:value="31.83969" calcext:value-type="float">
            <text:p>31.83969</text:p>
          </table:table-cell>
          <table:table-cell table:style-name="ce23" office:value-type="float" office:value="32.11078" calcext:value-type="float">
            <text:p>32.11078</text:p>
          </table:table-cell>
          <table:table-cell table:style-name="ce23" office:value-type="float" office:value="32.17618" calcext:value-type="float">
            <text:p>32.17618</text:p>
          </table:table-cell>
          <table:table-cell table:style-name="ce23" office:value-type="float" office:value="32.99088" calcext:value-type="float">
            <text:p>32.99088</text:p>
          </table:table-cell>
          <table:table-cell table:style-name="ce23" office:value-type="float" office:value="32.87076" calcext:value-type="float">
            <text:p>32.87076</text:p>
          </table:table-cell>
          <table:table-cell table:style-name="ce23" office:value-type="float" office:value="33.3172" calcext:value-type="float">
            <text:p>33.3172</text:p>
          </table:table-cell>
          <table:table-cell table:style-name="ce23" office:value-type="float" office:value="33.54593" calcext:value-type="float">
            <text:p>33.54593</text:p>
          </table:table-cell>
          <table:table-cell table:style-name="ce23" office:value-type="float" office:value="33.36905" calcext:value-type="float">
            <text:p>33.36905</text:p>
          </table:table-cell>
          <table:table-cell table:style-name="ce23" office:value-type="float" office:value="34.26703" calcext:value-type="float">
            <text:p>34.26703</text:p>
          </table:table-cell>
          <table:table-cell table:style-name="ce23" office:value-type="float" office:value="30.55948" calcext:value-type="float">
            <text:p>30.55948</text:p>
          </table:table-cell>
          <table:table-cell table:style-name="ce23" office:value-type="float" office:value="32.25409" calcext:value-type="float">
            <text:p>32.25409</text:p>
          </table:table-cell>
          <table:table-cell table:style-name="ce23" office:value-type="float" office:value="28.90289" calcext:value-type="float">
            <text:p>28.90289</text:p>
          </table:table-cell>
          <table:table-cell table:style-name="ce23" office:value-type="float" office:value="29.49338" calcext:value-type="float">
            <text:p>29.49338</text:p>
          </table:table-cell>
          <table:table-cell table:style-name="ce23" office:value-type="float" office:value="28.63272" calcext:value-type="float">
            <text:p>28.63272</text:p>
          </table:table-cell>
          <table:table-cell table:style-name="ce23" office:value-type="float" office:value="28.17316" calcext:value-type="float">
            <text:p>28.17316</text:p>
          </table:table-cell>
          <table:table-cell table:style-name="ce23" office:value-type="float" office:value="28.48529" calcext:value-type="float">
            <text:p>28.48529</text:p>
          </table:table-cell>
          <table:table-cell table:style-name="ce23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23" office:value-type="float" office:value="28.44785" calcext:value-type="float">
            <text:p>28.44785</text:p>
          </table:table-cell>
          <table:table-cell table:style-name="ce23" office:value-type="float" office:value="28.60056" calcext:value-type="float">
            <text:p>28.60056</text:p>
          </table:table-cell>
          <table:table-cell table:style-name="ce23" office:value-type="float" office:value="28.26541" calcext:value-type="float">
            <text:p>28.26541</text:p>
          </table:table-cell>
          <table:table-cell table:style-name="ce23" office:value-type="float" office:value="28.45773" calcext:value-type="float">
            <text:p>28.45773</text:p>
          </table:table-cell>
          <table:table-cell table:style-name="ce23" office:value-type="float" office:value="28.45163" calcext:value-type="float">
            <text:p>28.45163</text:p>
          </table:table-cell>
          <table:table-cell table:style-name="ce23" office:value-type="float" office:value="28.32175" calcext:value-type="float">
            <text:p>28.32175</text:p>
          </table:table-cell>
          <table:table-cell table:style-name="ce23" office:value-type="float" office:value="28.37808" calcext:value-type="float">
            <text:p>28.37808</text:p>
          </table:table-cell>
          <table:table-cell table:style-name="ce23" office:value-type="float" office:value="28.35715" calcext:value-type="float">
            <text:p>28.35715</text:p>
          </table:table-cell>
          <table:table-cell table:style-name="ce23" office:value-type="float" office:value="28.51566" calcext:value-type="float">
            <text:p>28.51566</text:p>
          </table:table-cell>
          <table:table-cell table:style-name="ce23" office:value-type="float" office:value="28.53516" calcext:value-type="float">
            <text:p>28.53516</text:p>
          </table:table-cell>
          <table:table-cell table:style-name="ce23" office:value-type="float" office:value="28.73297" calcext:value-type="float">
            <text:p>28.73297</text:p>
          </table:table-cell>
          <table:table-cell table:style-name="ce23" office:value-type="float" office:value="28.95178" calcext:value-type="float">
            <text:p>28.95178</text:p>
          </table:table-cell>
          <table:table-cell table:style-name="ce23" office:value-type="float" office:value="28.96451" calcext:value-type="float">
            <text:p>28.96451</text:p>
          </table:table-cell>
          <table:table-cell table:style-name="ce23" office:value-type="float" office:value="31.18826" calcext:value-type="float">
            <text:p>31.18826</text:p>
          </table:table-cell>
          <table:table-cell table:style-name="ce23" office:value-type="float" office:value="31.6871" calcext:value-type="float">
            <text:p>31.6871</text:p>
          </table:table-cell>
          <table:table-cell table:style-name="ce23" office:value-type="float" office:value="32.23297" calcext:value-type="float">
            <text:p>32.23297</text:p>
          </table:table-cell>
          <table:table-cell table:style-name="ce23" office:value-type="float" office:value="32.40701" calcext:value-type="float">
            <text:p>32.40701</text:p>
          </table:table-cell>
          <table:table-cell table:style-name="ce23" office:value-type="float" office:value="32.63034" calcext:value-type="float">
            <text:p>32.63034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3.46414" calcext:value-type="float">
            <text:p>33.46414</text:p>
          </table:table-cell>
          <table:table-cell table:style-name="ce23" office:value-type="float" office:value="33.88968" calcext:value-type="float">
            <text:p>33.88968</text:p>
          </table:table-cell>
          <table:table-cell table:style-name="ce23" office:value-type="float" office:value="34.16119" calcext:value-type="float">
            <text:p>34.16119</text:p>
          </table:table-cell>
          <table:table-cell table:style-name="ce23" office:value-type="float" office:value="34.5954" calcext:value-type="float">
            <text:p>34.5954</text:p>
          </table:table-cell>
          <table:table-cell table:style-name="ce23" office:value-type="float" office:value="33.633" calcext:value-type="float">
            <text:p>33.633</text:p>
          </table:table-cell>
          <table:table-cell table:style-name="ce23" office:value-type="float" office:value="33.55688" calcext:value-type="float">
            <text:p>33.55688</text:p>
          </table:table-cell>
          <table:table-cell table:style-name="ce23" office:value-type="float" office:value="30.83972" calcext:value-type="float">
            <text:p>30.83972</text:p>
          </table:table-cell>
          <table:table-cell table:style-name="ce23" office:value-type="float" office:value="31.1254" calcext:value-type="float">
            <text:p>31.1254</text:p>
          </table:table-cell>
          <table:table-cell table:style-name="ce23" office:value-type="float" office:value="28.93753" calcext:value-type="float">
            <text:p>28.93753</text:p>
          </table:table-cell>
          <table:table-cell table:style-name="ce23" office:value-type="float" office:value="28.46463" calcext:value-type="float">
            <text:p>28.46463</text:p>
          </table:table-cell>
          <table:table-cell table:style-name="ce23" office:value-type="float" office:value="28.1907" calcext:value-type="float">
            <text:p>28.1907</text:p>
          </table:table-cell>
          <table:table-cell table:style-name="ce23" office:value-type="float" office:value="28.36075" calcext:value-type="float">
            <text:p>28.36075</text:p>
          </table:table-cell>
          <table:table-cell table:style-name="ce23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23" office:value-type="float" office:value="28.63208" calcext:value-type="float">
            <text:p>28.63208</text:p>
          </table:table-cell>
          <table:table-cell table:style-name="ce23" office:value-type="float" office:value="28.50034" calcext:value-type="float">
            <text:p>28.50034</text:p>
          </table:table-cell>
          <table:table-cell table:style-name="ce23" office:value-type="float" office:value="28.83011" calcext:value-type="float">
            <text:p>28.83011</text:p>
          </table:table-cell>
          <table:table-cell table:style-name="ce23" office:value-type="float" office:value="28.79993" calcext:value-type="float">
            <text:p>28.79993</text:p>
          </table:table-cell>
          <table:table-cell table:style-name="ce23" office:value-type="float" office:value="28.59445" calcext:value-type="float">
            <text:p>28.59445</text:p>
          </table:table-cell>
          <table:table-cell table:style-name="ce23" office:value-type="float" office:value="28.2294" calcext:value-type="float">
            <text:p>28.2294</text:p>
          </table:table-cell>
          <table:table-cell table:style-name="ce23" office:value-type="float" office:value="28.61978" calcext:value-type="float">
            <text:p>28.61978</text:p>
          </table:table-cell>
          <table:table-cell table:style-name="ce23" office:value-type="float" office:value="28.48706" calcext:value-type="float">
            <text:p>28.48706</text:p>
          </table:table-cell>
          <table:table-cell table:style-name="ce23" office:value-type="float" office:value="28.27664" calcext:value-type="float">
            <text:p>28.27664</text:p>
          </table:table-cell>
          <table:table-cell table:style-name="ce23" office:value-type="float" office:value="28.43265" calcext:value-type="float">
            <text:p>28.43265</text:p>
          </table:table-cell>
          <table:table-cell table:style-name="ce23" office:value-type="float" office:value="28.85385" calcext:value-type="float">
            <text:p>28.85385</text:p>
          </table:table-cell>
          <table:table-cell table:style-name="ce23" office:value-type="float" office:value="28.70731" calcext:value-type="float">
            <text:p>28.70731</text:p>
          </table:table-cell>
          <table:table-cell table:style-name="ce23" office:value-type="float" office:value="30.69974" calcext:value-type="float">
            <text:p>30.69974</text:p>
          </table:table-cell>
          <table:table-cell table:style-name="ce23" office:value-type="float" office:value="29.32349" calcext:value-type="float">
            <text:p>29.32349</text:p>
          </table:table-cell>
          <table:table-cell table:style-name="ce23" office:value-type="float" office:value="32.67822" calcext:value-type="float">
            <text:p>32.67822</text:p>
          </table:table-cell>
          <table:table-cell table:style-name="ce23" office:value-type="float" office:value="31.67175" calcext:value-type="float">
            <text:p>31.67175</text:p>
          </table:table-cell>
          <table:table-cell table:style-name="ce23" office:value-type="float" office:value="32.64499" calcext:value-type="float">
            <text:p>32.64499</text:p>
          </table:table-cell>
          <table:table-cell table:style-name="ce23" office:value-type="float" office:value="32.73856" calcext:value-type="float">
            <text:p>32.73856</text:p>
          </table:table-cell>
          <table:table-cell table:style-name="ce23" office:value-type="float" office:value="33.50919" calcext:value-type="float">
            <text:p>33.50919</text:p>
          </table:table-cell>
          <table:table-cell table:style-name="ce23" office:value-type="float" office:value="33.42599" calcext:value-type="float">
            <text:p>33.42599</text:p>
          </table:table-cell>
          <table:table-cell table:style-name="ce23" office:value-type="float" office:value="34.52786" calcext:value-type="float">
            <text:p>34.52786</text:p>
          </table:table-cell>
          <table:table-cell table:style-name="ce23" office:value-type="float" office:value="33.90854" calcext:value-type="float">
            <text:p>33.90854</text:p>
          </table:table-cell>
          <table:table-cell table:style-name="ce23" office:value-type="float" office:value="34.19693" calcext:value-type="float">
            <text:p>34.19693</text:p>
          </table:table-cell>
          <table:table-cell table:style-name="ce23" office:value-type="float" office:value="33.9006" calcext:value-type="float">
            <text:p>33.9006</text:p>
          </table:table-cell>
          <table:table-cell table:style-name="ce23" office:value-type="float" office:value="32.40405" calcext:value-type="float">
            <text:p>32.40405</text:p>
          </table:table-cell>
          <table:table-cell table:style-name="ce23" office:value-type="float" office:value="32.62567" calcext:value-type="float">
            <text:p>32.62567</text:p>
          </table:table-cell>
          <table:table-cell table:style-name="ce23" office:value-type="float" office:value="29.33972" calcext:value-type="float">
            <text:p>29.33972</text:p>
          </table:table-cell>
          <table:table-cell table:style-name="ce23" office:value-type="float" office:value="30.71957" calcext:value-type="float">
            <text:p>30.71957</text:p>
          </table:table-cell>
          <table:table-cell table:style-name="ce23" office:value-type="float" office:value="28.38916" calcext:value-type="float">
            <text:p>28.38916</text:p>
          </table:table-cell>
          <table:table-cell table:style-name="ce23" office:value-type="float" office:value="28.75568" calcext:value-type="float">
            <text:p>28.75568</text:p>
          </table:table-cell>
          <table:table-cell table:style-name="ce23" office:value-type="float" office:value="28.57767" calcext:value-type="float">
            <text:p>28.57767</text:p>
          </table:table-cell>
          <table:table-cell table:style-name="ce23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23" office:value-type="float" office:value="28.42273" calcext:value-type="float">
            <text:p>28.42273</text:p>
          </table:table-cell>
          <table:table-cell table:style-name="ce23" office:value-type="float" office:value="28.76605" calcext:value-type="float">
            <text:p>28.76605</text:p>
          </table:table-cell>
          <table:table-cell table:style-name="ce23" office:value-type="float" office:value="28.54123" calcext:value-type="float">
            <text:p>28.54123</text:p>
          </table:table-cell>
          <table:table-cell table:style-name="ce23" office:value-type="float" office:value="28.63919" calcext:value-type="float">
            <text:p>28.63919</text:p>
          </table:table-cell>
          <table:table-cell table:style-name="ce23" office:value-type="float" office:value="28.55045" calcext:value-type="float">
            <text:p>28.55045</text:p>
          </table:table-cell>
          <table:table-cell table:style-name="ce23" office:value-type="float" office:value="28.52869" calcext:value-type="float">
            <text:p>28.52869</text:p>
          </table:table-cell>
          <table:table-cell table:style-name="ce23" office:value-type="float" office:value="28.59033" calcext:value-type="float">
            <text:p>28.59033</text:p>
          </table:table-cell>
          <table:table-cell table:style-name="ce23" office:value-type="float" office:value="28.45441" calcext:value-type="float">
            <text:p>28.45441</text:p>
          </table:table-cell>
          <table:table-cell table:style-name="ce23" office:value-type="float" office:value="28.26614" calcext:value-type="float">
            <text:p>28.26614</text:p>
          </table:table-cell>
          <table:table-cell table:style-name="ce23" office:value-type="float" office:value="28.74667" calcext:value-type="float">
            <text:p>28.74667</text:p>
          </table:table-cell>
          <table:table-cell table:style-name="ce23" office:value-type="float" office:value="28.69791" calcext:value-type="float">
            <text:p>28.69791</text:p>
          </table:table-cell>
          <table:table-cell table:style-name="ce23" office:value-type="float" office:value="28.90726" calcext:value-type="float">
            <text:p>28.90726</text:p>
          </table:table-cell>
          <table:table-cell table:style-name="ce23" office:value-type="float" office:value="28.91803" calcext:value-type="float">
            <text:p>28.91803</text:p>
          </table:table-cell>
          <table:table-cell table:style-name="ce23" office:value-type="float" office:value="30.58521" calcext:value-type="float">
            <text:p>30.58521</text:p>
          </table:table-cell>
          <table:table-cell table:style-name="ce23" office:value-type="float" office:value="30.80206" calcext:value-type="float">
            <text:p>30.80206</text:p>
          </table:table-cell>
          <table:table-cell table:style-name="ce23" office:value-type="float" office:value="32.45346" calcext:value-type="float">
            <text:p>32.45346</text:p>
          </table:table-cell>
          <table:table-cell table:style-name="ce23" office:value-type="float" office:value="32.75171" calcext:value-type="float">
            <text:p>32.75171</text:p>
          </table:table-cell>
          <table:table-cell table:style-name="ce23" office:value-type="float" office:value="33.30261" calcext:value-type="float">
            <text:p>33.30261</text:p>
          </table:table-cell>
          <table:table-cell table:style-name="ce23" office:value-type="float" office:value="32.73929" calcext:value-type="float">
            <text:p>32.73929</text:p>
          </table:table-cell>
          <table:table-cell table:style-name="ce23" office:value-type="float" office:value="33.46765" calcext:value-type="float">
            <text:p>33.46765</text:p>
          </table:table-cell>
          <table:table-cell table:style-name="ce23" office:value-type="float" office:value="33.23526" calcext:value-type="float">
            <text:p>33.23526</text:p>
          </table:table-cell>
          <table:table-cell table:style-name="ce23" office:value-type="float" office:value="34.35025" calcext:value-type="float">
            <text:p>34.35025</text:p>
          </table:table-cell>
          <table:table-cell table:style-name="ce23" office:value-type="float" office:value="33.37143" calcext:value-type="float">
            <text:p>33.37143</text:p>
          </table:table-cell>
          <table:table-cell table:style-name="ce23" office:value-type="float" office:value="33.63449" calcext:value-type="float">
            <text:p>33.63449</text:p>
          </table:table-cell>
          <table:table-cell table:style-name="ce23" office:value-type="float" office:value="32.63791" calcext:value-type="float">
            <text:p>32.63791</text:p>
          </table:table-cell>
          <table:table-cell table:style-name="ce23" office:value-type="float" office:value="32.5112" calcext:value-type="float">
            <text:p>32.5112</text:p>
          </table:table-cell>
          <table:table-cell table:style-name="ce23" office:value-type="float" office:value="32.01379" calcext:value-type="float">
            <text:p>32.01379</text:p>
          </table:table-cell>
          <table:table-cell table:style-name="ce23" office:value-type="float" office:value="29.42599" calcext:value-type="float">
            <text:p>29.42599</text:p>
          </table:table-cell>
          <table:table-cell table:style-name="ce23" office:value-type="float" office:value="28.87851" calcext:value-type="float">
            <text:p>28.87851</text:p>
          </table:table-cell>
          <table:table-cell table:style-name="ce23" office:value-type="float" office:value="28.59839" calcext:value-type="float">
            <text:p>28.59839</text:p>
          </table:table-cell>
          <table:table-cell table:style-name="ce23" office:value-type="float" office:value="28.81714" calcext:value-type="float">
            <text:p>28.81714</text:p>
          </table:table-cell>
          <table:table-cell table:style-name="ce23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23" office:value-type="float" office:value="29.02686" calcext:value-type="float">
            <text:p>29.02686</text:p>
          </table:table-cell>
          <table:table-cell table:style-name="ce23" office:value-type="float" office:value="28.63443" calcext:value-type="float">
            <text:p>28.63443</text:p>
          </table:table-cell>
          <table:table-cell table:style-name="ce23" office:value-type="float" office:value="28.60632" calcext:value-type="float">
            <text:p>28.60632</text:p>
          </table:table-cell>
          <table:table-cell table:style-name="ce23" office:value-type="float" office:value="28.79086" calcext:value-type="float">
            <text:p>28.79086</text:p>
          </table:table-cell>
          <table:table-cell table:style-name="ce23" office:value-type="float" office:value="28.46902" calcext:value-type="float">
            <text:p>28.46902</text:p>
          </table:table-cell>
          <table:table-cell table:style-name="ce23" office:value-type="float" office:value="28.79099" calcext:value-type="float">
            <text:p>28.79099</text:p>
          </table:table-cell>
          <table:table-cell table:style-name="ce23" office:value-type="float" office:value="28.43823" calcext:value-type="float">
            <text:p>28.43823</text:p>
          </table:table-cell>
          <table:table-cell table:style-name="ce23" office:value-type="float" office:value="28.38" calcext:value-type="float">
            <text:p>28.38</text:p>
          </table:table-cell>
          <table:table-cell table:style-name="ce23" office:value-type="float" office:value="28.32956" calcext:value-type="float">
            <text:p>28.32956</text:p>
          </table:table-cell>
          <table:table-cell table:style-name="ce23" office:value-type="float" office:value="28.68369" calcext:value-type="float">
            <text:p>28.68369</text:p>
          </table:table-cell>
          <table:table-cell table:style-name="ce23" office:value-type="float" office:value="28.96429" calcext:value-type="float">
            <text:p>28.96429</text:p>
          </table:table-cell>
          <table:table-cell table:style-name="ce23" office:value-type="float" office:value="28.46698" calcext:value-type="float">
            <text:p>28.46698</text:p>
          </table:table-cell>
          <table:table-cell table:style-name="ce23" office:value-type="float" office:value="29.42136" calcext:value-type="float">
            <text:p>29.42136</text:p>
          </table:table-cell>
          <table:table-cell table:style-name="ce23" office:value-type="float" office:value="28.85236" calcext:value-type="float">
            <text:p>28.85236</text:p>
          </table:table-cell>
          <table:table-cell table:style-name="ce23" office:value-type="float" office:value="32.65408" calcext:value-type="float">
            <text:p>32.65408</text:p>
          </table:table-cell>
          <table:table-cell table:style-name="ce23" office:value-type="float" office:value="31.32639" calcext:value-type="float">
            <text:p>31.32639</text:p>
          </table:table-cell>
          <table:table-cell table:style-name="ce23" office:value-type="float" office:value="32.82559" calcext:value-type="float">
            <text:p>32.82559</text:p>
          </table:table-cell>
          <table:table-cell table:style-name="ce23" office:value-type="float" office:value="32.53738" calcext:value-type="float">
            <text:p>32.53738</text:p>
          </table:table-cell>
          <table:table-cell table:style-name="ce23" office:value-type="float" office:value="33.17917" calcext:value-type="float">
            <text:p>33.17917</text:p>
          </table:table-cell>
          <table:table-cell table:style-name="ce23" office:value-type="float" office:value="32.91617" calcext:value-type="float">
            <text:p>32.91617</text:p>
          </table:table-cell>
          <table:table-cell table:style-name="ce23" office:value-type="float" office:value="33.84647" calcext:value-type="float">
            <text:p>33.84647</text:p>
          </table:table-cell>
          <table:table-cell table:style-name="ce23" office:value-type="float" office:value="32.70065" calcext:value-type="float">
            <text:p>32.70065</text:p>
          </table:table-cell>
          <table:table-cell table:style-name="ce23" office:value-type="float" office:value="33.50955" calcext:value-type="float">
            <text:p>33.50955</text:p>
          </table:table-cell>
          <table:table-cell table:style-name="ce23" office:value-type="float" office:value="32.70392" calcext:value-type="float">
            <text:p>32.70392</text:p>
          </table:table-cell>
          <table:table-cell table:style-name="ce23" office:value-type="float" office:value="32.92755" calcext:value-type="float">
            <text:p>32.92755</text:p>
          </table:table-cell>
          <table:table-cell table:style-name="ce23" office:value-type="float" office:value="32.63016" calcext:value-type="float">
            <text:p>32.63016</text:p>
          </table:table-cell>
          <table:table-cell table:style-name="ce23" office:value-type="float" office:value="30.28622" calcext:value-type="float">
            <text:p>30.28622</text:p>
          </table:table-cell>
          <table:table-cell table:style-name="ce23" office:value-type="float" office:value="31.53842" calcext:value-type="float">
            <text:p>31.53842</text:p>
          </table:table-cell>
          <table:table-cell table:style-name="ce23" office:value-type="float" office:value="29.08435" calcext:value-type="float">
            <text:p>29.08435</text:p>
          </table:table-cell>
          <table:table-cell table:style-name="ce23" office:value-type="float" office:value="28.95605" calcext:value-type="float">
            <text:p>28.95605</text:p>
          </table:table-cell>
          <table:table-cell table:style-name="ce23" office:value-type="float" office:value="28.53885" calcext:value-type="float">
            <text:p>28.53885</text:p>
          </table:table-cell>
          <table:table-cell table:style-name="ce23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23" office:value-type="float" office:value="30.16873" calcext:value-type="float">
            <text:p>30.16873</text:p>
          </table:table-cell>
          <table:table-cell table:style-name="ce23" office:value-type="float" office:value="29.81506" calcext:value-type="float">
            <text:p>29.81506</text:p>
          </table:table-cell>
          <table:table-cell table:style-name="ce23" office:value-type="float" office:value="30.01062" calcext:value-type="float">
            <text:p>30.01062</text:p>
          </table:table-cell>
          <table:table-cell table:style-name="ce23" office:value-type="float" office:value="30.07138" calcext:value-type="float">
            <text:p>30.07138</text:p>
          </table:table-cell>
          <table:table-cell table:style-name="ce23" office:value-type="float" office:value="30.30106" calcext:value-type="float">
            <text:p>30.30106</text:p>
          </table:table-cell>
          <table:table-cell table:style-name="ce23" office:value-type="float" office:value="29.39203" calcext:value-type="float">
            <text:p>29.39203</text:p>
          </table:table-cell>
          <table:table-cell table:style-name="ce23" office:value-type="float" office:value="29.25354" calcext:value-type="float">
            <text:p>29.25354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9.0191" calcext:value-type="float">
            <text:p>29.0191</text:p>
          </table:table-cell>
          <table:table-cell table:style-name="ce23" office:value-type="float" office:value="29.5654" calcext:value-type="float">
            <text:p>29.5654</text:p>
          </table:table-cell>
          <table:table-cell table:style-name="ce23" office:value-type="float" office:value="29.10663" calcext:value-type="float">
            <text:p>29.10663</text:p>
          </table:table-cell>
          <table:table-cell table:style-name="ce23" office:value-type="float" office:value="29.22961" calcext:value-type="float">
            <text:p>29.22961</text:p>
          </table:table-cell>
          <table:table-cell table:style-name="ce23" office:value-type="float" office:value="29.15555" calcext:value-type="float">
            <text:p>29.15555</text:p>
          </table:table-cell>
          <table:table-cell table:style-name="ce23" office:value-type="float" office:value="30.13138" calcext:value-type="float">
            <text:p>30.13138</text:p>
          </table:table-cell>
          <table:table-cell table:style-name="ce23" office:value-type="float" office:value="30.18869" calcext:value-type="float">
            <text:p>30.18869</text:p>
          </table:table-cell>
          <table:table-cell table:style-name="ce23" office:value-type="float" office:value="33.12903" calcext:value-type="float">
            <text:p>33.12903</text:p>
          </table:table-cell>
          <table:table-cell table:style-name="ce23" office:value-type="float" office:value="32.38211" calcext:value-type="float">
            <text:p>32.38211</text:p>
          </table:table-cell>
          <table:table-cell table:style-name="ce23" office:value-type="float" office:value="33.50653" calcext:value-type="float">
            <text:p>33.50653</text:p>
          </table:table-cell>
          <table:table-cell table:style-name="ce23" office:value-type="float" office:value="33.45309" calcext:value-type="float">
            <text:p>33.45309</text:p>
          </table:table-cell>
          <table:table-cell table:style-name="ce23" office:value-type="float" office:value="33.31094" calcext:value-type="float">
            <text:p>33.31094</text:p>
          </table:table-cell>
          <table:table-cell table:style-name="ce23" office:value-type="float" office:value="33.2175" calcext:value-type="float">
            <text:p>33.2175</text:p>
          </table:table-cell>
          <table:table-cell table:style-name="ce23" office:value-type="float" office:value="33.69208" calcext:value-type="float">
            <text:p>33.69208</text:p>
          </table:table-cell>
          <table:table-cell table:style-name="ce23" office:value-type="float" office:value="33.26035" calcext:value-type="float">
            <text:p>33.26035</text:p>
          </table:table-cell>
          <table:table-cell table:style-name="ce23" office:value-type="float" office:value="33.2991" calcext:value-type="float">
            <text:p>33.2991</text:p>
          </table:table-cell>
          <table:table-cell table:style-name="ce23" office:value-type="float" office:value="32.61725" calcext:value-type="float">
            <text:p>32.61725</text:p>
          </table:table-cell>
          <table:table-cell table:style-name="ce23" office:value-type="float" office:value="33.08975" calcext:value-type="float">
            <text:p>33.08975</text:p>
          </table:table-cell>
          <table:table-cell table:style-name="ce23" office:value-type="float" office:value="31.41928" calcext:value-type="float">
            <text:p>31.41928</text:p>
          </table:table-cell>
          <table:table-cell table:style-name="ce23" office:value-type="float" office:value="30.85559" calcext:value-type="float">
            <text:p>30.85559</text:p>
          </table:table-cell>
          <table:table-cell table:style-name="ce23" office:value-type="float" office:value="29.52701" calcext:value-type="float">
            <text:p>29.52701</text:p>
          </table:table-cell>
          <table:table-cell table:style-name="ce23" office:value-type="float" office:value="29.53674" calcext:value-type="float">
            <text:p>29.53674</text:p>
          </table:table-cell>
          <table:table-cell table:style-name="ce23" office:value-type="float" office:value="29.75638" calcext:value-type="float">
            <text:p>29.75638</text:p>
          </table:table-cell>
          <table:table-cell table:style-name="ce23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23" office:value-type="float" office:value="29.14151" calcext:value-type="float">
            <text:p>29.14151</text:p>
          </table:table-cell>
          <table:table-cell table:style-name="ce23" office:value-type="float" office:value="28.71478" calcext:value-type="float">
            <text:p>28.71478</text:p>
          </table:table-cell>
          <table:table-cell table:style-name="ce23" office:value-type="float" office:value="29.88513" calcext:value-type="float">
            <text:p>29.88513</text:p>
          </table:table-cell>
          <table:table-cell table:style-name="ce23" office:value-type="float" office:value="30.27139" calcext:value-type="float">
            <text:p>30.27139</text:p>
          </table:table-cell>
          <table:table-cell table:style-name="ce23" office:value-type="float" office:value="28.86096" calcext:value-type="float">
            <text:p>28.86096</text:p>
          </table:table-cell>
          <table:table-cell table:style-name="ce23" office:value-type="float" office:value="29.3851" calcext:value-type="float">
            <text:p>29.3851</text:p>
          </table:table-cell>
          <table:table-cell table:style-name="ce23" office:value-type="float" office:value="28.82581" calcext:value-type="float">
            <text:p>28.82581</text:p>
          </table:table-cell>
          <table:table-cell table:style-name="ce23" office:value-type="float" office:value="28.53067" calcext:value-type="float">
            <text:p>28.53067</text:p>
          </table:table-cell>
          <table:table-cell table:style-name="ce23" office:value-type="float" office:value="28.60284" calcext:value-type="float">
            <text:p>28.60284</text:p>
          </table:table-cell>
          <table:table-cell table:style-name="ce23" office:value-type="float" office:value="28.1106" calcext:value-type="float">
            <text:p>28.1106</text:p>
          </table:table-cell>
          <table:table-cell table:style-name="ce23" office:value-type="float" office:value="28.49707" calcext:value-type="float">
            <text:p>28.49707</text:p>
          </table:table-cell>
          <table:table-cell table:style-name="ce23" office:value-type="float" office:value="28.64163" calcext:value-type="float">
            <text:p>28.64163</text:p>
          </table:table-cell>
          <table:table-cell table:style-name="ce23" office:value-type="float" office:value="28.7731" calcext:value-type="float">
            <text:p>28.7731</text:p>
          </table:table-cell>
          <table:table-cell table:style-name="ce23" office:value-type="float" office:value="28.40424" calcext:value-type="float">
            <text:p>28.40424</text:p>
          </table:table-cell>
          <table:table-cell table:style-name="ce23" office:value-type="float" office:value="31.21387" calcext:value-type="float">
            <text:p>31.21387</text:p>
          </table:table-cell>
          <table:table-cell table:style-name="ce23" office:value-type="float" office:value="30.06927" calcext:value-type="float">
            <text:p>30.06927</text:p>
          </table:table-cell>
          <table:table-cell table:style-name="ce23" office:value-type="float" office:value="32.82697" calcext:value-type="float">
            <text:p>32.82697</text:p>
          </table:table-cell>
          <table:table-cell table:style-name="ce23" office:value-type="float" office:value="31.80051" calcext:value-type="float">
            <text:p>31.80051</text:p>
          </table:table-cell>
          <table:table-cell table:style-name="ce23" office:value-type="float" office:value="33.00107" calcext:value-type="float">
            <text:p>33.00107</text:p>
          </table:table-cell>
          <table:table-cell table:style-name="ce23" office:value-type="float" office:value="32.57092" calcext:value-type="float">
            <text:p>32.57092</text:p>
          </table:table-cell>
          <table:table-cell table:style-name="ce23" office:value-type="float" office:value="32.45947" calcext:value-type="float">
            <text:p>32.45947</text:p>
          </table:table-cell>
          <table:table-cell table:style-name="ce23" office:value-type="float" office:value="32.34482" calcext:value-type="float">
            <text:p>32.34482</text:p>
          </table:table-cell>
          <table:table-cell table:style-name="ce23" office:value-type="float" office:value="32.3978" calcext:value-type="float">
            <text:p>32.3978</text:p>
          </table:table-cell>
          <table:table-cell table:style-name="ce23" office:value-type="float" office:value="31.81622" calcext:value-type="float">
            <text:p>31.81622</text:p>
          </table:table-cell>
          <table:table-cell table:style-name="ce23" office:value-type="float" office:value="32.39316" calcext:value-type="float">
            <text:p>32.39316</text:p>
          </table:table-cell>
          <table:table-cell table:style-name="ce23" office:value-type="float" office:value="30.91815" calcext:value-type="float">
            <text:p>30.91815</text:p>
          </table:table-cell>
          <table:table-cell table:style-name="ce23" office:value-type="float" office:value="30.59534" calcext:value-type="float">
            <text:p>30.59534</text:p>
          </table:table-cell>
          <table:table-cell table:style-name="ce23" office:value-type="float" office:value="29.46411" calcext:value-type="float">
            <text:p>29.46411</text:p>
          </table:table-cell>
          <table:table-cell table:style-name="ce23" office:value-type="float" office:value="29.14957" calcext:value-type="float">
            <text:p>29.14957</text:p>
          </table:table-cell>
          <table:table-cell table:style-name="ce23" office:value-type="float" office:value="28.65265" calcext:value-type="float">
            <text:p>28.65265</text:p>
          </table:table-cell>
          <table:table-cell table:style-name="ce23" office:value-type="float" office:value="28.42166" calcext:value-type="float">
            <text:p>28.42166</text:p>
          </table:table-cell>
          <table:table-cell table:style-name="ce23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23" office:value-type="float" office:value="29.88104" calcext:value-type="float">
            <text:p>29.88104</text:p>
          </table:table-cell>
          <table:table-cell table:style-name="ce23" office:value-type="float" office:value="31.47998" calcext:value-type="float">
            <text:p>31.47998</text:p>
          </table:table-cell>
          <table:table-cell table:style-name="ce23" office:value-type="float" office:value="32.38092" calcext:value-type="float">
            <text:p>32.38092</text:p>
          </table:table-cell>
          <table:table-cell table:style-name="ce23" office:value-type="float" office:value="31.15002" calcext:value-type="float">
            <text:p>31.15002</text:p>
          </table:table-cell>
          <table:table-cell table:style-name="ce23" office:value-type="float" office:value="31.32205" calcext:value-type="float">
            <text:p>31.32205</text:p>
          </table:table-cell>
          <table:table-cell table:style-name="ce23" office:value-type="float" office:value="29.1871" calcext:value-type="float">
            <text:p>29.1871</text:p>
          </table:table-cell>
          <table:table-cell table:style-name="ce23" office:value-type="float" office:value="28.79211" calcext:value-type="float">
            <text:p>28.79211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8.35556" calcext:value-type="float">
            <text:p>28.35556</text:p>
          </table:table-cell>
          <table:table-cell table:style-name="ce23" office:value-type="float" office:value="28.49005" calcext:value-type="float">
            <text:p>28.49005</text:p>
          </table:table-cell>
          <table:table-cell table:style-name="ce23" office:value-type="float" office:value="28.68729" calcext:value-type="float">
            <text:p>28.68729</text:p>
          </table:table-cell>
          <table:table-cell table:style-name="ce23" office:value-type="float" office:value="28.57852" calcext:value-type="float">
            <text:p>28.57852</text:p>
          </table:table-cell>
          <table:table-cell table:style-name="ce23" office:value-type="float" office:value="28.53763" calcext:value-type="float">
            <text:p>28.53763</text:p>
          </table:table-cell>
          <table:table-cell table:style-name="ce23" office:value-type="float" office:value="29.20825" calcext:value-type="float">
            <text:p>29.20825</text:p>
          </table:table-cell>
          <table:table-cell table:style-name="ce23" office:value-type="float" office:value="28.92633" calcext:value-type="float">
            <text:p>28.92633</text:p>
          </table:table-cell>
          <table:table-cell table:style-name="ce23" office:value-type="float" office:value="31.17313" calcext:value-type="float">
            <text:p>31.17313</text:p>
          </table:table-cell>
          <table:table-cell table:style-name="ce23" office:value-type="float" office:value="30.15488" calcext:value-type="float">
            <text:p>30.15488</text:p>
          </table:table-cell>
          <table:table-cell table:style-name="ce23" office:value-type="float" office:value="32.58478" calcext:value-type="float">
            <text:p>32.58478</text:p>
          </table:table-cell>
          <table:table-cell table:style-name="ce23" office:value-type="float" office:value="32.34778" calcext:value-type="float">
            <text:p>32.34778</text:p>
          </table:table-cell>
          <table:table-cell table:style-name="ce23" office:value-type="float" office:value="32.25781" calcext:value-type="float">
            <text:p>32.25781</text:p>
          </table:table-cell>
          <table:table-cell table:style-name="ce23" office:value-type="float" office:value="31.94916" calcext:value-type="float">
            <text:p>31.94916</text:p>
          </table:table-cell>
          <table:table-cell table:style-name="ce23" office:value-type="float" office:value="32.36972" calcext:value-type="float">
            <text:p>32.36972</text:p>
          </table:table-cell>
          <table:table-cell table:style-name="ce23" office:value-type="float" office:value="30.82874" calcext:value-type="float">
            <text:p>30.82874</text:p>
          </table:table-cell>
          <table:table-cell table:style-name="ce23" office:value-type="float" office:value="31.65811" calcext:value-type="float">
            <text:p>31.65811</text:p>
          </table:table-cell>
          <table:table-cell table:style-name="ce23" office:value-type="float" office:value="29.45987" calcext:value-type="float">
            <text:p>29.45987</text:p>
          </table:table-cell>
          <table:table-cell table:style-name="ce23" office:value-type="float" office:value="29.80893" calcext:value-type="float">
            <text:p>29.80893</text:p>
          </table:table-cell>
          <table:table-cell table:style-name="ce23" office:value-type="float" office:value="28.78568" calcext:value-type="float">
            <text:p>28.78568</text:p>
          </table:table-cell>
          <table:table-cell table:style-name="ce23" office:value-type="float" office:value="29.13351" calcext:value-type="float">
            <text:p>29.13351</text:p>
          </table:table-cell>
          <table:table-cell table:style-name="ce23" office:value-type="float" office:value="28.43869" calcext:value-type="float">
            <text:p>28.43869</text:p>
          </table:table-cell>
          <table:table-cell table:style-name="ce23" office:value-type="float" office:value="28.53268" calcext:value-type="float">
            <text:p>28.53268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23" office:value-type="float" office:value="32.35507" calcext:value-type="float">
            <text:p>32.35507</text:p>
          </table:table-cell>
          <table:table-cell table:style-name="ce23" office:value-type="float" office:value="32.414" calcext:value-type="float">
            <text:p>32.414</text:p>
          </table:table-cell>
          <table:table-cell table:style-name="ce23" office:value-type="float" office:value="32.71503" calcext:value-type="float">
            <text:p>32.71503</text:p>
          </table:table-cell>
          <table:table-cell table:style-name="ce23" office:value-type="float" office:value="32.77014" calcext:value-type="float">
            <text:p>32.77014</text:p>
          </table:table-cell>
          <table:table-cell table:style-name="ce23" office:value-type="float" office:value="29.99567" calcext:value-type="float">
            <text:p>29.99567</text:p>
          </table:table-cell>
          <table:table-cell table:style-name="ce23" office:value-type="float" office:value="30.81281" calcext:value-type="float">
            <text:p>30.81281</text:p>
          </table:table-cell>
          <table:table-cell table:style-name="ce23" office:value-type="float" office:value="28.86508" calcext:value-type="float">
            <text:p>28.86508</text:p>
          </table:table-cell>
          <table:table-cell table:style-name="ce23" office:value-type="float" office:value="29.01923" calcext:value-type="float">
            <text:p>29.01923</text:p>
          </table:table-cell>
          <table:table-cell table:style-name="ce23" office:value-type="float" office:value="28.85278" calcext:value-type="float">
            <text:p>28.85278</text:p>
          </table:table-cell>
          <table:table-cell table:style-name="ce23" office:value-type="float" office:value="28.30249" calcext:value-type="float">
            <text:p>28.30249</text:p>
          </table:table-cell>
          <table:table-cell table:style-name="ce23" office:value-type="float" office:value="28.37607" calcext:value-type="float">
            <text:p>28.37607</text:p>
          </table:table-cell>
          <table:table-cell table:style-name="ce23" office:value-type="float" office:value="28.51172" calcext:value-type="float">
            <text:p>28.51172</text:p>
          </table:table-cell>
          <table:table-cell table:style-name="ce23" office:value-type="float" office:value="28.62817" calcext:value-type="float">
            <text:p>28.62817</text:p>
          </table:table-cell>
          <table:table-cell table:style-name="ce23" office:value-type="float" office:value="28.17429" calcext:value-type="float">
            <text:p>28.17429</text:p>
          </table:table-cell>
          <table:table-cell table:style-name="ce23" office:value-type="float" office:value="29.77914" calcext:value-type="float">
            <text:p>29.77914</text:p>
          </table:table-cell>
          <table:table-cell table:style-name="ce23" office:value-type="float" office:value="28.89136" calcext:value-type="float">
            <text:p>28.89136</text:p>
          </table:table-cell>
          <table:table-cell table:style-name="ce23" office:value-type="float" office:value="32.1539" calcext:value-type="float">
            <text:p>32.1539</text:p>
          </table:table-cell>
          <table:table-cell table:style-name="ce23" office:value-type="float" office:value="30.50262" calcext:value-type="float">
            <text:p>30.50262</text:p>
          </table:table-cell>
          <table:table-cell table:style-name="ce23" office:value-type="float" office:value="32.1398" calcext:value-type="float">
            <text:p>32.1398</text:p>
          </table:table-cell>
          <table:table-cell table:style-name="ce23" office:value-type="float" office:value="31.65399" calcext:value-type="float">
            <text:p>31.65399</text:p>
          </table:table-cell>
          <table:table-cell table:style-name="ce23" office:value-type="float" office:value="31.75424" calcext:value-type="float">
            <text:p>31.75424</text:p>
          </table:table-cell>
          <table:table-cell table:style-name="ce23" office:value-type="float" office:value="30.42578" calcext:value-type="float">
            <text:p>30.42578</text:p>
          </table:table-cell>
          <table:table-cell table:style-name="ce23" office:value-type="float" office:value="30.61267" calcext:value-type="float">
            <text:p>30.61267</text:p>
          </table:table-cell>
          <table:table-cell table:style-name="ce23" office:value-type="float" office:value="29.35632" calcext:value-type="float">
            <text:p>29.35632</text:p>
          </table:table-cell>
          <table:table-cell table:style-name="ce23" office:value-type="float" office:value="29.85947" calcext:value-type="float">
            <text:p>29.85947</text:p>
          </table:table-cell>
          <table:table-cell table:style-name="ce23" office:value-type="float" office:value="28.74579" calcext:value-type="float">
            <text:p>28.74579</text:p>
          </table:table-cell>
          <table:table-cell table:style-name="ce23" office:value-type="float" office:value="28.71487" calcext:value-type="float">
            <text:p>28.71487</text:p>
          </table:table-cell>
          <table:table-cell table:style-name="ce23" office:value-type="float" office:value="28.43402" calcext:value-type="float">
            <text:p>28.43402</text:p>
          </table:table-cell>
          <table:table-cell table:style-name="ce23" office:value-type="float" office:value="28.62494" calcext:value-type="float">
            <text:p>28.62494</text:p>
          </table:table-cell>
          <table:table-cell table:style-name="ce23" office:value-type="float" office:value="28.22617" calcext:value-type="float">
            <text:p>28.22617</text:p>
          </table:table-cell>
          <table:table-cell table:style-name="ce23" office:value-type="float" office:value="28.3038" calcext:value-type="float">
            <text:p>28.3038</text:p>
          </table:table-cell>
          <table:table-cell table:style-name="ce23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23" office:value-type="float" office:value="32.08911" calcext:value-type="float">
            <text:p>32.08911</text:p>
          </table:table-cell>
          <table:table-cell table:style-name="ce23" office:value-type="float" office:value="34.15668" calcext:value-type="float">
            <text:p>34.15668</text:p>
          </table:table-cell>
          <table:table-cell table:style-name="ce23" office:value-type="float" office:value="34.06351" calcext:value-type="float">
            <text:p>34.06351</text:p>
          </table:table-cell>
          <table:table-cell table:style-name="ce23" office:value-type="float" office:value="32.35364" calcext:value-type="float">
            <text:p>32.35364</text:p>
          </table:table-cell>
          <table:table-cell table:style-name="ce23" office:value-type="float" office:value="32.38501" calcext:value-type="float">
            <text:p>32.38501</text:p>
          </table:table-cell>
          <table:table-cell table:style-name="ce23" office:value-type="float" office:value="30.55246" calcext:value-type="float">
            <text:p>30.55246</text:p>
          </table:table-cell>
          <table:table-cell table:style-name="ce23" office:value-type="float" office:value="29.81189" calcext:value-type="float">
            <text:p>29.81189</text:p>
          </table:table-cell>
          <table:table-cell table:style-name="ce23" office:value-type="float" office:value="28.61194" calcext:value-type="float">
            <text:p>28.61194</text:p>
          </table:table-cell>
          <table:table-cell table:style-name="ce23" office:value-type="float" office:value="28.47665" calcext:value-type="float">
            <text:p>28.47665</text:p>
          </table:table-cell>
          <table:table-cell table:style-name="ce23" office:value-type="float" office:value="28.41925" calcext:value-type="float">
            <text:p>28.41925</text:p>
          </table:table-cell>
          <table:table-cell table:style-name="ce23" office:value-type="float" office:value="28.642" calcext:value-type="float">
            <text:p>28.642</text:p>
          </table:table-cell>
          <table:table-cell table:style-name="ce23" office:value-type="float" office:value="28.51297" calcext:value-type="float">
            <text:p>28.51297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48956" calcext:value-type="float">
            <text:p>28.48956</text:p>
          </table:table-cell>
          <table:table-cell table:style-name="ce23" office:value-type="float" office:value="28.20099" calcext:value-type="float">
            <text:p>28.20099</text:p>
          </table:table-cell>
          <table:table-cell table:style-name="ce23" office:value-type="float" office:value="29.56238" calcext:value-type="float">
            <text:p>29.56238</text:p>
          </table:table-cell>
          <table:table-cell table:style-name="ce23" office:value-type="float" office:value="29.29523" calcext:value-type="float">
            <text:p>29.29523</text:p>
          </table:table-cell>
          <table:table-cell table:style-name="ce23" office:value-type="float" office:value="31.22824" calcext:value-type="float">
            <text:p>31.22824</text:p>
          </table:table-cell>
          <table:table-cell table:style-name="ce23" office:value-type="float" office:value="30.24066" calcext:value-type="float">
            <text:p>30.24066</text:p>
          </table:table-cell>
          <table:table-cell table:style-name="ce23" office:value-type="float" office:value="30.98523" calcext:value-type="float">
            <text:p>30.98523</text:p>
          </table:table-cell>
          <table:table-cell table:style-name="ce23" office:value-type="float" office:value="29.63834" calcext:value-type="float">
            <text:p>29.63834</text:p>
          </table:table-cell>
          <table:table-cell table:style-name="ce23" office:value-type="float" office:value="29.7775" calcext:value-type="float">
            <text:p>29.7775</text:p>
          </table:table-cell>
          <table:table-cell table:style-name="ce23" office:value-type="float" office:value="28.81177" calcext:value-type="float">
            <text:p>28.81177</text:p>
          </table:table-cell>
          <table:table-cell table:style-name="ce23" office:value-type="float" office:value="29.20273" calcext:value-type="float">
            <text:p>29.20273</text:p>
          </table:table-cell>
          <table:table-cell table:style-name="ce23" office:value-type="float" office:value="28.70432" calcext:value-type="float">
            <text:p>28.70432</text:p>
          </table:table-cell>
          <table:table-cell table:style-name="ce23" office:value-type="float" office:value="28.34271" calcext:value-type="float">
            <text:p>28.34271</text:p>
          </table:table-cell>
          <table:table-cell table:style-name="ce23" office:value-type="float" office:value="28.4303" calcext:value-type="float">
            <text:p>28.4303</text:p>
          </table:table-cell>
          <table:table-cell table:style-name="ce23" office:value-type="float" office:value="28.61993" calcext:value-type="float">
            <text:p>28.61993</text:p>
          </table:table-cell>
          <table:table-cell table:style-name="ce23" office:value-type="float" office:value="28.48932" calcext:value-type="float">
            <text:p>28.48932</text:p>
          </table:table-cell>
          <table:table-cell table:style-name="ce23" office:value-type="float" office:value="28.20914" calcext:value-type="float">
            <text:p>28.20914</text:p>
          </table:table-cell>
          <table:table-cell table:style-name="ce23" office:value-type="float" office:value="28.53848" calcext:value-type="float">
            <text:p>28.53848</text:p>
          </table:table-cell>
          <table:table-cell table:style-name="ce23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23" office:value-type="float" office:value="33.40698" calcext:value-type="float">
            <text:p>33.40698</text:p>
          </table:table-cell>
          <table:table-cell table:style-name="ce23" office:value-type="float" office:value="32.63089" calcext:value-type="float">
            <text:p>32.63089</text:p>
          </table:table-cell>
          <table:table-cell table:style-name="ce23" office:value-type="float" office:value="33.42575" calcext:value-type="float">
            <text:p>33.42575</text:p>
          </table:table-cell>
          <table:table-cell table:style-name="ce23" office:value-type="float" office:value="33.79407" calcext:value-type="float">
            <text:p>33.79407</text:p>
          </table:table-cell>
          <table:table-cell table:style-name="ce23" office:value-type="float" office:value="31.50021" calcext:value-type="float">
            <text:p>31.50021</text:p>
          </table:table-cell>
          <table:table-cell table:style-name="ce23" office:value-type="float" office:value="31.61697" calcext:value-type="float">
            <text:p>31.61697</text:p>
          </table:table-cell>
          <table:table-cell table:style-name="ce23" office:value-type="float" office:value="28.75964" calcext:value-type="float">
            <text:p>28.75964</text:p>
          </table:table-cell>
          <table:table-cell table:style-name="ce23" office:value-type="float" office:value="29.86847" calcext:value-type="float">
            <text:p>29.86847</text:p>
          </table:table-cell>
          <table:table-cell table:style-name="ce23" office:value-type="float" office:value="28.41333" calcext:value-type="float">
            <text:p>28.41333</text:p>
          </table:table-cell>
          <table:table-cell table:style-name="ce23" office:value-type="float" office:value="28.28763" calcext:value-type="float">
            <text:p>28.28763</text:p>
          </table:table-cell>
          <table:table-cell table:style-name="ce23" office:value-type="float" office:value="28.7207" calcext:value-type="float">
            <text:p>28.7207</text:p>
          </table:table-cell>
          <table:table-cell table:style-name="ce23" office:value-type="float" office:value="28.63782" calcext:value-type="float">
            <text:p>28.63782</text:p>
          </table:table-cell>
          <table:table-cell table:style-name="ce23" office:value-type="float" office:value="28.45374" calcext:value-type="float">
            <text:p>28.45374</text:p>
          </table:table-cell>
          <table:table-cell table:style-name="ce23" office:value-type="float" office:value="28.18436" calcext:value-type="float">
            <text:p>28.18436</text:p>
          </table:table-cell>
          <table:table-cell table:style-name="ce23" office:value-type="float" office:value="28.90359" calcext:value-type="float">
            <text:p>28.90359</text:p>
          </table:table-cell>
          <table:table-cell table:style-name="ce23" office:value-type="float" office:value="28.76587" calcext:value-type="float">
            <text:p>28.76587</text:p>
          </table:table-cell>
          <table:table-cell table:style-name="ce23" office:value-type="float" office:value="30.41129" calcext:value-type="float">
            <text:p>30.41129</text:p>
          </table:table-cell>
          <table:table-cell table:style-name="ce23" office:value-type="float" office:value="28.84167" calcext:value-type="float">
            <text:p>28.84167</text:p>
          </table:table-cell>
          <table:table-cell table:style-name="ce23" office:value-type="float" office:value="30.54901" calcext:value-type="float">
            <text:p>30.54901</text:p>
          </table:table-cell>
          <table:table-cell table:style-name="ce23" office:value-type="float" office:value="29.01678" calcext:value-type="float">
            <text:p>29.01678</text:p>
          </table:table-cell>
          <table:table-cell table:style-name="ce23" office:value-type="float" office:value="29.16205" calcext:value-type="float">
            <text:p>29.16205</text:p>
          </table:table-cell>
          <table:table-cell table:style-name="ce23" office:value-type="float" office:value="28.91888" calcext:value-type="float">
            <text:p>28.91888</text:p>
          </table:table-cell>
          <table:table-cell table:style-name="ce23" office:value-type="float" office:value="28.75201" calcext:value-type="float">
            <text:p>28.75201</text:p>
          </table:table-cell>
          <table:table-cell table:style-name="ce23" office:value-type="float" office:value="28.80069" calcext:value-type="float">
            <text:p>28.80069</text:p>
          </table:table-cell>
          <table:table-cell table:style-name="ce23" office:value-type="float" office:value="28.6781" calcext:value-type="float">
            <text:p>28.6781</text:p>
          </table:table-cell>
          <table:table-cell table:style-name="ce23" office:value-type="float" office:value="28.39584" calcext:value-type="float">
            <text:p>28.39584</text:p>
          </table:table-cell>
          <table:table-cell table:style-name="ce23" office:value-type="float" office:value="28.34546" calcext:value-type="float">
            <text:p>28.34546</text:p>
          </table:table-cell>
          <table:table-cell table:style-name="ce23" office:value-type="float" office:value="28.56027" calcext:value-type="float">
            <text:p>28.56027</text:p>
          </table:table-cell>
          <table:table-cell table:style-name="ce23" office:value-type="float" office:value="28.24524" calcext:value-type="float">
            <text:p>28.24524</text:p>
          </table:table-cell>
          <table:table-cell table:style-name="ce23" office:value-type="float" office:value="28.32999" calcext:value-type="float">
            <text:p>28.32999</text:p>
          </table:table-cell>
          <table:table-cell table:style-name="ce23" office:value-type="float" office:value="28.49411" calcext:value-type="float">
            <text:p>28.49411</text:p>
          </table:table-cell>
          <table:table-cell table:style-name="ce23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23" office:value-type="float" office:value="30.36829" calcext:value-type="float">
            <text:p>30.36829</text:p>
          </table:table-cell>
          <table:table-cell table:style-name="ce23" office:value-type="float" office:value="32.87213" calcext:value-type="float">
            <text:p>32.87213</text:p>
          </table:table-cell>
          <table:table-cell table:style-name="ce23" office:value-type="float" office:value="33.29105" calcext:value-type="float">
            <text:p>33.29105</text:p>
          </table:table-cell>
          <table:table-cell table:style-name="ce23" office:value-type="float" office:value="33.01254" calcext:value-type="float">
            <text:p>33.01254</text:p>
          </table:table-cell>
          <table:table-cell table:style-name="ce23" office:value-type="float" office:value="32.56174" calcext:value-type="float">
            <text:p>32.56174</text:p>
          </table:table-cell>
          <table:table-cell table:style-name="ce23" office:value-type="float" office:value="31.87057" calcext:value-type="float">
            <text:p>31.87057</text:p>
          </table:table-cell>
          <table:table-cell table:style-name="ce23" office:value-type="float" office:value="31.30811" calcext:value-type="float">
            <text:p>31.30811</text:p>
          </table:table-cell>
          <table:table-cell table:style-name="ce23" office:value-type="float" office:value="29.00616" calcext:value-type="float">
            <text:p>29.00616</text:p>
          </table:table-cell>
          <table:table-cell table:style-name="ce23" office:value-type="float" office:value="28.88309" calcext:value-type="float">
            <text:p>28.88309</text:p>
          </table:table-cell>
          <table:table-cell table:style-name="ce23" office:value-type="float" office:value="28.7916" calcext:value-type="float">
            <text:p>28.7916</text:p>
          </table:table-cell>
          <table:table-cell table:style-name="ce23" office:value-type="float" office:value="28.41846" calcext:value-type="float">
            <text:p>28.41846</text:p>
          </table:table-cell>
          <table:table-cell table:style-name="ce23" office:value-type="float" office:value="28.25153" calcext:value-type="float">
            <text:p>28.25153</text:p>
          </table:table-cell>
          <table:table-cell table:style-name="ce23" office:value-type="float" office:value="28.41177" calcext:value-type="float">
            <text:p>28.41177</text:p>
          </table:table-cell>
          <table:table-cell table:style-name="ce23" office:value-type="float" office:value="28.79874" calcext:value-type="float">
            <text:p>28.79874</text:p>
          </table:table-cell>
          <table:table-cell table:style-name="ce23" office:value-type="float" office:value="28.54214" calcext:value-type="float">
            <text:p>28.54214</text:p>
          </table:table-cell>
          <table:table-cell table:style-name="ce23" office:value-type="float" office:value="29.01672" calcext:value-type="float">
            <text:p>29.01672</text:p>
          </table:table-cell>
          <table:table-cell table:style-name="ce23" office:value-type="float" office:value="28.51685" calcext:value-type="float">
            <text:p>28.51685</text:p>
          </table:table-cell>
          <table:table-cell table:style-name="ce23" office:value-type="float" office:value="28.94604" calcext:value-type="float">
            <text:p>28.94604</text:p>
          </table:table-cell>
          <table:table-cell table:style-name="ce23" office:value-type="float" office:value="28.61404" calcext:value-type="float">
            <text:p>28.61404</text:p>
          </table:table-cell>
          <table:table-cell table:style-name="ce23" office:value-type="float" office:value="28.8298" calcext:value-type="float">
            <text:p>28.8298</text:p>
          </table:table-cell>
          <table:table-cell table:style-name="ce23" office:value-type="float" office:value="28.48135" calcext:value-type="float">
            <text:p>28.48135</text:p>
          </table:table-cell>
          <table:table-cell table:style-name="ce23" office:value-type="float" office:value="28.42502" calcext:value-type="float">
            <text:p>28.42502</text:p>
          </table:table-cell>
          <table:table-cell table:style-name="ce23" office:value-type="float" office:value="28.43442" calcext:value-type="float">
            <text:p>28.43442</text:p>
          </table:table-cell>
          <table:table-cell table:style-name="ce23" office:value-type="float" office:value="28.60275" calcext:value-type="float">
            <text:p>28.60275</text:p>
          </table:table-cell>
          <table:table-cell table:style-name="ce23" office:value-type="float" office:value="28.29529" calcext:value-type="float">
            <text:p>28.29529</text:p>
          </table:table-cell>
          <table:table-cell table:style-name="ce23" office:value-type="float" office:value="28.79486" calcext:value-type="float">
            <text:p>28.79486</text:p>
          </table:table-cell>
          <table:table-cell table:style-name="ce23" office:value-type="float" office:value="28.5083" calcext:value-type="float">
            <text:p>28.5083</text:p>
          </table:table-cell>
          <table:table-cell table:style-name="ce23" office:value-type="float" office:value="28.41159" calcext:value-type="float">
            <text:p>28.41159</text:p>
          </table:table-cell>
          <table:table-cell table:style-name="ce23" office:value-type="float" office:value="28.08023" calcext:value-type="float">
            <text:p>28.08023</text:p>
          </table:table-cell>
          <table:table-cell table:style-name="ce23" office:value-type="float" office:value="28.24377" calcext:value-type="float">
            <text:p>28.24377</text:p>
          </table:table-cell>
          <table:table-cell table:style-name="ce23" office:value-type="float" office:value="28.28406" calcext:value-type="float">
            <text:p>28.28406</text:p>
          </table:table-cell>
          <table:table-cell table:style-name="ce23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23" office:value-type="float" office:value="32.22818" calcext:value-type="float">
            <text:p>32.22818</text:p>
          </table:table-cell>
          <table:table-cell table:style-name="ce23" office:value-type="float" office:value="30.9986" calcext:value-type="float">
            <text:p>30.9986</text:p>
          </table:table-cell>
          <table:table-cell table:style-name="ce23" office:value-type="float" office:value="32.7142" calcext:value-type="float">
            <text:p>32.7142</text:p>
          </table:table-cell>
          <table:table-cell table:style-name="ce23" office:value-type="float" office:value="33.01501" calcext:value-type="float">
            <text:p>33.01501</text:p>
          </table:table-cell>
          <table:table-cell table:style-name="ce23" office:value-type="float" office:value="32.79364" calcext:value-type="float">
            <text:p>32.79364</text:p>
          </table:table-cell>
          <table:table-cell table:style-name="ce23" office:value-type="float" office:value="32.54736" calcext:value-type="float">
            <text:p>32.54736</text:p>
          </table:table-cell>
          <table:table-cell table:style-name="ce23" office:value-type="float" office:value="30.3407" calcext:value-type="float">
            <text:p>30.3407</text:p>
          </table:table-cell>
          <table:table-cell table:style-name="ce23" office:value-type="float" office:value="31.58511" calcext:value-type="float">
            <text:p>31.58511</text:p>
          </table:table-cell>
          <table:table-cell table:style-name="ce23" office:value-type="float" office:value="28.58551" calcext:value-type="float">
            <text:p>28.58551</text:p>
          </table:table-cell>
          <table:table-cell table:style-name="ce23" office:value-type="float" office:value="28.48505" calcext:value-type="float">
            <text:p>28.48505</text:p>
          </table:table-cell>
          <table:table-cell table:style-name="ce23" office:value-type="float" office:value="28.56137" calcext:value-type="float">
            <text:p>28.56137</text:p>
          </table:table-cell>
          <table:table-cell table:style-name="ce23" office:value-type="float" office:value="28.46124" calcext:value-type="float">
            <text:p>28.46124</text:p>
          </table:table-cell>
          <table:table-cell table:style-name="ce23" office:value-type="float" office:value="28.34567" calcext:value-type="float">
            <text:p>28.34567</text:p>
          </table:table-cell>
          <table:table-cell table:style-name="ce23" office:value-type="float" office:value="27.90918" calcext:value-type="float">
            <text:p>27.90918</text:p>
          </table:table-cell>
          <table:table-cell table:style-name="ce23" office:value-type="float" office:value="28.67795" calcext:value-type="float">
            <text:p>28.67795</text:p>
          </table:table-cell>
          <table:table-cell table:style-name="ce23" office:value-type="float" office:value="28.56573" calcext:value-type="float">
            <text:p>28.56573</text:p>
          </table:table-cell>
          <table:table-cell table:style-name="ce23" office:value-type="float" office:value="29.09238" calcext:value-type="float">
            <text:p>29.09238</text:p>
          </table:table-cell>
          <table:table-cell table:style-name="ce23" office:value-type="float" office:value="28.32983" calcext:value-type="float">
            <text:p>28.32983</text:p>
          </table:table-cell>
          <table:table-cell table:style-name="ce23" office:value-type="float" office:value="28.78088" calcext:value-type="float">
            <text:p>28.78088</text:p>
          </table:table-cell>
          <table:table-cell table:style-name="ce23" office:value-type="float" office:value="28.44055" calcext:value-type="float">
            <text:p>28.44055</text:p>
          </table:table-cell>
          <table:table-cell table:style-name="ce23" office:value-type="float" office:value="28.4559" calcext:value-type="float">
            <text:p>28.4559</text:p>
          </table:table-cell>
          <table:table-cell table:style-name="ce23" office:value-type="float" office:value="28.61282" calcext:value-type="float">
            <text:p>28.61282</text:p>
          </table:table-cell>
          <table:table-cell table:style-name="ce23" office:value-type="float" office:value="28.26984" calcext:value-type="float">
            <text:p>28.26984</text:p>
          </table:table-cell>
          <table:table-cell table:style-name="ce23" office:value-type="float" office:value="28.21902" calcext:value-type="float">
            <text:p>28.21902</text:p>
          </table:table-cell>
          <table:table-cell table:style-name="ce23" office:value-type="float" office:value="28.47144" calcext:value-type="float">
            <text:p>28.47144</text:p>
          </table:table-cell>
          <table:table-cell table:style-name="ce23" office:value-type="float" office:value="28.30878" calcext:value-type="float">
            <text:p>28.30878</text:p>
          </table:table-cell>
          <table:table-cell table:style-name="ce23" office:value-type="float" office:value="28.51959" calcext:value-type="float">
            <text:p>28.51959</text:p>
          </table:table-cell>
          <table:table-cell table:style-name="ce23" office:value-type="float" office:value="28.35202" calcext:value-type="float">
            <text:p>28.35202</text:p>
          </table:table-cell>
          <table:table-cell table:style-name="ce23" office:value-type="float" office:value="28.43585" calcext:value-type="float">
            <text:p>28.43585</text:p>
          </table:table-cell>
          <table:table-cell table:style-name="ce23" office:value-type="float" office:value="28.2312" calcext:value-type="float">
            <text:p>28.2312</text:p>
          </table:table-cell>
          <table:table-cell table:style-name="ce23" office:value-type="float" office:value="28.34448" calcext:value-type="float">
            <text:p>28.34448</text:p>
          </table:table-cell>
          <table:table-cell table:style-name="ce23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1" office:value-type="float" office:value="36.35074" calcext:value-type="float">
            <text:p>36.35074</text:p>
          </table:table-cell>
          <table:table-cell table:style-name="ce11" office:value-type="float" office:value="35.45963" calcext:value-type="float">
            <text:p>35.45963</text:p>
          </table:table-cell>
          <table:table-cell table:style-name="ce11" office:value-type="float" office:value="31.7132" calcext:value-type="float">
            <text:p>31.7132</text:p>
          </table:table-cell>
          <table:table-cell table:style-name="ce11" office:value-type="float" office:value="30.54858" calcext:value-type="float">
            <text:p>30.54858</text:p>
          </table:table-cell>
          <table:table-cell table:style-name="ce11" office:value-type="float" office:value="28.93069" calcext:value-type="float">
            <text:p>28.93069</text:p>
          </table:table-cell>
          <table:table-cell table:style-name="ce11" office:value-type="float" office:value="30.67285" calcext:value-type="float">
            <text:p>30.67285</text:p>
          </table:table-cell>
          <table:table-cell table:style-name="ce11" office:value-type="float" office:value="28.84464" calcext:value-type="float">
            <text:p>28.84464</text:p>
          </table:table-cell>
          <table:table-cell table:style-name="ce11" office:value-type="float" office:value="28.65875" calcext:value-type="float">
            <text:p>28.65875</text:p>
          </table:table-cell>
          <table:table-cell table:style-name="ce11" office:value-type="float" office:value="31.88068" calcext:value-type="float">
            <text:p>31.88068</text:p>
          </table:table-cell>
          <table:table-cell table:style-name="ce11" office:value-type="float" office:value="32.25107" calcext:value-type="float">
            <text:p>32.25107</text:p>
          </table:table-cell>
          <table:table-cell table:style-name="ce11" office:value-type="float" office:value="29.11734" calcext:value-type="float">
            <text:p>29.11734</text:p>
          </table:table-cell>
          <table:table-cell table:style-name="ce11" office:value-type="float" office:value="29.53406" calcext:value-type="float">
            <text:p>29.53406</text:p>
          </table:table-cell>
          <table:table-cell table:style-name="ce11" office:value-type="float" office:value="26.84262" calcext:value-type="float">
            <text:p>26.84262</text:p>
          </table:table-cell>
          <table:table-cell table:style-name="ce11" office:value-type="float" office:value="29.60385" calcext:value-type="float">
            <text:p>29.60385</text:p>
          </table:table-cell>
          <table:table-cell table:style-name="ce11" office:value-type="float" office:value="28.26169" calcext:value-type="float">
            <text:p>28.26169</text:p>
          </table:table-cell>
          <table:table-cell table:style-name="ce11" office:value-type="float" office:value="24.40649" calcext:value-type="float">
            <text:p>24.40649</text:p>
          </table:table-cell>
          <table:table-cell table:style-name="ce11" office:value-type="float" office:value="31.14362" calcext:value-type="float">
            <text:p>31.14362</text:p>
          </table:table-cell>
          <table:table-cell table:style-name="ce11" office:value-type="float" office:value="29.68356" calcext:value-type="float">
            <text:p>29.68356</text:p>
          </table:table-cell>
          <table:table-cell table:style-name="ce11" office:value-type="float" office:value="27.34637" calcext:value-type="float">
            <text:p>27.34637</text:p>
          </table:table-cell>
          <table:table-cell table:style-name="ce11" office:value-type="float" office:value="26.96417" calcext:value-type="float">
            <text:p>26.96417</text:p>
          </table:table-cell>
          <table:table-cell table:style-name="ce11" office:value-type="float" office:value="27.02359" calcext:value-type="float">
            <text:p>27.02359</text:p>
          </table:table-cell>
          <table:table-cell table:style-name="ce11" office:value-type="float" office:value="29.20029" calcext:value-type="float">
            <text:p>29.20029</text:p>
          </table:table-cell>
          <table:table-cell table:style-name="ce11" office:value-type="float" office:value="27.76419" calcext:value-type="float">
            <text:p>27.76419</text:p>
          </table:table-cell>
          <table:table-cell table:style-name="ce11" office:value-type="float" office:value="33.59607" calcext:value-type="float">
            <text:p>33.59607</text:p>
          </table:table-cell>
          <table:table-cell table:style-name="ce11" office:value-type="float" office:value="26.34778" calcext:value-type="float">
            <text:p>26.34778</text:p>
          </table:table-cell>
          <table:table-cell table:style-name="ce11" office:value-type="float" office:value="30.18112" calcext:value-type="float">
            <text:p>30.18112</text:p>
          </table:table-cell>
          <table:table-cell table:style-name="ce11" office:value-type="float" office:value="28.08591" calcext:value-type="float">
            <text:p>28.0859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5.2637" calcext:value-type="float">
            <text:p>25.2637</text:p>
          </table:table-cell>
          <table:table-cell table:style-name="ce11" office:value-type="float" office:value="29.82266" calcext:value-type="float">
            <text:p>29.82266</text:p>
          </table:table-cell>
          <table:table-cell table:style-name="ce11" office:value-type="float" office:value="22.20337" calcext:value-type="float">
            <text:p>22.20337</text:p>
          </table:table-cell>
          <table:table-cell table:style-name="ce11" office:value-type="float" office:value="28.5" calcext:value-type="float">
            <text:p>28.5</text:p>
          </table:table-cell>
          <table:table-cell office:value-type="string" calcext:value-type="string">
            <text:p>after fix offset schematic 1</text:p>
          </table:table-cell>
          <table:table-cell table:number-columns-repeated="34"/>
        </table:table-row>
        <table:table-row table:style-name="ro1">
          <table:table-cell table:style-name="ce11" office:value-type="float" office:value="26.00192" calcext:value-type="float">
            <text:p>26.00192</text:p>
          </table:table-cell>
          <table:table-cell table:style-name="ce11" office:value-type="float" office:value="36.72888" calcext:value-type="float">
            <text:p>36.72888</text:p>
          </table:table-cell>
          <table:table-cell table:style-name="ce11" office:value-type="float" office:value="36.78442" calcext:value-type="float">
            <text:p>36.78442</text:p>
          </table:table-cell>
          <table:table-cell table:style-name="ce11" office:value-type="float" office:value="30.30447" calcext:value-type="float">
            <text:p>30.30447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6.66855" calcext:value-type="float">
            <text:p>26.66855</text:p>
          </table:table-cell>
          <table:table-cell table:style-name="ce11" office:value-type="float" office:value="28.5144" calcext:value-type="float">
            <text:p>28.5144</text:p>
          </table:table-cell>
          <table:table-cell table:style-name="ce11" office:value-type="float" office:value="26.17938" calcext:value-type="float">
            <text:p>26.17938</text:p>
          </table:table-cell>
          <table:table-cell table:style-name="ce11" office:value-type="float" office:value="26.32056" calcext:value-type="float">
            <text:p>26.32056</text:p>
          </table:table-cell>
          <table:table-cell table:style-name="ce11" office:value-type="float" office:value="24.49307" calcext:value-type="float">
            <text:p>24.49307</text:p>
          </table:table-cell>
          <table:table-cell table:style-name="ce11" office:value-type="float" office:value="28.71851" calcext:value-type="float">
            <text:p>28.71851</text:p>
          </table:table-cell>
          <table:table-cell table:style-name="ce11" office:value-type="float" office:value="21.59061" calcext:value-type="float">
            <text:p>21.59061</text:p>
          </table:table-cell>
          <table:table-cell table:style-name="ce11" office:value-type="float" office:value="33.8653" calcext:value-type="float">
            <text:p>33.8653</text:p>
          </table:table-cell>
          <table:table-cell table:style-name="ce11" office:value-type="float" office:value="26.14688" calcext:value-type="float">
            <text:p>26.14688</text:p>
          </table:table-cell>
          <table:table-cell table:style-name="ce11" office:value-type="float" office:value="25.88895" calcext:value-type="float">
            <text:p>25.88895</text:p>
          </table:table-cell>
          <table:table-cell table:style-name="ce11" office:value-type="float" office:value="26.75882" calcext:value-type="float">
            <text:p>26.75882</text:p>
          </table:table-cell>
          <table:table-cell table:style-name="ce11" office:value-type="float" office:value="34.02771" calcext:value-type="float">
            <text:p>34.02771</text:p>
          </table:table-cell>
          <table:table-cell table:style-name="ce11" office:value-type="float" office:value="29.32062" calcext:value-type="float">
            <text:p>29.32062</text:p>
          </table:table-cell>
          <table:table-cell table:style-name="ce11" office:value-type="float" office:value="27.77136" calcext:value-type="float">
            <text:p>27.77136</text:p>
          </table:table-cell>
          <table:table-cell table:style-name="ce11" office:value-type="float" office:value="27.15628" calcext:value-type="float">
            <text:p>27.15628</text:p>
          </table:table-cell>
          <table:table-cell table:style-name="ce11" office:value-type="float" office:value="25.89166" calcext:value-type="float">
            <text:p>25.89166</text:p>
          </table:table-cell>
          <table:table-cell table:style-name="ce11" office:value-type="float" office:value="25.96118" calcext:value-type="float">
            <text:p>25.96118</text:p>
          </table:table-cell>
          <table:table-cell table:style-name="ce11" office:value-type="float" office:value="27.18939" calcext:value-type="float">
            <text:p>27.18939</text:p>
          </table:table-cell>
          <table:table-cell table:style-name="ce11" office:value-type="float" office:value="28.50275" calcext:value-type="float">
            <text:p>28.50275</text:p>
          </table:table-cell>
          <table:table-cell table:style-name="ce11" office:value-type="float" office:value="31.66931" calcext:value-type="float">
            <text:p>31.66931</text:p>
          </table:table-cell>
          <table:table-cell table:style-name="ce11" office:value-type="float" office:value="28.35629" calcext:value-type="float">
            <text:p>28.35629</text:p>
          </table:table-cell>
          <table:table-cell table:style-name="ce11" office:value-type="float" office:value="26.63766" calcext:value-type="float">
            <text:p>26.63766</text:p>
          </table:table-cell>
          <table:table-cell table:style-name="ce11" office:value-type="float" office:value="26.00049" calcext:value-type="float">
            <text:p>26.00049</text:p>
          </table:table-cell>
          <table:table-cell table:style-name="ce11" office:value-type="float" office:value="27.94809" calcext:value-type="float">
            <text:p>27.94809</text:p>
          </table:table-cell>
          <table:table-cell table:style-name="ce11" office:value-type="float" office:value="29.34979" calcext:value-type="float">
            <text:p>29.34979</text:p>
          </table:table-cell>
          <table:table-cell table:style-name="ce11" office:value-type="float" office:value="24.86301" calcext:value-type="float">
            <text:p>24.86301</text:p>
          </table:table-cell>
          <table:table-cell table:style-name="ce11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1" office:value-type="float" office:value="28.45096" calcext:value-type="float">
            <text:p>28.45096</text:p>
          </table:table-cell>
          <table:table-cell table:style-name="ce11" office:value-type="float" office:value="28.76352" calcext:value-type="float">
            <text:p>28.76352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9.15805" calcext:value-type="float">
            <text:p>29.15805</text:p>
          </table:table-cell>
          <table:table-cell table:style-name="ce11" office:value-type="float" office:value="28.40881" calcext:value-type="float">
            <text:p>28.40881</text:p>
          </table:table-cell>
          <table:table-cell table:style-name="ce11" office:value-type="float" office:value="28.90451" calcext:value-type="float">
            <text:p>28.90451</text:p>
          </table:table-cell>
          <table:table-cell table:style-name="ce11" office:value-type="float" office:value="28.6041" calcext:value-type="float">
            <text:p>28.6041</text:p>
          </table:table-cell>
          <table:table-cell table:style-name="ce11" office:value-type="float" office:value="28.85672" calcext:value-type="float">
            <text:p>28.85672</text:p>
          </table:table-cell>
          <table:table-cell table:style-name="ce11" office:value-type="float" office:value="28.48273" calcext:value-type="float">
            <text:p>28.48273</text:p>
          </table:table-cell>
          <table:table-cell table:style-name="ce11" office:value-type="float" office:value="28.57538" calcext:value-type="float">
            <text:p>28.57538</text:p>
          </table:table-cell>
          <table:table-cell table:style-name="ce11" office:value-type="float" office:value="28.47891" calcext:value-type="float">
            <text:p>28.47891</text:p>
          </table:table-cell>
          <table:table-cell table:style-name="ce11" office:value-type="float" office:value="29.11444" calcext:value-type="float">
            <text:p>29.11444</text:p>
          </table:table-cell>
          <table:table-cell table:style-name="ce11" office:value-type="float" office:value="28.14508" calcext:value-type="float">
            <text:p>28.14508</text:p>
          </table:table-cell>
          <table:table-cell table:style-name="ce11" office:value-type="float" office:value="28.45309" calcext:value-type="float">
            <text:p>28.45309</text:p>
          </table:table-cell>
          <table:table-cell table:style-name="ce11" office:value-type="float" office:value="28.32315" calcext:value-type="float">
            <text:p>28.32315</text:p>
          </table:table-cell>
          <table:table-cell table:style-name="ce11" office:value-type="float" office:value="28.67545" calcext:value-type="float">
            <text:p>28.67545</text:p>
          </table:table-cell>
          <table:table-cell table:style-name="ce11" office:value-type="float" office:value="28.48938" calcext:value-type="float">
            <text:p>28.48938</text:p>
          </table:table-cell>
          <table:table-cell table:style-name="ce11" office:value-type="float" office:value="28.26071" calcext:value-type="float">
            <text:p>28.26071</text:p>
          </table:table-cell>
          <table:table-cell table:style-name="ce11" office:value-type="float" office:value="28.65857" calcext:value-type="float">
            <text:p>28.65857</text:p>
          </table:table-cell>
          <table:table-cell table:style-name="ce11" office:value-type="float" office:value="28.47208" calcext:value-type="float">
            <text:p>28.47208</text:p>
          </table:table-cell>
          <table:table-cell table:style-name="ce11" office:value-type="float" office:value="28.26852" calcext:value-type="float">
            <text:p>28.26852</text:p>
          </table:table-cell>
          <table:table-cell table:style-name="ce11" office:value-type="float" office:value="28.51868" calcext:value-type="float">
            <text:p>28.51868</text:p>
          </table:table-cell>
          <table:table-cell table:style-name="ce11" office:value-type="float" office:value="28.51599" calcext:value-type="float">
            <text:p>28.51599</text:p>
          </table:table-cell>
          <table:table-cell table:style-name="ce11" office:value-type="float" office:value="28.3812" calcext:value-type="float">
            <text:p>28.3812</text:p>
          </table:table-cell>
          <table:table-cell table:style-name="ce11" office:value-type="float" office:value="28.1192" calcext:value-type="float">
            <text:p>28.1192</text:p>
          </table:table-cell>
          <table:table-cell table:style-name="ce11" office:value-type="float" office:value="28.07977" calcext:value-type="float">
            <text:p>28.07977</text:p>
          </table:table-cell>
          <table:table-cell table:style-name="ce11" office:value-type="float" office:value="28.83176" calcext:value-type="float">
            <text:p>28.83176</text:p>
          </table:table-cell>
          <table:table-cell table:style-name="ce11" office:value-type="float" office:value="28.55673" calcext:value-type="float">
            <text:p>28.55673</text:p>
          </table:table-cell>
          <table:table-cell table:style-name="ce11" office:value-type="float" office:value="28.229" calcext:value-type="float">
            <text:p>28.229</text:p>
          </table:table-cell>
          <table:table-cell table:style-name="ce11" office:value-type="float" office:value="28.61057" calcext:value-type="float">
            <text:p>28.61057</text:p>
          </table:table-cell>
          <table:table-cell table:style-name="ce11" office:value-type="float" office:value="28.67639" calcext:value-type="float">
            <text:p>28.67639</text:p>
          </table:table-cell>
          <table:table-cell table:style-name="ce11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1" office:value-type="float" office:value="29.14667" calcext:value-type="float">
            <text:p>29.14667</text:p>
          </table:table-cell>
          <table:table-cell table:style-name="ce11" office:value-type="float" office:value="28.38501" calcext:value-type="float">
            <text:p>28.38501</text:p>
          </table:table-cell>
          <table:table-cell table:style-name="ce11" office:value-type="float" office:value="28.65146" calcext:value-type="float">
            <text:p>28.65146</text:p>
          </table:table-cell>
          <table:table-cell table:style-name="ce11" office:value-type="float" office:value="28.87021" calcext:value-type="float">
            <text:p>28.8702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8.57617" calcext:value-type="float">
            <text:p>28.57617</text:p>
          </table:table-cell>
          <table:table-cell table:style-name="ce11" office:value-type="float" office:value="28.95352" calcext:value-type="float">
            <text:p>28.95352</text:p>
          </table:table-cell>
          <table:table-cell table:style-name="ce11" office:value-type="float" office:value="28.78827" calcext:value-type="float">
            <text:p>28.78827</text:p>
          </table:table-cell>
          <table:table-cell table:style-name="ce11" office:value-type="float" office:value="28.60828" calcext:value-type="float">
            <text:p>28.60828</text:p>
          </table:table-cell>
          <table:table-cell table:style-name="ce11" office:value-type="float" office:value="28.72644" calcext:value-type="float">
            <text:p>28.72644</text:p>
          </table:table-cell>
          <table:table-cell table:style-name="ce11" office:value-type="float" office:value="28.96136" calcext:value-type="float">
            <text:p>28.96136</text:p>
          </table:table-cell>
          <table:table-cell table:style-name="ce11" office:value-type="float" office:value="28.66055" calcext:value-type="float">
            <text:p>28.66055</text:p>
          </table:table-cell>
          <table:table-cell table:style-name="ce11" office:value-type="float" office:value="28.50937" calcext:value-type="float">
            <text:p>28.50937</text:p>
          </table:table-cell>
          <table:table-cell table:style-name="ce11" office:value-type="float" office:value="28.37332" calcext:value-type="float">
            <text:p>28.37332</text:p>
          </table:table-cell>
          <table:table-cell table:style-name="ce11" office:value-type="float" office:value="28.37781" calcext:value-type="float">
            <text:p>28.37781</text:p>
          </table:table-cell>
          <table:table-cell table:style-name="ce11" office:value-type="float" office:value="28.40808" calcext:value-type="float">
            <text:p>28.40808</text:p>
          </table:table-cell>
          <table:table-cell table:style-name="ce11" office:value-type="float" office:value="28.59708" calcext:value-type="float">
            <text:p>28.59708</text:p>
          </table:table-cell>
          <table:table-cell table:style-name="ce11" office:value-type="float" office:value="28.41507" calcext:value-type="float">
            <text:p>28.41507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39291" calcext:value-type="float">
            <text:p>28.39291</text:p>
          </table:table-cell>
          <table:table-cell table:style-name="ce11" office:value-type="float" office:value="28.18201" calcext:value-type="float">
            <text:p>28.18201</text:p>
          </table:table-cell>
          <table:table-cell table:style-name="ce11" office:value-type="float" office:value="28.47385" calcext:value-type="float">
            <text:p>28.47385</text:p>
          </table:table-cell>
          <table:table-cell table:style-name="ce11" office:value-type="float" office:value="28.43414" calcext:value-type="float">
            <text:p>28.43414</text:p>
          </table:table-cell>
          <table:table-cell table:style-name="ce11" office:value-type="float" office:value="28.24561" calcext:value-type="float">
            <text:p>28.24561</text:p>
          </table:table-cell>
          <table:table-cell table:style-name="ce11" office:value-type="float" office:value="28.64835" calcext:value-type="float">
            <text:p>28.64835</text:p>
          </table:table-cell>
          <table:table-cell table:style-name="ce11" office:value-type="float" office:value="28.37146" calcext:value-type="float">
            <text:p>28.37146</text:p>
          </table:table-cell>
          <table:table-cell table:style-name="ce11" office:value-type="float" office:value="28.30472" calcext:value-type="float">
            <text:p>28.30472</text:p>
          </table:table-cell>
          <table:table-cell table:style-name="ce11" office:value-type="float" office:value="28.49954" calcext:value-type="float">
            <text:p>28.49954</text:p>
          </table:table-cell>
          <table:table-cell table:style-name="ce11" office:value-type="float" office:value="28.36667" calcext:value-type="float">
            <text:p>28.36667</text:p>
          </table:table-cell>
          <table:table-cell table:style-name="ce11" office:value-type="float" office:value="28.50659" calcext:value-type="float">
            <text:p>28.50659</text:p>
          </table:table-cell>
          <table:table-cell table:style-name="ce11" office:value-type="float" office:value="28.2446" calcext:value-type="float">
            <text:p>28.2446</text:p>
          </table:table-cell>
          <table:table-cell table:style-name="ce11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1" office:value-type="float" office:value="27.9537" calcext:value-type="float">
            <text:p>27.9537</text:p>
          </table:table-cell>
          <table:table-cell table:style-name="ce11" office:value-type="float" office:value="29.04077" calcext:value-type="float">
            <text:p>29.04077</text:p>
          </table:table-cell>
          <table:table-cell table:style-name="ce11" office:value-type="float" office:value="28.82495" calcext:value-type="float">
            <text:p>28.82495</text:p>
          </table:table-cell>
          <table:table-cell table:style-name="ce11" office:value-type="float" office:value="28.92603" calcext:value-type="float">
            <text:p>28.92603</text:p>
          </table:table-cell>
          <table:table-cell table:style-name="ce11" office:value-type="float" office:value="28.74109" calcext:value-type="float">
            <text:p>28.74109</text:p>
          </table:table-cell>
          <table:table-cell table:style-name="ce11" office:value-type="float" office:value="29.3331" calcext:value-type="float">
            <text:p>29.3331</text:p>
          </table:table-cell>
          <table:table-cell table:style-name="ce11" office:value-type="float" office:value="28.7265" calcext:value-type="float">
            <text:p>28.7265</text:p>
          </table:table-cell>
          <table:table-cell table:style-name="ce11" office:value-type="float" office:value="28.68134" calcext:value-type="float">
            <text:p>28.68134</text:p>
          </table:table-cell>
          <table:table-cell table:style-name="ce11" office:value-type="float" office:value="28.93188" calcext:value-type="float">
            <text:p>28.93188</text:p>
          </table:table-cell>
          <table:table-cell table:style-name="ce11" office:value-type="float" office:value="28.69391" calcext:value-type="float">
            <text:p>28.69391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8.55286" calcext:value-type="float">
            <text:p>28.55286</text:p>
          </table:table-cell>
          <table:table-cell table:style-name="ce11" office:value-type="float" office:value="28.96402" calcext:value-type="float">
            <text:p>28.96402</text:p>
          </table:table-cell>
          <table:table-cell table:style-name="ce11" office:value-type="float" office:value="28.79642" calcext:value-type="float">
            <text:p>28.79642</text:p>
          </table:table-cell>
          <table:table-cell table:style-name="ce11" office:value-type="float" office:value="28.54193" calcext:value-type="float">
            <text:p>28.54193</text:p>
          </table:table-cell>
          <table:table-cell table:style-name="ce11" office:value-type="float" office:value="28.89203" calcext:value-type="float">
            <text:p>28.89203</text:p>
          </table:table-cell>
          <table:table-cell table:style-name="ce11" office:value-type="float" office:value="28.1434" calcext:value-type="float">
            <text:p>28.1434</text:p>
          </table:table-cell>
          <table:table-cell table:style-name="ce11" office:value-type="float" office:value="28.86057" calcext:value-type="float">
            <text:p>28.86057</text:p>
          </table:table-cell>
          <table:table-cell table:style-name="ce11" office:value-type="float" office:value="28.86172" calcext:value-type="float">
            <text:p>28.86172</text:p>
          </table:table-cell>
          <table:table-cell table:style-name="ce11" office:value-type="float" office:value="28.53397" calcext:value-type="float">
            <text:p>28.53397</text:p>
          </table:table-cell>
          <table:table-cell table:style-name="ce11" office:value-type="float" office:value="28.6427" calcext:value-type="float">
            <text:p>28.6427</text:p>
          </table:table-cell>
          <table:table-cell table:style-name="ce11" office:value-type="float" office:value="28.33154" calcext:value-type="float">
            <text:p>28.33154</text:p>
          </table:table-cell>
          <table:table-cell table:style-name="ce11" office:value-type="float" office:value="28.95129" calcext:value-type="float">
            <text:p>28.95129</text:p>
          </table:table-cell>
          <table:table-cell table:style-name="ce11" office:value-type="float" office:value="29.18726" calcext:value-type="float">
            <text:p>29.18726</text:p>
          </table:table-cell>
          <table:table-cell table:style-name="ce11" office:value-type="float" office:value="28.53452" calcext:value-type="float">
            <text:p>28.53452</text:p>
          </table:table-cell>
          <table:table-cell table:style-name="ce11" office:value-type="float" office:value="28.57013" calcext:value-type="float">
            <text:p>28.57013</text:p>
          </table:table-cell>
          <table:table-cell table:style-name="ce11" office:value-type="float" office:value="28.84167" calcext:value-type="float">
            <text:p>28.84167</text:p>
          </table:table-cell>
          <table:table-cell table:style-name="ce11" office:value-type="float" office:value="29.04718" calcext:value-type="float">
            <text:p>29.04718</text:p>
          </table:table-cell>
          <table:table-cell table:style-name="ce11" office:value-type="float" office:value="28.871" calcext:value-type="float">
            <text:p>28.871</text:p>
          </table:table-cell>
          <table:table-cell table:style-name="ce11" office:value-type="float" office:value="29.0343" calcext:value-type="float">
            <text:p>29.0343</text:p>
          </table:table-cell>
          <table:table-cell table:style-name="ce11" office:value-type="float" office:value="28.89575" calcext:value-type="float">
            <text:p>28.89575</text:p>
          </table:table-cell>
          <table:table-cell table:style-name="ce11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1" office:value-type="float" office:value="28.31998" calcext:value-type="float">
            <text:p>28.31998</text:p>
          </table:table-cell>
          <table:table-cell table:style-name="ce11" office:value-type="float" office:value="28.36383" calcext:value-type="float">
            <text:p>28.36383</text:p>
          </table:table-cell>
          <table:table-cell table:style-name="ce11" office:value-type="float" office:value="28.68912" calcext:value-type="float">
            <text:p>28.68912</text:p>
          </table:table-cell>
          <table:table-cell table:style-name="ce11" office:value-type="float" office:value="28.87991" calcext:value-type="float">
            <text:p>28.87991</text:p>
          </table:table-cell>
          <table:table-cell table:style-name="ce11" office:value-type="float" office:value="28.39526" calcext:value-type="float">
            <text:p>28.39526</text:p>
          </table:table-cell>
          <table:table-cell table:style-name="ce11" office:value-type="float" office:value="28.98172" calcext:value-type="float">
            <text:p>28.98172</text:p>
          </table:table-cell>
          <table:table-cell table:style-name="ce11" office:value-type="float" office:value="28.17801" calcext:value-type="float">
            <text:p>28.17801</text:p>
          </table:table-cell>
          <table:table-cell table:style-name="ce11" office:value-type="float" office:value="28.4082" calcext:value-type="float">
            <text:p>28.4082</text:p>
          </table:table-cell>
          <table:table-cell table:style-name="ce11" office:value-type="float" office:value="28.81647" calcext:value-type="float">
            <text:p>28.81647</text:p>
          </table:table-cell>
          <table:table-cell table:style-name="ce11" office:value-type="float" office:value="28.60562" calcext:value-type="float">
            <text:p>28.60562</text:p>
          </table:table-cell>
          <table:table-cell table:style-name="ce11" office:value-type="float" office:value="28.79639" calcext:value-type="float">
            <text:p>28.79639</text:p>
          </table:table-cell>
          <table:table-cell table:style-name="ce11" office:value-type="float" office:value="26.33115" calcext:value-type="float">
            <text:p>26.33115</text:p>
          </table:table-cell>
          <table:table-cell table:style-name="ce11" office:value-type="float" office:value="28.89221" calcext:value-type="float">
            <text:p>28.89221</text:p>
          </table:table-cell>
          <table:table-cell table:style-name="ce11" office:value-type="float" office:value="28.51013" calcext:value-type="float">
            <text:p>28.51013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82104" calcext:value-type="float">
            <text:p>28.82104</text:p>
          </table:table-cell>
          <table:table-cell table:style-name="ce11" office:value-type="float" office:value="28.23749" calcext:value-type="float">
            <text:p>28.23749</text:p>
          </table:table-cell>
          <table:table-cell table:style-name="ce11" office:value-type="float" office:value="28.25125" calcext:value-type="float">
            <text:p>28.25125</text:p>
          </table:table-cell>
          <table:table-cell table:style-name="ce11" office:value-type="float" office:value="28.75476" calcext:value-type="float">
            <text:p>28.75476</text:p>
          </table:table-cell>
          <table:table-cell table:style-name="ce11" office:value-type="float" office:value="28.47098" calcext:value-type="float">
            <text:p>28.47098</text:p>
          </table:table-cell>
          <table:table-cell table:style-name="ce11" office:value-type="float" office:value="28.54163" calcext:value-type="float">
            <text:p>28.54163</text:p>
          </table:table-cell>
          <table:table-cell table:style-name="ce11" office:value-type="float" office:value="28.86874" calcext:value-type="float">
            <text:p>28.86874</text:p>
          </table:table-cell>
          <table:table-cell table:style-name="ce11" office:value-type="float" office:value="28.26611" calcext:value-type="float">
            <text:p>28.26611</text:p>
          </table:table-cell>
          <table:table-cell table:style-name="ce11" office:value-type="float" office:value="29.793" calcext:value-type="float">
            <text:p>29.793</text:p>
          </table:table-cell>
          <table:table-cell table:style-name="ce11" office:value-type="float" office:value="28.42276" calcext:value-type="float">
            <text:p>28.42276</text:p>
          </table:table-cell>
          <table:table-cell table:style-name="ce11" office:value-type="float" office:value="28.82776" calcext:value-type="float">
            <text:p>28.82776</text:p>
          </table:table-cell>
          <table:table-cell table:style-name="ce11" office:value-type="float" office:value="28.33594" calcext:value-type="float">
            <text:p>28.33594</text:p>
          </table:table-cell>
          <table:table-cell table:style-name="ce11" office:value-type="float" office:value="28.961" calcext:value-type="float">
            <text:p>28.961</text:p>
          </table:table-cell>
          <table:table-cell table:style-name="ce11" office:value-type="float" office:value="28.31882" calcext:value-type="float">
            <text:p>28.31882</text:p>
          </table:table-cell>
          <table:table-cell table:style-name="ce11" office:value-type="float" office:value="28.48526" calcext:value-type="float">
            <text:p>28.48526</text:p>
          </table:table-cell>
          <table:table-cell table:style-name="ce11" office:value-type="float" office:value="28.00015" calcext:value-type="float">
            <text:p>28.00015</text:p>
          </table:table-cell>
          <table:table-cell table:style-name="ce11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1" office:value-type="float" office:value="27.33002" calcext:value-type="float">
            <text:p>27.33002</text:p>
          </table:table-cell>
          <table:table-cell table:style-name="ce11" office:value-type="float" office:value="28.97754" calcext:value-type="float">
            <text:p>28.97754</text:p>
          </table:table-cell>
          <table:table-cell table:style-name="ce11" office:value-type="float" office:value="28.37918" calcext:value-type="float">
            <text:p>28.37918</text:p>
          </table:table-cell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66016" calcext:value-type="float">
            <text:p>28.66016</text:p>
          </table:table-cell>
          <table:table-cell table:style-name="ce11" office:value-type="float" office:value="28.47983" calcext:value-type="float">
            <text:p>28.47983</text:p>
          </table:table-cell>
          <table:table-cell table:style-name="ce11" office:value-type="float" office:value="28.64798" calcext:value-type="float">
            <text:p>28.64798</text:p>
          </table:table-cell>
          <table:table-cell table:style-name="ce11" office:value-type="float" office:value="28.11432" calcext:value-type="float">
            <text:p>28.11432</text:p>
          </table:table-cell>
          <table:table-cell table:style-name="ce11" office:value-type="float" office:value="28.46301" calcext:value-type="float">
            <text:p>28.46301</text:p>
          </table:table-cell>
          <table:table-cell table:style-name="ce11" office:value-type="float" office:value="29.0795" calcext:value-type="float">
            <text:p>29.0795</text:p>
          </table:table-cell>
          <table:table-cell table:style-name="ce11" office:value-type="float" office:value="28.29648" calcext:value-type="float">
            <text:p>28.29648</text:p>
          </table:table-cell>
          <table:table-cell table:style-name="ce11" office:value-type="float" office:value="28.76007" calcext:value-type="float">
            <text:p>28.76007</text:p>
          </table:table-cell>
          <table:table-cell table:style-name="ce11" office:value-type="float" office:value="28.20868" calcext:value-type="float">
            <text:p>28.20868</text:p>
          </table:table-cell>
          <table:table-cell table:style-name="ce11" office:value-type="float" office:value="28.77252" calcext:value-type="float">
            <text:p>28.77252</text:p>
          </table:table-cell>
          <table:table-cell table:style-name="ce11" office:value-type="float" office:value="28.34332" calcext:value-type="float">
            <text:p>28.34332</text:p>
          </table:table-cell>
          <table:table-cell table:style-name="ce11" office:value-type="float" office:value="28.72586" calcext:value-type="float">
            <text:p>28.72586</text:p>
          </table:table-cell>
          <table:table-cell table:style-name="ce11" office:value-type="float" office:value="28.49353" calcext:value-type="float">
            <text:p>28.49353</text:p>
          </table:table-cell>
          <table:table-cell table:style-name="ce11" office:value-type="float" office:value="28.45377" calcext:value-type="float">
            <text:p>28.45377</text:p>
          </table:table-cell>
          <table:table-cell table:style-name="ce11" office:value-type="float" office:value="28.90286" calcext:value-type="float">
            <text:p>28.90286</text:p>
          </table:table-cell>
          <table:table-cell table:style-name="ce11" office:value-type="float" office:value="28.89365" calcext:value-type="float">
            <text:p>28.89365</text:p>
          </table:table-cell>
          <table:table-cell table:style-name="ce11" office:value-type="float" office:value="29.89182" calcext:value-type="float">
            <text:p>29.89182</text:p>
          </table:table-cell>
          <table:table-cell table:style-name="ce11" office:value-type="float" office:value="29.49127" calcext:value-type="float">
            <text:p>29.49127</text:p>
          </table:table-cell>
          <table:table-cell table:style-name="ce11" office:value-type="float" office:value="31.13791" calcext:value-type="float">
            <text:p>31.13791</text:p>
          </table:table-cell>
          <table:table-cell table:style-name="ce11" office:value-type="float" office:value="29.31116" calcext:value-type="float">
            <text:p>29.31116</text:p>
          </table:table-cell>
          <table:table-cell table:style-name="ce11" office:value-type="float" office:value="28.86624" calcext:value-type="float">
            <text:p>28.86624</text:p>
          </table:table-cell>
          <table:table-cell table:style-name="ce11" office:value-type="float" office:value="28.62854" calcext:value-type="float">
            <text:p>28.62854</text:p>
          </table:table-cell>
          <table:table-cell table:style-name="ce11" office:value-type="float" office:value="28.62976" calcext:value-type="float">
            <text:p>28.62976</text:p>
          </table:table-cell>
          <table:table-cell table:style-name="ce11" office:value-type="float" office:value="28.73947" calcext:value-type="float">
            <text:p>28.73947</text:p>
          </table:table-cell>
          <table:table-cell table:style-name="ce11" office:value-type="float" office:value="28.5134" calcext:value-type="float">
            <text:p>28.5134</text:p>
          </table:table-cell>
          <table:table-cell table:style-name="ce11" office:value-type="float" office:value="28.42618" calcext:value-type="float">
            <text:p>28.42618</text:p>
          </table:table-cell>
          <table:table-cell table:style-name="ce11" office:value-type="float" office:value="28.4075" calcext:value-type="float">
            <text:p>28.4075</text:p>
          </table:table-cell>
          <table:table-cell table:style-name="ce11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1" office:value-type="float" office:value="28.03915" calcext:value-type="float">
            <text:p>28.03915</text:p>
          </table:table-cell>
          <table:table-cell table:style-name="ce11" office:value-type="float" office:value="28.07953" calcext:value-type="float">
            <text:p>28.07953</text:p>
          </table:table-cell>
          <table:table-cell table:style-name="ce11" office:value-type="float" office:value="28.9234" calcext:value-type="float">
            <text:p>28.9234</text:p>
          </table:table-cell>
          <table:table-cell table:style-name="ce11" office:value-type="float" office:value="28.81415" calcext:value-type="float">
            <text:p>28.81415</text:p>
          </table:table-cell>
          <table:table-cell table:style-name="ce11" office:value-type="float" office:value="28.56577" calcext:value-type="float">
            <text:p>28.56577</text:p>
          </table:table-cell>
          <table:table-cell table:style-name="ce11" office:value-type="float" office:value="28.58383" calcext:value-type="float">
            <text:p>28.58383</text:p>
          </table:table-cell>
          <table:table-cell table:style-name="ce11" office:value-type="float" office:value="28.53223" calcext:value-type="float">
            <text:p>28.53223</text:p>
          </table:table-cell>
          <table:table-cell table:style-name="ce11" office:value-type="float" office:value="28.64377" calcext:value-type="float">
            <text:p>28.64377</text:p>
          </table:table-cell>
          <table:table-cell table:style-name="ce11" office:value-type="float" office:value="28.29953" calcext:value-type="float">
            <text:p>28.29953</text:p>
          </table:table-cell>
          <table:table-cell table:style-name="ce11" office:value-type="float" office:value="28.55157" calcext:value-type="float">
            <text:p>28.55157</text:p>
          </table:table-cell>
          <table:table-cell table:style-name="ce11" office:value-type="float" office:value="28.57474" calcext:value-type="float">
            <text:p>28.57474</text:p>
          </table:table-cell>
          <table:table-cell table:style-name="ce11" office:value-type="float" office:value="28.51135" calcext:value-type="float">
            <text:p>28.51135</text:p>
          </table:table-cell>
          <table:table-cell table:style-name="ce11" office:value-type="float" office:value="28.44275" calcext:value-type="float">
            <text:p>28.44275</text:p>
          </table:table-cell>
          <table:table-cell table:style-name="ce11" office:value-type="float" office:value="28.50021" calcext:value-type="float">
            <text:p>28.50021</text:p>
          </table:table-cell>
          <table:table-cell table:style-name="ce11" office:value-type="float" office:value="28.44785" calcext:value-type="float">
            <text:p>28.44785</text:p>
          </table:table-cell>
          <table:table-cell table:style-name="ce11" office:value-type="float" office:value="28.66559" calcext:value-type="float">
            <text:p>28.66559</text:p>
          </table:table-cell>
          <table:table-cell table:style-name="ce11" office:value-type="float" office:value="28.77267" calcext:value-type="float">
            <text:p>28.77267</text:p>
          </table:table-cell>
          <table:table-cell table:style-name="ce11" office:value-type="float" office:value="28.74832" calcext:value-type="float">
            <text:p>28.74832</text:p>
          </table:table-cell>
          <table:table-cell table:style-name="ce11" office:value-type="float" office:value="28.79678" calcext:value-type="float">
            <text:p>28.79678</text:p>
          </table:table-cell>
          <table:table-cell table:style-name="ce11" office:value-type="float" office:value="29.86371" calcext:value-type="float">
            <text:p>29.86371</text:p>
          </table:table-cell>
          <table:table-cell table:style-name="ce11" office:value-type="float" office:value="30.15594" calcext:value-type="float">
            <text:p>30.15594</text:p>
          </table:table-cell>
          <table:table-cell table:style-name="ce11" office:value-type="float" office:value="31.40292" calcext:value-type="float">
            <text:p>31.40292</text:p>
          </table:table-cell>
          <table:table-cell table:style-name="ce11" office:value-type="float" office:value="29.69592" calcext:value-type="float">
            <text:p>29.69592</text:p>
          </table:table-cell>
          <table:table-cell table:style-name="ce11" office:value-type="float" office:value="31.68674" calcext:value-type="float">
            <text:p>31.68674</text:p>
          </table:table-cell>
          <table:table-cell table:style-name="ce11" office:value-type="float" office:value="28.37875" calcext:value-type="float">
            <text:p>28.37875</text:p>
          </table:table-cell>
          <table:table-cell table:style-name="ce11" office:value-type="float" office:value="28.77069" calcext:value-type="float">
            <text:p>28.77069</text:p>
          </table:table-cell>
          <table:table-cell table:style-name="ce11" office:value-type="float" office:value="28.15549" calcext:value-type="float">
            <text:p>28.15549</text:p>
          </table:table-cell>
          <table:table-cell table:style-name="ce11" office:value-type="float" office:value="28.69894" calcext:value-type="float">
            <text:p>28.69894</text:p>
          </table:table-cell>
          <table:table-cell table:style-name="ce11" office:value-type="float" office:value="28.37482" calcext:value-type="float">
            <text:p>28.37482</text:p>
          </table:table-cell>
          <table:table-cell table:style-name="ce11" office:value-type="float" office:value="28.70245" calcext:value-type="float">
            <text:p>28.70245</text:p>
          </table:table-cell>
          <table:table-cell table:style-name="ce11" office:value-type="float" office:value="28.49203" calcext:value-type="float">
            <text:p>28.49203</text:p>
          </table:table-cell>
          <table:table-cell table:style-name="ce11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1" office:value-type="float" office:value="27.26407" calcext:value-type="float">
            <text:p>27.26407</text:p>
          </table:table-cell>
          <table:table-cell table:style-name="ce11" office:value-type="float" office:value="28.59003" calcext:value-type="float">
            <text:p>28.59003</text:p>
          </table:table-cell>
          <table:table-cell table:style-name="ce11" office:value-type="float" office:value="28.49692" calcext:value-type="float">
            <text:p>28.49692</text:p>
          </table:table-cell>
          <table:table-cell table:style-name="ce11" office:value-type="float" office:value="28.67685" calcext:value-type="float">
            <text:p>28.67685</text:p>
          </table:table-cell>
          <table:table-cell table:style-name="ce11" office:value-type="float" office:value="28.12833" calcext:value-type="float">
            <text:p>28.12833</text:p>
          </table:table-cell>
          <table:table-cell table:style-name="ce11" office:value-type="float" office:value="28.66098" calcext:value-type="float">
            <text:p>28.66098</text:p>
          </table:table-cell>
          <table:table-cell table:style-name="ce11" office:value-type="float" office:value="28.39313" calcext:value-type="float">
            <text:p>28.39313</text:p>
          </table:table-cell>
          <table:table-cell table:style-name="ce11" office:value-type="float" office:value="28.57727" calcext:value-type="float">
            <text:p>28.57727</text:p>
          </table:table-cell>
          <table:table-cell table:style-name="ce11" office:value-type="float" office:value="28.418" calcext:value-type="float">
            <text:p>28.418</text:p>
          </table:table-cell>
          <table:table-cell table:style-name="ce11" office:value-type="float" office:value="28.64554" calcext:value-type="float">
            <text:p>28.64554</text:p>
          </table:table-cell>
          <table:table-cell table:style-name="ce11" office:value-type="float" office:value="28.25772" calcext:value-type="float">
            <text:p>28.25772</text:p>
          </table:table-cell>
          <table:table-cell table:style-name="ce11" office:value-type="float" office:value="28.97144" calcext:value-type="float">
            <text:p>28.97144</text:p>
          </table:table-cell>
          <table:table-cell table:style-name="ce11" office:value-type="float" office:value="28.3844" calcext:value-type="float">
            <text:p>28.3844</text:p>
          </table:table-cell>
          <table:table-cell table:style-name="ce11" office:value-type="float" office:value="28.64868" calcext:value-type="float">
            <text:p>28.64868</text:p>
          </table:table-cell>
          <table:table-cell table:style-name="ce11" office:value-type="float" office:value="28.6524" calcext:value-type="float">
            <text:p>28.6524</text:p>
          </table:table-cell>
          <table:table-cell table:style-name="ce11" office:value-type="float" office:value="28.45065" calcext:value-type="float">
            <text:p>28.45065</text:p>
          </table:table-cell>
          <table:table-cell table:style-name="ce11" office:value-type="float" office:value="29.66882" calcext:value-type="float">
            <text:p>29.66882</text:p>
          </table:table-cell>
          <table:table-cell table:style-name="ce11" office:value-type="float" office:value="29.44156" calcext:value-type="float">
            <text:p>29.44156</text:p>
          </table:table-cell>
          <table:table-cell table:style-name="ce11" office:value-type="float" office:value="31.31793" calcext:value-type="float">
            <text:p>31.31793</text:p>
          </table:table-cell>
          <table:table-cell table:style-name="ce11" office:value-type="float" office:value="31.44321" calcext:value-type="float">
            <text:p>31.44321</text:p>
          </table:table-cell>
          <table:table-cell table:style-name="ce11" office:value-type="float" office:value="32.13678" calcext:value-type="float">
            <text:p>32.13678</text:p>
          </table:table-cell>
          <table:table-cell table:style-name="ce11" office:value-type="float" office:value="32.43344" calcext:value-type="float">
            <text:p>32.43344</text:p>
          </table:table-cell>
          <table:table-cell table:style-name="ce11" office:value-type="float" office:value="32.62985" calcext:value-type="float">
            <text:p>32.62985</text:p>
          </table:table-cell>
          <table:table-cell table:style-name="ce11" office:value-type="float" office:value="30.07394" calcext:value-type="float">
            <text:p>30.07394</text:p>
          </table:table-cell>
          <table:table-cell table:style-name="ce11" office:value-type="float" office:value="30.30939" calcext:value-type="float">
            <text:p>30.30939</text:p>
          </table:table-cell>
          <table:table-cell table:style-name="ce11" office:value-type="float" office:value="28.94266" calcext:value-type="float">
            <text:p>28.94266</text:p>
          </table:table-cell>
          <table:table-cell table:style-name="ce11" office:value-type="float" office:value="29.26215" calcext:value-type="float">
            <text:p>29.26215</text:p>
          </table:table-cell>
          <table:table-cell table:style-name="ce11" office:value-type="float" office:value="28.23593" calcext:value-type="float">
            <text:p>28.23593</text:p>
          </table:table-cell>
          <table:table-cell table:style-name="ce11" office:value-type="float" office:value="28.8515" calcext:value-type="float">
            <text:p>28.8515</text:p>
          </table:table-cell>
          <table:table-cell table:style-name="ce11" office:value-type="float" office:value="28.728" calcext:value-type="float">
            <text:p>28.728</text:p>
          </table:table-cell>
          <table:table-cell table:style-name="ce11" office:value-type="float" office:value="28.70645" calcext:value-type="float">
            <text:p>28.70645</text:p>
          </table:table-cell>
          <table:table-cell table:style-name="ce11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1" office:value-type="float" office:value="28.46484" calcext:value-type="float">
            <text:p>28.46484</text:p>
          </table:table-cell>
          <table:table-cell table:style-name="ce11" office:value-type="float" office:value="27.17383" calcext:value-type="float">
            <text:p>27.17383</text:p>
          </table:table-cell>
          <table:table-cell table:style-name="ce11" office:value-type="float" office:value="28.54605" calcext:value-type="float">
            <text:p>28.54605</text:p>
          </table:table-cell>
          <table:table-cell table:style-name="ce11" office:value-type="float" office:value="28.88983" calcext:value-type="float">
            <text:p>28.88983</text:p>
          </table:table-cell>
          <table:table-cell table:style-name="ce11" office:value-type="float" office:value="28.48212" calcext:value-type="float">
            <text:p>28.48212</text:p>
          </table:table-cell>
          <table:table-cell table:style-name="ce11" office:value-type="float" office:value="28.08658" calcext:value-type="float">
            <text:p>28.08658</text:p>
          </table:table-cell>
          <table:table-cell table:style-name="ce11" office:value-type="float" office:value="28.28214" calcext:value-type="float">
            <text:p>28.28214</text:p>
          </table:table-cell>
          <table:table-cell table:style-name="ce11" office:value-type="float" office:value="28.32635" calcext:value-type="float">
            <text:p>28.32635</text:p>
          </table:table-cell>
          <table:table-cell table:style-name="ce11" office:value-type="float" office:value="28.4679" calcext:value-type="float">
            <text:p>28.4679</text:p>
          </table:table-cell>
          <table:table-cell table:style-name="ce11" office:value-type="float" office:value="28.31235" calcext:value-type="float">
            <text:p>28.31235</text:p>
          </table:table-cell>
          <table:table-cell table:style-name="ce11" office:value-type="float" office:value="28.35654" calcext:value-type="float">
            <text:p>28.35654</text:p>
          </table:table-cell>
          <table:table-cell table:style-name="ce11" office:value-type="float" office:value="28.73529" calcext:value-type="float">
            <text:p>28.73529</text:p>
          </table:table-cell>
          <table:table-cell table:style-name="ce11" office:value-type="float" office:value="28.24371" calcext:value-type="float">
            <text:p>28.24371</text:p>
          </table:table-cell>
          <table:table-cell table:style-name="ce11" office:value-type="float" office:value="28.56433" calcext:value-type="float">
            <text:p>28.56433</text:p>
          </table:table-cell>
          <table:table-cell table:style-name="ce11" office:value-type="float" office:value="28.53625" calcext:value-type="float">
            <text:p>28.53625</text:p>
          </table:table-cell>
          <table:table-cell table:style-name="ce11" office:value-type="float" office:value="29.2829" calcext:value-type="float">
            <text:p>29.2829</text:p>
          </table:table-cell>
          <table:table-cell table:style-name="ce11" office:value-type="float" office:value="29.75183" calcext:value-type="float">
            <text:p>29.75183</text:p>
          </table:table-cell>
          <table:table-cell table:style-name="ce11" office:value-type="float" office:value="30.78729" calcext:value-type="float">
            <text:p>30.78729</text:p>
          </table:table-cell>
          <table:table-cell table:style-name="ce11" office:value-type="float" office:value="31.03934" calcext:value-type="float">
            <text:p>31.03934</text:p>
          </table:table-cell>
          <table:table-cell table:style-name="ce11" office:value-type="float" office:value="32.54053" calcext:value-type="float">
            <text:p>32.54053</text:p>
          </table:table-cell>
          <table:table-cell table:style-name="ce11" office:value-type="float" office:value="32.01889" calcext:value-type="float">
            <text:p>32.01889</text:p>
          </table:table-cell>
          <table:table-cell table:style-name="ce11" office:value-type="float" office:value="32.67517" calcext:value-type="float">
            <text:p>32.67517</text:p>
          </table:table-cell>
          <table:table-cell table:style-name="ce11" office:value-type="float" office:value="31.75143" calcext:value-type="float">
            <text:p>31.75143</text:p>
          </table:table-cell>
          <table:table-cell table:style-name="ce11" office:value-type="float" office:value="32.31622" calcext:value-type="float">
            <text:p>32.31622</text:p>
          </table:table-cell>
          <table:table-cell table:style-name="ce11" office:value-type="float" office:value="28.69376" calcext:value-type="float">
            <text:p>28.69376</text:p>
          </table:table-cell>
          <table:table-cell table:style-name="ce11" office:value-type="float" office:value="30.3949" calcext:value-type="float">
            <text:p>30.3949</text:p>
          </table:table-cell>
          <table:table-cell table:style-name="ce11" office:value-type="float" office:value="28.5787" calcext:value-type="float">
            <text:p>28.5787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7.87015" calcext:value-type="float">
            <text:p>27.87015</text:p>
          </table:table-cell>
          <table:table-cell table:style-name="ce11" office:value-type="float" office:value="28.15503" calcext:value-type="float">
            <text:p>28.15503</text:p>
          </table:table-cell>
          <table:table-cell table:style-name="ce11" office:value-type="float" office:value="28.11411" calcext:value-type="float">
            <text:p>28.11411</text:p>
          </table:table-cell>
          <table:table-cell table:style-name="ce11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1" office:value-type="float" office:value="28.25052" calcext:value-type="float">
            <text:p>28.25052</text:p>
          </table:table-cell>
          <table:table-cell table:style-name="ce11" office:value-type="float" office:value="28.70312" calcext:value-type="float">
            <text:p>28.70312</text:p>
          </table:table-cell>
          <table:table-cell table:style-name="ce11" office:value-type="float" office:value="28.57343" calcext:value-type="float">
            <text:p>28.57343</text:p>
          </table:table-cell>
          <table:table-cell table:style-name="ce11" office:value-type="float" office:value="28.7775" calcext:value-type="float">
            <text:p>28.7775</text:p>
          </table:table-cell>
          <table:table-cell table:style-name="ce11" office:value-type="float" office:value="28.53455" calcext:value-type="float">
            <text:p>28.53455</text:p>
          </table:table-cell>
          <table:table-cell table:style-name="ce11" office:value-type="float" office:value="28.90652" calcext:value-type="float">
            <text:p>28.90652</text:p>
          </table:table-cell>
          <table:table-cell table:style-name="ce11" office:value-type="float" office:value="28.52719" calcext:value-type="float">
            <text:p>28.52719</text:p>
          </table:table-cell>
          <table:table-cell table:style-name="ce11" office:value-type="float" office:value="28.72244" calcext:value-type="float">
            <text:p>28.72244</text:p>
          </table:table-cell>
          <table:table-cell table:style-name="ce11" office:value-type="float" office:value="28.32886" calcext:value-type="float">
            <text:p>28.32886</text:p>
          </table:table-cell>
          <table:table-cell table:style-name="ce11" office:value-type="float" office:value="28.50323" calcext:value-type="float">
            <text:p>28.50323</text:p>
          </table:table-cell>
          <table:table-cell table:style-name="ce11" office:value-type="float" office:value="28.6828" calcext:value-type="float">
            <text:p>28.6828</text:p>
          </table:table-cell>
          <table:table-cell table:style-name="ce11" office:value-type="float" office:value="28.4805" calcext:value-type="float">
            <text:p>28.4805</text:p>
          </table:table-cell>
          <table:table-cell table:style-name="ce11" office:value-type="float" office:value="28.62698" calcext:value-type="float">
            <text:p>28.62698</text:p>
          </table:table-cell>
          <table:table-cell table:style-name="ce11" office:value-type="float" office:value="29.38702" calcext:value-type="float">
            <text:p>29.38702</text:p>
          </table:table-cell>
          <table:table-cell table:style-name="ce11" office:value-type="float" office:value="30.43558" calcext:value-type="float">
            <text:p>30.43558</text:p>
          </table:table-cell>
          <table:table-cell table:style-name="ce11" office:value-type="float" office:value="30.44162" calcext:value-type="float">
            <text:p>30.44162</text:p>
          </table:table-cell>
          <table:table-cell table:style-name="ce11" office:value-type="float" office:value="32.23047" calcext:value-type="float">
            <text:p>32.23047</text:p>
          </table:table-cell>
          <table:table-cell table:style-name="ce11" office:value-type="float" office:value="32.18939" calcext:value-type="float">
            <text:p>32.18939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2.69385" calcext:value-type="float">
            <text:p>32.69385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98145" calcext:value-type="float">
            <text:p>32.98145</text:p>
          </table:table-cell>
          <table:table-cell table:style-name="ce11" office:value-type="float" office:value="33.58939" calcext:value-type="float">
            <text:p>33.58939</text:p>
          </table:table-cell>
          <table:table-cell table:style-name="ce11" office:value-type="float" office:value="32.44083" calcext:value-type="float">
            <text:p>32.44083</text:p>
          </table:table-cell>
          <table:table-cell table:style-name="ce11" office:value-type="float" office:value="32.60123" calcext:value-type="float">
            <text:p>32.60123</text:p>
          </table:table-cell>
          <table:table-cell table:style-name="ce11" office:value-type="float" office:value="29.65118" calcext:value-type="float">
            <text:p>29.65118</text:p>
          </table:table-cell>
          <table:table-cell table:style-name="ce11" office:value-type="float" office:value="29.53903" calcext:value-type="float">
            <text:p>29.53903</text:p>
          </table:table-cell>
          <table:table-cell table:style-name="ce11" office:value-type="float" office:value="28.85376" calcext:value-type="float">
            <text:p>28.85376</text:p>
          </table:table-cell>
          <table:table-cell table:style-name="ce11" office:value-type="float" office:value="28.9093" calcext:value-type="float">
            <text:p>28.9093</text:p>
          </table:table-cell>
          <table:table-cell table:style-name="ce11" office:value-type="float" office:value="28.79782" calcext:value-type="float">
            <text:p>28.79782</text:p>
          </table:table-cell>
          <table:table-cell table:style-name="ce11" office:value-type="float" office:value="28.82214" calcext:value-type="float">
            <text:p>28.82214</text:p>
          </table:table-cell>
          <table:table-cell table:style-name="ce11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1" office:value-type="float" office:value="28.61658" calcext:value-type="float">
            <text:p>28.61658</text:p>
          </table:table-cell>
          <table:table-cell table:style-name="ce11" office:value-type="float" office:value="28.76242" calcext:value-type="float">
            <text:p>28.76242</text:p>
          </table:table-cell>
          <table:table-cell table:style-name="ce11" office:value-type="float" office:value="28.60425" calcext:value-type="float">
            <text:p>28.60425</text:p>
          </table:table-cell>
          <table:table-cell table:style-name="ce11" office:value-type="float" office:value="28.67218" calcext:value-type="float">
            <text:p>28.67218</text:p>
          </table:table-cell>
          <table:table-cell table:style-name="ce11" office:value-type="float" office:value="28.83353" calcext:value-type="float">
            <text:p>28.83353</text:p>
          </table:table-cell>
          <table:table-cell table:style-name="ce11" office:value-type="float" office:value="28.5499" calcext:value-type="float">
            <text:p>28.5499</text:p>
          </table:table-cell>
          <table:table-cell table:style-name="ce11" office:value-type="float" office:value="28.56586" calcext:value-type="float">
            <text:p>28.56586</text:p>
          </table:table-cell>
          <table:table-cell table:style-name="ce11" office:value-type="float" office:value="28.24603" calcext:value-type="float">
            <text:p>28.24603</text:p>
          </table:table-cell>
          <table:table-cell table:style-name="ce11" office:value-type="float" office:value="28.76474" calcext:value-type="float">
            <text:p>28.76474</text:p>
          </table:table-cell>
          <table:table-cell table:style-name="ce11" office:value-type="float" office:value="28.00119" calcext:value-type="float">
            <text:p>28.00119</text:p>
          </table:table-cell>
          <table:table-cell table:style-name="ce11" office:value-type="float" office:value="28.59171" calcext:value-type="float">
            <text:p>28.59171</text:p>
          </table:table-cell>
          <table:table-cell table:style-name="ce11" office:value-type="float" office:value="28.39075" calcext:value-type="float">
            <text:p>28.39075</text:p>
          </table:table-cell>
          <table:table-cell table:style-name="ce11" office:value-type="float" office:value="29.21695" calcext:value-type="float">
            <text:p>29.21695</text:p>
          </table:table-cell>
          <table:table-cell table:style-name="ce11" office:value-type="float" office:value="29.67114" calcext:value-type="float">
            <text:p>29.67114</text:p>
          </table:table-cell>
          <table:table-cell table:style-name="ce11" office:value-type="float" office:value="30.86813" calcext:value-type="float">
            <text:p>30.86813</text:p>
          </table:table-cell>
          <table:table-cell table:style-name="ce11" office:value-type="float" office:value="31.91125" calcext:value-type="float">
            <text:p>31.91125</text:p>
          </table:table-cell>
          <table:table-cell table:style-name="ce11" office:value-type="float" office:value="32.07657" calcext:value-type="float">
            <text:p>32.07657</text:p>
          </table:table-cell>
          <table:table-cell table:style-name="ce11" office:value-type="float" office:value="32.2569" calcext:value-type="float">
            <text:p>32.2569</text:p>
          </table:table-cell>
          <table:table-cell table:style-name="ce11" office:value-type="float" office:value="32.95108" calcext:value-type="float">
            <text:p>32.95108</text:p>
          </table:table-cell>
          <table:table-cell table:style-name="ce11" office:value-type="float" office:value="32.93698" calcext:value-type="float">
            <text:p>32.93698</text:p>
          </table:table-cell>
          <table:table-cell table:style-name="ce11" office:value-type="float" office:value="33.2756" calcext:value-type="float">
            <text:p>33.2756</text:p>
          </table:table-cell>
          <table:table-cell table:style-name="ce11" office:value-type="float" office:value="33.61972" calcext:value-type="float">
            <text:p>33.61972</text:p>
          </table:table-cell>
          <table:table-cell table:style-name="ce11" office:value-type="float" office:value="33.32617" calcext:value-type="float">
            <text:p>33.32617</text:p>
          </table:table-cell>
          <table:table-cell table:style-name="ce11" office:value-type="float" office:value="34.32596" calcext:value-type="float">
            <text:p>34.32596</text:p>
          </table:table-cell>
          <table:table-cell table:style-name="ce11" office:value-type="float" office:value="30.53189" calcext:value-type="float">
            <text:p>30.53189</text:p>
          </table:table-cell>
          <table:table-cell table:style-name="ce11" office:value-type="float" office:value="32.34106" calcext:value-type="float">
            <text:p>32.34106</text:p>
          </table:table-cell>
          <table:table-cell table:style-name="ce11" office:value-type="float" office:value="28.88132" calcext:value-type="float">
            <text:p>28.88132</text:p>
          </table:table-cell>
          <table:table-cell table:style-name="ce11" office:value-type="float" office:value="29.59094" calcext:value-type="float">
            <text:p>29.59094</text:p>
          </table:table-cell>
          <table:table-cell table:style-name="ce11" office:value-type="float" office:value="28.61026" calcext:value-type="float">
            <text:p>28.61026</text:p>
          </table:table-cell>
          <table:table-cell table:style-name="ce11" office:value-type="float" office:value="28.29471" calcext:value-type="float">
            <text:p>28.29471</text:p>
          </table:table-cell>
          <table:table-cell table:style-name="ce11" office:value-type="float" office:value="28.45871" calcext:value-type="float">
            <text:p>28.45871</text:p>
          </table:table-cell>
          <table:table-cell table:style-name="ce11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1" office:value-type="float" office:value="28.4744" calcext:value-type="float">
            <text:p>28.4744</text:p>
          </table:table-cell>
          <table:table-cell table:style-name="ce11" office:value-type="float" office:value="28.77121" calcext:value-type="float">
            <text:p>28.77121</text:p>
          </table:table-cell>
          <table:table-cell table:style-name="ce11" office:value-type="float" office:value="28.54114" calcext:value-type="float">
            <text:p>28.54114</text:p>
          </table:table-cell>
          <table:table-cell table:style-name="ce11" office:value-type="float" office:value="28.56396" calcext:value-type="float">
            <text:p>28.56396</text:p>
          </table:table-cell>
          <table:table-cell table:style-name="ce11" office:value-type="float" office:value="28.70706" calcext:value-type="float">
            <text:p>28.70706</text:p>
          </table:table-cell>
          <table:table-cell table:style-name="ce11" office:value-type="float" office:value="28.64911" calcext:value-type="float">
            <text:p>28.64911</text:p>
          </table:table-cell>
          <table:table-cell table:style-name="ce11" office:value-type="float" office:value="28.19894" calcext:value-type="float">
            <text:p>28.19894</text:p>
          </table:table-cell>
          <table:table-cell table:style-name="ce11" office:value-type="float" office:value="28.69595" calcext:value-type="float">
            <text:p>28.69595</text:p>
          </table:table-cell>
          <table:table-cell table:style-name="ce11" office:value-type="float" office:value="28.34271" calcext:value-type="float">
            <text:p>28.34271</text:p>
          </table:table-cell>
          <table:table-cell table:style-name="ce11" office:value-type="float" office:value="28.46283" calcext:value-type="float">
            <text:p>28.46283</text:p>
          </table:table-cell>
          <table:table-cell table:style-name="ce11" office:value-type="float" office:value="28.37778" calcext:value-type="float">
            <text:p>28.37778</text:p>
          </table:table-cell>
          <table:table-cell table:style-name="ce11" office:value-type="float" office:value="28.53189" calcext:value-type="float">
            <text:p>28.53189</text:p>
          </table:table-cell>
          <table:table-cell table:style-name="ce11" office:value-type="float" office:value="28.66397" calcext:value-type="float">
            <text:p>28.66397</text:p>
          </table:table-cell>
          <table:table-cell table:style-name="ce11" office:value-type="float" office:value="30.92606" calcext:value-type="float">
            <text:p>30.92606</text:p>
          </table:table-cell>
          <table:table-cell table:style-name="ce11" office:value-type="float" office:value="31.51837" calcext:value-type="float">
            <text:p>31.51837</text:p>
          </table:table-cell>
          <table:table-cell table:style-name="ce11" office:value-type="float" office:value="31.99625" calcext:value-type="float">
            <text:p>31.99625</text:p>
          </table:table-cell>
          <table:table-cell table:style-name="ce11" office:value-type="float" office:value="32.41415" calcext:value-type="float">
            <text:p>32.41415</text:p>
          </table:table-cell>
          <table:table-cell table:style-name="ce11" office:value-type="float" office:value="32.72665" calcext:value-type="float">
            <text:p>32.72665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3.04687" calcext:value-type="float">
            <text:p>33.04687</text:p>
          </table:table-cell>
          <table:table-cell table:style-name="ce11" office:value-type="float" office:value="33.88705" calcext:value-type="float">
            <text:p>33.88705</text:p>
          </table:table-cell>
          <table:table-cell table:style-name="ce11" office:value-type="float" office:value="34.03122" calcext:value-type="float">
            <text:p>34.03122</text:p>
          </table:table-cell>
          <table:table-cell table:style-name="ce11" office:value-type="float" office:value="34.62958" calcext:value-type="float">
            <text:p>34.62958</text:p>
          </table:table-cell>
          <table:table-cell table:style-name="ce11" office:value-type="float" office:value="32.98422" calcext:value-type="float">
            <text:p>32.98422</text:p>
          </table:table-cell>
          <table:table-cell table:style-name="ce11" office:value-type="float" office:value="33.50977" calcext:value-type="float">
            <text:p>33.50977</text:p>
          </table:table-cell>
          <table:table-cell table:style-name="ce11" office:value-type="float" office:value="30.76111" calcext:value-type="float">
            <text:p>30.76111</text:p>
          </table:table-cell>
          <table:table-cell table:style-name="ce11" office:value-type="float" office:value="30.89984" calcext:value-type="float">
            <text:p>30.89984</text:p>
          </table:table-cell>
          <table:table-cell table:style-name="ce11" office:value-type="float" office:value="28.28668" calcext:value-type="float">
            <text:p>28.28668</text:p>
          </table:table-cell>
          <table:table-cell table:style-name="ce11" office:value-type="float" office:value="28.27759" calcext:value-type="float">
            <text:p>28.27759</text:p>
          </table:table-cell>
          <table:table-cell table:style-name="ce11" office:value-type="float" office:value="27.6879" calcext:value-type="float">
            <text:p>27.6879</text:p>
          </table:table-cell>
          <table:table-cell table:style-name="ce11" office:value-type="float" office:value="28.39014" calcext:value-type="float">
            <text:p>28.39014</text:p>
          </table:table-cell>
          <table:table-cell table:style-name="ce11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03506" calcext:value-type="float">
            <text:p>28.03506</text:p>
          </table:table-cell>
          <table:table-cell table:style-name="ce11" office:value-type="float" office:value="28.79019" calcext:value-type="float">
            <text:p>28.79019</text:p>
          </table:table-cell>
          <table:table-cell table:style-name="ce11" office:value-type="float" office:value="28.91531" calcext:value-type="float">
            <text:p>28.91531</text:p>
          </table:table-cell>
          <table:table-cell table:style-name="ce11" office:value-type="float" office:value="28.79095" calcext:value-type="float">
            <text:p>28.79095</text:p>
          </table:table-cell>
          <table:table-cell table:style-name="ce11" office:value-type="float" office:value="28.28937" calcext:value-type="float">
            <text:p>28.28937</text:p>
          </table:table-cell>
          <table:table-cell table:style-name="ce11" office:value-type="float" office:value="28.59317" calcext:value-type="float">
            <text:p>28.59317</text:p>
          </table:table-cell>
          <table:table-cell table:style-name="ce11" office:value-type="float" office:value="28.58597" calcext:value-type="float">
            <text:p>28.58597</text:p>
          </table:table-cell>
          <table:table-cell table:style-name="ce11" office:value-type="float" office:value="27.9971" calcext:value-type="float">
            <text:p>27.9971</text:p>
          </table:table-cell>
          <table:table-cell table:style-name="ce11" office:value-type="float" office:value="28.34293" calcext:value-type="float">
            <text:p>28.34293</text:p>
          </table:table-cell>
          <table:table-cell table:style-name="ce11" office:value-type="float" office:value="28.64178" calcext:value-type="float">
            <text:p>28.64178</text:p>
          </table:table-cell>
          <table:table-cell table:style-name="ce11" office:value-type="float" office:value="28.41687" calcext:value-type="float">
            <text:p>28.41687</text:p>
          </table:table-cell>
          <table:table-cell table:style-name="ce11" office:value-type="float" office:value="30.3002" calcext:value-type="float">
            <text:p>30.3002</text:p>
          </table:table-cell>
          <table:table-cell table:style-name="ce11" office:value-type="float" office:value="28.86395" calcext:value-type="float">
            <text:p>28.86395</text:p>
          </table:table-cell>
          <table:table-cell table:style-name="ce11" office:value-type="float" office:value="32.28314" calcext:value-type="float">
            <text:p>32.28314</text:p>
          </table:table-cell>
          <table:table-cell table:style-name="ce11" office:value-type="float" office:value="31.38144" calcext:value-type="float">
            <text:p>31.38144</text:p>
          </table:table-cell>
          <table:table-cell table:style-name="ce11" office:value-type="float" office:value="32.42844" calcext:value-type="float">
            <text:p>32.42844</text:p>
          </table:table-cell>
          <table:table-cell table:style-name="ce11" office:value-type="float" office:value="32.1142" calcext:value-type="float">
            <text:p>32.1142</text:p>
          </table:table-cell>
          <table:table-cell table:style-name="ce11" office:value-type="float" office:value="33.28775" calcext:value-type="float">
            <text:p>33.28775</text:p>
          </table:table-cell>
          <table:table-cell table:style-name="ce11" office:value-type="float" office:value="32.77255" calcext:value-type="float">
            <text:p>32.77255</text:p>
          </table:table-cell>
          <table:table-cell table:style-name="ce11" office:value-type="float" office:value="34.47778" calcext:value-type="float">
            <text:p>34.47778</text:p>
          </table:table-cell>
          <table:table-cell table:style-name="ce11" office:value-type="float" office:value="33.6214" calcext:value-type="float">
            <text:p>33.6214</text:p>
          </table:table-cell>
          <table:table-cell table:style-name="ce11" office:value-type="float" office:value="34.01596" calcext:value-type="float">
            <text:p>34.01596</text:p>
          </table:table-cell>
          <table:table-cell table:style-name="ce11" office:value-type="float" office:value="33.27429" calcext:value-type="float">
            <text:p>33.27429</text:p>
          </table:table-cell>
          <table:table-cell table:style-name="ce11" office:value-type="float" office:value="32.17212" calcext:value-type="float">
            <text:p>32.17212</text:p>
          </table:table-cell>
          <table:table-cell table:style-name="ce11" office:value-type="float" office:value="32.32932" calcext:value-type="float">
            <text:p>32.32932</text:p>
          </table:table-cell>
          <table:table-cell table:style-name="ce11" office:value-type="float" office:value="28.7142" calcext:value-type="float">
            <text:p>28.7142</text:p>
          </table:table-cell>
          <table:table-cell table:style-name="ce11" office:value-type="float" office:value="30.00131" calcext:value-type="float">
            <text:p>30.00131</text:p>
          </table:table-cell>
          <table:table-cell table:style-name="ce11" office:value-type="float" office:value="27.99323" calcext:value-type="float">
            <text:p>27.99323</text:p>
          </table:table-cell>
          <table:table-cell table:style-name="ce11" office:value-type="float" office:value="27.81369" calcext:value-type="float">
            <text:p>27.81369</text:p>
          </table:table-cell>
          <table:table-cell table:style-name="ce11" office:value-type="float" office:value="27.8111" calcext:value-type="float">
            <text:p>27.8111</text:p>
          </table:table-cell>
          <table:table-cell table:style-name="ce11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1" office:value-type="float" office:value="34.9538" calcext:value-type="float">
            <text:p>34.9538</text:p>
          </table:table-cell>
          <table:table-cell table:style-name="ce11" office:value-type="float" office:value="34.06226" calcext:value-type="float">
            <text:p>34.06226</text:p>
          </table:table-cell>
          <table:table-cell table:style-name="ce11" office:value-type="float" office:value="31.55115" calcext:value-type="float">
            <text:p>31.55115</text:p>
          </table:table-cell>
          <table:table-cell table:style-name="ce11" office:value-type="float" office:value="30.8291" calcext:value-type="float">
            <text:p>30.8291</text:p>
          </table:table-cell>
          <table:table-cell table:style-name="ce11" office:value-type="float" office:value="30.03366" calcext:value-type="float">
            <text:p>30.03366</text:p>
          </table:table-cell>
          <table:table-cell table:style-name="ce11" office:value-type="float" office:value="30.49533" calcext:value-type="float">
            <text:p>30.49533</text:p>
          </table:table-cell>
          <table:table-cell table:style-name="ce11" office:value-type="float" office:value="29.89731" calcext:value-type="float">
            <text:p>29.89731</text:p>
          </table:table-cell>
          <table:table-cell table:style-name="ce11" office:value-type="float" office:value="28.97089" calcext:value-type="float">
            <text:p>28.97089</text:p>
          </table:table-cell>
          <table:table-cell table:style-name="ce11" office:value-type="float" office:value="32.09003" calcext:value-type="float">
            <text:p>32.09003</text:p>
          </table:table-cell>
          <table:table-cell table:style-name="ce11" office:value-type="float" office:value="32.22711" calcext:value-type="float">
            <text:p>32.22711</text:p>
          </table:table-cell>
          <table:table-cell table:style-name="ce11" office:value-type="float" office:value="30.07913" calcext:value-type="float">
            <text:p>30.07913</text:p>
          </table:table-cell>
          <table:table-cell table:style-name="ce11" office:value-type="float" office:value="30.20135" calcext:value-type="float">
            <text:p>30.20135</text:p>
          </table:table-cell>
          <table:table-cell table:style-name="ce11" office:value-type="float" office:value="28.47263" calcext:value-type="float">
            <text:p>28.47263</text:p>
          </table:table-cell>
          <table:table-cell table:style-name="ce11" office:value-type="float" office:value="31.88092" calcext:value-type="float">
            <text:p>31.88092</text:p>
          </table:table-cell>
          <table:table-cell table:style-name="ce11" office:value-type="float" office:value="31.37531" calcext:value-type="float">
            <text:p>31.37531</text:p>
          </table:table-cell>
          <table:table-cell table:style-name="ce11" office:value-type="float" office:value="29.75266" calcext:value-type="float">
            <text:p>29.75266</text:p>
          </table:table-cell>
          <table:table-cell table:style-name="ce11" office:value-type="float" office:value="36.0058" calcext:value-type="float">
            <text:p>36.0058</text:p>
          </table:table-cell>
          <table:table-cell table:style-name="ce11" office:value-type="float" office:value="34.47702" calcext:value-type="float">
            <text:p>34.47702</text:p>
          </table:table-cell>
          <table:table-cell table:style-name="ce11" office:value-type="float" office:value="33.06253" calcext:value-type="float">
            <text:p>33.06253</text:p>
          </table:table-cell>
          <table:table-cell table:style-name="ce11" office:value-type="float" office:value="33.01559" calcext:value-type="float">
            <text:p>33.01559</text:p>
          </table:table-cell>
          <table:table-cell table:style-name="ce11" office:value-type="float" office:value="33.0528" calcext:value-type="float">
            <text:p>33.0528</text:p>
          </table:table-cell>
          <table:table-cell table:style-name="ce11" office:value-type="float" office:value="35.00153" calcext:value-type="float">
            <text:p>35.00153</text:p>
          </table:table-cell>
          <table:table-cell table:style-name="ce11" office:value-type="float" office:value="33.8288" calcext:value-type="float">
            <text:p>33.8288</text:p>
          </table:table-cell>
          <table:table-cell table:style-name="ce11" office:value-type="float" office:value="38.61304" calcext:value-type="float">
            <text:p>38.61304</text:p>
          </table:table-cell>
          <table:table-cell table:style-name="ce11" office:value-type="float" office:value="31.67334" calcext:value-type="float">
            <text:p>31.67334</text:p>
          </table:table-cell>
          <table:table-cell table:style-name="ce11" office:value-type="float" office:value="33.9819" calcext:value-type="float">
            <text:p>33.9819</text:p>
          </table:table-cell>
          <table:table-cell table:style-name="ce11" office:value-type="float" office:value="32.80322" calcext:value-type="float">
            <text:p>32.80322</text:p>
          </table:table-cell>
          <table:table-cell table:style-name="ce11" office:value-type="float" office:value="29.85654" calcext:value-type="float">
            <text:p>29.85654</text:p>
          </table:table-cell>
          <table:table-cell table:style-name="ce11" office:value-type="float" office:value="27.39136" calcext:value-type="float">
            <text:p>27.39136</text:p>
          </table:table-cell>
          <table:table-cell table:style-name="ce11" office:value-type="float" office:value="30.51575" calcext:value-type="float">
            <text:p>30.51575</text:p>
          </table:table-cell>
          <table:table-cell table:style-name="ce11" office:value-type="float" office:value="25.45639" calcext:value-type="float">
            <text:p>25.45639</text:p>
          </table:table-cell>
          <table:table-cell table:style-name="ce11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1" office:value-type="float" office:value="26.22507" calcext:value-type="float">
            <text:p>26.22507</text:p>
          </table:table-cell>
          <table:table-cell table:style-name="ce11" office:value-type="float" office:value="34.85202" calcext:value-type="float">
            <text:p>34.85202</text:p>
          </table:table-cell>
          <table:table-cell table:style-name="ce11" office:value-type="float" office:value="35.24704" calcext:value-type="float">
            <text:p>35.24704</text:p>
          </table:table-cell>
          <table:table-cell table:style-name="ce11" office:value-type="float" office:value="30.04037" calcext:value-type="float">
            <text:p>30.04037</text:p>
          </table:table-cell>
          <table:table-cell table:style-name="ce11" office:value-type="float" office:value="28.90225" calcext:value-type="float">
            <text:p>28.90225</text:p>
          </table:table-cell>
          <table:table-cell table:style-name="ce11" office:value-type="float" office:value="26.97433" calcext:value-type="float">
            <text:p>26.97433</text:p>
          </table:table-cell>
          <table:table-cell table:style-name="ce11" office:value-type="float" office:value="28.47366" calcext:value-type="float">
            <text:p>28.47366</text:p>
          </table:table-cell>
          <table:table-cell table:style-name="ce11" office:value-type="float" office:value="26.49002" calcext:value-type="float">
            <text:p>26.49002</text:p>
          </table:table-cell>
          <table:table-cell table:style-name="ce11" office:value-type="float" office:value="26.35504" calcext:value-type="float">
            <text:p>26.35504</text:p>
          </table:table-cell>
          <table:table-cell table:style-name="ce11" office:value-type="float" office:value="24.93442" calcext:value-type="float">
            <text:p>24.93442</text:p>
          </table:table-cell>
          <table:table-cell table:style-name="ce11" office:value-type="float" office:value="28.71579" calcext:value-type="float">
            <text:p>28.71579</text:p>
          </table:table-cell>
          <table:table-cell table:style-name="ce11" office:value-type="float" office:value="22.77835" calcext:value-type="float">
            <text:p>22.77835</text:p>
          </table:table-cell>
          <table:table-cell table:style-name="ce11" office:value-type="float" office:value="33.72607" calcext:value-type="float">
            <text:p>33.72607</text:p>
          </table:table-cell>
          <table:table-cell table:style-name="ce11" office:value-type="float" office:value="26.56946" calcext:value-type="float">
            <text:p>26.56946</text:p>
          </table:table-cell>
          <table:table-cell table:style-name="ce11" office:value-type="float" office:value="30.31018" calcext:value-type="float">
            <text:p>30.31018</text:p>
          </table:table-cell>
          <table:table-cell table:style-name="ce11" office:value-type="float" office:value="29.99411" calcext:value-type="float">
            <text:p>29.99411</text:p>
          </table:table-cell>
          <table:table-cell table:style-name="ce11" office:value-type="float" office:value="37.55283" calcext:value-type="float">
            <text:p>37.55283</text:p>
          </table:table-cell>
          <table:table-cell table:style-name="ce11" office:value-type="float" office:value="33.21619" calcext:value-type="float">
            <text:p>33.21619</text:p>
          </table:table-cell>
          <table:table-cell table:style-name="ce11" office:value-type="float" office:value="32.64716" calcext:value-type="float">
            <text:p>32.64716</text:p>
          </table:table-cell>
          <table:table-cell table:style-name="ce11" office:value-type="float" office:value="31.33963" calcext:value-type="float">
            <text:p>31.33963</text:p>
          </table:table-cell>
          <table:table-cell table:style-name="ce11" office:value-type="float" office:value="31.81491" calcext:value-type="float">
            <text:p>31.81491</text:p>
          </table:table-cell>
          <table:table-cell table:style-name="ce11" office:value-type="float" office:value="30.09592" calcext:value-type="float">
            <text:p>30.09592</text:p>
          </table:table-cell>
          <table:table-cell table:style-name="ce11" office:value-type="float" office:value="32.16995" calcext:value-type="float">
            <text:p>32.16995</text:p>
          </table:table-cell>
          <table:table-cell table:style-name="ce11" office:value-type="float" office:value="32.44971" calcext:value-type="float">
            <text:p>32.44971</text:p>
          </table:table-cell>
          <table:table-cell table:style-name="ce11" office:value-type="float" office:value="35.28574" calcext:value-type="float">
            <text:p>35.28574</text:p>
          </table:table-cell>
          <table:table-cell table:style-name="ce11" office:value-type="float" office:value="31.60666" calcext:value-type="float">
            <text:p>31.60666</text:p>
          </table:table-cell>
          <table:table-cell table:style-name="ce11" office:value-type="float" office:value="28.09698" calcext:value-type="float">
            <text:p>28.09698</text:p>
          </table:table-cell>
          <table:table-cell table:style-name="ce11" office:value-type="float" office:value="28.384" calcext:value-type="float">
            <text:p>28.384</text:p>
          </table:table-cell>
          <table:table-cell table:style-name="ce11" office:value-type="float" office:value="27.86273" calcext:value-type="float">
            <text:p>27.86273</text:p>
          </table:table-cell>
          <table:table-cell table:style-name="ce11" office:value-type="float" office:value="28.9476" calcext:value-type="float">
            <text:p>28.9476</text:p>
          </table:table-cell>
          <table:table-cell table:style-name="ce11" office:value-type="float" office:value="24.36319" calcext:value-type="float">
            <text:p>24.36319</text:p>
          </table:table-cell>
          <table:table-cell table:style-name="ce11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1" office:value-type="float" office:value="36.88364" calcext:value-type="float">
            <text:p>36.88364</text:p>
          </table:table-cell>
          <table:table-cell table:style-name="ce11" office:value-type="float" office:value="34.9061" calcext:value-type="float">
            <text:p>34.9061</text:p>
          </table:table-cell>
          <table:table-cell table:style-name="ce11" office:value-type="float" office:value="33.13348" calcext:value-type="float">
            <text:p>33.13348</text:p>
          </table:table-cell>
          <table:table-cell table:style-name="ce11" office:value-type="float" office:value="32.11829" calcext:value-type="float">
            <text:p>32.11829</text:p>
          </table:table-cell>
          <table:table-cell table:style-name="ce11" office:value-type="float" office:value="31.09457" calcext:value-type="float">
            <text:p>31.09457</text:p>
          </table:table-cell>
          <table:table-cell table:style-name="ce11" office:value-type="float" office:value="31.03494" calcext:value-type="float">
            <text:p>31.03494</text:p>
          </table:table-cell>
          <table:table-cell table:style-name="ce11" office:value-type="float" office:value="30.43079" calcext:value-type="float">
            <text:p>30.43079</text:p>
          </table:table-cell>
          <table:table-cell table:style-name="ce11" office:value-type="float" office:value="29.03589" calcext:value-type="float">
            <text:p>29.03589</text:p>
          </table:table-cell>
          <table:table-cell table:style-name="ce11" office:value-type="float" office:value="33.00742" calcext:value-type="float">
            <text:p>33.00742</text:p>
          </table:table-cell>
          <table:table-cell table:style-name="ce11" office:value-type="float" office:value="32.78238" calcext:value-type="float">
            <text:p>32.78238</text:p>
          </table:table-cell>
          <table:table-cell table:style-name="ce11" office:value-type="float" office:value="30.33521" calcext:value-type="float">
            <text:p>30.33521</text:p>
          </table:table-cell>
          <table:table-cell table:style-name="ce11" office:value-type="float" office:value="30.16107" calcext:value-type="float">
            <text:p>30.16107</text:p>
          </table:table-cell>
          <table:table-cell table:style-name="ce11" office:value-type="float" office:value="28.63818" calcext:value-type="float">
            <text:p>28.63818</text:p>
          </table:table-cell>
          <table:table-cell table:style-name="ce11" office:value-type="float" office:value="31.29495" calcext:value-type="float">
            <text:p>31.29495</text:p>
          </table:table-cell>
          <table:table-cell table:style-name="ce11" office:value-type="float" office:value="30.59421" calcext:value-type="float">
            <text:p>30.59421</text:p>
          </table:table-cell>
          <table:table-cell table:style-name="ce11" office:value-type="float" office:value="30.02676" calcext:value-type="float">
            <text:p>30.02676</text:p>
          </table:table-cell>
          <table:table-cell table:style-name="ce11" office:value-type="float" office:value="35.59653" calcext:value-type="float">
            <text:p>35.59653</text:p>
          </table:table-cell>
          <table:table-cell table:style-name="ce11" office:value-type="float" office:value="34.17792" calcext:value-type="float">
            <text:p>34.17792</text:p>
          </table:table-cell>
          <table:table-cell table:style-name="ce11" office:value-type="float" office:value="33.59225" calcext:value-type="float">
            <text:p>33.59225</text:p>
          </table:table-cell>
          <table:table-cell table:style-name="ce11" office:value-type="float" office:value="32.66864" calcext:value-type="float">
            <text:p>32.66864</text:p>
          </table:table-cell>
          <table:table-cell table:style-name="ce11" office:value-type="float" office:value="32.70703" calcext:value-type="float">
            <text:p>32.70703</text:p>
          </table:table-cell>
          <table:table-cell table:style-name="ce11" office:value-type="float" office:value="33.80841" calcext:value-type="float">
            <text:p>33.80841</text:p>
          </table:table-cell>
          <table:table-cell table:style-name="ce11" office:value-type="float" office:value="33.50098" calcext:value-type="float">
            <text:p>33.50098</text:p>
          </table:table-cell>
          <table:table-cell table:style-name="ce11" office:value-type="float" office:value="38.20865" calcext:value-type="float">
            <text:p>38.20865</text:p>
          </table:table-cell>
          <table:table-cell table:style-name="ce11" office:value-type="float" office:value="31.40152" calcext:value-type="float">
            <text:p>31.40152</text:p>
          </table:table-cell>
          <table:table-cell table:style-name="ce11" office:value-type="float" office:value="34.20978" calcext:value-type="float">
            <text:p>34.20978</text:p>
          </table:table-cell>
          <table:table-cell table:style-name="ce11" office:value-type="float" office:value="31.99881" calcext:value-type="float">
            <text:p>31.99881</text:p>
          </table:table-cell>
          <table:table-cell table:style-name="ce11" office:value-type="float" office:value="31.5152" calcext:value-type="float">
            <text:p>31.5152</text:p>
          </table:table-cell>
          <table:table-cell table:style-name="ce11" office:value-type="float" office:value="27.74081" calcext:value-type="float">
            <text:p>27.74081</text:p>
          </table:table-cell>
          <table:table-cell table:style-name="ce11" office:value-type="float" office:value="31.28842" calcext:value-type="float">
            <text:p>31.28842</text:p>
          </table:table-cell>
          <table:table-cell table:style-name="ce11" office:value-type="float" office:value="25.99823" calcext:value-type="float">
            <text:p>25.99823</text:p>
          </table:table-cell>
          <table:table-cell table:style-name="ce11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1" office:value-type="float" office:value="27.10059" calcext:value-type="float">
            <text:p>27.10059</text:p>
          </table:table-cell>
          <table:table-cell table:style-name="ce11" office:value-type="float" office:value="35.94781" calcext:value-type="float">
            <text:p>35.94781</text:p>
          </table:table-cell>
          <table:table-cell table:style-name="ce11" office:value-type="float" office:value="37.14331" calcext:value-type="float">
            <text:p>37.14331</text:p>
          </table:table-cell>
          <table:table-cell table:style-name="ce11" office:value-type="float" office:value="32.26077" calcext:value-type="float">
            <text:p>32.26077</text:p>
          </table:table-cell>
          <table:table-cell table:style-name="ce11" office:value-type="float" office:value="29.36121" calcext:value-type="float">
            <text:p>29.36121</text:p>
          </table:table-cell>
          <table:table-cell table:style-name="ce11" office:value-type="float" office:value="27.91779" calcext:value-type="float">
            <text:p>27.91779</text:p>
          </table:table-cell>
          <table:table-cell table:style-name="ce11" office:value-type="float" office:value="29.07574" calcext:value-type="float">
            <text:p>29.07574</text:p>
          </table:table-cell>
          <table:table-cell table:style-name="ce11" office:value-type="float" office:value="26.83536" calcext:value-type="float">
            <text:p>26.83536</text:p>
          </table:table-cell>
          <table:table-cell table:style-name="ce11" office:value-type="float" office:value="27.14682" calcext:value-type="float">
            <text:p>27.14682</text:p>
          </table:table-cell>
          <table:table-cell table:style-name="ce11" office:value-type="float" office:value="24.72839" calcext:value-type="float">
            <text:p>24.72839</text:p>
          </table:table-cell>
          <table:table-cell table:style-name="ce11" office:value-type="float" office:value="28.82324" calcext:value-type="float">
            <text:p>28.82324</text:p>
          </table:table-cell>
          <table:table-cell table:style-name="ce11" office:value-type="float" office:value="23.14032" calcext:value-type="float">
            <text:p>23.14032</text:p>
          </table:table-cell>
          <table:table-cell table:style-name="ce11" office:value-type="float" office:value="33.91522" calcext:value-type="float">
            <text:p>33.91522</text:p>
          </table:table-cell>
          <table:table-cell table:style-name="ce11" office:value-type="float" office:value="26.48776" calcext:value-type="float">
            <text:p>26.48776</text:p>
          </table:table-cell>
          <table:table-cell table:style-name="ce11" office:value-type="float" office:value="29.38971" calcext:value-type="float">
            <text:p>29.38971</text:p>
          </table:table-cell>
          <table:table-cell table:style-name="ce11" office:value-type="float" office:value="29.08792" calcext:value-type="float">
            <text:p>29.08792</text:p>
          </table:table-cell>
          <table:table-cell table:style-name="ce11" office:value-type="float" office:value="37.81448" calcext:value-type="float">
            <text:p>37.81448</text:p>
          </table:table-cell>
          <table:table-cell table:style-name="ce11" office:value-type="float" office:value="33.05826" calcext:value-type="float">
            <text:p>33.05826</text:p>
          </table:table-cell>
          <table:table-cell table:style-name="ce11" office:value-type="float" office:value="32.82611" calcext:value-type="float">
            <text:p>32.82611</text:p>
          </table:table-cell>
          <table:table-cell table:style-name="ce11" office:value-type="float" office:value="31.35239" calcext:value-type="float">
            <text:p>31.35239</text:p>
          </table:table-cell>
          <table:table-cell table:style-name="ce11" office:value-type="float" office:value="30.40442" calcext:value-type="float">
            <text:p>30.40442</text:p>
          </table:table-cell>
          <table:table-cell table:style-name="ce11" office:value-type="float" office:value="29.89706" calcext:value-type="float">
            <text:p>29.89706</text:p>
          </table:table-cell>
          <table:table-cell table:style-name="ce11" office:value-type="float" office:value="31.28165" calcext:value-type="float">
            <text:p>31.28165</text:p>
          </table:table-cell>
          <table:table-cell table:style-name="ce11" office:value-type="float" office:value="31.74994" calcext:value-type="float">
            <text:p>31.74994</text:p>
          </table:table-cell>
          <table:table-cell table:style-name="ce11" office:value-type="float" office:value="35.34906" calcext:value-type="float">
            <text:p>35.34906</text:p>
          </table:table-cell>
          <table:table-cell table:style-name="ce11" office:value-type="float" office:value="30.08301" calcext:value-type="float">
            <text:p>30.08301</text:p>
          </table:table-cell>
          <table:table-cell table:style-name="ce11" office:value-type="float" office:value="28.7673" calcext:value-type="float">
            <text:p>28.7673</text:p>
          </table:table-cell>
          <table:table-cell table:style-name="ce11" office:value-type="float" office:value="27.01532" calcext:value-type="float">
            <text:p>27.01532</text:p>
          </table:table-cell>
          <table:table-cell table:style-name="ce11" office:value-type="float" office:value="28.54971" calcext:value-type="float">
            <text:p>28.54971</text:p>
          </table:table-cell>
          <table:table-cell table:style-name="ce11" office:value-type="float" office:value="28.86694" calcext:value-type="float">
            <text:p>28.86694</text:p>
          </table:table-cell>
          <table:table-cell table:style-name="ce11" office:value-type="float" office:value="24.60153" calcext:value-type="float">
            <text:p>24.60153</text:p>
          </table:table-cell>
          <table:table-cell table:style-name="ce11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1" office:value-type="float" office:value="31.08197" calcext:value-type="float">
            <text:p>31.08197</text:p>
          </table:table-cell>
          <table:table-cell table:style-name="ce11" office:value-type="float" office:value="31.09061" calcext:value-type="float">
            <text:p>31.09061</text:p>
          </table:table-cell>
          <table:table-cell table:style-name="ce11" office:value-type="float" office:value="32.81775" calcext:value-type="float">
            <text:p>32.81775</text:p>
          </table:table-cell>
          <table:table-cell table:style-name="ce11" office:value-type="float" office:value="31.5632" calcext:value-type="float">
            <text:p>31.5632</text:p>
          </table:table-cell>
          <table:table-cell table:style-name="ce11" office:value-type="float" office:value="31.5712" calcext:value-type="float">
            <text:p>31.5712</text:p>
          </table:table-cell>
          <table:table-cell table:style-name="ce11" office:value-type="float" office:value="28.57562" calcext:value-type="float">
            <text:p>28.57562</text:p>
          </table:table-cell>
          <table:table-cell table:style-name="ce11" office:value-type="float" office:value="29.20456" calcext:value-type="float">
            <text:p>29.20456</text:p>
          </table:table-cell>
          <table:table-cell table:style-name="ce11" office:value-type="float" office:value="28.37491" calcext:value-type="float">
            <text:p>28.37491</text:p>
          </table:table-cell>
          <table:table-cell table:style-name="ce11" office:value-type="float" office:value="28.96481" calcext:value-type="float">
            <text:p>28.96481</text:p>
          </table:table-cell>
          <table:table-cell table:style-name="ce11" office:value-type="float" office:value="27.94659" calcext:value-type="float">
            <text:p>27.94659</text:p>
          </table:table-cell>
          <table:table-cell table:style-name="ce11" office:value-type="float" office:value="28.86517" calcext:value-type="float">
            <text:p>28.86517</text:p>
          </table:table-cell>
          <table:table-cell table:style-name="ce11" office:value-type="float" office:value="28.31418" calcext:value-type="float">
            <text:p>28.31418</text:p>
          </table:table-cell>
          <table:table-cell table:style-name="ce11" office:value-type="float" office:value="28.70966" calcext:value-type="float">
            <text:p>28.70966</text:p>
          </table:table-cell>
          <table:table-cell table:style-name="ce11" office:value-type="float" office:value="28.9473" calcext:value-type="float">
            <text:p>28.9473</text:p>
          </table:table-cell>
          <table:table-cell table:style-name="ce11" office:value-type="float" office:value="29.09683" calcext:value-type="float">
            <text:p>29.09683</text:p>
          </table:table-cell>
          <table:table-cell table:style-name="ce11" office:value-type="float" office:value="30.67709" calcext:value-type="float">
            <text:p>30.67709</text:p>
          </table:table-cell>
          <table:table-cell table:style-name="ce11" office:value-type="float" office:value="30.31445" calcext:value-type="float">
            <text:p>30.31445</text:p>
          </table:table-cell>
          <table:table-cell table:style-name="ce11" office:value-type="float" office:value="32.08813" calcext:value-type="float">
            <text:p>32.08813</text:p>
          </table:table-cell>
          <table:table-cell table:style-name="ce11" office:value-type="float" office:value="32.67624" calcext:value-type="float">
            <text:p>32.67624</text:p>
          </table:table-cell>
          <table:table-cell table:style-name="ce11" office:value-type="float" office:value="31.58389" calcext:value-type="float">
            <text:p>31.58389</text:p>
          </table:table-cell>
          <table:table-cell table:style-name="ce11" office:value-type="float" office:value="32.099" calcext:value-type="float">
            <text:p>32.099</text:p>
          </table:table-cell>
          <table:table-cell table:style-name="ce11" office:value-type="float" office:value="31.86258" calcext:value-type="float">
            <text:p>31.86258</text:p>
          </table:table-cell>
          <table:table-cell table:style-name="ce11" office:value-type="float" office:value="30.98938" calcext:value-type="float">
            <text:p>30.98938</text:p>
          </table:table-cell>
          <table:table-cell table:style-name="ce11" office:value-type="float" office:value="31.04736" calcext:value-type="float">
            <text:p>31.04736</text:p>
          </table:table-cell>
          <table:table-cell table:style-name="ce11" office:value-type="float" office:value="29.84207" calcext:value-type="float">
            <text:p>29.84207</text:p>
          </table:table-cell>
          <table:table-cell table:style-name="ce11" office:value-type="float" office:value="29.12643" calcext:value-type="float">
            <text:p>29.12643</text:p>
          </table:table-cell>
          <table:table-cell table:style-name="ce11" office:value-type="float" office:value="29.18564" calcext:value-type="float">
            <text:p>29.18564</text:p>
          </table:table-cell>
          <table:table-cell table:style-name="ce11" office:value-type="float" office:value="28.39191" calcext:value-type="float">
            <text:p>28.39191</text:p>
          </table:table-cell>
          <table:table-cell table:style-name="ce11" office:value-type="float" office:value="28.85831" calcext:value-type="float">
            <text:p>28.85831</text:p>
          </table:table-cell>
          <table:table-cell table:style-name="ce11" office:value-type="float" office:value="27.72964" calcext:value-type="float">
            <text:p>27.72964</text:p>
          </table:table-cell>
          <table:table-cell table:style-name="ce11" office:value-type="float" office:value="29.27975" calcext:value-type="float">
            <text:p>29.27975</text:p>
          </table:table-cell>
          <table:table-cell table:style-name="ce11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1" office:value-type="float" office:value="34.20355" calcext:value-type="float">
            <text:p>34.20355</text:p>
          </table:table-cell>
          <table:table-cell table:style-name="ce11" office:value-type="float" office:value="33.10193" calcext:value-type="float">
            <text:p>33.10193</text:p>
          </table:table-cell>
          <table:table-cell table:style-name="ce11" office:value-type="float" office:value="33.89536" calcext:value-type="float">
            <text:p>33.89536</text:p>
          </table:table-cell>
          <table:table-cell table:style-name="ce11" office:value-type="float" office:value="34.62933" calcext:value-type="float">
            <text:p>34.62933</text:p>
          </table:table-cell>
          <table:table-cell table:style-name="ce11" office:value-type="float" office:value="30.99213" calcext:value-type="float">
            <text:p>30.99213</text:p>
          </table:table-cell>
          <table:table-cell table:style-name="ce11" office:value-type="float" office:value="31.16992" calcext:value-type="float">
            <text:p>31.16992</text:p>
          </table:table-cell>
          <table:table-cell table:style-name="ce11" office:value-type="float" office:value="29.49701" calcext:value-type="float">
            <text:p>29.49701</text:p>
          </table:table-cell>
          <table:table-cell table:style-name="ce11" office:value-type="float" office:value="29.35138" calcext:value-type="float">
            <text:p>29.35138</text:p>
          </table:table-cell>
          <table:table-cell table:style-name="ce11" office:value-type="float" office:value="29.67511" calcext:value-type="float">
            <text:p>29.67511</text:p>
          </table:table-cell>
          <table:table-cell table:style-name="ce11" office:value-type="float" office:value="28.64243" calcext:value-type="float">
            <text:p>28.64243</text:p>
          </table:table-cell>
          <table:table-cell table:style-name="ce11" office:value-type="float" office:value="29.09354" calcext:value-type="float">
            <text:p>29.09354</text:p>
          </table:table-cell>
          <table:table-cell table:style-name="ce11" office:value-type="float" office:value="28.82239" calcext:value-type="float">
            <text:p>28.82239</text:p>
          </table:table-cell>
          <table:table-cell table:style-name="ce11" office:value-type="float" office:value="29.06372" calcext:value-type="float">
            <text:p>29.06372</text:p>
          </table:table-cell>
          <table:table-cell table:style-name="ce11" office:value-type="float" office:value="28.29507" calcext:value-type="float">
            <text:p>28.29507</text:p>
          </table:table-cell>
          <table:table-cell table:style-name="ce11" office:value-type="float" office:value="29.87845" calcext:value-type="float">
            <text:p>29.87845</text:p>
          </table:table-cell>
          <table:table-cell table:style-name="ce11" office:value-type="float" office:value="28.8002" calcext:value-type="float">
            <text:p>28.8002</text:p>
          </table:table-cell>
          <table:table-cell table:style-name="ce11" office:value-type="float" office:value="32.24265" calcext:value-type="float">
            <text:p>32.24265</text:p>
          </table:table-cell>
          <table:table-cell table:style-name="ce11" office:value-type="float" office:value="30.41776" calcext:value-type="float">
            <text:p>30.41776</text:p>
          </table:table-cell>
          <table:table-cell table:style-name="ce11" office:value-type="float" office:value="32.40833" calcext:value-type="float">
            <text:p>32.40833</text:p>
          </table:table-cell>
          <table:table-cell table:style-name="ce11" office:value-type="float" office:value="31.37015" calcext:value-type="float">
            <text:p>31.37015</text:p>
          </table:table-cell>
          <table:table-cell table:style-name="ce11" office:value-type="float" office:value="31.65515" calcext:value-type="float">
            <text:p>31.65515</text:p>
          </table:table-cell>
          <table:table-cell table:style-name="ce11" office:value-type="float" office:value="30.14331" calcext:value-type="float">
            <text:p>30.14331</text:p>
          </table:table-cell>
          <table:table-cell table:style-name="ce11" office:value-type="float" office:value="30.51804" calcext:value-type="float">
            <text:p>30.51804</text:p>
          </table:table-cell>
          <table:table-cell table:style-name="ce11" office:value-type="float" office:value="28.87399" calcext:value-type="float">
            <text:p>28.87399</text:p>
          </table:table-cell>
          <table:table-cell table:style-name="ce11" office:value-type="float" office:value="29.76276" calcext:value-type="float">
            <text:p>29.76276</text:p>
          </table:table-cell>
          <table:table-cell table:style-name="ce11" office:value-type="float" office:value="27.98071" calcext:value-type="float">
            <text:p>27.98071</text:p>
          </table:table-cell>
          <table:table-cell table:style-name="ce11" office:value-type="float" office:value="28.47144" calcext:value-type="float">
            <text:p>28.47144</text:p>
          </table:table-cell>
          <table:table-cell table:style-name="ce11" office:value-type="float" office:value="27.7048" calcext:value-type="float">
            <text:p>27.7048</text:p>
          </table:table-cell>
          <table:table-cell table:style-name="ce11" office:value-type="float" office:value="28.29269" calcext:value-type="float">
            <text:p>28.29269</text:p>
          </table:table-cell>
          <table:table-cell table:style-name="ce11" office:value-type="float" office:value="26.9184" calcext:value-type="float">
            <text:p>26.9184</text:p>
          </table:table-cell>
          <table:table-cell table:style-name="ce11" office:value-type="float" office:value="27.46844" calcext:value-type="float">
            <text:p>27.46844</text:p>
          </table:table-cell>
          <table:table-cell table:style-name="ce11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1" office:value-type="float" office:value="33.90213" calcext:value-type="float">
            <text:p>33.90213</text:p>
          </table:table-cell>
          <table:table-cell table:style-name="ce11" office:value-type="float" office:value="34.32452" calcext:value-type="float">
            <text:p>34.32452</text:p>
          </table:table-cell>
          <table:table-cell table:style-name="ce11" office:value-type="float" office:value="35.55167" calcext:value-type="float">
            <text:p>35.55167</text:p>
          </table:table-cell>
          <table:table-cell table:style-name="ce11" office:value-type="float" office:value="32.77768" calcext:value-type="float">
            <text:p>32.77768</text:p>
          </table:table-cell>
          <table:table-cell table:style-name="ce11" office:value-type="float" office:value="33.37653" calcext:value-type="float">
            <text:p>33.37653</text:p>
          </table:table-cell>
          <table:table-cell table:style-name="ce11" office:value-type="float" office:value="30.71548" calcext:value-type="float">
            <text:p>30.71548</text:p>
          </table:table-cell>
          <table:table-cell table:style-name="ce11" office:value-type="float" office:value="31.17072" calcext:value-type="float">
            <text:p>31.17072</text:p>
          </table:table-cell>
          <table:table-cell table:style-name="ce11" office:value-type="float" office:value="28.7692" calcext:value-type="float">
            <text:p>28.7692</text:p>
          </table:table-cell>
          <table:table-cell table:style-name="ce11" office:value-type="float" office:value="29.78796" calcext:value-type="float">
            <text:p>29.78796</text:p>
          </table:table-cell>
          <table:table-cell table:style-name="ce11" office:value-type="float" office:value="28.35342" calcext:value-type="float">
            <text:p>28.35342</text:p>
          </table:table-cell>
          <table:table-cell table:style-name="ce11" office:value-type="float" office:value="29.45895" calcext:value-type="float">
            <text:p>29.45895</text:p>
          </table:table-cell>
          <table:table-cell table:style-name="ce11" office:value-type="float" office:value="28.87018" calcext:value-type="float">
            <text:p>28.87018</text:p>
          </table:table-cell>
          <table:table-cell table:style-name="ce11" office:value-type="float" office:value="29.16156" calcext:value-type="float">
            <text:p>29.16156</text:p>
          </table:table-cell>
          <table:table-cell table:style-name="ce11" office:value-type="float" office:value="28.43338" calcext:value-type="float">
            <text:p>28.43338</text:p>
          </table:table-cell>
          <table:table-cell table:style-name="ce11" office:value-type="float" office:value="28.82449" calcext:value-type="float">
            <text:p>28.82449</text:p>
          </table:table-cell>
          <table:table-cell table:style-name="ce11" office:value-type="float" office:value="29.30057" calcext:value-type="float">
            <text:p>29.30057</text:p>
          </table:table-cell>
          <table:table-cell table:style-name="ce11" office:value-type="float" office:value="29.8588" calcext:value-type="float">
            <text:p>29.8588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1.33752" calcext:value-type="float">
            <text:p>31.33752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0.203" calcext:value-type="float">
            <text:p>30.203</text:p>
          </table:table-cell>
          <table:table-cell table:style-name="ce11" office:value-type="float" office:value="29.66531" calcext:value-type="float">
            <text:p>29.66531</text:p>
          </table:table-cell>
          <table:table-cell table:style-name="ce11" office:value-type="float" office:value="29.54718" calcext:value-type="float">
            <text:p>29.54718</text:p>
          </table:table-cell>
          <table:table-cell table:style-name="ce11" office:value-type="float" office:value="29.19022" calcext:value-type="float">
            <text:p>29.19022</text:p>
          </table:table-cell>
          <table:table-cell table:style-name="ce11" office:value-type="float" office:value="29.52979" calcext:value-type="float">
            <text:p>29.52979</text:p>
          </table:table-cell>
          <table:table-cell table:style-name="ce11" office:value-type="float" office:value="28.22882" calcext:value-type="float">
            <text:p>28.22882</text:p>
          </table:table-cell>
          <table:table-cell table:style-name="ce11" office:value-type="float" office:value="29.27811" calcext:value-type="float">
            <text:p>29.27811</text:p>
          </table:table-cell>
          <table:table-cell table:style-name="ce11" office:value-type="float" office:value="28.34244" calcext:value-type="float">
            <text:p>28.34244</text:p>
          </table:table-cell>
          <table:table-cell table:style-name="ce11" office:value-type="float" office:value="29.151" calcext:value-type="float">
            <text:p>29.151</text:p>
          </table:table-cell>
          <table:table-cell table:style-name="ce11" office:value-type="float" office:value="27.6008" calcext:value-type="float">
            <text:p>27.6008</text:p>
          </table:table-cell>
          <table:table-cell table:style-name="ce11" office:value-type="float" office:value="30.00278" calcext:value-type="float">
            <text:p>30.00278</text:p>
          </table:table-cell>
          <table:table-cell table:style-name="ce11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1" office:value-type="float" office:value="35.40463" calcext:value-type="float">
            <text:p>35.40463</text:p>
          </table:table-cell>
          <table:table-cell table:style-name="ce11" office:value-type="float" office:value="33.65948" calcext:value-type="float">
            <text:p>33.65948</text:p>
          </table:table-cell>
          <table:table-cell table:style-name="ce11" office:value-type="float" office:value="35.19788" calcext:value-type="float">
            <text:p>35.19788</text:p>
          </table:table-cell>
          <table:table-cell table:style-name="ce11" office:value-type="float" office:value="35.19067" calcext:value-type="float">
            <text:p>35.19067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23352" calcext:value-type="float">
            <text:p>32.23352</text:p>
          </table:table-cell>
          <table:table-cell table:style-name="ce11" office:value-type="float" office:value="29.90555" calcext:value-type="float">
            <text:p>29.90555</text:p>
          </table:table-cell>
          <table:table-cell table:style-name="ce11" office:value-type="float" office:value="30.44589" calcext:value-type="float">
            <text:p>30.44589</text:p>
          </table:table-cell>
          <table:table-cell table:style-name="ce11" office:value-type="float" office:value="29.66714" calcext:value-type="float">
            <text:p>29.66714</text:p>
          </table:table-cell>
          <table:table-cell table:style-name="ce11" office:value-type="float" office:value="28.64676" calcext:value-type="float">
            <text:p>28.64676</text:p>
          </table:table-cell>
          <table:table-cell table:style-name="ce11" office:value-type="float" office:value="29.88452" calcext:value-type="float">
            <text:p>29.88452</text:p>
          </table:table-cell>
          <table:table-cell table:style-name="ce11" office:value-type="float" office:value="29.17923" calcext:value-type="float">
            <text:p>29.17923</text:p>
          </table:table-cell>
          <table:table-cell table:style-name="ce11" office:value-type="float" office:value="29.11353" calcext:value-type="float">
            <text:p>29.11353</text:p>
          </table:table-cell>
          <table:table-cell table:style-name="ce11" office:value-type="float" office:value="28.31314" calcext:value-type="float">
            <text:p>28.31314</text:p>
          </table:table-cell>
          <table:table-cell table:style-name="ce11" office:value-type="float" office:value="29.20276" calcext:value-type="float">
            <text:p>29.20276</text:p>
          </table:table-cell>
          <table:table-cell table:style-name="ce11" office:value-type="float" office:value="28.67621" calcext:value-type="float">
            <text:p>28.67621</text:p>
          </table:table-cell>
          <table:table-cell table:style-name="ce11" office:value-type="float" office:value="30.90515" calcext:value-type="float">
            <text:p>30.90515</text:p>
          </table:table-cell>
          <table:table-cell table:style-name="ce11" office:value-type="float" office:value="28.96548" calcext:value-type="float">
            <text:p>28.96548</text:p>
          </table:table-cell>
          <table:table-cell table:style-name="ce11" office:value-type="float" office:value="31.23267" calcext:value-type="float">
            <text:p>31.23267</text:p>
          </table:table-cell>
          <table:table-cell table:style-name="ce11" office:value-type="float" office:value="29.33191" calcext:value-type="float">
            <text:p>29.33191</text:p>
          </table:table-cell>
          <table:table-cell table:style-name="ce11" office:value-type="float" office:value="29.33203" calcext:value-type="float">
            <text:p>29.33203</text:p>
          </table:table-cell>
          <table:table-cell table:style-name="ce11" office:value-type="float" office:value="28.83878" calcext:value-type="float">
            <text:p>28.83878</text:p>
          </table:table-cell>
          <table:table-cell table:style-name="ce11" office:value-type="float" office:value="28.65363" calcext:value-type="float">
            <text:p>28.65363</text:p>
          </table:table-cell>
          <table:table-cell table:style-name="ce11" office:value-type="float" office:value="28.44162" calcext:value-type="float">
            <text:p>28.44162</text:p>
          </table:table-cell>
          <table:table-cell table:style-name="ce11" office:value-type="float" office:value="28.79285" calcext:value-type="float">
            <text:p>28.79285</text:p>
          </table:table-cell>
          <table:table-cell table:style-name="ce11" office:value-type="float" office:value="28.01907" calcext:value-type="float">
            <text:p>28.01907</text:p>
          </table:table-cell>
          <table:table-cell table:style-name="ce11" office:value-type="float" office:value="28.08929" calcext:value-type="float">
            <text:p>28.08929</text:p>
          </table:table-cell>
          <table:table-cell table:style-name="ce11" office:value-type="float" office:value="28.01749" calcext:value-type="float">
            <text:p>28.01749</text:p>
          </table:table-cell>
          <table:table-cell table:style-name="ce11" office:value-type="float" office:value="27.89252" calcext:value-type="float">
            <text:p>27.89252</text:p>
          </table:table-cell>
          <table:table-cell table:style-name="ce11" office:value-type="float" office:value="27.18079" calcext:value-type="float">
            <text:p>27.18079</text:p>
          </table:table-cell>
          <table:table-cell table:style-name="ce11" office:value-type="float" office:value="27.8573" calcext:value-type="float">
            <text:p>27.8573</text:p>
          </table:table-cell>
          <table:table-cell table:style-name="ce11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1" office:value-type="float" office:value="32.68518" calcext:value-type="float">
            <text:p>32.68518</text:p>
          </table:table-cell>
          <table:table-cell table:style-name="ce11" office:value-type="float" office:value="32.6084" calcext:value-type="float">
            <text:p>32.6084</text:p>
          </table:table-cell>
          <table:table-cell table:style-name="ce11" office:value-type="float" office:value="35.23032" calcext:value-type="float">
            <text:p>35.23032</text:p>
          </table:table-cell>
          <table:table-cell table:style-name="ce11" office:value-type="float" office:value="32.98859" calcext:value-type="float">
            <text:p>32.98859</text:p>
          </table:table-cell>
          <table:table-cell table:style-name="ce11" office:value-type="float" office:value="33.61005" calcext:value-type="float">
            <text:p>33.61005</text:p>
          </table:table-cell>
          <table:table-cell table:style-name="ce11" office:value-type="float" office:value="31.58563" calcext:value-type="float">
            <text:p>31.58563</text:p>
          </table:table-cell>
          <table:table-cell table:style-name="ce11" office:value-type="float" office:value="32.68951" calcext:value-type="float">
            <text:p>32.68951</text:p>
          </table:table-cell>
          <table:table-cell table:style-name="ce11" office:value-type="float" office:value="29.17877" calcext:value-type="float">
            <text:p>29.17877</text:p>
          </table:table-cell>
          <table:table-cell table:style-name="ce11" office:value-type="float" office:value="30.09299" calcext:value-type="float">
            <text:p>30.09299</text:p>
          </table:table-cell>
          <table:table-cell table:style-name="ce11" office:value-type="float" office:value="29.01889" calcext:value-type="float">
            <text:p>29.01889</text:p>
          </table:table-cell>
          <table:table-cell table:style-name="ce11" office:value-type="float" office:value="29.49097" calcext:value-type="float">
            <text:p>29.49097</text:p>
          </table:table-cell>
          <table:table-cell table:style-name="ce11" office:value-type="float" office:value="29.0737" calcext:value-type="float">
            <text:p>29.0737</text:p>
          </table:table-cell>
          <table:table-cell table:style-name="ce11" office:value-type="float" office:value="29.54031" calcext:value-type="float">
            <text:p>29.54031</text:p>
          </table:table-cell>
          <table:table-cell table:style-name="ce11" office:value-type="float" office:value="28.95767" calcext:value-type="float">
            <text:p>28.95767</text:p>
          </table:table-cell>
          <table:table-cell table:style-name="ce11" office:value-type="float" office:value="29.34692" calcext:value-type="float">
            <text:p>29.34692</text:p>
          </table:table-cell>
          <table:table-cell table:style-name="ce11" office:value-type="float" office:value="29.37128" calcext:value-type="float">
            <text:p>29.37128</text:p>
          </table:table-cell>
          <table:table-cell table:style-name="ce11" office:value-type="float" office:value="29.31564" calcext:value-type="float">
            <text:p>29.31564</text:p>
          </table:table-cell>
          <table:table-cell table:style-name="ce11" office:value-type="float" office:value="28.52713" calcext:value-type="float">
            <text:p>28.52713</text:p>
          </table:table-cell>
          <table:table-cell table:style-name="ce11" office:value-type="float" office:value="29.20316" calcext:value-type="float">
            <text:p>29.20316</text:p>
          </table:table-cell>
          <table:table-cell table:style-name="ce11" office:value-type="float" office:value="28.82886" calcext:value-type="float">
            <text:p>28.82886</text:p>
          </table:table-cell>
          <table:table-cell table:style-name="ce11" office:value-type="float" office:value="29.52777" calcext:value-type="float">
            <text:p>29.52777</text:p>
          </table:table-cell>
          <table:table-cell table:style-name="ce11" office:value-type="float" office:value="27.9465" calcext:value-type="float">
            <text:p>27.9465</text:p>
          </table:table-cell>
          <table:table-cell table:style-name="ce11" office:value-type="float" office:value="29.33051" calcext:value-type="float">
            <text:p>29.33051</text:p>
          </table:table-cell>
          <table:table-cell table:style-name="ce11" office:value-type="float" office:value="27.73953" calcext:value-type="float">
            <text:p>27.73953</text:p>
          </table:table-cell>
          <table:table-cell table:style-name="ce11" office:value-type="float" office:value="28.70911" calcext:value-type="float">
            <text:p>28.70911</text:p>
          </table:table-cell>
          <table:table-cell table:style-name="ce11" office:value-type="float" office:value="28.0553" calcext:value-type="float">
            <text:p>28.0553</text:p>
          </table:table-cell>
          <table:table-cell table:style-name="ce11" office:value-type="float" office:value="29.64069" calcext:value-type="float">
            <text:p>29.64069</text:p>
          </table:table-cell>
          <table:table-cell table:style-name="ce11" office:value-type="float" office:value="28.23358" calcext:value-type="float">
            <text:p>28.23358</text:p>
          </table:table-cell>
          <table:table-cell table:style-name="ce11" office:value-type="float" office:value="29.36343" calcext:value-type="float">
            <text:p>29.36343</text:p>
          </table:table-cell>
          <table:table-cell table:style-name="ce11" office:value-type="float" office:value="27.42465" calcext:value-type="float">
            <text:p>27.42465</text:p>
          </table:table-cell>
          <table:table-cell table:style-name="ce11" office:value-type="float" office:value="29.82196" calcext:value-type="float">
            <text:p>29.82196</text:p>
          </table:table-cell>
          <table:table-cell table:style-name="ce11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1" office:value-type="float" office:value="34.21573" calcext:value-type="float">
            <text:p>34.21573</text:p>
          </table:table-cell>
          <table:table-cell table:style-name="ce11" office:value-type="float" office:value="31.62195" calcext:value-type="float">
            <text:p>31.62195</text:p>
          </table:table-cell>
          <table:table-cell table:style-name="ce11" office:value-type="float" office:value="34.30084" calcext:value-type="float">
            <text:p>34.30084</text:p>
          </table:table-cell>
          <table:table-cell table:style-name="ce11" office:value-type="float" office:value="33.8916" calcext:value-type="float">
            <text:p>33.8916</text:p>
          </table:table-cell>
          <table:table-cell table:style-name="ce11" office:value-type="float" office:value="33.33521" calcext:value-type="float">
            <text:p>33.33521</text:p>
          </table:table-cell>
          <table:table-cell table:style-name="ce11" office:value-type="float" office:value="32.95206" calcext:value-type="float">
            <text:p>32.95206</text:p>
          </table:table-cell>
          <table:table-cell table:style-name="ce11" office:value-type="float" office:value="31.00803" calcext:value-type="float">
            <text:p>31.00803</text:p>
          </table:table-cell>
          <table:table-cell table:style-name="ce11" office:value-type="float" office:value="32.19098" calcext:value-type="float">
            <text:p>32.19098</text:p>
          </table:table-cell>
          <table:table-cell table:style-name="ce11" office:value-type="float" office:value="29.25558" calcext:value-type="float">
            <text:p>29.25558</text:p>
          </table:table-cell>
          <table:table-cell table:style-name="ce11" office:value-type="float" office:value="28.63928" calcext:value-type="float">
            <text:p>28.63928</text:p>
          </table:table-cell>
          <table:table-cell table:style-name="ce11" office:value-type="float" office:value="28.9628" calcext:value-type="float">
            <text:p>28.9628</text:p>
          </table:table-cell>
          <table:table-cell table:style-name="ce11" office:value-type="float" office:value="29.04306" calcext:value-type="float">
            <text:p>29.04306</text:p>
          </table:table-cell>
          <table:table-cell table:style-name="ce11" office:value-type="float" office:value="29.19284" calcext:value-type="float">
            <text:p>29.19284</text:p>
          </table:table-cell>
          <table:table-cell table:style-name="ce11" office:value-type="float" office:value="27.83942" calcext:value-type="float">
            <text:p>27.83942</text:p>
          </table:table-cell>
          <table:table-cell table:style-name="ce11" office:value-type="float" office:value="29.05722" calcext:value-type="float">
            <text:p>29.05722</text:p>
          </table:table-cell>
          <table:table-cell table:style-name="ce11" office:value-type="float" office:value="28.76123" calcext:value-type="float">
            <text:p>28.76123</text:p>
          </table:table-cell>
          <table:table-cell table:style-name="ce11" office:value-type="float" office:value="28.83844" calcext:value-type="float">
            <text:p>28.83844</text:p>
          </table:table-cell>
          <table:table-cell table:style-name="ce11" office:value-type="float" office:value="27.84155" calcext:value-type="float">
            <text:p>27.84155</text:p>
          </table:table-cell>
          <table:table-cell table:style-name="ce11" office:value-type="float" office:value="28.53256" calcext:value-type="float">
            <text:p>28.53256</text:p>
          </table:table-cell>
          <table:table-cell table:style-name="ce11" office:value-type="float" office:value="27.94904" calcext:value-type="float">
            <text:p>27.94904</text:p>
          </table:table-cell>
          <table:table-cell table:style-name="ce11" office:value-type="float" office:value="28.4136" calcext:value-type="float">
            <text:p>28.4136</text:p>
          </table:table-cell>
          <table:table-cell table:style-name="ce11" office:value-type="float" office:value="27.8176" calcext:value-type="float">
            <text:p>27.8176</text:p>
          </table:table-cell>
          <table:table-cell table:style-name="ce11" office:value-type="float" office:value="28.14844" calcext:value-type="float">
            <text:p>28.14844</text:p>
          </table:table-cell>
          <table:table-cell table:style-name="ce11" office:value-type="float" office:value="26.83081" calcext:value-type="float">
            <text:p>26.83081</text:p>
          </table:table-cell>
          <table:table-cell table:style-name="ce11" office:value-type="float" office:value="27.96912" calcext:value-type="float">
            <text:p>27.96912</text:p>
          </table:table-cell>
          <table:table-cell table:style-name="ce11" office:value-type="float" office:value="26.85654" calcext:value-type="float">
            <text:p>26.85654</text:p>
          </table:table-cell>
          <table:table-cell table:style-name="ce11" office:value-type="float" office:value="28.23441" calcext:value-type="float">
            <text:p>28.23441</text:p>
          </table:table-cell>
          <table:table-cell table:style-name="ce11" office:value-type="float" office:value="27.31177" calcext:value-type="float">
            <text:p>27.31177</text:p>
          </table:table-cell>
          <table:table-cell table:style-name="ce11" office:value-type="float" office:value="27.78061" calcext:value-type="float">
            <text:p>27.78061</text:p>
          </table:table-cell>
          <table:table-cell table:style-name="ce11" office:value-type="float" office:value="25.75711" calcext:value-type="float">
            <text:p>25.75711</text:p>
          </table:table-cell>
          <table:table-cell table:style-name="ce11" office:value-type="float" office:value="27.38303" calcext:value-type="float">
            <text:p>27.38303</text:p>
          </table:table-cell>
          <table:table-cell table:style-name="ce11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5" office:value-type="float" office:value="34.39752" calcext:value-type="float">
            <text:p>34.39752</text:p>
          </table:table-cell>
          <table:table-cell table:style-name="ce15" office:value-type="float" office:value="38.5994" calcext:value-type="float">
            <text:p>38.5994</text:p>
          </table:table-cell>
          <table:table-cell table:style-name="ce15" office:value-type="float" office:value="31.7132" calcext:value-type="float">
            <text:p>31.7132</text:p>
          </table:table-cell>
          <table:table-cell table:style-name="ce15" office:value-type="float" office:value="33.97614" calcext:value-type="float">
            <text:p>33.97614</text:p>
          </table:table-cell>
          <table:table-cell table:style-name="ce15" office:value-type="float" office:value="28.93069" calcext:value-type="float">
            <text:p>28.93069</text:p>
          </table:table-cell>
          <table:table-cell table:style-name="ce15" office:value-type="float" office:value="33.34845" calcext:value-type="float">
            <text:p>33.34845</text:p>
          </table:table-cell>
          <table:table-cell table:style-name="ce15" office:value-type="float" office:value="29.34738" calcext:value-type="float">
            <text:p>29.34738</text:p>
          </table:table-cell>
          <table:table-cell table:style-name="ce15" office:value-type="float" office:value="33.07834" calcext:value-type="float">
            <text:p>33.07834</text:p>
          </table:table-cell>
          <table:table-cell table:style-name="ce15" office:value-type="float" office:value="32.34851" calcext:value-type="float">
            <text:p>32.34851</text:p>
          </table:table-cell>
          <table:table-cell table:style-name="ce15" office:value-type="float" office:value="34.53796" calcext:value-type="float">
            <text:p>34.53796</text:p>
          </table:table-cell>
          <table:table-cell table:style-name="ce15" office:value-type="float" office:value="30.02124" calcext:value-type="float">
            <text:p>30.02124</text:p>
          </table:table-cell>
          <table:table-cell table:style-name="ce15" office:value-type="float" office:value="33.05576" calcext:value-type="float">
            <text:p>33.05576</text:p>
          </table:table-cell>
          <table:table-cell table:style-name="ce15" office:value-type="float" office:value="27.74536" calcext:value-type="float">
            <text:p>27.74536</text:p>
          </table:table-cell>
          <table:table-cell table:style-name="ce15" office:value-type="float" office:value="31.79465" calcext:value-type="float">
            <text:p>31.79465</text:p>
          </table:table-cell>
          <table:table-cell table:style-name="ce15" office:value-type="float" office:value="29.56335" calcext:value-type="float">
            <text:p>29.56335</text:p>
          </table:table-cell>
          <table:table-cell table:style-name="ce15" office:value-type="float" office:value="28.39011" calcext:value-type="float">
            <text:p>28.39011</text:p>
          </table:table-cell>
          <table:table-cell table:style-name="ce15" office:value-type="float" office:value="31.98465" calcext:value-type="float">
            <text:p>31.98465</text:p>
          </table:table-cell>
          <table:table-cell table:style-name="ce15" office:value-type="float" office:value="31.80316" calcext:value-type="float">
            <text:p>31.80316</text:p>
          </table:table-cell>
          <table:table-cell table:style-name="ce15" office:value-type="float" office:value="29.03522" calcext:value-type="float">
            <text:p>29.03522</text:p>
          </table:table-cell>
          <table:table-cell table:style-name="ce15" office:value-type="float" office:value="29.96863" calcext:value-type="float">
            <text:p>29.96863</text:p>
          </table:table-cell>
          <table:table-cell table:style-name="ce15" office:value-type="float" office:value="28.35974" calcext:value-type="float">
            <text:p>28.35974</text:p>
          </table:table-cell>
          <table:table-cell table:style-name="ce15" office:value-type="float" office:value="31.33276" calcext:value-type="float">
            <text:p>31.33276</text:p>
          </table:table-cell>
          <table:table-cell table:style-name="ce15" office:value-type="float" office:value="29.53879" calcext:value-type="float">
            <text:p>29.53879</text:p>
          </table:table-cell>
          <table:table-cell table:style-name="ce15" office:value-type="float" office:value="36.56198" calcext:value-type="float">
            <text:p>36.56198</text:p>
          </table:table-cell>
          <table:table-cell table:style-name="ce15" office:value-type="float" office:value="27.76657" calcext:value-type="float">
            <text:p>27.76657</text:p>
          </table:table-cell>
          <table:table-cell table:style-name="ce15" office:value-type="float" office:value="32.03131" calcext:value-type="float">
            <text:p>32.03131</text:p>
          </table:table-cell>
          <table:table-cell table:style-name="ce15" office:value-type="float" office:value="29.97198" calcext:value-type="float">
            <text:p>29.97198</text:p>
          </table:table-cell>
          <table:table-cell table:style-name="ce15" office:value-type="float" office:value="31.44073" calcext:value-type="float">
            <text:p>31.44073</text:p>
          </table:table-cell>
          <table:table-cell table:style-name="ce15" office:value-type="float" office:value="26.84021" calcext:value-type="float">
            <text:p>26.84021</text:p>
          </table:table-cell>
          <table:table-cell table:style-name="ce15" office:value-type="float" office:value="31.35443" calcext:value-type="float">
            <text:p>31.35443</text:p>
          </table:table-cell>
          <table:table-cell table:style-name="ce15" office:value-type="float" office:value="24.4248" calcext:value-type="float">
            <text:p>24.4248</text:p>
          </table:table-cell>
          <table:table-cell table:style-name="ce15" office:value-type="float" office:value="29.5" calcext:value-type="float">
            <text:p>29.5</text:p>
          </table:table-cell>
          <table:table-cell office:value-type="string" calcext:value-type="string">
            <text:p>after extoffparam o_do mux</text:p>
          </table:table-cell>
          <table:table-cell table:number-columns-repeated="34"/>
        </table:table-row>
        <table:table-row table:style-name="ro1">
          <table:table-cell table:style-name="ce15" office:value-type="float" office:value="21.08331" calcext:value-type="float">
            <text:p>21.08331</text:p>
          </table:table-cell>
          <table:table-cell table:style-name="ce15" office:value-type="float" office:value="37.34464" calcext:value-type="float">
            <text:p>37.34464</text:p>
          </table:table-cell>
          <table:table-cell table:style-name="ce15" office:value-type="float" office:value="34.53497" calcext:value-type="float">
            <text:p>34.53497</text:p>
          </table:table-cell>
          <table:table-cell table:style-name="ce15" office:value-type="float" office:value="31.42239" calcext:value-type="float">
            <text:p>31.42239</text:p>
          </table:table-cell>
          <table:table-cell table:style-name="ce15" office:value-type="float" office:value="26.56223" calcext:value-type="float">
            <text:p>26.56223</text:p>
          </table:table-cell>
          <table:table-cell table:style-name="ce15" office:value-type="float" office:value="27.20798" calcext:value-type="float">
            <text:p>27.20798</text:p>
          </table:table-cell>
          <table:table-cell table:style-name="ce15" office:value-type="float" office:value="27.01727" calcext:value-type="float">
            <text:p>27.01727</text:p>
          </table:table-cell>
          <table:table-cell table:style-name="ce15" office:value-type="float" office:value="28.67877" calcext:value-type="float">
            <text:p>28.67877</text:p>
          </table:table-cell>
          <table:table-cell table:style-name="ce15" office:value-type="float" office:value="24.83591" calcext:value-type="float">
            <text:p>24.83591</text:p>
          </table:table-cell>
          <table:table-cell table:style-name="ce15" office:value-type="float" office:value="24.97379" calcext:value-type="float">
            <text:p>24.97379</text:p>
          </table:table-cell>
          <table:table-cell table:style-name="ce15" office:value-type="float" office:value="27.83612" calcext:value-type="float">
            <text:p>27.83612</text:p>
          </table:table-cell>
          <table:table-cell table:style-name="ce15" office:value-type="float" office:value="23.48813" calcext:value-type="float">
            <text:p>23.48813</text:p>
          </table:table-cell>
          <table:table-cell table:style-name="ce15" office:value-type="float" office:value="33.04639" calcext:value-type="float">
            <text:p>33.04639</text:p>
          </table:table-cell>
          <table:table-cell table:style-name="ce15" office:value-type="float" office:value="26.59793" calcext:value-type="float">
            <text:p>26.59793</text:p>
          </table:table-cell>
          <table:table-cell table:style-name="ce15" office:value-type="float" office:value="25.44687" calcext:value-type="float">
            <text:p>25.44687</text:p>
          </table:table-cell>
          <table:table-cell table:style-name="ce15" office:value-type="float" office:value="28.88998" calcext:value-type="float">
            <text:p>28.88998</text:p>
          </table:table-cell>
          <table:table-cell table:style-name="ce15" office:value-type="float" office:value="33.22604" calcext:value-type="float">
            <text:p>33.22604</text:p>
          </table:table-cell>
          <table:table-cell table:style-name="ce15" office:value-type="float" office:value="29.74213" calcext:value-type="float">
            <text:p>29.74213</text:p>
          </table:table-cell>
          <table:table-cell table:style-name="ce15" office:value-type="float" office:value="27.77136" calcext:value-type="float">
            <text:p>27.77136</text:p>
          </table:table-cell>
          <table:table-cell table:style-name="ce15" office:value-type="float" office:value="28.44165" calcext:value-type="float">
            <text:p>28.44165</text:p>
          </table:table-cell>
          <table:table-cell table:style-name="ce15" office:value-type="float" office:value="25.44348" calcext:value-type="float">
            <text:p>25.44348</text:p>
          </table:table-cell>
          <table:table-cell table:style-name="ce15" office:value-type="float" office:value="26.40775" calcext:value-type="float">
            <text:p>26.40775</text:p>
          </table:table-cell>
          <table:table-cell table:style-name="ce15" office:value-type="float" office:value="27.18939" calcext:value-type="float">
            <text:p>27.18939</text:p>
          </table:table-cell>
          <table:table-cell table:style-name="ce15" office:value-type="float" office:value="29.80731" calcext:value-type="float">
            <text:p>29.80731</text:p>
          </table:table-cell>
          <table:table-cell table:style-name="ce15" office:value-type="float" office:value="31.22455" calcext:value-type="float">
            <text:p>31.22455</text:p>
          </table:table-cell>
          <table:table-cell table:style-name="ce15" office:value-type="float" office:value="28.35629" calcext:value-type="float">
            <text:p>28.35629</text:p>
          </table:table-cell>
          <table:table-cell table:style-name="ce15" office:value-type="float" office:value="26.63766" calcext:value-type="float">
            <text:p>26.63766</text:p>
          </table:table-cell>
          <table:table-cell table:style-name="ce15" office:value-type="float" office:value="26.97849" calcext:value-type="float">
            <text:p>26.97849</text:p>
          </table:table-cell>
          <table:table-cell table:style-name="ce15" office:value-type="float" office:value="27.44247" calcext:value-type="float">
            <text:p>27.44247</text:p>
          </table:table-cell>
          <table:table-cell table:style-name="ce15" office:value-type="float" office:value="28.84729" calcext:value-type="float">
            <text:p>28.84729</text:p>
          </table:table-cell>
          <table:table-cell table:style-name="ce15" office:value-type="float" office:value="24.86301" calcext:value-type="float">
            <text:p>24.86301</text:p>
          </table:table-cell>
          <table:table-cell table:style-name="ce15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5" office:value-type="float" office:value="26.52069" calcext:value-type="float">
            <text:p>26.52069</text:p>
          </table:table-cell>
          <table:table-cell table:style-name="ce15" office:value-type="float" office:value="31.82104" calcext:value-type="float">
            <text:p>31.82104</text:p>
          </table:table-cell>
          <table:table-cell table:style-name="ce15" office:value-type="float" office:value="28.75922" calcext:value-type="float">
            <text:p>28.75922</text:p>
          </table:table-cell>
          <table:table-cell table:style-name="ce15" office:value-type="float" office:value="32.33347" calcext:value-type="float">
            <text:p>32.33347</text:p>
          </table:table-cell>
          <table:table-cell table:style-name="ce15" office:value-type="float" office:value="28.40881" calcext:value-type="float">
            <text:p>28.40881</text:p>
          </table:table-cell>
          <table:table-cell table:style-name="ce15" office:value-type="float" office:value="31.42203" calcext:value-type="float">
            <text:p>31.42203</text:p>
          </table:table-cell>
          <table:table-cell table:style-name="ce15" office:value-type="float" office:value="29.07965" calcext:value-type="float">
            <text:p>29.07965</text:p>
          </table:table-cell>
          <table:table-cell table:style-name="ce15" office:value-type="float" office:value="32.98248" calcext:value-type="float">
            <text:p>32.98248</text:p>
          </table:table-cell>
          <table:table-cell table:style-name="ce15" office:value-type="float" office:value="28.92926" calcext:value-type="float">
            <text:p>28.92926</text:p>
          </table:table-cell>
          <table:table-cell table:style-name="ce15" office:value-type="float" office:value="30.83301" calcext:value-type="float">
            <text:p>30.83301</text:p>
          </table:table-cell>
          <table:table-cell table:style-name="ce15" office:value-type="float" office:value="29.33963" calcext:value-type="float">
            <text:p>29.33963</text:p>
          </table:table-cell>
          <table:table-cell table:style-name="ce15" office:value-type="float" office:value="32.47174" calcext:value-type="float">
            <text:p>32.47174</text:p>
          </table:table-cell>
          <table:table-cell table:style-name="ce15" office:value-type="float" office:value="28.99216" calcext:value-type="float">
            <text:p>28.99216</text:p>
          </table:table-cell>
          <table:table-cell table:style-name="ce15" office:value-type="float" office:value="30.52643" calcext:value-type="float">
            <text:p>30.52643</text:p>
          </table:table-cell>
          <table:table-cell table:style-name="ce15" office:value-type="float" office:value="29.55713" calcext:value-type="float">
            <text:p>29.55713</text:p>
          </table:table-cell>
          <table:table-cell table:style-name="ce15" office:value-type="float" office:value="32.33408" calcext:value-type="float">
            <text:p>32.33408</text:p>
          </table:table-cell>
          <table:table-cell table:style-name="ce15" office:value-type="float" office:value="29.31094" calcext:value-type="float">
            <text:p>29.31094</text:p>
          </table:table-cell>
          <table:table-cell table:style-name="ce15" office:value-type="float" office:value="30.30954" calcext:value-type="float">
            <text:p>30.30954</text:p>
          </table:table-cell>
          <table:table-cell table:style-name="ce15" office:value-type="float" office:value="30.23495" calcext:value-type="float">
            <text:p>30.23495</text:p>
          </table:table-cell>
          <table:table-cell table:style-name="ce15" office:value-type="float" office:value="31.31622" calcext:value-type="float">
            <text:p>31.31622</text:p>
          </table:table-cell>
          <table:table-cell table:style-name="ce15" office:value-type="float" office:value="29.50406" calcext:value-type="float">
            <text:p>29.50406</text:p>
          </table:table-cell>
          <table:table-cell table:style-name="ce15" office:value-type="float" office:value="30.61279" calcext:value-type="float">
            <text:p>30.61279</text:p>
          </table:table-cell>
          <table:table-cell table:style-name="ce15" office:value-type="float" office:value="30.18857" calcext:value-type="float">
            <text:p>30.18857</text:p>
          </table:table-cell>
          <table:table-cell table:style-name="ce15" office:value-type="float" office:value="31.34332" calcext:value-type="float">
            <text:p>31.34332</text:p>
          </table:table-cell>
          <table:table-cell table:style-name="ce15" office:value-type="float" office:value="29.43005" calcext:value-type="float">
            <text:p>29.43005</text:p>
          </table:table-cell>
          <table:table-cell table:style-name="ce15" office:value-type="float" office:value="29.85623" calcext:value-type="float">
            <text:p>29.85623</text:p>
          </table:table-cell>
          <table:table-cell table:style-name="ce15" office:value-type="float" office:value="30.61673" calcext:value-type="float">
            <text:p>30.61673</text:p>
          </table:table-cell>
          <table:table-cell table:style-name="ce15" office:value-type="float" office:value="31.25653" calcext:value-type="float">
            <text:p>31.25653</text:p>
          </table:table-cell>
          <table:table-cell table:style-name="ce15" office:value-type="float" office:value="29.66446" calcext:value-type="float">
            <text:p>29.66446</text:p>
          </table:table-cell>
          <table:table-cell table:style-name="ce15" office:value-type="float" office:value="30.06598" calcext:value-type="float">
            <text:p>30.06598</text:p>
          </table:table-cell>
          <table:table-cell table:style-name="ce15" office:value-type="float" office:value="30.68155" calcext:value-type="float">
            <text:p>30.68155</text:p>
          </table:table-cell>
          <table:table-cell table:style-name="ce15" office:value-type="float" office:value="30.66095" calcext:value-type="float">
            <text:p>30.66095</text:p>
          </table:table-cell>
          <table:table-cell table:number-columns-repeated="35"/>
        </table:table-row>
        <table:table-row table:style-name="ro1">
          <table:table-cell table:style-name="ce15" office:value-type="float" office:value="24.7226" calcext:value-type="float">
            <text:p>24.7226</text:p>
          </table:table-cell>
          <table:table-cell table:style-name="ce15" office:value-type="float" office:value="28.98871" calcext:value-type="float">
            <text:p>28.98871</text:p>
          </table:table-cell>
          <table:table-cell table:style-name="ce15" office:value-type="float" office:value="26.43979" calcext:value-type="float">
            <text:p>26.43979</text:p>
          </table:table-cell>
          <table:table-cell table:style-name="ce15" office:value-type="float" office:value="29.92068" calcext:value-type="float">
            <text:p>29.92068</text:p>
          </table:table-cell>
          <table:table-cell table:style-name="ce15" office:value-type="float" office:value="26.48154" calcext:value-type="float">
            <text:p>26.48154</text:p>
          </table:table-cell>
          <table:table-cell table:style-name="ce15" office:value-type="float" office:value="29.07373" calcext:value-type="float">
            <text:p>29.07373</text:p>
          </table:table-cell>
          <table:table-cell table:style-name="ce15" office:value-type="float" office:value="27.54376" calcext:value-type="float">
            <text:p>27.54376</text:p>
          </table:table-cell>
          <table:table-cell table:style-name="ce15" office:value-type="float" office:value="31.07382" calcext:value-type="float">
            <text:p>31.07382</text:p>
          </table:table-cell>
          <table:table-cell table:style-name="ce15" office:value-type="float" office:value="27.27545" calcext:value-type="float">
            <text:p>27.27545</text:p>
          </table:table-cell>
          <table:table-cell table:style-name="ce15" office:value-type="float" office:value="29.17093" calcext:value-type="float">
            <text:p>29.17093</text:p>
          </table:table-cell>
          <table:table-cell table:style-name="ce15" office:value-type="float" office:value="28.11493" calcext:value-type="float">
            <text:p>28.11493</text:p>
          </table:table-cell>
          <table:table-cell table:style-name="ce15" office:value-type="float" office:value="30.33728" calcext:value-type="float">
            <text:p>30.33728</text:p>
          </table:table-cell>
          <table:table-cell table:style-name="ce15" office:value-type="float" office:value="27.66266" calcext:value-type="float">
            <text:p>27.66266</text:p>
          </table:table-cell>
          <table:table-cell table:style-name="ce15" office:value-type="float" office:value="28.78369" calcext:value-type="float">
            <text:p>28.78369</text:p>
          </table:table-cell>
          <table:table-cell table:style-name="ce15" office:value-type="float" office:value="27.97046" calcext:value-type="float">
            <text:p>27.97046</text:p>
          </table:table-cell>
          <table:table-cell table:style-name="ce15" office:value-type="float" office:value="30.44482" calcext:value-type="float">
            <text:p>30.44482</text:p>
          </table:table-cell>
          <table:table-cell table:style-name="ce15" office:value-type="float" office:value="27.7771" calcext:value-type="float">
            <text:p>27.7771</text:p>
          </table:table-cell>
          <table:table-cell table:style-name="ce15" office:value-type="float" office:value="28.82233" calcext:value-type="float">
            <text:p>28.82233</text:p>
          </table:table-cell>
          <table:table-cell table:style-name="ce15" office:value-type="float" office:value="28.37698" calcext:value-type="float">
            <text:p>28.37698</text:p>
          </table:table-cell>
          <table:table-cell table:style-name="ce15" office:value-type="float" office:value="29.61502" calcext:value-type="float">
            <text:p>29.61502</text:p>
          </table:table-cell>
          <table:table-cell table:style-name="ce15" office:value-type="float" office:value="27.77017" calcext:value-type="float">
            <text:p>27.77017</text:p>
          </table:table-cell>
          <table:table-cell table:style-name="ce15" office:value-type="float" office:value="28.8909" calcext:value-type="float">
            <text:p>28.8909</text:p>
          </table:table-cell>
          <table:table-cell table:style-name="ce15" office:value-type="float" office:value="28.43414" calcext:value-type="float">
            <text:p>28.43414</text:p>
          </table:table-cell>
          <table:table-cell table:style-name="ce15" office:value-type="float" office:value="29.50266" calcext:value-type="float">
            <text:p>29.50266</text:p>
          </table:table-cell>
          <table:table-cell table:style-name="ce15" office:value-type="float" office:value="28.21304" calcext:value-type="float">
            <text:p>28.21304</text:p>
          </table:table-cell>
          <table:table-cell table:style-name="ce15" office:value-type="float" office:value="28.37146" calcext:value-type="float">
            <text:p>28.37146</text:p>
          </table:table-cell>
          <table:table-cell table:style-name="ce15" office:value-type="float" office:value="28.30472" calcext:value-type="float">
            <text:p>28.30472</text:p>
          </table:table-cell>
          <table:table-cell table:style-name="ce15" office:value-type="float" office:value="29.39697" calcext:value-type="float">
            <text:p>29.39697</text:p>
          </table:table-cell>
          <table:table-cell table:style-name="ce15" office:value-type="float" office:value="27.88956" calcext:value-type="float">
            <text:p>27.88956</text:p>
          </table:table-cell>
          <table:table-cell table:style-name="ce15" office:value-type="float" office:value="28.02673" calcext:value-type="float">
            <text:p>28.02673</text:p>
          </table:table-cell>
          <table:table-cell table:style-name="ce15" office:value-type="float" office:value="28.2446" calcext:value-type="float">
            <text:p>28.2446</text:p>
          </table:table-cell>
          <table:table-cell table:style-name="ce15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5" office:value-type="float" office:value="26.13791" calcext:value-type="float">
            <text:p>26.13791</text:p>
          </table:table-cell>
          <table:table-cell table:style-name="ce15" office:value-type="float" office:value="31.93445" calcext:value-type="float">
            <text:p>31.93445</text:p>
          </table:table-cell>
          <table:table-cell table:style-name="ce15" office:value-type="float" office:value="28.82495" calcext:value-type="float">
            <text:p>28.82495</text:p>
          </table:table-cell>
          <table:table-cell table:style-name="ce15" office:value-type="float" office:value="31.94794" calcext:value-type="float">
            <text:p>31.94794</text:p>
          </table:table-cell>
          <table:table-cell table:style-name="ce15" office:value-type="float" office:value="28.74109" calcext:value-type="float">
            <text:p>28.74109</text:p>
          </table:table-cell>
          <table:table-cell table:style-name="ce15" office:value-type="float" office:value="31.74695" calcext:value-type="float">
            <text:p>31.74695</text:p>
          </table:table-cell>
          <table:table-cell table:style-name="ce15" office:value-type="float" office:value="29.17264" calcext:value-type="float">
            <text:p>29.17264</text:p>
          </table:table-cell>
          <table:table-cell table:style-name="ce15" office:value-type="float" office:value="32.62247" calcext:value-type="float">
            <text:p>32.62247</text:p>
          </table:table-cell>
          <table:table-cell table:style-name="ce15" office:value-type="float" office:value="29.35727" calcext:value-type="float">
            <text:p>29.35727</text:p>
          </table:table-cell>
          <table:table-cell table:style-name="ce15" office:value-type="float" office:value="30.81924" calcext:value-type="float">
            <text:p>30.81924</text:p>
          </table:table-cell>
          <table:table-cell table:style-name="ce15" office:value-type="float" office:value="29.77545" calcext:value-type="float">
            <text:p>29.77545</text:p>
          </table:table-cell>
          <table:table-cell table:style-name="ce15" office:value-type="float" office:value="31.78436" calcext:value-type="float">
            <text:p>31.78436</text:p>
          </table:table-cell>
          <table:table-cell table:style-name="ce15" office:value-type="float" office:value="29.77191" calcext:value-type="float">
            <text:p>29.77191</text:p>
          </table:table-cell>
          <table:table-cell table:style-name="ce15" office:value-type="float" office:value="30.8089" calcext:value-type="float">
            <text:p>30.8089</text:p>
          </table:table-cell>
          <table:table-cell table:style-name="ce15" office:value-type="float" office:value="29.72726" calcext:value-type="float">
            <text:p>29.72726</text:p>
          </table:table-cell>
          <table:table-cell table:style-name="ce15" office:value-type="float" office:value="32.40039" calcext:value-type="float">
            <text:p>32.40039</text:p>
          </table:table-cell>
          <table:table-cell table:style-name="ce15" office:value-type="float" office:value="28.935" calcext:value-type="float">
            <text:p>28.935</text:p>
          </table:table-cell>
          <table:table-cell table:style-name="ce15" office:value-type="float" office:value="30.82175" calcext:value-type="float">
            <text:p>30.82175</text:p>
          </table:table-cell>
          <table:table-cell table:style-name="ce15" office:value-type="float" office:value="30.4313" calcext:value-type="float">
            <text:p>30.4313</text:p>
          </table:table-cell>
          <table:table-cell table:style-name="ce15" office:value-type="float" office:value="31.25272" calcext:value-type="float">
            <text:p>31.25272</text:p>
          </table:table-cell>
          <table:table-cell table:style-name="ce15" office:value-type="float" office:value="29.83588" calcext:value-type="float">
            <text:p>29.83588</text:p>
          </table:table-cell>
          <table:table-cell table:style-name="ce15" office:value-type="float" office:value="30.35458" calcext:value-type="float">
            <text:p>30.35458</text:p>
          </table:table-cell>
          <table:table-cell table:style-name="ce15" office:value-type="float" office:value="30.54556" calcext:value-type="float">
            <text:p>30.54556</text:p>
          </table:table-cell>
          <table:table-cell table:style-name="ce15" office:value-type="float" office:value="32.01437" calcext:value-type="float">
            <text:p>32.01437</text:p>
          </table:table-cell>
          <table:table-cell table:style-name="ce15" office:value-type="float" office:value="29.79446" calcext:value-type="float">
            <text:p>29.79446</text:p>
          </table:table-cell>
          <table:table-cell table:style-name="ce15" office:value-type="float" office:value="30.25491" calcext:value-type="float">
            <text:p>30.25491</text:p>
          </table:table-cell>
          <table:table-cell table:style-name="ce15" office:value-type="float" office:value="30.55405" calcext:value-type="float">
            <text:p>30.55405</text:p>
          </table:table-cell>
          <table:table-cell table:style-name="ce15" office:value-type="float" office:value="31.59863" calcext:value-type="float">
            <text:p>31.59863</text:p>
          </table:table-cell>
          <table:table-cell table:style-name="ce15" office:value-type="float" office:value="30.25055" calcext:value-type="float">
            <text:p>30.25055</text:p>
          </table:table-cell>
          <table:table-cell table:style-name="ce15" office:value-type="float" office:value="30.43164" calcext:value-type="float">
            <text:p>30.43164</text:p>
          </table:table-cell>
          <table:table-cell table:style-name="ce15" office:value-type="float" office:value="30.8168" calcext:value-type="float">
            <text:p>30.8168</text:p>
          </table:table-cell>
          <table:table-cell table:style-name="ce15" office:value-type="float" office:value="30.99152" calcext:value-type="float">
            <text:p>30.99152</text:p>
          </table:table-cell>
          <table:table-cell table:number-columns-repeated="35"/>
        </table:table-row>
        <table:table-row table:style-name="ro1">
          <table:table-cell table:style-name="ce15" office:value-type="float" office:value="24.12656" calcext:value-type="float">
            <text:p>24.12656</text:p>
          </table:table-cell>
          <table:table-cell table:style-name="ce15" office:value-type="float" office:value="28.94101" calcext:value-type="float">
            <text:p>28.94101</text:p>
          </table:table-cell>
          <table:table-cell table:style-name="ce15" office:value-type="float" office:value="26.59488" calcext:value-type="float">
            <text:p>26.59488</text:p>
          </table:table-cell>
          <table:table-cell table:style-name="ce15" office:value-type="float" office:value="29.88077" calcext:value-type="float">
            <text:p>29.88077</text:p>
          </table:table-cell>
          <table:table-cell table:style-name="ce15" office:value-type="float" office:value="26.43216" calcext:value-type="float">
            <text:p>26.43216</text:p>
          </table:table-cell>
          <table:table-cell table:style-name="ce15" office:value-type="float" office:value="29.46176" calcext:value-type="float">
            <text:p>29.46176</text:p>
          </table:table-cell>
          <table:table-cell table:style-name="ce15" office:value-type="float" office:value="26.83588" calcext:value-type="float">
            <text:p>26.83588</text:p>
          </table:table-cell>
          <table:table-cell table:style-name="ce15" office:value-type="float" office:value="30.59637" calcext:value-type="float">
            <text:p>30.59637</text:p>
          </table:table-cell>
          <table:table-cell table:style-name="ce15" office:value-type="float" office:value="27.5369" calcext:value-type="float">
            <text:p>27.5369</text:p>
          </table:table-cell>
          <table:table-cell table:style-name="ce15" office:value-type="float" office:value="29.02731" calcext:value-type="float">
            <text:p>29.02731</text:p>
          </table:table-cell>
          <table:table-cell table:style-name="ce15" office:value-type="float" office:value="27.98538" calcext:value-type="float">
            <text:p>27.98538</text:p>
          </table:table-cell>
          <table:table-cell table:style-name="ce15" office:value-type="float" office:value="27.98181" calcext:value-type="float">
            <text:p>27.98181</text:p>
          </table:table-cell>
          <table:table-cell table:style-name="ce15" office:value-type="float" office:value="28.07721" calcext:value-type="float">
            <text:p>28.07721</text:p>
          </table:table-cell>
          <table:table-cell table:style-name="ce15" office:value-type="float" office:value="28.91025" calcext:value-type="float">
            <text:p>28.91025</text:p>
          </table:table-cell>
          <table:table-cell table:style-name="ce15" office:value-type="float" office:value="27.98297" calcext:value-type="float">
            <text:p>27.98297</text:p>
          </table:table-cell>
          <table:table-cell table:style-name="ce15" office:value-type="float" office:value="30.77042" calcext:value-type="float">
            <text:p>30.77042</text:p>
          </table:table-cell>
          <table:table-cell table:style-name="ce15" office:value-type="float" office:value="27.44531" calcext:value-type="float">
            <text:p>27.44531</text:p>
          </table:table-cell>
          <table:table-cell table:style-name="ce15" office:value-type="float" office:value="28.64401" calcext:value-type="float">
            <text:p>28.64401</text:p>
          </table:table-cell>
          <table:table-cell table:style-name="ce15" office:value-type="float" office:value="28.75476" calcext:value-type="float">
            <text:p>28.75476</text:p>
          </table:table-cell>
          <table:table-cell table:style-name="ce15" office:value-type="float" office:value="29.63629" calcext:value-type="float">
            <text:p>29.63629</text:p>
          </table:table-cell>
          <table:table-cell table:style-name="ce15" office:value-type="float" office:value="28.14288" calcext:value-type="float">
            <text:p>28.14288</text:p>
          </table:table-cell>
          <table:table-cell table:style-name="ce15" office:value-type="float" office:value="29.26935" calcext:value-type="float">
            <text:p>29.26935</text:p>
          </table:table-cell>
          <table:table-cell table:style-name="ce15" office:value-type="float" office:value="28.26611" calcext:value-type="float">
            <text:p>28.26611</text:p>
          </table:table-cell>
          <table:table-cell table:style-name="ce15" office:value-type="float" office:value="30.98978" calcext:value-type="float">
            <text:p>30.98978</text:p>
          </table:table-cell>
          <table:table-cell table:style-name="ce15" office:value-type="float" office:value="28.00061" calcext:value-type="float">
            <text:p>28.00061</text:p>
          </table:table-cell>
          <table:table-cell table:style-name="ce15" office:value-type="float" office:value="28.82776" calcext:value-type="float">
            <text:p>28.82776</text:p>
          </table:table-cell>
          <table:table-cell table:style-name="ce15" office:value-type="float" office:value="28.33594" calcext:value-type="float">
            <text:p>28.33594</text:p>
          </table:table-cell>
          <table:table-cell table:style-name="ce15" office:value-type="float" office:value="29.81378" calcext:value-type="float">
            <text:p>29.81378</text:p>
          </table:table-cell>
          <table:table-cell table:style-name="ce15" office:value-type="float" office:value="27.85583" calcext:value-type="float">
            <text:p>27.85583</text:p>
          </table:table-cell>
          <table:table-cell table:style-name="ce15" office:value-type="float" office:value="28.02243" calcext:value-type="float">
            <text:p>28.02243</text:p>
          </table:table-cell>
          <table:table-cell table:style-name="ce15" office:value-type="float" office:value="28.00015" calcext:value-type="float">
            <text:p>28.00015</text:p>
          </table:table-cell>
          <table:table-cell table:style-name="ce15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5" office:value-type="float" office:value="25.57153" calcext:value-type="float">
            <text:p>25.57153</text:p>
          </table:table-cell>
          <table:table-cell table:style-name="ce15" office:value-type="float" office:value="31.7504" calcext:value-type="float">
            <text:p>31.7504</text:p>
          </table:table-cell>
          <table:table-cell table:style-name="ce15" office:value-type="float" office:value="28.37918" calcext:value-type="float">
            <text:p>28.37918</text:p>
          </table:table-cell>
          <table:table-cell table:style-name="ce15" office:value-type="float" office:value="31.5257" calcext:value-type="float">
            <text:p>31.5257</text:p>
          </table:table-cell>
          <table:table-cell table:style-name="ce15" office:value-type="float" office:value="28.66016" calcext:value-type="float">
            <text:p>28.66016</text:p>
          </table:table-cell>
          <table:table-cell table:style-name="ce15" office:value-type="float" office:value="30.81061" calcext:value-type="float">
            <text:p>30.81061</text:p>
          </table:table-cell>
          <table:table-cell table:style-name="ce15" office:value-type="float" office:value="29.08298" calcext:value-type="float">
            <text:p>29.08298</text:p>
          </table:table-cell>
          <table:table-cell table:style-name="ce15" office:value-type="float" office:value="31.90158" calcext:value-type="float">
            <text:p>31.90158</text:p>
          </table:table-cell>
          <table:table-cell table:style-name="ce15" office:value-type="float" office:value="28.88367" calcext:value-type="float">
            <text:p>28.88367</text:p>
          </table:table-cell>
          <table:table-cell table:style-name="ce15" office:value-type="float" office:value="31.14856" calcext:value-type="float">
            <text:p>31.14856</text:p>
          </table:table-cell>
          <table:table-cell table:style-name="ce15" office:value-type="float" office:value="29.09769" calcext:value-type="float">
            <text:p>29.09769</text:p>
          </table:table-cell>
          <table:table-cell table:style-name="ce15" office:value-type="float" office:value="31.8671" calcext:value-type="float">
            <text:p>31.8671</text:p>
          </table:table-cell>
          <table:table-cell table:style-name="ce15" office:value-type="float" office:value="29.00119" calcext:value-type="float">
            <text:p>29.00119</text:p>
          </table:table-cell>
          <table:table-cell table:style-name="ce15" office:value-type="float" office:value="30.72086" calcext:value-type="float">
            <text:p>30.72086</text:p>
          </table:table-cell>
          <table:table-cell table:style-name="ce15" office:value-type="float" office:value="29.49338" calcext:value-type="float">
            <text:p>29.49338</text:p>
          </table:table-cell>
          <table:table-cell table:style-name="ce15" office:value-type="float" office:value="32.11526" calcext:value-type="float">
            <text:p>32.11526</text:p>
          </table:table-cell>
          <table:table-cell table:style-name="ce15" office:value-type="float" office:value="29.26086" calcext:value-type="float">
            <text:p>29.26086</text:p>
          </table:table-cell>
          <table:table-cell table:style-name="ce15" office:value-type="float" office:value="30.38605" calcext:value-type="float">
            <text:p>30.38605</text:p>
          </table:table-cell>
          <table:table-cell table:style-name="ce15" office:value-type="float" office:value="30.41812" calcext:value-type="float">
            <text:p>30.41812</text:p>
          </table:table-cell>
          <table:table-cell table:style-name="ce15" office:value-type="float" office:value="31.54706" calcext:value-type="float">
            <text:p>31.54706</text:p>
          </table:table-cell>
          <table:table-cell table:style-name="ce15" office:value-type="float" office:value="31.04056" calcext:value-type="float">
            <text:p>31.04056</text:p>
          </table:table-cell>
          <table:table-cell table:style-name="ce15" office:value-type="float" office:value="31.4136" calcext:value-type="float">
            <text:p>31.4136</text:p>
          </table:table-cell>
          <table:table-cell table:style-name="ce15" office:value-type="float" office:value="32.67563" calcext:value-type="float">
            <text:p>32.67563</text:p>
          </table:table-cell>
          <table:table-cell table:style-name="ce15" office:value-type="float" office:value="32.12344" calcext:value-type="float">
            <text:p>32.12344</text:p>
          </table:table-cell>
          <table:table-cell table:style-name="ce15" office:value-type="float" office:value="30.08856" calcext:value-type="float">
            <text:p>30.08856</text:p>
          </table:table-cell>
          <table:table-cell table:style-name="ce15" office:value-type="float" office:value="30.29178" calcext:value-type="float">
            <text:p>30.29178</text:p>
          </table:table-cell>
          <table:table-cell table:style-name="ce15" office:value-type="float" office:value="30.28278" calcext:value-type="float">
            <text:p>30.28278</text:p>
          </table:table-cell>
          <table:table-cell table:style-name="ce15" office:value-type="float" office:value="31.24185" calcext:value-type="float">
            <text:p>31.24185</text:p>
          </table:table-cell>
          <table:table-cell table:style-name="ce15" office:value-type="float" office:value="29.84171" calcext:value-type="float">
            <text:p>29.84171</text:p>
          </table:table-cell>
          <table:table-cell table:style-name="ce15" office:value-type="float" office:value="29.77798" calcext:value-type="float">
            <text:p>29.77798</text:p>
          </table:table-cell>
          <table:table-cell table:style-name="ce15" office:value-type="float" office:value="30.26379" calcext:value-type="float">
            <text:p>30.26379</text:p>
          </table:table-cell>
          <table:table-cell table:style-name="ce15" office:value-type="float" office:value="30.48318" calcext:value-type="float">
            <text:p>30.48318</text:p>
          </table:table-cell>
          <table:table-cell table:number-columns-repeated="35"/>
        </table:table-row>
        <table:table-row table:style-name="ro1">
          <table:table-cell table:style-name="ce15" office:value-type="float" office:value="23.94614" calcext:value-type="float">
            <text:p>23.94614</text:p>
          </table:table-cell>
          <table:table-cell table:style-name="ce15" office:value-type="float" office:value="28.63388" calcext:value-type="float">
            <text:p>28.63388</text:p>
          </table:table-cell>
          <table:table-cell table:style-name="ce15" office:value-type="float" office:value="26.92102" calcext:value-type="float">
            <text:p>26.92102</text:p>
          </table:table-cell>
          <table:table-cell table:style-name="ce15" office:value-type="float" office:value="29.79663" calcext:value-type="float">
            <text:p>29.79663</text:p>
          </table:table-cell>
          <table:table-cell table:style-name="ce15" office:value-type="float" office:value="26.66101" calcext:value-type="float">
            <text:p>26.66101</text:p>
          </table:table-cell>
          <table:table-cell table:style-name="ce15" office:value-type="float" office:value="29.04224" calcext:value-type="float">
            <text:p>29.04224</text:p>
          </table:table-cell>
          <table:table-cell table:style-name="ce15" office:value-type="float" office:value="27.22589" calcext:value-type="float">
            <text:p>27.22589</text:p>
          </table:table-cell>
          <table:table-cell table:style-name="ce15" office:value-type="float" office:value="30.74603" calcext:value-type="float">
            <text:p>30.74603</text:p>
          </table:table-cell>
          <table:table-cell table:style-name="ce15" office:value-type="float" office:value="27.03571" calcext:value-type="float">
            <text:p>27.03571</text:p>
          </table:table-cell>
          <table:table-cell table:style-name="ce15" office:value-type="float" office:value="28.96323" calcext:value-type="float">
            <text:p>28.96323</text:p>
          </table:table-cell>
          <table:table-cell table:style-name="ce15" office:value-type="float" office:value="27.77591" calcext:value-type="float">
            <text:p>27.77591</text:p>
          </table:table-cell>
          <table:table-cell table:style-name="ce15" office:value-type="float" office:value="30.07144" calcext:value-type="float">
            <text:p>30.07144</text:p>
          </table:table-cell>
          <table:table-cell table:style-name="ce15" office:value-type="float" office:value="27.65222" calcext:value-type="float">
            <text:p>27.65222</text:p>
          </table:table-cell>
          <table:table-cell table:style-name="ce15" office:value-type="float" office:value="28.88843" calcext:value-type="float">
            <text:p>28.88843</text:p>
          </table:table-cell>
          <table:table-cell table:style-name="ce15" office:value-type="float" office:value="28.06586" calcext:value-type="float">
            <text:p>28.06586</text:p>
          </table:table-cell>
          <table:table-cell table:style-name="ce15" office:value-type="float" office:value="30.55301" calcext:value-type="float">
            <text:p>30.55301</text:p>
          </table:table-cell>
          <table:table-cell table:style-name="ce15" office:value-type="float" office:value="28.0062" calcext:value-type="float">
            <text:p>28.0062</text:p>
          </table:table-cell>
          <table:table-cell table:style-name="ce15" office:value-type="float" office:value="29.1312" calcext:value-type="float">
            <text:p>29.1312</text:p>
          </table:table-cell>
          <table:table-cell table:style-name="ce15" office:value-type="float" office:value="28.79678" calcext:value-type="float">
            <text:p>28.79678</text:p>
          </table:table-cell>
          <table:table-cell table:style-name="ce15" office:value-type="float" office:value="30.98999" calcext:value-type="float">
            <text:p>30.98999</text:p>
          </table:table-cell>
          <table:table-cell table:style-name="ce15" office:value-type="float" office:value="29.77261" calcext:value-type="float">
            <text:p>29.77261</text:p>
          </table:table-cell>
          <table:table-cell table:style-name="ce15" office:value-type="float" office:value="31.77774" calcext:value-type="float">
            <text:p>31.77774</text:p>
          </table:table-cell>
          <table:table-cell table:style-name="ce15" office:value-type="float" office:value="29.69592" calcext:value-type="float">
            <text:p>29.69592</text:p>
          </table:table-cell>
          <table:table-cell table:style-name="ce15" office:value-type="float" office:value="32.85873" calcext:value-type="float">
            <text:p>32.85873</text:p>
          </table:table-cell>
          <table:table-cell table:style-name="ce15" office:value-type="float" office:value="27.96774" calcext:value-type="float">
            <text:p>27.96774</text:p>
          </table:table-cell>
          <table:table-cell table:style-name="ce15" office:value-type="float" office:value="28.77069" calcext:value-type="float">
            <text:p>28.77069</text:p>
          </table:table-cell>
          <table:table-cell table:style-name="ce15" office:value-type="float" office:value="28.15549" calcext:value-type="float">
            <text:p>28.15549</text:p>
          </table:table-cell>
          <table:table-cell table:style-name="ce15" office:value-type="float" office:value="29.5329" calcext:value-type="float">
            <text:p>29.5329</text:p>
          </table:table-cell>
          <table:table-cell table:style-name="ce15" office:value-type="float" office:value="27.93265" calcext:value-type="float">
            <text:p>27.93265</text:p>
          </table:table-cell>
          <table:table-cell table:style-name="ce15" office:value-type="float" office:value="28.25775" calcext:value-type="float">
            <text:p>28.25775</text:p>
          </table:table-cell>
          <table:table-cell table:style-name="ce15" office:value-type="float" office:value="28.49203" calcext:value-type="float">
            <text:p>28.49203</text:p>
          </table:table-cell>
          <table:table-cell table:style-name="ce15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5" office:value-type="float" office:value="25.55698" calcext:value-type="float">
            <text:p>25.55698</text:p>
          </table:table-cell>
          <table:table-cell table:style-name="ce15" office:value-type="float" office:value="31.30264" calcext:value-type="float">
            <text:p>31.30264</text:p>
          </table:table-cell>
          <table:table-cell table:style-name="ce15" office:value-type="float" office:value="28.49692" calcext:value-type="float">
            <text:p>28.49692</text:p>
          </table:table-cell>
          <table:table-cell table:style-name="ce15" office:value-type="float" office:value="31.56873" calcext:value-type="float">
            <text:p>31.56873</text:p>
          </table:table-cell>
          <table:table-cell table:style-name="ce15" office:value-type="float" office:value="28.12833" calcext:value-type="float">
            <text:p>28.12833</text:p>
          </table:table-cell>
          <table:table-cell table:style-name="ce15" office:value-type="float" office:value="30.91394" calcext:value-type="float">
            <text:p>30.91394</text:p>
          </table:table-cell>
          <table:table-cell table:style-name="ce15" office:value-type="float" office:value="28.81723" calcext:value-type="float">
            <text:p>28.81723</text:p>
          </table:table-cell>
          <table:table-cell table:style-name="ce15" office:value-type="float" office:value="32.31079" calcext:value-type="float">
            <text:p>32.31079</text:p>
          </table:table-cell>
          <table:table-cell table:style-name="ce15" office:value-type="float" office:value="28.82761" calcext:value-type="float">
            <text:p>28.82761</text:p>
          </table:table-cell>
          <table:table-cell table:style-name="ce15" office:value-type="float" office:value="30.66446" calcext:value-type="float">
            <text:p>30.66446</text:p>
          </table:table-cell>
          <table:table-cell table:style-name="ce15" office:value-type="float" office:value="29.03891" calcext:value-type="float">
            <text:p>29.03891</text:p>
          </table:table-cell>
          <table:table-cell table:style-name="ce15" office:value-type="float" office:value="32.05795" calcext:value-type="float">
            <text:p>32.05795</text:p>
          </table:table-cell>
          <table:table-cell table:style-name="ce15" office:value-type="float" office:value="29.15222" calcext:value-type="float">
            <text:p>29.15222</text:p>
          </table:table-cell>
          <table:table-cell table:style-name="ce15" office:value-type="float" office:value="30.57727" calcext:value-type="float">
            <text:p>30.57727</text:p>
          </table:table-cell>
          <table:table-cell table:style-name="ce15" office:value-type="float" office:value="29.77359" calcext:value-type="float">
            <text:p>29.77359</text:p>
          </table:table-cell>
          <table:table-cell table:style-name="ce15" office:value-type="float" office:value="31.79721" calcext:value-type="float">
            <text:p>31.79721</text:p>
          </table:table-cell>
          <table:table-cell table:style-name="ce15" office:value-type="float" office:value="30.41541" calcext:value-type="float">
            <text:p>30.41541</text:p>
          </table:table-cell>
          <table:table-cell table:style-name="ce15" office:value-type="float" office:value="31.32953" calcext:value-type="float">
            <text:p>31.32953</text:p>
          </table:table-cell>
          <table:table-cell table:style-name="ce15" office:value-type="float" office:value="32.76208" calcext:value-type="float">
            <text:p>32.76208</text:p>
          </table:table-cell>
          <table:table-cell table:style-name="ce15" office:value-type="float" office:value="34.00873" calcext:value-type="float">
            <text:p>34.00873</text:p>
          </table:table-cell>
          <table:table-cell table:style-name="ce15" office:value-type="float" office:value="33.23279" calcext:value-type="float">
            <text:p>33.23279</text:p>
          </table:table-cell>
          <table:table-cell table:style-name="ce15" office:value-type="float" office:value="34.28033" calcext:value-type="float">
            <text:p>34.28033</text:p>
          </table:table-cell>
          <table:table-cell table:style-name="ce15" office:value-type="float" office:value="34.12451" calcext:value-type="float">
            <text:p>34.12451</text:p>
          </table:table-cell>
          <table:table-cell table:style-name="ce15" office:value-type="float" office:value="32.74481" calcext:value-type="float">
            <text:p>32.74481</text:p>
          </table:table-cell>
          <table:table-cell table:style-name="ce15" office:value-type="float" office:value="31.49155" calcext:value-type="float">
            <text:p>31.49155</text:p>
          </table:table-cell>
          <table:table-cell table:style-name="ce15" office:value-type="float" office:value="30.56506" calcext:value-type="float">
            <text:p>30.56506</text:p>
          </table:table-cell>
          <table:table-cell table:style-name="ce15" office:value-type="float" office:value="30.89294" calcext:value-type="float">
            <text:p>30.89294</text:p>
          </table:table-cell>
          <table:table-cell table:style-name="ce15" office:value-type="float" office:value="30.70801" calcext:value-type="float">
            <text:p>30.70801</text:p>
          </table:table-cell>
          <table:table-cell table:style-name="ce15" office:value-type="float" office:value="30.14496" calcext:value-type="float">
            <text:p>30.14496</text:p>
          </table:table-cell>
          <table:table-cell table:style-name="ce15" office:value-type="float" office:value="30.05478" calcext:value-type="float">
            <text:p>30.05478</text:p>
          </table:table-cell>
          <table:table-cell table:style-name="ce15" office:value-type="float" office:value="30.53229" calcext:value-type="float">
            <text:p>30.53229</text:p>
          </table:table-cell>
          <table:table-cell table:style-name="ce15" office:value-type="float" office:value="30.30383" calcext:value-type="float">
            <text:p>30.30383</text:p>
          </table:table-cell>
          <table:table-cell table:number-columns-repeated="35"/>
        </table:table-row>
        <table:table-row table:style-name="ro1">
          <table:table-cell table:style-name="ce15" office:value-type="float" office:value="24.49838" calcext:value-type="float">
            <text:p>24.49838</text:p>
          </table:table-cell>
          <table:table-cell table:style-name="ce15" office:value-type="float" office:value="27.72073" calcext:value-type="float">
            <text:p>27.72073</text:p>
          </table:table-cell>
          <table:table-cell table:style-name="ce15" office:value-type="float" office:value="26.57132" calcext:value-type="float">
            <text:p>26.57132</text:p>
          </table:table-cell>
          <table:table-cell table:style-name="ce15" office:value-type="float" office:value="29.85764" calcext:value-type="float">
            <text:p>29.85764</text:p>
          </table:table-cell>
          <table:table-cell table:style-name="ce15" office:value-type="float" office:value="26.62271" calcext:value-type="float">
            <text:p>26.62271</text:p>
          </table:table-cell>
          <table:table-cell table:style-name="ce15" office:value-type="float" office:value="28.5351" calcext:value-type="float">
            <text:p>28.5351</text:p>
          </table:table-cell>
          <table:table-cell table:style-name="ce15" office:value-type="float" office:value="27.00861" calcext:value-type="float">
            <text:p>27.00861</text:p>
          </table:table-cell>
          <table:table-cell table:style-name="ce15" office:value-type="float" office:value="30.40439" calcext:value-type="float">
            <text:p>30.40439</text:p>
          </table:table-cell>
          <table:table-cell table:style-name="ce15" office:value-type="float" office:value="27.24277" calcext:value-type="float">
            <text:p>27.24277</text:p>
          </table:table-cell>
          <table:table-cell table:style-name="ce15" office:value-type="float" office:value="28.7142" calcext:value-type="float">
            <text:p>28.7142</text:p>
          </table:table-cell>
          <table:table-cell table:style-name="ce15" office:value-type="float" office:value="27.578" calcext:value-type="float">
            <text:p>27.578</text:p>
          </table:table-cell>
          <table:table-cell table:style-name="ce15" office:value-type="float" office:value="30.28134" calcext:value-type="float">
            <text:p>30.28134</text:p>
          </table:table-cell>
          <table:table-cell table:style-name="ce15" office:value-type="float" office:value="27.47495" calcext:value-type="float">
            <text:p>27.47495</text:p>
          </table:table-cell>
          <table:table-cell table:style-name="ce15" office:value-type="float" office:value="28.94791" calcext:value-type="float">
            <text:p>28.94791</text:p>
          </table:table-cell>
          <table:table-cell table:style-name="ce15" office:value-type="float" office:value="28.16055" calcext:value-type="float">
            <text:p>28.16055</text:p>
          </table:table-cell>
          <table:table-cell table:style-name="ce15" office:value-type="float" office:value="31.13025" calcext:value-type="float">
            <text:p>31.13025</text:p>
          </table:table-cell>
          <table:table-cell table:style-name="ce15" office:value-type="float" office:value="29.00473" calcext:value-type="float">
            <text:p>29.00473</text:p>
          </table:table-cell>
          <table:table-cell table:style-name="ce15" office:value-type="float" office:value="31.15836" calcext:value-type="float">
            <text:p>31.15836</text:p>
          </table:table-cell>
          <table:table-cell table:style-name="ce15" office:value-type="float" office:value="31.03934" calcext:value-type="float">
            <text:p>31.03934</text:p>
          </table:table-cell>
          <table:table-cell table:style-name="ce15" office:value-type="float" office:value="33.63034" calcext:value-type="float">
            <text:p>33.63034</text:p>
          </table:table-cell>
          <table:table-cell table:style-name="ce15" office:value-type="float" office:value="31.65103" calcext:value-type="float">
            <text:p>31.65103</text:p>
          </table:table-cell>
          <table:table-cell table:style-name="ce15" office:value-type="float" office:value="33.04117" calcext:value-type="float">
            <text:p>33.04117</text:p>
          </table:table-cell>
          <table:table-cell table:style-name="ce15" office:value-type="float" office:value="31.75143" calcext:value-type="float">
            <text:p>31.75143</text:p>
          </table:table-cell>
          <table:table-cell table:style-name="ce15" office:value-type="float" office:value="33.43585" calcext:value-type="float">
            <text:p>33.43585</text:p>
          </table:table-cell>
          <table:table-cell table:style-name="ce15" office:value-type="float" office:value="28.29276" calcext:value-type="float">
            <text:p>28.29276</text:p>
          </table:table-cell>
          <table:table-cell table:style-name="ce15" office:value-type="float" office:value="30.3949" calcext:value-type="float">
            <text:p>30.3949</text:p>
          </table:table-cell>
          <table:table-cell table:style-name="ce15" office:value-type="float" office:value="28.5787" calcext:value-type="float">
            <text:p>28.5787</text:p>
          </table:table-cell>
          <table:table-cell table:style-name="ce15" office:value-type="float" office:value="29.78394" calcext:value-type="float">
            <text:p>29.78394</text:p>
          </table:table-cell>
          <table:table-cell table:style-name="ce15" office:value-type="float" office:value="27.43481" calcext:value-type="float">
            <text:p>27.43481</text:p>
          </table:table-cell>
          <table:table-cell table:style-name="ce15" office:value-type="float" office:value="27.71487" calcext:value-type="float">
            <text:p>27.71487</text:p>
          </table:table-cell>
          <table:table-cell table:style-name="ce15" office:value-type="float" office:value="28.11411" calcext:value-type="float">
            <text:p>28.11411</text:p>
          </table:table-cell>
          <table:table-cell table:style-name="ce15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5" office:value-type="float" office:value="26.60406" calcext:value-type="float">
            <text:p>26.60406</text:p>
          </table:table-cell>
          <table:table-cell table:style-name="ce15" office:value-type="float" office:value="31.37878" calcext:value-type="float">
            <text:p>31.37878</text:p>
          </table:table-cell>
          <table:table-cell table:style-name="ce15" office:value-type="float" office:value="28.57343" calcext:value-type="float">
            <text:p>28.57343</text:p>
          </table:table-cell>
          <table:table-cell table:style-name="ce15" office:value-type="float" office:value="31.62616" calcext:value-type="float">
            <text:p>31.62616</text:p>
          </table:table-cell>
          <table:table-cell table:style-name="ce15" office:value-type="float" office:value="28.53455" calcext:value-type="float">
            <text:p>28.53455</text:p>
          </table:table-cell>
          <table:table-cell table:style-name="ce15" office:value-type="float" office:value="31.12738" calcext:value-type="float">
            <text:p>31.12738</text:p>
          </table:table-cell>
          <table:table-cell table:style-name="ce15" office:value-type="float" office:value="28.94724" calcext:value-type="float">
            <text:p>28.94724</text:p>
          </table:table-cell>
          <table:table-cell table:style-name="ce15" office:value-type="float" office:value="32.40302" calcext:value-type="float">
            <text:p>32.40302</text:p>
          </table:table-cell>
          <table:table-cell table:style-name="ce15" office:value-type="float" office:value="28.73203" calcext:value-type="float">
            <text:p>28.73203</text:p>
          </table:table-cell>
          <table:table-cell table:style-name="ce15" office:value-type="float" office:value="30.51071" calcext:value-type="float">
            <text:p>30.51071</text:p>
          </table:table-cell>
          <table:table-cell table:style-name="ce15" office:value-type="float" office:value="29.45361" calcext:value-type="float">
            <text:p>29.45361</text:p>
          </table:table-cell>
          <table:table-cell table:style-name="ce15" office:value-type="float" office:value="31.56631" calcext:value-type="float">
            <text:p>31.56631</text:p>
          </table:table-cell>
          <table:table-cell table:style-name="ce15" office:value-type="float" office:value="29.38611" calcext:value-type="float">
            <text:p>29.38611</text:p>
          </table:table-cell>
          <table:table-cell table:style-name="ce15" office:value-type="float" office:value="31.3017" calcext:value-type="float">
            <text:p>31.3017</text:p>
          </table:table-cell>
          <table:table-cell table:style-name="ce15" office:value-type="float" office:value="31.53726" calcext:value-type="float">
            <text:p>31.53726</text:p>
          </table:table-cell>
          <table:table-cell table:style-name="ce15" office:value-type="float" office:value="33.72318" calcext:value-type="float">
            <text:p>33.72318</text:p>
          </table:table-cell>
          <table:table-cell table:style-name="ce15" office:value-type="float" office:value="32.95181" calcext:value-type="float">
            <text:p>32.95181</text:p>
          </table:table-cell>
          <table:table-cell table:style-name="ce15" office:value-type="float" office:value="33.99115" calcext:value-type="float">
            <text:p>33.99115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22763" calcext:value-type="float">
            <text:p>35.22763</text:p>
          </table:table-cell>
          <table:table-cell table:style-name="ce15" office:value-type="float" office:value="34.10071" calcext:value-type="float">
            <text:p>34.10071</text:p>
          </table:table-cell>
          <table:table-cell table:style-name="ce15" office:value-type="float" office:value="34.80612" calcext:value-type="float">
            <text:p>34.80612</text:p>
          </table:table-cell>
          <table:table-cell table:style-name="ce15" office:value-type="float" office:value="35.03314" calcext:value-type="float">
            <text:p>35.03314</text:p>
          </table:table-cell>
          <table:table-cell table:style-name="ce15" office:value-type="float" office:value="35.0452" calcext:value-type="float">
            <text:p>35.0452</text:p>
          </table:table-cell>
          <table:table-cell table:style-name="ce15" office:value-type="float" office:value="33.73828" calcext:value-type="float">
            <text:p>33.73828</text:p>
          </table:table-cell>
          <table:table-cell table:style-name="ce15" office:value-type="float" office:value="31.22473" calcext:value-type="float">
            <text:p>31.22473</text:p>
          </table:table-cell>
          <table:table-cell table:style-name="ce15" office:value-type="float" office:value="31.13446" calcext:value-type="float">
            <text:p>31.13446</text:p>
          </table:table-cell>
          <table:table-cell table:style-name="ce15" office:value-type="float" office:value="31.32101" calcext:value-type="float">
            <text:p>31.32101</text:p>
          </table:table-cell>
          <table:table-cell table:style-name="ce15" office:value-type="float" office:value="30.18567" calcext:value-type="float">
            <text:p>30.18567</text:p>
          </table:table-cell>
          <table:table-cell table:style-name="ce15" office:value-type="float" office:value="30.10663" calcext:value-type="float">
            <text:p>30.10663</text:p>
          </table:table-cell>
          <table:table-cell table:style-name="ce15" office:value-type="float" office:value="30.60733" calcext:value-type="float">
            <text:p>30.60733</text:p>
          </table:table-cell>
          <table:table-cell table:style-name="ce15" office:value-type="float" office:value="30.56586" calcext:value-type="float">
            <text:p>30.56586</text:p>
          </table:table-cell>
          <table:table-cell table:number-columns-repeated="35"/>
        </table:table-row>
        <table:table-row table:style-name="ro1">
          <table:table-cell table:style-name="ce15" office:value-type="float" office:value="23.61273" calcext:value-type="float">
            <text:p>23.61273</text:p>
          </table:table-cell>
          <table:table-cell table:style-name="ce15" office:value-type="float" office:value="28.23022" calcext:value-type="float">
            <text:p>28.23022</text:p>
          </table:table-cell>
          <table:table-cell table:style-name="ce15" office:value-type="float" office:value="25.655" calcext:value-type="float">
            <text:p>25.655</text:p>
          </table:table-cell>
          <table:table-cell table:style-name="ce15" office:value-type="float" office:value="28.67218" calcext:value-type="float">
            <text:p>28.67218</text:p>
          </table:table-cell>
          <table:table-cell table:style-name="ce15" office:value-type="float" office:value="26.09396" calcext:value-type="float">
            <text:p>26.09396</text:p>
          </table:table-cell>
          <table:table-cell table:style-name="ce15" office:value-type="float" office:value="28.10263" calcext:value-type="float">
            <text:p>28.10263</text:p>
          </table:table-cell>
          <table:table-cell table:style-name="ce15" office:value-type="float" office:value="26.46146" calcext:value-type="float">
            <text:p>26.46146</text:p>
          </table:table-cell>
          <table:table-cell table:style-name="ce15" office:value-type="float" office:value="29.48892" calcext:value-type="float">
            <text:p>29.48892</text:p>
          </table:table-cell>
          <table:table-cell table:style-name="ce15" office:value-type="float" office:value="26.74985" calcext:value-type="float">
            <text:p>26.74985</text:p>
          </table:table-cell>
          <table:table-cell table:style-name="ce15" office:value-type="float" office:value="27.60028" calcext:value-type="float">
            <text:p>27.60028</text:p>
          </table:table-cell>
          <table:table-cell table:style-name="ce15" office:value-type="float" office:value="27.03946" calcext:value-type="float">
            <text:p>27.03946</text:p>
          </table:table-cell>
          <table:table-cell table:style-name="ce15" office:value-type="float" office:value="29.16586" calcext:value-type="float">
            <text:p>29.16586</text:p>
          </table:table-cell>
          <table:table-cell table:style-name="ce15" office:value-type="float" office:value="27.70227" calcext:value-type="float">
            <text:p>27.70227</text:p>
          </table:table-cell>
          <table:table-cell table:style-name="ce15" office:value-type="float" office:value="29.29031" calcext:value-type="float">
            <text:p>29.29031</text:p>
          </table:table-cell>
          <table:table-cell table:style-name="ce15" office:value-type="float" office:value="29.7652" calcext:value-type="float">
            <text:p>29.7652</text:p>
          </table:table-cell>
          <table:table-cell table:style-name="ce15" office:value-type="float" office:value="32.99301" calcext:value-type="float">
            <text:p>32.99301</text:p>
          </table:table-cell>
          <table:table-cell table:style-name="ce15" office:value-type="float" office:value="30.62411" calcext:value-type="float">
            <text:p>30.62411</text:p>
          </table:table-cell>
          <table:table-cell table:style-name="ce15" office:value-type="float" office:value="31.89795" calcext:value-type="float">
            <text:p>31.89795</text:p>
          </table:table-cell>
          <table:table-cell table:style-name="ce15" office:value-type="float" office:value="32.2384" calcext:value-type="float">
            <text:p>32.2384</text:p>
          </table:table-cell>
          <table:table-cell table:style-name="ce15" office:value-type="float" office:value="33.29922" calcext:value-type="float">
            <text:p>33.29922</text:p>
          </table:table-cell>
          <table:table-cell table:style-name="ce15" office:value-type="float" office:value="32.19623" calcext:value-type="float">
            <text:p>32.19623</text:p>
          </table:table-cell>
          <table:table-cell table:style-name="ce15" office:value-type="float" office:value="33.25674" calcext:value-type="float">
            <text:p>33.25674</text:p>
          </table:table-cell>
          <table:table-cell table:style-name="ce15" office:value-type="float" office:value="32.59875" calcext:value-type="float">
            <text:p>32.59875</text:p>
          </table:table-cell>
          <table:table-cell table:style-name="ce15" office:value-type="float" office:value="34.69391" calcext:value-type="float">
            <text:p>34.69391</text:p>
          </table:table-cell>
          <table:table-cell table:style-name="ce15" office:value-type="float" office:value="29.35791" calcext:value-type="float">
            <text:p>29.35791</text:p>
          </table:table-cell>
          <table:table-cell table:style-name="ce15" office:value-type="float" office:value="31.5752" calcext:value-type="float">
            <text:p>31.5752</text:p>
          </table:table-cell>
          <table:table-cell table:style-name="ce15" office:value-type="float" office:value="28.07349" calcext:value-type="float">
            <text:p>28.07349</text:p>
          </table:table-cell>
          <table:table-cell table:style-name="ce15" office:value-type="float" office:value="29.59094" calcext:value-type="float">
            <text:p>29.59094</text:p>
          </table:table-cell>
          <table:table-cell table:style-name="ce15" office:value-type="float" office:value="27.31287" calcext:value-type="float">
            <text:p>27.31287</text:p>
          </table:table-cell>
          <table:table-cell table:style-name="ce15" office:value-type="float" office:value="26.97845" calcext:value-type="float">
            <text:p>26.97845</text:p>
          </table:table-cell>
          <table:table-cell table:style-name="ce15" office:value-type="float" office:value="27.56036" calcext:value-type="float">
            <text:p>27.56036</text:p>
          </table:table-cell>
          <table:table-cell table:style-name="ce15" office:value-type="float" office:value="27.9801" calcext:value-type="float">
            <text:p>27.9801</text:p>
          </table:table-cell>
          <table:table-cell table:number-columns-repeated="35"/>
        </table:table-row>
        <table:table-row table:style-name="ro1">
          <table:table-cell table:style-name="ce15" office:value-type="float" office:value="26.82095" calcext:value-type="float">
            <text:p>26.82095</text:p>
          </table:table-cell>
          <table:table-cell table:style-name="ce15" office:value-type="float" office:value="31.41199" calcext:value-type="float">
            <text:p>31.41199</text:p>
          </table:table-cell>
          <table:table-cell table:style-name="ce15" office:value-type="float" office:value="28.54114" calcext:value-type="float">
            <text:p>28.54114</text:p>
          </table:table-cell>
          <table:table-cell table:style-name="ce15" office:value-type="float" office:value="31.41058" calcext:value-type="float">
            <text:p>31.41058</text:p>
          </table:table-cell>
          <table:table-cell table:style-name="ce15" office:value-type="float" office:value="28.70706" calcext:value-type="float">
            <text:p>28.70706</text:p>
          </table:table-cell>
          <table:table-cell table:style-name="ce15" office:value-type="float" office:value="30.89319" calcext:value-type="float">
            <text:p>30.89319</text:p>
          </table:table-cell>
          <table:table-cell table:style-name="ce15" office:value-type="float" office:value="28.61517" calcext:value-type="float">
            <text:p>28.61517</text:p>
          </table:table-cell>
          <table:table-cell table:style-name="ce15" office:value-type="float" office:value="32.39517" calcext:value-type="float">
            <text:p>32.39517</text:p>
          </table:table-cell>
          <table:table-cell table:style-name="ce15" office:value-type="float" office:value="28.74484" calcext:value-type="float">
            <text:p>28.74484</text:p>
          </table:table-cell>
          <table:table-cell table:style-name="ce15" office:value-type="float" office:value="30.48535" calcext:value-type="float">
            <text:p>30.48535</text:p>
          </table:table-cell>
          <table:table-cell table:style-name="ce15" office:value-type="float" office:value="29.14221" calcext:value-type="float">
            <text:p>29.14221</text:p>
          </table:table-cell>
          <table:table-cell table:style-name="ce15" office:value-type="float" office:value="31.58859" calcext:value-type="float">
            <text:p>31.58859</text:p>
          </table:table-cell>
          <table:table-cell table:style-name="ce15" office:value-type="float" office:value="29.41776" calcext:value-type="float">
            <text:p>29.41776</text:p>
          </table:table-cell>
          <table:table-cell table:style-name="ce15" office:value-type="float" office:value="32.76624" calcext:value-type="float">
            <text:p>32.76624</text:p>
          </table:table-cell>
          <table:table-cell table:style-name="ce15" office:value-type="float" office:value="32.59653" calcext:value-type="float">
            <text:p>32.59653</text:p>
          </table:table-cell>
          <table:table-cell table:style-name="ce15" office:value-type="float" office:value="35.25015" calcext:value-type="float">
            <text:p>35.25015</text:p>
          </table:table-cell>
          <table:table-cell table:style-name="ce15" office:value-type="float" office:value="33.12946" calcext:value-type="float">
            <text:p>33.12946</text:p>
          </table:table-cell>
          <table:table-cell table:style-name="ce15" office:value-type="float" office:value="34.49191" calcext:value-type="float">
            <text:p>34.49191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55545" calcext:value-type="float">
            <text:p>35.55545</text:p>
          </table:table-cell>
          <table:table-cell table:style-name="ce15" office:value-type="float" office:value="34.96698" calcext:value-type="float">
            <text:p>34.96698</text:p>
          </table:table-cell>
          <table:table-cell table:style-name="ce15" office:value-type="float" office:value="35.82941" calcext:value-type="float">
            <text:p>35.82941</text:p>
          </table:table-cell>
          <table:table-cell table:style-name="ce15" office:value-type="float" office:value="36.07175" calcext:value-type="float">
            <text:p>36.07175</text:p>
          </table:table-cell>
          <table:table-cell table:style-name="ce15" office:value-type="float" office:value="35.55743" calcext:value-type="float">
            <text:p>35.55743</text:p>
          </table:table-cell>
          <table:table-cell table:style-name="ce15" office:value-type="float" office:value="34.64478" calcext:value-type="float">
            <text:p>34.64478</text:p>
          </table:table-cell>
          <table:table-cell table:style-name="ce15" office:value-type="float" office:value="32.32498" calcext:value-type="float">
            <text:p>32.32498</text:p>
          </table:table-cell>
          <table:table-cell table:style-name="ce15" office:value-type="float" office:value="32.46298" calcext:value-type="float">
            <text:p>32.46298</text:p>
          </table:table-cell>
          <table:table-cell table:style-name="ce15" office:value-type="float" office:value="30.75568" calcext:value-type="float">
            <text:p>30.75568</text:p>
          </table:table-cell>
          <table:table-cell table:style-name="ce15" office:value-type="float" office:value="29.56522" calcext:value-type="float">
            <text:p>29.56522</text:p>
          </table:table-cell>
          <table:table-cell table:style-name="ce15" office:value-type="float" office:value="28.98126" calcext:value-type="float">
            <text:p>28.98126</text:p>
          </table:table-cell>
          <table:table-cell table:style-name="ce15" office:value-type="float" office:value="30.18289" calcext:value-type="float">
            <text:p>30.18289</text:p>
          </table:table-cell>
          <table:table-cell table:style-name="ce15" office:value-type="float" office:value="29.49979" calcext:value-type="float">
            <text:p>29.49979</text:p>
          </table:table-cell>
          <table:table-cell table:number-columns-repeated="35"/>
        </table:table-row>
        <table:table-row table:style-name="ro1">
          <table:table-cell table:style-name="ce15" office:value-type="float" office:value="23.54236" calcext:value-type="float">
            <text:p>23.54236</text:p>
          </table:table-cell>
          <table:table-cell table:style-name="ce15" office:value-type="float" office:value="27.50235" calcext:value-type="float">
            <text:p>27.50235</text:p>
          </table:table-cell>
          <table:table-cell table:style-name="ce15" office:value-type="float" office:value="25.82062" calcext:value-type="float">
            <text:p>25.82062</text:p>
          </table:table-cell>
          <table:table-cell table:style-name="ce15" office:value-type="float" office:value="28.91531" calcext:value-type="float">
            <text:p>28.91531</text:p>
          </table:table-cell>
          <table:table-cell table:style-name="ce15" office:value-type="float" office:value="26.02786" calcext:value-type="float">
            <text:p>26.02786</text:p>
          </table:table-cell>
          <table:table-cell table:style-name="ce15" office:value-type="float" office:value="27.83737" calcext:value-type="float">
            <text:p>27.83737</text:p>
          </table:table-cell>
          <table:table-cell table:style-name="ce15" office:value-type="float" office:value="26.49979" calcext:value-type="float">
            <text:p>26.49979</text:p>
          </table:table-cell>
          <table:table-cell table:style-name="ce15" office:value-type="float" office:value="29.83676" calcext:value-type="float">
            <text:p>29.83676</text:p>
          </table:table-cell>
          <table:table-cell table:style-name="ce15" office:value-type="float" office:value="25.96655" calcext:value-type="float">
            <text:p>25.96655</text:p>
          </table:table-cell>
          <table:table-cell table:style-name="ce15" office:value-type="float" office:value="27.94052" calcext:value-type="float">
            <text:p>27.94052</text:p>
          </table:table-cell>
          <table:table-cell table:style-name="ce15" office:value-type="float" office:value="27.10443" calcext:value-type="float">
            <text:p>27.10443</text:p>
          </table:table-cell>
          <table:table-cell table:style-name="ce15" office:value-type="float" office:value="29.18826" calcext:value-type="float">
            <text:p>29.18826</text:p>
          </table:table-cell>
          <table:table-cell table:style-name="ce15" office:value-type="float" office:value="28.80521" calcext:value-type="float">
            <text:p>28.80521</text:p>
          </table:table-cell>
          <table:table-cell table:style-name="ce15" office:value-type="float" office:value="28.48776" calcext:value-type="float">
            <text:p>28.48776</text:p>
          </table:table-cell>
          <table:table-cell table:style-name="ce15" office:value-type="float" office:value="31.2099" calcext:value-type="float">
            <text:p>31.2099</text:p>
          </table:table-cell>
          <table:table-cell table:style-name="ce15" office:value-type="float" office:value="32.47363" calcext:value-type="float">
            <text:p>32.47363</text:p>
          </table:table-cell>
          <table:table-cell table:style-name="ce15" office:value-type="float" office:value="30.98746" calcext:value-type="float">
            <text:p>30.98746</text:p>
          </table:table-cell>
          <table:table-cell table:style-name="ce15" office:value-type="float" office:value="31.76019" calcext:value-type="float">
            <text:p>31.76019</text:p>
          </table:table-cell>
          <table:table-cell table:style-name="ce15" office:value-type="float" office:value="32.57428" calcext:value-type="float">
            <text:p>32.57428</text:p>
          </table:table-cell>
          <table:table-cell table:style-name="ce15" office:value-type="float" office:value="33.13297" calcext:value-type="float">
            <text:p>33.13297</text:p>
          </table:table-cell>
          <table:table-cell table:style-name="ce15" office:value-type="float" office:value="33.39172" calcext:value-type="float">
            <text:p>33.39172</text:p>
          </table:table-cell>
          <table:table-cell table:style-name="ce15" office:value-type="float" office:value="33.26004" calcext:value-type="float">
            <text:p>33.26004</text:p>
          </table:table-cell>
          <table:table-cell table:style-name="ce15" office:value-type="float" office:value="33.28522" calcext:value-type="float">
            <text:p>33.28522</text:p>
          </table:table-cell>
          <table:table-cell table:style-name="ce15" office:value-type="float" office:value="33.64355" calcext:value-type="float">
            <text:p>33.64355</text:p>
          </table:table-cell>
          <table:table-cell table:style-name="ce15" office:value-type="float" office:value="31.00613" calcext:value-type="float">
            <text:p>31.00613</text:p>
          </table:table-cell>
          <table:table-cell table:style-name="ce15" office:value-type="float" office:value="31.55789" calcext:value-type="float">
            <text:p>31.55789</text:p>
          </table:table-cell>
          <table:table-cell table:style-name="ce15" office:value-type="float" office:value="27.90887" calcext:value-type="float">
            <text:p>27.90887</text:p>
          </table:table-cell>
          <table:table-cell table:style-name="ce15" office:value-type="float" office:value="30.00131" calcext:value-type="float">
            <text:p>30.00131</text:p>
          </table:table-cell>
          <table:table-cell table:style-name="ce15" office:value-type="float" office:value="26.68774" calcext:value-type="float">
            <text:p>26.68774</text:p>
          </table:table-cell>
          <table:table-cell table:style-name="ce15" office:value-type="float" office:value="26.52118" calcext:value-type="float">
            <text:p>26.52118</text:p>
          </table:table-cell>
          <table:table-cell table:style-name="ce15" office:value-type="float" office:value="26.90692" calcext:value-type="float">
            <text:p>26.90692</text:p>
          </table:table-cell>
          <table:table-cell table:style-name="ce15" office:value-type="float" office:value="26.86954" calcext:value-type="float">
            <text:p>26.86954</text:p>
          </table:table-cell>
          <table:table-cell table:number-columns-repeated="35"/>
        </table:table-row>
        <table:table-row table:style-name="ro1">
          <table:table-cell table:style-name="ce15" office:value-type="float" office:value="32.32877" calcext:value-type="float">
            <text:p>32.32877</text:p>
          </table:table-cell>
          <table:table-cell table:style-name="ce15" office:value-type="float" office:value="35.60999" calcext:value-type="float">
            <text:p>35.60999</text:p>
          </table:table-cell>
          <table:table-cell table:style-name="ce15" office:value-type="float" office:value="30.58862" calcext:value-type="float">
            <text:p>30.58862</text:p>
          </table:table-cell>
          <table:table-cell table:style-name="ce15" office:value-type="float" office:value="32.71445" calcext:value-type="float">
            <text:p>32.71445</text:p>
          </table:table-cell>
          <table:table-cell table:style-name="ce15" office:value-type="float" office:value="29.10895" calcext:value-type="float">
            <text:p>29.10895</text:p>
          </table:table-cell>
          <table:table-cell table:style-name="ce15" office:value-type="float" office:value="31.83597" calcext:value-type="float">
            <text:p>31.83597</text:p>
          </table:table-cell>
          <table:table-cell table:style-name="ce15" office:value-type="float" office:value="29.47281" calcext:value-type="float">
            <text:p>29.47281</text:p>
          </table:table-cell>
          <table:table-cell table:style-name="ce15" office:value-type="float" office:value="31.89688" calcext:value-type="float">
            <text:p>31.89688</text:p>
          </table:table-cell>
          <table:table-cell table:style-name="ce15" office:value-type="float" office:value="31.69727" calcext:value-type="float">
            <text:p>31.69727</text:p>
          </table:table-cell>
          <table:table-cell table:style-name="ce15" office:value-type="float" office:value="33.39655" calcext:value-type="float">
            <text:p>33.39655</text:p>
          </table:table-cell>
          <table:table-cell table:style-name="ce15" office:value-type="float" office:value="30.07913" calcext:value-type="float">
            <text:p>30.07913</text:p>
          </table:table-cell>
          <table:table-cell table:style-name="ce15" office:value-type="float" office:value="32.5014" calcext:value-type="float">
            <text:p>32.5014</text:p>
          </table:table-cell>
          <table:table-cell table:style-name="ce15" office:value-type="float" office:value="28.47263" calcext:value-type="float">
            <text:p>28.47263</text:p>
          </table:table-cell>
          <table:table-cell table:style-name="ce15" office:value-type="float" office:value="33.00827" calcext:value-type="float">
            <text:p>33.00827</text:p>
          </table:table-cell>
          <table:table-cell table:style-name="ce15" office:value-type="float" office:value="31.74445" calcext:value-type="float">
            <text:p>31.74445</text:p>
          </table:table-cell>
          <table:table-cell table:style-name="ce15" office:value-type="float" office:value="32.33209" calcext:value-type="float">
            <text:p>32.33209</text:p>
          </table:table-cell>
          <table:table-cell table:style-name="ce15" office:value-type="float" office:value="36.0058" calcext:value-type="float">
            <text:p>36.0058</text:p>
          </table:table-cell>
          <table:table-cell table:style-name="ce15" office:value-type="float" office:value="35.54507" calcext:value-type="float">
            <text:p>35.54507</text:p>
          </table:table-cell>
          <table:table-cell table:style-name="ce15" office:value-type="float" office:value="33.77805" calcext:value-type="float">
            <text:p>33.77805</text:p>
          </table:table-cell>
          <table:table-cell table:style-name="ce15" office:value-type="float" office:value="34.81882" calcext:value-type="float">
            <text:p>34.81882</text:p>
          </table:table-cell>
          <table:table-cell table:style-name="ce15" office:value-type="float" office:value="33.42099" calcext:value-type="float">
            <text:p>33.42099</text:p>
          </table:table-cell>
          <table:table-cell table:style-name="ce15" office:value-type="float" office:value="36.0632" calcext:value-type="float">
            <text:p>36.0632</text:p>
          </table:table-cell>
          <table:table-cell table:style-name="ce15" office:value-type="float" office:value="34.56604" calcext:value-type="float">
            <text:p>34.56604</text:p>
          </table:table-cell>
          <table:table-cell table:style-name="ce15" office:value-type="float" office:value="40.40326" calcext:value-type="float">
            <text:p>40.40326</text:p>
          </table:table-cell>
          <table:table-cell table:style-name="ce15" office:value-type="float" office:value="32.0625" calcext:value-type="float">
            <text:p>32.0625</text:p>
          </table:table-cell>
          <table:table-cell table:style-name="ce15" office:value-type="float" office:value="34.75159" calcext:value-type="float">
            <text:p>34.75159</text:p>
          </table:table-cell>
          <table:table-cell table:style-name="ce15" office:value-type="float" office:value="33.577" calcext:value-type="float">
            <text:p>33.577</text:p>
          </table:table-cell>
          <table:table-cell table:style-name="ce15" office:value-type="float" office:value="31.48541" calcext:value-type="float">
            <text:p>31.48541</text:p>
          </table:table-cell>
          <table:table-cell table:style-name="ce15" office:value-type="float" office:value="27.8262" calcext:value-type="float">
            <text:p>27.8262</text:p>
          </table:table-cell>
          <table:table-cell table:style-name="ce15" office:value-type="float" office:value="30.95334" calcext:value-type="float">
            <text:p>30.95334</text:p>
          </table:table-cell>
          <table:table-cell table:style-name="ce15" office:value-type="float" office:value="26.3768" calcext:value-type="float">
            <text:p>26.3768</text:p>
          </table:table-cell>
          <table:table-cell table:style-name="ce15" office:value-type="float" office:value="29.87549" calcext:value-type="float">
            <text:p>29.87549</text:p>
          </table:table-cell>
          <table:table-cell table:number-columns-repeated="35"/>
        </table:table-row>
        <table:table-row table:style-name="ro1">
          <table:table-cell table:style-name="ce15" office:value-type="float" office:value="21.08194" calcext:value-type="float">
            <text:p>21.08194</text:p>
          </table:table-cell>
          <table:table-cell table:style-name="ce15" office:value-type="float" office:value="34.33438" calcext:value-type="float">
            <text:p>34.33438</text:p>
          </table:table-cell>
          <table:table-cell table:style-name="ce15" office:value-type="float" office:value="32.42831" calcext:value-type="float">
            <text:p>32.42831</text:p>
          </table:table-cell>
          <table:table-cell table:style-name="ce15" office:value-type="float" office:value="30.04037" calcext:value-type="float">
            <text:p>30.04037</text:p>
          </table:table-cell>
          <table:table-cell table:style-name="ce15" office:value-type="float" office:value="26.07303" calcext:value-type="float">
            <text:p>26.07303</text:p>
          </table:table-cell>
          <table:table-cell table:style-name="ce15" office:value-type="float" office:value="26.51651" calcext:value-type="float">
            <text:p>26.51651</text:p>
          </table:table-cell>
          <table:table-cell table:style-name="ce15" office:value-type="float" office:value="26.29889" calcext:value-type="float">
            <text:p>26.29889</text:p>
          </table:table-cell>
          <table:table-cell table:style-name="ce15" office:value-type="float" office:value="27.79034" calcext:value-type="float">
            <text:p>27.79034</text:p>
          </table:table-cell>
          <table:table-cell table:style-name="ce15" office:value-type="float" office:value="24.24283" calcext:value-type="float">
            <text:p>24.24283</text:p>
          </table:table-cell>
          <table:table-cell table:style-name="ce15" office:value-type="float" office:value="24.52225" calcext:value-type="float">
            <text:p>24.52225</text:p>
          </table:table-cell>
          <table:table-cell table:style-name="ce15" office:value-type="float" office:value="27.18085" calcext:value-type="float">
            <text:p>27.18085</text:p>
          </table:table-cell>
          <table:table-cell table:style-name="ce15" office:value-type="float" office:value="23.61057" calcext:value-type="float">
            <text:p>23.61057</text:p>
          </table:table-cell>
          <table:table-cell table:style-name="ce15" office:value-type="float" office:value="32.29233" calcext:value-type="float">
            <text:p>32.29233</text:p>
          </table:table-cell>
          <table:table-cell table:style-name="ce15" office:value-type="float" office:value="26.17084" calcext:value-type="float">
            <text:p>26.17084</text:p>
          </table:table-cell>
          <table:table-cell table:style-name="ce15" office:value-type="float" office:value="29.17923" calcext:value-type="float">
            <text:p>29.17923</text:p>
          </table:table-cell>
          <table:table-cell table:style-name="ce15" office:value-type="float" office:value="31.09247" calcext:value-type="float">
            <text:p>31.09247</text:p>
          </table:table-cell>
          <table:table-cell table:style-name="ce15" office:value-type="float" office:value="36.18497" calcext:value-type="float">
            <text:p>36.18497</text:p>
          </table:table-cell>
          <table:table-cell table:style-name="ce15" office:value-type="float" office:value="32.85516" calcext:value-type="float">
            <text:p>32.85516</text:p>
          </table:table-cell>
          <table:table-cell table:style-name="ce15" office:value-type="float" office:value="31.92297" calcext:value-type="float">
            <text:p>31.92297</text:p>
          </table:table-cell>
          <table:table-cell table:style-name="ce15" office:value-type="float" office:value="31.70837" calcext:value-type="float">
            <text:p>31.70837</text:p>
          </table:table-cell>
          <table:table-cell table:style-name="ce15" office:value-type="float" office:value="30.68762" calcext:value-type="float">
            <text:p>30.68762</text:p>
          </table:table-cell>
          <table:table-cell table:style-name="ce15" office:value-type="float" office:value="29.71698" calcext:value-type="float">
            <text:p>29.71698</text:p>
          </table:table-cell>
          <table:table-cell table:style-name="ce15" office:value-type="float" office:value="31.42383" calcext:value-type="float">
            <text:p>31.42383</text:p>
          </table:table-cell>
          <table:table-cell table:style-name="ce15" office:value-type="float" office:value="32.82327" calcext:value-type="float">
            <text:p>32.82327</text:p>
          </table:table-cell>
          <table:table-cell table:style-name="ce15" office:value-type="float" office:value="34.15903" calcext:value-type="float">
            <text:p>34.15903</text:p>
          </table:table-cell>
          <table:table-cell table:style-name="ce15" office:value-type="float" office:value="30.81711" calcext:value-type="float">
            <text:p>30.81711</text:p>
          </table:table-cell>
          <table:table-cell table:style-name="ce15" office:value-type="float" office:value="27.27939" calcext:value-type="float">
            <text:p>27.27939</text:p>
          </table:table-cell>
          <table:table-cell table:style-name="ce15" office:value-type="float" office:value="28.384" calcext:value-type="float">
            <text:p>28.384</text:p>
          </table:table-cell>
          <table:table-cell table:style-name="ce15" office:value-type="float" office:value="26.56311" calcext:value-type="float">
            <text:p>26.56311</text:p>
          </table:table-cell>
          <table:table-cell table:style-name="ce15" office:value-type="float" office:value="27.62695" calcext:value-type="float">
            <text:p>27.62695</text:p>
          </table:table-cell>
          <table:table-cell table:style-name="ce15" office:value-type="float" office:value="23.4288" calcext:value-type="float">
            <text:p>23.4288</text:p>
          </table:table-cell>
          <table:table-cell table:style-name="ce15" office:value-type="float" office:value="33.81863" calcext:value-type="float">
            <text:p>33.81863</text:p>
          </table:table-cell>
          <table:table-cell table:number-columns-repeated="35"/>
        </table:table-row>
        <table:table-row table:style-name="ro1">
          <table:table-cell table:style-name="ce15" office:value-type="float" office:value="33.03015" calcext:value-type="float">
            <text:p>33.03015</text:p>
          </table:table-cell>
          <table:table-cell table:style-name="ce15" office:value-type="float" office:value="35.45169" calcext:value-type="float">
            <text:p>35.45169</text:p>
          </table:table-cell>
          <table:table-cell table:style-name="ce15" office:value-type="float" office:value="31.12381" calcext:value-type="float">
            <text:p>31.12381</text:p>
          </table:table-cell>
          <table:table-cell table:style-name="ce15" office:value-type="float" office:value="33.10645" calcext:value-type="float">
            <text:p>33.10645</text:p>
          </table:table-cell>
          <table:table-cell table:style-name="ce15" office:value-type="float" office:value="29.20911" calcext:value-type="float">
            <text:p>29.20911</text:p>
          </table:table-cell>
          <table:table-cell table:style-name="ce15" office:value-type="float" office:value="31.50403" calcext:value-type="float">
            <text:p>31.50403</text:p>
          </table:table-cell>
          <table:table-cell table:style-name="ce15" office:value-type="float" office:value="29.11865" calcext:value-type="float">
            <text:p>29.11865</text:p>
          </table:table-cell>
          <table:table-cell table:style-name="ce15" office:value-type="float" office:value="31.20844" calcext:value-type="float">
            <text:p>31.20844</text:p>
          </table:table-cell>
          <table:table-cell table:style-name="ce15" office:value-type="float" office:value="31.77261" calcext:value-type="float">
            <text:p>31.77261</text:p>
          </table:table-cell>
          <table:table-cell table:style-name="ce15" office:value-type="float" office:value="33.18497" calcext:value-type="float">
            <text:p>33.18497</text:p>
          </table:table-cell>
          <table:table-cell table:style-name="ce15" office:value-type="float" office:value="29.53482" calcext:value-type="float">
            <text:p>29.53482</text:p>
          </table:table-cell>
          <table:table-cell table:style-name="ce15" office:value-type="float" office:value="31.73322" calcext:value-type="float">
            <text:p>31.73322</text:p>
          </table:table-cell>
          <table:table-cell table:style-name="ce15" office:value-type="float" office:value="27.8338" calcext:value-type="float">
            <text:p>27.8338</text:p>
          </table:table-cell>
          <table:table-cell table:style-name="ce15" office:value-type="float" office:value="31.6868" calcext:value-type="float">
            <text:p>31.6868</text:p>
          </table:table-cell>
          <table:table-cell table:style-name="ce15" office:value-type="float" office:value="30.20874" calcext:value-type="float">
            <text:p>30.20874</text:p>
          </table:table-cell>
          <table:table-cell table:style-name="ce15" office:value-type="float" office:value="31.9252" calcext:value-type="float">
            <text:p>31.9252</text:p>
          </table:table-cell>
          <table:table-cell table:style-name="ce15" office:value-type="float" office:value="34.86295" calcext:value-type="float">
            <text:p>34.86295</text:p>
          </table:table-cell>
          <table:table-cell table:style-name="ce15" office:value-type="float" office:value="34.55029" calcext:value-type="float">
            <text:p>34.55029</text:p>
          </table:table-cell>
          <table:table-cell table:style-name="ce15" office:value-type="float" office:value="33.59225" calcext:value-type="float">
            <text:p>33.59225</text:p>
          </table:table-cell>
          <table:table-cell table:style-name="ce15" office:value-type="float" office:value="33.78787" calcext:value-type="float">
            <text:p>33.78787</text:p>
          </table:table-cell>
          <table:table-cell table:style-name="ce15" office:value-type="float" office:value="32.32935" calcext:value-type="float">
            <text:p>32.32935</text:p>
          </table:table-cell>
          <table:table-cell table:style-name="ce15" office:value-type="float" office:value="34.1777" calcext:value-type="float">
            <text:p>34.1777</text:p>
          </table:table-cell>
          <table:table-cell table:style-name="ce15" office:value-type="float" office:value="33.50098" calcext:value-type="float">
            <text:p>33.50098</text:p>
          </table:table-cell>
          <table:table-cell table:style-name="ce15" office:value-type="float" office:value="39.30841" calcext:value-type="float">
            <text:p>39.30841</text:p>
          </table:table-cell>
          <table:table-cell table:style-name="ce15" office:value-type="float" office:value="30.99127" calcext:value-type="float">
            <text:p>30.99127</text:p>
          </table:table-cell>
          <table:table-cell table:style-name="ce15" office:value-type="float" office:value="34.20978" calcext:value-type="float">
            <text:p>34.20978</text:p>
          </table:table-cell>
          <table:table-cell table:style-name="ce15" office:value-type="float" office:value="31.99881" calcext:value-type="float">
            <text:p>31.99881</text:p>
          </table:table-cell>
          <table:table-cell table:style-name="ce15" office:value-type="float" office:value="32.35837" calcext:value-type="float">
            <text:p>32.35837</text:p>
          </table:table-cell>
          <table:table-cell table:style-name="ce15" office:value-type="float" office:value="27.28342" calcext:value-type="float">
            <text:p>27.28342</text:p>
          </table:table-cell>
          <table:table-cell table:style-name="ce15" office:value-type="float" office:value="30.83563" calcext:value-type="float">
            <text:p>30.83563</text:p>
          </table:table-cell>
          <table:table-cell table:style-name="ce15" office:value-type="float" office:value="25.99823" calcext:value-type="float">
            <text:p>25.99823</text:p>
          </table:table-cell>
          <table:table-cell table:style-name="ce15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5" office:value-type="float" office:value="20.61646" calcext:value-type="float">
            <text:p>20.61646</text:p>
          </table:table-cell>
          <table:table-cell table:style-name="ce15" office:value-type="float" office:value="34.34689" calcext:value-type="float">
            <text:p>34.34689</text:p>
          </table:table-cell>
          <table:table-cell table:style-name="ce15" office:value-type="float" office:value="33.30219" calcext:value-type="float">
            <text:p>33.30219</text:p>
          </table:table-cell>
          <table:table-cell table:style-name="ce15" office:value-type="float" office:value="31.29593" calcext:value-type="float">
            <text:p>31.29593</text:p>
          </table:table-cell>
          <table:table-cell table:style-name="ce15" office:value-type="float" office:value="25.5672" calcext:value-type="float">
            <text:p>25.5672</text:p>
          </table:table-cell>
          <table:table-cell table:style-name="ce15" office:value-type="float" office:value="26.50912" calcext:value-type="float">
            <text:p>26.50912</text:p>
          </table:table-cell>
          <table:table-cell table:style-name="ce15" office:value-type="float" office:value="26.00467" calcext:value-type="float">
            <text:p>26.00467</text:p>
          </table:table-cell>
          <table:table-cell table:style-name="ce15" office:value-type="float" office:value="27.27579" calcext:value-type="float">
            <text:p>27.27579</text:p>
          </table:table-cell>
          <table:table-cell table:style-name="ce15" office:value-type="float" office:value="24.09689" calcext:value-type="float">
            <text:p>24.09689</text:p>
          </table:table-cell>
          <table:table-cell table:style-name="ce15" office:value-type="float" office:value="23.45361" calcext:value-type="float">
            <text:p>23.45361</text:p>
          </table:table-cell>
          <table:table-cell table:style-name="ce15" office:value-type="float" office:value="26.47076" calcext:value-type="float">
            <text:p>26.47076</text:p>
          </table:table-cell>
          <table:table-cell table:style-name="ce15" office:value-type="float" office:value="23.14032" calcext:value-type="float">
            <text:p>23.14032</text:p>
          </table:table-cell>
          <table:table-cell table:style-name="ce15" office:value-type="float" office:value="31.69531" calcext:value-type="float">
            <text:p>31.69531</text:p>
          </table:table-cell>
          <table:table-cell table:style-name="ce15" office:value-type="float" office:value="25.26654" calcext:value-type="float">
            <text:p>25.26654</text:p>
          </table:table-cell>
          <table:table-cell table:style-name="ce15" office:value-type="float" office:value="27.45389" calcext:value-type="float">
            <text:p>27.45389</text:p>
          </table:table-cell>
          <table:table-cell table:style-name="ce15" office:value-type="float" office:value="29.46198" calcext:value-type="float">
            <text:p>29.46198</text:p>
          </table:table-cell>
          <table:table-cell table:style-name="ce15" office:value-type="float" office:value="35.71893" calcext:value-type="float">
            <text:p>35.71893</text:p>
          </table:table-cell>
          <table:table-cell table:style-name="ce15" office:value-type="float" office:value="31.94727" calcext:value-type="float">
            <text:p>31.94727</text:p>
          </table:table-cell>
          <table:table-cell table:style-name="ce15" office:value-type="float" office:value="31.34207" calcext:value-type="float">
            <text:p>31.34207</text:p>
          </table:table-cell>
          <table:table-cell table:style-name="ce15" office:value-type="float" office:value="30.97897" calcext:value-type="float">
            <text:p>30.97897</text:p>
          </table:table-cell>
          <table:table-cell table:style-name="ce15" office:value-type="float" office:value="28.4874" calcext:value-type="float">
            <text:p>28.4874</text:p>
          </table:table-cell>
          <table:table-cell table:style-name="ce15" office:value-type="float" office:value="28.73798" calcext:value-type="float">
            <text:p>28.73798</text:p>
          </table:table-cell>
          <table:table-cell table:style-name="ce15" office:value-type="float" office:value="29.75662" calcext:value-type="float">
            <text:p>29.75662</text:p>
          </table:table-cell>
          <table:table-cell table:style-name="ce15" office:value-type="float" office:value="31.37152" calcext:value-type="float">
            <text:p>31.37152</text:p>
          </table:table-cell>
          <table:table-cell table:style-name="ce15" office:value-type="float" office:value="33.41452" calcext:value-type="float">
            <text:p>33.41452</text:p>
          </table:table-cell>
          <table:table-cell table:style-name="ce15" office:value-type="float" office:value="28.45386" calcext:value-type="float">
            <text:p>28.45386</text:p>
          </table:table-cell>
          <table:table-cell table:style-name="ce15" office:value-type="float" office:value="27.09204" calcext:value-type="float">
            <text:p>27.09204</text:p>
          </table:table-cell>
          <table:table-cell table:style-name="ce15" office:value-type="float" office:value="26.14792" calcext:value-type="float">
            <text:p>26.14792</text:p>
          </table:table-cell>
          <table:table-cell table:style-name="ce15" office:value-type="float" office:value="26.32056" calcext:value-type="float">
            <text:p>26.32056</text:p>
          </table:table-cell>
          <table:table-cell table:style-name="ce15" office:value-type="float" office:value="26.60641" calcext:value-type="float">
            <text:p>26.60641</text:p>
          </table:table-cell>
          <table:table-cell table:style-name="ce15" office:value-type="float" office:value="22.68161" calcext:value-type="float">
            <text:p>22.68161</text:p>
          </table:table-cell>
          <table:table-cell table:style-name="ce15" office:value-type="float" office:value="33.81232" calcext:value-type="float">
            <text:p>33.81232</text:p>
          </table:table-cell>
          <table:table-cell table:number-columns-repeated="35"/>
        </table:table-row>
        <table:table-row table:style-name="ro1">
          <table:table-cell table:style-name="ce15" office:value-type="float" office:value="28.09985" calcext:value-type="float">
            <text:p>28.09985</text:p>
          </table:table-cell>
          <table:table-cell table:style-name="ce15" office:value-type="float" office:value="32.76767" calcext:value-type="float">
            <text:p>32.76767</text:p>
          </table:table-cell>
          <table:table-cell table:style-name="ce15" office:value-type="float" office:value="31.81381" calcext:value-type="float">
            <text:p>31.81381</text:p>
          </table:table-cell>
          <table:table-cell table:style-name="ce15" office:value-type="float" office:value="33.57846" calcext:value-type="float">
            <text:p>33.57846</text:p>
          </table:table-cell>
          <table:table-cell table:style-name="ce15" office:value-type="float" office:value="30.6196" calcext:value-type="float">
            <text:p>30.6196</text:p>
          </table:table-cell>
          <table:table-cell table:style-name="ce15" office:value-type="float" office:value="30.00882" calcext:value-type="float">
            <text:p>30.00882</text:p>
          </table:table-cell>
          <table:table-cell table:style-name="ce15" office:value-type="float" office:value="28.75977" calcext:value-type="float">
            <text:p>28.75977</text:p>
          </table:table-cell>
          <table:table-cell table:style-name="ce15" office:value-type="float" office:value="31.42316" calcext:value-type="float">
            <text:p>31.42316</text:p>
          </table:table-cell>
          <table:table-cell table:style-name="ce15" office:value-type="float" office:value="28.53772" calcext:value-type="float">
            <text:p>28.53772</text:p>
          </table:table-cell>
          <table:table-cell table:style-name="ce15" office:value-type="float" office:value="29.23019" calcext:value-type="float">
            <text:p>29.23019</text:p>
          </table:table-cell>
          <table:table-cell table:style-name="ce15" office:value-type="float" office:value="28.86517" calcext:value-type="float">
            <text:p>28.86517</text:p>
          </table:table-cell>
          <table:table-cell table:style-name="ce15" office:value-type="float" office:value="30.70752" calcext:value-type="float">
            <text:p>30.70752</text:p>
          </table:table-cell>
          <table:table-cell table:style-name="ce15" office:value-type="float" office:value="28.70966" calcext:value-type="float">
            <text:p>28.70966</text:p>
          </table:table-cell>
          <table:table-cell table:style-name="ce15" office:value-type="float" office:value="30.13242" calcext:value-type="float">
            <text:p>30.13242</text:p>
          </table:table-cell>
          <table:table-cell table:style-name="ce15" office:value-type="float" office:value="29.48053" calcext:value-type="float">
            <text:p>29.48053</text:p>
          </table:table-cell>
          <table:table-cell table:style-name="ce15" office:value-type="float" office:value="33.32028" calcext:value-type="float">
            <text:p>33.32028</text:p>
          </table:table-cell>
          <table:table-cell table:style-name="ce15" office:value-type="float" office:value="30.31445" calcext:value-type="float">
            <text:p>30.31445</text:p>
          </table:table-cell>
          <table:table-cell table:style-name="ce15" office:value-type="float" office:value="33.21686" calcext:value-type="float">
            <text:p>33.21686</text:p>
          </table:table-cell>
          <table:table-cell table:style-name="ce15" office:value-type="float" office:value="33.40601" calcext:value-type="float">
            <text:p>33.40601</text:p>
          </table:table-cell>
          <table:table-cell table:style-name="ce15" office:value-type="float" office:value="33.43768" calcext:value-type="float">
            <text:p>33.43768</text:p>
          </table:table-cell>
          <table:table-cell table:style-name="ce15" office:value-type="float" office:value="32.48041" calcext:value-type="float">
            <text:p>32.48041</text:p>
          </table:table-cell>
          <table:table-cell table:style-name="ce15" office:value-type="float" office:value="33.01764" calcext:value-type="float">
            <text:p>33.01764</text:p>
          </table:table-cell>
          <table:table-cell table:style-name="ce15" office:value-type="float" office:value="31.75018" calcext:value-type="float">
            <text:p>31.75018</text:p>
          </table:table-cell>
          <table:table-cell table:style-name="ce15" office:value-type="float" office:value="32.98285" calcext:value-type="float">
            <text:p>32.98285</text:p>
          </table:table-cell>
          <table:table-cell table:style-name="ce15" office:value-type="float" office:value="30.2522" calcext:value-type="float">
            <text:p>30.2522</text:p>
          </table:table-cell>
          <table:table-cell table:style-name="ce15" office:value-type="float" office:value="29.94931" calcext:value-type="float">
            <text:p>29.94931</text:p>
          </table:table-cell>
          <table:table-cell table:style-name="ce15" office:value-type="float" office:value="30.02542" calcext:value-type="float">
            <text:p>30.02542</text:p>
          </table:table-cell>
          <table:table-cell table:style-name="ce15" office:value-type="float" office:value="30.07275" calcext:value-type="float">
            <text:p>30.07275</text:p>
          </table:table-cell>
          <table:table-cell table:style-name="ce15" office:value-type="float" office:value="29.30554" calcext:value-type="float">
            <text:p>29.30554</text:p>
          </table:table-cell>
          <table:table-cell table:style-name="ce15" office:value-type="float" office:value="28.18719" calcext:value-type="float">
            <text:p>28.18719</text:p>
          </table:table-cell>
          <table:table-cell table:style-name="ce15" office:value-type="float" office:value="30.2197" calcext:value-type="float">
            <text:p>30.2197</text:p>
          </table:table-cell>
          <table:table-cell table:style-name="ce15" office:value-type="float" office:value="28.24591" calcext:value-type="float">
            <text:p>28.24591</text:p>
          </table:table-cell>
          <table:table-cell table:number-columns-repeated="35"/>
        </table:table-row>
        <table:table-row table:style-name="ro1">
          <table:table-cell table:style-name="ce15" office:value-type="float" office:value="26.46054" calcext:value-type="float">
            <text:p>26.46054</text:p>
          </table:table-cell>
          <table:table-cell table:style-name="ce15" office:value-type="float" office:value="30.29214" calcext:value-type="float">
            <text:p>30.29214</text:p>
          </table:table-cell>
          <table:table-cell table:style-name="ce15" office:value-type="float" office:value="28.802" calcext:value-type="float">
            <text:p>28.802</text:p>
          </table:table-cell>
          <table:table-cell table:style-name="ce15" office:value-type="float" office:value="32.62033" calcext:value-type="float">
            <text:p>32.62033</text:p>
          </table:table-cell>
          <table:table-cell table:style-name="ce15" office:value-type="float" office:value="26.05383" calcext:value-type="float">
            <text:p>26.05383</text:p>
          </table:table-cell>
          <table:table-cell table:style-name="ce15" office:value-type="float" office:value="28.80139" calcext:value-type="float">
            <text:p>28.80139</text:p>
          </table:table-cell>
          <table:table-cell table:style-name="ce15" office:value-type="float" office:value="25.41534" calcext:value-type="float">
            <text:p>25.41534</text:p>
          </table:table-cell>
          <table:table-cell table:style-name="ce15" office:value-type="float" office:value="28.90982" calcext:value-type="float">
            <text:p>28.90982</text:p>
          </table:table-cell>
          <table:table-cell table:style-name="ce15" office:value-type="float" office:value="25.77008" calcext:value-type="float">
            <text:p>25.77008</text:p>
          </table:table-cell>
          <table:table-cell table:style-name="ce15" office:value-type="float" office:value="26.48044" calcext:value-type="float">
            <text:p>26.48044</text:p>
          </table:table-cell>
          <table:table-cell table:style-name="ce15" office:value-type="float" office:value="25.8273" calcext:value-type="float">
            <text:p>25.8273</text:p>
          </table:table-cell>
          <table:table-cell table:style-name="ce15" office:value-type="float" office:value="28.01123" calcext:value-type="float">
            <text:p>28.01123</text:p>
          </table:table-cell>
          <table:table-cell table:style-name="ce15" office:value-type="float" office:value="25.8085" calcext:value-type="float">
            <text:p>25.8085</text:p>
          </table:table-cell>
          <table:table-cell table:style-name="ce15" office:value-type="float" office:value="26.28979" calcext:value-type="float">
            <text:p>26.28979</text:p>
          </table:table-cell>
          <table:table-cell table:style-name="ce15" office:value-type="float" office:value="27.19269" calcext:value-type="float">
            <text:p>27.19269</text:p>
          </table:table-cell>
          <table:table-cell table:style-name="ce15" office:value-type="float" office:value="28.4093" calcext:value-type="float">
            <text:p>28.4093</text:p>
          </table:table-cell>
          <table:table-cell table:style-name="ce15" office:value-type="float" office:value="29.19156" calcext:value-type="float">
            <text:p>29.19156</text:p>
          </table:table-cell>
          <table:table-cell table:style-name="ce15" office:value-type="float" office:value="28.48227" calcext:value-type="float">
            <text:p>28.48227</text:p>
          </table:table-cell>
          <table:table-cell table:style-name="ce15" office:value-type="float" office:value="30.1835" calcext:value-type="float">
            <text:p>30.1835</text:p>
          </table:table-cell>
          <table:table-cell table:style-name="ce15" office:value-type="float" office:value="30.24042" calcext:value-type="float">
            <text:p>30.24042</text:p>
          </table:table-cell>
          <table:table-cell table:style-name="ce15" office:value-type="float" office:value="28.93024" calcext:value-type="float">
            <text:p>28.93024</text:p>
          </table:table-cell>
          <table:table-cell table:style-name="ce15" office:value-type="float" office:value="28.15616" calcext:value-type="float">
            <text:p>28.15616</text:p>
          </table:table-cell>
          <table:table-cell table:style-name="ce15" office:value-type="float" office:value="28.18671" calcext:value-type="float">
            <text:p>28.18671</text:p>
          </table:table-cell>
          <table:table-cell table:style-name="ce15" office:value-type="float" office:value="27.68042" calcext:value-type="float">
            <text:p>27.68042</text:p>
          </table:table-cell>
          <table:table-cell table:style-name="ce15" office:value-type="float" office:value="26.83234" calcext:value-type="float">
            <text:p>26.83234</text:p>
          </table:table-cell>
          <table:table-cell table:style-name="ce15" office:value-type="float" office:value="25.4646" calcext:value-type="float">
            <text:p>25.4646</text:p>
          </table:table-cell>
          <table:table-cell table:style-name="ce15" office:value-type="float" office:value="25.88675" calcext:value-type="float">
            <text:p>25.88675</text:p>
          </table:table-cell>
          <table:table-cell table:style-name="ce15" office:value-type="float" office:value="25.97296" calcext:value-type="float">
            <text:p>25.97296</text:p>
          </table:table-cell>
          <table:table-cell table:style-name="ce15" office:value-type="float" office:value="25.04996" calcext:value-type="float">
            <text:p>25.04996</text:p>
          </table:table-cell>
          <table:table-cell table:style-name="ce15" office:value-type="float" office:value="23.63483" calcext:value-type="float">
            <text:p>23.63483</text:p>
          </table:table-cell>
          <table:table-cell table:style-name="ce15" office:value-type="float" office:value="24.54016" calcext:value-type="float">
            <text:p>24.54016</text:p>
          </table:table-cell>
          <table:table-cell table:style-name="ce15" office:value-type="float" office:value="24.63403" calcext:value-type="float">
            <text:p>24.63403</text:p>
          </table:table-cell>
          <table:table-cell table:number-columns-repeated="35"/>
        </table:table-row>
        <table:table-row table:style-name="ro1">
          <table:table-cell table:style-name="ce15" office:value-type="float" office:value="29.63361" calcext:value-type="float">
            <text:p>29.63361</text:p>
          </table:table-cell>
          <table:table-cell table:style-name="ce15" office:value-type="float" office:value="34.9064" calcext:value-type="float">
            <text:p>34.9064</text:p>
          </table:table-cell>
          <table:table-cell table:style-name="ce15" office:value-type="float" office:value="33.45743" calcext:value-type="float">
            <text:p>33.45743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1.3945" calcext:value-type="float">
            <text:p>31.3945</text:p>
          </table:table-cell>
          <table:table-cell table:style-name="ce15" office:value-type="float" office:value="31.21057" calcext:value-type="float">
            <text:p>31.21057</text:p>
          </table:table-cell>
          <table:table-cell table:style-name="ce15" office:value-type="float" office:value="29.77084" calcext:value-type="float">
            <text:p>29.77084</text:p>
          </table:table-cell>
          <table:table-cell table:style-name="ce15" office:value-type="float" office:value="31.06519" calcext:value-type="float">
            <text:p>31.06519</text:p>
          </table:table-cell>
          <table:table-cell table:style-name="ce15" office:value-type="float" office:value="28.43945" calcext:value-type="float">
            <text:p>28.43945</text:p>
          </table:table-cell>
          <table:table-cell table:style-name="ce15" office:value-type="float" office:value="28.80045" calcext:value-type="float">
            <text:p>28.80045</text:p>
          </table:table-cell>
          <table:table-cell table:style-name="ce15" office:value-type="float" office:value="28.61444" calcext:value-type="float">
            <text:p>28.61444</text:p>
          </table:table-cell>
          <table:table-cell table:style-name="ce15" office:value-type="float" office:value="30.54175" calcext:value-type="float">
            <text:p>30.54175</text:p>
          </table:table-cell>
          <table:table-cell table:style-name="ce15" office:value-type="float" office:value="28.33878" calcext:value-type="float">
            <text:p>28.33878</text:p>
          </table:table-cell>
          <table:table-cell table:style-name="ce15" office:value-type="float" office:value="28.84448" calcext:value-type="float">
            <text:p>28.84448</text:p>
          </table:table-cell>
          <table:table-cell table:style-name="ce15" office:value-type="float" office:value="28.42923" calcext:value-type="float">
            <text:p>28.42923</text:p>
          </table:table-cell>
          <table:table-cell table:style-name="ce15" office:value-type="float" office:value="31.27505" calcext:value-type="float">
            <text:p>31.27505</text:p>
          </table:table-cell>
          <table:table-cell table:style-name="ce15" office:value-type="float" office:value="29.06509" calcext:value-type="float">
            <text:p>29.06509</text:p>
          </table:table-cell>
          <table:table-cell table:style-name="ce15" office:value-type="float" office:value="31.50836" calcext:value-type="float">
            <text:p>31.50836</text:p>
          </table:table-cell>
          <table:table-cell table:style-name="ce15" office:value-type="float" office:value="31.33752" calcext:value-type="float">
            <text:p>31.33752</text:p>
          </table:table-cell>
          <table:table-cell table:style-name="ce15" office:value-type="float" office:value="32.29364" calcext:value-type="float">
            <text:p>32.29364</text:p>
          </table:table-cell>
          <table:table-cell table:style-name="ce15" office:value-type="float" office:value="29.80545" calcext:value-type="float">
            <text:p>29.80545</text:p>
          </table:table-cell>
          <table:table-cell table:style-name="ce15" office:value-type="float" office:value="30.07675" calcext:value-type="float">
            <text:p>30.07675</text:p>
          </table:table-cell>
          <table:table-cell table:style-name="ce15" office:value-type="float" office:value="29.54718" calcext:value-type="float">
            <text:p>29.54718</text:p>
          </table:table-cell>
          <table:table-cell table:style-name="ce15" office:value-type="float" office:value="30.43231" calcext:value-type="float">
            <text:p>30.43231</text:p>
          </table:table-cell>
          <table:table-cell table:style-name="ce15" office:value-type="float" office:value="29.10297" calcext:value-type="float">
            <text:p>29.10297</text:p>
          </table:table-cell>
          <table:table-cell table:style-name="ce15" office:value-type="float" office:value="28.22882" calcext:value-type="float">
            <text:p>28.22882</text:p>
          </table:table-cell>
          <table:table-cell table:style-name="ce15" office:value-type="float" office:value="29.27811" calcext:value-type="float">
            <text:p>29.27811</text:p>
          </table:table-cell>
          <table:table-cell table:style-name="ce15" office:value-type="float" office:value="29.23093" calcext:value-type="float">
            <text:p>29.23093</text:p>
          </table:table-cell>
          <table:table-cell table:style-name="ce15" office:value-type="float" office:value="28.68695" calcext:value-type="float">
            <text:p>28.68695</text:p>
          </table:table-cell>
          <table:table-cell table:style-name="ce15" office:value-type="float" office:value="27.11166" calcext:value-type="float">
            <text:p>27.11166</text:p>
          </table:table-cell>
          <table:table-cell table:style-name="ce15" office:value-type="float" office:value="30.00278" calcext:value-type="float">
            <text:p>30.00278</text:p>
          </table:table-cell>
          <table:table-cell table:style-name="ce15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5" office:value-type="float" office:value="26.10831" calcext:value-type="float">
            <text:p>26.10831</text:p>
          </table:table-cell>
          <table:table-cell table:style-name="ce15" office:value-type="float" office:value="29.46262" calcext:value-type="float">
            <text:p>29.46262</text:p>
          </table:table-cell>
          <table:table-cell table:style-name="ce15" office:value-type="float" office:value="28.69931" calcext:value-type="float">
            <text:p>28.69931</text:p>
          </table:table-cell>
          <table:table-cell table:style-name="ce15" office:value-type="float" office:value="32.07111" calcext:value-type="float">
            <text:p>32.07111</text:p>
          </table:table-cell>
          <table:table-cell table:style-name="ce15" office:value-type="float" office:value="26.84607" calcext:value-type="float">
            <text:p>26.84607</text:p>
          </table:table-cell>
          <table:table-cell table:style-name="ce15" office:value-type="float" office:value="28.75638" calcext:value-type="float">
            <text:p>28.75638</text:p>
          </table:table-cell>
          <table:table-cell table:style-name="ce15" office:value-type="float" office:value="24.56589" calcext:value-type="float">
            <text:p>24.56589</text:p>
          </table:table-cell>
          <table:table-cell table:style-name="ce15" office:value-type="float" office:value="29.05313" calcext:value-type="float">
            <text:p>29.05313</text:p>
          </table:table-cell>
          <table:table-cell table:style-name="ce15" office:value-type="float" office:value="24.58099" calcext:value-type="float">
            <text:p>24.58099</text:p>
          </table:table-cell>
          <table:table-cell table:style-name="ce15" office:value-type="float" office:value="25.46783" calcext:value-type="float">
            <text:p>25.46783</text:p>
          </table:table-cell>
          <table:table-cell table:style-name="ce15" office:value-type="float" office:value="25.60825" calcext:value-type="float">
            <text:p>25.60825</text:p>
          </table:table-cell>
          <table:table-cell table:style-name="ce15" office:value-type="float" office:value="27.46579" calcext:value-type="float">
            <text:p>27.46579</text:p>
          </table:table-cell>
          <table:table-cell table:style-name="ce15" office:value-type="float" office:value="24.87592" calcext:value-type="float">
            <text:p>24.87592</text:p>
          </table:table-cell>
          <table:table-cell table:style-name="ce15" office:value-type="float" office:value="25.39072" calcext:value-type="float">
            <text:p>25.39072</text:p>
          </table:table-cell>
          <table:table-cell table:style-name="ce15" office:value-type="float" office:value="25.59528" calcext:value-type="float">
            <text:p>25.59528</text:p>
          </table:table-cell>
          <table:table-cell table:style-name="ce15" office:value-type="float" office:value="27.461" calcext:value-type="float">
            <text:p>27.461</text:p>
          </table:table-cell>
          <table:table-cell table:style-name="ce15" office:value-type="float" office:value="26.89258" calcext:value-type="float">
            <text:p>26.89258</text:p>
          </table:table-cell>
          <table:table-cell table:style-name="ce15" office:value-type="float" office:value="26.09763" calcext:value-type="float">
            <text:p>26.09763</text:p>
          </table:table-cell>
          <table:table-cell table:style-name="ce15" office:value-type="float" office:value="28.05948" calcext:value-type="float">
            <text:p>28.05948</text:p>
          </table:table-cell>
          <table:table-cell table:style-name="ce15" office:value-type="float" office:value="27.28586" calcext:value-type="float">
            <text:p>27.28586</text:p>
          </table:table-cell>
          <table:table-cell table:style-name="ce15" office:value-type="float" office:value="25.63416" calcext:value-type="float">
            <text:p>25.63416</text:p>
          </table:table-cell>
          <table:table-cell table:style-name="ce15" office:value-type="float" office:value="25.8956" calcext:value-type="float">
            <text:p>25.8956</text:p>
          </table:table-cell>
          <table:table-cell table:style-name="ce15" office:value-type="float" office:value="25.34045" calcext:value-type="float">
            <text:p>25.34045</text:p>
          </table:table-cell>
          <table:table-cell table:style-name="ce15" office:value-type="float" office:value="26.33099" calcext:value-type="float">
            <text:p>26.33099</text:p>
          </table:table-cell>
          <table:table-cell table:style-name="ce15" office:value-type="float" office:value="24.81122" calcext:value-type="float">
            <text:p>24.81122</text:p>
          </table:table-cell>
          <table:table-cell table:style-name="ce15" office:value-type="float" office:value="24.4183" calcext:value-type="float">
            <text:p>24.4183</text:p>
          </table:table-cell>
          <table:table-cell table:style-name="ce15" office:value-type="float" office:value="24.48541" calcext:value-type="float">
            <text:p>24.48541</text:p>
          </table:table-cell>
          <table:table-cell table:style-name="ce15" office:value-type="float" office:value="25.26263" calcext:value-type="float">
            <text:p>25.26263</text:p>
          </table:table-cell>
          <table:table-cell table:style-name="ce15" office:value-type="float" office:value="23.53061" calcext:value-type="float">
            <text:p>23.53061</text:p>
          </table:table-cell>
          <table:table-cell table:style-name="ce15" office:value-type="float" office:value="22.66394" calcext:value-type="float">
            <text:p>22.66394</text:p>
          </table:table-cell>
          <table:table-cell table:style-name="ce15" office:value-type="float" office:value="23.72256" calcext:value-type="float">
            <text:p>23.72256</text:p>
          </table:table-cell>
          <table:table-cell table:style-name="ce15" office:value-type="float" office:value="23.08548" calcext:value-type="float">
            <text:p>23.08548</text:p>
          </table:table-cell>
          <table:table-cell table:number-columns-repeated="35"/>
        </table:table-row>
        <table:table-row table:style-name="ro1">
          <table:table-cell table:style-name="ce15" office:value-type="float" office:value="26.65637" calcext:value-type="float">
            <text:p>26.65637</text:p>
          </table:table-cell>
          <table:table-cell table:style-name="ce15" office:value-type="float" office:value="31.97171" calcext:value-type="float">
            <text:p>31.97171</text:p>
          </table:table-cell>
          <table:table-cell table:style-name="ce15" office:value-type="float" office:value="31.88184" calcext:value-type="float">
            <text:p>31.88184</text:p>
          </table:table-cell>
          <table:table-cell table:style-name="ce15" office:value-type="float" office:value="32.98859" calcext:value-type="float">
            <text:p>32.98859</text:p>
          </table:table-cell>
          <table:table-cell table:style-name="ce15" office:value-type="float" office:value="30.44357" calcext:value-type="float">
            <text:p>30.44357</text:p>
          </table:table-cell>
          <table:table-cell table:style-name="ce15" office:value-type="float" office:value="31.0538" calcext:value-type="float">
            <text:p>31.0538</text:p>
          </table:table-cell>
          <table:table-cell table:style-name="ce15" office:value-type="float" office:value="30.28506" calcext:value-type="float">
            <text:p>30.28506</text:p>
          </table:table-cell>
          <table:table-cell table:style-name="ce15" office:value-type="float" office:value="30.64462" calcext:value-type="float">
            <text:p>30.64462</text:p>
          </table:table-cell>
          <table:table-cell table:style-name="ce15" office:value-type="float" office:value="27.70993" calcext:value-type="float">
            <text:p>27.70993</text:p>
          </table:table-cell>
          <table:table-cell table:style-name="ce15" office:value-type="float" office:value="28.5448" calcext:value-type="float">
            <text:p>28.5448</text:p>
          </table:table-cell>
          <table:table-cell table:style-name="ce15" office:value-type="float" office:value="27.71912" calcext:value-type="float">
            <text:p>27.71912</text:p>
          </table:table-cell>
          <table:table-cell table:style-name="ce15" office:value-type="float" office:value="29.95255" calcext:value-type="float">
            <text:p>29.95255</text:p>
          </table:table-cell>
          <table:table-cell table:style-name="ce15" office:value-type="float" office:value="27.77399" calcext:value-type="float">
            <text:p>27.77399</text:p>
          </table:table-cell>
          <table:table-cell table:style-name="ce15" office:value-type="float" office:value="28.5228" calcext:value-type="float">
            <text:p>28.5228</text:p>
          </table:table-cell>
          <table:table-cell table:style-name="ce15" office:value-type="float" office:value="28.095" calcext:value-type="float">
            <text:p>28.095</text:p>
          </table:table-cell>
          <table:table-cell table:style-name="ce15" office:value-type="float" office:value="30.60312" calcext:value-type="float">
            <text:p>30.60312</text:p>
          </table:table-cell>
          <table:table-cell table:style-name="ce15" office:value-type="float" office:value="27.6452" calcext:value-type="float">
            <text:p>27.6452</text:p>
          </table:table-cell>
          <table:table-cell table:style-name="ce15" office:value-type="float" office:value="28.10553" calcext:value-type="float">
            <text:p>28.10553</text:p>
          </table:table-cell>
          <table:table-cell table:style-name="ce15" office:value-type="float" office:value="28.38132" calcext:value-type="float">
            <text:p>28.38132</text:p>
          </table:table-cell>
          <table:table-cell table:style-name="ce15" office:value-type="float" office:value="29.24036" calcext:value-type="float">
            <text:p>29.24036</text:p>
          </table:table-cell>
          <table:table-cell table:style-name="ce15" office:value-type="float" office:value="28.23175" calcext:value-type="float">
            <text:p>28.23175</text:p>
          </table:table-cell>
          <table:table-cell table:style-name="ce15" office:value-type="float" office:value="27.51459" calcext:value-type="float">
            <text:p>27.51459</text:p>
          </table:table-cell>
          <table:table-cell table:style-name="ce15" office:value-type="float" office:value="28.46304" calcext:value-type="float">
            <text:p>28.46304</text:p>
          </table:table-cell>
          <table:table-cell table:style-name="ce15" office:value-type="float" office:value="28.17447" calcext:value-type="float">
            <text:p>28.17447</text:p>
          </table:table-cell>
          <table:table-cell table:style-name="ce15" office:value-type="float" office:value="27.35693" calcext:value-type="float">
            <text:p>27.35693</text:p>
          </table:table-cell>
          <table:table-cell table:style-name="ce15" office:value-type="float" office:value="27.13312" calcext:value-type="float">
            <text:p>27.13312</text:p>
          </table:table-cell>
          <table:table-cell table:style-name="ce15" office:value-type="float" office:value="28.71106" calcext:value-type="float">
            <text:p>28.71106</text:p>
          </table:table-cell>
          <table:table-cell table:style-name="ce15" office:value-type="float" office:value="28.23358" calcext:value-type="float">
            <text:p>28.23358</text:p>
          </table:table-cell>
          <table:table-cell table:style-name="ce15" office:value-type="float" office:value="27.85703" calcext:value-type="float">
            <text:p>27.85703</text:p>
          </table:table-cell>
          <table:table-cell table:style-name="ce15" office:value-type="float" office:value="25.879" calcext:value-type="float">
            <text:p>25.879</text:p>
          </table:table-cell>
          <table:table-cell table:style-name="ce15" office:value-type="float" office:value="28.77481" calcext:value-type="float">
            <text:p>28.77481</text:p>
          </table:table-cell>
          <table:table-cell table:style-name="ce15" office:value-type="float" office:value="26.94986" calcext:value-type="float">
            <text:p>26.94986</text:p>
          </table:table-cell>
          <table:table-cell table:number-columns-repeated="35"/>
        </table:table-row>
        <table:table-row table:style-name="ro1">
          <table:table-cell table:style-name="ce15" office:value-type="float" office:value="21.0329" calcext:value-type="float">
            <text:p>21.0329</text:p>
          </table:table-cell>
          <table:table-cell table:style-name="ce15" office:value-type="float" office:value="24.27982" calcext:value-type="float">
            <text:p>24.27982</text:p>
          </table:table-cell>
          <table:table-cell table:style-name="ce15" office:value-type="float" office:value="25.0076" calcext:value-type="float">
            <text:p>25.0076</text:p>
          </table:table-cell>
          <table:table-cell table:style-name="ce15" office:value-type="float" office:value="28.18921" calcext:value-type="float">
            <text:p>28.18921</text:p>
          </table:table-cell>
          <table:table-cell table:style-name="ce15" office:value-type="float" office:value="24.5177" calcext:value-type="float">
            <text:p>24.5177</text:p>
          </table:table-cell>
          <table:table-cell table:style-name="ce15" office:value-type="float" office:value="27.05539" calcext:value-type="float">
            <text:p>27.05539</text:p>
          </table:table-cell>
          <table:table-cell table:style-name="ce15" office:value-type="float" office:value="23.44809" calcext:value-type="float">
            <text:p>23.44809</text:p>
          </table:table-cell>
          <table:table-cell table:style-name="ce15" office:value-type="float" office:value="28.76648" calcext:value-type="float">
            <text:p>28.76648</text:p>
          </table:table-cell>
          <table:table-cell table:style-name="ce15" office:value-type="float" office:value="21.80722" calcext:value-type="float">
            <text:p>21.80722</text:p>
          </table:table-cell>
          <table:table-cell table:style-name="ce15" office:value-type="float" office:value="23.29196" calcext:value-type="float">
            <text:p>23.29196</text:p>
          </table:table-cell>
          <table:table-cell table:style-name="ce15" office:value-type="float" office:value="22.52121" calcext:value-type="float">
            <text:p>22.52121</text:p>
          </table:table-cell>
          <table:table-cell table:style-name="ce15" office:value-type="float" office:value="25.40524" calcext:value-type="float">
            <text:p>25.40524</text:p>
          </table:table-cell>
          <table:table-cell table:style-name="ce15" office:value-type="float" office:value="22.80154" calcext:value-type="float">
            <text:p>22.80154</text:p>
          </table:table-cell>
          <table:table-cell table:style-name="ce15" office:value-type="float" office:value="22.90277" calcext:value-type="float">
            <text:p>22.90277</text:p>
          </table:table-cell>
          <table:table-cell table:style-name="ce15" office:value-type="float" office:value="23.44763" calcext:value-type="float">
            <text:p>23.44763</text:p>
          </table:table-cell>
          <table:table-cell table:style-name="ce15" office:value-type="float" office:value="25.78348" calcext:value-type="float">
            <text:p>25.78348</text:p>
          </table:table-cell>
          <table:table-cell table:style-name="ce15" office:value-type="float" office:value="22.77023" calcext:value-type="float">
            <text:p>22.77023</text:p>
          </table:table-cell>
          <table:table-cell table:style-name="ce15" office:value-type="float" office:value="23.06863" calcext:value-type="float">
            <text:p>23.06863</text:p>
          </table:table-cell>
          <table:table-cell table:style-name="ce15" office:value-type="float" office:value="23.42941" calcext:value-type="float">
            <text:p>23.42941</text:p>
          </table:table-cell>
          <table:table-cell table:style-name="ce15" office:value-type="float" office:value="24.11707" calcext:value-type="float">
            <text:p>24.11707</text:p>
          </table:table-cell>
          <table:table-cell table:style-name="ce15" office:value-type="float" office:value="22.54047" calcext:value-type="float">
            <text:p>22.54047</text:p>
          </table:table-cell>
          <table:table-cell table:style-name="ce15" office:value-type="float" office:value="22.93945" calcext:value-type="float">
            <text:p>22.93945</text:p>
          </table:table-cell>
          <table:table-cell table:style-name="ce15" office:value-type="float" office:value="22.7623" calcext:value-type="float">
            <text:p>22.7623</text:p>
          </table:table-cell>
          <table:table-cell table:style-name="ce15" office:value-type="float" office:value="22.78305" calcext:value-type="float">
            <text:p>22.78305</text:p>
          </table:table-cell>
          <table:table-cell table:style-name="ce15" office:value-type="float" office:value="21.83969" calcext:value-type="float">
            <text:p>21.83969</text:p>
          </table:table-cell>
          <table:table-cell table:style-name="ce15" office:value-type="float" office:value="21.11499" calcext:value-type="float">
            <text:p>21.11499</text:p>
          </table:table-cell>
          <table:table-cell table:style-name="ce15" office:value-type="float" office:value="22.41226" calcext:value-type="float">
            <text:p>22.41226</text:p>
          </table:table-cell>
          <table:table-cell table:style-name="ce15" office:value-type="float" office:value="22.37497" calcext:value-type="float">
            <text:p>22.37497</text:p>
          </table:table-cell>
          <table:table-cell table:style-name="ce15" office:value-type="float" office:value="20.93637" calcext:value-type="float">
            <text:p>20.93637</text:p>
          </table:table-cell>
          <table:table-cell table:style-name="ce15" office:value-type="float" office:value="18.79623" calcext:value-type="float">
            <text:p>18.79623</text:p>
          </table:table-cell>
          <table:table-cell table:style-name="ce15" office:value-type="float" office:value="20.75641" calcext:value-type="float">
            <text:p>20.75641</text:p>
          </table:table-cell>
          <table:table-cell table:style-name="ce15" office:value-type="float" office:value="19.35199" calcext:value-type="float">
            <text:p>19.35199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36" office:value-type="float" office:value="29.16479" calcext:value-type="float">
            <text:p>29.16479</text:p>
          </table:table-cell>
          <table:table-cell table:style-name="ce36" office:value-type="float" office:value="29.70215" calcext:value-type="float">
            <text:p>29.70215</text:p>
          </table:table-cell>
          <table:table-cell table:style-name="ce36" office:value-type="float" office:value="29.08435" calcext:value-type="float">
            <text:p>29.08435</text:p>
          </table:table-cell>
          <table:table-cell table:style-name="ce36" office:value-type="float" office:value="28.9137" calcext:value-type="float">
            <text:p>28.9137</text:p>
          </table:table-cell>
          <table:table-cell table:style-name="ce36" office:value-type="float" office:value="28.52106" calcext:value-type="float">
            <text:p>28.52106</text:p>
          </table:table-cell>
          <table:table-cell table:style-name="ce36" office:value-type="float" office:value="28.93756" calcext:value-type="float">
            <text:p>28.93756</text:p>
          </table:table-cell>
          <table:table-cell table:style-name="ce36" office:value-type="float" office:value="28.7327" calcext:value-type="float">
            <text:p>28.7327</text:p>
          </table:table-cell>
          <table:table-cell table:style-name="ce36" office:value-type="float" office:value="29.12646" calcext:value-type="float">
            <text:p>29.12646</text:p>
          </table:table-cell>
          <table:table-cell table:style-name="ce36" office:value-type="float" office:value="28.18958" calcext:value-type="float">
            <text:p>28.18958</text:p>
          </table:table-cell>
          <table:table-cell table:style-name="ce36" office:value-type="float" office:value="28.68826" calcext:value-type="float">
            <text:p>28.68826</text:p>
          </table:table-cell>
          <table:table-cell table:style-name="ce36" office:value-type="float" office:value="28.79379" calcext:value-type="float">
            <text:p>28.79379</text:p>
          </table:table-cell>
          <table:table-cell table:style-name="ce36" office:value-type="float" office:value="29.18851" calcext:value-type="float">
            <text:p>29.18851</text:p>
          </table:table-cell>
          <table:table-cell table:style-name="ce36" office:value-type="float" office:value="28.25653" calcext:value-type="float">
            <text:p>28.25653</text:p>
          </table:table-cell>
          <table:table-cell table:style-name="ce36" office:value-type="float" office:value="28.6398" calcext:value-type="float">
            <text:p>28.6398</text:p>
          </table:table-cell>
          <table:table-cell table:style-name="ce36" office:value-type="float" office:value="28.55548" calcext:value-type="float">
            <text:p>28.55548</text:p>
          </table:table-cell>
          <table:table-cell table:style-name="ce36" office:value-type="float" office:value="28.32086" calcext:value-type="float">
            <text:p>28.32086</text:p>
          </table:table-cell>
          <table:table-cell table:style-name="ce36" office:value-type="float" office:value="27.9921" calcext:value-type="float">
            <text:p>27.9921</text:p>
          </table:table-cell>
          <table:table-cell table:style-name="ce36" office:value-type="float" office:value="28.75113" calcext:value-type="float">
            <text:p>28.75113</text:p>
          </table:table-cell>
          <table:table-cell table:style-name="ce36" office:value-type="float" office:value="28.31876" calcext:value-type="float">
            <text:p>28.31876</text:p>
          </table:table-cell>
          <table:table-cell table:style-name="ce36" office:value-type="float" office:value="28.40466" calcext:value-type="float">
            <text:p>28.40466</text:p>
          </table:table-cell>
          <table:table-cell table:style-name="ce36" office:value-type="float" office:value="28.04422" calcext:value-type="float">
            <text:p>28.04422</text:p>
          </table:table-cell>
          <table:table-cell table:style-name="ce36" office:value-type="float" office:value="28.65329" calcext:value-type="float">
            <text:p>28.65329</text:p>
          </table:table-cell>
          <table:table-cell table:style-name="ce36" office:value-type="float" office:value="28.24139" calcext:value-type="float">
            <text:p>28.24139</text:p>
          </table:table-cell>
          <table:table-cell table:style-name="ce36" office:value-type="float" office:value="28.36108" calcext:value-type="float">
            <text:p>28.36108</text:p>
          </table:table-cell>
          <table:table-cell table:style-name="ce36" office:value-type="float" office:value="28.37115" calcext:value-type="float">
            <text:p>28.37115</text:p>
          </table:table-cell>
          <table:table-cell table:style-name="ce36" office:value-type="float" office:value="28.69211" calcext:value-type="float">
            <text:p>28.69211</text:p>
          </table:table-cell>
          <table:table-cell table:style-name="ce36" office:value-type="float" office:value="28.46848" calcext:value-type="float">
            <text:p>28.46848</text:p>
          </table:table-cell>
          <table:table-cell table:style-name="ce36" office:value-type="float" office:value="28.37112" calcext:value-type="float">
            <text:p>28.37112</text:p>
          </table:table-cell>
          <table:table-cell table:style-name="ce36" office:value-type="float" office:value="28.2851" calcext:value-type="float">
            <text:p>28.2851</text:p>
          </table:table-cell>
          <table:table-cell table:style-name="ce36" office:value-type="float" office:value="28.23059" calcext:value-type="float">
            <text:p>28.23059</text:p>
          </table:table-cell>
          <table:table-cell table:style-name="ce36" office:value-type="float" office:value="27.81174" calcext:value-type="float">
            <text:p>27.81174</text:p>
          </table:table-cell>
          <table:table-cell table:style-name="ce36" office:value-type="float" office:value="29.5" calcext:value-type="float">
            <text:p>29.5</text:p>
          </table:table-cell>
          <table:table-cell office:value-type="string" calcext:value-type="string">
            <text:p>after fixes,after done all subschematics,ok</text:p>
          </table:table-cell>
          <table:table-cell table:number-columns-repeated="34"/>
        </table:table-row>
        <table:table-row table:style-name="ro1">
          <table:table-cell table:style-name="ce36" office:value-type="float" office:value="29.05112" calcext:value-type="float">
            <text:p>29.05112</text:p>
          </table:table-cell>
          <table:table-cell table:style-name="ce36" office:value-type="float" office:value="29.04846" calcext:value-type="float">
            <text:p>29.04846</text:p>
          </table:table-cell>
          <table:table-cell table:style-name="ce36" office:value-type="float" office:value="28.66791" calcext:value-type="float">
            <text:p>28.66791</text:p>
          </table:table-cell>
          <table:table-cell table:style-name="ce36" office:value-type="float" office:value="28.91113" calcext:value-type="float">
            <text:p>28.91113</text:p>
          </table:table-cell>
          <table:table-cell table:style-name="ce36" office:value-type="float" office:value="28.62912" calcext:value-type="float">
            <text:p>28.62912</text:p>
          </table:table-cell>
          <table:table-cell table:style-name="ce36" office:value-type="float" office:value="28.6366" calcext:value-type="float">
            <text:p>28.6366</text:p>
          </table:table-cell>
          <table:table-cell table:style-name="ce36" office:value-type="float" office:value="28.8905" calcext:value-type="float">
            <text:p>28.8905</text:p>
          </table:table-cell>
          <table:table-cell table:style-name="ce36" office:value-type="float" office:value="28.64197" calcext:value-type="float">
            <text:p>28.64197</text:p>
          </table:table-cell>
          <table:table-cell table:style-name="ce36" office:value-type="float" office:value="28.81219" calcext:value-type="float">
            <text:p>28.81219</text:p>
          </table:table-cell>
          <table:table-cell table:style-name="ce36" office:value-type="float" office:value="28.64929" calcext:value-type="float">
            <text:p>28.64929</text:p>
          </table:table-cell>
          <table:table-cell table:style-name="ce36" office:value-type="float" office:value="28.92169" calcext:value-type="float">
            <text:p>28.92169</text:p>
          </table:table-cell>
          <table:table-cell table:style-name="ce36" office:value-type="float" office:value="28.39191" calcext:value-type="float">
            <text:p>28.39191</text:p>
          </table:table-cell>
          <table:table-cell table:style-name="ce36" office:value-type="float" office:value="28.61642" calcext:value-type="float">
            <text:p>28.61642</text:p>
          </table:table-cell>
          <table:table-cell table:style-name="ce36" office:value-type="float" office:value="28.61374" calcext:value-type="float">
            <text:p>28.61374</text:p>
          </table:table-cell>
          <table:table-cell table:style-name="ce36" office:value-type="float" office:value="28.28964" calcext:value-type="float">
            <text:p>28.28964</text:p>
          </table:table-cell>
          <table:table-cell table:style-name="ce36" office:value-type="float" office:value="28.15179" calcext:value-type="float">
            <text:p>28.15179</text:p>
          </table:table-cell>
          <table:table-cell table:style-name="ce36" office:value-type="float" office:value="28.35345" calcext:value-type="float">
            <text:p>28.35345</text:p>
          </table:table-cell>
          <table:table-cell table:style-name="ce36" office:value-type="float" office:value="27.89627" calcext:value-type="float">
            <text:p>27.89627</text:p>
          </table:table-cell>
          <table:table-cell table:style-name="ce36" office:value-type="float" office:value="28.24866" calcext:value-type="float">
            <text:p>28.24866</text:p>
          </table:table-cell>
          <table:table-cell table:style-name="ce36" office:value-type="float" office:value="28.7843" calcext:value-type="float">
            <text:p>28.7843</text:p>
          </table:table-cell>
          <table:table-cell table:style-name="ce36" office:value-type="float" office:value="28.00882" calcext:value-type="float">
            <text:p>28.00882</text:p>
          </table:table-cell>
          <table:table-cell table:number-columns-repeated="2" table:style-name="ce36" office:value-type="float" office:value="28.18454" calcext:value-type="float">
            <text:p>28.18454</text:p>
          </table:table-cell>
          <table:table-cell table:style-name="ce36" office:value-type="float" office:value="28.35126" calcext:value-type="float">
            <text:p>28.35126</text:p>
          </table:table-cell>
          <table:table-cell table:style-name="ce36" office:value-type="float" office:value="28.07413" calcext:value-type="float">
            <text:p>28.07413</text:p>
          </table:table-cell>
          <table:table-cell table:style-name="ce36" office:value-type="float" office:value="28.42694" calcext:value-type="float">
            <text:p>28.42694</text:p>
          </table:table-cell>
          <table:table-cell table:style-name="ce36" office:value-type="float" office:value="28.60355" calcext:value-type="float">
            <text:p>28.60355</text:p>
          </table:table-cell>
          <table:table-cell table:style-name="ce36" office:value-type="float" office:value="28.57294" calcext:value-type="float">
            <text:p>28.57294</text:p>
          </table:table-cell>
          <table:table-cell table:style-name="ce36" office:value-type="float" office:value="28.22058" calcext:value-type="float">
            <text:p>28.22058</text:p>
          </table:table-cell>
          <table:table-cell table:style-name="ce36" office:value-type="float" office:value="28.36472" calcext:value-type="float">
            <text:p>28.36472</text:p>
          </table:table-cell>
          <table:table-cell table:style-name="ce36" office:value-type="float" office:value="28.69659" calcext:value-type="float">
            <text:p>28.69659</text:p>
          </table:table-cell>
          <table:table-cell table:style-name="ce36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36" office:value-type="float" office:value="28.38373" calcext:value-type="float">
            <text:p>28.38373</text:p>
          </table:table-cell>
          <table:table-cell table:style-name="ce36" office:value-type="float" office:value="28.71259" calcext:value-type="float">
            <text:p>28.71259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9.11218" calcext:value-type="float">
            <text:p>29.11218</text:p>
          </table:table-cell>
          <table:table-cell table:style-name="ce36" office:value-type="float" office:value="28.35892" calcext:value-type="float">
            <text:p>28.35892</text:p>
          </table:table-cell>
          <table:table-cell table:style-name="ce36" office:value-type="float" office:value="28.86353" calcext:value-type="float">
            <text:p>28.86353</text:p>
          </table:table-cell>
          <table:table-cell table:style-name="ce36" office:value-type="float" office:value="28.56253" calcext:value-type="float">
            <text:p>28.56253</text:p>
          </table:table-cell>
          <table:table-cell table:style-name="ce36" office:value-type="float" office:value="28.82141" calcext:value-type="float">
            <text:p>28.82141</text:p>
          </table:table-cell>
          <table:table-cell table:style-name="ce36" office:value-type="float" office:value="28.44055" calcext:value-type="float">
            <text:p>28.44055</text:p>
          </table:table-cell>
          <table:table-cell table:style-name="ce36" office:value-type="float" office:value="28.54016" calcext:value-type="float">
            <text:p>28.54016</text:p>
          </table:table-cell>
          <table:table-cell table:style-name="ce36" office:value-type="float" office:value="28.44305" calcext:value-type="float">
            <text:p>28.44305</text:p>
          </table:table-cell>
          <table:table-cell table:style-name="ce36" office:value-type="float" office:value="29.08151" calcext:value-type="float">
            <text:p>29.08151</text:p>
          </table:table-cell>
          <table:table-cell table:style-name="ce36" office:value-type="float" office:value="28.10681" calcext:value-type="float">
            <text:p>28.10681</text:p>
          </table:table-cell>
          <table:table-cell table:style-name="ce36" office:value-type="float" office:value="28.4201" calcext:value-type="float">
            <text:p>28.4201</text:p>
          </table:table-cell>
          <table:table-cell table:style-name="ce36" office:value-type="float" office:value="28.2894" calcext:value-type="float">
            <text:p>28.2894</text:p>
          </table:table-cell>
          <table:table-cell table:style-name="ce36" office:value-type="float" office:value="28.64487" calcext:value-type="float">
            <text:p>28.64487</text:p>
          </table:table-cell>
          <table:table-cell table:style-name="ce36" office:value-type="float" office:value="28.4534" calcext:value-type="float">
            <text:p>28.4534</text:p>
          </table:table-cell>
          <table:table-cell table:style-name="ce36" office:value-type="float" office:value="28.22879" calcext:value-type="float">
            <text:p>28.22879</text:p>
          </table:table-cell>
          <table:table-cell table:style-name="ce36" office:value-type="float" office:value="28.62616" calcext:value-type="float">
            <text:p>28.62616</text:p>
          </table:table-cell>
          <table:table-cell table:style-name="ce36" office:value-type="float" office:value="28.44028" calcext:value-type="float">
            <text:p>28.44028</text:p>
          </table:table-cell>
          <table:table-cell table:style-name="ce36" office:value-type="float" office:value="28.23297" calcext:value-type="float">
            <text:p>28.23297</text:p>
          </table:table-cell>
          <table:table-cell table:style-name="ce36" office:value-type="float" office:value="28.48602" calcext:value-type="float">
            <text:p>28.48602</text:p>
          </table:table-cell>
          <table:table-cell table:style-name="ce36" office:value-type="float" office:value="28.48276" calcext:value-type="float">
            <text:p>28.48276</text:p>
          </table:table-cell>
          <table:table-cell table:style-name="ce36" office:value-type="float" office:value="28.34738" calcext:value-type="float">
            <text:p>28.34738</text:p>
          </table:table-cell>
          <table:table-cell table:style-name="ce36" office:value-type="float" office:value="28.08209" calcext:value-type="float">
            <text:p>28.08209</text:p>
          </table:table-cell>
          <table:table-cell table:style-name="ce36" office:value-type="float" office:value="28.04446" calcext:value-type="float">
            <text:p>28.04446</text:p>
          </table:table-cell>
          <table:table-cell table:style-name="ce36" office:value-type="float" office:value="28.79691" calcext:value-type="float">
            <text:p>28.79691</text:p>
          </table:table-cell>
          <table:table-cell table:style-name="ce36" office:value-type="float" office:value="28.51855" calcext:value-type="float">
            <text:p>28.51855</text:p>
          </table:table-cell>
          <table:table-cell table:style-name="ce36" office:value-type="float" office:value="28.18832" calcext:value-type="float">
            <text:p>28.18832</text:p>
          </table:table-cell>
          <table:table-cell table:style-name="ce36" office:value-type="float" office:value="28.57047" calcext:value-type="float">
            <text:p>28.57047</text:p>
          </table:table-cell>
          <table:table-cell table:style-name="ce36" office:value-type="float" office:value="28.63651" calcext:value-type="float">
            <text:p>28.63651</text:p>
          </table:table-cell>
          <table:table-cell table:style-name="ce36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36" office:value-type="float" office:value="29.08142" calcext:value-type="float">
            <text:p>29.08142</text:p>
          </table:table-cell>
          <table:table-cell table:style-name="ce36" office:value-type="float" office:value="28.33051" calcext:value-type="float">
            <text:p>28.33051</text:p>
          </table:table-cell>
          <table:table-cell table:style-name="ce36" office:value-type="float" office:value="28.59683" calcext:value-type="float">
            <text:p>28.59683</text:p>
          </table:table-cell>
          <table:table-cell table:style-name="ce36" office:value-type="float" office:value="28.82639" calcext:value-type="float">
            <text:p>28.82639</text:p>
          </table:table-cell>
          <table:table-cell table:style-name="ce36" office:value-type="float" office:value="28.5069" calcext:value-type="float">
            <text:p>28.5069</text:p>
          </table:table-cell>
          <table:table-cell table:style-name="ce36" office:value-type="float" office:value="28.53195" calcext:value-type="float">
            <text:p>28.53195</text:p>
          </table:table-cell>
          <table:table-cell table:style-name="ce36" office:value-type="float" office:value="28.90955" calcext:value-type="float">
            <text:p>28.90955</text:p>
          </table:table-cell>
          <table:table-cell table:style-name="ce36" office:value-type="float" office:value="28.75446" calcext:value-type="float">
            <text:p>28.75446</text:p>
          </table:table-cell>
          <table:table-cell table:style-name="ce36" office:value-type="float" office:value="28.56729" calcext:value-type="float">
            <text:p>28.56729</text:p>
          </table:table-cell>
          <table:table-cell table:style-name="ce36" office:value-type="float" office:value="28.68759" calcext:value-type="float">
            <text:p>28.68759</text:p>
          </table:table-cell>
          <table:table-cell table:style-name="ce36" office:value-type="float" office:value="28.92224" calcext:value-type="float">
            <text:p>28.92224</text:p>
          </table:table-cell>
          <table:table-cell table:style-name="ce36" office:value-type="float" office:value="28.62906" calcext:value-type="float">
            <text:p>28.62906</text:p>
          </table:table-cell>
          <table:table-cell table:style-name="ce36" office:value-type="float" office:value="28.47202" calcext:value-type="float">
            <text:p>28.47202</text:p>
          </table:table-cell>
          <table:table-cell table:style-name="ce36" office:value-type="float" office:value="28.33746" calcext:value-type="float">
            <text:p>28.33746</text:p>
          </table:table-cell>
          <table:table-cell table:style-name="ce36" office:value-type="float" office:value="28.34125" calcext:value-type="float">
            <text:p>28.34125</text:p>
          </table:table-cell>
          <table:table-cell table:style-name="ce36" office:value-type="float" office:value="28.37857" calcext:value-type="float">
            <text:p>28.37857</text:p>
          </table:table-cell>
          <table:table-cell table:style-name="ce36" office:value-type="float" office:value="28.56149" calcext:value-type="float">
            <text:p>28.56149</text:p>
          </table:table-cell>
          <table:table-cell table:style-name="ce36" office:value-type="float" office:value="28.37949" calcext:value-type="float">
            <text:p>28.3794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36176" calcext:value-type="float">
            <text:p>28.36176</text:p>
          </table:table-cell>
          <table:table-cell table:style-name="ce36" office:value-type="float" office:value="28.14676" calcext:value-type="float">
            <text:p>28.14676</text:p>
          </table:table-cell>
          <table:table-cell table:style-name="ce36" office:value-type="float" office:value="28.43741" calcext:value-type="float">
            <text:p>28.43741</text:p>
          </table:table-cell>
          <table:table-cell table:style-name="ce36" office:value-type="float" office:value="28.39792" calcext:value-type="float">
            <text:p>28.39792</text:p>
          </table:table-cell>
          <table:table-cell table:style-name="ce36" office:value-type="float" office:value="28.21301" calcext:value-type="float">
            <text:p>28.21301</text:p>
          </table:table-cell>
          <table:table-cell table:style-name="ce36" office:value-type="float" office:value="28.61108" calcext:value-type="float">
            <text:p>28.61108</text:p>
          </table:table-cell>
          <table:table-cell table:style-name="ce36" office:value-type="float" office:value="28.33282" calcext:value-type="float">
            <text:p>28.33282</text:p>
          </table:table-cell>
          <table:table-cell table:style-name="ce36" office:value-type="float" office:value="28.26642" calcext:value-type="float">
            <text:p>28.26642</text:p>
          </table:table-cell>
          <table:table-cell table:style-name="ce36" office:value-type="float" office:value="28.46277" calcext:value-type="float">
            <text:p>28.46277</text:p>
          </table:table-cell>
          <table:table-cell table:style-name="ce36" office:value-type="float" office:value="28.32584" calcext:value-type="float">
            <text:p>28.32584</text:p>
          </table:table-cell>
          <table:table-cell table:style-name="ce36" office:value-type="float" office:value="28.46283" calcext:value-type="float">
            <text:p>28.46283</text:p>
          </table:table-cell>
          <table:table-cell table:style-name="ce36" office:value-type="float" office:value="28.20102" calcext:value-type="float">
            <text:p>28.20102</text:p>
          </table:table-cell>
          <table:table-cell table:style-name="ce36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36" office:value-type="float" office:value="27.59073" calcext:value-type="float">
            <text:p>27.59073</text:p>
          </table:table-cell>
          <table:table-cell table:style-name="ce36" office:value-type="float" office:value="28.99258" calcext:value-type="float">
            <text:p>28.99258</text:p>
          </table:table-cell>
          <table:table-cell table:style-name="ce36" office:value-type="float" office:value="28.84753" calcext:value-type="float">
            <text:p>28.84753</text:p>
          </table:table-cell>
          <table:table-cell table:style-name="ce36" office:value-type="float" office:value="28.82776" calcext:value-type="float">
            <text:p>28.82776</text:p>
          </table:table-cell>
          <table:table-cell table:style-name="ce36" office:value-type="float" office:value="28.44958" calcext:value-type="float">
            <text:p>28.44958</text:p>
          </table:table-cell>
          <table:table-cell table:style-name="ce36" office:value-type="float" office:value="29.04993" calcext:value-type="float">
            <text:p>29.04993</text:p>
          </table:table-cell>
          <table:table-cell table:style-name="ce36" office:value-type="float" office:value="28.46423" calcext:value-type="float">
            <text:p>28.46423</text:p>
          </table:table-cell>
          <table:table-cell table:style-name="ce36" office:value-type="float" office:value="28.68982" calcext:value-type="float">
            <text:p>28.68982</text:p>
          </table:table-cell>
          <table:table-cell table:style-name="ce36" office:value-type="float" office:value="28.52335" calcext:value-type="float">
            <text:p>28.52335</text:p>
          </table:table-cell>
          <table:table-cell table:style-name="ce36" office:value-type="float" office:value="28.66077" calcext:value-type="float">
            <text:p>28.66077</text:p>
          </table:table-cell>
          <table:table-cell table:style-name="ce36" office:value-type="float" office:value="28.92838" calcext:value-type="float">
            <text:p>28.92838</text:p>
          </table:table-cell>
          <table:table-cell table:style-name="ce36" office:value-type="float" office:value="28.35522" calcext:value-type="float">
            <text:p>28.35522</text:p>
          </table:table-cell>
          <table:table-cell table:style-name="ce36" office:value-type="float" office:value="28.52216" calcext:value-type="float">
            <text:p>28.52216</text:p>
          </table:table-cell>
          <table:table-cell table:style-name="ce36" office:value-type="float" office:value="28.35825" calcext:value-type="float">
            <text:p>28.35825</text:p>
          </table:table-cell>
          <table:table-cell table:style-name="ce36" office:value-type="float" office:value="28.3111" calcext:value-type="float">
            <text:p>28.3111</text:p>
          </table:table-cell>
          <table:table-cell table:style-name="ce36" office:value-type="float" office:value="28.46649" calcext:value-type="float">
            <text:p>28.46649</text:p>
          </table:table-cell>
          <table:table-cell table:style-name="ce36" office:value-type="float" office:value="27.96082" calcext:value-type="float">
            <text:p>27.96082</text:p>
          </table:table-cell>
          <table:table-cell table:style-name="ce36" office:value-type="float" office:value="28.83002" calcext:value-type="float">
            <text:p>28.83002</text:p>
          </table:table-cell>
          <table:table-cell table:style-name="ce36" office:value-type="float" office:value="28.28143" calcext:value-type="float">
            <text:p>28.28143</text:p>
          </table:table-cell>
          <table:table-cell table:style-name="ce36" office:value-type="float" office:value="28.54181" calcext:value-type="float">
            <text:p>28.54181</text:p>
          </table:table-cell>
          <table:table-cell table:style-name="ce36" office:value-type="float" office:value="28.40863" calcext:value-type="float">
            <text:p>28.40863</text:p>
          </table:table-cell>
          <table:table-cell table:style-name="ce36" office:value-type="float" office:value="28.30002" calcext:value-type="float">
            <text:p>28.30002</text:p>
          </table:table-cell>
          <table:table-cell table:style-name="ce36" office:value-type="float" office:value="28.76508" calcext:value-type="float">
            <text:p>28.76508</text:p>
          </table:table-cell>
          <table:table-cell table:style-name="ce36" office:value-type="float" office:value="28.70706" calcext:value-type="float">
            <text:p>28.70706</text:p>
          </table:table-cell>
          <table:table-cell table:style-name="ce36" office:value-type="float" office:value="28.28784" calcext:value-type="float">
            <text:p>28.28784</text:p>
          </table:table-cell>
          <table:table-cell table:style-name="ce36" office:value-type="float" office:value="28.53668" calcext:value-type="float">
            <text:p>28.53668</text:p>
          </table:table-cell>
          <table:table-cell table:style-name="ce36" office:value-type="float" office:value="28.59271" calcext:value-type="float">
            <text:p>28.59271</text:p>
          </table:table-cell>
          <table:table-cell table:style-name="ce36" office:value-type="float" office:value="28.36496" calcext:value-type="float">
            <text:p>28.36496</text:p>
          </table:table-cell>
          <table:table-cell table:style-name="ce36" office:value-type="float" office:value="28.36899" calcext:value-type="float">
            <text:p>28.36899</text:p>
          </table:table-cell>
          <table:table-cell table:style-name="ce36" office:value-type="float" office:value="28.80923" calcext:value-type="float">
            <text:p>28.80923</text:p>
          </table:table-cell>
          <table:table-cell table:style-name="ce36" office:value-type="float" office:value="28.37271" calcext:value-type="float">
            <text:p>28.37271</text:p>
          </table:table-cell>
          <table:table-cell table:style-name="ce36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36" office:value-type="float" office:value="28.25806" calcext:value-type="float">
            <text:p>28.25806</text:p>
          </table:table-cell>
          <table:table-cell table:style-name="ce36" office:value-type="float" office:value="28.31174" calcext:value-type="float">
            <text:p>28.31174</text:p>
          </table:table-cell>
          <table:table-cell table:style-name="ce36" office:value-type="float" office:value="28.63736" calcext:value-type="float">
            <text:p>28.63736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76431" calcext:value-type="float">
            <text:p>28.76431</text:p>
          </table:table-cell>
          <table:table-cell table:style-name="ce36" office:value-type="float" office:value="28.69879" calcext:value-type="float">
            <text:p>28.69879</text:p>
          </table:table-cell>
          <table:table-cell table:style-name="ce36" office:value-type="float" office:value="28.57849" calcext:value-type="float">
            <text:p>28.57849</text:p>
          </table:table-cell>
          <table:table-cell table:style-name="ce36" office:value-type="float" office:value="28.59625" calcext:value-type="float">
            <text:p>28.59625</text:p>
          </table:table-cell>
          <table:table-cell table:style-name="ce36" office:value-type="float" office:value="28.62268" calcext:value-type="float">
            <text:p>28.62268</text:p>
          </table:table-cell>
          <table:table-cell table:style-name="ce36" office:value-type="float" office:value="28.56879" calcext:value-type="float">
            <text:p>28.56879</text:p>
          </table:table-cell>
          <table:table-cell table:style-name="ce36" office:value-type="float" office:value="28.81433" calcext:value-type="float">
            <text:p>28.81433</text:p>
          </table:table-cell>
          <table:table-cell table:style-name="ce36" office:value-type="float" office:value="28.5" calcext:value-type="float">
            <text:p>28.5</text:p>
          </table:table-cell>
          <table:table-cell table:style-name="ce36" office:value-type="float" office:value="28.80353" calcext:value-type="float">
            <text:p>28.80353</text:p>
          </table:table-cell>
          <table:table-cell table:style-name="ce36" office:value-type="float" office:value="28.47519" calcext:value-type="float">
            <text:p>28.4751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83401" calcext:value-type="float">
            <text:p>28.83401</text:p>
          </table:table-cell>
          <table:table-cell table:style-name="ce36" office:value-type="float" office:value="28.39969" calcext:value-type="float">
            <text:p>28.39969</text:p>
          </table:table-cell>
          <table:table-cell table:style-name="ce36" office:value-type="float" office:value="28.16635" calcext:value-type="float">
            <text:p>28.16635</text:p>
          </table:table-cell>
          <table:table-cell table:style-name="ce36" office:value-type="float" office:value="28.3786" calcext:value-type="float">
            <text:p>28.3786</text:p>
          </table:table-cell>
          <table:table-cell table:style-name="ce36" office:value-type="float" office:value="28.44131" calcext:value-type="float">
            <text:p>28.44131</text:p>
          </table:table-cell>
          <table:table-cell table:style-name="ce36" office:value-type="float" office:value="28.70578" calcext:value-type="float">
            <text:p>28.70578</text:p>
          </table:table-cell>
          <table:table-cell table:style-name="ce36" office:value-type="float" office:value="28.83374" calcext:value-type="float">
            <text:p>28.83374</text:p>
          </table:table-cell>
          <table:table-cell table:style-name="ce36" office:value-type="float" office:value="28.43063" calcext:value-type="float">
            <text:p>28.43063</text:p>
          </table:table-cell>
          <table:table-cell table:style-name="ce36" office:value-type="float" office:value="29.60638" calcext:value-type="float">
            <text:p>29.60638</text:p>
          </table:table-cell>
          <table:table-cell table:style-name="ce36" office:value-type="float" office:value="28.3866" calcext:value-type="float">
            <text:p>28.3866</text:p>
          </table:table-cell>
          <table:table-cell table:style-name="ce36" office:value-type="float" office:value="28.99768" calcext:value-type="float">
            <text:p>28.99768</text:p>
          </table:table-cell>
          <table:table-cell table:style-name="ce36" office:value-type="float" office:value="28.45761" calcext:value-type="float">
            <text:p>28.45761</text:p>
          </table:table-cell>
          <table:table-cell table:style-name="ce36" office:value-type="float" office:value="28.49802" calcext:value-type="float">
            <text:p>28.49802</text:p>
          </table:table-cell>
          <table:table-cell table:style-name="ce36" office:value-type="float" office:value="28.04852" calcext:value-type="float">
            <text:p>28.04852</text:p>
          </table:table-cell>
          <table:table-cell table:style-name="ce36" office:value-type="float" office:value="28.50543" calcext:value-type="float">
            <text:p>28.50543</text:p>
          </table:table-cell>
          <table:table-cell table:style-name="ce36" office:value-type="float" office:value="28.19846" calcext:value-type="float">
            <text:p>28.19846</text:p>
          </table:table-cell>
          <table:table-cell table:style-name="ce36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36" office:value-type="float" office:value="27.27036" calcext:value-type="float">
            <text:p>27.27036</text:p>
          </table:table-cell>
          <table:table-cell table:style-name="ce36" office:value-type="float" office:value="28.93231" calcext:value-type="float">
            <text:p>28.93231</text:p>
          </table:table-cell>
          <table:table-cell table:style-name="ce36" office:value-type="float" office:value="28.33356" calcext:value-type="float">
            <text:p>28.33356</text:p>
          </table:table-cell>
          <table:table-cell table:style-name="ce36" office:value-type="float" office:value="28.54019" calcext:value-type="float">
            <text:p>28.54019</text:p>
          </table:table-cell>
          <table:table-cell table:style-name="ce36" office:value-type="float" office:value="28.61606" calcext:value-type="float">
            <text:p>28.61606</text:p>
          </table:table-cell>
          <table:table-cell table:style-name="ce36" office:value-type="float" office:value="28.44269" calcext:value-type="float">
            <text:p>28.44269</text:p>
          </table:table-cell>
          <table:table-cell table:style-name="ce36" office:value-type="float" office:value="28.6106" calcext:value-type="float">
            <text:p>28.6106</text:p>
          </table:table-cell>
          <table:table-cell table:style-name="ce36" office:value-type="float" office:value="28.08194" calcext:value-type="float">
            <text:p>28.08194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9.04727" calcext:value-type="float">
            <text:p>29.04727</text:p>
          </table:table-cell>
          <table:table-cell table:style-name="ce36" office:value-type="float" office:value="28.2637" calcext:value-type="float">
            <text:p>28.2637</text:p>
          </table:table-cell>
          <table:table-cell table:style-name="ce36" office:value-type="float" office:value="28.72968" calcext:value-type="float">
            <text:p>28.72968</text:p>
          </table:table-cell>
          <table:table-cell table:style-name="ce36" office:value-type="float" office:value="28.17398" calcext:value-type="float">
            <text:p>28.17398</text:p>
          </table:table-cell>
          <table:table-cell table:style-name="ce36" office:value-type="float" office:value="28.74219" calcext:value-type="float">
            <text:p>28.74219</text:p>
          </table:table-cell>
          <table:table-cell table:style-name="ce36" office:value-type="float" office:value="28.31241" calcext:value-type="float">
            <text:p>28.31241</text:p>
          </table:table-cell>
          <table:table-cell table:style-name="ce36" office:value-type="float" office:value="28.69696" calcext:value-type="float">
            <text:p>28.69696</text:p>
          </table:table-cell>
          <table:table-cell table:style-name="ce36" office:value-type="float" office:value="28.45996" calcext:value-type="float">
            <text:p>28.45996</text:p>
          </table:table-cell>
          <table:table-cell table:style-name="ce36" office:value-type="float" office:value="28.42435" calcext:value-type="float">
            <text:p>28.42435</text:p>
          </table:table-cell>
          <table:table-cell table:style-name="ce36" office:value-type="float" office:value="28.87335" calcext:value-type="float">
            <text:p>28.87335</text:p>
          </table:table-cell>
          <table:table-cell table:style-name="ce36" office:value-type="float" office:value="28.86401" calcext:value-type="float">
            <text:p>28.86401</text:p>
          </table:table-cell>
          <table:table-cell table:style-name="ce36" office:value-type="float" office:value="29.85931" calcext:value-type="float">
            <text:p>29.85931</text:p>
          </table:table-cell>
          <table:table-cell table:style-name="ce36" office:value-type="float" office:value="29.46133" calcext:value-type="float">
            <text:p>29.46133</text:p>
          </table:table-cell>
          <table:table-cell table:style-name="ce36" office:value-type="float" office:value="31.10849" calcext:value-type="float">
            <text:p>31.10849</text:p>
          </table:table-cell>
          <table:table-cell table:style-name="ce36" office:value-type="float" office:value="29.28107" calcext:value-type="float">
            <text:p>29.28107</text:p>
          </table:table-cell>
          <table:table-cell table:style-name="ce36" office:value-type="float" office:value="28.83279" calcext:value-type="float">
            <text:p>28.83279</text:p>
          </table:table-cell>
          <table:table-cell table:style-name="ce36" office:value-type="float" office:value="28.59619" calcext:value-type="float">
            <text:p>28.59619</text:p>
          </table:table-cell>
          <table:table-cell table:style-name="ce36" office:value-type="float" office:value="28.59811" calcext:value-type="float">
            <text:p>28.59811</text:p>
          </table:table-cell>
          <table:table-cell table:style-name="ce36" office:value-type="float" office:value="28.70551" calcext:value-type="float">
            <text:p>28.70551</text:p>
          </table:table-cell>
          <table:table-cell table:style-name="ce36" office:value-type="float" office:value="28.47641" calcext:value-type="float">
            <text:p>28.47641</text:p>
          </table:table-cell>
          <table:table-cell table:style-name="ce36" office:value-type="float" office:value="28.38968" calcext:value-type="float">
            <text:p>28.38968</text:p>
          </table:table-cell>
          <table:table-cell table:style-name="ce36" office:value-type="float" office:value="28.37192" calcext:value-type="float">
            <text:p>28.37192</text:p>
          </table:table-cell>
          <table:table-cell table:style-name="ce36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36" office:value-type="float" office:value="27.97873" calcext:value-type="float">
            <text:p>27.97873</text:p>
          </table:table-cell>
          <table:table-cell table:style-name="ce36" office:value-type="float" office:value="28.02951" calcext:value-type="float">
            <text:p>28.02951</text:p>
          </table:table-cell>
          <table:table-cell table:style-name="ce36" office:value-type="float" office:value="28.8732" calcext:value-type="float">
            <text:p>28.8732</text:p>
          </table:table-cell>
          <table:table-cell table:style-name="ce36" office:value-type="float" office:value="28.7739" calcext:value-type="float">
            <text:p>28.7739</text:p>
          </table:table-cell>
          <table:table-cell table:style-name="ce36" office:value-type="float" office:value="28.52066" calcext:value-type="float">
            <text:p>28.52066</text:p>
          </table:table-cell>
          <table:table-cell table:style-name="ce36" office:value-type="float" office:value="28.54248" calcext:value-type="float">
            <text:p>28.54248</text:p>
          </table:table-cell>
          <table:table-cell table:style-name="ce36" office:value-type="float" office:value="28.49084" calcext:value-type="float">
            <text:p>28.49084</text:p>
          </table:table-cell>
          <table:table-cell table:style-name="ce36" office:value-type="float" office:value="28.61151" calcext:value-type="float">
            <text:p>28.61151</text:p>
          </table:table-cell>
          <table:table-cell table:style-name="ce36" office:value-type="float" office:value="28.26126" calcext:value-type="float">
            <text:p>28.26126</text:p>
          </table:table-cell>
          <table:table-cell table:style-name="ce36" office:value-type="float" office:value="28.51505" calcext:value-type="float">
            <text:p>28.51505</text:p>
          </table:table-cell>
          <table:table-cell table:style-name="ce36" office:value-type="float" office:value="28.53836" calcext:value-type="float">
            <text:p>28.53836</text:p>
          </table:table-cell>
          <table:table-cell table:style-name="ce36" office:value-type="float" office:value="28.48093" calcext:value-type="float">
            <text:p>28.48093</text:p>
          </table:table-cell>
          <table:table-cell table:style-name="ce36" office:value-type="float" office:value="28.40732" calcext:value-type="float">
            <text:p>28.40732</text:p>
          </table:table-cell>
          <table:table-cell table:style-name="ce36" office:value-type="float" office:value="28.46576" calcext:value-type="float">
            <text:p>28.46576</text:p>
          </table:table-cell>
          <table:table-cell table:style-name="ce36" office:value-type="float" office:value="28.41299" calcext:value-type="float">
            <text:p>28.41299</text:p>
          </table:table-cell>
          <table:table-cell table:style-name="ce36" office:value-type="float" office:value="28.63663" calcext:value-type="float">
            <text:p>28.63663</text:p>
          </table:table-cell>
          <table:table-cell table:style-name="ce36" office:value-type="float" office:value="28.73883" calcext:value-type="float">
            <text:p>28.73883</text:p>
          </table:table-cell>
          <table:table-cell table:style-name="ce36" office:value-type="float" office:value="28.71432" calcext:value-type="float">
            <text:p>28.71432</text:p>
          </table:table-cell>
          <table:table-cell table:style-name="ce36" office:value-type="float" office:value="28.76312" calcext:value-type="float">
            <text:p>28.76312</text:p>
          </table:table-cell>
          <table:table-cell table:style-name="ce36" office:value-type="float" office:value="29.8345" calcext:value-type="float">
            <text:p>29.8345</text:p>
          </table:table-cell>
          <table:table-cell table:style-name="ce36" office:value-type="float" office:value="30.12259" calcext:value-type="float">
            <text:p>30.12259</text:p>
          </table:table-cell>
          <table:table-cell table:style-name="ce36" office:value-type="float" office:value="31.36911" calcext:value-type="float">
            <text:p>31.36911</text:p>
          </table:table-cell>
          <table:table-cell table:style-name="ce36" office:value-type="float" office:value="29.66159" calcext:value-type="float">
            <text:p>29.66159</text:p>
          </table:table-cell>
          <table:table-cell table:style-name="ce36" office:value-type="float" office:value="31.65689" calcext:value-type="float">
            <text:p>31.65689</text:p>
          </table:table-cell>
          <table:table-cell table:style-name="ce36" office:value-type="float" office:value="28.34357" calcext:value-type="float">
            <text:p>28.34357</text:p>
          </table:table-cell>
          <table:table-cell table:style-name="ce36" office:value-type="float" office:value="28.73373" calcext:value-type="float">
            <text:p>28.73373</text:p>
          </table:table-cell>
          <table:table-cell table:style-name="ce36" office:value-type="float" office:value="28.11877" calcext:value-type="float">
            <text:p>28.11877</text:p>
          </table:table-cell>
          <table:table-cell table:style-name="ce36" office:value-type="float" office:value="28.66422" calcext:value-type="float">
            <text:p>28.66422</text:p>
          </table:table-cell>
          <table:table-cell table:style-name="ce36" office:value-type="float" office:value="28.33636" calcext:value-type="float">
            <text:p>28.33636</text:p>
          </table:table-cell>
          <table:table-cell table:style-name="ce36" office:value-type="float" office:value="28.66125" calcext:value-type="float">
            <text:p>28.66125</text:p>
          </table:table-cell>
          <table:table-cell table:style-name="ce36" office:value-type="float" office:value="28.45059" calcext:value-type="float">
            <text:p>28.45059</text:p>
          </table:table-cell>
          <table:table-cell table:style-name="ce36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36" office:value-type="float" office:value="27.20612" calcext:value-type="float">
            <text:p>27.20612</text:p>
          </table:table-cell>
          <table:table-cell table:style-name="ce36" office:value-type="float" office:value="28.81958" calcext:value-type="float">
            <text:p>28.81958</text:p>
          </table:table-cell>
          <table:table-cell table:style-name="ce36" office:value-type="float" office:value="28.38684" calcext:value-type="float">
            <text:p>28.38684</text:p>
          </table:table-cell>
          <table:table-cell table:style-name="ce36" office:value-type="float" office:value="28.63672" calcext:value-type="float">
            <text:p>28.63672</text:p>
          </table:table-cell>
          <table:table-cell table:style-name="ce36" office:value-type="float" office:value="28.31717" calcext:value-type="float">
            <text:p>28.31717</text:p>
          </table:table-cell>
          <table:table-cell table:style-name="ce36" office:value-type="float" office:value="28.8064" calcext:value-type="float">
            <text:p>28.8064</text:p>
          </table:table-cell>
          <table:table-cell table:style-name="ce36" office:value-type="float" office:value="28.35666" calcext:value-type="float">
            <text:p>28.35666</text:p>
          </table:table-cell>
          <table:table-cell table:style-name="ce36" office:value-type="float" office:value="28.58533" calcext:value-type="float">
            <text:p>28.58533</text:p>
          </table:table-cell>
          <table:table-cell table:style-name="ce36" office:value-type="float" office:value="28.58557" calcext:value-type="float">
            <text:p>28.58557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22571" calcext:value-type="float">
            <text:p>28.22571</text:p>
          </table:table-cell>
          <table:table-cell table:style-name="ce36" office:value-type="float" office:value="28.74573" calcext:value-type="float">
            <text:p>28.74573</text:p>
          </table:table-cell>
          <table:table-cell table:style-name="ce36" office:value-type="float" office:value="28.49265" calcext:value-type="float">
            <text:p>28.49265</text:p>
          </table:table-cell>
          <table:table-cell table:style-name="ce36" office:value-type="float" office:value="28.61865" calcext:value-type="float">
            <text:p>28.61865</text:p>
          </table:table-cell>
          <table:table-cell table:style-name="ce36" office:value-type="float" office:value="28.62228" calcext:value-type="float">
            <text:p>28.62228</text:p>
          </table:table-cell>
          <table:table-cell table:style-name="ce36" office:value-type="float" office:value="28.23346" calcext:value-type="float">
            <text:p>28.23346</text:p>
          </table:table-cell>
          <table:table-cell table:style-name="ce36" office:value-type="float" office:value="29.4491" calcext:value-type="float">
            <text:p>29.4491</text:p>
          </table:table-cell>
          <table:table-cell table:style-name="ce36" office:value-type="float" office:value="29.41281" calcext:value-type="float">
            <text:p>29.41281</text:p>
          </table:table-cell>
          <table:table-cell table:style-name="ce36" office:value-type="float" office:value="31.28983" calcext:value-type="float">
            <text:p>31.28983</text:p>
          </table:table-cell>
          <table:table-cell table:style-name="ce36" office:value-type="float" office:value="31.41458" calcext:value-type="float">
            <text:p>31.41458</text:p>
          </table:table-cell>
          <table:table-cell table:style-name="ce36" office:value-type="float" office:value="32.1058" calcext:value-type="float">
            <text:p>32.1058</text:p>
          </table:table-cell>
          <table:table-cell table:style-name="ce36" office:value-type="float" office:value="32.44083" calcext:value-type="float">
            <text:p>32.44083</text:p>
          </table:table-cell>
          <table:table-cell table:style-name="ce36" office:value-type="float" office:value="32.60126" calcext:value-type="float">
            <text:p>32.60126</text:p>
          </table:table-cell>
          <table:table-cell table:style-name="ce36" office:value-type="float" office:value="30.62195" calcext:value-type="float">
            <text:p>30.62195</text:p>
          </table:table-cell>
          <table:table-cell table:style-name="ce36" office:value-type="float" office:value="30.3248" calcext:value-type="float">
            <text:p>30.3248</text:p>
          </table:table-cell>
          <table:table-cell table:style-name="ce36" office:value-type="float" office:value="28.9111" calcext:value-type="float">
            <text:p>28.9111</text:p>
          </table:table-cell>
          <table:table-cell table:style-name="ce36" office:value-type="float" office:value="29.0257" calcext:value-type="float">
            <text:p>29.0257</text:p>
          </table:table-cell>
          <table:table-cell table:style-name="ce36" office:value-type="float" office:value="28.41013" calcext:value-type="float">
            <text:p>28.41013</text:p>
          </table:table-cell>
          <table:table-cell table:style-name="ce36" office:value-type="float" office:value="28.54663" calcext:value-type="float">
            <text:p>28.54663</text:p>
          </table:table-cell>
          <table:table-cell table:style-name="ce36" office:value-type="float" office:value="28.6922" calcext:value-type="float">
            <text:p>28.6922</text:p>
          </table:table-cell>
          <table:table-cell table:style-name="ce36" office:value-type="float" office:value="28.49207" calcext:value-type="float">
            <text:p>28.49207</text:p>
          </table:table-cell>
          <table:table-cell table:style-name="ce36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36" office:value-type="float" office:value="28.40622" calcext:value-type="float">
            <text:p>28.40622</text:p>
          </table:table-cell>
          <table:table-cell table:style-name="ce36" office:value-type="float" office:value="27.67014" calcext:value-type="float">
            <text:p>27.67014</text:p>
          </table:table-cell>
          <table:table-cell table:style-name="ce36" office:value-type="float" office:value="28.49655" calcext:value-type="float">
            <text:p>28.49655</text:p>
          </table:table-cell>
          <table:table-cell table:style-name="ce36" office:value-type="float" office:value="28.79245" calcext:value-type="float">
            <text:p>28.79245</text:p>
          </table:table-cell>
          <table:table-cell table:style-name="ce36" office:value-type="float" office:value="28.66754" calcext:value-type="float">
            <text:p>28.66754</text:p>
          </table:table-cell>
          <table:table-cell table:style-name="ce36" office:value-type="float" office:value="28.27008" calcext:value-type="float">
            <text:p>28.27008</text:p>
          </table:table-cell>
          <table:table-cell table:style-name="ce36" office:value-type="float" office:value="28.452" calcext:value-type="float">
            <text:p>28.452</text:p>
          </table:table-cell>
          <table:table-cell table:style-name="ce36" office:value-type="float" office:value="28.34103" calcext:value-type="float">
            <text:p>28.34103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47733" calcext:value-type="float">
            <text:p>28.47733</text:p>
          </table:table-cell>
          <table:table-cell table:style-name="ce36" office:value-type="float" office:value="28.89957" calcext:value-type="float">
            <text:p>28.89957</text:p>
          </table:table-cell>
          <table:table-cell table:style-name="ce36" office:value-type="float" office:value="28.70517" calcext:value-type="float">
            <text:p>28.70517</text:p>
          </table:table-cell>
          <table:table-cell table:style-name="ce36" office:value-type="float" office:value="28.40002" calcext:value-type="float">
            <text:p>28.40002</text:p>
          </table:table-cell>
          <table:table-cell table:style-name="ce36" office:value-type="float" office:value="28.6709" calcext:value-type="float">
            <text:p>28.6709</text:p>
          </table:table-cell>
          <table:table-cell table:style-name="ce36" office:value-type="float" office:value="28.68887" calcext:value-type="float">
            <text:p>28.68887</text:p>
          </table:table-cell>
          <table:table-cell table:style-name="ce36" office:value-type="float" office:value="29.25458" calcext:value-type="float">
            <text:p>29.25458</text:p>
          </table:table-cell>
          <table:table-cell table:style-name="ce36" office:value-type="float" office:value="29.90433" calcext:value-type="float">
            <text:p>29.90433</text:p>
          </table:table-cell>
          <table:table-cell table:style-name="ce36" office:value-type="float" office:value="30.93961" calcext:value-type="float">
            <text:p>30.93961</text:p>
          </table:table-cell>
          <table:table-cell table:style-name="ce36" office:value-type="float" office:value="31.36755" calcext:value-type="float">
            <text:p>31.36755</text:p>
          </table:table-cell>
          <table:table-cell table:style-name="ce36" office:value-type="float" office:value="32.73636" calcext:value-type="float">
            <text:p>32.73636</text:p>
          </table:table-cell>
          <table:table-cell table:style-name="ce36" office:value-type="float" office:value="32.16986" calcext:value-type="float">
            <text:p>32.16986</text:p>
          </table:table-cell>
          <table:table-cell table:style-name="ce36" office:value-type="float" office:value="32.69095" calcext:value-type="float">
            <text:p>32.69095</text:p>
          </table:table-cell>
          <table:table-cell table:style-name="ce36" office:value-type="float" office:value="31.95493" calcext:value-type="float">
            <text:p>31.95493</text:p>
          </table:table-cell>
          <table:table-cell table:style-name="ce36" office:value-type="float" office:value="32.89151" calcext:value-type="float">
            <text:p>32.89151</text:p>
          </table:table-cell>
          <table:table-cell table:style-name="ce36" office:value-type="float" office:value="29.05783" calcext:value-type="float">
            <text:p>29.05783</text:p>
          </table:table-cell>
          <table:table-cell table:style-name="ce36" office:value-type="float" office:value="30.5571" calcext:value-type="float">
            <text:p>30.5571</text:p>
          </table:table-cell>
          <table:table-cell table:style-name="ce36" office:value-type="float" office:value="28.54233" calcext:value-type="float">
            <text:p>28.54233</text:p>
          </table:table-cell>
          <table:table-cell table:style-name="ce36" office:value-type="float" office:value="28.97821" calcext:value-type="float">
            <text:p>28.97821</text:p>
          </table:table-cell>
          <table:table-cell table:style-name="ce36" office:value-type="float" office:value="28.04868" calcext:value-type="float">
            <text:p>28.04868</text:p>
          </table:table-cell>
          <table:table-cell table:style-name="ce36" office:value-type="float" office:value="28.39417" calcext:value-type="float">
            <text:p>28.39417</text:p>
          </table:table-cell>
          <table:table-cell table:style-name="ce36" office:value-type="float" office:value="28.3624" calcext:value-type="float">
            <text:p>28.3624</text:p>
          </table:table-cell>
          <table:table-cell table:style-name="ce36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36" office:value-type="float" office:value="28.19308" calcext:value-type="float">
            <text:p>28.19308</text:p>
          </table:table-cell>
          <table:table-cell table:style-name="ce36" office:value-type="float" office:value="28.65683" calcext:value-type="float">
            <text:p>28.65683</text:p>
          </table:table-cell>
          <table:table-cell table:style-name="ce36" office:value-type="float" office:value="28.52863" calcext:value-type="float">
            <text:p>28.52863</text:p>
          </table:table-cell>
          <table:table-cell table:style-name="ce36" office:value-type="float" office:value="28.73642" calcext:value-type="float">
            <text:p>28.73642</text:p>
          </table:table-cell>
          <table:table-cell table:style-name="ce36" office:value-type="float" office:value="28.49072" calcext:value-type="float">
            <text:p>28.49072</text:p>
          </table:table-cell>
          <table:table-cell table:style-name="ce36" office:value-type="float" office:value="28.86893" calcext:value-type="float">
            <text:p>28.86893</text:p>
          </table:table-cell>
          <table:table-cell table:style-name="ce36" office:value-type="float" office:value="28.49051" calcext:value-type="float">
            <text:p>28.49051</text:p>
          </table:table-cell>
          <table:table-cell table:style-name="ce36" office:value-type="float" office:value="28.69034" calcext:value-type="float">
            <text:p>28.69034</text:p>
          </table:table-cell>
          <table:table-cell table:style-name="ce36" office:value-type="float" office:value="28.29193" calcext:value-type="float">
            <text:p>28.29193</text:p>
          </table:table-cell>
          <table:table-cell table:style-name="ce36" office:value-type="float" office:value="28.47128" calcext:value-type="float">
            <text:p>28.47128</text:p>
          </table:table-cell>
          <table:table-cell table:style-name="ce36" office:value-type="float" office:value="28.65121" calcext:value-type="float">
            <text:p>28.65121</text:p>
          </table:table-cell>
          <table:table-cell table:style-name="ce36" office:value-type="float" office:value="28.45157" calcext:value-type="float">
            <text:p>28.45157</text:p>
          </table:table-cell>
          <table:table-cell table:style-name="ce36" office:value-type="float" office:value="28.59323" calcext:value-type="float">
            <text:p>28.59323</text:p>
          </table:table-cell>
          <table:table-cell table:style-name="ce36" office:value-type="float" office:value="29.35721" calcext:value-type="float">
            <text:p>29.35721</text:p>
          </table:table-cell>
          <table:table-cell table:style-name="ce36" office:value-type="float" office:value="30.40598" calcext:value-type="float">
            <text:p>30.40598</text:p>
          </table:table-cell>
          <table:table-cell table:style-name="ce36" office:value-type="float" office:value="30.41489" calcext:value-type="float">
            <text:p>30.41489</text:p>
          </table:table-cell>
          <table:table-cell table:style-name="ce36" office:value-type="float" office:value="32.19888" calcext:value-type="float">
            <text:p>32.19888</text:p>
          </table:table-cell>
          <table:table-cell table:style-name="ce36" office:value-type="float" office:value="32.16016" calcext:value-type="float">
            <text:p>32.16016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2.66678" calcext:value-type="float">
            <text:p>32.66678</text:p>
          </table:table-cell>
          <table:table-cell table:style-name="ce36" office:value-type="float" office:value="33.00076" calcext:value-type="float">
            <text:p>33.00076</text:p>
          </table:table-cell>
          <table:table-cell table:style-name="ce36" office:value-type="float" office:value="32.95242" calcext:value-type="float">
            <text:p>32.95242</text:p>
          </table:table-cell>
          <table:table-cell table:style-name="ce36" office:value-type="float" office:value="33.56128" calcext:value-type="float">
            <text:p>33.56128</text:p>
          </table:table-cell>
          <table:table-cell table:style-name="ce36" office:value-type="float" office:value="32.41302" calcext:value-type="float">
            <text:p>32.41302</text:p>
          </table:table-cell>
          <table:table-cell table:style-name="ce36" office:value-type="float" office:value="32.56961" calcext:value-type="float">
            <text:p>32.56961</text:p>
          </table:table-cell>
          <table:table-cell table:style-name="ce36" office:value-type="float" office:value="29.61929" calcext:value-type="float">
            <text:p>29.61929</text:p>
          </table:table-cell>
          <table:table-cell table:style-name="ce36" office:value-type="float" office:value="29.50906" calcext:value-type="float">
            <text:p>29.50906</text:p>
          </table:table-cell>
          <table:table-cell table:style-name="ce36" office:value-type="float" office:value="28.82166" calcext:value-type="float">
            <text:p>28.82166</text:p>
          </table:table-cell>
          <table:table-cell table:style-name="ce36" office:value-type="float" office:value="28.87436" calcext:value-type="float">
            <text:p>28.87436</text:p>
          </table:table-cell>
          <table:table-cell table:style-name="ce36" office:value-type="float" office:value="28.76248" calcext:value-type="float">
            <text:p>28.76248</text:p>
          </table:table-cell>
          <table:table-cell table:style-name="ce36" office:value-type="float" office:value="28.78793" calcext:value-type="float">
            <text:p>28.78793</text:p>
          </table:table-cell>
          <table:table-cell table:style-name="ce36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36" office:value-type="float" office:value="28.55783" calcext:value-type="float">
            <text:p>28.55783</text:p>
          </table:table-cell>
          <table:table-cell table:style-name="ce36" office:value-type="float" office:value="28.7124" calcext:value-type="float">
            <text:p>28.7124</text:p>
          </table:table-cell>
          <table:table-cell table:style-name="ce36" office:value-type="float" office:value="28.5545" calcext:value-type="float">
            <text:p>28.5545</text:p>
          </table:table-cell>
          <table:table-cell table:style-name="ce36" office:value-type="float" office:value="28.63159" calcext:value-type="float">
            <text:p>28.63159</text:p>
          </table:table-cell>
          <table:table-cell table:style-name="ce36" office:value-type="float" office:value="28.78854" calcext:value-type="float">
            <text:p>28.78854</text:p>
          </table:table-cell>
          <table:table-cell table:style-name="ce36" office:value-type="float" office:value="28.50845" calcext:value-type="float">
            <text:p>28.50845</text:p>
          </table:table-cell>
          <table:table-cell table:style-name="ce36" office:value-type="float" office:value="28.52426" calcext:value-type="float">
            <text:p>28.52426</text:p>
          </table:table-cell>
          <table:table-cell table:style-name="ce36" office:value-type="float" office:value="28.21439" calcext:value-type="float">
            <text:p>28.21439</text:p>
          </table:table-cell>
          <table:table-cell table:style-name="ce36" office:value-type="float" office:value="28.72659" calcext:value-type="float">
            <text:p>28.72659</text:p>
          </table:table-cell>
          <table:table-cell table:style-name="ce36" office:value-type="float" office:value="27.96463" calcext:value-type="float">
            <text:p>27.96463</text:p>
          </table:table-cell>
          <table:table-cell table:style-name="ce36" office:value-type="float" office:value="28.55487" calcext:value-type="float">
            <text:p>28.55487</text:p>
          </table:table-cell>
          <table:table-cell table:style-name="ce36" office:value-type="float" office:value="28.36066" calcext:value-type="float">
            <text:p>28.36066</text:p>
          </table:table-cell>
          <table:table-cell table:style-name="ce36" office:value-type="float" office:value="29.18207" calcext:value-type="float">
            <text:p>29.18207</text:p>
          </table:table-cell>
          <table:table-cell table:style-name="ce36" office:value-type="float" office:value="29.63693" calcext:value-type="float">
            <text:p>29.63693</text:p>
          </table:table-cell>
          <table:table-cell table:style-name="ce36" office:value-type="float" office:value="30.83368" calcext:value-type="float">
            <text:p>30.83368</text:p>
          </table:table-cell>
          <table:table-cell table:style-name="ce36" office:value-type="float" office:value="31.88373" calcext:value-type="float">
            <text:p>31.88373</text:p>
          </table:table-cell>
          <table:table-cell table:style-name="ce36" office:value-type="float" office:value="32.04358" calcext:value-type="float">
            <text:p>32.04358</text:p>
          </table:table-cell>
          <table:table-cell table:style-name="ce36" office:value-type="float" office:value="32.22412" calcext:value-type="float">
            <text:p>32.22412</text:p>
          </table:table-cell>
          <table:table-cell table:style-name="ce36" office:value-type="float" office:value="32.91812" calcext:value-type="float">
            <text:p>32.91812</text:p>
          </table:table-cell>
          <table:table-cell table:style-name="ce36" office:value-type="float" office:value="32.90891" calcext:value-type="float">
            <text:p>32.90891</text:p>
          </table:table-cell>
          <table:table-cell table:style-name="ce36" office:value-type="float" office:value="33.24292" calcext:value-type="float">
            <text:p>33.24292</text:p>
          </table:table-cell>
          <table:table-cell table:style-name="ce36" office:value-type="float" office:value="33.58609" calcext:value-type="float">
            <text:p>33.58609</text:p>
          </table:table-cell>
          <table:table-cell table:style-name="ce36" office:value-type="float" office:value="33.29254" calcext:value-type="float">
            <text:p>33.29254</text:p>
          </table:table-cell>
          <table:table-cell table:style-name="ce36" office:value-type="float" office:value="34.29691" calcext:value-type="float">
            <text:p>34.29691</text:p>
          </table:table-cell>
          <table:table-cell table:style-name="ce36" office:value-type="float" office:value="30.49689" calcext:value-type="float">
            <text:p>30.49689</text:p>
          </table:table-cell>
          <table:table-cell table:style-name="ce36" office:value-type="float" office:value="32.30511" calcext:value-type="float">
            <text:p>32.30511</text:p>
          </table:table-cell>
          <table:table-cell table:style-name="ce36" office:value-type="float" office:value="28.84454" calcext:value-type="float">
            <text:p>28.84454</text:p>
          </table:table-cell>
          <table:table-cell table:style-name="ce36" office:value-type="float" office:value="29.55737" calcext:value-type="float">
            <text:p>29.55737</text:p>
          </table:table-cell>
          <table:table-cell table:style-name="ce36" office:value-type="float" office:value="28.57159" calcext:value-type="float">
            <text:p>28.57159</text:p>
          </table:table-cell>
          <table:table-cell table:style-name="ce36" office:value-type="float" office:value="28.25302" calcext:value-type="float">
            <text:p>28.25302</text:p>
          </table:table-cell>
          <table:table-cell table:style-name="ce36" office:value-type="float" office:value="28.41718" calcext:value-type="float">
            <text:p>28.41718</text:p>
          </table:table-cell>
          <table:table-cell table:style-name="ce36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36" office:value-type="float" office:value="28.41672" calcext:value-type="float">
            <text:p>28.41672</text:p>
          </table:table-cell>
          <table:table-cell table:style-name="ce36" office:value-type="float" office:value="28.72552" calcext:value-type="float">
            <text:p>28.72552</text:p>
          </table:table-cell>
          <table:table-cell table:style-name="ce36" office:value-type="float" office:value="28.24994" calcext:value-type="float">
            <text:p>28.24994</text:p>
          </table:table-cell>
          <table:table-cell table:style-name="ce36" office:value-type="float" office:value="28.57431" calcext:value-type="float">
            <text:p>28.57431</text:p>
          </table:table-cell>
          <table:table-cell table:style-name="ce36" office:value-type="float" office:value="28.43604" calcext:value-type="float">
            <text:p>28.43604</text:p>
          </table:table-cell>
          <table:table-cell table:style-name="ce36" office:value-type="float" office:value="28.43134" calcext:value-type="float">
            <text:p>28.43134</text:p>
          </table:table-cell>
          <table:table-cell table:style-name="ce36" office:value-type="float" office:value="28.37039" calcext:value-type="float">
            <text:p>28.37039</text:p>
          </table:table-cell>
          <table:table-cell table:style-name="ce36" office:value-type="float" office:value="28.45474" calcext:value-type="float">
            <text:p>28.45474</text:p>
          </table:table-cell>
          <table:table-cell table:style-name="ce36" office:value-type="float" office:value="28.50665" calcext:value-type="float">
            <text:p>28.50665</text:p>
          </table:table-cell>
          <table:table-cell table:style-name="ce36" office:value-type="float" office:value="28.63412" calcext:value-type="float">
            <text:p>28.63412</text:p>
          </table:table-cell>
          <table:table-cell table:style-name="ce36" office:value-type="float" office:value="28.72849" calcext:value-type="float">
            <text:p>28.72849</text:p>
          </table:table-cell>
          <table:table-cell table:style-name="ce36" office:value-type="float" office:value="29.04382" calcext:value-type="float">
            <text:p>29.04382</text:p>
          </table:table-cell>
          <table:table-cell table:style-name="ce36" office:value-type="float" office:value="28.95642" calcext:value-type="float">
            <text:p>28.95642</text:p>
          </table:table-cell>
          <table:table-cell table:style-name="ce36" office:value-type="float" office:value="31.26703" calcext:value-type="float">
            <text:p>31.26703</text:p>
          </table:table-cell>
          <table:table-cell table:style-name="ce36" office:value-type="float" office:value="31.66943" calcext:value-type="float">
            <text:p>31.66943</text:p>
          </table:table-cell>
          <table:table-cell table:style-name="ce36" office:value-type="float" office:value="32.30084" calcext:value-type="float">
            <text:p>32.30084</text:p>
          </table:table-cell>
          <table:table-cell table:style-name="ce36" office:value-type="float" office:value="32.38284" calcext:value-type="float">
            <text:p>32.38284</text:p>
          </table:table-cell>
          <table:table-cell table:style-name="ce36" office:value-type="float" office:value="32.698" calcext:value-type="float">
            <text:p>32.698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3.52576" calcext:value-type="float">
            <text:p>33.52576</text:p>
          </table:table-cell>
          <table:table-cell table:style-name="ce36" office:value-type="float" office:value="33.85651" calcext:value-type="float">
            <text:p>33.85651</text:p>
          </table:table-cell>
          <table:table-cell table:style-name="ce36" office:value-type="float" office:value="34.21997" calcext:value-type="float">
            <text:p>34.21997</text:p>
          </table:table-cell>
          <table:table-cell table:style-name="ce36" office:value-type="float" office:value="34.56036" calcext:value-type="float">
            <text:p>34.56036</text:p>
          </table:table-cell>
          <table:table-cell table:style-name="ce36" office:value-type="float" office:value="33.69635" calcext:value-type="float">
            <text:p>33.69635</text:p>
          </table:table-cell>
          <table:table-cell table:style-name="ce36" office:value-type="float" office:value="33.52484" calcext:value-type="float">
            <text:p>33.52484</text:p>
          </table:table-cell>
          <table:table-cell table:style-name="ce36" office:value-type="float" office:value="30.92566" calcext:value-type="float">
            <text:p>30.92566</text:p>
          </table:table-cell>
          <table:table-cell table:style-name="ce36" office:value-type="float" office:value="31.1106" calcext:value-type="float">
            <text:p>31.1106</text:p>
          </table:table-cell>
          <table:table-cell table:style-name="ce36" office:value-type="float" office:value="29.03854" calcext:value-type="float">
            <text:p>29.03854</text:p>
          </table:table-cell>
          <table:table-cell table:style-name="ce36" office:value-type="float" office:value="28.45758" calcext:value-type="float">
            <text:p>28.45758</text:p>
          </table:table-cell>
          <table:table-cell table:style-name="ce36" office:value-type="float" office:value="28.2999" calcext:value-type="float">
            <text:p>28.2999</text:p>
          </table:table-cell>
          <table:table-cell table:style-name="ce36" office:value-type="float" office:value="28.35577" calcext:value-type="float">
            <text:p>28.35577</text:p>
          </table:table-cell>
          <table:table-cell table:style-name="ce36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36" office:value-type="float" office:value="28.52191" calcext:value-type="float">
            <text:p>28.52191</text:p>
          </table:table-cell>
          <table:table-cell table:style-name="ce36" office:value-type="float" office:value="28.58917" calcext:value-type="float">
            <text:p>28.58917</text:p>
          </table:table-cell>
          <table:table-cell table:style-name="ce36" office:value-type="float" office:value="28.74011" calcext:value-type="float">
            <text:p>28.74011</text:p>
          </table:table-cell>
          <table:table-cell table:style-name="ce36" office:value-type="float" office:value="28.87491" calcext:value-type="float">
            <text:p>28.87491</text:p>
          </table:table-cell>
          <table:table-cell table:style-name="ce36" office:value-type="float" office:value="28.51874" calcext:value-type="float">
            <text:p>28.51874</text:p>
          </table:table-cell>
          <table:table-cell table:style-name="ce36" office:value-type="float" office:value="28.30914" calcext:value-type="float">
            <text:p>28.30914</text:p>
          </table:table-cell>
          <table:table-cell table:style-name="ce36" office:value-type="float" office:value="28.55179" calcext:value-type="float">
            <text:p>28.55179</text:p>
          </table:table-cell>
          <table:table-cell table:style-name="ce36" office:value-type="float" office:value="28.55411" calcext:value-type="float">
            <text:p>28.55411</text:p>
          </table:table-cell>
          <table:table-cell table:style-name="ce36" office:value-type="float" office:value="28.21631" calcext:value-type="float">
            <text:p>28.21631</text:p>
          </table:table-cell>
          <table:table-cell table:style-name="ce36" office:value-type="float" office:value="28.50632" calcext:value-type="float">
            <text:p>28.50632</text:p>
          </table:table-cell>
          <table:table-cell table:style-name="ce36" office:value-type="float" office:value="28.79535" calcext:value-type="float">
            <text:p>28.79535</text:p>
          </table:table-cell>
          <table:table-cell table:style-name="ce36" office:value-type="float" office:value="28.7724" calcext:value-type="float">
            <text:p>28.7724</text:p>
          </table:table-cell>
          <table:table-cell table:style-name="ce36" office:value-type="float" office:value="30.63516" calcext:value-type="float">
            <text:p>30.63516</text:p>
          </table:table-cell>
          <table:table-cell table:style-name="ce36" office:value-type="float" office:value="29.39041" calcext:value-type="float">
            <text:p>29.39041</text:p>
          </table:table-cell>
          <table:table-cell table:style-name="ce36" office:value-type="float" office:value="32.604" calcext:value-type="float">
            <text:p>32.604</text:p>
          </table:table-cell>
          <table:table-cell table:style-name="ce36" office:value-type="float" office:value="31.71808" calcext:value-type="float">
            <text:p>31.71808</text:p>
          </table:table-cell>
          <table:table-cell table:style-name="ce36" office:value-type="float" office:value="32.57401" calcext:value-type="float">
            <text:p>32.57401</text:p>
          </table:table-cell>
          <table:table-cell table:style-name="ce36" office:value-type="float" office:value="32.78442" calcext:value-type="float">
            <text:p>32.78442</text:p>
          </table:table-cell>
          <table:table-cell table:style-name="ce36" office:value-type="float" office:value="33.43192" calcext:value-type="float">
            <text:p>33.43192</text:p>
          </table:table-cell>
          <table:table-cell table:style-name="ce36" office:value-type="float" office:value="33.46234" calcext:value-type="float">
            <text:p>33.46234</text:p>
          </table:table-cell>
          <table:table-cell table:style-name="ce36" office:value-type="float" office:value="34.44485" calcext:value-type="float">
            <text:p>34.44485</text:p>
          </table:table-cell>
          <table:table-cell table:style-name="ce36" office:value-type="float" office:value="33.94705" calcext:value-type="float">
            <text:p>33.94705</text:p>
          </table:table-cell>
          <table:table-cell table:style-name="ce36" office:value-type="float" office:value="34.11334" calcext:value-type="float">
            <text:p>34.11334</text:p>
          </table:table-cell>
          <table:table-cell table:style-name="ce36" office:value-type="float" office:value="33.93518" calcext:value-type="float">
            <text:p>33.93518</text:p>
          </table:table-cell>
          <table:table-cell table:style-name="ce36" office:value-type="float" office:value="32.3299" calcext:value-type="float">
            <text:p>32.3299</text:p>
          </table:table-cell>
          <table:table-cell table:style-name="ce36" office:value-type="float" office:value="32.67566" calcext:value-type="float">
            <text:p>32.67566</text:p>
          </table:table-cell>
          <table:table-cell table:style-name="ce36" office:value-type="float" office:value="29.27588" calcext:value-type="float">
            <text:p>29.27588</text:p>
          </table:table-cell>
          <table:table-cell table:style-name="ce36" office:value-type="float" office:value="30.77872" calcext:value-type="float">
            <text:p>30.77872</text:p>
          </table:table-cell>
          <table:table-cell table:style-name="ce36" office:value-type="float" office:value="28.32605" calcext:value-type="float">
            <text:p>28.32605</text:p>
          </table:table-cell>
          <table:table-cell table:style-name="ce36" office:value-type="float" office:value="28.83469" calcext:value-type="float">
            <text:p>28.83469</text:p>
          </table:table-cell>
          <table:table-cell table:style-name="ce36" office:value-type="float" office:value="28.5047" calcext:value-type="float">
            <text:p>28.5047</text:p>
          </table:table-cell>
          <table:table-cell table:style-name="ce36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36" office:value-type="float" office:value="28.39044" calcext:value-type="float">
            <text:p>28.39044</text:p>
          </table:table-cell>
          <table:table-cell table:style-name="ce36" office:value-type="float" office:value="28.89368" calcext:value-type="float">
            <text:p>28.89368</text:p>
          </table:table-cell>
          <table:table-cell table:style-name="ce36" office:value-type="float" office:value="28.52316" calcext:value-type="float">
            <text:p>28.52316</text:p>
          </table:table-cell>
          <table:table-cell table:style-name="ce36" office:value-type="float" office:value="28.75821" calcext:value-type="float">
            <text:p>28.75821</text:p>
          </table:table-cell>
          <table:table-cell table:style-name="ce36" office:value-type="float" office:value="28.53336" calcext:value-type="float">
            <text:p>28.53336</text:p>
          </table:table-cell>
          <table:table-cell table:style-name="ce36" office:value-type="float" office:value="28.64059" calcext:value-type="float">
            <text:p>28.64059</text:p>
          </table:table-cell>
          <table:table-cell table:style-name="ce36" office:value-type="float" office:value="28.58099" calcext:value-type="float">
            <text:p>28.58099</text:p>
          </table:table-cell>
          <table:table-cell table:style-name="ce36" office:value-type="float" office:value="28.55417" calcext:value-type="float">
            <text:p>28.55417</text:p>
          </table:table-cell>
          <table:table-cell table:style-name="ce36" office:value-type="float" office:value="28.25781" calcext:value-type="float">
            <text:p>28.25781</text:p>
          </table:table-cell>
          <table:table-cell table:style-name="ce36" office:value-type="float" office:value="28.8472" calcext:value-type="float">
            <text:p>28.8472</text:p>
          </table:table-cell>
          <table:table-cell table:style-name="ce36" office:value-type="float" office:value="28.6937" calcext:value-type="float">
            <text:p>28.6937</text:p>
          </table:table-cell>
          <table:table-cell table:style-name="ce36" office:value-type="float" office:value="29.00055" calcext:value-type="float">
            <text:p>29.00055</text:p>
          </table:table-cell>
          <table:table-cell table:style-name="ce36" office:value-type="float" office:value="28.90979" calcext:value-type="float">
            <text:p>28.90979</text:p>
          </table:table-cell>
          <table:table-cell table:style-name="ce36" office:value-type="float" office:value="30.67047" calcext:value-type="float">
            <text:p>30.67047</text:p>
          </table:table-cell>
          <table:table-cell table:style-name="ce36" office:value-type="float" office:value="30.78873" calcext:value-type="float">
            <text:p>30.78873</text:p>
          </table:table-cell>
          <table:table-cell table:style-name="ce36" office:value-type="float" office:value="32.5209" calcext:value-type="float">
            <text:p>32.5209</text:p>
          </table:table-cell>
          <table:table-cell table:style-name="ce36" office:value-type="float" office:value="32.7247" calcext:value-type="float">
            <text:p>32.7247</text:p>
          </table:table-cell>
          <table:table-cell table:style-name="ce36" office:value-type="float" office:value="33.36804" calcext:value-type="float">
            <text:p>33.36804</text:p>
          </table:table-cell>
          <table:table-cell table:style-name="ce36" office:value-type="float" office:value="32.71625" calcext:value-type="float">
            <text:p>32.71625</text:p>
          </table:table-cell>
          <table:table-cell table:style-name="ce36" office:value-type="float" office:value="33.53082" calcext:value-type="float">
            <text:p>33.53082</text:p>
          </table:table-cell>
          <table:table-cell table:style-name="ce36" office:value-type="float" office:value="33.20547" calcext:value-type="float">
            <text:p>33.20547</text:p>
          </table:table-cell>
          <table:table-cell table:style-name="ce36" office:value-type="float" office:value="34.41019" calcext:value-type="float">
            <text:p>34.41019</text:p>
          </table:table-cell>
          <table:table-cell table:style-name="ce36" office:value-type="float" office:value="33.34357" calcext:value-type="float">
            <text:p>33.34357</text:p>
          </table:table-cell>
          <table:table-cell table:style-name="ce36" office:value-type="float" office:value="33.70007" calcext:value-type="float">
            <text:p>33.70007</text:p>
          </table:table-cell>
          <table:table-cell table:style-name="ce36" office:value-type="float" office:value="32.61087" calcext:value-type="float">
            <text:p>32.61087</text:p>
          </table:table-cell>
          <table:table-cell table:style-name="ce36" office:value-type="float" office:value="32.58807" calcext:value-type="float">
            <text:p>32.58807</text:p>
          </table:table-cell>
          <table:table-cell table:style-name="ce36" office:value-type="float" office:value="31.9938" calcext:value-type="float">
            <text:p>31.9938</text:p>
          </table:table-cell>
          <table:table-cell table:style-name="ce36" office:value-type="float" office:value="29.52637" calcext:value-type="float">
            <text:p>29.52637</text:p>
          </table:table-cell>
          <table:table-cell table:style-name="ce36" office:value-type="float" office:value="28.86954" calcext:value-type="float">
            <text:p>28.86954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8.80988" calcext:value-type="float">
            <text:p>28.80988</text:p>
          </table:table-cell>
          <table:table-cell table:style-name="ce36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36" office:value-type="float" office:value="28.90964" calcext:value-type="float">
            <text:p>28.90964</text:p>
          </table:table-cell>
          <table:table-cell table:style-name="ce36" office:value-type="float" office:value="28.72382" calcext:value-type="float">
            <text:p>28.72382</text:p>
          </table:table-cell>
          <table:table-cell table:style-name="ce36" office:value-type="float" office:value="28.51553" calcext:value-type="float">
            <text:p>28.51553</text:p>
          </table:table-cell>
          <table:table-cell table:style-name="ce36" office:value-type="float" office:value="28.86768" calcext:value-type="float">
            <text:p>28.86768</text:p>
          </table:table-cell>
          <table:table-cell table:style-name="ce36" office:value-type="float" office:value="28.38956" calcext:value-type="float">
            <text:p>28.38956</text:p>
          </table:table-cell>
          <table:table-cell table:style-name="ce36" office:value-type="float" office:value="28.86951" calcext:value-type="float">
            <text:p>28.86951</text:p>
          </table:table-cell>
          <table:table-cell table:style-name="ce36" office:value-type="float" office:value="28.36768" calcext:value-type="float">
            <text:p>28.36768</text:p>
          </table:table-cell>
          <table:table-cell table:style-name="ce36" office:value-type="float" office:value="28.44974" calcext:value-type="float">
            <text:p>28.44974</text:p>
          </table:table-cell>
          <table:table-cell table:style-name="ce36" office:value-type="float" office:value="28.26761" calcext:value-type="float">
            <text:p>28.26761</text:p>
          </table:table-cell>
          <table:table-cell table:style-name="ce36" office:value-type="float" office:value="28.75735" calcext:value-type="float">
            <text:p>28.75735</text:p>
          </table:table-cell>
          <table:table-cell table:style-name="ce36" office:value-type="float" office:value="28.90262" calcext:value-type="float">
            <text:p>28.90262</text:p>
          </table:table-cell>
          <table:table-cell table:style-name="ce36" office:value-type="float" office:value="28.53433" calcext:value-type="float">
            <text:p>28.53433</text:p>
          </table:table-cell>
          <table:table-cell table:style-name="ce36" office:value-type="float" office:value="29.35937" calcext:value-type="float">
            <text:p>29.35937</text:p>
          </table:table-cell>
          <table:table-cell table:style-name="ce36" office:value-type="float" office:value="28.92337" calcext:value-type="float">
            <text:p>28.92337</text:p>
          </table:table-cell>
          <table:table-cell table:style-name="ce36" office:value-type="float" office:value="32.57669" calcext:value-type="float">
            <text:p>32.57669</text:p>
          </table:table-cell>
          <table:table-cell table:style-name="ce36" office:value-type="float" office:value="31.37616" calcext:value-type="float">
            <text:p>31.37616</text:p>
          </table:table-cell>
          <table:table-cell table:style-name="ce36" office:value-type="float" office:value="32.75064" calcext:value-type="float">
            <text:p>32.75064</text:p>
          </table:table-cell>
          <table:table-cell table:style-name="ce36" office:value-type="float" office:value="32.58618" calcext:value-type="float">
            <text:p>32.58618</text:p>
          </table:table-cell>
          <table:table-cell table:style-name="ce36" office:value-type="float" office:value="33.10101" calcext:value-type="float">
            <text:p>33.10101</text:p>
          </table:table-cell>
          <table:table-cell table:style-name="ce36" office:value-type="float" office:value="32.95746" calcext:value-type="float">
            <text:p>32.95746</text:p>
          </table:table-cell>
          <table:table-cell table:style-name="ce36" office:value-type="float" office:value="33.76462" calcext:value-type="float">
            <text:p>33.76462</text:p>
          </table:table-cell>
          <table:table-cell table:style-name="ce36" office:value-type="float" office:value="32.74945" calcext:value-type="float">
            <text:p>32.74945</text:p>
          </table:table-cell>
          <table:table-cell table:style-name="ce36" office:value-type="float" office:value="33.42703" calcext:value-type="float">
            <text:p>33.42703</text:p>
          </table:table-cell>
          <table:table-cell table:style-name="ce36" office:value-type="float" office:value="32.7485" calcext:value-type="float">
            <text:p>32.7485</text:p>
          </table:table-cell>
          <table:table-cell table:style-name="ce36" office:value-type="float" office:value="32.84616" calcext:value-type="float">
            <text:p>32.84616</text:p>
          </table:table-cell>
          <table:table-cell table:style-name="ce36" office:value-type="float" office:value="32.68246" calcext:value-type="float">
            <text:p>32.68246</text:p>
          </table:table-cell>
          <table:table-cell table:style-name="ce36" office:value-type="float" office:value="30.21634" calcext:value-type="float">
            <text:p>30.21634</text:p>
          </table:table-cell>
          <table:table-cell table:style-name="ce36" office:value-type="float" office:value="31.59473" calcext:value-type="float">
            <text:p>31.59473</text:p>
          </table:table-cell>
          <table:table-cell table:style-name="ce36" office:value-type="float" office:value="29.01385" calcext:value-type="float">
            <text:p>29.01385</text:p>
          </table:table-cell>
          <table:table-cell table:style-name="ce36" office:value-type="float" office:value="29.03598" calcext:value-type="float">
            <text:p>29.03598</text:p>
          </table:table-cell>
          <table:table-cell table:style-name="ce36" office:value-type="float" office:value="28.46179" calcext:value-type="float">
            <text:p>28.46179</text:p>
          </table:table-cell>
          <table:table-cell table:style-name="ce36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36" office:value-type="float" office:value="30.12094" calcext:value-type="float">
            <text:p>30.12094</text:p>
          </table:table-cell>
          <table:table-cell table:style-name="ce36" office:value-type="float" office:value="29.95361" calcext:value-type="float">
            <text:p>29.95361</text:p>
          </table:table-cell>
          <table:table-cell table:style-name="ce36" office:value-type="float" office:value="29.97977" calcext:value-type="float">
            <text:p>29.97977</text:p>
          </table:table-cell>
          <table:table-cell table:style-name="ce36" office:value-type="float" office:value="30.19507" calcext:value-type="float">
            <text:p>30.19507</text:p>
          </table:table-cell>
          <table:table-cell table:style-name="ce36" office:value-type="float" office:value="30.26932" calcext:value-type="float">
            <text:p>30.26932</text:p>
          </table:table-cell>
          <table:table-cell table:style-name="ce36" office:value-type="float" office:value="29.51248" calcext:value-type="float">
            <text:p>29.51248</text:p>
          </table:table-cell>
          <table:table-cell table:style-name="ce36" office:value-type="float" office:value="29.23645" calcext:value-type="float">
            <text:p>29.23645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9.00253" calcext:value-type="float">
            <text:p>29.00253</text:p>
          </table:table-cell>
          <table:table-cell table:style-name="ce36" office:value-type="float" office:value="29.67197" calcext:value-type="float">
            <text:p>29.67197</text:p>
          </table:table-cell>
          <table:table-cell table:style-name="ce36" office:value-type="float" office:value="29.09592" calcext:value-type="float">
            <text:p>29.09592</text:p>
          </table:table-cell>
          <table:table-cell table:style-name="ce36" office:value-type="float" office:value="29.33041" calcext:value-type="float">
            <text:p>29.33041</text:p>
          </table:table-cell>
          <table:table-cell table:style-name="ce36" office:value-type="float" office:value="29.142" calcext:value-type="float">
            <text:p>29.142</text:p>
          </table:table-cell>
          <table:table-cell table:style-name="ce36" office:value-type="float" office:value="30.22821" calcext:value-type="float">
            <text:p>30.22821</text:p>
          </table:table-cell>
          <table:table-cell table:style-name="ce36" office:value-type="float" office:value="30.17453" calcext:value-type="float">
            <text:p>30.17453</text:p>
          </table:table-cell>
          <table:table-cell table:style-name="ce36" office:value-type="float" office:value="33.20099" calcext:value-type="float">
            <text:p>33.20099</text:p>
          </table:table-cell>
          <table:table-cell table:style-name="ce36" office:value-type="float" office:value="32.353" calcext:value-type="float">
            <text:p>32.353</text:p>
          </table:table-cell>
          <table:table-cell table:style-name="ce36" office:value-type="float" office:value="33.58173" calcext:value-type="float">
            <text:p>33.58173</text:p>
          </table:table-cell>
          <table:table-cell table:style-name="ce36" office:value-type="float" office:value="33.42151" calcext:value-type="float">
            <text:p>33.42151</text:p>
          </table:table-cell>
          <table:table-cell table:style-name="ce36" office:value-type="float" office:value="33.38318" calcext:value-type="float">
            <text:p>33.38318</text:p>
          </table:table-cell>
          <table:table-cell table:style-name="ce36" office:value-type="float" office:value="33.18365" calcext:value-type="float">
            <text:p>33.18365</text:p>
          </table:table-cell>
          <table:table-cell table:style-name="ce36" office:value-type="float" office:value="33.76752" calcext:value-type="float">
            <text:p>33.76752</text:p>
          </table:table-cell>
          <table:table-cell table:style-name="ce36" office:value-type="float" office:value="33.22931" calcext:value-type="float">
            <text:p>33.22931</text:p>
          </table:table-cell>
          <table:table-cell table:style-name="ce36" office:value-type="float" office:value="33.3746" calcext:value-type="float">
            <text:p>33.3746</text:p>
          </table:table-cell>
          <table:table-cell table:style-name="ce36" office:value-type="float" office:value="32.58548" calcext:value-type="float">
            <text:p>32.58548</text:p>
          </table:table-cell>
          <table:table-cell table:style-name="ce36" office:value-type="float" office:value="33.17279" calcext:value-type="float">
            <text:p>33.17279</text:p>
          </table:table-cell>
          <table:table-cell table:style-name="ce36" office:value-type="float" office:value="31.39792" calcext:value-type="float">
            <text:p>31.39792</text:p>
          </table:table-cell>
          <table:table-cell table:style-name="ce36" office:value-type="float" office:value="30.9548" calcext:value-type="float">
            <text:p>30.9548</text:p>
          </table:table-cell>
          <table:table-cell table:style-name="ce36" office:value-type="float" office:value="29.50952" calcext:value-type="float">
            <text:p>29.50952</text:p>
          </table:table-cell>
          <table:table-cell table:style-name="ce36" office:value-type="float" office:value="29.65176" calcext:value-type="float">
            <text:p>29.65176</text:p>
          </table:table-cell>
          <table:table-cell table:style-name="ce36" office:value-type="float" office:value="29.73914" calcext:value-type="float">
            <text:p>29.73914</text:p>
          </table:table-cell>
          <table:table-cell table:style-name="ce36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36" office:value-type="float" office:value="29.01703" calcext:value-type="float">
            <text:p>29.01703</text:p>
          </table:table-cell>
          <table:table-cell table:style-name="ce36" office:value-type="float" office:value="28.8067" calcext:value-type="float">
            <text:p>28.8067</text:p>
          </table:table-cell>
          <table:table-cell table:style-name="ce36" office:value-type="float" office:value="29.78149" calcext:value-type="float">
            <text:p>29.78149</text:p>
          </table:table-cell>
          <table:table-cell table:style-name="ce36" office:value-type="float" office:value="30.34204" calcext:value-type="float">
            <text:p>30.34204</text:p>
          </table:table-cell>
          <table:table-cell table:style-name="ce36" office:value-type="float" office:value="28.77304" calcext:value-type="float">
            <text:p>28.77304</text:p>
          </table:table-cell>
          <table:table-cell table:style-name="ce36" office:value-type="float" office:value="29.4632" calcext:value-type="float">
            <text:p>29.4632</text:p>
          </table:table-cell>
          <table:table-cell table:style-name="ce36" office:value-type="float" office:value="28.74829" calcext:value-type="float">
            <text:p>28.74829</text:p>
          </table:table-cell>
          <table:table-cell table:style-name="ce36" office:value-type="float" office:value="28.60214" calcext:value-type="float">
            <text:p>28.60214</text:p>
          </table:table-cell>
          <table:table-cell table:style-name="ce36" office:value-type="float" office:value="28.53513" calcext:value-type="float">
            <text:p>28.53513</text:p>
          </table:table-cell>
          <table:table-cell table:style-name="ce36" office:value-type="float" office:value="28.18961" calcext:value-type="float">
            <text:p>28.18961</text:p>
          </table:table-cell>
          <table:table-cell table:style-name="ce36" office:value-type="float" office:value="28.43423" calcext:value-type="float">
            <text:p>28.43423</text:p>
          </table:table-cell>
          <table:table-cell table:style-name="ce36" office:value-type="float" office:value="28.71011" calcext:value-type="float">
            <text:p>28.71011</text:p>
          </table:table-cell>
          <table:table-cell table:style-name="ce36" office:value-type="float" office:value="28.71118" calcext:value-type="float">
            <text:p>28.71118</text:p>
          </table:table-cell>
          <table:table-cell table:style-name="ce36" office:value-type="float" office:value="28.47952" calcext:value-type="float">
            <text:p>28.47952</text:p>
          </table:table-cell>
          <table:table-cell table:style-name="ce36" office:value-type="float" office:value="31.14163" calcext:value-type="float">
            <text:p>31.14163</text:p>
          </table:table-cell>
          <table:table-cell table:style-name="ce36" office:value-type="float" office:value="30.12805" calcext:value-type="float">
            <text:p>30.12805</text:p>
          </table:table-cell>
          <table:table-cell table:style-name="ce36" office:value-type="float" office:value="32.74661" calcext:value-type="float">
            <text:p>32.74661</text:p>
          </table:table-cell>
          <table:table-cell table:style-name="ce36" office:value-type="float" office:value="31.85553" calcext:value-type="float">
            <text:p>31.85553</text:p>
          </table:table-cell>
          <table:table-cell table:style-name="ce36" office:value-type="float" office:value="32.91956" calcext:value-type="float">
            <text:p>32.91956</text:p>
          </table:table-cell>
          <table:table-cell table:style-name="ce36" office:value-type="float" office:value="32.61597" calcext:value-type="float">
            <text:p>32.61597</text:p>
          </table:table-cell>
          <table:table-cell table:style-name="ce36" office:value-type="float" office:value="32.38034" calcext:value-type="float">
            <text:p>32.38034</text:p>
          </table:table-cell>
          <table:table-cell table:style-name="ce36" office:value-type="float" office:value="32.39828" calcext:value-type="float">
            <text:p>32.39828</text:p>
          </table:table-cell>
          <table:table-cell table:style-name="ce36" office:value-type="float" office:value="32.31686" calcext:value-type="float">
            <text:p>32.31686</text:p>
          </table:table-cell>
          <table:table-cell table:style-name="ce36" office:value-type="float" office:value="31.86847" calcext:value-type="float">
            <text:p>31.86847</text:p>
          </table:table-cell>
          <table:table-cell table:style-name="ce36" office:value-type="float" office:value="32.311" calcext:value-type="float">
            <text:p>32.311</text:p>
          </table:table-cell>
          <table:table-cell table:style-name="ce36" office:value-type="float" office:value="30.98395" calcext:value-type="float">
            <text:p>30.98395</text:p>
          </table:table-cell>
          <table:table-cell table:style-name="ce36" office:value-type="float" office:value="30.5188" calcext:value-type="float">
            <text:p>30.5188</text:p>
          </table:table-cell>
          <table:table-cell table:style-name="ce36" office:value-type="float" office:value="29.53427" calcext:value-type="float">
            <text:p>29.53427</text:p>
          </table:table-cell>
          <table:table-cell table:style-name="ce36" office:value-type="float" office:value="29.07419" calcext:value-type="float">
            <text:p>29.07419</text:p>
          </table:table-cell>
          <table:table-cell table:style-name="ce36" office:value-type="float" office:value="28.73743" calcext:value-type="float">
            <text:p>28.73743</text:p>
          </table:table-cell>
          <table:table-cell table:style-name="ce36" office:value-type="float" office:value="28.3392" calcext:value-type="float">
            <text:p>28.3392</text:p>
          </table:table-cell>
          <table:table-cell table:style-name="ce36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36" office:value-type="float" office:value="29.83694" calcext:value-type="float">
            <text:p>29.83694</text:p>
          </table:table-cell>
          <table:table-cell table:style-name="ce36" office:value-type="float" office:value="31.6012" calcext:value-type="float">
            <text:p>31.6012</text:p>
          </table:table-cell>
          <table:table-cell table:style-name="ce36" office:value-type="float" office:value="32.33926" calcext:value-type="float">
            <text:p>32.33926</text:p>
          </table:table-cell>
          <table:table-cell table:style-name="ce36" office:value-type="float" office:value="31.26242" calcext:value-type="float">
            <text:p>31.26242</text:p>
          </table:table-cell>
          <table:table-cell table:style-name="ce36" office:value-type="float" office:value="31.28674" calcext:value-type="float">
            <text:p>31.28674</text:p>
          </table:table-cell>
          <table:table-cell table:style-name="ce36" office:value-type="float" office:value="29.30585" calcext:value-type="float">
            <text:p>29.30585</text:p>
          </table:table-cell>
          <table:table-cell table:style-name="ce36" office:value-type="float" office:value="28.77863" calcext:value-type="float">
            <text:p>28.77863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8.34308" calcext:value-type="float">
            <text:p>28.34308</text:p>
          </table:table-cell>
          <table:table-cell table:style-name="ce36" office:value-type="float" office:value="28.60001" calcext:value-type="float">
            <text:p>28.60001</text:p>
          </table:table-cell>
          <table:table-cell table:style-name="ce36" office:value-type="float" office:value="28.67969" calcext:value-type="float">
            <text:p>28.67969</text:p>
          </table:table-cell>
          <table:table-cell table:style-name="ce36" office:value-type="float" office:value="28.68207" calcext:value-type="float">
            <text:p>28.68207</text:p>
          </table:table-cell>
          <table:table-cell table:style-name="ce36" office:value-type="float" office:value="28.52798" calcext:value-type="float">
            <text:p>28.52798</text:p>
          </table:table-cell>
          <table:table-cell table:style-name="ce36" office:value-type="float" office:value="29.30884" calcext:value-type="float">
            <text:p>29.30884</text:p>
          </table:table-cell>
          <table:table-cell table:style-name="ce36" office:value-type="float" office:value="28.91998" calcext:value-type="float">
            <text:p>28.91998</text:p>
          </table:table-cell>
          <table:table-cell table:style-name="ce36" office:value-type="float" office:value="31.25748" calcext:value-type="float">
            <text:p>31.25748</text:p>
          </table:table-cell>
          <table:table-cell table:style-name="ce36" office:value-type="float" office:value="30.13968" calcext:value-type="float">
            <text:p>30.13968</text:p>
          </table:table-cell>
          <table:table-cell table:style-name="ce36" office:value-type="float" office:value="32.66263" calcext:value-type="float">
            <text:p>32.66263</text:p>
          </table:table-cell>
          <table:table-cell table:style-name="ce36" office:value-type="float" office:value="32.32416" calcext:value-type="float">
            <text:p>32.32416</text:p>
          </table:table-cell>
          <table:table-cell table:style-name="ce36" office:value-type="float" office:value="32.33807" calcext:value-type="float">
            <text:p>32.33807</text:p>
          </table:table-cell>
          <table:table-cell table:style-name="ce36" office:value-type="float" office:value="31.92419" calcext:value-type="float">
            <text:p>31.92419</text:p>
          </table:table-cell>
          <table:table-cell table:style-name="ce36" office:value-type="float" office:value="32.45053" calcext:value-type="float">
            <text:p>32.45053</text:p>
          </table:table-cell>
          <table:table-cell table:style-name="ce36" office:value-type="float" office:value="30.81342" calcext:value-type="float">
            <text:p>30.81342</text:p>
          </table:table-cell>
          <table:table-cell table:style-name="ce36" office:value-type="float" office:value="31.74588" calcext:value-type="float">
            <text:p>31.74588</text:p>
          </table:table-cell>
          <table:table-cell table:style-name="ce36" office:value-type="float" office:value="29.44739" calcext:value-type="float">
            <text:p>29.44739</text:p>
          </table:table-cell>
          <table:table-cell table:style-name="ce36" office:value-type="float" office:value="29.91165" calcext:value-type="float">
            <text:p>29.91165</text:p>
          </table:table-cell>
          <table:table-cell table:style-name="ce36" office:value-type="float" office:value="28.77908" calcext:value-type="float">
            <text:p>28.77908</text:p>
          </table:table-cell>
          <table:table-cell table:style-name="ce36" office:value-type="float" office:value="29.24631" calcext:value-type="float">
            <text:p>29.24631</text:p>
          </table:table-cell>
          <table:table-cell table:style-name="ce36" office:value-type="float" office:value="28.42776" calcext:value-type="float">
            <text:p>28.42776</text:p>
          </table:table-cell>
          <table:table-cell table:style-name="ce36" office:value-type="float" office:value="28.65378" calcext:value-type="float">
            <text:p>28.65378</text:p>
          </table:table-cell>
          <table:table-cell table:style-name="ce36" office:value-type="float" office:value="28.58694" calcext:value-type="float">
            <text:p>28.58694</text:p>
          </table:table-cell>
          <table:table-cell table:style-name="ce36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36" office:value-type="float" office:value="32.20746" calcext:value-type="float">
            <text:p>32.20746</text:p>
          </table:table-cell>
          <table:table-cell table:style-name="ce36" office:value-type="float" office:value="32.48813" calcext:value-type="float">
            <text:p>32.48813</text:p>
          </table:table-cell>
          <table:table-cell table:style-name="ce36" office:value-type="float" office:value="32.59058" calcext:value-type="float">
            <text:p>32.59058</text:p>
          </table:table-cell>
          <table:table-cell table:style-name="ce36" office:value-type="float" office:value="32.82809" calcext:value-type="float">
            <text:p>32.82809</text:p>
          </table:table-cell>
          <table:table-cell table:style-name="ce36" office:value-type="float" office:value="29.897" calcext:value-type="float">
            <text:p>29.897</text:p>
          </table:table-cell>
          <table:table-cell table:style-name="ce36" office:value-type="float" office:value="30.88669" calcext:value-type="float">
            <text:p>30.88669</text:p>
          </table:table-cell>
          <table:table-cell table:style-name="ce36" office:value-type="float" office:value="28.78033" calcext:value-type="float">
            <text:p>28.78033</text:p>
          </table:table-cell>
          <table:table-cell table:style-name="ce36" office:value-type="float" office:value="29.09174" calcext:value-type="float">
            <text:p>29.09174</text:p>
          </table:table-cell>
          <table:table-cell table:style-name="ce36" office:value-type="float" office:value="28.77567" calcext:value-type="float">
            <text:p>28.77567</text:p>
          </table:table-cell>
          <table:table-cell table:style-name="ce36" office:value-type="float" office:value="28.38431" calcext:value-type="float">
            <text:p>28.38431</text:p>
          </table:table-cell>
          <table:table-cell table:style-name="ce36" office:value-type="float" office:value="28.30707" calcext:value-type="float">
            <text:p>28.30707</text:p>
          </table:table-cell>
          <table:table-cell table:style-name="ce36" office:value-type="float" office:value="28.58377" calcext:value-type="float">
            <text:p>28.58377</text:p>
          </table:table-cell>
          <table:table-cell table:style-name="ce36" office:value-type="float" office:value="28.56073" calcext:value-type="float">
            <text:p>28.56073</text:p>
          </table:table-cell>
          <table:table-cell table:style-name="ce36" office:value-type="float" office:value="28.25375" calcext:value-type="float">
            <text:p>28.25375</text:p>
          </table:table-cell>
          <table:table-cell table:style-name="ce36" office:value-type="float" office:value="29.7081" calcext:value-type="float">
            <text:p>29.7081</text:p>
          </table:table-cell>
          <table:table-cell table:style-name="ce36" office:value-type="float" office:value="28.96002" calcext:value-type="float">
            <text:p>28.96002</text:p>
          </table:table-cell>
          <table:table-cell table:style-name="ce36" office:value-type="float" office:value="32.07288" calcext:value-type="float">
            <text:p>32.07288</text:p>
          </table:table-cell>
          <table:table-cell table:style-name="ce36" office:value-type="float" office:value="30.56891" calcext:value-type="float">
            <text:p>30.56891</text:p>
          </table:table-cell>
          <table:table-cell table:style-name="ce36" office:value-type="float" office:value="32.05923" calcext:value-type="float">
            <text:p>32.05923</text:p>
          </table:table-cell>
          <table:table-cell table:style-name="ce36" office:value-type="float" office:value="31.70822" calcext:value-type="float">
            <text:p>31.70822</text:p>
          </table:table-cell>
          <table:table-cell table:style-name="ce36" office:value-type="float" office:value="31.67377" calcext:value-type="float">
            <text:p>31.67377</text:p>
          </table:table-cell>
          <table:table-cell table:style-name="ce36" office:value-type="float" office:value="30.4942" calcext:value-type="float">
            <text:p>30.4942</text:p>
          </table:table-cell>
          <table:table-cell table:style-name="ce36" office:value-type="float" office:value="30.53714" calcext:value-type="float">
            <text:p>30.53714</text:p>
          </table:table-cell>
          <table:table-cell table:style-name="ce36" office:value-type="float" office:value="29.42682" calcext:value-type="float">
            <text:p>29.42682</text:p>
          </table:table-cell>
          <table:table-cell table:style-name="ce36" office:value-type="float" office:value="29.78278" calcext:value-type="float">
            <text:p>29.78278</text:p>
          </table:table-cell>
          <table:table-cell table:style-name="ce36" office:value-type="float" office:value="28.82742" calcext:value-type="float">
            <text:p>28.82742</text:p>
          </table:table-cell>
          <table:table-cell table:style-name="ce36" office:value-type="float" office:value="28.63968" calcext:value-type="float">
            <text:p>28.63968</text:p>
          </table:table-cell>
          <table:table-cell table:style-name="ce36" office:value-type="float" office:value="28.51532" calcext:value-type="float">
            <text:p>28.51532</text:p>
          </table:table-cell>
          <table:table-cell table:style-name="ce36" office:value-type="float" office:value="28.54269" calcext:value-type="float">
            <text:p>28.54269</text:p>
          </table:table-cell>
          <table:table-cell table:style-name="ce36" office:value-type="float" office:value="28.31863" calcext:value-type="float">
            <text:p>28.31863</text:p>
          </table:table-cell>
          <table:table-cell table:style-name="ce36" office:value-type="float" office:value="28.21204" calcext:value-type="float">
            <text:p>28.21204</text:p>
          </table:table-cell>
          <table:table-cell table:style-name="ce36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36" office:value-type="float" office:value="32.02881" calcext:value-type="float">
            <text:p>32.02881</text:p>
          </table:table-cell>
          <table:table-cell table:style-name="ce36" office:value-type="float" office:value="34.26898" calcext:value-type="float">
            <text:p>34.26898</text:p>
          </table:table-cell>
          <table:table-cell table:style-name="ce36" office:value-type="float" office:value="34.00836" calcext:value-type="float">
            <text:p>34.00836</text:p>
          </table:table-cell>
          <table:table-cell table:style-name="ce36" office:value-type="float" office:value="32.46762" calcext:value-type="float">
            <text:p>32.46762</text:p>
          </table:table-cell>
          <table:table-cell table:style-name="ce36" office:value-type="float" office:value="32.34015" calcext:value-type="float">
            <text:p>32.34015</text:p>
          </table:table-cell>
          <table:table-cell table:style-name="ce36" office:value-type="float" office:value="30.66907" calcext:value-type="float">
            <text:p>30.66907</text:p>
          </table:table-cell>
          <table:table-cell table:style-name="ce36" office:value-type="float" office:value="29.79074" calcext:value-type="float">
            <text:p>29.79074</text:p>
          </table:table-cell>
          <table:table-cell table:style-name="ce36" office:value-type="float" office:value="28.72803" calcext:value-type="float">
            <text:p>28.72803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5361" calcext:value-type="float">
            <text:p>28.5361</text:p>
          </table:table-cell>
          <table:table-cell table:style-name="ce36" office:value-type="float" office:value="28.63211" calcext:value-type="float">
            <text:p>28.63211</text:p>
          </table:table-cell>
          <table:table-cell table:style-name="ce36" office:value-type="float" office:value="28.62186" calcext:value-type="float">
            <text:p>28.62186</text:p>
          </table:table-cell>
          <table:table-cell table:style-name="ce36" office:value-type="float" office:value="28.56418" calcext:value-type="float">
            <text:p>28.56418</text:p>
          </table:table-cell>
          <table:table-cell table:style-name="ce36" office:value-type="float" office:value="28.60068" calcext:value-type="float">
            <text:p>28.60068</text:p>
          </table:table-cell>
          <table:table-cell table:style-name="ce36" office:value-type="float" office:value="28.19586" calcext:value-type="float">
            <text:p>28.19586</text:p>
          </table:table-cell>
          <table:table-cell table:style-name="ce36" office:value-type="float" office:value="29.66272" calcext:value-type="float">
            <text:p>29.66272</text:p>
          </table:table-cell>
          <table:table-cell table:style-name="ce36" office:value-type="float" office:value="29.28198" calcext:value-type="float">
            <text:p>29.28198</text:p>
          </table:table-cell>
          <table:table-cell table:style-name="ce36" office:value-type="float" office:value="31.32043" calcext:value-type="float">
            <text:p>31.32043</text:p>
          </table:table-cell>
          <table:table-cell table:style-name="ce36" office:value-type="float" office:value="30.22699" calcext:value-type="float">
            <text:p>30.22699</text:p>
          </table:table-cell>
          <table:table-cell table:style-name="ce36" office:value-type="float" office:value="31.07773" calcext:value-type="float">
            <text:p>31.07773</text:p>
          </table:table-cell>
          <table:table-cell table:style-name="ce36" office:value-type="float" office:value="29.62375" calcext:value-type="float">
            <text:p>29.62375</text:p>
          </table:table-cell>
          <table:table-cell table:style-name="ce36" office:value-type="float" office:value="29.88098" calcext:value-type="float">
            <text:p>29.88098</text:p>
          </table:table-cell>
          <table:table-cell table:style-name="ce36" office:value-type="float" office:value="28.80447" calcext:value-type="float">
            <text:p>28.80447</text:p>
          </table:table-cell>
          <table:table-cell table:style-name="ce36" office:value-type="float" office:value="29.31088" calcext:value-type="float">
            <text:p>29.31088</text:p>
          </table:table-cell>
          <table:table-cell table:style-name="ce36" office:value-type="float" office:value="28.69272" calcext:value-type="float">
            <text:p>28.69272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42279" calcext:value-type="float">
            <text:p>28.42279</text:p>
          </table:table-cell>
          <table:table-cell table:style-name="ce36" office:value-type="float" office:value="28.74319" calcext:value-type="float">
            <text:p>28.74319</text:p>
          </table:table-cell>
          <table:table-cell table:style-name="ce36" office:value-type="float" office:value="28.47443" calcext:value-type="float">
            <text:p>28.47443</text:p>
          </table:table-cell>
          <table:table-cell table:style-name="ce36" office:value-type="float" office:value="28.34259" calcext:value-type="float">
            <text:p>28.34259</text:p>
          </table:table-cell>
          <table:table-cell table:style-name="ce36" office:value-type="float" office:value="28.52533" calcext:value-type="float">
            <text:p>28.52533</text:p>
          </table:table-cell>
          <table:table-cell table:style-name="ce36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36" office:value-type="float" office:value="33.23892" calcext:value-type="float">
            <text:p>33.23892</text:p>
          </table:table-cell>
          <table:table-cell table:style-name="ce36" office:value-type="float" office:value="32.71045" calcext:value-type="float">
            <text:p>32.71045</text:p>
          </table:table-cell>
          <table:table-cell table:style-name="ce36" office:value-type="float" office:value="33.28479" calcext:value-type="float">
            <text:p>33.28479</text:p>
          </table:table-cell>
          <table:table-cell table:style-name="ce36" office:value-type="float" office:value="33.85135" calcext:value-type="float">
            <text:p>33.85135</text:p>
          </table:table-cell>
          <table:table-cell table:style-name="ce36" office:value-type="float" office:value="31.38422" calcext:value-type="float">
            <text:p>31.38422</text:p>
          </table:table-cell>
          <table:table-cell table:style-name="ce36" office:value-type="float" office:value="31.69089" calcext:value-type="float">
            <text:p>31.69089</text:p>
          </table:table-cell>
          <table:table-cell table:style-name="ce36" office:value-type="float" office:value="28.66425" calcext:value-type="float">
            <text:p>28.66425</text:p>
          </table:table-cell>
          <table:table-cell table:style-name="ce36" office:value-type="float" office:value="29.94077" calcext:value-type="float">
            <text:p>29.94077</text:p>
          </table:table-cell>
          <table:table-cell table:style-name="ce36" office:value-type="float" office:value="28.32846" calcext:value-type="float">
            <text:p>28.32846</text:p>
          </table:table-cell>
          <table:table-cell table:style-name="ce36" office:value-type="float" office:value="28.37448" calcext:value-type="float">
            <text:p>28.37448</text:p>
          </table:table-cell>
          <table:table-cell table:style-name="ce36" office:value-type="float" office:value="28.64233" calcext:value-type="float">
            <text:p>28.64233</text:p>
          </table:table-cell>
          <table:table-cell table:style-name="ce36" office:value-type="float" office:value="28.71341" calcext:value-type="float">
            <text:p>28.71341</text:p>
          </table:table-cell>
          <table:table-cell table:style-name="ce36" office:value-type="float" office:value="28.37909" calcext:value-type="float">
            <text:p>28.37909</text:p>
          </table:table-cell>
          <table:table-cell table:style-name="ce36" office:value-type="float" office:value="28.26801" calcext:value-type="float">
            <text:p>28.26801</text:p>
          </table:table-cell>
          <table:table-cell table:style-name="ce36" office:value-type="float" office:value="28.82904" calcext:value-type="float">
            <text:p>28.82904</text:p>
          </table:table-cell>
          <table:table-cell table:style-name="ce36" office:value-type="float" office:value="28.8389" calcext:value-type="float">
            <text:p>28.8389</text:p>
          </table:table-cell>
          <table:table-cell table:style-name="ce36" office:value-type="float" office:value="30.33307" calcext:value-type="float">
            <text:p>30.33307</text:p>
          </table:table-cell>
          <table:table-cell table:style-name="ce36" office:value-type="float" office:value="28.92117" calcext:value-type="float">
            <text:p>28.92117</text:p>
          </table:table-cell>
          <table:table-cell table:style-name="ce36" office:value-type="float" office:value="30.46878" calcext:value-type="float">
            <text:p>30.46878</text:p>
          </table:table-cell>
          <table:table-cell table:style-name="ce36" office:value-type="float" office:value="29.08975" calcext:value-type="float">
            <text:p>29.08975</text:p>
          </table:table-cell>
          <table:table-cell table:style-name="ce36" office:value-type="float" office:value="29.08691" calcext:value-type="float">
            <text:p>29.08691</text:p>
          </table:table-cell>
          <table:table-cell table:style-name="ce36" office:value-type="float" office:value="28.99982" calcext:value-type="float">
            <text:p>28.99982</text:p>
          </table:table-cell>
          <table:table-cell table:style-name="ce36" office:value-type="float" office:value="28.67499" calcext:value-type="float">
            <text:p>28.67499</text:p>
          </table:table-cell>
          <table:table-cell table:style-name="ce36" office:value-type="float" office:value="28.87839" calcext:value-type="float">
            <text:p>28.87839</text:p>
          </table:table-cell>
          <table:table-cell table:style-name="ce36" office:value-type="float" office:value="28.59769" calcext:value-type="float">
            <text:p>28.59769</text:p>
          </table:table-cell>
          <table:table-cell table:style-name="ce36" office:value-type="float" office:value="28.48419" calcext:value-type="float">
            <text:p>28.48419</text:p>
          </table:table-cell>
          <table:table-cell table:style-name="ce36" office:value-type="float" office:value="28.26184" calcext:value-type="float">
            <text:p>28.26184</text:p>
          </table:table-cell>
          <table:table-cell table:style-name="ce36" office:value-type="float" office:value="28.64581" calcext:value-type="float">
            <text:p>28.64581</text:p>
          </table:table-cell>
          <table:table-cell table:style-name="ce36" office:value-type="float" office:value="28.15384" calcext:value-type="float">
            <text:p>28.15384</text:p>
          </table:table-cell>
          <table:table-cell table:style-name="ce36" office:value-type="float" office:value="28.42807" calcext:value-type="float">
            <text:p>28.42807</text:p>
          </table:table-cell>
          <table:table-cell table:style-name="ce36" office:value-type="float" office:value="28.38943" calcext:value-type="float">
            <text:p>28.38943</text:p>
          </table:table-cell>
          <table:table-cell table:style-name="ce36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36" office:value-type="float" office:value="30.31021" calcext:value-type="float">
            <text:p>30.31021</text:p>
          </table:table-cell>
          <table:table-cell table:style-name="ce36" office:value-type="float" office:value="33.01303" calcext:value-type="float">
            <text:p>33.01303</text:p>
          </table:table-cell>
          <table:table-cell table:style-name="ce36" office:value-type="float" office:value="33.23608" calcext:value-type="float">
            <text:p>33.23608</text:p>
          </table:table-cell>
          <table:table-cell table:style-name="ce36" office:value-type="float" office:value="33.13571" calcext:value-type="float">
            <text:p>33.13571</text:p>
          </table:table-cell>
          <table:table-cell table:style-name="ce36" office:value-type="float" office:value="32.51083" calcext:value-type="float">
            <text:p>32.51083</text:p>
          </table:table-cell>
          <table:table-cell table:style-name="ce36" office:value-type="float" office:value="31.99399" calcext:value-type="float">
            <text:p>31.99399</text:p>
          </table:table-cell>
          <table:table-cell table:style-name="ce36" office:value-type="float" office:value="31.27509" calcext:value-type="float">
            <text:p>31.27509</text:p>
          </table:table-cell>
          <table:table-cell table:style-name="ce36" office:value-type="float" office:value="29.13193" calcext:value-type="float">
            <text:p>29.13193</text:p>
          </table:table-cell>
          <table:table-cell table:style-name="ce36" office:value-type="float" office:value="28.8609" calcext:value-type="float">
            <text:p>28.8609</text:p>
          </table:table-cell>
          <table:table-cell table:style-name="ce36" office:value-type="float" office:value="28.91595" calcext:value-type="float">
            <text:p>28.91595</text:p>
          </table:table-cell>
          <table:table-cell table:style-name="ce36" office:value-type="float" office:value="28.40634" calcext:value-type="float">
            <text:p>28.40634</text:p>
          </table:table-cell>
          <table:table-cell table:style-name="ce36" office:value-type="float" office:value="28.36868" calcext:value-type="float">
            <text:p>28.36868</text:p>
          </table:table-cell>
          <table:table-cell table:style-name="ce36" office:value-type="float" office:value="28.39703" calcext:value-type="float">
            <text:p>28.39703</text:p>
          </table:table-cell>
          <table:table-cell table:style-name="ce36" office:value-type="float" office:value="28.91565" calcext:value-type="float">
            <text:p>28.91565</text:p>
          </table:table-cell>
          <table:table-cell table:style-name="ce36" office:value-type="float" office:value="28.53201" calcext:value-type="float">
            <text:p>28.53201</text:p>
          </table:table-cell>
          <table:table-cell table:style-name="ce36" office:value-type="float" office:value="29.12576" calcext:value-type="float">
            <text:p>29.12576</text:p>
          </table:table-cell>
          <table:table-cell table:style-name="ce36" office:value-type="float" office:value="28.50348" calcext:value-type="float">
            <text:p>28.50348</text:p>
          </table:table-cell>
          <table:table-cell table:style-name="ce36" office:value-type="float" office:value="29.06195" calcext:value-type="float">
            <text:p>29.06195</text:p>
          </table:table-cell>
          <table:table-cell table:style-name="ce36" office:value-type="float" office:value="28.60486" calcext:value-type="float">
            <text:p>28.60486</text:p>
          </table:table-cell>
          <table:table-cell table:style-name="ce36" office:value-type="float" office:value="28.94354" calcext:value-type="float">
            <text:p>28.94354</text:p>
          </table:table-cell>
          <table:table-cell table:style-name="ce36" office:value-type="float" office:value="28.46841" calcext:value-type="float">
            <text:p>28.46841</text:p>
          </table:table-cell>
          <table:table-cell table:style-name="ce36" office:value-type="float" office:value="28.54739" calcext:value-type="float">
            <text:p>28.54739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8.72452" calcext:value-type="float">
            <text:p>28.72452</text:p>
          </table:table-cell>
          <table:table-cell table:style-name="ce36" office:value-type="float" office:value="28.28088" calcext:value-type="float">
            <text:p>28.28088</text:p>
          </table:table-cell>
          <table:table-cell table:style-name="ce36" office:value-type="float" office:value="28.92209" calcext:value-type="float">
            <text:p>28.92209</text:p>
          </table:table-cell>
          <table:table-cell table:style-name="ce36" office:value-type="float" office:value="28.49622" calcext:value-type="float">
            <text:p>28.49622</text:p>
          </table:table-cell>
          <table:table-cell table:style-name="ce36" office:value-type="float" office:value="28.54321" calcext:value-type="float">
            <text:p>28.54321</text:p>
          </table:table-cell>
          <table:table-cell table:style-name="ce36" office:value-type="float" office:value="28.06284" calcext:value-type="float">
            <text:p>28.06284</text:p>
          </table:table-cell>
          <table:table-cell table:style-name="ce36" office:value-type="float" office:value="28.388" calcext:value-type="float">
            <text:p>28.388</text:p>
          </table:table-cell>
          <table:table-cell table:style-name="ce36" office:value-type="float" office:value="28.26813" calcext:value-type="float">
            <text:p>28.26813</text:p>
          </table:table-cell>
          <table:table-cell table:style-name="ce36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36" office:value-type="float" office:value="32.0314" calcext:value-type="float">
            <text:p>32.0314</text:p>
          </table:table-cell>
          <table:table-cell table:style-name="ce36" office:value-type="float" office:value="31.10455" calcext:value-type="float">
            <text:p>31.10455</text:p>
          </table:table-cell>
          <table:table-cell table:style-name="ce36" office:value-type="float" office:value="32.55066" calcext:value-type="float">
            <text:p>32.55066</text:p>
          </table:table-cell>
          <table:table-cell table:style-name="ce36" office:value-type="float" office:value="33.09009" calcext:value-type="float">
            <text:p>33.09009</text:p>
          </table:table-cell>
          <table:table-cell table:style-name="ce36" office:value-type="float" office:value="32.64035" calcext:value-type="float">
            <text:p>32.64035</text:p>
          </table:table-cell>
          <table:table-cell table:style-name="ce36" office:value-type="float" office:value="32.62744" calcext:value-type="float">
            <text:p>32.62744</text:p>
          </table:table-cell>
          <table:table-cell table:style-name="ce36" office:value-type="float" office:value="30.21588" calcext:value-type="float">
            <text:p>30.21588</text:p>
          </table:table-cell>
          <table:table-cell table:style-name="ce36" office:value-type="float" office:value="31.65714" calcext:value-type="float">
            <text:p>31.65714</text:p>
          </table:table-cell>
          <table:table-cell table:style-name="ce36" office:value-type="float" office:value="28.47693" calcext:value-type="float">
            <text:p>28.47693</text:p>
          </table:table-cell>
          <table:table-cell table:style-name="ce36" office:value-type="float" office:value="28.58136" calcext:value-type="float">
            <text:p>28.58136</text:p>
          </table:table-cell>
          <table:table-cell table:style-name="ce36" office:value-type="float" office:value="28.46143" calcext:value-type="float">
            <text:p>28.46143</text:p>
          </table:table-cell>
          <table:table-cell table:style-name="ce36" office:value-type="float" office:value="28.54691" calcext:value-type="float">
            <text:p>28.54691</text:p>
          </table:table-cell>
          <table:table-cell table:style-name="ce36" office:value-type="float" office:value="28.25174" calcext:value-type="float">
            <text:p>28.25174</text:p>
          </table:table-cell>
          <table:table-cell table:style-name="ce36" office:value-type="float" office:value="28.004" calcext:value-type="float">
            <text:p>28.004</text:p>
          </table:table-cell>
          <table:table-cell table:style-name="ce36" office:value-type="float" office:value="28.58514" calcext:value-type="float">
            <text:p>28.58514</text:p>
          </table:table-cell>
          <table:table-cell table:style-name="ce36" office:value-type="float" office:value="28.64804" calcext:value-type="float">
            <text:p>28.64804</text:p>
          </table:table-cell>
          <table:table-cell table:style-name="ce36" office:value-type="float" office:value="28.99655" calcext:value-type="float">
            <text:p>28.99655</text:p>
          </table:table-cell>
          <table:table-cell table:style-name="ce36" office:value-type="float" office:value="28.42178" calcext:value-type="float">
            <text:p>28.42178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52576" calcext:value-type="float">
            <text:p>28.52576</text:p>
          </table:table-cell>
          <table:table-cell table:style-name="ce36" office:value-type="float" office:value="28.36053" calcext:value-type="float">
            <text:p>28.36053</text:p>
          </table:table-cell>
          <table:table-cell table:style-name="ce36" office:value-type="float" office:value="28.70605" calcext:value-type="float">
            <text:p>28.70605</text:p>
          </table:table-cell>
          <table:table-cell table:style-name="ce36" office:value-type="float" office:value="28.17401" calcext:value-type="float">
            <text:p>28.17401</text:p>
          </table:table-cell>
          <table:table-cell table:style-name="ce36" office:value-type="float" office:value="28.30972" calcext:value-type="float">
            <text:p>28.30972</text:p>
          </table:table-cell>
          <table:table-cell table:style-name="ce36" office:value-type="float" office:value="28.36966" calcext:value-type="float">
            <text:p>28.36966</text:p>
          </table:table-cell>
          <table:table-cell table:style-name="ce36" office:value-type="float" office:value="28.40948" calcext:value-type="float">
            <text:p>28.40948</text:p>
          </table:table-cell>
          <table:table-cell table:style-name="ce36" office:value-type="float" office:value="28.41159" calcext:value-type="float">
            <text:p>28.41159</text:p>
          </table:table-cell>
          <table:table-cell table:style-name="ce36" office:value-type="float" office:value="28.4498" calcext:value-type="float">
            <text:p>28.4498</text:p>
          </table:table-cell>
          <table:table-cell table:style-name="ce36" office:value-type="float" office:value="28.31772" calcext:value-type="float">
            <text:p>28.31772</text:p>
          </table:table-cell>
          <table:table-cell table:style-name="ce36" office:value-type="float" office:value="28.34332" calcext:value-type="float">
            <text:p>28.34332</text:p>
          </table:table-cell>
          <table:table-cell table:style-name="ce36" office:value-type="float" office:value="28.21362" calcext:value-type="float">
            <text:p>28.21362</text:p>
          </table:table-cell>
          <table:table-cell table:style-name="ce36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0" office:value-type="float" office:value="29.16479" calcext:value-type="float">
            <text:p>29.16479</text:p>
          </table:table-cell>
          <table:table-cell table:style-name="ce40" office:value-type="float" office:value="29.70215" calcext:value-type="float">
            <text:p>29.70215</text:p>
          </table:table-cell>
          <table:table-cell table:style-name="ce40" office:value-type="float" office:value="29.08435" calcext:value-type="float">
            <text:p>29.08435</text:p>
          </table:table-cell>
          <table:table-cell table:style-name="ce40" office:value-type="float" office:value="28.9137" calcext:value-type="float">
            <text:p>28.9137</text:p>
          </table:table-cell>
          <table:table-cell table:style-name="ce40" office:value-type="float" office:value="28.52106" calcext:value-type="float">
            <text:p>28.52106</text:p>
          </table:table-cell>
          <table:table-cell table:style-name="ce40" office:value-type="float" office:value="28.93756" calcext:value-type="float">
            <text:p>28.93756</text:p>
          </table:table-cell>
          <table:table-cell table:style-name="ce40" office:value-type="float" office:value="28.7327" calcext:value-type="float">
            <text:p>28.7327</text:p>
          </table:table-cell>
          <table:table-cell table:style-name="ce40" office:value-type="float" office:value="29.12646" calcext:value-type="float">
            <text:p>29.12646</text:p>
          </table:table-cell>
          <table:table-cell table:style-name="ce40" office:value-type="float" office:value="28.18958" calcext:value-type="float">
            <text:p>28.18958</text:p>
          </table:table-cell>
          <table:table-cell table:style-name="ce40" office:value-type="float" office:value="28.68826" calcext:value-type="float">
            <text:p>28.68826</text:p>
          </table:table-cell>
          <table:table-cell table:style-name="ce40" office:value-type="float" office:value="28.79379" calcext:value-type="float">
            <text:p>28.79379</text:p>
          </table:table-cell>
          <table:table-cell table:style-name="ce40" office:value-type="float" office:value="29.18851" calcext:value-type="float">
            <text:p>29.18851</text:p>
          </table:table-cell>
          <table:table-cell table:style-name="ce40" office:value-type="float" office:value="28.25653" calcext:value-type="float">
            <text:p>28.25653</text:p>
          </table:table-cell>
          <table:table-cell table:style-name="ce40" office:value-type="float" office:value="28.6398" calcext:value-type="float">
            <text:p>28.6398</text:p>
          </table:table-cell>
          <table:table-cell table:style-name="ce40" office:value-type="float" office:value="28.55548" calcext:value-type="float">
            <text:p>28.55548</text:p>
          </table:table-cell>
          <table:table-cell table:style-name="ce40" office:value-type="float" office:value="28.32086" calcext:value-type="float">
            <text:p>28.32086</text:p>
          </table:table-cell>
          <table:table-cell table:style-name="ce40" office:value-type="float" office:value="27.9921" calcext:value-type="float">
            <text:p>27.9921</text:p>
          </table:table-cell>
          <table:table-cell table:style-name="ce40" office:value-type="float" office:value="28.75113" calcext:value-type="float">
            <text:p>28.75113</text:p>
          </table:table-cell>
          <table:table-cell table:style-name="ce40" office:value-type="float" office:value="28.31876" calcext:value-type="float">
            <text:p>28.31876</text:p>
          </table:table-cell>
          <table:table-cell table:style-name="ce40" office:value-type="float" office:value="28.40466" calcext:value-type="float">
            <text:p>28.40466</text:p>
          </table:table-cell>
          <table:table-cell table:style-name="ce40" office:value-type="float" office:value="28.04422" calcext:value-type="float">
            <text:p>28.04422</text:p>
          </table:table-cell>
          <table:table-cell table:style-name="ce40" office:value-type="float" office:value="28.65329" calcext:value-type="float">
            <text:p>28.65329</text:p>
          </table:table-cell>
          <table:table-cell table:style-name="ce40" office:value-type="float" office:value="28.24139" calcext:value-type="float">
            <text:p>28.24139</text:p>
          </table:table-cell>
          <table:table-cell table:style-name="ce40" office:value-type="float" office:value="28.36108" calcext:value-type="float">
            <text:p>28.36108</text:p>
          </table:table-cell>
          <table:table-cell table:style-name="ce40" office:value-type="float" office:value="28.37115" calcext:value-type="float">
            <text:p>28.37115</text:p>
          </table:table-cell>
          <table:table-cell table:style-name="ce40" office:value-type="float" office:value="28.69211" calcext:value-type="float">
            <text:p>28.69211</text:p>
          </table:table-cell>
          <table:table-cell table:style-name="ce40" office:value-type="float" office:value="28.46848" calcext:value-type="float">
            <text:p>28.46848</text:p>
          </table:table-cell>
          <table:table-cell table:style-name="ce40" office:value-type="float" office:value="28.37112" calcext:value-type="float">
            <text:p>28.37112</text:p>
          </table:table-cell>
          <table:table-cell table:style-name="ce40" office:value-type="float" office:value="28.2851" calcext:value-type="float">
            <text:p>28.2851</text:p>
          </table:table-cell>
          <table:table-cell table:style-name="ce40" office:value-type="float" office:value="28.23059" calcext:value-type="float">
            <text:p>28.23059</text:p>
          </table:table-cell>
          <table:table-cell table:style-name="ce40" office:value-type="float" office:value="27.81174" calcext:value-type="float">
            <text:p>27.81174</text:p>
          </table:table-cell>
          <table:table-cell table:style-name="ce40" office:value-type="float" office:value="28.5" calcext:value-type="float">
            <text:p>28.5</text:p>
          </table:table-cell>
          <table:table-cell office:value-type="string" calcext:value-type="string">
            <text:p>after print schematics,after sim and syn, seems ok, 19.06.2023</text:p>
          </table:table-cell>
          <table:table-cell table:number-columns-repeated="34"/>
        </table:table-row>
        <table:table-row table:style-name="ro1">
          <table:table-cell table:style-name="ce40" office:value-type="float" office:value="29.05112" calcext:value-type="float">
            <text:p>29.05112</text:p>
          </table:table-cell>
          <table:table-cell table:style-name="ce40" office:value-type="float" office:value="29.04846" calcext:value-type="float">
            <text:p>29.04846</text:p>
          </table:table-cell>
          <table:table-cell table:style-name="ce40" office:value-type="float" office:value="28.66791" calcext:value-type="float">
            <text:p>28.66791</text:p>
          </table:table-cell>
          <table:table-cell table:style-name="ce40" office:value-type="float" office:value="28.91113" calcext:value-type="float">
            <text:p>28.91113</text:p>
          </table:table-cell>
          <table:table-cell table:style-name="ce40" office:value-type="float" office:value="28.62912" calcext:value-type="float">
            <text:p>28.62912</text:p>
          </table:table-cell>
          <table:table-cell table:style-name="ce40" office:value-type="float" office:value="28.6366" calcext:value-type="float">
            <text:p>28.6366</text:p>
          </table:table-cell>
          <table:table-cell table:style-name="ce40" office:value-type="float" office:value="28.8905" calcext:value-type="float">
            <text:p>28.8905</text:p>
          </table:table-cell>
          <table:table-cell table:style-name="ce40" office:value-type="float" office:value="28.64197" calcext:value-type="float">
            <text:p>28.64197</text:p>
          </table:table-cell>
          <table:table-cell table:style-name="ce40" office:value-type="float" office:value="28.81219" calcext:value-type="float">
            <text:p>28.81219</text:p>
          </table:table-cell>
          <table:table-cell table:style-name="ce40" office:value-type="float" office:value="28.64929" calcext:value-type="float">
            <text:p>28.64929</text:p>
          </table:table-cell>
          <table:table-cell table:style-name="ce40" office:value-type="float" office:value="28.92169" calcext:value-type="float">
            <text:p>28.92169</text:p>
          </table:table-cell>
          <table:table-cell table:style-name="ce40" office:value-type="float" office:value="28.39191" calcext:value-type="float">
            <text:p>28.39191</text:p>
          </table:table-cell>
          <table:table-cell table:style-name="ce40" office:value-type="float" office:value="28.61642" calcext:value-type="float">
            <text:p>28.61642</text:p>
          </table:table-cell>
          <table:table-cell table:style-name="ce40" office:value-type="float" office:value="28.61374" calcext:value-type="float">
            <text:p>28.61374</text:p>
          </table:table-cell>
          <table:table-cell table:style-name="ce40" office:value-type="float" office:value="28.28964" calcext:value-type="float">
            <text:p>28.28964</text:p>
          </table:table-cell>
          <table:table-cell table:style-name="ce40" office:value-type="float" office:value="28.15179" calcext:value-type="float">
            <text:p>28.15179</text:p>
          </table:table-cell>
          <table:table-cell table:style-name="ce40" office:value-type="float" office:value="28.35345" calcext:value-type="float">
            <text:p>28.35345</text:p>
          </table:table-cell>
          <table:table-cell table:style-name="ce40" office:value-type="float" office:value="27.89627" calcext:value-type="float">
            <text:p>27.89627</text:p>
          </table:table-cell>
          <table:table-cell table:style-name="ce40" office:value-type="float" office:value="28.24866" calcext:value-type="float">
            <text:p>28.24866</text:p>
          </table:table-cell>
          <table:table-cell table:style-name="ce40" office:value-type="float" office:value="28.7843" calcext:value-type="float">
            <text:p>28.7843</text:p>
          </table:table-cell>
          <table:table-cell table:style-name="ce40" office:value-type="float" office:value="28.00882" calcext:value-type="float">
            <text:p>28.00882</text:p>
          </table:table-cell>
          <table:table-cell table:number-columns-repeated="2" table:style-name="ce40" office:value-type="float" office:value="28.18454" calcext:value-type="float">
            <text:p>28.18454</text:p>
          </table:table-cell>
          <table:table-cell table:style-name="ce40" office:value-type="float" office:value="28.35126" calcext:value-type="float">
            <text:p>28.35126</text:p>
          </table:table-cell>
          <table:table-cell table:style-name="ce40" office:value-type="float" office:value="28.07413" calcext:value-type="float">
            <text:p>28.07413</text:p>
          </table:table-cell>
          <table:table-cell table:style-name="ce40" office:value-type="float" office:value="28.42694" calcext:value-type="float">
            <text:p>28.42694</text:p>
          </table:table-cell>
          <table:table-cell table:style-name="ce40" office:value-type="float" office:value="28.60355" calcext:value-type="float">
            <text:p>28.60355</text:p>
          </table:table-cell>
          <table:table-cell table:style-name="ce40" office:value-type="float" office:value="28.57294" calcext:value-type="float">
            <text:p>28.57294</text:p>
          </table:table-cell>
          <table:table-cell table:style-name="ce40" office:value-type="float" office:value="28.22058" calcext:value-type="float">
            <text:p>28.22058</text:p>
          </table:table-cell>
          <table:table-cell table:style-name="ce40" office:value-type="float" office:value="28.36472" calcext:value-type="float">
            <text:p>28.36472</text:p>
          </table:table-cell>
          <table:table-cell table:style-name="ce40" office:value-type="float" office:value="28.69659" calcext:value-type="float">
            <text:p>28.69659</text:p>
          </table:table-cell>
          <table:table-cell table:style-name="ce40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40" office:value-type="float" office:value="28.38373" calcext:value-type="float">
            <text:p>28.38373</text:p>
          </table:table-cell>
          <table:table-cell table:style-name="ce40" office:value-type="float" office:value="28.71259" calcext:value-type="float">
            <text:p>28.71259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9.11218" calcext:value-type="float">
            <text:p>29.11218</text:p>
          </table:table-cell>
          <table:table-cell table:style-name="ce40" office:value-type="float" office:value="28.35892" calcext:value-type="float">
            <text:p>28.35892</text:p>
          </table:table-cell>
          <table:table-cell table:style-name="ce40" office:value-type="float" office:value="28.86353" calcext:value-type="float">
            <text:p>28.86353</text:p>
          </table:table-cell>
          <table:table-cell table:style-name="ce40" office:value-type="float" office:value="28.56253" calcext:value-type="float">
            <text:p>28.56253</text:p>
          </table:table-cell>
          <table:table-cell table:style-name="ce40" office:value-type="float" office:value="28.82141" calcext:value-type="float">
            <text:p>28.82141</text:p>
          </table:table-cell>
          <table:table-cell table:style-name="ce40" office:value-type="float" office:value="28.44055" calcext:value-type="float">
            <text:p>28.44055</text:p>
          </table:table-cell>
          <table:table-cell table:style-name="ce40" office:value-type="float" office:value="28.54016" calcext:value-type="float">
            <text:p>28.54016</text:p>
          </table:table-cell>
          <table:table-cell table:style-name="ce40" office:value-type="float" office:value="28.44305" calcext:value-type="float">
            <text:p>28.44305</text:p>
          </table:table-cell>
          <table:table-cell table:style-name="ce40" office:value-type="float" office:value="29.08151" calcext:value-type="float">
            <text:p>29.08151</text:p>
          </table:table-cell>
          <table:table-cell table:style-name="ce40" office:value-type="float" office:value="28.10681" calcext:value-type="float">
            <text:p>28.10681</text:p>
          </table:table-cell>
          <table:table-cell table:style-name="ce40" office:value-type="float" office:value="28.4201" calcext:value-type="float">
            <text:p>28.4201</text:p>
          </table:table-cell>
          <table:table-cell table:style-name="ce40" office:value-type="float" office:value="28.2894" calcext:value-type="float">
            <text:p>28.2894</text:p>
          </table:table-cell>
          <table:table-cell table:style-name="ce40" office:value-type="float" office:value="28.64487" calcext:value-type="float">
            <text:p>28.64487</text:p>
          </table:table-cell>
          <table:table-cell table:style-name="ce40" office:value-type="float" office:value="28.4534" calcext:value-type="float">
            <text:p>28.4534</text:p>
          </table:table-cell>
          <table:table-cell table:style-name="ce40" office:value-type="float" office:value="28.22879" calcext:value-type="float">
            <text:p>28.22879</text:p>
          </table:table-cell>
          <table:table-cell table:style-name="ce40" office:value-type="float" office:value="28.62616" calcext:value-type="float">
            <text:p>28.62616</text:p>
          </table:table-cell>
          <table:table-cell table:style-name="ce40" office:value-type="float" office:value="28.44028" calcext:value-type="float">
            <text:p>28.44028</text:p>
          </table:table-cell>
          <table:table-cell table:style-name="ce40" office:value-type="float" office:value="28.23297" calcext:value-type="float">
            <text:p>28.23297</text:p>
          </table:table-cell>
          <table:table-cell table:style-name="ce40" office:value-type="float" office:value="28.48602" calcext:value-type="float">
            <text:p>28.48602</text:p>
          </table:table-cell>
          <table:table-cell table:style-name="ce40" office:value-type="float" office:value="28.48276" calcext:value-type="float">
            <text:p>28.48276</text:p>
          </table:table-cell>
          <table:table-cell table:style-name="ce40" office:value-type="float" office:value="28.34738" calcext:value-type="float">
            <text:p>28.34738</text:p>
          </table:table-cell>
          <table:table-cell table:style-name="ce40" office:value-type="float" office:value="28.08209" calcext:value-type="float">
            <text:p>28.08209</text:p>
          </table:table-cell>
          <table:table-cell table:style-name="ce40" office:value-type="float" office:value="28.04446" calcext:value-type="float">
            <text:p>28.04446</text:p>
          </table:table-cell>
          <table:table-cell table:style-name="ce40" office:value-type="float" office:value="28.79691" calcext:value-type="float">
            <text:p>28.79691</text:p>
          </table:table-cell>
          <table:table-cell table:style-name="ce40" office:value-type="float" office:value="28.51855" calcext:value-type="float">
            <text:p>28.51855</text:p>
          </table:table-cell>
          <table:table-cell table:style-name="ce40" office:value-type="float" office:value="28.18832" calcext:value-type="float">
            <text:p>28.18832</text:p>
          </table:table-cell>
          <table:table-cell table:style-name="ce40" office:value-type="float" office:value="28.57047" calcext:value-type="float">
            <text:p>28.57047</text:p>
          </table:table-cell>
          <table:table-cell table:style-name="ce40" office:value-type="float" office:value="28.63651" calcext:value-type="float">
            <text:p>28.63651</text:p>
          </table:table-cell>
          <table:table-cell table:style-name="ce40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40" office:value-type="float" office:value="29.08142" calcext:value-type="float">
            <text:p>29.08142</text:p>
          </table:table-cell>
          <table:table-cell table:style-name="ce40" office:value-type="float" office:value="28.33051" calcext:value-type="float">
            <text:p>28.33051</text:p>
          </table:table-cell>
          <table:table-cell table:style-name="ce40" office:value-type="float" office:value="28.59683" calcext:value-type="float">
            <text:p>28.59683</text:p>
          </table:table-cell>
          <table:table-cell table:style-name="ce40" office:value-type="float" office:value="28.82639" calcext:value-type="float">
            <text:p>28.82639</text:p>
          </table:table-cell>
          <table:table-cell table:style-name="ce40" office:value-type="float" office:value="28.5069" calcext:value-type="float">
            <text:p>28.5069</text:p>
          </table:table-cell>
          <table:table-cell table:style-name="ce40" office:value-type="float" office:value="28.53195" calcext:value-type="float">
            <text:p>28.53195</text:p>
          </table:table-cell>
          <table:table-cell table:style-name="ce40" office:value-type="float" office:value="28.90955" calcext:value-type="float">
            <text:p>28.90955</text:p>
          </table:table-cell>
          <table:table-cell table:style-name="ce40" office:value-type="float" office:value="28.75446" calcext:value-type="float">
            <text:p>28.75446</text:p>
          </table:table-cell>
          <table:table-cell table:style-name="ce40" office:value-type="float" office:value="28.56729" calcext:value-type="float">
            <text:p>28.56729</text:p>
          </table:table-cell>
          <table:table-cell table:style-name="ce40" office:value-type="float" office:value="28.68759" calcext:value-type="float">
            <text:p>28.68759</text:p>
          </table:table-cell>
          <table:table-cell table:style-name="ce40" office:value-type="float" office:value="28.92224" calcext:value-type="float">
            <text:p>28.92224</text:p>
          </table:table-cell>
          <table:table-cell table:style-name="ce40" office:value-type="float" office:value="28.62906" calcext:value-type="float">
            <text:p>28.62906</text:p>
          </table:table-cell>
          <table:table-cell table:style-name="ce40" office:value-type="float" office:value="28.47202" calcext:value-type="float">
            <text:p>28.47202</text:p>
          </table:table-cell>
          <table:table-cell table:style-name="ce40" office:value-type="float" office:value="28.33746" calcext:value-type="float">
            <text:p>28.33746</text:p>
          </table:table-cell>
          <table:table-cell table:style-name="ce40" office:value-type="float" office:value="28.34125" calcext:value-type="float">
            <text:p>28.34125</text:p>
          </table:table-cell>
          <table:table-cell table:style-name="ce40" office:value-type="float" office:value="28.37857" calcext:value-type="float">
            <text:p>28.37857</text:p>
          </table:table-cell>
          <table:table-cell table:style-name="ce40" office:value-type="float" office:value="28.56149" calcext:value-type="float">
            <text:p>28.56149</text:p>
          </table:table-cell>
          <table:table-cell table:style-name="ce40" office:value-type="float" office:value="28.37949" calcext:value-type="float">
            <text:p>28.3794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36176" calcext:value-type="float">
            <text:p>28.36176</text:p>
          </table:table-cell>
          <table:table-cell table:style-name="ce40" office:value-type="float" office:value="28.14676" calcext:value-type="float">
            <text:p>28.14676</text:p>
          </table:table-cell>
          <table:table-cell table:style-name="ce40" office:value-type="float" office:value="28.43741" calcext:value-type="float">
            <text:p>28.43741</text:p>
          </table:table-cell>
          <table:table-cell table:style-name="ce40" office:value-type="float" office:value="28.39792" calcext:value-type="float">
            <text:p>28.39792</text:p>
          </table:table-cell>
          <table:table-cell table:style-name="ce40" office:value-type="float" office:value="28.21301" calcext:value-type="float">
            <text:p>28.21301</text:p>
          </table:table-cell>
          <table:table-cell table:style-name="ce40" office:value-type="float" office:value="28.61108" calcext:value-type="float">
            <text:p>28.61108</text:p>
          </table:table-cell>
          <table:table-cell table:style-name="ce40" office:value-type="float" office:value="28.33282" calcext:value-type="float">
            <text:p>28.33282</text:p>
          </table:table-cell>
          <table:table-cell table:style-name="ce40" office:value-type="float" office:value="28.26642" calcext:value-type="float">
            <text:p>28.26642</text:p>
          </table:table-cell>
          <table:table-cell table:style-name="ce40" office:value-type="float" office:value="28.46277" calcext:value-type="float">
            <text:p>28.46277</text:p>
          </table:table-cell>
          <table:table-cell table:style-name="ce40" office:value-type="float" office:value="28.32584" calcext:value-type="float">
            <text:p>28.32584</text:p>
          </table:table-cell>
          <table:table-cell table:style-name="ce40" office:value-type="float" office:value="28.46283" calcext:value-type="float">
            <text:p>28.46283</text:p>
          </table:table-cell>
          <table:table-cell table:style-name="ce40" office:value-type="float" office:value="28.20102" calcext:value-type="float">
            <text:p>28.20102</text:p>
          </table:table-cell>
          <table:table-cell table:style-name="ce40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40" office:value-type="float" office:value="27.59073" calcext:value-type="float">
            <text:p>27.59073</text:p>
          </table:table-cell>
          <table:table-cell table:style-name="ce40" office:value-type="float" office:value="28.99258" calcext:value-type="float">
            <text:p>28.99258</text:p>
          </table:table-cell>
          <table:table-cell table:style-name="ce40" office:value-type="float" office:value="28.84753" calcext:value-type="float">
            <text:p>28.84753</text:p>
          </table:table-cell>
          <table:table-cell table:style-name="ce40" office:value-type="float" office:value="28.82776" calcext:value-type="float">
            <text:p>28.82776</text:p>
          </table:table-cell>
          <table:table-cell table:style-name="ce40" office:value-type="float" office:value="28.44958" calcext:value-type="float">
            <text:p>28.44958</text:p>
          </table:table-cell>
          <table:table-cell table:style-name="ce40" office:value-type="float" office:value="29.04993" calcext:value-type="float">
            <text:p>29.04993</text:p>
          </table:table-cell>
          <table:table-cell table:style-name="ce40" office:value-type="float" office:value="28.46423" calcext:value-type="float">
            <text:p>28.46423</text:p>
          </table:table-cell>
          <table:table-cell table:style-name="ce40" office:value-type="float" office:value="28.68982" calcext:value-type="float">
            <text:p>28.68982</text:p>
          </table:table-cell>
          <table:table-cell table:style-name="ce40" office:value-type="float" office:value="28.52335" calcext:value-type="float">
            <text:p>28.52335</text:p>
          </table:table-cell>
          <table:table-cell table:style-name="ce40" office:value-type="float" office:value="28.66077" calcext:value-type="float">
            <text:p>28.66077</text:p>
          </table:table-cell>
          <table:table-cell table:style-name="ce40" office:value-type="float" office:value="28.92838" calcext:value-type="float">
            <text:p>28.92838</text:p>
          </table:table-cell>
          <table:table-cell table:style-name="ce40" office:value-type="float" office:value="28.35522" calcext:value-type="float">
            <text:p>28.35522</text:p>
          </table:table-cell>
          <table:table-cell table:style-name="ce40" office:value-type="float" office:value="28.52216" calcext:value-type="float">
            <text:p>28.52216</text:p>
          </table:table-cell>
          <table:table-cell table:style-name="ce40" office:value-type="float" office:value="28.35825" calcext:value-type="float">
            <text:p>28.35825</text:p>
          </table:table-cell>
          <table:table-cell table:style-name="ce40" office:value-type="float" office:value="28.3111" calcext:value-type="float">
            <text:p>28.3111</text:p>
          </table:table-cell>
          <table:table-cell table:style-name="ce40" office:value-type="float" office:value="28.46649" calcext:value-type="float">
            <text:p>28.46649</text:p>
          </table:table-cell>
          <table:table-cell table:style-name="ce40" office:value-type="float" office:value="27.96082" calcext:value-type="float">
            <text:p>27.96082</text:p>
          </table:table-cell>
          <table:table-cell table:style-name="ce40" office:value-type="float" office:value="28.83002" calcext:value-type="float">
            <text:p>28.83002</text:p>
          </table:table-cell>
          <table:table-cell table:style-name="ce40" office:value-type="float" office:value="28.28143" calcext:value-type="float">
            <text:p>28.28143</text:p>
          </table:table-cell>
          <table:table-cell table:style-name="ce40" office:value-type="float" office:value="28.54181" calcext:value-type="float">
            <text:p>28.54181</text:p>
          </table:table-cell>
          <table:table-cell table:style-name="ce40" office:value-type="float" office:value="28.40863" calcext:value-type="float">
            <text:p>28.40863</text:p>
          </table:table-cell>
          <table:table-cell table:style-name="ce40" office:value-type="float" office:value="28.30002" calcext:value-type="float">
            <text:p>28.30002</text:p>
          </table:table-cell>
          <table:table-cell table:style-name="ce40" office:value-type="float" office:value="28.76508" calcext:value-type="float">
            <text:p>28.76508</text:p>
          </table:table-cell>
          <table:table-cell table:style-name="ce40" office:value-type="float" office:value="28.70706" calcext:value-type="float">
            <text:p>28.70706</text:p>
          </table:table-cell>
          <table:table-cell table:style-name="ce40" office:value-type="float" office:value="28.28784" calcext:value-type="float">
            <text:p>28.28784</text:p>
          </table:table-cell>
          <table:table-cell table:style-name="ce40" office:value-type="float" office:value="28.53668" calcext:value-type="float">
            <text:p>28.53668</text:p>
          </table:table-cell>
          <table:table-cell table:style-name="ce40" office:value-type="float" office:value="28.59271" calcext:value-type="float">
            <text:p>28.59271</text:p>
          </table:table-cell>
          <table:table-cell table:style-name="ce40" office:value-type="float" office:value="28.36496" calcext:value-type="float">
            <text:p>28.36496</text:p>
          </table:table-cell>
          <table:table-cell table:style-name="ce40" office:value-type="float" office:value="28.36899" calcext:value-type="float">
            <text:p>28.36899</text:p>
          </table:table-cell>
          <table:table-cell table:style-name="ce40" office:value-type="float" office:value="28.80923" calcext:value-type="float">
            <text:p>28.80923</text:p>
          </table:table-cell>
          <table:table-cell table:style-name="ce40" office:value-type="float" office:value="28.37271" calcext:value-type="float">
            <text:p>28.37271</text:p>
          </table:table-cell>
          <table:table-cell table:style-name="ce40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40" office:value-type="float" office:value="28.25806" calcext:value-type="float">
            <text:p>28.25806</text:p>
          </table:table-cell>
          <table:table-cell table:style-name="ce40" office:value-type="float" office:value="28.31174" calcext:value-type="float">
            <text:p>28.31174</text:p>
          </table:table-cell>
          <table:table-cell table:style-name="ce40" office:value-type="float" office:value="28.63736" calcext:value-type="float">
            <text:p>28.63736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76431" calcext:value-type="float">
            <text:p>28.76431</text:p>
          </table:table-cell>
          <table:table-cell table:style-name="ce40" office:value-type="float" office:value="28.69879" calcext:value-type="float">
            <text:p>28.69879</text:p>
          </table:table-cell>
          <table:table-cell table:style-name="ce40" office:value-type="float" office:value="28.57849" calcext:value-type="float">
            <text:p>28.57849</text:p>
          </table:table-cell>
          <table:table-cell table:style-name="ce40" office:value-type="float" office:value="28.59625" calcext:value-type="float">
            <text:p>28.59625</text:p>
          </table:table-cell>
          <table:table-cell table:style-name="ce40" office:value-type="float" office:value="28.62268" calcext:value-type="float">
            <text:p>28.62268</text:p>
          </table:table-cell>
          <table:table-cell table:style-name="ce40" office:value-type="float" office:value="28.56879" calcext:value-type="float">
            <text:p>28.56879</text:p>
          </table:table-cell>
          <table:table-cell table:style-name="ce40" office:value-type="float" office:value="28.81433" calcext:value-type="float">
            <text:p>28.81433</text:p>
          </table:table-cell>
          <table:table-cell table:style-name="ce40" office:value-type="float" office:value="28.5" calcext:value-type="float">
            <text:p>28.5</text:p>
          </table:table-cell>
          <table:table-cell table:style-name="ce40" office:value-type="float" office:value="28.80353" calcext:value-type="float">
            <text:p>28.80353</text:p>
          </table:table-cell>
          <table:table-cell table:style-name="ce40" office:value-type="float" office:value="28.47519" calcext:value-type="float">
            <text:p>28.4751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83401" calcext:value-type="float">
            <text:p>28.83401</text:p>
          </table:table-cell>
          <table:table-cell table:style-name="ce40" office:value-type="float" office:value="28.39969" calcext:value-type="float">
            <text:p>28.39969</text:p>
          </table:table-cell>
          <table:table-cell table:style-name="ce40" office:value-type="float" office:value="28.16635" calcext:value-type="float">
            <text:p>28.16635</text:p>
          </table:table-cell>
          <table:table-cell table:style-name="ce40" office:value-type="float" office:value="28.3786" calcext:value-type="float">
            <text:p>28.3786</text:p>
          </table:table-cell>
          <table:table-cell table:style-name="ce40" office:value-type="float" office:value="28.44131" calcext:value-type="float">
            <text:p>28.44131</text:p>
          </table:table-cell>
          <table:table-cell table:style-name="ce40" office:value-type="float" office:value="28.70578" calcext:value-type="float">
            <text:p>28.70578</text:p>
          </table:table-cell>
          <table:table-cell table:style-name="ce40" office:value-type="float" office:value="28.83374" calcext:value-type="float">
            <text:p>28.83374</text:p>
          </table:table-cell>
          <table:table-cell table:style-name="ce40" office:value-type="float" office:value="28.43063" calcext:value-type="float">
            <text:p>28.43063</text:p>
          </table:table-cell>
          <table:table-cell table:style-name="ce40" office:value-type="float" office:value="29.60638" calcext:value-type="float">
            <text:p>29.60638</text:p>
          </table:table-cell>
          <table:table-cell table:style-name="ce40" office:value-type="float" office:value="28.3866" calcext:value-type="float">
            <text:p>28.3866</text:p>
          </table:table-cell>
          <table:table-cell table:style-name="ce40" office:value-type="float" office:value="28.99768" calcext:value-type="float">
            <text:p>28.99768</text:p>
          </table:table-cell>
          <table:table-cell table:style-name="ce40" office:value-type="float" office:value="28.45761" calcext:value-type="float">
            <text:p>28.45761</text:p>
          </table:table-cell>
          <table:table-cell table:style-name="ce40" office:value-type="float" office:value="28.49802" calcext:value-type="float">
            <text:p>28.49802</text:p>
          </table:table-cell>
          <table:table-cell table:style-name="ce40" office:value-type="float" office:value="28.04852" calcext:value-type="float">
            <text:p>28.04852</text:p>
          </table:table-cell>
          <table:table-cell table:style-name="ce40" office:value-type="float" office:value="28.50543" calcext:value-type="float">
            <text:p>28.50543</text:p>
          </table:table-cell>
          <table:table-cell table:style-name="ce40" office:value-type="float" office:value="28.19846" calcext:value-type="float">
            <text:p>28.19846</text:p>
          </table:table-cell>
          <table:table-cell table:style-name="ce40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40" office:value-type="float" office:value="27.27036" calcext:value-type="float">
            <text:p>27.27036</text:p>
          </table:table-cell>
          <table:table-cell table:style-name="ce40" office:value-type="float" office:value="28.93231" calcext:value-type="float">
            <text:p>28.93231</text:p>
          </table:table-cell>
          <table:table-cell table:style-name="ce40" office:value-type="float" office:value="28.33356" calcext:value-type="float">
            <text:p>28.33356</text:p>
          </table:table-cell>
          <table:table-cell table:style-name="ce40" office:value-type="float" office:value="28.54019" calcext:value-type="float">
            <text:p>28.54019</text:p>
          </table:table-cell>
          <table:table-cell table:style-name="ce40" office:value-type="float" office:value="28.61606" calcext:value-type="float">
            <text:p>28.61606</text:p>
          </table:table-cell>
          <table:table-cell table:style-name="ce40" office:value-type="float" office:value="28.44269" calcext:value-type="float">
            <text:p>28.44269</text:p>
          </table:table-cell>
          <table:table-cell table:style-name="ce40" office:value-type="float" office:value="28.6106" calcext:value-type="float">
            <text:p>28.6106</text:p>
          </table:table-cell>
          <table:table-cell table:style-name="ce40" office:value-type="float" office:value="28.08194" calcext:value-type="float">
            <text:p>28.08194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9.04727" calcext:value-type="float">
            <text:p>29.04727</text:p>
          </table:table-cell>
          <table:table-cell table:style-name="ce40" office:value-type="float" office:value="28.2637" calcext:value-type="float">
            <text:p>28.2637</text:p>
          </table:table-cell>
          <table:table-cell table:style-name="ce40" office:value-type="float" office:value="28.72968" calcext:value-type="float">
            <text:p>28.72968</text:p>
          </table:table-cell>
          <table:table-cell table:style-name="ce40" office:value-type="float" office:value="28.17398" calcext:value-type="float">
            <text:p>28.17398</text:p>
          </table:table-cell>
          <table:table-cell table:style-name="ce40" office:value-type="float" office:value="28.74219" calcext:value-type="float">
            <text:p>28.74219</text:p>
          </table:table-cell>
          <table:table-cell table:style-name="ce40" office:value-type="float" office:value="28.31241" calcext:value-type="float">
            <text:p>28.31241</text:p>
          </table:table-cell>
          <table:table-cell table:style-name="ce40" office:value-type="float" office:value="28.69696" calcext:value-type="float">
            <text:p>28.69696</text:p>
          </table:table-cell>
          <table:table-cell table:style-name="ce40" office:value-type="float" office:value="28.45996" calcext:value-type="float">
            <text:p>28.45996</text:p>
          </table:table-cell>
          <table:table-cell table:style-name="ce40" office:value-type="float" office:value="28.42435" calcext:value-type="float">
            <text:p>28.42435</text:p>
          </table:table-cell>
          <table:table-cell table:style-name="ce40" office:value-type="float" office:value="28.87335" calcext:value-type="float">
            <text:p>28.87335</text:p>
          </table:table-cell>
          <table:table-cell table:style-name="ce40" office:value-type="float" office:value="28.86401" calcext:value-type="float">
            <text:p>28.86401</text:p>
          </table:table-cell>
          <table:table-cell table:style-name="ce40" office:value-type="float" office:value="29.85931" calcext:value-type="float">
            <text:p>29.85931</text:p>
          </table:table-cell>
          <table:table-cell table:style-name="ce40" office:value-type="float" office:value="29.46133" calcext:value-type="float">
            <text:p>29.46133</text:p>
          </table:table-cell>
          <table:table-cell table:style-name="ce40" office:value-type="float" office:value="31.10849" calcext:value-type="float">
            <text:p>31.10849</text:p>
          </table:table-cell>
          <table:table-cell table:style-name="ce40" office:value-type="float" office:value="29.28107" calcext:value-type="float">
            <text:p>29.28107</text:p>
          </table:table-cell>
          <table:table-cell table:style-name="ce40" office:value-type="float" office:value="28.83279" calcext:value-type="float">
            <text:p>28.83279</text:p>
          </table:table-cell>
          <table:table-cell table:style-name="ce40" office:value-type="float" office:value="28.59619" calcext:value-type="float">
            <text:p>28.59619</text:p>
          </table:table-cell>
          <table:table-cell table:style-name="ce40" office:value-type="float" office:value="28.59811" calcext:value-type="float">
            <text:p>28.59811</text:p>
          </table:table-cell>
          <table:table-cell table:style-name="ce40" office:value-type="float" office:value="28.70551" calcext:value-type="float">
            <text:p>28.70551</text:p>
          </table:table-cell>
          <table:table-cell table:style-name="ce40" office:value-type="float" office:value="28.47641" calcext:value-type="float">
            <text:p>28.47641</text:p>
          </table:table-cell>
          <table:table-cell table:style-name="ce40" office:value-type="float" office:value="28.38968" calcext:value-type="float">
            <text:p>28.38968</text:p>
          </table:table-cell>
          <table:table-cell table:style-name="ce40" office:value-type="float" office:value="28.37192" calcext:value-type="float">
            <text:p>28.37192</text:p>
          </table:table-cell>
          <table:table-cell table:style-name="ce40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40" office:value-type="float" office:value="27.97873" calcext:value-type="float">
            <text:p>27.97873</text:p>
          </table:table-cell>
          <table:table-cell table:style-name="ce40" office:value-type="float" office:value="28.02951" calcext:value-type="float">
            <text:p>28.02951</text:p>
          </table:table-cell>
          <table:table-cell table:style-name="ce40" office:value-type="float" office:value="28.8732" calcext:value-type="float">
            <text:p>28.8732</text:p>
          </table:table-cell>
          <table:table-cell table:style-name="ce40" office:value-type="float" office:value="28.7739" calcext:value-type="float">
            <text:p>28.7739</text:p>
          </table:table-cell>
          <table:table-cell table:style-name="ce40" office:value-type="float" office:value="28.52066" calcext:value-type="float">
            <text:p>28.52066</text:p>
          </table:table-cell>
          <table:table-cell table:style-name="ce40" office:value-type="float" office:value="28.54248" calcext:value-type="float">
            <text:p>28.54248</text:p>
          </table:table-cell>
          <table:table-cell table:style-name="ce40" office:value-type="float" office:value="28.49084" calcext:value-type="float">
            <text:p>28.49084</text:p>
          </table:table-cell>
          <table:table-cell table:style-name="ce40" office:value-type="float" office:value="28.61151" calcext:value-type="float">
            <text:p>28.61151</text:p>
          </table:table-cell>
          <table:table-cell table:style-name="ce40" office:value-type="float" office:value="28.26126" calcext:value-type="float">
            <text:p>28.26126</text:p>
          </table:table-cell>
          <table:table-cell table:style-name="ce40" office:value-type="float" office:value="28.51505" calcext:value-type="float">
            <text:p>28.51505</text:p>
          </table:table-cell>
          <table:table-cell table:style-name="ce40" office:value-type="float" office:value="28.53836" calcext:value-type="float">
            <text:p>28.53836</text:p>
          </table:table-cell>
          <table:table-cell table:style-name="ce40" office:value-type="float" office:value="28.48093" calcext:value-type="float">
            <text:p>28.48093</text:p>
          </table:table-cell>
          <table:table-cell table:style-name="ce40" office:value-type="float" office:value="28.40732" calcext:value-type="float">
            <text:p>28.40732</text:p>
          </table:table-cell>
          <table:table-cell table:style-name="ce40" office:value-type="float" office:value="28.46576" calcext:value-type="float">
            <text:p>28.46576</text:p>
          </table:table-cell>
          <table:table-cell table:style-name="ce40" office:value-type="float" office:value="28.41299" calcext:value-type="float">
            <text:p>28.41299</text:p>
          </table:table-cell>
          <table:table-cell table:style-name="ce40" office:value-type="float" office:value="28.63663" calcext:value-type="float">
            <text:p>28.63663</text:p>
          </table:table-cell>
          <table:table-cell table:style-name="ce40" office:value-type="float" office:value="28.73883" calcext:value-type="float">
            <text:p>28.73883</text:p>
          </table:table-cell>
          <table:table-cell table:style-name="ce40" office:value-type="float" office:value="28.71432" calcext:value-type="float">
            <text:p>28.71432</text:p>
          </table:table-cell>
          <table:table-cell table:style-name="ce40" office:value-type="float" office:value="28.76312" calcext:value-type="float">
            <text:p>28.76312</text:p>
          </table:table-cell>
          <table:table-cell table:style-name="ce40" office:value-type="float" office:value="29.8345" calcext:value-type="float">
            <text:p>29.8345</text:p>
          </table:table-cell>
          <table:table-cell table:style-name="ce40" office:value-type="float" office:value="30.12259" calcext:value-type="float">
            <text:p>30.12259</text:p>
          </table:table-cell>
          <table:table-cell table:style-name="ce40" office:value-type="float" office:value="31.36911" calcext:value-type="float">
            <text:p>31.36911</text:p>
          </table:table-cell>
          <table:table-cell table:style-name="ce40" office:value-type="float" office:value="29.66159" calcext:value-type="float">
            <text:p>29.66159</text:p>
          </table:table-cell>
          <table:table-cell table:style-name="ce40" office:value-type="float" office:value="31.65689" calcext:value-type="float">
            <text:p>31.65689</text:p>
          </table:table-cell>
          <table:table-cell table:style-name="ce40" office:value-type="float" office:value="28.34357" calcext:value-type="float">
            <text:p>28.34357</text:p>
          </table:table-cell>
          <table:table-cell table:style-name="ce40" office:value-type="float" office:value="28.73373" calcext:value-type="float">
            <text:p>28.73373</text:p>
          </table:table-cell>
          <table:table-cell table:style-name="ce40" office:value-type="float" office:value="28.11877" calcext:value-type="float">
            <text:p>28.11877</text:p>
          </table:table-cell>
          <table:table-cell table:style-name="ce40" office:value-type="float" office:value="28.66422" calcext:value-type="float">
            <text:p>28.66422</text:p>
          </table:table-cell>
          <table:table-cell table:style-name="ce40" office:value-type="float" office:value="28.33636" calcext:value-type="float">
            <text:p>28.33636</text:p>
          </table:table-cell>
          <table:table-cell table:style-name="ce40" office:value-type="float" office:value="28.66125" calcext:value-type="float">
            <text:p>28.66125</text:p>
          </table:table-cell>
          <table:table-cell table:style-name="ce40" office:value-type="float" office:value="28.45059" calcext:value-type="float">
            <text:p>28.45059</text:p>
          </table:table-cell>
          <table:table-cell table:style-name="ce40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40" office:value-type="float" office:value="27.20612" calcext:value-type="float">
            <text:p>27.20612</text:p>
          </table:table-cell>
          <table:table-cell table:style-name="ce40" office:value-type="float" office:value="28.81958" calcext:value-type="float">
            <text:p>28.81958</text:p>
          </table:table-cell>
          <table:table-cell table:style-name="ce40" office:value-type="float" office:value="28.38684" calcext:value-type="float">
            <text:p>28.38684</text:p>
          </table:table-cell>
          <table:table-cell table:style-name="ce40" office:value-type="float" office:value="28.63672" calcext:value-type="float">
            <text:p>28.63672</text:p>
          </table:table-cell>
          <table:table-cell table:style-name="ce40" office:value-type="float" office:value="28.31717" calcext:value-type="float">
            <text:p>28.31717</text:p>
          </table:table-cell>
          <table:table-cell table:style-name="ce40" office:value-type="float" office:value="28.8064" calcext:value-type="float">
            <text:p>28.8064</text:p>
          </table:table-cell>
          <table:table-cell table:style-name="ce40" office:value-type="float" office:value="28.35666" calcext:value-type="float">
            <text:p>28.35666</text:p>
          </table:table-cell>
          <table:table-cell table:style-name="ce40" office:value-type="float" office:value="28.58533" calcext:value-type="float">
            <text:p>28.58533</text:p>
          </table:table-cell>
          <table:table-cell table:style-name="ce40" office:value-type="float" office:value="28.58557" calcext:value-type="float">
            <text:p>28.58557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22571" calcext:value-type="float">
            <text:p>28.22571</text:p>
          </table:table-cell>
          <table:table-cell table:style-name="ce40" office:value-type="float" office:value="28.74573" calcext:value-type="float">
            <text:p>28.74573</text:p>
          </table:table-cell>
          <table:table-cell table:style-name="ce40" office:value-type="float" office:value="28.49265" calcext:value-type="float">
            <text:p>28.49265</text:p>
          </table:table-cell>
          <table:table-cell table:style-name="ce40" office:value-type="float" office:value="28.61865" calcext:value-type="float">
            <text:p>28.61865</text:p>
          </table:table-cell>
          <table:table-cell table:style-name="ce40" office:value-type="float" office:value="28.62228" calcext:value-type="float">
            <text:p>28.62228</text:p>
          </table:table-cell>
          <table:table-cell table:style-name="ce40" office:value-type="float" office:value="28.23346" calcext:value-type="float">
            <text:p>28.23346</text:p>
          </table:table-cell>
          <table:table-cell table:style-name="ce40" office:value-type="float" office:value="29.4491" calcext:value-type="float">
            <text:p>29.4491</text:p>
          </table:table-cell>
          <table:table-cell table:style-name="ce40" office:value-type="float" office:value="29.41281" calcext:value-type="float">
            <text:p>29.41281</text:p>
          </table:table-cell>
          <table:table-cell table:style-name="ce40" office:value-type="float" office:value="31.28983" calcext:value-type="float">
            <text:p>31.28983</text:p>
          </table:table-cell>
          <table:table-cell table:style-name="ce40" office:value-type="float" office:value="31.41458" calcext:value-type="float">
            <text:p>31.41458</text:p>
          </table:table-cell>
          <table:table-cell table:style-name="ce40" office:value-type="float" office:value="32.1058" calcext:value-type="float">
            <text:p>32.1058</text:p>
          </table:table-cell>
          <table:table-cell table:style-name="ce40" office:value-type="float" office:value="32.44083" calcext:value-type="float">
            <text:p>32.44083</text:p>
          </table:table-cell>
          <table:table-cell table:style-name="ce40" office:value-type="float" office:value="32.60126" calcext:value-type="float">
            <text:p>32.60126</text:p>
          </table:table-cell>
          <table:table-cell table:style-name="ce40" office:value-type="float" office:value="30.62195" calcext:value-type="float">
            <text:p>30.62195</text:p>
          </table:table-cell>
          <table:table-cell table:style-name="ce40" office:value-type="float" office:value="30.3248" calcext:value-type="float">
            <text:p>30.3248</text:p>
          </table:table-cell>
          <table:table-cell table:style-name="ce40" office:value-type="float" office:value="28.9111" calcext:value-type="float">
            <text:p>28.9111</text:p>
          </table:table-cell>
          <table:table-cell table:style-name="ce40" office:value-type="float" office:value="29.0257" calcext:value-type="float">
            <text:p>29.0257</text:p>
          </table:table-cell>
          <table:table-cell table:style-name="ce40" office:value-type="float" office:value="28.41013" calcext:value-type="float">
            <text:p>28.41013</text:p>
          </table:table-cell>
          <table:table-cell table:style-name="ce40" office:value-type="float" office:value="28.54663" calcext:value-type="float">
            <text:p>28.54663</text:p>
          </table:table-cell>
          <table:table-cell table:style-name="ce40" office:value-type="float" office:value="28.6922" calcext:value-type="float">
            <text:p>28.6922</text:p>
          </table:table-cell>
          <table:table-cell table:style-name="ce40" office:value-type="float" office:value="28.49207" calcext:value-type="float">
            <text:p>28.49207</text:p>
          </table:table-cell>
          <table:table-cell table:style-name="ce40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40" office:value-type="float" office:value="28.40622" calcext:value-type="float">
            <text:p>28.40622</text:p>
          </table:table-cell>
          <table:table-cell table:style-name="ce40" office:value-type="float" office:value="27.67014" calcext:value-type="float">
            <text:p>27.67014</text:p>
          </table:table-cell>
          <table:table-cell table:style-name="ce40" office:value-type="float" office:value="28.49655" calcext:value-type="float">
            <text:p>28.49655</text:p>
          </table:table-cell>
          <table:table-cell table:style-name="ce40" office:value-type="float" office:value="28.79245" calcext:value-type="float">
            <text:p>28.79245</text:p>
          </table:table-cell>
          <table:table-cell table:style-name="ce40" office:value-type="float" office:value="28.66754" calcext:value-type="float">
            <text:p>28.66754</text:p>
          </table:table-cell>
          <table:table-cell table:style-name="ce40" office:value-type="float" office:value="28.27008" calcext:value-type="float">
            <text:p>28.27008</text:p>
          </table:table-cell>
          <table:table-cell table:style-name="ce40" office:value-type="float" office:value="28.452" calcext:value-type="float">
            <text:p>28.452</text:p>
          </table:table-cell>
          <table:table-cell table:style-name="ce40" office:value-type="float" office:value="28.34103" calcext:value-type="float">
            <text:p>28.34103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47733" calcext:value-type="float">
            <text:p>28.47733</text:p>
          </table:table-cell>
          <table:table-cell table:style-name="ce40" office:value-type="float" office:value="28.89957" calcext:value-type="float">
            <text:p>28.89957</text:p>
          </table:table-cell>
          <table:table-cell table:style-name="ce40" office:value-type="float" office:value="28.70517" calcext:value-type="float">
            <text:p>28.70517</text:p>
          </table:table-cell>
          <table:table-cell table:style-name="ce40" office:value-type="float" office:value="28.40002" calcext:value-type="float">
            <text:p>28.40002</text:p>
          </table:table-cell>
          <table:table-cell table:style-name="ce40" office:value-type="float" office:value="28.6709" calcext:value-type="float">
            <text:p>28.6709</text:p>
          </table:table-cell>
          <table:table-cell table:style-name="ce40" office:value-type="float" office:value="28.68887" calcext:value-type="float">
            <text:p>28.68887</text:p>
          </table:table-cell>
          <table:table-cell table:style-name="ce40" office:value-type="float" office:value="29.25458" calcext:value-type="float">
            <text:p>29.25458</text:p>
          </table:table-cell>
          <table:table-cell table:style-name="ce40" office:value-type="float" office:value="29.90433" calcext:value-type="float">
            <text:p>29.90433</text:p>
          </table:table-cell>
          <table:table-cell table:style-name="ce40" office:value-type="float" office:value="30.93961" calcext:value-type="float">
            <text:p>30.93961</text:p>
          </table:table-cell>
          <table:table-cell table:style-name="ce40" office:value-type="float" office:value="31.36755" calcext:value-type="float">
            <text:p>31.36755</text:p>
          </table:table-cell>
          <table:table-cell table:style-name="ce40" office:value-type="float" office:value="32.73636" calcext:value-type="float">
            <text:p>32.73636</text:p>
          </table:table-cell>
          <table:table-cell table:style-name="ce40" office:value-type="float" office:value="32.16986" calcext:value-type="float">
            <text:p>32.16986</text:p>
          </table:table-cell>
          <table:table-cell table:style-name="ce40" office:value-type="float" office:value="32.69095" calcext:value-type="float">
            <text:p>32.69095</text:p>
          </table:table-cell>
          <table:table-cell table:style-name="ce40" office:value-type="float" office:value="31.95493" calcext:value-type="float">
            <text:p>31.95493</text:p>
          </table:table-cell>
          <table:table-cell table:style-name="ce40" office:value-type="float" office:value="32.89151" calcext:value-type="float">
            <text:p>32.89151</text:p>
          </table:table-cell>
          <table:table-cell table:style-name="ce40" office:value-type="float" office:value="29.05783" calcext:value-type="float">
            <text:p>29.05783</text:p>
          </table:table-cell>
          <table:table-cell table:style-name="ce40" office:value-type="float" office:value="30.5571" calcext:value-type="float">
            <text:p>30.5571</text:p>
          </table:table-cell>
          <table:table-cell table:style-name="ce40" office:value-type="float" office:value="28.54233" calcext:value-type="float">
            <text:p>28.54233</text:p>
          </table:table-cell>
          <table:table-cell table:style-name="ce40" office:value-type="float" office:value="28.97821" calcext:value-type="float">
            <text:p>28.97821</text:p>
          </table:table-cell>
          <table:table-cell table:style-name="ce40" office:value-type="float" office:value="28.04868" calcext:value-type="float">
            <text:p>28.04868</text:p>
          </table:table-cell>
          <table:table-cell table:style-name="ce40" office:value-type="float" office:value="28.39417" calcext:value-type="float">
            <text:p>28.39417</text:p>
          </table:table-cell>
          <table:table-cell table:style-name="ce40" office:value-type="float" office:value="28.3624" calcext:value-type="float">
            <text:p>28.3624</text:p>
          </table:table-cell>
          <table:table-cell table:style-name="ce40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40" office:value-type="float" office:value="28.19308" calcext:value-type="float">
            <text:p>28.19308</text:p>
          </table:table-cell>
          <table:table-cell table:style-name="ce40" office:value-type="float" office:value="28.65683" calcext:value-type="float">
            <text:p>28.65683</text:p>
          </table:table-cell>
          <table:table-cell table:style-name="ce40" office:value-type="float" office:value="28.52863" calcext:value-type="float">
            <text:p>28.52863</text:p>
          </table:table-cell>
          <table:table-cell table:style-name="ce40" office:value-type="float" office:value="28.73642" calcext:value-type="float">
            <text:p>28.73642</text:p>
          </table:table-cell>
          <table:table-cell table:style-name="ce40" office:value-type="float" office:value="28.49072" calcext:value-type="float">
            <text:p>28.49072</text:p>
          </table:table-cell>
          <table:table-cell table:style-name="ce40" office:value-type="float" office:value="28.86893" calcext:value-type="float">
            <text:p>28.86893</text:p>
          </table:table-cell>
          <table:table-cell table:style-name="ce40" office:value-type="float" office:value="28.49051" calcext:value-type="float">
            <text:p>28.49051</text:p>
          </table:table-cell>
          <table:table-cell table:style-name="ce40" office:value-type="float" office:value="28.69034" calcext:value-type="float">
            <text:p>28.69034</text:p>
          </table:table-cell>
          <table:table-cell table:style-name="ce40" office:value-type="float" office:value="28.29193" calcext:value-type="float">
            <text:p>28.29193</text:p>
          </table:table-cell>
          <table:table-cell table:style-name="ce40" office:value-type="float" office:value="28.47128" calcext:value-type="float">
            <text:p>28.47128</text:p>
          </table:table-cell>
          <table:table-cell table:style-name="ce40" office:value-type="float" office:value="28.65121" calcext:value-type="float">
            <text:p>28.65121</text:p>
          </table:table-cell>
          <table:table-cell table:style-name="ce40" office:value-type="float" office:value="28.45157" calcext:value-type="float">
            <text:p>28.45157</text:p>
          </table:table-cell>
          <table:table-cell table:style-name="ce40" office:value-type="float" office:value="28.59323" calcext:value-type="float">
            <text:p>28.59323</text:p>
          </table:table-cell>
          <table:table-cell table:style-name="ce40" office:value-type="float" office:value="29.35721" calcext:value-type="float">
            <text:p>29.35721</text:p>
          </table:table-cell>
          <table:table-cell table:style-name="ce40" office:value-type="float" office:value="30.40598" calcext:value-type="float">
            <text:p>30.40598</text:p>
          </table:table-cell>
          <table:table-cell table:style-name="ce40" office:value-type="float" office:value="30.41489" calcext:value-type="float">
            <text:p>30.41489</text:p>
          </table:table-cell>
          <table:table-cell table:style-name="ce40" office:value-type="float" office:value="32.19888" calcext:value-type="float">
            <text:p>32.19888</text:p>
          </table:table-cell>
          <table:table-cell table:style-name="ce40" office:value-type="float" office:value="32.16016" calcext:value-type="float">
            <text:p>32.16016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2.66678" calcext:value-type="float">
            <text:p>32.66678</text:p>
          </table:table-cell>
          <table:table-cell table:style-name="ce40" office:value-type="float" office:value="33.00076" calcext:value-type="float">
            <text:p>33.00076</text:p>
          </table:table-cell>
          <table:table-cell table:style-name="ce40" office:value-type="float" office:value="32.95242" calcext:value-type="float">
            <text:p>32.95242</text:p>
          </table:table-cell>
          <table:table-cell table:style-name="ce40" office:value-type="float" office:value="33.56128" calcext:value-type="float">
            <text:p>33.56128</text:p>
          </table:table-cell>
          <table:table-cell table:style-name="ce40" office:value-type="float" office:value="32.41302" calcext:value-type="float">
            <text:p>32.41302</text:p>
          </table:table-cell>
          <table:table-cell table:style-name="ce40" office:value-type="float" office:value="32.56961" calcext:value-type="float">
            <text:p>32.56961</text:p>
          </table:table-cell>
          <table:table-cell table:style-name="ce40" office:value-type="float" office:value="29.61929" calcext:value-type="float">
            <text:p>29.61929</text:p>
          </table:table-cell>
          <table:table-cell table:style-name="ce40" office:value-type="float" office:value="29.50906" calcext:value-type="float">
            <text:p>29.50906</text:p>
          </table:table-cell>
          <table:table-cell table:style-name="ce40" office:value-type="float" office:value="28.82166" calcext:value-type="float">
            <text:p>28.82166</text:p>
          </table:table-cell>
          <table:table-cell table:style-name="ce40" office:value-type="float" office:value="28.87436" calcext:value-type="float">
            <text:p>28.87436</text:p>
          </table:table-cell>
          <table:table-cell table:style-name="ce40" office:value-type="float" office:value="28.76248" calcext:value-type="float">
            <text:p>28.76248</text:p>
          </table:table-cell>
          <table:table-cell table:style-name="ce40" office:value-type="float" office:value="28.78793" calcext:value-type="float">
            <text:p>28.78793</text:p>
          </table:table-cell>
          <table:table-cell table:style-name="ce40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40" office:value-type="float" office:value="28.55783" calcext:value-type="float">
            <text:p>28.55783</text:p>
          </table:table-cell>
          <table:table-cell table:style-name="ce40" office:value-type="float" office:value="28.7124" calcext:value-type="float">
            <text:p>28.7124</text:p>
          </table:table-cell>
          <table:table-cell table:style-name="ce40" office:value-type="float" office:value="28.5545" calcext:value-type="float">
            <text:p>28.5545</text:p>
          </table:table-cell>
          <table:table-cell table:style-name="ce40" office:value-type="float" office:value="28.63159" calcext:value-type="float">
            <text:p>28.63159</text:p>
          </table:table-cell>
          <table:table-cell table:style-name="ce40" office:value-type="float" office:value="28.78854" calcext:value-type="float">
            <text:p>28.78854</text:p>
          </table:table-cell>
          <table:table-cell table:style-name="ce40" office:value-type="float" office:value="28.50845" calcext:value-type="float">
            <text:p>28.50845</text:p>
          </table:table-cell>
          <table:table-cell table:style-name="ce40" office:value-type="float" office:value="28.52426" calcext:value-type="float">
            <text:p>28.52426</text:p>
          </table:table-cell>
          <table:table-cell table:style-name="ce40" office:value-type="float" office:value="28.21439" calcext:value-type="float">
            <text:p>28.21439</text:p>
          </table:table-cell>
          <table:table-cell table:style-name="ce40" office:value-type="float" office:value="28.72659" calcext:value-type="float">
            <text:p>28.72659</text:p>
          </table:table-cell>
          <table:table-cell table:style-name="ce40" office:value-type="float" office:value="27.96463" calcext:value-type="float">
            <text:p>27.96463</text:p>
          </table:table-cell>
          <table:table-cell table:style-name="ce40" office:value-type="float" office:value="28.55487" calcext:value-type="float">
            <text:p>28.55487</text:p>
          </table:table-cell>
          <table:table-cell table:style-name="ce40" office:value-type="float" office:value="28.36066" calcext:value-type="float">
            <text:p>28.36066</text:p>
          </table:table-cell>
          <table:table-cell table:style-name="ce40" office:value-type="float" office:value="29.18207" calcext:value-type="float">
            <text:p>29.18207</text:p>
          </table:table-cell>
          <table:table-cell table:style-name="ce40" office:value-type="float" office:value="29.63693" calcext:value-type="float">
            <text:p>29.63693</text:p>
          </table:table-cell>
          <table:table-cell table:style-name="ce40" office:value-type="float" office:value="30.83368" calcext:value-type="float">
            <text:p>30.83368</text:p>
          </table:table-cell>
          <table:table-cell table:style-name="ce40" office:value-type="float" office:value="31.88373" calcext:value-type="float">
            <text:p>31.88373</text:p>
          </table:table-cell>
          <table:table-cell table:style-name="ce40" office:value-type="float" office:value="32.04358" calcext:value-type="float">
            <text:p>32.04358</text:p>
          </table:table-cell>
          <table:table-cell table:style-name="ce40" office:value-type="float" office:value="32.22412" calcext:value-type="float">
            <text:p>32.22412</text:p>
          </table:table-cell>
          <table:table-cell table:style-name="ce40" office:value-type="float" office:value="32.91812" calcext:value-type="float">
            <text:p>32.91812</text:p>
          </table:table-cell>
          <table:table-cell table:style-name="ce40" office:value-type="float" office:value="32.90891" calcext:value-type="float">
            <text:p>32.90891</text:p>
          </table:table-cell>
          <table:table-cell table:style-name="ce40" office:value-type="float" office:value="33.24292" calcext:value-type="float">
            <text:p>33.24292</text:p>
          </table:table-cell>
          <table:table-cell table:style-name="ce40" office:value-type="float" office:value="33.58609" calcext:value-type="float">
            <text:p>33.58609</text:p>
          </table:table-cell>
          <table:table-cell table:style-name="ce40" office:value-type="float" office:value="33.29254" calcext:value-type="float">
            <text:p>33.29254</text:p>
          </table:table-cell>
          <table:table-cell table:style-name="ce40" office:value-type="float" office:value="34.29691" calcext:value-type="float">
            <text:p>34.29691</text:p>
          </table:table-cell>
          <table:table-cell table:style-name="ce40" office:value-type="float" office:value="30.49689" calcext:value-type="float">
            <text:p>30.49689</text:p>
          </table:table-cell>
          <table:table-cell table:style-name="ce40" office:value-type="float" office:value="32.30511" calcext:value-type="float">
            <text:p>32.30511</text:p>
          </table:table-cell>
          <table:table-cell table:style-name="ce40" office:value-type="float" office:value="28.84454" calcext:value-type="float">
            <text:p>28.84454</text:p>
          </table:table-cell>
          <table:table-cell table:style-name="ce40" office:value-type="float" office:value="29.55737" calcext:value-type="float">
            <text:p>29.55737</text:p>
          </table:table-cell>
          <table:table-cell table:style-name="ce40" office:value-type="float" office:value="28.57159" calcext:value-type="float">
            <text:p>28.57159</text:p>
          </table:table-cell>
          <table:table-cell table:style-name="ce40" office:value-type="float" office:value="28.25302" calcext:value-type="float">
            <text:p>28.25302</text:p>
          </table:table-cell>
          <table:table-cell table:style-name="ce40" office:value-type="float" office:value="28.41718" calcext:value-type="float">
            <text:p>28.41718</text:p>
          </table:table-cell>
          <table:table-cell table:style-name="ce40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40" office:value-type="float" office:value="28.41672" calcext:value-type="float">
            <text:p>28.41672</text:p>
          </table:table-cell>
          <table:table-cell table:style-name="ce40" office:value-type="float" office:value="28.72552" calcext:value-type="float">
            <text:p>28.72552</text:p>
          </table:table-cell>
          <table:table-cell table:style-name="ce40" office:value-type="float" office:value="28.24994" calcext:value-type="float">
            <text:p>28.24994</text:p>
          </table:table-cell>
          <table:table-cell table:style-name="ce40" office:value-type="float" office:value="28.57431" calcext:value-type="float">
            <text:p>28.57431</text:p>
          </table:table-cell>
          <table:table-cell table:style-name="ce40" office:value-type="float" office:value="28.43604" calcext:value-type="float">
            <text:p>28.43604</text:p>
          </table:table-cell>
          <table:table-cell table:style-name="ce40" office:value-type="float" office:value="28.43134" calcext:value-type="float">
            <text:p>28.43134</text:p>
          </table:table-cell>
          <table:table-cell table:style-name="ce40" office:value-type="float" office:value="28.37039" calcext:value-type="float">
            <text:p>28.37039</text:p>
          </table:table-cell>
          <table:table-cell table:style-name="ce40" office:value-type="float" office:value="28.45474" calcext:value-type="float">
            <text:p>28.45474</text:p>
          </table:table-cell>
          <table:table-cell table:style-name="ce40" office:value-type="float" office:value="28.50665" calcext:value-type="float">
            <text:p>28.50665</text:p>
          </table:table-cell>
          <table:table-cell table:style-name="ce40" office:value-type="float" office:value="28.63412" calcext:value-type="float">
            <text:p>28.63412</text:p>
          </table:table-cell>
          <table:table-cell table:style-name="ce40" office:value-type="float" office:value="28.72849" calcext:value-type="float">
            <text:p>28.72849</text:p>
          </table:table-cell>
          <table:table-cell table:style-name="ce40" office:value-type="float" office:value="29.04382" calcext:value-type="float">
            <text:p>29.04382</text:p>
          </table:table-cell>
          <table:table-cell table:style-name="ce40" office:value-type="float" office:value="28.95642" calcext:value-type="float">
            <text:p>28.95642</text:p>
          </table:table-cell>
          <table:table-cell table:style-name="ce40" office:value-type="float" office:value="31.26703" calcext:value-type="float">
            <text:p>31.26703</text:p>
          </table:table-cell>
          <table:table-cell table:style-name="ce40" office:value-type="float" office:value="31.66943" calcext:value-type="float">
            <text:p>31.66943</text:p>
          </table:table-cell>
          <table:table-cell table:style-name="ce40" office:value-type="float" office:value="32.30084" calcext:value-type="float">
            <text:p>32.30084</text:p>
          </table:table-cell>
          <table:table-cell table:style-name="ce40" office:value-type="float" office:value="32.38284" calcext:value-type="float">
            <text:p>32.38284</text:p>
          </table:table-cell>
          <table:table-cell table:style-name="ce40" office:value-type="float" office:value="32.698" calcext:value-type="float">
            <text:p>32.698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3.52576" calcext:value-type="float">
            <text:p>33.52576</text:p>
          </table:table-cell>
          <table:table-cell table:style-name="ce40" office:value-type="float" office:value="33.85651" calcext:value-type="float">
            <text:p>33.85651</text:p>
          </table:table-cell>
          <table:table-cell table:style-name="ce40" office:value-type="float" office:value="34.21997" calcext:value-type="float">
            <text:p>34.21997</text:p>
          </table:table-cell>
          <table:table-cell table:style-name="ce40" office:value-type="float" office:value="34.56036" calcext:value-type="float">
            <text:p>34.56036</text:p>
          </table:table-cell>
          <table:table-cell table:style-name="ce40" office:value-type="float" office:value="33.69635" calcext:value-type="float">
            <text:p>33.69635</text:p>
          </table:table-cell>
          <table:table-cell table:style-name="ce40" office:value-type="float" office:value="33.52484" calcext:value-type="float">
            <text:p>33.52484</text:p>
          </table:table-cell>
          <table:table-cell table:style-name="ce40" office:value-type="float" office:value="30.92566" calcext:value-type="float">
            <text:p>30.92566</text:p>
          </table:table-cell>
          <table:table-cell table:style-name="ce40" office:value-type="float" office:value="31.1106" calcext:value-type="float">
            <text:p>31.1106</text:p>
          </table:table-cell>
          <table:table-cell table:style-name="ce40" office:value-type="float" office:value="29.03854" calcext:value-type="float">
            <text:p>29.03854</text:p>
          </table:table-cell>
          <table:table-cell table:style-name="ce40" office:value-type="float" office:value="28.45758" calcext:value-type="float">
            <text:p>28.45758</text:p>
          </table:table-cell>
          <table:table-cell table:style-name="ce40" office:value-type="float" office:value="28.2999" calcext:value-type="float">
            <text:p>28.2999</text:p>
          </table:table-cell>
          <table:table-cell table:style-name="ce40" office:value-type="float" office:value="28.35577" calcext:value-type="float">
            <text:p>28.35577</text:p>
          </table:table-cell>
          <table:table-cell table:style-name="ce40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40" office:value-type="float" office:value="28.52191" calcext:value-type="float">
            <text:p>28.52191</text:p>
          </table:table-cell>
          <table:table-cell table:style-name="ce40" office:value-type="float" office:value="28.58917" calcext:value-type="float">
            <text:p>28.58917</text:p>
          </table:table-cell>
          <table:table-cell table:style-name="ce40" office:value-type="float" office:value="28.74011" calcext:value-type="float">
            <text:p>28.74011</text:p>
          </table:table-cell>
          <table:table-cell table:style-name="ce40" office:value-type="float" office:value="28.87491" calcext:value-type="float">
            <text:p>28.87491</text:p>
          </table:table-cell>
          <table:table-cell table:style-name="ce40" office:value-type="float" office:value="28.51874" calcext:value-type="float">
            <text:p>28.51874</text:p>
          </table:table-cell>
          <table:table-cell table:style-name="ce40" office:value-type="float" office:value="28.30914" calcext:value-type="float">
            <text:p>28.30914</text:p>
          </table:table-cell>
          <table:table-cell table:style-name="ce40" office:value-type="float" office:value="28.55179" calcext:value-type="float">
            <text:p>28.55179</text:p>
          </table:table-cell>
          <table:table-cell table:style-name="ce40" office:value-type="float" office:value="28.55411" calcext:value-type="float">
            <text:p>28.55411</text:p>
          </table:table-cell>
          <table:table-cell table:style-name="ce40" office:value-type="float" office:value="28.21631" calcext:value-type="float">
            <text:p>28.21631</text:p>
          </table:table-cell>
          <table:table-cell table:style-name="ce40" office:value-type="float" office:value="28.50632" calcext:value-type="float">
            <text:p>28.50632</text:p>
          </table:table-cell>
          <table:table-cell table:style-name="ce40" office:value-type="float" office:value="28.79535" calcext:value-type="float">
            <text:p>28.79535</text:p>
          </table:table-cell>
          <table:table-cell table:style-name="ce40" office:value-type="float" office:value="28.7724" calcext:value-type="float">
            <text:p>28.7724</text:p>
          </table:table-cell>
          <table:table-cell table:style-name="ce40" office:value-type="float" office:value="30.63516" calcext:value-type="float">
            <text:p>30.63516</text:p>
          </table:table-cell>
          <table:table-cell table:style-name="ce40" office:value-type="float" office:value="29.39041" calcext:value-type="float">
            <text:p>29.39041</text:p>
          </table:table-cell>
          <table:table-cell table:style-name="ce40" office:value-type="float" office:value="32.604" calcext:value-type="float">
            <text:p>32.604</text:p>
          </table:table-cell>
          <table:table-cell table:style-name="ce40" office:value-type="float" office:value="31.71808" calcext:value-type="float">
            <text:p>31.71808</text:p>
          </table:table-cell>
          <table:table-cell table:style-name="ce40" office:value-type="float" office:value="32.57401" calcext:value-type="float">
            <text:p>32.57401</text:p>
          </table:table-cell>
          <table:table-cell table:style-name="ce40" office:value-type="float" office:value="32.78442" calcext:value-type="float">
            <text:p>32.78442</text:p>
          </table:table-cell>
          <table:table-cell table:style-name="ce40" office:value-type="float" office:value="33.43192" calcext:value-type="float">
            <text:p>33.43192</text:p>
          </table:table-cell>
          <table:table-cell table:style-name="ce40" office:value-type="float" office:value="33.46234" calcext:value-type="float">
            <text:p>33.46234</text:p>
          </table:table-cell>
          <table:table-cell table:style-name="ce40" office:value-type="float" office:value="34.44485" calcext:value-type="float">
            <text:p>34.44485</text:p>
          </table:table-cell>
          <table:table-cell table:style-name="ce40" office:value-type="float" office:value="33.94705" calcext:value-type="float">
            <text:p>33.94705</text:p>
          </table:table-cell>
          <table:table-cell table:style-name="ce40" office:value-type="float" office:value="34.11334" calcext:value-type="float">
            <text:p>34.11334</text:p>
          </table:table-cell>
          <table:table-cell table:style-name="ce40" office:value-type="float" office:value="33.93518" calcext:value-type="float">
            <text:p>33.93518</text:p>
          </table:table-cell>
          <table:table-cell table:style-name="ce40" office:value-type="float" office:value="32.3299" calcext:value-type="float">
            <text:p>32.3299</text:p>
          </table:table-cell>
          <table:table-cell table:style-name="ce40" office:value-type="float" office:value="32.67566" calcext:value-type="float">
            <text:p>32.67566</text:p>
          </table:table-cell>
          <table:table-cell table:style-name="ce40" office:value-type="float" office:value="29.27588" calcext:value-type="float">
            <text:p>29.27588</text:p>
          </table:table-cell>
          <table:table-cell table:style-name="ce40" office:value-type="float" office:value="30.77872" calcext:value-type="float">
            <text:p>30.77872</text:p>
          </table:table-cell>
          <table:table-cell table:style-name="ce40" office:value-type="float" office:value="28.32605" calcext:value-type="float">
            <text:p>28.32605</text:p>
          </table:table-cell>
          <table:table-cell table:style-name="ce40" office:value-type="float" office:value="28.83469" calcext:value-type="float">
            <text:p>28.83469</text:p>
          </table:table-cell>
          <table:table-cell table:style-name="ce40" office:value-type="float" office:value="28.5047" calcext:value-type="float">
            <text:p>28.5047</text:p>
          </table:table-cell>
          <table:table-cell table:style-name="ce40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40" office:value-type="float" office:value="28.39044" calcext:value-type="float">
            <text:p>28.39044</text:p>
          </table:table-cell>
          <table:table-cell table:style-name="ce40" office:value-type="float" office:value="28.89368" calcext:value-type="float">
            <text:p>28.89368</text:p>
          </table:table-cell>
          <table:table-cell table:style-name="ce40" office:value-type="float" office:value="28.52316" calcext:value-type="float">
            <text:p>28.52316</text:p>
          </table:table-cell>
          <table:table-cell table:style-name="ce40" office:value-type="float" office:value="28.75821" calcext:value-type="float">
            <text:p>28.75821</text:p>
          </table:table-cell>
          <table:table-cell table:style-name="ce40" office:value-type="float" office:value="28.53336" calcext:value-type="float">
            <text:p>28.53336</text:p>
          </table:table-cell>
          <table:table-cell table:style-name="ce40" office:value-type="float" office:value="28.64059" calcext:value-type="float">
            <text:p>28.64059</text:p>
          </table:table-cell>
          <table:table-cell table:style-name="ce40" office:value-type="float" office:value="28.58099" calcext:value-type="float">
            <text:p>28.58099</text:p>
          </table:table-cell>
          <table:table-cell table:style-name="ce40" office:value-type="float" office:value="28.55417" calcext:value-type="float">
            <text:p>28.55417</text:p>
          </table:table-cell>
          <table:table-cell table:style-name="ce40" office:value-type="float" office:value="28.25781" calcext:value-type="float">
            <text:p>28.25781</text:p>
          </table:table-cell>
          <table:table-cell table:style-name="ce40" office:value-type="float" office:value="28.8472" calcext:value-type="float">
            <text:p>28.8472</text:p>
          </table:table-cell>
          <table:table-cell table:style-name="ce40" office:value-type="float" office:value="28.6937" calcext:value-type="float">
            <text:p>28.6937</text:p>
          </table:table-cell>
          <table:table-cell table:style-name="ce40" office:value-type="float" office:value="29.00055" calcext:value-type="float">
            <text:p>29.00055</text:p>
          </table:table-cell>
          <table:table-cell table:style-name="ce40" office:value-type="float" office:value="28.90979" calcext:value-type="float">
            <text:p>28.90979</text:p>
          </table:table-cell>
          <table:table-cell table:style-name="ce40" office:value-type="float" office:value="30.67047" calcext:value-type="float">
            <text:p>30.67047</text:p>
          </table:table-cell>
          <table:table-cell table:style-name="ce40" office:value-type="float" office:value="30.78873" calcext:value-type="float">
            <text:p>30.78873</text:p>
          </table:table-cell>
          <table:table-cell table:style-name="ce40" office:value-type="float" office:value="32.5209" calcext:value-type="float">
            <text:p>32.5209</text:p>
          </table:table-cell>
          <table:table-cell table:style-name="ce40" office:value-type="float" office:value="32.7247" calcext:value-type="float">
            <text:p>32.7247</text:p>
          </table:table-cell>
          <table:table-cell table:style-name="ce40" office:value-type="float" office:value="33.36804" calcext:value-type="float">
            <text:p>33.36804</text:p>
          </table:table-cell>
          <table:table-cell table:style-name="ce40" office:value-type="float" office:value="32.71625" calcext:value-type="float">
            <text:p>32.71625</text:p>
          </table:table-cell>
          <table:table-cell table:style-name="ce40" office:value-type="float" office:value="33.53082" calcext:value-type="float">
            <text:p>33.53082</text:p>
          </table:table-cell>
          <table:table-cell table:style-name="ce40" office:value-type="float" office:value="33.20547" calcext:value-type="float">
            <text:p>33.20547</text:p>
          </table:table-cell>
          <table:table-cell table:style-name="ce40" office:value-type="float" office:value="34.41019" calcext:value-type="float">
            <text:p>34.41019</text:p>
          </table:table-cell>
          <table:table-cell table:style-name="ce40" office:value-type="float" office:value="33.34357" calcext:value-type="float">
            <text:p>33.34357</text:p>
          </table:table-cell>
          <table:table-cell table:style-name="ce40" office:value-type="float" office:value="33.70007" calcext:value-type="float">
            <text:p>33.70007</text:p>
          </table:table-cell>
          <table:table-cell table:style-name="ce40" office:value-type="float" office:value="32.61087" calcext:value-type="float">
            <text:p>32.61087</text:p>
          </table:table-cell>
          <table:table-cell table:style-name="ce40" office:value-type="float" office:value="32.58807" calcext:value-type="float">
            <text:p>32.58807</text:p>
          </table:table-cell>
          <table:table-cell table:style-name="ce40" office:value-type="float" office:value="31.9938" calcext:value-type="float">
            <text:p>31.9938</text:p>
          </table:table-cell>
          <table:table-cell table:style-name="ce40" office:value-type="float" office:value="29.52637" calcext:value-type="float">
            <text:p>29.52637</text:p>
          </table:table-cell>
          <table:table-cell table:style-name="ce40" office:value-type="float" office:value="28.86954" calcext:value-type="float">
            <text:p>28.86954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8.80988" calcext:value-type="float">
            <text:p>28.80988</text:p>
          </table:table-cell>
          <table:table-cell table:style-name="ce40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40" office:value-type="float" office:value="28.90964" calcext:value-type="float">
            <text:p>28.90964</text:p>
          </table:table-cell>
          <table:table-cell table:style-name="ce40" office:value-type="float" office:value="28.72382" calcext:value-type="float">
            <text:p>28.72382</text:p>
          </table:table-cell>
          <table:table-cell table:style-name="ce40" office:value-type="float" office:value="28.51553" calcext:value-type="float">
            <text:p>28.51553</text:p>
          </table:table-cell>
          <table:table-cell table:style-name="ce40" office:value-type="float" office:value="28.86768" calcext:value-type="float">
            <text:p>28.86768</text:p>
          </table:table-cell>
          <table:table-cell table:style-name="ce40" office:value-type="float" office:value="28.38956" calcext:value-type="float">
            <text:p>28.38956</text:p>
          </table:table-cell>
          <table:table-cell table:style-name="ce40" office:value-type="float" office:value="28.86951" calcext:value-type="float">
            <text:p>28.86951</text:p>
          </table:table-cell>
          <table:table-cell table:style-name="ce40" office:value-type="float" office:value="28.36768" calcext:value-type="float">
            <text:p>28.36768</text:p>
          </table:table-cell>
          <table:table-cell table:style-name="ce40" office:value-type="float" office:value="28.44974" calcext:value-type="float">
            <text:p>28.44974</text:p>
          </table:table-cell>
          <table:table-cell table:style-name="ce40" office:value-type="float" office:value="28.26761" calcext:value-type="float">
            <text:p>28.26761</text:p>
          </table:table-cell>
          <table:table-cell table:style-name="ce40" office:value-type="float" office:value="28.75735" calcext:value-type="float">
            <text:p>28.75735</text:p>
          </table:table-cell>
          <table:table-cell table:style-name="ce40" office:value-type="float" office:value="28.90262" calcext:value-type="float">
            <text:p>28.90262</text:p>
          </table:table-cell>
          <table:table-cell table:style-name="ce40" office:value-type="float" office:value="28.53433" calcext:value-type="float">
            <text:p>28.53433</text:p>
          </table:table-cell>
          <table:table-cell table:style-name="ce40" office:value-type="float" office:value="29.35937" calcext:value-type="float">
            <text:p>29.35937</text:p>
          </table:table-cell>
          <table:table-cell table:style-name="ce40" office:value-type="float" office:value="28.92337" calcext:value-type="float">
            <text:p>28.92337</text:p>
          </table:table-cell>
          <table:table-cell table:style-name="ce40" office:value-type="float" office:value="32.57669" calcext:value-type="float">
            <text:p>32.57669</text:p>
          </table:table-cell>
          <table:table-cell table:style-name="ce40" office:value-type="float" office:value="31.37616" calcext:value-type="float">
            <text:p>31.37616</text:p>
          </table:table-cell>
          <table:table-cell table:style-name="ce40" office:value-type="float" office:value="32.75064" calcext:value-type="float">
            <text:p>32.75064</text:p>
          </table:table-cell>
          <table:table-cell table:style-name="ce40" office:value-type="float" office:value="32.58618" calcext:value-type="float">
            <text:p>32.58618</text:p>
          </table:table-cell>
          <table:table-cell table:style-name="ce40" office:value-type="float" office:value="33.10101" calcext:value-type="float">
            <text:p>33.10101</text:p>
          </table:table-cell>
          <table:table-cell table:style-name="ce40" office:value-type="float" office:value="32.95746" calcext:value-type="float">
            <text:p>32.95746</text:p>
          </table:table-cell>
          <table:table-cell table:style-name="ce40" office:value-type="float" office:value="33.76462" calcext:value-type="float">
            <text:p>33.76462</text:p>
          </table:table-cell>
          <table:table-cell table:style-name="ce40" office:value-type="float" office:value="32.74945" calcext:value-type="float">
            <text:p>32.74945</text:p>
          </table:table-cell>
          <table:table-cell table:style-name="ce40" office:value-type="float" office:value="33.42703" calcext:value-type="float">
            <text:p>33.42703</text:p>
          </table:table-cell>
          <table:table-cell table:style-name="ce40" office:value-type="float" office:value="32.7485" calcext:value-type="float">
            <text:p>32.7485</text:p>
          </table:table-cell>
          <table:table-cell table:style-name="ce40" office:value-type="float" office:value="32.84616" calcext:value-type="float">
            <text:p>32.84616</text:p>
          </table:table-cell>
          <table:table-cell table:style-name="ce40" office:value-type="float" office:value="32.68246" calcext:value-type="float">
            <text:p>32.68246</text:p>
          </table:table-cell>
          <table:table-cell table:style-name="ce40" office:value-type="float" office:value="30.21634" calcext:value-type="float">
            <text:p>30.21634</text:p>
          </table:table-cell>
          <table:table-cell table:style-name="ce40" office:value-type="float" office:value="31.59473" calcext:value-type="float">
            <text:p>31.59473</text:p>
          </table:table-cell>
          <table:table-cell table:style-name="ce40" office:value-type="float" office:value="29.01385" calcext:value-type="float">
            <text:p>29.01385</text:p>
          </table:table-cell>
          <table:table-cell table:style-name="ce40" office:value-type="float" office:value="29.03598" calcext:value-type="float">
            <text:p>29.03598</text:p>
          </table:table-cell>
          <table:table-cell table:style-name="ce40" office:value-type="float" office:value="28.46179" calcext:value-type="float">
            <text:p>28.46179</text:p>
          </table:table-cell>
          <table:table-cell table:style-name="ce40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40" office:value-type="float" office:value="30.12094" calcext:value-type="float">
            <text:p>30.12094</text:p>
          </table:table-cell>
          <table:table-cell table:style-name="ce40" office:value-type="float" office:value="29.95361" calcext:value-type="float">
            <text:p>29.95361</text:p>
          </table:table-cell>
          <table:table-cell table:style-name="ce40" office:value-type="float" office:value="29.97977" calcext:value-type="float">
            <text:p>29.97977</text:p>
          </table:table-cell>
          <table:table-cell table:style-name="ce40" office:value-type="float" office:value="30.19507" calcext:value-type="float">
            <text:p>30.19507</text:p>
          </table:table-cell>
          <table:table-cell table:style-name="ce40" office:value-type="float" office:value="30.26932" calcext:value-type="float">
            <text:p>30.26932</text:p>
          </table:table-cell>
          <table:table-cell table:style-name="ce40" office:value-type="float" office:value="29.51248" calcext:value-type="float">
            <text:p>29.51248</text:p>
          </table:table-cell>
          <table:table-cell table:style-name="ce40" office:value-type="float" office:value="29.23645" calcext:value-type="float">
            <text:p>29.23645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9.00253" calcext:value-type="float">
            <text:p>29.00253</text:p>
          </table:table-cell>
          <table:table-cell table:style-name="ce40" office:value-type="float" office:value="29.67197" calcext:value-type="float">
            <text:p>29.67197</text:p>
          </table:table-cell>
          <table:table-cell table:style-name="ce40" office:value-type="float" office:value="29.09592" calcext:value-type="float">
            <text:p>29.09592</text:p>
          </table:table-cell>
          <table:table-cell table:style-name="ce40" office:value-type="float" office:value="29.33041" calcext:value-type="float">
            <text:p>29.33041</text:p>
          </table:table-cell>
          <table:table-cell table:style-name="ce40" office:value-type="float" office:value="29.142" calcext:value-type="float">
            <text:p>29.142</text:p>
          </table:table-cell>
          <table:table-cell table:style-name="ce40" office:value-type="float" office:value="30.22821" calcext:value-type="float">
            <text:p>30.22821</text:p>
          </table:table-cell>
          <table:table-cell table:style-name="ce40" office:value-type="float" office:value="30.17453" calcext:value-type="float">
            <text:p>30.17453</text:p>
          </table:table-cell>
          <table:table-cell table:style-name="ce40" office:value-type="float" office:value="33.20099" calcext:value-type="float">
            <text:p>33.20099</text:p>
          </table:table-cell>
          <table:table-cell table:style-name="ce40" office:value-type="float" office:value="32.353" calcext:value-type="float">
            <text:p>32.353</text:p>
          </table:table-cell>
          <table:table-cell table:style-name="ce40" office:value-type="float" office:value="33.58173" calcext:value-type="float">
            <text:p>33.58173</text:p>
          </table:table-cell>
          <table:table-cell table:style-name="ce40" office:value-type="float" office:value="33.42151" calcext:value-type="float">
            <text:p>33.42151</text:p>
          </table:table-cell>
          <table:table-cell table:style-name="ce40" office:value-type="float" office:value="33.38318" calcext:value-type="float">
            <text:p>33.38318</text:p>
          </table:table-cell>
          <table:table-cell table:style-name="ce40" office:value-type="float" office:value="33.18365" calcext:value-type="float">
            <text:p>33.18365</text:p>
          </table:table-cell>
          <table:table-cell table:style-name="ce40" office:value-type="float" office:value="33.76752" calcext:value-type="float">
            <text:p>33.76752</text:p>
          </table:table-cell>
          <table:table-cell table:style-name="ce40" office:value-type="float" office:value="33.22931" calcext:value-type="float">
            <text:p>33.22931</text:p>
          </table:table-cell>
          <table:table-cell table:style-name="ce40" office:value-type="float" office:value="33.3746" calcext:value-type="float">
            <text:p>33.3746</text:p>
          </table:table-cell>
          <table:table-cell table:style-name="ce40" office:value-type="float" office:value="32.58548" calcext:value-type="float">
            <text:p>32.58548</text:p>
          </table:table-cell>
          <table:table-cell table:style-name="ce40" office:value-type="float" office:value="33.17279" calcext:value-type="float">
            <text:p>33.17279</text:p>
          </table:table-cell>
          <table:table-cell table:style-name="ce40" office:value-type="float" office:value="31.39792" calcext:value-type="float">
            <text:p>31.39792</text:p>
          </table:table-cell>
          <table:table-cell table:style-name="ce40" office:value-type="float" office:value="30.9548" calcext:value-type="float">
            <text:p>30.9548</text:p>
          </table:table-cell>
          <table:table-cell table:style-name="ce40" office:value-type="float" office:value="29.50952" calcext:value-type="float">
            <text:p>29.50952</text:p>
          </table:table-cell>
          <table:table-cell table:style-name="ce40" office:value-type="float" office:value="29.65176" calcext:value-type="float">
            <text:p>29.65176</text:p>
          </table:table-cell>
          <table:table-cell table:style-name="ce40" office:value-type="float" office:value="29.73914" calcext:value-type="float">
            <text:p>29.73914</text:p>
          </table:table-cell>
          <table:table-cell table:style-name="ce40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40" office:value-type="float" office:value="29.01703" calcext:value-type="float">
            <text:p>29.01703</text:p>
          </table:table-cell>
          <table:table-cell table:style-name="ce40" office:value-type="float" office:value="28.8067" calcext:value-type="float">
            <text:p>28.8067</text:p>
          </table:table-cell>
          <table:table-cell table:style-name="ce40" office:value-type="float" office:value="29.78149" calcext:value-type="float">
            <text:p>29.78149</text:p>
          </table:table-cell>
          <table:table-cell table:style-name="ce40" office:value-type="float" office:value="30.34204" calcext:value-type="float">
            <text:p>30.34204</text:p>
          </table:table-cell>
          <table:table-cell table:style-name="ce40" office:value-type="float" office:value="28.77304" calcext:value-type="float">
            <text:p>28.77304</text:p>
          </table:table-cell>
          <table:table-cell table:style-name="ce40" office:value-type="float" office:value="29.4632" calcext:value-type="float">
            <text:p>29.4632</text:p>
          </table:table-cell>
          <table:table-cell table:style-name="ce40" office:value-type="float" office:value="28.74829" calcext:value-type="float">
            <text:p>28.74829</text:p>
          </table:table-cell>
          <table:table-cell table:style-name="ce40" office:value-type="float" office:value="28.60214" calcext:value-type="float">
            <text:p>28.60214</text:p>
          </table:table-cell>
          <table:table-cell table:style-name="ce40" office:value-type="float" office:value="28.53513" calcext:value-type="float">
            <text:p>28.53513</text:p>
          </table:table-cell>
          <table:table-cell table:style-name="ce40" office:value-type="float" office:value="28.18961" calcext:value-type="float">
            <text:p>28.18961</text:p>
          </table:table-cell>
          <table:table-cell table:style-name="ce40" office:value-type="float" office:value="28.43423" calcext:value-type="float">
            <text:p>28.43423</text:p>
          </table:table-cell>
          <table:table-cell table:style-name="ce40" office:value-type="float" office:value="28.71011" calcext:value-type="float">
            <text:p>28.71011</text:p>
          </table:table-cell>
          <table:table-cell table:style-name="ce40" office:value-type="float" office:value="28.71118" calcext:value-type="float">
            <text:p>28.71118</text:p>
          </table:table-cell>
          <table:table-cell table:style-name="ce40" office:value-type="float" office:value="28.47952" calcext:value-type="float">
            <text:p>28.47952</text:p>
          </table:table-cell>
          <table:table-cell table:style-name="ce40" office:value-type="float" office:value="31.14163" calcext:value-type="float">
            <text:p>31.14163</text:p>
          </table:table-cell>
          <table:table-cell table:style-name="ce40" office:value-type="float" office:value="30.12805" calcext:value-type="float">
            <text:p>30.12805</text:p>
          </table:table-cell>
          <table:table-cell table:style-name="ce40" office:value-type="float" office:value="32.74661" calcext:value-type="float">
            <text:p>32.74661</text:p>
          </table:table-cell>
          <table:table-cell table:style-name="ce40" office:value-type="float" office:value="31.85553" calcext:value-type="float">
            <text:p>31.85553</text:p>
          </table:table-cell>
          <table:table-cell table:style-name="ce40" office:value-type="float" office:value="32.91956" calcext:value-type="float">
            <text:p>32.91956</text:p>
          </table:table-cell>
          <table:table-cell table:style-name="ce40" office:value-type="float" office:value="32.61597" calcext:value-type="float">
            <text:p>32.61597</text:p>
          </table:table-cell>
          <table:table-cell table:style-name="ce40" office:value-type="float" office:value="32.38034" calcext:value-type="float">
            <text:p>32.38034</text:p>
          </table:table-cell>
          <table:table-cell table:style-name="ce40" office:value-type="float" office:value="32.39828" calcext:value-type="float">
            <text:p>32.39828</text:p>
          </table:table-cell>
          <table:table-cell table:style-name="ce40" office:value-type="float" office:value="32.31686" calcext:value-type="float">
            <text:p>32.31686</text:p>
          </table:table-cell>
          <table:table-cell table:style-name="ce40" office:value-type="float" office:value="31.86847" calcext:value-type="float">
            <text:p>31.86847</text:p>
          </table:table-cell>
          <table:table-cell table:style-name="ce40" office:value-type="float" office:value="32.311" calcext:value-type="float">
            <text:p>32.311</text:p>
          </table:table-cell>
          <table:table-cell table:style-name="ce40" office:value-type="float" office:value="30.98395" calcext:value-type="float">
            <text:p>30.98395</text:p>
          </table:table-cell>
          <table:table-cell table:style-name="ce40" office:value-type="float" office:value="30.5188" calcext:value-type="float">
            <text:p>30.5188</text:p>
          </table:table-cell>
          <table:table-cell table:style-name="ce40" office:value-type="float" office:value="29.53427" calcext:value-type="float">
            <text:p>29.53427</text:p>
          </table:table-cell>
          <table:table-cell table:style-name="ce40" office:value-type="float" office:value="29.07419" calcext:value-type="float">
            <text:p>29.07419</text:p>
          </table:table-cell>
          <table:table-cell table:style-name="ce40" office:value-type="float" office:value="28.73743" calcext:value-type="float">
            <text:p>28.73743</text:p>
          </table:table-cell>
          <table:table-cell table:style-name="ce40" office:value-type="float" office:value="28.3392" calcext:value-type="float">
            <text:p>28.3392</text:p>
          </table:table-cell>
          <table:table-cell table:style-name="ce40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40" office:value-type="float" office:value="29.83694" calcext:value-type="float">
            <text:p>29.83694</text:p>
          </table:table-cell>
          <table:table-cell table:style-name="ce40" office:value-type="float" office:value="31.6012" calcext:value-type="float">
            <text:p>31.6012</text:p>
          </table:table-cell>
          <table:table-cell table:style-name="ce40" office:value-type="float" office:value="32.33926" calcext:value-type="float">
            <text:p>32.33926</text:p>
          </table:table-cell>
          <table:table-cell table:style-name="ce40" office:value-type="float" office:value="31.26242" calcext:value-type="float">
            <text:p>31.26242</text:p>
          </table:table-cell>
          <table:table-cell table:style-name="ce40" office:value-type="float" office:value="31.28674" calcext:value-type="float">
            <text:p>31.28674</text:p>
          </table:table-cell>
          <table:table-cell table:style-name="ce40" office:value-type="float" office:value="29.30585" calcext:value-type="float">
            <text:p>29.30585</text:p>
          </table:table-cell>
          <table:table-cell table:style-name="ce40" office:value-type="float" office:value="28.77863" calcext:value-type="float">
            <text:p>28.77863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8.34308" calcext:value-type="float">
            <text:p>28.34308</text:p>
          </table:table-cell>
          <table:table-cell table:style-name="ce40" office:value-type="float" office:value="28.60001" calcext:value-type="float">
            <text:p>28.60001</text:p>
          </table:table-cell>
          <table:table-cell table:style-name="ce40" office:value-type="float" office:value="28.67969" calcext:value-type="float">
            <text:p>28.67969</text:p>
          </table:table-cell>
          <table:table-cell table:style-name="ce40" office:value-type="float" office:value="28.68207" calcext:value-type="float">
            <text:p>28.68207</text:p>
          </table:table-cell>
          <table:table-cell table:style-name="ce40" office:value-type="float" office:value="28.52798" calcext:value-type="float">
            <text:p>28.52798</text:p>
          </table:table-cell>
          <table:table-cell table:style-name="ce40" office:value-type="float" office:value="29.30884" calcext:value-type="float">
            <text:p>29.30884</text:p>
          </table:table-cell>
          <table:table-cell table:style-name="ce40" office:value-type="float" office:value="28.91998" calcext:value-type="float">
            <text:p>28.91998</text:p>
          </table:table-cell>
          <table:table-cell table:style-name="ce40" office:value-type="float" office:value="31.25748" calcext:value-type="float">
            <text:p>31.25748</text:p>
          </table:table-cell>
          <table:table-cell table:style-name="ce40" office:value-type="float" office:value="30.13968" calcext:value-type="float">
            <text:p>30.13968</text:p>
          </table:table-cell>
          <table:table-cell table:style-name="ce40" office:value-type="float" office:value="32.66263" calcext:value-type="float">
            <text:p>32.66263</text:p>
          </table:table-cell>
          <table:table-cell table:style-name="ce40" office:value-type="float" office:value="32.32416" calcext:value-type="float">
            <text:p>32.32416</text:p>
          </table:table-cell>
          <table:table-cell table:style-name="ce40" office:value-type="float" office:value="32.33807" calcext:value-type="float">
            <text:p>32.33807</text:p>
          </table:table-cell>
          <table:table-cell table:style-name="ce40" office:value-type="float" office:value="31.92419" calcext:value-type="float">
            <text:p>31.92419</text:p>
          </table:table-cell>
          <table:table-cell table:style-name="ce40" office:value-type="float" office:value="32.45053" calcext:value-type="float">
            <text:p>32.45053</text:p>
          </table:table-cell>
          <table:table-cell table:style-name="ce40" office:value-type="float" office:value="30.81342" calcext:value-type="float">
            <text:p>30.81342</text:p>
          </table:table-cell>
          <table:table-cell table:style-name="ce40" office:value-type="float" office:value="31.74588" calcext:value-type="float">
            <text:p>31.74588</text:p>
          </table:table-cell>
          <table:table-cell table:style-name="ce40" office:value-type="float" office:value="29.44739" calcext:value-type="float">
            <text:p>29.44739</text:p>
          </table:table-cell>
          <table:table-cell table:style-name="ce40" office:value-type="float" office:value="29.91165" calcext:value-type="float">
            <text:p>29.91165</text:p>
          </table:table-cell>
          <table:table-cell table:style-name="ce40" office:value-type="float" office:value="28.77908" calcext:value-type="float">
            <text:p>28.77908</text:p>
          </table:table-cell>
          <table:table-cell table:style-name="ce40" office:value-type="float" office:value="29.24631" calcext:value-type="float">
            <text:p>29.24631</text:p>
          </table:table-cell>
          <table:table-cell table:style-name="ce40" office:value-type="float" office:value="28.42776" calcext:value-type="float">
            <text:p>28.42776</text:p>
          </table:table-cell>
          <table:table-cell table:style-name="ce40" office:value-type="float" office:value="28.65378" calcext:value-type="float">
            <text:p>28.65378</text:p>
          </table:table-cell>
          <table:table-cell table:style-name="ce40" office:value-type="float" office:value="28.58694" calcext:value-type="float">
            <text:p>28.58694</text:p>
          </table:table-cell>
          <table:table-cell table:style-name="ce40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40" office:value-type="float" office:value="32.20746" calcext:value-type="float">
            <text:p>32.20746</text:p>
          </table:table-cell>
          <table:table-cell table:style-name="ce40" office:value-type="float" office:value="32.48813" calcext:value-type="float">
            <text:p>32.48813</text:p>
          </table:table-cell>
          <table:table-cell table:style-name="ce40" office:value-type="float" office:value="32.59058" calcext:value-type="float">
            <text:p>32.59058</text:p>
          </table:table-cell>
          <table:table-cell table:style-name="ce40" office:value-type="float" office:value="32.82809" calcext:value-type="float">
            <text:p>32.82809</text:p>
          </table:table-cell>
          <table:table-cell table:style-name="ce40" office:value-type="float" office:value="29.897" calcext:value-type="float">
            <text:p>29.897</text:p>
          </table:table-cell>
          <table:table-cell table:style-name="ce40" office:value-type="float" office:value="30.88669" calcext:value-type="float">
            <text:p>30.88669</text:p>
          </table:table-cell>
          <table:table-cell table:style-name="ce40" office:value-type="float" office:value="28.78033" calcext:value-type="float">
            <text:p>28.78033</text:p>
          </table:table-cell>
          <table:table-cell table:style-name="ce40" office:value-type="float" office:value="29.09174" calcext:value-type="float">
            <text:p>29.09174</text:p>
          </table:table-cell>
          <table:table-cell table:style-name="ce40" office:value-type="float" office:value="28.77567" calcext:value-type="float">
            <text:p>28.77567</text:p>
          </table:table-cell>
          <table:table-cell table:style-name="ce40" office:value-type="float" office:value="28.38431" calcext:value-type="float">
            <text:p>28.38431</text:p>
          </table:table-cell>
          <table:table-cell table:style-name="ce40" office:value-type="float" office:value="28.30707" calcext:value-type="float">
            <text:p>28.30707</text:p>
          </table:table-cell>
          <table:table-cell table:style-name="ce40" office:value-type="float" office:value="28.58377" calcext:value-type="float">
            <text:p>28.58377</text:p>
          </table:table-cell>
          <table:table-cell table:style-name="ce40" office:value-type="float" office:value="28.56073" calcext:value-type="float">
            <text:p>28.56073</text:p>
          </table:table-cell>
          <table:table-cell table:style-name="ce40" office:value-type="float" office:value="28.25375" calcext:value-type="float">
            <text:p>28.25375</text:p>
          </table:table-cell>
          <table:table-cell table:style-name="ce40" office:value-type="float" office:value="29.7081" calcext:value-type="float">
            <text:p>29.7081</text:p>
          </table:table-cell>
          <table:table-cell table:style-name="ce40" office:value-type="float" office:value="28.96002" calcext:value-type="float">
            <text:p>28.96002</text:p>
          </table:table-cell>
          <table:table-cell table:style-name="ce40" office:value-type="float" office:value="32.07288" calcext:value-type="float">
            <text:p>32.07288</text:p>
          </table:table-cell>
          <table:table-cell table:style-name="ce40" office:value-type="float" office:value="30.56891" calcext:value-type="float">
            <text:p>30.56891</text:p>
          </table:table-cell>
          <table:table-cell table:style-name="ce40" office:value-type="float" office:value="32.05923" calcext:value-type="float">
            <text:p>32.05923</text:p>
          </table:table-cell>
          <table:table-cell table:style-name="ce40" office:value-type="float" office:value="31.70822" calcext:value-type="float">
            <text:p>31.70822</text:p>
          </table:table-cell>
          <table:table-cell table:style-name="ce40" office:value-type="float" office:value="31.67377" calcext:value-type="float">
            <text:p>31.67377</text:p>
          </table:table-cell>
          <table:table-cell table:style-name="ce40" office:value-type="float" office:value="30.4942" calcext:value-type="float">
            <text:p>30.4942</text:p>
          </table:table-cell>
          <table:table-cell table:style-name="ce40" office:value-type="float" office:value="30.53714" calcext:value-type="float">
            <text:p>30.53714</text:p>
          </table:table-cell>
          <table:table-cell table:style-name="ce40" office:value-type="float" office:value="29.42682" calcext:value-type="float">
            <text:p>29.42682</text:p>
          </table:table-cell>
          <table:table-cell table:style-name="ce40" office:value-type="float" office:value="29.78278" calcext:value-type="float">
            <text:p>29.78278</text:p>
          </table:table-cell>
          <table:table-cell table:style-name="ce40" office:value-type="float" office:value="28.82742" calcext:value-type="float">
            <text:p>28.82742</text:p>
          </table:table-cell>
          <table:table-cell table:style-name="ce40" office:value-type="float" office:value="28.63968" calcext:value-type="float">
            <text:p>28.63968</text:p>
          </table:table-cell>
          <table:table-cell table:style-name="ce40" office:value-type="float" office:value="28.51532" calcext:value-type="float">
            <text:p>28.51532</text:p>
          </table:table-cell>
          <table:table-cell table:style-name="ce40" office:value-type="float" office:value="28.54269" calcext:value-type="float">
            <text:p>28.54269</text:p>
          </table:table-cell>
          <table:table-cell table:style-name="ce40" office:value-type="float" office:value="28.31863" calcext:value-type="float">
            <text:p>28.31863</text:p>
          </table:table-cell>
          <table:table-cell table:style-name="ce40" office:value-type="float" office:value="28.21204" calcext:value-type="float">
            <text:p>28.21204</text:p>
          </table:table-cell>
          <table:table-cell table:style-name="ce40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40" office:value-type="float" office:value="32.02881" calcext:value-type="float">
            <text:p>32.02881</text:p>
          </table:table-cell>
          <table:table-cell table:style-name="ce40" office:value-type="float" office:value="34.26898" calcext:value-type="float">
            <text:p>34.26898</text:p>
          </table:table-cell>
          <table:table-cell table:style-name="ce40" office:value-type="float" office:value="34.00836" calcext:value-type="float">
            <text:p>34.00836</text:p>
          </table:table-cell>
          <table:table-cell table:style-name="ce40" office:value-type="float" office:value="32.46762" calcext:value-type="float">
            <text:p>32.46762</text:p>
          </table:table-cell>
          <table:table-cell table:style-name="ce40" office:value-type="float" office:value="32.34015" calcext:value-type="float">
            <text:p>32.34015</text:p>
          </table:table-cell>
          <table:table-cell table:style-name="ce40" office:value-type="float" office:value="30.66907" calcext:value-type="float">
            <text:p>30.66907</text:p>
          </table:table-cell>
          <table:table-cell table:style-name="ce40" office:value-type="float" office:value="29.79074" calcext:value-type="float">
            <text:p>29.79074</text:p>
          </table:table-cell>
          <table:table-cell table:style-name="ce40" office:value-type="float" office:value="28.72803" calcext:value-type="float">
            <text:p>28.72803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5361" calcext:value-type="float">
            <text:p>28.5361</text:p>
          </table:table-cell>
          <table:table-cell table:style-name="ce40" office:value-type="float" office:value="28.63211" calcext:value-type="float">
            <text:p>28.63211</text:p>
          </table:table-cell>
          <table:table-cell table:style-name="ce40" office:value-type="float" office:value="28.62186" calcext:value-type="float">
            <text:p>28.62186</text:p>
          </table:table-cell>
          <table:table-cell table:style-name="ce40" office:value-type="float" office:value="28.56418" calcext:value-type="float">
            <text:p>28.56418</text:p>
          </table:table-cell>
          <table:table-cell table:style-name="ce40" office:value-type="float" office:value="28.60068" calcext:value-type="float">
            <text:p>28.60068</text:p>
          </table:table-cell>
          <table:table-cell table:style-name="ce40" office:value-type="float" office:value="28.19586" calcext:value-type="float">
            <text:p>28.19586</text:p>
          </table:table-cell>
          <table:table-cell table:style-name="ce40" office:value-type="float" office:value="29.66272" calcext:value-type="float">
            <text:p>29.66272</text:p>
          </table:table-cell>
          <table:table-cell table:style-name="ce40" office:value-type="float" office:value="29.28198" calcext:value-type="float">
            <text:p>29.28198</text:p>
          </table:table-cell>
          <table:table-cell table:style-name="ce40" office:value-type="float" office:value="31.32043" calcext:value-type="float">
            <text:p>31.32043</text:p>
          </table:table-cell>
          <table:table-cell table:style-name="ce40" office:value-type="float" office:value="30.22699" calcext:value-type="float">
            <text:p>30.22699</text:p>
          </table:table-cell>
          <table:table-cell table:style-name="ce40" office:value-type="float" office:value="31.07773" calcext:value-type="float">
            <text:p>31.07773</text:p>
          </table:table-cell>
          <table:table-cell table:style-name="ce40" office:value-type="float" office:value="29.62375" calcext:value-type="float">
            <text:p>29.62375</text:p>
          </table:table-cell>
          <table:table-cell table:style-name="ce40" office:value-type="float" office:value="29.88098" calcext:value-type="float">
            <text:p>29.88098</text:p>
          </table:table-cell>
          <table:table-cell table:style-name="ce40" office:value-type="float" office:value="28.80447" calcext:value-type="float">
            <text:p>28.80447</text:p>
          </table:table-cell>
          <table:table-cell table:style-name="ce40" office:value-type="float" office:value="29.31088" calcext:value-type="float">
            <text:p>29.31088</text:p>
          </table:table-cell>
          <table:table-cell table:style-name="ce40" office:value-type="float" office:value="28.69272" calcext:value-type="float">
            <text:p>28.69272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42279" calcext:value-type="float">
            <text:p>28.42279</text:p>
          </table:table-cell>
          <table:table-cell table:style-name="ce40" office:value-type="float" office:value="28.74319" calcext:value-type="float">
            <text:p>28.74319</text:p>
          </table:table-cell>
          <table:table-cell table:style-name="ce40" office:value-type="float" office:value="28.47443" calcext:value-type="float">
            <text:p>28.47443</text:p>
          </table:table-cell>
          <table:table-cell table:style-name="ce40" office:value-type="float" office:value="28.34259" calcext:value-type="float">
            <text:p>28.34259</text:p>
          </table:table-cell>
          <table:table-cell table:style-name="ce40" office:value-type="float" office:value="28.52533" calcext:value-type="float">
            <text:p>28.52533</text:p>
          </table:table-cell>
          <table:table-cell table:style-name="ce40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40" office:value-type="float" office:value="33.23892" calcext:value-type="float">
            <text:p>33.23892</text:p>
          </table:table-cell>
          <table:table-cell table:style-name="ce40" office:value-type="float" office:value="32.71045" calcext:value-type="float">
            <text:p>32.71045</text:p>
          </table:table-cell>
          <table:table-cell table:style-name="ce40" office:value-type="float" office:value="33.28479" calcext:value-type="float">
            <text:p>33.28479</text:p>
          </table:table-cell>
          <table:table-cell table:style-name="ce40" office:value-type="float" office:value="33.85135" calcext:value-type="float">
            <text:p>33.85135</text:p>
          </table:table-cell>
          <table:table-cell table:style-name="ce40" office:value-type="float" office:value="31.38422" calcext:value-type="float">
            <text:p>31.38422</text:p>
          </table:table-cell>
          <table:table-cell table:style-name="ce40" office:value-type="float" office:value="31.69089" calcext:value-type="float">
            <text:p>31.69089</text:p>
          </table:table-cell>
          <table:table-cell table:style-name="ce40" office:value-type="float" office:value="28.66425" calcext:value-type="float">
            <text:p>28.66425</text:p>
          </table:table-cell>
          <table:table-cell table:style-name="ce40" office:value-type="float" office:value="29.94077" calcext:value-type="float">
            <text:p>29.94077</text:p>
          </table:table-cell>
          <table:table-cell table:style-name="ce40" office:value-type="float" office:value="28.32846" calcext:value-type="float">
            <text:p>28.32846</text:p>
          </table:table-cell>
          <table:table-cell table:style-name="ce40" office:value-type="float" office:value="28.37448" calcext:value-type="float">
            <text:p>28.37448</text:p>
          </table:table-cell>
          <table:table-cell table:style-name="ce40" office:value-type="float" office:value="28.64233" calcext:value-type="float">
            <text:p>28.64233</text:p>
          </table:table-cell>
          <table:table-cell table:style-name="ce40" office:value-type="float" office:value="28.71341" calcext:value-type="float">
            <text:p>28.71341</text:p>
          </table:table-cell>
          <table:table-cell table:style-name="ce40" office:value-type="float" office:value="28.37909" calcext:value-type="float">
            <text:p>28.37909</text:p>
          </table:table-cell>
          <table:table-cell table:style-name="ce40" office:value-type="float" office:value="28.26801" calcext:value-type="float">
            <text:p>28.26801</text:p>
          </table:table-cell>
          <table:table-cell table:style-name="ce40" office:value-type="float" office:value="28.82904" calcext:value-type="float">
            <text:p>28.82904</text:p>
          </table:table-cell>
          <table:table-cell table:style-name="ce40" office:value-type="float" office:value="28.8389" calcext:value-type="float">
            <text:p>28.8389</text:p>
          </table:table-cell>
          <table:table-cell table:style-name="ce40" office:value-type="float" office:value="30.33307" calcext:value-type="float">
            <text:p>30.33307</text:p>
          </table:table-cell>
          <table:table-cell table:style-name="ce40" office:value-type="float" office:value="28.92117" calcext:value-type="float">
            <text:p>28.92117</text:p>
          </table:table-cell>
          <table:table-cell table:style-name="ce40" office:value-type="float" office:value="30.46878" calcext:value-type="float">
            <text:p>30.46878</text:p>
          </table:table-cell>
          <table:table-cell table:style-name="ce40" office:value-type="float" office:value="29.08975" calcext:value-type="float">
            <text:p>29.08975</text:p>
          </table:table-cell>
          <table:table-cell table:style-name="ce40" office:value-type="float" office:value="29.08691" calcext:value-type="float">
            <text:p>29.08691</text:p>
          </table:table-cell>
          <table:table-cell table:style-name="ce40" office:value-type="float" office:value="28.99982" calcext:value-type="float">
            <text:p>28.99982</text:p>
          </table:table-cell>
          <table:table-cell table:style-name="ce40" office:value-type="float" office:value="28.67499" calcext:value-type="float">
            <text:p>28.67499</text:p>
          </table:table-cell>
          <table:table-cell table:style-name="ce40" office:value-type="float" office:value="28.87839" calcext:value-type="float">
            <text:p>28.87839</text:p>
          </table:table-cell>
          <table:table-cell table:style-name="ce40" office:value-type="float" office:value="28.59769" calcext:value-type="float">
            <text:p>28.59769</text:p>
          </table:table-cell>
          <table:table-cell table:style-name="ce40" office:value-type="float" office:value="28.48419" calcext:value-type="float">
            <text:p>28.48419</text:p>
          </table:table-cell>
          <table:table-cell table:style-name="ce40" office:value-type="float" office:value="28.26184" calcext:value-type="float">
            <text:p>28.26184</text:p>
          </table:table-cell>
          <table:table-cell table:style-name="ce40" office:value-type="float" office:value="28.64581" calcext:value-type="float">
            <text:p>28.64581</text:p>
          </table:table-cell>
          <table:table-cell table:style-name="ce40" office:value-type="float" office:value="28.15384" calcext:value-type="float">
            <text:p>28.15384</text:p>
          </table:table-cell>
          <table:table-cell table:style-name="ce40" office:value-type="float" office:value="28.42807" calcext:value-type="float">
            <text:p>28.42807</text:p>
          </table:table-cell>
          <table:table-cell table:style-name="ce40" office:value-type="float" office:value="28.38943" calcext:value-type="float">
            <text:p>28.38943</text:p>
          </table:table-cell>
          <table:table-cell table:style-name="ce40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40" office:value-type="float" office:value="30.31021" calcext:value-type="float">
            <text:p>30.31021</text:p>
          </table:table-cell>
          <table:table-cell table:style-name="ce40" office:value-type="float" office:value="33.01303" calcext:value-type="float">
            <text:p>33.01303</text:p>
          </table:table-cell>
          <table:table-cell table:style-name="ce40" office:value-type="float" office:value="33.23608" calcext:value-type="float">
            <text:p>33.23608</text:p>
          </table:table-cell>
          <table:table-cell table:style-name="ce40" office:value-type="float" office:value="33.13571" calcext:value-type="float">
            <text:p>33.13571</text:p>
          </table:table-cell>
          <table:table-cell table:style-name="ce40" office:value-type="float" office:value="32.51083" calcext:value-type="float">
            <text:p>32.51083</text:p>
          </table:table-cell>
          <table:table-cell table:style-name="ce40" office:value-type="float" office:value="31.99399" calcext:value-type="float">
            <text:p>31.99399</text:p>
          </table:table-cell>
          <table:table-cell table:style-name="ce40" office:value-type="float" office:value="31.27509" calcext:value-type="float">
            <text:p>31.27509</text:p>
          </table:table-cell>
          <table:table-cell table:style-name="ce40" office:value-type="float" office:value="29.13193" calcext:value-type="float">
            <text:p>29.13193</text:p>
          </table:table-cell>
          <table:table-cell table:style-name="ce40" office:value-type="float" office:value="28.8609" calcext:value-type="float">
            <text:p>28.8609</text:p>
          </table:table-cell>
          <table:table-cell table:style-name="ce40" office:value-type="float" office:value="28.91595" calcext:value-type="float">
            <text:p>28.91595</text:p>
          </table:table-cell>
          <table:table-cell table:style-name="ce40" office:value-type="float" office:value="28.40634" calcext:value-type="float">
            <text:p>28.40634</text:p>
          </table:table-cell>
          <table:table-cell table:style-name="ce40" office:value-type="float" office:value="28.36868" calcext:value-type="float">
            <text:p>28.36868</text:p>
          </table:table-cell>
          <table:table-cell table:style-name="ce40" office:value-type="float" office:value="28.39703" calcext:value-type="float">
            <text:p>28.39703</text:p>
          </table:table-cell>
          <table:table-cell table:style-name="ce40" office:value-type="float" office:value="28.91565" calcext:value-type="float">
            <text:p>28.91565</text:p>
          </table:table-cell>
          <table:table-cell table:style-name="ce40" office:value-type="float" office:value="28.53201" calcext:value-type="float">
            <text:p>28.53201</text:p>
          </table:table-cell>
          <table:table-cell table:style-name="ce40" office:value-type="float" office:value="29.12576" calcext:value-type="float">
            <text:p>29.12576</text:p>
          </table:table-cell>
          <table:table-cell table:style-name="ce40" office:value-type="float" office:value="28.50348" calcext:value-type="float">
            <text:p>28.50348</text:p>
          </table:table-cell>
          <table:table-cell table:style-name="ce40" office:value-type="float" office:value="29.06195" calcext:value-type="float">
            <text:p>29.06195</text:p>
          </table:table-cell>
          <table:table-cell table:style-name="ce40" office:value-type="float" office:value="28.60486" calcext:value-type="float">
            <text:p>28.60486</text:p>
          </table:table-cell>
          <table:table-cell table:style-name="ce40" office:value-type="float" office:value="28.94354" calcext:value-type="float">
            <text:p>28.94354</text:p>
          </table:table-cell>
          <table:table-cell table:style-name="ce40" office:value-type="float" office:value="28.46841" calcext:value-type="float">
            <text:p>28.46841</text:p>
          </table:table-cell>
          <table:table-cell table:style-name="ce40" office:value-type="float" office:value="28.54739" calcext:value-type="float">
            <text:p>28.54739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8.72452" calcext:value-type="float">
            <text:p>28.72452</text:p>
          </table:table-cell>
          <table:table-cell table:style-name="ce40" office:value-type="float" office:value="28.28088" calcext:value-type="float">
            <text:p>28.28088</text:p>
          </table:table-cell>
          <table:table-cell table:style-name="ce40" office:value-type="float" office:value="28.92209" calcext:value-type="float">
            <text:p>28.92209</text:p>
          </table:table-cell>
          <table:table-cell table:style-name="ce40" office:value-type="float" office:value="28.49622" calcext:value-type="float">
            <text:p>28.49622</text:p>
          </table:table-cell>
          <table:table-cell table:style-name="ce40" office:value-type="float" office:value="28.54321" calcext:value-type="float">
            <text:p>28.54321</text:p>
          </table:table-cell>
          <table:table-cell table:style-name="ce40" office:value-type="float" office:value="28.06284" calcext:value-type="float">
            <text:p>28.06284</text:p>
          </table:table-cell>
          <table:table-cell table:style-name="ce40" office:value-type="float" office:value="28.388" calcext:value-type="float">
            <text:p>28.388</text:p>
          </table:table-cell>
          <table:table-cell table:style-name="ce40" office:value-type="float" office:value="28.26813" calcext:value-type="float">
            <text:p>28.26813</text:p>
          </table:table-cell>
          <table:table-cell table:style-name="ce40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40" office:value-type="float" office:value="32.0314" calcext:value-type="float">
            <text:p>32.0314</text:p>
          </table:table-cell>
          <table:table-cell table:style-name="ce40" office:value-type="float" office:value="31.10455" calcext:value-type="float">
            <text:p>31.10455</text:p>
          </table:table-cell>
          <table:table-cell table:style-name="ce40" office:value-type="float" office:value="32.55066" calcext:value-type="float">
            <text:p>32.55066</text:p>
          </table:table-cell>
          <table:table-cell table:style-name="ce40" office:value-type="float" office:value="33.09009" calcext:value-type="float">
            <text:p>33.09009</text:p>
          </table:table-cell>
          <table:table-cell table:style-name="ce40" office:value-type="float" office:value="32.64035" calcext:value-type="float">
            <text:p>32.64035</text:p>
          </table:table-cell>
          <table:table-cell table:style-name="ce40" office:value-type="float" office:value="32.62744" calcext:value-type="float">
            <text:p>32.62744</text:p>
          </table:table-cell>
          <table:table-cell table:style-name="ce40" office:value-type="float" office:value="30.21588" calcext:value-type="float">
            <text:p>30.21588</text:p>
          </table:table-cell>
          <table:table-cell table:style-name="ce40" office:value-type="float" office:value="31.65714" calcext:value-type="float">
            <text:p>31.65714</text:p>
          </table:table-cell>
          <table:table-cell table:style-name="ce40" office:value-type="float" office:value="28.47693" calcext:value-type="float">
            <text:p>28.47693</text:p>
          </table:table-cell>
          <table:table-cell table:style-name="ce40" office:value-type="float" office:value="28.58136" calcext:value-type="float">
            <text:p>28.58136</text:p>
          </table:table-cell>
          <table:table-cell table:style-name="ce40" office:value-type="float" office:value="28.46143" calcext:value-type="float">
            <text:p>28.46143</text:p>
          </table:table-cell>
          <table:table-cell table:style-name="ce40" office:value-type="float" office:value="28.54691" calcext:value-type="float">
            <text:p>28.54691</text:p>
          </table:table-cell>
          <table:table-cell table:style-name="ce40" office:value-type="float" office:value="28.25174" calcext:value-type="float">
            <text:p>28.25174</text:p>
          </table:table-cell>
          <table:table-cell table:style-name="ce40" office:value-type="float" office:value="28.004" calcext:value-type="float">
            <text:p>28.004</text:p>
          </table:table-cell>
          <table:table-cell table:style-name="ce40" office:value-type="float" office:value="28.58514" calcext:value-type="float">
            <text:p>28.58514</text:p>
          </table:table-cell>
          <table:table-cell table:style-name="ce40" office:value-type="float" office:value="28.64804" calcext:value-type="float">
            <text:p>28.64804</text:p>
          </table:table-cell>
          <table:table-cell table:style-name="ce40" office:value-type="float" office:value="28.99655" calcext:value-type="float">
            <text:p>28.99655</text:p>
          </table:table-cell>
          <table:table-cell table:style-name="ce40" office:value-type="float" office:value="28.42178" calcext:value-type="float">
            <text:p>28.42178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52576" calcext:value-type="float">
            <text:p>28.52576</text:p>
          </table:table-cell>
          <table:table-cell table:style-name="ce40" office:value-type="float" office:value="28.36053" calcext:value-type="float">
            <text:p>28.36053</text:p>
          </table:table-cell>
          <table:table-cell table:style-name="ce40" office:value-type="float" office:value="28.70605" calcext:value-type="float">
            <text:p>28.70605</text:p>
          </table:table-cell>
          <table:table-cell table:style-name="ce40" office:value-type="float" office:value="28.17401" calcext:value-type="float">
            <text:p>28.17401</text:p>
          </table:table-cell>
          <table:table-cell table:style-name="ce40" office:value-type="float" office:value="28.30972" calcext:value-type="float">
            <text:p>28.30972</text:p>
          </table:table-cell>
          <table:table-cell table:style-name="ce40" office:value-type="float" office:value="28.36966" calcext:value-type="float">
            <text:p>28.36966</text:p>
          </table:table-cell>
          <table:table-cell table:style-name="ce40" office:value-type="float" office:value="28.40948" calcext:value-type="float">
            <text:p>28.40948</text:p>
          </table:table-cell>
          <table:table-cell table:style-name="ce40" office:value-type="float" office:value="28.41159" calcext:value-type="float">
            <text:p>28.41159</text:p>
          </table:table-cell>
          <table:table-cell table:style-name="ce40" office:value-type="float" office:value="28.4498" calcext:value-type="float">
            <text:p>28.4498</text:p>
          </table:table-cell>
          <table:table-cell table:style-name="ce40" office:value-type="float" office:value="28.31772" calcext:value-type="float">
            <text:p>28.31772</text:p>
          </table:table-cell>
          <table:table-cell table:style-name="ce40" office:value-type="float" office:value="28.34332" calcext:value-type="float">
            <text:p>28.34332</text:p>
          </table:table-cell>
          <table:table-cell table:style-name="ce40" office:value-type="float" office:value="28.21362" calcext:value-type="float">
            <text:p>28.21362</text:p>
          </table:table-cell>
          <table:table-cell table:style-name="ce40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2" office:value-type="float" office:value="29.24329" calcext:value-type="float">
            <text:p>29.24329</text:p>
          </table:table-cell>
          <table:table-cell table:style-name="ce42" office:value-type="float" office:value="29.60516" calcext:value-type="float">
            <text:p>29.60516</text:p>
          </table:table-cell>
          <table:table-cell table:style-name="ce42" office:value-type="float" office:value="29.138" calcext:value-type="float">
            <text:p>29.138</text:p>
          </table:table-cell>
          <table:table-cell table:style-name="ce42" office:value-type="float" office:value="28.81903" calcext:value-type="float">
            <text:p>28.81903</text:p>
          </table:table-cell>
          <table:table-cell table:style-name="ce42" office:value-type="float" office:value="28.56812" calcext:value-type="float">
            <text:p>28.56812</text:p>
          </table:table-cell>
          <table:table-cell table:style-name="ce42" office:value-type="float" office:value="28.8504" calcext:value-type="float">
            <text:p>28.8504</text:p>
          </table:table-cell>
          <table:table-cell table:style-name="ce42" office:value-type="float" office:value="28.76837" calcext:value-type="float">
            <text:p>28.76837</text:p>
          </table:table-cell>
          <table:table-cell table:style-name="ce42" office:value-type="float" office:value="29.04855" calcext:value-type="float">
            <text:p>29.04855</text:p>
          </table:table-cell>
          <table:table-cell table:style-name="ce42" office:value-type="float" office:value="28.22244" calcext:value-type="float">
            <text:p>28.22244</text:p>
          </table:table-cell>
          <table:table-cell table:style-name="ce42" office:value-type="float" office:value="28.60815" calcext:value-type="float">
            <text:p>28.60815</text:p>
          </table:table-cell>
          <table:table-cell table:style-name="ce42" office:value-type="float" office:value="28.82043" calcext:value-type="float">
            <text:p>28.82043</text:p>
          </table:table-cell>
          <table:table-cell table:style-name="ce42" office:value-type="float" office:value="29.11411" calcext:value-type="float">
            <text:p>29.11411</text:p>
          </table:table-cell>
          <table:table-cell table:style-name="ce42" office:value-type="float" office:value="28.28314" calcext:value-type="float">
            <text:p>28.28314</text:p>
          </table:table-cell>
          <table:table-cell table:style-name="ce42" office:value-type="float" office:value="28.56381" calcext:value-type="float">
            <text:p>28.56381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24619" calcext:value-type="float">
            <text:p>28.24619</text:p>
          </table:table-cell>
          <table:table-cell table:style-name="ce42" office:value-type="float" office:value="28.0141" calcext:value-type="float">
            <text:p>28.0141</text:p>
          </table:table-cell>
          <table:table-cell table:style-name="ce42" office:value-type="float" office:value="28.677" calcext:value-type="float">
            <text:p>28.677</text:p>
          </table:table-cell>
          <table:table-cell table:style-name="ce42" office:value-type="float" office:value="28.33722" calcext:value-type="float">
            <text:p>28.33722</text:p>
          </table:table-cell>
          <table:table-cell table:style-name="ce42" office:value-type="float" office:value="28.32819" calcext:value-type="float">
            <text:p>28.32819</text:p>
          </table:table-cell>
          <table:table-cell table:style-name="ce42" office:value-type="float" office:value="28.06592" calcext:value-type="float">
            <text:p>28.06592</text:p>
          </table:table-cell>
          <table:table-cell table:style-name="ce42" office:value-type="float" office:value="28.57782" calcext:value-type="float">
            <text:p>28.57782</text:p>
          </table:table-cell>
          <table:table-cell table:style-name="ce42" office:value-type="float" office:value="28.26013" calcext:value-type="float">
            <text:p>28.26013</text:p>
          </table:table-cell>
          <table:table-cell table:style-name="ce42" office:value-type="float" office:value="28.28244" calcext:value-type="float">
            <text:p>28.28244</text:p>
          </table:table-cell>
          <table:table-cell table:style-name="ce42" office:value-type="float" office:value="28.39639" calcext:value-type="float">
            <text:p>28.39639</text:p>
          </table:table-cell>
          <table:table-cell table:style-name="ce42" office:value-type="float" office:value="28.61353" calcext:value-type="float">
            <text:p>28.61353</text:p>
          </table:table-cell>
          <table:table-cell table:style-name="ce42" office:value-type="float" office:value="28.49118" calcext:value-type="float">
            <text:p>28.49118</text:p>
          </table:table-cell>
          <table:table-cell table:style-name="ce42" office:value-type="float" office:value="28.2879" calcext:value-type="float">
            <text:p>28.2879</text:p>
          </table:table-cell>
          <table:table-cell table:style-name="ce42" office:value-type="float" office:value="28.3158" calcext:value-type="float">
            <text:p>28.3158</text:p>
          </table:table-cell>
          <table:table-cell table:style-name="ce42" office:value-type="float" office:value="28.14273" calcext:value-type="float">
            <text:p>28.14273</text:p>
          </table:table-cell>
          <table:table-cell table:style-name="ce42" office:value-type="float" office:value="27.83862" calcext:value-type="float">
            <text:p>27.83862</text:p>
          </table:table-cell>
          <table:table-cell table:style-name="ce42" office:value-type="float" office:value="28.5" calcext:value-type="float">
            <text:p>28.5</text:p>
          </table:table-cell>
          <table:table-cell office:value-type="string" calcext:value-type="string">
            <text:p>less_area_fi2fl 16bit core 20.06.2023</text:p>
          </table:table-cell>
          <table:table-cell table:number-columns-repeated="2"/>
          <table:table-cell table:style-name="ce58" office:value-type="float" office:value="28.711" calcext:value-type="float">
            <text:p>28.711</text:p>
          </table:table-cell>
          <table:table-cell table:style-name="ce58" office:value-type="float" office:value="27.792" calcext:value-type="float">
            <text:p>27.792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631" calcext:value-type="float">
            <text:p>28.631</text:p>
          </table:table-cell>
          <table:table-cell table:style-name="ce58" office:value-type="float" office:value="28.353" calcext:value-type="float">
            <text:p>28.353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221" calcext:value-type="float">
            <text:p>28.221</text:p>
          </table:table-cell>
          <table:table-cell table:style-name="ce58" office:value-type="float" office:value="28.586" calcext:value-type="float">
            <text:p>28.586</text:p>
          </table:table-cell>
          <table:table-cell table:style-name="ce58" office:value-type="float" office:value="28.024" calcext:value-type="float">
            <text:p>28.024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98" calcext:value-type="float">
            <text:p>28.298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7.972" calcext:value-type="float">
            <text:p>27.972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238" calcext:value-type="float">
            <text:p>28.238</text:p>
          </table:table-cell>
          <table:table-cell table:style-name="ce58" office:value-type="float" office:value="29.127" calcext:value-type="float">
            <text:p>29.127</text:p>
          </table:table-cell>
          <table:table-cell table:style-name="ce58" office:value-type="float" office:value="28.777" calcext:value-type="float">
            <text:p>28.777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172" calcext:value-type="float">
            <text:p>28.172</text:p>
          </table:table-cell>
          <table:table-cell table:style-name="ce58" office:value-type="float" office:value="29.07" calcext:value-type="float">
            <text:p>29.07</text:p>
          </table:table-cell>
          <table:table-cell table:style-name="ce58" office:value-type="float" office:value="28.718" calcext:value-type="float">
            <text:p>28.718</text:p>
          </table:table-cell>
          <table:table-cell table:style-name="ce58" office:value-type="float" office:value="28.894" calcext:value-type="float">
            <text:p>28.894</text:p>
          </table:table-cell>
          <table:table-cell table:style-name="ce58" office:value-type="float" office:value="28.509" calcext:value-type="float">
            <text:p>28.509</text:p>
          </table:table-cell>
          <table:table-cell table:style-name="ce58" office:value-type="float" office:value="28.883" calcext:value-type="float">
            <text:p>28.883</text:p>
          </table:table-cell>
          <table:table-cell table:style-name="ce58" office:value-type="float" office:value="29.076" calcext:value-type="float">
            <text:p>29.076</text:p>
          </table:table-cell>
          <table:table-cell table:style-name="ce58" office:value-type="float" office:value="29.687" calcext:value-type="float">
            <text:p>29.687</text:p>
          </table:table-cell>
          <table:table-cell table:style-name="ce58" office:value-type="float" office:value="29.163" calcext:value-type="float">
            <text:p>29.163</text:p>
          </table:table-cell>
        </table:table-row>
        <table:table-row table:style-name="ro1">
          <table:table-cell table:style-name="ce42" office:value-type="float" office:value="29.19098" calcext:value-type="float">
            <text:p>29.19098</text:p>
          </table:table-cell>
          <table:table-cell table:style-name="ce42" office:value-type="float" office:value="28.95337" calcext:value-type="float">
            <text:p>28.95337</text:p>
          </table:table-cell>
          <table:table-cell table:style-name="ce42" office:value-type="float" office:value="28.77802" calcext:value-type="float">
            <text:p>28.77802</text:p>
          </table:table-cell>
          <table:table-cell table:style-name="ce42" office:value-type="float" office:value="28.82941" calcext:value-type="float">
            <text:p>28.82941</text:p>
          </table:table-cell>
          <table:table-cell table:style-name="ce42" office:value-type="float" office:value="28.72452" calcext:value-type="float">
            <text:p>28.72452</text:p>
          </table:table-cell>
          <table:table-cell table:style-name="ce42" office:value-type="float" office:value="28.55228" calcext:value-type="float">
            <text:p>28.55228</text:p>
          </table:table-cell>
          <table:table-cell table:style-name="ce42" office:value-type="float" office:value="28.97546" calcext:value-type="float">
            <text:p>28.97546</text:p>
          </table:table-cell>
          <table:table-cell table:style-name="ce42" office:value-type="float" office:value="28.56976" calcext:value-type="float">
            <text:p>28.56976</text:p>
          </table:table-cell>
          <table:table-cell table:style-name="ce42" office:value-type="float" office:value="28.88806" calcext:value-type="float">
            <text:p>28.88806</text:p>
          </table:table-cell>
          <table:table-cell table:style-name="ce42" office:value-type="float" office:value="28.57159" calcext:value-type="float">
            <text:p>28.57159</text:p>
          </table:table-cell>
          <table:table-cell table:style-name="ce42" office:value-type="float" office:value="28.99152" calcext:value-type="float">
            <text:p>28.99152</text:p>
          </table:table-cell>
          <table:table-cell table:style-name="ce42" office:value-type="float" office:value="28.32123" calcext:value-type="float">
            <text:p>28.32123</text:p>
          </table:table-cell>
          <table:table-cell table:style-name="ce42" office:value-type="float" office:value="28.68118" calcext:value-type="float">
            <text:p>28.68118</text:p>
          </table:table-cell>
          <table:table-cell table:style-name="ce42" office:value-type="float" office:value="28.53909" calcext:value-type="float">
            <text:p>28.53909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08243" calcext:value-type="float">
            <text:p>28.08243</text:p>
          </table:table-cell>
          <table:table-cell table:style-name="ce42" office:value-type="float" office:value="28.41306" calcext:value-type="float">
            <text:p>28.41306</text:p>
          </table:table-cell>
          <table:table-cell table:style-name="ce42" office:value-type="float" office:value="27.81903" calcext:value-type="float">
            <text:p>27.81903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71655" calcext:value-type="float">
            <text:p>28.71655</text:p>
          </table:table-cell>
          <table:table-cell table:style-name="ce42" office:value-type="float" office:value="28.06601" calcext:value-type="float">
            <text:p>28.06601</text:p>
          </table:table-cell>
          <table:table-cell table:style-name="ce42" office:value-type="float" office:value="28.10794" calcext:value-type="float">
            <text:p>28.10794</text:p>
          </table:table-cell>
          <table:table-cell table:style-name="ce42" office:value-type="float" office:value="28.24368" calcext:value-type="float">
            <text:p>28.24368</text:p>
          </table:table-cell>
          <table:table-cell table:style-name="ce42" office:value-type="float" office:value="28.27966" calcext:value-type="float">
            <text:p>28.27966</text:p>
          </table:table-cell>
          <table:table-cell table:style-name="ce42" office:value-type="float" office:value="28.1355" calcext:value-type="float">
            <text:p>28.1355</text:p>
          </table:table-cell>
          <table:table-cell table:style-name="ce42" office:value-type="float" office:value="28.3486" calcext:value-type="float">
            <text:p>28.3486</text:p>
          </table:table-cell>
          <table:table-cell table:style-name="ce42" office:value-type="float" office:value="28.67178" calcext:value-type="float">
            <text:p>28.67178</text:p>
          </table:table-cell>
          <table:table-cell table:style-name="ce42" office:value-type="float" office:value="28.49866" calcext:value-type="float">
            <text:p>28.49866</text:p>
          </table:table-cell>
          <table:table-cell table:style-name="ce42" office:value-type="float" office:value="28.29163" calcext:value-type="float">
            <text:p>28.29163</text:p>
          </table:table-cell>
          <table:table-cell table:style-name="ce42" office:value-type="float" office:value="28.27988" calcext:value-type="float">
            <text:p>28.27988</text:p>
          </table:table-cell>
          <table:table-cell table:style-name="ce42" office:value-type="float" office:value="28.77908" calcext:value-type="float">
            <text:p>28.77908</text:p>
          </table:table-cell>
          <table:table-cell table:style-name="ce42" office:value-type="float" office:value="28.89133" calcext:value-type="float">
            <text:p>28.89133</text:p>
          </table:table-cell>
          <table:table-cell table:number-columns-repeated="3"/>
          <table:table-cell table:style-name="ce58" office:value-type="float" office:value="28.942" calcext:value-type="float">
            <text:p>28.942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332" calcext:value-type="float">
            <text:p>28.332</text:p>
          </table:table-cell>
          <table:table-cell table:style-name="ce58" office:value-type="float" office:value="28.134" calcext:value-type="float">
            <text:p>28.134</text:p>
          </table:table-cell>
          <table:table-cell table:style-name="ce58" office:value-type="float" office:value="28.541" calcext:value-type="float">
            <text:p>28.54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394" calcext:value-type="float">
            <text:p>28.394</text:p>
          </table:table-cell>
          <table:table-cell table:style-name="ce58" office:value-type="float" office:value="27.982" calcext:value-type="float">
            <text:p>27.982</text:p>
          </table:table-cell>
          <table:table-cell table:style-name="ce58" office:value-type="float" office:value="28.318" calcext:value-type="float">
            <text:p>28.318</text:p>
          </table:table-cell>
          <table:table-cell table:style-name="ce58" office:value-type="float" office:value="28.092" calcext:value-type="float">
            <text:p>28.092</text:p>
          </table:table-cell>
          <table:table-cell table:style-name="ce58" office:value-type="float" office:value="28.151" calcext:value-type="float">
            <text:p>28.151</text:p>
          </table:table-cell>
          <table:table-cell table:style-name="ce58" office:value-type="float" office:value="27.914" calcext:value-type="float">
            <text:p>27.914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7.861" calcext:value-type="float">
            <text:p>27.861</text:p>
          </table:table-cell>
          <table:table-cell table:style-name="ce58" office:value-type="float" office:value="28.261" calcext:value-type="float">
            <text:p>28.261</text:p>
          </table:table-cell>
          <table:table-cell table:style-name="ce58" office:value-type="float" office:value="28.118" calcext:value-type="float">
            <text:p>28.118</text:p>
          </table:table-cell>
          <table:table-cell table:style-name="ce58" office:value-type="float" office:value="28.198" calcext:value-type="float">
            <text:p>28.198</text:p>
          </table:table-cell>
          <table:table-cell table:style-name="ce58" office:value-type="float" office:value="28.582" calcext:value-type="float">
            <text:p>28.582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359" calcext:value-type="float">
            <text:p>28.359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814" calcext:value-type="float">
            <text:p>28.814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558" calcext:value-type="float">
            <text:p>28.558</text:p>
          </table:table-cell>
          <table:table-cell table:style-name="ce58" office:value-type="float" office:value="28.881" calcext:value-type="float">
            <text:p>28.881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9.019" calcext:value-type="float">
            <text:p>29.019</text:p>
          </table:table-cell>
          <table:table-cell table:style-name="ce58" office:value-type="float" office:value="29.005" calcext:value-type="float">
            <text:p>29.005</text:p>
          </table:table-cell>
        </table:table-row>
        <table:table-row table:style-name="ro1">
          <table:table-cell table:style-name="ce42" office:value-type="float" office:value="28.42529" calcext:value-type="float">
            <text:p>28.42529</text:p>
          </table:table-cell>
          <table:table-cell table:style-name="ce42" office:value-type="float" office:value="28.57669" calcext:value-type="float">
            <text:p>28.57669</text:p>
          </table:table-cell>
          <table:table-cell table:style-name="ce42" office:value-type="float" office:value="28.7334" calcext:value-type="float">
            <text:p>28.7334</text:p>
          </table:table-cell>
          <table:table-cell table:style-name="ce42" office:value-type="float" office:value="28.98831" calcext:value-type="float">
            <text:p>28.98831</text:p>
          </table:table-cell>
          <table:table-cell table:style-name="ce42" office:value-type="float" office:value="28.38116" calcext:value-type="float">
            <text:p>28.38116</text:p>
          </table:table-cell>
          <table:table-cell table:style-name="ce42" office:value-type="float" office:value="28.74844" calcext:value-type="float">
            <text:p>28.74844</text:p>
          </table:table-cell>
          <table:table-cell table:style-name="ce42" office:value-type="float" office:value="28.57654" calcext:value-type="float">
            <text:p>28.57654</text:p>
          </table:table-cell>
          <table:table-cell table:style-name="ce42" office:value-type="float" office:value="28.71783" calcext:value-type="float">
            <text:p>28.71783</text:p>
          </table:table-cell>
          <table:table-cell table:style-name="ce42" office:value-type="float" office:value="28.4548" calcext:value-type="float">
            <text:p>28.4548</text:p>
          </table:table-cell>
          <table:table-cell table:style-name="ce42" office:value-type="float" office:value="28.43539" calcext:value-type="float">
            <text:p>28.43539</text:p>
          </table:table-cell>
          <table:table-cell table:style-name="ce42" office:value-type="float" office:value="28.45013" calcext:value-type="float">
            <text:p>28.45013</text:p>
          </table:table-cell>
          <table:table-cell table:style-name="ce42" office:value-type="float" office:value="28.98422" calcext:value-type="float">
            <text:p>28.98422</text:p>
          </table:table-cell>
          <table:table-cell table:style-name="ce42" office:value-type="float" office:value="28.11511" calcext:value-type="float">
            <text:p>28.11511</text:p>
          </table:table-cell>
          <table:table-cell table:style-name="ce42" office:value-type="float" office:value="28.31934" calcext:value-type="float">
            <text:p>28.31934</text:p>
          </table:table-cell>
          <table:table-cell table:style-name="ce42" office:value-type="float" office:value="28.2934" calcext:value-type="float">
            <text:p>28.2934</text:p>
          </table:table-cell>
          <table:table-cell table:style-name="ce42" office:value-type="float" office:value="28.5502" calcext:value-type="float">
            <text:p>28.5502</text:p>
          </table:table-cell>
          <table:table-cell table:style-name="ce42" office:value-type="float" office:value="28.46082" calcext:value-type="float">
            <text:p>28.46082</text:p>
          </table:table-cell>
          <table:table-cell table:style-name="ce42" office:value-type="float" office:value="28.129" calcext:value-type="float">
            <text:p>28.129</text:p>
          </table:table-cell>
          <table:table-cell table:style-name="ce42" office:value-type="float" office:value="28.63046" calcext:value-type="float">
            <text:p>28.63046</text:p>
          </table:table-cell>
          <table:table-cell table:style-name="ce42" office:value-type="float" office:value="28.34183" calcext:value-type="float">
            <text:p>28.34183</text:p>
          </table:table-cell>
          <table:table-cell table:style-name="ce42" office:value-type="float" office:value="28.23886" calcext:value-type="float">
            <text:p>28.23886</text:p>
          </table:table-cell>
          <table:table-cell table:style-name="ce42" office:value-type="float" office:value="28.38602" calcext:value-type="float">
            <text:p>28.38602</text:p>
          </table:table-cell>
          <table:table-cell table:style-name="ce42" office:value-type="float" office:value="28.48724" calcext:value-type="float">
            <text:p>28.48724</text:p>
          </table:table-cell>
          <table:table-cell table:style-name="ce42" office:value-type="float" office:value="28.24484" calcext:value-type="float">
            <text:p>28.24484</text:p>
          </table:table-cell>
          <table:table-cell table:style-name="ce42" office:value-type="float" office:value="28.08899" calcext:value-type="float">
            <text:p>28.08899</text:p>
          </table:table-cell>
          <table:table-cell table:style-name="ce42" office:value-type="float" office:value="27.93716" calcext:value-type="float">
            <text:p>27.93716</text:p>
          </table:table-cell>
          <table:table-cell table:style-name="ce42" office:value-type="float" office:value="28.8046" calcext:value-type="float">
            <text:p>28.8046</text:p>
          </table:table-cell>
          <table:table-cell table:style-name="ce42" office:value-type="float" office:value="28.40726" calcext:value-type="float">
            <text:p>28.40726</text:p>
          </table:table-cell>
          <table:table-cell table:style-name="ce42" office:value-type="float" office:value="28.19968" calcext:value-type="float">
            <text:p>28.19968</text:p>
          </table:table-cell>
          <table:table-cell table:style-name="ce42" office:value-type="float" office:value="28.45541" calcext:value-type="float">
            <text:p>28.45541</text:p>
          </table:table-cell>
          <table:table-cell table:style-name="ce42" office:value-type="float" office:value="28.64899" calcext:value-type="float">
            <text:p>28.64899</text:p>
          </table:table-cell>
          <table:table-cell table:style-name="ce42" office:value-type="float" office:value="28.47067" calcext:value-type="float">
            <text:p>28.47067</text:p>
          </table:table-cell>
          <table:table-cell table:number-columns-repeated="3"/>
          <table:table-cell table:style-name="ce58" office:value-type="float" office:value="28.513" calcext:value-type="float">
            <text:p>28.513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482" calcext:value-type="float">
            <text:p>28.482</text:p>
          </table:table-cell>
          <table:table-cell table:style-name="ce58" office:value-type="float" office:value="28.154" calcext:value-type="float">
            <text:p>28.154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66" calcext:value-type="float">
            <text:p>28.766</text:p>
          </table:table-cell>
          <table:table-cell table:style-name="ce58" office:value-type="float" office:value="27.946" calcext:value-type="float">
            <text:p>27.946</text:p>
          </table:table-cell>
          <table:table-cell table:style-name="ce58" office:value-type="float" office:value="28.048" calcext:value-type="float">
            <text:p>28.048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87" calcext:value-type="float">
            <text:p>28.387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128" calcext:value-type="float">
            <text:p>28.128</text:p>
          </table:table-cell>
          <table:table-cell table:style-name="ce58" office:value-type="float" office:value="28.421" calcext:value-type="float">
            <text:p>28.421</text:p>
          </table:table-cell>
          <table:table-cell table:style-name="ce58" office:value-type="float" office:value="28.544" calcext:value-type="float">
            <text:p>28.544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321" calcext:value-type="float">
            <text:p>28.321</text:p>
          </table:table-cell>
          <table:table-cell table:style-name="ce58" office:value-type="float" office:value="28.073" calcext:value-type="float">
            <text:p>28.073</text:p>
          </table:table-cell>
          <table:table-cell table:style-name="ce58" office:value-type="float" office:value="28.986" calcext:value-type="float">
            <text:p>28.986</text:p>
          </table:table-cell>
          <table:table-cell table:style-name="ce58" office:value-type="float" office:value="28.41" calcext:value-type="float">
            <text:p>28.41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408" calcext:value-type="float">
            <text:p>28.408</text:p>
          </table:table-cell>
          <table:table-cell table:style-name="ce58" office:value-type="float" office:value="28.728" calcext:value-type="float">
            <text:p>28.728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778" calcext:value-type="float">
            <text:p>28.778</text:p>
          </table:table-cell>
          <table:table-cell table:style-name="ce58" office:value-type="float" office:value="28.326" calcext:value-type="float">
            <text:p>28.326</text:p>
          </table:table-cell>
          <table:table-cell table:style-name="ce58" office:value-type="float" office:value="29.035" calcext:value-type="float">
            <text:p>29.035</text:p>
          </table:table-cell>
          <table:table-cell table:style-name="ce58" office:value-type="float" office:value="28.677" calcext:value-type="float">
            <text:p>28.677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51" calcext:value-type="float">
            <text:p>28.351</text:p>
          </table:table-cell>
        </table:table-row>
        <table:table-row table:style-name="ro1">
          <table:table-cell table:style-name="ce42" office:value-type="float" office:value="29.20981" calcext:value-type="float">
            <text:p>29.20981</text:p>
          </table:table-cell>
          <table:table-cell table:style-name="ce42" office:value-type="float" office:value="28.237" calcext:value-type="float">
            <text:p>28.237</text:p>
          </table:table-cell>
          <table:table-cell table:style-name="ce42" office:value-type="float" office:value="28.69711" calcext:value-type="float">
            <text:p>28.69711</text:p>
          </table:table-cell>
          <table:table-cell table:style-name="ce42" office:value-type="float" office:value="28.74741" calcext:value-type="float">
            <text:p>28.74741</text:p>
          </table:table-cell>
          <table:table-cell table:style-name="ce42" office:value-type="float" office:value="28.59103" calcext:value-type="float">
            <text:p>28.59103</text:p>
          </table:table-cell>
          <table:table-cell table:style-name="ce42" office:value-type="float" office:value="28.45065" calcext:value-type="float">
            <text:p>28.45065</text:p>
          </table:table-cell>
          <table:table-cell table:style-name="ce42" office:value-type="float" office:value="28.98566" calcext:value-type="float">
            <text:p>28.98566</text:p>
          </table:table-cell>
          <table:table-cell table:style-name="ce42" office:value-type="float" office:value="28.68613" calcext:value-type="float">
            <text:p>28.68613</text:p>
          </table:table-cell>
          <table:table-cell table:style-name="ce42" office:value-type="float" office:value="28.6344" calcext:value-type="float">
            <text:p>28.6344</text:p>
          </table:table-cell>
          <table:table-cell table:style-name="ce42" office:value-type="float" office:value="28.61298" calcext:value-type="float">
            <text:p>28.61298</text:p>
          </table:table-cell>
          <table:table-cell table:style-name="ce42" office:value-type="float" office:value="28.98709" calcext:value-type="float">
            <text:p>28.98709</text:p>
          </table:table-cell>
          <table:table-cell table:style-name="ce42" office:value-type="float" office:value="28.56259" calcext:value-type="float">
            <text:p>28.56259</text:p>
          </table:table-cell>
          <table:table-cell table:style-name="ce42" office:value-type="float" office:value="28.52948" calcext:value-type="float">
            <text:p>28.52948</text:p>
          </table:table-cell>
          <table:table-cell table:style-name="ce42" office:value-type="float" office:value="28.26447" calcext:value-type="float">
            <text:p>28.26447</text:p>
          </table:table-cell>
          <table:table-cell table:style-name="ce42" office:value-type="float" office:value="28.397" calcext:value-type="float">
            <text:p>28.397</text:p>
          </table:table-cell>
          <table:table-cell table:style-name="ce42" office:value-type="float" office:value="28.31311" calcext:value-type="float">
            <text:p>28.31311</text:p>
          </table:table-cell>
          <table:table-cell table:style-name="ce42" office:value-type="float" office:value="28.61554" calcext:value-type="float">
            <text:p>28.61554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29428" calcext:value-type="float">
            <text:p>28.29428</text:p>
          </table:table-cell>
          <table:table-cell table:style-name="ce42" office:value-type="float" office:value="28.19797" calcext:value-type="float">
            <text:p>28.19797</text:p>
          </table:table-cell>
          <table:table-cell table:style-name="ce42" office:value-type="float" office:value="28.36426" calcext:value-type="float">
            <text:p>28.36426</text:p>
          </table:table-cell>
          <table:table-cell table:style-name="ce42" office:value-type="float" office:value="28.45306" calcext:value-type="float">
            <text:p>28.45306</text:p>
          </table:table-cell>
          <table:table-cell table:style-name="ce42" office:value-type="float" office:value="28.14316" calcext:value-type="float">
            <text:p>28.14316</text:p>
          </table:table-cell>
          <table:table-cell table:style-name="ce42" office:value-type="float" office:value="28.66943" calcext:value-type="float">
            <text:p>28.66943</text:p>
          </table:table-cell>
          <table:table-cell table:style-name="ce42" office:value-type="float" office:value="28.25656" calcext:value-type="float">
            <text:p>28.25656</text:p>
          </table:table-cell>
          <table:table-cell table:style-name="ce42" office:value-type="float" office:value="28.32553" calcext:value-type="float">
            <text:p>28.32553</text:p>
          </table:table-cell>
          <table:table-cell table:style-name="ce42" office:value-type="float" office:value="28.38956" calcext:value-type="float">
            <text:p>28.38956</text:p>
          </table:table-cell>
          <table:table-cell table:style-name="ce42" office:value-type="float" office:value="28.39142" calcext:value-type="float">
            <text:p>28.39142</text:p>
          </table:table-cell>
          <table:table-cell table:style-name="ce42" office:value-type="float" office:value="28.38147" calcext:value-type="float">
            <text:p>28.38147</text:p>
          </table:table-cell>
          <table:table-cell table:style-name="ce42" office:value-type="float" office:value="28.2731" calcext:value-type="float">
            <text:p>28.2731</text:p>
          </table:table-cell>
          <table:table-cell table:style-name="ce42" office:value-type="float" office:value="28.43561" calcext:value-type="float">
            <text:p>28.43561</text:p>
          </table:table-cell>
          <table:table-cell table:number-columns-repeated="3"/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16" calcext:value-type="float">
            <text:p>28.116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173" calcext:value-type="float">
            <text:p>28.17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519" calcext:value-type="float">
            <text:p>28.519</text:p>
          </table:table-cell>
          <table:table-cell table:style-name="ce58" office:value-type="float" office:value="28.179" calcext:value-type="float">
            <text:p>28.17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405" calcext:value-type="float">
            <text:p>28.405</text:p>
          </table:table-cell>
          <table:table-cell table:style-name="ce58" office:value-type="float" office:value="28.049" calcext:value-type="float">
            <text:p>28.049</text:p>
          </table:table-cell>
          <table:table-cell table:style-name="ce58" office:value-type="float" office:value="28.329" calcext:value-type="float">
            <text:p>28.329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304" calcext:value-type="float">
            <text:p>28.304</text:p>
          </table:table-cell>
          <table:table-cell table:style-name="ce58" office:value-type="float" office:value="28.378" calcext:value-type="float">
            <text:p>28.378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656" calcext:value-type="float">
            <text:p>28.656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828" calcext:value-type="float">
            <text:p>28.828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96" calcext:value-type="float">
            <text:p>28.796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297" calcext:value-type="float">
            <text:p>28.297</text:p>
          </table:table-cell>
          <table:table-cell table:style-name="ce58" office:value-type="float" office:value="29.03" calcext:value-type="float">
            <text:p>29.03</text:p>
          </table:table-cell>
        </table:table-row>
        <table:table-row table:style-name="ro1">
          <table:table-cell table:style-name="ce42" office:value-type="float" office:value="27.62341" calcext:value-type="float">
            <text:p>27.62341</text:p>
          </table:table-cell>
          <table:table-cell table:style-name="ce42" office:value-type="float" office:value="28.86377" calcext:value-type="float">
            <text:p>28.86377</text:p>
          </table:table-cell>
          <table:table-cell table:style-name="ce42" office:value-type="float" office:value="28.86996" calcext:value-type="float">
            <text:p>28.86996</text:p>
          </table:table-cell>
          <table:table-cell table:style-name="ce42" office:value-type="float" office:value="28.70697" calcext:value-type="float">
            <text:p>28.70697</text:p>
          </table:table-cell>
          <table:table-cell table:style-name="ce42" office:value-type="float" office:value="28.46826" calcext:value-type="float">
            <text:p>28.46826</text:p>
          </table:table-cell>
          <table:table-cell table:style-name="ce42" office:value-type="float" office:value="28.94077" calcext:value-type="float">
            <text:p>28.94077</text:p>
          </table:table-cell>
          <table:table-cell table:style-name="ce42" office:value-type="float" office:value="28.4743" calcext:value-type="float">
            <text:p>28.4743</text:p>
          </table:table-cell>
          <table:table-cell table:style-name="ce42" office:value-type="float" office:value="28.58896" calcext:value-type="float">
            <text:p>28.58896</text:p>
          </table:table-cell>
          <table:table-cell table:style-name="ce42" office:value-type="float" office:value="28.53461" calcext:value-type="float">
            <text:p>28.53461</text:p>
          </table:table-cell>
          <table:table-cell table:style-name="ce42" office:value-type="float" office:value="28.56091" calcext:value-type="float">
            <text:p>28.56091</text:p>
          </table:table-cell>
          <table:table-cell table:style-name="ce42" office:value-type="float" office:value="28.9357" calcext:value-type="float">
            <text:p>28.9357</text:p>
          </table:table-cell>
          <table:table-cell table:style-name="ce42" office:value-type="float" office:value="28.25821" calcext:value-type="float">
            <text:p>28.25821</text:p>
          </table:table-cell>
          <table:table-cell table:style-name="ce42" office:value-type="float" office:value="28.52939" calcext:value-type="float">
            <text:p>28.52939</text:p>
          </table:table-cell>
          <table:table-cell table:style-name="ce42" office:value-type="float" office:value="28.26166" calcext:value-type="float">
            <text:p>28.26166</text:p>
          </table:table-cell>
          <table:table-cell table:style-name="ce42" office:value-type="float" office:value="28.31317" calcext:value-type="float">
            <text:p>28.31317</text:p>
          </table:table-cell>
          <table:table-cell table:style-name="ce42" office:value-type="float" office:value="28.37604" calcext:value-type="float">
            <text:p>28.37604</text:p>
          </table:table-cell>
          <table:table-cell table:style-name="ce42" office:value-type="float" office:value="27.96381" calcext:value-type="float">
            <text:p>27.96381</text:p>
          </table:table-cell>
          <table:table-cell table:style-name="ce42" office:value-type="float" office:value="28.73602" calcext:value-type="float">
            <text:p>28.73602</text:p>
          </table:table-cell>
          <table:table-cell table:style-name="ce42" office:value-type="float" office:value="28.28223" calcext:value-type="float">
            <text:p>28.28223</text:p>
          </table:table-cell>
          <table:table-cell table:style-name="ce42" office:value-type="float" office:value="28.44681" calcext:value-type="float">
            <text:p>28.44681</text:p>
          </table:table-cell>
          <table:table-cell table:style-name="ce42" office:value-type="float" office:value="28.41345" calcext:value-type="float">
            <text:p>28.41345</text:p>
          </table:table-cell>
          <table:table-cell table:style-name="ce42" office:value-type="float" office:value="28.20145" calcext:value-type="float">
            <text:p>28.20145</text:p>
          </table:table-cell>
          <table:table-cell table:style-name="ce42" office:value-type="float" office:value="28.76868" calcext:value-type="float">
            <text:p>28.76868</text:p>
          </table:table-cell>
          <table:table-cell table:style-name="ce42" office:value-type="float" office:value="28.61197" calcext:value-type="float">
            <text:p>28.61197</text:p>
          </table:table-cell>
          <table:table-cell table:style-name="ce42" office:value-type="float" office:value="28.29355" calcext:value-type="float">
            <text:p>28.29355</text:p>
          </table:table-cell>
          <table:table-cell table:style-name="ce42" office:value-type="float" office:value="28.43552" calcext:value-type="float">
            <text:p>28.43552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26126" calcext:value-type="float">
            <text:p>28.26126</text:p>
          </table:table-cell>
          <table:table-cell table:style-name="ce42" office:value-type="float" office:value="28.3782" calcext:value-type="float">
            <text:p>28.3782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38071" calcext:value-type="float">
            <text:p>28.38071</text:p>
          </table:table-cell>
          <table:table-cell table:style-name="ce42" office:value-type="float" office:value="28.13351" calcext:value-type="float">
            <text:p>28.13351</text:p>
          </table:table-cell>
          <table:table-cell table:number-columns-repeated="3"/>
          <table:table-cell table:style-name="ce58" office:value-type="float" office:value="28.163" calcext:value-type="float">
            <text:p>28.163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719" calcext:value-type="float">
            <text:p>28.719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439" calcext:value-type="float">
            <text:p>28.439</text:p>
          </table:table-cell>
          <table:table-cell table:style-name="ce58" office:value-type="float" office:value="28.254" calcext:value-type="float">
            <text:p>28.254</text:p>
          </table:table-cell>
          <table:table-cell table:style-name="ce58" office:value-type="float" office:value="28.607" calcext:value-type="float">
            <text:p>28.607</text:p>
          </table:table-cell>
          <table:table-cell table:style-name="ce58" office:value-type="float" office:value="28.734" calcext:value-type="float">
            <text:p>28.734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76" calcext:value-type="float">
            <text:p>28.376</text:p>
          </table:table-cell>
          <table:table-cell table:style-name="ce58" office:value-type="float" office:value="28.44" calcext:value-type="float">
            <text:p>28.44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7.926" calcext:value-type="float">
            <text:p>27.926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253" calcext:value-type="float">
            <text:p>28.253</text:p>
          </table:table-cell>
          <table:table-cell table:style-name="ce58" office:value-type="float" office:value="28.898" calcext:value-type="float">
            <text:p>28.898</text:p>
          </table:table-cell>
          <table:table-cell table:style-name="ce58" office:value-type="float" office:value="28.563" calcext:value-type="float">
            <text:p>28.563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432" calcext:value-type="float">
            <text:p>28.432</text:p>
          </table:table-cell>
          <table:table-cell table:style-name="ce58" office:value-type="float" office:value="28.962" calcext:value-type="float">
            <text:p>28.962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817" calcext:value-type="float">
            <text:p>28.817</text:p>
          </table:table-cell>
          <table:table-cell table:style-name="ce58" office:value-type="float" office:value="28.917" calcext:value-type="float">
            <text:p>28.917</text:p>
          </table:table-cell>
          <table:table-cell table:style-name="ce58" office:value-type="float" office:value="27.554" calcext:value-type="float">
            <text:p>27.554</text:p>
          </table:table-cell>
        </table:table-row>
        <table:table-row table:style-name="ro1">
          <table:table-cell table:style-name="ce42" office:value-type="float" office:value="28.37424" calcext:value-type="float">
            <text:p>28.37424</text:p>
          </table:table-cell>
          <table:table-cell table:style-name="ce42" office:value-type="float" office:value="28.22079" calcext:value-type="float">
            <text:p>28.22079</text:p>
          </table:table-cell>
          <table:table-cell table:style-name="ce42" office:value-type="float" office:value="28.7309" calcext:value-type="float">
            <text:p>28.7309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84644" calcext:value-type="float">
            <text:p>28.84644</text:p>
          </table:table-cell>
          <table:table-cell table:style-name="ce42" office:value-type="float" office:value="28.6207" calcext:value-type="float">
            <text:p>28.6207</text:p>
          </table:table-cell>
          <table:table-cell table:style-name="ce42" office:value-type="float" office:value="28.65036" calcext:value-type="float">
            <text:p>28.65036</text:p>
          </table:table-cell>
          <table:table-cell table:style-name="ce42" office:value-type="float" office:value="28.52811" calcext:value-type="float">
            <text:p>28.52811</text:p>
          </table:table-cell>
          <table:table-cell table:style-name="ce42" office:value-type="float" office:value="28.68478" calcext:value-type="float">
            <text:p>28.68478</text:p>
          </table:table-cell>
          <table:table-cell table:style-name="ce42" office:value-type="float" office:value="28.49582" calcext:value-type="float">
            <text:p>28.49582</text:p>
          </table:table-cell>
          <table:table-cell table:style-name="ce42" office:value-type="float" office:value="28.87454" calcext:value-type="float">
            <text:p>28.87454</text:p>
          </table:table-cell>
          <table:table-cell table:style-name="ce42" office:value-type="float" office:value="28.5" calcext:value-type="float">
            <text:p>28.5</text:p>
          </table:table-cell>
          <table:table-cell table:style-name="ce42" office:value-type="float" office:value="28.85934" calcext:value-type="float">
            <text:p>28.85934</text:p>
          </table:table-cell>
          <table:table-cell table:style-name="ce42" office:value-type="float" office:value="28.40387" calcext:value-type="float">
            <text:p>28.40387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77222" calcext:value-type="float">
            <text:p>28.77222</text:p>
          </table:table-cell>
          <table:table-cell table:style-name="ce42" office:value-type="float" office:value="28.45123" calcext:value-type="float">
            <text:p>28.45123</text:p>
          </table:table-cell>
          <table:table-cell table:style-name="ce42" office:value-type="float" office:value="28.09424" calcext:value-type="float">
            <text:p>28.09424</text:p>
          </table:table-cell>
          <table:table-cell table:style-name="ce42" office:value-type="float" office:value="28.42892" calcext:value-type="float">
            <text:p>28.42892</text:p>
          </table:table-cell>
          <table:table-cell table:style-name="ce42" office:value-type="float" office:value="28.37582" calcext:value-type="float">
            <text:p>28.37582</text:p>
          </table:table-cell>
          <table:table-cell table:style-name="ce42" office:value-type="float" office:value="28.75821" calcext:value-type="float">
            <text:p>28.75821</text:p>
          </table:table-cell>
          <table:table-cell table:style-name="ce42" office:value-type="float" office:value="28.76416" calcext:value-type="float">
            <text:p>28.76416</text:p>
          </table:table-cell>
          <table:table-cell table:style-name="ce42" office:value-type="float" office:value="28.48395" calcext:value-type="float">
            <text:p>28.48395</text:p>
          </table:table-cell>
          <table:table-cell table:style-name="ce42" office:value-type="float" office:value="29.5459" calcext:value-type="float">
            <text:p>29.5459</text:p>
          </table:table-cell>
          <table:table-cell table:style-name="ce42" office:value-type="float" office:value="28.4411" calcext:value-type="float">
            <text:p>28.4411</text:p>
          </table:table-cell>
          <table:table-cell table:style-name="ce42" office:value-type="float" office:value="28.92624" calcext:value-type="float">
            <text:p>28.92624</text:p>
          </table:table-cell>
          <table:table-cell table:style-name="ce42" office:value-type="float" office:value="28.51523" calcext:value-type="float">
            <text:p>28.51523</text:p>
          </table:table-cell>
          <table:table-cell table:style-name="ce42" office:value-type="float" office:value="28.42819" calcext:value-type="float">
            <text:p>28.42819</text:p>
          </table:table-cell>
          <table:table-cell table:style-name="ce42" office:value-type="float" office:value="28.10849" calcext:value-type="float">
            <text:p>28.10849</text:p>
          </table:table-cell>
          <table:table-cell table:style-name="ce42" office:value-type="float" office:value="28.42606" calcext:value-type="float">
            <text:p>28.42606</text:p>
          </table:table-cell>
          <table:table-cell table:style-name="ce42" office:value-type="float" office:value="28.26828" calcext:value-type="float">
            <text:p>28.26828</text:p>
          </table:table-cell>
          <table:table-cell table:style-name="ce42" office:value-type="float" office:value="28.08188" calcext:value-type="float">
            <text:p>28.08188</text:p>
          </table:table-cell>
          <table:table-cell table:number-columns-repeated="3"/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112" calcext:value-type="float">
            <text:p>28.11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968" calcext:value-type="float">
            <text:p>28.968</text:p>
          </table:table-cell>
          <table:table-cell table:style-name="ce58" office:value-type="float" office:value="28.291" calcext:value-type="float">
            <text:p>28.291</text:p>
          </table:table-cell>
          <table:table-cell table:style-name="ce58" office:value-type="float" office:value="29.58" calcext:value-type="float">
            <text:p>29.58</text:p>
          </table:table-cell>
          <table:table-cell table:style-name="ce58" office:value-type="float" office:value="28.335" calcext:value-type="float">
            <text:p>28.335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409" calcext:value-type="float">
            <text:p>28.409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132" calcext:value-type="float">
            <text:p>28.132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443" calcext:value-type="float">
            <text:p>28.443</text:p>
          </table:table-cell>
          <table:table-cell table:style-name="ce58" office:value-type="float" office:value="28.71" calcext:value-type="float">
            <text:p>28.71</text:p>
          </table:table-cell>
          <table:table-cell table:style-name="ce58" office:value-type="float" office:value="28.649" calcext:value-type="float">
            <text:p>28.649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64" calcext:value-type="float">
            <text:p>28.564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6" calcext:value-type="float">
            <text:p>28.686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565" calcext:value-type="float">
            <text:p>28.565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197" calcext:value-type="float">
            <text:p>28.197</text:p>
          </table:table-cell>
        </table:table-row>
        <table:table-row table:style-name="ro1">
          <table:table-cell table:style-name="ce42" office:value-type="float" office:value="27.29831" calcext:value-type="float">
            <text:p>27.29831</text:p>
          </table:table-cell>
          <table:table-cell table:style-name="ce42" office:value-type="float" office:value="28.80933" calcext:value-type="float">
            <text:p>28.80933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42377" calcext:value-type="float">
            <text:p>28.42377</text:p>
          </table:table-cell>
          <table:table-cell table:style-name="ce42" office:value-type="float" office:value="28.63312" calcext:value-type="float">
            <text:p>28.63312</text:p>
          </table:table-cell>
          <table:table-cell table:style-name="ce42" office:value-type="float" office:value="28.3338" calcext:value-type="float">
            <text:p>28.3338</text:p>
          </table:table-cell>
          <table:table-cell table:style-name="ce42" office:value-type="float" office:value="28.62021" calcext:value-type="float">
            <text:p>28.62021</text:p>
          </table:table-cell>
          <table:table-cell table:style-name="ce42" office:value-type="float" office:value="27.98083" calcext:value-type="float">
            <text:p>27.98083</text:p>
          </table:table-cell>
          <table:table-cell table:style-name="ce42" office:value-type="float" office:value="28.43439" calcext:value-type="float">
            <text:p>28.43439</text:p>
          </table:table-cell>
          <table:table-cell table:style-name="ce42" office:value-type="float" office:value="28.95148" calcext:value-type="float">
            <text:p>28.95148</text:p>
          </table:table-cell>
          <table:table-cell table:style-name="ce42" office:value-type="float" office:value="28.26651" calcext:value-type="float">
            <text:p>28.26651</text:p>
          </table:table-cell>
          <table:table-cell table:style-name="ce42" office:value-type="float" office:value="28.63574" calcext:value-type="float">
            <text:p>28.63574</text:p>
          </table:table-cell>
          <table:table-cell table:style-name="ce42" office:value-type="float" office:value="28.17847" calcext:value-type="float">
            <text:p>28.17847</text:p>
          </table:table-cell>
          <table:table-cell table:style-name="ce42" office:value-type="float" office:value="28.64847" calcext:value-type="float">
            <text:p>28.64847</text:p>
          </table:table-cell>
          <table:table-cell table:style-name="ce42" office:value-type="float" office:value="28.31335" calcext:value-type="float">
            <text:p>28.31335</text:p>
          </table:table-cell>
          <table:table-cell table:style-name="ce42" office:value-type="float" office:value="28.60599" calcext:value-type="float">
            <text:p>28.60599</text:p>
          </table:table-cell>
          <table:table-cell table:style-name="ce42" office:value-type="float" office:value="28.46475" calcext:value-type="float">
            <text:p>28.46475</text:p>
          </table:table-cell>
          <table:table-cell table:style-name="ce42" office:value-type="float" office:value="28.3309" calcext:value-type="float">
            <text:p>28.3309</text:p>
          </table:table-cell>
          <table:table-cell table:style-name="ce42" office:value-type="float" office:value="28.87555" calcext:value-type="float">
            <text:p>28.87555</text:p>
          </table:table-cell>
          <table:table-cell table:style-name="ce42" office:value-type="float" office:value="28.7724" calcext:value-type="float">
            <text:p>28.7724</text:p>
          </table:table-cell>
          <table:table-cell table:style-name="ce42" office:value-type="float" office:value="29.87015" calcext:value-type="float">
            <text:p>29.87015</text:p>
          </table:table-cell>
          <table:table-cell table:style-name="ce42" office:value-type="float" office:value="29.37186" calcext:value-type="float">
            <text:p>29.37186</text:p>
          </table:table-cell>
          <table:table-cell table:style-name="ce42" office:value-type="float" office:value="31.1228" calcext:value-type="float">
            <text:p>31.1228</text:p>
          </table:table-cell>
          <table:table-cell table:style-name="ce42" office:value-type="float" office:value="29.19064" calcext:value-type="float">
            <text:p>29.19064</text:p>
          </table:table-cell>
          <table:table-cell table:style-name="ce42" office:value-type="float" office:value="28.83929" calcext:value-type="float">
            <text:p>28.83929</text:p>
          </table:table-cell>
          <table:table-cell table:style-name="ce42" office:value-type="float" office:value="28.49765" calcext:value-type="float">
            <text:p>28.49765</text:p>
          </table:table-cell>
          <table:table-cell table:style-name="ce42" office:value-type="float" office:value="28.60129" calcext:value-type="float">
            <text:p>28.60129</text:p>
          </table:table-cell>
          <table:table-cell table:style-name="ce42" office:value-type="float" office:value="28.60385" calcext:value-type="float">
            <text:p>28.60385</text:p>
          </table:table-cell>
          <table:table-cell table:style-name="ce42" office:value-type="float" office:value="28.48489" calcext:value-type="float">
            <text:p>28.48489</text:p>
          </table:table-cell>
          <table:table-cell table:style-name="ce42" office:value-type="float" office:value="28.28159" calcext:value-type="float">
            <text:p>28.28159</text:p>
          </table:table-cell>
          <table:table-cell table:style-name="ce42" office:value-type="float" office:value="28.37833" calcext:value-type="float">
            <text:p>28.37833</text:p>
          </table:table-cell>
          <table:table-cell table:style-name="ce42" office:value-type="float" office:value="28.45889" calcext:value-type="float">
            <text:p>28.45889</text:p>
          </table:table-cell>
          <table:table-cell table:number-columns-repeated="3"/>
          <table:table-cell table:style-name="ce58" office:value-type="float" office:value="28.489" calcext:value-type="float">
            <text:p>28.489</text:p>
          </table:table-cell>
          <table:table-cell table:style-name="ce58" office:value-type="float" office:value="28.339" calcext:value-type="float">
            <text:p>28.339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566" calcext:value-type="float">
            <text:p>28.566</text:p>
          </table:table-cell>
          <table:table-cell table:style-name="ce58" office:value-type="float" office:value="28.497" calcext:value-type="float">
            <text:p>28.497</text:p>
          </table:table-cell>
          <table:table-cell table:style-name="ce58" office:value-type="float" office:value="28.802" calcext:value-type="float">
            <text:p>28.802</text:p>
          </table:table-cell>
          <table:table-cell table:style-name="ce58" office:value-type="float" office:value="29.183" calcext:value-type="float">
            <text:p>29.183</text:p>
          </table:table-cell>
          <table:table-cell table:style-name="ce58" office:value-type="float" office:value="31.09" calcext:value-type="float">
            <text:p>31.09</text:p>
          </table:table-cell>
          <table:table-cell table:style-name="ce58" office:value-type="float" office:value="29.365" calcext:value-type="float">
            <text:p>29.365</text:p>
          </table:table-cell>
          <table:table-cell table:style-name="ce58" office:value-type="float" office:value="29.834" calcext:value-type="float">
            <text:p>29.834</text:p>
          </table:table-cell>
          <table:table-cell table:style-name="ce58" office:value-type="float" office:value="28.763" calcext:value-type="float">
            <text:p>28.763</text:p>
          </table:table-cell>
          <table:table-cell table:style-name="ce58" office:value-type="float" office:value="28.843" calcext:value-type="float">
            <text:p>28.843</text:p>
          </table:table-cell>
          <table:table-cell table:style-name="ce58" office:value-type="float" office:value="28.32" calcext:value-type="float">
            <text:p>28.32</text:p>
          </table:table-cell>
          <table:table-cell table:style-name="ce58" office:value-type="float" office:value="28.427" calcext:value-type="float">
            <text:p>28.427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279" calcext:value-type="float">
            <text:p>28.279</text:p>
          </table:table-cell>
          <table:table-cell table:style-name="ce58" office:value-type="float" office:value="28.641" calcext:value-type="float">
            <text:p>28.641</text:p>
          </table:table-cell>
          <table:table-cell table:style-name="ce58" office:value-type="float" office:value="28.14" calcext:value-type="float">
            <text:p>28.14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23" calcext:value-type="float">
            <text:p>28.23</text:p>
          </table:table-cell>
          <table:table-cell table:style-name="ce58" office:value-type="float" office:value="28.95" calcext:value-type="float">
            <text:p>28.9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7.98" calcext:value-type="float">
            <text:p>27.98</text:p>
          </table:table-cell>
          <table:table-cell table:style-name="ce58" office:value-type="float" office:value="28.579" calcext:value-type="float">
            <text:p>28.579</text:p>
          </table:table-cell>
          <table:table-cell table:style-name="ce58" office:value-type="float" office:value="28.349" calcext:value-type="float">
            <text:p>28.349</text:p>
          </table:table-cell>
          <table:table-cell table:style-name="ce58" office:value-type="float" office:value="28.584" calcext:value-type="float">
            <text:p>28.584</text:p>
          </table:table-cell>
          <table:table-cell table:style-name="ce58" office:value-type="float" office:value="28.453" calcext:value-type="float">
            <text:p>28.45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852" calcext:value-type="float">
            <text:p>28.852</text:p>
          </table:table-cell>
          <table:table-cell table:style-name="ce58" office:value-type="float" office:value="27.232" calcext:value-type="float">
            <text:p>27.232</text:p>
          </table:table-cell>
        </table:table-row>
        <table:table-row table:style-name="ro1">
          <table:table-cell table:style-name="ce42" office:value-type="float" office:value="28.08939" calcext:value-type="float">
            <text:p>28.08939</text:p>
          </table:table-cell>
          <table:table-cell table:style-name="ce42" office:value-type="float" office:value="27.93951" calcext:value-type="float">
            <text:p>27.93951</text:p>
          </table:table-cell>
          <table:table-cell table:style-name="ce42" office:value-type="float" office:value="28.96414" calcext:value-type="float">
            <text:p>28.96414</text:p>
          </table:table-cell>
          <table:table-cell table:style-name="ce42" office:value-type="float" office:value="28.6987" calcext:value-type="float">
            <text:p>28.6987</text:p>
          </table:table-cell>
          <table:table-cell table:style-name="ce42" office:value-type="float" office:value="28.59705" calcext:value-type="float">
            <text:p>28.59705</text:p>
          </table:table-cell>
          <table:table-cell table:style-name="ce42" office:value-type="float" office:value="28.46439" calcext:value-type="float">
            <text:p>28.46439</text:p>
          </table:table-cell>
          <table:table-cell table:style-name="ce42" office:value-type="float" office:value="28.55853" calcext:value-type="float">
            <text:p>28.55853</text:p>
          </table:table-cell>
          <table:table-cell table:style-name="ce42" office:value-type="float" office:value="28.54413" calcext:value-type="float">
            <text:p>28.54413</text:p>
          </table:table-cell>
          <table:table-cell table:style-name="ce42" office:value-type="float" office:value="28.32031" calcext:value-type="float">
            <text:p>28.32031</text:p>
          </table:table-cell>
          <table:table-cell table:style-name="ce42" office:value-type="float" office:value="28.44214" calcext:value-type="float">
            <text:p>28.44214</text:p>
          </table:table-cell>
          <table:table-cell table:style-name="ce42" office:value-type="float" office:value="28.59418" calcext:value-type="float">
            <text:p>28.59418</text:p>
          </table:table-cell>
          <table:table-cell table:style-name="ce42" office:value-type="float" office:value="28.41498" calcext:value-type="float">
            <text:p>28.41498</text:p>
          </table:table-cell>
          <table:table-cell table:style-name="ce42" office:value-type="float" office:value="28.46024" calcext:value-type="float">
            <text:p>28.46024</text:p>
          </table:table-cell>
          <table:table-cell table:style-name="ce42" office:value-type="float" office:value="28.39493" calcext:value-type="float">
            <text:p>28.39493</text:p>
          </table:table-cell>
          <table:table-cell table:style-name="ce42" office:value-type="float" office:value="28.46454" calcext:value-type="float">
            <text:p>28.46454</text:p>
          </table:table-cell>
          <table:table-cell table:style-name="ce42" office:value-type="float" office:value="28.57306" calcext:value-type="float">
            <text:p>28.57306</text:p>
          </table:table-cell>
          <table:table-cell table:style-name="ce42" office:value-type="float" office:value="28.78949" calcext:value-type="float">
            <text:p>28.78949</text:p>
          </table:table-cell>
          <table:table-cell table:style-name="ce42" office:value-type="float" office:value="28.64526" calcext:value-type="float">
            <text:p>28.64526</text:p>
          </table:table-cell>
          <table:table-cell table:style-name="ce42" office:value-type="float" office:value="28.81354" calcext:value-type="float">
            <text:p>28.81354</text:p>
          </table:table-cell>
          <table:table-cell table:style-name="ce42" office:value-type="float" office:value="29.7767" calcext:value-type="float">
            <text:p>29.7767</text:p>
          </table:table-cell>
          <table:table-cell table:style-name="ce42" office:value-type="float" office:value="30.17947" calcext:value-type="float">
            <text:p>30.17947</text:p>
          </table:table-cell>
          <table:table-cell table:style-name="ce42" office:value-type="float" office:value="31.31461" calcext:value-type="float">
            <text:p>31.31461</text:p>
          </table:table-cell>
          <table:table-cell table:style-name="ce42" office:value-type="float" office:value="29.7186" calcext:value-type="float">
            <text:p>29.7186</text:p>
          </table:table-cell>
          <table:table-cell table:style-name="ce42" office:value-type="float" office:value="31.60883" calcext:value-type="float">
            <text:p>31.60883</text:p>
          </table:table-cell>
          <table:table-cell table:style-name="ce42" office:value-type="float" office:value="28.39557" calcext:value-type="float">
            <text:p>28.39557</text:p>
          </table:table-cell>
          <table:table-cell table:style-name="ce42" office:value-type="float" office:value="28.66147" calcext:value-type="float">
            <text:p>28.66147</text:p>
          </table:table-cell>
          <table:table-cell table:style-name="ce42" office:value-type="float" office:value="28.17334" calcext:value-type="float">
            <text:p>28.17334</text:p>
          </table:table-cell>
          <table:table-cell table:style-name="ce42" office:value-type="float" office:value="28.59424" calcext:value-type="float">
            <text:p>28.59424</text:p>
          </table:table-cell>
          <table:table-cell table:style-name="ce42" office:value-type="float" office:value="28.39627" calcext:value-type="float">
            <text:p>28.39627</text:p>
          </table:table-cell>
          <table:table-cell table:style-name="ce42" office:value-type="float" office:value="28.58374" calcext:value-type="float">
            <text:p>28.58374</text:p>
          </table:table-cell>
          <table:table-cell table:style-name="ce42" office:value-type="float" office:value="28.51871" calcext:value-type="float">
            <text:p>28.51871</text:p>
          </table:table-cell>
          <table:table-cell table:style-name="ce42" office:value-type="float" office:value="28.44531" calcext:value-type="float">
            <text:p>28.44531</text:p>
          </table:table-cell>
          <table:table-cell table:number-columns-repeated="3"/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63" calcext:value-type="float">
            <text:p>28.63</text:p>
          </table:table-cell>
          <table:table-cell table:style-name="ce58" office:value-type="float" office:value="28.244" calcext:value-type="float">
            <text:p>28.244</text:p>
          </table:table-cell>
          <table:table-cell table:style-name="ce58" office:value-type="float" office:value="28.633" calcext:value-type="float">
            <text:p>28.633</text:p>
          </table:table-cell>
          <table:table-cell table:style-name="ce58" office:value-type="float" office:value="28.023" calcext:value-type="float">
            <text:p>28.023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29.572" calcext:value-type="float">
            <text:p>29.572</text:p>
          </table:table-cell>
          <table:table-cell table:style-name="ce58" office:value-type="float" office:value="31.352" calcext:value-type="float">
            <text:p>31.352</text:p>
          </table:table-cell>
          <table:table-cell table:style-name="ce58" office:value-type="float" office:value="30.034" calcext:value-type="float">
            <text:p>30.034</text:p>
          </table:table-cell>
          <table:table-cell table:style-name="ce58" office:value-type="float" office:value="29.809" calcext:value-type="float">
            <text:p>29.809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316" calcext:value-type="float">
            <text:p>28.316</text:p>
          </table:table-cell>
          <table:table-cell table:style-name="ce58" office:value-type="float" office:value="28.433" calcext:value-type="float">
            <text:p>28.433</text:p>
          </table:table-cell>
          <table:table-cell table:style-name="ce58" office:value-type="float" office:value="28.311" calcext:value-type="float">
            <text:p>28.311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68" calcext:value-type="float">
            <text:p>28.168</text:p>
          </table:table-cell>
          <table:table-cell table:style-name="ce58" office:value-type="float" office:value="28.58" calcext:value-type="float">
            <text:p>28.5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438" calcext:value-type="float">
            <text:p>28.438</text:p>
          </table:table-cell>
          <table:table-cell table:style-name="ce58" office:value-type="float" office:value="28.743" calcext:value-type="float">
            <text:p>28.743</text:p>
          </table:table-cell>
          <table:table-cell table:style-name="ce58" office:value-type="float" office:value="28.8" calcext:value-type="float">
            <text:p>28.8</text:p>
          </table:table-cell>
          <table:table-cell table:style-name="ce58" office:value-type="float" office:value="27.995" calcext:value-type="float">
            <text:p>27.995</text:p>
          </table:table-cell>
          <table:table-cell table:style-name="ce58" office:value-type="float" office:value="27.913" calcext:value-type="float">
            <text:p>27.913</text:p>
          </table:table-cell>
        </table:table-row>
        <table:table-row table:style-name="ro1">
          <table:table-cell table:style-name="ce42" office:value-type="float" office:value="27.23187" calcext:value-type="float">
            <text:p>27.23187</text:p>
          </table:table-cell>
          <table:table-cell table:style-name="ce42" office:value-type="float" office:value="28.69644" calcext:value-type="float">
            <text:p>28.69644</text:p>
          </table:table-cell>
          <table:table-cell table:style-name="ce42" office:value-type="float" office:value="28.40323" calcext:value-type="float">
            <text:p>28.40323</text:p>
          </table:table-cell>
          <table:table-cell table:style-name="ce42" office:value-type="float" office:value="28.52234" calcext:value-type="float">
            <text:p>28.52234</text:p>
          </table:table-cell>
          <table:table-cell table:style-name="ce42" office:value-type="float" office:value="28.33246" calcext:value-type="float">
            <text:p>28.33246</text:p>
          </table:table-cell>
          <table:table-cell table:style-name="ce42" office:value-type="float" office:value="28.70047" calcext:value-type="float">
            <text:p>28.70047</text:p>
          </table:table-cell>
          <table:table-cell table:style-name="ce42" office:value-type="float" office:value="28.36398" calcext:value-type="float">
            <text:p>28.36398</text:p>
          </table:table-cell>
          <table:table-cell table:style-name="ce42" office:value-type="float" office:value="28.48767" calcext:value-type="float">
            <text:p>28.48767</text:p>
          </table:table-cell>
          <table:table-cell table:style-name="ce42" office:value-type="float" office:value="28.59512" calcext:value-type="float">
            <text:p>28.59512</text:p>
          </table:table-cell>
          <table:table-cell table:style-name="ce42" office:value-type="float" office:value="28.68036" calcext:value-type="float">
            <text:p>28.68036</text:p>
          </table:table-cell>
          <table:table-cell table:style-name="ce42" office:value-type="float" office:value="28.22745" calcext:value-type="float">
            <text:p>28.22745</text:p>
          </table:table-cell>
          <table:table-cell table:style-name="ce42" office:value-type="float" office:value="28.6535" calcext:value-type="float">
            <text:p>28.6535</text:p>
          </table:table-cell>
          <table:table-cell table:style-name="ce42" office:value-type="float" office:value="28.49802" calcext:value-type="float">
            <text:p>28.49802</text:p>
          </table:table-cell>
          <table:table-cell table:style-name="ce42" office:value-type="float" office:value="28.52496" calcext:value-type="float">
            <text:p>28.52496</text:p>
          </table:table-cell>
          <table:table-cell table:style-name="ce42" office:value-type="float" office:value="28.6239" calcext:value-type="float">
            <text:p>28.6239</text:p>
          </table:table-cell>
          <table:table-cell table:style-name="ce42" office:value-type="float" office:value="28.14215" calcext:value-type="float">
            <text:p>28.14215</text:p>
          </table:table-cell>
          <table:table-cell table:style-name="ce42" office:value-type="float" office:value="29.4574" calcext:value-type="float">
            <text:p>29.4574</text:p>
          </table:table-cell>
          <table:table-cell table:style-name="ce42" office:value-type="float" office:value="29.32574" calcext:value-type="float">
            <text:p>29.32574</text:p>
          </table:table-cell>
          <table:table-cell table:style-name="ce42" office:value-type="float" office:value="31.30377" calcext:value-type="float">
            <text:p>31.30377</text:p>
          </table:table-cell>
          <table:table-cell table:style-name="ce42" office:value-type="float" office:value="31.33905" calcext:value-type="float">
            <text:p>31.33905</text:p>
          </table:table-cell>
          <table:table-cell table:style-name="ce42" office:value-type="float" office:value="32.12802" calcext:value-type="float">
            <text:p>32.12802</text:p>
          </table:table-cell>
          <table:table-cell table:style-name="ce42" office:value-type="float" office:value="32.37109" calcext:value-type="float">
            <text:p>32.37109</text:p>
          </table:table-cell>
          <table:table-cell table:style-name="ce42" office:value-type="float" office:value="32.62381" calcext:value-type="float">
            <text:p>32.62381</text:p>
          </table:table-cell>
          <table:table-cell table:style-name="ce42" office:value-type="float" office:value="30.53839" calcext:value-type="float">
            <text:p>30.53839</text:p>
          </table:table-cell>
          <table:table-cell table:style-name="ce42" office:value-type="float" office:value="30.33801" calcext:value-type="float">
            <text:p>30.33801</text:p>
          </table:table-cell>
          <table:table-cell table:style-name="ce42" office:value-type="float" office:value="28.81577" calcext:value-type="float">
            <text:p>28.81577</text:p>
          </table:table-cell>
          <table:table-cell table:style-name="ce42" office:value-type="float" office:value="29.03" calcext:value-type="float">
            <text:p>29.03</text:p>
          </table:table-cell>
          <table:table-cell table:style-name="ce42" office:value-type="float" office:value="28.30661" calcext:value-type="float">
            <text:p>28.30661</text:p>
          </table:table-cell>
          <table:table-cell table:style-name="ce42" office:value-type="float" office:value="28.5538" calcext:value-type="float">
            <text:p>28.5538</text:p>
          </table:table-cell>
          <table:table-cell table:style-name="ce42" office:value-type="float" office:value="28.58701" calcext:value-type="float">
            <text:p>28.58701</text:p>
          </table:table-cell>
          <table:table-cell table:style-name="ce42" office:value-type="float" office:value="28.49777" calcext:value-type="float">
            <text:p>28.49777</text:p>
          </table:table-cell>
          <table:table-cell table:style-name="ce42" office:value-type="float" office:value="28.06473" calcext:value-type="float">
            <text:p>28.06473</text:p>
          </table:table-cell>
          <table:table-cell table:number-columns-repeated="3"/>
          <table:table-cell table:style-name="ce58" office:value-type="float" office:value="28.091" calcext:value-type="float">
            <text:p>28.091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598" calcext:value-type="float">
            <text:p>28.59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996" calcext:value-type="float">
            <text:p>28.996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30.302" calcext:value-type="float">
            <text:p>30.302</text:p>
          </table:table-cell>
          <table:table-cell table:style-name="ce58" office:value-type="float" office:value="30.533" calcext:value-type="float">
            <text:p>30.53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2.362" calcext:value-type="float">
            <text:p>32.362</text:p>
          </table:table-cell>
          <table:table-cell table:style-name="ce58" office:value-type="float" office:value="32.093" calcext:value-type="float">
            <text:p>32.093</text:p>
          </table:table-cell>
          <table:table-cell table:style-name="ce58" office:value-type="float" office:value="31.328" calcext:value-type="float">
            <text:p>31.328</text:p>
          </table:table-cell>
          <table:table-cell table:style-name="ce58" office:value-type="float" office:value="31.273" calcext:value-type="float">
            <text:p>31.273</text:p>
          </table:table-cell>
          <table:table-cell table:style-name="ce58" office:value-type="float" office:value="29.314" calcext:value-type="float">
            <text:p>29.314</text:p>
          </table:table-cell>
          <table:table-cell table:style-name="ce58" office:value-type="float" office:value="29.422" calcext:value-type="float">
            <text:p>29.422</text:p>
          </table:table-cell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644" calcext:value-type="float">
            <text:p>28.644</text:p>
          </table:table-cell>
          <table:table-cell table:style-name="ce58" office:value-type="float" office:value="28.192" calcext:value-type="float">
            <text:p>28.192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554" calcext:value-type="float">
            <text:p>28.554</text:p>
          </table:table-cell>
          <table:table-cell table:style-name="ce58" office:value-type="float" office:value="28.485" calcext:value-type="float">
            <text:p>28.485</text:p>
          </table:table-cell>
          <table:table-cell table:style-name="ce58" office:value-type="float" office:value="28.324" calcext:value-type="float">
            <text:p>28.324</text:p>
          </table:table-cell>
          <table:table-cell table:style-name="ce58" office:value-type="float" office:value="28.714" calcext:value-type="float">
            <text:p>28.714</text:p>
          </table:table-cell>
          <table:table-cell table:style-name="ce58" office:value-type="float" office:value="28.284" calcext:value-type="float">
            <text:p>28.284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739" calcext:value-type="float">
            <text:p>28.739</text:p>
          </table:table-cell>
          <table:table-cell table:style-name="ce58" office:value-type="float" office:value="27.168" calcext:value-type="float">
            <text:p>27.168</text:p>
          </table:table-cell>
        </table:table-row>
        <table:table-row table:style-name="ro1">
          <table:table-cell table:style-name="ce42" office:value-type="float" office:value="28.51456" calcext:value-type="float">
            <text:p>28.51456</text:p>
          </table:table-cell>
          <table:table-cell table:style-name="ce42" office:value-type="float" office:value="27.57782" calcext:value-type="float">
            <text:p>27.57782</text:p>
          </table:table-cell>
          <table:table-cell table:style-name="ce42" office:value-type="float" office:value="28.58395" calcext:value-type="float">
            <text:p>28.58395</text:p>
          </table:table-cell>
          <table:table-cell table:style-name="ce42" office:value-type="float" office:value="28.71799" calcext:value-type="float">
            <text:p>28.71799</text:p>
          </table:table-cell>
          <table:table-cell table:style-name="ce42" office:value-type="float" office:value="28.74341" calcext:value-type="float">
            <text:p>28.74341</text:p>
          </table:table-cell>
          <table:table-cell table:style-name="ce42" office:value-type="float" office:value="28.19107" calcext:value-type="float">
            <text:p>28.19107</text:p>
          </table:table-cell>
          <table:table-cell table:style-name="ce42" office:value-type="float" office:value="28.51822" calcext:value-type="float">
            <text:p>28.51822</text:p>
          </table:table-cell>
          <table:table-cell table:style-name="ce42" office:value-type="float" office:value="28.27277" calcext:value-type="float">
            <text:p>28.27277</text:p>
          </table:table-cell>
          <table:table-cell table:style-name="ce42" office:value-type="float" office:value="28.74789" calcext:value-type="float">
            <text:p>28.74789</text:p>
          </table:table-cell>
          <table:table-cell table:style-name="ce42" office:value-type="float" office:value="28.40466" calcext:value-type="float">
            <text:p>28.40466</text:p>
          </table:table-cell>
          <table:table-cell table:style-name="ce42" office:value-type="float" office:value="28.95844" calcext:value-type="float">
            <text:p>28.95844</text:p>
          </table:table-cell>
          <table:table-cell table:style-name="ce42" office:value-type="float" office:value="28.64062" calcext:value-type="float">
            <text:p>28.64062</text:p>
          </table:table-cell>
          <table:table-cell table:style-name="ce42" office:value-type="float" office:value="28.45172" calcext:value-type="float">
            <text:p>28.45172</text:p>
          </table:table-cell>
          <table:table-cell table:style-name="ce42" office:value-type="float" office:value="28.60104" calcext:value-type="float">
            <text:p>28.60104</text:p>
          </table:table-cell>
          <table:table-cell table:style-name="ce42" office:value-type="float" office:value="28.74152" calcext:value-type="float">
            <text:p>28.74152</text:p>
          </table:table-cell>
          <table:table-cell table:style-name="ce42" office:value-type="float" office:value="29.19482" calcext:value-type="float">
            <text:p>29.19482</text:p>
          </table:table-cell>
          <table:table-cell table:style-name="ce42" office:value-type="float" office:value="29.96017" calcext:value-type="float">
            <text:p>29.96017</text:p>
          </table:table-cell>
          <table:table-cell table:style-name="ce42" office:value-type="float" office:value="30.88318" calcext:value-type="float">
            <text:p>30.88318</text:p>
          </table:table-cell>
          <table:table-cell table:style-name="ce42" office:value-type="float" office:value="31.4306" calcext:value-type="float">
            <text:p>31.4306</text:p>
          </table:table-cell>
          <table:table-cell table:style-name="ce42" office:value-type="float" office:value="32.69626" calcext:value-type="float">
            <text:p>32.69626</text:p>
          </table:table-cell>
          <table:table-cell table:style-name="ce42" office:value-type="float" office:value="32.23666" calcext:value-type="float">
            <text:p>32.23666</text:p>
          </table:table-cell>
          <table:table-cell table:style-name="ce42" office:value-type="float" office:value="32.64554" calcext:value-type="float">
            <text:p>32.64554</text:p>
          </table:table-cell>
          <table:table-cell table:style-name="ce42" office:value-type="float" office:value="32.02365" calcext:value-type="float">
            <text:p>32.02365</text:p>
          </table:table-cell>
          <table:table-cell table:style-name="ce42" office:value-type="float" office:value="32.85107" calcext:value-type="float">
            <text:p>32.85107</text:p>
          </table:table-cell>
          <table:table-cell table:style-name="ce42" office:value-type="float" office:value="29.11374" calcext:value-type="float">
            <text:p>29.11374</text:p>
          </table:table-cell>
          <table:table-cell table:style-name="ce42" office:value-type="float" office:value="30.49533" calcext:value-type="float">
            <text:p>30.49533</text:p>
          </table:table-cell>
          <table:table-cell table:style-name="ce42" office:value-type="float" office:value="28.59818" calcext:value-type="float">
            <text:p>28.59818</text:p>
          </table:table-cell>
          <table:table-cell table:style-name="ce42" office:value-type="float" office:value="28.9104" calcext:value-type="float">
            <text:p>28.9104</text:p>
          </table:table-cell>
          <table:table-cell table:style-name="ce42" office:value-type="float" office:value="28.10703" calcext:value-type="float">
            <text:p>28.10703</text:p>
          </table:table-cell>
          <table:table-cell table:style-name="ce42" office:value-type="float" office:value="28.31522" calcext:value-type="float">
            <text:p>28.31522</text:p>
          </table:table-cell>
          <table:table-cell table:style-name="ce42" office:value-type="float" office:value="28.4306" calcext:value-type="float">
            <text:p>28.4306</text:p>
          </table:table-cell>
          <table:table-cell table:style-name="ce42" office:value-type="float" office:value="28.49185" calcext:value-type="float">
            <text:p>28.49185</text:p>
          </table:table-cell>
          <table:table-cell table:number-columns-repeated="3"/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275" calcext:value-type="float">
            <text:p>28.275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948" calcext:value-type="float">
            <text:p>28.948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30.536" calcext:value-type="float">
            <text:p>30.536</text:p>
          </table:table-cell>
          <table:table-cell table:style-name="ce58" office:value-type="float" office:value="28.965" calcext:value-type="float">
            <text:p>28.965</text:p>
          </table:table-cell>
          <table:table-cell table:style-name="ce58" office:value-type="float" office:value="32.884" calcext:value-type="float">
            <text:p>32.884</text:p>
          </table:table-cell>
          <table:table-cell table:style-name="ce58" office:value-type="float" office:value="31.879" calcext:value-type="float">
            <text:p>31.879</text:p>
          </table:table-cell>
          <table:table-cell table:style-name="ce58" office:value-type="float" office:value="32.682" calcext:value-type="float">
            <text:p>32.682</text:p>
          </table:table-cell>
          <table:table-cell table:style-name="ce58" office:value-type="float" office:value="32.094" calcext:value-type="float">
            <text:p>32.094</text:p>
          </table:table-cell>
          <table:table-cell table:style-name="ce58" office:value-type="float" office:value="32.728" calcext:value-type="float">
            <text:p>32.728</text:p>
          </table:table-cell>
          <table:table-cell table:style-name="ce58" office:value-type="float" office:value="31.286" calcext:value-type="float">
            <text:p>31.286</text:p>
          </table:table-cell>
          <table:table-cell table:style-name="ce58" office:value-type="float" office:value="30.92" calcext:value-type="float">
            <text:p>30.92</text:p>
          </table:table-cell>
          <table:table-cell table:style-name="ce58" office:value-type="float" office:value="29.814" calcext:value-type="float">
            <text:p>29.814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6" calcext:value-type="float">
            <text:p>28.596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363" calcext:value-type="float">
            <text:p>28.36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585" calcext:value-type="float">
            <text:p>28.585</text:p>
          </table:table-cell>
          <table:table-cell table:style-name="ce58" office:value-type="float" office:value="28.762" calcext:value-type="float">
            <text:p>28.762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7.634" calcext:value-type="float">
            <text:p>27.634</text:p>
          </table:table-cell>
          <table:table-cell table:style-name="ce58" office:value-type="float" office:value="28.341" calcext:value-type="float">
            <text:p>28.341</text:p>
          </table:table-cell>
        </table:table-row>
        <table:table-row table:style-name="ro1">
          <table:table-cell table:style-name="ce42" office:value-type="float" office:value="28.22284" calcext:value-type="float">
            <text:p>28.22284</text:p>
          </table:table-cell>
          <table:table-cell table:style-name="ce42" office:value-type="float" office:value="28.53027" calcext:value-type="float">
            <text:p>28.53027</text:p>
          </table:table-cell>
          <table:table-cell table:style-name="ce42" office:value-type="float" office:value="28.54584" calcext:value-type="float">
            <text:p>28.54584</text:p>
          </table:table-cell>
          <table:table-cell table:style-name="ce42" office:value-type="float" office:value="28.62051" calcext:value-type="float">
            <text:p>28.62051</text:p>
          </table:table-cell>
          <table:table-cell table:style-name="ce42" office:value-type="float" office:value="28.50687" calcext:value-type="float">
            <text:p>28.50687</text:p>
          </table:table-cell>
          <table:table-cell table:style-name="ce42" office:value-type="float" office:value="28.76093" calcext:value-type="float">
            <text:p>28.76093</text:p>
          </table:table-cell>
          <table:table-cell table:style-name="ce42" office:value-type="float" office:value="28.4986" calcext:value-type="float">
            <text:p>28.4986</text:p>
          </table:table-cell>
          <table:table-cell table:style-name="ce42" office:value-type="float" office:value="28.59299" calcext:value-type="float">
            <text:p>28.59299</text:p>
          </table:table-cell>
          <table:table-cell table:style-name="ce42" office:value-type="float" office:value="28.29944" calcext:value-type="float">
            <text:p>28.29944</text:p>
          </table:table-cell>
          <table:table-cell table:style-name="ce42" office:value-type="float" office:value="28.37323" calcext:value-type="float">
            <text:p>28.37323</text:p>
          </table:table-cell>
          <table:table-cell table:style-name="ce42" office:value-type="float" office:value="28.65457" calcext:value-type="float">
            <text:p>28.65457</text:p>
          </table:table-cell>
          <table:table-cell table:style-name="ce42" office:value-type="float" office:value="28.35962" calcext:value-type="float">
            <text:p>28.35962</text:p>
          </table:table-cell>
          <table:table-cell table:style-name="ce42" office:value-type="float" office:value="28.59872" calcext:value-type="float">
            <text:p>28.59872</text:p>
          </table:table-cell>
          <table:table-cell table:style-name="ce42" office:value-type="float" office:value="29.26773" calcext:value-type="float">
            <text:p>29.26773</text:p>
          </table:table-cell>
          <table:table-cell table:style-name="ce42" office:value-type="float" office:value="30.41644" calcext:value-type="float">
            <text:p>30.41644</text:p>
          </table:table-cell>
          <table:table-cell table:style-name="ce42" office:value-type="float" office:value="30.33765" calcext:value-type="float">
            <text:p>30.33765</text:p>
          </table:table-cell>
          <table:table-cell table:style-name="ce42" office:value-type="float" office:value="32.2222" calcext:value-type="float">
            <text:p>32.2222</text:p>
          </table:table-cell>
          <table:table-cell table:style-name="ce42" office:value-type="float" office:value="32.08789" calcext:value-type="float">
            <text:p>32.08789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2.60242" calcext:value-type="float">
            <text:p>32.60242</text:p>
          </table:table-cell>
          <table:table-cell table:style-name="ce42" office:value-type="float" office:value="33.02789" calcext:value-type="float">
            <text:p>33.02789</text:p>
          </table:table-cell>
          <table:table-cell table:style-name="ce42" office:value-type="float" office:value="32.88538" calcext:value-type="float">
            <text:p>32.88538</text:p>
          </table:table-cell>
          <table:table-cell table:style-name="ce42" office:value-type="float" office:value="33.58948" calcext:value-type="float">
            <text:p>33.58948</text:p>
          </table:table-cell>
          <table:table-cell table:style-name="ce42" office:value-type="float" office:value="32.34521" calcext:value-type="float">
            <text:p>32.34521</text:p>
          </table:table-cell>
          <table:table-cell table:style-name="ce42" office:value-type="float" office:value="32.59546" calcext:value-type="float">
            <text:p>32.59546</text:p>
          </table:table-cell>
          <table:table-cell table:style-name="ce42" office:value-type="float" office:value="29.52692" calcext:value-type="float">
            <text:p>29.52692</text:p>
          </table:table-cell>
          <table:table-cell table:style-name="ce42" office:value-type="float" office:value="29.51505" calcext:value-type="float">
            <text:p>29.51505</text:p>
          </table:table-cell>
          <table:table-cell table:style-name="ce42" office:value-type="float" office:value="28.7247" calcext:value-type="float">
            <text:p>28.7247</text:p>
          </table:table-cell>
          <table:table-cell table:style-name="ce42" office:value-type="float" office:value="28.88257" calcext:value-type="float">
            <text:p>28.88257</text:p>
          </table:table-cell>
          <table:table-cell table:style-name="ce42" office:value-type="float" office:value="28.65863" calcext:value-type="float">
            <text:p>28.65863</text:p>
          </table:table-cell>
          <table:table-cell table:style-name="ce42" office:value-type="float" office:value="28.79489" calcext:value-type="float">
            <text:p>28.79489</text:p>
          </table:table-cell>
          <table:table-cell table:style-name="ce42" office:value-type="float" office:value="28.57593" calcext:value-type="float">
            <text:p>28.57593</text:p>
          </table:table-cell>
          <table:table-cell table:number-columns-repeated="3"/>
          <table:table-cell table:style-name="ce58" office:value-type="float" office:value="28.595" calcext:value-type="float">
            <text:p>28.595</text:p>
          </table:table-cell>
          <table:table-cell table:style-name="ce58" office:value-type="float" office:value="28.757" calcext:value-type="float">
            <text:p>28.757</text:p>
          </table:table-cell>
          <table:table-cell table:style-name="ce58" office:value-type="float" office:value="28.668" calcext:value-type="float">
            <text:p>28.668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724" calcext:value-type="float">
            <text:p>28.724</text:p>
          </table:table-cell>
          <table:table-cell table:style-name="ce58" office:value-type="float" office:value="29.482" calcext:value-type="float">
            <text:p>29.482</text:p>
          </table:table-cell>
          <table:table-cell table:style-name="ce58" office:value-type="float" office:value="29.526" calcext:value-type="float">
            <text:p>29.526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332" calcext:value-type="float">
            <text:p>32.332</text:p>
          </table:table-cell>
          <table:table-cell table:style-name="ce58" office:value-type="float" office:value="33.558" calcext:value-type="float">
            <text:p>33.558</text:p>
          </table:table-cell>
          <table:table-cell table:style-name="ce58" office:value-type="float" office:value="32.878" calcext:value-type="float">
            <text:p>32.878</text:p>
          </table:table-cell>
          <table:table-cell table:style-name="ce58" office:value-type="float" office:value="32.994" calcext:value-type="float">
            <text:p>32.99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08" calcext:value-type="float">
            <text:p>32.08</text:p>
          </table:table-cell>
          <table:table-cell table:style-name="ce58" office:value-type="float" office:value="32.187" calcext:value-type="float">
            <text:p>32.187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30.384" calcext:value-type="float">
            <text:p>30.384</text:p>
          </table:table-cell>
          <table:table-cell table:style-name="ce58" office:value-type="float" office:value="29.259" calcext:value-type="float">
            <text:p>29.259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62" calcext:value-type="float">
            <text:p>28.62</text:p>
          </table:table-cell>
          <table:table-cell table:style-name="ce58" office:value-type="float" office:value="28.371" calcext:value-type="float">
            <text:p>28.37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65" calcext:value-type="float">
            <text:p>28.65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77" calcext:value-type="float">
            <text:p>28.577</text:p>
          </table:table-cell>
          <table:table-cell table:style-name="ce58" office:value-type="float" office:value="28.159" calcext:value-type="float">
            <text:p>28.159</text:p>
          </table:table-cell>
        </table:table-row>
        <table:table-row table:style-name="ro1">
          <table:table-cell table:style-name="ce42" office:value-type="float" office:value="28.66724" calcext:value-type="float">
            <text:p>28.66724</text:p>
          </table:table-cell>
          <table:table-cell table:style-name="ce42" office:value-type="float" office:value="28.62552" calcext:value-type="float">
            <text:p>28.62552</text:p>
          </table:table-cell>
          <table:table-cell table:style-name="ce42" office:value-type="float" office:value="28.64273" calcext:value-type="float">
            <text:p>28.64273</text:p>
          </table:table-cell>
          <table:table-cell table:style-name="ce42" office:value-type="float" office:value="28.55515" calcext:value-type="float">
            <text:p>28.55515</text:p>
          </table:table-cell>
          <table:table-cell table:style-name="ce42" office:value-type="float" office:value="28.86597" calcext:value-type="float">
            <text:p>28.86597</text:p>
          </table:table-cell>
          <table:table-cell table:style-name="ce42" office:value-type="float" office:value="28.43011" calcext:value-type="float">
            <text:p>28.43011</text:p>
          </table:table-cell>
          <table:table-cell table:style-name="ce42" office:value-type="float" office:value="28.59262" calcext:value-type="float">
            <text:p>28.59262</text:p>
          </table:table-cell>
          <table:table-cell table:style-name="ce42" office:value-type="float" office:value="28.1459" calcext:value-type="float">
            <text:p>28.1459</text:p>
          </table:table-cell>
          <table:table-cell table:style-name="ce42" office:value-type="float" office:value="28.78766" calcext:value-type="float">
            <text:p>28.78766</text:p>
          </table:table-cell>
          <table:table-cell table:style-name="ce42" office:value-type="float" office:value="27.88904" calcext:value-type="float">
            <text:p>27.88904</text:p>
          </table:table-cell>
          <table:table-cell table:style-name="ce42" office:value-type="float" office:value="28.61188" calcext:value-type="float">
            <text:p>28.61188</text:p>
          </table:table-cell>
          <table:table-cell table:style-name="ce42" office:value-type="float" office:value="28.29446" calcext:value-type="float">
            <text:p>28.29446</text:p>
          </table:table-cell>
          <table:table-cell table:style-name="ce42" office:value-type="float" office:value="29.23755" calcext:value-type="float">
            <text:p>29.23755</text:p>
          </table:table-cell>
          <table:table-cell table:style-name="ce42" office:value-type="float" office:value="29.57239" calcext:value-type="float">
            <text:p>29.57239</text:p>
          </table:table-cell>
          <table:table-cell table:style-name="ce42" office:value-type="float" office:value="30.89722" calcext:value-type="float">
            <text:p>30.89722</text:p>
          </table:table-cell>
          <table:table-cell table:style-name="ce42" office:value-type="float" office:value="31.83969" calcext:value-type="float">
            <text:p>31.83969</text:p>
          </table:table-cell>
          <table:table-cell table:style-name="ce42" office:value-type="float" office:value="32.11078" calcext:value-type="float">
            <text:p>32.11078</text:p>
          </table:table-cell>
          <table:table-cell table:style-name="ce42" office:value-type="float" office:value="32.17618" calcext:value-type="float">
            <text:p>32.17618</text:p>
          </table:table-cell>
          <table:table-cell table:style-name="ce42" office:value-type="float" office:value="32.99088" calcext:value-type="float">
            <text:p>32.99088</text:p>
          </table:table-cell>
          <table:table-cell table:style-name="ce42" office:value-type="float" office:value="32.87076" calcext:value-type="float">
            <text:p>32.87076</text:p>
          </table:table-cell>
          <table:table-cell table:style-name="ce42" office:value-type="float" office:value="33.3172" calcext:value-type="float">
            <text:p>33.3172</text:p>
          </table:table-cell>
          <table:table-cell table:style-name="ce42" office:value-type="float" office:value="33.54593" calcext:value-type="float">
            <text:p>33.54593</text:p>
          </table:table-cell>
          <table:table-cell table:style-name="ce42" office:value-type="float" office:value="33.36905" calcext:value-type="float">
            <text:p>33.36905</text:p>
          </table:table-cell>
          <table:table-cell table:style-name="ce42" office:value-type="float" office:value="34.26703" calcext:value-type="float">
            <text:p>34.26703</text:p>
          </table:table-cell>
          <table:table-cell table:style-name="ce42" office:value-type="float" office:value="30.55948" calcext:value-type="float">
            <text:p>30.55948</text:p>
          </table:table-cell>
          <table:table-cell table:style-name="ce42" office:value-type="float" office:value="32.25409" calcext:value-type="float">
            <text:p>32.25409</text:p>
          </table:table-cell>
          <table:table-cell table:style-name="ce42" office:value-type="float" office:value="28.90289" calcext:value-type="float">
            <text:p>28.90289</text:p>
          </table:table-cell>
          <table:table-cell table:style-name="ce42" office:value-type="float" office:value="29.49338" calcext:value-type="float">
            <text:p>29.49338</text:p>
          </table:table-cell>
          <table:table-cell table:style-name="ce42" office:value-type="float" office:value="28.63272" calcext:value-type="float">
            <text:p>28.63272</text:p>
          </table:table-cell>
          <table:table-cell table:style-name="ce42" office:value-type="float" office:value="28.17316" calcext:value-type="float">
            <text:p>28.17316</text:p>
          </table:table-cell>
          <table:table-cell table:style-name="ce42" office:value-type="float" office:value="28.48529" calcext:value-type="float">
            <text:p>28.48529</text:p>
          </table:table-cell>
          <table:table-cell table:style-name="ce42" office:value-type="float" office:value="28.79181" calcext:value-type="float">
            <text:p>28.79181</text:p>
          </table:table-cell>
          <table:table-cell table:number-columns-repeated="3"/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33" calcext:value-type="float">
            <text:p>28.33</text:p>
          </table:table-cell>
          <table:table-cell table:style-name="ce58" office:value-type="float" office:value="28.219" calcext:value-type="float">
            <text:p>28.219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9.53" calcext:value-type="float">
            <text:p>29.53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32.294" calcext:value-type="float">
            <text:p>32.294</text:p>
          </table:table-cell>
          <table:table-cell table:style-name="ce58" office:value-type="float" office:value="30.412" calcext:value-type="float">
            <text:p>30.412</text:p>
          </table:table-cell>
          <table:table-cell table:style-name="ce58" office:value-type="float" office:value="34.299" calcext:value-type="float">
            <text:p>34.299</text:p>
          </table:table-cell>
          <table:table-cell table:style-name="ce58" office:value-type="float" office:value="33.225" calcext:value-type="float">
            <text:p>33.225</text:p>
          </table:table-cell>
          <table:table-cell table:style-name="ce58" office:value-type="float" office:value="33.583" calcext:value-type="float">
            <text:p>33.583</text:p>
          </table:table-cell>
          <table:table-cell table:style-name="ce58" office:value-type="float" office:value="33.175" calcext:value-type="float">
            <text:p>33.175</text:p>
          </table:table-cell>
          <table:table-cell table:style-name="ce58" office:value-type="float" office:value="32.902" calcext:value-type="float">
            <text:p>32.902</text:p>
          </table:table-cell>
          <table:table-cell table:style-name="ce58" office:value-type="float" office:value="32.848" calcext:value-type="float">
            <text:p>32.848</text:p>
          </table:table-cell>
          <table:table-cell table:style-name="ce58" office:value-type="float" office:value="32.213" calcext:value-type="float">
            <text:p>32.213</text:p>
          </table:table-cell>
          <table:table-cell table:style-name="ce58" office:value-type="float" office:value="31.967" calcext:value-type="float">
            <text:p>31.967</text:p>
          </table:table-cell>
          <table:table-cell table:style-name="ce58" office:value-type="float" office:value="31.87" calcext:value-type="float">
            <text:p>31.87</text:p>
          </table:table-cell>
          <table:table-cell table:style-name="ce58" office:value-type="float" office:value="30.751" calcext:value-type="float">
            <text:p>30.751</text:p>
          </table:table-cell>
          <table:table-cell table:style-name="ce58" office:value-type="float" office:value="29.61" calcext:value-type="float">
            <text:p>29.61</text:p>
          </table:table-cell>
          <table:table-cell table:style-name="ce58" office:value-type="float" office:value="29.09" calcext:value-type="float">
            <text:p>29.09</text:p>
          </table:table-cell>
          <table:table-cell table:style-name="ce58" office:value-type="float" office:value="28.328" calcext:value-type="float">
            <text:p>28.328</text:p>
          </table:table-cell>
          <table:table-cell table:style-name="ce58" office:value-type="float" office:value="28.461" calcext:value-type="float">
            <text:p>28.461</text:p>
          </table:table-cell>
          <table:table-cell table:style-name="ce58" office:value-type="float" office:value="27.93" calcext:value-type="float">
            <text:p>27.93</text:p>
          </table:table-cell>
          <table:table-cell table:style-name="ce58" office:value-type="float" office:value="28.636" calcext:value-type="float">
            <text:p>28.636</text:p>
          </table:table-cell>
          <table:table-cell table:style-name="ce58" office:value-type="float" office:value="28.181" calcext:value-type="float">
            <text:p>28.181</text:p>
          </table:table-cell>
          <table:table-cell table:style-name="ce58" office:value-type="float" office:value="28.437" calcext:value-type="float">
            <text:p>28.437</text:p>
          </table:table-cell>
          <table:table-cell table:style-name="ce58" office:value-type="float" office:value="28.476" calcext:value-type="float">
            <text:p>28.476</text:p>
          </table:table-cell>
          <table:table-cell table:style-name="ce58" office:value-type="float" office:value="28.707" calcext:value-type="float">
            <text:p>28.707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79" calcext:value-type="float">
            <text:p>28.479</text:p>
          </table:table-cell>
          <table:table-cell table:style-name="ce58" office:value-type="float" office:value="28.681" calcext:value-type="float">
            <text:p>28.681</text:p>
          </table:table-cell>
          <table:table-cell table:style-name="ce58" office:value-type="float" office:value="28.493" calcext:value-type="float">
            <text:p>28.493</text:p>
          </table:table-cell>
        </table:table-row>
        <table:table-row table:style-name="ro1">
          <table:table-cell table:style-name="ce42" office:value-type="float" office:value="28.44785" calcext:value-type="float">
            <text:p>28.44785</text:p>
          </table:table-cell>
          <table:table-cell table:style-name="ce42" office:value-type="float" office:value="28.60056" calcext:value-type="float">
            <text:p>28.60056</text:p>
          </table:table-cell>
          <table:table-cell table:style-name="ce42" office:value-type="float" office:value="28.26541" calcext:value-type="float">
            <text:p>28.26541</text:p>
          </table:table-cell>
          <table:table-cell table:style-name="ce42" office:value-type="float" office:value="28.45773" calcext:value-type="float">
            <text:p>28.45773</text:p>
          </table:table-cell>
          <table:table-cell table:style-name="ce42" office:value-type="float" office:value="28.45163" calcext:value-type="float">
            <text:p>28.45163</text:p>
          </table:table-cell>
          <table:table-cell table:style-name="ce42" office:value-type="float" office:value="28.32175" calcext:value-type="float">
            <text:p>28.32175</text:p>
          </table:table-cell>
          <table:table-cell table:style-name="ce42" office:value-type="float" office:value="28.37808" calcext:value-type="float">
            <text:p>28.37808</text:p>
          </table:table-cell>
          <table:table-cell table:style-name="ce42" office:value-type="float" office:value="28.35715" calcext:value-type="float">
            <text:p>28.35715</text:p>
          </table:table-cell>
          <table:table-cell table:style-name="ce42" office:value-type="float" office:value="28.51566" calcext:value-type="float">
            <text:p>28.51566</text:p>
          </table:table-cell>
          <table:table-cell table:style-name="ce42" office:value-type="float" office:value="28.53516" calcext:value-type="float">
            <text:p>28.53516</text:p>
          </table:table-cell>
          <table:table-cell table:style-name="ce42" office:value-type="float" office:value="28.73297" calcext:value-type="float">
            <text:p>28.73297</text:p>
          </table:table-cell>
          <table:table-cell table:style-name="ce42" office:value-type="float" office:value="28.95178" calcext:value-type="float">
            <text:p>28.95178</text:p>
          </table:table-cell>
          <table:table-cell table:style-name="ce42" office:value-type="float" office:value="28.96451" calcext:value-type="float">
            <text:p>28.96451</text:p>
          </table:table-cell>
          <table:table-cell table:style-name="ce42" office:value-type="float" office:value="31.18826" calcext:value-type="float">
            <text:p>31.18826</text:p>
          </table:table-cell>
          <table:table-cell table:style-name="ce42" office:value-type="float" office:value="31.6871" calcext:value-type="float">
            <text:p>31.6871</text:p>
          </table:table-cell>
          <table:table-cell table:style-name="ce42" office:value-type="float" office:value="32.23297" calcext:value-type="float">
            <text:p>32.23297</text:p>
          </table:table-cell>
          <table:table-cell table:style-name="ce42" office:value-type="float" office:value="32.40701" calcext:value-type="float">
            <text:p>32.40701</text:p>
          </table:table-cell>
          <table:table-cell table:style-name="ce42" office:value-type="float" office:value="32.63034" calcext:value-type="float">
            <text:p>32.63034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3.46414" calcext:value-type="float">
            <text:p>33.46414</text:p>
          </table:table-cell>
          <table:table-cell table:style-name="ce42" office:value-type="float" office:value="33.88968" calcext:value-type="float">
            <text:p>33.88968</text:p>
          </table:table-cell>
          <table:table-cell table:style-name="ce42" office:value-type="float" office:value="34.16119" calcext:value-type="float">
            <text:p>34.16119</text:p>
          </table:table-cell>
          <table:table-cell table:style-name="ce42" office:value-type="float" office:value="34.5954" calcext:value-type="float">
            <text:p>34.5954</text:p>
          </table:table-cell>
          <table:table-cell table:style-name="ce42" office:value-type="float" office:value="33.633" calcext:value-type="float">
            <text:p>33.633</text:p>
          </table:table-cell>
          <table:table-cell table:style-name="ce42" office:value-type="float" office:value="33.55688" calcext:value-type="float">
            <text:p>33.55688</text:p>
          </table:table-cell>
          <table:table-cell table:style-name="ce42" office:value-type="float" office:value="30.83972" calcext:value-type="float">
            <text:p>30.83972</text:p>
          </table:table-cell>
          <table:table-cell table:style-name="ce42" office:value-type="float" office:value="31.1254" calcext:value-type="float">
            <text:p>31.1254</text:p>
          </table:table-cell>
          <table:table-cell table:style-name="ce42" office:value-type="float" office:value="28.93753" calcext:value-type="float">
            <text:p>28.93753</text:p>
          </table:table-cell>
          <table:table-cell table:style-name="ce42" office:value-type="float" office:value="28.46463" calcext:value-type="float">
            <text:p>28.46463</text:p>
          </table:table-cell>
          <table:table-cell table:style-name="ce42" office:value-type="float" office:value="28.1907" calcext:value-type="float">
            <text:p>28.1907</text:p>
          </table:table-cell>
          <table:table-cell table:style-name="ce42" office:value-type="float" office:value="28.36075" calcext:value-type="float">
            <text:p>28.36075</text:p>
          </table:table-cell>
          <table:table-cell table:style-name="ce42" office:value-type="float" office:value="28.42065" calcext:value-type="float">
            <text:p>28.42065</text:p>
          </table:table-cell>
          <table:table-cell table:number-columns-repeated="3"/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23" calcext:value-type="float">
            <text:p>28.323</text:p>
          </table:table-cell>
          <table:table-cell table:style-name="ce58" office:value-type="float" office:value="28.205" calcext:value-type="float">
            <text:p>28.205</text:p>
          </table:table-cell>
          <table:table-cell table:style-name="ce58" office:value-type="float" office:value="28.425" calcext:value-type="float">
            <text:p>28.425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31.092" calcext:value-type="float">
            <text:p>31.092</text:p>
          </table:table-cell>
          <table:table-cell table:style-name="ce58" office:value-type="float" office:value="30.841" calcext:value-type="float">
            <text:p>30.841</text:p>
          </table:table-cell>
          <table:table-cell table:style-name="ce58" office:value-type="float" office:value="33.522" calcext:value-type="float">
            <text:p>33.522</text:p>
          </table:table-cell>
          <table:table-cell table:style-name="ce58" office:value-type="float" office:value="33.628" calcext:value-type="float">
            <text:p>33.628</text:p>
          </table:table-cell>
          <table:table-cell table:style-name="ce58" office:value-type="float" office:value="34.564" calcext:value-type="float">
            <text:p>34.564</text:p>
          </table:table-cell>
          <table:table-cell table:style-name="ce58" office:value-type="float" office:value="34.155" calcext:value-type="float">
            <text:p>34.155</text:p>
          </table:table-cell>
          <table:table-cell table:style-name="ce58" office:value-type="float" office:value="33.856" calcext:value-type="float">
            <text:p>33.856</text:p>
          </table:table-cell>
          <table:table-cell table:style-name="ce58" office:value-type="float" office:value="33.454" calcext:value-type="float">
            <text:p>33.454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621" calcext:value-type="float">
            <text:p>32.621</text:p>
          </table:table-cell>
          <table:table-cell table:style-name="ce58" office:value-type="float" office:value="32.372" calcext:value-type="float">
            <text:p>32.372</text:p>
          </table:table-cell>
          <table:table-cell table:style-name="ce58" office:value-type="float" office:value="32.219" calcext:value-type="float">
            <text:p>32.219</text:p>
          </table:table-cell>
          <table:table-cell table:style-name="ce58" office:value-type="float" office:value="31.654" calcext:value-type="float">
            <text:p>31.654</text:p>
          </table:table-cell>
          <table:table-cell table:style-name="ce58" office:value-type="float" office:value="31.181" calcext:value-type="float">
            <text:p>31.181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28.697" calcext:value-type="float">
            <text:p>28.697</text:p>
          </table:table-cell>
          <table:table-cell table:style-name="ce58" office:value-type="float" office:value="28.535" calcext:value-type="float">
            <text:p>28.535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337" calcext:value-type="float">
            <text:p>28.337</text:p>
          </table:table-cell>
          <table:table-cell table:style-name="ce58" office:value-type="float" office:value="28.338" calcext:value-type="float">
            <text:p>28.33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487" calcext:value-type="float">
            <text:p>28.487</text:p>
          </table:table-cell>
          <table:table-cell table:style-name="ce58" office:value-type="float" office:value="28.216" calcext:value-type="float">
            <text:p>28.216</text:p>
          </table:table-cell>
          <table:table-cell table:style-name="ce58" office:value-type="float" office:value="28.645" calcext:value-type="float">
            <text:p>28.645</text:p>
          </table:table-cell>
          <table:table-cell table:style-name="ce58" office:value-type="float" office:value="28.384" calcext:value-type="float">
            <text:p>28.384</text:p>
          </table:table-cell>
        </table:table-row>
        <table:table-row table:style-name="ro1">
          <table:table-cell table:style-name="ce42" office:value-type="float" office:value="28.63208" calcext:value-type="float">
            <text:p>28.63208</text:p>
          </table:table-cell>
          <table:table-cell table:style-name="ce42" office:value-type="float" office:value="28.50034" calcext:value-type="float">
            <text:p>28.50034</text:p>
          </table:table-cell>
          <table:table-cell table:style-name="ce42" office:value-type="float" office:value="28.83011" calcext:value-type="float">
            <text:p>28.83011</text:p>
          </table:table-cell>
          <table:table-cell table:style-name="ce42" office:value-type="float" office:value="28.79993" calcext:value-type="float">
            <text:p>28.79993</text:p>
          </table:table-cell>
          <table:table-cell table:style-name="ce42" office:value-type="float" office:value="28.59445" calcext:value-type="float">
            <text:p>28.59445</text:p>
          </table:table-cell>
          <table:table-cell table:style-name="ce42" office:value-type="float" office:value="28.2294" calcext:value-type="float">
            <text:p>28.2294</text:p>
          </table:table-cell>
          <table:table-cell table:style-name="ce42" office:value-type="float" office:value="28.61978" calcext:value-type="float">
            <text:p>28.61978</text:p>
          </table:table-cell>
          <table:table-cell table:style-name="ce42" office:value-type="float" office:value="28.48706" calcext:value-type="float">
            <text:p>28.48706</text:p>
          </table:table-cell>
          <table:table-cell table:style-name="ce42" office:value-type="float" office:value="28.27664" calcext:value-type="float">
            <text:p>28.27664</text:p>
          </table:table-cell>
          <table:table-cell table:style-name="ce42" office:value-type="float" office:value="28.43265" calcext:value-type="float">
            <text:p>28.43265</text:p>
          </table:table-cell>
          <table:table-cell table:style-name="ce42" office:value-type="float" office:value="28.85385" calcext:value-type="float">
            <text:p>28.85385</text:p>
          </table:table-cell>
          <table:table-cell table:style-name="ce42" office:value-type="float" office:value="28.70731" calcext:value-type="float">
            <text:p>28.70731</text:p>
          </table:table-cell>
          <table:table-cell table:style-name="ce42" office:value-type="float" office:value="30.69974" calcext:value-type="float">
            <text:p>30.69974</text:p>
          </table:table-cell>
          <table:table-cell table:style-name="ce42" office:value-type="float" office:value="29.32349" calcext:value-type="float">
            <text:p>29.32349</text:p>
          </table:table-cell>
          <table:table-cell table:style-name="ce42" office:value-type="float" office:value="32.67822" calcext:value-type="float">
            <text:p>32.67822</text:p>
          </table:table-cell>
          <table:table-cell table:style-name="ce42" office:value-type="float" office:value="31.67175" calcext:value-type="float">
            <text:p>31.67175</text:p>
          </table:table-cell>
          <table:table-cell table:style-name="ce42" office:value-type="float" office:value="32.64499" calcext:value-type="float">
            <text:p>32.64499</text:p>
          </table:table-cell>
          <table:table-cell table:style-name="ce42" office:value-type="float" office:value="32.73856" calcext:value-type="float">
            <text:p>32.73856</text:p>
          </table:table-cell>
          <table:table-cell table:style-name="ce42" office:value-type="float" office:value="33.50919" calcext:value-type="float">
            <text:p>33.50919</text:p>
          </table:table-cell>
          <table:table-cell table:style-name="ce42" office:value-type="float" office:value="33.42599" calcext:value-type="float">
            <text:p>33.42599</text:p>
          </table:table-cell>
          <table:table-cell table:style-name="ce42" office:value-type="float" office:value="34.52786" calcext:value-type="float">
            <text:p>34.52786</text:p>
          </table:table-cell>
          <table:table-cell table:style-name="ce42" office:value-type="float" office:value="33.90854" calcext:value-type="float">
            <text:p>33.90854</text:p>
          </table:table-cell>
          <table:table-cell table:style-name="ce42" office:value-type="float" office:value="34.19693" calcext:value-type="float">
            <text:p>34.19693</text:p>
          </table:table-cell>
          <table:table-cell table:style-name="ce42" office:value-type="float" office:value="33.9006" calcext:value-type="float">
            <text:p>33.9006</text:p>
          </table:table-cell>
          <table:table-cell table:style-name="ce42" office:value-type="float" office:value="32.40405" calcext:value-type="float">
            <text:p>32.40405</text:p>
          </table:table-cell>
          <table:table-cell table:style-name="ce42" office:value-type="float" office:value="32.62567" calcext:value-type="float">
            <text:p>32.62567</text:p>
          </table:table-cell>
          <table:table-cell table:style-name="ce42" office:value-type="float" office:value="29.33972" calcext:value-type="float">
            <text:p>29.33972</text:p>
          </table:table-cell>
          <table:table-cell table:style-name="ce42" office:value-type="float" office:value="30.71957" calcext:value-type="float">
            <text:p>30.71957</text:p>
          </table:table-cell>
          <table:table-cell table:style-name="ce42" office:value-type="float" office:value="28.38916" calcext:value-type="float">
            <text:p>28.38916</text:p>
          </table:table-cell>
          <table:table-cell table:style-name="ce42" office:value-type="float" office:value="28.75568" calcext:value-type="float">
            <text:p>28.75568</text:p>
          </table:table-cell>
          <table:table-cell table:style-name="ce42" office:value-type="float" office:value="28.57767" calcext:value-type="float">
            <text:p>28.57767</text:p>
          </table:table-cell>
          <table:table-cell table:style-name="ce42" office:value-type="float" office:value="28.84232" calcext:value-type="float">
            <text:p>28.84232</text:p>
          </table:table-cell>
          <table:table-cell table:number-columns-repeated="3"/>
          <table:table-cell table:style-name="ce58" office:value-type="float" office:value="28.889" calcext:value-type="float">
            <text:p>28.889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8.804" calcext:value-type="float">
            <text:p>28.804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30.758" calcext:value-type="float">
            <text:p>30.758</text:p>
          </table:table-cell>
          <table:table-cell table:style-name="ce58" office:value-type="float" office:value="29.189" calcext:value-type="float">
            <text:p>29.189</text:p>
          </table:table-cell>
          <table:table-cell table:style-name="ce58" office:value-type="float" office:value="32.667" calcext:value-type="float">
            <text:p>32.667</text:p>
          </table:table-cell>
          <table:table-cell table:style-name="ce58" office:value-type="float" office:value="32.258" calcext:value-type="float">
            <text:p>32.258</text:p>
          </table:table-cell>
          <table:table-cell table:style-name="ce58" office:value-type="float" office:value="33.935" calcext:value-type="float">
            <text:p>33.935</text:p>
          </table:table-cell>
          <table:table-cell table:style-name="ce58" office:value-type="float" office:value="34.054" calcext:value-type="float">
            <text:p>34.054</text:p>
          </table:table-cell>
          <table:table-cell table:style-name="ce58" office:value-type="float" office:value="33.947" calcext:value-type="float">
            <text:p>33.947</text:p>
          </table:table-cell>
          <table:table-cell table:style-name="ce58" office:value-type="float" office:value="34.386" calcext:value-type="float">
            <text:p>34.386</text:p>
          </table:table-cell>
          <table:table-cell table:style-name="ce58" office:value-type="float" office:value="33.459" calcext:value-type="float">
            <text:p>33.459</text:p>
          </table:table-cell>
          <table:table-cell table:style-name="ce58" office:value-type="float" office:value="33.366" calcext:value-type="float">
            <text:p>33.366</text:p>
          </table:table-cell>
          <table:table-cell table:style-name="ce58" office:value-type="float" office:value="32.776" calcext:value-type="float">
            <text:p>32.776</text:p>
          </table:table-cell>
          <table:table-cell table:style-name="ce58" office:value-type="float" office:value="32.502" calcext:value-type="float">
            <text:p>32.502</text:p>
          </table:table-cell>
          <table:table-cell table:style-name="ce58" office:value-type="float" office:value="31.703" calcext:value-type="float">
            <text:p>31.703</text:p>
          </table:table-cell>
          <table:table-cell table:style-name="ce58" office:value-type="float" office:value="32.534" calcext:value-type="float">
            <text:p>32.534</text:p>
          </table:table-cell>
          <table:table-cell table:style-name="ce58" office:value-type="float" office:value="29.363" calcext:value-type="float">
            <text:p>29.363</text:p>
          </table:table-cell>
          <table:table-cell table:style-name="ce58" office:value-type="float" office:value="30.553" calcext:value-type="float">
            <text:p>30.553</text:p>
          </table:table-cell>
          <table:table-cell table:style-name="ce58" office:value-type="float" office:value="28.741" calcext:value-type="float">
            <text:p>28.741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123" calcext:value-type="float">
            <text:p>28.123</text:p>
          </table:table-cell>
          <table:table-cell table:style-name="ce58" office:value-type="float" office:value="28.522" calcext:value-type="float">
            <text:p>28.522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435" calcext:value-type="float">
            <text:p>28.435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666" calcext:value-type="float">
            <text:p>28.666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458" calcext:value-type="float">
            <text:p>28.458</text:p>
          </table:table-cell>
        </table:table-row>
        <table:table-row table:style-name="ro1">
          <table:table-cell table:style-name="ce42" office:value-type="float" office:value="28.42273" calcext:value-type="float">
            <text:p>28.42273</text:p>
          </table:table-cell>
          <table:table-cell table:style-name="ce42" office:value-type="float" office:value="28.76605" calcext:value-type="float">
            <text:p>28.76605</text:p>
          </table:table-cell>
          <table:table-cell table:style-name="ce42" office:value-type="float" office:value="28.54123" calcext:value-type="float">
            <text:p>28.54123</text:p>
          </table:table-cell>
          <table:table-cell table:style-name="ce42" office:value-type="float" office:value="28.63919" calcext:value-type="float">
            <text:p>28.63919</text:p>
          </table:table-cell>
          <table:table-cell table:style-name="ce42" office:value-type="float" office:value="28.55045" calcext:value-type="float">
            <text:p>28.55045</text:p>
          </table:table-cell>
          <table:table-cell table:style-name="ce42" office:value-type="float" office:value="28.52869" calcext:value-type="float">
            <text:p>28.52869</text:p>
          </table:table-cell>
          <table:table-cell table:style-name="ce42" office:value-type="float" office:value="28.59033" calcext:value-type="float">
            <text:p>28.59033</text:p>
          </table:table-cell>
          <table:table-cell table:style-name="ce42" office:value-type="float" office:value="28.45441" calcext:value-type="float">
            <text:p>28.45441</text:p>
          </table:table-cell>
          <table:table-cell table:style-name="ce42" office:value-type="float" office:value="28.26614" calcext:value-type="float">
            <text:p>28.26614</text:p>
          </table:table-cell>
          <table:table-cell table:style-name="ce42" office:value-type="float" office:value="28.74667" calcext:value-type="float">
            <text:p>28.74667</text:p>
          </table:table-cell>
          <table:table-cell table:style-name="ce42" office:value-type="float" office:value="28.69791" calcext:value-type="float">
            <text:p>28.69791</text:p>
          </table:table-cell>
          <table:table-cell table:style-name="ce42" office:value-type="float" office:value="28.90726" calcext:value-type="float">
            <text:p>28.90726</text:p>
          </table:table-cell>
          <table:table-cell table:style-name="ce42" office:value-type="float" office:value="28.91803" calcext:value-type="float">
            <text:p>28.91803</text:p>
          </table:table-cell>
          <table:table-cell table:style-name="ce42" office:value-type="float" office:value="30.58521" calcext:value-type="float">
            <text:p>30.58521</text:p>
          </table:table-cell>
          <table:table-cell table:style-name="ce42" office:value-type="float" office:value="30.80206" calcext:value-type="float">
            <text:p>30.80206</text:p>
          </table:table-cell>
          <table:table-cell table:style-name="ce42" office:value-type="float" office:value="32.45346" calcext:value-type="float">
            <text:p>32.45346</text:p>
          </table:table-cell>
          <table:table-cell table:style-name="ce42" office:value-type="float" office:value="32.75171" calcext:value-type="float">
            <text:p>32.75171</text:p>
          </table:table-cell>
          <table:table-cell table:style-name="ce42" office:value-type="float" office:value="33.30261" calcext:value-type="float">
            <text:p>33.30261</text:p>
          </table:table-cell>
          <table:table-cell table:style-name="ce42" office:value-type="float" office:value="32.73929" calcext:value-type="float">
            <text:p>32.73929</text:p>
          </table:table-cell>
          <table:table-cell table:style-name="ce42" office:value-type="float" office:value="33.46765" calcext:value-type="float">
            <text:p>33.46765</text:p>
          </table:table-cell>
          <table:table-cell table:style-name="ce42" office:value-type="float" office:value="33.23526" calcext:value-type="float">
            <text:p>33.23526</text:p>
          </table:table-cell>
          <table:table-cell table:style-name="ce42" office:value-type="float" office:value="34.35025" calcext:value-type="float">
            <text:p>34.35025</text:p>
          </table:table-cell>
          <table:table-cell table:style-name="ce42" office:value-type="float" office:value="33.37143" calcext:value-type="float">
            <text:p>33.37143</text:p>
          </table:table-cell>
          <table:table-cell table:style-name="ce42" office:value-type="float" office:value="33.63449" calcext:value-type="float">
            <text:p>33.63449</text:p>
          </table:table-cell>
          <table:table-cell table:style-name="ce42" office:value-type="float" office:value="32.63791" calcext:value-type="float">
            <text:p>32.63791</text:p>
          </table:table-cell>
          <table:table-cell table:style-name="ce42" office:value-type="float" office:value="32.5112" calcext:value-type="float">
            <text:p>32.5112</text:p>
          </table:table-cell>
          <table:table-cell table:style-name="ce42" office:value-type="float" office:value="32.01379" calcext:value-type="float">
            <text:p>32.01379</text:p>
          </table:table-cell>
          <table:table-cell table:style-name="ce42" office:value-type="float" office:value="29.42599" calcext:value-type="float">
            <text:p>29.42599</text:p>
          </table:table-cell>
          <table:table-cell table:style-name="ce42" office:value-type="float" office:value="28.87851" calcext:value-type="float">
            <text:p>28.87851</text:p>
          </table:table-cell>
          <table:table-cell table:style-name="ce42" office:value-type="float" office:value="28.59839" calcext:value-type="float">
            <text:p>28.59839</text:p>
          </table:table-cell>
          <table:table-cell table:style-name="ce42" office:value-type="float" office:value="28.81714" calcext:value-type="float">
            <text:p>28.81714</text:p>
          </table:table-cell>
          <table:table-cell table:style-name="ce42" office:value-type="float" office:value="28.37589" calcext:value-type="float">
            <text:p>28.37589</text:p>
          </table:table-cell>
          <table:table-cell table:number-columns-repeated="3"/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9.437" calcext:value-type="float">
            <text:p>29.437</text:p>
          </table:table-cell>
          <table:table-cell table:style-name="ce58" office:value-type="float" office:value="31.981" calcext:value-type="float">
            <text:p>31.981</text:p>
          </table:table-cell>
          <table:table-cell table:style-name="ce58" office:value-type="float" office:value="32.515" calcext:value-type="float">
            <text:p>32.515</text:p>
          </table:table-cell>
          <table:table-cell table:style-name="ce58" office:value-type="float" office:value="32.602" calcext:value-type="float">
            <text:p>32.602</text:p>
          </table:table-cell>
          <table:table-cell table:style-name="ce58" office:value-type="float" office:value="33.633" calcext:value-type="float">
            <text:p>33.633</text:p>
          </table:table-cell>
          <table:table-cell table:style-name="ce58" office:value-type="float" office:value="33.339" calcext:value-type="float">
            <text:p>33.339</text:p>
          </table:table-cell>
          <table:table-cell table:style-name="ce58" office:value-type="float" office:value="34.348" calcext:value-type="float">
            <text:p>34.348</text:p>
          </table:table-cell>
          <table:table-cell table:style-name="ce58" office:value-type="float" office:value="33.2" calcext:value-type="float">
            <text:p>33.2</text:p>
          </table:table-cell>
          <table:table-cell table:style-name="ce58" office:value-type="float" office:value="33.46" calcext:value-type="float">
            <text:p>33.46</text:p>
          </table:table-cell>
          <table:table-cell table:style-name="ce58" office:value-type="float" office:value="32.708" calcext:value-type="float">
            <text:p>32.708</text:p>
          </table:table-cell>
          <table:table-cell table:style-name="ce58" office:value-type="float" office:value="33.297" calcext:value-type="float">
            <text:p>33.297</text:p>
          </table:table-cell>
          <table:table-cell table:style-name="ce58" office:value-type="float" office:value="32.716" calcext:value-type="float">
            <text:p>32.716</text:p>
          </table:table-cell>
          <table:table-cell table:style-name="ce58" office:value-type="float" office:value="32.441" calcext:value-type="float">
            <text:p>32.441</text:p>
          </table:table-cell>
          <table:table-cell table:style-name="ce58" office:value-type="float" office:value="30.769" calcext:value-type="float">
            <text:p>30.769</text:p>
          </table:table-cell>
          <table:table-cell table:style-name="ce58" office:value-type="float" office:value="30.583" calcext:value-type="float">
            <text:p>30.583</text:p>
          </table:table-cell>
          <table:table-cell table:style-name="ce58" office:value-type="float" office:value="28.879" calcext:value-type="float">
            <text:p>28.879</text:p>
          </table:table-cell>
          <table:table-cell table:style-name="ce58" office:value-type="float" office:value="28.901" calcext:value-type="float">
            <text:p>28.901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751" calcext:value-type="float">
            <text:p>28.751</text:p>
          </table:table-cell>
          <table:table-cell table:style-name="ce58" office:value-type="float" office:value="28.224" calcext:value-type="float">
            <text:p>28.224</text:p>
          </table:table-cell>
          <table:table-cell table:style-name="ce58" office:value-type="float" office:value="28.455" calcext:value-type="float">
            <text:p>28.455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551" calcext:value-type="float">
            <text:p>28.551</text:p>
          </table:table-cell>
          <table:table-cell table:style-name="ce58" office:value-type="float" office:value="28.501" calcext:value-type="float">
            <text:p>28.501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816" calcext:value-type="float">
            <text:p>28.816</text:p>
          </table:table-cell>
          <table:table-cell table:style-name="ce58" office:value-type="float" office:value="28.358" calcext:value-type="float">
            <text:p>28.358</text:p>
          </table:table-cell>
        </table:table-row>
        <table:table-row table:style-name="ro1">
          <table:table-cell table:style-name="ce42" office:value-type="float" office:value="29.02686" calcext:value-type="float">
            <text:p>29.02686</text:p>
          </table:table-cell>
          <table:table-cell table:style-name="ce42" office:value-type="float" office:value="28.63443" calcext:value-type="float">
            <text:p>28.63443</text:p>
          </table:table-cell>
          <table:table-cell table:style-name="ce42" office:value-type="float" office:value="28.60632" calcext:value-type="float">
            <text:p>28.60632</text:p>
          </table:table-cell>
          <table:table-cell table:style-name="ce42" office:value-type="float" office:value="28.79086" calcext:value-type="float">
            <text:p>28.79086</text:p>
          </table:table-cell>
          <table:table-cell table:style-name="ce42" office:value-type="float" office:value="28.46902" calcext:value-type="float">
            <text:p>28.46902</text:p>
          </table:table-cell>
          <table:table-cell table:style-name="ce42" office:value-type="float" office:value="28.79099" calcext:value-type="float">
            <text:p>28.79099</text:p>
          </table:table-cell>
          <table:table-cell table:style-name="ce42" office:value-type="float" office:value="28.43823" calcext:value-type="float">
            <text:p>28.43823</text:p>
          </table:table-cell>
          <table:table-cell table:style-name="ce42" office:value-type="float" office:value="28.38" calcext:value-type="float">
            <text:p>28.38</text:p>
          </table:table-cell>
          <table:table-cell table:style-name="ce42" office:value-type="float" office:value="28.32956" calcext:value-type="float">
            <text:p>28.32956</text:p>
          </table:table-cell>
          <table:table-cell table:style-name="ce42" office:value-type="float" office:value="28.68369" calcext:value-type="float">
            <text:p>28.68369</text:p>
          </table:table-cell>
          <table:table-cell table:style-name="ce42" office:value-type="float" office:value="28.96429" calcext:value-type="float">
            <text:p>28.96429</text:p>
          </table:table-cell>
          <table:table-cell table:style-name="ce42" office:value-type="float" office:value="28.46698" calcext:value-type="float">
            <text:p>28.46698</text:p>
          </table:table-cell>
          <table:table-cell table:style-name="ce42" office:value-type="float" office:value="29.42136" calcext:value-type="float">
            <text:p>29.42136</text:p>
          </table:table-cell>
          <table:table-cell table:style-name="ce42" office:value-type="float" office:value="28.85236" calcext:value-type="float">
            <text:p>28.85236</text:p>
          </table:table-cell>
          <table:table-cell table:style-name="ce42" office:value-type="float" office:value="32.65408" calcext:value-type="float">
            <text:p>32.65408</text:p>
          </table:table-cell>
          <table:table-cell table:style-name="ce42" office:value-type="float" office:value="31.32639" calcext:value-type="float">
            <text:p>31.32639</text:p>
          </table:table-cell>
          <table:table-cell table:style-name="ce42" office:value-type="float" office:value="32.82559" calcext:value-type="float">
            <text:p>32.82559</text:p>
          </table:table-cell>
          <table:table-cell table:style-name="ce42" office:value-type="float" office:value="32.53738" calcext:value-type="float">
            <text:p>32.53738</text:p>
          </table:table-cell>
          <table:table-cell table:style-name="ce42" office:value-type="float" office:value="33.17917" calcext:value-type="float">
            <text:p>33.17917</text:p>
          </table:table-cell>
          <table:table-cell table:style-name="ce42" office:value-type="float" office:value="32.91617" calcext:value-type="float">
            <text:p>32.91617</text:p>
          </table:table-cell>
          <table:table-cell table:style-name="ce42" office:value-type="float" office:value="33.84647" calcext:value-type="float">
            <text:p>33.84647</text:p>
          </table:table-cell>
          <table:table-cell table:style-name="ce42" office:value-type="float" office:value="32.70065" calcext:value-type="float">
            <text:p>32.70065</text:p>
          </table:table-cell>
          <table:table-cell table:style-name="ce42" office:value-type="float" office:value="33.50955" calcext:value-type="float">
            <text:p>33.50955</text:p>
          </table:table-cell>
          <table:table-cell table:style-name="ce42" office:value-type="float" office:value="32.70392" calcext:value-type="float">
            <text:p>32.70392</text:p>
          </table:table-cell>
          <table:table-cell table:style-name="ce42" office:value-type="float" office:value="32.92755" calcext:value-type="float">
            <text:p>32.92755</text:p>
          </table:table-cell>
          <table:table-cell table:style-name="ce42" office:value-type="float" office:value="32.63016" calcext:value-type="float">
            <text:p>32.63016</text:p>
          </table:table-cell>
          <table:table-cell table:style-name="ce42" office:value-type="float" office:value="30.28622" calcext:value-type="float">
            <text:p>30.28622</text:p>
          </table:table-cell>
          <table:table-cell table:style-name="ce42" office:value-type="float" office:value="31.53842" calcext:value-type="float">
            <text:p>31.53842</text:p>
          </table:table-cell>
          <table:table-cell table:style-name="ce42" office:value-type="float" office:value="29.08435" calcext:value-type="float">
            <text:p>29.08435</text:p>
          </table:table-cell>
          <table:table-cell table:style-name="ce42" office:value-type="float" office:value="28.95605" calcext:value-type="float">
            <text:p>28.95605</text:p>
          </table:table-cell>
          <table:table-cell table:style-name="ce42" office:value-type="float" office:value="28.53885" calcext:value-type="float">
            <text:p>28.53885</text:p>
          </table:table-cell>
          <table:table-cell table:style-name="ce42" office:value-type="float" office:value="28.35327" calcext:value-type="float">
            <text:p>28.35327</text:p>
          </table:table-cell>
          <table:table-cell table:number-columns-repeated="3"/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379" calcext:value-type="float">
            <text:p>28.379</text:p>
          </table:table-cell>
          <table:table-cell table:style-name="ce58" office:value-type="float" office:value="29.006" calcext:value-type="float">
            <text:p>29.006</text:p>
          </table:table-cell>
          <table:table-cell table:style-name="ce58" office:value-type="float" office:value="28.929" calcext:value-type="float">
            <text:p>28.929</text:p>
          </table:table-cell>
          <table:table-cell table:style-name="ce58" office:value-type="float" office:value="31.579" calcext:value-type="float">
            <text:p>31.579</text:p>
          </table:table-cell>
          <table:table-cell table:style-name="ce58" office:value-type="float" office:value="30.135" calcext:value-type="float">
            <text:p>30.135</text:p>
          </table:table-cell>
          <table:table-cell table:style-name="ce58" office:value-type="float" office:value="32.674" calcext:value-type="float">
            <text:p>32.674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2.74" calcext:value-type="float">
            <text:p>32.74</text:p>
          </table:table-cell>
          <table:table-cell table:style-name="ce58" office:value-type="float" office:value="33.364" calcext:value-type="float">
            <text:p>33.364</text:p>
          </table:table-cell>
          <table:table-cell table:style-name="ce58" office:value-type="float" office:value="32.741" calcext:value-type="float">
            <text:p>32.741</text:p>
          </table:table-cell>
          <table:table-cell table:style-name="ce58" office:value-type="float" office:value="33.703" calcext:value-type="float">
            <text:p>33.703</text:p>
          </table:table-cell>
          <table:table-cell table:style-name="ce58" office:value-type="float" office:value="32.951" calcext:value-type="float">
            <text:p>32.951</text:p>
          </table:table-cell>
          <table:table-cell table:style-name="ce58" office:value-type="float" office:value="33.035" calcext:value-type="float">
            <text:p>33.035</text:p>
          </table:table-cell>
          <table:table-cell table:style-name="ce58" office:value-type="float" office:value="32.577" calcext:value-type="float">
            <text:p>32.577</text:p>
          </table:table-cell>
          <table:table-cell table:style-name="ce58" office:value-type="float" office:value="32.681" calcext:value-type="float">
            <text:p>32.681</text:p>
          </table:table-cell>
          <table:table-cell table:style-name="ce58" office:value-type="float" office:value="31.359" calcext:value-type="float">
            <text:p>31.359</text:p>
          </table:table-cell>
          <table:table-cell table:style-name="ce58" office:value-type="float" office:value="32.508" calcext:value-type="float">
            <text:p>32.508</text:p>
          </table:table-cell>
          <table:table-cell table:style-name="ce58" office:value-type="float" office:value="28.893" calcext:value-type="float">
            <text:p>28.893</text:p>
          </table:table-cell>
          <table:table-cell table:style-name="ce58" office:value-type="float" office:value="29.271" calcext:value-type="float">
            <text:p>29.271</text:p>
          </table:table-cell>
          <table:table-cell table:style-name="ce58" office:value-type="float" office:value="28.502" calcext:value-type="float">
            <text:p>28.502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28.726" calcext:value-type="float">
            <text:p>28.726</text:p>
          </table:table-cell>
          <table:table-cell table:style-name="ce58" office:value-type="float" office:value="28.176" calcext:value-type="float">
            <text:p>28.176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441" calcext:value-type="float">
            <text:p>28.441</text:p>
          </table:table-cell>
          <table:table-cell table:style-name="ce58" office:value-type="float" office:value="28.693" calcext:value-type="float">
            <text:p>28.693</text:p>
          </table:table-cell>
          <table:table-cell table:style-name="ce58" office:value-type="float" office:value="28.851" calcext:value-type="float">
            <text:p>28.851</text:p>
          </table:table-cell>
        </table:table-row>
        <table:table-row table:style-name="ro1">
          <table:table-cell table:style-name="ce42" office:value-type="float" office:value="30.16873" calcext:value-type="float">
            <text:p>30.16873</text:p>
          </table:table-cell>
          <table:table-cell table:style-name="ce42" office:value-type="float" office:value="29.81506" calcext:value-type="float">
            <text:p>29.81506</text:p>
          </table:table-cell>
          <table:table-cell table:style-name="ce42" office:value-type="float" office:value="30.01062" calcext:value-type="float">
            <text:p>30.01062</text:p>
          </table:table-cell>
          <table:table-cell table:style-name="ce42" office:value-type="float" office:value="30.07138" calcext:value-type="float">
            <text:p>30.07138</text:p>
          </table:table-cell>
          <table:table-cell table:style-name="ce42" office:value-type="float" office:value="30.30106" calcext:value-type="float">
            <text:p>30.30106</text:p>
          </table:table-cell>
          <table:table-cell table:style-name="ce42" office:value-type="float" office:value="29.39203" calcext:value-type="float">
            <text:p>29.39203</text:p>
          </table:table-cell>
          <table:table-cell table:style-name="ce42" office:value-type="float" office:value="29.25354" calcext:value-type="float">
            <text:p>29.25354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9.0191" calcext:value-type="float">
            <text:p>29.0191</text:p>
          </table:table-cell>
          <table:table-cell table:style-name="ce42" office:value-type="float" office:value="29.5654" calcext:value-type="float">
            <text:p>29.5654</text:p>
          </table:table-cell>
          <table:table-cell table:style-name="ce42" office:value-type="float" office:value="29.10663" calcext:value-type="float">
            <text:p>29.10663</text:p>
          </table:table-cell>
          <table:table-cell table:style-name="ce42" office:value-type="float" office:value="29.22961" calcext:value-type="float">
            <text:p>29.22961</text:p>
          </table:table-cell>
          <table:table-cell table:style-name="ce42" office:value-type="float" office:value="29.15555" calcext:value-type="float">
            <text:p>29.15555</text:p>
          </table:table-cell>
          <table:table-cell table:style-name="ce42" office:value-type="float" office:value="30.13138" calcext:value-type="float">
            <text:p>30.13138</text:p>
          </table:table-cell>
          <table:table-cell table:style-name="ce42" office:value-type="float" office:value="30.18869" calcext:value-type="float">
            <text:p>30.18869</text:p>
          </table:table-cell>
          <table:table-cell table:style-name="ce42" office:value-type="float" office:value="33.12903" calcext:value-type="float">
            <text:p>33.12903</text:p>
          </table:table-cell>
          <table:table-cell table:style-name="ce42" office:value-type="float" office:value="32.38211" calcext:value-type="float">
            <text:p>32.38211</text:p>
          </table:table-cell>
          <table:table-cell table:style-name="ce42" office:value-type="float" office:value="33.50653" calcext:value-type="float">
            <text:p>33.50653</text:p>
          </table:table-cell>
          <table:table-cell table:style-name="ce42" office:value-type="float" office:value="33.45309" calcext:value-type="float">
            <text:p>33.45309</text:p>
          </table:table-cell>
          <table:table-cell table:style-name="ce42" office:value-type="float" office:value="33.31094" calcext:value-type="float">
            <text:p>33.31094</text:p>
          </table:table-cell>
          <table:table-cell table:style-name="ce42" office:value-type="float" office:value="33.2175" calcext:value-type="float">
            <text:p>33.2175</text:p>
          </table:table-cell>
          <table:table-cell table:style-name="ce42" office:value-type="float" office:value="33.69208" calcext:value-type="float">
            <text:p>33.69208</text:p>
          </table:table-cell>
          <table:table-cell table:style-name="ce42" office:value-type="float" office:value="33.26035" calcext:value-type="float">
            <text:p>33.26035</text:p>
          </table:table-cell>
          <table:table-cell table:style-name="ce42" office:value-type="float" office:value="33.2991" calcext:value-type="float">
            <text:p>33.2991</text:p>
          </table:table-cell>
          <table:table-cell table:style-name="ce42" office:value-type="float" office:value="32.61725" calcext:value-type="float">
            <text:p>32.61725</text:p>
          </table:table-cell>
          <table:table-cell table:style-name="ce42" office:value-type="float" office:value="33.08975" calcext:value-type="float">
            <text:p>33.08975</text:p>
          </table:table-cell>
          <table:table-cell table:style-name="ce42" office:value-type="float" office:value="31.41928" calcext:value-type="float">
            <text:p>31.41928</text:p>
          </table:table-cell>
          <table:table-cell table:style-name="ce42" office:value-type="float" office:value="30.85559" calcext:value-type="float">
            <text:p>30.85559</text:p>
          </table:table-cell>
          <table:table-cell table:style-name="ce42" office:value-type="float" office:value="29.52701" calcext:value-type="float">
            <text:p>29.52701</text:p>
          </table:table-cell>
          <table:table-cell table:style-name="ce42" office:value-type="float" office:value="29.53674" calcext:value-type="float">
            <text:p>29.53674</text:p>
          </table:table-cell>
          <table:table-cell table:style-name="ce42" office:value-type="float" office:value="29.75638" calcext:value-type="float">
            <text:p>29.75638</text:p>
          </table:table-cell>
          <table:table-cell table:style-name="ce42" office:value-type="float" office:value="29.0798" calcext:value-type="float">
            <text:p>29.0798</text:p>
          </table:table-cell>
          <table:table-cell table:number-columns-repeated="3"/>
          <table:table-cell table:style-name="ce58" office:value-type="float" office:value="28.266" calcext:value-type="float">
            <text:p>28.266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8.759" calcext:value-type="float">
            <text:p>28.759</text:p>
          </table:table-cell>
          <table:table-cell table:style-name="ce58" office:value-type="float" office:value="28.696" calcext:value-type="float">
            <text:p>28.696</text:p>
          </table:table-cell>
          <table:table-cell table:style-name="ce58" office:value-type="float" office:value="30.103" calcext:value-type="float">
            <text:p>30.103</text:p>
          </table:table-cell>
          <table:table-cell table:style-name="ce58" office:value-type="float" office:value="30.616" calcext:value-type="float">
            <text:p>30.616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1.805" calcext:value-type="float">
            <text:p>31.805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485" calcext:value-type="float">
            <text:p>32.485</text:p>
          </table:table-cell>
          <table:table-cell table:style-name="ce58" office:value-type="float" office:value="32.963" calcext:value-type="float">
            <text:p>32.963</text:p>
          </table:table-cell>
          <table:table-cell table:style-name="ce58" office:value-type="float" office:value="32.454" calcext:value-type="float">
            <text:p>32.45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9" calcext:value-type="float">
            <text:p>32.69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1.63" calcext:value-type="float">
            <text:p>31.63</text:p>
          </table:table-cell>
          <table:table-cell table:style-name="ce58" office:value-type="float" office:value="32.408" calcext:value-type="float">
            <text:p>32.408</text:p>
          </table:table-cell>
          <table:table-cell table:style-name="ce58" office:value-type="float" office:value="29.459" calcext:value-type="float">
            <text:p>29.459</text:p>
          </table:table-cell>
          <table:table-cell table:style-name="ce58" office:value-type="float" office:value="29.431" calcext:value-type="float">
            <text:p>29.431</text:p>
          </table:table-cell>
          <table:table-cell table:style-name="ce58" office:value-type="float" office:value="28.422" calcext:value-type="float">
            <text:p>28.422</text:p>
          </table:table-cell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849" calcext:value-type="float">
            <text:p>28.849</text:p>
          </table:table-cell>
          <table:table-cell table:style-name="ce58" office:value-type="float" office:value="28.236" calcext:value-type="float">
            <text:p>28.236</text:p>
          </table:table-cell>
          <table:table-cell table:style-name="ce58" office:value-type="float" office:value="28.187" calcext:value-type="float">
            <text:p>28.187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9.407" calcext:value-type="float">
            <text:p>29.407</text:p>
          </table:table-cell>
          <table:table-cell table:style-name="ce58" office:value-type="float" office:value="29.227" calcext:value-type="float">
            <text:p>29.227</text:p>
          </table:table-cell>
          <table:table-cell table:style-name="ce58" office:value-type="float" office:value="29.049" calcext:value-type="float">
            <text:p>29.049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9.072" calcext:value-type="float">
            <text:p>29.072</text:p>
          </table:table-cell>
        </table:table-row>
        <table:table-row table:style-name="ro1">
          <table:table-cell table:style-name="ce42" office:value-type="float" office:value="29.14151" calcext:value-type="float">
            <text:p>29.14151</text:p>
          </table:table-cell>
          <table:table-cell table:style-name="ce42" office:value-type="float" office:value="28.71478" calcext:value-type="float">
            <text:p>28.71478</text:p>
          </table:table-cell>
          <table:table-cell table:style-name="ce42" office:value-type="float" office:value="29.88513" calcext:value-type="float">
            <text:p>29.88513</text:p>
          </table:table-cell>
          <table:table-cell table:style-name="ce42" office:value-type="float" office:value="30.27139" calcext:value-type="float">
            <text:p>30.27139</text:p>
          </table:table-cell>
          <table:table-cell table:style-name="ce42" office:value-type="float" office:value="28.86096" calcext:value-type="float">
            <text:p>28.86096</text:p>
          </table:table-cell>
          <table:table-cell table:style-name="ce42" office:value-type="float" office:value="29.3851" calcext:value-type="float">
            <text:p>29.3851</text:p>
          </table:table-cell>
          <table:table-cell table:style-name="ce42" office:value-type="float" office:value="28.82581" calcext:value-type="float">
            <text:p>28.82581</text:p>
          </table:table-cell>
          <table:table-cell table:style-name="ce42" office:value-type="float" office:value="28.53067" calcext:value-type="float">
            <text:p>28.53067</text:p>
          </table:table-cell>
          <table:table-cell table:style-name="ce42" office:value-type="float" office:value="28.60284" calcext:value-type="float">
            <text:p>28.60284</text:p>
          </table:table-cell>
          <table:table-cell table:style-name="ce42" office:value-type="float" office:value="28.1106" calcext:value-type="float">
            <text:p>28.1106</text:p>
          </table:table-cell>
          <table:table-cell table:style-name="ce42" office:value-type="float" office:value="28.49707" calcext:value-type="float">
            <text:p>28.49707</text:p>
          </table:table-cell>
          <table:table-cell table:style-name="ce42" office:value-type="float" office:value="28.64163" calcext:value-type="float">
            <text:p>28.64163</text:p>
          </table:table-cell>
          <table:table-cell table:style-name="ce42" office:value-type="float" office:value="28.7731" calcext:value-type="float">
            <text:p>28.7731</text:p>
          </table:table-cell>
          <table:table-cell table:style-name="ce42" office:value-type="float" office:value="28.40424" calcext:value-type="float">
            <text:p>28.40424</text:p>
          </table:table-cell>
          <table:table-cell table:style-name="ce42" office:value-type="float" office:value="31.21387" calcext:value-type="float">
            <text:p>31.21387</text:p>
          </table:table-cell>
          <table:table-cell table:style-name="ce42" office:value-type="float" office:value="30.06927" calcext:value-type="float">
            <text:p>30.06927</text:p>
          </table:table-cell>
          <table:table-cell table:style-name="ce42" office:value-type="float" office:value="32.82697" calcext:value-type="float">
            <text:p>32.82697</text:p>
          </table:table-cell>
          <table:table-cell table:style-name="ce42" office:value-type="float" office:value="31.80051" calcext:value-type="float">
            <text:p>31.80051</text:p>
          </table:table-cell>
          <table:table-cell table:style-name="ce42" office:value-type="float" office:value="33.00107" calcext:value-type="float">
            <text:p>33.00107</text:p>
          </table:table-cell>
          <table:table-cell table:style-name="ce42" office:value-type="float" office:value="32.57092" calcext:value-type="float">
            <text:p>32.57092</text:p>
          </table:table-cell>
          <table:table-cell table:style-name="ce42" office:value-type="float" office:value="32.45947" calcext:value-type="float">
            <text:p>32.45947</text:p>
          </table:table-cell>
          <table:table-cell table:style-name="ce42" office:value-type="float" office:value="32.34482" calcext:value-type="float">
            <text:p>32.34482</text:p>
          </table:table-cell>
          <table:table-cell table:style-name="ce42" office:value-type="float" office:value="32.3978" calcext:value-type="float">
            <text:p>32.3978</text:p>
          </table:table-cell>
          <table:table-cell table:style-name="ce42" office:value-type="float" office:value="31.81622" calcext:value-type="float">
            <text:p>31.81622</text:p>
          </table:table-cell>
          <table:table-cell table:style-name="ce42" office:value-type="float" office:value="32.39316" calcext:value-type="float">
            <text:p>32.39316</text:p>
          </table:table-cell>
          <table:table-cell table:style-name="ce42" office:value-type="float" office:value="30.91815" calcext:value-type="float">
            <text:p>30.91815</text:p>
          </table:table-cell>
          <table:table-cell table:style-name="ce42" office:value-type="float" office:value="30.59534" calcext:value-type="float">
            <text:p>30.59534</text:p>
          </table:table-cell>
          <table:table-cell table:style-name="ce42" office:value-type="float" office:value="29.46411" calcext:value-type="float">
            <text:p>29.46411</text:p>
          </table:table-cell>
          <table:table-cell table:style-name="ce42" office:value-type="float" office:value="29.14957" calcext:value-type="float">
            <text:p>29.14957</text:p>
          </table:table-cell>
          <table:table-cell table:style-name="ce42" office:value-type="float" office:value="28.65265" calcext:value-type="float">
            <text:p>28.65265</text:p>
          </table:table-cell>
          <table:table-cell table:style-name="ce42" office:value-type="float" office:value="28.42166" calcext:value-type="float">
            <text:p>28.42166</text:p>
          </table:table-cell>
          <table:table-cell table:style-name="ce42" office:value-type="float" office:value="28.13849" calcext:value-type="float">
            <text:p>28.13849</text:p>
          </table:table-cell>
          <table:table-cell table:number-columns-repeated="3"/>
          <table:table-cell table:style-name="ce58" office:value-type="float" office:value="28.191" calcext:value-type="float">
            <text:p>28.19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706" calcext:value-type="float">
            <text:p>28.706</text:p>
          </table:table-cell>
          <table:table-cell table:style-name="ce58" office:value-type="float" office:value="28.992" calcext:value-type="float">
            <text:p>28.992</text:p>
          </table:table-cell>
          <table:table-cell table:style-name="ce58" office:value-type="float" office:value="29.507" calcext:value-type="float">
            <text:p>29.507</text:p>
          </table:table-cell>
          <table:table-cell table:style-name="ce58" office:value-type="float" office:value="30.442" calcext:value-type="float">
            <text:p>30.442</text:p>
          </table:table-cell>
          <table:table-cell table:style-name="ce58" office:value-type="float" office:value="30.965" calcext:value-type="float">
            <text:p>30.965</text:p>
          </table:table-cell>
          <table:table-cell table:style-name="ce58" office:value-type="float" office:value="32.244" calcext:value-type="float">
            <text:p>32.244</text:p>
          </table:table-cell>
          <table:table-cell table:style-name="ce58" office:value-type="float" office:value="31.855" calcext:value-type="float">
            <text:p>31.855</text:p>
          </table:table-cell>
          <table:table-cell table:style-name="ce58" office:value-type="float" office:value="32.25" calcext:value-type="float">
            <text:p>32.25</text:p>
          </table:table-cell>
          <table:table-cell table:style-name="ce58" office:value-type="float" office:value="32.388" calcext:value-type="float">
            <text:p>32.388</text:p>
          </table:table-cell>
          <table:table-cell table:style-name="ce58" office:value-type="float" office:value="32.312" calcext:value-type="float">
            <text:p>32.312</text:p>
          </table:table-cell>
          <table:table-cell table:style-name="ce58" office:value-type="float" office:value="32.607" calcext:value-type="float">
            <text:p>32.607</text:p>
          </table:table-cell>
          <table:table-cell table:style-name="ce58" office:value-type="float" office:value="32.854" calcext:value-type="float">
            <text:p>32.854</text:p>
          </table:table-cell>
          <table:table-cell table:style-name="ce58" office:value-type="float" office:value="31.842" calcext:value-type="float">
            <text:p>31.842</text:p>
          </table:table-cell>
          <table:table-cell table:style-name="ce58" office:value-type="float" office:value="32.68" calcext:value-type="float">
            <text:p>32.68</text:p>
          </table:table-cell>
          <table:table-cell table:style-name="ce58" office:value-type="float" office:value="30.104" calcext:value-type="float">
            <text:p>30.104</text:p>
          </table:table-cell>
          <table:table-cell table:style-name="ce58" office:value-type="float" office:value="31.065" calcext:value-type="float">
            <text:p>31.065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621" calcext:value-type="float">
            <text:p>28.621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344" calcext:value-type="float">
            <text:p>28.344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9.436" calcext:value-type="float">
            <text:p>29.436</text:p>
          </table:table-cell>
          <table:table-cell table:style-name="ce58" office:value-type="float" office:value="28.698" calcext:value-type="float">
            <text:p>28.698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29.718" calcext:value-type="float">
            <text:p>29.718</text:p>
          </table:table-cell>
          <table:table-cell table:style-name="ce58" office:value-type="float" office:value="28.776" calcext:value-type="float">
            <text:p>28.776</text:p>
          </table:table-cell>
          <table:table-cell table:style-name="ce58" office:value-type="float" office:value="28.963" calcext:value-type="float">
            <text:p>28.963</text:p>
          </table:table-cell>
        </table:table-row>
        <table:table-row table:style-name="ro1">
          <table:table-cell table:style-name="ce42" office:value-type="float" office:value="29.88104" calcext:value-type="float">
            <text:p>29.88104</text:p>
          </table:table-cell>
          <table:table-cell table:style-name="ce42" office:value-type="float" office:value="31.47998" calcext:value-type="float">
            <text:p>31.47998</text:p>
          </table:table-cell>
          <table:table-cell table:style-name="ce42" office:value-type="float" office:value="32.38092" calcext:value-type="float">
            <text:p>32.38092</text:p>
          </table:table-cell>
          <table:table-cell table:style-name="ce42" office:value-type="float" office:value="31.15002" calcext:value-type="float">
            <text:p>31.15002</text:p>
          </table:table-cell>
          <table:table-cell table:style-name="ce42" office:value-type="float" office:value="31.32205" calcext:value-type="float">
            <text:p>31.32205</text:p>
          </table:table-cell>
          <table:table-cell table:style-name="ce42" office:value-type="float" office:value="29.1871" calcext:value-type="float">
            <text:p>29.1871</text:p>
          </table:table-cell>
          <table:table-cell table:style-name="ce42" office:value-type="float" office:value="28.79211" calcext:value-type="float">
            <text:p>28.79211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8.35556" calcext:value-type="float">
            <text:p>28.35556</text:p>
          </table:table-cell>
          <table:table-cell table:style-name="ce42" office:value-type="float" office:value="28.49005" calcext:value-type="float">
            <text:p>28.49005</text:p>
          </table:table-cell>
          <table:table-cell table:style-name="ce42" office:value-type="float" office:value="28.68729" calcext:value-type="float">
            <text:p>28.68729</text:p>
          </table:table-cell>
          <table:table-cell table:style-name="ce42" office:value-type="float" office:value="28.57852" calcext:value-type="float">
            <text:p>28.57852</text:p>
          </table:table-cell>
          <table:table-cell table:style-name="ce42" office:value-type="float" office:value="28.53763" calcext:value-type="float">
            <text:p>28.53763</text:p>
          </table:table-cell>
          <table:table-cell table:style-name="ce42" office:value-type="float" office:value="29.20825" calcext:value-type="float">
            <text:p>29.20825</text:p>
          </table:table-cell>
          <table:table-cell table:style-name="ce42" office:value-type="float" office:value="28.92633" calcext:value-type="float">
            <text:p>28.92633</text:p>
          </table:table-cell>
          <table:table-cell table:style-name="ce42" office:value-type="float" office:value="31.17313" calcext:value-type="float">
            <text:p>31.17313</text:p>
          </table:table-cell>
          <table:table-cell table:style-name="ce42" office:value-type="float" office:value="30.15488" calcext:value-type="float">
            <text:p>30.15488</text:p>
          </table:table-cell>
          <table:table-cell table:style-name="ce42" office:value-type="float" office:value="32.58478" calcext:value-type="float">
            <text:p>32.58478</text:p>
          </table:table-cell>
          <table:table-cell table:style-name="ce42" office:value-type="float" office:value="32.34778" calcext:value-type="float">
            <text:p>32.34778</text:p>
          </table:table-cell>
          <table:table-cell table:style-name="ce42" office:value-type="float" office:value="32.25781" calcext:value-type="float">
            <text:p>32.25781</text:p>
          </table:table-cell>
          <table:table-cell table:style-name="ce42" office:value-type="float" office:value="31.94916" calcext:value-type="float">
            <text:p>31.94916</text:p>
          </table:table-cell>
          <table:table-cell table:style-name="ce42" office:value-type="float" office:value="32.36972" calcext:value-type="float">
            <text:p>32.36972</text:p>
          </table:table-cell>
          <table:table-cell table:style-name="ce42" office:value-type="float" office:value="30.82874" calcext:value-type="float">
            <text:p>30.82874</text:p>
          </table:table-cell>
          <table:table-cell table:style-name="ce42" office:value-type="float" office:value="31.65811" calcext:value-type="float">
            <text:p>31.65811</text:p>
          </table:table-cell>
          <table:table-cell table:style-name="ce42" office:value-type="float" office:value="29.45987" calcext:value-type="float">
            <text:p>29.45987</text:p>
          </table:table-cell>
          <table:table-cell table:style-name="ce42" office:value-type="float" office:value="29.80893" calcext:value-type="float">
            <text:p>29.80893</text:p>
          </table:table-cell>
          <table:table-cell table:style-name="ce42" office:value-type="float" office:value="28.78568" calcext:value-type="float">
            <text:p>28.78568</text:p>
          </table:table-cell>
          <table:table-cell table:style-name="ce42" office:value-type="float" office:value="29.13351" calcext:value-type="float">
            <text:p>29.13351</text:p>
          </table:table-cell>
          <table:table-cell table:style-name="ce42" office:value-type="float" office:value="28.43869" calcext:value-type="float">
            <text:p>28.43869</text:p>
          </table:table-cell>
          <table:table-cell table:style-name="ce42" office:value-type="float" office:value="28.53268" calcext:value-type="float">
            <text:p>28.53268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36874" calcext:value-type="float">
            <text:p>28.36874</text:p>
          </table:table-cell>
          <table:table-cell table:number-columns-repeated="3"/>
          <table:table-cell table:style-name="ce58" office:value-type="float" office:value="28.429" calcext:value-type="float">
            <text:p>28.429</text:p>
          </table:table-cell>
          <table:table-cell table:style-name="ce58" office:value-type="float" office:value="28.555" calcext:value-type="float">
            <text:p>28.555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9.163" calcext:value-type="float">
            <text:p>29.163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828" calcext:value-type="float">
            <text:p>29.828</text:p>
          </table:table-cell>
          <table:table-cell table:style-name="ce58" office:value-type="float" office:value="29.42" calcext:value-type="float">
            <text:p>29.42</text:p>
          </table:table-cell>
          <table:table-cell table:style-name="ce58" office:value-type="float" office:value="31.671" calcext:value-type="float">
            <text:p>31.671</text:p>
          </table:table-cell>
          <table:table-cell table:style-name="ce58" office:value-type="float" office:value="30.793" calcext:value-type="float">
            <text:p>30.793</text:p>
          </table:table-cell>
          <table:table-cell table:style-name="ce58" office:value-type="float" office:value="32.379" calcext:value-type="float">
            <text:p>32.379</text:p>
          </table:table-cell>
          <table:table-cell table:style-name="ce58" office:value-type="float" office:value="31.911" calcext:value-type="float">
            <text:p>31.911</text:p>
          </table:table-cell>
          <table:table-cell table:style-name="ce58" office:value-type="float" office:value="32.265" calcext:value-type="float">
            <text:p>32.265</text:p>
          </table:table-cell>
          <table:table-cell table:style-name="ce58" office:value-type="float" office:value="32.313" calcext:value-type="float">
            <text:p>32.31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0.116" calcext:value-type="float">
            <text:p>30.116</text:p>
          </table:table-cell>
          <table:table-cell table:style-name="ce58" office:value-type="float" office:value="31.175" calcext:value-type="float">
            <text:p>31.175</text:p>
          </table:table-cell>
          <table:table-cell table:style-name="ce58" office:value-type="float" office:value="28.89" calcext:value-type="float">
            <text:p>28.89</text:p>
          </table:table-cell>
          <table:table-cell table:style-name="ce58" office:value-type="float" office:value="29.218" calcext:value-type="float">
            <text:p>29.218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87" calcext:value-type="float">
            <text:p>28.587</text:p>
          </table:table-cell>
          <table:table-cell table:style-name="ce58" office:value-type="float" office:value="28.648" calcext:value-type="float">
            <text:p>28.648</text:p>
          </table:table-cell>
          <table:table-cell table:style-name="ce58" office:value-type="float" office:value="28.508" calcext:value-type="float">
            <text:p>28.508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957" calcext:value-type="float">
            <text:p>28.957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31.269" calcext:value-type="float">
            <text:p>31.269</text:p>
          </table:table-cell>
          <table:table-cell table:style-name="ce58" office:value-type="float" office:value="31.199" calcext:value-type="float">
            <text:p>31.199</text:p>
          </table:table-cell>
          <table:table-cell table:style-name="ce58" office:value-type="float" office:value="32.328" calcext:value-type="float">
            <text:p>32.328</text:p>
          </table:table-cell>
          <table:table-cell table:style-name="ce58" office:value-type="float" office:value="31.547" calcext:value-type="float">
            <text:p>31.547</text:p>
          </table:table-cell>
          <table:table-cell table:style-name="ce58" office:value-type="float" office:value="29.811" calcext:value-type="float">
            <text:p>29.811</text:p>
          </table:table-cell>
        </table:table-row>
        <table:table-row table:style-name="ro1">
          <table:table-cell table:style-name="ce42" office:value-type="float" office:value="32.35507" calcext:value-type="float">
            <text:p>32.35507</text:p>
          </table:table-cell>
          <table:table-cell table:style-name="ce42" office:value-type="float" office:value="32.414" calcext:value-type="float">
            <text:p>32.414</text:p>
          </table:table-cell>
          <table:table-cell table:style-name="ce42" office:value-type="float" office:value="32.71503" calcext:value-type="float">
            <text:p>32.71503</text:p>
          </table:table-cell>
          <table:table-cell table:style-name="ce42" office:value-type="float" office:value="32.77014" calcext:value-type="float">
            <text:p>32.77014</text:p>
          </table:table-cell>
          <table:table-cell table:style-name="ce42" office:value-type="float" office:value="29.99567" calcext:value-type="float">
            <text:p>29.99567</text:p>
          </table:table-cell>
          <table:table-cell table:style-name="ce42" office:value-type="float" office:value="30.81281" calcext:value-type="float">
            <text:p>30.81281</text:p>
          </table:table-cell>
          <table:table-cell table:style-name="ce42" office:value-type="float" office:value="28.86508" calcext:value-type="float">
            <text:p>28.86508</text:p>
          </table:table-cell>
          <table:table-cell table:style-name="ce42" office:value-type="float" office:value="29.01923" calcext:value-type="float">
            <text:p>29.01923</text:p>
          </table:table-cell>
          <table:table-cell table:style-name="ce42" office:value-type="float" office:value="28.85278" calcext:value-type="float">
            <text:p>28.85278</text:p>
          </table:table-cell>
          <table:table-cell table:style-name="ce42" office:value-type="float" office:value="28.30249" calcext:value-type="float">
            <text:p>28.30249</text:p>
          </table:table-cell>
          <table:table-cell table:style-name="ce42" office:value-type="float" office:value="28.37607" calcext:value-type="float">
            <text:p>28.37607</text:p>
          </table:table-cell>
          <table:table-cell table:style-name="ce42" office:value-type="float" office:value="28.51172" calcext:value-type="float">
            <text:p>28.51172</text:p>
          </table:table-cell>
          <table:table-cell table:style-name="ce42" office:value-type="float" office:value="28.62817" calcext:value-type="float">
            <text:p>28.62817</text:p>
          </table:table-cell>
          <table:table-cell table:style-name="ce42" office:value-type="float" office:value="28.17429" calcext:value-type="float">
            <text:p>28.17429</text:p>
          </table:table-cell>
          <table:table-cell table:style-name="ce42" office:value-type="float" office:value="29.77914" calcext:value-type="float">
            <text:p>29.77914</text:p>
          </table:table-cell>
          <table:table-cell table:style-name="ce42" office:value-type="float" office:value="28.89136" calcext:value-type="float">
            <text:p>28.89136</text:p>
          </table:table-cell>
          <table:table-cell table:style-name="ce42" office:value-type="float" office:value="32.1539" calcext:value-type="float">
            <text:p>32.1539</text:p>
          </table:table-cell>
          <table:table-cell table:style-name="ce42" office:value-type="float" office:value="30.50262" calcext:value-type="float">
            <text:p>30.50262</text:p>
          </table:table-cell>
          <table:table-cell table:style-name="ce42" office:value-type="float" office:value="32.1398" calcext:value-type="float">
            <text:p>32.1398</text:p>
          </table:table-cell>
          <table:table-cell table:style-name="ce42" office:value-type="float" office:value="31.65399" calcext:value-type="float">
            <text:p>31.65399</text:p>
          </table:table-cell>
          <table:table-cell table:style-name="ce42" office:value-type="float" office:value="31.75424" calcext:value-type="float">
            <text:p>31.75424</text:p>
          </table:table-cell>
          <table:table-cell table:style-name="ce42" office:value-type="float" office:value="30.42578" calcext:value-type="float">
            <text:p>30.42578</text:p>
          </table:table-cell>
          <table:table-cell table:style-name="ce42" office:value-type="float" office:value="30.61267" calcext:value-type="float">
            <text:p>30.61267</text:p>
          </table:table-cell>
          <table:table-cell table:style-name="ce42" office:value-type="float" office:value="29.35632" calcext:value-type="float">
            <text:p>29.35632</text:p>
          </table:table-cell>
          <table:table-cell table:style-name="ce42" office:value-type="float" office:value="29.85947" calcext:value-type="float">
            <text:p>29.85947</text:p>
          </table:table-cell>
          <table:table-cell table:style-name="ce42" office:value-type="float" office:value="28.74579" calcext:value-type="float">
            <text:p>28.74579</text:p>
          </table:table-cell>
          <table:table-cell table:style-name="ce42" office:value-type="float" office:value="28.71487" calcext:value-type="float">
            <text:p>28.71487</text:p>
          </table:table-cell>
          <table:table-cell table:style-name="ce42" office:value-type="float" office:value="28.43402" calcext:value-type="float">
            <text:p>28.43402</text:p>
          </table:table-cell>
          <table:table-cell table:style-name="ce42" office:value-type="float" office:value="28.62494" calcext:value-type="float">
            <text:p>28.62494</text:p>
          </table:table-cell>
          <table:table-cell table:style-name="ce42" office:value-type="float" office:value="28.22617" calcext:value-type="float">
            <text:p>28.22617</text:p>
          </table:table-cell>
          <table:table-cell table:style-name="ce42" office:value-type="float" office:value="28.3038" calcext:value-type="float">
            <text:p>28.3038</text:p>
          </table:table-cell>
          <table:table-cell table:style-name="ce42" office:value-type="float" office:value="28.82932" calcext:value-type="float">
            <text:p>28.82932</text:p>
          </table:table-cell>
          <table:table-cell table:number-columns-repeated="3"/>
          <table:table-cell table:style-name="ce58" office:value-type="float" office:value="28.888" calcext:value-type="float">
            <text:p>28.888</text:p>
          </table:table-cell>
          <table:table-cell table:style-name="ce58" office:value-type="float" office:value="28.137" calcext:value-type="float">
            <text:p>28.137</text:p>
          </table:table-cell>
          <table:table-cell table:style-name="ce58" office:value-type="float" office:value="28.285" calcext:value-type="float">
            <text:p>28.285</text:p>
          </table:table-cell>
          <table:table-cell table:style-name="ce58" office:value-type="float" office:value="28.463" calcext:value-type="float">
            <text:p>28.463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797" calcext:value-type="float">
            <text:p>28.797</text:p>
          </table:table-cell>
          <table:table-cell table:style-name="ce58" office:value-type="float" office:value="29.704" calcext:value-type="float">
            <text:p>29.704</text:p>
          </table:table-cell>
          <table:table-cell table:style-name="ce58" office:value-type="float" office:value="29.399" calcext:value-type="float">
            <text:p>29.399</text:p>
          </table:table-cell>
          <table:table-cell table:style-name="ce58" office:value-type="float" office:value="30.46" calcext:value-type="float">
            <text:p>30.46</text:p>
          </table:table-cell>
          <table:table-cell table:style-name="ce58" office:value-type="float" office:value="30.472" calcext:value-type="float">
            <text:p>30.472</text:p>
          </table:table-cell>
          <table:table-cell table:style-name="ce58" office:value-type="float" office:value="31.603" calcext:value-type="float">
            <text:p>31.603</text:p>
          </table:table-cell>
          <table:table-cell table:style-name="ce58" office:value-type="float" office:value="31.694" calcext:value-type="float">
            <text:p>31.694</text:p>
          </table:table-cell>
          <table:table-cell table:style-name="ce58" office:value-type="float" office:value="31.99" calcext:value-type="float">
            <text:p>31.99</text:p>
          </table:table-cell>
          <table:table-cell table:style-name="ce58" office:value-type="float" office:value="30.547" calcext:value-type="float">
            <text:p>30.547</text:p>
          </table:table-cell>
          <table:table-cell table:style-name="ce58" office:value-type="float" office:value="32.004" calcext:value-type="float">
            <text:p>32.004</text:p>
          </table:table-cell>
          <table:table-cell table:style-name="ce58" office:value-type="float" office:value="28.93" calcext:value-type="float">
            <text:p>28.93</text:p>
          </table:table-cell>
          <table:table-cell table:style-name="ce58" office:value-type="float" office:value="29.626" calcext:value-type="float">
            <text:p>29.626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552" calcext:value-type="float">
            <text:p>28.552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351" calcext:value-type="float">
            <text:p>28.351</text:p>
          </table:table-cell>
          <table:table-cell table:style-name="ce58" office:value-type="float" office:value="28.694" calcext:value-type="float">
            <text:p>28.694</text:p>
          </table:table-cell>
          <table:table-cell table:style-name="ce58" office:value-type="float" office:value="29.062" calcext:value-type="float">
            <text:p>29.062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30.867" calcext:value-type="float">
            <text:p>30.867</text:p>
          </table:table-cell>
          <table:table-cell table:style-name="ce58" office:value-type="float" office:value="29.831" calcext:value-type="float">
            <text:p>29.831</text:p>
          </table:table-cell>
          <table:table-cell table:style-name="ce58" office:value-type="float" office:value="32.82" calcext:value-type="float">
            <text:p>32.82</text:p>
          </table:table-cell>
          <table:table-cell table:style-name="ce58" office:value-type="float" office:value="32.548" calcext:value-type="float">
            <text:p>32.548</text:p>
          </table:table-cell>
          <table:table-cell table:style-name="ce58" office:value-type="float" office:value="32.478" calcext:value-type="float">
            <text:p>32.478</text:p>
          </table:table-cell>
          <table:table-cell table:style-name="ce58" office:value-type="float" office:value="32.176" calcext:value-type="float">
            <text:p>32.176</text:p>
          </table:table-cell>
        </table:table-row>
        <table:table-row table:style-name="ro1">
          <table:table-cell table:style-name="ce42" office:value-type="float" office:value="32.08911" calcext:value-type="float">
            <text:p>32.08911</text:p>
          </table:table-cell>
          <table:table-cell table:style-name="ce42" office:value-type="float" office:value="34.15668" calcext:value-type="float">
            <text:p>34.15668</text:p>
          </table:table-cell>
          <table:table-cell table:style-name="ce42" office:value-type="float" office:value="34.06351" calcext:value-type="float">
            <text:p>34.06351</text:p>
          </table:table-cell>
          <table:table-cell table:style-name="ce42" office:value-type="float" office:value="32.35364" calcext:value-type="float">
            <text:p>32.35364</text:p>
          </table:table-cell>
          <table:table-cell table:style-name="ce42" office:value-type="float" office:value="32.38501" calcext:value-type="float">
            <text:p>32.38501</text:p>
          </table:table-cell>
          <table:table-cell table:style-name="ce42" office:value-type="float" office:value="30.55246" calcext:value-type="float">
            <text:p>30.55246</text:p>
          </table:table-cell>
          <table:table-cell table:style-name="ce42" office:value-type="float" office:value="29.81189" calcext:value-type="float">
            <text:p>29.81189</text:p>
          </table:table-cell>
          <table:table-cell table:style-name="ce42" office:value-type="float" office:value="28.61194" calcext:value-type="float">
            <text:p>28.61194</text:p>
          </table:table-cell>
          <table:table-cell table:style-name="ce42" office:value-type="float" office:value="28.47665" calcext:value-type="float">
            <text:p>28.47665</text:p>
          </table:table-cell>
          <table:table-cell table:style-name="ce42" office:value-type="float" office:value="28.41925" calcext:value-type="float">
            <text:p>28.41925</text:p>
          </table:table-cell>
          <table:table-cell table:style-name="ce42" office:value-type="float" office:value="28.642" calcext:value-type="float">
            <text:p>28.642</text:p>
          </table:table-cell>
          <table:table-cell table:style-name="ce42" office:value-type="float" office:value="28.51297" calcext:value-type="float">
            <text:p>28.51297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48956" calcext:value-type="float">
            <text:p>28.48956</text:p>
          </table:table-cell>
          <table:table-cell table:style-name="ce42" office:value-type="float" office:value="28.20099" calcext:value-type="float">
            <text:p>28.20099</text:p>
          </table:table-cell>
          <table:table-cell table:style-name="ce42" office:value-type="float" office:value="29.56238" calcext:value-type="float">
            <text:p>29.56238</text:p>
          </table:table-cell>
          <table:table-cell table:style-name="ce42" office:value-type="float" office:value="29.29523" calcext:value-type="float">
            <text:p>29.29523</text:p>
          </table:table-cell>
          <table:table-cell table:style-name="ce42" office:value-type="float" office:value="31.22824" calcext:value-type="float">
            <text:p>31.22824</text:p>
          </table:table-cell>
          <table:table-cell table:style-name="ce42" office:value-type="float" office:value="30.24066" calcext:value-type="float">
            <text:p>30.24066</text:p>
          </table:table-cell>
          <table:table-cell table:style-name="ce42" office:value-type="float" office:value="30.98523" calcext:value-type="float">
            <text:p>30.98523</text:p>
          </table:table-cell>
          <table:table-cell table:style-name="ce42" office:value-type="float" office:value="29.63834" calcext:value-type="float">
            <text:p>29.63834</text:p>
          </table:table-cell>
          <table:table-cell table:style-name="ce42" office:value-type="float" office:value="29.7775" calcext:value-type="float">
            <text:p>29.7775</text:p>
          </table:table-cell>
          <table:table-cell table:style-name="ce42" office:value-type="float" office:value="28.81177" calcext:value-type="float">
            <text:p>28.81177</text:p>
          </table:table-cell>
          <table:table-cell table:style-name="ce42" office:value-type="float" office:value="29.20273" calcext:value-type="float">
            <text:p>29.20273</text:p>
          </table:table-cell>
          <table:table-cell table:style-name="ce42" office:value-type="float" office:value="28.70432" calcext:value-type="float">
            <text:p>28.70432</text:p>
          </table:table-cell>
          <table:table-cell table:style-name="ce42" office:value-type="float" office:value="28.34271" calcext:value-type="float">
            <text:p>28.34271</text:p>
          </table:table-cell>
          <table:table-cell table:style-name="ce42" office:value-type="float" office:value="28.4303" calcext:value-type="float">
            <text:p>28.4303</text:p>
          </table:table-cell>
          <table:table-cell table:style-name="ce42" office:value-type="float" office:value="28.61993" calcext:value-type="float">
            <text:p>28.61993</text:p>
          </table:table-cell>
          <table:table-cell table:style-name="ce42" office:value-type="float" office:value="28.48932" calcext:value-type="float">
            <text:p>28.48932</text:p>
          </table:table-cell>
          <table:table-cell table:style-name="ce42" office:value-type="float" office:value="28.20914" calcext:value-type="float">
            <text:p>28.20914</text:p>
          </table:table-cell>
          <table:table-cell table:style-name="ce42" office:value-type="float" office:value="28.53848" calcext:value-type="float">
            <text:p>28.53848</text:p>
          </table:table-cell>
          <table:table-cell table:style-name="ce42" office:value-type="float" office:value="28.39328" calcext:value-type="float">
            <text:p>28.39328</text:p>
          </table:table-cell>
          <table:table-cell table:number-columns-repeated="3"/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264" calcext:value-type="float">
            <text:p>28.264</text:p>
          </table:table-cell>
          <table:table-cell table:style-name="ce58" office:value-type="float" office:value="28.442" calcext:value-type="float">
            <text:p>28.442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39" calcext:value-type="float">
            <text:p>28.39</text:p>
          </table:table-cell>
          <table:table-cell table:style-name="ce58" office:value-type="float" office:value="28.372" calcext:value-type="float">
            <text:p>28.372</text:p>
          </table:table-cell>
          <table:table-cell table:style-name="ce58" office:value-type="float" office:value="28.661" calcext:value-type="float">
            <text:p>28.661</text:p>
          </table:table-cell>
          <table:table-cell table:style-name="ce58" office:value-type="float" office:value="29.225" calcext:value-type="float">
            <text:p>29.225</text:p>
          </table:table-cell>
          <table:table-cell table:style-name="ce58" office:value-type="float" office:value="28.774" calcext:value-type="float">
            <text:p>28.774</text:p>
          </table:table-cell>
          <table:table-cell table:style-name="ce58" office:value-type="float" office:value="29.797" calcext:value-type="float">
            <text:p>29.797</text:p>
          </table:table-cell>
          <table:table-cell table:style-name="ce58" office:value-type="float" office:value="29.597" calcext:value-type="float">
            <text:p>29.597</text:p>
          </table:table-cell>
          <table:table-cell table:style-name="ce58" office:value-type="float" office:value="30.999" calcext:value-type="float">
            <text:p>30.999</text:p>
          </table:table-cell>
          <table:table-cell table:style-name="ce58" office:value-type="float" office:value="30.204" calcext:value-type="float">
            <text:p>30.204</text:p>
          </table:table-cell>
          <table:table-cell table:style-name="ce58" office:value-type="float" office:value="31.244" calcext:value-type="float">
            <text:p>31.244</text:p>
          </table:table-cell>
          <table:table-cell table:style-name="ce58" office:value-type="float" office:value="29.254" calcext:value-type="float">
            <text:p>29.254</text:p>
          </table:table-cell>
          <table:table-cell table:style-name="ce58" office:value-type="float" office:value="29.575" calcext:value-type="float">
            <text:p>29.575</text:p>
          </table:table-cell>
          <table:table-cell table:style-name="ce58" office:value-type="float" office:value="28.162" calcext:value-type="float">
            <text:p>28.162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49" calcext:value-type="float">
            <text:p>28.449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9.765" calcext:value-type="float">
            <text:p>29.765</text:p>
          </table:table-cell>
          <table:table-cell table:style-name="ce58" office:value-type="float" office:value="30.602" calcext:value-type="float">
            <text:p>30.602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2.418" calcext:value-type="float">
            <text:p>32.418</text:p>
          </table:table-cell>
          <table:table-cell table:style-name="ce58" office:value-type="float" office:value="34.008" calcext:value-type="float">
            <text:p>34.008</text:p>
          </table:table-cell>
          <table:table-cell table:style-name="ce58" office:value-type="float" office:value="34.239" calcext:value-type="float">
            <text:p>34.239</text:p>
          </table:table-cell>
          <table:table-cell table:style-name="ce58" office:value-type="float" office:value="32.016" calcext:value-type="float">
            <text:p>32.016</text:p>
          </table:table-cell>
        </table:table-row>
        <table:table-row table:style-name="ro1">
          <table:table-cell table:style-name="ce42" office:value-type="float" office:value="33.40698" calcext:value-type="float">
            <text:p>33.40698</text:p>
          </table:table-cell>
          <table:table-cell table:style-name="ce42" office:value-type="float" office:value="32.63089" calcext:value-type="float">
            <text:p>32.63089</text:p>
          </table:table-cell>
          <table:table-cell table:style-name="ce42" office:value-type="float" office:value="33.42575" calcext:value-type="float">
            <text:p>33.42575</text:p>
          </table:table-cell>
          <table:table-cell table:style-name="ce42" office:value-type="float" office:value="33.79407" calcext:value-type="float">
            <text:p>33.79407</text:p>
          </table:table-cell>
          <table:table-cell table:style-name="ce42" office:value-type="float" office:value="31.50021" calcext:value-type="float">
            <text:p>31.50021</text:p>
          </table:table-cell>
          <table:table-cell table:style-name="ce42" office:value-type="float" office:value="31.61697" calcext:value-type="float">
            <text:p>31.61697</text:p>
          </table:table-cell>
          <table:table-cell table:style-name="ce42" office:value-type="float" office:value="28.75964" calcext:value-type="float">
            <text:p>28.75964</text:p>
          </table:table-cell>
          <table:table-cell table:style-name="ce42" office:value-type="float" office:value="29.86847" calcext:value-type="float">
            <text:p>29.86847</text:p>
          </table:table-cell>
          <table:table-cell table:style-name="ce42" office:value-type="float" office:value="28.41333" calcext:value-type="float">
            <text:p>28.41333</text:p>
          </table:table-cell>
          <table:table-cell table:style-name="ce42" office:value-type="float" office:value="28.28763" calcext:value-type="float">
            <text:p>28.28763</text:p>
          </table:table-cell>
          <table:table-cell table:style-name="ce42" office:value-type="float" office:value="28.7207" calcext:value-type="float">
            <text:p>28.7207</text:p>
          </table:table-cell>
          <table:table-cell table:style-name="ce42" office:value-type="float" office:value="28.63782" calcext:value-type="float">
            <text:p>28.63782</text:p>
          </table:table-cell>
          <table:table-cell table:style-name="ce42" office:value-type="float" office:value="28.45374" calcext:value-type="float">
            <text:p>28.45374</text:p>
          </table:table-cell>
          <table:table-cell table:style-name="ce42" office:value-type="float" office:value="28.18436" calcext:value-type="float">
            <text:p>28.18436</text:p>
          </table:table-cell>
          <table:table-cell table:style-name="ce42" office:value-type="float" office:value="28.90359" calcext:value-type="float">
            <text:p>28.90359</text:p>
          </table:table-cell>
          <table:table-cell table:style-name="ce42" office:value-type="float" office:value="28.76587" calcext:value-type="float">
            <text:p>28.76587</text:p>
          </table:table-cell>
          <table:table-cell table:style-name="ce42" office:value-type="float" office:value="30.41129" calcext:value-type="float">
            <text:p>30.41129</text:p>
          </table:table-cell>
          <table:table-cell table:style-name="ce42" office:value-type="float" office:value="28.84167" calcext:value-type="float">
            <text:p>28.84167</text:p>
          </table:table-cell>
          <table:table-cell table:style-name="ce42" office:value-type="float" office:value="30.54901" calcext:value-type="float">
            <text:p>30.54901</text:p>
          </table:table-cell>
          <table:table-cell table:style-name="ce42" office:value-type="float" office:value="29.01678" calcext:value-type="float">
            <text:p>29.01678</text:p>
          </table:table-cell>
          <table:table-cell table:style-name="ce42" office:value-type="float" office:value="29.16205" calcext:value-type="float">
            <text:p>29.16205</text:p>
          </table:table-cell>
          <table:table-cell table:style-name="ce42" office:value-type="float" office:value="28.91888" calcext:value-type="float">
            <text:p>28.91888</text:p>
          </table:table-cell>
          <table:table-cell table:style-name="ce42" office:value-type="float" office:value="28.75201" calcext:value-type="float">
            <text:p>28.75201</text:p>
          </table:table-cell>
          <table:table-cell table:style-name="ce42" office:value-type="float" office:value="28.80069" calcext:value-type="float">
            <text:p>28.80069</text:p>
          </table:table-cell>
          <table:table-cell table:style-name="ce42" office:value-type="float" office:value="28.6781" calcext:value-type="float">
            <text:p>28.6781</text:p>
          </table:table-cell>
          <table:table-cell table:style-name="ce42" office:value-type="float" office:value="28.39584" calcext:value-type="float">
            <text:p>28.39584</text:p>
          </table:table-cell>
          <table:table-cell table:style-name="ce42" office:value-type="float" office:value="28.34546" calcext:value-type="float">
            <text:p>28.34546</text:p>
          </table:table-cell>
          <table:table-cell table:style-name="ce42" office:value-type="float" office:value="28.56027" calcext:value-type="float">
            <text:p>28.56027</text:p>
          </table:table-cell>
          <table:table-cell table:style-name="ce42" office:value-type="float" office:value="28.24524" calcext:value-type="float">
            <text:p>28.24524</text:p>
          </table:table-cell>
          <table:table-cell table:style-name="ce42" office:value-type="float" office:value="28.32999" calcext:value-type="float">
            <text:p>28.32999</text:p>
          </table:table-cell>
          <table:table-cell table:style-name="ce42" office:value-type="float" office:value="28.49411" calcext:value-type="float">
            <text:p>28.49411</text:p>
          </table:table-cell>
          <table:table-cell table:style-name="ce42" office:value-type="float" office:value="28.85944" calcext:value-type="float">
            <text:p>28.85944</text:p>
          </table:table-cell>
          <table:table-cell table:number-columns-repeated="3"/>
          <table:table-cell table:style-name="ce58" office:value-type="float" office:value="28.925" calcext:value-type="float">
            <text:p>28.925</text:p>
          </table:table-cell>
          <table:table-cell table:style-name="ce58" office:value-type="float" office:value="28.322" calcext:value-type="float">
            <text:p>28.322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8.078" calcext:value-type="float">
            <text:p>28.078</text:p>
          </table:table-cell>
          <table:table-cell table:style-name="ce58" office:value-type="float" office:value="28.614" calcext:value-type="float">
            <text:p>28.614</text:p>
          </table:table-cell>
          <table:table-cell table:style-name="ce58" office:value-type="float" office:value="28.183" calcext:value-type="float">
            <text:p>28.183</text:p>
          </table:table-cell>
          <table:table-cell table:style-name="ce58" office:value-type="float" office:value="28.452" calcext:value-type="float">
            <text:p>28.452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848" calcext:value-type="float">
            <text:p>28.848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97" calcext:value-type="float">
            <text:p>28.97</text:p>
          </table:table-cell>
          <table:table-cell table:style-name="ce58" office:value-type="float" office:value="29.005" calcext:value-type="float">
            <text:p>29.005</text:p>
          </table:table-cell>
          <table:table-cell table:style-name="ce58" office:value-type="float" office:value="29.06" calcext:value-type="float">
            <text:p>29.06</text:p>
          </table:table-cell>
          <table:table-cell table:style-name="ce58" office:value-type="float" office:value="30.394" calcext:value-type="float">
            <text:p>30.394</text:p>
          </table:table-cell>
          <table:table-cell table:style-name="ce58" office:value-type="float" office:value="28.891" calcext:value-type="float">
            <text:p>28.891</text:p>
          </table:table-cell>
          <table:table-cell table:style-name="ce58" office:value-type="float" office:value="30.257" calcext:value-type="float">
            <text:p>30.257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682" calcext:value-type="float">
            <text:p>28.682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2" calcext:value-type="float">
            <text:p>28.342</text:p>
          </table:table-cell>
          <table:table-cell table:style-name="ce58" office:value-type="float" office:value="28.25" calcext:value-type="float">
            <text:p>28.25</text:p>
          </table:table-cell>
          <table:table-cell table:style-name="ce58" office:value-type="float" office:value="29.916" calcext:value-type="float">
            <text:p>29.91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31.676" calcext:value-type="float">
            <text:p>31.676</text:p>
          </table:table-cell>
          <table:table-cell table:style-name="ce58" office:value-type="float" office:value="31.333" calcext:value-type="float">
            <text:p>31.333</text:p>
          </table:table-cell>
          <table:table-cell table:style-name="ce58" office:value-type="float" office:value="33.85" calcext:value-type="float">
            <text:p>33.85</text:p>
          </table:table-cell>
          <table:table-cell table:style-name="ce58" office:value-type="float" office:value="33.254" calcext:value-type="float">
            <text:p>33.254</text:p>
          </table:table-cell>
          <table:table-cell table:style-name="ce58" office:value-type="float" office:value="32.702" calcext:value-type="float">
            <text:p>32.702</text:p>
          </table:table-cell>
          <table:table-cell table:style-name="ce58" office:value-type="float" office:value="33.224" calcext:value-type="float">
            <text:p>33.224</text:p>
          </table:table-cell>
        </table:table-row>
        <table:table-row table:style-name="ro1">
          <table:table-cell table:style-name="ce42" office:value-type="float" office:value="30.36829" calcext:value-type="float">
            <text:p>30.36829</text:p>
          </table:table-cell>
          <table:table-cell table:style-name="ce42" office:value-type="float" office:value="32.87213" calcext:value-type="float">
            <text:p>32.87213</text:p>
          </table:table-cell>
          <table:table-cell table:style-name="ce42" office:value-type="float" office:value="33.29105" calcext:value-type="float">
            <text:p>33.29105</text:p>
          </table:table-cell>
          <table:table-cell table:style-name="ce42" office:value-type="float" office:value="33.01254" calcext:value-type="float">
            <text:p>33.01254</text:p>
          </table:table-cell>
          <table:table-cell table:style-name="ce42" office:value-type="float" office:value="32.56174" calcext:value-type="float">
            <text:p>32.56174</text:p>
          </table:table-cell>
          <table:table-cell table:style-name="ce42" office:value-type="float" office:value="31.87057" calcext:value-type="float">
            <text:p>31.87057</text:p>
          </table:table-cell>
          <table:table-cell table:style-name="ce42" office:value-type="float" office:value="31.30811" calcext:value-type="float">
            <text:p>31.30811</text:p>
          </table:table-cell>
          <table:table-cell table:style-name="ce42" office:value-type="float" office:value="29.00616" calcext:value-type="float">
            <text:p>29.00616</text:p>
          </table:table-cell>
          <table:table-cell table:style-name="ce42" office:value-type="float" office:value="28.88309" calcext:value-type="float">
            <text:p>28.88309</text:p>
          </table:table-cell>
          <table:table-cell table:style-name="ce42" office:value-type="float" office:value="28.7916" calcext:value-type="float">
            <text:p>28.7916</text:p>
          </table:table-cell>
          <table:table-cell table:style-name="ce42" office:value-type="float" office:value="28.41846" calcext:value-type="float">
            <text:p>28.41846</text:p>
          </table:table-cell>
          <table:table-cell table:style-name="ce42" office:value-type="float" office:value="28.25153" calcext:value-type="float">
            <text:p>28.25153</text:p>
          </table:table-cell>
          <table:table-cell table:style-name="ce42" office:value-type="float" office:value="28.41177" calcext:value-type="float">
            <text:p>28.41177</text:p>
          </table:table-cell>
          <table:table-cell table:style-name="ce42" office:value-type="float" office:value="28.79874" calcext:value-type="float">
            <text:p>28.79874</text:p>
          </table:table-cell>
          <table:table-cell table:style-name="ce42" office:value-type="float" office:value="28.54214" calcext:value-type="float">
            <text:p>28.54214</text:p>
          </table:table-cell>
          <table:table-cell table:style-name="ce42" office:value-type="float" office:value="29.01672" calcext:value-type="float">
            <text:p>29.01672</text:p>
          </table:table-cell>
          <table:table-cell table:style-name="ce42" office:value-type="float" office:value="28.51685" calcext:value-type="float">
            <text:p>28.51685</text:p>
          </table:table-cell>
          <table:table-cell table:style-name="ce42" office:value-type="float" office:value="28.94604" calcext:value-type="float">
            <text:p>28.94604</text:p>
          </table:table-cell>
          <table:table-cell table:style-name="ce42" office:value-type="float" office:value="28.61404" calcext:value-type="float">
            <text:p>28.61404</text:p>
          </table:table-cell>
          <table:table-cell table:style-name="ce42" office:value-type="float" office:value="28.8298" calcext:value-type="float">
            <text:p>28.8298</text:p>
          </table:table-cell>
          <table:table-cell table:style-name="ce42" office:value-type="float" office:value="28.48135" calcext:value-type="float">
            <text:p>28.48135</text:p>
          </table:table-cell>
          <table:table-cell table:style-name="ce42" office:value-type="float" office:value="28.42502" calcext:value-type="float">
            <text:p>28.42502</text:p>
          </table:table-cell>
          <table:table-cell table:style-name="ce42" office:value-type="float" office:value="28.43442" calcext:value-type="float">
            <text:p>28.43442</text:p>
          </table:table-cell>
          <table:table-cell table:style-name="ce42" office:value-type="float" office:value="28.60275" calcext:value-type="float">
            <text:p>28.60275</text:p>
          </table:table-cell>
          <table:table-cell table:style-name="ce42" office:value-type="float" office:value="28.29529" calcext:value-type="float">
            <text:p>28.29529</text:p>
          </table:table-cell>
          <table:table-cell table:style-name="ce42" office:value-type="float" office:value="28.79486" calcext:value-type="float">
            <text:p>28.79486</text:p>
          </table:table-cell>
          <table:table-cell table:style-name="ce42" office:value-type="float" office:value="28.5083" calcext:value-type="float">
            <text:p>28.5083</text:p>
          </table:table-cell>
          <table:table-cell table:style-name="ce42" office:value-type="float" office:value="28.41159" calcext:value-type="float">
            <text:p>28.41159</text:p>
          </table:table-cell>
          <table:table-cell table:style-name="ce42" office:value-type="float" office:value="28.08023" calcext:value-type="float">
            <text:p>28.08023</text:p>
          </table:table-cell>
          <table:table-cell table:style-name="ce42" office:value-type="float" office:value="28.24377" calcext:value-type="float">
            <text:p>28.24377</text:p>
          </table:table-cell>
          <table:table-cell table:style-name="ce42" office:value-type="float" office:value="28.28406" calcext:value-type="float">
            <text:p>28.28406</text:p>
          </table:table-cell>
          <table:table-cell table:style-name="ce42" office:value-type="float" office:value="28.42499" calcext:value-type="float">
            <text:p>28.42499</text:p>
          </table:table-cell>
          <table:table-cell table:number-columns-repeated="3"/>
          <table:table-cell table:style-name="ce58" office:value-type="float" office:value="28.516" calcext:value-type="float">
            <text:p>28.51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317" calcext:value-type="float">
            <text:p>28.317</text:p>
          </table:table-cell>
          <table:table-cell table:style-name="ce58" office:value-type="float" office:value="28.028" calcext:value-type="float">
            <text:p>28.028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845" calcext:value-type="float">
            <text:p>28.845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436" calcext:value-type="float">
            <text:p>28.436</text:p>
          </table:table-cell>
          <table:table-cell table:style-name="ce58" office:value-type="float" office:value="28.858" calcext:value-type="float">
            <text:p>28.858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979" calcext:value-type="float">
            <text:p>28.979</text:p>
          </table:table-cell>
          <table:table-cell table:style-name="ce58" office:value-type="float" office:value="28.471" calcext:value-type="float">
            <text:p>28.471</text:p>
          </table:table-cell>
          <table:table-cell table:style-name="ce58" office:value-type="float" office:value="29.039" calcext:value-type="float">
            <text:p>29.039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832" calcext:value-type="float">
            <text:p>28.832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28" calcext:value-type="float">
            <text:p>28.28</text:p>
          </table:table-cell>
          <table:table-cell table:style-name="ce58" office:value-type="float" office:value="28.374" calcext:value-type="float">
            <text:p>28.374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83" calcext:value-type="float">
            <text:p>28.83</text:p>
          </table:table-cell>
          <table:table-cell table:style-name="ce58" office:value-type="float" office:value="29.056" calcext:value-type="float">
            <text:p>29.056</text:p>
          </table:table-cell>
          <table:table-cell table:style-name="ce58" office:value-type="float" office:value="31.258" calcext:value-type="float">
            <text:p>31.258</text:p>
          </table:table-cell>
          <table:table-cell table:style-name="ce58" office:value-type="float" office:value="31.946" calcext:value-type="float">
            <text:p>31.946</text:p>
          </table:table-cell>
          <table:table-cell table:style-name="ce58" office:value-type="float" office:value="32.501" calcext:value-type="float">
            <text:p>32.501</text:p>
          </table:table-cell>
          <table:table-cell table:style-name="ce58" office:value-type="float" office:value="33.101" calcext:value-type="float">
            <text:p>33.101</text:p>
          </table:table-cell>
          <table:table-cell table:style-name="ce58" office:value-type="float" office:value="33.231" calcext:value-type="float">
            <text:p>33.231</text:p>
          </table:table-cell>
          <table:table-cell table:style-name="ce58" office:value-type="float" office:value="32.988" calcext:value-type="float">
            <text:p>32.988</text:p>
          </table:table-cell>
          <table:table-cell table:style-name="ce58" office:value-type="float" office:value="30.287" calcext:value-type="float">
            <text:p>30.287</text:p>
          </table:table-cell>
        </table:table-row>
        <table:table-row table:style-name="ro1">
          <table:table-cell table:style-name="ce42" office:value-type="float" office:value="32.22818" calcext:value-type="float">
            <text:p>32.22818</text:p>
          </table:table-cell>
          <table:table-cell table:style-name="ce42" office:value-type="float" office:value="30.9986" calcext:value-type="float">
            <text:p>30.9986</text:p>
          </table:table-cell>
          <table:table-cell table:style-name="ce42" office:value-type="float" office:value="32.7142" calcext:value-type="float">
            <text:p>32.7142</text:p>
          </table:table-cell>
          <table:table-cell table:style-name="ce42" office:value-type="float" office:value="33.01501" calcext:value-type="float">
            <text:p>33.01501</text:p>
          </table:table-cell>
          <table:table-cell table:style-name="ce42" office:value-type="float" office:value="32.79364" calcext:value-type="float">
            <text:p>32.79364</text:p>
          </table:table-cell>
          <table:table-cell table:style-name="ce42" office:value-type="float" office:value="32.54736" calcext:value-type="float">
            <text:p>32.54736</text:p>
          </table:table-cell>
          <table:table-cell table:style-name="ce42" office:value-type="float" office:value="30.3407" calcext:value-type="float">
            <text:p>30.3407</text:p>
          </table:table-cell>
          <table:table-cell table:style-name="ce42" office:value-type="float" office:value="31.58511" calcext:value-type="float">
            <text:p>31.58511</text:p>
          </table:table-cell>
          <table:table-cell table:style-name="ce42" office:value-type="float" office:value="28.58551" calcext:value-type="float">
            <text:p>28.58551</text:p>
          </table:table-cell>
          <table:table-cell table:style-name="ce42" office:value-type="float" office:value="28.48505" calcext:value-type="float">
            <text:p>28.48505</text:p>
          </table:table-cell>
          <table:table-cell table:style-name="ce42" office:value-type="float" office:value="28.56137" calcext:value-type="float">
            <text:p>28.56137</text:p>
          </table:table-cell>
          <table:table-cell table:style-name="ce42" office:value-type="float" office:value="28.46124" calcext:value-type="float">
            <text:p>28.46124</text:p>
          </table:table-cell>
          <table:table-cell table:style-name="ce42" office:value-type="float" office:value="28.34567" calcext:value-type="float">
            <text:p>28.34567</text:p>
          </table:table-cell>
          <table:table-cell table:style-name="ce42" office:value-type="float" office:value="27.90918" calcext:value-type="float">
            <text:p>27.90918</text:p>
          </table:table-cell>
          <table:table-cell table:style-name="ce42" office:value-type="float" office:value="28.67795" calcext:value-type="float">
            <text:p>28.67795</text:p>
          </table:table-cell>
          <table:table-cell table:style-name="ce42" office:value-type="float" office:value="28.56573" calcext:value-type="float">
            <text:p>28.56573</text:p>
          </table:table-cell>
          <table:table-cell table:style-name="ce42" office:value-type="float" office:value="29.09238" calcext:value-type="float">
            <text:p>29.09238</text:p>
          </table:table-cell>
          <table:table-cell table:style-name="ce42" office:value-type="float" office:value="28.32983" calcext:value-type="float">
            <text:p>28.32983</text:p>
          </table:table-cell>
          <table:table-cell table:style-name="ce42" office:value-type="float" office:value="28.78088" calcext:value-type="float">
            <text:p>28.78088</text:p>
          </table:table-cell>
          <table:table-cell table:style-name="ce42" office:value-type="float" office:value="28.44055" calcext:value-type="float">
            <text:p>28.44055</text:p>
          </table:table-cell>
          <table:table-cell table:style-name="ce42" office:value-type="float" office:value="28.4559" calcext:value-type="float">
            <text:p>28.4559</text:p>
          </table:table-cell>
          <table:table-cell table:style-name="ce42" office:value-type="float" office:value="28.61282" calcext:value-type="float">
            <text:p>28.61282</text:p>
          </table:table-cell>
          <table:table-cell table:style-name="ce42" office:value-type="float" office:value="28.26984" calcext:value-type="float">
            <text:p>28.26984</text:p>
          </table:table-cell>
          <table:table-cell table:style-name="ce42" office:value-type="float" office:value="28.21902" calcext:value-type="float">
            <text:p>28.21902</text:p>
          </table:table-cell>
          <table:table-cell table:style-name="ce42" office:value-type="float" office:value="28.47144" calcext:value-type="float">
            <text:p>28.47144</text:p>
          </table:table-cell>
          <table:table-cell table:style-name="ce42" office:value-type="float" office:value="28.30878" calcext:value-type="float">
            <text:p>28.30878</text:p>
          </table:table-cell>
          <table:table-cell table:style-name="ce42" office:value-type="float" office:value="28.51959" calcext:value-type="float">
            <text:p>28.51959</text:p>
          </table:table-cell>
          <table:table-cell table:style-name="ce42" office:value-type="float" office:value="28.35202" calcext:value-type="float">
            <text:p>28.35202</text:p>
          </table:table-cell>
          <table:table-cell table:style-name="ce42" office:value-type="float" office:value="28.43585" calcext:value-type="float">
            <text:p>28.43585</text:p>
          </table:table-cell>
          <table:table-cell table:style-name="ce42" office:value-type="float" office:value="28.2312" calcext:value-type="float">
            <text:p>28.2312</text:p>
          </table:table-cell>
          <table:table-cell table:style-name="ce42" office:value-type="float" office:value="28.34448" calcext:value-type="float">
            <text:p>28.34448</text:p>
          </table:table-cell>
          <table:table-cell table:style-name="ce42" office:value-type="float" office:value="28.18076" calcext:value-type="float">
            <text:p>28.18076</text:p>
          </table:table-cell>
          <table:table-cell table:number-columns-repeated="3"/>
          <table:table-cell table:style-name="ce58" office:value-type="float" office:value="28.26" calcext:value-type="float">
            <text:p>28.26</text:p>
          </table:table-cell>
          <table:table-cell table:style-name="ce58" office:value-type="float" office:value="28.161" calcext:value-type="float">
            <text:p>28.161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257" calcext:value-type="float">
            <text:p>28.257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377" calcext:value-type="float">
            <text:p>28.377</text:p>
          </table:table-cell>
          <table:table-cell table:style-name="ce58" office:value-type="float" office:value="28.301" calcext:value-type="float">
            <text:p>28.301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101" calcext:value-type="float">
            <text:p>28.101</text:p>
          </table:table-cell>
          <table:table-cell table:style-name="ce58" office:value-type="float" office:value="28.675" calcext:value-type="float">
            <text:p>28.675</text:p>
          </table:table-cell>
          <table:table-cell table:style-name="ce58" office:value-type="float" office:value="28.288" calcext:value-type="float">
            <text:p>28.288</text:p>
          </table:table-cell>
          <table:table-cell table:style-name="ce58" office:value-type="float" office:value="28.494" calcext:value-type="float">
            <text:p>28.494</text:p>
          </table:table-cell>
          <table:table-cell table:style-name="ce58" office:value-type="float" office:value="28.615" calcext:value-type="float">
            <text:p>28.615</text:p>
          </table:table-cell>
          <table:table-cell table:style-name="ce58" office:value-type="float" office:value="28.389" calcext:value-type="float">
            <text:p>28.389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616" calcext:value-type="float">
            <text:p>28.616</text:p>
          </table:table-cell>
          <table:table-cell table:style-name="ce58" office:value-type="float" office:value="28.512" calcext:value-type="float">
            <text:p>28.512</text:p>
          </table:table-cell>
          <table:table-cell table:style-name="ce58" office:value-type="float" office:value="27.969" calcext:value-type="float">
            <text:p>27.969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30.166" calcext:value-type="float">
            <text:p>30.166</text:p>
          </table:table-cell>
          <table:table-cell table:style-name="ce58" office:value-type="float" office:value="32.618" calcext:value-type="float">
            <text:p>32.618</text:p>
          </table:table-cell>
          <table:table-cell table:style-name="ce58" office:value-type="float" office:value="32.614" calcext:value-type="float">
            <text:p>32.614</text:p>
          </table:table-cell>
          <table:table-cell table:style-name="ce58" office:value-type="float" office:value="33.084" calcext:value-type="float">
            <text:p>33.084</text:p>
          </table:table-cell>
          <table:table-cell table:style-name="ce58" office:value-type="float" office:value="32.53" calcext:value-type="float">
            <text:p>32.53</text:p>
          </table:table-cell>
          <table:table-cell table:style-name="ce58" office:value-type="float" office:value="31.086" calcext:value-type="float">
            <text:p>31.086</text:p>
          </table:table-cell>
          <table:table-cell table:style-name="ce58" office:value-type="float" office:value="32.028" calcext:value-type="float">
            <text:p>32.028</text:p>
          </table:table-cell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4" office:value-type="float" office:value="29.24329" calcext:value-type="float">
            <text:p>29.24329</text:p>
          </table:table-cell>
          <table:table-cell table:style-name="ce44" office:value-type="float" office:value="29.60516" calcext:value-type="float">
            <text:p>29.60516</text:p>
          </table:table-cell>
          <table:table-cell table:style-name="ce44" office:value-type="float" office:value="29.138" calcext:value-type="float">
            <text:p>29.138</text:p>
          </table:table-cell>
          <table:table-cell table:style-name="ce44" office:value-type="float" office:value="28.81903" calcext:value-type="float">
            <text:p>28.81903</text:p>
          </table:table-cell>
          <table:table-cell table:style-name="ce44" office:value-type="float" office:value="28.56812" calcext:value-type="float">
            <text:p>28.56812</text:p>
          </table:table-cell>
          <table:table-cell table:style-name="ce44" office:value-type="float" office:value="28.8504" calcext:value-type="float">
            <text:p>28.8504</text:p>
          </table:table-cell>
          <table:table-cell table:style-name="ce44" office:value-type="float" office:value="28.76837" calcext:value-type="float">
            <text:p>28.76837</text:p>
          </table:table-cell>
          <table:table-cell table:style-name="ce44" office:value-type="float" office:value="29.04855" calcext:value-type="float">
            <text:p>29.04855</text:p>
          </table:table-cell>
          <table:table-cell table:style-name="ce44" office:value-type="float" office:value="28.22244" calcext:value-type="float">
            <text:p>28.22244</text:p>
          </table:table-cell>
          <table:table-cell table:style-name="ce44" office:value-type="float" office:value="28.60815" calcext:value-type="float">
            <text:p>28.60815</text:p>
          </table:table-cell>
          <table:table-cell table:style-name="ce44" office:value-type="float" office:value="28.82043" calcext:value-type="float">
            <text:p>28.82043</text:p>
          </table:table-cell>
          <table:table-cell table:style-name="ce44" office:value-type="float" office:value="29.11411" calcext:value-type="float">
            <text:p>29.11411</text:p>
          </table:table-cell>
          <table:table-cell table:style-name="ce44" office:value-type="float" office:value="28.28314" calcext:value-type="float">
            <text:p>28.28314</text:p>
          </table:table-cell>
          <table:table-cell table:style-name="ce44" office:value-type="float" office:value="28.56381" calcext:value-type="float">
            <text:p>28.56381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24619" calcext:value-type="float">
            <text:p>28.24619</text:p>
          </table:table-cell>
          <table:table-cell table:style-name="ce44" office:value-type="float" office:value="28.0141" calcext:value-type="float">
            <text:p>28.0141</text:p>
          </table:table-cell>
          <table:table-cell table:style-name="ce44" office:value-type="float" office:value="28.677" calcext:value-type="float">
            <text:p>28.677</text:p>
          </table:table-cell>
          <table:table-cell table:style-name="ce44" office:value-type="float" office:value="28.33722" calcext:value-type="float">
            <text:p>28.33722</text:p>
          </table:table-cell>
          <table:table-cell table:style-name="ce44" office:value-type="float" office:value="28.32819" calcext:value-type="float">
            <text:p>28.32819</text:p>
          </table:table-cell>
          <table:table-cell table:style-name="ce44" office:value-type="float" office:value="28.06592" calcext:value-type="float">
            <text:p>28.06592</text:p>
          </table:table-cell>
          <table:table-cell table:style-name="ce44" office:value-type="float" office:value="28.57782" calcext:value-type="float">
            <text:p>28.57782</text:p>
          </table:table-cell>
          <table:table-cell table:style-name="ce44" office:value-type="float" office:value="28.26013" calcext:value-type="float">
            <text:p>28.26013</text:p>
          </table:table-cell>
          <table:table-cell table:style-name="ce44" office:value-type="float" office:value="28.28244" calcext:value-type="float">
            <text:p>28.28244</text:p>
          </table:table-cell>
          <table:table-cell table:style-name="ce44" office:value-type="float" office:value="28.39639" calcext:value-type="float">
            <text:p>28.39639</text:p>
          </table:table-cell>
          <table:table-cell table:style-name="ce44" office:value-type="float" office:value="28.61353" calcext:value-type="float">
            <text:p>28.61353</text:p>
          </table:table-cell>
          <table:table-cell table:style-name="ce44" office:value-type="float" office:value="28.49118" calcext:value-type="float">
            <text:p>28.49118</text:p>
          </table:table-cell>
          <table:table-cell table:style-name="ce44" office:value-type="float" office:value="28.2879" calcext:value-type="float">
            <text:p>28.2879</text:p>
          </table:table-cell>
          <table:table-cell table:style-name="ce44" office:value-type="float" office:value="28.3158" calcext:value-type="float">
            <text:p>28.3158</text:p>
          </table:table-cell>
          <table:table-cell table:style-name="ce44" office:value-type="float" office:value="28.14273" calcext:value-type="float">
            <text:p>28.14273</text:p>
          </table:table-cell>
          <table:table-cell table:style-name="ce44" office:value-type="float" office:value="27.83862" calcext:value-type="float">
            <text:p>27.83862</text:p>
          </table:table-cell>
          <table:table-cell table:style-name="ce44" office:value-type="float" office:value="28.5" calcext:value-type="float">
            <text:p>28.5</text:p>
          </table:table-cell>
          <table:table-cell office:value-type="string" calcext:value-type="string">
            <text:p>test1_modcores2,after change latency to left range,image seems ok</text:p>
          </table:table-cell>
          <table:table-cell table:number-columns-repeated="34"/>
        </table:table-row>
        <table:table-row table:style-name="ro1">
          <table:table-cell table:style-name="ce44" office:value-type="float" office:value="29.19098" calcext:value-type="float">
            <text:p>29.19098</text:p>
          </table:table-cell>
          <table:table-cell table:style-name="ce44" office:value-type="float" office:value="28.95337" calcext:value-type="float">
            <text:p>28.95337</text:p>
          </table:table-cell>
          <table:table-cell table:style-name="ce44" office:value-type="float" office:value="28.77802" calcext:value-type="float">
            <text:p>28.77802</text:p>
          </table:table-cell>
          <table:table-cell table:style-name="ce44" office:value-type="float" office:value="28.82941" calcext:value-type="float">
            <text:p>28.82941</text:p>
          </table:table-cell>
          <table:table-cell table:style-name="ce44" office:value-type="float" office:value="28.72452" calcext:value-type="float">
            <text:p>28.72452</text:p>
          </table:table-cell>
          <table:table-cell table:style-name="ce44" office:value-type="float" office:value="28.55228" calcext:value-type="float">
            <text:p>28.55228</text:p>
          </table:table-cell>
          <table:table-cell table:style-name="ce44" office:value-type="float" office:value="28.97546" calcext:value-type="float">
            <text:p>28.97546</text:p>
          </table:table-cell>
          <table:table-cell table:style-name="ce44" office:value-type="float" office:value="28.56976" calcext:value-type="float">
            <text:p>28.56976</text:p>
          </table:table-cell>
          <table:table-cell table:style-name="ce44" office:value-type="float" office:value="28.88806" calcext:value-type="float">
            <text:p>28.88806</text:p>
          </table:table-cell>
          <table:table-cell table:style-name="ce44" office:value-type="float" office:value="28.57159" calcext:value-type="float">
            <text:p>28.57159</text:p>
          </table:table-cell>
          <table:table-cell table:style-name="ce44" office:value-type="float" office:value="28.99152" calcext:value-type="float">
            <text:p>28.99152</text:p>
          </table:table-cell>
          <table:table-cell table:style-name="ce44" office:value-type="float" office:value="28.32123" calcext:value-type="float">
            <text:p>28.32123</text:p>
          </table:table-cell>
          <table:table-cell table:style-name="ce44" office:value-type="float" office:value="28.68118" calcext:value-type="float">
            <text:p>28.68118</text:p>
          </table:table-cell>
          <table:table-cell table:style-name="ce44" office:value-type="float" office:value="28.53909" calcext:value-type="float">
            <text:p>28.53909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08243" calcext:value-type="float">
            <text:p>28.08243</text:p>
          </table:table-cell>
          <table:table-cell table:style-name="ce44" office:value-type="float" office:value="28.41306" calcext:value-type="float">
            <text:p>28.41306</text:p>
          </table:table-cell>
          <table:table-cell table:style-name="ce44" office:value-type="float" office:value="27.81903" calcext:value-type="float">
            <text:p>27.81903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71655" calcext:value-type="float">
            <text:p>28.71655</text:p>
          </table:table-cell>
          <table:table-cell table:style-name="ce44" office:value-type="float" office:value="28.06601" calcext:value-type="float">
            <text:p>28.06601</text:p>
          </table:table-cell>
          <table:table-cell table:style-name="ce44" office:value-type="float" office:value="28.10794" calcext:value-type="float">
            <text:p>28.10794</text:p>
          </table:table-cell>
          <table:table-cell table:style-name="ce44" office:value-type="float" office:value="28.24368" calcext:value-type="float">
            <text:p>28.24368</text:p>
          </table:table-cell>
          <table:table-cell table:style-name="ce44" office:value-type="float" office:value="28.27966" calcext:value-type="float">
            <text:p>28.27966</text:p>
          </table:table-cell>
          <table:table-cell table:style-name="ce44" office:value-type="float" office:value="28.1355" calcext:value-type="float">
            <text:p>28.1355</text:p>
          </table:table-cell>
          <table:table-cell table:style-name="ce44" office:value-type="float" office:value="28.3486" calcext:value-type="float">
            <text:p>28.3486</text:p>
          </table:table-cell>
          <table:table-cell table:style-name="ce44" office:value-type="float" office:value="28.67178" calcext:value-type="float">
            <text:p>28.67178</text:p>
          </table:table-cell>
          <table:table-cell table:style-name="ce44" office:value-type="float" office:value="28.49866" calcext:value-type="float">
            <text:p>28.49866</text:p>
          </table:table-cell>
          <table:table-cell table:style-name="ce44" office:value-type="float" office:value="28.29163" calcext:value-type="float">
            <text:p>28.29163</text:p>
          </table:table-cell>
          <table:table-cell table:style-name="ce44" office:value-type="float" office:value="28.27988" calcext:value-type="float">
            <text:p>28.27988</text:p>
          </table:table-cell>
          <table:table-cell table:style-name="ce44" office:value-type="float" office:value="28.77908" calcext:value-type="float">
            <text:p>28.77908</text:p>
          </table:table-cell>
          <table:table-cell table:style-name="ce44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4" office:value-type="float" office:value="28.42529" calcext:value-type="float">
            <text:p>28.42529</text:p>
          </table:table-cell>
          <table:table-cell table:style-name="ce44" office:value-type="float" office:value="28.57669" calcext:value-type="float">
            <text:p>28.57669</text:p>
          </table:table-cell>
          <table:table-cell table:style-name="ce44" office:value-type="float" office:value="28.7334" calcext:value-type="float">
            <text:p>28.7334</text:p>
          </table:table-cell>
          <table:table-cell table:style-name="ce44" office:value-type="float" office:value="28.98831" calcext:value-type="float">
            <text:p>28.98831</text:p>
          </table:table-cell>
          <table:table-cell table:style-name="ce44" office:value-type="float" office:value="28.38116" calcext:value-type="float">
            <text:p>28.38116</text:p>
          </table:table-cell>
          <table:table-cell table:style-name="ce44" office:value-type="float" office:value="28.74844" calcext:value-type="float">
            <text:p>28.74844</text:p>
          </table:table-cell>
          <table:table-cell table:style-name="ce44" office:value-type="float" office:value="28.57654" calcext:value-type="float">
            <text:p>28.57654</text:p>
          </table:table-cell>
          <table:table-cell table:style-name="ce44" office:value-type="float" office:value="28.71783" calcext:value-type="float">
            <text:p>28.71783</text:p>
          </table:table-cell>
          <table:table-cell table:style-name="ce44" office:value-type="float" office:value="28.4548" calcext:value-type="float">
            <text:p>28.4548</text:p>
          </table:table-cell>
          <table:table-cell table:style-name="ce44" office:value-type="float" office:value="28.43539" calcext:value-type="float">
            <text:p>28.43539</text:p>
          </table:table-cell>
          <table:table-cell table:style-name="ce44" office:value-type="float" office:value="28.45013" calcext:value-type="float">
            <text:p>28.45013</text:p>
          </table:table-cell>
          <table:table-cell table:style-name="ce44" office:value-type="float" office:value="28.98422" calcext:value-type="float">
            <text:p>28.98422</text:p>
          </table:table-cell>
          <table:table-cell table:style-name="ce44" office:value-type="float" office:value="28.11511" calcext:value-type="float">
            <text:p>28.11511</text:p>
          </table:table-cell>
          <table:table-cell table:style-name="ce44" office:value-type="float" office:value="28.31934" calcext:value-type="float">
            <text:p>28.31934</text:p>
          </table:table-cell>
          <table:table-cell table:style-name="ce44" office:value-type="float" office:value="28.2934" calcext:value-type="float">
            <text:p>28.2934</text:p>
          </table:table-cell>
          <table:table-cell table:style-name="ce44" office:value-type="float" office:value="28.5502" calcext:value-type="float">
            <text:p>28.5502</text:p>
          </table:table-cell>
          <table:table-cell table:style-name="ce44" office:value-type="float" office:value="28.46082" calcext:value-type="float">
            <text:p>28.46082</text:p>
          </table:table-cell>
          <table:table-cell table:style-name="ce44" office:value-type="float" office:value="28.129" calcext:value-type="float">
            <text:p>28.129</text:p>
          </table:table-cell>
          <table:table-cell table:style-name="ce44" office:value-type="float" office:value="28.63046" calcext:value-type="float">
            <text:p>28.63046</text:p>
          </table:table-cell>
          <table:table-cell table:style-name="ce44" office:value-type="float" office:value="28.34183" calcext:value-type="float">
            <text:p>28.34183</text:p>
          </table:table-cell>
          <table:table-cell table:style-name="ce44" office:value-type="float" office:value="28.23886" calcext:value-type="float">
            <text:p>28.23886</text:p>
          </table:table-cell>
          <table:table-cell table:style-name="ce44" office:value-type="float" office:value="28.38602" calcext:value-type="float">
            <text:p>28.38602</text:p>
          </table:table-cell>
          <table:table-cell table:style-name="ce44" office:value-type="float" office:value="28.48724" calcext:value-type="float">
            <text:p>28.48724</text:p>
          </table:table-cell>
          <table:table-cell table:style-name="ce44" office:value-type="float" office:value="28.24484" calcext:value-type="float">
            <text:p>28.24484</text:p>
          </table:table-cell>
          <table:table-cell table:style-name="ce44" office:value-type="float" office:value="28.08899" calcext:value-type="float">
            <text:p>28.08899</text:p>
          </table:table-cell>
          <table:table-cell table:style-name="ce44" office:value-type="float" office:value="27.93716" calcext:value-type="float">
            <text:p>27.93716</text:p>
          </table:table-cell>
          <table:table-cell table:style-name="ce44" office:value-type="float" office:value="28.8046" calcext:value-type="float">
            <text:p>28.8046</text:p>
          </table:table-cell>
          <table:table-cell table:style-name="ce44" office:value-type="float" office:value="28.40726" calcext:value-type="float">
            <text:p>28.40726</text:p>
          </table:table-cell>
          <table:table-cell table:style-name="ce44" office:value-type="float" office:value="28.19968" calcext:value-type="float">
            <text:p>28.19968</text:p>
          </table:table-cell>
          <table:table-cell table:style-name="ce44" office:value-type="float" office:value="28.45541" calcext:value-type="float">
            <text:p>28.45541</text:p>
          </table:table-cell>
          <table:table-cell table:style-name="ce44" office:value-type="float" office:value="28.64899" calcext:value-type="float">
            <text:p>28.64899</text:p>
          </table:table-cell>
          <table:table-cell table:style-name="ce44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4" office:value-type="float" office:value="29.20981" calcext:value-type="float">
            <text:p>29.20981</text:p>
          </table:table-cell>
          <table:table-cell table:style-name="ce44" office:value-type="float" office:value="28.237" calcext:value-type="float">
            <text:p>28.237</text:p>
          </table:table-cell>
          <table:table-cell table:style-name="ce44" office:value-type="float" office:value="28.69711" calcext:value-type="float">
            <text:p>28.69711</text:p>
          </table:table-cell>
          <table:table-cell table:style-name="ce44" office:value-type="float" office:value="28.74741" calcext:value-type="float">
            <text:p>28.74741</text:p>
          </table:table-cell>
          <table:table-cell table:style-name="ce44" office:value-type="float" office:value="28.59103" calcext:value-type="float">
            <text:p>28.59103</text:p>
          </table:table-cell>
          <table:table-cell table:style-name="ce44" office:value-type="float" office:value="28.45065" calcext:value-type="float">
            <text:p>28.45065</text:p>
          </table:table-cell>
          <table:table-cell table:style-name="ce44" office:value-type="float" office:value="28.98566" calcext:value-type="float">
            <text:p>28.98566</text:p>
          </table:table-cell>
          <table:table-cell table:style-name="ce44" office:value-type="float" office:value="28.68613" calcext:value-type="float">
            <text:p>28.68613</text:p>
          </table:table-cell>
          <table:table-cell table:style-name="ce44" office:value-type="float" office:value="28.6344" calcext:value-type="float">
            <text:p>28.6344</text:p>
          </table:table-cell>
          <table:table-cell table:style-name="ce44" office:value-type="float" office:value="28.61298" calcext:value-type="float">
            <text:p>28.61298</text:p>
          </table:table-cell>
          <table:table-cell table:style-name="ce44" office:value-type="float" office:value="28.98709" calcext:value-type="float">
            <text:p>28.98709</text:p>
          </table:table-cell>
          <table:table-cell table:style-name="ce44" office:value-type="float" office:value="28.56259" calcext:value-type="float">
            <text:p>28.56259</text:p>
          </table:table-cell>
          <table:table-cell table:style-name="ce44" office:value-type="float" office:value="28.52948" calcext:value-type="float">
            <text:p>28.52948</text:p>
          </table:table-cell>
          <table:table-cell table:style-name="ce44" office:value-type="float" office:value="28.26447" calcext:value-type="float">
            <text:p>28.26447</text:p>
          </table:table-cell>
          <table:table-cell table:style-name="ce44" office:value-type="float" office:value="28.397" calcext:value-type="float">
            <text:p>28.397</text:p>
          </table:table-cell>
          <table:table-cell table:style-name="ce44" office:value-type="float" office:value="28.31311" calcext:value-type="float">
            <text:p>28.31311</text:p>
          </table:table-cell>
          <table:table-cell table:style-name="ce44" office:value-type="float" office:value="28.61554" calcext:value-type="float">
            <text:p>28.61554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29428" calcext:value-type="float">
            <text:p>28.29428</text:p>
          </table:table-cell>
          <table:table-cell table:style-name="ce44" office:value-type="float" office:value="28.19797" calcext:value-type="float">
            <text:p>28.19797</text:p>
          </table:table-cell>
          <table:table-cell table:style-name="ce44" office:value-type="float" office:value="28.36426" calcext:value-type="float">
            <text:p>28.36426</text:p>
          </table:table-cell>
          <table:table-cell table:style-name="ce44" office:value-type="float" office:value="28.45306" calcext:value-type="float">
            <text:p>28.45306</text:p>
          </table:table-cell>
          <table:table-cell table:style-name="ce44" office:value-type="float" office:value="28.14316" calcext:value-type="float">
            <text:p>28.14316</text:p>
          </table:table-cell>
          <table:table-cell table:style-name="ce44" office:value-type="float" office:value="28.66943" calcext:value-type="float">
            <text:p>28.66943</text:p>
          </table:table-cell>
          <table:table-cell table:style-name="ce44" office:value-type="float" office:value="28.25656" calcext:value-type="float">
            <text:p>28.25656</text:p>
          </table:table-cell>
          <table:table-cell table:style-name="ce44" office:value-type="float" office:value="28.32553" calcext:value-type="float">
            <text:p>28.32553</text:p>
          </table:table-cell>
          <table:table-cell table:style-name="ce44" office:value-type="float" office:value="28.38956" calcext:value-type="float">
            <text:p>28.38956</text:p>
          </table:table-cell>
          <table:table-cell table:style-name="ce44" office:value-type="float" office:value="28.39142" calcext:value-type="float">
            <text:p>28.39142</text:p>
          </table:table-cell>
          <table:table-cell table:style-name="ce44" office:value-type="float" office:value="28.38147" calcext:value-type="float">
            <text:p>28.38147</text:p>
          </table:table-cell>
          <table:table-cell table:style-name="ce44" office:value-type="float" office:value="28.2731" calcext:value-type="float">
            <text:p>28.2731</text:p>
          </table:table-cell>
          <table:table-cell table:style-name="ce44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4" office:value-type="float" office:value="27.62341" calcext:value-type="float">
            <text:p>27.62341</text:p>
          </table:table-cell>
          <table:table-cell table:style-name="ce44" office:value-type="float" office:value="28.86377" calcext:value-type="float">
            <text:p>28.86377</text:p>
          </table:table-cell>
          <table:table-cell table:style-name="ce44" office:value-type="float" office:value="28.86996" calcext:value-type="float">
            <text:p>28.86996</text:p>
          </table:table-cell>
          <table:table-cell table:style-name="ce44" office:value-type="float" office:value="28.70697" calcext:value-type="float">
            <text:p>28.70697</text:p>
          </table:table-cell>
          <table:table-cell table:style-name="ce44" office:value-type="float" office:value="28.46826" calcext:value-type="float">
            <text:p>28.46826</text:p>
          </table:table-cell>
          <table:table-cell table:style-name="ce44" office:value-type="float" office:value="28.94077" calcext:value-type="float">
            <text:p>28.94077</text:p>
          </table:table-cell>
          <table:table-cell table:style-name="ce44" office:value-type="float" office:value="28.4743" calcext:value-type="float">
            <text:p>28.4743</text:p>
          </table:table-cell>
          <table:table-cell table:style-name="ce44" office:value-type="float" office:value="28.58896" calcext:value-type="float">
            <text:p>28.58896</text:p>
          </table:table-cell>
          <table:table-cell table:style-name="ce44" office:value-type="float" office:value="28.53461" calcext:value-type="float">
            <text:p>28.53461</text:p>
          </table:table-cell>
          <table:table-cell table:style-name="ce44" office:value-type="float" office:value="28.56091" calcext:value-type="float">
            <text:p>28.56091</text:p>
          </table:table-cell>
          <table:table-cell table:style-name="ce44" office:value-type="float" office:value="28.9357" calcext:value-type="float">
            <text:p>28.9357</text:p>
          </table:table-cell>
          <table:table-cell table:style-name="ce44" office:value-type="float" office:value="28.25821" calcext:value-type="float">
            <text:p>28.25821</text:p>
          </table:table-cell>
          <table:table-cell table:style-name="ce44" office:value-type="float" office:value="28.52939" calcext:value-type="float">
            <text:p>28.52939</text:p>
          </table:table-cell>
          <table:table-cell table:style-name="ce44" office:value-type="float" office:value="28.26166" calcext:value-type="float">
            <text:p>28.26166</text:p>
          </table:table-cell>
          <table:table-cell table:style-name="ce44" office:value-type="float" office:value="28.31317" calcext:value-type="float">
            <text:p>28.31317</text:p>
          </table:table-cell>
          <table:table-cell table:style-name="ce44" office:value-type="float" office:value="28.37604" calcext:value-type="float">
            <text:p>28.37604</text:p>
          </table:table-cell>
          <table:table-cell table:style-name="ce44" office:value-type="float" office:value="27.96381" calcext:value-type="float">
            <text:p>27.96381</text:p>
          </table:table-cell>
          <table:table-cell table:style-name="ce44" office:value-type="float" office:value="28.73602" calcext:value-type="float">
            <text:p>28.73602</text:p>
          </table:table-cell>
          <table:table-cell table:style-name="ce44" office:value-type="float" office:value="28.28223" calcext:value-type="float">
            <text:p>28.28223</text:p>
          </table:table-cell>
          <table:table-cell table:style-name="ce44" office:value-type="float" office:value="28.44681" calcext:value-type="float">
            <text:p>28.44681</text:p>
          </table:table-cell>
          <table:table-cell table:style-name="ce44" office:value-type="float" office:value="28.41345" calcext:value-type="float">
            <text:p>28.41345</text:p>
          </table:table-cell>
          <table:table-cell table:style-name="ce44" office:value-type="float" office:value="28.20145" calcext:value-type="float">
            <text:p>28.20145</text:p>
          </table:table-cell>
          <table:table-cell table:style-name="ce44" office:value-type="float" office:value="28.76868" calcext:value-type="float">
            <text:p>28.76868</text:p>
          </table:table-cell>
          <table:table-cell table:style-name="ce44" office:value-type="float" office:value="28.61197" calcext:value-type="float">
            <text:p>28.61197</text:p>
          </table:table-cell>
          <table:table-cell table:style-name="ce44" office:value-type="float" office:value="28.29355" calcext:value-type="float">
            <text:p>28.29355</text:p>
          </table:table-cell>
          <table:table-cell table:style-name="ce44" office:value-type="float" office:value="28.43552" calcext:value-type="float">
            <text:p>28.43552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26126" calcext:value-type="float">
            <text:p>28.26126</text:p>
          </table:table-cell>
          <table:table-cell table:style-name="ce44" office:value-type="float" office:value="28.3782" calcext:value-type="float">
            <text:p>28.3782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38071" calcext:value-type="float">
            <text:p>28.38071</text:p>
          </table:table-cell>
          <table:table-cell table:style-name="ce44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4" office:value-type="float" office:value="28.37424" calcext:value-type="float">
            <text:p>28.37424</text:p>
          </table:table-cell>
          <table:table-cell table:style-name="ce44" office:value-type="float" office:value="28.22079" calcext:value-type="float">
            <text:p>28.22079</text:p>
          </table:table-cell>
          <table:table-cell table:style-name="ce44" office:value-type="float" office:value="28.7309" calcext:value-type="float">
            <text:p>28.7309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84644" calcext:value-type="float">
            <text:p>28.84644</text:p>
          </table:table-cell>
          <table:table-cell table:style-name="ce44" office:value-type="float" office:value="28.6207" calcext:value-type="float">
            <text:p>28.6207</text:p>
          </table:table-cell>
          <table:table-cell table:style-name="ce44" office:value-type="float" office:value="28.65036" calcext:value-type="float">
            <text:p>28.65036</text:p>
          </table:table-cell>
          <table:table-cell table:style-name="ce44" office:value-type="float" office:value="28.52811" calcext:value-type="float">
            <text:p>28.52811</text:p>
          </table:table-cell>
          <table:table-cell table:style-name="ce44" office:value-type="float" office:value="28.68478" calcext:value-type="float">
            <text:p>28.68478</text:p>
          </table:table-cell>
          <table:table-cell table:style-name="ce44" office:value-type="float" office:value="28.49582" calcext:value-type="float">
            <text:p>28.49582</text:p>
          </table:table-cell>
          <table:table-cell table:style-name="ce44" office:value-type="float" office:value="28.87454" calcext:value-type="float">
            <text:p>28.87454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office:value-type="float" office:value="28.85934" calcext:value-type="float">
            <text:p>28.85934</text:p>
          </table:table-cell>
          <table:table-cell table:style-name="ce44" office:value-type="float" office:value="28.40387" calcext:value-type="float">
            <text:p>28.40387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77222" calcext:value-type="float">
            <text:p>28.77222</text:p>
          </table:table-cell>
          <table:table-cell table:style-name="ce44" office:value-type="float" office:value="28.45123" calcext:value-type="float">
            <text:p>28.45123</text:p>
          </table:table-cell>
          <table:table-cell table:style-name="ce44" office:value-type="float" office:value="28.09424" calcext:value-type="float">
            <text:p>28.09424</text:p>
          </table:table-cell>
          <table:table-cell table:style-name="ce44" office:value-type="float" office:value="28.42892" calcext:value-type="float">
            <text:p>28.42892</text:p>
          </table:table-cell>
          <table:table-cell table:style-name="ce44" office:value-type="float" office:value="28.37582" calcext:value-type="float">
            <text:p>28.37582</text:p>
          </table:table-cell>
          <table:table-cell table:style-name="ce44" office:value-type="float" office:value="28.75821" calcext:value-type="float">
            <text:p>28.75821</text:p>
          </table:table-cell>
          <table:table-cell table:style-name="ce44" office:value-type="float" office:value="28.76416" calcext:value-type="float">
            <text:p>28.76416</text:p>
          </table:table-cell>
          <table:table-cell table:style-name="ce44" office:value-type="float" office:value="28.48395" calcext:value-type="float">
            <text:p>28.48395</text:p>
          </table:table-cell>
          <table:table-cell table:style-name="ce44" office:value-type="float" office:value="29.5459" calcext:value-type="float">
            <text:p>29.5459</text:p>
          </table:table-cell>
          <table:table-cell table:style-name="ce44" office:value-type="float" office:value="28.4411" calcext:value-type="float">
            <text:p>28.4411</text:p>
          </table:table-cell>
          <table:table-cell table:style-name="ce44" office:value-type="float" office:value="28.92624" calcext:value-type="float">
            <text:p>28.92624</text:p>
          </table:table-cell>
          <table:table-cell table:style-name="ce44" office:value-type="float" office:value="28.51523" calcext:value-type="float">
            <text:p>28.51523</text:p>
          </table:table-cell>
          <table:table-cell table:style-name="ce44" office:value-type="float" office:value="28.42819" calcext:value-type="float">
            <text:p>28.42819</text:p>
          </table:table-cell>
          <table:table-cell table:style-name="ce44" office:value-type="float" office:value="28.10849" calcext:value-type="float">
            <text:p>28.10849</text:p>
          </table:table-cell>
          <table:table-cell table:style-name="ce44" office:value-type="float" office:value="28.42606" calcext:value-type="float">
            <text:p>28.42606</text:p>
          </table:table-cell>
          <table:table-cell table:style-name="ce44" office:value-type="float" office:value="28.26828" calcext:value-type="float">
            <text:p>28.26828</text:p>
          </table:table-cell>
          <table:table-cell table:style-name="ce44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4" office:value-type="float" office:value="27.29831" calcext:value-type="float">
            <text:p>27.29831</text:p>
          </table:table-cell>
          <table:table-cell table:style-name="ce44" office:value-type="float" office:value="28.80933" calcext:value-type="float">
            <text:p>28.80933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42377" calcext:value-type="float">
            <text:p>28.42377</text:p>
          </table:table-cell>
          <table:table-cell table:style-name="ce44" office:value-type="float" office:value="28.63312" calcext:value-type="float">
            <text:p>28.63312</text:p>
          </table:table-cell>
          <table:table-cell table:style-name="ce44" office:value-type="float" office:value="28.3338" calcext:value-type="float">
            <text:p>28.3338</text:p>
          </table:table-cell>
          <table:table-cell table:style-name="ce44" office:value-type="float" office:value="28.62021" calcext:value-type="float">
            <text:p>28.62021</text:p>
          </table:table-cell>
          <table:table-cell table:style-name="ce44" office:value-type="float" office:value="27.98083" calcext:value-type="float">
            <text:p>27.98083</text:p>
          </table:table-cell>
          <table:table-cell table:style-name="ce44" office:value-type="float" office:value="28.43439" calcext:value-type="float">
            <text:p>28.43439</text:p>
          </table:table-cell>
          <table:table-cell table:style-name="ce44" office:value-type="float" office:value="28.95148" calcext:value-type="float">
            <text:p>28.95148</text:p>
          </table:table-cell>
          <table:table-cell table:style-name="ce44" office:value-type="float" office:value="28.26651" calcext:value-type="float">
            <text:p>28.26651</text:p>
          </table:table-cell>
          <table:table-cell table:style-name="ce44" office:value-type="float" office:value="28.63574" calcext:value-type="float">
            <text:p>28.63574</text:p>
          </table:table-cell>
          <table:table-cell table:style-name="ce44" office:value-type="float" office:value="28.17847" calcext:value-type="float">
            <text:p>28.17847</text:p>
          </table:table-cell>
          <table:table-cell table:style-name="ce44" office:value-type="float" office:value="28.64847" calcext:value-type="float">
            <text:p>28.64847</text:p>
          </table:table-cell>
          <table:table-cell table:style-name="ce44" office:value-type="float" office:value="28.31335" calcext:value-type="float">
            <text:p>28.31335</text:p>
          </table:table-cell>
          <table:table-cell table:style-name="ce44" office:value-type="float" office:value="28.60599" calcext:value-type="float">
            <text:p>28.60599</text:p>
          </table:table-cell>
          <table:table-cell table:style-name="ce44" office:value-type="float" office:value="28.46475" calcext:value-type="float">
            <text:p>28.46475</text:p>
          </table:table-cell>
          <table:table-cell table:style-name="ce44" office:value-type="float" office:value="28.3309" calcext:value-type="float">
            <text:p>28.3309</text:p>
          </table:table-cell>
          <table:table-cell table:style-name="ce44" office:value-type="float" office:value="28.87555" calcext:value-type="float">
            <text:p>28.87555</text:p>
          </table:table-cell>
          <table:table-cell table:style-name="ce44" office:value-type="float" office:value="28.7724" calcext:value-type="float">
            <text:p>28.7724</text:p>
          </table:table-cell>
          <table:table-cell table:style-name="ce44" office:value-type="float" office:value="29.87015" calcext:value-type="float">
            <text:p>29.87015</text:p>
          </table:table-cell>
          <table:table-cell table:style-name="ce44" office:value-type="float" office:value="29.37186" calcext:value-type="float">
            <text:p>29.37186</text:p>
          </table:table-cell>
          <table:table-cell table:style-name="ce44" office:value-type="float" office:value="31.1228" calcext:value-type="float">
            <text:p>31.1228</text:p>
          </table:table-cell>
          <table:table-cell table:style-name="ce44" office:value-type="float" office:value="29.19064" calcext:value-type="float">
            <text:p>29.19064</text:p>
          </table:table-cell>
          <table:table-cell table:style-name="ce44" office:value-type="float" office:value="28.83929" calcext:value-type="float">
            <text:p>28.83929</text:p>
          </table:table-cell>
          <table:table-cell table:style-name="ce44" office:value-type="float" office:value="28.49765" calcext:value-type="float">
            <text:p>28.49765</text:p>
          </table:table-cell>
          <table:table-cell table:style-name="ce44" office:value-type="float" office:value="28.60129" calcext:value-type="float">
            <text:p>28.60129</text:p>
          </table:table-cell>
          <table:table-cell table:style-name="ce44" office:value-type="float" office:value="28.60385" calcext:value-type="float">
            <text:p>28.60385</text:p>
          </table:table-cell>
          <table:table-cell table:style-name="ce44" office:value-type="float" office:value="28.48489" calcext:value-type="float">
            <text:p>28.48489</text:p>
          </table:table-cell>
          <table:table-cell table:style-name="ce44" office:value-type="float" office:value="28.28159" calcext:value-type="float">
            <text:p>28.28159</text:p>
          </table:table-cell>
          <table:table-cell table:style-name="ce44" office:value-type="float" office:value="28.37833" calcext:value-type="float">
            <text:p>28.37833</text:p>
          </table:table-cell>
          <table:table-cell table:style-name="ce44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4" office:value-type="float" office:value="28.08939" calcext:value-type="float">
            <text:p>28.08939</text:p>
          </table:table-cell>
          <table:table-cell table:style-name="ce44" office:value-type="float" office:value="27.93951" calcext:value-type="float">
            <text:p>27.93951</text:p>
          </table:table-cell>
          <table:table-cell table:style-name="ce44" office:value-type="float" office:value="28.96414" calcext:value-type="float">
            <text:p>28.96414</text:p>
          </table:table-cell>
          <table:table-cell table:style-name="ce44" office:value-type="float" office:value="28.6987" calcext:value-type="float">
            <text:p>28.6987</text:p>
          </table:table-cell>
          <table:table-cell table:style-name="ce44" office:value-type="float" office:value="28.59705" calcext:value-type="float">
            <text:p>28.59705</text:p>
          </table:table-cell>
          <table:table-cell table:style-name="ce44" office:value-type="float" office:value="28.46439" calcext:value-type="float">
            <text:p>28.46439</text:p>
          </table:table-cell>
          <table:table-cell table:style-name="ce44" office:value-type="float" office:value="28.55853" calcext:value-type="float">
            <text:p>28.55853</text:p>
          </table:table-cell>
          <table:table-cell table:style-name="ce44" office:value-type="float" office:value="28.54413" calcext:value-type="float">
            <text:p>28.54413</text:p>
          </table:table-cell>
          <table:table-cell table:style-name="ce44" office:value-type="float" office:value="28.32031" calcext:value-type="float">
            <text:p>28.32031</text:p>
          </table:table-cell>
          <table:table-cell table:style-name="ce44" office:value-type="float" office:value="28.44214" calcext:value-type="float">
            <text:p>28.44214</text:p>
          </table:table-cell>
          <table:table-cell table:style-name="ce44" office:value-type="float" office:value="28.59418" calcext:value-type="float">
            <text:p>28.59418</text:p>
          </table:table-cell>
          <table:table-cell table:style-name="ce44" office:value-type="float" office:value="28.41498" calcext:value-type="float">
            <text:p>28.41498</text:p>
          </table:table-cell>
          <table:table-cell table:style-name="ce44" office:value-type="float" office:value="28.46024" calcext:value-type="float">
            <text:p>28.46024</text:p>
          </table:table-cell>
          <table:table-cell table:style-name="ce44" office:value-type="float" office:value="28.39493" calcext:value-type="float">
            <text:p>28.39493</text:p>
          </table:table-cell>
          <table:table-cell table:style-name="ce44" office:value-type="float" office:value="28.46454" calcext:value-type="float">
            <text:p>28.46454</text:p>
          </table:table-cell>
          <table:table-cell table:style-name="ce44" office:value-type="float" office:value="28.57306" calcext:value-type="float">
            <text:p>28.57306</text:p>
          </table:table-cell>
          <table:table-cell table:style-name="ce44" office:value-type="float" office:value="28.78949" calcext:value-type="float">
            <text:p>28.78949</text:p>
          </table:table-cell>
          <table:table-cell table:style-name="ce44" office:value-type="float" office:value="28.64526" calcext:value-type="float">
            <text:p>28.64526</text:p>
          </table:table-cell>
          <table:table-cell table:style-name="ce44" office:value-type="float" office:value="28.81354" calcext:value-type="float">
            <text:p>28.81354</text:p>
          </table:table-cell>
          <table:table-cell table:style-name="ce44" office:value-type="float" office:value="29.7767" calcext:value-type="float">
            <text:p>29.7767</text:p>
          </table:table-cell>
          <table:table-cell table:style-name="ce44" office:value-type="float" office:value="30.17947" calcext:value-type="float">
            <text:p>30.17947</text:p>
          </table:table-cell>
          <table:table-cell table:style-name="ce44" office:value-type="float" office:value="31.31461" calcext:value-type="float">
            <text:p>31.31461</text:p>
          </table:table-cell>
          <table:table-cell table:style-name="ce44" office:value-type="float" office:value="29.7186" calcext:value-type="float">
            <text:p>29.7186</text:p>
          </table:table-cell>
          <table:table-cell table:style-name="ce44" office:value-type="float" office:value="31.60883" calcext:value-type="float">
            <text:p>31.60883</text:p>
          </table:table-cell>
          <table:table-cell table:style-name="ce44" office:value-type="float" office:value="28.39557" calcext:value-type="float">
            <text:p>28.39557</text:p>
          </table:table-cell>
          <table:table-cell table:style-name="ce44" office:value-type="float" office:value="28.66147" calcext:value-type="float">
            <text:p>28.66147</text:p>
          </table:table-cell>
          <table:table-cell table:style-name="ce44" office:value-type="float" office:value="28.17334" calcext:value-type="float">
            <text:p>28.17334</text:p>
          </table:table-cell>
          <table:table-cell table:style-name="ce44" office:value-type="float" office:value="28.59424" calcext:value-type="float">
            <text:p>28.59424</text:p>
          </table:table-cell>
          <table:table-cell table:style-name="ce44" office:value-type="float" office:value="28.39627" calcext:value-type="float">
            <text:p>28.39627</text:p>
          </table:table-cell>
          <table:table-cell table:style-name="ce44" office:value-type="float" office:value="28.58374" calcext:value-type="float">
            <text:p>28.58374</text:p>
          </table:table-cell>
          <table:table-cell table:style-name="ce44" office:value-type="float" office:value="28.51871" calcext:value-type="float">
            <text:p>28.51871</text:p>
          </table:table-cell>
          <table:table-cell table:style-name="ce44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4" office:value-type="float" office:value="27.23187" calcext:value-type="float">
            <text:p>27.23187</text:p>
          </table:table-cell>
          <table:table-cell table:style-name="ce44" office:value-type="float" office:value="28.69644" calcext:value-type="float">
            <text:p>28.69644</text:p>
          </table:table-cell>
          <table:table-cell table:style-name="ce44" office:value-type="float" office:value="28.40323" calcext:value-type="float">
            <text:p>28.40323</text:p>
          </table:table-cell>
          <table:table-cell table:style-name="ce44" office:value-type="float" office:value="28.52234" calcext:value-type="float">
            <text:p>28.52234</text:p>
          </table:table-cell>
          <table:table-cell table:style-name="ce44" office:value-type="float" office:value="28.33246" calcext:value-type="float">
            <text:p>28.33246</text:p>
          </table:table-cell>
          <table:table-cell table:style-name="ce44" office:value-type="float" office:value="28.70047" calcext:value-type="float">
            <text:p>28.70047</text:p>
          </table:table-cell>
          <table:table-cell table:style-name="ce44" office:value-type="float" office:value="28.36398" calcext:value-type="float">
            <text:p>28.36398</text:p>
          </table:table-cell>
          <table:table-cell table:style-name="ce44" office:value-type="float" office:value="28.48767" calcext:value-type="float">
            <text:p>28.48767</text:p>
          </table:table-cell>
          <table:table-cell table:style-name="ce44" office:value-type="float" office:value="28.59512" calcext:value-type="float">
            <text:p>28.59512</text:p>
          </table:table-cell>
          <table:table-cell table:style-name="ce44" office:value-type="float" office:value="28.68036" calcext:value-type="float">
            <text:p>28.68036</text:p>
          </table:table-cell>
          <table:table-cell table:style-name="ce44" office:value-type="float" office:value="28.22745" calcext:value-type="float">
            <text:p>28.22745</text:p>
          </table:table-cell>
          <table:table-cell table:style-name="ce44" office:value-type="float" office:value="28.6535" calcext:value-type="float">
            <text:p>28.6535</text:p>
          </table:table-cell>
          <table:table-cell table:style-name="ce44" office:value-type="float" office:value="28.49802" calcext:value-type="float">
            <text:p>28.49802</text:p>
          </table:table-cell>
          <table:table-cell table:style-name="ce44" office:value-type="float" office:value="28.52496" calcext:value-type="float">
            <text:p>28.52496</text:p>
          </table:table-cell>
          <table:table-cell table:style-name="ce44" office:value-type="float" office:value="28.6239" calcext:value-type="float">
            <text:p>28.6239</text:p>
          </table:table-cell>
          <table:table-cell table:style-name="ce44" office:value-type="float" office:value="28.14215" calcext:value-type="float">
            <text:p>28.14215</text:p>
          </table:table-cell>
          <table:table-cell table:style-name="ce44" office:value-type="float" office:value="29.4574" calcext:value-type="float">
            <text:p>29.4574</text:p>
          </table:table-cell>
          <table:table-cell table:style-name="ce44" office:value-type="float" office:value="29.32574" calcext:value-type="float">
            <text:p>29.32574</text:p>
          </table:table-cell>
          <table:table-cell table:style-name="ce44" office:value-type="float" office:value="31.30377" calcext:value-type="float">
            <text:p>31.30377</text:p>
          </table:table-cell>
          <table:table-cell table:style-name="ce44" office:value-type="float" office:value="31.33905" calcext:value-type="float">
            <text:p>31.33905</text:p>
          </table:table-cell>
          <table:table-cell table:style-name="ce44" office:value-type="float" office:value="32.12802" calcext:value-type="float">
            <text:p>32.12802</text:p>
          </table:table-cell>
          <table:table-cell table:style-name="ce44" office:value-type="float" office:value="32.37109" calcext:value-type="float">
            <text:p>32.37109</text:p>
          </table:table-cell>
          <table:table-cell table:style-name="ce44" office:value-type="float" office:value="32.62381" calcext:value-type="float">
            <text:p>32.62381</text:p>
          </table:table-cell>
          <table:table-cell table:style-name="ce44" office:value-type="float" office:value="30.53839" calcext:value-type="float">
            <text:p>30.53839</text:p>
          </table:table-cell>
          <table:table-cell table:style-name="ce44" office:value-type="float" office:value="30.33801" calcext:value-type="float">
            <text:p>30.33801</text:p>
          </table:table-cell>
          <table:table-cell table:style-name="ce44" office:value-type="float" office:value="28.81577" calcext:value-type="float">
            <text:p>28.81577</text:p>
          </table:table-cell>
          <table:table-cell table:style-name="ce44" office:value-type="float" office:value="29.03" calcext:value-type="float">
            <text:p>29.03</text:p>
          </table:table-cell>
          <table:table-cell table:style-name="ce44" office:value-type="float" office:value="28.30661" calcext:value-type="float">
            <text:p>28.30661</text:p>
          </table:table-cell>
          <table:table-cell table:style-name="ce44" office:value-type="float" office:value="28.5538" calcext:value-type="float">
            <text:p>28.5538</text:p>
          </table:table-cell>
          <table:table-cell table:style-name="ce44" office:value-type="float" office:value="28.58701" calcext:value-type="float">
            <text:p>28.58701</text:p>
          </table:table-cell>
          <table:table-cell table:style-name="ce44" office:value-type="float" office:value="28.49777" calcext:value-type="float">
            <text:p>28.49777</text:p>
          </table:table-cell>
          <table:table-cell table:style-name="ce44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4" office:value-type="float" office:value="28.51456" calcext:value-type="float">
            <text:p>28.51456</text:p>
          </table:table-cell>
          <table:table-cell table:style-name="ce44" office:value-type="float" office:value="27.57782" calcext:value-type="float">
            <text:p>27.57782</text:p>
          </table:table-cell>
          <table:table-cell table:style-name="ce44" office:value-type="float" office:value="28.58395" calcext:value-type="float">
            <text:p>28.58395</text:p>
          </table:table-cell>
          <table:table-cell table:style-name="ce44" office:value-type="float" office:value="28.71799" calcext:value-type="float">
            <text:p>28.71799</text:p>
          </table:table-cell>
          <table:table-cell table:style-name="ce44" office:value-type="float" office:value="28.74341" calcext:value-type="float">
            <text:p>28.74341</text:p>
          </table:table-cell>
          <table:table-cell table:style-name="ce44" office:value-type="float" office:value="28.19107" calcext:value-type="float">
            <text:p>28.19107</text:p>
          </table:table-cell>
          <table:table-cell table:style-name="ce44" office:value-type="float" office:value="28.51822" calcext:value-type="float">
            <text:p>28.51822</text:p>
          </table:table-cell>
          <table:table-cell table:style-name="ce44" office:value-type="float" office:value="28.27277" calcext:value-type="float">
            <text:p>28.27277</text:p>
          </table:table-cell>
          <table:table-cell table:style-name="ce44" office:value-type="float" office:value="28.74789" calcext:value-type="float">
            <text:p>28.74789</text:p>
          </table:table-cell>
          <table:table-cell table:style-name="ce44" office:value-type="float" office:value="28.40466" calcext:value-type="float">
            <text:p>28.40466</text:p>
          </table:table-cell>
          <table:table-cell table:style-name="ce44" office:value-type="float" office:value="28.95844" calcext:value-type="float">
            <text:p>28.95844</text:p>
          </table:table-cell>
          <table:table-cell table:style-name="ce44" office:value-type="float" office:value="28.64062" calcext:value-type="float">
            <text:p>28.64062</text:p>
          </table:table-cell>
          <table:table-cell table:style-name="ce44" office:value-type="float" office:value="28.45172" calcext:value-type="float">
            <text:p>28.45172</text:p>
          </table:table-cell>
          <table:table-cell table:style-name="ce44" office:value-type="float" office:value="28.60104" calcext:value-type="float">
            <text:p>28.60104</text:p>
          </table:table-cell>
          <table:table-cell table:style-name="ce44" office:value-type="float" office:value="28.74152" calcext:value-type="float">
            <text:p>28.74152</text:p>
          </table:table-cell>
          <table:table-cell table:style-name="ce44" office:value-type="float" office:value="29.19482" calcext:value-type="float">
            <text:p>29.19482</text:p>
          </table:table-cell>
          <table:table-cell table:style-name="ce44" office:value-type="float" office:value="29.96017" calcext:value-type="float">
            <text:p>29.96017</text:p>
          </table:table-cell>
          <table:table-cell table:style-name="ce44" office:value-type="float" office:value="30.88318" calcext:value-type="float">
            <text:p>30.88318</text:p>
          </table:table-cell>
          <table:table-cell table:style-name="ce44" office:value-type="float" office:value="31.4306" calcext:value-type="float">
            <text:p>31.4306</text:p>
          </table:table-cell>
          <table:table-cell table:style-name="ce44" office:value-type="float" office:value="32.69626" calcext:value-type="float">
            <text:p>32.69626</text:p>
          </table:table-cell>
          <table:table-cell table:style-name="ce44" office:value-type="float" office:value="32.23666" calcext:value-type="float">
            <text:p>32.23666</text:p>
          </table:table-cell>
          <table:table-cell table:style-name="ce44" office:value-type="float" office:value="32.64554" calcext:value-type="float">
            <text:p>32.64554</text:p>
          </table:table-cell>
          <table:table-cell table:style-name="ce44" office:value-type="float" office:value="32.02365" calcext:value-type="float">
            <text:p>32.02365</text:p>
          </table:table-cell>
          <table:table-cell table:style-name="ce44" office:value-type="float" office:value="32.85107" calcext:value-type="float">
            <text:p>32.85107</text:p>
          </table:table-cell>
          <table:table-cell table:style-name="ce44" office:value-type="float" office:value="29.11374" calcext:value-type="float">
            <text:p>29.11374</text:p>
          </table:table-cell>
          <table:table-cell table:style-name="ce44" office:value-type="float" office:value="30.49533" calcext:value-type="float">
            <text:p>30.49533</text:p>
          </table:table-cell>
          <table:table-cell table:style-name="ce44" office:value-type="float" office:value="28.59818" calcext:value-type="float">
            <text:p>28.59818</text:p>
          </table:table-cell>
          <table:table-cell table:style-name="ce44" office:value-type="float" office:value="28.9104" calcext:value-type="float">
            <text:p>28.9104</text:p>
          </table:table-cell>
          <table:table-cell table:style-name="ce44" office:value-type="float" office:value="28.10703" calcext:value-type="float">
            <text:p>28.10703</text:p>
          </table:table-cell>
          <table:table-cell table:style-name="ce44" office:value-type="float" office:value="28.31522" calcext:value-type="float">
            <text:p>28.31522</text:p>
          </table:table-cell>
          <table:table-cell table:style-name="ce44" office:value-type="float" office:value="28.4306" calcext:value-type="float">
            <text:p>28.4306</text:p>
          </table:table-cell>
          <table:table-cell table:style-name="ce44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4" office:value-type="float" office:value="28.22284" calcext:value-type="float">
            <text:p>28.22284</text:p>
          </table:table-cell>
          <table:table-cell table:style-name="ce44" office:value-type="float" office:value="28.53027" calcext:value-type="float">
            <text:p>28.53027</text:p>
          </table:table-cell>
          <table:table-cell table:style-name="ce44" office:value-type="float" office:value="28.54584" calcext:value-type="float">
            <text:p>28.54584</text:p>
          </table:table-cell>
          <table:table-cell table:style-name="ce44" office:value-type="float" office:value="28.62051" calcext:value-type="float">
            <text:p>28.62051</text:p>
          </table:table-cell>
          <table:table-cell table:style-name="ce44" office:value-type="float" office:value="28.50687" calcext:value-type="float">
            <text:p>28.50687</text:p>
          </table:table-cell>
          <table:table-cell table:style-name="ce44" office:value-type="float" office:value="28.76093" calcext:value-type="float">
            <text:p>28.76093</text:p>
          </table:table-cell>
          <table:table-cell table:style-name="ce44" office:value-type="float" office:value="28.4986" calcext:value-type="float">
            <text:p>28.4986</text:p>
          </table:table-cell>
          <table:table-cell table:style-name="ce44" office:value-type="float" office:value="28.59299" calcext:value-type="float">
            <text:p>28.59299</text:p>
          </table:table-cell>
          <table:table-cell table:style-name="ce44" office:value-type="float" office:value="28.29944" calcext:value-type="float">
            <text:p>28.29944</text:p>
          </table:table-cell>
          <table:table-cell table:style-name="ce44" office:value-type="float" office:value="28.37323" calcext:value-type="float">
            <text:p>28.37323</text:p>
          </table:table-cell>
          <table:table-cell table:style-name="ce44" office:value-type="float" office:value="28.65457" calcext:value-type="float">
            <text:p>28.65457</text:p>
          </table:table-cell>
          <table:table-cell table:style-name="ce44" office:value-type="float" office:value="28.35962" calcext:value-type="float">
            <text:p>28.35962</text:p>
          </table:table-cell>
          <table:table-cell table:style-name="ce44" office:value-type="float" office:value="28.59872" calcext:value-type="float">
            <text:p>28.59872</text:p>
          </table:table-cell>
          <table:table-cell table:style-name="ce44" office:value-type="float" office:value="29.26773" calcext:value-type="float">
            <text:p>29.26773</text:p>
          </table:table-cell>
          <table:table-cell table:style-name="ce44" office:value-type="float" office:value="30.41644" calcext:value-type="float">
            <text:p>30.41644</text:p>
          </table:table-cell>
          <table:table-cell table:style-name="ce44" office:value-type="float" office:value="30.33765" calcext:value-type="float">
            <text:p>30.33765</text:p>
          </table:table-cell>
          <table:table-cell table:style-name="ce44" office:value-type="float" office:value="32.2222" calcext:value-type="float">
            <text:p>32.2222</text:p>
          </table:table-cell>
          <table:table-cell table:style-name="ce44" office:value-type="float" office:value="32.08789" calcext:value-type="float">
            <text:p>32.08789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2.60242" calcext:value-type="float">
            <text:p>32.60242</text:p>
          </table:table-cell>
          <table:table-cell table:style-name="ce44" office:value-type="float" office:value="33.02789" calcext:value-type="float">
            <text:p>33.02789</text:p>
          </table:table-cell>
          <table:table-cell table:style-name="ce44" office:value-type="float" office:value="32.88538" calcext:value-type="float">
            <text:p>32.88538</text:p>
          </table:table-cell>
          <table:table-cell table:style-name="ce44" office:value-type="float" office:value="33.58948" calcext:value-type="float">
            <text:p>33.58948</text:p>
          </table:table-cell>
          <table:table-cell table:style-name="ce44" office:value-type="float" office:value="32.34521" calcext:value-type="float">
            <text:p>32.34521</text:p>
          </table:table-cell>
          <table:table-cell table:style-name="ce44" office:value-type="float" office:value="32.59546" calcext:value-type="float">
            <text:p>32.59546</text:p>
          </table:table-cell>
          <table:table-cell table:style-name="ce44" office:value-type="float" office:value="29.52692" calcext:value-type="float">
            <text:p>29.52692</text:p>
          </table:table-cell>
          <table:table-cell table:style-name="ce44" office:value-type="float" office:value="29.51505" calcext:value-type="float">
            <text:p>29.51505</text:p>
          </table:table-cell>
          <table:table-cell table:style-name="ce44" office:value-type="float" office:value="28.7247" calcext:value-type="float">
            <text:p>28.7247</text:p>
          </table:table-cell>
          <table:table-cell table:style-name="ce44" office:value-type="float" office:value="28.88257" calcext:value-type="float">
            <text:p>28.88257</text:p>
          </table:table-cell>
          <table:table-cell table:style-name="ce44" office:value-type="float" office:value="28.65863" calcext:value-type="float">
            <text:p>28.65863</text:p>
          </table:table-cell>
          <table:table-cell table:style-name="ce44" office:value-type="float" office:value="28.79489" calcext:value-type="float">
            <text:p>28.79489</text:p>
          </table:table-cell>
          <table:table-cell table:style-name="ce44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4" office:value-type="float" office:value="28.66724" calcext:value-type="float">
            <text:p>28.66724</text:p>
          </table:table-cell>
          <table:table-cell table:style-name="ce44" office:value-type="float" office:value="28.62552" calcext:value-type="float">
            <text:p>28.62552</text:p>
          </table:table-cell>
          <table:table-cell table:style-name="ce44" office:value-type="float" office:value="28.64273" calcext:value-type="float">
            <text:p>28.64273</text:p>
          </table:table-cell>
          <table:table-cell table:style-name="ce44" office:value-type="float" office:value="28.55515" calcext:value-type="float">
            <text:p>28.55515</text:p>
          </table:table-cell>
          <table:table-cell table:style-name="ce44" office:value-type="float" office:value="28.86597" calcext:value-type="float">
            <text:p>28.86597</text:p>
          </table:table-cell>
          <table:table-cell table:style-name="ce44" office:value-type="float" office:value="28.43011" calcext:value-type="float">
            <text:p>28.43011</text:p>
          </table:table-cell>
          <table:table-cell table:style-name="ce44" office:value-type="float" office:value="28.59262" calcext:value-type="float">
            <text:p>28.59262</text:p>
          </table:table-cell>
          <table:table-cell table:style-name="ce44" office:value-type="float" office:value="28.1459" calcext:value-type="float">
            <text:p>28.1459</text:p>
          </table:table-cell>
          <table:table-cell table:style-name="ce44" office:value-type="float" office:value="28.78766" calcext:value-type="float">
            <text:p>28.78766</text:p>
          </table:table-cell>
          <table:table-cell table:style-name="ce44" office:value-type="float" office:value="27.88904" calcext:value-type="float">
            <text:p>27.88904</text:p>
          </table:table-cell>
          <table:table-cell table:style-name="ce44" office:value-type="float" office:value="28.61188" calcext:value-type="float">
            <text:p>28.61188</text:p>
          </table:table-cell>
          <table:table-cell table:style-name="ce44" office:value-type="float" office:value="28.29446" calcext:value-type="float">
            <text:p>28.29446</text:p>
          </table:table-cell>
          <table:table-cell table:style-name="ce44" office:value-type="float" office:value="29.23755" calcext:value-type="float">
            <text:p>29.23755</text:p>
          </table:table-cell>
          <table:table-cell table:style-name="ce44" office:value-type="float" office:value="29.57239" calcext:value-type="float">
            <text:p>29.57239</text:p>
          </table:table-cell>
          <table:table-cell table:style-name="ce44" office:value-type="float" office:value="30.89722" calcext:value-type="float">
            <text:p>30.89722</text:p>
          </table:table-cell>
          <table:table-cell table:style-name="ce44" office:value-type="float" office:value="31.83969" calcext:value-type="float">
            <text:p>31.83969</text:p>
          </table:table-cell>
          <table:table-cell table:style-name="ce44" office:value-type="float" office:value="32.11078" calcext:value-type="float">
            <text:p>32.11078</text:p>
          </table:table-cell>
          <table:table-cell table:style-name="ce44" office:value-type="float" office:value="32.17618" calcext:value-type="float">
            <text:p>32.17618</text:p>
          </table:table-cell>
          <table:table-cell table:style-name="ce44" office:value-type="float" office:value="32.99088" calcext:value-type="float">
            <text:p>32.99088</text:p>
          </table:table-cell>
          <table:table-cell table:style-name="ce44" office:value-type="float" office:value="32.87076" calcext:value-type="float">
            <text:p>32.87076</text:p>
          </table:table-cell>
          <table:table-cell table:style-name="ce44" office:value-type="float" office:value="33.3172" calcext:value-type="float">
            <text:p>33.3172</text:p>
          </table:table-cell>
          <table:table-cell table:style-name="ce44" office:value-type="float" office:value="33.54593" calcext:value-type="float">
            <text:p>33.54593</text:p>
          </table:table-cell>
          <table:table-cell table:style-name="ce44" office:value-type="float" office:value="33.36905" calcext:value-type="float">
            <text:p>33.36905</text:p>
          </table:table-cell>
          <table:table-cell table:style-name="ce44" office:value-type="float" office:value="34.26703" calcext:value-type="float">
            <text:p>34.26703</text:p>
          </table:table-cell>
          <table:table-cell table:style-name="ce44" office:value-type="float" office:value="30.55948" calcext:value-type="float">
            <text:p>30.55948</text:p>
          </table:table-cell>
          <table:table-cell table:style-name="ce44" office:value-type="float" office:value="32.25409" calcext:value-type="float">
            <text:p>32.25409</text:p>
          </table:table-cell>
          <table:table-cell table:style-name="ce44" office:value-type="float" office:value="28.90289" calcext:value-type="float">
            <text:p>28.90289</text:p>
          </table:table-cell>
          <table:table-cell table:style-name="ce44" office:value-type="float" office:value="29.49338" calcext:value-type="float">
            <text:p>29.49338</text:p>
          </table:table-cell>
          <table:table-cell table:style-name="ce44" office:value-type="float" office:value="28.63272" calcext:value-type="float">
            <text:p>28.63272</text:p>
          </table:table-cell>
          <table:table-cell table:style-name="ce44" office:value-type="float" office:value="28.17316" calcext:value-type="float">
            <text:p>28.17316</text:p>
          </table:table-cell>
          <table:table-cell table:style-name="ce44" office:value-type="float" office:value="28.48529" calcext:value-type="float">
            <text:p>28.48529</text:p>
          </table:table-cell>
          <table:table-cell table:style-name="ce44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4" office:value-type="float" office:value="28.44785" calcext:value-type="float">
            <text:p>28.44785</text:p>
          </table:table-cell>
          <table:table-cell table:style-name="ce44" office:value-type="float" office:value="28.60056" calcext:value-type="float">
            <text:p>28.60056</text:p>
          </table:table-cell>
          <table:table-cell table:style-name="ce44" office:value-type="float" office:value="28.26541" calcext:value-type="float">
            <text:p>28.26541</text:p>
          </table:table-cell>
          <table:table-cell table:style-name="ce44" office:value-type="float" office:value="28.45773" calcext:value-type="float">
            <text:p>28.45773</text:p>
          </table:table-cell>
          <table:table-cell table:style-name="ce44" office:value-type="float" office:value="28.45163" calcext:value-type="float">
            <text:p>28.45163</text:p>
          </table:table-cell>
          <table:table-cell table:style-name="ce44" office:value-type="float" office:value="28.32175" calcext:value-type="float">
            <text:p>28.32175</text:p>
          </table:table-cell>
          <table:table-cell table:style-name="ce44" office:value-type="float" office:value="28.37808" calcext:value-type="float">
            <text:p>28.37808</text:p>
          </table:table-cell>
          <table:table-cell table:style-name="ce44" office:value-type="float" office:value="28.35715" calcext:value-type="float">
            <text:p>28.35715</text:p>
          </table:table-cell>
          <table:table-cell table:style-name="ce44" office:value-type="float" office:value="28.51566" calcext:value-type="float">
            <text:p>28.51566</text:p>
          </table:table-cell>
          <table:table-cell table:style-name="ce44" office:value-type="float" office:value="28.53516" calcext:value-type="float">
            <text:p>28.53516</text:p>
          </table:table-cell>
          <table:table-cell table:style-name="ce44" office:value-type="float" office:value="28.73297" calcext:value-type="float">
            <text:p>28.73297</text:p>
          </table:table-cell>
          <table:table-cell table:style-name="ce44" office:value-type="float" office:value="28.95178" calcext:value-type="float">
            <text:p>28.95178</text:p>
          </table:table-cell>
          <table:table-cell table:style-name="ce44" office:value-type="float" office:value="28.96451" calcext:value-type="float">
            <text:p>28.96451</text:p>
          </table:table-cell>
          <table:table-cell table:style-name="ce44" office:value-type="float" office:value="31.18826" calcext:value-type="float">
            <text:p>31.18826</text:p>
          </table:table-cell>
          <table:table-cell table:style-name="ce44" office:value-type="float" office:value="31.6871" calcext:value-type="float">
            <text:p>31.6871</text:p>
          </table:table-cell>
          <table:table-cell table:style-name="ce44" office:value-type="float" office:value="32.23297" calcext:value-type="float">
            <text:p>32.23297</text:p>
          </table:table-cell>
          <table:table-cell table:style-name="ce44" office:value-type="float" office:value="32.40701" calcext:value-type="float">
            <text:p>32.40701</text:p>
          </table:table-cell>
          <table:table-cell table:style-name="ce44" office:value-type="float" office:value="32.63034" calcext:value-type="float">
            <text:p>32.63034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3.46414" calcext:value-type="float">
            <text:p>33.46414</text:p>
          </table:table-cell>
          <table:table-cell table:style-name="ce44" office:value-type="float" office:value="33.88968" calcext:value-type="float">
            <text:p>33.88968</text:p>
          </table:table-cell>
          <table:table-cell table:style-name="ce44" office:value-type="float" office:value="34.16119" calcext:value-type="float">
            <text:p>34.16119</text:p>
          </table:table-cell>
          <table:table-cell table:style-name="ce44" office:value-type="float" office:value="34.5954" calcext:value-type="float">
            <text:p>34.5954</text:p>
          </table:table-cell>
          <table:table-cell table:style-name="ce44" office:value-type="float" office:value="33.633" calcext:value-type="float">
            <text:p>33.633</text:p>
          </table:table-cell>
          <table:table-cell table:style-name="ce44" office:value-type="float" office:value="33.55688" calcext:value-type="float">
            <text:p>33.55688</text:p>
          </table:table-cell>
          <table:table-cell table:style-name="ce44" office:value-type="float" office:value="30.83972" calcext:value-type="float">
            <text:p>30.83972</text:p>
          </table:table-cell>
          <table:table-cell table:style-name="ce44" office:value-type="float" office:value="31.1254" calcext:value-type="float">
            <text:p>31.1254</text:p>
          </table:table-cell>
          <table:table-cell table:style-name="ce44" office:value-type="float" office:value="28.93753" calcext:value-type="float">
            <text:p>28.93753</text:p>
          </table:table-cell>
          <table:table-cell table:style-name="ce44" office:value-type="float" office:value="28.46463" calcext:value-type="float">
            <text:p>28.46463</text:p>
          </table:table-cell>
          <table:table-cell table:style-name="ce44" office:value-type="float" office:value="28.1907" calcext:value-type="float">
            <text:p>28.1907</text:p>
          </table:table-cell>
          <table:table-cell table:style-name="ce44" office:value-type="float" office:value="28.36075" calcext:value-type="float">
            <text:p>28.36075</text:p>
          </table:table-cell>
          <table:table-cell table:style-name="ce44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4" office:value-type="float" office:value="28.63208" calcext:value-type="float">
            <text:p>28.63208</text:p>
          </table:table-cell>
          <table:table-cell table:style-name="ce44" office:value-type="float" office:value="28.50034" calcext:value-type="float">
            <text:p>28.50034</text:p>
          </table:table-cell>
          <table:table-cell table:style-name="ce44" office:value-type="float" office:value="28.83011" calcext:value-type="float">
            <text:p>28.83011</text:p>
          </table:table-cell>
          <table:table-cell table:style-name="ce44" office:value-type="float" office:value="28.79993" calcext:value-type="float">
            <text:p>28.79993</text:p>
          </table:table-cell>
          <table:table-cell table:style-name="ce44" office:value-type="float" office:value="28.59445" calcext:value-type="float">
            <text:p>28.59445</text:p>
          </table:table-cell>
          <table:table-cell table:style-name="ce44" office:value-type="float" office:value="28.2294" calcext:value-type="float">
            <text:p>28.2294</text:p>
          </table:table-cell>
          <table:table-cell table:style-name="ce44" office:value-type="float" office:value="28.61978" calcext:value-type="float">
            <text:p>28.61978</text:p>
          </table:table-cell>
          <table:table-cell table:style-name="ce44" office:value-type="float" office:value="28.48706" calcext:value-type="float">
            <text:p>28.48706</text:p>
          </table:table-cell>
          <table:table-cell table:style-name="ce44" office:value-type="float" office:value="28.27664" calcext:value-type="float">
            <text:p>28.27664</text:p>
          </table:table-cell>
          <table:table-cell table:style-name="ce44" office:value-type="float" office:value="28.43265" calcext:value-type="float">
            <text:p>28.43265</text:p>
          </table:table-cell>
          <table:table-cell table:style-name="ce44" office:value-type="float" office:value="28.85385" calcext:value-type="float">
            <text:p>28.85385</text:p>
          </table:table-cell>
          <table:table-cell table:style-name="ce44" office:value-type="float" office:value="28.70731" calcext:value-type="float">
            <text:p>28.70731</text:p>
          </table:table-cell>
          <table:table-cell table:style-name="ce44" office:value-type="float" office:value="30.69974" calcext:value-type="float">
            <text:p>30.69974</text:p>
          </table:table-cell>
          <table:table-cell table:style-name="ce44" office:value-type="float" office:value="29.32349" calcext:value-type="float">
            <text:p>29.32349</text:p>
          </table:table-cell>
          <table:table-cell table:style-name="ce44" office:value-type="float" office:value="32.67822" calcext:value-type="float">
            <text:p>32.67822</text:p>
          </table:table-cell>
          <table:table-cell table:style-name="ce44" office:value-type="float" office:value="31.67175" calcext:value-type="float">
            <text:p>31.67175</text:p>
          </table:table-cell>
          <table:table-cell table:style-name="ce44" office:value-type="float" office:value="32.64499" calcext:value-type="float">
            <text:p>32.64499</text:p>
          </table:table-cell>
          <table:table-cell table:style-name="ce44" office:value-type="float" office:value="32.73856" calcext:value-type="float">
            <text:p>32.73856</text:p>
          </table:table-cell>
          <table:table-cell table:style-name="ce44" office:value-type="float" office:value="33.50919" calcext:value-type="float">
            <text:p>33.50919</text:p>
          </table:table-cell>
          <table:table-cell table:style-name="ce44" office:value-type="float" office:value="33.42599" calcext:value-type="float">
            <text:p>33.42599</text:p>
          </table:table-cell>
          <table:table-cell table:style-name="ce44" office:value-type="float" office:value="34.52786" calcext:value-type="float">
            <text:p>34.52786</text:p>
          </table:table-cell>
          <table:table-cell table:style-name="ce44" office:value-type="float" office:value="33.90854" calcext:value-type="float">
            <text:p>33.90854</text:p>
          </table:table-cell>
          <table:table-cell table:style-name="ce44" office:value-type="float" office:value="34.19693" calcext:value-type="float">
            <text:p>34.19693</text:p>
          </table:table-cell>
          <table:table-cell table:style-name="ce44" office:value-type="float" office:value="33.9006" calcext:value-type="float">
            <text:p>33.9006</text:p>
          </table:table-cell>
          <table:table-cell table:style-name="ce44" office:value-type="float" office:value="32.40405" calcext:value-type="float">
            <text:p>32.40405</text:p>
          </table:table-cell>
          <table:table-cell table:style-name="ce44" office:value-type="float" office:value="32.62567" calcext:value-type="float">
            <text:p>32.62567</text:p>
          </table:table-cell>
          <table:table-cell table:style-name="ce44" office:value-type="float" office:value="29.33972" calcext:value-type="float">
            <text:p>29.33972</text:p>
          </table:table-cell>
          <table:table-cell table:style-name="ce44" office:value-type="float" office:value="30.71957" calcext:value-type="float">
            <text:p>30.71957</text:p>
          </table:table-cell>
          <table:table-cell table:style-name="ce44" office:value-type="float" office:value="28.38916" calcext:value-type="float">
            <text:p>28.38916</text:p>
          </table:table-cell>
          <table:table-cell table:style-name="ce44" office:value-type="float" office:value="28.75568" calcext:value-type="float">
            <text:p>28.75568</text:p>
          </table:table-cell>
          <table:table-cell table:style-name="ce44" office:value-type="float" office:value="28.57767" calcext:value-type="float">
            <text:p>28.57767</text:p>
          </table:table-cell>
          <table:table-cell table:style-name="ce44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4" office:value-type="float" office:value="28.42273" calcext:value-type="float">
            <text:p>28.42273</text:p>
          </table:table-cell>
          <table:table-cell table:style-name="ce44" office:value-type="float" office:value="28.76605" calcext:value-type="float">
            <text:p>28.76605</text:p>
          </table:table-cell>
          <table:table-cell table:style-name="ce44" office:value-type="float" office:value="28.54123" calcext:value-type="float">
            <text:p>28.54123</text:p>
          </table:table-cell>
          <table:table-cell table:style-name="ce44" office:value-type="float" office:value="28.63919" calcext:value-type="float">
            <text:p>28.63919</text:p>
          </table:table-cell>
          <table:table-cell table:style-name="ce44" office:value-type="float" office:value="28.55045" calcext:value-type="float">
            <text:p>28.55045</text:p>
          </table:table-cell>
          <table:table-cell table:style-name="ce44" office:value-type="float" office:value="28.52869" calcext:value-type="float">
            <text:p>28.52869</text:p>
          </table:table-cell>
          <table:table-cell table:style-name="ce44" office:value-type="float" office:value="28.59033" calcext:value-type="float">
            <text:p>28.59033</text:p>
          </table:table-cell>
          <table:table-cell table:style-name="ce44" office:value-type="float" office:value="28.45441" calcext:value-type="float">
            <text:p>28.45441</text:p>
          </table:table-cell>
          <table:table-cell table:style-name="ce44" office:value-type="float" office:value="28.26614" calcext:value-type="float">
            <text:p>28.26614</text:p>
          </table:table-cell>
          <table:table-cell table:style-name="ce44" office:value-type="float" office:value="28.74667" calcext:value-type="float">
            <text:p>28.74667</text:p>
          </table:table-cell>
          <table:table-cell table:style-name="ce44" office:value-type="float" office:value="28.69791" calcext:value-type="float">
            <text:p>28.69791</text:p>
          </table:table-cell>
          <table:table-cell table:style-name="ce44" office:value-type="float" office:value="28.90726" calcext:value-type="float">
            <text:p>28.90726</text:p>
          </table:table-cell>
          <table:table-cell table:style-name="ce44" office:value-type="float" office:value="28.91803" calcext:value-type="float">
            <text:p>28.91803</text:p>
          </table:table-cell>
          <table:table-cell table:style-name="ce44" office:value-type="float" office:value="30.58521" calcext:value-type="float">
            <text:p>30.58521</text:p>
          </table:table-cell>
          <table:table-cell table:style-name="ce44" office:value-type="float" office:value="30.80206" calcext:value-type="float">
            <text:p>30.80206</text:p>
          </table:table-cell>
          <table:table-cell table:style-name="ce44" office:value-type="float" office:value="32.45346" calcext:value-type="float">
            <text:p>32.45346</text:p>
          </table:table-cell>
          <table:table-cell table:style-name="ce44" office:value-type="float" office:value="32.75171" calcext:value-type="float">
            <text:p>32.75171</text:p>
          </table:table-cell>
          <table:table-cell table:style-name="ce44" office:value-type="float" office:value="33.30261" calcext:value-type="float">
            <text:p>33.30261</text:p>
          </table:table-cell>
          <table:table-cell table:style-name="ce44" office:value-type="float" office:value="32.73929" calcext:value-type="float">
            <text:p>32.73929</text:p>
          </table:table-cell>
          <table:table-cell table:style-name="ce44" office:value-type="float" office:value="33.46765" calcext:value-type="float">
            <text:p>33.46765</text:p>
          </table:table-cell>
          <table:table-cell table:style-name="ce44" office:value-type="float" office:value="33.23526" calcext:value-type="float">
            <text:p>33.23526</text:p>
          </table:table-cell>
          <table:table-cell table:style-name="ce44" office:value-type="float" office:value="34.35025" calcext:value-type="float">
            <text:p>34.35025</text:p>
          </table:table-cell>
          <table:table-cell table:style-name="ce44" office:value-type="float" office:value="33.37143" calcext:value-type="float">
            <text:p>33.37143</text:p>
          </table:table-cell>
          <table:table-cell table:style-name="ce44" office:value-type="float" office:value="33.63449" calcext:value-type="float">
            <text:p>33.63449</text:p>
          </table:table-cell>
          <table:table-cell table:style-name="ce44" office:value-type="float" office:value="32.63791" calcext:value-type="float">
            <text:p>32.63791</text:p>
          </table:table-cell>
          <table:table-cell table:style-name="ce44" office:value-type="float" office:value="32.5112" calcext:value-type="float">
            <text:p>32.5112</text:p>
          </table:table-cell>
          <table:table-cell table:style-name="ce44" office:value-type="float" office:value="32.01379" calcext:value-type="float">
            <text:p>32.01379</text:p>
          </table:table-cell>
          <table:table-cell table:style-name="ce44" office:value-type="float" office:value="29.42599" calcext:value-type="float">
            <text:p>29.42599</text:p>
          </table:table-cell>
          <table:table-cell table:style-name="ce44" office:value-type="float" office:value="28.87851" calcext:value-type="float">
            <text:p>28.87851</text:p>
          </table:table-cell>
          <table:table-cell table:style-name="ce44" office:value-type="float" office:value="28.59839" calcext:value-type="float">
            <text:p>28.59839</text:p>
          </table:table-cell>
          <table:table-cell table:style-name="ce44" office:value-type="float" office:value="28.81714" calcext:value-type="float">
            <text:p>28.81714</text:p>
          </table:table-cell>
          <table:table-cell table:style-name="ce44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4" office:value-type="float" office:value="29.02686" calcext:value-type="float">
            <text:p>29.02686</text:p>
          </table:table-cell>
          <table:table-cell table:style-name="ce44" office:value-type="float" office:value="28.63443" calcext:value-type="float">
            <text:p>28.63443</text:p>
          </table:table-cell>
          <table:table-cell table:style-name="ce44" office:value-type="float" office:value="28.60632" calcext:value-type="float">
            <text:p>28.60632</text:p>
          </table:table-cell>
          <table:table-cell table:style-name="ce44" office:value-type="float" office:value="28.79086" calcext:value-type="float">
            <text:p>28.79086</text:p>
          </table:table-cell>
          <table:table-cell table:style-name="ce44" office:value-type="float" office:value="28.46902" calcext:value-type="float">
            <text:p>28.46902</text:p>
          </table:table-cell>
          <table:table-cell table:style-name="ce44" office:value-type="float" office:value="28.79099" calcext:value-type="float">
            <text:p>28.79099</text:p>
          </table:table-cell>
          <table:table-cell table:style-name="ce44" office:value-type="float" office:value="28.43823" calcext:value-type="float">
            <text:p>28.43823</text:p>
          </table:table-cell>
          <table:table-cell table:style-name="ce44" office:value-type="float" office:value="28.38" calcext:value-type="float">
            <text:p>28.38</text:p>
          </table:table-cell>
          <table:table-cell table:style-name="ce44" office:value-type="float" office:value="28.32956" calcext:value-type="float">
            <text:p>28.32956</text:p>
          </table:table-cell>
          <table:table-cell table:style-name="ce44" office:value-type="float" office:value="28.68369" calcext:value-type="float">
            <text:p>28.68369</text:p>
          </table:table-cell>
          <table:table-cell table:style-name="ce44" office:value-type="float" office:value="28.96429" calcext:value-type="float">
            <text:p>28.96429</text:p>
          </table:table-cell>
          <table:table-cell table:style-name="ce44" office:value-type="float" office:value="28.46698" calcext:value-type="float">
            <text:p>28.46698</text:p>
          </table:table-cell>
          <table:table-cell table:style-name="ce44" office:value-type="float" office:value="29.42136" calcext:value-type="float">
            <text:p>29.42136</text:p>
          </table:table-cell>
          <table:table-cell table:style-name="ce44" office:value-type="float" office:value="28.85236" calcext:value-type="float">
            <text:p>28.85236</text:p>
          </table:table-cell>
          <table:table-cell table:style-name="ce44" office:value-type="float" office:value="32.65408" calcext:value-type="float">
            <text:p>32.65408</text:p>
          </table:table-cell>
          <table:table-cell table:style-name="ce44" office:value-type="float" office:value="31.32639" calcext:value-type="float">
            <text:p>31.32639</text:p>
          </table:table-cell>
          <table:table-cell table:style-name="ce44" office:value-type="float" office:value="32.82559" calcext:value-type="float">
            <text:p>32.82559</text:p>
          </table:table-cell>
          <table:table-cell table:style-name="ce44" office:value-type="float" office:value="32.53738" calcext:value-type="float">
            <text:p>32.53738</text:p>
          </table:table-cell>
          <table:table-cell table:style-name="ce44" office:value-type="float" office:value="33.17917" calcext:value-type="float">
            <text:p>33.17917</text:p>
          </table:table-cell>
          <table:table-cell table:style-name="ce44" office:value-type="float" office:value="32.91617" calcext:value-type="float">
            <text:p>32.91617</text:p>
          </table:table-cell>
          <table:table-cell table:style-name="ce44" office:value-type="float" office:value="33.84647" calcext:value-type="float">
            <text:p>33.84647</text:p>
          </table:table-cell>
          <table:table-cell table:style-name="ce44" office:value-type="float" office:value="32.70065" calcext:value-type="float">
            <text:p>32.70065</text:p>
          </table:table-cell>
          <table:table-cell table:style-name="ce44" office:value-type="float" office:value="33.50955" calcext:value-type="float">
            <text:p>33.50955</text:p>
          </table:table-cell>
          <table:table-cell table:style-name="ce44" office:value-type="float" office:value="32.70392" calcext:value-type="float">
            <text:p>32.70392</text:p>
          </table:table-cell>
          <table:table-cell table:style-name="ce44" office:value-type="float" office:value="32.92755" calcext:value-type="float">
            <text:p>32.92755</text:p>
          </table:table-cell>
          <table:table-cell table:style-name="ce44" office:value-type="float" office:value="32.63016" calcext:value-type="float">
            <text:p>32.63016</text:p>
          </table:table-cell>
          <table:table-cell table:style-name="ce44" office:value-type="float" office:value="30.28622" calcext:value-type="float">
            <text:p>30.28622</text:p>
          </table:table-cell>
          <table:table-cell table:style-name="ce44" office:value-type="float" office:value="31.53842" calcext:value-type="float">
            <text:p>31.53842</text:p>
          </table:table-cell>
          <table:table-cell table:style-name="ce44" office:value-type="float" office:value="29.08435" calcext:value-type="float">
            <text:p>29.08435</text:p>
          </table:table-cell>
          <table:table-cell table:style-name="ce44" office:value-type="float" office:value="28.95605" calcext:value-type="float">
            <text:p>28.95605</text:p>
          </table:table-cell>
          <table:table-cell table:style-name="ce44" office:value-type="float" office:value="28.53885" calcext:value-type="float">
            <text:p>28.53885</text:p>
          </table:table-cell>
          <table:table-cell table:style-name="ce44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4" office:value-type="float" office:value="30.16873" calcext:value-type="float">
            <text:p>30.16873</text:p>
          </table:table-cell>
          <table:table-cell table:style-name="ce44" office:value-type="float" office:value="29.81506" calcext:value-type="float">
            <text:p>29.81506</text:p>
          </table:table-cell>
          <table:table-cell table:style-name="ce44" office:value-type="float" office:value="30.01062" calcext:value-type="float">
            <text:p>30.01062</text:p>
          </table:table-cell>
          <table:table-cell table:style-name="ce44" office:value-type="float" office:value="30.07138" calcext:value-type="float">
            <text:p>30.07138</text:p>
          </table:table-cell>
          <table:table-cell table:style-name="ce44" office:value-type="float" office:value="30.30106" calcext:value-type="float">
            <text:p>30.30106</text:p>
          </table:table-cell>
          <table:table-cell table:style-name="ce44" office:value-type="float" office:value="29.39203" calcext:value-type="float">
            <text:p>29.39203</text:p>
          </table:table-cell>
          <table:table-cell table:style-name="ce44" office:value-type="float" office:value="29.25354" calcext:value-type="float">
            <text:p>29.25354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9.0191" calcext:value-type="float">
            <text:p>29.0191</text:p>
          </table:table-cell>
          <table:table-cell table:style-name="ce44" office:value-type="float" office:value="29.5654" calcext:value-type="float">
            <text:p>29.5654</text:p>
          </table:table-cell>
          <table:table-cell table:style-name="ce44" office:value-type="float" office:value="29.10663" calcext:value-type="float">
            <text:p>29.10663</text:p>
          </table:table-cell>
          <table:table-cell table:style-name="ce44" office:value-type="float" office:value="29.22961" calcext:value-type="float">
            <text:p>29.22961</text:p>
          </table:table-cell>
          <table:table-cell table:style-name="ce44" office:value-type="float" office:value="29.15555" calcext:value-type="float">
            <text:p>29.15555</text:p>
          </table:table-cell>
          <table:table-cell table:style-name="ce44" office:value-type="float" office:value="30.13138" calcext:value-type="float">
            <text:p>30.13138</text:p>
          </table:table-cell>
          <table:table-cell table:style-name="ce44" office:value-type="float" office:value="30.18869" calcext:value-type="float">
            <text:p>30.18869</text:p>
          </table:table-cell>
          <table:table-cell table:style-name="ce44" office:value-type="float" office:value="33.12903" calcext:value-type="float">
            <text:p>33.12903</text:p>
          </table:table-cell>
          <table:table-cell table:style-name="ce44" office:value-type="float" office:value="32.38211" calcext:value-type="float">
            <text:p>32.38211</text:p>
          </table:table-cell>
          <table:table-cell table:style-name="ce44" office:value-type="float" office:value="33.50653" calcext:value-type="float">
            <text:p>33.50653</text:p>
          </table:table-cell>
          <table:table-cell table:style-name="ce44" office:value-type="float" office:value="33.45309" calcext:value-type="float">
            <text:p>33.45309</text:p>
          </table:table-cell>
          <table:table-cell table:style-name="ce44" office:value-type="float" office:value="33.31094" calcext:value-type="float">
            <text:p>33.31094</text:p>
          </table:table-cell>
          <table:table-cell table:style-name="ce44" office:value-type="float" office:value="33.2175" calcext:value-type="float">
            <text:p>33.2175</text:p>
          </table:table-cell>
          <table:table-cell table:style-name="ce44" office:value-type="float" office:value="33.69208" calcext:value-type="float">
            <text:p>33.69208</text:p>
          </table:table-cell>
          <table:table-cell table:style-name="ce44" office:value-type="float" office:value="33.26035" calcext:value-type="float">
            <text:p>33.26035</text:p>
          </table:table-cell>
          <table:table-cell table:style-name="ce44" office:value-type="float" office:value="33.2991" calcext:value-type="float">
            <text:p>33.2991</text:p>
          </table:table-cell>
          <table:table-cell table:style-name="ce44" office:value-type="float" office:value="32.61725" calcext:value-type="float">
            <text:p>32.61725</text:p>
          </table:table-cell>
          <table:table-cell table:style-name="ce44" office:value-type="float" office:value="33.08975" calcext:value-type="float">
            <text:p>33.08975</text:p>
          </table:table-cell>
          <table:table-cell table:style-name="ce44" office:value-type="float" office:value="31.41928" calcext:value-type="float">
            <text:p>31.41928</text:p>
          </table:table-cell>
          <table:table-cell table:style-name="ce44" office:value-type="float" office:value="30.85559" calcext:value-type="float">
            <text:p>30.85559</text:p>
          </table:table-cell>
          <table:table-cell table:style-name="ce44" office:value-type="float" office:value="29.52701" calcext:value-type="float">
            <text:p>29.52701</text:p>
          </table:table-cell>
          <table:table-cell table:style-name="ce44" office:value-type="float" office:value="29.53674" calcext:value-type="float">
            <text:p>29.53674</text:p>
          </table:table-cell>
          <table:table-cell table:style-name="ce44" office:value-type="float" office:value="29.75638" calcext:value-type="float">
            <text:p>29.75638</text:p>
          </table:table-cell>
          <table:table-cell table:style-name="ce44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4" office:value-type="float" office:value="29.14151" calcext:value-type="float">
            <text:p>29.14151</text:p>
          </table:table-cell>
          <table:table-cell table:style-name="ce44" office:value-type="float" office:value="28.71478" calcext:value-type="float">
            <text:p>28.71478</text:p>
          </table:table-cell>
          <table:table-cell table:style-name="ce44" office:value-type="float" office:value="29.88513" calcext:value-type="float">
            <text:p>29.88513</text:p>
          </table:table-cell>
          <table:table-cell table:style-name="ce44" office:value-type="float" office:value="30.27139" calcext:value-type="float">
            <text:p>30.27139</text:p>
          </table:table-cell>
          <table:table-cell table:style-name="ce44" office:value-type="float" office:value="28.86096" calcext:value-type="float">
            <text:p>28.86096</text:p>
          </table:table-cell>
          <table:table-cell table:style-name="ce44" office:value-type="float" office:value="29.3851" calcext:value-type="float">
            <text:p>29.3851</text:p>
          </table:table-cell>
          <table:table-cell table:style-name="ce44" office:value-type="float" office:value="28.82581" calcext:value-type="float">
            <text:p>28.82581</text:p>
          </table:table-cell>
          <table:table-cell table:style-name="ce44" office:value-type="float" office:value="28.53067" calcext:value-type="float">
            <text:p>28.53067</text:p>
          </table:table-cell>
          <table:table-cell table:style-name="ce44" office:value-type="float" office:value="28.60284" calcext:value-type="float">
            <text:p>28.60284</text:p>
          </table:table-cell>
          <table:table-cell table:style-name="ce44" office:value-type="float" office:value="28.1106" calcext:value-type="float">
            <text:p>28.1106</text:p>
          </table:table-cell>
          <table:table-cell table:style-name="ce44" office:value-type="float" office:value="28.49707" calcext:value-type="float">
            <text:p>28.49707</text:p>
          </table:table-cell>
          <table:table-cell table:style-name="ce44" office:value-type="float" office:value="28.64163" calcext:value-type="float">
            <text:p>28.64163</text:p>
          </table:table-cell>
          <table:table-cell table:style-name="ce44" office:value-type="float" office:value="28.7731" calcext:value-type="float">
            <text:p>28.7731</text:p>
          </table:table-cell>
          <table:table-cell table:style-name="ce44" office:value-type="float" office:value="28.40424" calcext:value-type="float">
            <text:p>28.40424</text:p>
          </table:table-cell>
          <table:table-cell table:style-name="ce44" office:value-type="float" office:value="31.21387" calcext:value-type="float">
            <text:p>31.21387</text:p>
          </table:table-cell>
          <table:table-cell table:style-name="ce44" office:value-type="float" office:value="30.06927" calcext:value-type="float">
            <text:p>30.06927</text:p>
          </table:table-cell>
          <table:table-cell table:style-name="ce44" office:value-type="float" office:value="32.82697" calcext:value-type="float">
            <text:p>32.82697</text:p>
          </table:table-cell>
          <table:table-cell table:style-name="ce44" office:value-type="float" office:value="31.80051" calcext:value-type="float">
            <text:p>31.80051</text:p>
          </table:table-cell>
          <table:table-cell table:style-name="ce44" office:value-type="float" office:value="33.00107" calcext:value-type="float">
            <text:p>33.00107</text:p>
          </table:table-cell>
          <table:table-cell table:style-name="ce44" office:value-type="float" office:value="32.57092" calcext:value-type="float">
            <text:p>32.57092</text:p>
          </table:table-cell>
          <table:table-cell table:style-name="ce44" office:value-type="float" office:value="32.45947" calcext:value-type="float">
            <text:p>32.45947</text:p>
          </table:table-cell>
          <table:table-cell table:style-name="ce44" office:value-type="float" office:value="32.34482" calcext:value-type="float">
            <text:p>32.34482</text:p>
          </table:table-cell>
          <table:table-cell table:style-name="ce44" office:value-type="float" office:value="32.3978" calcext:value-type="float">
            <text:p>32.3978</text:p>
          </table:table-cell>
          <table:table-cell table:style-name="ce44" office:value-type="float" office:value="31.81622" calcext:value-type="float">
            <text:p>31.81622</text:p>
          </table:table-cell>
          <table:table-cell table:style-name="ce44" office:value-type="float" office:value="32.39316" calcext:value-type="float">
            <text:p>32.39316</text:p>
          </table:table-cell>
          <table:table-cell table:style-name="ce44" office:value-type="float" office:value="30.91815" calcext:value-type="float">
            <text:p>30.91815</text:p>
          </table:table-cell>
          <table:table-cell table:style-name="ce44" office:value-type="float" office:value="30.59534" calcext:value-type="float">
            <text:p>30.59534</text:p>
          </table:table-cell>
          <table:table-cell table:style-name="ce44" office:value-type="float" office:value="29.46411" calcext:value-type="float">
            <text:p>29.46411</text:p>
          </table:table-cell>
          <table:table-cell table:style-name="ce44" office:value-type="float" office:value="29.14957" calcext:value-type="float">
            <text:p>29.14957</text:p>
          </table:table-cell>
          <table:table-cell table:style-name="ce44" office:value-type="float" office:value="28.65265" calcext:value-type="float">
            <text:p>28.65265</text:p>
          </table:table-cell>
          <table:table-cell table:style-name="ce44" office:value-type="float" office:value="28.42166" calcext:value-type="float">
            <text:p>28.42166</text:p>
          </table:table-cell>
          <table:table-cell table:style-name="ce44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4" office:value-type="float" office:value="29.88104" calcext:value-type="float">
            <text:p>29.88104</text:p>
          </table:table-cell>
          <table:table-cell table:style-name="ce44" office:value-type="float" office:value="31.47998" calcext:value-type="float">
            <text:p>31.47998</text:p>
          </table:table-cell>
          <table:table-cell table:style-name="ce44" office:value-type="float" office:value="32.38092" calcext:value-type="float">
            <text:p>32.38092</text:p>
          </table:table-cell>
          <table:table-cell table:style-name="ce44" office:value-type="float" office:value="31.15002" calcext:value-type="float">
            <text:p>31.15002</text:p>
          </table:table-cell>
          <table:table-cell table:style-name="ce44" office:value-type="float" office:value="31.32205" calcext:value-type="float">
            <text:p>31.32205</text:p>
          </table:table-cell>
          <table:table-cell table:style-name="ce44" office:value-type="float" office:value="29.1871" calcext:value-type="float">
            <text:p>29.1871</text:p>
          </table:table-cell>
          <table:table-cell table:style-name="ce44" office:value-type="float" office:value="28.79211" calcext:value-type="float">
            <text:p>28.79211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8.35556" calcext:value-type="float">
            <text:p>28.35556</text:p>
          </table:table-cell>
          <table:table-cell table:style-name="ce44" office:value-type="float" office:value="28.49005" calcext:value-type="float">
            <text:p>28.49005</text:p>
          </table:table-cell>
          <table:table-cell table:style-name="ce44" office:value-type="float" office:value="28.68729" calcext:value-type="float">
            <text:p>28.68729</text:p>
          </table:table-cell>
          <table:table-cell table:style-name="ce44" office:value-type="float" office:value="28.57852" calcext:value-type="float">
            <text:p>28.57852</text:p>
          </table:table-cell>
          <table:table-cell table:style-name="ce44" office:value-type="float" office:value="28.53763" calcext:value-type="float">
            <text:p>28.53763</text:p>
          </table:table-cell>
          <table:table-cell table:style-name="ce44" office:value-type="float" office:value="29.20825" calcext:value-type="float">
            <text:p>29.20825</text:p>
          </table:table-cell>
          <table:table-cell table:style-name="ce44" office:value-type="float" office:value="28.92633" calcext:value-type="float">
            <text:p>28.92633</text:p>
          </table:table-cell>
          <table:table-cell table:style-name="ce44" office:value-type="float" office:value="31.17313" calcext:value-type="float">
            <text:p>31.17313</text:p>
          </table:table-cell>
          <table:table-cell table:style-name="ce44" office:value-type="float" office:value="30.15488" calcext:value-type="float">
            <text:p>30.15488</text:p>
          </table:table-cell>
          <table:table-cell table:style-name="ce44" office:value-type="float" office:value="32.58478" calcext:value-type="float">
            <text:p>32.58478</text:p>
          </table:table-cell>
          <table:table-cell table:style-name="ce44" office:value-type="float" office:value="32.34778" calcext:value-type="float">
            <text:p>32.34778</text:p>
          </table:table-cell>
          <table:table-cell table:style-name="ce44" office:value-type="float" office:value="32.25781" calcext:value-type="float">
            <text:p>32.25781</text:p>
          </table:table-cell>
          <table:table-cell table:style-name="ce44" office:value-type="float" office:value="31.94916" calcext:value-type="float">
            <text:p>31.94916</text:p>
          </table:table-cell>
          <table:table-cell table:style-name="ce44" office:value-type="float" office:value="32.36972" calcext:value-type="float">
            <text:p>32.36972</text:p>
          </table:table-cell>
          <table:table-cell table:style-name="ce44" office:value-type="float" office:value="30.82874" calcext:value-type="float">
            <text:p>30.82874</text:p>
          </table:table-cell>
          <table:table-cell table:style-name="ce44" office:value-type="float" office:value="31.65811" calcext:value-type="float">
            <text:p>31.65811</text:p>
          </table:table-cell>
          <table:table-cell table:style-name="ce44" office:value-type="float" office:value="29.45987" calcext:value-type="float">
            <text:p>29.45987</text:p>
          </table:table-cell>
          <table:table-cell table:style-name="ce44" office:value-type="float" office:value="29.80893" calcext:value-type="float">
            <text:p>29.80893</text:p>
          </table:table-cell>
          <table:table-cell table:style-name="ce44" office:value-type="float" office:value="28.78568" calcext:value-type="float">
            <text:p>28.78568</text:p>
          </table:table-cell>
          <table:table-cell table:style-name="ce44" office:value-type="float" office:value="29.13351" calcext:value-type="float">
            <text:p>29.13351</text:p>
          </table:table-cell>
          <table:table-cell table:style-name="ce44" office:value-type="float" office:value="28.43869" calcext:value-type="float">
            <text:p>28.43869</text:p>
          </table:table-cell>
          <table:table-cell table:style-name="ce44" office:value-type="float" office:value="28.53268" calcext:value-type="float">
            <text:p>28.53268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4" office:value-type="float" office:value="32.35507" calcext:value-type="float">
            <text:p>32.35507</text:p>
          </table:table-cell>
          <table:table-cell table:style-name="ce44" office:value-type="float" office:value="32.414" calcext:value-type="float">
            <text:p>32.414</text:p>
          </table:table-cell>
          <table:table-cell table:style-name="ce44" office:value-type="float" office:value="32.71503" calcext:value-type="float">
            <text:p>32.71503</text:p>
          </table:table-cell>
          <table:table-cell table:style-name="ce44" office:value-type="float" office:value="32.77014" calcext:value-type="float">
            <text:p>32.77014</text:p>
          </table:table-cell>
          <table:table-cell table:style-name="ce44" office:value-type="float" office:value="29.99567" calcext:value-type="float">
            <text:p>29.99567</text:p>
          </table:table-cell>
          <table:table-cell table:style-name="ce44" office:value-type="float" office:value="30.81281" calcext:value-type="float">
            <text:p>30.81281</text:p>
          </table:table-cell>
          <table:table-cell table:style-name="ce44" office:value-type="float" office:value="28.86508" calcext:value-type="float">
            <text:p>28.86508</text:p>
          </table:table-cell>
          <table:table-cell table:style-name="ce44" office:value-type="float" office:value="29.01923" calcext:value-type="float">
            <text:p>29.01923</text:p>
          </table:table-cell>
          <table:table-cell table:style-name="ce44" office:value-type="float" office:value="28.85278" calcext:value-type="float">
            <text:p>28.85278</text:p>
          </table:table-cell>
          <table:table-cell table:style-name="ce44" office:value-type="float" office:value="28.30249" calcext:value-type="float">
            <text:p>28.30249</text:p>
          </table:table-cell>
          <table:table-cell table:style-name="ce44" office:value-type="float" office:value="28.37607" calcext:value-type="float">
            <text:p>28.37607</text:p>
          </table:table-cell>
          <table:table-cell table:style-name="ce44" office:value-type="float" office:value="28.51172" calcext:value-type="float">
            <text:p>28.51172</text:p>
          </table:table-cell>
          <table:table-cell table:style-name="ce44" office:value-type="float" office:value="28.62817" calcext:value-type="float">
            <text:p>28.62817</text:p>
          </table:table-cell>
          <table:table-cell table:style-name="ce44" office:value-type="float" office:value="28.17429" calcext:value-type="float">
            <text:p>28.17429</text:p>
          </table:table-cell>
          <table:table-cell table:style-name="ce44" office:value-type="float" office:value="29.77914" calcext:value-type="float">
            <text:p>29.77914</text:p>
          </table:table-cell>
          <table:table-cell table:style-name="ce44" office:value-type="float" office:value="28.89136" calcext:value-type="float">
            <text:p>28.89136</text:p>
          </table:table-cell>
          <table:table-cell table:style-name="ce44" office:value-type="float" office:value="32.1539" calcext:value-type="float">
            <text:p>32.1539</text:p>
          </table:table-cell>
          <table:table-cell table:style-name="ce44" office:value-type="float" office:value="30.50262" calcext:value-type="float">
            <text:p>30.50262</text:p>
          </table:table-cell>
          <table:table-cell table:style-name="ce44" office:value-type="float" office:value="32.1398" calcext:value-type="float">
            <text:p>32.1398</text:p>
          </table:table-cell>
          <table:table-cell table:style-name="ce44" office:value-type="float" office:value="31.65399" calcext:value-type="float">
            <text:p>31.65399</text:p>
          </table:table-cell>
          <table:table-cell table:style-name="ce44" office:value-type="float" office:value="31.75424" calcext:value-type="float">
            <text:p>31.75424</text:p>
          </table:table-cell>
          <table:table-cell table:style-name="ce44" office:value-type="float" office:value="30.42578" calcext:value-type="float">
            <text:p>30.42578</text:p>
          </table:table-cell>
          <table:table-cell table:style-name="ce44" office:value-type="float" office:value="30.61267" calcext:value-type="float">
            <text:p>30.61267</text:p>
          </table:table-cell>
          <table:table-cell table:style-name="ce44" office:value-type="float" office:value="29.35632" calcext:value-type="float">
            <text:p>29.35632</text:p>
          </table:table-cell>
          <table:table-cell table:style-name="ce44" office:value-type="float" office:value="29.85947" calcext:value-type="float">
            <text:p>29.85947</text:p>
          </table:table-cell>
          <table:table-cell table:style-name="ce44" office:value-type="float" office:value="28.74579" calcext:value-type="float">
            <text:p>28.74579</text:p>
          </table:table-cell>
          <table:table-cell table:style-name="ce44" office:value-type="float" office:value="28.71487" calcext:value-type="float">
            <text:p>28.71487</text:p>
          </table:table-cell>
          <table:table-cell table:style-name="ce44" office:value-type="float" office:value="28.43402" calcext:value-type="float">
            <text:p>28.43402</text:p>
          </table:table-cell>
          <table:table-cell table:style-name="ce44" office:value-type="float" office:value="28.62494" calcext:value-type="float">
            <text:p>28.62494</text:p>
          </table:table-cell>
          <table:table-cell table:style-name="ce44" office:value-type="float" office:value="28.22617" calcext:value-type="float">
            <text:p>28.22617</text:p>
          </table:table-cell>
          <table:table-cell table:style-name="ce44" office:value-type="float" office:value="28.3038" calcext:value-type="float">
            <text:p>28.3038</text:p>
          </table:table-cell>
          <table:table-cell table:style-name="ce44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4" office:value-type="float" office:value="32.08911" calcext:value-type="float">
            <text:p>32.08911</text:p>
          </table:table-cell>
          <table:table-cell table:style-name="ce44" office:value-type="float" office:value="34.15668" calcext:value-type="float">
            <text:p>34.15668</text:p>
          </table:table-cell>
          <table:table-cell table:style-name="ce44" office:value-type="float" office:value="34.06351" calcext:value-type="float">
            <text:p>34.06351</text:p>
          </table:table-cell>
          <table:table-cell table:style-name="ce44" office:value-type="float" office:value="32.35364" calcext:value-type="float">
            <text:p>32.35364</text:p>
          </table:table-cell>
          <table:table-cell table:style-name="ce44" office:value-type="float" office:value="32.38501" calcext:value-type="float">
            <text:p>32.38501</text:p>
          </table:table-cell>
          <table:table-cell table:style-name="ce44" office:value-type="float" office:value="30.55246" calcext:value-type="float">
            <text:p>30.55246</text:p>
          </table:table-cell>
          <table:table-cell table:style-name="ce44" office:value-type="float" office:value="29.81189" calcext:value-type="float">
            <text:p>29.81189</text:p>
          </table:table-cell>
          <table:table-cell table:style-name="ce44" office:value-type="float" office:value="28.61194" calcext:value-type="float">
            <text:p>28.61194</text:p>
          </table:table-cell>
          <table:table-cell table:style-name="ce44" office:value-type="float" office:value="28.47665" calcext:value-type="float">
            <text:p>28.47665</text:p>
          </table:table-cell>
          <table:table-cell table:style-name="ce44" office:value-type="float" office:value="28.41925" calcext:value-type="float">
            <text:p>28.41925</text:p>
          </table:table-cell>
          <table:table-cell table:style-name="ce44" office:value-type="float" office:value="28.642" calcext:value-type="float">
            <text:p>28.642</text:p>
          </table:table-cell>
          <table:table-cell table:style-name="ce44" office:value-type="float" office:value="28.51297" calcext:value-type="float">
            <text:p>28.51297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48956" calcext:value-type="float">
            <text:p>28.48956</text:p>
          </table:table-cell>
          <table:table-cell table:style-name="ce44" office:value-type="float" office:value="28.20099" calcext:value-type="float">
            <text:p>28.20099</text:p>
          </table:table-cell>
          <table:table-cell table:style-name="ce44" office:value-type="float" office:value="29.56238" calcext:value-type="float">
            <text:p>29.56238</text:p>
          </table:table-cell>
          <table:table-cell table:style-name="ce44" office:value-type="float" office:value="29.29523" calcext:value-type="float">
            <text:p>29.29523</text:p>
          </table:table-cell>
          <table:table-cell table:style-name="ce44" office:value-type="float" office:value="31.22824" calcext:value-type="float">
            <text:p>31.22824</text:p>
          </table:table-cell>
          <table:table-cell table:style-name="ce44" office:value-type="float" office:value="30.24066" calcext:value-type="float">
            <text:p>30.24066</text:p>
          </table:table-cell>
          <table:table-cell table:style-name="ce44" office:value-type="float" office:value="30.98523" calcext:value-type="float">
            <text:p>30.98523</text:p>
          </table:table-cell>
          <table:table-cell table:style-name="ce44" office:value-type="float" office:value="29.63834" calcext:value-type="float">
            <text:p>29.63834</text:p>
          </table:table-cell>
          <table:table-cell table:style-name="ce44" office:value-type="float" office:value="29.7775" calcext:value-type="float">
            <text:p>29.7775</text:p>
          </table:table-cell>
          <table:table-cell table:style-name="ce44" office:value-type="float" office:value="28.81177" calcext:value-type="float">
            <text:p>28.81177</text:p>
          </table:table-cell>
          <table:table-cell table:style-name="ce44" office:value-type="float" office:value="29.20273" calcext:value-type="float">
            <text:p>29.20273</text:p>
          </table:table-cell>
          <table:table-cell table:style-name="ce44" office:value-type="float" office:value="28.70432" calcext:value-type="float">
            <text:p>28.70432</text:p>
          </table:table-cell>
          <table:table-cell table:style-name="ce44" office:value-type="float" office:value="28.34271" calcext:value-type="float">
            <text:p>28.34271</text:p>
          </table:table-cell>
          <table:table-cell table:style-name="ce44" office:value-type="float" office:value="28.4303" calcext:value-type="float">
            <text:p>28.4303</text:p>
          </table:table-cell>
          <table:table-cell table:style-name="ce44" office:value-type="float" office:value="28.61993" calcext:value-type="float">
            <text:p>28.61993</text:p>
          </table:table-cell>
          <table:table-cell table:style-name="ce44" office:value-type="float" office:value="28.48932" calcext:value-type="float">
            <text:p>28.48932</text:p>
          </table:table-cell>
          <table:table-cell table:style-name="ce44" office:value-type="float" office:value="28.20914" calcext:value-type="float">
            <text:p>28.20914</text:p>
          </table:table-cell>
          <table:table-cell table:style-name="ce44" office:value-type="float" office:value="28.53848" calcext:value-type="float">
            <text:p>28.53848</text:p>
          </table:table-cell>
          <table:table-cell table:style-name="ce44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4" office:value-type="float" office:value="33.40698" calcext:value-type="float">
            <text:p>33.40698</text:p>
          </table:table-cell>
          <table:table-cell table:style-name="ce44" office:value-type="float" office:value="32.63089" calcext:value-type="float">
            <text:p>32.63089</text:p>
          </table:table-cell>
          <table:table-cell table:style-name="ce44" office:value-type="float" office:value="33.42575" calcext:value-type="float">
            <text:p>33.42575</text:p>
          </table:table-cell>
          <table:table-cell table:style-name="ce44" office:value-type="float" office:value="33.79407" calcext:value-type="float">
            <text:p>33.79407</text:p>
          </table:table-cell>
          <table:table-cell table:style-name="ce44" office:value-type="float" office:value="31.50021" calcext:value-type="float">
            <text:p>31.50021</text:p>
          </table:table-cell>
          <table:table-cell table:style-name="ce44" office:value-type="float" office:value="31.61697" calcext:value-type="float">
            <text:p>31.61697</text:p>
          </table:table-cell>
          <table:table-cell table:style-name="ce44" office:value-type="float" office:value="28.75964" calcext:value-type="float">
            <text:p>28.75964</text:p>
          </table:table-cell>
          <table:table-cell table:style-name="ce44" office:value-type="float" office:value="29.86847" calcext:value-type="float">
            <text:p>29.86847</text:p>
          </table:table-cell>
          <table:table-cell table:style-name="ce44" office:value-type="float" office:value="28.41333" calcext:value-type="float">
            <text:p>28.41333</text:p>
          </table:table-cell>
          <table:table-cell table:style-name="ce44" office:value-type="float" office:value="28.28763" calcext:value-type="float">
            <text:p>28.28763</text:p>
          </table:table-cell>
          <table:table-cell table:style-name="ce44" office:value-type="float" office:value="28.7207" calcext:value-type="float">
            <text:p>28.7207</text:p>
          </table:table-cell>
          <table:table-cell table:style-name="ce44" office:value-type="float" office:value="28.63782" calcext:value-type="float">
            <text:p>28.63782</text:p>
          </table:table-cell>
          <table:table-cell table:style-name="ce44" office:value-type="float" office:value="28.45374" calcext:value-type="float">
            <text:p>28.45374</text:p>
          </table:table-cell>
          <table:table-cell table:style-name="ce44" office:value-type="float" office:value="28.18436" calcext:value-type="float">
            <text:p>28.18436</text:p>
          </table:table-cell>
          <table:table-cell table:style-name="ce44" office:value-type="float" office:value="28.90359" calcext:value-type="float">
            <text:p>28.90359</text:p>
          </table:table-cell>
          <table:table-cell table:style-name="ce44" office:value-type="float" office:value="28.76587" calcext:value-type="float">
            <text:p>28.76587</text:p>
          </table:table-cell>
          <table:table-cell table:style-name="ce44" office:value-type="float" office:value="30.41129" calcext:value-type="float">
            <text:p>30.41129</text:p>
          </table:table-cell>
          <table:table-cell table:style-name="ce44" office:value-type="float" office:value="28.84167" calcext:value-type="float">
            <text:p>28.84167</text:p>
          </table:table-cell>
          <table:table-cell table:style-name="ce44" office:value-type="float" office:value="30.54901" calcext:value-type="float">
            <text:p>30.54901</text:p>
          </table:table-cell>
          <table:table-cell table:style-name="ce44" office:value-type="float" office:value="29.01678" calcext:value-type="float">
            <text:p>29.01678</text:p>
          </table:table-cell>
          <table:table-cell table:style-name="ce44" office:value-type="float" office:value="29.16205" calcext:value-type="float">
            <text:p>29.16205</text:p>
          </table:table-cell>
          <table:table-cell table:style-name="ce44" office:value-type="float" office:value="28.91888" calcext:value-type="float">
            <text:p>28.91888</text:p>
          </table:table-cell>
          <table:table-cell table:style-name="ce44" office:value-type="float" office:value="28.75201" calcext:value-type="float">
            <text:p>28.75201</text:p>
          </table:table-cell>
          <table:table-cell table:style-name="ce44" office:value-type="float" office:value="28.80069" calcext:value-type="float">
            <text:p>28.80069</text:p>
          </table:table-cell>
          <table:table-cell table:style-name="ce44" office:value-type="float" office:value="28.6781" calcext:value-type="float">
            <text:p>28.6781</text:p>
          </table:table-cell>
          <table:table-cell table:style-name="ce44" office:value-type="float" office:value="28.39584" calcext:value-type="float">
            <text:p>28.39584</text:p>
          </table:table-cell>
          <table:table-cell table:style-name="ce44" office:value-type="float" office:value="28.34546" calcext:value-type="float">
            <text:p>28.34546</text:p>
          </table:table-cell>
          <table:table-cell table:style-name="ce44" office:value-type="float" office:value="28.56027" calcext:value-type="float">
            <text:p>28.56027</text:p>
          </table:table-cell>
          <table:table-cell table:style-name="ce44" office:value-type="float" office:value="28.24524" calcext:value-type="float">
            <text:p>28.24524</text:p>
          </table:table-cell>
          <table:table-cell table:style-name="ce44" office:value-type="float" office:value="28.32999" calcext:value-type="float">
            <text:p>28.32999</text:p>
          </table:table-cell>
          <table:table-cell table:style-name="ce44" office:value-type="float" office:value="28.49411" calcext:value-type="float">
            <text:p>28.49411</text:p>
          </table:table-cell>
          <table:table-cell table:style-name="ce44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4" office:value-type="float" office:value="30.36829" calcext:value-type="float">
            <text:p>30.36829</text:p>
          </table:table-cell>
          <table:table-cell table:style-name="ce44" office:value-type="float" office:value="32.87213" calcext:value-type="float">
            <text:p>32.87213</text:p>
          </table:table-cell>
          <table:table-cell table:style-name="ce44" office:value-type="float" office:value="33.29105" calcext:value-type="float">
            <text:p>33.29105</text:p>
          </table:table-cell>
          <table:table-cell table:style-name="ce44" office:value-type="float" office:value="33.01254" calcext:value-type="float">
            <text:p>33.01254</text:p>
          </table:table-cell>
          <table:table-cell table:style-name="ce44" office:value-type="float" office:value="32.56174" calcext:value-type="float">
            <text:p>32.56174</text:p>
          </table:table-cell>
          <table:table-cell table:style-name="ce44" office:value-type="float" office:value="31.87057" calcext:value-type="float">
            <text:p>31.87057</text:p>
          </table:table-cell>
          <table:table-cell table:style-name="ce44" office:value-type="float" office:value="31.30811" calcext:value-type="float">
            <text:p>31.30811</text:p>
          </table:table-cell>
          <table:table-cell table:style-name="ce44" office:value-type="float" office:value="29.00616" calcext:value-type="float">
            <text:p>29.00616</text:p>
          </table:table-cell>
          <table:table-cell table:style-name="ce44" office:value-type="float" office:value="28.88309" calcext:value-type="float">
            <text:p>28.88309</text:p>
          </table:table-cell>
          <table:table-cell table:style-name="ce44" office:value-type="float" office:value="28.7916" calcext:value-type="float">
            <text:p>28.7916</text:p>
          </table:table-cell>
          <table:table-cell table:style-name="ce44" office:value-type="float" office:value="28.41846" calcext:value-type="float">
            <text:p>28.41846</text:p>
          </table:table-cell>
          <table:table-cell table:style-name="ce44" office:value-type="float" office:value="28.25153" calcext:value-type="float">
            <text:p>28.25153</text:p>
          </table:table-cell>
          <table:table-cell table:style-name="ce44" office:value-type="float" office:value="28.41177" calcext:value-type="float">
            <text:p>28.41177</text:p>
          </table:table-cell>
          <table:table-cell table:style-name="ce44" office:value-type="float" office:value="28.79874" calcext:value-type="float">
            <text:p>28.79874</text:p>
          </table:table-cell>
          <table:table-cell table:style-name="ce44" office:value-type="float" office:value="28.54214" calcext:value-type="float">
            <text:p>28.54214</text:p>
          </table:table-cell>
          <table:table-cell table:style-name="ce44" office:value-type="float" office:value="29.01672" calcext:value-type="float">
            <text:p>29.01672</text:p>
          </table:table-cell>
          <table:table-cell table:style-name="ce44" office:value-type="float" office:value="28.51685" calcext:value-type="float">
            <text:p>28.51685</text:p>
          </table:table-cell>
          <table:table-cell table:style-name="ce44" office:value-type="float" office:value="28.94604" calcext:value-type="float">
            <text:p>28.94604</text:p>
          </table:table-cell>
          <table:table-cell table:style-name="ce44" office:value-type="float" office:value="28.61404" calcext:value-type="float">
            <text:p>28.61404</text:p>
          </table:table-cell>
          <table:table-cell table:style-name="ce44" office:value-type="float" office:value="28.8298" calcext:value-type="float">
            <text:p>28.8298</text:p>
          </table:table-cell>
          <table:table-cell table:style-name="ce44" office:value-type="float" office:value="28.48135" calcext:value-type="float">
            <text:p>28.48135</text:p>
          </table:table-cell>
          <table:table-cell table:style-name="ce44" office:value-type="float" office:value="28.42502" calcext:value-type="float">
            <text:p>28.42502</text:p>
          </table:table-cell>
          <table:table-cell table:style-name="ce44" office:value-type="float" office:value="28.43442" calcext:value-type="float">
            <text:p>28.43442</text:p>
          </table:table-cell>
          <table:table-cell table:style-name="ce44" office:value-type="float" office:value="28.60275" calcext:value-type="float">
            <text:p>28.60275</text:p>
          </table:table-cell>
          <table:table-cell table:style-name="ce44" office:value-type="float" office:value="28.29529" calcext:value-type="float">
            <text:p>28.29529</text:p>
          </table:table-cell>
          <table:table-cell table:style-name="ce44" office:value-type="float" office:value="28.79486" calcext:value-type="float">
            <text:p>28.79486</text:p>
          </table:table-cell>
          <table:table-cell table:style-name="ce44" office:value-type="float" office:value="28.5083" calcext:value-type="float">
            <text:p>28.5083</text:p>
          </table:table-cell>
          <table:table-cell table:style-name="ce44" office:value-type="float" office:value="28.41159" calcext:value-type="float">
            <text:p>28.41159</text:p>
          </table:table-cell>
          <table:table-cell table:style-name="ce44" office:value-type="float" office:value="28.08023" calcext:value-type="float">
            <text:p>28.08023</text:p>
          </table:table-cell>
          <table:table-cell table:style-name="ce44" office:value-type="float" office:value="28.24377" calcext:value-type="float">
            <text:p>28.24377</text:p>
          </table:table-cell>
          <table:table-cell table:style-name="ce44" office:value-type="float" office:value="28.28406" calcext:value-type="float">
            <text:p>28.28406</text:p>
          </table:table-cell>
          <table:table-cell table:style-name="ce44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4" office:value-type="float" office:value="32.22818" calcext:value-type="float">
            <text:p>32.22818</text:p>
          </table:table-cell>
          <table:table-cell table:style-name="ce44" office:value-type="float" office:value="30.9986" calcext:value-type="float">
            <text:p>30.9986</text:p>
          </table:table-cell>
          <table:table-cell table:style-name="ce44" office:value-type="float" office:value="32.7142" calcext:value-type="float">
            <text:p>32.7142</text:p>
          </table:table-cell>
          <table:table-cell table:style-name="ce44" office:value-type="float" office:value="33.01501" calcext:value-type="float">
            <text:p>33.01501</text:p>
          </table:table-cell>
          <table:table-cell table:style-name="ce44" office:value-type="float" office:value="32.79364" calcext:value-type="float">
            <text:p>32.79364</text:p>
          </table:table-cell>
          <table:table-cell table:style-name="ce44" office:value-type="float" office:value="32.54736" calcext:value-type="float">
            <text:p>32.54736</text:p>
          </table:table-cell>
          <table:table-cell table:style-name="ce44" office:value-type="float" office:value="30.3407" calcext:value-type="float">
            <text:p>30.3407</text:p>
          </table:table-cell>
          <table:table-cell table:style-name="ce44" office:value-type="float" office:value="31.58511" calcext:value-type="float">
            <text:p>31.58511</text:p>
          </table:table-cell>
          <table:table-cell table:style-name="ce44" office:value-type="float" office:value="28.58551" calcext:value-type="float">
            <text:p>28.58551</text:p>
          </table:table-cell>
          <table:table-cell table:style-name="ce44" office:value-type="float" office:value="28.48505" calcext:value-type="float">
            <text:p>28.48505</text:p>
          </table:table-cell>
          <table:table-cell table:style-name="ce44" office:value-type="float" office:value="28.56137" calcext:value-type="float">
            <text:p>28.56137</text:p>
          </table:table-cell>
          <table:table-cell table:style-name="ce44" office:value-type="float" office:value="28.46124" calcext:value-type="float">
            <text:p>28.46124</text:p>
          </table:table-cell>
          <table:table-cell table:style-name="ce44" office:value-type="float" office:value="28.34567" calcext:value-type="float">
            <text:p>28.34567</text:p>
          </table:table-cell>
          <table:table-cell table:style-name="ce44" office:value-type="float" office:value="27.90918" calcext:value-type="float">
            <text:p>27.90918</text:p>
          </table:table-cell>
          <table:table-cell table:style-name="ce44" office:value-type="float" office:value="28.67795" calcext:value-type="float">
            <text:p>28.67795</text:p>
          </table:table-cell>
          <table:table-cell table:style-name="ce44" office:value-type="float" office:value="28.56573" calcext:value-type="float">
            <text:p>28.56573</text:p>
          </table:table-cell>
          <table:table-cell table:style-name="ce44" office:value-type="float" office:value="29.09238" calcext:value-type="float">
            <text:p>29.09238</text:p>
          </table:table-cell>
          <table:table-cell table:style-name="ce44" office:value-type="float" office:value="28.32983" calcext:value-type="float">
            <text:p>28.32983</text:p>
          </table:table-cell>
          <table:table-cell table:style-name="ce44" office:value-type="float" office:value="28.78088" calcext:value-type="float">
            <text:p>28.78088</text:p>
          </table:table-cell>
          <table:table-cell table:style-name="ce44" office:value-type="float" office:value="28.44055" calcext:value-type="float">
            <text:p>28.44055</text:p>
          </table:table-cell>
          <table:table-cell table:style-name="ce44" office:value-type="float" office:value="28.4559" calcext:value-type="float">
            <text:p>28.4559</text:p>
          </table:table-cell>
          <table:table-cell table:style-name="ce44" office:value-type="float" office:value="28.61282" calcext:value-type="float">
            <text:p>28.61282</text:p>
          </table:table-cell>
          <table:table-cell table:style-name="ce44" office:value-type="float" office:value="28.26984" calcext:value-type="float">
            <text:p>28.26984</text:p>
          </table:table-cell>
          <table:table-cell table:style-name="ce44" office:value-type="float" office:value="28.21902" calcext:value-type="float">
            <text:p>28.21902</text:p>
          </table:table-cell>
          <table:table-cell table:style-name="ce44" office:value-type="float" office:value="28.47144" calcext:value-type="float">
            <text:p>28.47144</text:p>
          </table:table-cell>
          <table:table-cell table:style-name="ce44" office:value-type="float" office:value="28.30878" calcext:value-type="float">
            <text:p>28.30878</text:p>
          </table:table-cell>
          <table:table-cell table:style-name="ce44" office:value-type="float" office:value="28.51959" calcext:value-type="float">
            <text:p>28.51959</text:p>
          </table:table-cell>
          <table:table-cell table:style-name="ce44" office:value-type="float" office:value="28.35202" calcext:value-type="float">
            <text:p>28.35202</text:p>
          </table:table-cell>
          <table:table-cell table:style-name="ce44" office:value-type="float" office:value="28.43585" calcext:value-type="float">
            <text:p>28.43585</text:p>
          </table:table-cell>
          <table:table-cell table:style-name="ce44" office:value-type="float" office:value="28.2312" calcext:value-type="float">
            <text:p>28.2312</text:p>
          </table:table-cell>
          <table:table-cell table:style-name="ce44" office:value-type="float" office:value="28.34448" calcext:value-type="float">
            <text:p>28.34448</text:p>
          </table:table-cell>
          <table:table-cell table:style-name="ce44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6" office:value-type="float" office:value="29.24329" calcext:value-type="float">
            <text:p>29.24329</text:p>
          </table:table-cell>
          <table:table-cell table:style-name="ce46" office:value-type="float" office:value="29.60516" calcext:value-type="float">
            <text:p>29.60516</text:p>
          </table:table-cell>
          <table:table-cell table:style-name="ce46" office:value-type="float" office:value="29.138" calcext:value-type="float">
            <text:p>29.138</text:p>
          </table:table-cell>
          <table:table-cell table:style-name="ce46" office:value-type="float" office:value="28.81903" calcext:value-type="float">
            <text:p>28.81903</text:p>
          </table:table-cell>
          <table:table-cell table:style-name="ce46" office:value-type="float" office:value="28.56812" calcext:value-type="float">
            <text:p>28.56812</text:p>
          </table:table-cell>
          <table:table-cell table:style-name="ce46" office:value-type="float" office:value="28.8504" calcext:value-type="float">
            <text:p>28.8504</text:p>
          </table:table-cell>
          <table:table-cell table:style-name="ce46" office:value-type="float" office:value="28.76837" calcext:value-type="float">
            <text:p>28.76837</text:p>
          </table:table-cell>
          <table:table-cell table:style-name="ce46" office:value-type="float" office:value="29.04855" calcext:value-type="float">
            <text:p>29.04855</text:p>
          </table:table-cell>
          <table:table-cell table:style-name="ce46" office:value-type="float" office:value="28.22244" calcext:value-type="float">
            <text:p>28.22244</text:p>
          </table:table-cell>
          <table:table-cell table:style-name="ce46" office:value-type="float" office:value="28.60815" calcext:value-type="float">
            <text:p>28.60815</text:p>
          </table:table-cell>
          <table:table-cell table:style-name="ce46" office:value-type="float" office:value="28.82043" calcext:value-type="float">
            <text:p>28.82043</text:p>
          </table:table-cell>
          <table:table-cell table:style-name="ce46" office:value-type="float" office:value="29.11411" calcext:value-type="float">
            <text:p>29.11411</text:p>
          </table:table-cell>
          <table:table-cell table:style-name="ce46" office:value-type="float" office:value="28.28314" calcext:value-type="float">
            <text:p>28.28314</text:p>
          </table:table-cell>
          <table:table-cell table:style-name="ce46" office:value-type="float" office:value="28.56381" calcext:value-type="float">
            <text:p>28.56381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24619" calcext:value-type="float">
            <text:p>28.24619</text:p>
          </table:table-cell>
          <table:table-cell table:style-name="ce46" office:value-type="float" office:value="28.0141" calcext:value-type="float">
            <text:p>28.0141</text:p>
          </table:table-cell>
          <table:table-cell table:style-name="ce46" office:value-type="float" office:value="28.677" calcext:value-type="float">
            <text:p>28.677</text:p>
          </table:table-cell>
          <table:table-cell table:style-name="ce46" office:value-type="float" office:value="28.33722" calcext:value-type="float">
            <text:p>28.33722</text:p>
          </table:table-cell>
          <table:table-cell table:style-name="ce46" office:value-type="float" office:value="28.32819" calcext:value-type="float">
            <text:p>28.32819</text:p>
          </table:table-cell>
          <table:table-cell table:style-name="ce46" office:value-type="float" office:value="28.06592" calcext:value-type="float">
            <text:p>28.06592</text:p>
          </table:table-cell>
          <table:table-cell table:style-name="ce46" office:value-type="float" office:value="28.57782" calcext:value-type="float">
            <text:p>28.57782</text:p>
          </table:table-cell>
          <table:table-cell table:style-name="ce46" office:value-type="float" office:value="28.26013" calcext:value-type="float">
            <text:p>28.26013</text:p>
          </table:table-cell>
          <table:table-cell table:style-name="ce46" office:value-type="float" office:value="28.28244" calcext:value-type="float">
            <text:p>28.28244</text:p>
          </table:table-cell>
          <table:table-cell table:style-name="ce46" office:value-type="float" office:value="28.39639" calcext:value-type="float">
            <text:p>28.39639</text:p>
          </table:table-cell>
          <table:table-cell table:style-name="ce46" office:value-type="float" office:value="28.61353" calcext:value-type="float">
            <text:p>28.61353</text:p>
          </table:table-cell>
          <table:table-cell table:style-name="ce46" office:value-type="float" office:value="28.49118" calcext:value-type="float">
            <text:p>28.49118</text:p>
          </table:table-cell>
          <table:table-cell table:style-name="ce46" office:value-type="float" office:value="28.2879" calcext:value-type="float">
            <text:p>28.2879</text:p>
          </table:table-cell>
          <table:table-cell table:style-name="ce46" office:value-type="float" office:value="28.3158" calcext:value-type="float">
            <text:p>28.3158</text:p>
          </table:table-cell>
          <table:table-cell table:style-name="ce46" office:value-type="float" office:value="28.14273" calcext:value-type="float">
            <text:p>28.14273</text:p>
          </table:table-cell>
          <table:table-cell table:style-name="ce46" office:value-type="float" office:value="27.83862" calcext:value-type="float">
            <text:p>27.83862</text:p>
          </table:table-cell>
          <table:table-cell table:style-name="ce46" office:value-type="float" office:value="28.5" calcext:value-type="float">
            <text:p>28.5</text:p>
          </table:table-cell>
          <table:table-cell office:value-type="string" calcext:value-type="string">
            <text:p>test1_modcores2_s3,after change latency to right range,image seems ok</text:p>
          </table:table-cell>
          <table:table-cell table:number-columns-repeated="34"/>
        </table:table-row>
        <table:table-row table:style-name="ro1">
          <table:table-cell table:style-name="ce46" office:value-type="float" office:value="29.19098" calcext:value-type="float">
            <text:p>29.19098</text:p>
          </table:table-cell>
          <table:table-cell table:style-name="ce46" office:value-type="float" office:value="28.95337" calcext:value-type="float">
            <text:p>28.95337</text:p>
          </table:table-cell>
          <table:table-cell table:style-name="ce46" office:value-type="float" office:value="28.77802" calcext:value-type="float">
            <text:p>28.77802</text:p>
          </table:table-cell>
          <table:table-cell table:style-name="ce46" office:value-type="float" office:value="28.82941" calcext:value-type="float">
            <text:p>28.82941</text:p>
          </table:table-cell>
          <table:table-cell table:style-name="ce46" office:value-type="float" office:value="28.72452" calcext:value-type="float">
            <text:p>28.72452</text:p>
          </table:table-cell>
          <table:table-cell table:style-name="ce46" office:value-type="float" office:value="28.55228" calcext:value-type="float">
            <text:p>28.55228</text:p>
          </table:table-cell>
          <table:table-cell table:style-name="ce46" office:value-type="float" office:value="28.97546" calcext:value-type="float">
            <text:p>28.97546</text:p>
          </table:table-cell>
          <table:table-cell table:style-name="ce46" office:value-type="float" office:value="28.56976" calcext:value-type="float">
            <text:p>28.56976</text:p>
          </table:table-cell>
          <table:table-cell table:style-name="ce46" office:value-type="float" office:value="28.88806" calcext:value-type="float">
            <text:p>28.88806</text:p>
          </table:table-cell>
          <table:table-cell table:style-name="ce46" office:value-type="float" office:value="28.57159" calcext:value-type="float">
            <text:p>28.57159</text:p>
          </table:table-cell>
          <table:table-cell table:style-name="ce46" office:value-type="float" office:value="28.99152" calcext:value-type="float">
            <text:p>28.99152</text:p>
          </table:table-cell>
          <table:table-cell table:style-name="ce46" office:value-type="float" office:value="28.32123" calcext:value-type="float">
            <text:p>28.32123</text:p>
          </table:table-cell>
          <table:table-cell table:style-name="ce46" office:value-type="float" office:value="28.68118" calcext:value-type="float">
            <text:p>28.68118</text:p>
          </table:table-cell>
          <table:table-cell table:style-name="ce46" office:value-type="float" office:value="28.53909" calcext:value-type="float">
            <text:p>28.53909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08243" calcext:value-type="float">
            <text:p>28.08243</text:p>
          </table:table-cell>
          <table:table-cell table:style-name="ce46" office:value-type="float" office:value="28.41306" calcext:value-type="float">
            <text:p>28.41306</text:p>
          </table:table-cell>
          <table:table-cell table:style-name="ce46" office:value-type="float" office:value="27.81903" calcext:value-type="float">
            <text:p>27.81903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71655" calcext:value-type="float">
            <text:p>28.71655</text:p>
          </table:table-cell>
          <table:table-cell table:style-name="ce46" office:value-type="float" office:value="28.06601" calcext:value-type="float">
            <text:p>28.06601</text:p>
          </table:table-cell>
          <table:table-cell table:style-name="ce46" office:value-type="float" office:value="28.10794" calcext:value-type="float">
            <text:p>28.10794</text:p>
          </table:table-cell>
          <table:table-cell table:style-name="ce46" office:value-type="float" office:value="28.24368" calcext:value-type="float">
            <text:p>28.24368</text:p>
          </table:table-cell>
          <table:table-cell table:style-name="ce46" office:value-type="float" office:value="28.27966" calcext:value-type="float">
            <text:p>28.27966</text:p>
          </table:table-cell>
          <table:table-cell table:style-name="ce46" office:value-type="float" office:value="28.1355" calcext:value-type="float">
            <text:p>28.1355</text:p>
          </table:table-cell>
          <table:table-cell table:style-name="ce46" office:value-type="float" office:value="28.3486" calcext:value-type="float">
            <text:p>28.3486</text:p>
          </table:table-cell>
          <table:table-cell table:style-name="ce46" office:value-type="float" office:value="28.67178" calcext:value-type="float">
            <text:p>28.67178</text:p>
          </table:table-cell>
          <table:table-cell table:style-name="ce46" office:value-type="float" office:value="28.49866" calcext:value-type="float">
            <text:p>28.49866</text:p>
          </table:table-cell>
          <table:table-cell table:style-name="ce46" office:value-type="float" office:value="28.29163" calcext:value-type="float">
            <text:p>28.29163</text:p>
          </table:table-cell>
          <table:table-cell table:style-name="ce46" office:value-type="float" office:value="28.27988" calcext:value-type="float">
            <text:p>28.27988</text:p>
          </table:table-cell>
          <table:table-cell table:style-name="ce46" office:value-type="float" office:value="28.77908" calcext:value-type="float">
            <text:p>28.77908</text:p>
          </table:table-cell>
          <table:table-cell table:style-name="ce46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6" office:value-type="float" office:value="28.42529" calcext:value-type="float">
            <text:p>28.42529</text:p>
          </table:table-cell>
          <table:table-cell table:style-name="ce46" office:value-type="float" office:value="28.57669" calcext:value-type="float">
            <text:p>28.57669</text:p>
          </table:table-cell>
          <table:table-cell table:style-name="ce46" office:value-type="float" office:value="28.7334" calcext:value-type="float">
            <text:p>28.7334</text:p>
          </table:table-cell>
          <table:table-cell table:style-name="ce46" office:value-type="float" office:value="28.98831" calcext:value-type="float">
            <text:p>28.98831</text:p>
          </table:table-cell>
          <table:table-cell table:style-name="ce46" office:value-type="float" office:value="28.38116" calcext:value-type="float">
            <text:p>28.38116</text:p>
          </table:table-cell>
          <table:table-cell table:style-name="ce46" office:value-type="float" office:value="28.74844" calcext:value-type="float">
            <text:p>28.74844</text:p>
          </table:table-cell>
          <table:table-cell table:style-name="ce46" office:value-type="float" office:value="28.57654" calcext:value-type="float">
            <text:p>28.57654</text:p>
          </table:table-cell>
          <table:table-cell table:style-name="ce46" office:value-type="float" office:value="28.71783" calcext:value-type="float">
            <text:p>28.71783</text:p>
          </table:table-cell>
          <table:table-cell table:style-name="ce46" office:value-type="float" office:value="28.4548" calcext:value-type="float">
            <text:p>28.4548</text:p>
          </table:table-cell>
          <table:table-cell table:style-name="ce46" office:value-type="float" office:value="28.43539" calcext:value-type="float">
            <text:p>28.43539</text:p>
          </table:table-cell>
          <table:table-cell table:style-name="ce46" office:value-type="float" office:value="28.45013" calcext:value-type="float">
            <text:p>28.45013</text:p>
          </table:table-cell>
          <table:table-cell table:style-name="ce46" office:value-type="float" office:value="28.98422" calcext:value-type="float">
            <text:p>28.98422</text:p>
          </table:table-cell>
          <table:table-cell table:style-name="ce46" office:value-type="float" office:value="28.11511" calcext:value-type="float">
            <text:p>28.11511</text:p>
          </table:table-cell>
          <table:table-cell table:style-name="ce46" office:value-type="float" office:value="28.31934" calcext:value-type="float">
            <text:p>28.31934</text:p>
          </table:table-cell>
          <table:table-cell table:style-name="ce46" office:value-type="float" office:value="28.2934" calcext:value-type="float">
            <text:p>28.2934</text:p>
          </table:table-cell>
          <table:table-cell table:style-name="ce46" office:value-type="float" office:value="28.5502" calcext:value-type="float">
            <text:p>28.5502</text:p>
          </table:table-cell>
          <table:table-cell table:style-name="ce46" office:value-type="float" office:value="28.46082" calcext:value-type="float">
            <text:p>28.46082</text:p>
          </table:table-cell>
          <table:table-cell table:style-name="ce46" office:value-type="float" office:value="28.129" calcext:value-type="float">
            <text:p>28.129</text:p>
          </table:table-cell>
          <table:table-cell table:style-name="ce46" office:value-type="float" office:value="28.63046" calcext:value-type="float">
            <text:p>28.63046</text:p>
          </table:table-cell>
          <table:table-cell table:style-name="ce46" office:value-type="float" office:value="28.34183" calcext:value-type="float">
            <text:p>28.34183</text:p>
          </table:table-cell>
          <table:table-cell table:style-name="ce46" office:value-type="float" office:value="28.23886" calcext:value-type="float">
            <text:p>28.23886</text:p>
          </table:table-cell>
          <table:table-cell table:style-name="ce46" office:value-type="float" office:value="28.38602" calcext:value-type="float">
            <text:p>28.38602</text:p>
          </table:table-cell>
          <table:table-cell table:style-name="ce46" office:value-type="float" office:value="28.48724" calcext:value-type="float">
            <text:p>28.48724</text:p>
          </table:table-cell>
          <table:table-cell table:style-name="ce46" office:value-type="float" office:value="28.24484" calcext:value-type="float">
            <text:p>28.24484</text:p>
          </table:table-cell>
          <table:table-cell table:style-name="ce46" office:value-type="float" office:value="28.08899" calcext:value-type="float">
            <text:p>28.08899</text:p>
          </table:table-cell>
          <table:table-cell table:style-name="ce46" office:value-type="float" office:value="27.93716" calcext:value-type="float">
            <text:p>27.93716</text:p>
          </table:table-cell>
          <table:table-cell table:style-name="ce46" office:value-type="float" office:value="28.8046" calcext:value-type="float">
            <text:p>28.8046</text:p>
          </table:table-cell>
          <table:table-cell table:style-name="ce46" office:value-type="float" office:value="28.40726" calcext:value-type="float">
            <text:p>28.40726</text:p>
          </table:table-cell>
          <table:table-cell table:style-name="ce46" office:value-type="float" office:value="28.19968" calcext:value-type="float">
            <text:p>28.19968</text:p>
          </table:table-cell>
          <table:table-cell table:style-name="ce46" office:value-type="float" office:value="28.45541" calcext:value-type="float">
            <text:p>28.45541</text:p>
          </table:table-cell>
          <table:table-cell table:style-name="ce46" office:value-type="float" office:value="28.64899" calcext:value-type="float">
            <text:p>28.64899</text:p>
          </table:table-cell>
          <table:table-cell table:style-name="ce46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6" office:value-type="float" office:value="29.20981" calcext:value-type="float">
            <text:p>29.20981</text:p>
          </table:table-cell>
          <table:table-cell table:style-name="ce46" office:value-type="float" office:value="28.237" calcext:value-type="float">
            <text:p>28.237</text:p>
          </table:table-cell>
          <table:table-cell table:style-name="ce46" office:value-type="float" office:value="28.69711" calcext:value-type="float">
            <text:p>28.69711</text:p>
          </table:table-cell>
          <table:table-cell table:style-name="ce46" office:value-type="float" office:value="28.74741" calcext:value-type="float">
            <text:p>28.74741</text:p>
          </table:table-cell>
          <table:table-cell table:style-name="ce46" office:value-type="float" office:value="28.59103" calcext:value-type="float">
            <text:p>28.59103</text:p>
          </table:table-cell>
          <table:table-cell table:style-name="ce46" office:value-type="float" office:value="28.45065" calcext:value-type="float">
            <text:p>28.45065</text:p>
          </table:table-cell>
          <table:table-cell table:style-name="ce46" office:value-type="float" office:value="28.98566" calcext:value-type="float">
            <text:p>28.98566</text:p>
          </table:table-cell>
          <table:table-cell table:style-name="ce46" office:value-type="float" office:value="28.68613" calcext:value-type="float">
            <text:p>28.68613</text:p>
          </table:table-cell>
          <table:table-cell table:style-name="ce46" office:value-type="float" office:value="28.6344" calcext:value-type="float">
            <text:p>28.6344</text:p>
          </table:table-cell>
          <table:table-cell table:style-name="ce46" office:value-type="float" office:value="28.61298" calcext:value-type="float">
            <text:p>28.61298</text:p>
          </table:table-cell>
          <table:table-cell table:style-name="ce46" office:value-type="float" office:value="28.98709" calcext:value-type="float">
            <text:p>28.98709</text:p>
          </table:table-cell>
          <table:table-cell table:style-name="ce46" office:value-type="float" office:value="28.56259" calcext:value-type="float">
            <text:p>28.56259</text:p>
          </table:table-cell>
          <table:table-cell table:style-name="ce46" office:value-type="float" office:value="28.52948" calcext:value-type="float">
            <text:p>28.52948</text:p>
          </table:table-cell>
          <table:table-cell table:style-name="ce46" office:value-type="float" office:value="28.26447" calcext:value-type="float">
            <text:p>28.26447</text:p>
          </table:table-cell>
          <table:table-cell table:style-name="ce46" office:value-type="float" office:value="28.397" calcext:value-type="float">
            <text:p>28.397</text:p>
          </table:table-cell>
          <table:table-cell table:style-name="ce46" office:value-type="float" office:value="28.31311" calcext:value-type="float">
            <text:p>28.31311</text:p>
          </table:table-cell>
          <table:table-cell table:style-name="ce46" office:value-type="float" office:value="28.61554" calcext:value-type="float">
            <text:p>28.61554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29428" calcext:value-type="float">
            <text:p>28.29428</text:p>
          </table:table-cell>
          <table:table-cell table:style-name="ce46" office:value-type="float" office:value="28.19797" calcext:value-type="float">
            <text:p>28.19797</text:p>
          </table:table-cell>
          <table:table-cell table:style-name="ce46" office:value-type="float" office:value="28.36426" calcext:value-type="float">
            <text:p>28.36426</text:p>
          </table:table-cell>
          <table:table-cell table:style-name="ce46" office:value-type="float" office:value="28.45306" calcext:value-type="float">
            <text:p>28.45306</text:p>
          </table:table-cell>
          <table:table-cell table:style-name="ce46" office:value-type="float" office:value="28.14316" calcext:value-type="float">
            <text:p>28.14316</text:p>
          </table:table-cell>
          <table:table-cell table:style-name="ce46" office:value-type="float" office:value="28.66943" calcext:value-type="float">
            <text:p>28.66943</text:p>
          </table:table-cell>
          <table:table-cell table:style-name="ce46" office:value-type="float" office:value="28.25656" calcext:value-type="float">
            <text:p>28.25656</text:p>
          </table:table-cell>
          <table:table-cell table:style-name="ce46" office:value-type="float" office:value="28.32553" calcext:value-type="float">
            <text:p>28.32553</text:p>
          </table:table-cell>
          <table:table-cell table:style-name="ce46" office:value-type="float" office:value="28.38956" calcext:value-type="float">
            <text:p>28.38956</text:p>
          </table:table-cell>
          <table:table-cell table:style-name="ce46" office:value-type="float" office:value="28.39142" calcext:value-type="float">
            <text:p>28.39142</text:p>
          </table:table-cell>
          <table:table-cell table:style-name="ce46" office:value-type="float" office:value="28.38147" calcext:value-type="float">
            <text:p>28.38147</text:p>
          </table:table-cell>
          <table:table-cell table:style-name="ce46" office:value-type="float" office:value="28.2731" calcext:value-type="float">
            <text:p>28.2731</text:p>
          </table:table-cell>
          <table:table-cell table:style-name="ce46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6" office:value-type="float" office:value="27.62341" calcext:value-type="float">
            <text:p>27.62341</text:p>
          </table:table-cell>
          <table:table-cell table:style-name="ce46" office:value-type="float" office:value="28.86377" calcext:value-type="float">
            <text:p>28.86377</text:p>
          </table:table-cell>
          <table:table-cell table:style-name="ce46" office:value-type="float" office:value="28.86996" calcext:value-type="float">
            <text:p>28.86996</text:p>
          </table:table-cell>
          <table:table-cell table:style-name="ce46" office:value-type="float" office:value="28.70697" calcext:value-type="float">
            <text:p>28.70697</text:p>
          </table:table-cell>
          <table:table-cell table:style-name="ce46" office:value-type="float" office:value="28.46826" calcext:value-type="float">
            <text:p>28.46826</text:p>
          </table:table-cell>
          <table:table-cell table:style-name="ce46" office:value-type="float" office:value="28.94077" calcext:value-type="float">
            <text:p>28.94077</text:p>
          </table:table-cell>
          <table:table-cell table:style-name="ce46" office:value-type="float" office:value="28.4743" calcext:value-type="float">
            <text:p>28.4743</text:p>
          </table:table-cell>
          <table:table-cell table:style-name="ce46" office:value-type="float" office:value="28.58896" calcext:value-type="float">
            <text:p>28.58896</text:p>
          </table:table-cell>
          <table:table-cell table:style-name="ce46" office:value-type="float" office:value="28.53461" calcext:value-type="float">
            <text:p>28.53461</text:p>
          </table:table-cell>
          <table:table-cell table:style-name="ce46" office:value-type="float" office:value="28.56091" calcext:value-type="float">
            <text:p>28.56091</text:p>
          </table:table-cell>
          <table:table-cell table:style-name="ce46" office:value-type="float" office:value="28.9357" calcext:value-type="float">
            <text:p>28.9357</text:p>
          </table:table-cell>
          <table:table-cell table:style-name="ce46" office:value-type="float" office:value="28.25821" calcext:value-type="float">
            <text:p>28.25821</text:p>
          </table:table-cell>
          <table:table-cell table:style-name="ce46" office:value-type="float" office:value="28.52939" calcext:value-type="float">
            <text:p>28.52939</text:p>
          </table:table-cell>
          <table:table-cell table:style-name="ce46" office:value-type="float" office:value="28.26166" calcext:value-type="float">
            <text:p>28.26166</text:p>
          </table:table-cell>
          <table:table-cell table:style-name="ce46" office:value-type="float" office:value="28.31317" calcext:value-type="float">
            <text:p>28.31317</text:p>
          </table:table-cell>
          <table:table-cell table:style-name="ce46" office:value-type="float" office:value="28.37604" calcext:value-type="float">
            <text:p>28.37604</text:p>
          </table:table-cell>
          <table:table-cell table:style-name="ce46" office:value-type="float" office:value="27.96381" calcext:value-type="float">
            <text:p>27.96381</text:p>
          </table:table-cell>
          <table:table-cell table:style-name="ce46" office:value-type="float" office:value="28.73602" calcext:value-type="float">
            <text:p>28.73602</text:p>
          </table:table-cell>
          <table:table-cell table:style-name="ce46" office:value-type="float" office:value="28.28223" calcext:value-type="float">
            <text:p>28.28223</text:p>
          </table:table-cell>
          <table:table-cell table:style-name="ce46" office:value-type="float" office:value="28.44681" calcext:value-type="float">
            <text:p>28.44681</text:p>
          </table:table-cell>
          <table:table-cell table:style-name="ce46" office:value-type="float" office:value="28.41345" calcext:value-type="float">
            <text:p>28.41345</text:p>
          </table:table-cell>
          <table:table-cell table:style-name="ce46" office:value-type="float" office:value="28.20145" calcext:value-type="float">
            <text:p>28.20145</text:p>
          </table:table-cell>
          <table:table-cell table:style-name="ce46" office:value-type="float" office:value="28.76868" calcext:value-type="float">
            <text:p>28.76868</text:p>
          </table:table-cell>
          <table:table-cell table:style-name="ce46" office:value-type="float" office:value="28.61197" calcext:value-type="float">
            <text:p>28.61197</text:p>
          </table:table-cell>
          <table:table-cell table:style-name="ce46" office:value-type="float" office:value="28.29355" calcext:value-type="float">
            <text:p>28.29355</text:p>
          </table:table-cell>
          <table:table-cell table:style-name="ce46" office:value-type="float" office:value="28.43552" calcext:value-type="float">
            <text:p>28.43552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26126" calcext:value-type="float">
            <text:p>28.26126</text:p>
          </table:table-cell>
          <table:table-cell table:style-name="ce46" office:value-type="float" office:value="28.3782" calcext:value-type="float">
            <text:p>28.3782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38071" calcext:value-type="float">
            <text:p>28.38071</text:p>
          </table:table-cell>
          <table:table-cell table:style-name="ce46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6" office:value-type="float" office:value="28.37424" calcext:value-type="float">
            <text:p>28.37424</text:p>
          </table:table-cell>
          <table:table-cell table:style-name="ce46" office:value-type="float" office:value="28.22079" calcext:value-type="float">
            <text:p>28.22079</text:p>
          </table:table-cell>
          <table:table-cell table:style-name="ce46" office:value-type="float" office:value="28.7309" calcext:value-type="float">
            <text:p>28.7309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84644" calcext:value-type="float">
            <text:p>28.84644</text:p>
          </table:table-cell>
          <table:table-cell table:style-name="ce46" office:value-type="float" office:value="28.6207" calcext:value-type="float">
            <text:p>28.6207</text:p>
          </table:table-cell>
          <table:table-cell table:style-name="ce46" office:value-type="float" office:value="28.65036" calcext:value-type="float">
            <text:p>28.65036</text:p>
          </table:table-cell>
          <table:table-cell table:style-name="ce46" office:value-type="float" office:value="28.52811" calcext:value-type="float">
            <text:p>28.52811</text:p>
          </table:table-cell>
          <table:table-cell table:style-name="ce46" office:value-type="float" office:value="28.68478" calcext:value-type="float">
            <text:p>28.68478</text:p>
          </table:table-cell>
          <table:table-cell table:style-name="ce46" office:value-type="float" office:value="28.49582" calcext:value-type="float">
            <text:p>28.49582</text:p>
          </table:table-cell>
          <table:table-cell table:style-name="ce46" office:value-type="float" office:value="28.87454" calcext:value-type="float">
            <text:p>28.87454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office:value-type="float" office:value="28.85934" calcext:value-type="float">
            <text:p>28.85934</text:p>
          </table:table-cell>
          <table:table-cell table:style-name="ce46" office:value-type="float" office:value="28.40387" calcext:value-type="float">
            <text:p>28.40387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77222" calcext:value-type="float">
            <text:p>28.77222</text:p>
          </table:table-cell>
          <table:table-cell table:style-name="ce46" office:value-type="float" office:value="28.45123" calcext:value-type="float">
            <text:p>28.45123</text:p>
          </table:table-cell>
          <table:table-cell table:style-name="ce46" office:value-type="float" office:value="28.09424" calcext:value-type="float">
            <text:p>28.09424</text:p>
          </table:table-cell>
          <table:table-cell table:style-name="ce46" office:value-type="float" office:value="28.42892" calcext:value-type="float">
            <text:p>28.42892</text:p>
          </table:table-cell>
          <table:table-cell table:style-name="ce46" office:value-type="float" office:value="28.37582" calcext:value-type="float">
            <text:p>28.37582</text:p>
          </table:table-cell>
          <table:table-cell table:style-name="ce46" office:value-type="float" office:value="28.75821" calcext:value-type="float">
            <text:p>28.75821</text:p>
          </table:table-cell>
          <table:table-cell table:style-name="ce46" office:value-type="float" office:value="28.76416" calcext:value-type="float">
            <text:p>28.76416</text:p>
          </table:table-cell>
          <table:table-cell table:style-name="ce46" office:value-type="float" office:value="28.48395" calcext:value-type="float">
            <text:p>28.48395</text:p>
          </table:table-cell>
          <table:table-cell table:style-name="ce46" office:value-type="float" office:value="29.5459" calcext:value-type="float">
            <text:p>29.5459</text:p>
          </table:table-cell>
          <table:table-cell table:style-name="ce46" office:value-type="float" office:value="28.4411" calcext:value-type="float">
            <text:p>28.4411</text:p>
          </table:table-cell>
          <table:table-cell table:style-name="ce46" office:value-type="float" office:value="28.92624" calcext:value-type="float">
            <text:p>28.92624</text:p>
          </table:table-cell>
          <table:table-cell table:style-name="ce46" office:value-type="float" office:value="28.51523" calcext:value-type="float">
            <text:p>28.51523</text:p>
          </table:table-cell>
          <table:table-cell table:style-name="ce46" office:value-type="float" office:value="28.42819" calcext:value-type="float">
            <text:p>28.42819</text:p>
          </table:table-cell>
          <table:table-cell table:style-name="ce46" office:value-type="float" office:value="28.10849" calcext:value-type="float">
            <text:p>28.10849</text:p>
          </table:table-cell>
          <table:table-cell table:style-name="ce46" office:value-type="float" office:value="28.42606" calcext:value-type="float">
            <text:p>28.42606</text:p>
          </table:table-cell>
          <table:table-cell table:style-name="ce46" office:value-type="float" office:value="28.26828" calcext:value-type="float">
            <text:p>28.26828</text:p>
          </table:table-cell>
          <table:table-cell table:style-name="ce46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6" office:value-type="float" office:value="27.29831" calcext:value-type="float">
            <text:p>27.29831</text:p>
          </table:table-cell>
          <table:table-cell table:style-name="ce46" office:value-type="float" office:value="28.80933" calcext:value-type="float">
            <text:p>28.80933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42377" calcext:value-type="float">
            <text:p>28.42377</text:p>
          </table:table-cell>
          <table:table-cell table:style-name="ce46" office:value-type="float" office:value="28.63312" calcext:value-type="float">
            <text:p>28.63312</text:p>
          </table:table-cell>
          <table:table-cell table:style-name="ce46" office:value-type="float" office:value="28.3338" calcext:value-type="float">
            <text:p>28.3338</text:p>
          </table:table-cell>
          <table:table-cell table:style-name="ce46" office:value-type="float" office:value="28.62021" calcext:value-type="float">
            <text:p>28.62021</text:p>
          </table:table-cell>
          <table:table-cell table:style-name="ce46" office:value-type="float" office:value="27.98083" calcext:value-type="float">
            <text:p>27.98083</text:p>
          </table:table-cell>
          <table:table-cell table:style-name="ce46" office:value-type="float" office:value="28.43439" calcext:value-type="float">
            <text:p>28.43439</text:p>
          </table:table-cell>
          <table:table-cell table:style-name="ce46" office:value-type="float" office:value="28.95148" calcext:value-type="float">
            <text:p>28.95148</text:p>
          </table:table-cell>
          <table:table-cell table:style-name="ce46" office:value-type="float" office:value="28.26651" calcext:value-type="float">
            <text:p>28.26651</text:p>
          </table:table-cell>
          <table:table-cell table:style-name="ce46" office:value-type="float" office:value="28.63574" calcext:value-type="float">
            <text:p>28.63574</text:p>
          </table:table-cell>
          <table:table-cell table:style-name="ce46" office:value-type="float" office:value="28.17847" calcext:value-type="float">
            <text:p>28.17847</text:p>
          </table:table-cell>
          <table:table-cell table:style-name="ce46" office:value-type="float" office:value="28.64847" calcext:value-type="float">
            <text:p>28.64847</text:p>
          </table:table-cell>
          <table:table-cell table:style-name="ce46" office:value-type="float" office:value="28.31335" calcext:value-type="float">
            <text:p>28.31335</text:p>
          </table:table-cell>
          <table:table-cell table:style-name="ce46" office:value-type="float" office:value="28.60599" calcext:value-type="float">
            <text:p>28.60599</text:p>
          </table:table-cell>
          <table:table-cell table:style-name="ce46" office:value-type="float" office:value="28.46475" calcext:value-type="float">
            <text:p>28.46475</text:p>
          </table:table-cell>
          <table:table-cell table:style-name="ce46" office:value-type="float" office:value="28.3309" calcext:value-type="float">
            <text:p>28.3309</text:p>
          </table:table-cell>
          <table:table-cell table:style-name="ce46" office:value-type="float" office:value="28.87555" calcext:value-type="float">
            <text:p>28.87555</text:p>
          </table:table-cell>
          <table:table-cell table:style-name="ce46" office:value-type="float" office:value="28.7724" calcext:value-type="float">
            <text:p>28.7724</text:p>
          </table:table-cell>
          <table:table-cell table:style-name="ce46" office:value-type="float" office:value="29.87015" calcext:value-type="float">
            <text:p>29.87015</text:p>
          </table:table-cell>
          <table:table-cell table:style-name="ce46" office:value-type="float" office:value="29.37186" calcext:value-type="float">
            <text:p>29.37186</text:p>
          </table:table-cell>
          <table:table-cell table:style-name="ce46" office:value-type="float" office:value="31.1228" calcext:value-type="float">
            <text:p>31.1228</text:p>
          </table:table-cell>
          <table:table-cell table:style-name="ce46" office:value-type="float" office:value="29.19064" calcext:value-type="float">
            <text:p>29.19064</text:p>
          </table:table-cell>
          <table:table-cell table:style-name="ce46" office:value-type="float" office:value="28.83929" calcext:value-type="float">
            <text:p>28.83929</text:p>
          </table:table-cell>
          <table:table-cell table:style-name="ce46" office:value-type="float" office:value="28.49765" calcext:value-type="float">
            <text:p>28.49765</text:p>
          </table:table-cell>
          <table:table-cell table:style-name="ce46" office:value-type="float" office:value="28.60129" calcext:value-type="float">
            <text:p>28.60129</text:p>
          </table:table-cell>
          <table:table-cell table:style-name="ce46" office:value-type="float" office:value="28.60385" calcext:value-type="float">
            <text:p>28.60385</text:p>
          </table:table-cell>
          <table:table-cell table:style-name="ce46" office:value-type="float" office:value="28.48489" calcext:value-type="float">
            <text:p>28.48489</text:p>
          </table:table-cell>
          <table:table-cell table:style-name="ce46" office:value-type="float" office:value="28.28159" calcext:value-type="float">
            <text:p>28.28159</text:p>
          </table:table-cell>
          <table:table-cell table:style-name="ce46" office:value-type="float" office:value="28.37833" calcext:value-type="float">
            <text:p>28.37833</text:p>
          </table:table-cell>
          <table:table-cell table:style-name="ce46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6" office:value-type="float" office:value="28.08939" calcext:value-type="float">
            <text:p>28.08939</text:p>
          </table:table-cell>
          <table:table-cell table:style-name="ce46" office:value-type="float" office:value="27.93951" calcext:value-type="float">
            <text:p>27.93951</text:p>
          </table:table-cell>
          <table:table-cell table:style-name="ce46" office:value-type="float" office:value="28.96414" calcext:value-type="float">
            <text:p>28.96414</text:p>
          </table:table-cell>
          <table:table-cell table:style-name="ce46" office:value-type="float" office:value="28.6987" calcext:value-type="float">
            <text:p>28.6987</text:p>
          </table:table-cell>
          <table:table-cell table:style-name="ce46" office:value-type="float" office:value="28.59705" calcext:value-type="float">
            <text:p>28.59705</text:p>
          </table:table-cell>
          <table:table-cell table:style-name="ce46" office:value-type="float" office:value="28.46439" calcext:value-type="float">
            <text:p>28.46439</text:p>
          </table:table-cell>
          <table:table-cell table:style-name="ce46" office:value-type="float" office:value="28.55853" calcext:value-type="float">
            <text:p>28.55853</text:p>
          </table:table-cell>
          <table:table-cell table:style-name="ce46" office:value-type="float" office:value="28.54413" calcext:value-type="float">
            <text:p>28.54413</text:p>
          </table:table-cell>
          <table:table-cell table:style-name="ce46" office:value-type="float" office:value="28.32031" calcext:value-type="float">
            <text:p>28.32031</text:p>
          </table:table-cell>
          <table:table-cell table:style-name="ce46" office:value-type="float" office:value="28.44214" calcext:value-type="float">
            <text:p>28.44214</text:p>
          </table:table-cell>
          <table:table-cell table:style-name="ce46" office:value-type="float" office:value="28.59418" calcext:value-type="float">
            <text:p>28.59418</text:p>
          </table:table-cell>
          <table:table-cell table:style-name="ce46" office:value-type="float" office:value="28.41498" calcext:value-type="float">
            <text:p>28.41498</text:p>
          </table:table-cell>
          <table:table-cell table:style-name="ce46" office:value-type="float" office:value="28.46024" calcext:value-type="float">
            <text:p>28.46024</text:p>
          </table:table-cell>
          <table:table-cell table:style-name="ce46" office:value-type="float" office:value="28.39493" calcext:value-type="float">
            <text:p>28.39493</text:p>
          </table:table-cell>
          <table:table-cell table:style-name="ce46" office:value-type="float" office:value="28.46454" calcext:value-type="float">
            <text:p>28.46454</text:p>
          </table:table-cell>
          <table:table-cell table:style-name="ce46" office:value-type="float" office:value="28.57306" calcext:value-type="float">
            <text:p>28.57306</text:p>
          </table:table-cell>
          <table:table-cell table:style-name="ce46" office:value-type="float" office:value="28.78949" calcext:value-type="float">
            <text:p>28.78949</text:p>
          </table:table-cell>
          <table:table-cell table:style-name="ce46" office:value-type="float" office:value="28.64526" calcext:value-type="float">
            <text:p>28.64526</text:p>
          </table:table-cell>
          <table:table-cell table:style-name="ce46" office:value-type="float" office:value="28.81354" calcext:value-type="float">
            <text:p>28.81354</text:p>
          </table:table-cell>
          <table:table-cell table:style-name="ce46" office:value-type="float" office:value="29.7767" calcext:value-type="float">
            <text:p>29.7767</text:p>
          </table:table-cell>
          <table:table-cell table:style-name="ce46" office:value-type="float" office:value="30.17947" calcext:value-type="float">
            <text:p>30.17947</text:p>
          </table:table-cell>
          <table:table-cell table:style-name="ce46" office:value-type="float" office:value="31.31461" calcext:value-type="float">
            <text:p>31.31461</text:p>
          </table:table-cell>
          <table:table-cell table:style-name="ce46" office:value-type="float" office:value="29.7186" calcext:value-type="float">
            <text:p>29.7186</text:p>
          </table:table-cell>
          <table:table-cell table:style-name="ce46" office:value-type="float" office:value="31.60883" calcext:value-type="float">
            <text:p>31.60883</text:p>
          </table:table-cell>
          <table:table-cell table:style-name="ce46" office:value-type="float" office:value="28.39557" calcext:value-type="float">
            <text:p>28.39557</text:p>
          </table:table-cell>
          <table:table-cell table:style-name="ce46" office:value-type="float" office:value="28.66147" calcext:value-type="float">
            <text:p>28.66147</text:p>
          </table:table-cell>
          <table:table-cell table:style-name="ce46" office:value-type="float" office:value="28.17334" calcext:value-type="float">
            <text:p>28.17334</text:p>
          </table:table-cell>
          <table:table-cell table:style-name="ce46" office:value-type="float" office:value="28.59424" calcext:value-type="float">
            <text:p>28.59424</text:p>
          </table:table-cell>
          <table:table-cell table:style-name="ce46" office:value-type="float" office:value="28.39627" calcext:value-type="float">
            <text:p>28.39627</text:p>
          </table:table-cell>
          <table:table-cell table:style-name="ce46" office:value-type="float" office:value="28.58374" calcext:value-type="float">
            <text:p>28.58374</text:p>
          </table:table-cell>
          <table:table-cell table:style-name="ce46" office:value-type="float" office:value="28.51871" calcext:value-type="float">
            <text:p>28.51871</text:p>
          </table:table-cell>
          <table:table-cell table:style-name="ce46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6" office:value-type="float" office:value="27.23187" calcext:value-type="float">
            <text:p>27.23187</text:p>
          </table:table-cell>
          <table:table-cell table:style-name="ce46" office:value-type="float" office:value="28.69644" calcext:value-type="float">
            <text:p>28.69644</text:p>
          </table:table-cell>
          <table:table-cell table:style-name="ce46" office:value-type="float" office:value="28.40323" calcext:value-type="float">
            <text:p>28.40323</text:p>
          </table:table-cell>
          <table:table-cell table:style-name="ce46" office:value-type="float" office:value="28.52234" calcext:value-type="float">
            <text:p>28.52234</text:p>
          </table:table-cell>
          <table:table-cell table:style-name="ce46" office:value-type="float" office:value="28.33246" calcext:value-type="float">
            <text:p>28.33246</text:p>
          </table:table-cell>
          <table:table-cell table:style-name="ce46" office:value-type="float" office:value="28.70047" calcext:value-type="float">
            <text:p>28.70047</text:p>
          </table:table-cell>
          <table:table-cell table:style-name="ce46" office:value-type="float" office:value="28.36398" calcext:value-type="float">
            <text:p>28.36398</text:p>
          </table:table-cell>
          <table:table-cell table:style-name="ce46" office:value-type="float" office:value="28.48767" calcext:value-type="float">
            <text:p>28.48767</text:p>
          </table:table-cell>
          <table:table-cell table:style-name="ce46" office:value-type="float" office:value="28.59512" calcext:value-type="float">
            <text:p>28.59512</text:p>
          </table:table-cell>
          <table:table-cell table:style-name="ce46" office:value-type="float" office:value="28.68036" calcext:value-type="float">
            <text:p>28.68036</text:p>
          </table:table-cell>
          <table:table-cell table:style-name="ce46" office:value-type="float" office:value="28.22745" calcext:value-type="float">
            <text:p>28.22745</text:p>
          </table:table-cell>
          <table:table-cell table:style-name="ce46" office:value-type="float" office:value="28.6535" calcext:value-type="float">
            <text:p>28.6535</text:p>
          </table:table-cell>
          <table:table-cell table:style-name="ce46" office:value-type="float" office:value="28.49802" calcext:value-type="float">
            <text:p>28.49802</text:p>
          </table:table-cell>
          <table:table-cell table:style-name="ce46" office:value-type="float" office:value="28.52496" calcext:value-type="float">
            <text:p>28.52496</text:p>
          </table:table-cell>
          <table:table-cell table:style-name="ce46" office:value-type="float" office:value="28.6239" calcext:value-type="float">
            <text:p>28.6239</text:p>
          </table:table-cell>
          <table:table-cell table:style-name="ce46" office:value-type="float" office:value="28.14215" calcext:value-type="float">
            <text:p>28.14215</text:p>
          </table:table-cell>
          <table:table-cell table:style-name="ce46" office:value-type="float" office:value="29.4574" calcext:value-type="float">
            <text:p>29.4574</text:p>
          </table:table-cell>
          <table:table-cell table:style-name="ce46" office:value-type="float" office:value="29.32574" calcext:value-type="float">
            <text:p>29.32574</text:p>
          </table:table-cell>
          <table:table-cell table:style-name="ce46" office:value-type="float" office:value="31.30377" calcext:value-type="float">
            <text:p>31.30377</text:p>
          </table:table-cell>
          <table:table-cell table:style-name="ce46" office:value-type="float" office:value="31.33905" calcext:value-type="float">
            <text:p>31.33905</text:p>
          </table:table-cell>
          <table:table-cell table:style-name="ce46" office:value-type="float" office:value="32.12802" calcext:value-type="float">
            <text:p>32.12802</text:p>
          </table:table-cell>
          <table:table-cell table:style-name="ce46" office:value-type="float" office:value="32.37109" calcext:value-type="float">
            <text:p>32.37109</text:p>
          </table:table-cell>
          <table:table-cell table:style-name="ce46" office:value-type="float" office:value="32.62381" calcext:value-type="float">
            <text:p>32.62381</text:p>
          </table:table-cell>
          <table:table-cell table:style-name="ce46" office:value-type="float" office:value="30.53839" calcext:value-type="float">
            <text:p>30.53839</text:p>
          </table:table-cell>
          <table:table-cell table:style-name="ce46" office:value-type="float" office:value="30.33801" calcext:value-type="float">
            <text:p>30.33801</text:p>
          </table:table-cell>
          <table:table-cell table:style-name="ce46" office:value-type="float" office:value="28.81577" calcext:value-type="float">
            <text:p>28.81577</text:p>
          </table:table-cell>
          <table:table-cell table:style-name="ce46" office:value-type="float" office:value="29.03" calcext:value-type="float">
            <text:p>29.03</text:p>
          </table:table-cell>
          <table:table-cell table:style-name="ce46" office:value-type="float" office:value="28.30661" calcext:value-type="float">
            <text:p>28.30661</text:p>
          </table:table-cell>
          <table:table-cell table:style-name="ce46" office:value-type="float" office:value="28.5538" calcext:value-type="float">
            <text:p>28.5538</text:p>
          </table:table-cell>
          <table:table-cell table:style-name="ce46" office:value-type="float" office:value="28.58701" calcext:value-type="float">
            <text:p>28.58701</text:p>
          </table:table-cell>
          <table:table-cell table:style-name="ce46" office:value-type="float" office:value="28.49777" calcext:value-type="float">
            <text:p>28.49777</text:p>
          </table:table-cell>
          <table:table-cell table:style-name="ce46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6" office:value-type="float" office:value="28.51456" calcext:value-type="float">
            <text:p>28.51456</text:p>
          </table:table-cell>
          <table:table-cell table:style-name="ce46" office:value-type="float" office:value="27.57782" calcext:value-type="float">
            <text:p>27.57782</text:p>
          </table:table-cell>
          <table:table-cell table:style-name="ce46" office:value-type="float" office:value="28.58395" calcext:value-type="float">
            <text:p>28.58395</text:p>
          </table:table-cell>
          <table:table-cell table:style-name="ce46" office:value-type="float" office:value="28.71799" calcext:value-type="float">
            <text:p>28.71799</text:p>
          </table:table-cell>
          <table:table-cell table:style-name="ce46" office:value-type="float" office:value="28.74341" calcext:value-type="float">
            <text:p>28.74341</text:p>
          </table:table-cell>
          <table:table-cell table:style-name="ce46" office:value-type="float" office:value="28.19107" calcext:value-type="float">
            <text:p>28.19107</text:p>
          </table:table-cell>
          <table:table-cell table:style-name="ce46" office:value-type="float" office:value="28.51822" calcext:value-type="float">
            <text:p>28.51822</text:p>
          </table:table-cell>
          <table:table-cell table:style-name="ce46" office:value-type="float" office:value="28.27277" calcext:value-type="float">
            <text:p>28.27277</text:p>
          </table:table-cell>
          <table:table-cell table:style-name="ce46" office:value-type="float" office:value="28.74789" calcext:value-type="float">
            <text:p>28.74789</text:p>
          </table:table-cell>
          <table:table-cell table:style-name="ce46" office:value-type="float" office:value="28.40466" calcext:value-type="float">
            <text:p>28.40466</text:p>
          </table:table-cell>
          <table:table-cell table:style-name="ce46" office:value-type="float" office:value="28.95844" calcext:value-type="float">
            <text:p>28.95844</text:p>
          </table:table-cell>
          <table:table-cell table:style-name="ce46" office:value-type="float" office:value="28.64062" calcext:value-type="float">
            <text:p>28.64062</text:p>
          </table:table-cell>
          <table:table-cell table:style-name="ce46" office:value-type="float" office:value="28.45172" calcext:value-type="float">
            <text:p>28.45172</text:p>
          </table:table-cell>
          <table:table-cell table:style-name="ce46" office:value-type="float" office:value="28.60104" calcext:value-type="float">
            <text:p>28.60104</text:p>
          </table:table-cell>
          <table:table-cell table:style-name="ce46" office:value-type="float" office:value="28.74152" calcext:value-type="float">
            <text:p>28.74152</text:p>
          </table:table-cell>
          <table:table-cell table:style-name="ce46" office:value-type="float" office:value="29.19482" calcext:value-type="float">
            <text:p>29.19482</text:p>
          </table:table-cell>
          <table:table-cell table:style-name="ce46" office:value-type="float" office:value="29.96017" calcext:value-type="float">
            <text:p>29.96017</text:p>
          </table:table-cell>
          <table:table-cell table:style-name="ce46" office:value-type="float" office:value="30.88318" calcext:value-type="float">
            <text:p>30.88318</text:p>
          </table:table-cell>
          <table:table-cell table:style-name="ce46" office:value-type="float" office:value="31.4306" calcext:value-type="float">
            <text:p>31.4306</text:p>
          </table:table-cell>
          <table:table-cell table:style-name="ce46" office:value-type="float" office:value="32.69626" calcext:value-type="float">
            <text:p>32.69626</text:p>
          </table:table-cell>
          <table:table-cell table:style-name="ce46" office:value-type="float" office:value="32.23666" calcext:value-type="float">
            <text:p>32.23666</text:p>
          </table:table-cell>
          <table:table-cell table:style-name="ce46" office:value-type="float" office:value="32.64554" calcext:value-type="float">
            <text:p>32.64554</text:p>
          </table:table-cell>
          <table:table-cell table:style-name="ce46" office:value-type="float" office:value="32.02365" calcext:value-type="float">
            <text:p>32.02365</text:p>
          </table:table-cell>
          <table:table-cell table:style-name="ce46" office:value-type="float" office:value="32.85107" calcext:value-type="float">
            <text:p>32.85107</text:p>
          </table:table-cell>
          <table:table-cell table:style-name="ce46" office:value-type="float" office:value="29.11374" calcext:value-type="float">
            <text:p>29.11374</text:p>
          </table:table-cell>
          <table:table-cell table:style-name="ce46" office:value-type="float" office:value="30.49533" calcext:value-type="float">
            <text:p>30.49533</text:p>
          </table:table-cell>
          <table:table-cell table:style-name="ce46" office:value-type="float" office:value="28.59818" calcext:value-type="float">
            <text:p>28.59818</text:p>
          </table:table-cell>
          <table:table-cell table:style-name="ce46" office:value-type="float" office:value="28.9104" calcext:value-type="float">
            <text:p>28.9104</text:p>
          </table:table-cell>
          <table:table-cell table:style-name="ce46" office:value-type="float" office:value="28.10703" calcext:value-type="float">
            <text:p>28.10703</text:p>
          </table:table-cell>
          <table:table-cell table:style-name="ce46" office:value-type="float" office:value="28.31522" calcext:value-type="float">
            <text:p>28.31522</text:p>
          </table:table-cell>
          <table:table-cell table:style-name="ce46" office:value-type="float" office:value="28.4306" calcext:value-type="float">
            <text:p>28.4306</text:p>
          </table:table-cell>
          <table:table-cell table:style-name="ce46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6" office:value-type="float" office:value="28.22284" calcext:value-type="float">
            <text:p>28.22284</text:p>
          </table:table-cell>
          <table:table-cell table:style-name="ce46" office:value-type="float" office:value="28.53027" calcext:value-type="float">
            <text:p>28.53027</text:p>
          </table:table-cell>
          <table:table-cell table:style-name="ce46" office:value-type="float" office:value="28.54584" calcext:value-type="float">
            <text:p>28.54584</text:p>
          </table:table-cell>
          <table:table-cell table:style-name="ce46" office:value-type="float" office:value="28.62051" calcext:value-type="float">
            <text:p>28.62051</text:p>
          </table:table-cell>
          <table:table-cell table:style-name="ce46" office:value-type="float" office:value="28.50687" calcext:value-type="float">
            <text:p>28.50687</text:p>
          </table:table-cell>
          <table:table-cell table:style-name="ce46" office:value-type="float" office:value="28.76093" calcext:value-type="float">
            <text:p>28.76093</text:p>
          </table:table-cell>
          <table:table-cell table:style-name="ce46" office:value-type="float" office:value="28.4986" calcext:value-type="float">
            <text:p>28.4986</text:p>
          </table:table-cell>
          <table:table-cell table:style-name="ce46" office:value-type="float" office:value="28.59299" calcext:value-type="float">
            <text:p>28.59299</text:p>
          </table:table-cell>
          <table:table-cell table:style-name="ce46" office:value-type="float" office:value="28.29944" calcext:value-type="float">
            <text:p>28.29944</text:p>
          </table:table-cell>
          <table:table-cell table:style-name="ce46" office:value-type="float" office:value="28.37323" calcext:value-type="float">
            <text:p>28.37323</text:p>
          </table:table-cell>
          <table:table-cell table:style-name="ce46" office:value-type="float" office:value="28.65457" calcext:value-type="float">
            <text:p>28.65457</text:p>
          </table:table-cell>
          <table:table-cell table:style-name="ce46" office:value-type="float" office:value="28.35962" calcext:value-type="float">
            <text:p>28.35962</text:p>
          </table:table-cell>
          <table:table-cell table:style-name="ce46" office:value-type="float" office:value="28.59872" calcext:value-type="float">
            <text:p>28.59872</text:p>
          </table:table-cell>
          <table:table-cell table:style-name="ce46" office:value-type="float" office:value="29.26773" calcext:value-type="float">
            <text:p>29.26773</text:p>
          </table:table-cell>
          <table:table-cell table:style-name="ce46" office:value-type="float" office:value="30.41644" calcext:value-type="float">
            <text:p>30.41644</text:p>
          </table:table-cell>
          <table:table-cell table:style-name="ce46" office:value-type="float" office:value="30.33765" calcext:value-type="float">
            <text:p>30.33765</text:p>
          </table:table-cell>
          <table:table-cell table:style-name="ce46" office:value-type="float" office:value="32.2222" calcext:value-type="float">
            <text:p>32.2222</text:p>
          </table:table-cell>
          <table:table-cell table:style-name="ce46" office:value-type="float" office:value="32.08789" calcext:value-type="float">
            <text:p>32.08789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2.60242" calcext:value-type="float">
            <text:p>32.60242</text:p>
          </table:table-cell>
          <table:table-cell table:style-name="ce46" office:value-type="float" office:value="33.02789" calcext:value-type="float">
            <text:p>33.02789</text:p>
          </table:table-cell>
          <table:table-cell table:style-name="ce46" office:value-type="float" office:value="32.88538" calcext:value-type="float">
            <text:p>32.88538</text:p>
          </table:table-cell>
          <table:table-cell table:style-name="ce46" office:value-type="float" office:value="33.58948" calcext:value-type="float">
            <text:p>33.58948</text:p>
          </table:table-cell>
          <table:table-cell table:style-name="ce46" office:value-type="float" office:value="32.34521" calcext:value-type="float">
            <text:p>32.34521</text:p>
          </table:table-cell>
          <table:table-cell table:style-name="ce46" office:value-type="float" office:value="32.59546" calcext:value-type="float">
            <text:p>32.59546</text:p>
          </table:table-cell>
          <table:table-cell table:style-name="ce46" office:value-type="float" office:value="29.52692" calcext:value-type="float">
            <text:p>29.52692</text:p>
          </table:table-cell>
          <table:table-cell table:style-name="ce46" office:value-type="float" office:value="29.51505" calcext:value-type="float">
            <text:p>29.51505</text:p>
          </table:table-cell>
          <table:table-cell table:style-name="ce46" office:value-type="float" office:value="28.7247" calcext:value-type="float">
            <text:p>28.7247</text:p>
          </table:table-cell>
          <table:table-cell table:style-name="ce46" office:value-type="float" office:value="28.88257" calcext:value-type="float">
            <text:p>28.88257</text:p>
          </table:table-cell>
          <table:table-cell table:style-name="ce46" office:value-type="float" office:value="28.65863" calcext:value-type="float">
            <text:p>28.65863</text:p>
          </table:table-cell>
          <table:table-cell table:style-name="ce46" office:value-type="float" office:value="28.79489" calcext:value-type="float">
            <text:p>28.79489</text:p>
          </table:table-cell>
          <table:table-cell table:style-name="ce46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6" office:value-type="float" office:value="28.66724" calcext:value-type="float">
            <text:p>28.66724</text:p>
          </table:table-cell>
          <table:table-cell table:style-name="ce46" office:value-type="float" office:value="28.62552" calcext:value-type="float">
            <text:p>28.62552</text:p>
          </table:table-cell>
          <table:table-cell table:style-name="ce46" office:value-type="float" office:value="28.64273" calcext:value-type="float">
            <text:p>28.64273</text:p>
          </table:table-cell>
          <table:table-cell table:style-name="ce46" office:value-type="float" office:value="28.55515" calcext:value-type="float">
            <text:p>28.55515</text:p>
          </table:table-cell>
          <table:table-cell table:style-name="ce46" office:value-type="float" office:value="28.86597" calcext:value-type="float">
            <text:p>28.86597</text:p>
          </table:table-cell>
          <table:table-cell table:style-name="ce46" office:value-type="float" office:value="28.43011" calcext:value-type="float">
            <text:p>28.43011</text:p>
          </table:table-cell>
          <table:table-cell table:style-name="ce46" office:value-type="float" office:value="28.59262" calcext:value-type="float">
            <text:p>28.59262</text:p>
          </table:table-cell>
          <table:table-cell table:style-name="ce46" office:value-type="float" office:value="28.1459" calcext:value-type="float">
            <text:p>28.1459</text:p>
          </table:table-cell>
          <table:table-cell table:style-name="ce46" office:value-type="float" office:value="28.78766" calcext:value-type="float">
            <text:p>28.78766</text:p>
          </table:table-cell>
          <table:table-cell table:style-name="ce46" office:value-type="float" office:value="27.88904" calcext:value-type="float">
            <text:p>27.88904</text:p>
          </table:table-cell>
          <table:table-cell table:style-name="ce46" office:value-type="float" office:value="28.61188" calcext:value-type="float">
            <text:p>28.61188</text:p>
          </table:table-cell>
          <table:table-cell table:style-name="ce46" office:value-type="float" office:value="28.29446" calcext:value-type="float">
            <text:p>28.29446</text:p>
          </table:table-cell>
          <table:table-cell table:style-name="ce46" office:value-type="float" office:value="29.23755" calcext:value-type="float">
            <text:p>29.23755</text:p>
          </table:table-cell>
          <table:table-cell table:style-name="ce46" office:value-type="float" office:value="29.57239" calcext:value-type="float">
            <text:p>29.57239</text:p>
          </table:table-cell>
          <table:table-cell table:style-name="ce46" office:value-type="float" office:value="30.89722" calcext:value-type="float">
            <text:p>30.89722</text:p>
          </table:table-cell>
          <table:table-cell table:style-name="ce46" office:value-type="float" office:value="31.83969" calcext:value-type="float">
            <text:p>31.83969</text:p>
          </table:table-cell>
          <table:table-cell table:style-name="ce46" office:value-type="float" office:value="32.11078" calcext:value-type="float">
            <text:p>32.11078</text:p>
          </table:table-cell>
          <table:table-cell table:style-name="ce46" office:value-type="float" office:value="32.17618" calcext:value-type="float">
            <text:p>32.17618</text:p>
          </table:table-cell>
          <table:table-cell table:style-name="ce46" office:value-type="float" office:value="32.99088" calcext:value-type="float">
            <text:p>32.99088</text:p>
          </table:table-cell>
          <table:table-cell table:style-name="ce46" office:value-type="float" office:value="32.87076" calcext:value-type="float">
            <text:p>32.87076</text:p>
          </table:table-cell>
          <table:table-cell table:style-name="ce46" office:value-type="float" office:value="33.3172" calcext:value-type="float">
            <text:p>33.3172</text:p>
          </table:table-cell>
          <table:table-cell table:style-name="ce46" office:value-type="float" office:value="33.54593" calcext:value-type="float">
            <text:p>33.54593</text:p>
          </table:table-cell>
          <table:table-cell table:style-name="ce46" office:value-type="float" office:value="33.36905" calcext:value-type="float">
            <text:p>33.36905</text:p>
          </table:table-cell>
          <table:table-cell table:style-name="ce46" office:value-type="float" office:value="34.26703" calcext:value-type="float">
            <text:p>34.26703</text:p>
          </table:table-cell>
          <table:table-cell table:style-name="ce46" office:value-type="float" office:value="30.55948" calcext:value-type="float">
            <text:p>30.55948</text:p>
          </table:table-cell>
          <table:table-cell table:style-name="ce46" office:value-type="float" office:value="32.25409" calcext:value-type="float">
            <text:p>32.25409</text:p>
          </table:table-cell>
          <table:table-cell table:style-name="ce46" office:value-type="float" office:value="28.90289" calcext:value-type="float">
            <text:p>28.90289</text:p>
          </table:table-cell>
          <table:table-cell table:style-name="ce46" office:value-type="float" office:value="29.49338" calcext:value-type="float">
            <text:p>29.49338</text:p>
          </table:table-cell>
          <table:table-cell table:style-name="ce46" office:value-type="float" office:value="28.63272" calcext:value-type="float">
            <text:p>28.63272</text:p>
          </table:table-cell>
          <table:table-cell table:style-name="ce46" office:value-type="float" office:value="28.17316" calcext:value-type="float">
            <text:p>28.17316</text:p>
          </table:table-cell>
          <table:table-cell table:style-name="ce46" office:value-type="float" office:value="28.48529" calcext:value-type="float">
            <text:p>28.48529</text:p>
          </table:table-cell>
          <table:table-cell table:style-name="ce46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6" office:value-type="float" office:value="28.44785" calcext:value-type="float">
            <text:p>28.44785</text:p>
          </table:table-cell>
          <table:table-cell table:style-name="ce46" office:value-type="float" office:value="28.60056" calcext:value-type="float">
            <text:p>28.60056</text:p>
          </table:table-cell>
          <table:table-cell table:style-name="ce46" office:value-type="float" office:value="28.26541" calcext:value-type="float">
            <text:p>28.26541</text:p>
          </table:table-cell>
          <table:table-cell table:style-name="ce46" office:value-type="float" office:value="28.45773" calcext:value-type="float">
            <text:p>28.45773</text:p>
          </table:table-cell>
          <table:table-cell table:style-name="ce46" office:value-type="float" office:value="28.45163" calcext:value-type="float">
            <text:p>28.45163</text:p>
          </table:table-cell>
          <table:table-cell table:style-name="ce46" office:value-type="float" office:value="28.32175" calcext:value-type="float">
            <text:p>28.32175</text:p>
          </table:table-cell>
          <table:table-cell table:style-name="ce46" office:value-type="float" office:value="28.37808" calcext:value-type="float">
            <text:p>28.37808</text:p>
          </table:table-cell>
          <table:table-cell table:style-name="ce46" office:value-type="float" office:value="28.35715" calcext:value-type="float">
            <text:p>28.35715</text:p>
          </table:table-cell>
          <table:table-cell table:style-name="ce46" office:value-type="float" office:value="28.51566" calcext:value-type="float">
            <text:p>28.51566</text:p>
          </table:table-cell>
          <table:table-cell table:style-name="ce46" office:value-type="float" office:value="28.53516" calcext:value-type="float">
            <text:p>28.53516</text:p>
          </table:table-cell>
          <table:table-cell table:style-name="ce46" office:value-type="float" office:value="28.73297" calcext:value-type="float">
            <text:p>28.73297</text:p>
          </table:table-cell>
          <table:table-cell table:style-name="ce46" office:value-type="float" office:value="28.95178" calcext:value-type="float">
            <text:p>28.95178</text:p>
          </table:table-cell>
          <table:table-cell table:style-name="ce46" office:value-type="float" office:value="28.96451" calcext:value-type="float">
            <text:p>28.96451</text:p>
          </table:table-cell>
          <table:table-cell table:style-name="ce46" office:value-type="float" office:value="31.18826" calcext:value-type="float">
            <text:p>31.18826</text:p>
          </table:table-cell>
          <table:table-cell table:style-name="ce46" office:value-type="float" office:value="31.6871" calcext:value-type="float">
            <text:p>31.6871</text:p>
          </table:table-cell>
          <table:table-cell table:style-name="ce46" office:value-type="float" office:value="32.23297" calcext:value-type="float">
            <text:p>32.23297</text:p>
          </table:table-cell>
          <table:table-cell table:style-name="ce46" office:value-type="float" office:value="32.40701" calcext:value-type="float">
            <text:p>32.40701</text:p>
          </table:table-cell>
          <table:table-cell table:style-name="ce46" office:value-type="float" office:value="32.63034" calcext:value-type="float">
            <text:p>32.63034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3.46414" calcext:value-type="float">
            <text:p>33.46414</text:p>
          </table:table-cell>
          <table:table-cell table:style-name="ce46" office:value-type="float" office:value="33.88968" calcext:value-type="float">
            <text:p>33.88968</text:p>
          </table:table-cell>
          <table:table-cell table:style-name="ce46" office:value-type="float" office:value="34.16119" calcext:value-type="float">
            <text:p>34.16119</text:p>
          </table:table-cell>
          <table:table-cell table:style-name="ce46" office:value-type="float" office:value="34.5954" calcext:value-type="float">
            <text:p>34.5954</text:p>
          </table:table-cell>
          <table:table-cell table:style-name="ce46" office:value-type="float" office:value="33.633" calcext:value-type="float">
            <text:p>33.633</text:p>
          </table:table-cell>
          <table:table-cell table:style-name="ce46" office:value-type="float" office:value="33.55688" calcext:value-type="float">
            <text:p>33.55688</text:p>
          </table:table-cell>
          <table:table-cell table:style-name="ce46" office:value-type="float" office:value="30.83972" calcext:value-type="float">
            <text:p>30.83972</text:p>
          </table:table-cell>
          <table:table-cell table:style-name="ce46" office:value-type="float" office:value="31.1254" calcext:value-type="float">
            <text:p>31.1254</text:p>
          </table:table-cell>
          <table:table-cell table:style-name="ce46" office:value-type="float" office:value="28.93753" calcext:value-type="float">
            <text:p>28.93753</text:p>
          </table:table-cell>
          <table:table-cell table:style-name="ce46" office:value-type="float" office:value="28.46463" calcext:value-type="float">
            <text:p>28.46463</text:p>
          </table:table-cell>
          <table:table-cell table:style-name="ce46" office:value-type="float" office:value="28.1907" calcext:value-type="float">
            <text:p>28.1907</text:p>
          </table:table-cell>
          <table:table-cell table:style-name="ce46" office:value-type="float" office:value="28.36075" calcext:value-type="float">
            <text:p>28.36075</text:p>
          </table:table-cell>
          <table:table-cell table:style-name="ce46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6" office:value-type="float" office:value="28.63208" calcext:value-type="float">
            <text:p>28.63208</text:p>
          </table:table-cell>
          <table:table-cell table:style-name="ce46" office:value-type="float" office:value="28.50034" calcext:value-type="float">
            <text:p>28.50034</text:p>
          </table:table-cell>
          <table:table-cell table:style-name="ce46" office:value-type="float" office:value="28.83011" calcext:value-type="float">
            <text:p>28.83011</text:p>
          </table:table-cell>
          <table:table-cell table:style-name="ce46" office:value-type="float" office:value="28.79993" calcext:value-type="float">
            <text:p>28.79993</text:p>
          </table:table-cell>
          <table:table-cell table:style-name="ce46" office:value-type="float" office:value="28.59445" calcext:value-type="float">
            <text:p>28.59445</text:p>
          </table:table-cell>
          <table:table-cell table:style-name="ce46" office:value-type="float" office:value="28.2294" calcext:value-type="float">
            <text:p>28.2294</text:p>
          </table:table-cell>
          <table:table-cell table:style-name="ce46" office:value-type="float" office:value="28.61978" calcext:value-type="float">
            <text:p>28.61978</text:p>
          </table:table-cell>
          <table:table-cell table:style-name="ce46" office:value-type="float" office:value="28.48706" calcext:value-type="float">
            <text:p>28.48706</text:p>
          </table:table-cell>
          <table:table-cell table:style-name="ce46" office:value-type="float" office:value="28.27664" calcext:value-type="float">
            <text:p>28.27664</text:p>
          </table:table-cell>
          <table:table-cell table:style-name="ce46" office:value-type="float" office:value="28.43265" calcext:value-type="float">
            <text:p>28.43265</text:p>
          </table:table-cell>
          <table:table-cell table:style-name="ce46" office:value-type="float" office:value="28.85385" calcext:value-type="float">
            <text:p>28.85385</text:p>
          </table:table-cell>
          <table:table-cell table:style-name="ce46" office:value-type="float" office:value="28.70731" calcext:value-type="float">
            <text:p>28.70731</text:p>
          </table:table-cell>
          <table:table-cell table:style-name="ce46" office:value-type="float" office:value="30.69974" calcext:value-type="float">
            <text:p>30.69974</text:p>
          </table:table-cell>
          <table:table-cell table:style-name="ce46" office:value-type="float" office:value="29.32349" calcext:value-type="float">
            <text:p>29.32349</text:p>
          </table:table-cell>
          <table:table-cell table:style-name="ce46" office:value-type="float" office:value="32.67822" calcext:value-type="float">
            <text:p>32.67822</text:p>
          </table:table-cell>
          <table:table-cell table:style-name="ce46" office:value-type="float" office:value="31.67175" calcext:value-type="float">
            <text:p>31.67175</text:p>
          </table:table-cell>
          <table:table-cell table:style-name="ce46" office:value-type="float" office:value="32.64499" calcext:value-type="float">
            <text:p>32.64499</text:p>
          </table:table-cell>
          <table:table-cell table:style-name="ce46" office:value-type="float" office:value="32.73856" calcext:value-type="float">
            <text:p>32.73856</text:p>
          </table:table-cell>
          <table:table-cell table:style-name="ce46" office:value-type="float" office:value="33.50919" calcext:value-type="float">
            <text:p>33.50919</text:p>
          </table:table-cell>
          <table:table-cell table:style-name="ce46" office:value-type="float" office:value="33.42599" calcext:value-type="float">
            <text:p>33.42599</text:p>
          </table:table-cell>
          <table:table-cell table:style-name="ce46" office:value-type="float" office:value="34.52786" calcext:value-type="float">
            <text:p>34.52786</text:p>
          </table:table-cell>
          <table:table-cell table:style-name="ce46" office:value-type="float" office:value="33.90854" calcext:value-type="float">
            <text:p>33.90854</text:p>
          </table:table-cell>
          <table:table-cell table:style-name="ce46" office:value-type="float" office:value="34.19693" calcext:value-type="float">
            <text:p>34.19693</text:p>
          </table:table-cell>
          <table:table-cell table:style-name="ce46" office:value-type="float" office:value="33.9006" calcext:value-type="float">
            <text:p>33.9006</text:p>
          </table:table-cell>
          <table:table-cell table:style-name="ce46" office:value-type="float" office:value="32.40405" calcext:value-type="float">
            <text:p>32.40405</text:p>
          </table:table-cell>
          <table:table-cell table:style-name="ce46" office:value-type="float" office:value="32.62567" calcext:value-type="float">
            <text:p>32.62567</text:p>
          </table:table-cell>
          <table:table-cell table:style-name="ce46" office:value-type="float" office:value="29.33972" calcext:value-type="float">
            <text:p>29.33972</text:p>
          </table:table-cell>
          <table:table-cell table:style-name="ce46" office:value-type="float" office:value="30.71957" calcext:value-type="float">
            <text:p>30.71957</text:p>
          </table:table-cell>
          <table:table-cell table:style-name="ce46" office:value-type="float" office:value="28.38916" calcext:value-type="float">
            <text:p>28.38916</text:p>
          </table:table-cell>
          <table:table-cell table:style-name="ce46" office:value-type="float" office:value="28.75568" calcext:value-type="float">
            <text:p>28.75568</text:p>
          </table:table-cell>
          <table:table-cell table:style-name="ce46" office:value-type="float" office:value="28.57767" calcext:value-type="float">
            <text:p>28.57767</text:p>
          </table:table-cell>
          <table:table-cell table:style-name="ce46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6" office:value-type="float" office:value="28.42273" calcext:value-type="float">
            <text:p>28.42273</text:p>
          </table:table-cell>
          <table:table-cell table:style-name="ce46" office:value-type="float" office:value="28.76605" calcext:value-type="float">
            <text:p>28.76605</text:p>
          </table:table-cell>
          <table:table-cell table:style-name="ce46" office:value-type="float" office:value="28.54123" calcext:value-type="float">
            <text:p>28.54123</text:p>
          </table:table-cell>
          <table:table-cell table:style-name="ce46" office:value-type="float" office:value="28.63919" calcext:value-type="float">
            <text:p>28.63919</text:p>
          </table:table-cell>
          <table:table-cell table:style-name="ce46" office:value-type="float" office:value="28.55045" calcext:value-type="float">
            <text:p>28.55045</text:p>
          </table:table-cell>
          <table:table-cell table:style-name="ce46" office:value-type="float" office:value="28.52869" calcext:value-type="float">
            <text:p>28.52869</text:p>
          </table:table-cell>
          <table:table-cell table:style-name="ce46" office:value-type="float" office:value="28.59033" calcext:value-type="float">
            <text:p>28.59033</text:p>
          </table:table-cell>
          <table:table-cell table:style-name="ce46" office:value-type="float" office:value="28.45441" calcext:value-type="float">
            <text:p>28.45441</text:p>
          </table:table-cell>
          <table:table-cell table:style-name="ce46" office:value-type="float" office:value="28.26614" calcext:value-type="float">
            <text:p>28.26614</text:p>
          </table:table-cell>
          <table:table-cell table:style-name="ce46" office:value-type="float" office:value="28.74667" calcext:value-type="float">
            <text:p>28.74667</text:p>
          </table:table-cell>
          <table:table-cell table:style-name="ce46" office:value-type="float" office:value="28.69791" calcext:value-type="float">
            <text:p>28.69791</text:p>
          </table:table-cell>
          <table:table-cell table:style-name="ce46" office:value-type="float" office:value="28.90726" calcext:value-type="float">
            <text:p>28.90726</text:p>
          </table:table-cell>
          <table:table-cell table:style-name="ce46" office:value-type="float" office:value="28.91803" calcext:value-type="float">
            <text:p>28.91803</text:p>
          </table:table-cell>
          <table:table-cell table:style-name="ce46" office:value-type="float" office:value="30.58521" calcext:value-type="float">
            <text:p>30.58521</text:p>
          </table:table-cell>
          <table:table-cell table:style-name="ce46" office:value-type="float" office:value="30.80206" calcext:value-type="float">
            <text:p>30.80206</text:p>
          </table:table-cell>
          <table:table-cell table:style-name="ce46" office:value-type="float" office:value="32.45346" calcext:value-type="float">
            <text:p>32.45346</text:p>
          </table:table-cell>
          <table:table-cell table:style-name="ce46" office:value-type="float" office:value="32.75171" calcext:value-type="float">
            <text:p>32.75171</text:p>
          </table:table-cell>
          <table:table-cell table:style-name="ce46" office:value-type="float" office:value="33.30261" calcext:value-type="float">
            <text:p>33.30261</text:p>
          </table:table-cell>
          <table:table-cell table:style-name="ce46" office:value-type="float" office:value="32.73929" calcext:value-type="float">
            <text:p>32.73929</text:p>
          </table:table-cell>
          <table:table-cell table:style-name="ce46" office:value-type="float" office:value="33.46765" calcext:value-type="float">
            <text:p>33.46765</text:p>
          </table:table-cell>
          <table:table-cell table:style-name="ce46" office:value-type="float" office:value="33.23526" calcext:value-type="float">
            <text:p>33.23526</text:p>
          </table:table-cell>
          <table:table-cell table:style-name="ce46" office:value-type="float" office:value="34.35025" calcext:value-type="float">
            <text:p>34.35025</text:p>
          </table:table-cell>
          <table:table-cell table:style-name="ce46" office:value-type="float" office:value="33.37143" calcext:value-type="float">
            <text:p>33.37143</text:p>
          </table:table-cell>
          <table:table-cell table:style-name="ce46" office:value-type="float" office:value="33.63449" calcext:value-type="float">
            <text:p>33.63449</text:p>
          </table:table-cell>
          <table:table-cell table:style-name="ce46" office:value-type="float" office:value="32.63791" calcext:value-type="float">
            <text:p>32.63791</text:p>
          </table:table-cell>
          <table:table-cell table:style-name="ce46" office:value-type="float" office:value="32.5112" calcext:value-type="float">
            <text:p>32.5112</text:p>
          </table:table-cell>
          <table:table-cell table:style-name="ce46" office:value-type="float" office:value="32.01379" calcext:value-type="float">
            <text:p>32.01379</text:p>
          </table:table-cell>
          <table:table-cell table:style-name="ce46" office:value-type="float" office:value="29.42599" calcext:value-type="float">
            <text:p>29.42599</text:p>
          </table:table-cell>
          <table:table-cell table:style-name="ce46" office:value-type="float" office:value="28.87851" calcext:value-type="float">
            <text:p>28.87851</text:p>
          </table:table-cell>
          <table:table-cell table:style-name="ce46" office:value-type="float" office:value="28.59839" calcext:value-type="float">
            <text:p>28.59839</text:p>
          </table:table-cell>
          <table:table-cell table:style-name="ce46" office:value-type="float" office:value="28.81714" calcext:value-type="float">
            <text:p>28.81714</text:p>
          </table:table-cell>
          <table:table-cell table:style-name="ce46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6" office:value-type="float" office:value="29.02686" calcext:value-type="float">
            <text:p>29.02686</text:p>
          </table:table-cell>
          <table:table-cell table:style-name="ce46" office:value-type="float" office:value="28.63443" calcext:value-type="float">
            <text:p>28.63443</text:p>
          </table:table-cell>
          <table:table-cell table:style-name="ce46" office:value-type="float" office:value="28.60632" calcext:value-type="float">
            <text:p>28.60632</text:p>
          </table:table-cell>
          <table:table-cell table:style-name="ce46" office:value-type="float" office:value="28.79086" calcext:value-type="float">
            <text:p>28.79086</text:p>
          </table:table-cell>
          <table:table-cell table:style-name="ce46" office:value-type="float" office:value="28.46902" calcext:value-type="float">
            <text:p>28.46902</text:p>
          </table:table-cell>
          <table:table-cell table:style-name="ce46" office:value-type="float" office:value="28.79099" calcext:value-type="float">
            <text:p>28.79099</text:p>
          </table:table-cell>
          <table:table-cell table:style-name="ce46" office:value-type="float" office:value="28.43823" calcext:value-type="float">
            <text:p>28.43823</text:p>
          </table:table-cell>
          <table:table-cell table:style-name="ce46" office:value-type="float" office:value="28.38" calcext:value-type="float">
            <text:p>28.38</text:p>
          </table:table-cell>
          <table:table-cell table:style-name="ce46" office:value-type="float" office:value="28.32956" calcext:value-type="float">
            <text:p>28.32956</text:p>
          </table:table-cell>
          <table:table-cell table:style-name="ce46" office:value-type="float" office:value="28.68369" calcext:value-type="float">
            <text:p>28.68369</text:p>
          </table:table-cell>
          <table:table-cell table:style-name="ce46" office:value-type="float" office:value="28.96429" calcext:value-type="float">
            <text:p>28.96429</text:p>
          </table:table-cell>
          <table:table-cell table:style-name="ce46" office:value-type="float" office:value="28.46698" calcext:value-type="float">
            <text:p>28.46698</text:p>
          </table:table-cell>
          <table:table-cell table:style-name="ce46" office:value-type="float" office:value="29.42136" calcext:value-type="float">
            <text:p>29.42136</text:p>
          </table:table-cell>
          <table:table-cell table:style-name="ce46" office:value-type="float" office:value="28.85236" calcext:value-type="float">
            <text:p>28.85236</text:p>
          </table:table-cell>
          <table:table-cell table:style-name="ce46" office:value-type="float" office:value="32.65408" calcext:value-type="float">
            <text:p>32.65408</text:p>
          </table:table-cell>
          <table:table-cell table:style-name="ce46" office:value-type="float" office:value="31.32639" calcext:value-type="float">
            <text:p>31.32639</text:p>
          </table:table-cell>
          <table:table-cell table:style-name="ce46" office:value-type="float" office:value="32.82559" calcext:value-type="float">
            <text:p>32.82559</text:p>
          </table:table-cell>
          <table:table-cell table:style-name="ce46" office:value-type="float" office:value="32.53738" calcext:value-type="float">
            <text:p>32.53738</text:p>
          </table:table-cell>
          <table:table-cell table:style-name="ce46" office:value-type="float" office:value="33.17917" calcext:value-type="float">
            <text:p>33.17917</text:p>
          </table:table-cell>
          <table:table-cell table:style-name="ce46" office:value-type="float" office:value="32.91617" calcext:value-type="float">
            <text:p>32.91617</text:p>
          </table:table-cell>
          <table:table-cell table:style-name="ce46" office:value-type="float" office:value="33.84647" calcext:value-type="float">
            <text:p>33.84647</text:p>
          </table:table-cell>
          <table:table-cell table:style-name="ce46" office:value-type="float" office:value="32.70065" calcext:value-type="float">
            <text:p>32.70065</text:p>
          </table:table-cell>
          <table:table-cell table:style-name="ce46" office:value-type="float" office:value="33.50955" calcext:value-type="float">
            <text:p>33.50955</text:p>
          </table:table-cell>
          <table:table-cell table:style-name="ce46" office:value-type="float" office:value="32.70392" calcext:value-type="float">
            <text:p>32.70392</text:p>
          </table:table-cell>
          <table:table-cell table:style-name="ce46" office:value-type="float" office:value="32.92755" calcext:value-type="float">
            <text:p>32.92755</text:p>
          </table:table-cell>
          <table:table-cell table:style-name="ce46" office:value-type="float" office:value="32.63016" calcext:value-type="float">
            <text:p>32.63016</text:p>
          </table:table-cell>
          <table:table-cell table:style-name="ce46" office:value-type="float" office:value="30.28622" calcext:value-type="float">
            <text:p>30.28622</text:p>
          </table:table-cell>
          <table:table-cell table:style-name="ce46" office:value-type="float" office:value="31.53842" calcext:value-type="float">
            <text:p>31.53842</text:p>
          </table:table-cell>
          <table:table-cell table:style-name="ce46" office:value-type="float" office:value="29.08435" calcext:value-type="float">
            <text:p>29.08435</text:p>
          </table:table-cell>
          <table:table-cell table:style-name="ce46" office:value-type="float" office:value="28.95605" calcext:value-type="float">
            <text:p>28.95605</text:p>
          </table:table-cell>
          <table:table-cell table:style-name="ce46" office:value-type="float" office:value="28.53885" calcext:value-type="float">
            <text:p>28.53885</text:p>
          </table:table-cell>
          <table:table-cell table:style-name="ce46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6" office:value-type="float" office:value="30.16873" calcext:value-type="float">
            <text:p>30.16873</text:p>
          </table:table-cell>
          <table:table-cell table:style-name="ce46" office:value-type="float" office:value="29.81506" calcext:value-type="float">
            <text:p>29.81506</text:p>
          </table:table-cell>
          <table:table-cell table:style-name="ce46" office:value-type="float" office:value="30.01062" calcext:value-type="float">
            <text:p>30.01062</text:p>
          </table:table-cell>
          <table:table-cell table:style-name="ce46" office:value-type="float" office:value="30.07138" calcext:value-type="float">
            <text:p>30.07138</text:p>
          </table:table-cell>
          <table:table-cell table:style-name="ce46" office:value-type="float" office:value="30.30106" calcext:value-type="float">
            <text:p>30.30106</text:p>
          </table:table-cell>
          <table:table-cell table:style-name="ce46" office:value-type="float" office:value="29.39203" calcext:value-type="float">
            <text:p>29.39203</text:p>
          </table:table-cell>
          <table:table-cell table:style-name="ce46" office:value-type="float" office:value="29.25354" calcext:value-type="float">
            <text:p>29.25354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9.0191" calcext:value-type="float">
            <text:p>29.0191</text:p>
          </table:table-cell>
          <table:table-cell table:style-name="ce46" office:value-type="float" office:value="29.5654" calcext:value-type="float">
            <text:p>29.5654</text:p>
          </table:table-cell>
          <table:table-cell table:style-name="ce46" office:value-type="float" office:value="29.10663" calcext:value-type="float">
            <text:p>29.10663</text:p>
          </table:table-cell>
          <table:table-cell table:style-name="ce46" office:value-type="float" office:value="29.22961" calcext:value-type="float">
            <text:p>29.22961</text:p>
          </table:table-cell>
          <table:table-cell table:style-name="ce46" office:value-type="float" office:value="29.15555" calcext:value-type="float">
            <text:p>29.15555</text:p>
          </table:table-cell>
          <table:table-cell table:style-name="ce46" office:value-type="float" office:value="30.13138" calcext:value-type="float">
            <text:p>30.13138</text:p>
          </table:table-cell>
          <table:table-cell table:style-name="ce46" office:value-type="float" office:value="30.18869" calcext:value-type="float">
            <text:p>30.18869</text:p>
          </table:table-cell>
          <table:table-cell table:style-name="ce46" office:value-type="float" office:value="33.12903" calcext:value-type="float">
            <text:p>33.12903</text:p>
          </table:table-cell>
          <table:table-cell table:style-name="ce46" office:value-type="float" office:value="32.38211" calcext:value-type="float">
            <text:p>32.38211</text:p>
          </table:table-cell>
          <table:table-cell table:style-name="ce46" office:value-type="float" office:value="33.50653" calcext:value-type="float">
            <text:p>33.50653</text:p>
          </table:table-cell>
          <table:table-cell table:style-name="ce46" office:value-type="float" office:value="33.45309" calcext:value-type="float">
            <text:p>33.45309</text:p>
          </table:table-cell>
          <table:table-cell table:style-name="ce46" office:value-type="float" office:value="33.31094" calcext:value-type="float">
            <text:p>33.31094</text:p>
          </table:table-cell>
          <table:table-cell table:style-name="ce46" office:value-type="float" office:value="33.2175" calcext:value-type="float">
            <text:p>33.2175</text:p>
          </table:table-cell>
          <table:table-cell table:style-name="ce46" office:value-type="float" office:value="33.69208" calcext:value-type="float">
            <text:p>33.69208</text:p>
          </table:table-cell>
          <table:table-cell table:style-name="ce46" office:value-type="float" office:value="33.26035" calcext:value-type="float">
            <text:p>33.26035</text:p>
          </table:table-cell>
          <table:table-cell table:style-name="ce46" office:value-type="float" office:value="33.2991" calcext:value-type="float">
            <text:p>33.2991</text:p>
          </table:table-cell>
          <table:table-cell table:style-name="ce46" office:value-type="float" office:value="32.61725" calcext:value-type="float">
            <text:p>32.61725</text:p>
          </table:table-cell>
          <table:table-cell table:style-name="ce46" office:value-type="float" office:value="33.08975" calcext:value-type="float">
            <text:p>33.08975</text:p>
          </table:table-cell>
          <table:table-cell table:style-name="ce46" office:value-type="float" office:value="31.41928" calcext:value-type="float">
            <text:p>31.41928</text:p>
          </table:table-cell>
          <table:table-cell table:style-name="ce46" office:value-type="float" office:value="30.85559" calcext:value-type="float">
            <text:p>30.85559</text:p>
          </table:table-cell>
          <table:table-cell table:style-name="ce46" office:value-type="float" office:value="29.52701" calcext:value-type="float">
            <text:p>29.52701</text:p>
          </table:table-cell>
          <table:table-cell table:style-name="ce46" office:value-type="float" office:value="29.53674" calcext:value-type="float">
            <text:p>29.53674</text:p>
          </table:table-cell>
          <table:table-cell table:style-name="ce46" office:value-type="float" office:value="29.75638" calcext:value-type="float">
            <text:p>29.75638</text:p>
          </table:table-cell>
          <table:table-cell table:style-name="ce46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6" office:value-type="float" office:value="29.14151" calcext:value-type="float">
            <text:p>29.14151</text:p>
          </table:table-cell>
          <table:table-cell table:style-name="ce46" office:value-type="float" office:value="28.71478" calcext:value-type="float">
            <text:p>28.71478</text:p>
          </table:table-cell>
          <table:table-cell table:style-name="ce46" office:value-type="float" office:value="29.88513" calcext:value-type="float">
            <text:p>29.88513</text:p>
          </table:table-cell>
          <table:table-cell table:style-name="ce46" office:value-type="float" office:value="30.27139" calcext:value-type="float">
            <text:p>30.27139</text:p>
          </table:table-cell>
          <table:table-cell table:style-name="ce46" office:value-type="float" office:value="28.86096" calcext:value-type="float">
            <text:p>28.86096</text:p>
          </table:table-cell>
          <table:table-cell table:style-name="ce46" office:value-type="float" office:value="29.3851" calcext:value-type="float">
            <text:p>29.3851</text:p>
          </table:table-cell>
          <table:table-cell table:style-name="ce46" office:value-type="float" office:value="28.82581" calcext:value-type="float">
            <text:p>28.82581</text:p>
          </table:table-cell>
          <table:table-cell table:style-name="ce46" office:value-type="float" office:value="28.53067" calcext:value-type="float">
            <text:p>28.53067</text:p>
          </table:table-cell>
          <table:table-cell table:style-name="ce46" office:value-type="float" office:value="28.60284" calcext:value-type="float">
            <text:p>28.60284</text:p>
          </table:table-cell>
          <table:table-cell table:style-name="ce46" office:value-type="float" office:value="28.1106" calcext:value-type="float">
            <text:p>28.1106</text:p>
          </table:table-cell>
          <table:table-cell table:style-name="ce46" office:value-type="float" office:value="28.49707" calcext:value-type="float">
            <text:p>28.49707</text:p>
          </table:table-cell>
          <table:table-cell table:style-name="ce46" office:value-type="float" office:value="28.64163" calcext:value-type="float">
            <text:p>28.64163</text:p>
          </table:table-cell>
          <table:table-cell table:style-name="ce46" office:value-type="float" office:value="28.7731" calcext:value-type="float">
            <text:p>28.7731</text:p>
          </table:table-cell>
          <table:table-cell table:style-name="ce46" office:value-type="float" office:value="28.40424" calcext:value-type="float">
            <text:p>28.40424</text:p>
          </table:table-cell>
          <table:table-cell table:style-name="ce46" office:value-type="float" office:value="31.21387" calcext:value-type="float">
            <text:p>31.21387</text:p>
          </table:table-cell>
          <table:table-cell table:style-name="ce46" office:value-type="float" office:value="30.06927" calcext:value-type="float">
            <text:p>30.06927</text:p>
          </table:table-cell>
          <table:table-cell table:style-name="ce46" office:value-type="float" office:value="32.82697" calcext:value-type="float">
            <text:p>32.82697</text:p>
          </table:table-cell>
          <table:table-cell table:style-name="ce46" office:value-type="float" office:value="31.80051" calcext:value-type="float">
            <text:p>31.80051</text:p>
          </table:table-cell>
          <table:table-cell table:style-name="ce46" office:value-type="float" office:value="33.00107" calcext:value-type="float">
            <text:p>33.00107</text:p>
          </table:table-cell>
          <table:table-cell table:style-name="ce46" office:value-type="float" office:value="32.57092" calcext:value-type="float">
            <text:p>32.57092</text:p>
          </table:table-cell>
          <table:table-cell table:style-name="ce46" office:value-type="float" office:value="32.45947" calcext:value-type="float">
            <text:p>32.45947</text:p>
          </table:table-cell>
          <table:table-cell table:style-name="ce46" office:value-type="float" office:value="32.34482" calcext:value-type="float">
            <text:p>32.34482</text:p>
          </table:table-cell>
          <table:table-cell table:style-name="ce46" office:value-type="float" office:value="32.3978" calcext:value-type="float">
            <text:p>32.3978</text:p>
          </table:table-cell>
          <table:table-cell table:style-name="ce46" office:value-type="float" office:value="31.81622" calcext:value-type="float">
            <text:p>31.81622</text:p>
          </table:table-cell>
          <table:table-cell table:style-name="ce46" office:value-type="float" office:value="32.39316" calcext:value-type="float">
            <text:p>32.39316</text:p>
          </table:table-cell>
          <table:table-cell table:style-name="ce46" office:value-type="float" office:value="30.91815" calcext:value-type="float">
            <text:p>30.91815</text:p>
          </table:table-cell>
          <table:table-cell table:style-name="ce46" office:value-type="float" office:value="30.59534" calcext:value-type="float">
            <text:p>30.59534</text:p>
          </table:table-cell>
          <table:table-cell table:style-name="ce46" office:value-type="float" office:value="29.46411" calcext:value-type="float">
            <text:p>29.46411</text:p>
          </table:table-cell>
          <table:table-cell table:style-name="ce46" office:value-type="float" office:value="29.14957" calcext:value-type="float">
            <text:p>29.14957</text:p>
          </table:table-cell>
          <table:table-cell table:style-name="ce46" office:value-type="float" office:value="28.65265" calcext:value-type="float">
            <text:p>28.65265</text:p>
          </table:table-cell>
          <table:table-cell table:style-name="ce46" office:value-type="float" office:value="28.42166" calcext:value-type="float">
            <text:p>28.42166</text:p>
          </table:table-cell>
          <table:table-cell table:style-name="ce46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6" office:value-type="float" office:value="29.88104" calcext:value-type="float">
            <text:p>29.88104</text:p>
          </table:table-cell>
          <table:table-cell table:style-name="ce46" office:value-type="float" office:value="31.47998" calcext:value-type="float">
            <text:p>31.47998</text:p>
          </table:table-cell>
          <table:table-cell table:style-name="ce46" office:value-type="float" office:value="32.38092" calcext:value-type="float">
            <text:p>32.38092</text:p>
          </table:table-cell>
          <table:table-cell table:style-name="ce46" office:value-type="float" office:value="31.15002" calcext:value-type="float">
            <text:p>31.15002</text:p>
          </table:table-cell>
          <table:table-cell table:style-name="ce46" office:value-type="float" office:value="31.32205" calcext:value-type="float">
            <text:p>31.32205</text:p>
          </table:table-cell>
          <table:table-cell table:style-name="ce46" office:value-type="float" office:value="29.1871" calcext:value-type="float">
            <text:p>29.1871</text:p>
          </table:table-cell>
          <table:table-cell table:style-name="ce46" office:value-type="float" office:value="28.79211" calcext:value-type="float">
            <text:p>28.79211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8.35556" calcext:value-type="float">
            <text:p>28.35556</text:p>
          </table:table-cell>
          <table:table-cell table:style-name="ce46" office:value-type="float" office:value="28.49005" calcext:value-type="float">
            <text:p>28.49005</text:p>
          </table:table-cell>
          <table:table-cell table:style-name="ce46" office:value-type="float" office:value="28.68729" calcext:value-type="float">
            <text:p>28.68729</text:p>
          </table:table-cell>
          <table:table-cell table:style-name="ce46" office:value-type="float" office:value="28.57852" calcext:value-type="float">
            <text:p>28.57852</text:p>
          </table:table-cell>
          <table:table-cell table:style-name="ce46" office:value-type="float" office:value="28.53763" calcext:value-type="float">
            <text:p>28.53763</text:p>
          </table:table-cell>
          <table:table-cell table:style-name="ce46" office:value-type="float" office:value="29.20825" calcext:value-type="float">
            <text:p>29.20825</text:p>
          </table:table-cell>
          <table:table-cell table:style-name="ce46" office:value-type="float" office:value="28.92633" calcext:value-type="float">
            <text:p>28.92633</text:p>
          </table:table-cell>
          <table:table-cell table:style-name="ce46" office:value-type="float" office:value="31.17313" calcext:value-type="float">
            <text:p>31.17313</text:p>
          </table:table-cell>
          <table:table-cell table:style-name="ce46" office:value-type="float" office:value="30.15488" calcext:value-type="float">
            <text:p>30.15488</text:p>
          </table:table-cell>
          <table:table-cell table:style-name="ce46" office:value-type="float" office:value="32.58478" calcext:value-type="float">
            <text:p>32.58478</text:p>
          </table:table-cell>
          <table:table-cell table:style-name="ce46" office:value-type="float" office:value="32.34778" calcext:value-type="float">
            <text:p>32.34778</text:p>
          </table:table-cell>
          <table:table-cell table:style-name="ce46" office:value-type="float" office:value="32.25781" calcext:value-type="float">
            <text:p>32.25781</text:p>
          </table:table-cell>
          <table:table-cell table:style-name="ce46" office:value-type="float" office:value="31.94916" calcext:value-type="float">
            <text:p>31.94916</text:p>
          </table:table-cell>
          <table:table-cell table:style-name="ce46" office:value-type="float" office:value="32.36972" calcext:value-type="float">
            <text:p>32.36972</text:p>
          </table:table-cell>
          <table:table-cell table:style-name="ce46" office:value-type="float" office:value="30.82874" calcext:value-type="float">
            <text:p>30.82874</text:p>
          </table:table-cell>
          <table:table-cell table:style-name="ce46" office:value-type="float" office:value="31.65811" calcext:value-type="float">
            <text:p>31.65811</text:p>
          </table:table-cell>
          <table:table-cell table:style-name="ce46" office:value-type="float" office:value="29.45987" calcext:value-type="float">
            <text:p>29.45987</text:p>
          </table:table-cell>
          <table:table-cell table:style-name="ce46" office:value-type="float" office:value="29.80893" calcext:value-type="float">
            <text:p>29.80893</text:p>
          </table:table-cell>
          <table:table-cell table:style-name="ce46" office:value-type="float" office:value="28.78568" calcext:value-type="float">
            <text:p>28.78568</text:p>
          </table:table-cell>
          <table:table-cell table:style-name="ce46" office:value-type="float" office:value="29.13351" calcext:value-type="float">
            <text:p>29.13351</text:p>
          </table:table-cell>
          <table:table-cell table:style-name="ce46" office:value-type="float" office:value="28.43869" calcext:value-type="float">
            <text:p>28.43869</text:p>
          </table:table-cell>
          <table:table-cell table:style-name="ce46" office:value-type="float" office:value="28.53268" calcext:value-type="float">
            <text:p>28.53268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6" office:value-type="float" office:value="32.35507" calcext:value-type="float">
            <text:p>32.35507</text:p>
          </table:table-cell>
          <table:table-cell table:style-name="ce46" office:value-type="float" office:value="32.414" calcext:value-type="float">
            <text:p>32.414</text:p>
          </table:table-cell>
          <table:table-cell table:style-name="ce46" office:value-type="float" office:value="32.71503" calcext:value-type="float">
            <text:p>32.71503</text:p>
          </table:table-cell>
          <table:table-cell table:style-name="ce46" office:value-type="float" office:value="32.77014" calcext:value-type="float">
            <text:p>32.77014</text:p>
          </table:table-cell>
          <table:table-cell table:style-name="ce46" office:value-type="float" office:value="29.99567" calcext:value-type="float">
            <text:p>29.99567</text:p>
          </table:table-cell>
          <table:table-cell table:style-name="ce46" office:value-type="float" office:value="30.81281" calcext:value-type="float">
            <text:p>30.81281</text:p>
          </table:table-cell>
          <table:table-cell table:style-name="ce46" office:value-type="float" office:value="28.86508" calcext:value-type="float">
            <text:p>28.86508</text:p>
          </table:table-cell>
          <table:table-cell table:style-name="ce46" office:value-type="float" office:value="29.01923" calcext:value-type="float">
            <text:p>29.01923</text:p>
          </table:table-cell>
          <table:table-cell table:style-name="ce46" office:value-type="float" office:value="28.85278" calcext:value-type="float">
            <text:p>28.85278</text:p>
          </table:table-cell>
          <table:table-cell table:style-name="ce46" office:value-type="float" office:value="28.30249" calcext:value-type="float">
            <text:p>28.30249</text:p>
          </table:table-cell>
          <table:table-cell table:style-name="ce46" office:value-type="float" office:value="28.37607" calcext:value-type="float">
            <text:p>28.37607</text:p>
          </table:table-cell>
          <table:table-cell table:style-name="ce46" office:value-type="float" office:value="28.51172" calcext:value-type="float">
            <text:p>28.51172</text:p>
          </table:table-cell>
          <table:table-cell table:style-name="ce46" office:value-type="float" office:value="28.62817" calcext:value-type="float">
            <text:p>28.62817</text:p>
          </table:table-cell>
          <table:table-cell table:style-name="ce46" office:value-type="float" office:value="28.17429" calcext:value-type="float">
            <text:p>28.17429</text:p>
          </table:table-cell>
          <table:table-cell table:style-name="ce46" office:value-type="float" office:value="29.77914" calcext:value-type="float">
            <text:p>29.77914</text:p>
          </table:table-cell>
          <table:table-cell table:style-name="ce46" office:value-type="float" office:value="28.89136" calcext:value-type="float">
            <text:p>28.89136</text:p>
          </table:table-cell>
          <table:table-cell table:style-name="ce46" office:value-type="float" office:value="32.1539" calcext:value-type="float">
            <text:p>32.1539</text:p>
          </table:table-cell>
          <table:table-cell table:style-name="ce46" office:value-type="float" office:value="30.50262" calcext:value-type="float">
            <text:p>30.50262</text:p>
          </table:table-cell>
          <table:table-cell table:style-name="ce46" office:value-type="float" office:value="32.1398" calcext:value-type="float">
            <text:p>32.1398</text:p>
          </table:table-cell>
          <table:table-cell table:style-name="ce46" office:value-type="float" office:value="31.65399" calcext:value-type="float">
            <text:p>31.65399</text:p>
          </table:table-cell>
          <table:table-cell table:style-name="ce46" office:value-type="float" office:value="31.75424" calcext:value-type="float">
            <text:p>31.75424</text:p>
          </table:table-cell>
          <table:table-cell table:style-name="ce46" office:value-type="float" office:value="30.42578" calcext:value-type="float">
            <text:p>30.42578</text:p>
          </table:table-cell>
          <table:table-cell table:style-name="ce46" office:value-type="float" office:value="30.61267" calcext:value-type="float">
            <text:p>30.61267</text:p>
          </table:table-cell>
          <table:table-cell table:style-name="ce46" office:value-type="float" office:value="29.35632" calcext:value-type="float">
            <text:p>29.35632</text:p>
          </table:table-cell>
          <table:table-cell table:style-name="ce46" office:value-type="float" office:value="29.85947" calcext:value-type="float">
            <text:p>29.85947</text:p>
          </table:table-cell>
          <table:table-cell table:style-name="ce46" office:value-type="float" office:value="28.74579" calcext:value-type="float">
            <text:p>28.74579</text:p>
          </table:table-cell>
          <table:table-cell table:style-name="ce46" office:value-type="float" office:value="28.71487" calcext:value-type="float">
            <text:p>28.71487</text:p>
          </table:table-cell>
          <table:table-cell table:style-name="ce46" office:value-type="float" office:value="28.43402" calcext:value-type="float">
            <text:p>28.43402</text:p>
          </table:table-cell>
          <table:table-cell table:style-name="ce46" office:value-type="float" office:value="28.62494" calcext:value-type="float">
            <text:p>28.62494</text:p>
          </table:table-cell>
          <table:table-cell table:style-name="ce46" office:value-type="float" office:value="28.22617" calcext:value-type="float">
            <text:p>28.22617</text:p>
          </table:table-cell>
          <table:table-cell table:style-name="ce46" office:value-type="float" office:value="28.3038" calcext:value-type="float">
            <text:p>28.3038</text:p>
          </table:table-cell>
          <table:table-cell table:style-name="ce46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6" office:value-type="float" office:value="32.08911" calcext:value-type="float">
            <text:p>32.08911</text:p>
          </table:table-cell>
          <table:table-cell table:style-name="ce46" office:value-type="float" office:value="34.15668" calcext:value-type="float">
            <text:p>34.15668</text:p>
          </table:table-cell>
          <table:table-cell table:style-name="ce46" office:value-type="float" office:value="34.06351" calcext:value-type="float">
            <text:p>34.06351</text:p>
          </table:table-cell>
          <table:table-cell table:style-name="ce46" office:value-type="float" office:value="32.35364" calcext:value-type="float">
            <text:p>32.35364</text:p>
          </table:table-cell>
          <table:table-cell table:style-name="ce46" office:value-type="float" office:value="32.38501" calcext:value-type="float">
            <text:p>32.38501</text:p>
          </table:table-cell>
          <table:table-cell table:style-name="ce46" office:value-type="float" office:value="30.55246" calcext:value-type="float">
            <text:p>30.55246</text:p>
          </table:table-cell>
          <table:table-cell table:style-name="ce46" office:value-type="float" office:value="29.81189" calcext:value-type="float">
            <text:p>29.81189</text:p>
          </table:table-cell>
          <table:table-cell table:style-name="ce46" office:value-type="float" office:value="28.61194" calcext:value-type="float">
            <text:p>28.61194</text:p>
          </table:table-cell>
          <table:table-cell table:style-name="ce46" office:value-type="float" office:value="28.47665" calcext:value-type="float">
            <text:p>28.47665</text:p>
          </table:table-cell>
          <table:table-cell table:style-name="ce46" office:value-type="float" office:value="28.41925" calcext:value-type="float">
            <text:p>28.41925</text:p>
          </table:table-cell>
          <table:table-cell table:style-name="ce46" office:value-type="float" office:value="28.642" calcext:value-type="float">
            <text:p>28.642</text:p>
          </table:table-cell>
          <table:table-cell table:style-name="ce46" office:value-type="float" office:value="28.51297" calcext:value-type="float">
            <text:p>28.51297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48956" calcext:value-type="float">
            <text:p>28.48956</text:p>
          </table:table-cell>
          <table:table-cell table:style-name="ce46" office:value-type="float" office:value="28.20099" calcext:value-type="float">
            <text:p>28.20099</text:p>
          </table:table-cell>
          <table:table-cell table:style-name="ce46" office:value-type="float" office:value="29.56238" calcext:value-type="float">
            <text:p>29.56238</text:p>
          </table:table-cell>
          <table:table-cell table:style-name="ce46" office:value-type="float" office:value="29.29523" calcext:value-type="float">
            <text:p>29.29523</text:p>
          </table:table-cell>
          <table:table-cell table:style-name="ce46" office:value-type="float" office:value="31.22824" calcext:value-type="float">
            <text:p>31.22824</text:p>
          </table:table-cell>
          <table:table-cell table:style-name="ce46" office:value-type="float" office:value="30.24066" calcext:value-type="float">
            <text:p>30.24066</text:p>
          </table:table-cell>
          <table:table-cell table:style-name="ce46" office:value-type="float" office:value="30.98523" calcext:value-type="float">
            <text:p>30.98523</text:p>
          </table:table-cell>
          <table:table-cell table:style-name="ce46" office:value-type="float" office:value="29.63834" calcext:value-type="float">
            <text:p>29.63834</text:p>
          </table:table-cell>
          <table:table-cell table:style-name="ce46" office:value-type="float" office:value="29.7775" calcext:value-type="float">
            <text:p>29.7775</text:p>
          </table:table-cell>
          <table:table-cell table:style-name="ce46" office:value-type="float" office:value="28.81177" calcext:value-type="float">
            <text:p>28.81177</text:p>
          </table:table-cell>
          <table:table-cell table:style-name="ce46" office:value-type="float" office:value="29.20273" calcext:value-type="float">
            <text:p>29.20273</text:p>
          </table:table-cell>
          <table:table-cell table:style-name="ce46" office:value-type="float" office:value="28.70432" calcext:value-type="float">
            <text:p>28.70432</text:p>
          </table:table-cell>
          <table:table-cell table:style-name="ce46" office:value-type="float" office:value="28.34271" calcext:value-type="float">
            <text:p>28.34271</text:p>
          </table:table-cell>
          <table:table-cell table:style-name="ce46" office:value-type="float" office:value="28.4303" calcext:value-type="float">
            <text:p>28.4303</text:p>
          </table:table-cell>
          <table:table-cell table:style-name="ce46" office:value-type="float" office:value="28.61993" calcext:value-type="float">
            <text:p>28.61993</text:p>
          </table:table-cell>
          <table:table-cell table:style-name="ce46" office:value-type="float" office:value="28.48932" calcext:value-type="float">
            <text:p>28.48932</text:p>
          </table:table-cell>
          <table:table-cell table:style-name="ce46" office:value-type="float" office:value="28.20914" calcext:value-type="float">
            <text:p>28.20914</text:p>
          </table:table-cell>
          <table:table-cell table:style-name="ce46" office:value-type="float" office:value="28.53848" calcext:value-type="float">
            <text:p>28.53848</text:p>
          </table:table-cell>
          <table:table-cell table:style-name="ce46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6" office:value-type="float" office:value="33.40698" calcext:value-type="float">
            <text:p>33.40698</text:p>
          </table:table-cell>
          <table:table-cell table:style-name="ce46" office:value-type="float" office:value="32.63089" calcext:value-type="float">
            <text:p>32.63089</text:p>
          </table:table-cell>
          <table:table-cell table:style-name="ce46" office:value-type="float" office:value="33.42575" calcext:value-type="float">
            <text:p>33.42575</text:p>
          </table:table-cell>
          <table:table-cell table:style-name="ce46" office:value-type="float" office:value="33.79407" calcext:value-type="float">
            <text:p>33.79407</text:p>
          </table:table-cell>
          <table:table-cell table:style-name="ce46" office:value-type="float" office:value="31.50021" calcext:value-type="float">
            <text:p>31.50021</text:p>
          </table:table-cell>
          <table:table-cell table:style-name="ce46" office:value-type="float" office:value="31.61697" calcext:value-type="float">
            <text:p>31.61697</text:p>
          </table:table-cell>
          <table:table-cell table:style-name="ce46" office:value-type="float" office:value="28.75964" calcext:value-type="float">
            <text:p>28.75964</text:p>
          </table:table-cell>
          <table:table-cell table:style-name="ce46" office:value-type="float" office:value="29.86847" calcext:value-type="float">
            <text:p>29.86847</text:p>
          </table:table-cell>
          <table:table-cell table:style-name="ce46" office:value-type="float" office:value="28.41333" calcext:value-type="float">
            <text:p>28.41333</text:p>
          </table:table-cell>
          <table:table-cell table:style-name="ce46" office:value-type="float" office:value="28.28763" calcext:value-type="float">
            <text:p>28.28763</text:p>
          </table:table-cell>
          <table:table-cell table:style-name="ce46" office:value-type="float" office:value="28.7207" calcext:value-type="float">
            <text:p>28.7207</text:p>
          </table:table-cell>
          <table:table-cell table:style-name="ce46" office:value-type="float" office:value="28.63782" calcext:value-type="float">
            <text:p>28.63782</text:p>
          </table:table-cell>
          <table:table-cell table:style-name="ce46" office:value-type="float" office:value="28.45374" calcext:value-type="float">
            <text:p>28.45374</text:p>
          </table:table-cell>
          <table:table-cell table:style-name="ce46" office:value-type="float" office:value="28.18436" calcext:value-type="float">
            <text:p>28.18436</text:p>
          </table:table-cell>
          <table:table-cell table:style-name="ce46" office:value-type="float" office:value="28.90359" calcext:value-type="float">
            <text:p>28.90359</text:p>
          </table:table-cell>
          <table:table-cell table:style-name="ce46" office:value-type="float" office:value="28.76587" calcext:value-type="float">
            <text:p>28.76587</text:p>
          </table:table-cell>
          <table:table-cell table:style-name="ce46" office:value-type="float" office:value="30.41129" calcext:value-type="float">
            <text:p>30.41129</text:p>
          </table:table-cell>
          <table:table-cell table:style-name="ce46" office:value-type="float" office:value="28.84167" calcext:value-type="float">
            <text:p>28.84167</text:p>
          </table:table-cell>
          <table:table-cell table:style-name="ce46" office:value-type="float" office:value="30.54901" calcext:value-type="float">
            <text:p>30.54901</text:p>
          </table:table-cell>
          <table:table-cell table:style-name="ce46" office:value-type="float" office:value="29.01678" calcext:value-type="float">
            <text:p>29.01678</text:p>
          </table:table-cell>
          <table:table-cell table:style-name="ce46" office:value-type="float" office:value="29.16205" calcext:value-type="float">
            <text:p>29.16205</text:p>
          </table:table-cell>
          <table:table-cell table:style-name="ce46" office:value-type="float" office:value="28.91888" calcext:value-type="float">
            <text:p>28.91888</text:p>
          </table:table-cell>
          <table:table-cell table:style-name="ce46" office:value-type="float" office:value="28.75201" calcext:value-type="float">
            <text:p>28.75201</text:p>
          </table:table-cell>
          <table:table-cell table:style-name="ce46" office:value-type="float" office:value="28.80069" calcext:value-type="float">
            <text:p>28.80069</text:p>
          </table:table-cell>
          <table:table-cell table:style-name="ce46" office:value-type="float" office:value="28.6781" calcext:value-type="float">
            <text:p>28.6781</text:p>
          </table:table-cell>
          <table:table-cell table:style-name="ce46" office:value-type="float" office:value="28.39584" calcext:value-type="float">
            <text:p>28.39584</text:p>
          </table:table-cell>
          <table:table-cell table:style-name="ce46" office:value-type="float" office:value="28.34546" calcext:value-type="float">
            <text:p>28.34546</text:p>
          </table:table-cell>
          <table:table-cell table:style-name="ce46" office:value-type="float" office:value="28.56027" calcext:value-type="float">
            <text:p>28.56027</text:p>
          </table:table-cell>
          <table:table-cell table:style-name="ce46" office:value-type="float" office:value="28.24524" calcext:value-type="float">
            <text:p>28.24524</text:p>
          </table:table-cell>
          <table:table-cell table:style-name="ce46" office:value-type="float" office:value="28.32999" calcext:value-type="float">
            <text:p>28.32999</text:p>
          </table:table-cell>
          <table:table-cell table:style-name="ce46" office:value-type="float" office:value="28.49411" calcext:value-type="float">
            <text:p>28.49411</text:p>
          </table:table-cell>
          <table:table-cell table:style-name="ce46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6" office:value-type="float" office:value="30.36829" calcext:value-type="float">
            <text:p>30.36829</text:p>
          </table:table-cell>
          <table:table-cell table:style-name="ce46" office:value-type="float" office:value="32.87213" calcext:value-type="float">
            <text:p>32.87213</text:p>
          </table:table-cell>
          <table:table-cell table:style-name="ce46" office:value-type="float" office:value="33.29105" calcext:value-type="float">
            <text:p>33.29105</text:p>
          </table:table-cell>
          <table:table-cell table:style-name="ce46" office:value-type="float" office:value="33.01254" calcext:value-type="float">
            <text:p>33.01254</text:p>
          </table:table-cell>
          <table:table-cell table:style-name="ce46" office:value-type="float" office:value="32.56174" calcext:value-type="float">
            <text:p>32.56174</text:p>
          </table:table-cell>
          <table:table-cell table:style-name="ce46" office:value-type="float" office:value="31.87057" calcext:value-type="float">
            <text:p>31.87057</text:p>
          </table:table-cell>
          <table:table-cell table:style-name="ce46" office:value-type="float" office:value="31.30811" calcext:value-type="float">
            <text:p>31.30811</text:p>
          </table:table-cell>
          <table:table-cell table:style-name="ce46" office:value-type="float" office:value="29.00616" calcext:value-type="float">
            <text:p>29.00616</text:p>
          </table:table-cell>
          <table:table-cell table:style-name="ce46" office:value-type="float" office:value="28.88309" calcext:value-type="float">
            <text:p>28.88309</text:p>
          </table:table-cell>
          <table:table-cell table:style-name="ce46" office:value-type="float" office:value="28.7916" calcext:value-type="float">
            <text:p>28.7916</text:p>
          </table:table-cell>
          <table:table-cell table:style-name="ce46" office:value-type="float" office:value="28.41846" calcext:value-type="float">
            <text:p>28.41846</text:p>
          </table:table-cell>
          <table:table-cell table:style-name="ce46" office:value-type="float" office:value="28.25153" calcext:value-type="float">
            <text:p>28.25153</text:p>
          </table:table-cell>
          <table:table-cell table:style-name="ce46" office:value-type="float" office:value="28.41177" calcext:value-type="float">
            <text:p>28.41177</text:p>
          </table:table-cell>
          <table:table-cell table:style-name="ce46" office:value-type="float" office:value="28.79874" calcext:value-type="float">
            <text:p>28.79874</text:p>
          </table:table-cell>
          <table:table-cell table:style-name="ce46" office:value-type="float" office:value="28.54214" calcext:value-type="float">
            <text:p>28.54214</text:p>
          </table:table-cell>
          <table:table-cell table:style-name="ce46" office:value-type="float" office:value="29.01672" calcext:value-type="float">
            <text:p>29.01672</text:p>
          </table:table-cell>
          <table:table-cell table:style-name="ce46" office:value-type="float" office:value="28.51685" calcext:value-type="float">
            <text:p>28.51685</text:p>
          </table:table-cell>
          <table:table-cell table:style-name="ce46" office:value-type="float" office:value="28.94604" calcext:value-type="float">
            <text:p>28.94604</text:p>
          </table:table-cell>
          <table:table-cell table:style-name="ce46" office:value-type="float" office:value="28.61404" calcext:value-type="float">
            <text:p>28.61404</text:p>
          </table:table-cell>
          <table:table-cell table:style-name="ce46" office:value-type="float" office:value="28.8298" calcext:value-type="float">
            <text:p>28.8298</text:p>
          </table:table-cell>
          <table:table-cell table:style-name="ce46" office:value-type="float" office:value="28.48135" calcext:value-type="float">
            <text:p>28.48135</text:p>
          </table:table-cell>
          <table:table-cell table:style-name="ce46" office:value-type="float" office:value="28.42502" calcext:value-type="float">
            <text:p>28.42502</text:p>
          </table:table-cell>
          <table:table-cell table:style-name="ce46" office:value-type="float" office:value="28.43442" calcext:value-type="float">
            <text:p>28.43442</text:p>
          </table:table-cell>
          <table:table-cell table:style-name="ce46" office:value-type="float" office:value="28.60275" calcext:value-type="float">
            <text:p>28.60275</text:p>
          </table:table-cell>
          <table:table-cell table:style-name="ce46" office:value-type="float" office:value="28.29529" calcext:value-type="float">
            <text:p>28.29529</text:p>
          </table:table-cell>
          <table:table-cell table:style-name="ce46" office:value-type="float" office:value="28.79486" calcext:value-type="float">
            <text:p>28.79486</text:p>
          </table:table-cell>
          <table:table-cell table:style-name="ce46" office:value-type="float" office:value="28.5083" calcext:value-type="float">
            <text:p>28.5083</text:p>
          </table:table-cell>
          <table:table-cell table:style-name="ce46" office:value-type="float" office:value="28.41159" calcext:value-type="float">
            <text:p>28.41159</text:p>
          </table:table-cell>
          <table:table-cell table:style-name="ce46" office:value-type="float" office:value="28.08023" calcext:value-type="float">
            <text:p>28.08023</text:p>
          </table:table-cell>
          <table:table-cell table:style-name="ce46" office:value-type="float" office:value="28.24377" calcext:value-type="float">
            <text:p>28.24377</text:p>
          </table:table-cell>
          <table:table-cell table:style-name="ce46" office:value-type="float" office:value="28.28406" calcext:value-type="float">
            <text:p>28.28406</text:p>
          </table:table-cell>
          <table:table-cell table:style-name="ce46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6" office:value-type="float" office:value="32.22818" calcext:value-type="float">
            <text:p>32.22818</text:p>
          </table:table-cell>
          <table:table-cell table:style-name="ce46" office:value-type="float" office:value="30.9986" calcext:value-type="float">
            <text:p>30.9986</text:p>
          </table:table-cell>
          <table:table-cell table:style-name="ce46" office:value-type="float" office:value="32.7142" calcext:value-type="float">
            <text:p>32.7142</text:p>
          </table:table-cell>
          <table:table-cell table:style-name="ce46" office:value-type="float" office:value="33.01501" calcext:value-type="float">
            <text:p>33.01501</text:p>
          </table:table-cell>
          <table:table-cell table:style-name="ce46" office:value-type="float" office:value="32.79364" calcext:value-type="float">
            <text:p>32.79364</text:p>
          </table:table-cell>
          <table:table-cell table:style-name="ce46" office:value-type="float" office:value="32.54736" calcext:value-type="float">
            <text:p>32.54736</text:p>
          </table:table-cell>
          <table:table-cell table:style-name="ce46" office:value-type="float" office:value="30.3407" calcext:value-type="float">
            <text:p>30.3407</text:p>
          </table:table-cell>
          <table:table-cell table:style-name="ce46" office:value-type="float" office:value="31.58511" calcext:value-type="float">
            <text:p>31.58511</text:p>
          </table:table-cell>
          <table:table-cell table:style-name="ce46" office:value-type="float" office:value="28.58551" calcext:value-type="float">
            <text:p>28.58551</text:p>
          </table:table-cell>
          <table:table-cell table:style-name="ce46" office:value-type="float" office:value="28.48505" calcext:value-type="float">
            <text:p>28.48505</text:p>
          </table:table-cell>
          <table:table-cell table:style-name="ce46" office:value-type="float" office:value="28.56137" calcext:value-type="float">
            <text:p>28.56137</text:p>
          </table:table-cell>
          <table:table-cell table:style-name="ce46" office:value-type="float" office:value="28.46124" calcext:value-type="float">
            <text:p>28.46124</text:p>
          </table:table-cell>
          <table:table-cell table:style-name="ce46" office:value-type="float" office:value="28.34567" calcext:value-type="float">
            <text:p>28.34567</text:p>
          </table:table-cell>
          <table:table-cell table:style-name="ce46" office:value-type="float" office:value="27.90918" calcext:value-type="float">
            <text:p>27.90918</text:p>
          </table:table-cell>
          <table:table-cell table:style-name="ce46" office:value-type="float" office:value="28.67795" calcext:value-type="float">
            <text:p>28.67795</text:p>
          </table:table-cell>
          <table:table-cell table:style-name="ce46" office:value-type="float" office:value="28.56573" calcext:value-type="float">
            <text:p>28.56573</text:p>
          </table:table-cell>
          <table:table-cell table:style-name="ce46" office:value-type="float" office:value="29.09238" calcext:value-type="float">
            <text:p>29.09238</text:p>
          </table:table-cell>
          <table:table-cell table:style-name="ce46" office:value-type="float" office:value="28.32983" calcext:value-type="float">
            <text:p>28.32983</text:p>
          </table:table-cell>
          <table:table-cell table:style-name="ce46" office:value-type="float" office:value="28.78088" calcext:value-type="float">
            <text:p>28.78088</text:p>
          </table:table-cell>
          <table:table-cell table:style-name="ce46" office:value-type="float" office:value="28.44055" calcext:value-type="float">
            <text:p>28.44055</text:p>
          </table:table-cell>
          <table:table-cell table:style-name="ce46" office:value-type="float" office:value="28.4559" calcext:value-type="float">
            <text:p>28.4559</text:p>
          </table:table-cell>
          <table:table-cell table:style-name="ce46" office:value-type="float" office:value="28.61282" calcext:value-type="float">
            <text:p>28.61282</text:p>
          </table:table-cell>
          <table:table-cell table:style-name="ce46" office:value-type="float" office:value="28.26984" calcext:value-type="float">
            <text:p>28.26984</text:p>
          </table:table-cell>
          <table:table-cell table:style-name="ce46" office:value-type="float" office:value="28.21902" calcext:value-type="float">
            <text:p>28.21902</text:p>
          </table:table-cell>
          <table:table-cell table:style-name="ce46" office:value-type="float" office:value="28.47144" calcext:value-type="float">
            <text:p>28.47144</text:p>
          </table:table-cell>
          <table:table-cell table:style-name="ce46" office:value-type="float" office:value="28.30878" calcext:value-type="float">
            <text:p>28.30878</text:p>
          </table:table-cell>
          <table:table-cell table:style-name="ce46" office:value-type="float" office:value="28.51959" calcext:value-type="float">
            <text:p>28.51959</text:p>
          </table:table-cell>
          <table:table-cell table:style-name="ce46" office:value-type="float" office:value="28.35202" calcext:value-type="float">
            <text:p>28.35202</text:p>
          </table:table-cell>
          <table:table-cell table:style-name="ce46" office:value-type="float" office:value="28.43585" calcext:value-type="float">
            <text:p>28.43585</text:p>
          </table:table-cell>
          <table:table-cell table:style-name="ce46" office:value-type="float" office:value="28.2312" calcext:value-type="float">
            <text:p>28.2312</text:p>
          </table:table-cell>
          <table:table-cell table:style-name="ce46" office:value-type="float" office:value="28.34448" calcext:value-type="float">
            <text:p>28.34448</text:p>
          </table:table-cell>
          <table:table-cell table:style-name="ce46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8" office:value-type="float" office:value="29.24329" calcext:value-type="float">
            <text:p>29.24329</text:p>
          </table:table-cell>
          <table:table-cell table:style-name="ce48" office:value-type="float" office:value="29.60516" calcext:value-type="float">
            <text:p>29.60516</text:p>
          </table:table-cell>
          <table:table-cell table:style-name="ce48" office:value-type="float" office:value="29.138" calcext:value-type="float">
            <text:p>29.138</text:p>
          </table:table-cell>
          <table:table-cell table:style-name="ce48" office:value-type="float" office:value="28.81903" calcext:value-type="float">
            <text:p>28.81903</text:p>
          </table:table-cell>
          <table:table-cell table:style-name="ce48" office:value-type="float" office:value="28.56812" calcext:value-type="float">
            <text:p>28.56812</text:p>
          </table:table-cell>
          <table:table-cell table:style-name="ce48" office:value-type="float" office:value="28.8504" calcext:value-type="float">
            <text:p>28.8504</text:p>
          </table:table-cell>
          <table:table-cell table:style-name="ce48" office:value-type="float" office:value="28.76837" calcext:value-type="float">
            <text:p>28.76837</text:p>
          </table:table-cell>
          <table:table-cell table:style-name="ce48" office:value-type="float" office:value="29.04855" calcext:value-type="float">
            <text:p>29.04855</text:p>
          </table:table-cell>
          <table:table-cell table:style-name="ce48" office:value-type="float" office:value="28.22244" calcext:value-type="float">
            <text:p>28.22244</text:p>
          </table:table-cell>
          <table:table-cell table:style-name="ce48" office:value-type="float" office:value="28.60815" calcext:value-type="float">
            <text:p>28.60815</text:p>
          </table:table-cell>
          <table:table-cell table:style-name="ce48" office:value-type="float" office:value="28.82043" calcext:value-type="float">
            <text:p>28.82043</text:p>
          </table:table-cell>
          <table:table-cell table:style-name="ce48" office:value-type="float" office:value="29.11411" calcext:value-type="float">
            <text:p>29.11411</text:p>
          </table:table-cell>
          <table:table-cell table:style-name="ce48" office:value-type="float" office:value="28.28314" calcext:value-type="float">
            <text:p>28.28314</text:p>
          </table:table-cell>
          <table:table-cell table:style-name="ce48" office:value-type="float" office:value="28.56381" calcext:value-type="float">
            <text:p>28.56381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24619" calcext:value-type="float">
            <text:p>28.24619</text:p>
          </table:table-cell>
          <table:table-cell table:style-name="ce48" office:value-type="float" office:value="28.0141" calcext:value-type="float">
            <text:p>28.0141</text:p>
          </table:table-cell>
          <table:table-cell table:style-name="ce48" office:value-type="float" office:value="28.677" calcext:value-type="float">
            <text:p>28.677</text:p>
          </table:table-cell>
          <table:table-cell table:style-name="ce48" office:value-type="float" office:value="28.33722" calcext:value-type="float">
            <text:p>28.33722</text:p>
          </table:table-cell>
          <table:table-cell table:style-name="ce48" office:value-type="float" office:value="28.32819" calcext:value-type="float">
            <text:p>28.32819</text:p>
          </table:table-cell>
          <table:table-cell table:style-name="ce48" office:value-type="float" office:value="28.06592" calcext:value-type="float">
            <text:p>28.06592</text:p>
          </table:table-cell>
          <table:table-cell table:style-name="ce48" office:value-type="float" office:value="28.57782" calcext:value-type="float">
            <text:p>28.57782</text:p>
          </table:table-cell>
          <table:table-cell table:style-name="ce48" office:value-type="float" office:value="28.26013" calcext:value-type="float">
            <text:p>28.26013</text:p>
          </table:table-cell>
          <table:table-cell table:style-name="ce48" office:value-type="float" office:value="28.28244" calcext:value-type="float">
            <text:p>28.28244</text:p>
          </table:table-cell>
          <table:table-cell table:style-name="ce48" office:value-type="float" office:value="28.39639" calcext:value-type="float">
            <text:p>28.39639</text:p>
          </table:table-cell>
          <table:table-cell table:style-name="ce48" office:value-type="float" office:value="28.61353" calcext:value-type="float">
            <text:p>28.61353</text:p>
          </table:table-cell>
          <table:table-cell table:style-name="ce48" office:value-type="float" office:value="28.49118" calcext:value-type="float">
            <text:p>28.49118</text:p>
          </table:table-cell>
          <table:table-cell table:style-name="ce48" office:value-type="float" office:value="28.2879" calcext:value-type="float">
            <text:p>28.2879</text:p>
          </table:table-cell>
          <table:table-cell table:style-name="ce48" office:value-type="float" office:value="28.3158" calcext:value-type="float">
            <text:p>28.3158</text:p>
          </table:table-cell>
          <table:table-cell table:style-name="ce48" office:value-type="float" office:value="28.14273" calcext:value-type="float">
            <text:p>28.14273</text:p>
          </table:table-cell>
          <table:table-cell table:style-name="ce48" office:value-type="float" office:value="27.83862" calcext:value-type="float">
            <text:p>27.83862</text:p>
          </table:table-cell>
          <table:table-cell table:style-name="ce48" office:value-type="float" office:value="28.5" calcext:value-type="float">
            <text:p>28.5</text:p>
          </table:table-cell>
          <table:table-cell office:value-type="string" calcext:value-type="string">
            <text:p>test1_modcores2_v4,change latency right corner,image seems ok</text:p>
          </table:table-cell>
          <table:table-cell table:number-columns-repeated="34"/>
        </table:table-row>
        <table:table-row table:style-name="ro1">
          <table:table-cell table:style-name="ce48" office:value-type="float" office:value="29.19098" calcext:value-type="float">
            <text:p>29.19098</text:p>
          </table:table-cell>
          <table:table-cell table:style-name="ce48" office:value-type="float" office:value="28.95337" calcext:value-type="float">
            <text:p>28.95337</text:p>
          </table:table-cell>
          <table:table-cell table:style-name="ce48" office:value-type="float" office:value="28.77802" calcext:value-type="float">
            <text:p>28.77802</text:p>
          </table:table-cell>
          <table:table-cell table:style-name="ce48" office:value-type="float" office:value="28.82941" calcext:value-type="float">
            <text:p>28.82941</text:p>
          </table:table-cell>
          <table:table-cell table:style-name="ce48" office:value-type="float" office:value="28.72452" calcext:value-type="float">
            <text:p>28.72452</text:p>
          </table:table-cell>
          <table:table-cell table:style-name="ce48" office:value-type="float" office:value="28.55228" calcext:value-type="float">
            <text:p>28.55228</text:p>
          </table:table-cell>
          <table:table-cell table:style-name="ce48" office:value-type="float" office:value="28.97546" calcext:value-type="float">
            <text:p>28.97546</text:p>
          </table:table-cell>
          <table:table-cell table:style-name="ce48" office:value-type="float" office:value="28.56976" calcext:value-type="float">
            <text:p>28.56976</text:p>
          </table:table-cell>
          <table:table-cell table:style-name="ce48" office:value-type="float" office:value="28.88806" calcext:value-type="float">
            <text:p>28.88806</text:p>
          </table:table-cell>
          <table:table-cell table:style-name="ce48" office:value-type="float" office:value="28.57159" calcext:value-type="float">
            <text:p>28.57159</text:p>
          </table:table-cell>
          <table:table-cell table:style-name="ce48" office:value-type="float" office:value="28.99152" calcext:value-type="float">
            <text:p>28.99152</text:p>
          </table:table-cell>
          <table:table-cell table:style-name="ce48" office:value-type="float" office:value="28.32123" calcext:value-type="float">
            <text:p>28.32123</text:p>
          </table:table-cell>
          <table:table-cell table:style-name="ce48" office:value-type="float" office:value="28.68118" calcext:value-type="float">
            <text:p>28.68118</text:p>
          </table:table-cell>
          <table:table-cell table:style-name="ce48" office:value-type="float" office:value="28.53909" calcext:value-type="float">
            <text:p>28.53909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08243" calcext:value-type="float">
            <text:p>28.08243</text:p>
          </table:table-cell>
          <table:table-cell table:style-name="ce48" office:value-type="float" office:value="28.41306" calcext:value-type="float">
            <text:p>28.41306</text:p>
          </table:table-cell>
          <table:table-cell table:style-name="ce48" office:value-type="float" office:value="27.81903" calcext:value-type="float">
            <text:p>27.81903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71655" calcext:value-type="float">
            <text:p>28.71655</text:p>
          </table:table-cell>
          <table:table-cell table:style-name="ce48" office:value-type="float" office:value="28.06601" calcext:value-type="float">
            <text:p>28.06601</text:p>
          </table:table-cell>
          <table:table-cell table:style-name="ce48" office:value-type="float" office:value="28.10794" calcext:value-type="float">
            <text:p>28.10794</text:p>
          </table:table-cell>
          <table:table-cell table:style-name="ce48" office:value-type="float" office:value="28.24368" calcext:value-type="float">
            <text:p>28.24368</text:p>
          </table:table-cell>
          <table:table-cell table:style-name="ce48" office:value-type="float" office:value="28.27966" calcext:value-type="float">
            <text:p>28.27966</text:p>
          </table:table-cell>
          <table:table-cell table:style-name="ce48" office:value-type="float" office:value="28.1355" calcext:value-type="float">
            <text:p>28.1355</text:p>
          </table:table-cell>
          <table:table-cell table:style-name="ce48" office:value-type="float" office:value="28.3486" calcext:value-type="float">
            <text:p>28.3486</text:p>
          </table:table-cell>
          <table:table-cell table:style-name="ce48" office:value-type="float" office:value="28.67178" calcext:value-type="float">
            <text:p>28.67178</text:p>
          </table:table-cell>
          <table:table-cell table:style-name="ce48" office:value-type="float" office:value="28.49866" calcext:value-type="float">
            <text:p>28.49866</text:p>
          </table:table-cell>
          <table:table-cell table:style-name="ce48" office:value-type="float" office:value="28.29163" calcext:value-type="float">
            <text:p>28.29163</text:p>
          </table:table-cell>
          <table:table-cell table:style-name="ce48" office:value-type="float" office:value="28.27988" calcext:value-type="float">
            <text:p>28.27988</text:p>
          </table:table-cell>
          <table:table-cell table:style-name="ce48" office:value-type="float" office:value="28.77908" calcext:value-type="float">
            <text:p>28.77908</text:p>
          </table:table-cell>
          <table:table-cell table:style-name="ce48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8" office:value-type="float" office:value="28.42529" calcext:value-type="float">
            <text:p>28.42529</text:p>
          </table:table-cell>
          <table:table-cell table:style-name="ce48" office:value-type="float" office:value="28.57669" calcext:value-type="float">
            <text:p>28.57669</text:p>
          </table:table-cell>
          <table:table-cell table:style-name="ce48" office:value-type="float" office:value="28.7334" calcext:value-type="float">
            <text:p>28.7334</text:p>
          </table:table-cell>
          <table:table-cell table:style-name="ce48" office:value-type="float" office:value="28.98831" calcext:value-type="float">
            <text:p>28.98831</text:p>
          </table:table-cell>
          <table:table-cell table:style-name="ce48" office:value-type="float" office:value="28.38116" calcext:value-type="float">
            <text:p>28.38116</text:p>
          </table:table-cell>
          <table:table-cell table:style-name="ce48" office:value-type="float" office:value="28.74844" calcext:value-type="float">
            <text:p>28.74844</text:p>
          </table:table-cell>
          <table:table-cell table:style-name="ce48" office:value-type="float" office:value="28.57654" calcext:value-type="float">
            <text:p>28.57654</text:p>
          </table:table-cell>
          <table:table-cell table:style-name="ce48" office:value-type="float" office:value="28.71783" calcext:value-type="float">
            <text:p>28.71783</text:p>
          </table:table-cell>
          <table:table-cell table:style-name="ce48" office:value-type="float" office:value="28.4548" calcext:value-type="float">
            <text:p>28.4548</text:p>
          </table:table-cell>
          <table:table-cell table:style-name="ce48" office:value-type="float" office:value="28.43539" calcext:value-type="float">
            <text:p>28.43539</text:p>
          </table:table-cell>
          <table:table-cell table:style-name="ce48" office:value-type="float" office:value="28.45013" calcext:value-type="float">
            <text:p>28.45013</text:p>
          </table:table-cell>
          <table:table-cell table:style-name="ce48" office:value-type="float" office:value="28.98422" calcext:value-type="float">
            <text:p>28.98422</text:p>
          </table:table-cell>
          <table:table-cell table:style-name="ce48" office:value-type="float" office:value="28.11511" calcext:value-type="float">
            <text:p>28.11511</text:p>
          </table:table-cell>
          <table:table-cell table:style-name="ce48" office:value-type="float" office:value="28.31934" calcext:value-type="float">
            <text:p>28.31934</text:p>
          </table:table-cell>
          <table:table-cell table:style-name="ce48" office:value-type="float" office:value="28.2934" calcext:value-type="float">
            <text:p>28.2934</text:p>
          </table:table-cell>
          <table:table-cell table:style-name="ce48" office:value-type="float" office:value="28.5502" calcext:value-type="float">
            <text:p>28.5502</text:p>
          </table:table-cell>
          <table:table-cell table:style-name="ce48" office:value-type="float" office:value="28.46082" calcext:value-type="float">
            <text:p>28.46082</text:p>
          </table:table-cell>
          <table:table-cell table:style-name="ce48" office:value-type="float" office:value="28.129" calcext:value-type="float">
            <text:p>28.129</text:p>
          </table:table-cell>
          <table:table-cell table:style-name="ce48" office:value-type="float" office:value="28.63046" calcext:value-type="float">
            <text:p>28.63046</text:p>
          </table:table-cell>
          <table:table-cell table:style-name="ce48" office:value-type="float" office:value="28.34183" calcext:value-type="float">
            <text:p>28.34183</text:p>
          </table:table-cell>
          <table:table-cell table:style-name="ce48" office:value-type="float" office:value="28.23886" calcext:value-type="float">
            <text:p>28.23886</text:p>
          </table:table-cell>
          <table:table-cell table:style-name="ce48" office:value-type="float" office:value="28.38602" calcext:value-type="float">
            <text:p>28.38602</text:p>
          </table:table-cell>
          <table:table-cell table:style-name="ce48" office:value-type="float" office:value="28.48724" calcext:value-type="float">
            <text:p>28.48724</text:p>
          </table:table-cell>
          <table:table-cell table:style-name="ce48" office:value-type="float" office:value="28.24484" calcext:value-type="float">
            <text:p>28.24484</text:p>
          </table:table-cell>
          <table:table-cell table:style-name="ce48" office:value-type="float" office:value="28.08899" calcext:value-type="float">
            <text:p>28.08899</text:p>
          </table:table-cell>
          <table:table-cell table:style-name="ce48" office:value-type="float" office:value="27.93716" calcext:value-type="float">
            <text:p>27.93716</text:p>
          </table:table-cell>
          <table:table-cell table:style-name="ce48" office:value-type="float" office:value="28.8046" calcext:value-type="float">
            <text:p>28.8046</text:p>
          </table:table-cell>
          <table:table-cell table:style-name="ce48" office:value-type="float" office:value="28.40726" calcext:value-type="float">
            <text:p>28.40726</text:p>
          </table:table-cell>
          <table:table-cell table:style-name="ce48" office:value-type="float" office:value="28.19968" calcext:value-type="float">
            <text:p>28.19968</text:p>
          </table:table-cell>
          <table:table-cell table:style-name="ce48" office:value-type="float" office:value="28.45541" calcext:value-type="float">
            <text:p>28.45541</text:p>
          </table:table-cell>
          <table:table-cell table:style-name="ce48" office:value-type="float" office:value="28.64899" calcext:value-type="float">
            <text:p>28.64899</text:p>
          </table:table-cell>
          <table:table-cell table:style-name="ce48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8" office:value-type="float" office:value="29.20981" calcext:value-type="float">
            <text:p>29.20981</text:p>
          </table:table-cell>
          <table:table-cell table:style-name="ce48" office:value-type="float" office:value="28.237" calcext:value-type="float">
            <text:p>28.237</text:p>
          </table:table-cell>
          <table:table-cell table:style-name="ce48" office:value-type="float" office:value="28.69711" calcext:value-type="float">
            <text:p>28.69711</text:p>
          </table:table-cell>
          <table:table-cell table:style-name="ce48" office:value-type="float" office:value="28.74741" calcext:value-type="float">
            <text:p>28.74741</text:p>
          </table:table-cell>
          <table:table-cell table:style-name="ce48" office:value-type="float" office:value="28.59103" calcext:value-type="float">
            <text:p>28.59103</text:p>
          </table:table-cell>
          <table:table-cell table:style-name="ce48" office:value-type="float" office:value="28.45065" calcext:value-type="float">
            <text:p>28.45065</text:p>
          </table:table-cell>
          <table:table-cell table:style-name="ce48" office:value-type="float" office:value="28.98566" calcext:value-type="float">
            <text:p>28.98566</text:p>
          </table:table-cell>
          <table:table-cell table:style-name="ce48" office:value-type="float" office:value="28.68613" calcext:value-type="float">
            <text:p>28.68613</text:p>
          </table:table-cell>
          <table:table-cell table:style-name="ce48" office:value-type="float" office:value="28.6344" calcext:value-type="float">
            <text:p>28.6344</text:p>
          </table:table-cell>
          <table:table-cell table:style-name="ce48" office:value-type="float" office:value="28.61298" calcext:value-type="float">
            <text:p>28.61298</text:p>
          </table:table-cell>
          <table:table-cell table:style-name="ce48" office:value-type="float" office:value="28.98709" calcext:value-type="float">
            <text:p>28.98709</text:p>
          </table:table-cell>
          <table:table-cell table:style-name="ce48" office:value-type="float" office:value="28.56259" calcext:value-type="float">
            <text:p>28.56259</text:p>
          </table:table-cell>
          <table:table-cell table:style-name="ce48" office:value-type="float" office:value="28.52948" calcext:value-type="float">
            <text:p>28.52948</text:p>
          </table:table-cell>
          <table:table-cell table:style-name="ce48" office:value-type="float" office:value="28.26447" calcext:value-type="float">
            <text:p>28.26447</text:p>
          </table:table-cell>
          <table:table-cell table:style-name="ce48" office:value-type="float" office:value="28.397" calcext:value-type="float">
            <text:p>28.397</text:p>
          </table:table-cell>
          <table:table-cell table:style-name="ce48" office:value-type="float" office:value="28.31311" calcext:value-type="float">
            <text:p>28.31311</text:p>
          </table:table-cell>
          <table:table-cell table:style-name="ce48" office:value-type="float" office:value="28.61554" calcext:value-type="float">
            <text:p>28.61554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29428" calcext:value-type="float">
            <text:p>28.29428</text:p>
          </table:table-cell>
          <table:table-cell table:style-name="ce48" office:value-type="float" office:value="28.19797" calcext:value-type="float">
            <text:p>28.19797</text:p>
          </table:table-cell>
          <table:table-cell table:style-name="ce48" office:value-type="float" office:value="28.36426" calcext:value-type="float">
            <text:p>28.36426</text:p>
          </table:table-cell>
          <table:table-cell table:style-name="ce48" office:value-type="float" office:value="28.45306" calcext:value-type="float">
            <text:p>28.45306</text:p>
          </table:table-cell>
          <table:table-cell table:style-name="ce48" office:value-type="float" office:value="28.14316" calcext:value-type="float">
            <text:p>28.14316</text:p>
          </table:table-cell>
          <table:table-cell table:style-name="ce48" office:value-type="float" office:value="28.66943" calcext:value-type="float">
            <text:p>28.66943</text:p>
          </table:table-cell>
          <table:table-cell table:style-name="ce48" office:value-type="float" office:value="28.25656" calcext:value-type="float">
            <text:p>28.25656</text:p>
          </table:table-cell>
          <table:table-cell table:style-name="ce48" office:value-type="float" office:value="28.32553" calcext:value-type="float">
            <text:p>28.32553</text:p>
          </table:table-cell>
          <table:table-cell table:style-name="ce48" office:value-type="float" office:value="28.38956" calcext:value-type="float">
            <text:p>28.38956</text:p>
          </table:table-cell>
          <table:table-cell table:style-name="ce48" office:value-type="float" office:value="28.39142" calcext:value-type="float">
            <text:p>28.39142</text:p>
          </table:table-cell>
          <table:table-cell table:style-name="ce48" office:value-type="float" office:value="28.38147" calcext:value-type="float">
            <text:p>28.38147</text:p>
          </table:table-cell>
          <table:table-cell table:style-name="ce48" office:value-type="float" office:value="28.2731" calcext:value-type="float">
            <text:p>28.2731</text:p>
          </table:table-cell>
          <table:table-cell table:style-name="ce48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8" office:value-type="float" office:value="27.62341" calcext:value-type="float">
            <text:p>27.62341</text:p>
          </table:table-cell>
          <table:table-cell table:style-name="ce48" office:value-type="float" office:value="28.86377" calcext:value-type="float">
            <text:p>28.86377</text:p>
          </table:table-cell>
          <table:table-cell table:style-name="ce48" office:value-type="float" office:value="28.86996" calcext:value-type="float">
            <text:p>28.86996</text:p>
          </table:table-cell>
          <table:table-cell table:style-name="ce48" office:value-type="float" office:value="28.70697" calcext:value-type="float">
            <text:p>28.70697</text:p>
          </table:table-cell>
          <table:table-cell table:style-name="ce48" office:value-type="float" office:value="28.46826" calcext:value-type="float">
            <text:p>28.46826</text:p>
          </table:table-cell>
          <table:table-cell table:style-name="ce48" office:value-type="float" office:value="28.94077" calcext:value-type="float">
            <text:p>28.94077</text:p>
          </table:table-cell>
          <table:table-cell table:style-name="ce48" office:value-type="float" office:value="28.4743" calcext:value-type="float">
            <text:p>28.4743</text:p>
          </table:table-cell>
          <table:table-cell table:style-name="ce48" office:value-type="float" office:value="28.58896" calcext:value-type="float">
            <text:p>28.58896</text:p>
          </table:table-cell>
          <table:table-cell table:style-name="ce48" office:value-type="float" office:value="28.53461" calcext:value-type="float">
            <text:p>28.53461</text:p>
          </table:table-cell>
          <table:table-cell table:style-name="ce48" office:value-type="float" office:value="28.56091" calcext:value-type="float">
            <text:p>28.56091</text:p>
          </table:table-cell>
          <table:table-cell table:style-name="ce48" office:value-type="float" office:value="28.9357" calcext:value-type="float">
            <text:p>28.9357</text:p>
          </table:table-cell>
          <table:table-cell table:style-name="ce48" office:value-type="float" office:value="28.25821" calcext:value-type="float">
            <text:p>28.25821</text:p>
          </table:table-cell>
          <table:table-cell table:style-name="ce48" office:value-type="float" office:value="28.52939" calcext:value-type="float">
            <text:p>28.52939</text:p>
          </table:table-cell>
          <table:table-cell table:style-name="ce48" office:value-type="float" office:value="28.26166" calcext:value-type="float">
            <text:p>28.26166</text:p>
          </table:table-cell>
          <table:table-cell table:style-name="ce48" office:value-type="float" office:value="28.31317" calcext:value-type="float">
            <text:p>28.31317</text:p>
          </table:table-cell>
          <table:table-cell table:style-name="ce48" office:value-type="float" office:value="28.37604" calcext:value-type="float">
            <text:p>28.37604</text:p>
          </table:table-cell>
          <table:table-cell table:style-name="ce48" office:value-type="float" office:value="27.96381" calcext:value-type="float">
            <text:p>27.96381</text:p>
          </table:table-cell>
          <table:table-cell table:style-name="ce48" office:value-type="float" office:value="28.73602" calcext:value-type="float">
            <text:p>28.73602</text:p>
          </table:table-cell>
          <table:table-cell table:style-name="ce48" office:value-type="float" office:value="28.28223" calcext:value-type="float">
            <text:p>28.28223</text:p>
          </table:table-cell>
          <table:table-cell table:style-name="ce48" office:value-type="float" office:value="28.44681" calcext:value-type="float">
            <text:p>28.44681</text:p>
          </table:table-cell>
          <table:table-cell table:style-name="ce48" office:value-type="float" office:value="28.41345" calcext:value-type="float">
            <text:p>28.41345</text:p>
          </table:table-cell>
          <table:table-cell table:style-name="ce48" office:value-type="float" office:value="28.20145" calcext:value-type="float">
            <text:p>28.20145</text:p>
          </table:table-cell>
          <table:table-cell table:style-name="ce48" office:value-type="float" office:value="28.76868" calcext:value-type="float">
            <text:p>28.76868</text:p>
          </table:table-cell>
          <table:table-cell table:style-name="ce48" office:value-type="float" office:value="28.61197" calcext:value-type="float">
            <text:p>28.61197</text:p>
          </table:table-cell>
          <table:table-cell table:style-name="ce48" office:value-type="float" office:value="28.29355" calcext:value-type="float">
            <text:p>28.29355</text:p>
          </table:table-cell>
          <table:table-cell table:style-name="ce48" office:value-type="float" office:value="28.43552" calcext:value-type="float">
            <text:p>28.43552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26126" calcext:value-type="float">
            <text:p>28.26126</text:p>
          </table:table-cell>
          <table:table-cell table:style-name="ce48" office:value-type="float" office:value="28.3782" calcext:value-type="float">
            <text:p>28.3782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38071" calcext:value-type="float">
            <text:p>28.38071</text:p>
          </table:table-cell>
          <table:table-cell table:style-name="ce48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8" office:value-type="float" office:value="28.37424" calcext:value-type="float">
            <text:p>28.37424</text:p>
          </table:table-cell>
          <table:table-cell table:style-name="ce48" office:value-type="float" office:value="28.22079" calcext:value-type="float">
            <text:p>28.22079</text:p>
          </table:table-cell>
          <table:table-cell table:style-name="ce48" office:value-type="float" office:value="28.7309" calcext:value-type="float">
            <text:p>28.7309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84644" calcext:value-type="float">
            <text:p>28.84644</text:p>
          </table:table-cell>
          <table:table-cell table:style-name="ce48" office:value-type="float" office:value="28.6207" calcext:value-type="float">
            <text:p>28.6207</text:p>
          </table:table-cell>
          <table:table-cell table:style-name="ce48" office:value-type="float" office:value="28.65036" calcext:value-type="float">
            <text:p>28.65036</text:p>
          </table:table-cell>
          <table:table-cell table:style-name="ce48" office:value-type="float" office:value="28.52811" calcext:value-type="float">
            <text:p>28.52811</text:p>
          </table:table-cell>
          <table:table-cell table:style-name="ce48" office:value-type="float" office:value="28.68478" calcext:value-type="float">
            <text:p>28.68478</text:p>
          </table:table-cell>
          <table:table-cell table:style-name="ce48" office:value-type="float" office:value="28.49582" calcext:value-type="float">
            <text:p>28.49582</text:p>
          </table:table-cell>
          <table:table-cell table:style-name="ce48" office:value-type="float" office:value="28.87454" calcext:value-type="float">
            <text:p>28.87454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office:value-type="float" office:value="28.85934" calcext:value-type="float">
            <text:p>28.85934</text:p>
          </table:table-cell>
          <table:table-cell table:style-name="ce48" office:value-type="float" office:value="28.40387" calcext:value-type="float">
            <text:p>28.40387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77222" calcext:value-type="float">
            <text:p>28.77222</text:p>
          </table:table-cell>
          <table:table-cell table:style-name="ce48" office:value-type="float" office:value="28.45123" calcext:value-type="float">
            <text:p>28.45123</text:p>
          </table:table-cell>
          <table:table-cell table:style-name="ce48" office:value-type="float" office:value="28.09424" calcext:value-type="float">
            <text:p>28.09424</text:p>
          </table:table-cell>
          <table:table-cell table:style-name="ce48" office:value-type="float" office:value="28.42892" calcext:value-type="float">
            <text:p>28.42892</text:p>
          </table:table-cell>
          <table:table-cell table:style-name="ce48" office:value-type="float" office:value="28.37582" calcext:value-type="float">
            <text:p>28.37582</text:p>
          </table:table-cell>
          <table:table-cell table:style-name="ce48" office:value-type="float" office:value="28.75821" calcext:value-type="float">
            <text:p>28.75821</text:p>
          </table:table-cell>
          <table:table-cell table:style-name="ce48" office:value-type="float" office:value="28.76416" calcext:value-type="float">
            <text:p>28.76416</text:p>
          </table:table-cell>
          <table:table-cell table:style-name="ce48" office:value-type="float" office:value="28.48395" calcext:value-type="float">
            <text:p>28.48395</text:p>
          </table:table-cell>
          <table:table-cell table:style-name="ce48" office:value-type="float" office:value="29.5459" calcext:value-type="float">
            <text:p>29.5459</text:p>
          </table:table-cell>
          <table:table-cell table:style-name="ce48" office:value-type="float" office:value="28.4411" calcext:value-type="float">
            <text:p>28.4411</text:p>
          </table:table-cell>
          <table:table-cell table:style-name="ce48" office:value-type="float" office:value="28.92624" calcext:value-type="float">
            <text:p>28.92624</text:p>
          </table:table-cell>
          <table:table-cell table:style-name="ce48" office:value-type="float" office:value="28.51523" calcext:value-type="float">
            <text:p>28.51523</text:p>
          </table:table-cell>
          <table:table-cell table:style-name="ce48" office:value-type="float" office:value="28.42819" calcext:value-type="float">
            <text:p>28.42819</text:p>
          </table:table-cell>
          <table:table-cell table:style-name="ce48" office:value-type="float" office:value="28.10849" calcext:value-type="float">
            <text:p>28.10849</text:p>
          </table:table-cell>
          <table:table-cell table:style-name="ce48" office:value-type="float" office:value="28.42606" calcext:value-type="float">
            <text:p>28.42606</text:p>
          </table:table-cell>
          <table:table-cell table:style-name="ce48" office:value-type="float" office:value="28.26828" calcext:value-type="float">
            <text:p>28.26828</text:p>
          </table:table-cell>
          <table:table-cell table:style-name="ce48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8" office:value-type="float" office:value="27.29831" calcext:value-type="float">
            <text:p>27.29831</text:p>
          </table:table-cell>
          <table:table-cell table:style-name="ce48" office:value-type="float" office:value="28.80933" calcext:value-type="float">
            <text:p>28.80933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42377" calcext:value-type="float">
            <text:p>28.42377</text:p>
          </table:table-cell>
          <table:table-cell table:style-name="ce48" office:value-type="float" office:value="28.63312" calcext:value-type="float">
            <text:p>28.63312</text:p>
          </table:table-cell>
          <table:table-cell table:style-name="ce48" office:value-type="float" office:value="28.3338" calcext:value-type="float">
            <text:p>28.3338</text:p>
          </table:table-cell>
          <table:table-cell table:style-name="ce48" office:value-type="float" office:value="28.62021" calcext:value-type="float">
            <text:p>28.62021</text:p>
          </table:table-cell>
          <table:table-cell table:style-name="ce48" office:value-type="float" office:value="27.98083" calcext:value-type="float">
            <text:p>27.98083</text:p>
          </table:table-cell>
          <table:table-cell table:style-name="ce48" office:value-type="float" office:value="28.43439" calcext:value-type="float">
            <text:p>28.43439</text:p>
          </table:table-cell>
          <table:table-cell table:style-name="ce48" office:value-type="float" office:value="28.95148" calcext:value-type="float">
            <text:p>28.95148</text:p>
          </table:table-cell>
          <table:table-cell table:style-name="ce48" office:value-type="float" office:value="28.26651" calcext:value-type="float">
            <text:p>28.26651</text:p>
          </table:table-cell>
          <table:table-cell table:style-name="ce48" office:value-type="float" office:value="28.63574" calcext:value-type="float">
            <text:p>28.63574</text:p>
          </table:table-cell>
          <table:table-cell table:style-name="ce48" office:value-type="float" office:value="28.17847" calcext:value-type="float">
            <text:p>28.17847</text:p>
          </table:table-cell>
          <table:table-cell table:style-name="ce48" office:value-type="float" office:value="28.64847" calcext:value-type="float">
            <text:p>28.64847</text:p>
          </table:table-cell>
          <table:table-cell table:style-name="ce48" office:value-type="float" office:value="28.31335" calcext:value-type="float">
            <text:p>28.31335</text:p>
          </table:table-cell>
          <table:table-cell table:style-name="ce48" office:value-type="float" office:value="28.60599" calcext:value-type="float">
            <text:p>28.60599</text:p>
          </table:table-cell>
          <table:table-cell table:style-name="ce48" office:value-type="float" office:value="28.46475" calcext:value-type="float">
            <text:p>28.46475</text:p>
          </table:table-cell>
          <table:table-cell table:style-name="ce48" office:value-type="float" office:value="28.3309" calcext:value-type="float">
            <text:p>28.3309</text:p>
          </table:table-cell>
          <table:table-cell table:style-name="ce48" office:value-type="float" office:value="28.87555" calcext:value-type="float">
            <text:p>28.87555</text:p>
          </table:table-cell>
          <table:table-cell table:style-name="ce48" office:value-type="float" office:value="28.7724" calcext:value-type="float">
            <text:p>28.7724</text:p>
          </table:table-cell>
          <table:table-cell table:style-name="ce48" office:value-type="float" office:value="29.87015" calcext:value-type="float">
            <text:p>29.87015</text:p>
          </table:table-cell>
          <table:table-cell table:style-name="ce48" office:value-type="float" office:value="29.37186" calcext:value-type="float">
            <text:p>29.37186</text:p>
          </table:table-cell>
          <table:table-cell table:style-name="ce48" office:value-type="float" office:value="31.1228" calcext:value-type="float">
            <text:p>31.1228</text:p>
          </table:table-cell>
          <table:table-cell table:style-name="ce48" office:value-type="float" office:value="29.19064" calcext:value-type="float">
            <text:p>29.19064</text:p>
          </table:table-cell>
          <table:table-cell table:style-name="ce48" office:value-type="float" office:value="28.83929" calcext:value-type="float">
            <text:p>28.83929</text:p>
          </table:table-cell>
          <table:table-cell table:style-name="ce48" office:value-type="float" office:value="28.49765" calcext:value-type="float">
            <text:p>28.49765</text:p>
          </table:table-cell>
          <table:table-cell table:style-name="ce48" office:value-type="float" office:value="28.60129" calcext:value-type="float">
            <text:p>28.60129</text:p>
          </table:table-cell>
          <table:table-cell table:style-name="ce48" office:value-type="float" office:value="28.60385" calcext:value-type="float">
            <text:p>28.60385</text:p>
          </table:table-cell>
          <table:table-cell table:style-name="ce48" office:value-type="float" office:value="28.48489" calcext:value-type="float">
            <text:p>28.48489</text:p>
          </table:table-cell>
          <table:table-cell table:style-name="ce48" office:value-type="float" office:value="28.28159" calcext:value-type="float">
            <text:p>28.28159</text:p>
          </table:table-cell>
          <table:table-cell table:style-name="ce48" office:value-type="float" office:value="28.37833" calcext:value-type="float">
            <text:p>28.37833</text:p>
          </table:table-cell>
          <table:table-cell table:style-name="ce48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8" office:value-type="float" office:value="28.08939" calcext:value-type="float">
            <text:p>28.08939</text:p>
          </table:table-cell>
          <table:table-cell table:style-name="ce48" office:value-type="float" office:value="27.93951" calcext:value-type="float">
            <text:p>27.93951</text:p>
          </table:table-cell>
          <table:table-cell table:style-name="ce48" office:value-type="float" office:value="28.96414" calcext:value-type="float">
            <text:p>28.96414</text:p>
          </table:table-cell>
          <table:table-cell table:style-name="ce48" office:value-type="float" office:value="28.6987" calcext:value-type="float">
            <text:p>28.6987</text:p>
          </table:table-cell>
          <table:table-cell table:style-name="ce48" office:value-type="float" office:value="28.59705" calcext:value-type="float">
            <text:p>28.59705</text:p>
          </table:table-cell>
          <table:table-cell table:style-name="ce48" office:value-type="float" office:value="28.46439" calcext:value-type="float">
            <text:p>28.46439</text:p>
          </table:table-cell>
          <table:table-cell table:style-name="ce48" office:value-type="float" office:value="28.55853" calcext:value-type="float">
            <text:p>28.55853</text:p>
          </table:table-cell>
          <table:table-cell table:style-name="ce48" office:value-type="float" office:value="28.54413" calcext:value-type="float">
            <text:p>28.54413</text:p>
          </table:table-cell>
          <table:table-cell table:style-name="ce48" office:value-type="float" office:value="28.32031" calcext:value-type="float">
            <text:p>28.32031</text:p>
          </table:table-cell>
          <table:table-cell table:style-name="ce48" office:value-type="float" office:value="28.44214" calcext:value-type="float">
            <text:p>28.44214</text:p>
          </table:table-cell>
          <table:table-cell table:style-name="ce48" office:value-type="float" office:value="28.59418" calcext:value-type="float">
            <text:p>28.59418</text:p>
          </table:table-cell>
          <table:table-cell table:style-name="ce48" office:value-type="float" office:value="28.41498" calcext:value-type="float">
            <text:p>28.41498</text:p>
          </table:table-cell>
          <table:table-cell table:style-name="ce48" office:value-type="float" office:value="28.46024" calcext:value-type="float">
            <text:p>28.46024</text:p>
          </table:table-cell>
          <table:table-cell table:style-name="ce48" office:value-type="float" office:value="28.39493" calcext:value-type="float">
            <text:p>28.39493</text:p>
          </table:table-cell>
          <table:table-cell table:style-name="ce48" office:value-type="float" office:value="28.46454" calcext:value-type="float">
            <text:p>28.46454</text:p>
          </table:table-cell>
          <table:table-cell table:style-name="ce48" office:value-type="float" office:value="28.57306" calcext:value-type="float">
            <text:p>28.57306</text:p>
          </table:table-cell>
          <table:table-cell table:style-name="ce48" office:value-type="float" office:value="28.78949" calcext:value-type="float">
            <text:p>28.78949</text:p>
          </table:table-cell>
          <table:table-cell table:style-name="ce48" office:value-type="float" office:value="28.64526" calcext:value-type="float">
            <text:p>28.64526</text:p>
          </table:table-cell>
          <table:table-cell table:style-name="ce48" office:value-type="float" office:value="28.81354" calcext:value-type="float">
            <text:p>28.81354</text:p>
          </table:table-cell>
          <table:table-cell table:style-name="ce48" office:value-type="float" office:value="29.7767" calcext:value-type="float">
            <text:p>29.7767</text:p>
          </table:table-cell>
          <table:table-cell table:style-name="ce48" office:value-type="float" office:value="30.17947" calcext:value-type="float">
            <text:p>30.17947</text:p>
          </table:table-cell>
          <table:table-cell table:style-name="ce48" office:value-type="float" office:value="31.31461" calcext:value-type="float">
            <text:p>31.31461</text:p>
          </table:table-cell>
          <table:table-cell table:style-name="ce48" office:value-type="float" office:value="29.7186" calcext:value-type="float">
            <text:p>29.7186</text:p>
          </table:table-cell>
          <table:table-cell table:style-name="ce48" office:value-type="float" office:value="31.60883" calcext:value-type="float">
            <text:p>31.60883</text:p>
          </table:table-cell>
          <table:table-cell table:style-name="ce48" office:value-type="float" office:value="28.39557" calcext:value-type="float">
            <text:p>28.39557</text:p>
          </table:table-cell>
          <table:table-cell table:style-name="ce48" office:value-type="float" office:value="28.66147" calcext:value-type="float">
            <text:p>28.66147</text:p>
          </table:table-cell>
          <table:table-cell table:style-name="ce48" office:value-type="float" office:value="28.17334" calcext:value-type="float">
            <text:p>28.17334</text:p>
          </table:table-cell>
          <table:table-cell table:style-name="ce48" office:value-type="float" office:value="28.59424" calcext:value-type="float">
            <text:p>28.59424</text:p>
          </table:table-cell>
          <table:table-cell table:style-name="ce48" office:value-type="float" office:value="28.39627" calcext:value-type="float">
            <text:p>28.39627</text:p>
          </table:table-cell>
          <table:table-cell table:style-name="ce48" office:value-type="float" office:value="28.58374" calcext:value-type="float">
            <text:p>28.58374</text:p>
          </table:table-cell>
          <table:table-cell table:style-name="ce48" office:value-type="float" office:value="28.51871" calcext:value-type="float">
            <text:p>28.51871</text:p>
          </table:table-cell>
          <table:table-cell table:style-name="ce48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8" office:value-type="float" office:value="27.23187" calcext:value-type="float">
            <text:p>27.23187</text:p>
          </table:table-cell>
          <table:table-cell table:style-name="ce48" office:value-type="float" office:value="28.69644" calcext:value-type="float">
            <text:p>28.69644</text:p>
          </table:table-cell>
          <table:table-cell table:style-name="ce48" office:value-type="float" office:value="28.40323" calcext:value-type="float">
            <text:p>28.40323</text:p>
          </table:table-cell>
          <table:table-cell table:style-name="ce48" office:value-type="float" office:value="28.52234" calcext:value-type="float">
            <text:p>28.52234</text:p>
          </table:table-cell>
          <table:table-cell table:style-name="ce48" office:value-type="float" office:value="28.33246" calcext:value-type="float">
            <text:p>28.33246</text:p>
          </table:table-cell>
          <table:table-cell table:style-name="ce48" office:value-type="float" office:value="28.70047" calcext:value-type="float">
            <text:p>28.70047</text:p>
          </table:table-cell>
          <table:table-cell table:style-name="ce48" office:value-type="float" office:value="28.36398" calcext:value-type="float">
            <text:p>28.36398</text:p>
          </table:table-cell>
          <table:table-cell table:style-name="ce48" office:value-type="float" office:value="28.48767" calcext:value-type="float">
            <text:p>28.48767</text:p>
          </table:table-cell>
          <table:table-cell table:style-name="ce48" office:value-type="float" office:value="28.59512" calcext:value-type="float">
            <text:p>28.59512</text:p>
          </table:table-cell>
          <table:table-cell table:style-name="ce48" office:value-type="float" office:value="28.68036" calcext:value-type="float">
            <text:p>28.68036</text:p>
          </table:table-cell>
          <table:table-cell table:style-name="ce48" office:value-type="float" office:value="28.22745" calcext:value-type="float">
            <text:p>28.22745</text:p>
          </table:table-cell>
          <table:table-cell table:style-name="ce48" office:value-type="float" office:value="28.6535" calcext:value-type="float">
            <text:p>28.6535</text:p>
          </table:table-cell>
          <table:table-cell table:style-name="ce48" office:value-type="float" office:value="28.49802" calcext:value-type="float">
            <text:p>28.49802</text:p>
          </table:table-cell>
          <table:table-cell table:style-name="ce48" office:value-type="float" office:value="28.52496" calcext:value-type="float">
            <text:p>28.52496</text:p>
          </table:table-cell>
          <table:table-cell table:style-name="ce48" office:value-type="float" office:value="28.6239" calcext:value-type="float">
            <text:p>28.6239</text:p>
          </table:table-cell>
          <table:table-cell table:style-name="ce48" office:value-type="float" office:value="28.14215" calcext:value-type="float">
            <text:p>28.14215</text:p>
          </table:table-cell>
          <table:table-cell table:style-name="ce48" office:value-type="float" office:value="29.4574" calcext:value-type="float">
            <text:p>29.4574</text:p>
          </table:table-cell>
          <table:table-cell table:style-name="ce48" office:value-type="float" office:value="29.32574" calcext:value-type="float">
            <text:p>29.32574</text:p>
          </table:table-cell>
          <table:table-cell table:style-name="ce48" office:value-type="float" office:value="31.30377" calcext:value-type="float">
            <text:p>31.30377</text:p>
          </table:table-cell>
          <table:table-cell table:style-name="ce48" office:value-type="float" office:value="31.33905" calcext:value-type="float">
            <text:p>31.33905</text:p>
          </table:table-cell>
          <table:table-cell table:style-name="ce48" office:value-type="float" office:value="32.12802" calcext:value-type="float">
            <text:p>32.12802</text:p>
          </table:table-cell>
          <table:table-cell table:style-name="ce48" office:value-type="float" office:value="32.37109" calcext:value-type="float">
            <text:p>32.37109</text:p>
          </table:table-cell>
          <table:table-cell table:style-name="ce48" office:value-type="float" office:value="32.62381" calcext:value-type="float">
            <text:p>32.62381</text:p>
          </table:table-cell>
          <table:table-cell table:style-name="ce48" office:value-type="float" office:value="30.53839" calcext:value-type="float">
            <text:p>30.53839</text:p>
          </table:table-cell>
          <table:table-cell table:style-name="ce48" office:value-type="float" office:value="30.33801" calcext:value-type="float">
            <text:p>30.33801</text:p>
          </table:table-cell>
          <table:table-cell table:style-name="ce48" office:value-type="float" office:value="28.81577" calcext:value-type="float">
            <text:p>28.81577</text:p>
          </table:table-cell>
          <table:table-cell table:style-name="ce48" office:value-type="float" office:value="29.03" calcext:value-type="float">
            <text:p>29.03</text:p>
          </table:table-cell>
          <table:table-cell table:style-name="ce48" office:value-type="float" office:value="28.30661" calcext:value-type="float">
            <text:p>28.30661</text:p>
          </table:table-cell>
          <table:table-cell table:style-name="ce48" office:value-type="float" office:value="28.5538" calcext:value-type="float">
            <text:p>28.5538</text:p>
          </table:table-cell>
          <table:table-cell table:style-name="ce48" office:value-type="float" office:value="28.58701" calcext:value-type="float">
            <text:p>28.58701</text:p>
          </table:table-cell>
          <table:table-cell table:style-name="ce48" office:value-type="float" office:value="28.49777" calcext:value-type="float">
            <text:p>28.49777</text:p>
          </table:table-cell>
          <table:table-cell table:style-name="ce48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8" office:value-type="float" office:value="28.51456" calcext:value-type="float">
            <text:p>28.51456</text:p>
          </table:table-cell>
          <table:table-cell table:style-name="ce48" office:value-type="float" office:value="27.57782" calcext:value-type="float">
            <text:p>27.57782</text:p>
          </table:table-cell>
          <table:table-cell table:style-name="ce48" office:value-type="float" office:value="28.58395" calcext:value-type="float">
            <text:p>28.58395</text:p>
          </table:table-cell>
          <table:table-cell table:style-name="ce48" office:value-type="float" office:value="28.71799" calcext:value-type="float">
            <text:p>28.71799</text:p>
          </table:table-cell>
          <table:table-cell table:style-name="ce48" office:value-type="float" office:value="28.74341" calcext:value-type="float">
            <text:p>28.74341</text:p>
          </table:table-cell>
          <table:table-cell table:style-name="ce48" office:value-type="float" office:value="28.19107" calcext:value-type="float">
            <text:p>28.19107</text:p>
          </table:table-cell>
          <table:table-cell table:style-name="ce48" office:value-type="float" office:value="28.51822" calcext:value-type="float">
            <text:p>28.51822</text:p>
          </table:table-cell>
          <table:table-cell table:style-name="ce48" office:value-type="float" office:value="28.27277" calcext:value-type="float">
            <text:p>28.27277</text:p>
          </table:table-cell>
          <table:table-cell table:style-name="ce48" office:value-type="float" office:value="28.74789" calcext:value-type="float">
            <text:p>28.74789</text:p>
          </table:table-cell>
          <table:table-cell table:style-name="ce48" office:value-type="float" office:value="28.40466" calcext:value-type="float">
            <text:p>28.40466</text:p>
          </table:table-cell>
          <table:table-cell table:style-name="ce48" office:value-type="float" office:value="28.95844" calcext:value-type="float">
            <text:p>28.95844</text:p>
          </table:table-cell>
          <table:table-cell table:style-name="ce48" office:value-type="float" office:value="28.64062" calcext:value-type="float">
            <text:p>28.64062</text:p>
          </table:table-cell>
          <table:table-cell table:style-name="ce48" office:value-type="float" office:value="28.45172" calcext:value-type="float">
            <text:p>28.45172</text:p>
          </table:table-cell>
          <table:table-cell table:style-name="ce48" office:value-type="float" office:value="28.60104" calcext:value-type="float">
            <text:p>28.60104</text:p>
          </table:table-cell>
          <table:table-cell table:style-name="ce48" office:value-type="float" office:value="28.74152" calcext:value-type="float">
            <text:p>28.74152</text:p>
          </table:table-cell>
          <table:table-cell table:style-name="ce48" office:value-type="float" office:value="29.19482" calcext:value-type="float">
            <text:p>29.19482</text:p>
          </table:table-cell>
          <table:table-cell table:style-name="ce48" office:value-type="float" office:value="29.96017" calcext:value-type="float">
            <text:p>29.96017</text:p>
          </table:table-cell>
          <table:table-cell table:style-name="ce48" office:value-type="float" office:value="30.88318" calcext:value-type="float">
            <text:p>30.88318</text:p>
          </table:table-cell>
          <table:table-cell table:style-name="ce48" office:value-type="float" office:value="31.4306" calcext:value-type="float">
            <text:p>31.4306</text:p>
          </table:table-cell>
          <table:table-cell table:style-name="ce48" office:value-type="float" office:value="32.69626" calcext:value-type="float">
            <text:p>32.69626</text:p>
          </table:table-cell>
          <table:table-cell table:style-name="ce48" office:value-type="float" office:value="32.23666" calcext:value-type="float">
            <text:p>32.23666</text:p>
          </table:table-cell>
          <table:table-cell table:style-name="ce48" office:value-type="float" office:value="32.64554" calcext:value-type="float">
            <text:p>32.64554</text:p>
          </table:table-cell>
          <table:table-cell table:style-name="ce48" office:value-type="float" office:value="32.02365" calcext:value-type="float">
            <text:p>32.02365</text:p>
          </table:table-cell>
          <table:table-cell table:style-name="ce48" office:value-type="float" office:value="32.85107" calcext:value-type="float">
            <text:p>32.85107</text:p>
          </table:table-cell>
          <table:table-cell table:style-name="ce48" office:value-type="float" office:value="29.11374" calcext:value-type="float">
            <text:p>29.11374</text:p>
          </table:table-cell>
          <table:table-cell table:style-name="ce48" office:value-type="float" office:value="30.49533" calcext:value-type="float">
            <text:p>30.49533</text:p>
          </table:table-cell>
          <table:table-cell table:style-name="ce48" office:value-type="float" office:value="28.59818" calcext:value-type="float">
            <text:p>28.59818</text:p>
          </table:table-cell>
          <table:table-cell table:style-name="ce48" office:value-type="float" office:value="28.9104" calcext:value-type="float">
            <text:p>28.9104</text:p>
          </table:table-cell>
          <table:table-cell table:style-name="ce48" office:value-type="float" office:value="28.10703" calcext:value-type="float">
            <text:p>28.10703</text:p>
          </table:table-cell>
          <table:table-cell table:style-name="ce48" office:value-type="float" office:value="28.31522" calcext:value-type="float">
            <text:p>28.31522</text:p>
          </table:table-cell>
          <table:table-cell table:style-name="ce48" office:value-type="float" office:value="28.4306" calcext:value-type="float">
            <text:p>28.4306</text:p>
          </table:table-cell>
          <table:table-cell table:style-name="ce48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8" office:value-type="float" office:value="28.22284" calcext:value-type="float">
            <text:p>28.22284</text:p>
          </table:table-cell>
          <table:table-cell table:style-name="ce48" office:value-type="float" office:value="28.53027" calcext:value-type="float">
            <text:p>28.53027</text:p>
          </table:table-cell>
          <table:table-cell table:style-name="ce48" office:value-type="float" office:value="28.54584" calcext:value-type="float">
            <text:p>28.54584</text:p>
          </table:table-cell>
          <table:table-cell table:style-name="ce48" office:value-type="float" office:value="28.62051" calcext:value-type="float">
            <text:p>28.62051</text:p>
          </table:table-cell>
          <table:table-cell table:style-name="ce48" office:value-type="float" office:value="28.50687" calcext:value-type="float">
            <text:p>28.50687</text:p>
          </table:table-cell>
          <table:table-cell table:style-name="ce48" office:value-type="float" office:value="28.76093" calcext:value-type="float">
            <text:p>28.76093</text:p>
          </table:table-cell>
          <table:table-cell table:style-name="ce48" office:value-type="float" office:value="28.4986" calcext:value-type="float">
            <text:p>28.4986</text:p>
          </table:table-cell>
          <table:table-cell table:style-name="ce48" office:value-type="float" office:value="28.59299" calcext:value-type="float">
            <text:p>28.59299</text:p>
          </table:table-cell>
          <table:table-cell table:style-name="ce48" office:value-type="float" office:value="28.29944" calcext:value-type="float">
            <text:p>28.29944</text:p>
          </table:table-cell>
          <table:table-cell table:style-name="ce48" office:value-type="float" office:value="28.37323" calcext:value-type="float">
            <text:p>28.37323</text:p>
          </table:table-cell>
          <table:table-cell table:style-name="ce48" office:value-type="float" office:value="28.65457" calcext:value-type="float">
            <text:p>28.65457</text:p>
          </table:table-cell>
          <table:table-cell table:style-name="ce48" office:value-type="float" office:value="28.35962" calcext:value-type="float">
            <text:p>28.35962</text:p>
          </table:table-cell>
          <table:table-cell table:style-name="ce48" office:value-type="float" office:value="28.59872" calcext:value-type="float">
            <text:p>28.59872</text:p>
          </table:table-cell>
          <table:table-cell table:style-name="ce48" office:value-type="float" office:value="29.26773" calcext:value-type="float">
            <text:p>29.26773</text:p>
          </table:table-cell>
          <table:table-cell table:style-name="ce48" office:value-type="float" office:value="30.41644" calcext:value-type="float">
            <text:p>30.41644</text:p>
          </table:table-cell>
          <table:table-cell table:style-name="ce48" office:value-type="float" office:value="30.33765" calcext:value-type="float">
            <text:p>30.33765</text:p>
          </table:table-cell>
          <table:table-cell table:style-name="ce48" office:value-type="float" office:value="32.2222" calcext:value-type="float">
            <text:p>32.2222</text:p>
          </table:table-cell>
          <table:table-cell table:style-name="ce48" office:value-type="float" office:value="32.08789" calcext:value-type="float">
            <text:p>32.08789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2.60242" calcext:value-type="float">
            <text:p>32.60242</text:p>
          </table:table-cell>
          <table:table-cell table:style-name="ce48" office:value-type="float" office:value="33.02789" calcext:value-type="float">
            <text:p>33.02789</text:p>
          </table:table-cell>
          <table:table-cell table:style-name="ce48" office:value-type="float" office:value="32.88538" calcext:value-type="float">
            <text:p>32.88538</text:p>
          </table:table-cell>
          <table:table-cell table:style-name="ce48" office:value-type="float" office:value="33.58948" calcext:value-type="float">
            <text:p>33.58948</text:p>
          </table:table-cell>
          <table:table-cell table:style-name="ce48" office:value-type="float" office:value="32.34521" calcext:value-type="float">
            <text:p>32.34521</text:p>
          </table:table-cell>
          <table:table-cell table:style-name="ce48" office:value-type="float" office:value="32.59546" calcext:value-type="float">
            <text:p>32.59546</text:p>
          </table:table-cell>
          <table:table-cell table:style-name="ce48" office:value-type="float" office:value="29.52692" calcext:value-type="float">
            <text:p>29.52692</text:p>
          </table:table-cell>
          <table:table-cell table:style-name="ce48" office:value-type="float" office:value="29.51505" calcext:value-type="float">
            <text:p>29.51505</text:p>
          </table:table-cell>
          <table:table-cell table:style-name="ce48" office:value-type="float" office:value="28.7247" calcext:value-type="float">
            <text:p>28.7247</text:p>
          </table:table-cell>
          <table:table-cell table:style-name="ce48" office:value-type="float" office:value="28.88257" calcext:value-type="float">
            <text:p>28.88257</text:p>
          </table:table-cell>
          <table:table-cell table:style-name="ce48" office:value-type="float" office:value="28.65863" calcext:value-type="float">
            <text:p>28.65863</text:p>
          </table:table-cell>
          <table:table-cell table:style-name="ce48" office:value-type="float" office:value="28.79489" calcext:value-type="float">
            <text:p>28.79489</text:p>
          </table:table-cell>
          <table:table-cell table:style-name="ce48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8" office:value-type="float" office:value="28.66724" calcext:value-type="float">
            <text:p>28.66724</text:p>
          </table:table-cell>
          <table:table-cell table:style-name="ce48" office:value-type="float" office:value="28.62552" calcext:value-type="float">
            <text:p>28.62552</text:p>
          </table:table-cell>
          <table:table-cell table:style-name="ce48" office:value-type="float" office:value="28.64273" calcext:value-type="float">
            <text:p>28.64273</text:p>
          </table:table-cell>
          <table:table-cell table:style-name="ce48" office:value-type="float" office:value="28.55515" calcext:value-type="float">
            <text:p>28.55515</text:p>
          </table:table-cell>
          <table:table-cell table:style-name="ce48" office:value-type="float" office:value="28.86597" calcext:value-type="float">
            <text:p>28.86597</text:p>
          </table:table-cell>
          <table:table-cell table:style-name="ce48" office:value-type="float" office:value="28.43011" calcext:value-type="float">
            <text:p>28.43011</text:p>
          </table:table-cell>
          <table:table-cell table:style-name="ce48" office:value-type="float" office:value="28.59262" calcext:value-type="float">
            <text:p>28.59262</text:p>
          </table:table-cell>
          <table:table-cell table:style-name="ce48" office:value-type="float" office:value="28.1459" calcext:value-type="float">
            <text:p>28.1459</text:p>
          </table:table-cell>
          <table:table-cell table:style-name="ce48" office:value-type="float" office:value="28.78766" calcext:value-type="float">
            <text:p>28.78766</text:p>
          </table:table-cell>
          <table:table-cell table:style-name="ce48" office:value-type="float" office:value="27.88904" calcext:value-type="float">
            <text:p>27.88904</text:p>
          </table:table-cell>
          <table:table-cell table:style-name="ce48" office:value-type="float" office:value="28.61188" calcext:value-type="float">
            <text:p>28.61188</text:p>
          </table:table-cell>
          <table:table-cell table:style-name="ce48" office:value-type="float" office:value="28.29446" calcext:value-type="float">
            <text:p>28.29446</text:p>
          </table:table-cell>
          <table:table-cell table:style-name="ce48" office:value-type="float" office:value="29.23755" calcext:value-type="float">
            <text:p>29.23755</text:p>
          </table:table-cell>
          <table:table-cell table:style-name="ce48" office:value-type="float" office:value="29.57239" calcext:value-type="float">
            <text:p>29.57239</text:p>
          </table:table-cell>
          <table:table-cell table:style-name="ce48" office:value-type="float" office:value="30.89722" calcext:value-type="float">
            <text:p>30.89722</text:p>
          </table:table-cell>
          <table:table-cell table:style-name="ce48" office:value-type="float" office:value="31.83969" calcext:value-type="float">
            <text:p>31.83969</text:p>
          </table:table-cell>
          <table:table-cell table:style-name="ce48" office:value-type="float" office:value="32.11078" calcext:value-type="float">
            <text:p>32.11078</text:p>
          </table:table-cell>
          <table:table-cell table:style-name="ce48" office:value-type="float" office:value="32.17618" calcext:value-type="float">
            <text:p>32.17618</text:p>
          </table:table-cell>
          <table:table-cell table:style-name="ce48" office:value-type="float" office:value="32.99088" calcext:value-type="float">
            <text:p>32.99088</text:p>
          </table:table-cell>
          <table:table-cell table:style-name="ce48" office:value-type="float" office:value="32.87076" calcext:value-type="float">
            <text:p>32.87076</text:p>
          </table:table-cell>
          <table:table-cell table:style-name="ce48" office:value-type="float" office:value="33.3172" calcext:value-type="float">
            <text:p>33.3172</text:p>
          </table:table-cell>
          <table:table-cell table:style-name="ce48" office:value-type="float" office:value="33.54593" calcext:value-type="float">
            <text:p>33.54593</text:p>
          </table:table-cell>
          <table:table-cell table:style-name="ce48" office:value-type="float" office:value="33.36905" calcext:value-type="float">
            <text:p>33.36905</text:p>
          </table:table-cell>
          <table:table-cell table:style-name="ce48" office:value-type="float" office:value="34.26703" calcext:value-type="float">
            <text:p>34.26703</text:p>
          </table:table-cell>
          <table:table-cell table:style-name="ce48" office:value-type="float" office:value="30.55948" calcext:value-type="float">
            <text:p>30.55948</text:p>
          </table:table-cell>
          <table:table-cell table:style-name="ce48" office:value-type="float" office:value="32.25409" calcext:value-type="float">
            <text:p>32.25409</text:p>
          </table:table-cell>
          <table:table-cell table:style-name="ce48" office:value-type="float" office:value="28.90289" calcext:value-type="float">
            <text:p>28.90289</text:p>
          </table:table-cell>
          <table:table-cell table:style-name="ce48" office:value-type="float" office:value="29.49338" calcext:value-type="float">
            <text:p>29.49338</text:p>
          </table:table-cell>
          <table:table-cell table:style-name="ce48" office:value-type="float" office:value="28.63272" calcext:value-type="float">
            <text:p>28.63272</text:p>
          </table:table-cell>
          <table:table-cell table:style-name="ce48" office:value-type="float" office:value="28.17316" calcext:value-type="float">
            <text:p>28.17316</text:p>
          </table:table-cell>
          <table:table-cell table:style-name="ce48" office:value-type="float" office:value="28.48529" calcext:value-type="float">
            <text:p>28.48529</text:p>
          </table:table-cell>
          <table:table-cell table:style-name="ce48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8" office:value-type="float" office:value="28.44785" calcext:value-type="float">
            <text:p>28.44785</text:p>
          </table:table-cell>
          <table:table-cell table:style-name="ce48" office:value-type="float" office:value="28.60056" calcext:value-type="float">
            <text:p>28.60056</text:p>
          </table:table-cell>
          <table:table-cell table:style-name="ce48" office:value-type="float" office:value="28.26541" calcext:value-type="float">
            <text:p>28.26541</text:p>
          </table:table-cell>
          <table:table-cell table:style-name="ce48" office:value-type="float" office:value="28.45773" calcext:value-type="float">
            <text:p>28.45773</text:p>
          </table:table-cell>
          <table:table-cell table:style-name="ce48" office:value-type="float" office:value="28.45163" calcext:value-type="float">
            <text:p>28.45163</text:p>
          </table:table-cell>
          <table:table-cell table:style-name="ce48" office:value-type="float" office:value="28.32175" calcext:value-type="float">
            <text:p>28.32175</text:p>
          </table:table-cell>
          <table:table-cell table:style-name="ce48" office:value-type="float" office:value="28.37808" calcext:value-type="float">
            <text:p>28.37808</text:p>
          </table:table-cell>
          <table:table-cell table:style-name="ce48" office:value-type="float" office:value="28.35715" calcext:value-type="float">
            <text:p>28.35715</text:p>
          </table:table-cell>
          <table:table-cell table:style-name="ce48" office:value-type="float" office:value="28.51566" calcext:value-type="float">
            <text:p>28.51566</text:p>
          </table:table-cell>
          <table:table-cell table:style-name="ce48" office:value-type="float" office:value="28.53516" calcext:value-type="float">
            <text:p>28.53516</text:p>
          </table:table-cell>
          <table:table-cell table:style-name="ce48" office:value-type="float" office:value="28.73297" calcext:value-type="float">
            <text:p>28.73297</text:p>
          </table:table-cell>
          <table:table-cell table:style-name="ce48" office:value-type="float" office:value="28.95178" calcext:value-type="float">
            <text:p>28.95178</text:p>
          </table:table-cell>
          <table:table-cell table:style-name="ce48" office:value-type="float" office:value="28.96451" calcext:value-type="float">
            <text:p>28.96451</text:p>
          </table:table-cell>
          <table:table-cell table:style-name="ce48" office:value-type="float" office:value="31.18826" calcext:value-type="float">
            <text:p>31.18826</text:p>
          </table:table-cell>
          <table:table-cell table:style-name="ce48" office:value-type="float" office:value="31.6871" calcext:value-type="float">
            <text:p>31.6871</text:p>
          </table:table-cell>
          <table:table-cell table:style-name="ce48" office:value-type="float" office:value="32.23297" calcext:value-type="float">
            <text:p>32.23297</text:p>
          </table:table-cell>
          <table:table-cell table:style-name="ce48" office:value-type="float" office:value="32.40701" calcext:value-type="float">
            <text:p>32.40701</text:p>
          </table:table-cell>
          <table:table-cell table:style-name="ce48" office:value-type="float" office:value="32.63034" calcext:value-type="float">
            <text:p>32.63034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3.46414" calcext:value-type="float">
            <text:p>33.46414</text:p>
          </table:table-cell>
          <table:table-cell table:style-name="ce48" office:value-type="float" office:value="33.88968" calcext:value-type="float">
            <text:p>33.88968</text:p>
          </table:table-cell>
          <table:table-cell table:style-name="ce48" office:value-type="float" office:value="34.16119" calcext:value-type="float">
            <text:p>34.16119</text:p>
          </table:table-cell>
          <table:table-cell table:style-name="ce48" office:value-type="float" office:value="34.5954" calcext:value-type="float">
            <text:p>34.5954</text:p>
          </table:table-cell>
          <table:table-cell table:style-name="ce48" office:value-type="float" office:value="33.633" calcext:value-type="float">
            <text:p>33.633</text:p>
          </table:table-cell>
          <table:table-cell table:style-name="ce48" office:value-type="float" office:value="33.55688" calcext:value-type="float">
            <text:p>33.55688</text:p>
          </table:table-cell>
          <table:table-cell table:style-name="ce48" office:value-type="float" office:value="30.83972" calcext:value-type="float">
            <text:p>30.83972</text:p>
          </table:table-cell>
          <table:table-cell table:style-name="ce48" office:value-type="float" office:value="31.1254" calcext:value-type="float">
            <text:p>31.1254</text:p>
          </table:table-cell>
          <table:table-cell table:style-name="ce48" office:value-type="float" office:value="28.93753" calcext:value-type="float">
            <text:p>28.93753</text:p>
          </table:table-cell>
          <table:table-cell table:style-name="ce48" office:value-type="float" office:value="28.46463" calcext:value-type="float">
            <text:p>28.46463</text:p>
          </table:table-cell>
          <table:table-cell table:style-name="ce48" office:value-type="float" office:value="28.1907" calcext:value-type="float">
            <text:p>28.1907</text:p>
          </table:table-cell>
          <table:table-cell table:style-name="ce48" office:value-type="float" office:value="28.36075" calcext:value-type="float">
            <text:p>28.36075</text:p>
          </table:table-cell>
          <table:table-cell table:style-name="ce48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8" office:value-type="float" office:value="28.63208" calcext:value-type="float">
            <text:p>28.63208</text:p>
          </table:table-cell>
          <table:table-cell table:style-name="ce48" office:value-type="float" office:value="28.50034" calcext:value-type="float">
            <text:p>28.50034</text:p>
          </table:table-cell>
          <table:table-cell table:style-name="ce48" office:value-type="float" office:value="28.83011" calcext:value-type="float">
            <text:p>28.83011</text:p>
          </table:table-cell>
          <table:table-cell table:style-name="ce48" office:value-type="float" office:value="28.79993" calcext:value-type="float">
            <text:p>28.79993</text:p>
          </table:table-cell>
          <table:table-cell table:style-name="ce48" office:value-type="float" office:value="28.59445" calcext:value-type="float">
            <text:p>28.59445</text:p>
          </table:table-cell>
          <table:table-cell table:style-name="ce48" office:value-type="float" office:value="28.2294" calcext:value-type="float">
            <text:p>28.2294</text:p>
          </table:table-cell>
          <table:table-cell table:style-name="ce48" office:value-type="float" office:value="28.61978" calcext:value-type="float">
            <text:p>28.61978</text:p>
          </table:table-cell>
          <table:table-cell table:style-name="ce48" office:value-type="float" office:value="28.48706" calcext:value-type="float">
            <text:p>28.48706</text:p>
          </table:table-cell>
          <table:table-cell table:style-name="ce48" office:value-type="float" office:value="28.27664" calcext:value-type="float">
            <text:p>28.27664</text:p>
          </table:table-cell>
          <table:table-cell table:style-name="ce48" office:value-type="float" office:value="28.43265" calcext:value-type="float">
            <text:p>28.43265</text:p>
          </table:table-cell>
          <table:table-cell table:style-name="ce48" office:value-type="float" office:value="28.85385" calcext:value-type="float">
            <text:p>28.85385</text:p>
          </table:table-cell>
          <table:table-cell table:style-name="ce48" office:value-type="float" office:value="28.70731" calcext:value-type="float">
            <text:p>28.70731</text:p>
          </table:table-cell>
          <table:table-cell table:style-name="ce48" office:value-type="float" office:value="30.69974" calcext:value-type="float">
            <text:p>30.69974</text:p>
          </table:table-cell>
          <table:table-cell table:style-name="ce48" office:value-type="float" office:value="29.32349" calcext:value-type="float">
            <text:p>29.32349</text:p>
          </table:table-cell>
          <table:table-cell table:style-name="ce48" office:value-type="float" office:value="32.67822" calcext:value-type="float">
            <text:p>32.67822</text:p>
          </table:table-cell>
          <table:table-cell table:style-name="ce48" office:value-type="float" office:value="31.67175" calcext:value-type="float">
            <text:p>31.67175</text:p>
          </table:table-cell>
          <table:table-cell table:style-name="ce48" office:value-type="float" office:value="32.64499" calcext:value-type="float">
            <text:p>32.64499</text:p>
          </table:table-cell>
          <table:table-cell table:style-name="ce48" office:value-type="float" office:value="32.73856" calcext:value-type="float">
            <text:p>32.73856</text:p>
          </table:table-cell>
          <table:table-cell table:style-name="ce48" office:value-type="float" office:value="33.50919" calcext:value-type="float">
            <text:p>33.50919</text:p>
          </table:table-cell>
          <table:table-cell table:style-name="ce48" office:value-type="float" office:value="33.42599" calcext:value-type="float">
            <text:p>33.42599</text:p>
          </table:table-cell>
          <table:table-cell table:style-name="ce48" office:value-type="float" office:value="34.52786" calcext:value-type="float">
            <text:p>34.52786</text:p>
          </table:table-cell>
          <table:table-cell table:style-name="ce48" office:value-type="float" office:value="33.90854" calcext:value-type="float">
            <text:p>33.90854</text:p>
          </table:table-cell>
          <table:table-cell table:style-name="ce48" office:value-type="float" office:value="34.19693" calcext:value-type="float">
            <text:p>34.19693</text:p>
          </table:table-cell>
          <table:table-cell table:style-name="ce48" office:value-type="float" office:value="33.9006" calcext:value-type="float">
            <text:p>33.9006</text:p>
          </table:table-cell>
          <table:table-cell table:style-name="ce48" office:value-type="float" office:value="32.40405" calcext:value-type="float">
            <text:p>32.40405</text:p>
          </table:table-cell>
          <table:table-cell table:style-name="ce48" office:value-type="float" office:value="32.62567" calcext:value-type="float">
            <text:p>32.62567</text:p>
          </table:table-cell>
          <table:table-cell table:style-name="ce48" office:value-type="float" office:value="29.33972" calcext:value-type="float">
            <text:p>29.33972</text:p>
          </table:table-cell>
          <table:table-cell table:style-name="ce48" office:value-type="float" office:value="30.71957" calcext:value-type="float">
            <text:p>30.71957</text:p>
          </table:table-cell>
          <table:table-cell table:style-name="ce48" office:value-type="float" office:value="28.38916" calcext:value-type="float">
            <text:p>28.38916</text:p>
          </table:table-cell>
          <table:table-cell table:style-name="ce48" office:value-type="float" office:value="28.75568" calcext:value-type="float">
            <text:p>28.75568</text:p>
          </table:table-cell>
          <table:table-cell table:style-name="ce48" office:value-type="float" office:value="28.57767" calcext:value-type="float">
            <text:p>28.57767</text:p>
          </table:table-cell>
          <table:table-cell table:style-name="ce48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8" office:value-type="float" office:value="28.42273" calcext:value-type="float">
            <text:p>28.42273</text:p>
          </table:table-cell>
          <table:table-cell table:style-name="ce48" office:value-type="float" office:value="28.76605" calcext:value-type="float">
            <text:p>28.76605</text:p>
          </table:table-cell>
          <table:table-cell table:style-name="ce48" office:value-type="float" office:value="28.54123" calcext:value-type="float">
            <text:p>28.54123</text:p>
          </table:table-cell>
          <table:table-cell table:style-name="ce48" office:value-type="float" office:value="28.63919" calcext:value-type="float">
            <text:p>28.63919</text:p>
          </table:table-cell>
          <table:table-cell table:style-name="ce48" office:value-type="float" office:value="28.55045" calcext:value-type="float">
            <text:p>28.55045</text:p>
          </table:table-cell>
          <table:table-cell table:style-name="ce48" office:value-type="float" office:value="28.52869" calcext:value-type="float">
            <text:p>28.52869</text:p>
          </table:table-cell>
          <table:table-cell table:style-name="ce48" office:value-type="float" office:value="28.59033" calcext:value-type="float">
            <text:p>28.59033</text:p>
          </table:table-cell>
          <table:table-cell table:style-name="ce48" office:value-type="float" office:value="28.45441" calcext:value-type="float">
            <text:p>28.45441</text:p>
          </table:table-cell>
          <table:table-cell table:style-name="ce48" office:value-type="float" office:value="28.26614" calcext:value-type="float">
            <text:p>28.26614</text:p>
          </table:table-cell>
          <table:table-cell table:style-name="ce48" office:value-type="float" office:value="28.74667" calcext:value-type="float">
            <text:p>28.74667</text:p>
          </table:table-cell>
          <table:table-cell table:style-name="ce48" office:value-type="float" office:value="28.69791" calcext:value-type="float">
            <text:p>28.69791</text:p>
          </table:table-cell>
          <table:table-cell table:style-name="ce48" office:value-type="float" office:value="28.90726" calcext:value-type="float">
            <text:p>28.90726</text:p>
          </table:table-cell>
          <table:table-cell table:style-name="ce48" office:value-type="float" office:value="28.91803" calcext:value-type="float">
            <text:p>28.91803</text:p>
          </table:table-cell>
          <table:table-cell table:style-name="ce48" office:value-type="float" office:value="30.58521" calcext:value-type="float">
            <text:p>30.58521</text:p>
          </table:table-cell>
          <table:table-cell table:style-name="ce48" office:value-type="float" office:value="30.80206" calcext:value-type="float">
            <text:p>30.80206</text:p>
          </table:table-cell>
          <table:table-cell table:style-name="ce48" office:value-type="float" office:value="32.45346" calcext:value-type="float">
            <text:p>32.45346</text:p>
          </table:table-cell>
          <table:table-cell table:style-name="ce48" office:value-type="float" office:value="32.75171" calcext:value-type="float">
            <text:p>32.75171</text:p>
          </table:table-cell>
          <table:table-cell table:style-name="ce48" office:value-type="float" office:value="33.30261" calcext:value-type="float">
            <text:p>33.30261</text:p>
          </table:table-cell>
          <table:table-cell table:style-name="ce48" office:value-type="float" office:value="32.73929" calcext:value-type="float">
            <text:p>32.73929</text:p>
          </table:table-cell>
          <table:table-cell table:style-name="ce48" office:value-type="float" office:value="33.46765" calcext:value-type="float">
            <text:p>33.46765</text:p>
          </table:table-cell>
          <table:table-cell table:style-name="ce48" office:value-type="float" office:value="33.23526" calcext:value-type="float">
            <text:p>33.23526</text:p>
          </table:table-cell>
          <table:table-cell table:style-name="ce48" office:value-type="float" office:value="34.35025" calcext:value-type="float">
            <text:p>34.35025</text:p>
          </table:table-cell>
          <table:table-cell table:style-name="ce48" office:value-type="float" office:value="33.37143" calcext:value-type="float">
            <text:p>33.37143</text:p>
          </table:table-cell>
          <table:table-cell table:style-name="ce48" office:value-type="float" office:value="33.63449" calcext:value-type="float">
            <text:p>33.63449</text:p>
          </table:table-cell>
          <table:table-cell table:style-name="ce48" office:value-type="float" office:value="32.63791" calcext:value-type="float">
            <text:p>32.63791</text:p>
          </table:table-cell>
          <table:table-cell table:style-name="ce48" office:value-type="float" office:value="32.5112" calcext:value-type="float">
            <text:p>32.5112</text:p>
          </table:table-cell>
          <table:table-cell table:style-name="ce48" office:value-type="float" office:value="32.01379" calcext:value-type="float">
            <text:p>32.01379</text:p>
          </table:table-cell>
          <table:table-cell table:style-name="ce48" office:value-type="float" office:value="29.42599" calcext:value-type="float">
            <text:p>29.42599</text:p>
          </table:table-cell>
          <table:table-cell table:style-name="ce48" office:value-type="float" office:value="28.87851" calcext:value-type="float">
            <text:p>28.87851</text:p>
          </table:table-cell>
          <table:table-cell table:style-name="ce48" office:value-type="float" office:value="28.59839" calcext:value-type="float">
            <text:p>28.59839</text:p>
          </table:table-cell>
          <table:table-cell table:style-name="ce48" office:value-type="float" office:value="28.81714" calcext:value-type="float">
            <text:p>28.81714</text:p>
          </table:table-cell>
          <table:table-cell table:style-name="ce48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8" office:value-type="float" office:value="29.02686" calcext:value-type="float">
            <text:p>29.02686</text:p>
          </table:table-cell>
          <table:table-cell table:style-name="ce48" office:value-type="float" office:value="28.63443" calcext:value-type="float">
            <text:p>28.63443</text:p>
          </table:table-cell>
          <table:table-cell table:style-name="ce48" office:value-type="float" office:value="28.60632" calcext:value-type="float">
            <text:p>28.60632</text:p>
          </table:table-cell>
          <table:table-cell table:style-name="ce48" office:value-type="float" office:value="28.79086" calcext:value-type="float">
            <text:p>28.79086</text:p>
          </table:table-cell>
          <table:table-cell table:style-name="ce48" office:value-type="float" office:value="28.46902" calcext:value-type="float">
            <text:p>28.46902</text:p>
          </table:table-cell>
          <table:table-cell table:style-name="ce48" office:value-type="float" office:value="28.79099" calcext:value-type="float">
            <text:p>28.79099</text:p>
          </table:table-cell>
          <table:table-cell table:style-name="ce48" office:value-type="float" office:value="28.43823" calcext:value-type="float">
            <text:p>28.43823</text:p>
          </table:table-cell>
          <table:table-cell table:style-name="ce48" office:value-type="float" office:value="28.38" calcext:value-type="float">
            <text:p>28.38</text:p>
          </table:table-cell>
          <table:table-cell table:style-name="ce48" office:value-type="float" office:value="28.32956" calcext:value-type="float">
            <text:p>28.32956</text:p>
          </table:table-cell>
          <table:table-cell table:style-name="ce48" office:value-type="float" office:value="28.68369" calcext:value-type="float">
            <text:p>28.68369</text:p>
          </table:table-cell>
          <table:table-cell table:style-name="ce48" office:value-type="float" office:value="28.96429" calcext:value-type="float">
            <text:p>28.96429</text:p>
          </table:table-cell>
          <table:table-cell table:style-name="ce48" office:value-type="float" office:value="28.46698" calcext:value-type="float">
            <text:p>28.46698</text:p>
          </table:table-cell>
          <table:table-cell table:style-name="ce48" office:value-type="float" office:value="29.42136" calcext:value-type="float">
            <text:p>29.42136</text:p>
          </table:table-cell>
          <table:table-cell table:style-name="ce48" office:value-type="float" office:value="28.85236" calcext:value-type="float">
            <text:p>28.85236</text:p>
          </table:table-cell>
          <table:table-cell table:style-name="ce48" office:value-type="float" office:value="32.65408" calcext:value-type="float">
            <text:p>32.65408</text:p>
          </table:table-cell>
          <table:table-cell table:style-name="ce48" office:value-type="float" office:value="31.32639" calcext:value-type="float">
            <text:p>31.32639</text:p>
          </table:table-cell>
          <table:table-cell table:style-name="ce48" office:value-type="float" office:value="32.82559" calcext:value-type="float">
            <text:p>32.82559</text:p>
          </table:table-cell>
          <table:table-cell table:style-name="ce48" office:value-type="float" office:value="32.53738" calcext:value-type="float">
            <text:p>32.53738</text:p>
          </table:table-cell>
          <table:table-cell table:style-name="ce48" office:value-type="float" office:value="33.17917" calcext:value-type="float">
            <text:p>33.17917</text:p>
          </table:table-cell>
          <table:table-cell table:style-name="ce48" office:value-type="float" office:value="32.91617" calcext:value-type="float">
            <text:p>32.91617</text:p>
          </table:table-cell>
          <table:table-cell table:style-name="ce48" office:value-type="float" office:value="33.84647" calcext:value-type="float">
            <text:p>33.84647</text:p>
          </table:table-cell>
          <table:table-cell table:style-name="ce48" office:value-type="float" office:value="32.70065" calcext:value-type="float">
            <text:p>32.70065</text:p>
          </table:table-cell>
          <table:table-cell table:style-name="ce48" office:value-type="float" office:value="33.50955" calcext:value-type="float">
            <text:p>33.50955</text:p>
          </table:table-cell>
          <table:table-cell table:style-name="ce48" office:value-type="float" office:value="32.70392" calcext:value-type="float">
            <text:p>32.70392</text:p>
          </table:table-cell>
          <table:table-cell table:style-name="ce48" office:value-type="float" office:value="32.92755" calcext:value-type="float">
            <text:p>32.92755</text:p>
          </table:table-cell>
          <table:table-cell table:style-name="ce48" office:value-type="float" office:value="32.63016" calcext:value-type="float">
            <text:p>32.63016</text:p>
          </table:table-cell>
          <table:table-cell table:style-name="ce48" office:value-type="float" office:value="30.28622" calcext:value-type="float">
            <text:p>30.28622</text:p>
          </table:table-cell>
          <table:table-cell table:style-name="ce48" office:value-type="float" office:value="31.53842" calcext:value-type="float">
            <text:p>31.53842</text:p>
          </table:table-cell>
          <table:table-cell table:style-name="ce48" office:value-type="float" office:value="29.08435" calcext:value-type="float">
            <text:p>29.08435</text:p>
          </table:table-cell>
          <table:table-cell table:style-name="ce48" office:value-type="float" office:value="28.95605" calcext:value-type="float">
            <text:p>28.95605</text:p>
          </table:table-cell>
          <table:table-cell table:style-name="ce48" office:value-type="float" office:value="28.53885" calcext:value-type="float">
            <text:p>28.53885</text:p>
          </table:table-cell>
          <table:table-cell table:style-name="ce48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8" office:value-type="float" office:value="30.16873" calcext:value-type="float">
            <text:p>30.16873</text:p>
          </table:table-cell>
          <table:table-cell table:style-name="ce48" office:value-type="float" office:value="29.81506" calcext:value-type="float">
            <text:p>29.81506</text:p>
          </table:table-cell>
          <table:table-cell table:style-name="ce48" office:value-type="float" office:value="30.01062" calcext:value-type="float">
            <text:p>30.01062</text:p>
          </table:table-cell>
          <table:table-cell table:style-name="ce48" office:value-type="float" office:value="30.07138" calcext:value-type="float">
            <text:p>30.07138</text:p>
          </table:table-cell>
          <table:table-cell table:style-name="ce48" office:value-type="float" office:value="30.30106" calcext:value-type="float">
            <text:p>30.30106</text:p>
          </table:table-cell>
          <table:table-cell table:style-name="ce48" office:value-type="float" office:value="29.39203" calcext:value-type="float">
            <text:p>29.39203</text:p>
          </table:table-cell>
          <table:table-cell table:style-name="ce48" office:value-type="float" office:value="29.25354" calcext:value-type="float">
            <text:p>29.25354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9.0191" calcext:value-type="float">
            <text:p>29.0191</text:p>
          </table:table-cell>
          <table:table-cell table:style-name="ce48" office:value-type="float" office:value="29.5654" calcext:value-type="float">
            <text:p>29.5654</text:p>
          </table:table-cell>
          <table:table-cell table:style-name="ce48" office:value-type="float" office:value="29.10663" calcext:value-type="float">
            <text:p>29.10663</text:p>
          </table:table-cell>
          <table:table-cell table:style-name="ce48" office:value-type="float" office:value="29.22961" calcext:value-type="float">
            <text:p>29.22961</text:p>
          </table:table-cell>
          <table:table-cell table:style-name="ce48" office:value-type="float" office:value="29.15555" calcext:value-type="float">
            <text:p>29.15555</text:p>
          </table:table-cell>
          <table:table-cell table:style-name="ce48" office:value-type="float" office:value="30.13138" calcext:value-type="float">
            <text:p>30.13138</text:p>
          </table:table-cell>
          <table:table-cell table:style-name="ce48" office:value-type="float" office:value="30.18869" calcext:value-type="float">
            <text:p>30.18869</text:p>
          </table:table-cell>
          <table:table-cell table:style-name="ce48" office:value-type="float" office:value="33.12903" calcext:value-type="float">
            <text:p>33.12903</text:p>
          </table:table-cell>
          <table:table-cell table:style-name="ce48" office:value-type="float" office:value="32.38211" calcext:value-type="float">
            <text:p>32.38211</text:p>
          </table:table-cell>
          <table:table-cell table:style-name="ce48" office:value-type="float" office:value="33.50653" calcext:value-type="float">
            <text:p>33.50653</text:p>
          </table:table-cell>
          <table:table-cell table:style-name="ce48" office:value-type="float" office:value="33.45309" calcext:value-type="float">
            <text:p>33.45309</text:p>
          </table:table-cell>
          <table:table-cell table:style-name="ce48" office:value-type="float" office:value="33.31094" calcext:value-type="float">
            <text:p>33.31094</text:p>
          </table:table-cell>
          <table:table-cell table:style-name="ce48" office:value-type="float" office:value="33.2175" calcext:value-type="float">
            <text:p>33.2175</text:p>
          </table:table-cell>
          <table:table-cell table:style-name="ce48" office:value-type="float" office:value="33.69208" calcext:value-type="float">
            <text:p>33.69208</text:p>
          </table:table-cell>
          <table:table-cell table:style-name="ce48" office:value-type="float" office:value="33.26035" calcext:value-type="float">
            <text:p>33.26035</text:p>
          </table:table-cell>
          <table:table-cell table:style-name="ce48" office:value-type="float" office:value="33.2991" calcext:value-type="float">
            <text:p>33.2991</text:p>
          </table:table-cell>
          <table:table-cell table:style-name="ce48" office:value-type="float" office:value="32.61725" calcext:value-type="float">
            <text:p>32.61725</text:p>
          </table:table-cell>
          <table:table-cell table:style-name="ce48" office:value-type="float" office:value="33.08975" calcext:value-type="float">
            <text:p>33.08975</text:p>
          </table:table-cell>
          <table:table-cell table:style-name="ce48" office:value-type="float" office:value="31.41928" calcext:value-type="float">
            <text:p>31.41928</text:p>
          </table:table-cell>
          <table:table-cell table:style-name="ce48" office:value-type="float" office:value="30.85559" calcext:value-type="float">
            <text:p>30.85559</text:p>
          </table:table-cell>
          <table:table-cell table:style-name="ce48" office:value-type="float" office:value="29.52701" calcext:value-type="float">
            <text:p>29.52701</text:p>
          </table:table-cell>
          <table:table-cell table:style-name="ce48" office:value-type="float" office:value="29.53674" calcext:value-type="float">
            <text:p>29.53674</text:p>
          </table:table-cell>
          <table:table-cell table:style-name="ce48" office:value-type="float" office:value="29.75638" calcext:value-type="float">
            <text:p>29.75638</text:p>
          </table:table-cell>
          <table:table-cell table:style-name="ce48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8" office:value-type="float" office:value="29.14151" calcext:value-type="float">
            <text:p>29.14151</text:p>
          </table:table-cell>
          <table:table-cell table:style-name="ce48" office:value-type="float" office:value="28.71478" calcext:value-type="float">
            <text:p>28.71478</text:p>
          </table:table-cell>
          <table:table-cell table:style-name="ce48" office:value-type="float" office:value="29.88513" calcext:value-type="float">
            <text:p>29.88513</text:p>
          </table:table-cell>
          <table:table-cell table:style-name="ce48" office:value-type="float" office:value="30.27139" calcext:value-type="float">
            <text:p>30.27139</text:p>
          </table:table-cell>
          <table:table-cell table:style-name="ce48" office:value-type="float" office:value="28.86096" calcext:value-type="float">
            <text:p>28.86096</text:p>
          </table:table-cell>
          <table:table-cell table:style-name="ce48" office:value-type="float" office:value="29.3851" calcext:value-type="float">
            <text:p>29.3851</text:p>
          </table:table-cell>
          <table:table-cell table:style-name="ce48" office:value-type="float" office:value="28.82581" calcext:value-type="float">
            <text:p>28.82581</text:p>
          </table:table-cell>
          <table:table-cell table:style-name="ce48" office:value-type="float" office:value="28.53067" calcext:value-type="float">
            <text:p>28.53067</text:p>
          </table:table-cell>
          <table:table-cell table:style-name="ce48" office:value-type="float" office:value="28.60284" calcext:value-type="float">
            <text:p>28.60284</text:p>
          </table:table-cell>
          <table:table-cell table:style-name="ce48" office:value-type="float" office:value="28.1106" calcext:value-type="float">
            <text:p>28.1106</text:p>
          </table:table-cell>
          <table:table-cell table:style-name="ce48" office:value-type="float" office:value="28.49707" calcext:value-type="float">
            <text:p>28.49707</text:p>
          </table:table-cell>
          <table:table-cell table:style-name="ce48" office:value-type="float" office:value="28.64163" calcext:value-type="float">
            <text:p>28.64163</text:p>
          </table:table-cell>
          <table:table-cell table:style-name="ce48" office:value-type="float" office:value="28.7731" calcext:value-type="float">
            <text:p>28.7731</text:p>
          </table:table-cell>
          <table:table-cell table:style-name="ce48" office:value-type="float" office:value="28.40424" calcext:value-type="float">
            <text:p>28.40424</text:p>
          </table:table-cell>
          <table:table-cell table:style-name="ce48" office:value-type="float" office:value="31.21387" calcext:value-type="float">
            <text:p>31.21387</text:p>
          </table:table-cell>
          <table:table-cell table:style-name="ce48" office:value-type="float" office:value="30.06927" calcext:value-type="float">
            <text:p>30.06927</text:p>
          </table:table-cell>
          <table:table-cell table:style-name="ce48" office:value-type="float" office:value="32.82697" calcext:value-type="float">
            <text:p>32.82697</text:p>
          </table:table-cell>
          <table:table-cell table:style-name="ce48" office:value-type="float" office:value="31.80051" calcext:value-type="float">
            <text:p>31.80051</text:p>
          </table:table-cell>
          <table:table-cell table:style-name="ce48" office:value-type="float" office:value="33.00107" calcext:value-type="float">
            <text:p>33.00107</text:p>
          </table:table-cell>
          <table:table-cell table:style-name="ce48" office:value-type="float" office:value="32.57092" calcext:value-type="float">
            <text:p>32.57092</text:p>
          </table:table-cell>
          <table:table-cell table:style-name="ce48" office:value-type="float" office:value="32.45947" calcext:value-type="float">
            <text:p>32.45947</text:p>
          </table:table-cell>
          <table:table-cell table:style-name="ce48" office:value-type="float" office:value="32.34482" calcext:value-type="float">
            <text:p>32.34482</text:p>
          </table:table-cell>
          <table:table-cell table:style-name="ce48" office:value-type="float" office:value="32.3978" calcext:value-type="float">
            <text:p>32.3978</text:p>
          </table:table-cell>
          <table:table-cell table:style-name="ce48" office:value-type="float" office:value="31.81622" calcext:value-type="float">
            <text:p>31.81622</text:p>
          </table:table-cell>
          <table:table-cell table:style-name="ce48" office:value-type="float" office:value="32.39316" calcext:value-type="float">
            <text:p>32.39316</text:p>
          </table:table-cell>
          <table:table-cell table:style-name="ce48" office:value-type="float" office:value="30.91815" calcext:value-type="float">
            <text:p>30.91815</text:p>
          </table:table-cell>
          <table:table-cell table:style-name="ce48" office:value-type="float" office:value="30.59534" calcext:value-type="float">
            <text:p>30.59534</text:p>
          </table:table-cell>
          <table:table-cell table:style-name="ce48" office:value-type="float" office:value="29.46411" calcext:value-type="float">
            <text:p>29.46411</text:p>
          </table:table-cell>
          <table:table-cell table:style-name="ce48" office:value-type="float" office:value="29.14957" calcext:value-type="float">
            <text:p>29.14957</text:p>
          </table:table-cell>
          <table:table-cell table:style-name="ce48" office:value-type="float" office:value="28.65265" calcext:value-type="float">
            <text:p>28.65265</text:p>
          </table:table-cell>
          <table:table-cell table:style-name="ce48" office:value-type="float" office:value="28.42166" calcext:value-type="float">
            <text:p>28.42166</text:p>
          </table:table-cell>
          <table:table-cell table:style-name="ce48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8" office:value-type="float" office:value="29.88104" calcext:value-type="float">
            <text:p>29.88104</text:p>
          </table:table-cell>
          <table:table-cell table:style-name="ce48" office:value-type="float" office:value="31.47998" calcext:value-type="float">
            <text:p>31.47998</text:p>
          </table:table-cell>
          <table:table-cell table:style-name="ce48" office:value-type="float" office:value="32.38092" calcext:value-type="float">
            <text:p>32.38092</text:p>
          </table:table-cell>
          <table:table-cell table:style-name="ce48" office:value-type="float" office:value="31.15002" calcext:value-type="float">
            <text:p>31.15002</text:p>
          </table:table-cell>
          <table:table-cell table:style-name="ce48" office:value-type="float" office:value="31.32205" calcext:value-type="float">
            <text:p>31.32205</text:p>
          </table:table-cell>
          <table:table-cell table:style-name="ce48" office:value-type="float" office:value="29.1871" calcext:value-type="float">
            <text:p>29.1871</text:p>
          </table:table-cell>
          <table:table-cell table:style-name="ce48" office:value-type="float" office:value="28.79211" calcext:value-type="float">
            <text:p>28.79211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8.35556" calcext:value-type="float">
            <text:p>28.35556</text:p>
          </table:table-cell>
          <table:table-cell table:style-name="ce48" office:value-type="float" office:value="28.49005" calcext:value-type="float">
            <text:p>28.49005</text:p>
          </table:table-cell>
          <table:table-cell table:style-name="ce48" office:value-type="float" office:value="28.68729" calcext:value-type="float">
            <text:p>28.68729</text:p>
          </table:table-cell>
          <table:table-cell table:style-name="ce48" office:value-type="float" office:value="28.57852" calcext:value-type="float">
            <text:p>28.57852</text:p>
          </table:table-cell>
          <table:table-cell table:style-name="ce48" office:value-type="float" office:value="28.53763" calcext:value-type="float">
            <text:p>28.53763</text:p>
          </table:table-cell>
          <table:table-cell table:style-name="ce48" office:value-type="float" office:value="29.20825" calcext:value-type="float">
            <text:p>29.20825</text:p>
          </table:table-cell>
          <table:table-cell table:style-name="ce48" office:value-type="float" office:value="28.92633" calcext:value-type="float">
            <text:p>28.92633</text:p>
          </table:table-cell>
          <table:table-cell table:style-name="ce48" office:value-type="float" office:value="31.17313" calcext:value-type="float">
            <text:p>31.17313</text:p>
          </table:table-cell>
          <table:table-cell table:style-name="ce48" office:value-type="float" office:value="30.15488" calcext:value-type="float">
            <text:p>30.15488</text:p>
          </table:table-cell>
          <table:table-cell table:style-name="ce48" office:value-type="float" office:value="32.58478" calcext:value-type="float">
            <text:p>32.58478</text:p>
          </table:table-cell>
          <table:table-cell table:style-name="ce48" office:value-type="float" office:value="32.34778" calcext:value-type="float">
            <text:p>32.34778</text:p>
          </table:table-cell>
          <table:table-cell table:style-name="ce48" office:value-type="float" office:value="32.25781" calcext:value-type="float">
            <text:p>32.25781</text:p>
          </table:table-cell>
          <table:table-cell table:style-name="ce48" office:value-type="float" office:value="31.94916" calcext:value-type="float">
            <text:p>31.94916</text:p>
          </table:table-cell>
          <table:table-cell table:style-name="ce48" office:value-type="float" office:value="32.36972" calcext:value-type="float">
            <text:p>32.36972</text:p>
          </table:table-cell>
          <table:table-cell table:style-name="ce48" office:value-type="float" office:value="30.82874" calcext:value-type="float">
            <text:p>30.82874</text:p>
          </table:table-cell>
          <table:table-cell table:style-name="ce48" office:value-type="float" office:value="31.65811" calcext:value-type="float">
            <text:p>31.65811</text:p>
          </table:table-cell>
          <table:table-cell table:style-name="ce48" office:value-type="float" office:value="29.45987" calcext:value-type="float">
            <text:p>29.45987</text:p>
          </table:table-cell>
          <table:table-cell table:style-name="ce48" office:value-type="float" office:value="29.80893" calcext:value-type="float">
            <text:p>29.80893</text:p>
          </table:table-cell>
          <table:table-cell table:style-name="ce48" office:value-type="float" office:value="28.78568" calcext:value-type="float">
            <text:p>28.78568</text:p>
          </table:table-cell>
          <table:table-cell table:style-name="ce48" office:value-type="float" office:value="29.13351" calcext:value-type="float">
            <text:p>29.13351</text:p>
          </table:table-cell>
          <table:table-cell table:style-name="ce48" office:value-type="float" office:value="28.43869" calcext:value-type="float">
            <text:p>28.43869</text:p>
          </table:table-cell>
          <table:table-cell table:style-name="ce48" office:value-type="float" office:value="28.53268" calcext:value-type="float">
            <text:p>28.53268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8" office:value-type="float" office:value="32.35507" calcext:value-type="float">
            <text:p>32.35507</text:p>
          </table:table-cell>
          <table:table-cell table:style-name="ce48" office:value-type="float" office:value="32.414" calcext:value-type="float">
            <text:p>32.414</text:p>
          </table:table-cell>
          <table:table-cell table:style-name="ce48" office:value-type="float" office:value="32.71503" calcext:value-type="float">
            <text:p>32.71503</text:p>
          </table:table-cell>
          <table:table-cell table:style-name="ce48" office:value-type="float" office:value="32.77014" calcext:value-type="float">
            <text:p>32.77014</text:p>
          </table:table-cell>
          <table:table-cell table:style-name="ce48" office:value-type="float" office:value="29.99567" calcext:value-type="float">
            <text:p>29.99567</text:p>
          </table:table-cell>
          <table:table-cell table:style-name="ce48" office:value-type="float" office:value="30.81281" calcext:value-type="float">
            <text:p>30.81281</text:p>
          </table:table-cell>
          <table:table-cell table:style-name="ce48" office:value-type="float" office:value="28.86508" calcext:value-type="float">
            <text:p>28.86508</text:p>
          </table:table-cell>
          <table:table-cell table:style-name="ce48" office:value-type="float" office:value="29.01923" calcext:value-type="float">
            <text:p>29.01923</text:p>
          </table:table-cell>
          <table:table-cell table:style-name="ce48" office:value-type="float" office:value="28.85278" calcext:value-type="float">
            <text:p>28.85278</text:p>
          </table:table-cell>
          <table:table-cell table:style-name="ce48" office:value-type="float" office:value="28.30249" calcext:value-type="float">
            <text:p>28.30249</text:p>
          </table:table-cell>
          <table:table-cell table:style-name="ce48" office:value-type="float" office:value="28.37607" calcext:value-type="float">
            <text:p>28.37607</text:p>
          </table:table-cell>
          <table:table-cell table:style-name="ce48" office:value-type="float" office:value="28.51172" calcext:value-type="float">
            <text:p>28.51172</text:p>
          </table:table-cell>
          <table:table-cell table:style-name="ce48" office:value-type="float" office:value="28.62817" calcext:value-type="float">
            <text:p>28.62817</text:p>
          </table:table-cell>
          <table:table-cell table:style-name="ce48" office:value-type="float" office:value="28.17429" calcext:value-type="float">
            <text:p>28.17429</text:p>
          </table:table-cell>
          <table:table-cell table:style-name="ce48" office:value-type="float" office:value="29.77914" calcext:value-type="float">
            <text:p>29.77914</text:p>
          </table:table-cell>
          <table:table-cell table:style-name="ce48" office:value-type="float" office:value="28.89136" calcext:value-type="float">
            <text:p>28.89136</text:p>
          </table:table-cell>
          <table:table-cell table:style-name="ce48" office:value-type="float" office:value="32.1539" calcext:value-type="float">
            <text:p>32.1539</text:p>
          </table:table-cell>
          <table:table-cell table:style-name="ce48" office:value-type="float" office:value="30.50262" calcext:value-type="float">
            <text:p>30.50262</text:p>
          </table:table-cell>
          <table:table-cell table:style-name="ce48" office:value-type="float" office:value="32.1398" calcext:value-type="float">
            <text:p>32.1398</text:p>
          </table:table-cell>
          <table:table-cell table:style-name="ce48" office:value-type="float" office:value="31.65399" calcext:value-type="float">
            <text:p>31.65399</text:p>
          </table:table-cell>
          <table:table-cell table:style-name="ce48" office:value-type="float" office:value="31.75424" calcext:value-type="float">
            <text:p>31.75424</text:p>
          </table:table-cell>
          <table:table-cell table:style-name="ce48" office:value-type="float" office:value="30.42578" calcext:value-type="float">
            <text:p>30.42578</text:p>
          </table:table-cell>
          <table:table-cell table:style-name="ce48" office:value-type="float" office:value="30.61267" calcext:value-type="float">
            <text:p>30.61267</text:p>
          </table:table-cell>
          <table:table-cell table:style-name="ce48" office:value-type="float" office:value="29.35632" calcext:value-type="float">
            <text:p>29.35632</text:p>
          </table:table-cell>
          <table:table-cell table:style-name="ce48" office:value-type="float" office:value="29.85947" calcext:value-type="float">
            <text:p>29.85947</text:p>
          </table:table-cell>
          <table:table-cell table:style-name="ce48" office:value-type="float" office:value="28.74579" calcext:value-type="float">
            <text:p>28.74579</text:p>
          </table:table-cell>
          <table:table-cell table:style-name="ce48" office:value-type="float" office:value="28.71487" calcext:value-type="float">
            <text:p>28.71487</text:p>
          </table:table-cell>
          <table:table-cell table:style-name="ce48" office:value-type="float" office:value="28.43402" calcext:value-type="float">
            <text:p>28.43402</text:p>
          </table:table-cell>
          <table:table-cell table:style-name="ce48" office:value-type="float" office:value="28.62494" calcext:value-type="float">
            <text:p>28.62494</text:p>
          </table:table-cell>
          <table:table-cell table:style-name="ce48" office:value-type="float" office:value="28.22617" calcext:value-type="float">
            <text:p>28.22617</text:p>
          </table:table-cell>
          <table:table-cell table:style-name="ce48" office:value-type="float" office:value="28.3038" calcext:value-type="float">
            <text:p>28.3038</text:p>
          </table:table-cell>
          <table:table-cell table:style-name="ce48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8" office:value-type="float" office:value="32.08911" calcext:value-type="float">
            <text:p>32.08911</text:p>
          </table:table-cell>
          <table:table-cell table:style-name="ce48" office:value-type="float" office:value="34.15668" calcext:value-type="float">
            <text:p>34.15668</text:p>
          </table:table-cell>
          <table:table-cell table:style-name="ce48" office:value-type="float" office:value="34.06351" calcext:value-type="float">
            <text:p>34.06351</text:p>
          </table:table-cell>
          <table:table-cell table:style-name="ce48" office:value-type="float" office:value="32.35364" calcext:value-type="float">
            <text:p>32.35364</text:p>
          </table:table-cell>
          <table:table-cell table:style-name="ce48" office:value-type="float" office:value="32.38501" calcext:value-type="float">
            <text:p>32.38501</text:p>
          </table:table-cell>
          <table:table-cell table:style-name="ce48" office:value-type="float" office:value="30.55246" calcext:value-type="float">
            <text:p>30.55246</text:p>
          </table:table-cell>
          <table:table-cell table:style-name="ce48" office:value-type="float" office:value="29.81189" calcext:value-type="float">
            <text:p>29.81189</text:p>
          </table:table-cell>
          <table:table-cell table:style-name="ce48" office:value-type="float" office:value="28.61194" calcext:value-type="float">
            <text:p>28.61194</text:p>
          </table:table-cell>
          <table:table-cell table:style-name="ce48" office:value-type="float" office:value="28.47665" calcext:value-type="float">
            <text:p>28.47665</text:p>
          </table:table-cell>
          <table:table-cell table:style-name="ce48" office:value-type="float" office:value="28.41925" calcext:value-type="float">
            <text:p>28.41925</text:p>
          </table:table-cell>
          <table:table-cell table:style-name="ce48" office:value-type="float" office:value="28.642" calcext:value-type="float">
            <text:p>28.642</text:p>
          </table:table-cell>
          <table:table-cell table:style-name="ce48" office:value-type="float" office:value="28.51297" calcext:value-type="float">
            <text:p>28.51297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48956" calcext:value-type="float">
            <text:p>28.48956</text:p>
          </table:table-cell>
          <table:table-cell table:style-name="ce48" office:value-type="float" office:value="28.20099" calcext:value-type="float">
            <text:p>28.20099</text:p>
          </table:table-cell>
          <table:table-cell table:style-name="ce48" office:value-type="float" office:value="29.56238" calcext:value-type="float">
            <text:p>29.56238</text:p>
          </table:table-cell>
          <table:table-cell table:style-name="ce48" office:value-type="float" office:value="29.29523" calcext:value-type="float">
            <text:p>29.29523</text:p>
          </table:table-cell>
          <table:table-cell table:style-name="ce48" office:value-type="float" office:value="31.22824" calcext:value-type="float">
            <text:p>31.22824</text:p>
          </table:table-cell>
          <table:table-cell table:style-name="ce48" office:value-type="float" office:value="30.24066" calcext:value-type="float">
            <text:p>30.24066</text:p>
          </table:table-cell>
          <table:table-cell table:style-name="ce48" office:value-type="float" office:value="30.98523" calcext:value-type="float">
            <text:p>30.98523</text:p>
          </table:table-cell>
          <table:table-cell table:style-name="ce48" office:value-type="float" office:value="29.63834" calcext:value-type="float">
            <text:p>29.63834</text:p>
          </table:table-cell>
          <table:table-cell table:style-name="ce48" office:value-type="float" office:value="29.7775" calcext:value-type="float">
            <text:p>29.7775</text:p>
          </table:table-cell>
          <table:table-cell table:style-name="ce48" office:value-type="float" office:value="28.81177" calcext:value-type="float">
            <text:p>28.81177</text:p>
          </table:table-cell>
          <table:table-cell table:style-name="ce48" office:value-type="float" office:value="29.20273" calcext:value-type="float">
            <text:p>29.20273</text:p>
          </table:table-cell>
          <table:table-cell table:style-name="ce48" office:value-type="float" office:value="28.70432" calcext:value-type="float">
            <text:p>28.70432</text:p>
          </table:table-cell>
          <table:table-cell table:style-name="ce48" office:value-type="float" office:value="28.34271" calcext:value-type="float">
            <text:p>28.34271</text:p>
          </table:table-cell>
          <table:table-cell table:style-name="ce48" office:value-type="float" office:value="28.4303" calcext:value-type="float">
            <text:p>28.4303</text:p>
          </table:table-cell>
          <table:table-cell table:style-name="ce48" office:value-type="float" office:value="28.61993" calcext:value-type="float">
            <text:p>28.61993</text:p>
          </table:table-cell>
          <table:table-cell table:style-name="ce48" office:value-type="float" office:value="28.48932" calcext:value-type="float">
            <text:p>28.48932</text:p>
          </table:table-cell>
          <table:table-cell table:style-name="ce48" office:value-type="float" office:value="28.20914" calcext:value-type="float">
            <text:p>28.20914</text:p>
          </table:table-cell>
          <table:table-cell table:style-name="ce48" office:value-type="float" office:value="28.53848" calcext:value-type="float">
            <text:p>28.53848</text:p>
          </table:table-cell>
          <table:table-cell table:style-name="ce48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8" office:value-type="float" office:value="33.40698" calcext:value-type="float">
            <text:p>33.40698</text:p>
          </table:table-cell>
          <table:table-cell table:style-name="ce48" office:value-type="float" office:value="32.63089" calcext:value-type="float">
            <text:p>32.63089</text:p>
          </table:table-cell>
          <table:table-cell table:style-name="ce48" office:value-type="float" office:value="33.42575" calcext:value-type="float">
            <text:p>33.42575</text:p>
          </table:table-cell>
          <table:table-cell table:style-name="ce48" office:value-type="float" office:value="33.79407" calcext:value-type="float">
            <text:p>33.79407</text:p>
          </table:table-cell>
          <table:table-cell table:style-name="ce48" office:value-type="float" office:value="31.50021" calcext:value-type="float">
            <text:p>31.50021</text:p>
          </table:table-cell>
          <table:table-cell table:style-name="ce48" office:value-type="float" office:value="31.61697" calcext:value-type="float">
            <text:p>31.61697</text:p>
          </table:table-cell>
          <table:table-cell table:style-name="ce48" office:value-type="float" office:value="28.75964" calcext:value-type="float">
            <text:p>28.75964</text:p>
          </table:table-cell>
          <table:table-cell table:style-name="ce48" office:value-type="float" office:value="29.86847" calcext:value-type="float">
            <text:p>29.86847</text:p>
          </table:table-cell>
          <table:table-cell table:style-name="ce48" office:value-type="float" office:value="28.41333" calcext:value-type="float">
            <text:p>28.41333</text:p>
          </table:table-cell>
          <table:table-cell table:style-name="ce48" office:value-type="float" office:value="28.28763" calcext:value-type="float">
            <text:p>28.28763</text:p>
          </table:table-cell>
          <table:table-cell table:style-name="ce48" office:value-type="float" office:value="28.7207" calcext:value-type="float">
            <text:p>28.7207</text:p>
          </table:table-cell>
          <table:table-cell table:style-name="ce48" office:value-type="float" office:value="28.63782" calcext:value-type="float">
            <text:p>28.63782</text:p>
          </table:table-cell>
          <table:table-cell table:style-name="ce48" office:value-type="float" office:value="28.45374" calcext:value-type="float">
            <text:p>28.45374</text:p>
          </table:table-cell>
          <table:table-cell table:style-name="ce48" office:value-type="float" office:value="28.18436" calcext:value-type="float">
            <text:p>28.18436</text:p>
          </table:table-cell>
          <table:table-cell table:style-name="ce48" office:value-type="float" office:value="28.90359" calcext:value-type="float">
            <text:p>28.90359</text:p>
          </table:table-cell>
          <table:table-cell table:style-name="ce48" office:value-type="float" office:value="28.76587" calcext:value-type="float">
            <text:p>28.76587</text:p>
          </table:table-cell>
          <table:table-cell table:style-name="ce48" office:value-type="float" office:value="30.41129" calcext:value-type="float">
            <text:p>30.41129</text:p>
          </table:table-cell>
          <table:table-cell table:style-name="ce48" office:value-type="float" office:value="28.84167" calcext:value-type="float">
            <text:p>28.84167</text:p>
          </table:table-cell>
          <table:table-cell table:style-name="ce48" office:value-type="float" office:value="30.54901" calcext:value-type="float">
            <text:p>30.54901</text:p>
          </table:table-cell>
          <table:table-cell table:style-name="ce48" office:value-type="float" office:value="29.01678" calcext:value-type="float">
            <text:p>29.01678</text:p>
          </table:table-cell>
          <table:table-cell table:style-name="ce48" office:value-type="float" office:value="29.16205" calcext:value-type="float">
            <text:p>29.16205</text:p>
          </table:table-cell>
          <table:table-cell table:style-name="ce48" office:value-type="float" office:value="28.91888" calcext:value-type="float">
            <text:p>28.91888</text:p>
          </table:table-cell>
          <table:table-cell table:style-name="ce48" office:value-type="float" office:value="28.75201" calcext:value-type="float">
            <text:p>28.75201</text:p>
          </table:table-cell>
          <table:table-cell table:style-name="ce48" office:value-type="float" office:value="28.80069" calcext:value-type="float">
            <text:p>28.80069</text:p>
          </table:table-cell>
          <table:table-cell table:style-name="ce48" office:value-type="float" office:value="28.6781" calcext:value-type="float">
            <text:p>28.6781</text:p>
          </table:table-cell>
          <table:table-cell table:style-name="ce48" office:value-type="float" office:value="28.39584" calcext:value-type="float">
            <text:p>28.39584</text:p>
          </table:table-cell>
          <table:table-cell table:style-name="ce48" office:value-type="float" office:value="28.34546" calcext:value-type="float">
            <text:p>28.34546</text:p>
          </table:table-cell>
          <table:table-cell table:style-name="ce48" office:value-type="float" office:value="28.56027" calcext:value-type="float">
            <text:p>28.56027</text:p>
          </table:table-cell>
          <table:table-cell table:style-name="ce48" office:value-type="float" office:value="28.24524" calcext:value-type="float">
            <text:p>28.24524</text:p>
          </table:table-cell>
          <table:table-cell table:style-name="ce48" office:value-type="float" office:value="28.32999" calcext:value-type="float">
            <text:p>28.32999</text:p>
          </table:table-cell>
          <table:table-cell table:style-name="ce48" office:value-type="float" office:value="28.49411" calcext:value-type="float">
            <text:p>28.49411</text:p>
          </table:table-cell>
          <table:table-cell table:style-name="ce48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8" office:value-type="float" office:value="30.36829" calcext:value-type="float">
            <text:p>30.36829</text:p>
          </table:table-cell>
          <table:table-cell table:style-name="ce48" office:value-type="float" office:value="32.87213" calcext:value-type="float">
            <text:p>32.87213</text:p>
          </table:table-cell>
          <table:table-cell table:style-name="ce48" office:value-type="float" office:value="33.29105" calcext:value-type="float">
            <text:p>33.29105</text:p>
          </table:table-cell>
          <table:table-cell table:style-name="ce48" office:value-type="float" office:value="33.01254" calcext:value-type="float">
            <text:p>33.01254</text:p>
          </table:table-cell>
          <table:table-cell table:style-name="ce48" office:value-type="float" office:value="32.56174" calcext:value-type="float">
            <text:p>32.56174</text:p>
          </table:table-cell>
          <table:table-cell table:style-name="ce48" office:value-type="float" office:value="31.87057" calcext:value-type="float">
            <text:p>31.87057</text:p>
          </table:table-cell>
          <table:table-cell table:style-name="ce48" office:value-type="float" office:value="31.30811" calcext:value-type="float">
            <text:p>31.30811</text:p>
          </table:table-cell>
          <table:table-cell table:style-name="ce48" office:value-type="float" office:value="29.00616" calcext:value-type="float">
            <text:p>29.00616</text:p>
          </table:table-cell>
          <table:table-cell table:style-name="ce48" office:value-type="float" office:value="28.88309" calcext:value-type="float">
            <text:p>28.88309</text:p>
          </table:table-cell>
          <table:table-cell table:style-name="ce48" office:value-type="float" office:value="28.7916" calcext:value-type="float">
            <text:p>28.7916</text:p>
          </table:table-cell>
          <table:table-cell table:style-name="ce48" office:value-type="float" office:value="28.41846" calcext:value-type="float">
            <text:p>28.41846</text:p>
          </table:table-cell>
          <table:table-cell table:style-name="ce48" office:value-type="float" office:value="28.25153" calcext:value-type="float">
            <text:p>28.25153</text:p>
          </table:table-cell>
          <table:table-cell table:style-name="ce48" office:value-type="float" office:value="28.41177" calcext:value-type="float">
            <text:p>28.41177</text:p>
          </table:table-cell>
          <table:table-cell table:style-name="ce48" office:value-type="float" office:value="28.79874" calcext:value-type="float">
            <text:p>28.79874</text:p>
          </table:table-cell>
          <table:table-cell table:style-name="ce48" office:value-type="float" office:value="28.54214" calcext:value-type="float">
            <text:p>28.54214</text:p>
          </table:table-cell>
          <table:table-cell table:style-name="ce48" office:value-type="float" office:value="29.01672" calcext:value-type="float">
            <text:p>29.01672</text:p>
          </table:table-cell>
          <table:table-cell table:style-name="ce48" office:value-type="float" office:value="28.51685" calcext:value-type="float">
            <text:p>28.51685</text:p>
          </table:table-cell>
          <table:table-cell table:style-name="ce48" office:value-type="float" office:value="28.94604" calcext:value-type="float">
            <text:p>28.94604</text:p>
          </table:table-cell>
          <table:table-cell table:style-name="ce48" office:value-type="float" office:value="28.61404" calcext:value-type="float">
            <text:p>28.61404</text:p>
          </table:table-cell>
          <table:table-cell table:style-name="ce48" office:value-type="float" office:value="28.8298" calcext:value-type="float">
            <text:p>28.8298</text:p>
          </table:table-cell>
          <table:table-cell table:style-name="ce48" office:value-type="float" office:value="28.48135" calcext:value-type="float">
            <text:p>28.48135</text:p>
          </table:table-cell>
          <table:table-cell table:style-name="ce48" office:value-type="float" office:value="28.42502" calcext:value-type="float">
            <text:p>28.42502</text:p>
          </table:table-cell>
          <table:table-cell table:style-name="ce48" office:value-type="float" office:value="28.43442" calcext:value-type="float">
            <text:p>28.43442</text:p>
          </table:table-cell>
          <table:table-cell table:style-name="ce48" office:value-type="float" office:value="28.60275" calcext:value-type="float">
            <text:p>28.60275</text:p>
          </table:table-cell>
          <table:table-cell table:style-name="ce48" office:value-type="float" office:value="28.29529" calcext:value-type="float">
            <text:p>28.29529</text:p>
          </table:table-cell>
          <table:table-cell table:style-name="ce48" office:value-type="float" office:value="28.79486" calcext:value-type="float">
            <text:p>28.79486</text:p>
          </table:table-cell>
          <table:table-cell table:style-name="ce48" office:value-type="float" office:value="28.5083" calcext:value-type="float">
            <text:p>28.5083</text:p>
          </table:table-cell>
          <table:table-cell table:style-name="ce48" office:value-type="float" office:value="28.41159" calcext:value-type="float">
            <text:p>28.41159</text:p>
          </table:table-cell>
          <table:table-cell table:style-name="ce48" office:value-type="float" office:value="28.08023" calcext:value-type="float">
            <text:p>28.08023</text:p>
          </table:table-cell>
          <table:table-cell table:style-name="ce48" office:value-type="float" office:value="28.24377" calcext:value-type="float">
            <text:p>28.24377</text:p>
          </table:table-cell>
          <table:table-cell table:style-name="ce48" office:value-type="float" office:value="28.28406" calcext:value-type="float">
            <text:p>28.28406</text:p>
          </table:table-cell>
          <table:table-cell table:style-name="ce48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8" office:value-type="float" office:value="32.22818" calcext:value-type="float">
            <text:p>32.22818</text:p>
          </table:table-cell>
          <table:table-cell table:style-name="ce48" office:value-type="float" office:value="30.9986" calcext:value-type="float">
            <text:p>30.9986</text:p>
          </table:table-cell>
          <table:table-cell table:style-name="ce48" office:value-type="float" office:value="32.7142" calcext:value-type="float">
            <text:p>32.7142</text:p>
          </table:table-cell>
          <table:table-cell table:style-name="ce48" office:value-type="float" office:value="33.01501" calcext:value-type="float">
            <text:p>33.01501</text:p>
          </table:table-cell>
          <table:table-cell table:style-name="ce48" office:value-type="float" office:value="32.79364" calcext:value-type="float">
            <text:p>32.79364</text:p>
          </table:table-cell>
          <table:table-cell table:style-name="ce48" office:value-type="float" office:value="32.54736" calcext:value-type="float">
            <text:p>32.54736</text:p>
          </table:table-cell>
          <table:table-cell table:style-name="ce48" office:value-type="float" office:value="30.3407" calcext:value-type="float">
            <text:p>30.3407</text:p>
          </table:table-cell>
          <table:table-cell table:style-name="ce48" office:value-type="float" office:value="31.58511" calcext:value-type="float">
            <text:p>31.58511</text:p>
          </table:table-cell>
          <table:table-cell table:style-name="ce48" office:value-type="float" office:value="28.58551" calcext:value-type="float">
            <text:p>28.58551</text:p>
          </table:table-cell>
          <table:table-cell table:style-name="ce48" office:value-type="float" office:value="28.48505" calcext:value-type="float">
            <text:p>28.48505</text:p>
          </table:table-cell>
          <table:table-cell table:style-name="ce48" office:value-type="float" office:value="28.56137" calcext:value-type="float">
            <text:p>28.56137</text:p>
          </table:table-cell>
          <table:table-cell table:style-name="ce48" office:value-type="float" office:value="28.46124" calcext:value-type="float">
            <text:p>28.46124</text:p>
          </table:table-cell>
          <table:table-cell table:style-name="ce48" office:value-type="float" office:value="28.34567" calcext:value-type="float">
            <text:p>28.34567</text:p>
          </table:table-cell>
          <table:table-cell table:style-name="ce48" office:value-type="float" office:value="27.90918" calcext:value-type="float">
            <text:p>27.90918</text:p>
          </table:table-cell>
          <table:table-cell table:style-name="ce48" office:value-type="float" office:value="28.67795" calcext:value-type="float">
            <text:p>28.67795</text:p>
          </table:table-cell>
          <table:table-cell table:style-name="ce48" office:value-type="float" office:value="28.56573" calcext:value-type="float">
            <text:p>28.56573</text:p>
          </table:table-cell>
          <table:table-cell table:style-name="ce48" office:value-type="float" office:value="29.09238" calcext:value-type="float">
            <text:p>29.09238</text:p>
          </table:table-cell>
          <table:table-cell table:style-name="ce48" office:value-type="float" office:value="28.32983" calcext:value-type="float">
            <text:p>28.32983</text:p>
          </table:table-cell>
          <table:table-cell table:style-name="ce48" office:value-type="float" office:value="28.78088" calcext:value-type="float">
            <text:p>28.78088</text:p>
          </table:table-cell>
          <table:table-cell table:style-name="ce48" office:value-type="float" office:value="28.44055" calcext:value-type="float">
            <text:p>28.44055</text:p>
          </table:table-cell>
          <table:table-cell table:style-name="ce48" office:value-type="float" office:value="28.4559" calcext:value-type="float">
            <text:p>28.4559</text:p>
          </table:table-cell>
          <table:table-cell table:style-name="ce48" office:value-type="float" office:value="28.61282" calcext:value-type="float">
            <text:p>28.61282</text:p>
          </table:table-cell>
          <table:table-cell table:style-name="ce48" office:value-type="float" office:value="28.26984" calcext:value-type="float">
            <text:p>28.26984</text:p>
          </table:table-cell>
          <table:table-cell table:style-name="ce48" office:value-type="float" office:value="28.21902" calcext:value-type="float">
            <text:p>28.21902</text:p>
          </table:table-cell>
          <table:table-cell table:style-name="ce48" office:value-type="float" office:value="28.47144" calcext:value-type="float">
            <text:p>28.47144</text:p>
          </table:table-cell>
          <table:table-cell table:style-name="ce48" office:value-type="float" office:value="28.30878" calcext:value-type="float">
            <text:p>28.30878</text:p>
          </table:table-cell>
          <table:table-cell table:style-name="ce48" office:value-type="float" office:value="28.51959" calcext:value-type="float">
            <text:p>28.51959</text:p>
          </table:table-cell>
          <table:table-cell table:style-name="ce48" office:value-type="float" office:value="28.35202" calcext:value-type="float">
            <text:p>28.35202</text:p>
          </table:table-cell>
          <table:table-cell table:style-name="ce48" office:value-type="float" office:value="28.43585" calcext:value-type="float">
            <text:p>28.43585</text:p>
          </table:table-cell>
          <table:table-cell table:style-name="ce48" office:value-type="float" office:value="28.2312" calcext:value-type="float">
            <text:p>28.2312</text:p>
          </table:table-cell>
          <table:table-cell table:style-name="ce48" office:value-type="float" office:value="28.34448" calcext:value-type="float">
            <text:p>28.34448</text:p>
          </table:table-cell>
          <table:table-cell table:style-name="ce48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0" office:value-type="float" office:value="29.16479" calcext:value-type="float">
            <text:p>29.16479</text:p>
          </table:table-cell>
          <table:table-cell table:style-name="ce50" office:value-type="float" office:value="29.70215" calcext:value-type="float">
            <text:p>29.70215</text:p>
          </table:table-cell>
          <table:table-cell table:style-name="ce50" office:value-type="float" office:value="29.08435" calcext:value-type="float">
            <text:p>29.08435</text:p>
          </table:table-cell>
          <table:table-cell table:style-name="ce50" office:value-type="float" office:value="28.9137" calcext:value-type="float">
            <text:p>28.9137</text:p>
          </table:table-cell>
          <table:table-cell table:style-name="ce50" office:value-type="float" office:value="28.52106" calcext:value-type="float">
            <text:p>28.52106</text:p>
          </table:table-cell>
          <table:table-cell table:style-name="ce50" office:value-type="float" office:value="28.93756" calcext:value-type="float">
            <text:p>28.93756</text:p>
          </table:table-cell>
          <table:table-cell table:style-name="ce50" office:value-type="float" office:value="28.7327" calcext:value-type="float">
            <text:p>28.7327</text:p>
          </table:table-cell>
          <table:table-cell table:style-name="ce50" office:value-type="float" office:value="29.12646" calcext:value-type="float">
            <text:p>29.12646</text:p>
          </table:table-cell>
          <table:table-cell table:style-name="ce50" office:value-type="float" office:value="28.18958" calcext:value-type="float">
            <text:p>28.18958</text:p>
          </table:table-cell>
          <table:table-cell table:style-name="ce50" office:value-type="float" office:value="28.68826" calcext:value-type="float">
            <text:p>28.68826</text:p>
          </table:table-cell>
          <table:table-cell table:style-name="ce50" office:value-type="float" office:value="28.79379" calcext:value-type="float">
            <text:p>28.79379</text:p>
          </table:table-cell>
          <table:table-cell table:style-name="ce50" office:value-type="float" office:value="29.18851" calcext:value-type="float">
            <text:p>29.18851</text:p>
          </table:table-cell>
          <table:table-cell table:style-name="ce50" office:value-type="float" office:value="28.25653" calcext:value-type="float">
            <text:p>28.25653</text:p>
          </table:table-cell>
          <table:table-cell table:style-name="ce50" office:value-type="float" office:value="28.6398" calcext:value-type="float">
            <text:p>28.6398</text:p>
          </table:table-cell>
          <table:table-cell table:style-name="ce50" office:value-type="float" office:value="28.55548" calcext:value-type="float">
            <text:p>28.55548</text:p>
          </table:table-cell>
          <table:table-cell table:style-name="ce50" office:value-type="float" office:value="28.32086" calcext:value-type="float">
            <text:p>28.32086</text:p>
          </table:table-cell>
          <table:table-cell table:style-name="ce50" office:value-type="float" office:value="27.9921" calcext:value-type="float">
            <text:p>27.9921</text:p>
          </table:table-cell>
          <table:table-cell table:style-name="ce50" office:value-type="float" office:value="28.75113" calcext:value-type="float">
            <text:p>28.75113</text:p>
          </table:table-cell>
          <table:table-cell table:style-name="ce50" office:value-type="float" office:value="28.31876" calcext:value-type="float">
            <text:p>28.31876</text:p>
          </table:table-cell>
          <table:table-cell table:style-name="ce50" office:value-type="float" office:value="28.40466" calcext:value-type="float">
            <text:p>28.40466</text:p>
          </table:table-cell>
          <table:table-cell table:style-name="ce50" office:value-type="float" office:value="28.04422" calcext:value-type="float">
            <text:p>28.04422</text:p>
          </table:table-cell>
          <table:table-cell table:style-name="ce50" office:value-type="float" office:value="28.65329" calcext:value-type="float">
            <text:p>28.65329</text:p>
          </table:table-cell>
          <table:table-cell table:style-name="ce50" office:value-type="float" office:value="28.24139" calcext:value-type="float">
            <text:p>28.24139</text:p>
          </table:table-cell>
          <table:table-cell table:style-name="ce50" office:value-type="float" office:value="28.36108" calcext:value-type="float">
            <text:p>28.36108</text:p>
          </table:table-cell>
          <table:table-cell table:style-name="ce50" office:value-type="float" office:value="28.37115" calcext:value-type="float">
            <text:p>28.37115</text:p>
          </table:table-cell>
          <table:table-cell table:style-name="ce50" office:value-type="float" office:value="28.69211" calcext:value-type="float">
            <text:p>28.69211</text:p>
          </table:table-cell>
          <table:table-cell table:style-name="ce50" office:value-type="float" office:value="28.46848" calcext:value-type="float">
            <text:p>28.46848</text:p>
          </table:table-cell>
          <table:table-cell table:style-name="ce50" office:value-type="float" office:value="28.37112" calcext:value-type="float">
            <text:p>28.37112</text:p>
          </table:table-cell>
          <table:table-cell table:style-name="ce50" office:value-type="float" office:value="28.2851" calcext:value-type="float">
            <text:p>28.2851</text:p>
          </table:table-cell>
          <table:table-cell table:style-name="ce50" office:value-type="float" office:value="28.23059" calcext:value-type="float">
            <text:p>28.23059</text:p>
          </table:table-cell>
          <table:table-cell table:style-name="ce50" office:value-type="float" office:value="27.81174" calcext:value-type="float">
            <text:p>27.81174</text:p>
          </table:table-cell>
          <table:table-cell table:style-name="ce50" office:value-type="float" office:value="28" calcext:value-type="float">
            <text:p>28</text:p>
          </table:table-cell>
          <table:table-cell office:value-type="string" calcext:value-type="string">
            <text:p>rewrite_fsm_counters – 1</text:p>
          </table:table-cell>
          <table:table-cell table:number-columns-repeated="34"/>
        </table:table-row>
        <table:table-row table:style-name="ro1">
          <table:table-cell table:style-name="ce50" office:value-type="float" office:value="29.05112" calcext:value-type="float">
            <text:p>29.05112</text:p>
          </table:table-cell>
          <table:table-cell table:style-name="ce50" office:value-type="float" office:value="29.04846" calcext:value-type="float">
            <text:p>29.04846</text:p>
          </table:table-cell>
          <table:table-cell table:style-name="ce50" office:value-type="float" office:value="28.66791" calcext:value-type="float">
            <text:p>28.66791</text:p>
          </table:table-cell>
          <table:table-cell table:style-name="ce50" office:value-type="float" office:value="28.91113" calcext:value-type="float">
            <text:p>28.91113</text:p>
          </table:table-cell>
          <table:table-cell table:style-name="ce50" office:value-type="float" office:value="28.62912" calcext:value-type="float">
            <text:p>28.62912</text:p>
          </table:table-cell>
          <table:table-cell table:style-name="ce50" office:value-type="float" office:value="28.6366" calcext:value-type="float">
            <text:p>28.6366</text:p>
          </table:table-cell>
          <table:table-cell table:style-name="ce50" office:value-type="float" office:value="28.8905" calcext:value-type="float">
            <text:p>28.8905</text:p>
          </table:table-cell>
          <table:table-cell table:style-name="ce50" office:value-type="float" office:value="28.64197" calcext:value-type="float">
            <text:p>28.64197</text:p>
          </table:table-cell>
          <table:table-cell table:style-name="ce50" office:value-type="float" office:value="28.81219" calcext:value-type="float">
            <text:p>28.81219</text:p>
          </table:table-cell>
          <table:table-cell table:style-name="ce50" office:value-type="float" office:value="28.64929" calcext:value-type="float">
            <text:p>28.64929</text:p>
          </table:table-cell>
          <table:table-cell table:style-name="ce50" office:value-type="float" office:value="28.92169" calcext:value-type="float">
            <text:p>28.92169</text:p>
          </table:table-cell>
          <table:table-cell table:style-name="ce50" office:value-type="float" office:value="28.39191" calcext:value-type="float">
            <text:p>28.39191</text:p>
          </table:table-cell>
          <table:table-cell table:style-name="ce50" office:value-type="float" office:value="28.61642" calcext:value-type="float">
            <text:p>28.61642</text:p>
          </table:table-cell>
          <table:table-cell table:style-name="ce50" office:value-type="float" office:value="28.61374" calcext:value-type="float">
            <text:p>28.61374</text:p>
          </table:table-cell>
          <table:table-cell table:style-name="ce50" office:value-type="float" office:value="28.28964" calcext:value-type="float">
            <text:p>28.28964</text:p>
          </table:table-cell>
          <table:table-cell table:style-name="ce50" office:value-type="float" office:value="28.15179" calcext:value-type="float">
            <text:p>28.15179</text:p>
          </table:table-cell>
          <table:table-cell table:style-name="ce50" office:value-type="float" office:value="28.35345" calcext:value-type="float">
            <text:p>28.35345</text:p>
          </table:table-cell>
          <table:table-cell table:style-name="ce50" office:value-type="float" office:value="27.89627" calcext:value-type="float">
            <text:p>27.89627</text:p>
          </table:table-cell>
          <table:table-cell table:style-name="ce50" office:value-type="float" office:value="28.24866" calcext:value-type="float">
            <text:p>28.24866</text:p>
          </table:table-cell>
          <table:table-cell table:style-name="ce50" office:value-type="float" office:value="28.7843" calcext:value-type="float">
            <text:p>28.7843</text:p>
          </table:table-cell>
          <table:table-cell table:style-name="ce50" office:value-type="float" office:value="28.00882" calcext:value-type="float">
            <text:p>28.00882</text:p>
          </table:table-cell>
          <table:table-cell table:number-columns-repeated="2" table:style-name="ce50" office:value-type="float" office:value="28.18454" calcext:value-type="float">
            <text:p>28.18454</text:p>
          </table:table-cell>
          <table:table-cell table:style-name="ce50" office:value-type="float" office:value="28.35126" calcext:value-type="float">
            <text:p>28.35126</text:p>
          </table:table-cell>
          <table:table-cell table:style-name="ce50" office:value-type="float" office:value="28.07413" calcext:value-type="float">
            <text:p>28.07413</text:p>
          </table:table-cell>
          <table:table-cell table:style-name="ce50" office:value-type="float" office:value="28.42694" calcext:value-type="float">
            <text:p>28.42694</text:p>
          </table:table-cell>
          <table:table-cell table:style-name="ce50" office:value-type="float" office:value="28.60355" calcext:value-type="float">
            <text:p>28.60355</text:p>
          </table:table-cell>
          <table:table-cell table:style-name="ce50" office:value-type="float" office:value="28.57294" calcext:value-type="float">
            <text:p>28.57294</text:p>
          </table:table-cell>
          <table:table-cell table:style-name="ce50" office:value-type="float" office:value="28.22058" calcext:value-type="float">
            <text:p>28.22058</text:p>
          </table:table-cell>
          <table:table-cell table:style-name="ce50" office:value-type="float" office:value="28.36472" calcext:value-type="float">
            <text:p>28.36472</text:p>
          </table:table-cell>
          <table:table-cell table:style-name="ce50" office:value-type="float" office:value="28.69659" calcext:value-type="float">
            <text:p>28.69659</text:p>
          </table:table-cell>
          <table:table-cell table:style-name="ce50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50" office:value-type="float" office:value="28.38373" calcext:value-type="float">
            <text:p>28.38373</text:p>
          </table:table-cell>
          <table:table-cell table:style-name="ce50" office:value-type="float" office:value="28.71259" calcext:value-type="float">
            <text:p>28.71259</text:p>
          </table:table-cell>
          <table:table-cell table:style-name="ce50" office:value-type="float" office:value="28.70822" calcext:value-type="float">
            <text:p>28.70822</text:p>
          </table:table-cell>
          <table:table-cell table:style-name="ce50" office:value-type="float" office:value="29.11218" calcext:value-type="float">
            <text:p>29.11218</text:p>
          </table:table-cell>
          <table:table-cell table:style-name="ce50" office:value-type="float" office:value="28.35892" calcext:value-type="float">
            <text:p>28.35892</text:p>
          </table:table-cell>
          <table:table-cell table:style-name="ce50" office:value-type="float" office:value="28.86353" calcext:value-type="float">
            <text:p>28.86353</text:p>
          </table:table-cell>
          <table:table-cell table:style-name="ce50" office:value-type="float" office:value="28.56253" calcext:value-type="float">
            <text:p>28.56253</text:p>
          </table:table-cell>
          <table:table-cell table:style-name="ce50" office:value-type="float" office:value="28.82141" calcext:value-type="float">
            <text:p>28.82141</text:p>
          </table:table-cell>
          <table:table-cell table:style-name="ce50" office:value-type="float" office:value="28.44055" calcext:value-type="float">
            <text:p>28.44055</text:p>
          </table:table-cell>
          <table:table-cell table:style-name="ce50" office:value-type="float" office:value="28.54016" calcext:value-type="float">
            <text:p>28.54016</text:p>
          </table:table-cell>
          <table:table-cell table:style-name="ce50" office:value-type="float" office:value="28.44305" calcext:value-type="float">
            <text:p>28.44305</text:p>
          </table:table-cell>
          <table:table-cell table:style-name="ce50" office:value-type="float" office:value="29.08151" calcext:value-type="float">
            <text:p>29.08151</text:p>
          </table:table-cell>
          <table:table-cell table:style-name="ce50" office:value-type="float" office:value="28.10681" calcext:value-type="float">
            <text:p>28.10681</text:p>
          </table:table-cell>
          <table:table-cell table:style-name="ce50" office:value-type="float" office:value="28.4201" calcext:value-type="float">
            <text:p>28.4201</text:p>
          </table:table-cell>
          <table:table-cell table:style-name="ce50" office:value-type="float" office:value="28.2894" calcext:value-type="float">
            <text:p>28.2894</text:p>
          </table:table-cell>
          <table:table-cell table:style-name="ce50" office:value-type="float" office:value="28.64487" calcext:value-type="float">
            <text:p>28.64487</text:p>
          </table:table-cell>
          <table:table-cell table:style-name="ce50" office:value-type="float" office:value="28.4534" calcext:value-type="float">
            <text:p>28.4534</text:p>
          </table:table-cell>
          <table:table-cell table:style-name="ce50" office:value-type="float" office:value="28.22879" calcext:value-type="float">
            <text:p>28.22879</text:p>
          </table:table-cell>
          <table:table-cell table:style-name="ce50" office:value-type="float" office:value="28.62616" calcext:value-type="float">
            <text:p>28.62616</text:p>
          </table:table-cell>
          <table:table-cell table:style-name="ce50" office:value-type="float" office:value="28.44028" calcext:value-type="float">
            <text:p>28.44028</text:p>
          </table:table-cell>
          <table:table-cell table:style-name="ce50" office:value-type="float" office:value="28.23297" calcext:value-type="float">
            <text:p>28.23297</text:p>
          </table:table-cell>
          <table:table-cell table:style-name="ce50" office:value-type="float" office:value="28.48602" calcext:value-type="float">
            <text:p>28.48602</text:p>
          </table:table-cell>
          <table:table-cell table:style-name="ce50" office:value-type="float" office:value="28.48276" calcext:value-type="float">
            <text:p>28.48276</text:p>
          </table:table-cell>
          <table:table-cell table:style-name="ce50" office:value-type="float" office:value="28.34738" calcext:value-type="float">
            <text:p>28.34738</text:p>
          </table:table-cell>
          <table:table-cell table:style-name="ce50" office:value-type="float" office:value="28.08209" calcext:value-type="float">
            <text:p>28.08209</text:p>
          </table:table-cell>
          <table:table-cell table:style-name="ce50" office:value-type="float" office:value="28.04446" calcext:value-type="float">
            <text:p>28.04446</text:p>
          </table:table-cell>
          <table:table-cell table:style-name="ce50" office:value-type="float" office:value="28.79691" calcext:value-type="float">
            <text:p>28.79691</text:p>
          </table:table-cell>
          <table:table-cell table:style-name="ce50" office:value-type="float" office:value="28.51855" calcext:value-type="float">
            <text:p>28.51855</text:p>
          </table:table-cell>
          <table:table-cell table:style-name="ce50" office:value-type="float" office:value="28.18832" calcext:value-type="float">
            <text:p>28.18832</text:p>
          </table:table-cell>
          <table:table-cell table:style-name="ce50" office:value-type="float" office:value="28.57047" calcext:value-type="float">
            <text:p>28.57047</text:p>
          </table:table-cell>
          <table:table-cell table:style-name="ce50" office:value-type="float" office:value="28.63651" calcext:value-type="float">
            <text:p>28.63651</text:p>
          </table:table-cell>
          <table:table-cell table:style-name="ce50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50" office:value-type="float" office:value="29.08142" calcext:value-type="float">
            <text:p>29.08142</text:p>
          </table:table-cell>
          <table:table-cell table:style-name="ce50" office:value-type="float" office:value="28.33051" calcext:value-type="float">
            <text:p>28.33051</text:p>
          </table:table-cell>
          <table:table-cell table:style-name="ce50" office:value-type="float" office:value="28.59683" calcext:value-type="float">
            <text:p>28.59683</text:p>
          </table:table-cell>
          <table:table-cell table:style-name="ce50" office:value-type="float" office:value="28.82639" calcext:value-type="float">
            <text:p>28.82639</text:p>
          </table:table-cell>
          <table:table-cell table:style-name="ce50" office:value-type="float" office:value="28.5069" calcext:value-type="float">
            <text:p>28.5069</text:p>
          </table:table-cell>
          <table:table-cell table:style-name="ce50" office:value-type="float" office:value="28.53195" calcext:value-type="float">
            <text:p>28.53195</text:p>
          </table:table-cell>
          <table:table-cell table:style-name="ce50" office:value-type="float" office:value="28.90955" calcext:value-type="float">
            <text:p>28.90955</text:p>
          </table:table-cell>
          <table:table-cell table:style-name="ce50" office:value-type="float" office:value="28.75446" calcext:value-type="float">
            <text:p>28.75446</text:p>
          </table:table-cell>
          <table:table-cell table:style-name="ce50" office:value-type="float" office:value="28.56729" calcext:value-type="float">
            <text:p>28.56729</text:p>
          </table:table-cell>
          <table:table-cell table:style-name="ce50" office:value-type="float" office:value="28.68759" calcext:value-type="float">
            <text:p>28.68759</text:p>
          </table:table-cell>
          <table:table-cell table:style-name="ce50" office:value-type="float" office:value="28.92224" calcext:value-type="float">
            <text:p>28.92224</text:p>
          </table:table-cell>
          <table:table-cell table:style-name="ce50" office:value-type="float" office:value="28.62906" calcext:value-type="float">
            <text:p>28.62906</text:p>
          </table:table-cell>
          <table:table-cell table:style-name="ce50" office:value-type="float" office:value="28.47202" calcext:value-type="float">
            <text:p>28.47202</text:p>
          </table:table-cell>
          <table:table-cell table:style-name="ce50" office:value-type="float" office:value="28.33746" calcext:value-type="float">
            <text:p>28.33746</text:p>
          </table:table-cell>
          <table:table-cell table:style-name="ce50" office:value-type="float" office:value="28.34125" calcext:value-type="float">
            <text:p>28.34125</text:p>
          </table:table-cell>
          <table:table-cell table:style-name="ce50" office:value-type="float" office:value="28.37857" calcext:value-type="float">
            <text:p>28.37857</text:p>
          </table:table-cell>
          <table:table-cell table:style-name="ce50" office:value-type="float" office:value="28.56149" calcext:value-type="float">
            <text:p>28.56149</text:p>
          </table:table-cell>
          <table:table-cell table:style-name="ce50" office:value-type="float" office:value="28.37949" calcext:value-type="float">
            <text:p>28.37949</text:p>
          </table:table-cell>
          <table:table-cell table:style-name="ce50" office:value-type="float" office:value="28.34158" calcext:value-type="float">
            <text:p>28.34158</text:p>
          </table:table-cell>
          <table:table-cell table:style-name="ce50" office:value-type="float" office:value="28.36176" calcext:value-type="float">
            <text:p>28.36176</text:p>
          </table:table-cell>
          <table:table-cell table:style-name="ce50" office:value-type="float" office:value="28.14676" calcext:value-type="float">
            <text:p>28.14676</text:p>
          </table:table-cell>
          <table:table-cell table:style-name="ce50" office:value-type="float" office:value="28.43741" calcext:value-type="float">
            <text:p>28.43741</text:p>
          </table:table-cell>
          <table:table-cell table:style-name="ce50" office:value-type="float" office:value="28.39792" calcext:value-type="float">
            <text:p>28.39792</text:p>
          </table:table-cell>
          <table:table-cell table:style-name="ce50" office:value-type="float" office:value="28.21301" calcext:value-type="float">
            <text:p>28.21301</text:p>
          </table:table-cell>
          <table:table-cell table:style-name="ce50" office:value-type="float" office:value="28.61108" calcext:value-type="float">
            <text:p>28.61108</text:p>
          </table:table-cell>
          <table:table-cell table:style-name="ce50" office:value-type="float" office:value="28.33282" calcext:value-type="float">
            <text:p>28.33282</text:p>
          </table:table-cell>
          <table:table-cell table:style-name="ce50" office:value-type="float" office:value="28.26642" calcext:value-type="float">
            <text:p>28.26642</text:p>
          </table:table-cell>
          <table:table-cell table:style-name="ce50" office:value-type="float" office:value="28.46277" calcext:value-type="float">
            <text:p>28.46277</text:p>
          </table:table-cell>
          <table:table-cell table:style-name="ce50" office:value-type="float" office:value="28.32584" calcext:value-type="float">
            <text:p>28.32584</text:p>
          </table:table-cell>
          <table:table-cell table:style-name="ce50" office:value-type="float" office:value="28.46283" calcext:value-type="float">
            <text:p>28.46283</text:p>
          </table:table-cell>
          <table:table-cell table:style-name="ce50" office:value-type="float" office:value="28.20102" calcext:value-type="float">
            <text:p>28.20102</text:p>
          </table:table-cell>
          <table:table-cell table:style-name="ce50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50" office:value-type="float" office:value="27.59073" calcext:value-type="float">
            <text:p>27.59073</text:p>
          </table:table-cell>
          <table:table-cell table:style-name="ce50" office:value-type="float" office:value="28.99258" calcext:value-type="float">
            <text:p>28.99258</text:p>
          </table:table-cell>
          <table:table-cell table:style-name="ce50" office:value-type="float" office:value="28.84753" calcext:value-type="float">
            <text:p>28.84753</text:p>
          </table:table-cell>
          <table:table-cell table:style-name="ce50" office:value-type="float" office:value="28.82776" calcext:value-type="float">
            <text:p>28.82776</text:p>
          </table:table-cell>
          <table:table-cell table:style-name="ce50" office:value-type="float" office:value="28.44958" calcext:value-type="float">
            <text:p>28.44958</text:p>
          </table:table-cell>
          <table:table-cell table:style-name="ce50" office:value-type="float" office:value="29.04993" calcext:value-type="float">
            <text:p>29.04993</text:p>
          </table:table-cell>
          <table:table-cell table:style-name="ce50" office:value-type="float" office:value="28.46423" calcext:value-type="float">
            <text:p>28.46423</text:p>
          </table:table-cell>
          <table:table-cell table:style-name="ce50" office:value-type="float" office:value="28.68982" calcext:value-type="float">
            <text:p>28.68982</text:p>
          </table:table-cell>
          <table:table-cell table:style-name="ce50" office:value-type="float" office:value="28.52335" calcext:value-type="float">
            <text:p>28.52335</text:p>
          </table:table-cell>
          <table:table-cell table:style-name="ce50" office:value-type="float" office:value="28.66077" calcext:value-type="float">
            <text:p>28.66077</text:p>
          </table:table-cell>
          <table:table-cell table:style-name="ce50" office:value-type="float" office:value="28.92838" calcext:value-type="float">
            <text:p>28.92838</text:p>
          </table:table-cell>
          <table:table-cell table:style-name="ce50" office:value-type="float" office:value="28.35522" calcext:value-type="float">
            <text:p>28.35522</text:p>
          </table:table-cell>
          <table:table-cell table:style-name="ce50" office:value-type="float" office:value="28.52216" calcext:value-type="float">
            <text:p>28.52216</text:p>
          </table:table-cell>
          <table:table-cell table:style-name="ce50" office:value-type="float" office:value="28.35825" calcext:value-type="float">
            <text:p>28.35825</text:p>
          </table:table-cell>
          <table:table-cell table:style-name="ce50" office:value-type="float" office:value="28.3111" calcext:value-type="float">
            <text:p>28.3111</text:p>
          </table:table-cell>
          <table:table-cell table:style-name="ce50" office:value-type="float" office:value="28.46649" calcext:value-type="float">
            <text:p>28.46649</text:p>
          </table:table-cell>
          <table:table-cell table:style-name="ce50" office:value-type="float" office:value="27.96082" calcext:value-type="float">
            <text:p>27.96082</text:p>
          </table:table-cell>
          <table:table-cell table:style-name="ce50" office:value-type="float" office:value="28.83002" calcext:value-type="float">
            <text:p>28.83002</text:p>
          </table:table-cell>
          <table:table-cell table:style-name="ce50" office:value-type="float" office:value="28.28143" calcext:value-type="float">
            <text:p>28.28143</text:p>
          </table:table-cell>
          <table:table-cell table:style-name="ce50" office:value-type="float" office:value="28.54181" calcext:value-type="float">
            <text:p>28.54181</text:p>
          </table:table-cell>
          <table:table-cell table:style-name="ce50" office:value-type="float" office:value="28.40863" calcext:value-type="float">
            <text:p>28.40863</text:p>
          </table:table-cell>
          <table:table-cell table:style-name="ce50" office:value-type="float" office:value="28.30002" calcext:value-type="float">
            <text:p>28.30002</text:p>
          </table:table-cell>
          <table:table-cell table:style-name="ce50" office:value-type="float" office:value="28.76508" calcext:value-type="float">
            <text:p>28.76508</text:p>
          </table:table-cell>
          <table:table-cell table:style-name="ce50" office:value-type="float" office:value="28.70706" calcext:value-type="float">
            <text:p>28.70706</text:p>
          </table:table-cell>
          <table:table-cell table:style-name="ce50" office:value-type="float" office:value="28.28784" calcext:value-type="float">
            <text:p>28.28784</text:p>
          </table:table-cell>
          <table:table-cell table:style-name="ce50" office:value-type="float" office:value="28.53668" calcext:value-type="float">
            <text:p>28.53668</text:p>
          </table:table-cell>
          <table:table-cell table:style-name="ce50" office:value-type="float" office:value="28.59271" calcext:value-type="float">
            <text:p>28.59271</text:p>
          </table:table-cell>
          <table:table-cell table:style-name="ce50" office:value-type="float" office:value="28.36496" calcext:value-type="float">
            <text:p>28.36496</text:p>
          </table:table-cell>
          <table:table-cell table:style-name="ce50" office:value-type="float" office:value="28.36899" calcext:value-type="float">
            <text:p>28.36899</text:p>
          </table:table-cell>
          <table:table-cell table:style-name="ce50" office:value-type="float" office:value="28.80923" calcext:value-type="float">
            <text:p>28.80923</text:p>
          </table:table-cell>
          <table:table-cell table:style-name="ce50" office:value-type="float" office:value="28.37271" calcext:value-type="float">
            <text:p>28.37271</text:p>
          </table:table-cell>
          <table:table-cell table:style-name="ce50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50" office:value-type="float" office:value="28.25806" calcext:value-type="float">
            <text:p>28.25806</text:p>
          </table:table-cell>
          <table:table-cell table:style-name="ce50" office:value-type="float" office:value="28.31174" calcext:value-type="float">
            <text:p>28.31174</text:p>
          </table:table-cell>
          <table:table-cell table:style-name="ce50" office:value-type="float" office:value="28.63736" calcext:value-type="float">
            <text:p>28.63736</text:p>
          </table:table-cell>
          <table:table-cell table:style-name="ce50" office:value-type="float" office:value="28.77719" calcext:value-type="float">
            <text:p>28.77719</text:p>
          </table:table-cell>
          <table:table-cell table:style-name="ce50" office:value-type="float" office:value="28.76431" calcext:value-type="float">
            <text:p>28.76431</text:p>
          </table:table-cell>
          <table:table-cell table:style-name="ce50" office:value-type="float" office:value="28.69879" calcext:value-type="float">
            <text:p>28.69879</text:p>
          </table:table-cell>
          <table:table-cell table:style-name="ce50" office:value-type="float" office:value="28.57849" calcext:value-type="float">
            <text:p>28.57849</text:p>
          </table:table-cell>
          <table:table-cell table:style-name="ce50" office:value-type="float" office:value="28.59625" calcext:value-type="float">
            <text:p>28.59625</text:p>
          </table:table-cell>
          <table:table-cell table:style-name="ce50" office:value-type="float" office:value="28.62268" calcext:value-type="float">
            <text:p>28.62268</text:p>
          </table:table-cell>
          <table:table-cell table:style-name="ce50" office:value-type="float" office:value="28.56879" calcext:value-type="float">
            <text:p>28.56879</text:p>
          </table:table-cell>
          <table:table-cell table:style-name="ce50" office:value-type="float" office:value="28.81433" calcext:value-type="float">
            <text:p>28.8143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8.80353" calcext:value-type="float">
            <text:p>28.80353</text:p>
          </table:table-cell>
          <table:table-cell table:style-name="ce50" office:value-type="float" office:value="28.47519" calcext:value-type="float">
            <text:p>28.47519</text:p>
          </table:table-cell>
          <table:table-cell table:style-name="ce50" office:value-type="float" office:value="28.34158" calcext:value-type="float">
            <text:p>28.34158</text:p>
          </table:table-cell>
          <table:table-cell table:style-name="ce50" office:value-type="float" office:value="28.83401" calcext:value-type="float">
            <text:p>28.83401</text:p>
          </table:table-cell>
          <table:table-cell table:style-name="ce50" office:value-type="float" office:value="28.39969" calcext:value-type="float">
            <text:p>28.39969</text:p>
          </table:table-cell>
          <table:table-cell table:style-name="ce50" office:value-type="float" office:value="28.16635" calcext:value-type="float">
            <text:p>28.16635</text:p>
          </table:table-cell>
          <table:table-cell table:style-name="ce50" office:value-type="float" office:value="28.3786" calcext:value-type="float">
            <text:p>28.3786</text:p>
          </table:table-cell>
          <table:table-cell table:style-name="ce50" office:value-type="float" office:value="28.44131" calcext:value-type="float">
            <text:p>28.44131</text:p>
          </table:table-cell>
          <table:table-cell table:style-name="ce50" office:value-type="float" office:value="28.70578" calcext:value-type="float">
            <text:p>28.70578</text:p>
          </table:table-cell>
          <table:table-cell table:style-name="ce50" office:value-type="float" office:value="28.83374" calcext:value-type="float">
            <text:p>28.83374</text:p>
          </table:table-cell>
          <table:table-cell table:style-name="ce50" office:value-type="float" office:value="28.43063" calcext:value-type="float">
            <text:p>28.43063</text:p>
          </table:table-cell>
          <table:table-cell table:style-name="ce50" office:value-type="float" office:value="29.60638" calcext:value-type="float">
            <text:p>29.60638</text:p>
          </table:table-cell>
          <table:table-cell table:style-name="ce50" office:value-type="float" office:value="28.3866" calcext:value-type="float">
            <text:p>28.3866</text:p>
          </table:table-cell>
          <table:table-cell table:style-name="ce50" office:value-type="float" office:value="28.99768" calcext:value-type="float">
            <text:p>28.99768</text:p>
          </table:table-cell>
          <table:table-cell table:style-name="ce50" office:value-type="float" office:value="28.45761" calcext:value-type="float">
            <text:p>28.45761</text:p>
          </table:table-cell>
          <table:table-cell table:style-name="ce50" office:value-type="float" office:value="28.49802" calcext:value-type="float">
            <text:p>28.49802</text:p>
          </table:table-cell>
          <table:table-cell table:style-name="ce50" office:value-type="float" office:value="28.04852" calcext:value-type="float">
            <text:p>28.04852</text:p>
          </table:table-cell>
          <table:table-cell table:style-name="ce50" office:value-type="float" office:value="28.50543" calcext:value-type="float">
            <text:p>28.50543</text:p>
          </table:table-cell>
          <table:table-cell table:style-name="ce50" office:value-type="float" office:value="28.19846" calcext:value-type="float">
            <text:p>28.19846</text:p>
          </table:table-cell>
          <table:table-cell table:style-name="ce50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50" office:value-type="float" office:value="27.27036" calcext:value-type="float">
            <text:p>27.27036</text:p>
          </table:table-cell>
          <table:table-cell table:style-name="ce50" office:value-type="float" office:value="28.93231" calcext:value-type="float">
            <text:p>28.93231</text:p>
          </table:table-cell>
          <table:table-cell table:style-name="ce50" office:value-type="float" office:value="28.33356" calcext:value-type="float">
            <text:p>28.33356</text:p>
          </table:table-cell>
          <table:table-cell table:style-name="ce50" office:value-type="float" office:value="28.54019" calcext:value-type="float">
            <text:p>28.54019</text:p>
          </table:table-cell>
          <table:table-cell table:style-name="ce50" office:value-type="float" office:value="28.61606" calcext:value-type="float">
            <text:p>28.61606</text:p>
          </table:table-cell>
          <table:table-cell table:style-name="ce50" office:value-type="float" office:value="28.44269" calcext:value-type="float">
            <text:p>28.44269</text:p>
          </table:table-cell>
          <table:table-cell table:style-name="ce50" office:value-type="float" office:value="28.6106" calcext:value-type="float">
            <text:p>28.6106</text:p>
          </table:table-cell>
          <table:table-cell table:style-name="ce50" office:value-type="float" office:value="28.08194" calcext:value-type="float">
            <text:p>28.08194</text:p>
          </table:table-cell>
          <table:table-cell table:style-name="ce50" office:value-type="float" office:value="28.42508" calcext:value-type="float">
            <text:p>28.42508</text:p>
          </table:table-cell>
          <table:table-cell table:style-name="ce50" office:value-type="float" office:value="29.04727" calcext:value-type="float">
            <text:p>29.04727</text:p>
          </table:table-cell>
          <table:table-cell table:style-name="ce50" office:value-type="float" office:value="28.2637" calcext:value-type="float">
            <text:p>28.2637</text:p>
          </table:table-cell>
          <table:table-cell table:style-name="ce50" office:value-type="float" office:value="28.72968" calcext:value-type="float">
            <text:p>28.72968</text:p>
          </table:table-cell>
          <table:table-cell table:style-name="ce50" office:value-type="float" office:value="28.17398" calcext:value-type="float">
            <text:p>28.17398</text:p>
          </table:table-cell>
          <table:table-cell table:style-name="ce50" office:value-type="float" office:value="28.74219" calcext:value-type="float">
            <text:p>28.74219</text:p>
          </table:table-cell>
          <table:table-cell table:style-name="ce50" office:value-type="float" office:value="28.31241" calcext:value-type="float">
            <text:p>28.31241</text:p>
          </table:table-cell>
          <table:table-cell table:style-name="ce50" office:value-type="float" office:value="28.69696" calcext:value-type="float">
            <text:p>28.69696</text:p>
          </table:table-cell>
          <table:table-cell table:style-name="ce50" office:value-type="float" office:value="28.45996" calcext:value-type="float">
            <text:p>28.45996</text:p>
          </table:table-cell>
          <table:table-cell table:style-name="ce50" office:value-type="float" office:value="28.42435" calcext:value-type="float">
            <text:p>28.42435</text:p>
          </table:table-cell>
          <table:table-cell table:style-name="ce50" office:value-type="float" office:value="28.87335" calcext:value-type="float">
            <text:p>28.87335</text:p>
          </table:table-cell>
          <table:table-cell table:style-name="ce50" office:value-type="float" office:value="28.86401" calcext:value-type="float">
            <text:p>28.86401</text:p>
          </table:table-cell>
          <table:table-cell table:style-name="ce50" office:value-type="float" office:value="29.85931" calcext:value-type="float">
            <text:p>29.85931</text:p>
          </table:table-cell>
          <table:table-cell table:style-name="ce50" office:value-type="float" office:value="29.46133" calcext:value-type="float">
            <text:p>29.46133</text:p>
          </table:table-cell>
          <table:table-cell table:style-name="ce50" office:value-type="float" office:value="31.10849" calcext:value-type="float">
            <text:p>31.10849</text:p>
          </table:table-cell>
          <table:table-cell table:style-name="ce50" office:value-type="float" office:value="29.28107" calcext:value-type="float">
            <text:p>29.28107</text:p>
          </table:table-cell>
          <table:table-cell table:style-name="ce50" office:value-type="float" office:value="28.83279" calcext:value-type="float">
            <text:p>28.83279</text:p>
          </table:table-cell>
          <table:table-cell table:style-name="ce50" office:value-type="float" office:value="28.59619" calcext:value-type="float">
            <text:p>28.59619</text:p>
          </table:table-cell>
          <table:table-cell table:style-name="ce50" office:value-type="float" office:value="28.59811" calcext:value-type="float">
            <text:p>28.59811</text:p>
          </table:table-cell>
          <table:table-cell table:style-name="ce50" office:value-type="float" office:value="28.70551" calcext:value-type="float">
            <text:p>28.70551</text:p>
          </table:table-cell>
          <table:table-cell table:style-name="ce50" office:value-type="float" office:value="28.47641" calcext:value-type="float">
            <text:p>28.47641</text:p>
          </table:table-cell>
          <table:table-cell table:style-name="ce50" office:value-type="float" office:value="28.38968" calcext:value-type="float">
            <text:p>28.38968</text:p>
          </table:table-cell>
          <table:table-cell table:style-name="ce50" office:value-type="float" office:value="28.37192" calcext:value-type="float">
            <text:p>28.37192</text:p>
          </table:table-cell>
          <table:table-cell table:style-name="ce50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50" office:value-type="float" office:value="27.97873" calcext:value-type="float">
            <text:p>27.97873</text:p>
          </table:table-cell>
          <table:table-cell table:style-name="ce50" office:value-type="float" office:value="28.02951" calcext:value-type="float">
            <text:p>28.02951</text:p>
          </table:table-cell>
          <table:table-cell table:style-name="ce50" office:value-type="float" office:value="28.8732" calcext:value-type="float">
            <text:p>28.8732</text:p>
          </table:table-cell>
          <table:table-cell table:style-name="ce50" office:value-type="float" office:value="28.7739" calcext:value-type="float">
            <text:p>28.7739</text:p>
          </table:table-cell>
          <table:table-cell table:style-name="ce50" office:value-type="float" office:value="28.52066" calcext:value-type="float">
            <text:p>28.52066</text:p>
          </table:table-cell>
          <table:table-cell table:style-name="ce50" office:value-type="float" office:value="28.54248" calcext:value-type="float">
            <text:p>28.54248</text:p>
          </table:table-cell>
          <table:table-cell table:style-name="ce50" office:value-type="float" office:value="28.49084" calcext:value-type="float">
            <text:p>28.49084</text:p>
          </table:table-cell>
          <table:table-cell table:style-name="ce50" office:value-type="float" office:value="28.61151" calcext:value-type="float">
            <text:p>28.61151</text:p>
          </table:table-cell>
          <table:table-cell table:style-name="ce50" office:value-type="float" office:value="28.26126" calcext:value-type="float">
            <text:p>28.26126</text:p>
          </table:table-cell>
          <table:table-cell table:style-name="ce50" office:value-type="float" office:value="28.51505" calcext:value-type="float">
            <text:p>28.51505</text:p>
          </table:table-cell>
          <table:table-cell table:style-name="ce50" office:value-type="float" office:value="28.53836" calcext:value-type="float">
            <text:p>28.53836</text:p>
          </table:table-cell>
          <table:table-cell table:style-name="ce50" office:value-type="float" office:value="28.48093" calcext:value-type="float">
            <text:p>28.48093</text:p>
          </table:table-cell>
          <table:table-cell table:style-name="ce50" office:value-type="float" office:value="28.40732" calcext:value-type="float">
            <text:p>28.40732</text:p>
          </table:table-cell>
          <table:table-cell table:style-name="ce50" office:value-type="float" office:value="28.46576" calcext:value-type="float">
            <text:p>28.46576</text:p>
          </table:table-cell>
          <table:table-cell table:style-name="ce50" office:value-type="float" office:value="28.41299" calcext:value-type="float">
            <text:p>28.41299</text:p>
          </table:table-cell>
          <table:table-cell table:style-name="ce50" office:value-type="float" office:value="28.63663" calcext:value-type="float">
            <text:p>28.63663</text:p>
          </table:table-cell>
          <table:table-cell table:style-name="ce50" office:value-type="float" office:value="28.73883" calcext:value-type="float">
            <text:p>28.73883</text:p>
          </table:table-cell>
          <table:table-cell table:style-name="ce50" office:value-type="float" office:value="28.71432" calcext:value-type="float">
            <text:p>28.71432</text:p>
          </table:table-cell>
          <table:table-cell table:style-name="ce50" office:value-type="float" office:value="28.76312" calcext:value-type="float">
            <text:p>28.76312</text:p>
          </table:table-cell>
          <table:table-cell table:style-name="ce50" office:value-type="float" office:value="29.8345" calcext:value-type="float">
            <text:p>29.8345</text:p>
          </table:table-cell>
          <table:table-cell table:style-name="ce50" office:value-type="float" office:value="30.12259" calcext:value-type="float">
            <text:p>30.12259</text:p>
          </table:table-cell>
          <table:table-cell table:style-name="ce50" office:value-type="float" office:value="31.36911" calcext:value-type="float">
            <text:p>31.36911</text:p>
          </table:table-cell>
          <table:table-cell table:style-name="ce50" office:value-type="float" office:value="29.66159" calcext:value-type="float">
            <text:p>29.66159</text:p>
          </table:table-cell>
          <table:table-cell table:style-name="ce50" office:value-type="float" office:value="31.65689" calcext:value-type="float">
            <text:p>31.65689</text:p>
          </table:table-cell>
          <table:table-cell table:style-name="ce50" office:value-type="float" office:value="28.34357" calcext:value-type="float">
            <text:p>28.34357</text:p>
          </table:table-cell>
          <table:table-cell table:style-name="ce50" office:value-type="float" office:value="28.73373" calcext:value-type="float">
            <text:p>28.73373</text:p>
          </table:table-cell>
          <table:table-cell table:style-name="ce50" office:value-type="float" office:value="28.11877" calcext:value-type="float">
            <text:p>28.11877</text:p>
          </table:table-cell>
          <table:table-cell table:style-name="ce50" office:value-type="float" office:value="28.66422" calcext:value-type="float">
            <text:p>28.66422</text:p>
          </table:table-cell>
          <table:table-cell table:style-name="ce50" office:value-type="float" office:value="28.33636" calcext:value-type="float">
            <text:p>28.33636</text:p>
          </table:table-cell>
          <table:table-cell table:style-name="ce50" office:value-type="float" office:value="28.66125" calcext:value-type="float">
            <text:p>28.66125</text:p>
          </table:table-cell>
          <table:table-cell table:style-name="ce50" office:value-type="float" office:value="28.45059" calcext:value-type="float">
            <text:p>28.45059</text:p>
          </table:table-cell>
          <table:table-cell table:style-name="ce50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50" office:value-type="float" office:value="27.20612" calcext:value-type="float">
            <text:p>27.20612</text:p>
          </table:table-cell>
          <table:table-cell table:style-name="ce50" office:value-type="float" office:value="28.81958" calcext:value-type="float">
            <text:p>28.81958</text:p>
          </table:table-cell>
          <table:table-cell table:style-name="ce50" office:value-type="float" office:value="28.38684" calcext:value-type="float">
            <text:p>28.38684</text:p>
          </table:table-cell>
          <table:table-cell table:style-name="ce50" office:value-type="float" office:value="28.63672" calcext:value-type="float">
            <text:p>28.63672</text:p>
          </table:table-cell>
          <table:table-cell table:style-name="ce50" office:value-type="float" office:value="28.31717" calcext:value-type="float">
            <text:p>28.31717</text:p>
          </table:table-cell>
          <table:table-cell table:style-name="ce50" office:value-type="float" office:value="28.8064" calcext:value-type="float">
            <text:p>28.8064</text:p>
          </table:table-cell>
          <table:table-cell table:style-name="ce50" office:value-type="float" office:value="28.35666" calcext:value-type="float">
            <text:p>28.35666</text:p>
          </table:table-cell>
          <table:table-cell table:style-name="ce50" office:value-type="float" office:value="28.58533" calcext:value-type="float">
            <text:p>28.58533</text:p>
          </table:table-cell>
          <table:table-cell table:style-name="ce50" office:value-type="float" office:value="28.58557" calcext:value-type="float">
            <text:p>28.58557</text:p>
          </table:table-cell>
          <table:table-cell table:style-name="ce50" office:value-type="float" office:value="28.77719" calcext:value-type="float">
            <text:p>28.77719</text:p>
          </table:table-cell>
          <table:table-cell table:style-name="ce50" office:value-type="float" office:value="28.22571" calcext:value-type="float">
            <text:p>28.22571</text:p>
          </table:table-cell>
          <table:table-cell table:style-name="ce50" office:value-type="float" office:value="28.74573" calcext:value-type="float">
            <text:p>28.74573</text:p>
          </table:table-cell>
          <table:table-cell table:style-name="ce50" office:value-type="float" office:value="28.49265" calcext:value-type="float">
            <text:p>28.49265</text:p>
          </table:table-cell>
          <table:table-cell table:style-name="ce50" office:value-type="float" office:value="28.61865" calcext:value-type="float">
            <text:p>28.61865</text:p>
          </table:table-cell>
          <table:table-cell table:style-name="ce50" office:value-type="float" office:value="28.62228" calcext:value-type="float">
            <text:p>28.62228</text:p>
          </table:table-cell>
          <table:table-cell table:style-name="ce50" office:value-type="float" office:value="28.23346" calcext:value-type="float">
            <text:p>28.23346</text:p>
          </table:table-cell>
          <table:table-cell table:style-name="ce50" office:value-type="float" office:value="29.4491" calcext:value-type="float">
            <text:p>29.4491</text:p>
          </table:table-cell>
          <table:table-cell table:style-name="ce50" office:value-type="float" office:value="29.41281" calcext:value-type="float">
            <text:p>29.41281</text:p>
          </table:table-cell>
          <table:table-cell table:style-name="ce50" office:value-type="float" office:value="31.28983" calcext:value-type="float">
            <text:p>31.28983</text:p>
          </table:table-cell>
          <table:table-cell table:style-name="ce50" office:value-type="float" office:value="31.41458" calcext:value-type="float">
            <text:p>31.41458</text:p>
          </table:table-cell>
          <table:table-cell table:style-name="ce50" office:value-type="float" office:value="32.1058" calcext:value-type="float">
            <text:p>32.1058</text:p>
          </table:table-cell>
          <table:table-cell table:style-name="ce50" office:value-type="float" office:value="32.44083" calcext:value-type="float">
            <text:p>32.44083</text:p>
          </table:table-cell>
          <table:table-cell table:style-name="ce50" office:value-type="float" office:value="32.60126" calcext:value-type="float">
            <text:p>32.60126</text:p>
          </table:table-cell>
          <table:table-cell table:style-name="ce50" office:value-type="float" office:value="30.62195" calcext:value-type="float">
            <text:p>30.62195</text:p>
          </table:table-cell>
          <table:table-cell table:style-name="ce50" office:value-type="float" office:value="30.3248" calcext:value-type="float">
            <text:p>30.3248</text:p>
          </table:table-cell>
          <table:table-cell table:style-name="ce50" office:value-type="float" office:value="28.9111" calcext:value-type="float">
            <text:p>28.9111</text:p>
          </table:table-cell>
          <table:table-cell table:style-name="ce50" office:value-type="float" office:value="29.0257" calcext:value-type="float">
            <text:p>29.0257</text:p>
          </table:table-cell>
          <table:table-cell table:style-name="ce50" office:value-type="float" office:value="28.41013" calcext:value-type="float">
            <text:p>28.41013</text:p>
          </table:table-cell>
          <table:table-cell table:style-name="ce50" office:value-type="float" office:value="28.54663" calcext:value-type="float">
            <text:p>28.54663</text:p>
          </table:table-cell>
          <table:table-cell table:style-name="ce50" office:value-type="float" office:value="28.6922" calcext:value-type="float">
            <text:p>28.6922</text:p>
          </table:table-cell>
          <table:table-cell table:style-name="ce50" office:value-type="float" office:value="28.49207" calcext:value-type="float">
            <text:p>28.49207</text:p>
          </table:table-cell>
          <table:table-cell table:style-name="ce50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50" office:value-type="float" office:value="28.40622" calcext:value-type="float">
            <text:p>28.40622</text:p>
          </table:table-cell>
          <table:table-cell table:style-name="ce50" office:value-type="float" office:value="27.67014" calcext:value-type="float">
            <text:p>27.67014</text:p>
          </table:table-cell>
          <table:table-cell table:style-name="ce50" office:value-type="float" office:value="28.49655" calcext:value-type="float">
            <text:p>28.49655</text:p>
          </table:table-cell>
          <table:table-cell table:style-name="ce50" office:value-type="float" office:value="28.79245" calcext:value-type="float">
            <text:p>28.79245</text:p>
          </table:table-cell>
          <table:table-cell table:style-name="ce50" office:value-type="float" office:value="28.66754" calcext:value-type="float">
            <text:p>28.66754</text:p>
          </table:table-cell>
          <table:table-cell table:style-name="ce50" office:value-type="float" office:value="28.27008" calcext:value-type="float">
            <text:p>28.27008</text:p>
          </table:table-cell>
          <table:table-cell table:style-name="ce50" office:value-type="float" office:value="28.452" calcext:value-type="float">
            <text:p>28.452</text:p>
          </table:table-cell>
          <table:table-cell table:style-name="ce50" office:value-type="float" office:value="28.34103" calcext:value-type="float">
            <text:p>28.34103</text:p>
          </table:table-cell>
          <table:table-cell table:style-name="ce50" office:value-type="float" office:value="28.68842" calcext:value-type="float">
            <text:p>28.68842</text:p>
          </table:table-cell>
          <table:table-cell table:style-name="ce50" office:value-type="float" office:value="28.47733" calcext:value-type="float">
            <text:p>28.47733</text:p>
          </table:table-cell>
          <table:table-cell table:style-name="ce50" office:value-type="float" office:value="28.89957" calcext:value-type="float">
            <text:p>28.89957</text:p>
          </table:table-cell>
          <table:table-cell table:style-name="ce50" office:value-type="float" office:value="28.70517" calcext:value-type="float">
            <text:p>28.70517</text:p>
          </table:table-cell>
          <table:table-cell table:style-name="ce50" office:value-type="float" office:value="28.40002" calcext:value-type="float">
            <text:p>28.40002</text:p>
          </table:table-cell>
          <table:table-cell table:style-name="ce50" office:value-type="float" office:value="28.6709" calcext:value-type="float">
            <text:p>28.6709</text:p>
          </table:table-cell>
          <table:table-cell table:style-name="ce50" office:value-type="float" office:value="28.68887" calcext:value-type="float">
            <text:p>28.68887</text:p>
          </table:table-cell>
          <table:table-cell table:style-name="ce50" office:value-type="float" office:value="29.25458" calcext:value-type="float">
            <text:p>29.25458</text:p>
          </table:table-cell>
          <table:table-cell table:style-name="ce50" office:value-type="float" office:value="29.90433" calcext:value-type="float">
            <text:p>29.90433</text:p>
          </table:table-cell>
          <table:table-cell table:style-name="ce50" office:value-type="float" office:value="30.93961" calcext:value-type="float">
            <text:p>30.93961</text:p>
          </table:table-cell>
          <table:table-cell table:style-name="ce50" office:value-type="float" office:value="31.36755" calcext:value-type="float">
            <text:p>31.36755</text:p>
          </table:table-cell>
          <table:table-cell table:style-name="ce50" office:value-type="float" office:value="32.73636" calcext:value-type="float">
            <text:p>32.73636</text:p>
          </table:table-cell>
          <table:table-cell table:style-name="ce50" office:value-type="float" office:value="32.16986" calcext:value-type="float">
            <text:p>32.16986</text:p>
          </table:table-cell>
          <table:table-cell table:style-name="ce50" office:value-type="float" office:value="32.69095" calcext:value-type="float">
            <text:p>32.69095</text:p>
          </table:table-cell>
          <table:table-cell table:style-name="ce50" office:value-type="float" office:value="31.95493" calcext:value-type="float">
            <text:p>31.95493</text:p>
          </table:table-cell>
          <table:table-cell table:style-name="ce50" office:value-type="float" office:value="32.89151" calcext:value-type="float">
            <text:p>32.89151</text:p>
          </table:table-cell>
          <table:table-cell table:style-name="ce50" office:value-type="float" office:value="29.05783" calcext:value-type="float">
            <text:p>29.05783</text:p>
          </table:table-cell>
          <table:table-cell table:style-name="ce50" office:value-type="float" office:value="30.5571" calcext:value-type="float">
            <text:p>30.5571</text:p>
          </table:table-cell>
          <table:table-cell table:style-name="ce50" office:value-type="float" office:value="28.54233" calcext:value-type="float">
            <text:p>28.54233</text:p>
          </table:table-cell>
          <table:table-cell table:style-name="ce50" office:value-type="float" office:value="28.97821" calcext:value-type="float">
            <text:p>28.97821</text:p>
          </table:table-cell>
          <table:table-cell table:style-name="ce50" office:value-type="float" office:value="28.04868" calcext:value-type="float">
            <text:p>28.04868</text:p>
          </table:table-cell>
          <table:table-cell table:style-name="ce50" office:value-type="float" office:value="28.39417" calcext:value-type="float">
            <text:p>28.39417</text:p>
          </table:table-cell>
          <table:table-cell table:style-name="ce50" office:value-type="float" office:value="28.3624" calcext:value-type="float">
            <text:p>28.3624</text:p>
          </table:table-cell>
          <table:table-cell table:style-name="ce50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50" office:value-type="float" office:value="28.19308" calcext:value-type="float">
            <text:p>28.19308</text:p>
          </table:table-cell>
          <table:table-cell table:style-name="ce50" office:value-type="float" office:value="28.65683" calcext:value-type="float">
            <text:p>28.65683</text:p>
          </table:table-cell>
          <table:table-cell table:style-name="ce50" office:value-type="float" office:value="28.52863" calcext:value-type="float">
            <text:p>28.52863</text:p>
          </table:table-cell>
          <table:table-cell table:style-name="ce50" office:value-type="float" office:value="28.73642" calcext:value-type="float">
            <text:p>28.73642</text:p>
          </table:table-cell>
          <table:table-cell table:style-name="ce50" office:value-type="float" office:value="28.49072" calcext:value-type="float">
            <text:p>28.49072</text:p>
          </table:table-cell>
          <table:table-cell table:style-name="ce50" office:value-type="float" office:value="28.86893" calcext:value-type="float">
            <text:p>28.86893</text:p>
          </table:table-cell>
          <table:table-cell table:style-name="ce50" office:value-type="float" office:value="28.49051" calcext:value-type="float">
            <text:p>28.49051</text:p>
          </table:table-cell>
          <table:table-cell table:style-name="ce50" office:value-type="float" office:value="28.69034" calcext:value-type="float">
            <text:p>28.69034</text:p>
          </table:table-cell>
          <table:table-cell table:style-name="ce50" office:value-type="float" office:value="28.29193" calcext:value-type="float">
            <text:p>28.29193</text:p>
          </table:table-cell>
          <table:table-cell table:style-name="ce50" office:value-type="float" office:value="28.47128" calcext:value-type="float">
            <text:p>28.47128</text:p>
          </table:table-cell>
          <table:table-cell table:style-name="ce50" office:value-type="float" office:value="28.65121" calcext:value-type="float">
            <text:p>28.65121</text:p>
          </table:table-cell>
          <table:table-cell table:style-name="ce50" office:value-type="float" office:value="28.45157" calcext:value-type="float">
            <text:p>28.45157</text:p>
          </table:table-cell>
          <table:table-cell table:style-name="ce50" office:value-type="float" office:value="28.59323" calcext:value-type="float">
            <text:p>28.59323</text:p>
          </table:table-cell>
          <table:table-cell table:style-name="ce50" office:value-type="float" office:value="29.35721" calcext:value-type="float">
            <text:p>29.35721</text:p>
          </table:table-cell>
          <table:table-cell table:style-name="ce50" office:value-type="float" office:value="30.40598" calcext:value-type="float">
            <text:p>30.40598</text:p>
          </table:table-cell>
          <table:table-cell table:style-name="ce50" office:value-type="float" office:value="30.41489" calcext:value-type="float">
            <text:p>30.41489</text:p>
          </table:table-cell>
          <table:table-cell table:style-name="ce50" office:value-type="float" office:value="32.19888" calcext:value-type="float">
            <text:p>32.19888</text:p>
          </table:table-cell>
          <table:table-cell table:style-name="ce50" office:value-type="float" office:value="32.16016" calcext:value-type="float">
            <text:p>32.16016</text:p>
          </table:table-cell>
          <table:table-cell table:style-name="ce50" office:value-type="float" office:value="32.67322" calcext:value-type="float">
            <text:p>32.67322</text:p>
          </table:table-cell>
          <table:table-cell table:style-name="ce50" office:value-type="float" office:value="32.66678" calcext:value-type="float">
            <text:p>32.66678</text:p>
          </table:table-cell>
          <table:table-cell table:style-name="ce50" office:value-type="float" office:value="33.00076" calcext:value-type="float">
            <text:p>33.00076</text:p>
          </table:table-cell>
          <table:table-cell table:style-name="ce50" office:value-type="float" office:value="32.95242" calcext:value-type="float">
            <text:p>32.95242</text:p>
          </table:table-cell>
          <table:table-cell table:style-name="ce50" office:value-type="float" office:value="33.56128" calcext:value-type="float">
            <text:p>33.56128</text:p>
          </table:table-cell>
          <table:table-cell table:style-name="ce50" office:value-type="float" office:value="32.41302" calcext:value-type="float">
            <text:p>32.41302</text:p>
          </table:table-cell>
          <table:table-cell table:style-name="ce50" office:value-type="float" office:value="32.56961" calcext:value-type="float">
            <text:p>32.56961</text:p>
          </table:table-cell>
          <table:table-cell table:style-name="ce50" office:value-type="float" office:value="29.61929" calcext:value-type="float">
            <text:p>29.61929</text:p>
          </table:table-cell>
          <table:table-cell table:style-name="ce50" office:value-type="float" office:value="29.50906" calcext:value-type="float">
            <text:p>29.50906</text:p>
          </table:table-cell>
          <table:table-cell table:style-name="ce50" office:value-type="float" office:value="28.82166" calcext:value-type="float">
            <text:p>28.82166</text:p>
          </table:table-cell>
          <table:table-cell table:style-name="ce50" office:value-type="float" office:value="28.87436" calcext:value-type="float">
            <text:p>28.87436</text:p>
          </table:table-cell>
          <table:table-cell table:style-name="ce50" office:value-type="float" office:value="28.76248" calcext:value-type="float">
            <text:p>28.76248</text:p>
          </table:table-cell>
          <table:table-cell table:style-name="ce50" office:value-type="float" office:value="28.78793" calcext:value-type="float">
            <text:p>28.78793</text:p>
          </table:table-cell>
          <table:table-cell table:style-name="ce50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50" office:value-type="float" office:value="28.55783" calcext:value-type="float">
            <text:p>28.55783</text:p>
          </table:table-cell>
          <table:table-cell table:style-name="ce50" office:value-type="float" office:value="28.7124" calcext:value-type="float">
            <text:p>28.7124</text:p>
          </table:table-cell>
          <table:table-cell table:style-name="ce50" office:value-type="float" office:value="28.5545" calcext:value-type="float">
            <text:p>28.5545</text:p>
          </table:table-cell>
          <table:table-cell table:style-name="ce50" office:value-type="float" office:value="28.63159" calcext:value-type="float">
            <text:p>28.63159</text:p>
          </table:table-cell>
          <table:table-cell table:style-name="ce50" office:value-type="float" office:value="28.78854" calcext:value-type="float">
            <text:p>28.78854</text:p>
          </table:table-cell>
          <table:table-cell table:style-name="ce50" office:value-type="float" office:value="28.50845" calcext:value-type="float">
            <text:p>28.50845</text:p>
          </table:table-cell>
          <table:table-cell table:style-name="ce50" office:value-type="float" office:value="28.52426" calcext:value-type="float">
            <text:p>28.52426</text:p>
          </table:table-cell>
          <table:table-cell table:style-name="ce50" office:value-type="float" office:value="28.21439" calcext:value-type="float">
            <text:p>28.21439</text:p>
          </table:table-cell>
          <table:table-cell table:style-name="ce50" office:value-type="float" office:value="28.72659" calcext:value-type="float">
            <text:p>28.72659</text:p>
          </table:table-cell>
          <table:table-cell table:style-name="ce50" office:value-type="float" office:value="27.96463" calcext:value-type="float">
            <text:p>27.96463</text:p>
          </table:table-cell>
          <table:table-cell table:style-name="ce50" office:value-type="float" office:value="28.55487" calcext:value-type="float">
            <text:p>28.55487</text:p>
          </table:table-cell>
          <table:table-cell table:style-name="ce50" office:value-type="float" office:value="28.36066" calcext:value-type="float">
            <text:p>28.36066</text:p>
          </table:table-cell>
          <table:table-cell table:style-name="ce50" office:value-type="float" office:value="29.18207" calcext:value-type="float">
            <text:p>29.18207</text:p>
          </table:table-cell>
          <table:table-cell table:style-name="ce50" office:value-type="float" office:value="29.63693" calcext:value-type="float">
            <text:p>29.63693</text:p>
          </table:table-cell>
          <table:table-cell table:style-name="ce50" office:value-type="float" office:value="30.83368" calcext:value-type="float">
            <text:p>30.83368</text:p>
          </table:table-cell>
          <table:table-cell table:style-name="ce50" office:value-type="float" office:value="31.88373" calcext:value-type="float">
            <text:p>31.88373</text:p>
          </table:table-cell>
          <table:table-cell table:style-name="ce50" office:value-type="float" office:value="32.04358" calcext:value-type="float">
            <text:p>32.04358</text:p>
          </table:table-cell>
          <table:table-cell table:style-name="ce50" office:value-type="float" office:value="32.22412" calcext:value-type="float">
            <text:p>32.22412</text:p>
          </table:table-cell>
          <table:table-cell table:style-name="ce50" office:value-type="float" office:value="32.91812" calcext:value-type="float">
            <text:p>32.91812</text:p>
          </table:table-cell>
          <table:table-cell table:style-name="ce50" office:value-type="float" office:value="32.90891" calcext:value-type="float">
            <text:p>32.90891</text:p>
          </table:table-cell>
          <table:table-cell table:style-name="ce50" office:value-type="float" office:value="33.24292" calcext:value-type="float">
            <text:p>33.24292</text:p>
          </table:table-cell>
          <table:table-cell table:style-name="ce50" office:value-type="float" office:value="33.58609" calcext:value-type="float">
            <text:p>33.58609</text:p>
          </table:table-cell>
          <table:table-cell table:style-name="ce50" office:value-type="float" office:value="33.29254" calcext:value-type="float">
            <text:p>33.29254</text:p>
          </table:table-cell>
          <table:table-cell table:style-name="ce50" office:value-type="float" office:value="34.29691" calcext:value-type="float">
            <text:p>34.29691</text:p>
          </table:table-cell>
          <table:table-cell table:style-name="ce50" office:value-type="float" office:value="30.49689" calcext:value-type="float">
            <text:p>30.49689</text:p>
          </table:table-cell>
          <table:table-cell table:style-name="ce50" office:value-type="float" office:value="32.30511" calcext:value-type="float">
            <text:p>32.30511</text:p>
          </table:table-cell>
          <table:table-cell table:style-name="ce50" office:value-type="float" office:value="28.84454" calcext:value-type="float">
            <text:p>28.84454</text:p>
          </table:table-cell>
          <table:table-cell table:style-name="ce50" office:value-type="float" office:value="29.55737" calcext:value-type="float">
            <text:p>29.55737</text:p>
          </table:table-cell>
          <table:table-cell table:style-name="ce50" office:value-type="float" office:value="28.57159" calcext:value-type="float">
            <text:p>28.57159</text:p>
          </table:table-cell>
          <table:table-cell table:style-name="ce50" office:value-type="float" office:value="28.25302" calcext:value-type="float">
            <text:p>28.25302</text:p>
          </table:table-cell>
          <table:table-cell table:style-name="ce50" office:value-type="float" office:value="28.41718" calcext:value-type="float">
            <text:p>28.41718</text:p>
          </table:table-cell>
          <table:table-cell table:style-name="ce50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50" office:value-type="float" office:value="28.41672" calcext:value-type="float">
            <text:p>28.41672</text:p>
          </table:table-cell>
          <table:table-cell table:style-name="ce50" office:value-type="float" office:value="28.72552" calcext:value-type="float">
            <text:p>28.72552</text:p>
          </table:table-cell>
          <table:table-cell table:style-name="ce50" office:value-type="float" office:value="28.24994" calcext:value-type="float">
            <text:p>28.24994</text:p>
          </table:table-cell>
          <table:table-cell table:style-name="ce50" office:value-type="float" office:value="28.57431" calcext:value-type="float">
            <text:p>28.57431</text:p>
          </table:table-cell>
          <table:table-cell table:style-name="ce50" office:value-type="float" office:value="28.43604" calcext:value-type="float">
            <text:p>28.43604</text:p>
          </table:table-cell>
          <table:table-cell table:style-name="ce50" office:value-type="float" office:value="28.43134" calcext:value-type="float">
            <text:p>28.43134</text:p>
          </table:table-cell>
          <table:table-cell table:style-name="ce50" office:value-type="float" office:value="28.37039" calcext:value-type="float">
            <text:p>28.37039</text:p>
          </table:table-cell>
          <table:table-cell table:style-name="ce50" office:value-type="float" office:value="28.45474" calcext:value-type="float">
            <text:p>28.45474</text:p>
          </table:table-cell>
          <table:table-cell table:style-name="ce50" office:value-type="float" office:value="28.50665" calcext:value-type="float">
            <text:p>28.50665</text:p>
          </table:table-cell>
          <table:table-cell table:style-name="ce50" office:value-type="float" office:value="28.63412" calcext:value-type="float">
            <text:p>28.63412</text:p>
          </table:table-cell>
          <table:table-cell table:style-name="ce50" office:value-type="float" office:value="28.72849" calcext:value-type="float">
            <text:p>28.72849</text:p>
          </table:table-cell>
          <table:table-cell table:style-name="ce50" office:value-type="float" office:value="29.04382" calcext:value-type="float">
            <text:p>29.04382</text:p>
          </table:table-cell>
          <table:table-cell table:style-name="ce50" office:value-type="float" office:value="28.95642" calcext:value-type="float">
            <text:p>28.95642</text:p>
          </table:table-cell>
          <table:table-cell table:style-name="ce50" office:value-type="float" office:value="31.26703" calcext:value-type="float">
            <text:p>31.26703</text:p>
          </table:table-cell>
          <table:table-cell table:style-name="ce50" office:value-type="float" office:value="31.66943" calcext:value-type="float">
            <text:p>31.66943</text:p>
          </table:table-cell>
          <table:table-cell table:style-name="ce50" office:value-type="float" office:value="32.30084" calcext:value-type="float">
            <text:p>32.30084</text:p>
          </table:table-cell>
          <table:table-cell table:style-name="ce50" office:value-type="float" office:value="32.38284" calcext:value-type="float">
            <text:p>32.38284</text:p>
          </table:table-cell>
          <table:table-cell table:style-name="ce50" office:value-type="float" office:value="32.698" calcext:value-type="float">
            <text:p>32.698</text:p>
          </table:table-cell>
          <table:table-cell table:style-name="ce50" office:value-type="float" office:value="32.67322" calcext:value-type="float">
            <text:p>32.67322</text:p>
          </table:table-cell>
          <table:table-cell table:style-name="ce50" office:value-type="float" office:value="33.52576" calcext:value-type="float">
            <text:p>33.52576</text:p>
          </table:table-cell>
          <table:table-cell table:style-name="ce50" office:value-type="float" office:value="33.85651" calcext:value-type="float">
            <text:p>33.85651</text:p>
          </table:table-cell>
          <table:table-cell table:style-name="ce50" office:value-type="float" office:value="34.21997" calcext:value-type="float">
            <text:p>34.21997</text:p>
          </table:table-cell>
          <table:table-cell table:style-name="ce50" office:value-type="float" office:value="34.56036" calcext:value-type="float">
            <text:p>34.56036</text:p>
          </table:table-cell>
          <table:table-cell table:style-name="ce50" office:value-type="float" office:value="33.69635" calcext:value-type="float">
            <text:p>33.69635</text:p>
          </table:table-cell>
          <table:table-cell table:style-name="ce50" office:value-type="float" office:value="33.52484" calcext:value-type="float">
            <text:p>33.52484</text:p>
          </table:table-cell>
          <table:table-cell table:style-name="ce50" office:value-type="float" office:value="30.92566" calcext:value-type="float">
            <text:p>30.92566</text:p>
          </table:table-cell>
          <table:table-cell table:style-name="ce50" office:value-type="float" office:value="31.1106" calcext:value-type="float">
            <text:p>31.1106</text:p>
          </table:table-cell>
          <table:table-cell table:style-name="ce50" office:value-type="float" office:value="29.03854" calcext:value-type="float">
            <text:p>29.03854</text:p>
          </table:table-cell>
          <table:table-cell table:style-name="ce50" office:value-type="float" office:value="28.45758" calcext:value-type="float">
            <text:p>28.45758</text:p>
          </table:table-cell>
          <table:table-cell table:style-name="ce50" office:value-type="float" office:value="28.2999" calcext:value-type="float">
            <text:p>28.2999</text:p>
          </table:table-cell>
          <table:table-cell table:style-name="ce50" office:value-type="float" office:value="28.35577" calcext:value-type="float">
            <text:p>28.35577</text:p>
          </table:table-cell>
          <table:table-cell table:style-name="ce50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50" office:value-type="float" office:value="28.52191" calcext:value-type="float">
            <text:p>28.52191</text:p>
          </table:table-cell>
          <table:table-cell table:style-name="ce50" office:value-type="float" office:value="28.58917" calcext:value-type="float">
            <text:p>28.58917</text:p>
          </table:table-cell>
          <table:table-cell table:style-name="ce50" office:value-type="float" office:value="28.74011" calcext:value-type="float">
            <text:p>28.74011</text:p>
          </table:table-cell>
          <table:table-cell table:style-name="ce50" office:value-type="float" office:value="28.87491" calcext:value-type="float">
            <text:p>28.87491</text:p>
          </table:table-cell>
          <table:table-cell table:style-name="ce50" office:value-type="float" office:value="28.51874" calcext:value-type="float">
            <text:p>28.51874</text:p>
          </table:table-cell>
          <table:table-cell table:style-name="ce50" office:value-type="float" office:value="28.30914" calcext:value-type="float">
            <text:p>28.30914</text:p>
          </table:table-cell>
          <table:table-cell table:style-name="ce50" office:value-type="float" office:value="28.55179" calcext:value-type="float">
            <text:p>28.55179</text:p>
          </table:table-cell>
          <table:table-cell table:style-name="ce50" office:value-type="float" office:value="28.55411" calcext:value-type="float">
            <text:p>28.55411</text:p>
          </table:table-cell>
          <table:table-cell table:style-name="ce50" office:value-type="float" office:value="28.21631" calcext:value-type="float">
            <text:p>28.21631</text:p>
          </table:table-cell>
          <table:table-cell table:style-name="ce50" office:value-type="float" office:value="28.50632" calcext:value-type="float">
            <text:p>28.50632</text:p>
          </table:table-cell>
          <table:table-cell table:style-name="ce50" office:value-type="float" office:value="28.79535" calcext:value-type="float">
            <text:p>28.79535</text:p>
          </table:table-cell>
          <table:table-cell table:style-name="ce50" office:value-type="float" office:value="28.7724" calcext:value-type="float">
            <text:p>28.7724</text:p>
          </table:table-cell>
          <table:table-cell table:style-name="ce50" office:value-type="float" office:value="30.63516" calcext:value-type="float">
            <text:p>30.63516</text:p>
          </table:table-cell>
          <table:table-cell table:style-name="ce50" office:value-type="float" office:value="29.39041" calcext:value-type="float">
            <text:p>29.39041</text:p>
          </table:table-cell>
          <table:table-cell table:style-name="ce50" office:value-type="float" office:value="32.604" calcext:value-type="float">
            <text:p>32.604</text:p>
          </table:table-cell>
          <table:table-cell table:style-name="ce50" office:value-type="float" office:value="31.71808" calcext:value-type="float">
            <text:p>31.71808</text:p>
          </table:table-cell>
          <table:table-cell table:style-name="ce50" office:value-type="float" office:value="32.57401" calcext:value-type="float">
            <text:p>32.57401</text:p>
          </table:table-cell>
          <table:table-cell table:style-name="ce50" office:value-type="float" office:value="32.78442" calcext:value-type="float">
            <text:p>32.78442</text:p>
          </table:table-cell>
          <table:table-cell table:style-name="ce50" office:value-type="float" office:value="33.43192" calcext:value-type="float">
            <text:p>33.43192</text:p>
          </table:table-cell>
          <table:table-cell table:style-name="ce50" office:value-type="float" office:value="33.46234" calcext:value-type="float">
            <text:p>33.46234</text:p>
          </table:table-cell>
          <table:table-cell table:style-name="ce50" office:value-type="float" office:value="34.44485" calcext:value-type="float">
            <text:p>34.44485</text:p>
          </table:table-cell>
          <table:table-cell table:style-name="ce50" office:value-type="float" office:value="33.94705" calcext:value-type="float">
            <text:p>33.94705</text:p>
          </table:table-cell>
          <table:table-cell table:style-name="ce50" office:value-type="float" office:value="34.11334" calcext:value-type="float">
            <text:p>34.11334</text:p>
          </table:table-cell>
          <table:table-cell table:style-name="ce50" office:value-type="float" office:value="33.93518" calcext:value-type="float">
            <text:p>33.93518</text:p>
          </table:table-cell>
          <table:table-cell table:style-name="ce50" office:value-type="float" office:value="32.3299" calcext:value-type="float">
            <text:p>32.3299</text:p>
          </table:table-cell>
          <table:table-cell table:style-name="ce50" office:value-type="float" office:value="32.67566" calcext:value-type="float">
            <text:p>32.67566</text:p>
          </table:table-cell>
          <table:table-cell table:style-name="ce50" office:value-type="float" office:value="29.27588" calcext:value-type="float">
            <text:p>29.27588</text:p>
          </table:table-cell>
          <table:table-cell table:style-name="ce50" office:value-type="float" office:value="30.77872" calcext:value-type="float">
            <text:p>30.77872</text:p>
          </table:table-cell>
          <table:table-cell table:style-name="ce50" office:value-type="float" office:value="28.32605" calcext:value-type="float">
            <text:p>28.32605</text:p>
          </table:table-cell>
          <table:table-cell table:style-name="ce50" office:value-type="float" office:value="28.83469" calcext:value-type="float">
            <text:p>28.83469</text:p>
          </table:table-cell>
          <table:table-cell table:style-name="ce50" office:value-type="float" office:value="28.5047" calcext:value-type="float">
            <text:p>28.5047</text:p>
          </table:table-cell>
          <table:table-cell table:style-name="ce50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50" office:value-type="float" office:value="28.39044" calcext:value-type="float">
            <text:p>28.39044</text:p>
          </table:table-cell>
          <table:table-cell table:style-name="ce50" office:value-type="float" office:value="28.89368" calcext:value-type="float">
            <text:p>28.89368</text:p>
          </table:table-cell>
          <table:table-cell table:style-name="ce50" office:value-type="float" office:value="28.52316" calcext:value-type="float">
            <text:p>28.52316</text:p>
          </table:table-cell>
          <table:table-cell table:style-name="ce50" office:value-type="float" office:value="28.75821" calcext:value-type="float">
            <text:p>28.75821</text:p>
          </table:table-cell>
          <table:table-cell table:style-name="ce50" office:value-type="float" office:value="28.53336" calcext:value-type="float">
            <text:p>28.53336</text:p>
          </table:table-cell>
          <table:table-cell table:style-name="ce50" office:value-type="float" office:value="28.64059" calcext:value-type="float">
            <text:p>28.64059</text:p>
          </table:table-cell>
          <table:table-cell table:style-name="ce50" office:value-type="float" office:value="28.58099" calcext:value-type="float">
            <text:p>28.58099</text:p>
          </table:table-cell>
          <table:table-cell table:style-name="ce50" office:value-type="float" office:value="28.55417" calcext:value-type="float">
            <text:p>28.55417</text:p>
          </table:table-cell>
          <table:table-cell table:style-name="ce50" office:value-type="float" office:value="28.25781" calcext:value-type="float">
            <text:p>28.25781</text:p>
          </table:table-cell>
          <table:table-cell table:style-name="ce50" office:value-type="float" office:value="28.8472" calcext:value-type="float">
            <text:p>28.8472</text:p>
          </table:table-cell>
          <table:table-cell table:style-name="ce50" office:value-type="float" office:value="28.6937" calcext:value-type="float">
            <text:p>28.6937</text:p>
          </table:table-cell>
          <table:table-cell table:style-name="ce50" office:value-type="float" office:value="29.00055" calcext:value-type="float">
            <text:p>29.00055</text:p>
          </table:table-cell>
          <table:table-cell table:style-name="ce50" office:value-type="float" office:value="28.90979" calcext:value-type="float">
            <text:p>28.90979</text:p>
          </table:table-cell>
          <table:table-cell table:style-name="ce50" office:value-type="float" office:value="30.67047" calcext:value-type="float">
            <text:p>30.67047</text:p>
          </table:table-cell>
          <table:table-cell table:style-name="ce50" office:value-type="float" office:value="30.78873" calcext:value-type="float">
            <text:p>30.78873</text:p>
          </table:table-cell>
          <table:table-cell table:style-name="ce50" office:value-type="float" office:value="32.5209" calcext:value-type="float">
            <text:p>32.5209</text:p>
          </table:table-cell>
          <table:table-cell table:style-name="ce50" office:value-type="float" office:value="32.7247" calcext:value-type="float">
            <text:p>32.7247</text:p>
          </table:table-cell>
          <table:table-cell table:style-name="ce50" office:value-type="float" office:value="33.36804" calcext:value-type="float">
            <text:p>33.36804</text:p>
          </table:table-cell>
          <table:table-cell table:style-name="ce50" office:value-type="float" office:value="32.71625" calcext:value-type="float">
            <text:p>32.71625</text:p>
          </table:table-cell>
          <table:table-cell table:style-name="ce50" office:value-type="float" office:value="33.53082" calcext:value-type="float">
            <text:p>33.53082</text:p>
          </table:table-cell>
          <table:table-cell table:style-name="ce50" office:value-type="float" office:value="33.20547" calcext:value-type="float">
            <text:p>33.20547</text:p>
          </table:table-cell>
          <table:table-cell table:style-name="ce50" office:value-type="float" office:value="34.41019" calcext:value-type="float">
            <text:p>34.41019</text:p>
          </table:table-cell>
          <table:table-cell table:style-name="ce50" office:value-type="float" office:value="33.34357" calcext:value-type="float">
            <text:p>33.34357</text:p>
          </table:table-cell>
          <table:table-cell table:style-name="ce50" office:value-type="float" office:value="33.70007" calcext:value-type="float">
            <text:p>33.70007</text:p>
          </table:table-cell>
          <table:table-cell table:style-name="ce50" office:value-type="float" office:value="32.61087" calcext:value-type="float">
            <text:p>32.61087</text:p>
          </table:table-cell>
          <table:table-cell table:style-name="ce50" office:value-type="float" office:value="32.58807" calcext:value-type="float">
            <text:p>32.58807</text:p>
          </table:table-cell>
          <table:table-cell table:style-name="ce50" office:value-type="float" office:value="31.9938" calcext:value-type="float">
            <text:p>31.9938</text:p>
          </table:table-cell>
          <table:table-cell table:style-name="ce50" office:value-type="float" office:value="29.52637" calcext:value-type="float">
            <text:p>29.52637</text:p>
          </table:table-cell>
          <table:table-cell table:style-name="ce50" office:value-type="float" office:value="28.86954" calcext:value-type="float">
            <text:p>28.86954</text:p>
          </table:table-cell>
          <table:table-cell table:style-name="ce50" office:value-type="float" office:value="28.70822" calcext:value-type="float">
            <text:p>28.70822</text:p>
          </table:table-cell>
          <table:table-cell table:style-name="ce50" office:value-type="float" office:value="28.80988" calcext:value-type="float">
            <text:p>28.80988</text:p>
          </table:table-cell>
          <table:table-cell table:style-name="ce50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50" office:value-type="float" office:value="28.90964" calcext:value-type="float">
            <text:p>28.90964</text:p>
          </table:table-cell>
          <table:table-cell table:style-name="ce50" office:value-type="float" office:value="28.72382" calcext:value-type="float">
            <text:p>28.72382</text:p>
          </table:table-cell>
          <table:table-cell table:style-name="ce50" office:value-type="float" office:value="28.51553" calcext:value-type="float">
            <text:p>28.51553</text:p>
          </table:table-cell>
          <table:table-cell table:style-name="ce50" office:value-type="float" office:value="28.86768" calcext:value-type="float">
            <text:p>28.86768</text:p>
          </table:table-cell>
          <table:table-cell table:style-name="ce50" office:value-type="float" office:value="28.38956" calcext:value-type="float">
            <text:p>28.38956</text:p>
          </table:table-cell>
          <table:table-cell table:style-name="ce50" office:value-type="float" office:value="28.86951" calcext:value-type="float">
            <text:p>28.86951</text:p>
          </table:table-cell>
          <table:table-cell table:style-name="ce50" office:value-type="float" office:value="28.36768" calcext:value-type="float">
            <text:p>28.36768</text:p>
          </table:table-cell>
          <table:table-cell table:style-name="ce50" office:value-type="float" office:value="28.44974" calcext:value-type="float">
            <text:p>28.44974</text:p>
          </table:table-cell>
          <table:table-cell table:style-name="ce50" office:value-type="float" office:value="28.26761" calcext:value-type="float">
            <text:p>28.26761</text:p>
          </table:table-cell>
          <table:table-cell table:style-name="ce50" office:value-type="float" office:value="28.75735" calcext:value-type="float">
            <text:p>28.75735</text:p>
          </table:table-cell>
          <table:table-cell table:style-name="ce50" office:value-type="float" office:value="28.90262" calcext:value-type="float">
            <text:p>28.90262</text:p>
          </table:table-cell>
          <table:table-cell table:style-name="ce50" office:value-type="float" office:value="28.53433" calcext:value-type="float">
            <text:p>28.53433</text:p>
          </table:table-cell>
          <table:table-cell table:style-name="ce50" office:value-type="float" office:value="29.35937" calcext:value-type="float">
            <text:p>29.35937</text:p>
          </table:table-cell>
          <table:table-cell table:style-name="ce50" office:value-type="float" office:value="28.92337" calcext:value-type="float">
            <text:p>28.92337</text:p>
          </table:table-cell>
          <table:table-cell table:style-name="ce50" office:value-type="float" office:value="32.57669" calcext:value-type="float">
            <text:p>32.57669</text:p>
          </table:table-cell>
          <table:table-cell table:style-name="ce50" office:value-type="float" office:value="31.37616" calcext:value-type="float">
            <text:p>31.37616</text:p>
          </table:table-cell>
          <table:table-cell table:style-name="ce50" office:value-type="float" office:value="32.75064" calcext:value-type="float">
            <text:p>32.75064</text:p>
          </table:table-cell>
          <table:table-cell table:style-name="ce50" office:value-type="float" office:value="32.58618" calcext:value-type="float">
            <text:p>32.58618</text:p>
          </table:table-cell>
          <table:table-cell table:style-name="ce50" office:value-type="float" office:value="33.10101" calcext:value-type="float">
            <text:p>33.10101</text:p>
          </table:table-cell>
          <table:table-cell table:style-name="ce50" office:value-type="float" office:value="32.95746" calcext:value-type="float">
            <text:p>32.95746</text:p>
          </table:table-cell>
          <table:table-cell table:style-name="ce50" office:value-type="float" office:value="33.76462" calcext:value-type="float">
            <text:p>33.76462</text:p>
          </table:table-cell>
          <table:table-cell table:style-name="ce50" office:value-type="float" office:value="32.74945" calcext:value-type="float">
            <text:p>32.74945</text:p>
          </table:table-cell>
          <table:table-cell table:style-name="ce50" office:value-type="float" office:value="33.42703" calcext:value-type="float">
            <text:p>33.42703</text:p>
          </table:table-cell>
          <table:table-cell table:style-name="ce50" office:value-type="float" office:value="32.7485" calcext:value-type="float">
            <text:p>32.7485</text:p>
          </table:table-cell>
          <table:table-cell table:style-name="ce50" office:value-type="float" office:value="32.84616" calcext:value-type="float">
            <text:p>32.84616</text:p>
          </table:table-cell>
          <table:table-cell table:style-name="ce50" office:value-type="float" office:value="32.68246" calcext:value-type="float">
            <text:p>32.68246</text:p>
          </table:table-cell>
          <table:table-cell table:style-name="ce50" office:value-type="float" office:value="30.21634" calcext:value-type="float">
            <text:p>30.21634</text:p>
          </table:table-cell>
          <table:table-cell table:style-name="ce50" office:value-type="float" office:value="31.59473" calcext:value-type="float">
            <text:p>31.59473</text:p>
          </table:table-cell>
          <table:table-cell table:style-name="ce50" office:value-type="float" office:value="29.01385" calcext:value-type="float">
            <text:p>29.01385</text:p>
          </table:table-cell>
          <table:table-cell table:style-name="ce50" office:value-type="float" office:value="29.03598" calcext:value-type="float">
            <text:p>29.03598</text:p>
          </table:table-cell>
          <table:table-cell table:style-name="ce50" office:value-type="float" office:value="28.46179" calcext:value-type="float">
            <text:p>28.46179</text:p>
          </table:table-cell>
          <table:table-cell table:style-name="ce50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50" office:value-type="float" office:value="30.12094" calcext:value-type="float">
            <text:p>30.12094</text:p>
          </table:table-cell>
          <table:table-cell table:style-name="ce50" office:value-type="float" office:value="29.95361" calcext:value-type="float">
            <text:p>29.95361</text:p>
          </table:table-cell>
          <table:table-cell table:style-name="ce50" office:value-type="float" office:value="29.97977" calcext:value-type="float">
            <text:p>29.97977</text:p>
          </table:table-cell>
          <table:table-cell table:style-name="ce50" office:value-type="float" office:value="30.19507" calcext:value-type="float">
            <text:p>30.19507</text:p>
          </table:table-cell>
          <table:table-cell table:style-name="ce50" office:value-type="float" office:value="30.26932" calcext:value-type="float">
            <text:p>30.26932</text:p>
          </table:table-cell>
          <table:table-cell table:style-name="ce50" office:value-type="float" office:value="29.51248" calcext:value-type="float">
            <text:p>29.51248</text:p>
          </table:table-cell>
          <table:table-cell table:style-name="ce50" office:value-type="float" office:value="29.23645" calcext:value-type="float">
            <text:p>29.23645</text:p>
          </table:table-cell>
          <table:table-cell table:style-name="ce50" office:value-type="float" office:value="29.04553" calcext:value-type="float">
            <text:p>29.04553</text:p>
          </table:table-cell>
          <table:table-cell table:style-name="ce50" office:value-type="float" office:value="29.00253" calcext:value-type="float">
            <text:p>29.00253</text:p>
          </table:table-cell>
          <table:table-cell table:style-name="ce50" office:value-type="float" office:value="29.67197" calcext:value-type="float">
            <text:p>29.67197</text:p>
          </table:table-cell>
          <table:table-cell table:style-name="ce50" office:value-type="float" office:value="29.09592" calcext:value-type="float">
            <text:p>29.09592</text:p>
          </table:table-cell>
          <table:table-cell table:style-name="ce50" office:value-type="float" office:value="29.33041" calcext:value-type="float">
            <text:p>29.33041</text:p>
          </table:table-cell>
          <table:table-cell table:style-name="ce50" office:value-type="float" office:value="29.142" calcext:value-type="float">
            <text:p>29.142</text:p>
          </table:table-cell>
          <table:table-cell table:style-name="ce50" office:value-type="float" office:value="30.22821" calcext:value-type="float">
            <text:p>30.22821</text:p>
          </table:table-cell>
          <table:table-cell table:style-name="ce50" office:value-type="float" office:value="30.17453" calcext:value-type="float">
            <text:p>30.17453</text:p>
          </table:table-cell>
          <table:table-cell table:style-name="ce50" office:value-type="float" office:value="33.20099" calcext:value-type="float">
            <text:p>33.20099</text:p>
          </table:table-cell>
          <table:table-cell table:style-name="ce50" office:value-type="float" office:value="32.353" calcext:value-type="float">
            <text:p>32.353</text:p>
          </table:table-cell>
          <table:table-cell table:style-name="ce50" office:value-type="float" office:value="33.58173" calcext:value-type="float">
            <text:p>33.58173</text:p>
          </table:table-cell>
          <table:table-cell table:style-name="ce50" office:value-type="float" office:value="33.42151" calcext:value-type="float">
            <text:p>33.42151</text:p>
          </table:table-cell>
          <table:table-cell table:style-name="ce50" office:value-type="float" office:value="33.38318" calcext:value-type="float">
            <text:p>33.38318</text:p>
          </table:table-cell>
          <table:table-cell table:style-name="ce50" office:value-type="float" office:value="33.18365" calcext:value-type="float">
            <text:p>33.18365</text:p>
          </table:table-cell>
          <table:table-cell table:style-name="ce50" office:value-type="float" office:value="33.76752" calcext:value-type="float">
            <text:p>33.76752</text:p>
          </table:table-cell>
          <table:table-cell table:style-name="ce50" office:value-type="float" office:value="33.22931" calcext:value-type="float">
            <text:p>33.22931</text:p>
          </table:table-cell>
          <table:table-cell table:style-name="ce50" office:value-type="float" office:value="33.3746" calcext:value-type="float">
            <text:p>33.3746</text:p>
          </table:table-cell>
          <table:table-cell table:style-name="ce50" office:value-type="float" office:value="32.58548" calcext:value-type="float">
            <text:p>32.58548</text:p>
          </table:table-cell>
          <table:table-cell table:style-name="ce50" office:value-type="float" office:value="33.17279" calcext:value-type="float">
            <text:p>33.17279</text:p>
          </table:table-cell>
          <table:table-cell table:style-name="ce50" office:value-type="float" office:value="31.39792" calcext:value-type="float">
            <text:p>31.39792</text:p>
          </table:table-cell>
          <table:table-cell table:style-name="ce50" office:value-type="float" office:value="30.9548" calcext:value-type="float">
            <text:p>30.9548</text:p>
          </table:table-cell>
          <table:table-cell table:style-name="ce50" office:value-type="float" office:value="29.50952" calcext:value-type="float">
            <text:p>29.50952</text:p>
          </table:table-cell>
          <table:table-cell table:style-name="ce50" office:value-type="float" office:value="29.65176" calcext:value-type="float">
            <text:p>29.65176</text:p>
          </table:table-cell>
          <table:table-cell table:style-name="ce50" office:value-type="float" office:value="29.73914" calcext:value-type="float">
            <text:p>29.73914</text:p>
          </table:table-cell>
          <table:table-cell table:style-name="ce50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50" office:value-type="float" office:value="29.01703" calcext:value-type="float">
            <text:p>29.01703</text:p>
          </table:table-cell>
          <table:table-cell table:style-name="ce50" office:value-type="float" office:value="28.8067" calcext:value-type="float">
            <text:p>28.8067</text:p>
          </table:table-cell>
          <table:table-cell table:style-name="ce50" office:value-type="float" office:value="29.78149" calcext:value-type="float">
            <text:p>29.78149</text:p>
          </table:table-cell>
          <table:table-cell table:style-name="ce50" office:value-type="float" office:value="30.34204" calcext:value-type="float">
            <text:p>30.34204</text:p>
          </table:table-cell>
          <table:table-cell table:style-name="ce50" office:value-type="float" office:value="28.77304" calcext:value-type="float">
            <text:p>28.77304</text:p>
          </table:table-cell>
          <table:table-cell table:style-name="ce50" office:value-type="float" office:value="29.4632" calcext:value-type="float">
            <text:p>29.4632</text:p>
          </table:table-cell>
          <table:table-cell table:style-name="ce50" office:value-type="float" office:value="28.74829" calcext:value-type="float">
            <text:p>28.74829</text:p>
          </table:table-cell>
          <table:table-cell table:style-name="ce50" office:value-type="float" office:value="28.60214" calcext:value-type="float">
            <text:p>28.60214</text:p>
          </table:table-cell>
          <table:table-cell table:style-name="ce50" office:value-type="float" office:value="28.53513" calcext:value-type="float">
            <text:p>28.53513</text:p>
          </table:table-cell>
          <table:table-cell table:style-name="ce50" office:value-type="float" office:value="28.18961" calcext:value-type="float">
            <text:p>28.18961</text:p>
          </table:table-cell>
          <table:table-cell table:style-name="ce50" office:value-type="float" office:value="28.43423" calcext:value-type="float">
            <text:p>28.43423</text:p>
          </table:table-cell>
          <table:table-cell table:style-name="ce50" office:value-type="float" office:value="28.71011" calcext:value-type="float">
            <text:p>28.71011</text:p>
          </table:table-cell>
          <table:table-cell table:style-name="ce50" office:value-type="float" office:value="28.71118" calcext:value-type="float">
            <text:p>28.71118</text:p>
          </table:table-cell>
          <table:table-cell table:style-name="ce50" office:value-type="float" office:value="28.47952" calcext:value-type="float">
            <text:p>28.47952</text:p>
          </table:table-cell>
          <table:table-cell table:style-name="ce50" office:value-type="float" office:value="31.14163" calcext:value-type="float">
            <text:p>31.14163</text:p>
          </table:table-cell>
          <table:table-cell table:style-name="ce50" office:value-type="float" office:value="30.12805" calcext:value-type="float">
            <text:p>30.12805</text:p>
          </table:table-cell>
          <table:table-cell table:style-name="ce50" office:value-type="float" office:value="32.74661" calcext:value-type="float">
            <text:p>32.74661</text:p>
          </table:table-cell>
          <table:table-cell table:style-name="ce50" office:value-type="float" office:value="31.85553" calcext:value-type="float">
            <text:p>31.85553</text:p>
          </table:table-cell>
          <table:table-cell table:style-name="ce50" office:value-type="float" office:value="32.91956" calcext:value-type="float">
            <text:p>32.91956</text:p>
          </table:table-cell>
          <table:table-cell table:style-name="ce50" office:value-type="float" office:value="32.61597" calcext:value-type="float">
            <text:p>32.61597</text:p>
          </table:table-cell>
          <table:table-cell table:style-name="ce50" office:value-type="float" office:value="32.38034" calcext:value-type="float">
            <text:p>32.38034</text:p>
          </table:table-cell>
          <table:table-cell table:style-name="ce50" office:value-type="float" office:value="32.39828" calcext:value-type="float">
            <text:p>32.39828</text:p>
          </table:table-cell>
          <table:table-cell table:style-name="ce50" office:value-type="float" office:value="32.31686" calcext:value-type="float">
            <text:p>32.31686</text:p>
          </table:table-cell>
          <table:table-cell table:style-name="ce50" office:value-type="float" office:value="31.86847" calcext:value-type="float">
            <text:p>31.86847</text:p>
          </table:table-cell>
          <table:table-cell table:style-name="ce50" office:value-type="float" office:value="32.311" calcext:value-type="float">
            <text:p>32.311</text:p>
          </table:table-cell>
          <table:table-cell table:style-name="ce50" office:value-type="float" office:value="30.98395" calcext:value-type="float">
            <text:p>30.98395</text:p>
          </table:table-cell>
          <table:table-cell table:style-name="ce50" office:value-type="float" office:value="30.5188" calcext:value-type="float">
            <text:p>30.5188</text:p>
          </table:table-cell>
          <table:table-cell table:style-name="ce50" office:value-type="float" office:value="29.53427" calcext:value-type="float">
            <text:p>29.53427</text:p>
          </table:table-cell>
          <table:table-cell table:style-name="ce50" office:value-type="float" office:value="29.07419" calcext:value-type="float">
            <text:p>29.07419</text:p>
          </table:table-cell>
          <table:table-cell table:style-name="ce50" office:value-type="float" office:value="28.73743" calcext:value-type="float">
            <text:p>28.73743</text:p>
          </table:table-cell>
          <table:table-cell table:style-name="ce50" office:value-type="float" office:value="28.3392" calcext:value-type="float">
            <text:p>28.3392</text:p>
          </table:table-cell>
          <table:table-cell table:style-name="ce50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50" office:value-type="float" office:value="29.83694" calcext:value-type="float">
            <text:p>29.83694</text:p>
          </table:table-cell>
          <table:table-cell table:style-name="ce50" office:value-type="float" office:value="31.6012" calcext:value-type="float">
            <text:p>31.6012</text:p>
          </table:table-cell>
          <table:table-cell table:style-name="ce50" office:value-type="float" office:value="32.33926" calcext:value-type="float">
            <text:p>32.33926</text:p>
          </table:table-cell>
          <table:table-cell table:style-name="ce50" office:value-type="float" office:value="31.26242" calcext:value-type="float">
            <text:p>31.26242</text:p>
          </table:table-cell>
          <table:table-cell table:style-name="ce50" office:value-type="float" office:value="31.28674" calcext:value-type="float">
            <text:p>31.28674</text:p>
          </table:table-cell>
          <table:table-cell table:style-name="ce50" office:value-type="float" office:value="29.30585" calcext:value-type="float">
            <text:p>29.30585</text:p>
          </table:table-cell>
          <table:table-cell table:style-name="ce50" office:value-type="float" office:value="28.77863" calcext:value-type="float">
            <text:p>28.77863</text:p>
          </table:table-cell>
          <table:table-cell table:style-name="ce50" office:value-type="float" office:value="29.04553" calcext:value-type="float">
            <text:p>29.04553</text:p>
          </table:table-cell>
          <table:table-cell table:style-name="ce50" office:value-type="float" office:value="28.34308" calcext:value-type="float">
            <text:p>28.34308</text:p>
          </table:table-cell>
          <table:table-cell table:style-name="ce50" office:value-type="float" office:value="28.60001" calcext:value-type="float">
            <text:p>28.60001</text:p>
          </table:table-cell>
          <table:table-cell table:style-name="ce50" office:value-type="float" office:value="28.67969" calcext:value-type="float">
            <text:p>28.67969</text:p>
          </table:table-cell>
          <table:table-cell table:style-name="ce50" office:value-type="float" office:value="28.68207" calcext:value-type="float">
            <text:p>28.68207</text:p>
          </table:table-cell>
          <table:table-cell table:style-name="ce50" office:value-type="float" office:value="28.52798" calcext:value-type="float">
            <text:p>28.52798</text:p>
          </table:table-cell>
          <table:table-cell table:style-name="ce50" office:value-type="float" office:value="29.30884" calcext:value-type="float">
            <text:p>29.30884</text:p>
          </table:table-cell>
          <table:table-cell table:style-name="ce50" office:value-type="float" office:value="28.91998" calcext:value-type="float">
            <text:p>28.91998</text:p>
          </table:table-cell>
          <table:table-cell table:style-name="ce50" office:value-type="float" office:value="31.25748" calcext:value-type="float">
            <text:p>31.25748</text:p>
          </table:table-cell>
          <table:table-cell table:style-name="ce50" office:value-type="float" office:value="30.13968" calcext:value-type="float">
            <text:p>30.13968</text:p>
          </table:table-cell>
          <table:table-cell table:style-name="ce50" office:value-type="float" office:value="32.66263" calcext:value-type="float">
            <text:p>32.66263</text:p>
          </table:table-cell>
          <table:table-cell table:style-name="ce50" office:value-type="float" office:value="32.32416" calcext:value-type="float">
            <text:p>32.32416</text:p>
          </table:table-cell>
          <table:table-cell table:style-name="ce50" office:value-type="float" office:value="32.33807" calcext:value-type="float">
            <text:p>32.33807</text:p>
          </table:table-cell>
          <table:table-cell table:style-name="ce50" office:value-type="float" office:value="31.92419" calcext:value-type="float">
            <text:p>31.92419</text:p>
          </table:table-cell>
          <table:table-cell table:style-name="ce50" office:value-type="float" office:value="32.45053" calcext:value-type="float">
            <text:p>32.45053</text:p>
          </table:table-cell>
          <table:table-cell table:style-name="ce50" office:value-type="float" office:value="30.81342" calcext:value-type="float">
            <text:p>30.81342</text:p>
          </table:table-cell>
          <table:table-cell table:style-name="ce50" office:value-type="float" office:value="31.74588" calcext:value-type="float">
            <text:p>31.74588</text:p>
          </table:table-cell>
          <table:table-cell table:style-name="ce50" office:value-type="float" office:value="29.44739" calcext:value-type="float">
            <text:p>29.44739</text:p>
          </table:table-cell>
          <table:table-cell table:style-name="ce50" office:value-type="float" office:value="29.91165" calcext:value-type="float">
            <text:p>29.91165</text:p>
          </table:table-cell>
          <table:table-cell table:style-name="ce50" office:value-type="float" office:value="28.77908" calcext:value-type="float">
            <text:p>28.77908</text:p>
          </table:table-cell>
          <table:table-cell table:style-name="ce50" office:value-type="float" office:value="29.24631" calcext:value-type="float">
            <text:p>29.24631</text:p>
          </table:table-cell>
          <table:table-cell table:style-name="ce50" office:value-type="float" office:value="28.42776" calcext:value-type="float">
            <text:p>28.42776</text:p>
          </table:table-cell>
          <table:table-cell table:style-name="ce50" office:value-type="float" office:value="28.65378" calcext:value-type="float">
            <text:p>28.65378</text:p>
          </table:table-cell>
          <table:table-cell table:style-name="ce50" office:value-type="float" office:value="28.58694" calcext:value-type="float">
            <text:p>28.58694</text:p>
          </table:table-cell>
          <table:table-cell table:style-name="ce50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50" office:value-type="float" office:value="32.20746" calcext:value-type="float">
            <text:p>32.20746</text:p>
          </table:table-cell>
          <table:table-cell table:style-name="ce50" office:value-type="float" office:value="32.48813" calcext:value-type="float">
            <text:p>32.48813</text:p>
          </table:table-cell>
          <table:table-cell table:style-name="ce50" office:value-type="float" office:value="32.59058" calcext:value-type="float">
            <text:p>32.59058</text:p>
          </table:table-cell>
          <table:table-cell table:style-name="ce50" office:value-type="float" office:value="32.82809" calcext:value-type="float">
            <text:p>32.82809</text:p>
          </table:table-cell>
          <table:table-cell table:style-name="ce50" office:value-type="float" office:value="29.897" calcext:value-type="float">
            <text:p>29.897</text:p>
          </table:table-cell>
          <table:table-cell table:style-name="ce50" office:value-type="float" office:value="30.88669" calcext:value-type="float">
            <text:p>30.88669</text:p>
          </table:table-cell>
          <table:table-cell table:style-name="ce50" office:value-type="float" office:value="28.78033" calcext:value-type="float">
            <text:p>28.78033</text:p>
          </table:table-cell>
          <table:table-cell table:style-name="ce50" office:value-type="float" office:value="29.09174" calcext:value-type="float">
            <text:p>29.09174</text:p>
          </table:table-cell>
          <table:table-cell table:style-name="ce50" office:value-type="float" office:value="28.77567" calcext:value-type="float">
            <text:p>28.77567</text:p>
          </table:table-cell>
          <table:table-cell table:style-name="ce50" office:value-type="float" office:value="28.38431" calcext:value-type="float">
            <text:p>28.38431</text:p>
          </table:table-cell>
          <table:table-cell table:style-name="ce50" office:value-type="float" office:value="28.30707" calcext:value-type="float">
            <text:p>28.30707</text:p>
          </table:table-cell>
          <table:table-cell table:style-name="ce50" office:value-type="float" office:value="28.58377" calcext:value-type="float">
            <text:p>28.58377</text:p>
          </table:table-cell>
          <table:table-cell table:style-name="ce50" office:value-type="float" office:value="28.56073" calcext:value-type="float">
            <text:p>28.56073</text:p>
          </table:table-cell>
          <table:table-cell table:style-name="ce50" office:value-type="float" office:value="28.25375" calcext:value-type="float">
            <text:p>28.25375</text:p>
          </table:table-cell>
          <table:table-cell table:style-name="ce50" office:value-type="float" office:value="29.7081" calcext:value-type="float">
            <text:p>29.7081</text:p>
          </table:table-cell>
          <table:table-cell table:style-name="ce50" office:value-type="float" office:value="28.96002" calcext:value-type="float">
            <text:p>28.96002</text:p>
          </table:table-cell>
          <table:table-cell table:style-name="ce50" office:value-type="float" office:value="32.07288" calcext:value-type="float">
            <text:p>32.07288</text:p>
          </table:table-cell>
          <table:table-cell table:style-name="ce50" office:value-type="float" office:value="30.56891" calcext:value-type="float">
            <text:p>30.56891</text:p>
          </table:table-cell>
          <table:table-cell table:style-name="ce50" office:value-type="float" office:value="32.05923" calcext:value-type="float">
            <text:p>32.05923</text:p>
          </table:table-cell>
          <table:table-cell table:style-name="ce50" office:value-type="float" office:value="31.70822" calcext:value-type="float">
            <text:p>31.70822</text:p>
          </table:table-cell>
          <table:table-cell table:style-name="ce50" office:value-type="float" office:value="31.67377" calcext:value-type="float">
            <text:p>31.67377</text:p>
          </table:table-cell>
          <table:table-cell table:style-name="ce50" office:value-type="float" office:value="30.4942" calcext:value-type="float">
            <text:p>30.4942</text:p>
          </table:table-cell>
          <table:table-cell table:style-name="ce50" office:value-type="float" office:value="30.53714" calcext:value-type="float">
            <text:p>30.53714</text:p>
          </table:table-cell>
          <table:table-cell table:style-name="ce50" office:value-type="float" office:value="29.42682" calcext:value-type="float">
            <text:p>29.42682</text:p>
          </table:table-cell>
          <table:table-cell table:style-name="ce50" office:value-type="float" office:value="29.78278" calcext:value-type="float">
            <text:p>29.78278</text:p>
          </table:table-cell>
          <table:table-cell table:style-name="ce50" office:value-type="float" office:value="28.82742" calcext:value-type="float">
            <text:p>28.82742</text:p>
          </table:table-cell>
          <table:table-cell table:style-name="ce50" office:value-type="float" office:value="28.63968" calcext:value-type="float">
            <text:p>28.63968</text:p>
          </table:table-cell>
          <table:table-cell table:style-name="ce50" office:value-type="float" office:value="28.51532" calcext:value-type="float">
            <text:p>28.51532</text:p>
          </table:table-cell>
          <table:table-cell table:style-name="ce50" office:value-type="float" office:value="28.54269" calcext:value-type="float">
            <text:p>28.54269</text:p>
          </table:table-cell>
          <table:table-cell table:style-name="ce50" office:value-type="float" office:value="28.31863" calcext:value-type="float">
            <text:p>28.31863</text:p>
          </table:table-cell>
          <table:table-cell table:style-name="ce50" office:value-type="float" office:value="28.21204" calcext:value-type="float">
            <text:p>28.21204</text:p>
          </table:table-cell>
          <table:table-cell table:style-name="ce50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50" office:value-type="float" office:value="32.02881" calcext:value-type="float">
            <text:p>32.02881</text:p>
          </table:table-cell>
          <table:table-cell table:style-name="ce50" office:value-type="float" office:value="34.26898" calcext:value-type="float">
            <text:p>34.26898</text:p>
          </table:table-cell>
          <table:table-cell table:style-name="ce50" office:value-type="float" office:value="34.00836" calcext:value-type="float">
            <text:p>34.00836</text:p>
          </table:table-cell>
          <table:table-cell table:style-name="ce50" office:value-type="float" office:value="32.46762" calcext:value-type="float">
            <text:p>32.46762</text:p>
          </table:table-cell>
          <table:table-cell table:style-name="ce50" office:value-type="float" office:value="32.34015" calcext:value-type="float">
            <text:p>32.34015</text:p>
          </table:table-cell>
          <table:table-cell table:style-name="ce50" office:value-type="float" office:value="30.66907" calcext:value-type="float">
            <text:p>30.66907</text:p>
          </table:table-cell>
          <table:table-cell table:style-name="ce50" office:value-type="float" office:value="29.79074" calcext:value-type="float">
            <text:p>29.79074</text:p>
          </table:table-cell>
          <table:table-cell table:style-name="ce50" office:value-type="float" office:value="28.72803" calcext:value-type="float">
            <text:p>28.72803</text:p>
          </table:table-cell>
          <table:table-cell table:style-name="ce50" office:value-type="float" office:value="28.46039" calcext:value-type="float">
            <text:p>28.46039</text:p>
          </table:table-cell>
          <table:table-cell table:style-name="ce50" office:value-type="float" office:value="28.5361" calcext:value-type="float">
            <text:p>28.5361</text:p>
          </table:table-cell>
          <table:table-cell table:style-name="ce50" office:value-type="float" office:value="28.63211" calcext:value-type="float">
            <text:p>28.63211</text:p>
          </table:table-cell>
          <table:table-cell table:style-name="ce50" office:value-type="float" office:value="28.62186" calcext:value-type="float">
            <text:p>28.62186</text:p>
          </table:table-cell>
          <table:table-cell table:style-name="ce50" office:value-type="float" office:value="28.56418" calcext:value-type="float">
            <text:p>28.56418</text:p>
          </table:table-cell>
          <table:table-cell table:style-name="ce50" office:value-type="float" office:value="28.60068" calcext:value-type="float">
            <text:p>28.60068</text:p>
          </table:table-cell>
          <table:table-cell table:style-name="ce50" office:value-type="float" office:value="28.19586" calcext:value-type="float">
            <text:p>28.19586</text:p>
          </table:table-cell>
          <table:table-cell table:style-name="ce50" office:value-type="float" office:value="29.66272" calcext:value-type="float">
            <text:p>29.66272</text:p>
          </table:table-cell>
          <table:table-cell table:style-name="ce50" office:value-type="float" office:value="29.28198" calcext:value-type="float">
            <text:p>29.28198</text:p>
          </table:table-cell>
          <table:table-cell table:style-name="ce50" office:value-type="float" office:value="31.32043" calcext:value-type="float">
            <text:p>31.32043</text:p>
          </table:table-cell>
          <table:table-cell table:style-name="ce50" office:value-type="float" office:value="30.22699" calcext:value-type="float">
            <text:p>30.22699</text:p>
          </table:table-cell>
          <table:table-cell table:style-name="ce50" office:value-type="float" office:value="31.07773" calcext:value-type="float">
            <text:p>31.07773</text:p>
          </table:table-cell>
          <table:table-cell table:style-name="ce50" office:value-type="float" office:value="29.62375" calcext:value-type="float">
            <text:p>29.62375</text:p>
          </table:table-cell>
          <table:table-cell table:style-name="ce50" office:value-type="float" office:value="29.88098" calcext:value-type="float">
            <text:p>29.88098</text:p>
          </table:table-cell>
          <table:table-cell table:style-name="ce50" office:value-type="float" office:value="28.80447" calcext:value-type="float">
            <text:p>28.80447</text:p>
          </table:table-cell>
          <table:table-cell table:style-name="ce50" office:value-type="float" office:value="29.31088" calcext:value-type="float">
            <text:p>29.31088</text:p>
          </table:table-cell>
          <table:table-cell table:style-name="ce50" office:value-type="float" office:value="28.69272" calcext:value-type="float">
            <text:p>28.69272</text:p>
          </table:table-cell>
          <table:table-cell table:style-name="ce50" office:value-type="float" office:value="28.46039" calcext:value-type="float">
            <text:p>28.46039</text:p>
          </table:table-cell>
          <table:table-cell table:style-name="ce50" office:value-type="float" office:value="28.42279" calcext:value-type="float">
            <text:p>28.42279</text:p>
          </table:table-cell>
          <table:table-cell table:style-name="ce50" office:value-type="float" office:value="28.74319" calcext:value-type="float">
            <text:p>28.74319</text:p>
          </table:table-cell>
          <table:table-cell table:style-name="ce50" office:value-type="float" office:value="28.47443" calcext:value-type="float">
            <text:p>28.47443</text:p>
          </table:table-cell>
          <table:table-cell table:style-name="ce50" office:value-type="float" office:value="28.34259" calcext:value-type="float">
            <text:p>28.34259</text:p>
          </table:table-cell>
          <table:table-cell table:style-name="ce50" office:value-type="float" office:value="28.52533" calcext:value-type="float">
            <text:p>28.52533</text:p>
          </table:table-cell>
          <table:table-cell table:style-name="ce50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50" office:value-type="float" office:value="33.23892" calcext:value-type="float">
            <text:p>33.23892</text:p>
          </table:table-cell>
          <table:table-cell table:style-name="ce50" office:value-type="float" office:value="32.71045" calcext:value-type="float">
            <text:p>32.71045</text:p>
          </table:table-cell>
          <table:table-cell table:style-name="ce50" office:value-type="float" office:value="33.28479" calcext:value-type="float">
            <text:p>33.28479</text:p>
          </table:table-cell>
          <table:table-cell table:style-name="ce50" office:value-type="float" office:value="33.85135" calcext:value-type="float">
            <text:p>33.85135</text:p>
          </table:table-cell>
          <table:table-cell table:style-name="ce50" office:value-type="float" office:value="31.38422" calcext:value-type="float">
            <text:p>31.38422</text:p>
          </table:table-cell>
          <table:table-cell table:style-name="ce50" office:value-type="float" office:value="31.69089" calcext:value-type="float">
            <text:p>31.69089</text:p>
          </table:table-cell>
          <table:table-cell table:style-name="ce50" office:value-type="float" office:value="28.66425" calcext:value-type="float">
            <text:p>28.66425</text:p>
          </table:table-cell>
          <table:table-cell table:style-name="ce50" office:value-type="float" office:value="29.94077" calcext:value-type="float">
            <text:p>29.94077</text:p>
          </table:table-cell>
          <table:table-cell table:style-name="ce50" office:value-type="float" office:value="28.32846" calcext:value-type="float">
            <text:p>28.32846</text:p>
          </table:table-cell>
          <table:table-cell table:style-name="ce50" office:value-type="float" office:value="28.37448" calcext:value-type="float">
            <text:p>28.37448</text:p>
          </table:table-cell>
          <table:table-cell table:style-name="ce50" office:value-type="float" office:value="28.64233" calcext:value-type="float">
            <text:p>28.64233</text:p>
          </table:table-cell>
          <table:table-cell table:style-name="ce50" office:value-type="float" office:value="28.71341" calcext:value-type="float">
            <text:p>28.71341</text:p>
          </table:table-cell>
          <table:table-cell table:style-name="ce50" office:value-type="float" office:value="28.37909" calcext:value-type="float">
            <text:p>28.37909</text:p>
          </table:table-cell>
          <table:table-cell table:style-name="ce50" office:value-type="float" office:value="28.26801" calcext:value-type="float">
            <text:p>28.26801</text:p>
          </table:table-cell>
          <table:table-cell table:style-name="ce50" office:value-type="float" office:value="28.82904" calcext:value-type="float">
            <text:p>28.82904</text:p>
          </table:table-cell>
          <table:table-cell table:style-name="ce50" office:value-type="float" office:value="28.8389" calcext:value-type="float">
            <text:p>28.8389</text:p>
          </table:table-cell>
          <table:table-cell table:style-name="ce50" office:value-type="float" office:value="30.33307" calcext:value-type="float">
            <text:p>30.33307</text:p>
          </table:table-cell>
          <table:table-cell table:style-name="ce50" office:value-type="float" office:value="28.92117" calcext:value-type="float">
            <text:p>28.92117</text:p>
          </table:table-cell>
          <table:table-cell table:style-name="ce50" office:value-type="float" office:value="30.46878" calcext:value-type="float">
            <text:p>30.46878</text:p>
          </table:table-cell>
          <table:table-cell table:style-name="ce50" office:value-type="float" office:value="29.08975" calcext:value-type="float">
            <text:p>29.08975</text:p>
          </table:table-cell>
          <table:table-cell table:style-name="ce50" office:value-type="float" office:value="29.08691" calcext:value-type="float">
            <text:p>29.08691</text:p>
          </table:table-cell>
          <table:table-cell table:style-name="ce50" office:value-type="float" office:value="28.99982" calcext:value-type="float">
            <text:p>28.99982</text:p>
          </table:table-cell>
          <table:table-cell table:style-name="ce50" office:value-type="float" office:value="28.67499" calcext:value-type="float">
            <text:p>28.67499</text:p>
          </table:table-cell>
          <table:table-cell table:style-name="ce50" office:value-type="float" office:value="28.87839" calcext:value-type="float">
            <text:p>28.87839</text:p>
          </table:table-cell>
          <table:table-cell table:style-name="ce50" office:value-type="float" office:value="28.59769" calcext:value-type="float">
            <text:p>28.59769</text:p>
          </table:table-cell>
          <table:table-cell table:style-name="ce50" office:value-type="float" office:value="28.48419" calcext:value-type="float">
            <text:p>28.48419</text:p>
          </table:table-cell>
          <table:table-cell table:style-name="ce50" office:value-type="float" office:value="28.26184" calcext:value-type="float">
            <text:p>28.26184</text:p>
          </table:table-cell>
          <table:table-cell table:style-name="ce50" office:value-type="float" office:value="28.64581" calcext:value-type="float">
            <text:p>28.64581</text:p>
          </table:table-cell>
          <table:table-cell table:style-name="ce50" office:value-type="float" office:value="28.15384" calcext:value-type="float">
            <text:p>28.15384</text:p>
          </table:table-cell>
          <table:table-cell table:style-name="ce50" office:value-type="float" office:value="28.42807" calcext:value-type="float">
            <text:p>28.42807</text:p>
          </table:table-cell>
          <table:table-cell table:style-name="ce50" office:value-type="float" office:value="28.38943" calcext:value-type="float">
            <text:p>28.38943</text:p>
          </table:table-cell>
          <table:table-cell table:style-name="ce50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50" office:value-type="float" office:value="30.31021" calcext:value-type="float">
            <text:p>30.31021</text:p>
          </table:table-cell>
          <table:table-cell table:style-name="ce50" office:value-type="float" office:value="33.01303" calcext:value-type="float">
            <text:p>33.01303</text:p>
          </table:table-cell>
          <table:table-cell table:style-name="ce50" office:value-type="float" office:value="33.23608" calcext:value-type="float">
            <text:p>33.23608</text:p>
          </table:table-cell>
          <table:table-cell table:style-name="ce50" office:value-type="float" office:value="33.13571" calcext:value-type="float">
            <text:p>33.13571</text:p>
          </table:table-cell>
          <table:table-cell table:style-name="ce50" office:value-type="float" office:value="32.51083" calcext:value-type="float">
            <text:p>32.51083</text:p>
          </table:table-cell>
          <table:table-cell table:style-name="ce50" office:value-type="float" office:value="31.99399" calcext:value-type="float">
            <text:p>31.99399</text:p>
          </table:table-cell>
          <table:table-cell table:style-name="ce50" office:value-type="float" office:value="31.27509" calcext:value-type="float">
            <text:p>31.27509</text:p>
          </table:table-cell>
          <table:table-cell table:style-name="ce50" office:value-type="float" office:value="29.13193" calcext:value-type="float">
            <text:p>29.13193</text:p>
          </table:table-cell>
          <table:table-cell table:style-name="ce50" office:value-type="float" office:value="28.8609" calcext:value-type="float">
            <text:p>28.8609</text:p>
          </table:table-cell>
          <table:table-cell table:style-name="ce50" office:value-type="float" office:value="28.91595" calcext:value-type="float">
            <text:p>28.91595</text:p>
          </table:table-cell>
          <table:table-cell table:style-name="ce50" office:value-type="float" office:value="28.40634" calcext:value-type="float">
            <text:p>28.40634</text:p>
          </table:table-cell>
          <table:table-cell table:style-name="ce50" office:value-type="float" office:value="28.36868" calcext:value-type="float">
            <text:p>28.36868</text:p>
          </table:table-cell>
          <table:table-cell table:style-name="ce50" office:value-type="float" office:value="28.39703" calcext:value-type="float">
            <text:p>28.39703</text:p>
          </table:table-cell>
          <table:table-cell table:style-name="ce50" office:value-type="float" office:value="28.91565" calcext:value-type="float">
            <text:p>28.91565</text:p>
          </table:table-cell>
          <table:table-cell table:style-name="ce50" office:value-type="float" office:value="28.53201" calcext:value-type="float">
            <text:p>28.53201</text:p>
          </table:table-cell>
          <table:table-cell table:style-name="ce50" office:value-type="float" office:value="29.12576" calcext:value-type="float">
            <text:p>29.12576</text:p>
          </table:table-cell>
          <table:table-cell table:style-name="ce50" office:value-type="float" office:value="28.50348" calcext:value-type="float">
            <text:p>28.50348</text:p>
          </table:table-cell>
          <table:table-cell table:style-name="ce50" office:value-type="float" office:value="29.06195" calcext:value-type="float">
            <text:p>29.06195</text:p>
          </table:table-cell>
          <table:table-cell table:style-name="ce50" office:value-type="float" office:value="28.60486" calcext:value-type="float">
            <text:p>28.60486</text:p>
          </table:table-cell>
          <table:table-cell table:style-name="ce50" office:value-type="float" office:value="28.94354" calcext:value-type="float">
            <text:p>28.94354</text:p>
          </table:table-cell>
          <table:table-cell table:style-name="ce50" office:value-type="float" office:value="28.46841" calcext:value-type="float">
            <text:p>28.46841</text:p>
          </table:table-cell>
          <table:table-cell table:style-name="ce50" office:value-type="float" office:value="28.54739" calcext:value-type="float">
            <text:p>28.54739</text:p>
          </table:table-cell>
          <table:table-cell table:style-name="ce50" office:value-type="float" office:value="28.42508" calcext:value-type="float">
            <text:p>28.42508</text:p>
          </table:table-cell>
          <table:table-cell table:style-name="ce50" office:value-type="float" office:value="28.72452" calcext:value-type="float">
            <text:p>28.72452</text:p>
          </table:table-cell>
          <table:table-cell table:style-name="ce50" office:value-type="float" office:value="28.28088" calcext:value-type="float">
            <text:p>28.28088</text:p>
          </table:table-cell>
          <table:table-cell table:style-name="ce50" office:value-type="float" office:value="28.92209" calcext:value-type="float">
            <text:p>28.92209</text:p>
          </table:table-cell>
          <table:table-cell table:style-name="ce50" office:value-type="float" office:value="28.49622" calcext:value-type="float">
            <text:p>28.49622</text:p>
          </table:table-cell>
          <table:table-cell table:style-name="ce50" office:value-type="float" office:value="28.54321" calcext:value-type="float">
            <text:p>28.54321</text:p>
          </table:table-cell>
          <table:table-cell table:style-name="ce50" office:value-type="float" office:value="28.06284" calcext:value-type="float">
            <text:p>28.06284</text:p>
          </table:table-cell>
          <table:table-cell table:style-name="ce50" office:value-type="float" office:value="28.388" calcext:value-type="float">
            <text:p>28.388</text:p>
          </table:table-cell>
          <table:table-cell table:style-name="ce50" office:value-type="float" office:value="28.26813" calcext:value-type="float">
            <text:p>28.26813</text:p>
          </table:table-cell>
          <table:table-cell table:style-name="ce50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50" office:value-type="float" office:value="32.0314" calcext:value-type="float">
            <text:p>32.0314</text:p>
          </table:table-cell>
          <table:table-cell table:style-name="ce50" office:value-type="float" office:value="31.10455" calcext:value-type="float">
            <text:p>31.10455</text:p>
          </table:table-cell>
          <table:table-cell table:style-name="ce50" office:value-type="float" office:value="32.55066" calcext:value-type="float">
            <text:p>32.55066</text:p>
          </table:table-cell>
          <table:table-cell table:style-name="ce50" office:value-type="float" office:value="33.09009" calcext:value-type="float">
            <text:p>33.09009</text:p>
          </table:table-cell>
          <table:table-cell table:style-name="ce50" office:value-type="float" office:value="32.64035" calcext:value-type="float">
            <text:p>32.64035</text:p>
          </table:table-cell>
          <table:table-cell table:style-name="ce50" office:value-type="float" office:value="32.62744" calcext:value-type="float">
            <text:p>32.62744</text:p>
          </table:table-cell>
          <table:table-cell table:style-name="ce50" office:value-type="float" office:value="30.21588" calcext:value-type="float">
            <text:p>30.21588</text:p>
          </table:table-cell>
          <table:table-cell table:style-name="ce50" office:value-type="float" office:value="31.65714" calcext:value-type="float">
            <text:p>31.65714</text:p>
          </table:table-cell>
          <table:table-cell table:style-name="ce50" office:value-type="float" office:value="28.47693" calcext:value-type="float">
            <text:p>28.47693</text:p>
          </table:table-cell>
          <table:table-cell table:style-name="ce50" office:value-type="float" office:value="28.58136" calcext:value-type="float">
            <text:p>28.58136</text:p>
          </table:table-cell>
          <table:table-cell table:style-name="ce50" office:value-type="float" office:value="28.46143" calcext:value-type="float">
            <text:p>28.46143</text:p>
          </table:table-cell>
          <table:table-cell table:style-name="ce50" office:value-type="float" office:value="28.54691" calcext:value-type="float">
            <text:p>28.54691</text:p>
          </table:table-cell>
          <table:table-cell table:style-name="ce50" office:value-type="float" office:value="28.25174" calcext:value-type="float">
            <text:p>28.25174</text:p>
          </table:table-cell>
          <table:table-cell table:style-name="ce50" office:value-type="float" office:value="28.004" calcext:value-type="float">
            <text:p>28.004</text:p>
          </table:table-cell>
          <table:table-cell table:style-name="ce50" office:value-type="float" office:value="28.58514" calcext:value-type="float">
            <text:p>28.58514</text:p>
          </table:table-cell>
          <table:table-cell table:style-name="ce50" office:value-type="float" office:value="28.64804" calcext:value-type="float">
            <text:p>28.64804</text:p>
          </table:table-cell>
          <table:table-cell table:style-name="ce50" office:value-type="float" office:value="28.99655" calcext:value-type="float">
            <text:p>28.99655</text:p>
          </table:table-cell>
          <table:table-cell table:style-name="ce50" office:value-type="float" office:value="28.42178" calcext:value-type="float">
            <text:p>28.42178</text:p>
          </table:table-cell>
          <table:table-cell table:style-name="ce50" office:value-type="float" office:value="28.68842" calcext:value-type="float">
            <text:p>28.68842</text:p>
          </table:table-cell>
          <table:table-cell table:style-name="ce50" office:value-type="float" office:value="28.52576" calcext:value-type="float">
            <text:p>28.52576</text:p>
          </table:table-cell>
          <table:table-cell table:style-name="ce50" office:value-type="float" office:value="28.36053" calcext:value-type="float">
            <text:p>28.36053</text:p>
          </table:table-cell>
          <table:table-cell table:style-name="ce50" office:value-type="float" office:value="28.70605" calcext:value-type="float">
            <text:p>28.70605</text:p>
          </table:table-cell>
          <table:table-cell table:style-name="ce50" office:value-type="float" office:value="28.17401" calcext:value-type="float">
            <text:p>28.17401</text:p>
          </table:table-cell>
          <table:table-cell table:style-name="ce50" office:value-type="float" office:value="28.30972" calcext:value-type="float">
            <text:p>28.30972</text:p>
          </table:table-cell>
          <table:table-cell table:style-name="ce50" office:value-type="float" office:value="28.36966" calcext:value-type="float">
            <text:p>28.36966</text:p>
          </table:table-cell>
          <table:table-cell table:style-name="ce50" office:value-type="float" office:value="28.40948" calcext:value-type="float">
            <text:p>28.40948</text:p>
          </table:table-cell>
          <table:table-cell table:style-name="ce50" office:value-type="float" office:value="28.41159" calcext:value-type="float">
            <text:p>28.41159</text:p>
          </table:table-cell>
          <table:table-cell table:style-name="ce50" office:value-type="float" office:value="28.4498" calcext:value-type="float">
            <text:p>28.4498</text:p>
          </table:table-cell>
          <table:table-cell table:style-name="ce50" office:value-type="float" office:value="28.31772" calcext:value-type="float">
            <text:p>28.31772</text:p>
          </table:table-cell>
          <table:table-cell table:style-name="ce50" office:value-type="float" office:value="28.34332" calcext:value-type="float">
            <text:p>28.34332</text:p>
          </table:table-cell>
          <table:table-cell table:style-name="ce50" office:value-type="float" office:value="28.21362" calcext:value-type="float">
            <text:p>28.21362</text:p>
          </table:table-cell>
          <table:table-cell table:style-name="ce50" office:value-type="float" office:value="28.29291" calcext:value-type="float">
            <text:p>28.29291</text:p>
          </table:table-cell>
          <table:table-cell office:value-type="string" calcext:value-type="string">
            <text:p>b</text:p>
          </table:table-cell>
          <table:table-cell table:number-columns-repeated="34"/>
        </table:table-row>
        <table:table-row table:style-name="ro1">
          <table:table-cell table:number-columns-repeated="67"/>
        </table:table-row>
        <table:table-row table:style-name="ro1">
          <table:table-cell table:style-name="ce51" office:value-type="float" office:value="31.87439" calcext:value-type="float">
            <text:p>31.87439</text:p>
          </table:table-cell>
          <table:table-cell table:style-name="ce51" office:value-type="float" office:value="32.3345" calcext:value-type="float">
            <text:p>32.3345</text:p>
          </table:table-cell>
          <table:table-cell table:style-name="ce51" office:value-type="float" office:value="31.46722" calcext:value-type="float">
            <text:p>31.46722</text:p>
          </table:table-cell>
          <table:table-cell table:style-name="ce51" office:value-type="float" office:value="31.2197" calcext:value-type="float">
            <text:p>31.2197</text:p>
          </table:table-cell>
          <table:table-cell table:style-name="ce51" office:value-type="float" office:value="30.69891" calcext:value-type="float">
            <text:p>30.69891</text:p>
          </table:table-cell>
          <table:table-cell table:style-name="ce51" office:value-type="float" office:value="31.10187" calcext:value-type="float">
            <text:p>31.10187</text:p>
          </table:table-cell>
          <table:table-cell table:style-name="ce51" office:value-type="float" office:value="30.71344" calcext:value-type="float">
            <text:p>30.71344</text:p>
          </table:table-cell>
          <table:table-cell table:style-name="ce51" office:value-type="float" office:value="31.09647" calcext:value-type="float">
            <text:p>31.09647</text:p>
          </table:table-cell>
          <table:table-cell table:style-name="ce51" office:value-type="float" office:value="30.09869" calcext:value-type="float">
            <text:p>30.09869</text:p>
          </table:table-cell>
          <table:table-cell table:style-name="ce51" office:value-type="float" office:value="30.57742" calcext:value-type="float">
            <text:p>30.57742</text:p>
          </table:table-cell>
          <table:table-cell table:style-name="ce51" office:value-type="float" office:value="30.58286" calcext:value-type="float">
            <text:p>30.58286</text:p>
          </table:table-cell>
          <table:table-cell table:style-name="ce51" office:value-type="float" office:value="30.94751" calcext:value-type="float">
            <text:p>30.94751</text:p>
          </table:table-cell>
          <table:table-cell table:style-name="ce51" office:value-type="float" office:value="30.005" calcext:value-type="float">
            <text:p>30.005</text:p>
          </table:table-cell>
          <table:table-cell table:style-name="ce51" office:value-type="float" office:value="30.39651" calcext:value-type="float">
            <text:p>30.39651</text:p>
          </table:table-cell>
          <table:table-cell table:style-name="ce51" office:value-type="float" office:value="30.25903" calcext:value-type="float">
            <text:p>30.25903</text:p>
          </table:table-cell>
          <table:table-cell table:style-name="ce51" office:value-type="float" office:value="30.02649" calcext:value-type="float">
            <text:p>30.02649</text:p>
          </table:table-cell>
          <table:table-cell table:style-name="ce51" office:value-type="float" office:value="29.69586" calcext:value-type="float">
            <text:p>29.69586</text:p>
          </table:table-cell>
          <table:table-cell table:style-name="ce51" office:value-type="float" office:value="30.45001" calcext:value-type="float">
            <text:p>30.45001</text:p>
          </table:table-cell>
          <table:table-cell table:style-name="ce51" office:value-type="float" office:value="29.97528" calcext:value-type="float">
            <text:p>29.97528</text:p>
          </table:table-cell>
          <table:table-cell table:style-name="ce51" office:value-type="float" office:value="30.09183" calcext:value-type="float">
            <text:p>30.09183</text:p>
          </table:table-cell>
          <table:table-cell table:style-name="ce51" office:value-type="float" office:value="29.78699" calcext:value-type="float">
            <text:p>29.78699</text:p>
          </table:table-cell>
          <table:table-cell table:style-name="ce51" office:value-type="float" office:value="30.38446" calcext:value-type="float">
            <text:p>30.38446</text:p>
          </table:table-cell>
          <table:table-cell table:style-name="ce51" office:value-type="float" office:value="29.9765" calcext:value-type="float">
            <text:p>29.9765</text:p>
          </table:table-cell>
          <table:table-cell table:style-name="ce51" office:value-type="float" office:value="30.1243" calcext:value-type="float">
            <text:p>30.1243</text:p>
          </table:table-cell>
          <table:table-cell table:style-name="ce51" office:value-type="float" office:value="30.20392" calcext:value-type="float">
            <text:p>30.20392</text:p>
          </table:table-cell>
          <table:table-cell table:style-name="ce51" office:value-type="float" office:value="30.55249" calcext:value-type="float">
            <text:p>30.55249</text:p>
          </table:table-cell>
          <table:table-cell table:style-name="ce51" office:value-type="float" office:value="30.33023" calcext:value-type="float">
            <text:p>30.33023</text:p>
          </table:table-cell>
          <table:table-cell table:style-name="ce51" office:value-type="float" office:value="30.27411" calcext:value-type="float">
            <text:p>30.27411</text:p>
          </table:table-cell>
          <table:table-cell table:style-name="ce51" office:value-type="float" office:value="30.3017" calcext:value-type="float">
            <text:p>30.3017</text:p>
          </table:table-cell>
          <table:table-cell table:style-name="ce51" office:value-type="float" office:value="30.28973" calcext:value-type="float">
            <text:p>30.28973</text:p>
          </table:table-cell>
          <table:table-cell table:style-name="ce51" office:value-type="float" office:value="29.92856" calcext:value-type="float">
            <text:p>29.92856</text:p>
          </table:table-cell>
          <table:table-cell table:style-name="ce51" office:value-type="float" office:value="28" calcext:value-type="float">
            <text:p>28</text:p>
          </table:table-cell>
          <table:table-cell office:value-type="string" calcext:value-type="string">
            <text:p>rewrite_fsm_counter – tfm</text:p>
          </table:table-cell>
          <table:table-cell table:number-columns-repeated="34"/>
        </table:table-row>
        <table:table-row table:style-name="ro1">
          <table:table-cell table:style-name="ce51" office:value-type="float" office:value="29.0455" calcext:value-type="float">
            <text:p>29.0455</text:p>
          </table:table-cell>
          <table:table-cell table:style-name="ce51" office:value-type="float" office:value="29.04282" calcext:value-type="float">
            <text:p>29.04282</text:p>
          </table:table-cell>
          <table:table-cell table:style-name="ce51" office:value-type="float" office:value="28.66193" calcext:value-type="float">
            <text:p>28.66193</text:p>
          </table:table-cell>
          <table:table-cell table:style-name="ce51" office:value-type="float" office:value="28.90536" calcext:value-type="float">
            <text:p>28.90536</text:p>
          </table:table-cell>
          <table:table-cell table:style-name="ce51" office:value-type="float" office:value="28.62311" calcext:value-type="float">
            <text:p>28.62311</text:p>
          </table:table-cell>
          <table:table-cell table:style-name="ce51" office:value-type="float" office:value="28.63055" calcext:value-type="float">
            <text:p>28.63055</text:p>
          </table:table-cell>
          <table:table-cell table:style-name="ce51" office:value-type="float" office:value="28.88474" calcext:value-type="float">
            <text:p>28.88474</text:p>
          </table:table-cell>
          <table:table-cell table:style-name="ce51" office:value-type="float" office:value="28.63596" calcext:value-type="float">
            <text:p>28.63596</text:p>
          </table:table-cell>
          <table:table-cell table:style-name="ce51" office:value-type="float" office:value="28.80634" calcext:value-type="float">
            <text:p>28.80634</text:p>
          </table:table-cell>
          <table:table-cell table:style-name="ce51" office:value-type="float" office:value="28.64328" calcext:value-type="float">
            <text:p>28.64328</text:p>
          </table:table-cell>
          <table:table-cell table:style-name="ce51" office:value-type="float" office:value="28.91595" calcext:value-type="float">
            <text:p>28.91595</text:p>
          </table:table-cell>
          <table:table-cell table:style-name="ce51" office:value-type="float" office:value="28.38568" calcext:value-type="float">
            <text:p>28.38568</text:p>
          </table:table-cell>
          <table:table-cell table:style-name="ce51" office:value-type="float" office:value="28.61038" calcext:value-type="float">
            <text:p>28.61038</text:p>
          </table:table-cell>
          <table:table-cell table:style-name="ce51" office:value-type="float" office:value="28.6077" calcext:value-type="float">
            <text:p>28.6077</text:p>
          </table:table-cell>
          <table:table-cell table:style-name="ce51" office:value-type="float" office:value="28.28333" calcext:value-type="float">
            <text:p>28.28333</text:p>
          </table:table-cell>
          <table:table-cell table:style-name="ce51" office:value-type="float" office:value="28.14532" calcext:value-type="float">
            <text:p>28.14532</text:p>
          </table:table-cell>
          <table:table-cell table:style-name="ce51" office:value-type="float" office:value="28.34717" calcext:value-type="float">
            <text:p>28.34717</text:p>
          </table:table-cell>
          <table:table-cell table:style-name="ce51" office:value-type="float" office:value="27.88959" calcext:value-type="float">
            <text:p>27.88959</text:p>
          </table:table-cell>
          <table:table-cell table:style-name="ce51" office:value-type="float" office:value="28.24231" calcext:value-type="float">
            <text:p>28.24231</text:p>
          </table:table-cell>
          <table:table-cell table:style-name="ce51" office:value-type="float" office:value="28.77844" calcext:value-type="float">
            <text:p>28.77844</text:p>
          </table:table-cell>
          <table:table-cell table:style-name="ce51" office:value-type="float" office:value="28.00223" calcext:value-type="float">
            <text:p>28.00223</text:p>
          </table:table-cell>
          <table:table-cell table:number-columns-repeated="2" table:style-name="ce51" office:value-type="float" office:value="28.1781" calcext:value-type="float">
            <text:p>28.1781</text:p>
          </table:table-cell>
          <table:table-cell table:style-name="ce51" office:value-type="float" office:value="28.34497" calcext:value-type="float">
            <text:p>28.34497</text:p>
          </table:table-cell>
          <table:table-cell table:style-name="ce51" office:value-type="float" office:value="28.0676" calcext:value-type="float">
            <text:p>28.0676</text:p>
          </table:table-cell>
          <table:table-cell table:style-name="ce51" office:value-type="float" office:value="28.42075" calcext:value-type="float">
            <text:p>28.42075</text:p>
          </table:table-cell>
          <table:table-cell table:style-name="ce51" office:value-type="float" office:value="28.5975" calcext:value-type="float">
            <text:p>28.5975</text:p>
          </table:table-cell>
          <table:table-cell table:style-name="ce51" office:value-type="float" office:value="28.56686" calcext:value-type="float">
            <text:p>28.56686</text:p>
          </table:table-cell>
          <table:table-cell table:style-name="ce51" office:value-type="float" office:value="28.21417" calcext:value-type="float">
            <text:p>28.21417</text:p>
          </table:table-cell>
          <table:table-cell table:style-name="ce51" office:value-type="float" office:value="28.35843" calcext:value-type="float">
            <text:p>28.35843</text:p>
          </table:table-cell>
          <table:table-cell table:style-name="ce51" office:value-type="float" office:value="28.69064" calcext:value-type="float">
            <text:p>28.69064</text:p>
          </table:table-cell>
          <table:table-cell table:style-name="ce51" office:value-type="float" office:value="28.96609" calcext:value-type="float">
            <text:p>28.96609</text:p>
          </table:table-cell>
          <table:table-cell table:number-columns-repeated="35"/>
        </table:table-row>
        <table:table-row table:style-name="ro1">
          <table:table-cell table:style-name="ce51" office:value-type="float" office:value="30.89209" calcext:value-type="float">
            <text:p>30.89209</text:p>
          </table:table-cell>
          <table:table-cell table:style-name="ce51" office:value-type="float" office:value="31.15579" calcext:value-type="float">
            <text:p>31.15579</text:p>
          </table:table-cell>
          <table:table-cell table:style-name="ce51" office:value-type="float" office:value="30.90594" calcext:value-type="float">
            <text:p>30.90594</text:p>
          </table:table-cell>
          <table:table-cell table:style-name="ce51" office:value-type="float" office:value="31.23083" calcext:value-type="float">
            <text:p>31.23083</text:p>
          </table:table-cell>
          <table:table-cell table:style-name="ce51" office:value-type="float" office:value="30.41553" calcext:value-type="float">
            <text:p>30.41553</text:p>
          </table:table-cell>
          <table:table-cell table:style-name="ce51" office:value-type="float" office:value="30.87305" calcext:value-type="float">
            <text:p>30.87305</text:p>
          </table:table-cell>
          <table:table-cell table:style-name="ce51" office:value-type="float" office:value="30.44275" calcext:value-type="float">
            <text:p>30.44275</text:p>
          </table:table-cell>
          <table:table-cell table:style-name="ce51" office:value-type="float" office:value="30.6665" calcext:value-type="float">
            <text:p>30.6665</text:p>
          </table:table-cell>
          <table:table-cell table:style-name="ce51" office:value-type="float" office:value="30.2063" calcext:value-type="float">
            <text:p>30.2063</text:p>
          </table:table-cell>
          <table:table-cell table:style-name="ce51" office:value-type="float" office:value="30.34073" calcext:value-type="float">
            <text:p>30.34073</text:p>
          </table:table-cell>
          <table:table-cell table:style-name="ce51" office:value-type="float" office:value="30.1485" calcext:value-type="float">
            <text:p>30.1485</text:p>
          </table:table-cell>
          <table:table-cell table:style-name="ce51" office:value-type="float" office:value="30.76529" calcext:value-type="float">
            <text:p>30.76529</text:p>
          </table:table-cell>
          <table:table-cell table:style-name="ce51" office:value-type="float" office:value="29.78494" calcext:value-type="float">
            <text:p>29.78494</text:p>
          </table:table-cell>
          <table:table-cell table:style-name="ce51" office:value-type="float" office:value="30.07272" calcext:value-type="float">
            <text:p>30.07272</text:p>
          </table:table-cell>
          <table:table-cell table:style-name="ce51" office:value-type="float" office:value="29.92258" calcext:value-type="float">
            <text:p>29.92258</text:p>
          </table:table-cell>
          <table:table-cell table:style-name="ce51" office:value-type="float" office:value="30.27808" calcext:value-type="float">
            <text:p>30.27808</text:p>
          </table:table-cell>
          <table:table-cell table:style-name="ce51" office:value-type="float" office:value="30.08133" calcext:value-type="float">
            <text:p>30.08133</text:p>
          </table:table-cell>
          <table:table-cell table:style-name="ce51" office:value-type="float" office:value="29.86151" calcext:value-type="float">
            <text:p>29.86151</text:p>
          </table:table-cell>
          <table:table-cell table:style-name="ce51" office:value-type="float" office:value="30.19421" calcext:value-type="float">
            <text:p>30.19421</text:p>
          </table:table-cell>
          <table:table-cell table:style-name="ce51" office:value-type="float" office:value="30.06589" calcext:value-type="float">
            <text:p>30.06589</text:p>
          </table:table-cell>
          <table:table-cell table:style-name="ce51" office:value-type="float" office:value="29.86819" calcext:value-type="float">
            <text:p>29.86819</text:p>
          </table:table-cell>
          <table:table-cell table:style-name="ce51" office:value-type="float" office:value="30.15536" calcext:value-type="float">
            <text:p>30.15536</text:p>
          </table:table-cell>
          <table:table-cell table:style-name="ce51" office:value-type="float" office:value="30.14676" calcext:value-type="float">
            <text:p>30.14676</text:p>
          </table:table-cell>
          <table:table-cell table:style-name="ce51" office:value-type="float" office:value="30.04105" calcext:value-type="float">
            <text:p>30.04105</text:p>
          </table:table-cell>
          <table:table-cell table:style-name="ce51" office:value-type="float" office:value="29.81705" calcext:value-type="float">
            <text:p>29.81705</text:p>
          </table:table-cell>
          <table:table-cell table:style-name="ce51" office:value-type="float" office:value="29.81091" calcext:value-type="float">
            <text:p>29.81091</text:p>
          </table:table-cell>
          <table:table-cell table:style-name="ce51" office:value-type="float" office:value="30.57349" calcext:value-type="float">
            <text:p>30.57349</text:p>
          </table:table-cell>
          <table:table-cell table:style-name="ce51" office:value-type="float" office:value="30.31689" calcext:value-type="float">
            <text:p>30.31689</text:p>
          </table:table-cell>
          <table:table-cell table:style-name="ce51" office:value-type="float" office:value="30.08865" calcext:value-type="float">
            <text:p>30.08865</text:p>
          </table:table-cell>
          <table:table-cell table:style-name="ce51" office:value-type="float" office:value="30.49673" calcext:value-type="float">
            <text:p>30.49673</text:p>
          </table:table-cell>
          <table:table-cell table:style-name="ce51" office:value-type="float" office:value="30.63287" calcext:value-type="float">
            <text:p>30.63287</text:p>
          </table:table-cell>
          <table:table-cell table:style-name="ce51" office:value-type="float" office:value="30.60684" calcext:value-type="float">
            <text:p>30.60684</text:p>
          </table:table-cell>
          <table:table-cell table:number-columns-repeated="35"/>
        </table:table-row>
        <table:table-row table:style-name="ro1">
          <table:table-cell table:style-name="ce51" office:value-type="float" office:value="29.07584" calcext:value-type="float">
            <text:p>29.07584</text:p>
          </table:table-cell>
          <table:table-cell table:style-name="ce51" office:value-type="float" office:value="28.32419" calcext:value-type="float">
            <text:p>28.32419</text:p>
          </table:table-cell>
          <table:table-cell table:style-name="ce51" office:value-type="float" office:value="28.59079" calcext:value-type="float">
            <text:p>28.59079</text:p>
          </table:table-cell>
          <table:table-cell table:style-name="ce51" office:value-type="float" office:value="28.82056" calcext:value-type="float">
            <text:p>28.82056</text:p>
          </table:table-cell>
          <table:table-cell table:style-name="ce51" office:value-type="float" office:value="28.50076" calcext:value-type="float">
            <text:p>28.50076</text:p>
          </table:table-cell>
          <table:table-cell table:style-name="ce51" office:value-type="float" office:value="28.52585" calcext:value-type="float">
            <text:p>28.52585</text:p>
          </table:table-cell>
          <table:table-cell table:style-name="ce51" office:value-type="float" office:value="28.90381" calcext:value-type="float">
            <text:p>28.90381</text:p>
          </table:table-cell>
          <table:table-cell table:style-name="ce51" office:value-type="float" office:value="28.74857" calcext:value-type="float">
            <text:p>28.74857</text:p>
          </table:table-cell>
          <table:table-cell table:style-name="ce51" office:value-type="float" office:value="28.56122" calcext:value-type="float">
            <text:p>28.56122</text:p>
          </table:table-cell>
          <table:table-cell table:style-name="ce51" office:value-type="float" office:value="28.68161" calcext:value-type="float">
            <text:p>28.68161</text:p>
          </table:table-cell>
          <table:table-cell table:style-name="ce51" office:value-type="float" office:value="28.9165" calcext:value-type="float">
            <text:p>28.9165</text:p>
          </table:table-cell>
          <table:table-cell table:style-name="ce51" office:value-type="float" office:value="28.62305" calcext:value-type="float">
            <text:p>28.62305</text:p>
          </table:table-cell>
          <table:table-cell table:style-name="ce51" office:value-type="float" office:value="28.46585" calcext:value-type="float">
            <text:p>28.46585</text:p>
          </table:table-cell>
          <table:table-cell table:style-name="ce51" office:value-type="float" office:value="28.33118" calcext:value-type="float">
            <text:p>28.33118</text:p>
          </table:table-cell>
          <table:table-cell table:style-name="ce51" office:value-type="float" office:value="28.33496" calcext:value-type="float">
            <text:p>28.33496</text:p>
          </table:table-cell>
          <table:table-cell table:style-name="ce51" office:value-type="float" office:value="28.37231" calcext:value-type="float">
            <text:p>28.37231</text:p>
          </table:table-cell>
          <table:table-cell table:style-name="ce51" office:value-type="float" office:value="28.55539" calcext:value-type="float">
            <text:p>28.55539</text:p>
          </table:table-cell>
          <table:table-cell table:style-name="ce51" office:value-type="float" office:value="28.37323" calcext:value-type="float">
            <text:p>28.37323</text:p>
          </table:table-cell>
          <table:table-cell table:style-name="ce51" office:value-type="float" office:value="28.33533" calcext:value-type="float">
            <text:p>28.33533</text:p>
          </table:table-cell>
          <table:table-cell table:style-name="ce51" office:value-type="float" office:value="28.3555" calcext:value-type="float">
            <text:p>28.3555</text:p>
          </table:table-cell>
          <table:table-cell table:style-name="ce51" office:value-type="float" office:value="28.14029" calcext:value-type="float">
            <text:p>28.14029</text:p>
          </table:table-cell>
          <table:table-cell table:style-name="ce51" office:value-type="float" office:value="28.43121" calcext:value-type="float">
            <text:p>28.43121</text:p>
          </table:table-cell>
          <table:table-cell table:style-name="ce51" office:value-type="float" office:value="28.39169" calcext:value-type="float">
            <text:p>28.39169</text:p>
          </table:table-cell>
          <table:table-cell table:style-name="ce51" office:value-type="float" office:value="28.2066" calcext:value-type="float">
            <text:p>28.2066</text:p>
          </table:table-cell>
          <table:table-cell table:style-name="ce51" office:value-type="float" office:value="28.60504" calcext:value-type="float">
            <text:p>28.60504</text:p>
          </table:table-cell>
          <table:table-cell table:style-name="ce51" office:value-type="float" office:value="28.32651" calcext:value-type="float">
            <text:p>28.32651</text:p>
          </table:table-cell>
          <table:table-cell table:style-name="ce51" office:value-type="float" office:value="28.26007" calcext:value-type="float">
            <text:p>28.26007</text:p>
          </table:table-cell>
          <table:table-cell table:style-name="ce51" office:value-type="float" office:value="28.4566" calcext:value-type="float">
            <text:p>28.4566</text:p>
          </table:table-cell>
          <table:table-cell table:style-name="ce51" office:value-type="float" office:value="28.31952" calcext:value-type="float">
            <text:p>28.31952</text:p>
          </table:table-cell>
          <table:table-cell table:style-name="ce51" office:value-type="float" office:value="28.45667" calcext:value-type="float">
            <text:p>28.45667</text:p>
          </table:table-cell>
          <table:table-cell table:style-name="ce51" office:value-type="float" office:value="28.19461" calcext:value-type="float">
            <text:p>28.19461</text:p>
          </table:table-cell>
          <table:table-cell table:style-name="ce51" office:value-type="float" office:value="28.50897" calcext:value-type="float">
            <text:p>28.50897</text:p>
          </table:table-cell>
          <table:table-cell table:number-columns-repeated="35"/>
        </table:table-row>
        <table:table-row table:style-name="ro1">
          <table:table-cell table:style-name="ce51" office:value-type="float" office:value="29.95898" calcext:value-type="float">
            <text:p>29.95898</text:p>
          </table:table-cell>
          <table:table-cell table:style-name="ce51" office:value-type="float" office:value="31.30441" calcext:value-type="float">
            <text:p>31.30441</text:p>
          </table:table-cell>
          <table:table-cell table:style-name="ce51" office:value-type="float" office:value="30.92227" calcext:value-type="float">
            <text:p>30.92227</text:p>
          </table:table-cell>
          <table:table-cell table:style-name="ce51" office:value-type="float" office:value="30.83569" calcext:value-type="float">
            <text:p>30.83569</text:p>
          </table:table-cell>
          <table:table-cell table:style-name="ce51" office:value-type="float" office:value="30.38605" calcext:value-type="float">
            <text:p>30.38605</text:p>
          </table:table-cell>
          <table:table-cell table:style-name="ce51" office:value-type="float" office:value="30.98105" calcext:value-type="float">
            <text:p>30.98105</text:p>
          </table:table-cell>
          <table:table-cell table:style-name="ce51" office:value-type="float" office:value="30.23224" calcext:value-type="float">
            <text:p>30.23224</text:p>
          </table:table-cell>
          <table:table-cell table:style-name="ce51" office:value-type="float" office:value="30.45752" calcext:value-type="float">
            <text:p>30.45752</text:p>
          </table:table-cell>
          <table:table-cell table:style-name="ce51" office:value-type="float" office:value="30.2189" calcext:value-type="float">
            <text:p>30.2189</text:p>
          </table:table-cell>
          <table:table-cell table:style-name="ce51" office:value-type="float" office:value="30.35535" calcext:value-type="float">
            <text:p>30.35535</text:p>
          </table:table-cell>
          <table:table-cell table:style-name="ce51" office:value-type="float" office:value="30.54022" calcext:value-type="float">
            <text:p>30.54022</text:p>
          </table:table-cell>
          <table:table-cell table:style-name="ce51" office:value-type="float" office:value="29.9837" calcext:value-type="float">
            <text:p>29.9837</text:p>
          </table:table-cell>
          <table:table-cell table:style-name="ce51" office:value-type="float" office:value="30.12946" calcext:value-type="float">
            <text:p>30.12946</text:p>
          </table:table-cell>
          <table:table-cell table:style-name="ce51" office:value-type="float" office:value="29.96844" calcext:value-type="float">
            <text:p>29.96844</text:p>
          </table:table-cell>
          <table:table-cell table:style-name="ce51" office:value-type="float" office:value="29.88284" calcext:value-type="float">
            <text:p>29.88284</text:p>
          </table:table-cell>
          <table:table-cell table:style-name="ce51" office:value-type="float" office:value="30.03763" calcext:value-type="float">
            <text:p>30.03763</text:p>
          </table:table-cell>
          <table:table-cell table:style-name="ce51" office:value-type="float" office:value="29.53766" calcext:value-type="float">
            <text:p>29.53766</text:p>
          </table:table-cell>
          <table:table-cell table:style-name="ce51" office:value-type="float" office:value="30.3931" calcext:value-type="float">
            <text:p>30.3931</text:p>
          </table:table-cell>
          <table:table-cell table:style-name="ce51" office:value-type="float" office:value="29.8573" calcext:value-type="float">
            <text:p>29.8573</text:p>
          </table:table-cell>
          <table:table-cell table:style-name="ce51" office:value-type="float" office:value="30.10095" calcext:value-type="float">
            <text:p>30.10095</text:p>
          </table:table-cell>
          <table:table-cell table:style-name="ce51" office:value-type="float" office:value="29.991" calcext:value-type="float">
            <text:p>29.991</text:p>
          </table:table-cell>
          <table:table-cell table:style-name="ce51" office:value-type="float" office:value="29.91217" calcext:value-type="float">
            <text:p>29.91217</text:p>
          </table:table-cell>
          <table:table-cell table:style-name="ce51" office:value-type="float" office:value="30.36011" calcext:value-type="float">
            <text:p>30.36011</text:p>
          </table:table-cell>
          <table:table-cell table:style-name="ce51" office:value-type="float" office:value="30.32364" calcext:value-type="float">
            <text:p>30.32364</text:p>
          </table:table-cell>
          <table:table-cell table:style-name="ce51" office:value-type="float" office:value="29.95898" calcext:value-type="float">
            <text:p>29.95898</text:p>
          </table:table-cell>
          <table:table-cell table:style-name="ce51" office:value-type="float" office:value="30.21213" calcext:value-type="float">
            <text:p>30.21213</text:p>
          </table:table-cell>
          <table:table-cell table:style-name="ce51" office:value-type="float" office:value="30.30014" calcext:value-type="float">
            <text:p>30.30014</text:p>
          </table:table-cell>
          <table:table-cell table:style-name="ce51" office:value-type="float" office:value="30.07437" calcext:value-type="float">
            <text:p>30.07437</text:p>
          </table:table-cell>
          <table:table-cell table:style-name="ce51" office:value-type="float" office:value="30.2037" calcext:value-type="float">
            <text:p>30.2037</text:p>
          </table:table-cell>
          <table:table-cell table:style-name="ce51" office:value-type="float" office:value="30.66983" calcext:value-type="float">
            <text:p>30.66983</text:p>
          </table:table-cell>
          <table:table-cell table:style-name="ce51" office:value-type="float" office:value="30.29395" calcext:value-type="float">
            <text:p>30.29395</text:p>
          </table:table-cell>
          <table:table-cell table:style-name="ce51" office:value-type="float" office:value="30.21164" calcext:value-type="float">
            <text:p>30.21164</text:p>
          </table:table-cell>
          <table:table-cell table:number-columns-repeated="35"/>
        </table:table-row>
        <table:table-row table:style-name="ro1">
          <table:table-cell table:style-name="ce51" office:value-type="float" office:value="28.25171" calcext:value-type="float">
            <text:p>28.25171</text:p>
          </table:table-cell>
          <table:table-cell table:style-name="ce51" office:value-type="float" office:value="28.30542" calcext:value-type="float">
            <text:p>28.30542</text:p>
          </table:table-cell>
          <table:table-cell table:style-name="ce51" office:value-type="float" office:value="28.63135" calcext:value-type="float">
            <text:p>28.63135</text:p>
          </table:table-cell>
          <table:table-cell table:style-name="ce51" office:value-type="float" office:value="28.7713" calcext:value-type="float">
            <text:p>28.7713</text:p>
          </table:table-cell>
          <table:table-cell table:style-name="ce51" office:value-type="float" office:value="28.75842" calcext:value-type="float">
            <text:p>28.75842</text:p>
          </table:table-cell>
          <table:table-cell table:style-name="ce51" office:value-type="float" office:value="28.69284" calcext:value-type="float">
            <text:p>28.69284</text:p>
          </table:table-cell>
          <table:table-cell table:style-name="ce51" office:value-type="float" office:value="28.57242" calcext:value-type="float">
            <text:p>28.57242</text:p>
          </table:table-cell>
          <table:table-cell table:style-name="ce51" office:value-type="float" office:value="28.59021" calcext:value-type="float">
            <text:p>28.59021</text:p>
          </table:table-cell>
          <table:table-cell table:style-name="ce51" office:value-type="float" office:value="28.61664" calcext:value-type="float">
            <text:p>28.61664</text:p>
          </table:table-cell>
          <table:table-cell table:style-name="ce51" office:value-type="float" office:value="28.56271" calcext:value-type="float">
            <text:p>28.56271</text:p>
          </table:table-cell>
          <table:table-cell table:style-name="ce51" office:value-type="float" office:value="28.80847" calcext:value-type="float">
            <text:p>28.8084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8.79767" calcext:value-type="float">
            <text:p>28.79767</text:p>
          </table:table-cell>
          <table:table-cell table:style-name="ce51" office:value-type="float" office:value="28.46902" calcext:value-type="float">
            <text:p>28.46902</text:p>
          </table:table-cell>
          <table:table-cell table:style-name="ce51" office:value-type="float" office:value="28.33533" calcext:value-type="float">
            <text:p>28.33533</text:p>
          </table:table-cell>
          <table:table-cell table:style-name="ce51" office:value-type="float" office:value="28.82819" calcext:value-type="float">
            <text:p>28.82819</text:p>
          </table:table-cell>
          <table:table-cell table:style-name="ce51" office:value-type="float" office:value="28.39343" calcext:value-type="float">
            <text:p>28.39343</text:p>
          </table:table-cell>
          <table:table-cell table:style-name="ce51" office:value-type="float" office:value="28.15991" calcext:value-type="float">
            <text:p>28.15991</text:p>
          </table:table-cell>
          <table:table-cell table:style-name="ce51" office:value-type="float" office:value="28.37234" calcext:value-type="float">
            <text:p>28.37234</text:p>
          </table:table-cell>
          <table:table-cell table:style-name="ce51" office:value-type="float" office:value="28.43512" calcext:value-type="float">
            <text:p>28.43512</text:p>
          </table:table-cell>
          <table:table-cell table:style-name="ce51" office:value-type="float" office:value="28.69983" calcext:value-type="float">
            <text:p>28.69983</text:p>
          </table:table-cell>
          <table:table-cell table:style-name="ce51" office:value-type="float" office:value="28.82791" calcext:value-type="float">
            <text:p>28.82791</text:p>
          </table:table-cell>
          <table:table-cell table:style-name="ce51" office:value-type="float" office:value="28.42444" calcext:value-type="float">
            <text:p>28.42444</text:p>
          </table:table-cell>
          <table:table-cell table:style-name="ce51" office:value-type="float" office:value="29.60132" calcext:value-type="float">
            <text:p>29.60132</text:p>
          </table:table-cell>
          <table:table-cell table:style-name="ce51" office:value-type="float" office:value="28.38037" calcext:value-type="float">
            <text:p>28.38037</text:p>
          </table:table-cell>
          <table:table-cell table:style-name="ce51" office:value-type="float" office:value="28.992" calcext:value-type="float">
            <text:p>28.992</text:p>
          </table:table-cell>
          <table:table-cell table:style-name="ce51" office:value-type="float" office:value="28.45145" calcext:value-type="float">
            <text:p>28.45145</text:p>
          </table:table-cell>
          <table:table-cell table:style-name="ce51" office:value-type="float" office:value="28.49188" calcext:value-type="float">
            <text:p>28.49188</text:p>
          </table:table-cell>
          <table:table-cell table:style-name="ce51" office:value-type="float" office:value="28.04196" calcext:value-type="float">
            <text:p>28.04196</text:p>
          </table:table-cell>
          <table:table-cell table:style-name="ce51" office:value-type="float" office:value="28.4993" calcext:value-type="float">
            <text:p>28.4993</text:p>
          </table:table-cell>
          <table:table-cell table:style-name="ce51" office:value-type="float" office:value="28.19205" calcext:value-type="float">
            <text:p>28.19205</text:p>
          </table:table-cell>
          <table:table-cell table:style-name="ce51" office:value-type="float" office:value="28.15323" calcext:value-type="float">
            <text:p>28.15323</text:p>
          </table:table-cell>
          <table:table-cell table:number-columns-repeated="35"/>
        </table:table-row>
        <table:table-row table:style-name="ro1">
          <table:table-cell table:style-name="ce51" office:value-type="float" office:value="29.55786" calcext:value-type="float">
            <text:p>29.55786</text:p>
          </table:table-cell>
          <table:table-cell table:style-name="ce51" office:value-type="float" office:value="31.14697" calcext:value-type="float">
            <text:p>31.14697</text:p>
          </table:table-cell>
          <table:table-cell table:style-name="ce51" office:value-type="float" office:value="30.33191" calcext:value-type="float">
            <text:p>30.33191</text:p>
          </table:table-cell>
          <table:table-cell table:style-name="ce51" office:value-type="float" office:value="30.50305" calcext:value-type="float">
            <text:p>30.50305</text:p>
          </table:table-cell>
          <table:table-cell table:style-name="ce51" office:value-type="float" office:value="30.49008" calcext:value-type="float">
            <text:p>30.49008</text:p>
          </table:table-cell>
          <table:table-cell table:style-name="ce51" office:value-type="float" office:value="30.30188" calcext:value-type="float">
            <text:p>30.30188</text:p>
          </table:table-cell>
          <table:table-cell table:style-name="ce51" office:value-type="float" office:value="30.3309" calcext:value-type="float">
            <text:p>30.3309</text:p>
          </table:table-cell>
          <table:table-cell table:style-name="ce51" office:value-type="float" office:value="29.77286" calcext:value-type="float">
            <text:p>29.77286</text:p>
          </table:table-cell>
          <table:table-cell table:style-name="ce51" office:value-type="float" office:value="30.08856" calcext:value-type="float">
            <text:p>30.08856</text:p>
          </table:table-cell>
          <table:table-cell table:style-name="ce51" office:value-type="float" office:value="30.69708" calcext:value-type="float">
            <text:p>30.69708</text:p>
          </table:table-cell>
          <table:table-cell table:style-name="ce51" office:value-type="float" office:value="29.85098" calcext:value-type="float">
            <text:p>29.85098</text:p>
          </table:table-cell>
          <table:table-cell table:style-name="ce51" office:value-type="float" office:value="30.28613" calcext:value-type="float">
            <text:p>30.28613</text:p>
          </table:table-cell>
          <table:table-cell table:style-name="ce51" office:value-type="float" office:value="29.74405" calcext:value-type="float">
            <text:p>29.74405</text:p>
          </table:table-cell>
          <table:table-cell table:style-name="ce51" office:value-type="float" office:value="30.29486" calcext:value-type="float">
            <text:p>30.29486</text:p>
          </table:table-cell>
          <table:table-cell table:style-name="ce51" office:value-type="float" office:value="29.83429" calcext:value-type="float">
            <text:p>29.83429</text:p>
          </table:table-cell>
          <table:table-cell table:style-name="ce51" office:value-type="float" office:value="30.20844" calcext:value-type="float">
            <text:p>30.20844</text:p>
          </table:table-cell>
          <table:table-cell table:style-name="ce51" office:value-type="float" office:value="29.98035" calcext:value-type="float">
            <text:p>29.98035</text:p>
          </table:table-cell>
          <table:table-cell table:style-name="ce51" office:value-type="float" office:value="29.96381" calcext:value-type="float">
            <text:p>29.96381</text:p>
          </table:table-cell>
          <table:table-cell table:style-name="ce51" office:value-type="float" office:value="30.38055" calcext:value-type="float">
            <text:p>30.38055</text:p>
          </table:table-cell>
          <table:table-cell table:style-name="ce51" office:value-type="float" office:value="30.37997" calcext:value-type="float">
            <text:p>30.37997</text:p>
          </table:table-cell>
          <table:table-cell table:style-name="ce51" office:value-type="float" office:value="31.38116" calcext:value-type="float">
            <text:p>31.38116</text:p>
          </table:table-cell>
          <table:table-cell table:style-name="ce51" office:value-type="float" office:value="30.99396" calcext:value-type="float">
            <text:p>30.99396</text:p>
          </table:table-cell>
          <table:table-cell table:style-name="ce51" office:value-type="float" office:value="32.64066" calcext:value-type="float">
            <text:p>32.64066</text:p>
          </table:table-cell>
          <table:table-cell table:style-name="ce51" office:value-type="float" office:value="30.88916" calcext:value-type="float">
            <text:p>30.88916</text:p>
          </table:table-cell>
          <table:table-cell table:style-name="ce51" office:value-type="float" office:value="30.45111" calcext:value-type="float">
            <text:p>30.45111</text:p>
          </table:table-cell>
          <table:table-cell table:style-name="ce51" office:value-type="float" office:value="30.25018" calcext:value-type="float">
            <text:p>30.25018</text:p>
          </table:table-cell>
          <table:table-cell table:style-name="ce51" office:value-type="float" office:value="30.24265" calcext:value-type="float">
            <text:p>30.24265</text:p>
          </table:table-cell>
          <table:table-cell table:style-name="ce51" office:value-type="float" office:value="30.37146" calcext:value-type="float">
            <text:p>30.37146</text:p>
          </table:table-cell>
          <table:table-cell table:style-name="ce51" office:value-type="float" office:value="30.23492" calcext:value-type="float">
            <text:p>30.23492</text:p>
          </table:table-cell>
          <table:table-cell table:style-name="ce51" office:value-type="float" office:value="30.17844" calcext:value-type="float">
            <text:p>30.17844</text:p>
          </table:table-cell>
          <table:table-cell table:style-name="ce51" office:value-type="float" office:value="30.21924" calcext:value-type="float">
            <text:p>30.21924</text:p>
          </table:table-cell>
          <table:table-cell table:style-name="ce51" office:value-type="float" office:value="30.43271" calcext:value-type="float">
            <text:p>30.43271</text:p>
          </table:table-cell>
          <table:table-cell table:number-columns-repeated="35"/>
        </table:table-row>
        <table:table-row table:style-name="ro1">
          <table:table-cell table:style-name="ce51" office:value-type="float" office:value="27.97211" calcext:value-type="float">
            <text:p>27.97211</text:p>
          </table:table-cell>
          <table:table-cell table:style-name="ce51" office:value-type="float" office:value="28.02295" calcext:value-type="float">
            <text:p>28.02295</text:p>
          </table:table-cell>
          <table:table-cell table:style-name="ce51" office:value-type="float" office:value="28.8674" calcext:value-type="float">
            <text:p>28.8674</text:p>
          </table:table-cell>
          <table:table-cell table:style-name="ce51" office:value-type="float" office:value="28.76801" calcext:value-type="float">
            <text:p>28.76801</text:p>
          </table:table-cell>
          <table:table-cell table:style-name="ce51" office:value-type="float" office:value="28.51453" calcext:value-type="float">
            <text:p>28.51453</text:p>
          </table:table-cell>
          <table:table-cell table:style-name="ce51" office:value-type="float" office:value="28.53638" calcext:value-type="float">
            <text:p>28.53638</text:p>
          </table:table-cell>
          <table:table-cell table:style-name="ce51" office:value-type="float" office:value="28.48468" calcext:value-type="float">
            <text:p>28.48468</text:p>
          </table:table-cell>
          <table:table-cell table:style-name="ce51" office:value-type="float" office:value="28.60547" calcext:value-type="float">
            <text:p>28.60547</text:p>
          </table:table-cell>
          <table:table-cell table:style-name="ce51" office:value-type="float" office:value="28.25488" calcext:value-type="float">
            <text:p>28.25488</text:p>
          </table:table-cell>
          <table:table-cell table:style-name="ce51" office:value-type="float" office:value="28.50891" calcext:value-type="float">
            <text:p>28.50891</text:p>
          </table:table-cell>
          <table:table-cell table:style-name="ce51" office:value-type="float" office:value="28.53226" calcext:value-type="float">
            <text:p>28.53226</text:p>
          </table:table-cell>
          <table:table-cell table:style-name="ce51" office:value-type="float" office:value="28.47479" calcext:value-type="float">
            <text:p>28.47479</text:p>
          </table:table-cell>
          <table:table-cell table:style-name="ce51" office:value-type="float" office:value="28.40109" calcext:value-type="float">
            <text:p>28.40109</text:p>
          </table:table-cell>
          <table:table-cell table:style-name="ce51" office:value-type="float" office:value="28.45959" calcext:value-type="float">
            <text:p>28.45959</text:p>
          </table:table-cell>
          <table:table-cell table:style-name="ce51" office:value-type="float" office:value="28.40677" calcext:value-type="float">
            <text:p>28.40677</text:p>
          </table:table-cell>
          <table:table-cell table:style-name="ce51" office:value-type="float" office:value="28.63065" calcext:value-type="float">
            <text:p>28.63065</text:p>
          </table:table-cell>
          <table:table-cell table:style-name="ce51" office:value-type="float" office:value="28.73291" calcext:value-type="float">
            <text:p>28.73291</text:p>
          </table:table-cell>
          <table:table-cell table:style-name="ce51" office:value-type="float" office:value="28.7084" calcext:value-type="float">
            <text:p>28.7084</text:p>
          </table:table-cell>
          <table:table-cell table:style-name="ce51" office:value-type="float" office:value="28.75723" calcext:value-type="float">
            <text:p>28.75723</text:p>
          </table:table-cell>
          <table:table-cell table:style-name="ce51" office:value-type="float" office:value="29.82965" calcext:value-type="float">
            <text:p>29.82965</text:p>
          </table:table-cell>
          <table:table-cell table:style-name="ce51" office:value-type="float" office:value="30.11807" calcext:value-type="float">
            <text:p>30.11807</text:p>
          </table:table-cell>
          <table:table-cell table:style-name="ce51" office:value-type="float" office:value="31.36594" calcext:value-type="float">
            <text:p>31.36594</text:p>
          </table:table-cell>
          <table:table-cell table:style-name="ce51" office:value-type="float" office:value="29.65659" calcext:value-type="float">
            <text:p>29.65659</text:p>
          </table:table-cell>
          <table:table-cell table:style-name="ce51" office:value-type="float" office:value="31.65402" calcext:value-type="float">
            <text:p>31.65402</text:p>
          </table:table-cell>
          <table:table-cell table:style-name="ce51" office:value-type="float" office:value="28.33728" calcext:value-type="float">
            <text:p>28.33728</text:p>
          </table:table-cell>
          <table:table-cell table:style-name="ce51" office:value-type="float" office:value="28.72781" calcext:value-type="float">
            <text:p>28.72781</text:p>
          </table:table-cell>
          <table:table-cell table:style-name="ce51" office:value-type="float" office:value="28.11227" calcext:value-type="float">
            <text:p>28.11227</text:p>
          </table:table-cell>
          <table:table-cell table:style-name="ce51" office:value-type="float" office:value="28.65823" calcext:value-type="float">
            <text:p>28.65823</text:p>
          </table:table-cell>
          <table:table-cell table:style-name="ce51" office:value-type="float" office:value="28.33005" calcext:value-type="float">
            <text:p>28.33005</text:p>
          </table:table-cell>
          <table:table-cell table:style-name="ce51" office:value-type="float" office:value="28.65527" calcext:value-type="float">
            <text:p>28.65527</text:p>
          </table:table-cell>
          <table:table-cell table:style-name="ce51" office:value-type="float" office:value="28.44443" calcext:value-type="float">
            <text:p>28.44443</text:p>
          </table:table-cell>
          <table:table-cell table:style-name="ce51" office:value-type="float" office:value="28.51645" calcext:value-type="float">
            <text:p>28.51645</text:p>
          </table:table-cell>
          <table:table-cell table:number-columns-repeated="35"/>
        </table:table-row>
        <table:table-row table:style-name="ro1">
          <table:table-cell table:style-name="ce51" office:value-type="float" office:value="29.42773" calcext:value-type="float">
            <text:p>29.42773</text:p>
          </table:table-cell>
          <table:table-cell table:style-name="ce51" office:value-type="float" office:value="30.97995" calcext:value-type="float">
            <text:p>30.97995</text:p>
          </table:table-cell>
          <table:table-cell table:style-name="ce51" office:value-type="float" office:value="30.33566" calcext:value-type="float">
            <text:p>30.33566</text:p>
          </table:table-cell>
          <table:table-cell table:style-name="ce51" office:value-type="float" office:value="30.56421" calcext:value-type="float">
            <text:p>30.56421</text:p>
          </table:table-cell>
          <table:table-cell table:style-name="ce51" office:value-type="float" office:value="30.15033" calcext:value-type="float">
            <text:p>30.15033</text:p>
          </table:table-cell>
          <table:table-cell table:style-name="ce51" office:value-type="float" office:value="30.59299" calcext:value-type="float">
            <text:p>30.59299</text:p>
          </table:table-cell>
          <table:table-cell table:style-name="ce51" office:value-type="float" office:value="30.03366" calcext:value-type="float">
            <text:p>30.03366</text:p>
          </table:table-cell>
          <table:table-cell table:style-name="ce51" office:value-type="float" office:value="30.25854" calcext:value-type="float">
            <text:p>30.25854</text:p>
          </table:table-cell>
          <table:table-cell table:style-name="ce51" office:value-type="float" office:value="30.20251" calcext:value-type="float">
            <text:p>30.20251</text:p>
          </table:table-cell>
          <table:table-cell table:style-name="ce51" office:value-type="float" office:value="30.37738" calcext:value-type="float">
            <text:p>30.37738</text:p>
          </table:table-cell>
          <table:table-cell table:style-name="ce51" office:value-type="float" office:value="29.77335" calcext:value-type="float">
            <text:p>29.77335</text:p>
          </table:table-cell>
          <table:table-cell table:style-name="ce51" office:value-type="float" office:value="30.2948" calcext:value-type="float">
            <text:p>30.2948</text:p>
          </table:table-cell>
          <table:table-cell table:style-name="ce51" office:value-type="float" office:value="30.00574" calcext:value-type="float">
            <text:p>30.00574</text:p>
          </table:table-cell>
          <table:table-cell table:style-name="ce51" office:value-type="float" office:value="30.15536" calcext:value-type="float">
            <text:p>30.15536</text:p>
          </table:table-cell>
          <table:table-cell table:style-name="ce51" office:value-type="float" office:value="30.1062" calcext:value-type="float">
            <text:p>30.1062</text:p>
          </table:table-cell>
          <table:table-cell table:style-name="ce51" office:value-type="float" office:value="29.72791" calcext:value-type="float">
            <text:p>29.72791</text:p>
          </table:table-cell>
          <table:table-cell table:style-name="ce51" office:value-type="float" office:value="30.93216" calcext:value-type="float">
            <text:p>30.93216</text:p>
          </table:table-cell>
          <table:table-cell table:style-name="ce51" office:value-type="float" office:value="30.91779" calcext:value-type="float">
            <text:p>30.91779</text:p>
          </table:table-cell>
          <table:table-cell table:style-name="ce51" office:value-type="float" office:value="32.72873" calcext:value-type="float">
            <text:p>32.72873</text:p>
          </table:table-cell>
          <table:table-cell table:style-name="ce51" office:value-type="float" office:value="32.88272" calcext:value-type="float">
            <text:p>32.88272</text:p>
          </table:table-cell>
          <table:table-cell table:style-name="ce51" office:value-type="float" office:value="33.56036" calcext:value-type="float">
            <text:p>33.56036</text:p>
          </table:table-cell>
          <table:table-cell table:style-name="ce51" office:value-type="float" office:value="33.92206" calcext:value-type="float">
            <text:p>33.92206</text:p>
          </table:table-cell>
          <table:table-cell table:style-name="ce51" office:value-type="float" office:value="34.09229" calcext:value-type="float">
            <text:p>34.09229</text:p>
          </table:table-cell>
          <table:table-cell table:style-name="ce51" office:value-type="float" office:value="32.14127" calcext:value-type="float">
            <text:p>32.14127</text:p>
          </table:table-cell>
          <table:table-cell table:style-name="ce51" office:value-type="float" office:value="31.89728" calcext:value-type="float">
            <text:p>31.89728</text:p>
          </table:table-cell>
          <table:table-cell table:style-name="ce51" office:value-type="float" office:value="30.52466" calcext:value-type="float">
            <text:p>30.52466</text:p>
          </table:table-cell>
          <table:table-cell table:style-name="ce51" office:value-type="float" office:value="30.65179" calcext:value-type="float">
            <text:p>30.65179</text:p>
          </table:table-cell>
          <table:table-cell table:style-name="ce51" office:value-type="float" office:value="30.05206" calcext:value-type="float">
            <text:p>30.05206</text:p>
          </table:table-cell>
          <table:table-cell table:style-name="ce51" office:value-type="float" office:value="30.25647" calcext:value-type="float">
            <text:p>30.25647</text:p>
          </table:table-cell>
          <table:table-cell table:style-name="ce51" office:value-type="float" office:value="30.44809" calcext:value-type="float">
            <text:p>30.44809</text:p>
          </table:table-cell>
          <table:table-cell table:style-name="ce51" office:value-type="float" office:value="30.31982" calcext:value-type="float">
            <text:p>30.31982</text:p>
          </table:table-cell>
          <table:table-cell table:style-name="ce51" office:value-type="float" office:value="30.02469" calcext:value-type="float">
            <text:p>30.02469</text:p>
          </table:table-cell>
          <table:table-cell table:number-columns-repeated="35"/>
        </table:table-row>
        <table:table-row table:style-name="ro1">
          <table:table-cell table:style-name="ce51" office:value-type="float" office:value="28.40002" calcext:value-type="float">
            <text:p>28.40002</text:p>
          </table:table-cell>
          <table:table-cell table:style-name="ce51" office:value-type="float" office:value="27.66324" calcext:value-type="float">
            <text:p>27.66324</text:p>
          </table:table-cell>
          <table:table-cell table:style-name="ce51" office:value-type="float" office:value="28.49042" calcext:value-type="float">
            <text:p>28.49042</text:p>
          </table:table-cell>
          <table:table-cell table:style-name="ce51" office:value-type="float" office:value="28.78659" calcext:value-type="float">
            <text:p>28.78659</text:p>
          </table:table-cell>
          <table:table-cell table:style-name="ce51" office:value-type="float" office:value="28.66156" calcext:value-type="float">
            <text:p>28.66156</text:p>
          </table:table-cell>
          <table:table-cell table:style-name="ce51" office:value-type="float" office:value="28.26373" calcext:value-type="float">
            <text:p>28.26373</text:p>
          </table:table-cell>
          <table:table-cell table:style-name="ce51" office:value-type="float" office:value="28.4458" calcext:value-type="float">
            <text:p>28.4458</text:p>
          </table:table-cell>
          <table:table-cell table:style-name="ce51" office:value-type="float" office:value="28.33475" calcext:value-type="float">
            <text:p>28.33475</text:p>
          </table:table-cell>
          <table:table-cell table:style-name="ce51" office:value-type="float" office:value="28.68243" calcext:value-type="float">
            <text:p>28.68243</text:p>
          </table:table-cell>
          <table:table-cell table:style-name="ce51" office:value-type="float" office:value="28.47116" calcext:value-type="float">
            <text:p>28.47116</text:p>
          </table:table-cell>
          <table:table-cell table:style-name="ce51" office:value-type="float" office:value="28.89383" calcext:value-type="float">
            <text:p>28.89383</text:p>
          </table:table-cell>
          <table:table-cell table:style-name="ce51" office:value-type="float" office:value="28.69919" calcext:value-type="float">
            <text:p>28.69919</text:p>
          </table:table-cell>
          <table:table-cell table:style-name="ce51" office:value-type="float" office:value="28.3938" calcext:value-type="float">
            <text:p>28.3938</text:p>
          </table:table-cell>
          <table:table-cell table:style-name="ce51" office:value-type="float" office:value="28.66495" calcext:value-type="float">
            <text:p>28.66495</text:p>
          </table:table-cell>
          <table:table-cell table:style-name="ce51" office:value-type="float" office:value="28.68289" calcext:value-type="float">
            <text:p>28.68289</text:p>
          </table:table-cell>
          <table:table-cell table:style-name="ce51" office:value-type="float" office:value="29.24918" calcext:value-type="float">
            <text:p>29.24918</text:p>
          </table:table-cell>
          <table:table-cell table:style-name="ce51" office:value-type="float" office:value="29.89957" calcext:value-type="float">
            <text:p>29.89957</text:p>
          </table:table-cell>
          <table:table-cell table:style-name="ce51" office:value-type="float" office:value="30.93594" calcext:value-type="float">
            <text:p>30.93594</text:p>
          </table:table-cell>
          <table:table-cell table:style-name="ce51" office:value-type="float" office:value="31.36438" calcext:value-type="float">
            <text:p>31.36438</text:p>
          </table:table-cell>
          <table:table-cell table:style-name="ce51" office:value-type="float" office:value="32.73477" calcext:value-type="float">
            <text:p>32.73477</text:p>
          </table:table-cell>
          <table:table-cell table:style-name="ce51" office:value-type="float" office:value="32.1676" calcext:value-type="float">
            <text:p>32.1676</text:p>
          </table:table-cell>
          <table:table-cell table:style-name="ce51" office:value-type="float" office:value="32.68933" calcext:value-type="float">
            <text:p>32.68933</text:p>
          </table:table-cell>
          <table:table-cell table:style-name="ce51" office:value-type="float" office:value="31.95242" calcext:value-type="float">
            <text:p>31.95242</text:p>
          </table:table-cell>
          <table:table-cell table:style-name="ce51" office:value-type="float" office:value="32.89011" calcext:value-type="float">
            <text:p>32.89011</text:p>
          </table:table-cell>
          <table:table-cell table:style-name="ce51" office:value-type="float" office:value="29.05222" calcext:value-type="float">
            <text:p>29.05222</text:p>
          </table:table-cell>
          <table:table-cell table:style-name="ce51" office:value-type="float" office:value="30.55304" calcext:value-type="float">
            <text:p>30.55304</text:p>
          </table:table-cell>
          <table:table-cell table:style-name="ce51" office:value-type="float" office:value="28.53625" calcext:value-type="float">
            <text:p>28.53625</text:p>
          </table:table-cell>
          <table:table-cell table:style-name="ce51" office:value-type="float" office:value="28.97253" calcext:value-type="float">
            <text:p>28.97253</text:p>
          </table:table-cell>
          <table:table-cell table:style-name="ce51" office:value-type="float" office:value="28.04214" calcext:value-type="float">
            <text:p>28.04214</text:p>
          </table:table-cell>
          <table:table-cell table:style-name="ce51" office:value-type="float" office:value="28.38791" calcext:value-type="float">
            <text:p>28.38791</text:p>
          </table:table-cell>
          <table:table-cell table:style-name="ce51" office:value-type="float" office:value="28.35611" calcext:value-type="float">
            <text:p>28.35611</text:p>
          </table:table-cell>
          <table:table-cell table:style-name="ce51" office:value-type="float" office:value="28.56241" calcext:value-type="float">
            <text:p>28.56241</text:p>
          </table:table-cell>
          <table:table-cell table:number-columns-repeated="35"/>
        </table:table-row>
        <table:table-row table:style-name="ro1">
          <table:table-cell table:style-name="ce51" office:value-type="float" office:value="30.33813" calcext:value-type="float">
            <text:p>30.33813</text:p>
          </table:table-cell>
          <table:table-cell table:style-name="ce51" office:value-type="float" office:value="30.79321" calcext:value-type="float">
            <text:p>30.79321</text:p>
          </table:table-cell>
          <table:table-cell table:style-name="ce51" office:value-type="float" office:value="30.46051" calcext:value-type="float">
            <text:p>30.46051</text:p>
          </table:table-cell>
          <table:table-cell table:style-name="ce51" office:value-type="float" office:value="30.63498" calcext:value-type="float">
            <text:p>30.63498</text:p>
          </table:table-cell>
          <table:table-cell table:style-name="ce51" office:value-type="float" office:value="30.27234" calcext:value-type="float">
            <text:p>30.27234</text:p>
          </table:table-cell>
          <table:table-cell table:style-name="ce51" office:value-type="float" office:value="30.64041" calcext:value-type="float">
            <text:p>30.64041</text:p>
          </table:table-cell>
          <table:table-cell table:style-name="ce51" office:value-type="float" office:value="30.15161" calcext:value-type="float">
            <text:p>30.15161</text:p>
          </table:table-cell>
          <table:table-cell table:style-name="ce51" office:value-type="float" office:value="30.33353" calcext:value-type="float">
            <text:p>30.33353</text:p>
          </table:table-cell>
          <table:table-cell table:style-name="ce51" office:value-type="float" office:value="29.88632" calcext:value-type="float">
            <text:p>29.88632</text:p>
          </table:table-cell>
          <table:table-cell table:style-name="ce51" office:value-type="float" office:value="30.07114" calcext:value-type="float">
            <text:p>30.07114</text:p>
          </table:table-cell>
          <table:table-cell table:style-name="ce51" office:value-type="float" office:value="30.17874" calcext:value-type="float">
            <text:p>30.17874</text:p>
          </table:table-cell>
          <table:table-cell table:style-name="ce51" office:value-type="float" office:value="29.99698" calcext:value-type="float">
            <text:p>29.99698</text:p>
          </table:table-cell>
          <table:table-cell table:style-name="ce51" office:value-type="float" office:value="30.09753" calcext:value-type="float">
            <text:p>30.09753</text:p>
          </table:table-cell>
          <table:table-cell table:style-name="ce51" office:value-type="float" office:value="30.88358" calcext:value-type="float">
            <text:p>30.88358</text:p>
          </table:table-cell>
          <table:table-cell table:style-name="ce51" office:value-type="float" office:value="31.86597" calcext:value-type="float">
            <text:p>31.86597</text:p>
          </table:table-cell>
          <table:table-cell table:style-name="ce51" office:value-type="float" office:value="31.87943" calcext:value-type="float">
            <text:p>31.87943</text:p>
          </table:table-cell>
          <table:table-cell table:style-name="ce51" office:value-type="float" office:value="33.63251" calcext:value-type="float">
            <text:p>33.63251</text:p>
          </table:table-cell>
          <table:table-cell table:style-name="ce51" office:value-type="float" office:value="33.5993" calcext:value-type="float">
            <text:p>33.5993</text:p>
          </table:table-cell>
          <table:table-cell table:style-name="ce51" office:value-type="float" office:value="34.09457" calcext:value-type="float">
            <text:p>34.09457</text:p>
          </table:table-cell>
          <table:table-cell table:style-name="ce51" office:value-type="float" office:value="34.11813" calcext:value-type="float">
            <text:p>34.11813</text:p>
          </table:table-cell>
          <table:table-cell table:style-name="ce51" office:value-type="float" office:value="34.42157" calcext:value-type="float">
            <text:p>34.42157</text:p>
          </table:table-cell>
          <table:table-cell table:style-name="ce51" office:value-type="float" office:value="34.41098" calcext:value-type="float">
            <text:p>34.41098</text:p>
          </table:table-cell>
          <table:table-cell table:style-name="ce51" office:value-type="float" office:value="35.00272" calcext:value-type="float">
            <text:p>35.00272</text:p>
          </table:table-cell>
          <table:table-cell table:style-name="ce51" office:value-type="float" office:value="33.90475" calcext:value-type="float">
            <text:p>33.90475</text:p>
          </table:table-cell>
          <table:table-cell table:style-name="ce51" office:value-type="float" office:value="34.07922" calcext:value-type="float">
            <text:p>34.07922</text:p>
          </table:table-cell>
          <table:table-cell table:style-name="ce51" office:value-type="float" office:value="31.18484" calcext:value-type="float">
            <text:p>31.18484</text:p>
          </table:table-cell>
          <table:table-cell table:style-name="ce51" office:value-type="float" office:value="31.09702" calcext:value-type="float">
            <text:p>31.09702</text:p>
          </table:table-cell>
          <table:table-cell table:style-name="ce51" office:value-type="float" office:value="30.46414" calcext:value-type="float">
            <text:p>30.46414</text:p>
          </table:table-cell>
          <table:table-cell table:style-name="ce51" office:value-type="float" office:value="30.56445" calcext:value-type="float">
            <text:p>30.56445</text:p>
          </table:table-cell>
          <table:table-cell table:style-name="ce51" office:value-type="float" office:value="30.49466" calcext:value-type="float">
            <text:p>30.49466</text:p>
          </table:table-cell>
          <table:table-cell table:style-name="ce51" office:value-type="float" office:value="30.56467" calcext:value-type="float">
            <text:p>30.56467</text:p>
          </table:table-cell>
          <table:table-cell table:style-name="ce51" office:value-type="float" office:value="30.51831" calcext:value-type="float">
            <text:p>30.51831</text:p>
          </table:table-cell>
          <table:table-cell table:number-columns-repeated="35"/>
        </table:table-row>
        <table:table-row table:style-name="ro1">
          <table:table-cell table:style-name="ce51" office:value-type="float" office:value="27.46271" calcext:value-type="float">
            <text:p>27.46271</text:p>
          </table:table-cell>
          <table:table-cell table:style-name="ce51" office:value-type="float" office:value="27.64075" calcext:value-type="float">
            <text:p>27.64075</text:p>
          </table:table-cell>
          <table:table-cell table:style-name="ce51" office:value-type="float" office:value="27.57635" calcext:value-type="float">
            <text:p>27.57635</text:p>
          </table:table-cell>
          <table:table-cell table:style-name="ce51" office:value-type="float" office:value="27.66003" calcext:value-type="float">
            <text:p>27.66003</text:p>
          </table:table-cell>
          <table:table-cell table:style-name="ce51" office:value-type="float" office:value="27.87909" calcext:value-type="float">
            <text:p>27.87909</text:p>
          </table:table-cell>
          <table:table-cell table:style-name="ce51" office:value-type="float" office:value="27.60718" calcext:value-type="float">
            <text:p>27.60718</text:p>
          </table:table-cell>
          <table:table-cell table:style-name="ce51" office:value-type="float" office:value="27.68292" calcext:value-type="float">
            <text:p>27.68292</text:p>
          </table:table-cell>
          <table:table-cell table:style-name="ce51" office:value-type="float" office:value="27.37213" calcext:value-type="float">
            <text:p>27.37213</text:p>
          </table:table-cell>
          <table:table-cell table:style-name="ce51" office:value-type="float" office:value="27.92078" calcext:value-type="float">
            <text:p>27.92078</text:p>
          </table:table-cell>
          <table:table-cell table:style-name="ce51" office:value-type="float" office:value="27.15582" calcext:value-type="float">
            <text:p>27.15582</text:p>
          </table:table-cell>
          <table:table-cell table:style-name="ce51" office:value-type="float" office:value="27.77686" calcext:value-type="float">
            <text:p>27.77686</text:p>
          </table:table-cell>
          <table:table-cell table:style-name="ce51" office:value-type="float" office:value="27.57452" calcext:value-type="float">
            <text:p>27.57452</text:p>
          </table:table-cell>
          <table:table-cell table:style-name="ce51" office:value-type="float" office:value="28.42322" calcext:value-type="float">
            <text:p>28.42322</text:p>
          </table:table-cell>
          <table:table-cell table:style-name="ce51" office:value-type="float" office:value="28.86996" calcext:value-type="float">
            <text:p>28.86996</text:p>
          </table:table-cell>
          <table:table-cell table:style-name="ce51" office:value-type="float" office:value="30.09698" calcext:value-type="float">
            <text:p>30.09698</text:p>
          </table:table-cell>
          <table:table-cell table:style-name="ce51" office:value-type="float" office:value="31.15451" calcext:value-type="float">
            <text:p>31.15451</text:p>
          </table:table-cell>
          <table:table-cell table:style-name="ce51" office:value-type="float" office:value="31.31854" calcext:value-type="float">
            <text:p>31.31854</text:p>
          </table:table-cell>
          <table:table-cell table:style-name="ce51" office:value-type="float" office:value="31.50375" calcext:value-type="float">
            <text:p>31.50375</text:p>
          </table:table-cell>
          <table:table-cell table:style-name="ce51" office:value-type="float" office:value="32.20502" calcext:value-type="float">
            <text:p>32.20502</text:p>
          </table:table-cell>
          <table:table-cell table:style-name="ce51" office:value-type="float" office:value="32.18018" calcext:value-type="float">
            <text:p>32.18018</text:p>
          </table:table-cell>
          <table:table-cell table:style-name="ce51" office:value-type="float" office:value="32.52457" calcext:value-type="float">
            <text:p>32.52457</text:p>
          </table:table-cell>
          <table:table-cell table:style-name="ce51" office:value-type="float" office:value="32.85925" calcext:value-type="float">
            <text:p>32.85925</text:p>
          </table:table-cell>
          <table:table-cell table:style-name="ce51" office:value-type="float" office:value="32.56516" calcext:value-type="float">
            <text:p>32.56516</text:p>
          </table:table-cell>
          <table:table-cell table:style-name="ce51" office:value-type="float" office:value="33.55832" calcext:value-type="float">
            <text:p>33.55832</text:p>
          </table:table-cell>
          <table:table-cell table:style-name="ce51" office:value-type="float" office:value="29.71274" calcext:value-type="float">
            <text:p>29.71274</text:p>
          </table:table-cell>
          <table:table-cell table:style-name="ce51" office:value-type="float" office:value="31.53815" calcext:value-type="float">
            <text:p>31.53815</text:p>
          </table:table-cell>
          <table:table-cell table:style-name="ce51" office:value-type="float" office:value="28.0321" calcext:value-type="float">
            <text:p>28.0321</text:p>
          </table:table-cell>
          <table:table-cell table:style-name="ce51" office:value-type="float" office:value="28.72681" calcext:value-type="float">
            <text:p>28.72681</text:p>
          </table:table-cell>
          <table:table-cell table:style-name="ce51" office:value-type="float" office:value="27.70377" calcext:value-type="float">
            <text:p>27.70377</text:p>
          </table:table-cell>
          <table:table-cell table:style-name="ce51" office:value-type="float" office:value="27.37241" calcext:value-type="float">
            <text:p>27.37241</text:p>
          </table:table-cell>
          <table:table-cell table:style-name="ce51" office:value-type="float" office:value="27.51401" calcext:value-type="float">
            <text:p>27.51401</text:p>
          </table:table-cell>
          <table:table-cell table:style-name="ce51" office:value-type="float" office:value="27.93619" calcext:value-type="float">
            <text:p>27.93619</text:p>
          </table:table-cell>
          <table:table-cell table:number-columns-repeated="35"/>
        </table:table-row>
        <table:table-row table:style-name="ro1">
          <table:table-cell table:style-name="ce51" office:value-type="float" office:value="30.57101" calcext:value-type="float">
            <text:p>30.57101</text:p>
          </table:table-cell>
          <table:table-cell table:style-name="ce51" office:value-type="float" office:value="30.83395" calcext:value-type="float">
            <text:p>30.83395</text:p>
          </table:table-cell>
          <table:table-cell table:style-name="ce51" office:value-type="float" office:value="30.198" calcext:value-type="float">
            <text:p>30.198</text:p>
          </table:table-cell>
          <table:table-cell table:style-name="ce51" office:value-type="float" office:value="30.47818" calcext:value-type="float">
            <text:p>30.47818</text:p>
          </table:table-cell>
          <table:table-cell table:style-name="ce51" office:value-type="float" office:value="30.23288" calcext:value-type="float">
            <text:p>30.23288</text:p>
          </table:table-cell>
          <table:table-cell table:style-name="ce51" office:value-type="float" office:value="30.23151" calcext:value-type="float">
            <text:p>30.23151</text:p>
          </table:table-cell>
          <table:table-cell table:style-name="ce51" office:value-type="float" office:value="30.01309" calcext:value-type="float">
            <text:p>30.01309</text:p>
          </table:table-cell>
          <table:table-cell table:style-name="ce51" office:value-type="float" office:value="30.10953" calcext:value-type="float">
            <text:p>30.10953</text:p>
          </table:table-cell>
          <table:table-cell table:style-name="ce51" office:value-type="float" office:value="30.09412" calcext:value-type="float">
            <text:p>30.09412</text:p>
          </table:table-cell>
          <table:table-cell table:style-name="ce51" office:value-type="float" office:value="30.24298" calcext:value-type="float">
            <text:p>30.24298</text:p>
          </table:table-cell>
          <table:table-cell table:style-name="ce51" office:value-type="float" office:value="30.23767" calcext:value-type="float">
            <text:p>30.23767</text:p>
          </table:table-cell>
          <table:table-cell table:style-name="ce51" office:value-type="float" office:value="30.56073" calcext:value-type="float">
            <text:p>30.56073</text:p>
          </table:table-cell>
          <table:table-cell table:style-name="ce51" office:value-type="float" office:value="30.43951" calcext:value-type="float">
            <text:p>30.43951</text:p>
          </table:table-cell>
          <table:table-cell table:style-name="ce51" office:value-type="float" office:value="32.73056" calcext:value-type="float">
            <text:p>32.73056</text:p>
          </table:table-cell>
          <table:table-cell table:style-name="ce51" office:value-type="float" office:value="33.0972" calcext:value-type="float">
            <text:p>33.0972</text:p>
          </table:table-cell>
          <table:table-cell table:style-name="ce51" office:value-type="float" office:value="33.74454" calcext:value-type="float">
            <text:p>33.74454</text:p>
          </table:table-cell>
          <table:table-cell table:style-name="ce51" office:value-type="float" office:value="33.80472" calcext:value-type="float">
            <text:p>33.80472</text:p>
          </table:table-cell>
          <table:table-cell table:style-name="ce51" office:value-type="float" office:value="34.10858" calcext:value-type="float">
            <text:p>34.10858</text:p>
          </table:table-cell>
          <table:table-cell table:style-name="ce51" office:value-type="float" office:value="34.09457" calcext:value-type="float">
            <text:p>34.09457</text:p>
          </table:table-cell>
          <table:table-cell table:style-name="ce51" office:value-type="float" office:value="34.95081" calcext:value-type="float">
            <text:p>34.95081</text:p>
          </table:table-cell>
          <table:table-cell table:style-name="ce51" office:value-type="float" office:value="35.29205" calcext:value-type="float">
            <text:p>35.29205</text:p>
          </table:table-cell>
          <table:table-cell table:style-name="ce51" office:value-type="float" office:value="35.66183" calcext:value-type="float">
            <text:p>35.66183</text:p>
          </table:table-cell>
          <table:table-cell table:style-name="ce51" office:value-type="float" office:value="35.99628" calcext:value-type="float">
            <text:p>35.99628</text:p>
          </table:table-cell>
          <table:table-cell table:style-name="ce51" office:value-type="float" office:value="35.16125" calcext:value-type="float">
            <text:p>35.16125</text:p>
          </table:table-cell>
          <table:table-cell table:style-name="ce51" office:value-type="float" office:value="35.03857" calcext:value-type="float">
            <text:p>35.03857</text:p>
          </table:table-cell>
          <table:table-cell table:style-name="ce51" office:value-type="float" office:value="32.48004" calcext:value-type="float">
            <text:p>32.48004</text:p>
          </table:table-cell>
          <table:table-cell table:style-name="ce51" office:value-type="float" office:value="32.67093" calcext:value-type="float">
            <text:p>32.67093</text:p>
          </table:table-cell>
          <table:table-cell table:style-name="ce51" office:value-type="float" office:value="30.66306" calcext:value-type="float">
            <text:p>30.66306</text:p>
          </table:table-cell>
          <table:table-cell table:style-name="ce51" office:value-type="float" office:value="30.15848" calcext:value-type="float">
            <text:p>30.15848</text:p>
          </table:table-cell>
          <table:table-cell table:style-name="ce51" office:value-type="float" office:value="30.00009" calcext:value-type="float">
            <text:p>30.00009</text:p>
          </table:table-cell>
          <table:table-cell table:style-name="ce51" office:value-type="float" office:value="30.13965" calcext:value-type="float">
            <text:p>30.13965</text:p>
          </table:table-cell>
          <table:table-cell table:style-name="ce51" office:value-type="float" office:value="30.36234" calcext:value-type="float">
            <text:p>30.36234</text:p>
          </table:table-cell>
          <table:table-cell table:number-columns-repeated="35"/>
        </table:table-row>
        <table:table-row table:style-name="ro1">
          <table:table-cell table:style-name="ce51" office:value-type="float" office:value="27.41931" calcext:value-type="float">
            <text:p>27.41931</text:p>
          </table:table-cell>
          <table:table-cell table:style-name="ce51" office:value-type="float" office:value="27.51837" calcext:value-type="float">
            <text:p>27.51837</text:p>
          </table:table-cell>
          <table:table-cell table:style-name="ce51" office:value-type="float" office:value="27.75546" calcext:value-type="float">
            <text:p>27.75546</text:p>
          </table:table-cell>
          <table:table-cell table:style-name="ce51" office:value-type="float" office:value="27.90866" calcext:value-type="float">
            <text:p>27.90866</text:p>
          </table:table-cell>
          <table:table-cell table:style-name="ce51" office:value-type="float" office:value="27.5993" calcext:value-type="float">
            <text:p>27.5993</text:p>
          </table:table-cell>
          <table:table-cell table:style-name="ce51" office:value-type="float" office:value="27.39493" calcext:value-type="float">
            <text:p>27.39493</text:p>
          </table:table-cell>
          <table:table-cell table:style-name="ce51" office:value-type="float" office:value="27.71484" calcext:value-type="float">
            <text:p>27.71484</text:p>
          </table:table-cell>
          <table:table-cell table:style-name="ce51" office:value-type="float" office:value="27.70676" calcext:value-type="float">
            <text:p>27.70676</text:p>
          </table:table-cell>
          <table:table-cell table:style-name="ce51" office:value-type="float" office:value="27.40259" calcext:value-type="float">
            <text:p>27.40259</text:p>
          </table:table-cell>
          <table:table-cell table:style-name="ce51" office:value-type="float" office:value="27.69662" calcext:value-type="float">
            <text:p>27.69662</text:p>
          </table:table-cell>
          <table:table-cell table:style-name="ce51" office:value-type="float" office:value="28.0264" calcext:value-type="float">
            <text:p>28.0264</text:p>
          </table:table-cell>
          <table:table-cell table:style-name="ce51" office:value-type="float" office:value="27.99338" calcext:value-type="float">
            <text:p>27.99338</text:p>
          </table:table-cell>
          <table:table-cell table:style-name="ce51" office:value-type="float" office:value="29.89023" calcext:value-type="float">
            <text:p>29.89023</text:p>
          </table:table-cell>
          <table:table-cell table:style-name="ce51" office:value-type="float" office:value="28.63672" calcext:value-type="float">
            <text:p>28.63672</text:p>
          </table:table-cell>
          <table:table-cell table:style-name="ce51" office:value-type="float" office:value="31.89145" calcext:value-type="float">
            <text:p>31.89145</text:p>
          </table:table-cell>
          <table:table-cell table:style-name="ce51" office:value-type="float" office:value="30.98431" calcext:value-type="float">
            <text:p>30.98431</text:p>
          </table:table-cell>
          <table:table-cell table:style-name="ce51" office:value-type="float" office:value="31.85651" calcext:value-type="float">
            <text:p>31.85651</text:p>
          </table:table-cell>
          <table:table-cell table:style-name="ce51" office:value-type="float" office:value="32.07953" calcext:value-type="float">
            <text:p>32.07953</text:p>
          </table:table-cell>
          <table:table-cell table:style-name="ce51" office:value-type="float" office:value="32.71988" calcext:value-type="float">
            <text:p>32.71988</text:p>
          </table:table-cell>
          <table:table-cell table:style-name="ce51" office:value-type="float" office:value="32.74304" calcext:value-type="float">
            <text:p>32.74304</text:p>
          </table:table-cell>
          <table:table-cell table:style-name="ce51" office:value-type="float" office:value="33.72354" calcext:value-type="float">
            <text:p>33.72354</text:p>
          </table:table-cell>
          <table:table-cell table:style-name="ce51" office:value-type="float" office:value="33.2265" calcext:value-type="float">
            <text:p>33.2265</text:p>
          </table:table-cell>
          <table:table-cell table:style-name="ce51" office:value-type="float" office:value="33.38763" calcext:value-type="float">
            <text:p>33.38763</text:p>
          </table:table-cell>
          <table:table-cell table:style-name="ce51" office:value-type="float" office:value="33.2016" calcext:value-type="float">
            <text:p>33.2016</text:p>
          </table:table-cell>
          <table:table-cell table:style-name="ce51" office:value-type="float" office:value="31.5545" calcext:value-type="float">
            <text:p>31.5545</text:p>
          </table:table-cell>
          <table:table-cell table:style-name="ce51" office:value-type="float" office:value="31.90649" calcext:value-type="float">
            <text:p>31.90649</text:p>
          </table:table-cell>
          <table:table-cell table:style-name="ce51" office:value-type="float" office:value="28.47116" calcext:value-type="float">
            <text:p>28.47116</text:p>
          </table:table-cell>
          <table:table-cell table:style-name="ce51" office:value-type="float" office:value="29.96332" calcext:value-type="float">
            <text:p>29.96332</text:p>
          </table:table-cell>
          <table:table-cell table:style-name="ce51" office:value-type="float" office:value="27.45947" calcext:value-type="float">
            <text:p>27.45947</text:p>
          </table:table-cell>
          <table:table-cell table:style-name="ce51" office:value-type="float" office:value="27.97943" calcext:value-type="float">
            <text:p>27.97943</text:p>
          </table:table-cell>
          <table:table-cell table:style-name="ce51" office:value-type="float" office:value="27.5986" calcext:value-type="float">
            <text:p>27.5986</text:p>
          </table:table-cell>
          <table:table-cell table:style-name="ce51" office:value-type="float" office:value="27.99051" calcext:value-type="float">
            <text:p>27.99051</text:p>
          </table:table-cell>
          <table:table-cell table:number-columns-repeated="35"/>
        </table:table-row>
        <table:table-row table:style-name="ro1">
          <table:table-cell table:style-name="ce51" office:value-type="float" office:value="29.47751" calcext:value-type="float">
            <text:p>29.47751</text:p>
          </table:table-cell>
          <table:table-cell table:style-name="ce51" office:value-type="float" office:value="29.96906" calcext:value-type="float">
            <text:p>29.96906</text:p>
          </table:table-cell>
          <table:table-cell table:style-name="ce51" office:value-type="float" office:value="29.4935" calcext:value-type="float">
            <text:p>29.4935</text:p>
          </table:table-cell>
          <table:table-cell table:style-name="ce51" office:value-type="float" office:value="29.7088" calcext:value-type="float">
            <text:p>29.7088</text:p>
          </table:table-cell>
          <table:table-cell table:style-name="ce51" office:value-type="float" office:value="29.45172" calcext:value-type="float">
            <text:p>29.45172</text:p>
          </table:table-cell>
          <table:table-cell table:style-name="ce51" office:value-type="float" office:value="29.54474" calcext:value-type="float">
            <text:p>29.54474</text:p>
          </table:table-cell>
          <table:table-cell table:style-name="ce51" office:value-type="float" office:value="29.42807" calcext:value-type="float">
            <text:p>29.42807</text:p>
          </table:table-cell>
          <table:table-cell table:style-name="ce51" office:value-type="float" office:value="29.39777" calcext:value-type="float">
            <text:p>29.39777</text:p>
          </table:table-cell>
          <table:table-cell table:style-name="ce51" office:value-type="float" office:value="29.061" calcext:value-type="float">
            <text:p>29.061</text:p>
          </table:table-cell>
          <table:table-cell table:style-name="ce51" office:value-type="float" office:value="29.65036" calcext:value-type="float">
            <text:p>29.65036</text:p>
          </table:table-cell>
          <table:table-cell table:style-name="ce51" office:value-type="float" office:value="29.46201" calcext:value-type="float">
            <text:p>29.46201</text:p>
          </table:table-cell>
          <table:table-cell table:style-name="ce51" office:value-type="float" office:value="29.77478" calcext:value-type="float">
            <text:p>29.77478</text:p>
          </table:table-cell>
          <table:table-cell table:style-name="ce51" office:value-type="float" office:value="29.65823" calcext:value-type="float">
            <text:p>29.65823</text:p>
          </table:table-cell>
          <table:table-cell table:style-name="ce51" office:value-type="float" office:value="31.42371" calcext:value-type="float">
            <text:p>31.42371</text:p>
          </table:table-cell>
          <table:table-cell table:style-name="ce51" office:value-type="float" office:value="31.52487" calcext:value-type="float">
            <text:p>31.52487</text:p>
          </table:table-cell>
          <table:table-cell table:style-name="ce51" office:value-type="float" office:value="33.24432" calcext:value-type="float">
            <text:p>33.24432</text:p>
          </table:table-cell>
          <table:table-cell table:style-name="ce51" office:value-type="float" office:value="33.43988" calcext:value-type="float">
            <text:p>33.43988</text:p>
          </table:table-cell>
          <table:table-cell table:style-name="ce51" office:value-type="float" office:value="34.08682" calcext:value-type="float">
            <text:p>34.08682</text:p>
          </table:table-cell>
          <table:table-cell table:style-name="ce51" office:value-type="float" office:value="33.43442" calcext:value-type="float">
            <text:p>33.43442</text:p>
          </table:table-cell>
          <table:table-cell table:style-name="ce51" office:value-type="float" office:value="34.25024" calcext:value-type="float">
            <text:p>34.25024</text:p>
          </table:table-cell>
          <table:table-cell table:style-name="ce51" office:value-type="float" office:value="33.93732" calcext:value-type="float">
            <text:p>33.93732</text:p>
          </table:table-cell>
          <table:table-cell table:style-name="ce51" office:value-type="float" office:value="35.13434" calcext:value-type="float">
            <text:p>35.13434</text:p>
          </table:table-cell>
          <table:table-cell table:style-name="ce51" office:value-type="float" office:value="34.07629" calcext:value-type="float">
            <text:p>34.07629</text:p>
          </table:table-cell>
          <table:table-cell table:style-name="ce51" office:value-type="float" office:value="34.44681" calcext:value-type="float">
            <text:p>34.44681</text:p>
          </table:table-cell>
          <table:table-cell table:style-name="ce51" office:value-type="float" office:value="33.37766" calcext:value-type="float">
            <text:p>33.37766</text:p>
          </table:table-cell>
          <table:table-cell table:style-name="ce51" office:value-type="float" office:value="33.36496" calcext:value-type="float">
            <text:p>33.36496</text:p>
          </table:table-cell>
          <table:table-cell table:style-name="ce51" office:value-type="float" office:value="32.77002" calcext:value-type="float">
            <text:p>32.77002</text:p>
          </table:table-cell>
          <table:table-cell table:style-name="ce51" office:value-type="float" office:value="30.3331" calcext:value-type="float">
            <text:p>30.3331</text:p>
          </table:table-cell>
          <table:table-cell table:style-name="ce51" office:value-type="float" office:value="29.71741" calcext:value-type="float">
            <text:p>29.71741</text:p>
          </table:table-cell>
          <table:table-cell table:style-name="ce51" office:value-type="float" office:value="29.5892" calcext:value-type="float">
            <text:p>29.5892</text:p>
          </table:table-cell>
          <table:table-cell table:style-name="ce51" office:value-type="float" office:value="29.70755" calcext:value-type="float">
            <text:p>29.70755</text:p>
          </table:table-cell>
          <table:table-cell table:style-name="ce51" office:value-type="float" office:value="29.4209" calcext:value-type="float">
            <text:p>29.4209</text:p>
          </table:table-cell>
          <table:table-cell table:number-columns-repeated="35"/>
        </table:table-row>
        <table:table-row table:style-name="ro1">
          <table:table-cell table:style-name="ce51" office:value-type="float" office:value="27.80191" calcext:value-type="float">
            <text:p>27.80191</text:p>
          </table:table-cell>
          <table:table-cell table:style-name="ce51" office:value-type="float" office:value="27.63065" calcext:value-type="float">
            <text:p>27.63065</text:p>
          </table:table-cell>
          <table:table-cell table:style-name="ce51" office:value-type="float" office:value="27.52847" calcext:value-type="float">
            <text:p>27.52847</text:p>
          </table:table-cell>
          <table:table-cell table:style-name="ce51" office:value-type="float" office:value="27.89587" calcext:value-type="float">
            <text:p>27.89587</text:p>
          </table:table-cell>
          <table:table-cell table:style-name="ce51" office:value-type="float" office:value="27.44611" calcext:value-type="float">
            <text:p>27.44611</text:p>
          </table:table-cell>
          <table:table-cell table:style-name="ce51" office:value-type="float" office:value="27.95734" calcext:value-type="float">
            <text:p>27.95734</text:p>
          </table:table-cell>
          <table:table-cell table:style-name="ce51" office:value-type="float" office:value="27.5015" calcext:value-type="float">
            <text:p>27.5015</text:p>
          </table:table-cell>
          <table:table-cell table:style-name="ce51" office:value-type="float" office:value="27.58237" calcext:value-type="float">
            <text:p>27.58237</text:p>
          </table:table-cell>
          <table:table-cell table:style-name="ce51" office:value-type="float" office:value="27.44611" calcext:value-type="float">
            <text:p>27.44611</text:p>
          </table:table-cell>
          <table:table-cell table:style-name="ce51" office:value-type="float" office:value="27.94464" calcext:value-type="float">
            <text:p>27.94464</text:p>
          </table:table-cell>
          <table:table-cell table:style-name="ce51" office:value-type="float" office:value="28.12228" calcext:value-type="float">
            <text:p>28.12228</text:p>
          </table:table-cell>
          <table:table-cell table:style-name="ce51" office:value-type="float" office:value="27.74432" calcext:value-type="float">
            <text:p>27.74432</text:p>
          </table:table-cell>
          <table:table-cell table:style-name="ce51" office:value-type="float" office:value="28.59692" calcext:value-type="float">
            <text:p>28.59692</text:p>
          </table:table-cell>
          <table:table-cell table:style-name="ce51" office:value-type="float" office:value="28.14853" calcext:value-type="float">
            <text:p>28.14853</text:p>
          </table:table-cell>
          <table:table-cell table:style-name="ce51" office:value-type="float" office:value="31.84634" calcext:value-type="float">
            <text:p>31.84634</text:p>
          </table:table-cell>
          <table:table-cell table:style-name="ce51" office:value-type="float" office:value="30.63623" calcext:value-type="float">
            <text:p>30.63623</text:p>
          </table:table-cell>
          <table:table-cell table:style-name="ce51" office:value-type="float" office:value="32.02982" calcext:value-type="float">
            <text:p>32.02982</text:p>
          </table:table-cell>
          <table:table-cell table:style-name="ce51" office:value-type="float" office:value="31.86078" calcext:value-type="float">
            <text:p>31.86078</text:p>
          </table:table-cell>
          <table:table-cell table:style-name="ce51" office:value-type="float" office:value="32.38309" calcext:value-type="float">
            <text:p>32.38309</text:p>
          </table:table-cell>
          <table:table-cell table:style-name="ce51" office:value-type="float" office:value="32.22751" calcext:value-type="float">
            <text:p>32.22751</text:p>
          </table:table-cell>
          <table:table-cell table:style-name="ce51" office:value-type="float" office:value="33.03265" calcext:value-type="float">
            <text:p>33.03265</text:p>
          </table:table-cell>
          <table:table-cell table:style-name="ce51" office:value-type="float" office:value="32.01559" calcext:value-type="float">
            <text:p>32.01559</text:p>
          </table:table-cell>
          <table:table-cell table:style-name="ce51" office:value-type="float" office:value="32.69055" calcext:value-type="float">
            <text:p>32.69055</text:p>
          </table:table-cell>
          <table:table-cell table:style-name="ce51" office:value-type="float" office:value="31.98972" calcext:value-type="float">
            <text:p>31.98972</text:p>
          </table:table-cell>
          <table:table-cell table:style-name="ce51" office:value-type="float" office:value="32.07486" calcext:value-type="float">
            <text:p>32.07486</text:p>
          </table:table-cell>
          <table:table-cell table:style-name="ce51" office:value-type="float" office:value="31.90411" calcext:value-type="float">
            <text:p>31.90411</text:p>
          </table:table-cell>
          <table:table-cell table:style-name="ce51" office:value-type="float" office:value="29.41617" calcext:value-type="float">
            <text:p>29.41617</text:p>
          </table:table-cell>
          <table:table-cell table:style-name="ce51" office:value-type="float" office:value="30.79065" calcext:value-type="float">
            <text:p>30.79065</text:p>
          </table:table-cell>
          <table:table-cell table:style-name="ce51" office:value-type="float" office:value="28.14804" calcext:value-type="float">
            <text:p>28.14804</text:p>
          </table:table-cell>
          <table:table-cell table:style-name="ce51" office:value-type="float" office:value="28.14691" calcext:value-type="float">
            <text:p>28.14691</text:p>
          </table:table-cell>
          <table:table-cell table:style-name="ce51" office:value-type="float" office:value="27.54559" calcext:value-type="float">
            <text:p>27.54559</text:p>
          </table:table-cell>
          <table:table-cell table:style-name="ce51" office:value-type="float" office:value="27.4892" calcext:value-type="float">
            <text:p>27.4892</text:p>
          </table:table-cell>
          <table:table-cell table:number-columns-repeated="35"/>
        </table:table-row>
        <table:table-row table:style-name="ro1">
          <table:table-cell table:style-name="ce51" office:value-type="float" office:value="30.11639" calcext:value-type="float">
            <text:p>30.11639</text:p>
          </table:table-cell>
          <table:table-cell table:style-name="ce51" office:value-type="float" office:value="29.94888" calcext:value-type="float">
            <text:p>29.94888</text:p>
          </table:table-cell>
          <table:table-cell table:style-name="ce51" office:value-type="float" office:value="29.9751" calcext:value-type="float">
            <text:p>29.9751</text:p>
          </table:table-cell>
          <table:table-cell table:style-name="ce51" office:value-type="float" office:value="30.19061" calcext:value-type="float">
            <text:p>30.19061</text:p>
          </table:table-cell>
          <table:table-cell table:style-name="ce51" office:value-type="float" office:value="30.26495" calcext:value-type="float">
            <text:p>30.26495</text:p>
          </table:table-cell>
          <table:table-cell table:style-name="ce51" office:value-type="float" office:value="29.50732" calcext:value-type="float">
            <text:p>29.50732</text:p>
          </table:table-cell>
          <table:table-cell table:style-name="ce51" office:value-type="float" office:value="29.23102" calcext:value-type="float">
            <text:p>29.23102</text:p>
          </table:table-cell>
          <table:table-cell table:style-name="ce51" office:value-type="float" office:value="29.03992" calcext:value-type="float">
            <text:p>29.03992</text:p>
          </table:table-cell>
          <table:table-cell table:style-name="ce51" office:value-type="float" office:value="28.99689" calcext:value-type="float">
            <text:p>28.99689</text:p>
          </table:table-cell>
          <table:table-cell table:style-name="ce51" office:value-type="float" office:value="29.66696" calcext:value-type="float">
            <text:p>29.66696</text:p>
          </table:table-cell>
          <table:table-cell table:style-name="ce51" office:value-type="float" office:value="29.09036" calcext:value-type="float">
            <text:p>29.09036</text:p>
          </table:table-cell>
          <table:table-cell table:style-name="ce51" office:value-type="float" office:value="29.32504" calcext:value-type="float">
            <text:p>29.32504</text:p>
          </table:table-cell>
          <table:table-cell table:style-name="ce51" office:value-type="float" office:value="29.13647" calcext:value-type="float">
            <text:p>29.13647</text:p>
          </table:table-cell>
          <table:table-cell table:style-name="ce51" office:value-type="float" office:value="30.22382" calcext:value-type="float">
            <text:p>30.22382</text:p>
          </table:table-cell>
          <table:table-cell table:style-name="ce51" office:value-type="float" office:value="30.17004" calcext:value-type="float">
            <text:p>30.17004</text:p>
          </table:table-cell>
          <table:table-cell table:style-name="ce51" office:value-type="float" office:value="33.19998" calcext:value-type="float">
            <text:p>33.19998</text:p>
          </table:table-cell>
          <table:table-cell table:style-name="ce51" office:value-type="float" office:value="32.35098" calcext:value-type="float">
            <text:p>32.35098</text:p>
          </table:table-cell>
          <table:table-cell table:style-name="ce51" office:value-type="float" office:value="33.58121" calcext:value-type="float">
            <text:p>33.58121</text:p>
          </table:table-cell>
          <table:table-cell table:style-name="ce51" office:value-type="float" office:value="33.42081" calcext:value-type="float">
            <text:p>33.42081</text:p>
          </table:table-cell>
          <table:table-cell table:style-name="ce51" office:value-type="float" office:value="33.38239" calcext:value-type="float">
            <text:p>33.38239</text:p>
          </table:table-cell>
          <table:table-cell table:style-name="ce51" office:value-type="float" office:value="33.18262" calcext:value-type="float">
            <text:p>33.18262</text:p>
          </table:table-cell>
          <table:table-cell table:style-name="ce51" office:value-type="float" office:value="33.76724" calcext:value-type="float">
            <text:p>33.76724</text:p>
          </table:table-cell>
          <table:table-cell table:style-name="ce51" office:value-type="float" office:value="33.22833" calcext:value-type="float">
            <text:p>33.22833</text:p>
          </table:table-cell>
          <table:table-cell table:style-name="ce51" office:value-type="float" office:value="33.37381" calcext:value-type="float">
            <text:p>33.37381</text:p>
          </table:table-cell>
          <table:table-cell table:style-name="ce51" office:value-type="float" office:value="32.58371" calcext:value-type="float">
            <text:p>32.58371</text:p>
          </table:table-cell>
          <table:table-cell table:style-name="ce51" office:value-type="float" office:value="33.17178" calcext:value-type="float">
            <text:p>33.17178</text:p>
          </table:table-cell>
          <table:table-cell table:style-name="ce51" office:value-type="float" office:value="31.39478" calcext:value-type="float">
            <text:p>31.39478</text:p>
          </table:table-cell>
          <table:table-cell table:style-name="ce51" office:value-type="float" office:value="30.95117" calcext:value-type="float">
            <text:p>30.95117</text:p>
          </table:table-cell>
          <table:table-cell table:style-name="ce51" office:value-type="float" office:value="29.50433" calcext:value-type="float">
            <text:p>29.50433</text:p>
          </table:table-cell>
          <table:table-cell table:style-name="ce51" office:value-type="float" office:value="29.64673" calcext:value-type="float">
            <text:p>29.64673</text:p>
          </table:table-cell>
          <table:table-cell table:style-name="ce51" office:value-type="float" office:value="29.73422" calcext:value-type="float">
            <text:p>29.73422</text:p>
          </table:table-cell>
          <table:table-cell table:style-name="ce51" office:value-type="float" office:value="29.1994" calcext:value-type="float">
            <text:p>29.1994</text:p>
          </table:table-cell>
          <table:table-cell table:number-columns-repeated="35"/>
        </table:table-row>
        <table:table-row table:style-name="ro1">
          <table:table-cell table:style-name="ce51" office:value-type="float" office:value="26.7222" calcext:value-type="float">
            <text:p>26.7222</text:p>
          </table:table-cell>
          <table:table-cell table:style-name="ce51" office:value-type="float" office:value="26.53583" calcext:value-type="float">
            <text:p>26.53583</text:p>
          </table:table-cell>
          <table:table-cell table:style-name="ce51" office:value-type="float" office:value="27.75922" calcext:value-type="float">
            <text:p>27.75922</text:p>
          </table:table-cell>
          <table:table-cell table:style-name="ce51" office:value-type="float" office:value="28.35672" calcext:value-type="float">
            <text:p>28.35672</text:p>
          </table:table-cell>
          <table:table-cell table:style-name="ce51" office:value-type="float" office:value="26.88852" calcext:value-type="float">
            <text:p>26.88852</text:p>
          </table:table-cell>
          <table:table-cell table:style-name="ce51" office:value-type="float" office:value="27.58444" calcext:value-type="float">
            <text:p>27.58444</text:p>
          </table:table-cell>
          <table:table-cell table:style-name="ce51" office:value-type="float" office:value="27.00397" calcext:value-type="float">
            <text:p>27.00397</text:p>
          </table:table-cell>
          <table:table-cell table:style-name="ce51" office:value-type="float" office:value="26.84235" calcext:value-type="float">
            <text:p>26.84235</text:p>
          </table:table-cell>
          <table:table-cell table:style-name="ce51" office:value-type="float" office:value="26.83215" calcext:value-type="float">
            <text:p>26.83215</text:p>
          </table:table-cell>
          <table:table-cell table:style-name="ce51" office:value-type="float" office:value="26.52081" calcext:value-type="float">
            <text:p>26.52081</text:p>
          </table:table-cell>
          <table:table-cell table:style-name="ce51" office:value-type="float" office:value="26.83615" calcext:value-type="float">
            <text:p>26.83615</text:p>
          </table:table-cell>
          <table:table-cell table:style-name="ce51" office:value-type="float" office:value="27.12204" calcext:value-type="float">
            <text:p>27.12204</text:p>
          </table:table-cell>
          <table:table-cell table:style-name="ce51" office:value-type="float" office:value="27.12231" calcext:value-type="float">
            <text:p>27.12231</text:p>
          </table:table-cell>
          <table:table-cell table:style-name="ce51" office:value-type="float" office:value="26.89706" calcext:value-type="float">
            <text:p>26.89706</text:p>
          </table:table-cell>
          <table:table-cell table:style-name="ce51" office:value-type="float" office:value="29.63464" calcext:value-type="float">
            <text:p>29.63464</text:p>
          </table:table-cell>
          <table:table-cell table:style-name="ce51" office:value-type="float" office:value="28.61282" calcext:value-type="float">
            <text:p>28.61282</text:p>
          </table:table-cell>
          <table:table-cell table:style-name="ce51" office:value-type="float" office:value="31.27185" calcext:value-type="float">
            <text:p>31.27185</text:p>
          </table:table-cell>
          <table:table-cell table:style-name="ce51" office:value-type="float" office:value="30.35992" calcext:value-type="float">
            <text:p>30.35992</text:p>
          </table:table-cell>
          <table:table-cell table:style-name="ce51" office:value-type="float" office:value="31.44412" calcext:value-type="float">
            <text:p>31.44412</text:p>
          </table:table-cell>
          <table:table-cell table:style-name="ce51" office:value-type="float" office:value="31.13351" calcext:value-type="float">
            <text:p>31.13351</text:p>
          </table:table-cell>
          <table:table-cell table:style-name="ce51" office:value-type="float" office:value="30.88623" calcext:value-type="float">
            <text:p>30.88623</text:p>
          </table:table-cell>
          <table:table-cell table:style-name="ce51" office:value-type="float" office:value="30.901" calcext:value-type="float">
            <text:p>30.901</text:p>
          </table:table-cell>
          <table:table-cell table:style-name="ce51" office:value-type="float" office:value="30.81421" calcext:value-type="float">
            <text:p>30.81421</text:p>
          </table:table-cell>
          <table:table-cell table:style-name="ce51" office:value-type="float" office:value="30.32895" calcext:value-type="float">
            <text:p>30.32895</text:p>
          </table:table-cell>
          <table:table-cell table:style-name="ce51" office:value-type="float" office:value="30.70651" calcext:value-type="float">
            <text:p>30.70651</text:p>
          </table:table-cell>
          <table:table-cell table:style-name="ce51" office:value-type="float" office:value="29.3754" calcext:value-type="float">
            <text:p>29.3754</text:p>
          </table:table-cell>
          <table:table-cell table:style-name="ce51" office:value-type="float" office:value="28.87839" calcext:value-type="float">
            <text:p>28.87839</text:p>
          </table:table-cell>
          <table:table-cell table:style-name="ce51" office:value-type="float" office:value="27.83359" calcext:value-type="float">
            <text:p>27.83359</text:p>
          </table:table-cell>
          <table:table-cell table:style-name="ce51" office:value-type="float" office:value="27.28717" calcext:value-type="float">
            <text:p>27.28717</text:p>
          </table:table-cell>
          <table:table-cell table:style-name="ce51" office:value-type="float" office:value="26.91309" calcext:value-type="float">
            <text:p>26.91309</text:p>
          </table:table-cell>
          <table:table-cell table:style-name="ce51" office:value-type="float" office:value="26.4566" calcext:value-type="float">
            <text:p>26.4566</text:p>
          </table:table-cell>
          <table:table-cell table:style-name="ce51" office:value-type="float" office:value="26.25278" calcext:value-type="float">
            <text:p>26.25278</text:p>
          </table:table-cell>
          <table:table-cell table:number-columns-repeated="35"/>
        </table:table-row>
        <table:table-row table:style-name="ro1">
          <table:table-cell table:style-name="ce51" office:value-type="float" office:value="31.01309" calcext:value-type="float">
            <text:p>31.01309</text:p>
          </table:table-cell>
          <table:table-cell table:style-name="ce51" office:value-type="float" office:value="32.71146" calcext:value-type="float">
            <text:p>32.71146</text:p>
          </table:table-cell>
          <table:table-cell table:style-name="ce51" office:value-type="float" office:value="33.33856" calcext:value-type="float">
            <text:p>33.33856</text:p>
          </table:table-cell>
          <table:table-cell table:style-name="ce51" office:value-type="float" office:value="32.27258" calcext:value-type="float">
            <text:p>32.27258</text:p>
          </table:table-cell>
          <table:table-cell table:style-name="ce51" office:value-type="float" office:value="32.22729" calcext:value-type="float">
            <text:p>32.22729</text:p>
          </table:table-cell>
          <table:table-cell table:style-name="ce51" office:value-type="float" office:value="30.25305" calcext:value-type="float">
            <text:p>30.25305</text:p>
          </table:table-cell>
          <table:table-cell table:style-name="ce51" office:value-type="float" office:value="29.66229" calcext:value-type="float">
            <text:p>29.66229</text:p>
          </table:table-cell>
          <table:table-cell table:style-name="ce51" office:value-type="float" office:value="29.91605" calcext:value-type="float">
            <text:p>29.91605</text:p>
          </table:table-cell>
          <table:table-cell table:style-name="ce51" office:value-type="float" office:value="29.19272" calcext:value-type="float">
            <text:p>29.19272</text:p>
          </table:table-cell>
          <table:table-cell table:style-name="ce51" office:value-type="float" office:value="29.44751" calcext:value-type="float">
            <text:p>29.44751</text:p>
          </table:table-cell>
          <table:table-cell table:style-name="ce51" office:value-type="float" office:value="29.48135" calcext:value-type="float">
            <text:p>29.48135</text:p>
          </table:table-cell>
          <table:table-cell table:style-name="ce51" office:value-type="float" office:value="29.47543" calcext:value-type="float">
            <text:p>29.47543</text:p>
          </table:table-cell>
          <table:table-cell table:style-name="ce51" office:value-type="float" office:value="29.31973" calcext:value-type="float">
            <text:p>29.31973</text:p>
          </table:table-cell>
          <table:table-cell table:style-name="ce51" office:value-type="float" office:value="30.09048" calcext:value-type="float">
            <text:p>30.09048</text:p>
          </table:table-cell>
          <table:table-cell table:style-name="ce51" office:value-type="float" office:value="29.68329" calcext:value-type="float">
            <text:p>29.68329</text:p>
          </table:table-cell>
          <table:table-cell table:style-name="ce51" office:value-type="float" office:value="32.01358" calcext:value-type="float">
            <text:p>32.01358</text:p>
          </table:table-cell>
          <table:table-cell table:style-name="ce51" office:value-type="float" office:value="30.90067" calcext:value-type="float">
            <text:p>30.90067</text:p>
          </table:table-cell>
          <table:table-cell table:style-name="ce51" office:value-type="float" office:value="33.41217" calcext:value-type="float">
            <text:p>33.41217</text:p>
          </table:table-cell>
          <table:table-cell table:style-name="ce51" office:value-type="float" office:value="33.05624" calcext:value-type="float">
            <text:p>33.05624</text:p>
          </table:table-cell>
          <table:table-cell table:style-name="ce51" office:value-type="float" office:value="33.07764" calcext:value-type="float">
            <text:p>33.07764</text:p>
          </table:table-cell>
          <table:table-cell table:style-name="ce51" office:value-type="float" office:value="32.68628" calcext:value-type="float">
            <text:p>32.68628</text:p>
          </table:table-cell>
          <table:table-cell table:style-name="ce51" office:value-type="float" office:value="33.21725" calcext:value-type="float">
            <text:p>33.21725</text:p>
          </table:table-cell>
          <table:table-cell table:style-name="ce51" office:value-type="float" office:value="31.57361" calcext:value-type="float">
            <text:p>31.57361</text:p>
          </table:table-cell>
          <table:table-cell table:style-name="ce51" office:value-type="float" office:value="32.51166" calcext:value-type="float">
            <text:p>32.51166</text:p>
          </table:table-cell>
          <table:table-cell table:style-name="ce51" office:value-type="float" office:value="30.26596" calcext:value-type="float">
            <text:p>30.26596</text:p>
          </table:table-cell>
          <table:table-cell table:style-name="ce51" office:value-type="float" office:value="30.72165" calcext:value-type="float">
            <text:p>30.72165</text:p>
          </table:table-cell>
          <table:table-cell table:style-name="ce51" office:value-type="float" office:value="29.61829" calcext:value-type="float">
            <text:p>29.61829</text:p>
          </table:table-cell>
          <table:table-cell table:style-name="ce51" office:value-type="float" office:value="30.07925" calcext:value-type="float">
            <text:p>30.07925</text:p>
          </table:table-cell>
          <table:table-cell table:style-name="ce51" office:value-type="float" office:value="29.31995" calcext:value-type="float">
            <text:p>29.31995</text:p>
          </table:table-cell>
          <table:table-cell table:style-name="ce51" office:value-type="float" office:value="29.55411" calcext:value-type="float">
            <text:p>29.55411</text:p>
          </table:table-cell>
          <table:table-cell table:style-name="ce51" office:value-type="float" office:value="29.52945" calcext:value-type="float">
            <text:p>29.52945</text:p>
          </table:table-cell>
          <table:table-cell table:style-name="ce51" office:value-type="float" office:value="29.47644" calcext:value-type="float">
            <text:p>29.47644</text:p>
          </table:table-cell>
          <table:table-cell table:number-columns-repeated="35"/>
        </table:table-row>
        <table:table-row table:style-name="ro1">
          <table:table-cell table:style-name="ce51" office:value-type="float" office:value="28.62564" calcext:value-type="float">
            <text:p>28.62564</text:p>
          </table:table-cell>
          <table:table-cell table:style-name="ce51" office:value-type="float" office:value="29.09024" calcext:value-type="float">
            <text:p>29.09024</text:p>
          </table:table-cell>
          <table:table-cell table:style-name="ce51" office:value-type="float" office:value="29.52927" calcext:value-type="float">
            <text:p>29.52927</text:p>
          </table:table-cell>
          <table:table-cell table:style-name="ce51" office:value-type="float" office:value="29.74857" calcext:value-type="float">
            <text:p>29.74857</text:p>
          </table:table-cell>
          <table:table-cell table:style-name="ce51" office:value-type="float" office:value="26.94406" calcext:value-type="float">
            <text:p>26.94406</text:p>
          </table:table-cell>
          <table:table-cell table:style-name="ce51" office:value-type="float" office:value="28.03119" calcext:value-type="float">
            <text:p>28.03119</text:p>
          </table:table-cell>
          <table:table-cell table:style-name="ce51" office:value-type="float" office:value="26.05771" calcext:value-type="float">
            <text:p>26.05771</text:p>
          </table:table-cell>
          <table:table-cell table:style-name="ce51" office:value-type="float" office:value="26.40555" calcext:value-type="float">
            <text:p>26.40555</text:p>
          </table:table-cell>
          <table:table-cell table:style-name="ce51" office:value-type="float" office:value="26.16504" calcext:value-type="float">
            <text:p>26.16504</text:p>
          </table:table-cell>
          <table:table-cell table:style-name="ce51" office:value-type="float" office:value="25.77646" calcext:value-type="float">
            <text:p>25.77646</text:p>
          </table:table-cell>
          <table:table-cell table:style-name="ce51" office:value-type="float" office:value="25.83624" calcext:value-type="float">
            <text:p>25.83624</text:p>
          </table:table-cell>
          <table:table-cell table:style-name="ce51" office:value-type="float" office:value="26.12326" calcext:value-type="float">
            <text:p>26.12326</text:p>
          </table:table-cell>
          <table:table-cell table:style-name="ce51" office:value-type="float" office:value="26.12592" calcext:value-type="float">
            <text:p>26.12592</text:p>
          </table:table-cell>
          <table:table-cell table:style-name="ce51" office:value-type="float" office:value="25.84003" calcext:value-type="float">
            <text:p>25.84003</text:p>
          </table:table-cell>
          <table:table-cell table:style-name="ce51" office:value-type="float" office:value="27.39624" calcext:value-type="float">
            <text:p>27.39624</text:p>
          </table:table-cell>
          <table:table-cell table:style-name="ce51" office:value-type="float" office:value="26.59424" calcext:value-type="float">
            <text:p>26.59424</text:p>
          </table:table-cell>
          <table:table-cell table:style-name="ce51" office:value-type="float" office:value="29.7814" calcext:value-type="float">
            <text:p>29.7814</text:p>
          </table:table-cell>
          <table:table-cell table:style-name="ce51" office:value-type="float" office:value="28.24561" calcext:value-type="float">
            <text:p>28.24561</text:p>
          </table:table-cell>
          <table:table-cell table:style-name="ce51" office:value-type="float" office:value="29.81876" calcext:value-type="float">
            <text:p>29.81876</text:p>
          </table:table-cell>
          <table:table-cell table:style-name="ce51" office:value-type="float" office:value="29.44495" calcext:value-type="float">
            <text:p>29.44495</text:p>
          </table:table-cell>
          <table:table-cell table:style-name="ce51" office:value-type="float" office:value="29.33463" calcext:value-type="float">
            <text:p>29.33463</text:p>
          </table:table-cell>
          <table:table-cell table:style-name="ce51" office:value-type="float" office:value="28.11353" calcext:value-type="float">
            <text:p>28.11353</text:p>
          </table:table-cell>
          <table:table-cell table:style-name="ce51" office:value-type="float" office:value="28.19669" calcext:value-type="float">
            <text:p>28.19669</text:p>
          </table:table-cell>
          <table:table-cell table:style-name="ce51" office:value-type="float" office:value="27.03799" calcext:value-type="float">
            <text:p>27.03799</text:p>
          </table:table-cell>
          <table:table-cell table:style-name="ce51" office:value-type="float" office:value="27.26617" calcext:value-type="float">
            <text:p>27.26617</text:p>
          </table:table-cell>
          <table:table-cell table:style-name="ce51" office:value-type="float" office:value="26.32135" calcext:value-type="float">
            <text:p>26.32135</text:p>
          </table:table-cell>
          <table:table-cell table:style-name="ce51" office:value-type="float" office:value="26.05853" calcext:value-type="float">
            <text:p>26.05853</text:p>
          </table:table-cell>
          <table:table-cell table:style-name="ce51" office:value-type="float" office:value="25.92657" calcext:value-type="float">
            <text:p>25.92657</text:p>
          </table:table-cell>
          <table:table-cell table:style-name="ce51" office:value-type="float" office:value="25.76459" calcext:value-type="float">
            <text:p>25.76459</text:p>
          </table:table-cell>
          <table:table-cell table:style-name="ce51" office:value-type="float" office:value="25.53815" calcext:value-type="float">
            <text:p>25.53815</text:p>
          </table:table-cell>
          <table:table-cell table:style-name="ce51" office:value-type="float" office:value="25.29306" calcext:value-type="float">
            <text:p>25.29306</text:p>
          </table:table-cell>
          <table:table-cell table:style-name="ce51" office:value-type="float" office:value="25.91904" calcext:value-type="float">
            <text:p>25.91904</text:p>
          </table:table-cell>
          <table:table-cell table:number-columns-repeated="35"/>
        </table:table-row>
        <table:table-row table:style-name="ro1">
          <table:table-cell table:style-name="ce51" office:value-type="float" office:value="32.0264" calcext:value-type="float">
            <text:p>32.0264</text:p>
          </table:table-cell>
          <table:table-cell table:style-name="ce51" office:value-type="float" office:value="34.26935" calcext:value-type="float">
            <text:p>34.26935</text:p>
          </table:table-cell>
          <table:table-cell table:style-name="ce51" office:value-type="float" office:value="34.00839" calcext:value-type="float">
            <text:p>34.00839</text:p>
          </table:table-cell>
          <table:table-cell table:style-name="ce51" office:value-type="float" office:value="32.4657" calcext:value-type="float">
            <text:p>32.4657</text:p>
          </table:table-cell>
          <table:table-cell table:style-name="ce51" office:value-type="float" office:value="32.3381" calcext:value-type="float">
            <text:p>32.3381</text:p>
          </table:table-cell>
          <table:table-cell table:style-name="ce51" office:value-type="float" office:value="30.66513" calcext:value-type="float">
            <text:p>30.66513</text:p>
          </table:table-cell>
          <table:table-cell table:style-name="ce51" office:value-type="float" office:value="29.78589" calcext:value-type="float">
            <text:p>29.78589</text:p>
          </table:table-cell>
          <table:table-cell table:style-name="ce51" office:value-type="float" office:value="28.72211" calcext:value-type="float">
            <text:p>28.72211</text:p>
          </table:table-cell>
          <table:table-cell table:style-name="ce51" office:value-type="float" office:value="28.45422" calcext:value-type="float">
            <text:p>28.45422</text:p>
          </table:table-cell>
          <table:table-cell table:style-name="ce51" office:value-type="float" office:value="28.53" calcext:value-type="float">
            <text:p>28.53</text:p>
          </table:table-cell>
          <table:table-cell table:style-name="ce51" office:value-type="float" office:value="28.6261" calcext:value-type="float">
            <text:p>28.6261</text:p>
          </table:table-cell>
          <table:table-cell table:style-name="ce51" office:value-type="float" office:value="28.61584" calcext:value-type="float">
            <text:p>28.61584</text:p>
          </table:table-cell>
          <table:table-cell table:style-name="ce51" office:value-type="float" office:value="28.55811" calcext:value-type="float">
            <text:p>28.55811</text:p>
          </table:table-cell>
          <table:table-cell table:style-name="ce51" office:value-type="float" office:value="28.59464" calcext:value-type="float">
            <text:p>28.59464</text:p>
          </table:table-cell>
          <table:table-cell table:style-name="ce51" office:value-type="float" office:value="28.18945" calcext:value-type="float">
            <text:p>28.18945</text:p>
          </table:table-cell>
          <table:table-cell table:style-name="ce51" office:value-type="float" office:value="29.65771" calcext:value-type="float">
            <text:p>29.65771</text:p>
          </table:table-cell>
          <table:table-cell table:style-name="ce51" office:value-type="float" office:value="29.27658" calcext:value-type="float">
            <text:p>29.27658</text:p>
          </table:table-cell>
          <table:table-cell table:style-name="ce51" office:value-type="float" office:value="31.3172" calcext:value-type="float">
            <text:p>31.3172</text:p>
          </table:table-cell>
          <table:table-cell table:style-name="ce51" office:value-type="float" office:value="30.22256" calcext:value-type="float">
            <text:p>30.22256</text:p>
          </table:table-cell>
          <table:table-cell table:style-name="ce51" office:value-type="float" office:value="31.07422" calcext:value-type="float">
            <text:p>31.07422</text:p>
          </table:table-cell>
          <table:table-cell table:style-name="ce51" office:value-type="float" office:value="29.61868" calcext:value-type="float">
            <text:p>29.61868</text:p>
          </table:table-cell>
          <table:table-cell table:style-name="ce51" office:value-type="float" office:value="29.87619" calcext:value-type="float">
            <text:p>29.87619</text:p>
          </table:table-cell>
          <table:table-cell table:style-name="ce51" office:value-type="float" office:value="28.79865" calcext:value-type="float">
            <text:p>28.79865</text:p>
          </table:table-cell>
          <table:table-cell table:style-name="ce51" office:value-type="float" office:value="29.30551" calcext:value-type="float">
            <text:p>29.30551</text:p>
          </table:table-cell>
          <table:table-cell table:style-name="ce51" office:value-type="float" office:value="28.68677" calcext:value-type="float">
            <text:p>28.68677</text:p>
          </table:table-cell>
          <table:table-cell table:style-name="ce51" office:value-type="float" office:value="28.45419" calcext:value-type="float">
            <text:p>28.45419</text:p>
          </table:table-cell>
          <table:table-cell table:style-name="ce51" office:value-type="float" office:value="28.41656" calcext:value-type="float">
            <text:p>28.41656</text:p>
          </table:table-cell>
          <table:table-cell table:style-name="ce51" office:value-type="float" office:value="28.73727" calcext:value-type="float">
            <text:p>28.73727</text:p>
          </table:table-cell>
          <table:table-cell table:style-name="ce51" office:value-type="float" office:value="28.46826" calcext:value-type="float">
            <text:p>28.46826</text:p>
          </table:table-cell>
          <table:table-cell table:style-name="ce51" office:value-type="float" office:value="28.3363" calcext:value-type="float">
            <text:p>28.3363</text:p>
          </table:table-cell>
          <table:table-cell table:style-name="ce51" office:value-type="float" office:value="28.5192" calcext:value-type="float">
            <text:p>28.5192</text:p>
          </table:table-cell>
          <table:table-cell table:style-name="ce51" office:value-type="float" office:value="28.53424" calcext:value-type="float">
            <text:p>28.53424</text:p>
          </table:table-cell>
          <table:table-cell table:number-columns-repeated="35"/>
        </table:table-row>
        <table:table-row table:style-name="ro1">
          <table:table-cell table:style-name="ce51" office:value-type="float" office:value="28.28815" calcext:value-type="float">
            <text:p>28.28815</text:p>
          </table:table-cell>
          <table:table-cell table:style-name="ce51" office:value-type="float" office:value="27.86047" calcext:value-type="float">
            <text:p>27.86047</text:p>
          </table:table-cell>
          <table:table-cell table:style-name="ce51" office:value-type="float" office:value="28.92261" calcext:value-type="float">
            <text:p>28.92261</text:p>
          </table:table-cell>
          <table:table-cell table:style-name="ce51" office:value-type="float" office:value="29.62097" calcext:value-type="float">
            <text:p>29.62097</text:p>
          </table:table-cell>
          <table:table-cell table:style-name="ce51" office:value-type="float" office:value="27.25708" calcext:value-type="float">
            <text:p>27.25708</text:p>
          </table:table-cell>
          <table:table-cell table:style-name="ce51" office:value-type="float" office:value="27.68982" calcext:value-type="float">
            <text:p>27.68982</text:p>
          </table:table-cell>
          <table:table-cell table:style-name="ce51" office:value-type="float" office:value="24.76239" calcext:value-type="float">
            <text:p>24.76239</text:p>
          </table:table-cell>
          <table:table-cell table:style-name="ce51" office:value-type="float" office:value="26.1665" calcext:value-type="float">
            <text:p>26.1665</text:p>
          </table:table-cell>
          <table:table-cell table:style-name="ce51" office:value-type="float" office:value="24.59064" calcext:value-type="float">
            <text:p>24.59064</text:p>
          </table:table-cell>
          <table:table-cell table:style-name="ce51" office:value-type="float" office:value="24.72424" calcext:value-type="float">
            <text:p>24.72424</text:p>
          </table:table-cell>
          <table:table-cell table:style-name="ce51" office:value-type="float" office:value="25.17926" calcext:value-type="float">
            <text:p>25.17926</text:p>
          </table:table-cell>
          <table:table-cell table:style-name="ce51" office:value-type="float" office:value="25.24142" calcext:value-type="float">
            <text:p>25.24142</text:p>
          </table:table-cell>
          <table:table-cell table:style-name="ce51" office:value-type="float" office:value="24.99323" calcext:value-type="float">
            <text:p>24.99323</text:p>
          </table:table-cell>
          <table:table-cell table:style-name="ce51" office:value-type="float" office:value="24.91998" calcext:value-type="float">
            <text:p>24.91998</text:p>
          </table:table-cell>
          <table:table-cell table:style-name="ce51" office:value-type="float" office:value="25.60376" calcext:value-type="float">
            <text:p>25.60376</text:p>
          </table:table-cell>
          <table:table-cell table:style-name="ce51" office:value-type="float" office:value="25.57117" calcext:value-type="float">
            <text:p>25.57117</text:p>
          </table:table-cell>
          <table:table-cell table:style-name="ce51" office:value-type="float" office:value="27.10568" calcext:value-type="float">
            <text:p>27.10568</text:p>
          </table:table-cell>
          <table:table-cell table:style-name="ce51" office:value-type="float" office:value="25.63623" calcext:value-type="float">
            <text:p>25.63623</text:p>
          </table:table-cell>
          <table:table-cell table:style-name="ce51" office:value-type="float" office:value="27.25946" calcext:value-type="float">
            <text:p>27.25946</text:p>
          </table:table-cell>
          <table:table-cell table:style-name="ce51" office:value-type="float" office:value="25.7887" calcext:value-type="float">
            <text:p>25.7887</text:p>
          </table:table-cell>
          <table:table-cell table:style-name="ce51" office:value-type="float" office:value="25.79959" calcext:value-type="float">
            <text:p>25.79959</text:p>
          </table:table-cell>
          <table:table-cell table:style-name="ce51" office:value-type="float" office:value="25.63562" calcext:value-type="float">
            <text:p>25.63562</text:p>
          </table:table-cell>
          <table:table-cell table:style-name="ce51" office:value-type="float" office:value="25.34927" calcext:value-type="float">
            <text:p>25.34927</text:p>
          </table:table-cell>
          <table:table-cell table:style-name="ce51" office:value-type="float" office:value="25.48157" calcext:value-type="float">
            <text:p>25.48157</text:p>
          </table:table-cell>
          <table:table-cell table:style-name="ce51" office:value-type="float" office:value="25.04562" calcext:value-type="float">
            <text:p>25.04562</text:p>
          </table:table-cell>
          <table:table-cell table:style-name="ce51" office:value-type="float" office:value="24.88647" calcext:value-type="float">
            <text:p>24.88647</text:p>
          </table:table-cell>
          <table:table-cell table:style-name="ce51" office:value-type="float" office:value="24.66537" calcext:value-type="float">
            <text:p>24.66537</text:p>
          </table:table-cell>
          <table:table-cell table:style-name="ce51" office:value-type="float" office:value="24.98056" calcext:value-type="float">
            <text:p>24.98056</text:p>
          </table:table-cell>
          <table:table-cell table:style-name="ce51" office:value-type="float" office:value="24.2818" calcext:value-type="float">
            <text:p>24.2818</text:p>
          </table:table-cell>
          <table:table-cell table:style-name="ce51" office:value-type="float" office:value="24.45941" calcext:value-type="float">
            <text:p>24.45941</text:p>
          </table:table-cell>
          <table:table-cell table:style-name="ce51" office:value-type="float" office:value="24.26205" calcext:value-type="float">
            <text:p>24.26205</text:p>
          </table:table-cell>
          <table:table-cell table:style-name="ce51" office:value-type="float" office:value="24.7272" calcext:value-type="float">
            <text:p>24.7272</text:p>
          </table:table-cell>
          <table:table-cell table:number-columns-repeated="35"/>
        </table:table-row>
        <table:table-row table:style-name="ro1">
          <table:table-cell table:style-name="ce51" office:value-type="float" office:value="28.96805" calcext:value-type="float">
            <text:p>28.96805</text:p>
          </table:table-cell>
          <table:table-cell table:style-name="ce51" office:value-type="float" office:value="31.75272" calcext:value-type="float">
            <text:p>31.75272</text:p>
          </table:table-cell>
          <table:table-cell table:style-name="ce51" office:value-type="float" office:value="32.11105" calcext:value-type="float">
            <text:p>32.11105</text:p>
          </table:table-cell>
          <table:table-cell table:style-name="ce51" office:value-type="float" office:value="32.03522" calcext:value-type="float">
            <text:p>32.03522</text:p>
          </table:table-cell>
          <table:table-cell table:style-name="ce51" office:value-type="float" office:value="31.45474" calcext:value-type="float">
            <text:p>31.45474</text:p>
          </table:table-cell>
          <table:table-cell table:style-name="ce51" office:value-type="float" office:value="30.93607" calcext:value-type="float">
            <text:p>30.93607</text:p>
          </table:table-cell>
          <table:table-cell table:style-name="ce51" office:value-type="float" office:value="30.30103" calcext:value-type="float">
            <text:p>30.30103</text:p>
          </table:table-cell>
          <table:table-cell table:style-name="ce51" office:value-type="float" office:value="28.13907" calcext:value-type="float">
            <text:p>28.13907</text:p>
          </table:table-cell>
          <table:table-cell table:style-name="ce51" office:value-type="float" office:value="27.89877" calcext:value-type="float">
            <text:p>27.89877</text:p>
          </table:table-cell>
          <table:table-cell table:style-name="ce51" office:value-type="float" office:value="27.96497" calcext:value-type="float">
            <text:p>27.96497</text:p>
          </table:table-cell>
          <table:table-cell table:style-name="ce51" office:value-type="float" office:value="27.5065" calcext:value-type="float">
            <text:p>27.5065</text:p>
          </table:table-cell>
          <table:table-cell table:style-name="ce51" office:value-type="float" office:value="27.47171" calcext:value-type="float">
            <text:p>27.47171</text:p>
          </table:table-cell>
          <table:table-cell table:style-name="ce51" office:value-type="float" office:value="27.50314" calcext:value-type="float">
            <text:p>27.50314</text:p>
          </table:table-cell>
          <table:table-cell table:style-name="ce51" office:value-type="float" office:value="28.03998" calcext:value-type="float">
            <text:p>28.03998</text:p>
          </table:table-cell>
          <table:table-cell table:style-name="ce51" office:value-type="float" office:value="27.68433" calcext:value-type="float">
            <text:p>27.68433</text:p>
          </table:table-cell>
          <table:table-cell table:style-name="ce51" office:value-type="float" office:value="28.29047" calcext:value-type="float">
            <text:p>28.29047</text:p>
          </table:table-cell>
          <table:table-cell table:style-name="ce51" office:value-type="float" office:value="27.65695" calcext:value-type="float">
            <text:p>27.65695</text:p>
          </table:table-cell>
          <table:table-cell table:style-name="ce51" office:value-type="float" office:value="28.22131" calcext:value-type="float">
            <text:p>28.22131</text:p>
          </table:table-cell>
          <table:table-cell table:style-name="ce51" office:value-type="float" office:value="27.77017" calcext:value-type="float">
            <text:p>27.77017</text:p>
          </table:table-cell>
          <table:table-cell table:style-name="ce51" office:value-type="float" office:value="28.11609" calcext:value-type="float">
            <text:p>28.11609</text:p>
          </table:table-cell>
          <table:table-cell table:style-name="ce51" office:value-type="float" office:value="27.58896" calcext:value-type="float">
            <text:p>27.58896</text:p>
          </table:table-cell>
          <table:table-cell table:style-name="ce51" office:value-type="float" office:value="27.6828" calcext:value-type="float">
            <text:p>27.6828</text:p>
          </table:table-cell>
          <table:table-cell table:style-name="ce51" office:value-type="float" office:value="27.5452" calcext:value-type="float">
            <text:p>27.5452</text:p>
          </table:table-cell>
          <table:table-cell table:style-name="ce51" office:value-type="float" office:value="27.85727" calcext:value-type="float">
            <text:p>27.85727</text:p>
          </table:table-cell>
          <table:table-cell table:style-name="ce51" office:value-type="float" office:value="27.36923" calcext:value-type="float">
            <text:p>27.36923</text:p>
          </table:table-cell>
          <table:table-cell table:style-name="ce51" office:value-type="float" office:value="28.00427" calcext:value-type="float">
            <text:p>28.00427</text:p>
          </table:table-cell>
          <table:table-cell table:style-name="ce51" office:value-type="float" office:value="27.54767" calcext:value-type="float">
            <text:p>27.54767</text:p>
          </table:table-cell>
          <table:table-cell table:style-name="ce51" office:value-type="float" office:value="27.58176" calcext:value-type="float">
            <text:p>27.58176</text:p>
          </table:table-cell>
          <table:table-cell table:style-name="ce51" office:value-type="float" office:value="27.04343" calcext:value-type="float">
            <text:p>27.04343</text:p>
          </table:table-cell>
          <table:table-cell table:style-name="ce51" office:value-type="float" office:value="27.36633" calcext:value-type="float">
            <text:p>27.36633</text:p>
          </table:table-cell>
          <table:table-cell table:style-name="ce51" office:value-type="float" office:value="27.19586" calcext:value-type="float">
            <text:p>27.19586</text:p>
          </table:table-cell>
          <table:table-cell table:style-name="ce51" office:value-type="float" office:value="27.49783" calcext:value-type="float">
            <text:p>27.49783</text:p>
          </table:table-cell>
          <table:table-cell table:number-columns-repeated="35"/>
        </table:table-row>
        <table:table-row table:style-name="ro1">
          <table:table-cell table:style-name="ce51" office:value-type="float" office:value="23.77429" calcext:value-type="float">
            <text:p>23.77429</text:p>
          </table:table-cell>
          <table:table-cell table:style-name="ce51" office:value-type="float" office:value="23.07227" calcext:value-type="float">
            <text:p>23.07227</text:p>
          </table:table-cell>
          <table:table-cell table:style-name="ce51" office:value-type="float" office:value="25.54953" calcext:value-type="float">
            <text:p>25.54953</text:p>
          </table:table-cell>
          <table:table-cell table:style-name="ce51" office:value-type="float" office:value="26.22165" calcext:value-type="float">
            <text:p>26.22165</text:p>
          </table:table-cell>
          <table:table-cell table:style-name="ce51" office:value-type="float" office:value="26.0932" calcext:value-type="float">
            <text:p>26.0932</text:p>
          </table:table-cell>
          <table:table-cell table:style-name="ce51" office:value-type="float" office:value="26.16638" calcext:value-type="float">
            <text:p>26.16638</text:p>
          </table:table-cell>
          <table:table-cell table:style-name="ce51" office:value-type="float" office:value="24.17337" calcext:value-type="float">
            <text:p>24.17337</text:p>
          </table:table-cell>
          <table:table-cell table:style-name="ce51" office:value-type="float" office:value="25.68954" calcext:value-type="float">
            <text:p>25.68954</text:p>
          </table:table-cell>
          <table:table-cell table:style-name="ce51" office:value-type="float" office:value="22.52264" calcext:value-type="float">
            <text:p>22.52264</text:p>
          </table:table-cell>
          <table:table-cell table:style-name="ce51" office:value-type="float" office:value="22.73645" calcext:value-type="float">
            <text:p>22.73645</text:p>
          </table:table-cell>
          <table:table-cell table:style-name="ce51" office:value-type="float" office:value="22.94327" calcext:value-type="float">
            <text:p>22.94327</text:p>
          </table:table-cell>
          <table:table-cell table:style-name="ce51" office:value-type="float" office:value="23.01672" calcext:value-type="float">
            <text:p>23.01672</text:p>
          </table:table-cell>
          <table:table-cell table:style-name="ce51" office:value-type="float" office:value="22.75143" calcext:value-type="float">
            <text:p>22.75143</text:p>
          </table:table-cell>
          <table:table-cell table:style-name="ce51" office:value-type="float" office:value="22.62051" calcext:value-type="float">
            <text:p>22.62051</text:p>
          </table:table-cell>
          <table:table-cell table:style-name="ce51" office:value-type="float" office:value="23.39835" calcext:value-type="float">
            <text:p>23.39835</text:p>
          </table:table-cell>
          <table:table-cell table:style-name="ce51" office:value-type="float" office:value="23.5083" calcext:value-type="float">
            <text:p>23.5083</text:p>
          </table:table-cell>
          <table:table-cell table:style-name="ce51" office:value-type="float" office:value="23.83185" calcext:value-type="float">
            <text:p>23.83185</text:p>
          </table:table-cell>
          <table:table-cell table:style-name="ce51" office:value-type="float" office:value="23.23941" calcext:value-type="float">
            <text:p>23.23941</text:p>
          </table:table-cell>
          <table:table-cell table:style-name="ce51" office:value-type="float" office:value="23.5983" calcext:value-type="float">
            <text:p>23.5983</text:p>
          </table:table-cell>
          <table:table-cell table:style-name="ce51" office:value-type="float" office:value="23.41818" calcext:value-type="float">
            <text:p>23.41818</text:p>
          </table:table-cell>
          <table:table-cell table:style-name="ce51" office:value-type="float" office:value="22.95416" calcext:value-type="float">
            <text:p>22.95416</text:p>
          </table:table-cell>
          <table:table-cell table:style-name="ce51" office:value-type="float" office:value="23.40369" calcext:value-type="float">
            <text:p>23.40369</text:p>
          </table:table-cell>
          <table:table-cell table:style-name="ce51" office:value-type="float" office:value="22.77151" calcext:value-type="float">
            <text:p>22.77151</text:p>
          </table:table-cell>
          <table:table-cell table:style-name="ce51" office:value-type="float" office:value="22.9628" calcext:value-type="float">
            <text:p>22.9628</text:p>
          </table:table-cell>
          <table:table-cell table:style-name="ce51" office:value-type="float" office:value="22.75467" calcext:value-type="float">
            <text:p>22.75467</text:p>
          </table:table-cell>
          <table:table-cell table:style-name="ce51" office:value-type="float" office:value="22.76562" calcext:value-type="float">
            <text:p>22.76562</text:p>
          </table:table-cell>
          <table:table-cell table:style-name="ce51" office:value-type="float" office:value="22.60654" calcext:value-type="float">
            <text:p>22.60654</text:p>
          </table:table-cell>
          <table:table-cell table:style-name="ce51" office:value-type="float" office:value="22.57187" calcext:value-type="float">
            <text:p>22.57187</text:p>
          </table:table-cell>
          <table:table-cell table:style-name="ce51" office:value-type="float" office:value="22.0329" calcext:value-type="float">
            <text:p>22.0329</text:p>
          </table:table-cell>
          <table:table-cell table:style-name="ce51" office:value-type="float" office:value="22.08698" calcext:value-type="float">
            <text:p>22.08698</text:p>
          </table:table-cell>
          <table:table-cell table:style-name="ce51" office:value-type="float" office:value="21.62408" calcext:value-type="float">
            <text:p>21.62408</text:p>
          </table:table-cell>
          <table:table-cell table:style-name="ce51" office:value-type="float" office:value="21.61572" calcext:value-type="float">
            <text:p>21.61572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2" office:value-type="float" office:value="31.87439" calcext:value-type="float">
            <text:p>31.87439</text:p>
          </table:table-cell>
          <table:table-cell table:style-name="ce52" office:value-type="float" office:value="32.3345" calcext:value-type="float">
            <text:p>32.3345</text:p>
          </table:table-cell>
          <table:table-cell table:style-name="ce52" office:value-type="float" office:value="31.46722" calcext:value-type="float">
            <text:p>31.46722</text:p>
          </table:table-cell>
          <table:table-cell table:style-name="ce52" office:value-type="float" office:value="31.2197" calcext:value-type="float">
            <text:p>31.2197</text:p>
          </table:table-cell>
          <table:table-cell table:style-name="ce52" office:value-type="float" office:value="30.69891" calcext:value-type="float">
            <text:p>30.69891</text:p>
          </table:table-cell>
          <table:table-cell table:style-name="ce52" office:value-type="float" office:value="31.10187" calcext:value-type="float">
            <text:p>31.10187</text:p>
          </table:table-cell>
          <table:table-cell table:style-name="ce52" office:value-type="float" office:value="30.71344" calcext:value-type="float">
            <text:p>30.71344</text:p>
          </table:table-cell>
          <table:table-cell table:style-name="ce52" office:value-type="float" office:value="31.09647" calcext:value-type="float">
            <text:p>31.09647</text:p>
          </table:table-cell>
          <table:table-cell table:style-name="ce52" office:value-type="float" office:value="30.09869" calcext:value-type="float">
            <text:p>30.09869</text:p>
          </table:table-cell>
          <table:table-cell table:style-name="ce52" office:value-type="float" office:value="30.57742" calcext:value-type="float">
            <text:p>30.57742</text:p>
          </table:table-cell>
          <table:table-cell table:style-name="ce52" office:value-type="float" office:value="30.58286" calcext:value-type="float">
            <text:p>30.58286</text:p>
          </table:table-cell>
          <table:table-cell table:style-name="ce52" office:value-type="float" office:value="30.94751" calcext:value-type="float">
            <text:p>30.94751</text:p>
          </table:table-cell>
          <table:table-cell table:style-name="ce52" office:value-type="float" office:value="30.005" calcext:value-type="float">
            <text:p>30.005</text:p>
          </table:table-cell>
          <table:table-cell table:style-name="ce52" office:value-type="float" office:value="30.39651" calcext:value-type="float">
            <text:p>30.39651</text:p>
          </table:table-cell>
          <table:table-cell table:style-name="ce52" office:value-type="float" office:value="30.25903" calcext:value-type="float">
            <text:p>30.25903</text:p>
          </table:table-cell>
          <table:table-cell table:style-name="ce52" office:value-type="float" office:value="30.02649" calcext:value-type="float">
            <text:p>30.02649</text:p>
          </table:table-cell>
          <table:table-cell table:style-name="ce52" office:value-type="float" office:value="29.69586" calcext:value-type="float">
            <text:p>29.69586</text:p>
          </table:table-cell>
          <table:table-cell table:style-name="ce52" office:value-type="float" office:value="30.45001" calcext:value-type="float">
            <text:p>30.45001</text:p>
          </table:table-cell>
          <table:table-cell table:style-name="ce52" office:value-type="float" office:value="29.97528" calcext:value-type="float">
            <text:p>29.97528</text:p>
          </table:table-cell>
          <table:table-cell table:style-name="ce52" office:value-type="float" office:value="30.09183" calcext:value-type="float">
            <text:p>30.09183</text:p>
          </table:table-cell>
          <table:table-cell table:style-name="ce52" office:value-type="float" office:value="29.78699" calcext:value-type="float">
            <text:p>29.78699</text:p>
          </table:table-cell>
          <table:table-cell table:style-name="ce52" office:value-type="float" office:value="30.38446" calcext:value-type="float">
            <text:p>30.38446</text:p>
          </table:table-cell>
          <table:table-cell table:style-name="ce52" office:value-type="float" office:value="29.9765" calcext:value-type="float">
            <text:p>29.9765</text:p>
          </table:table-cell>
          <table:table-cell table:style-name="ce52" office:value-type="float" office:value="30.1243" calcext:value-type="float">
            <text:p>30.1243</text:p>
          </table:table-cell>
          <table:table-cell table:style-name="ce52" office:value-type="float" office:value="30.20392" calcext:value-type="float">
            <text:p>30.20392</text:p>
          </table:table-cell>
          <table:table-cell table:style-name="ce52" office:value-type="float" office:value="30.55249" calcext:value-type="float">
            <text:p>30.55249</text:p>
          </table:table-cell>
          <table:table-cell table:style-name="ce52" office:value-type="float" office:value="30.33023" calcext:value-type="float">
            <text:p>30.33023</text:p>
          </table:table-cell>
          <table:table-cell table:style-name="ce52" office:value-type="float" office:value="30.27411" calcext:value-type="float">
            <text:p>30.27411</text:p>
          </table:table-cell>
          <table:table-cell table:style-name="ce52" office:value-type="float" office:value="30.3017" calcext:value-type="float">
            <text:p>30.3017</text:p>
          </table:table-cell>
          <table:table-cell table:style-name="ce52" office:value-type="float" office:value="30.28973" calcext:value-type="float">
            <text:p>30.28973</text:p>
          </table:table-cell>
          <table:table-cell table:style-name="ce52" office:value-type="float" office:value="29.92856" calcext:value-type="float">
            <text:p>29.92856</text:p>
          </table:table-cell>
          <table:table-cell table:style-name="ce52" office:value-type="float" office:value="28" calcext:value-type="float">
            <text:p>28</text:p>
          </table:table-cell>
          <table:table-cell office:value-type="string" calcext:value-type="string">
            <text:p>rewrite_fsm_counter – test1</text:p>
          </table:table-cell>
          <table:table-cell table:number-columns-repeated="34"/>
        </table:table-row>
        <table:table-row table:style-name="ro1">
          <table:table-cell table:style-name="ce52" office:value-type="float" office:value="29.0455" calcext:value-type="float">
            <text:p>29.0455</text:p>
          </table:table-cell>
          <table:table-cell table:style-name="ce52" office:value-type="float" office:value="29.04282" calcext:value-type="float">
            <text:p>29.04282</text:p>
          </table:table-cell>
          <table:table-cell table:style-name="ce52" office:value-type="float" office:value="28.66193" calcext:value-type="float">
            <text:p>28.66193</text:p>
          </table:table-cell>
          <table:table-cell table:style-name="ce52" office:value-type="float" office:value="28.90536" calcext:value-type="float">
            <text:p>28.90536</text:p>
          </table:table-cell>
          <table:table-cell table:style-name="ce52" office:value-type="float" office:value="28.62311" calcext:value-type="float">
            <text:p>28.62311</text:p>
          </table:table-cell>
          <table:table-cell table:style-name="ce52" office:value-type="float" office:value="28.63055" calcext:value-type="float">
            <text:p>28.63055</text:p>
          </table:table-cell>
          <table:table-cell table:style-name="ce52" office:value-type="float" office:value="28.88474" calcext:value-type="float">
            <text:p>28.88474</text:p>
          </table:table-cell>
          <table:table-cell table:style-name="ce52" office:value-type="float" office:value="28.63596" calcext:value-type="float">
            <text:p>28.63596</text:p>
          </table:table-cell>
          <table:table-cell table:style-name="ce52" office:value-type="float" office:value="28.80634" calcext:value-type="float">
            <text:p>28.80634</text:p>
          </table:table-cell>
          <table:table-cell table:style-name="ce52" office:value-type="float" office:value="28.64328" calcext:value-type="float">
            <text:p>28.64328</text:p>
          </table:table-cell>
          <table:table-cell table:style-name="ce52" office:value-type="float" office:value="28.91595" calcext:value-type="float">
            <text:p>28.91595</text:p>
          </table:table-cell>
          <table:table-cell table:style-name="ce52" office:value-type="float" office:value="28.38568" calcext:value-type="float">
            <text:p>28.38568</text:p>
          </table:table-cell>
          <table:table-cell table:style-name="ce52" office:value-type="float" office:value="28.61038" calcext:value-type="float">
            <text:p>28.61038</text:p>
          </table:table-cell>
          <table:table-cell table:style-name="ce52" office:value-type="float" office:value="28.6077" calcext:value-type="float">
            <text:p>28.6077</text:p>
          </table:table-cell>
          <table:table-cell table:style-name="ce52" office:value-type="float" office:value="28.28333" calcext:value-type="float">
            <text:p>28.28333</text:p>
          </table:table-cell>
          <table:table-cell table:style-name="ce52" office:value-type="float" office:value="28.14532" calcext:value-type="float">
            <text:p>28.14532</text:p>
          </table:table-cell>
          <table:table-cell table:style-name="ce52" office:value-type="float" office:value="28.34717" calcext:value-type="float">
            <text:p>28.34717</text:p>
          </table:table-cell>
          <table:table-cell table:style-name="ce52" office:value-type="float" office:value="27.88959" calcext:value-type="float">
            <text:p>27.88959</text:p>
          </table:table-cell>
          <table:table-cell table:style-name="ce52" office:value-type="float" office:value="28.24231" calcext:value-type="float">
            <text:p>28.24231</text:p>
          </table:table-cell>
          <table:table-cell table:style-name="ce52" office:value-type="float" office:value="28.77844" calcext:value-type="float">
            <text:p>28.77844</text:p>
          </table:table-cell>
          <table:table-cell table:style-name="ce52" office:value-type="float" office:value="28.00223" calcext:value-type="float">
            <text:p>28.00223</text:p>
          </table:table-cell>
          <table:table-cell table:number-columns-repeated="2" table:style-name="ce52" office:value-type="float" office:value="28.1781" calcext:value-type="float">
            <text:p>28.1781</text:p>
          </table:table-cell>
          <table:table-cell table:style-name="ce52" office:value-type="float" office:value="28.34497" calcext:value-type="float">
            <text:p>28.34497</text:p>
          </table:table-cell>
          <table:table-cell table:style-name="ce52" office:value-type="float" office:value="28.0676" calcext:value-type="float">
            <text:p>28.0676</text:p>
          </table:table-cell>
          <table:table-cell table:style-name="ce52" office:value-type="float" office:value="28.42075" calcext:value-type="float">
            <text:p>28.42075</text:p>
          </table:table-cell>
          <table:table-cell table:style-name="ce52" office:value-type="float" office:value="28.5975" calcext:value-type="float">
            <text:p>28.5975</text:p>
          </table:table-cell>
          <table:table-cell table:style-name="ce52" office:value-type="float" office:value="28.56686" calcext:value-type="float">
            <text:p>28.56686</text:p>
          </table:table-cell>
          <table:table-cell table:style-name="ce52" office:value-type="float" office:value="28.21417" calcext:value-type="float">
            <text:p>28.21417</text:p>
          </table:table-cell>
          <table:table-cell table:style-name="ce52" office:value-type="float" office:value="28.35843" calcext:value-type="float">
            <text:p>28.35843</text:p>
          </table:table-cell>
          <table:table-cell table:style-name="ce52" office:value-type="float" office:value="28.69064" calcext:value-type="float">
            <text:p>28.69064</text:p>
          </table:table-cell>
          <table:table-cell table:style-name="ce52" office:value-type="float" office:value="28.96609" calcext:value-type="float">
            <text:p>28.96609</text:p>
          </table:table-cell>
          <table:table-cell table:number-columns-repeated="35"/>
        </table:table-row>
        <table:table-row table:style-name="ro1">
          <table:table-cell table:style-name="ce52" office:value-type="float" office:value="30.89209" calcext:value-type="float">
            <text:p>30.89209</text:p>
          </table:table-cell>
          <table:table-cell table:style-name="ce52" office:value-type="float" office:value="31.15579" calcext:value-type="float">
            <text:p>31.15579</text:p>
          </table:table-cell>
          <table:table-cell table:style-name="ce52" office:value-type="float" office:value="30.90594" calcext:value-type="float">
            <text:p>30.90594</text:p>
          </table:table-cell>
          <table:table-cell table:style-name="ce52" office:value-type="float" office:value="31.23083" calcext:value-type="float">
            <text:p>31.23083</text:p>
          </table:table-cell>
          <table:table-cell table:style-name="ce52" office:value-type="float" office:value="30.41553" calcext:value-type="float">
            <text:p>30.41553</text:p>
          </table:table-cell>
          <table:table-cell table:style-name="ce52" office:value-type="float" office:value="30.87305" calcext:value-type="float">
            <text:p>30.87305</text:p>
          </table:table-cell>
          <table:table-cell table:style-name="ce52" office:value-type="float" office:value="30.44275" calcext:value-type="float">
            <text:p>30.44275</text:p>
          </table:table-cell>
          <table:table-cell table:style-name="ce52" office:value-type="float" office:value="30.6665" calcext:value-type="float">
            <text:p>30.6665</text:p>
          </table:table-cell>
          <table:table-cell table:style-name="ce52" office:value-type="float" office:value="30.2063" calcext:value-type="float">
            <text:p>30.2063</text:p>
          </table:table-cell>
          <table:table-cell table:style-name="ce52" office:value-type="float" office:value="30.34073" calcext:value-type="float">
            <text:p>30.34073</text:p>
          </table:table-cell>
          <table:table-cell table:style-name="ce52" office:value-type="float" office:value="30.1485" calcext:value-type="float">
            <text:p>30.1485</text:p>
          </table:table-cell>
          <table:table-cell table:style-name="ce52" office:value-type="float" office:value="30.76529" calcext:value-type="float">
            <text:p>30.76529</text:p>
          </table:table-cell>
          <table:table-cell table:style-name="ce52" office:value-type="float" office:value="29.78494" calcext:value-type="float">
            <text:p>29.78494</text:p>
          </table:table-cell>
          <table:table-cell table:style-name="ce52" office:value-type="float" office:value="30.07272" calcext:value-type="float">
            <text:p>30.07272</text:p>
          </table:table-cell>
          <table:table-cell table:style-name="ce52" office:value-type="float" office:value="29.92258" calcext:value-type="float">
            <text:p>29.92258</text:p>
          </table:table-cell>
          <table:table-cell table:style-name="ce52" office:value-type="float" office:value="30.27808" calcext:value-type="float">
            <text:p>30.27808</text:p>
          </table:table-cell>
          <table:table-cell table:style-name="ce52" office:value-type="float" office:value="30.08133" calcext:value-type="float">
            <text:p>30.08133</text:p>
          </table:table-cell>
          <table:table-cell table:style-name="ce52" office:value-type="float" office:value="29.86151" calcext:value-type="float">
            <text:p>29.86151</text:p>
          </table:table-cell>
          <table:table-cell table:style-name="ce52" office:value-type="float" office:value="30.19421" calcext:value-type="float">
            <text:p>30.19421</text:p>
          </table:table-cell>
          <table:table-cell table:style-name="ce52" office:value-type="float" office:value="30.06589" calcext:value-type="float">
            <text:p>30.06589</text:p>
          </table:table-cell>
          <table:table-cell table:style-name="ce52" office:value-type="float" office:value="29.86819" calcext:value-type="float">
            <text:p>29.86819</text:p>
          </table:table-cell>
          <table:table-cell table:style-name="ce52" office:value-type="float" office:value="30.15536" calcext:value-type="float">
            <text:p>30.15536</text:p>
          </table:table-cell>
          <table:table-cell table:style-name="ce52" office:value-type="float" office:value="30.14676" calcext:value-type="float">
            <text:p>30.14676</text:p>
          </table:table-cell>
          <table:table-cell table:style-name="ce52" office:value-type="float" office:value="30.04105" calcext:value-type="float">
            <text:p>30.04105</text:p>
          </table:table-cell>
          <table:table-cell table:style-name="ce52" office:value-type="float" office:value="29.81705" calcext:value-type="float">
            <text:p>29.81705</text:p>
          </table:table-cell>
          <table:table-cell table:style-name="ce52" office:value-type="float" office:value="29.81091" calcext:value-type="float">
            <text:p>29.81091</text:p>
          </table:table-cell>
          <table:table-cell table:style-name="ce52" office:value-type="float" office:value="30.57349" calcext:value-type="float">
            <text:p>30.57349</text:p>
          </table:table-cell>
          <table:table-cell table:style-name="ce52" office:value-type="float" office:value="30.31689" calcext:value-type="float">
            <text:p>30.31689</text:p>
          </table:table-cell>
          <table:table-cell table:style-name="ce52" office:value-type="float" office:value="30.08865" calcext:value-type="float">
            <text:p>30.08865</text:p>
          </table:table-cell>
          <table:table-cell table:style-name="ce52" office:value-type="float" office:value="30.49673" calcext:value-type="float">
            <text:p>30.49673</text:p>
          </table:table-cell>
          <table:table-cell table:style-name="ce52" office:value-type="float" office:value="30.63287" calcext:value-type="float">
            <text:p>30.63287</text:p>
          </table:table-cell>
          <table:table-cell table:style-name="ce52" office:value-type="float" office:value="30.60684" calcext:value-type="float">
            <text:p>30.60684</text:p>
          </table:table-cell>
          <table:table-cell table:number-columns-repeated="35"/>
        </table:table-row>
        <table:table-row table:style-name="ro1">
          <table:table-cell table:style-name="ce52" office:value-type="float" office:value="29.07584" calcext:value-type="float">
            <text:p>29.07584</text:p>
          </table:table-cell>
          <table:table-cell table:style-name="ce52" office:value-type="float" office:value="28.32419" calcext:value-type="float">
            <text:p>28.32419</text:p>
          </table:table-cell>
          <table:table-cell table:style-name="ce52" office:value-type="float" office:value="28.59079" calcext:value-type="float">
            <text:p>28.59079</text:p>
          </table:table-cell>
          <table:table-cell table:style-name="ce52" office:value-type="float" office:value="28.82056" calcext:value-type="float">
            <text:p>28.82056</text:p>
          </table:table-cell>
          <table:table-cell table:style-name="ce52" office:value-type="float" office:value="28.50076" calcext:value-type="float">
            <text:p>28.50076</text:p>
          </table:table-cell>
          <table:table-cell table:style-name="ce52" office:value-type="float" office:value="28.52585" calcext:value-type="float">
            <text:p>28.52585</text:p>
          </table:table-cell>
          <table:table-cell table:style-name="ce52" office:value-type="float" office:value="28.90381" calcext:value-type="float">
            <text:p>28.90381</text:p>
          </table:table-cell>
          <table:table-cell table:style-name="ce52" office:value-type="float" office:value="28.74857" calcext:value-type="float">
            <text:p>28.74857</text:p>
          </table:table-cell>
          <table:table-cell table:style-name="ce52" office:value-type="float" office:value="28.56122" calcext:value-type="float">
            <text:p>28.56122</text:p>
          </table:table-cell>
          <table:table-cell table:style-name="ce52" office:value-type="float" office:value="28.68161" calcext:value-type="float">
            <text:p>28.68161</text:p>
          </table:table-cell>
          <table:table-cell table:style-name="ce52" office:value-type="float" office:value="28.9165" calcext:value-type="float">
            <text:p>28.9165</text:p>
          </table:table-cell>
          <table:table-cell table:style-name="ce52" office:value-type="float" office:value="28.62305" calcext:value-type="float">
            <text:p>28.62305</text:p>
          </table:table-cell>
          <table:table-cell table:style-name="ce52" office:value-type="float" office:value="28.46585" calcext:value-type="float">
            <text:p>28.46585</text:p>
          </table:table-cell>
          <table:table-cell table:style-name="ce52" office:value-type="float" office:value="28.33118" calcext:value-type="float">
            <text:p>28.33118</text:p>
          </table:table-cell>
          <table:table-cell table:style-name="ce52" office:value-type="float" office:value="28.33496" calcext:value-type="float">
            <text:p>28.33496</text:p>
          </table:table-cell>
          <table:table-cell table:style-name="ce52" office:value-type="float" office:value="28.37231" calcext:value-type="float">
            <text:p>28.37231</text:p>
          </table:table-cell>
          <table:table-cell table:style-name="ce52" office:value-type="float" office:value="28.55539" calcext:value-type="float">
            <text:p>28.55539</text:p>
          </table:table-cell>
          <table:table-cell table:style-name="ce52" office:value-type="float" office:value="28.37323" calcext:value-type="float">
            <text:p>28.37323</text:p>
          </table:table-cell>
          <table:table-cell table:style-name="ce52" office:value-type="float" office:value="28.33533" calcext:value-type="float">
            <text:p>28.33533</text:p>
          </table:table-cell>
          <table:table-cell table:style-name="ce52" office:value-type="float" office:value="28.3555" calcext:value-type="float">
            <text:p>28.3555</text:p>
          </table:table-cell>
          <table:table-cell table:style-name="ce52" office:value-type="float" office:value="28.14029" calcext:value-type="float">
            <text:p>28.14029</text:p>
          </table:table-cell>
          <table:table-cell table:style-name="ce52" office:value-type="float" office:value="28.43121" calcext:value-type="float">
            <text:p>28.43121</text:p>
          </table:table-cell>
          <table:table-cell table:style-name="ce52" office:value-type="float" office:value="28.39169" calcext:value-type="float">
            <text:p>28.39169</text:p>
          </table:table-cell>
          <table:table-cell table:style-name="ce52" office:value-type="float" office:value="28.2066" calcext:value-type="float">
            <text:p>28.2066</text:p>
          </table:table-cell>
          <table:table-cell table:style-name="ce52" office:value-type="float" office:value="28.60504" calcext:value-type="float">
            <text:p>28.60504</text:p>
          </table:table-cell>
          <table:table-cell table:style-name="ce52" office:value-type="float" office:value="28.32651" calcext:value-type="float">
            <text:p>28.32651</text:p>
          </table:table-cell>
          <table:table-cell table:style-name="ce52" office:value-type="float" office:value="28.26007" calcext:value-type="float">
            <text:p>28.26007</text:p>
          </table:table-cell>
          <table:table-cell table:style-name="ce52" office:value-type="float" office:value="28.4566" calcext:value-type="float">
            <text:p>28.4566</text:p>
          </table:table-cell>
          <table:table-cell table:style-name="ce52" office:value-type="float" office:value="28.31952" calcext:value-type="float">
            <text:p>28.31952</text:p>
          </table:table-cell>
          <table:table-cell table:style-name="ce52" office:value-type="float" office:value="28.45667" calcext:value-type="float">
            <text:p>28.45667</text:p>
          </table:table-cell>
          <table:table-cell table:style-name="ce52" office:value-type="float" office:value="28.19461" calcext:value-type="float">
            <text:p>28.19461</text:p>
          </table:table-cell>
          <table:table-cell table:style-name="ce52" office:value-type="float" office:value="28.50897" calcext:value-type="float">
            <text:p>28.50897</text:p>
          </table:table-cell>
          <table:table-cell table:number-columns-repeated="35"/>
        </table:table-row>
        <table:table-row table:style-name="ro1">
          <table:table-cell table:style-name="ce52" office:value-type="float" office:value="29.95898" calcext:value-type="float">
            <text:p>29.95898</text:p>
          </table:table-cell>
          <table:table-cell table:style-name="ce52" office:value-type="float" office:value="31.30441" calcext:value-type="float">
            <text:p>31.30441</text:p>
          </table:table-cell>
          <table:table-cell table:style-name="ce52" office:value-type="float" office:value="30.92227" calcext:value-type="float">
            <text:p>30.92227</text:p>
          </table:table-cell>
          <table:table-cell table:style-name="ce52" office:value-type="float" office:value="30.83569" calcext:value-type="float">
            <text:p>30.83569</text:p>
          </table:table-cell>
          <table:table-cell table:style-name="ce52" office:value-type="float" office:value="30.38605" calcext:value-type="float">
            <text:p>30.38605</text:p>
          </table:table-cell>
          <table:table-cell table:style-name="ce52" office:value-type="float" office:value="30.98105" calcext:value-type="float">
            <text:p>30.98105</text:p>
          </table:table-cell>
          <table:table-cell table:style-name="ce52" office:value-type="float" office:value="30.23224" calcext:value-type="float">
            <text:p>30.23224</text:p>
          </table:table-cell>
          <table:table-cell table:style-name="ce52" office:value-type="float" office:value="30.45752" calcext:value-type="float">
            <text:p>30.45752</text:p>
          </table:table-cell>
          <table:table-cell table:style-name="ce52" office:value-type="float" office:value="30.2189" calcext:value-type="float">
            <text:p>30.2189</text:p>
          </table:table-cell>
          <table:table-cell table:style-name="ce52" office:value-type="float" office:value="30.35535" calcext:value-type="float">
            <text:p>30.35535</text:p>
          </table:table-cell>
          <table:table-cell table:style-name="ce52" office:value-type="float" office:value="30.54022" calcext:value-type="float">
            <text:p>30.54022</text:p>
          </table:table-cell>
          <table:table-cell table:style-name="ce52" office:value-type="float" office:value="29.9837" calcext:value-type="float">
            <text:p>29.9837</text:p>
          </table:table-cell>
          <table:table-cell table:style-name="ce52" office:value-type="float" office:value="30.12946" calcext:value-type="float">
            <text:p>30.12946</text:p>
          </table:table-cell>
          <table:table-cell table:style-name="ce52" office:value-type="float" office:value="29.96844" calcext:value-type="float">
            <text:p>29.96844</text:p>
          </table:table-cell>
          <table:table-cell table:style-name="ce52" office:value-type="float" office:value="29.88284" calcext:value-type="float">
            <text:p>29.88284</text:p>
          </table:table-cell>
          <table:table-cell table:style-name="ce52" office:value-type="float" office:value="30.03763" calcext:value-type="float">
            <text:p>30.03763</text:p>
          </table:table-cell>
          <table:table-cell table:style-name="ce52" office:value-type="float" office:value="29.53766" calcext:value-type="float">
            <text:p>29.53766</text:p>
          </table:table-cell>
          <table:table-cell table:style-name="ce52" office:value-type="float" office:value="30.3931" calcext:value-type="float">
            <text:p>30.3931</text:p>
          </table:table-cell>
          <table:table-cell table:style-name="ce52" office:value-type="float" office:value="29.8573" calcext:value-type="float">
            <text:p>29.8573</text:p>
          </table:table-cell>
          <table:table-cell table:style-name="ce52" office:value-type="float" office:value="30.10095" calcext:value-type="float">
            <text:p>30.10095</text:p>
          </table:table-cell>
          <table:table-cell table:style-name="ce52" office:value-type="float" office:value="29.991" calcext:value-type="float">
            <text:p>29.991</text:p>
          </table:table-cell>
          <table:table-cell table:style-name="ce52" office:value-type="float" office:value="29.91217" calcext:value-type="float">
            <text:p>29.91217</text:p>
          </table:table-cell>
          <table:table-cell table:style-name="ce52" office:value-type="float" office:value="30.36011" calcext:value-type="float">
            <text:p>30.36011</text:p>
          </table:table-cell>
          <table:table-cell table:style-name="ce52" office:value-type="float" office:value="30.32364" calcext:value-type="float">
            <text:p>30.32364</text:p>
          </table:table-cell>
          <table:table-cell table:style-name="ce52" office:value-type="float" office:value="29.95898" calcext:value-type="float">
            <text:p>29.95898</text:p>
          </table:table-cell>
          <table:table-cell table:style-name="ce52" office:value-type="float" office:value="30.21213" calcext:value-type="float">
            <text:p>30.21213</text:p>
          </table:table-cell>
          <table:table-cell table:style-name="ce52" office:value-type="float" office:value="30.30014" calcext:value-type="float">
            <text:p>30.30014</text:p>
          </table:table-cell>
          <table:table-cell table:style-name="ce52" office:value-type="float" office:value="30.07437" calcext:value-type="float">
            <text:p>30.07437</text:p>
          </table:table-cell>
          <table:table-cell table:style-name="ce52" office:value-type="float" office:value="30.2037" calcext:value-type="float">
            <text:p>30.2037</text:p>
          </table:table-cell>
          <table:table-cell table:style-name="ce52" office:value-type="float" office:value="30.66983" calcext:value-type="float">
            <text:p>30.66983</text:p>
          </table:table-cell>
          <table:table-cell table:style-name="ce52" office:value-type="float" office:value="30.29395" calcext:value-type="float">
            <text:p>30.29395</text:p>
          </table:table-cell>
          <table:table-cell table:style-name="ce52" office:value-type="float" office:value="30.21164" calcext:value-type="float">
            <text:p>30.21164</text:p>
          </table:table-cell>
          <table:table-cell table:number-columns-repeated="35"/>
        </table:table-row>
        <table:table-row table:style-name="ro1">
          <table:table-cell table:style-name="ce52" office:value-type="float" office:value="28.25171" calcext:value-type="float">
            <text:p>28.25171</text:p>
          </table:table-cell>
          <table:table-cell table:style-name="ce52" office:value-type="float" office:value="28.30542" calcext:value-type="float">
            <text:p>28.30542</text:p>
          </table:table-cell>
          <table:table-cell table:style-name="ce52" office:value-type="float" office:value="28.63135" calcext:value-type="float">
            <text:p>28.63135</text:p>
          </table:table-cell>
          <table:table-cell table:style-name="ce52" office:value-type="float" office:value="28.7713" calcext:value-type="float">
            <text:p>28.7713</text:p>
          </table:table-cell>
          <table:table-cell table:style-name="ce52" office:value-type="float" office:value="28.75842" calcext:value-type="float">
            <text:p>28.75842</text:p>
          </table:table-cell>
          <table:table-cell table:style-name="ce52" office:value-type="float" office:value="28.69284" calcext:value-type="float">
            <text:p>28.69284</text:p>
          </table:table-cell>
          <table:table-cell table:style-name="ce52" office:value-type="float" office:value="28.57242" calcext:value-type="float">
            <text:p>28.57242</text:p>
          </table:table-cell>
          <table:table-cell table:style-name="ce52" office:value-type="float" office:value="28.59021" calcext:value-type="float">
            <text:p>28.59021</text:p>
          </table:table-cell>
          <table:table-cell table:style-name="ce52" office:value-type="float" office:value="28.61664" calcext:value-type="float">
            <text:p>28.61664</text:p>
          </table:table-cell>
          <table:table-cell table:style-name="ce52" office:value-type="float" office:value="28.56271" calcext:value-type="float">
            <text:p>28.56271</text:p>
          </table:table-cell>
          <table:table-cell table:style-name="ce52" office:value-type="float" office:value="28.80847" calcext:value-type="float">
            <text:p>28.8084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8.79767" calcext:value-type="float">
            <text:p>28.79767</text:p>
          </table:table-cell>
          <table:table-cell table:style-name="ce52" office:value-type="float" office:value="28.46902" calcext:value-type="float">
            <text:p>28.46902</text:p>
          </table:table-cell>
          <table:table-cell table:style-name="ce52" office:value-type="float" office:value="28.33533" calcext:value-type="float">
            <text:p>28.33533</text:p>
          </table:table-cell>
          <table:table-cell table:style-name="ce52" office:value-type="float" office:value="28.82819" calcext:value-type="float">
            <text:p>28.82819</text:p>
          </table:table-cell>
          <table:table-cell table:style-name="ce52" office:value-type="float" office:value="28.39343" calcext:value-type="float">
            <text:p>28.39343</text:p>
          </table:table-cell>
          <table:table-cell table:style-name="ce52" office:value-type="float" office:value="28.15991" calcext:value-type="float">
            <text:p>28.15991</text:p>
          </table:table-cell>
          <table:table-cell table:style-name="ce52" office:value-type="float" office:value="28.37234" calcext:value-type="float">
            <text:p>28.37234</text:p>
          </table:table-cell>
          <table:table-cell table:style-name="ce52" office:value-type="float" office:value="28.43512" calcext:value-type="float">
            <text:p>28.43512</text:p>
          </table:table-cell>
          <table:table-cell table:style-name="ce52" office:value-type="float" office:value="28.69983" calcext:value-type="float">
            <text:p>28.69983</text:p>
          </table:table-cell>
          <table:table-cell table:style-name="ce52" office:value-type="float" office:value="28.82791" calcext:value-type="float">
            <text:p>28.82791</text:p>
          </table:table-cell>
          <table:table-cell table:style-name="ce52" office:value-type="float" office:value="28.42444" calcext:value-type="float">
            <text:p>28.42444</text:p>
          </table:table-cell>
          <table:table-cell table:style-name="ce52" office:value-type="float" office:value="29.60132" calcext:value-type="float">
            <text:p>29.60132</text:p>
          </table:table-cell>
          <table:table-cell table:style-name="ce52" office:value-type="float" office:value="28.38037" calcext:value-type="float">
            <text:p>28.38037</text:p>
          </table:table-cell>
          <table:table-cell table:style-name="ce52" office:value-type="float" office:value="28.992" calcext:value-type="float">
            <text:p>28.992</text:p>
          </table:table-cell>
          <table:table-cell table:style-name="ce52" office:value-type="float" office:value="28.45145" calcext:value-type="float">
            <text:p>28.45145</text:p>
          </table:table-cell>
          <table:table-cell table:style-name="ce52" office:value-type="float" office:value="28.49188" calcext:value-type="float">
            <text:p>28.49188</text:p>
          </table:table-cell>
          <table:table-cell table:style-name="ce52" office:value-type="float" office:value="28.04196" calcext:value-type="float">
            <text:p>28.04196</text:p>
          </table:table-cell>
          <table:table-cell table:style-name="ce52" office:value-type="float" office:value="28.4993" calcext:value-type="float">
            <text:p>28.4993</text:p>
          </table:table-cell>
          <table:table-cell table:style-name="ce52" office:value-type="float" office:value="28.19205" calcext:value-type="float">
            <text:p>28.19205</text:p>
          </table:table-cell>
          <table:table-cell table:style-name="ce52" office:value-type="float" office:value="28.15323" calcext:value-type="float">
            <text:p>28.15323</text:p>
          </table:table-cell>
          <table:table-cell table:number-columns-repeated="35"/>
        </table:table-row>
        <table:table-row table:style-name="ro1">
          <table:table-cell table:style-name="ce52" office:value-type="float" office:value="29.55786" calcext:value-type="float">
            <text:p>29.55786</text:p>
          </table:table-cell>
          <table:table-cell table:style-name="ce52" office:value-type="float" office:value="31.14697" calcext:value-type="float">
            <text:p>31.14697</text:p>
          </table:table-cell>
          <table:table-cell table:style-name="ce52" office:value-type="float" office:value="30.33191" calcext:value-type="float">
            <text:p>30.33191</text:p>
          </table:table-cell>
          <table:table-cell table:style-name="ce52" office:value-type="float" office:value="30.50305" calcext:value-type="float">
            <text:p>30.50305</text:p>
          </table:table-cell>
          <table:table-cell table:style-name="ce52" office:value-type="float" office:value="30.49008" calcext:value-type="float">
            <text:p>30.49008</text:p>
          </table:table-cell>
          <table:table-cell table:style-name="ce52" office:value-type="float" office:value="30.30188" calcext:value-type="float">
            <text:p>30.30188</text:p>
          </table:table-cell>
          <table:table-cell table:style-name="ce52" office:value-type="float" office:value="30.3309" calcext:value-type="float">
            <text:p>30.3309</text:p>
          </table:table-cell>
          <table:table-cell table:style-name="ce52" office:value-type="float" office:value="29.77286" calcext:value-type="float">
            <text:p>29.77286</text:p>
          </table:table-cell>
          <table:table-cell table:style-name="ce52" office:value-type="float" office:value="30.08856" calcext:value-type="float">
            <text:p>30.08856</text:p>
          </table:table-cell>
          <table:table-cell table:style-name="ce52" office:value-type="float" office:value="30.69708" calcext:value-type="float">
            <text:p>30.69708</text:p>
          </table:table-cell>
          <table:table-cell table:style-name="ce52" office:value-type="float" office:value="29.85098" calcext:value-type="float">
            <text:p>29.85098</text:p>
          </table:table-cell>
          <table:table-cell table:style-name="ce52" office:value-type="float" office:value="30.28613" calcext:value-type="float">
            <text:p>30.28613</text:p>
          </table:table-cell>
          <table:table-cell table:style-name="ce52" office:value-type="float" office:value="29.74405" calcext:value-type="float">
            <text:p>29.74405</text:p>
          </table:table-cell>
          <table:table-cell table:style-name="ce52" office:value-type="float" office:value="30.29486" calcext:value-type="float">
            <text:p>30.29486</text:p>
          </table:table-cell>
          <table:table-cell table:style-name="ce52" office:value-type="float" office:value="29.83429" calcext:value-type="float">
            <text:p>29.83429</text:p>
          </table:table-cell>
          <table:table-cell table:style-name="ce52" office:value-type="float" office:value="30.20844" calcext:value-type="float">
            <text:p>30.20844</text:p>
          </table:table-cell>
          <table:table-cell table:style-name="ce52" office:value-type="float" office:value="29.98035" calcext:value-type="float">
            <text:p>29.98035</text:p>
          </table:table-cell>
          <table:table-cell table:style-name="ce52" office:value-type="float" office:value="29.96381" calcext:value-type="float">
            <text:p>29.96381</text:p>
          </table:table-cell>
          <table:table-cell table:style-name="ce52" office:value-type="float" office:value="30.38055" calcext:value-type="float">
            <text:p>30.38055</text:p>
          </table:table-cell>
          <table:table-cell table:style-name="ce52" office:value-type="float" office:value="30.37997" calcext:value-type="float">
            <text:p>30.37997</text:p>
          </table:table-cell>
          <table:table-cell table:style-name="ce52" office:value-type="float" office:value="31.38116" calcext:value-type="float">
            <text:p>31.38116</text:p>
          </table:table-cell>
          <table:table-cell table:style-name="ce52" office:value-type="float" office:value="30.99396" calcext:value-type="float">
            <text:p>30.99396</text:p>
          </table:table-cell>
          <table:table-cell table:style-name="ce52" office:value-type="float" office:value="32.64066" calcext:value-type="float">
            <text:p>32.64066</text:p>
          </table:table-cell>
          <table:table-cell table:style-name="ce52" office:value-type="float" office:value="30.88916" calcext:value-type="float">
            <text:p>30.88916</text:p>
          </table:table-cell>
          <table:table-cell table:style-name="ce52" office:value-type="float" office:value="30.45111" calcext:value-type="float">
            <text:p>30.45111</text:p>
          </table:table-cell>
          <table:table-cell table:style-name="ce52" office:value-type="float" office:value="30.25018" calcext:value-type="float">
            <text:p>30.25018</text:p>
          </table:table-cell>
          <table:table-cell table:style-name="ce52" office:value-type="float" office:value="30.24265" calcext:value-type="float">
            <text:p>30.24265</text:p>
          </table:table-cell>
          <table:table-cell table:style-name="ce52" office:value-type="float" office:value="30.37146" calcext:value-type="float">
            <text:p>30.37146</text:p>
          </table:table-cell>
          <table:table-cell table:style-name="ce52" office:value-type="float" office:value="30.23492" calcext:value-type="float">
            <text:p>30.23492</text:p>
          </table:table-cell>
          <table:table-cell table:style-name="ce52" office:value-type="float" office:value="30.17844" calcext:value-type="float">
            <text:p>30.17844</text:p>
          </table:table-cell>
          <table:table-cell table:style-name="ce52" office:value-type="float" office:value="30.21924" calcext:value-type="float">
            <text:p>30.21924</text:p>
          </table:table-cell>
          <table:table-cell table:style-name="ce52" office:value-type="float" office:value="30.43271" calcext:value-type="float">
            <text:p>30.43271</text:p>
          </table:table-cell>
          <table:table-cell table:number-columns-repeated="35"/>
        </table:table-row>
        <table:table-row table:style-name="ro1">
          <table:table-cell table:style-name="ce52" office:value-type="float" office:value="27.97211" calcext:value-type="float">
            <text:p>27.97211</text:p>
          </table:table-cell>
          <table:table-cell table:style-name="ce52" office:value-type="float" office:value="28.02295" calcext:value-type="float">
            <text:p>28.02295</text:p>
          </table:table-cell>
          <table:table-cell table:style-name="ce52" office:value-type="float" office:value="28.8674" calcext:value-type="float">
            <text:p>28.8674</text:p>
          </table:table-cell>
          <table:table-cell table:style-name="ce52" office:value-type="float" office:value="28.76801" calcext:value-type="float">
            <text:p>28.76801</text:p>
          </table:table-cell>
          <table:table-cell table:style-name="ce52" office:value-type="float" office:value="28.51453" calcext:value-type="float">
            <text:p>28.51453</text:p>
          </table:table-cell>
          <table:table-cell table:style-name="ce52" office:value-type="float" office:value="28.53638" calcext:value-type="float">
            <text:p>28.53638</text:p>
          </table:table-cell>
          <table:table-cell table:style-name="ce52" office:value-type="float" office:value="28.48468" calcext:value-type="float">
            <text:p>28.48468</text:p>
          </table:table-cell>
          <table:table-cell table:style-name="ce52" office:value-type="float" office:value="28.60547" calcext:value-type="float">
            <text:p>28.60547</text:p>
          </table:table-cell>
          <table:table-cell table:style-name="ce52" office:value-type="float" office:value="28.25488" calcext:value-type="float">
            <text:p>28.25488</text:p>
          </table:table-cell>
          <table:table-cell table:style-name="ce52" office:value-type="float" office:value="28.50891" calcext:value-type="float">
            <text:p>28.50891</text:p>
          </table:table-cell>
          <table:table-cell table:style-name="ce52" office:value-type="float" office:value="28.53226" calcext:value-type="float">
            <text:p>28.53226</text:p>
          </table:table-cell>
          <table:table-cell table:style-name="ce52" office:value-type="float" office:value="28.47479" calcext:value-type="float">
            <text:p>28.47479</text:p>
          </table:table-cell>
          <table:table-cell table:style-name="ce52" office:value-type="float" office:value="28.40109" calcext:value-type="float">
            <text:p>28.40109</text:p>
          </table:table-cell>
          <table:table-cell table:style-name="ce52" office:value-type="float" office:value="28.45959" calcext:value-type="float">
            <text:p>28.45959</text:p>
          </table:table-cell>
          <table:table-cell table:style-name="ce52" office:value-type="float" office:value="28.40677" calcext:value-type="float">
            <text:p>28.40677</text:p>
          </table:table-cell>
          <table:table-cell table:style-name="ce52" office:value-type="float" office:value="28.63065" calcext:value-type="float">
            <text:p>28.63065</text:p>
          </table:table-cell>
          <table:table-cell table:style-name="ce52" office:value-type="float" office:value="28.73291" calcext:value-type="float">
            <text:p>28.73291</text:p>
          </table:table-cell>
          <table:table-cell table:style-name="ce52" office:value-type="float" office:value="28.7084" calcext:value-type="float">
            <text:p>28.7084</text:p>
          </table:table-cell>
          <table:table-cell table:style-name="ce52" office:value-type="float" office:value="28.75723" calcext:value-type="float">
            <text:p>28.75723</text:p>
          </table:table-cell>
          <table:table-cell table:style-name="ce52" office:value-type="float" office:value="29.82965" calcext:value-type="float">
            <text:p>29.82965</text:p>
          </table:table-cell>
          <table:table-cell table:style-name="ce52" office:value-type="float" office:value="30.11807" calcext:value-type="float">
            <text:p>30.11807</text:p>
          </table:table-cell>
          <table:table-cell table:style-name="ce52" office:value-type="float" office:value="31.36594" calcext:value-type="float">
            <text:p>31.36594</text:p>
          </table:table-cell>
          <table:table-cell table:style-name="ce52" office:value-type="float" office:value="29.65659" calcext:value-type="float">
            <text:p>29.65659</text:p>
          </table:table-cell>
          <table:table-cell table:style-name="ce52" office:value-type="float" office:value="31.65402" calcext:value-type="float">
            <text:p>31.65402</text:p>
          </table:table-cell>
          <table:table-cell table:style-name="ce52" office:value-type="float" office:value="28.33728" calcext:value-type="float">
            <text:p>28.33728</text:p>
          </table:table-cell>
          <table:table-cell table:style-name="ce52" office:value-type="float" office:value="28.72781" calcext:value-type="float">
            <text:p>28.72781</text:p>
          </table:table-cell>
          <table:table-cell table:style-name="ce52" office:value-type="float" office:value="28.11227" calcext:value-type="float">
            <text:p>28.11227</text:p>
          </table:table-cell>
          <table:table-cell table:style-name="ce52" office:value-type="float" office:value="28.65823" calcext:value-type="float">
            <text:p>28.65823</text:p>
          </table:table-cell>
          <table:table-cell table:style-name="ce52" office:value-type="float" office:value="28.33005" calcext:value-type="float">
            <text:p>28.33005</text:p>
          </table:table-cell>
          <table:table-cell table:style-name="ce52" office:value-type="float" office:value="28.65527" calcext:value-type="float">
            <text:p>28.65527</text:p>
          </table:table-cell>
          <table:table-cell table:style-name="ce52" office:value-type="float" office:value="28.44443" calcext:value-type="float">
            <text:p>28.44443</text:p>
          </table:table-cell>
          <table:table-cell table:style-name="ce52" office:value-type="float" office:value="28.51645" calcext:value-type="float">
            <text:p>28.51645</text:p>
          </table:table-cell>
          <table:table-cell table:number-columns-repeated="35"/>
        </table:table-row>
        <table:table-row table:style-name="ro1">
          <table:table-cell table:style-name="ce52" office:value-type="float" office:value="29.42773" calcext:value-type="float">
            <text:p>29.42773</text:p>
          </table:table-cell>
          <table:table-cell table:style-name="ce52" office:value-type="float" office:value="30.97995" calcext:value-type="float">
            <text:p>30.97995</text:p>
          </table:table-cell>
          <table:table-cell table:style-name="ce52" office:value-type="float" office:value="30.33566" calcext:value-type="float">
            <text:p>30.33566</text:p>
          </table:table-cell>
          <table:table-cell table:style-name="ce52" office:value-type="float" office:value="30.56421" calcext:value-type="float">
            <text:p>30.56421</text:p>
          </table:table-cell>
          <table:table-cell table:style-name="ce52" office:value-type="float" office:value="30.15033" calcext:value-type="float">
            <text:p>30.15033</text:p>
          </table:table-cell>
          <table:table-cell table:style-name="ce52" office:value-type="float" office:value="30.59299" calcext:value-type="float">
            <text:p>30.59299</text:p>
          </table:table-cell>
          <table:table-cell table:style-name="ce52" office:value-type="float" office:value="30.03366" calcext:value-type="float">
            <text:p>30.03366</text:p>
          </table:table-cell>
          <table:table-cell table:style-name="ce52" office:value-type="float" office:value="30.25854" calcext:value-type="float">
            <text:p>30.25854</text:p>
          </table:table-cell>
          <table:table-cell table:style-name="ce52" office:value-type="float" office:value="30.20251" calcext:value-type="float">
            <text:p>30.20251</text:p>
          </table:table-cell>
          <table:table-cell table:style-name="ce52" office:value-type="float" office:value="30.37738" calcext:value-type="float">
            <text:p>30.37738</text:p>
          </table:table-cell>
          <table:table-cell table:style-name="ce52" office:value-type="float" office:value="29.77335" calcext:value-type="float">
            <text:p>29.77335</text:p>
          </table:table-cell>
          <table:table-cell table:style-name="ce52" office:value-type="float" office:value="30.2948" calcext:value-type="float">
            <text:p>30.2948</text:p>
          </table:table-cell>
          <table:table-cell table:style-name="ce52" office:value-type="float" office:value="30.00574" calcext:value-type="float">
            <text:p>30.00574</text:p>
          </table:table-cell>
          <table:table-cell table:style-name="ce52" office:value-type="float" office:value="30.15536" calcext:value-type="float">
            <text:p>30.15536</text:p>
          </table:table-cell>
          <table:table-cell table:style-name="ce52" office:value-type="float" office:value="30.1062" calcext:value-type="float">
            <text:p>30.1062</text:p>
          </table:table-cell>
          <table:table-cell table:style-name="ce52" office:value-type="float" office:value="29.72791" calcext:value-type="float">
            <text:p>29.72791</text:p>
          </table:table-cell>
          <table:table-cell table:style-name="ce52" office:value-type="float" office:value="30.93216" calcext:value-type="float">
            <text:p>30.93216</text:p>
          </table:table-cell>
          <table:table-cell table:style-name="ce52" office:value-type="float" office:value="30.91779" calcext:value-type="float">
            <text:p>30.91779</text:p>
          </table:table-cell>
          <table:table-cell table:style-name="ce52" office:value-type="float" office:value="32.72873" calcext:value-type="float">
            <text:p>32.72873</text:p>
          </table:table-cell>
          <table:table-cell table:style-name="ce52" office:value-type="float" office:value="32.88272" calcext:value-type="float">
            <text:p>32.88272</text:p>
          </table:table-cell>
          <table:table-cell table:style-name="ce52" office:value-type="float" office:value="33.56036" calcext:value-type="float">
            <text:p>33.56036</text:p>
          </table:table-cell>
          <table:table-cell table:style-name="ce52" office:value-type="float" office:value="33.92206" calcext:value-type="float">
            <text:p>33.92206</text:p>
          </table:table-cell>
          <table:table-cell table:style-name="ce52" office:value-type="float" office:value="34.09229" calcext:value-type="float">
            <text:p>34.09229</text:p>
          </table:table-cell>
          <table:table-cell table:style-name="ce52" office:value-type="float" office:value="32.14127" calcext:value-type="float">
            <text:p>32.14127</text:p>
          </table:table-cell>
          <table:table-cell table:style-name="ce52" office:value-type="float" office:value="31.89728" calcext:value-type="float">
            <text:p>31.89728</text:p>
          </table:table-cell>
          <table:table-cell table:style-name="ce52" office:value-type="float" office:value="30.52466" calcext:value-type="float">
            <text:p>30.52466</text:p>
          </table:table-cell>
          <table:table-cell table:style-name="ce52" office:value-type="float" office:value="30.65179" calcext:value-type="float">
            <text:p>30.65179</text:p>
          </table:table-cell>
          <table:table-cell table:style-name="ce52" office:value-type="float" office:value="30.05206" calcext:value-type="float">
            <text:p>30.05206</text:p>
          </table:table-cell>
          <table:table-cell table:style-name="ce52" office:value-type="float" office:value="30.25647" calcext:value-type="float">
            <text:p>30.25647</text:p>
          </table:table-cell>
          <table:table-cell table:style-name="ce52" office:value-type="float" office:value="30.44809" calcext:value-type="float">
            <text:p>30.44809</text:p>
          </table:table-cell>
          <table:table-cell table:style-name="ce52" office:value-type="float" office:value="30.31982" calcext:value-type="float">
            <text:p>30.31982</text:p>
          </table:table-cell>
          <table:table-cell table:style-name="ce52" office:value-type="float" office:value="30.02469" calcext:value-type="float">
            <text:p>30.02469</text:p>
          </table:table-cell>
          <table:table-cell table:number-columns-repeated="35"/>
        </table:table-row>
        <table:table-row table:style-name="ro1">
          <table:table-cell table:style-name="ce52" office:value-type="float" office:value="28.40002" calcext:value-type="float">
            <text:p>28.40002</text:p>
          </table:table-cell>
          <table:table-cell table:style-name="ce52" office:value-type="float" office:value="27.66324" calcext:value-type="float">
            <text:p>27.66324</text:p>
          </table:table-cell>
          <table:table-cell table:style-name="ce52" office:value-type="float" office:value="28.49042" calcext:value-type="float">
            <text:p>28.49042</text:p>
          </table:table-cell>
          <table:table-cell table:style-name="ce52" office:value-type="float" office:value="28.78659" calcext:value-type="float">
            <text:p>28.78659</text:p>
          </table:table-cell>
          <table:table-cell table:style-name="ce52" office:value-type="float" office:value="28.66156" calcext:value-type="float">
            <text:p>28.66156</text:p>
          </table:table-cell>
          <table:table-cell table:style-name="ce52" office:value-type="float" office:value="28.26373" calcext:value-type="float">
            <text:p>28.26373</text:p>
          </table:table-cell>
          <table:table-cell table:style-name="ce52" office:value-type="float" office:value="28.4458" calcext:value-type="float">
            <text:p>28.4458</text:p>
          </table:table-cell>
          <table:table-cell table:style-name="ce52" office:value-type="float" office:value="28.33475" calcext:value-type="float">
            <text:p>28.33475</text:p>
          </table:table-cell>
          <table:table-cell table:style-name="ce52" office:value-type="float" office:value="28.68243" calcext:value-type="float">
            <text:p>28.68243</text:p>
          </table:table-cell>
          <table:table-cell table:style-name="ce52" office:value-type="float" office:value="28.47116" calcext:value-type="float">
            <text:p>28.47116</text:p>
          </table:table-cell>
          <table:table-cell table:style-name="ce52" office:value-type="float" office:value="28.89383" calcext:value-type="float">
            <text:p>28.89383</text:p>
          </table:table-cell>
          <table:table-cell table:style-name="ce52" office:value-type="float" office:value="28.69919" calcext:value-type="float">
            <text:p>28.69919</text:p>
          </table:table-cell>
          <table:table-cell table:style-name="ce52" office:value-type="float" office:value="28.3938" calcext:value-type="float">
            <text:p>28.3938</text:p>
          </table:table-cell>
          <table:table-cell table:style-name="ce52" office:value-type="float" office:value="28.66495" calcext:value-type="float">
            <text:p>28.66495</text:p>
          </table:table-cell>
          <table:table-cell table:style-name="ce52" office:value-type="float" office:value="28.68289" calcext:value-type="float">
            <text:p>28.68289</text:p>
          </table:table-cell>
          <table:table-cell table:style-name="ce52" office:value-type="float" office:value="29.24918" calcext:value-type="float">
            <text:p>29.24918</text:p>
          </table:table-cell>
          <table:table-cell table:style-name="ce52" office:value-type="float" office:value="29.89957" calcext:value-type="float">
            <text:p>29.89957</text:p>
          </table:table-cell>
          <table:table-cell table:style-name="ce52" office:value-type="float" office:value="30.93594" calcext:value-type="float">
            <text:p>30.93594</text:p>
          </table:table-cell>
          <table:table-cell table:style-name="ce52" office:value-type="float" office:value="31.36438" calcext:value-type="float">
            <text:p>31.36438</text:p>
          </table:table-cell>
          <table:table-cell table:style-name="ce52" office:value-type="float" office:value="32.73477" calcext:value-type="float">
            <text:p>32.73477</text:p>
          </table:table-cell>
          <table:table-cell table:style-name="ce52" office:value-type="float" office:value="32.1676" calcext:value-type="float">
            <text:p>32.1676</text:p>
          </table:table-cell>
          <table:table-cell table:style-name="ce52" office:value-type="float" office:value="32.68933" calcext:value-type="float">
            <text:p>32.68933</text:p>
          </table:table-cell>
          <table:table-cell table:style-name="ce52" office:value-type="float" office:value="31.95242" calcext:value-type="float">
            <text:p>31.95242</text:p>
          </table:table-cell>
          <table:table-cell table:style-name="ce52" office:value-type="float" office:value="32.89011" calcext:value-type="float">
            <text:p>32.89011</text:p>
          </table:table-cell>
          <table:table-cell table:style-name="ce52" office:value-type="float" office:value="29.05222" calcext:value-type="float">
            <text:p>29.05222</text:p>
          </table:table-cell>
          <table:table-cell table:style-name="ce52" office:value-type="float" office:value="30.55304" calcext:value-type="float">
            <text:p>30.55304</text:p>
          </table:table-cell>
          <table:table-cell table:style-name="ce52" office:value-type="float" office:value="28.53625" calcext:value-type="float">
            <text:p>28.53625</text:p>
          </table:table-cell>
          <table:table-cell table:style-name="ce52" office:value-type="float" office:value="28.97253" calcext:value-type="float">
            <text:p>28.97253</text:p>
          </table:table-cell>
          <table:table-cell table:style-name="ce52" office:value-type="float" office:value="28.04214" calcext:value-type="float">
            <text:p>28.04214</text:p>
          </table:table-cell>
          <table:table-cell table:style-name="ce52" office:value-type="float" office:value="28.38791" calcext:value-type="float">
            <text:p>28.38791</text:p>
          </table:table-cell>
          <table:table-cell table:style-name="ce52" office:value-type="float" office:value="28.35611" calcext:value-type="float">
            <text:p>28.35611</text:p>
          </table:table-cell>
          <table:table-cell table:style-name="ce52" office:value-type="float" office:value="28.56241" calcext:value-type="float">
            <text:p>28.56241</text:p>
          </table:table-cell>
          <table:table-cell table:number-columns-repeated="35"/>
        </table:table-row>
        <table:table-row table:style-name="ro1">
          <table:table-cell table:style-name="ce52" office:value-type="float" office:value="30.33813" calcext:value-type="float">
            <text:p>30.33813</text:p>
          </table:table-cell>
          <table:table-cell table:style-name="ce52" office:value-type="float" office:value="30.79321" calcext:value-type="float">
            <text:p>30.79321</text:p>
          </table:table-cell>
          <table:table-cell table:style-name="ce52" office:value-type="float" office:value="30.46051" calcext:value-type="float">
            <text:p>30.46051</text:p>
          </table:table-cell>
          <table:table-cell table:style-name="ce52" office:value-type="float" office:value="30.63498" calcext:value-type="float">
            <text:p>30.63498</text:p>
          </table:table-cell>
          <table:table-cell table:style-name="ce52" office:value-type="float" office:value="30.27234" calcext:value-type="float">
            <text:p>30.27234</text:p>
          </table:table-cell>
          <table:table-cell table:style-name="ce52" office:value-type="float" office:value="30.64041" calcext:value-type="float">
            <text:p>30.64041</text:p>
          </table:table-cell>
          <table:table-cell table:style-name="ce52" office:value-type="float" office:value="30.15161" calcext:value-type="float">
            <text:p>30.15161</text:p>
          </table:table-cell>
          <table:table-cell table:style-name="ce52" office:value-type="float" office:value="30.33353" calcext:value-type="float">
            <text:p>30.33353</text:p>
          </table:table-cell>
          <table:table-cell table:style-name="ce52" office:value-type="float" office:value="29.88632" calcext:value-type="float">
            <text:p>29.88632</text:p>
          </table:table-cell>
          <table:table-cell table:style-name="ce52" office:value-type="float" office:value="30.07114" calcext:value-type="float">
            <text:p>30.07114</text:p>
          </table:table-cell>
          <table:table-cell table:style-name="ce52" office:value-type="float" office:value="30.17874" calcext:value-type="float">
            <text:p>30.17874</text:p>
          </table:table-cell>
          <table:table-cell table:style-name="ce52" office:value-type="float" office:value="29.99698" calcext:value-type="float">
            <text:p>29.99698</text:p>
          </table:table-cell>
          <table:table-cell table:style-name="ce52" office:value-type="float" office:value="30.09753" calcext:value-type="float">
            <text:p>30.09753</text:p>
          </table:table-cell>
          <table:table-cell table:style-name="ce52" office:value-type="float" office:value="30.88358" calcext:value-type="float">
            <text:p>30.88358</text:p>
          </table:table-cell>
          <table:table-cell table:style-name="ce52" office:value-type="float" office:value="31.86597" calcext:value-type="float">
            <text:p>31.86597</text:p>
          </table:table-cell>
          <table:table-cell table:style-name="ce52" office:value-type="float" office:value="31.87943" calcext:value-type="float">
            <text:p>31.87943</text:p>
          </table:table-cell>
          <table:table-cell table:style-name="ce52" office:value-type="float" office:value="33.63251" calcext:value-type="float">
            <text:p>33.63251</text:p>
          </table:table-cell>
          <table:table-cell table:style-name="ce52" office:value-type="float" office:value="33.5993" calcext:value-type="float">
            <text:p>33.5993</text:p>
          </table:table-cell>
          <table:table-cell table:style-name="ce52" office:value-type="float" office:value="34.09457" calcext:value-type="float">
            <text:p>34.09457</text:p>
          </table:table-cell>
          <table:table-cell table:style-name="ce52" office:value-type="float" office:value="34.11813" calcext:value-type="float">
            <text:p>34.11813</text:p>
          </table:table-cell>
          <table:table-cell table:style-name="ce52" office:value-type="float" office:value="34.42157" calcext:value-type="float">
            <text:p>34.42157</text:p>
          </table:table-cell>
          <table:table-cell table:style-name="ce52" office:value-type="float" office:value="34.41098" calcext:value-type="float">
            <text:p>34.41098</text:p>
          </table:table-cell>
          <table:table-cell table:style-name="ce52" office:value-type="float" office:value="35.00272" calcext:value-type="float">
            <text:p>35.00272</text:p>
          </table:table-cell>
          <table:table-cell table:style-name="ce52" office:value-type="float" office:value="33.90475" calcext:value-type="float">
            <text:p>33.90475</text:p>
          </table:table-cell>
          <table:table-cell table:style-name="ce52" office:value-type="float" office:value="34.07922" calcext:value-type="float">
            <text:p>34.07922</text:p>
          </table:table-cell>
          <table:table-cell table:style-name="ce52" office:value-type="float" office:value="31.18484" calcext:value-type="float">
            <text:p>31.18484</text:p>
          </table:table-cell>
          <table:table-cell table:style-name="ce52" office:value-type="float" office:value="31.09702" calcext:value-type="float">
            <text:p>31.09702</text:p>
          </table:table-cell>
          <table:table-cell table:style-name="ce52" office:value-type="float" office:value="30.46414" calcext:value-type="float">
            <text:p>30.46414</text:p>
          </table:table-cell>
          <table:table-cell table:style-name="ce52" office:value-type="float" office:value="30.56445" calcext:value-type="float">
            <text:p>30.56445</text:p>
          </table:table-cell>
          <table:table-cell table:style-name="ce52" office:value-type="float" office:value="30.49466" calcext:value-type="float">
            <text:p>30.49466</text:p>
          </table:table-cell>
          <table:table-cell table:style-name="ce52" office:value-type="float" office:value="30.56467" calcext:value-type="float">
            <text:p>30.56467</text:p>
          </table:table-cell>
          <table:table-cell table:style-name="ce52" office:value-type="float" office:value="30.51831" calcext:value-type="float">
            <text:p>30.51831</text:p>
          </table:table-cell>
          <table:table-cell table:number-columns-repeated="35"/>
        </table:table-row>
        <table:table-row table:style-name="ro1">
          <table:table-cell table:style-name="ce52" office:value-type="float" office:value="27.46271" calcext:value-type="float">
            <text:p>27.46271</text:p>
          </table:table-cell>
          <table:table-cell table:style-name="ce52" office:value-type="float" office:value="27.64075" calcext:value-type="float">
            <text:p>27.64075</text:p>
          </table:table-cell>
          <table:table-cell table:style-name="ce52" office:value-type="float" office:value="27.57635" calcext:value-type="float">
            <text:p>27.57635</text:p>
          </table:table-cell>
          <table:table-cell table:style-name="ce52" office:value-type="float" office:value="27.66003" calcext:value-type="float">
            <text:p>27.66003</text:p>
          </table:table-cell>
          <table:table-cell table:style-name="ce52" office:value-type="float" office:value="27.87909" calcext:value-type="float">
            <text:p>27.87909</text:p>
          </table:table-cell>
          <table:table-cell table:style-name="ce52" office:value-type="float" office:value="27.60718" calcext:value-type="float">
            <text:p>27.60718</text:p>
          </table:table-cell>
          <table:table-cell table:style-name="ce52" office:value-type="float" office:value="27.68292" calcext:value-type="float">
            <text:p>27.68292</text:p>
          </table:table-cell>
          <table:table-cell table:style-name="ce52" office:value-type="float" office:value="27.37213" calcext:value-type="float">
            <text:p>27.37213</text:p>
          </table:table-cell>
          <table:table-cell table:style-name="ce52" office:value-type="float" office:value="27.92078" calcext:value-type="float">
            <text:p>27.92078</text:p>
          </table:table-cell>
          <table:table-cell table:style-name="ce52" office:value-type="float" office:value="27.15582" calcext:value-type="float">
            <text:p>27.15582</text:p>
          </table:table-cell>
          <table:table-cell table:style-name="ce52" office:value-type="float" office:value="27.77686" calcext:value-type="float">
            <text:p>27.77686</text:p>
          </table:table-cell>
          <table:table-cell table:style-name="ce52" office:value-type="float" office:value="27.57452" calcext:value-type="float">
            <text:p>27.57452</text:p>
          </table:table-cell>
          <table:table-cell table:style-name="ce52" office:value-type="float" office:value="28.42322" calcext:value-type="float">
            <text:p>28.42322</text:p>
          </table:table-cell>
          <table:table-cell table:style-name="ce52" office:value-type="float" office:value="28.86996" calcext:value-type="float">
            <text:p>28.86996</text:p>
          </table:table-cell>
          <table:table-cell table:style-name="ce52" office:value-type="float" office:value="30.09698" calcext:value-type="float">
            <text:p>30.09698</text:p>
          </table:table-cell>
          <table:table-cell table:style-name="ce52" office:value-type="float" office:value="31.15451" calcext:value-type="float">
            <text:p>31.15451</text:p>
          </table:table-cell>
          <table:table-cell table:style-name="ce52" office:value-type="float" office:value="31.31854" calcext:value-type="float">
            <text:p>31.31854</text:p>
          </table:table-cell>
          <table:table-cell table:style-name="ce52" office:value-type="float" office:value="31.50375" calcext:value-type="float">
            <text:p>31.50375</text:p>
          </table:table-cell>
          <table:table-cell table:style-name="ce52" office:value-type="float" office:value="32.20502" calcext:value-type="float">
            <text:p>32.20502</text:p>
          </table:table-cell>
          <table:table-cell table:style-name="ce52" office:value-type="float" office:value="32.18018" calcext:value-type="float">
            <text:p>32.18018</text:p>
          </table:table-cell>
          <table:table-cell table:style-name="ce52" office:value-type="float" office:value="32.52457" calcext:value-type="float">
            <text:p>32.52457</text:p>
          </table:table-cell>
          <table:table-cell table:style-name="ce52" office:value-type="float" office:value="32.85925" calcext:value-type="float">
            <text:p>32.85925</text:p>
          </table:table-cell>
          <table:table-cell table:style-name="ce52" office:value-type="float" office:value="32.56516" calcext:value-type="float">
            <text:p>32.56516</text:p>
          </table:table-cell>
          <table:table-cell table:style-name="ce52" office:value-type="float" office:value="33.55832" calcext:value-type="float">
            <text:p>33.55832</text:p>
          </table:table-cell>
          <table:table-cell table:style-name="ce52" office:value-type="float" office:value="29.71274" calcext:value-type="float">
            <text:p>29.71274</text:p>
          </table:table-cell>
          <table:table-cell table:style-name="ce52" office:value-type="float" office:value="31.53815" calcext:value-type="float">
            <text:p>31.53815</text:p>
          </table:table-cell>
          <table:table-cell table:style-name="ce52" office:value-type="float" office:value="28.0321" calcext:value-type="float">
            <text:p>28.0321</text:p>
          </table:table-cell>
          <table:table-cell table:style-name="ce52" office:value-type="float" office:value="28.72681" calcext:value-type="float">
            <text:p>28.72681</text:p>
          </table:table-cell>
          <table:table-cell table:style-name="ce52" office:value-type="float" office:value="27.70377" calcext:value-type="float">
            <text:p>27.70377</text:p>
          </table:table-cell>
          <table:table-cell table:style-name="ce52" office:value-type="float" office:value="27.37241" calcext:value-type="float">
            <text:p>27.37241</text:p>
          </table:table-cell>
          <table:table-cell table:style-name="ce52" office:value-type="float" office:value="27.51401" calcext:value-type="float">
            <text:p>27.51401</text:p>
          </table:table-cell>
          <table:table-cell table:style-name="ce52" office:value-type="float" office:value="27.93619" calcext:value-type="float">
            <text:p>27.93619</text:p>
          </table:table-cell>
          <table:table-cell table:number-columns-repeated="35"/>
        </table:table-row>
        <table:table-row table:style-name="ro1">
          <table:table-cell table:style-name="ce52" office:value-type="float" office:value="30.57101" calcext:value-type="float">
            <text:p>30.57101</text:p>
          </table:table-cell>
          <table:table-cell table:style-name="ce52" office:value-type="float" office:value="30.83395" calcext:value-type="float">
            <text:p>30.83395</text:p>
          </table:table-cell>
          <table:table-cell table:style-name="ce52" office:value-type="float" office:value="30.198" calcext:value-type="float">
            <text:p>30.198</text:p>
          </table:table-cell>
          <table:table-cell table:style-name="ce52" office:value-type="float" office:value="30.47818" calcext:value-type="float">
            <text:p>30.47818</text:p>
          </table:table-cell>
          <table:table-cell table:style-name="ce52" office:value-type="float" office:value="30.23288" calcext:value-type="float">
            <text:p>30.23288</text:p>
          </table:table-cell>
          <table:table-cell table:style-name="ce52" office:value-type="float" office:value="30.23151" calcext:value-type="float">
            <text:p>30.23151</text:p>
          </table:table-cell>
          <table:table-cell table:style-name="ce52" office:value-type="float" office:value="30.01309" calcext:value-type="float">
            <text:p>30.01309</text:p>
          </table:table-cell>
          <table:table-cell table:style-name="ce52" office:value-type="float" office:value="30.10953" calcext:value-type="float">
            <text:p>30.10953</text:p>
          </table:table-cell>
          <table:table-cell table:style-name="ce52" office:value-type="float" office:value="30.09412" calcext:value-type="float">
            <text:p>30.09412</text:p>
          </table:table-cell>
          <table:table-cell table:style-name="ce52" office:value-type="float" office:value="30.24298" calcext:value-type="float">
            <text:p>30.24298</text:p>
          </table:table-cell>
          <table:table-cell table:style-name="ce52" office:value-type="float" office:value="30.23767" calcext:value-type="float">
            <text:p>30.23767</text:p>
          </table:table-cell>
          <table:table-cell table:style-name="ce52" office:value-type="float" office:value="30.56073" calcext:value-type="float">
            <text:p>30.56073</text:p>
          </table:table-cell>
          <table:table-cell table:style-name="ce52" office:value-type="float" office:value="30.43951" calcext:value-type="float">
            <text:p>30.43951</text:p>
          </table:table-cell>
          <table:table-cell table:style-name="ce52" office:value-type="float" office:value="32.73056" calcext:value-type="float">
            <text:p>32.73056</text:p>
          </table:table-cell>
          <table:table-cell table:style-name="ce52" office:value-type="float" office:value="33.0972" calcext:value-type="float">
            <text:p>33.0972</text:p>
          </table:table-cell>
          <table:table-cell table:style-name="ce52" office:value-type="float" office:value="33.74454" calcext:value-type="float">
            <text:p>33.74454</text:p>
          </table:table-cell>
          <table:table-cell table:style-name="ce52" office:value-type="float" office:value="33.80472" calcext:value-type="float">
            <text:p>33.80472</text:p>
          </table:table-cell>
          <table:table-cell table:style-name="ce52" office:value-type="float" office:value="34.10858" calcext:value-type="float">
            <text:p>34.10858</text:p>
          </table:table-cell>
          <table:table-cell table:style-name="ce52" office:value-type="float" office:value="34.09457" calcext:value-type="float">
            <text:p>34.09457</text:p>
          </table:table-cell>
          <table:table-cell table:style-name="ce52" office:value-type="float" office:value="34.95081" calcext:value-type="float">
            <text:p>34.95081</text:p>
          </table:table-cell>
          <table:table-cell table:style-name="ce52" office:value-type="float" office:value="35.29205" calcext:value-type="float">
            <text:p>35.29205</text:p>
          </table:table-cell>
          <table:table-cell table:style-name="ce52" office:value-type="float" office:value="35.66183" calcext:value-type="float">
            <text:p>35.66183</text:p>
          </table:table-cell>
          <table:table-cell table:style-name="ce52" office:value-type="float" office:value="35.99628" calcext:value-type="float">
            <text:p>35.99628</text:p>
          </table:table-cell>
          <table:table-cell table:style-name="ce52" office:value-type="float" office:value="35.16125" calcext:value-type="float">
            <text:p>35.16125</text:p>
          </table:table-cell>
          <table:table-cell table:style-name="ce52" office:value-type="float" office:value="35.03857" calcext:value-type="float">
            <text:p>35.03857</text:p>
          </table:table-cell>
          <table:table-cell table:style-name="ce52" office:value-type="float" office:value="32.48004" calcext:value-type="float">
            <text:p>32.48004</text:p>
          </table:table-cell>
          <table:table-cell table:style-name="ce52" office:value-type="float" office:value="32.67093" calcext:value-type="float">
            <text:p>32.67093</text:p>
          </table:table-cell>
          <table:table-cell table:style-name="ce52" office:value-type="float" office:value="30.66306" calcext:value-type="float">
            <text:p>30.66306</text:p>
          </table:table-cell>
          <table:table-cell table:style-name="ce52" office:value-type="float" office:value="30.15848" calcext:value-type="float">
            <text:p>30.15848</text:p>
          </table:table-cell>
          <table:table-cell table:style-name="ce52" office:value-type="float" office:value="30.00009" calcext:value-type="float">
            <text:p>30.00009</text:p>
          </table:table-cell>
          <table:table-cell table:style-name="ce52" office:value-type="float" office:value="30.13965" calcext:value-type="float">
            <text:p>30.13965</text:p>
          </table:table-cell>
          <table:table-cell table:style-name="ce52" office:value-type="float" office:value="30.36234" calcext:value-type="float">
            <text:p>30.36234</text:p>
          </table:table-cell>
          <table:table-cell table:number-columns-repeated="35"/>
        </table:table-row>
        <table:table-row table:style-name="ro1">
          <table:table-cell table:style-name="ce52" office:value-type="float" office:value="27.41931" calcext:value-type="float">
            <text:p>27.41931</text:p>
          </table:table-cell>
          <table:table-cell table:style-name="ce52" office:value-type="float" office:value="27.51837" calcext:value-type="float">
            <text:p>27.51837</text:p>
          </table:table-cell>
          <table:table-cell table:style-name="ce52" office:value-type="float" office:value="27.75546" calcext:value-type="float">
            <text:p>27.75546</text:p>
          </table:table-cell>
          <table:table-cell table:style-name="ce52" office:value-type="float" office:value="27.90866" calcext:value-type="float">
            <text:p>27.90866</text:p>
          </table:table-cell>
          <table:table-cell table:style-name="ce52" office:value-type="float" office:value="27.5993" calcext:value-type="float">
            <text:p>27.5993</text:p>
          </table:table-cell>
          <table:table-cell table:style-name="ce52" office:value-type="float" office:value="27.39493" calcext:value-type="float">
            <text:p>27.39493</text:p>
          </table:table-cell>
          <table:table-cell table:style-name="ce52" office:value-type="float" office:value="27.71484" calcext:value-type="float">
            <text:p>27.71484</text:p>
          </table:table-cell>
          <table:table-cell table:style-name="ce52" office:value-type="float" office:value="27.70676" calcext:value-type="float">
            <text:p>27.70676</text:p>
          </table:table-cell>
          <table:table-cell table:style-name="ce52" office:value-type="float" office:value="27.40259" calcext:value-type="float">
            <text:p>27.40259</text:p>
          </table:table-cell>
          <table:table-cell table:style-name="ce52" office:value-type="float" office:value="27.69662" calcext:value-type="float">
            <text:p>27.69662</text:p>
          </table:table-cell>
          <table:table-cell table:style-name="ce52" office:value-type="float" office:value="28.0264" calcext:value-type="float">
            <text:p>28.0264</text:p>
          </table:table-cell>
          <table:table-cell table:style-name="ce52" office:value-type="float" office:value="27.99338" calcext:value-type="float">
            <text:p>27.99338</text:p>
          </table:table-cell>
          <table:table-cell table:style-name="ce52" office:value-type="float" office:value="29.89023" calcext:value-type="float">
            <text:p>29.89023</text:p>
          </table:table-cell>
          <table:table-cell table:style-name="ce52" office:value-type="float" office:value="28.63672" calcext:value-type="float">
            <text:p>28.63672</text:p>
          </table:table-cell>
          <table:table-cell table:style-name="ce52" office:value-type="float" office:value="31.89145" calcext:value-type="float">
            <text:p>31.89145</text:p>
          </table:table-cell>
          <table:table-cell table:style-name="ce52" office:value-type="float" office:value="30.98431" calcext:value-type="float">
            <text:p>30.98431</text:p>
          </table:table-cell>
          <table:table-cell table:style-name="ce52" office:value-type="float" office:value="31.85651" calcext:value-type="float">
            <text:p>31.85651</text:p>
          </table:table-cell>
          <table:table-cell table:style-name="ce52" office:value-type="float" office:value="32.07953" calcext:value-type="float">
            <text:p>32.07953</text:p>
          </table:table-cell>
          <table:table-cell table:style-name="ce52" office:value-type="float" office:value="32.71988" calcext:value-type="float">
            <text:p>32.71988</text:p>
          </table:table-cell>
          <table:table-cell table:style-name="ce52" office:value-type="float" office:value="32.74304" calcext:value-type="float">
            <text:p>32.74304</text:p>
          </table:table-cell>
          <table:table-cell table:style-name="ce52" office:value-type="float" office:value="33.72354" calcext:value-type="float">
            <text:p>33.72354</text:p>
          </table:table-cell>
          <table:table-cell table:style-name="ce52" office:value-type="float" office:value="33.2265" calcext:value-type="float">
            <text:p>33.2265</text:p>
          </table:table-cell>
          <table:table-cell table:style-name="ce52" office:value-type="float" office:value="33.38763" calcext:value-type="float">
            <text:p>33.38763</text:p>
          </table:table-cell>
          <table:table-cell table:style-name="ce52" office:value-type="float" office:value="33.2016" calcext:value-type="float">
            <text:p>33.2016</text:p>
          </table:table-cell>
          <table:table-cell table:style-name="ce52" office:value-type="float" office:value="31.5545" calcext:value-type="float">
            <text:p>31.5545</text:p>
          </table:table-cell>
          <table:table-cell table:style-name="ce52" office:value-type="float" office:value="31.90649" calcext:value-type="float">
            <text:p>31.90649</text:p>
          </table:table-cell>
          <table:table-cell table:style-name="ce52" office:value-type="float" office:value="28.47116" calcext:value-type="float">
            <text:p>28.47116</text:p>
          </table:table-cell>
          <table:table-cell table:style-name="ce52" office:value-type="float" office:value="29.96332" calcext:value-type="float">
            <text:p>29.96332</text:p>
          </table:table-cell>
          <table:table-cell table:style-name="ce52" office:value-type="float" office:value="27.45947" calcext:value-type="float">
            <text:p>27.45947</text:p>
          </table:table-cell>
          <table:table-cell table:style-name="ce52" office:value-type="float" office:value="27.97943" calcext:value-type="float">
            <text:p>27.97943</text:p>
          </table:table-cell>
          <table:table-cell table:style-name="ce52" office:value-type="float" office:value="27.5986" calcext:value-type="float">
            <text:p>27.5986</text:p>
          </table:table-cell>
          <table:table-cell table:style-name="ce52" office:value-type="float" office:value="27.99051" calcext:value-type="float">
            <text:p>27.99051</text:p>
          </table:table-cell>
          <table:table-cell table:number-columns-repeated="35"/>
        </table:table-row>
        <table:table-row table:style-name="ro1">
          <table:table-cell table:style-name="ce52" office:value-type="float" office:value="29.47751" calcext:value-type="float">
            <text:p>29.47751</text:p>
          </table:table-cell>
          <table:table-cell table:style-name="ce52" office:value-type="float" office:value="29.96906" calcext:value-type="float">
            <text:p>29.96906</text:p>
          </table:table-cell>
          <table:table-cell table:style-name="ce52" office:value-type="float" office:value="29.4935" calcext:value-type="float">
            <text:p>29.4935</text:p>
          </table:table-cell>
          <table:table-cell table:style-name="ce52" office:value-type="float" office:value="29.7088" calcext:value-type="float">
            <text:p>29.7088</text:p>
          </table:table-cell>
          <table:table-cell table:style-name="ce52" office:value-type="float" office:value="29.45172" calcext:value-type="float">
            <text:p>29.45172</text:p>
          </table:table-cell>
          <table:table-cell table:style-name="ce52" office:value-type="float" office:value="29.54474" calcext:value-type="float">
            <text:p>29.54474</text:p>
          </table:table-cell>
          <table:table-cell table:style-name="ce52" office:value-type="float" office:value="29.42807" calcext:value-type="float">
            <text:p>29.42807</text:p>
          </table:table-cell>
          <table:table-cell table:style-name="ce52" office:value-type="float" office:value="29.39777" calcext:value-type="float">
            <text:p>29.39777</text:p>
          </table:table-cell>
          <table:table-cell table:style-name="ce52" office:value-type="float" office:value="29.061" calcext:value-type="float">
            <text:p>29.061</text:p>
          </table:table-cell>
          <table:table-cell table:style-name="ce52" office:value-type="float" office:value="29.65036" calcext:value-type="float">
            <text:p>29.65036</text:p>
          </table:table-cell>
          <table:table-cell table:style-name="ce52" office:value-type="float" office:value="29.46201" calcext:value-type="float">
            <text:p>29.46201</text:p>
          </table:table-cell>
          <table:table-cell table:style-name="ce52" office:value-type="float" office:value="29.77478" calcext:value-type="float">
            <text:p>29.77478</text:p>
          </table:table-cell>
          <table:table-cell table:style-name="ce52" office:value-type="float" office:value="29.65823" calcext:value-type="float">
            <text:p>29.65823</text:p>
          </table:table-cell>
          <table:table-cell table:style-name="ce52" office:value-type="float" office:value="31.42371" calcext:value-type="float">
            <text:p>31.42371</text:p>
          </table:table-cell>
          <table:table-cell table:style-name="ce52" office:value-type="float" office:value="31.52487" calcext:value-type="float">
            <text:p>31.52487</text:p>
          </table:table-cell>
          <table:table-cell table:style-name="ce52" office:value-type="float" office:value="33.24432" calcext:value-type="float">
            <text:p>33.24432</text:p>
          </table:table-cell>
          <table:table-cell table:style-name="ce52" office:value-type="float" office:value="33.43988" calcext:value-type="float">
            <text:p>33.43988</text:p>
          </table:table-cell>
          <table:table-cell table:style-name="ce52" office:value-type="float" office:value="34.08682" calcext:value-type="float">
            <text:p>34.08682</text:p>
          </table:table-cell>
          <table:table-cell table:style-name="ce52" office:value-type="float" office:value="33.43442" calcext:value-type="float">
            <text:p>33.43442</text:p>
          </table:table-cell>
          <table:table-cell table:style-name="ce52" office:value-type="float" office:value="34.25024" calcext:value-type="float">
            <text:p>34.25024</text:p>
          </table:table-cell>
          <table:table-cell table:style-name="ce52" office:value-type="float" office:value="33.93732" calcext:value-type="float">
            <text:p>33.93732</text:p>
          </table:table-cell>
          <table:table-cell table:style-name="ce52" office:value-type="float" office:value="35.13434" calcext:value-type="float">
            <text:p>35.13434</text:p>
          </table:table-cell>
          <table:table-cell table:style-name="ce52" office:value-type="float" office:value="34.07629" calcext:value-type="float">
            <text:p>34.07629</text:p>
          </table:table-cell>
          <table:table-cell table:style-name="ce52" office:value-type="float" office:value="34.44681" calcext:value-type="float">
            <text:p>34.44681</text:p>
          </table:table-cell>
          <table:table-cell table:style-name="ce52" office:value-type="float" office:value="33.37766" calcext:value-type="float">
            <text:p>33.37766</text:p>
          </table:table-cell>
          <table:table-cell table:style-name="ce52" office:value-type="float" office:value="33.36496" calcext:value-type="float">
            <text:p>33.36496</text:p>
          </table:table-cell>
          <table:table-cell table:style-name="ce52" office:value-type="float" office:value="32.77002" calcext:value-type="float">
            <text:p>32.77002</text:p>
          </table:table-cell>
          <table:table-cell table:style-name="ce52" office:value-type="float" office:value="30.3331" calcext:value-type="float">
            <text:p>30.3331</text:p>
          </table:table-cell>
          <table:table-cell table:style-name="ce52" office:value-type="float" office:value="29.71741" calcext:value-type="float">
            <text:p>29.71741</text:p>
          </table:table-cell>
          <table:table-cell table:style-name="ce52" office:value-type="float" office:value="29.5892" calcext:value-type="float">
            <text:p>29.5892</text:p>
          </table:table-cell>
          <table:table-cell table:style-name="ce52" office:value-type="float" office:value="29.70755" calcext:value-type="float">
            <text:p>29.70755</text:p>
          </table:table-cell>
          <table:table-cell table:style-name="ce52" office:value-type="float" office:value="29.4209" calcext:value-type="float">
            <text:p>29.4209</text:p>
          </table:table-cell>
          <table:table-cell table:number-columns-repeated="35"/>
        </table:table-row>
        <table:table-row table:style-name="ro1">
          <table:table-cell table:style-name="ce52" office:value-type="float" office:value="27.80191" calcext:value-type="float">
            <text:p>27.80191</text:p>
          </table:table-cell>
          <table:table-cell table:style-name="ce52" office:value-type="float" office:value="27.63065" calcext:value-type="float">
            <text:p>27.63065</text:p>
          </table:table-cell>
          <table:table-cell table:style-name="ce52" office:value-type="float" office:value="27.52847" calcext:value-type="float">
            <text:p>27.52847</text:p>
          </table:table-cell>
          <table:table-cell table:style-name="ce52" office:value-type="float" office:value="27.89587" calcext:value-type="float">
            <text:p>27.89587</text:p>
          </table:table-cell>
          <table:table-cell table:style-name="ce52" office:value-type="float" office:value="27.44611" calcext:value-type="float">
            <text:p>27.44611</text:p>
          </table:table-cell>
          <table:table-cell table:style-name="ce52" office:value-type="float" office:value="27.95734" calcext:value-type="float">
            <text:p>27.95734</text:p>
          </table:table-cell>
          <table:table-cell table:style-name="ce52" office:value-type="float" office:value="27.5015" calcext:value-type="float">
            <text:p>27.5015</text:p>
          </table:table-cell>
          <table:table-cell table:style-name="ce52" office:value-type="float" office:value="27.58237" calcext:value-type="float">
            <text:p>27.58237</text:p>
          </table:table-cell>
          <table:table-cell table:style-name="ce52" office:value-type="float" office:value="27.44611" calcext:value-type="float">
            <text:p>27.44611</text:p>
          </table:table-cell>
          <table:table-cell table:style-name="ce52" office:value-type="float" office:value="27.94464" calcext:value-type="float">
            <text:p>27.94464</text:p>
          </table:table-cell>
          <table:table-cell table:style-name="ce52" office:value-type="float" office:value="28.12228" calcext:value-type="float">
            <text:p>28.12228</text:p>
          </table:table-cell>
          <table:table-cell table:style-name="ce52" office:value-type="float" office:value="27.74432" calcext:value-type="float">
            <text:p>27.74432</text:p>
          </table:table-cell>
          <table:table-cell table:style-name="ce52" office:value-type="float" office:value="28.59692" calcext:value-type="float">
            <text:p>28.59692</text:p>
          </table:table-cell>
          <table:table-cell table:style-name="ce52" office:value-type="float" office:value="28.14853" calcext:value-type="float">
            <text:p>28.14853</text:p>
          </table:table-cell>
          <table:table-cell table:style-name="ce52" office:value-type="float" office:value="31.84634" calcext:value-type="float">
            <text:p>31.84634</text:p>
          </table:table-cell>
          <table:table-cell table:style-name="ce52" office:value-type="float" office:value="30.63623" calcext:value-type="float">
            <text:p>30.63623</text:p>
          </table:table-cell>
          <table:table-cell table:style-name="ce52" office:value-type="float" office:value="32.02982" calcext:value-type="float">
            <text:p>32.02982</text:p>
          </table:table-cell>
          <table:table-cell table:style-name="ce52" office:value-type="float" office:value="31.86078" calcext:value-type="float">
            <text:p>31.86078</text:p>
          </table:table-cell>
          <table:table-cell table:style-name="ce52" office:value-type="float" office:value="32.38309" calcext:value-type="float">
            <text:p>32.38309</text:p>
          </table:table-cell>
          <table:table-cell table:style-name="ce52" office:value-type="float" office:value="32.22751" calcext:value-type="float">
            <text:p>32.22751</text:p>
          </table:table-cell>
          <table:table-cell table:style-name="ce52" office:value-type="float" office:value="33.03265" calcext:value-type="float">
            <text:p>33.03265</text:p>
          </table:table-cell>
          <table:table-cell table:style-name="ce52" office:value-type="float" office:value="32.01559" calcext:value-type="float">
            <text:p>32.01559</text:p>
          </table:table-cell>
          <table:table-cell table:style-name="ce52" office:value-type="float" office:value="32.69055" calcext:value-type="float">
            <text:p>32.69055</text:p>
          </table:table-cell>
          <table:table-cell table:style-name="ce52" office:value-type="float" office:value="31.98972" calcext:value-type="float">
            <text:p>31.98972</text:p>
          </table:table-cell>
          <table:table-cell table:style-name="ce52" office:value-type="float" office:value="32.07486" calcext:value-type="float">
            <text:p>32.07486</text:p>
          </table:table-cell>
          <table:table-cell table:style-name="ce52" office:value-type="float" office:value="31.90411" calcext:value-type="float">
            <text:p>31.90411</text:p>
          </table:table-cell>
          <table:table-cell table:style-name="ce52" office:value-type="float" office:value="29.41617" calcext:value-type="float">
            <text:p>29.41617</text:p>
          </table:table-cell>
          <table:table-cell table:style-name="ce52" office:value-type="float" office:value="30.79065" calcext:value-type="float">
            <text:p>30.79065</text:p>
          </table:table-cell>
          <table:table-cell table:style-name="ce52" office:value-type="float" office:value="28.14804" calcext:value-type="float">
            <text:p>28.14804</text:p>
          </table:table-cell>
          <table:table-cell table:style-name="ce52" office:value-type="float" office:value="28.14691" calcext:value-type="float">
            <text:p>28.14691</text:p>
          </table:table-cell>
          <table:table-cell table:style-name="ce52" office:value-type="float" office:value="27.54559" calcext:value-type="float">
            <text:p>27.54559</text:p>
          </table:table-cell>
          <table:table-cell table:style-name="ce52" office:value-type="float" office:value="27.4892" calcext:value-type="float">
            <text:p>27.4892</text:p>
          </table:table-cell>
          <table:table-cell table:number-columns-repeated="35"/>
        </table:table-row>
        <table:table-row table:style-name="ro1">
          <table:table-cell table:style-name="ce52" office:value-type="float" office:value="30.11639" calcext:value-type="float">
            <text:p>30.11639</text:p>
          </table:table-cell>
          <table:table-cell table:style-name="ce52" office:value-type="float" office:value="29.94888" calcext:value-type="float">
            <text:p>29.94888</text:p>
          </table:table-cell>
          <table:table-cell table:style-name="ce52" office:value-type="float" office:value="29.9751" calcext:value-type="float">
            <text:p>29.9751</text:p>
          </table:table-cell>
          <table:table-cell table:style-name="ce52" office:value-type="float" office:value="30.19061" calcext:value-type="float">
            <text:p>30.19061</text:p>
          </table:table-cell>
          <table:table-cell table:style-name="ce52" office:value-type="float" office:value="30.26495" calcext:value-type="float">
            <text:p>30.26495</text:p>
          </table:table-cell>
          <table:table-cell table:style-name="ce52" office:value-type="float" office:value="29.50732" calcext:value-type="float">
            <text:p>29.50732</text:p>
          </table:table-cell>
          <table:table-cell table:style-name="ce52" office:value-type="float" office:value="29.23102" calcext:value-type="float">
            <text:p>29.23102</text:p>
          </table:table-cell>
          <table:table-cell table:style-name="ce52" office:value-type="float" office:value="29.03992" calcext:value-type="float">
            <text:p>29.03992</text:p>
          </table:table-cell>
          <table:table-cell table:style-name="ce52" office:value-type="float" office:value="28.99689" calcext:value-type="float">
            <text:p>28.99689</text:p>
          </table:table-cell>
          <table:table-cell table:style-name="ce52" office:value-type="float" office:value="29.66696" calcext:value-type="float">
            <text:p>29.66696</text:p>
          </table:table-cell>
          <table:table-cell table:style-name="ce52" office:value-type="float" office:value="29.09036" calcext:value-type="float">
            <text:p>29.09036</text:p>
          </table:table-cell>
          <table:table-cell table:style-name="ce52" office:value-type="float" office:value="29.32504" calcext:value-type="float">
            <text:p>29.32504</text:p>
          </table:table-cell>
          <table:table-cell table:style-name="ce52" office:value-type="float" office:value="29.13647" calcext:value-type="float">
            <text:p>29.13647</text:p>
          </table:table-cell>
          <table:table-cell table:style-name="ce52" office:value-type="float" office:value="30.22382" calcext:value-type="float">
            <text:p>30.22382</text:p>
          </table:table-cell>
          <table:table-cell table:style-name="ce52" office:value-type="float" office:value="30.17004" calcext:value-type="float">
            <text:p>30.17004</text:p>
          </table:table-cell>
          <table:table-cell table:style-name="ce52" office:value-type="float" office:value="33.19998" calcext:value-type="float">
            <text:p>33.19998</text:p>
          </table:table-cell>
          <table:table-cell table:style-name="ce52" office:value-type="float" office:value="32.35098" calcext:value-type="float">
            <text:p>32.35098</text:p>
          </table:table-cell>
          <table:table-cell table:style-name="ce52" office:value-type="float" office:value="33.58121" calcext:value-type="float">
            <text:p>33.58121</text:p>
          </table:table-cell>
          <table:table-cell table:style-name="ce52" office:value-type="float" office:value="33.42081" calcext:value-type="float">
            <text:p>33.42081</text:p>
          </table:table-cell>
          <table:table-cell table:style-name="ce52" office:value-type="float" office:value="33.38239" calcext:value-type="float">
            <text:p>33.38239</text:p>
          </table:table-cell>
          <table:table-cell table:style-name="ce52" office:value-type="float" office:value="33.18262" calcext:value-type="float">
            <text:p>33.18262</text:p>
          </table:table-cell>
          <table:table-cell table:style-name="ce52" office:value-type="float" office:value="33.76724" calcext:value-type="float">
            <text:p>33.76724</text:p>
          </table:table-cell>
          <table:table-cell table:style-name="ce52" office:value-type="float" office:value="33.22833" calcext:value-type="float">
            <text:p>33.22833</text:p>
          </table:table-cell>
          <table:table-cell table:style-name="ce52" office:value-type="float" office:value="33.37381" calcext:value-type="float">
            <text:p>33.37381</text:p>
          </table:table-cell>
          <table:table-cell table:style-name="ce52" office:value-type="float" office:value="32.58371" calcext:value-type="float">
            <text:p>32.58371</text:p>
          </table:table-cell>
          <table:table-cell table:style-name="ce52" office:value-type="float" office:value="33.17178" calcext:value-type="float">
            <text:p>33.17178</text:p>
          </table:table-cell>
          <table:table-cell table:style-name="ce52" office:value-type="float" office:value="31.39478" calcext:value-type="float">
            <text:p>31.39478</text:p>
          </table:table-cell>
          <table:table-cell table:style-name="ce52" office:value-type="float" office:value="30.95117" calcext:value-type="float">
            <text:p>30.95117</text:p>
          </table:table-cell>
          <table:table-cell table:style-name="ce52" office:value-type="float" office:value="29.50433" calcext:value-type="float">
            <text:p>29.50433</text:p>
          </table:table-cell>
          <table:table-cell table:style-name="ce52" office:value-type="float" office:value="29.64673" calcext:value-type="float">
            <text:p>29.64673</text:p>
          </table:table-cell>
          <table:table-cell table:style-name="ce52" office:value-type="float" office:value="29.73422" calcext:value-type="float">
            <text:p>29.73422</text:p>
          </table:table-cell>
          <table:table-cell table:style-name="ce52" office:value-type="float" office:value="29.1994" calcext:value-type="float">
            <text:p>29.1994</text:p>
          </table:table-cell>
          <table:table-cell table:number-columns-repeated="35"/>
        </table:table-row>
        <table:table-row table:style-name="ro1">
          <table:table-cell table:style-name="ce52" office:value-type="float" office:value="26.7222" calcext:value-type="float">
            <text:p>26.7222</text:p>
          </table:table-cell>
          <table:table-cell table:style-name="ce52" office:value-type="float" office:value="26.53583" calcext:value-type="float">
            <text:p>26.53583</text:p>
          </table:table-cell>
          <table:table-cell table:style-name="ce52" office:value-type="float" office:value="27.75922" calcext:value-type="float">
            <text:p>27.75922</text:p>
          </table:table-cell>
          <table:table-cell table:style-name="ce52" office:value-type="float" office:value="28.35672" calcext:value-type="float">
            <text:p>28.35672</text:p>
          </table:table-cell>
          <table:table-cell table:style-name="ce52" office:value-type="float" office:value="26.88852" calcext:value-type="float">
            <text:p>26.88852</text:p>
          </table:table-cell>
          <table:table-cell table:style-name="ce52" office:value-type="float" office:value="27.58444" calcext:value-type="float">
            <text:p>27.58444</text:p>
          </table:table-cell>
          <table:table-cell table:style-name="ce52" office:value-type="float" office:value="27.00397" calcext:value-type="float">
            <text:p>27.00397</text:p>
          </table:table-cell>
          <table:table-cell table:style-name="ce52" office:value-type="float" office:value="26.84235" calcext:value-type="float">
            <text:p>26.84235</text:p>
          </table:table-cell>
          <table:table-cell table:style-name="ce52" office:value-type="float" office:value="26.83215" calcext:value-type="float">
            <text:p>26.83215</text:p>
          </table:table-cell>
          <table:table-cell table:style-name="ce52" office:value-type="float" office:value="26.52081" calcext:value-type="float">
            <text:p>26.52081</text:p>
          </table:table-cell>
          <table:table-cell table:style-name="ce52" office:value-type="float" office:value="26.83615" calcext:value-type="float">
            <text:p>26.83615</text:p>
          </table:table-cell>
          <table:table-cell table:style-name="ce52" office:value-type="float" office:value="27.12204" calcext:value-type="float">
            <text:p>27.12204</text:p>
          </table:table-cell>
          <table:table-cell table:style-name="ce52" office:value-type="float" office:value="27.12231" calcext:value-type="float">
            <text:p>27.12231</text:p>
          </table:table-cell>
          <table:table-cell table:style-name="ce52" office:value-type="float" office:value="26.89706" calcext:value-type="float">
            <text:p>26.89706</text:p>
          </table:table-cell>
          <table:table-cell table:style-name="ce52" office:value-type="float" office:value="29.63464" calcext:value-type="float">
            <text:p>29.63464</text:p>
          </table:table-cell>
          <table:table-cell table:style-name="ce52" office:value-type="float" office:value="28.61282" calcext:value-type="float">
            <text:p>28.61282</text:p>
          </table:table-cell>
          <table:table-cell table:style-name="ce52" office:value-type="float" office:value="31.27185" calcext:value-type="float">
            <text:p>31.27185</text:p>
          </table:table-cell>
          <table:table-cell table:style-name="ce52" office:value-type="float" office:value="30.35992" calcext:value-type="float">
            <text:p>30.35992</text:p>
          </table:table-cell>
          <table:table-cell table:style-name="ce52" office:value-type="float" office:value="31.44412" calcext:value-type="float">
            <text:p>31.44412</text:p>
          </table:table-cell>
          <table:table-cell table:style-name="ce52" office:value-type="float" office:value="31.13351" calcext:value-type="float">
            <text:p>31.13351</text:p>
          </table:table-cell>
          <table:table-cell table:style-name="ce52" office:value-type="float" office:value="30.88623" calcext:value-type="float">
            <text:p>30.88623</text:p>
          </table:table-cell>
          <table:table-cell table:style-name="ce52" office:value-type="float" office:value="30.901" calcext:value-type="float">
            <text:p>30.901</text:p>
          </table:table-cell>
          <table:table-cell table:style-name="ce52" office:value-type="float" office:value="30.81421" calcext:value-type="float">
            <text:p>30.81421</text:p>
          </table:table-cell>
          <table:table-cell table:style-name="ce52" office:value-type="float" office:value="30.32895" calcext:value-type="float">
            <text:p>30.32895</text:p>
          </table:table-cell>
          <table:table-cell table:style-name="ce52" office:value-type="float" office:value="30.70651" calcext:value-type="float">
            <text:p>30.70651</text:p>
          </table:table-cell>
          <table:table-cell table:style-name="ce52" office:value-type="float" office:value="29.3754" calcext:value-type="float">
            <text:p>29.3754</text:p>
          </table:table-cell>
          <table:table-cell table:style-name="ce52" office:value-type="float" office:value="28.87839" calcext:value-type="float">
            <text:p>28.87839</text:p>
          </table:table-cell>
          <table:table-cell table:style-name="ce52" office:value-type="float" office:value="27.83359" calcext:value-type="float">
            <text:p>27.83359</text:p>
          </table:table-cell>
          <table:table-cell table:style-name="ce52" office:value-type="float" office:value="27.28717" calcext:value-type="float">
            <text:p>27.28717</text:p>
          </table:table-cell>
          <table:table-cell table:style-name="ce52" office:value-type="float" office:value="26.91309" calcext:value-type="float">
            <text:p>26.91309</text:p>
          </table:table-cell>
          <table:table-cell table:style-name="ce52" office:value-type="float" office:value="26.4566" calcext:value-type="float">
            <text:p>26.4566</text:p>
          </table:table-cell>
          <table:table-cell table:style-name="ce52" office:value-type="float" office:value="26.25278" calcext:value-type="float">
            <text:p>26.25278</text:p>
          </table:table-cell>
          <table:table-cell table:number-columns-repeated="35"/>
        </table:table-row>
        <table:table-row table:style-name="ro1">
          <table:table-cell table:style-name="ce52" office:value-type="float" office:value="31.01309" calcext:value-type="float">
            <text:p>31.01309</text:p>
          </table:table-cell>
          <table:table-cell table:style-name="ce52" office:value-type="float" office:value="32.71146" calcext:value-type="float">
            <text:p>32.71146</text:p>
          </table:table-cell>
          <table:table-cell table:style-name="ce52" office:value-type="float" office:value="33.33856" calcext:value-type="float">
            <text:p>33.33856</text:p>
          </table:table-cell>
          <table:table-cell table:style-name="ce52" office:value-type="float" office:value="32.27258" calcext:value-type="float">
            <text:p>32.27258</text:p>
          </table:table-cell>
          <table:table-cell table:style-name="ce52" office:value-type="float" office:value="32.22729" calcext:value-type="float">
            <text:p>32.22729</text:p>
          </table:table-cell>
          <table:table-cell table:style-name="ce52" office:value-type="float" office:value="30.25305" calcext:value-type="float">
            <text:p>30.25305</text:p>
          </table:table-cell>
          <table:table-cell table:style-name="ce52" office:value-type="float" office:value="29.66229" calcext:value-type="float">
            <text:p>29.66229</text:p>
          </table:table-cell>
          <table:table-cell table:style-name="ce52" office:value-type="float" office:value="29.91605" calcext:value-type="float">
            <text:p>29.91605</text:p>
          </table:table-cell>
          <table:table-cell table:style-name="ce52" office:value-type="float" office:value="29.19272" calcext:value-type="float">
            <text:p>29.19272</text:p>
          </table:table-cell>
          <table:table-cell table:style-name="ce52" office:value-type="float" office:value="29.44751" calcext:value-type="float">
            <text:p>29.44751</text:p>
          </table:table-cell>
          <table:table-cell table:style-name="ce52" office:value-type="float" office:value="29.48135" calcext:value-type="float">
            <text:p>29.48135</text:p>
          </table:table-cell>
          <table:table-cell table:style-name="ce52" office:value-type="float" office:value="29.47543" calcext:value-type="float">
            <text:p>29.47543</text:p>
          </table:table-cell>
          <table:table-cell table:style-name="ce52" office:value-type="float" office:value="29.31973" calcext:value-type="float">
            <text:p>29.31973</text:p>
          </table:table-cell>
          <table:table-cell table:style-name="ce52" office:value-type="float" office:value="30.09048" calcext:value-type="float">
            <text:p>30.09048</text:p>
          </table:table-cell>
          <table:table-cell table:style-name="ce52" office:value-type="float" office:value="29.68329" calcext:value-type="float">
            <text:p>29.68329</text:p>
          </table:table-cell>
          <table:table-cell table:style-name="ce52" office:value-type="float" office:value="32.01358" calcext:value-type="float">
            <text:p>32.01358</text:p>
          </table:table-cell>
          <table:table-cell table:style-name="ce52" office:value-type="float" office:value="30.90067" calcext:value-type="float">
            <text:p>30.90067</text:p>
          </table:table-cell>
          <table:table-cell table:style-name="ce52" office:value-type="float" office:value="33.41217" calcext:value-type="float">
            <text:p>33.41217</text:p>
          </table:table-cell>
          <table:table-cell table:style-name="ce52" office:value-type="float" office:value="33.05624" calcext:value-type="float">
            <text:p>33.05624</text:p>
          </table:table-cell>
          <table:table-cell table:style-name="ce52" office:value-type="float" office:value="33.07764" calcext:value-type="float">
            <text:p>33.07764</text:p>
          </table:table-cell>
          <table:table-cell table:style-name="ce52" office:value-type="float" office:value="32.68628" calcext:value-type="float">
            <text:p>32.68628</text:p>
          </table:table-cell>
          <table:table-cell table:style-name="ce52" office:value-type="float" office:value="33.21725" calcext:value-type="float">
            <text:p>33.21725</text:p>
          </table:table-cell>
          <table:table-cell table:style-name="ce52" office:value-type="float" office:value="31.57361" calcext:value-type="float">
            <text:p>31.57361</text:p>
          </table:table-cell>
          <table:table-cell table:style-name="ce52" office:value-type="float" office:value="32.51166" calcext:value-type="float">
            <text:p>32.51166</text:p>
          </table:table-cell>
          <table:table-cell table:style-name="ce52" office:value-type="float" office:value="30.26596" calcext:value-type="float">
            <text:p>30.26596</text:p>
          </table:table-cell>
          <table:table-cell table:style-name="ce52" office:value-type="float" office:value="30.72165" calcext:value-type="float">
            <text:p>30.72165</text:p>
          </table:table-cell>
          <table:table-cell table:style-name="ce52" office:value-type="float" office:value="29.61829" calcext:value-type="float">
            <text:p>29.61829</text:p>
          </table:table-cell>
          <table:table-cell table:style-name="ce52" office:value-type="float" office:value="30.07925" calcext:value-type="float">
            <text:p>30.07925</text:p>
          </table:table-cell>
          <table:table-cell table:style-name="ce52" office:value-type="float" office:value="29.31995" calcext:value-type="float">
            <text:p>29.31995</text:p>
          </table:table-cell>
          <table:table-cell table:style-name="ce52" office:value-type="float" office:value="29.55411" calcext:value-type="float">
            <text:p>29.55411</text:p>
          </table:table-cell>
          <table:table-cell table:style-name="ce52" office:value-type="float" office:value="29.52945" calcext:value-type="float">
            <text:p>29.52945</text:p>
          </table:table-cell>
          <table:table-cell table:style-name="ce52" office:value-type="float" office:value="29.47644" calcext:value-type="float">
            <text:p>29.47644</text:p>
          </table:table-cell>
          <table:table-cell table:number-columns-repeated="35"/>
        </table:table-row>
        <table:table-row table:style-name="ro1">
          <table:table-cell table:style-name="ce52" office:value-type="float" office:value="28.62564" calcext:value-type="float">
            <text:p>28.62564</text:p>
          </table:table-cell>
          <table:table-cell table:style-name="ce52" office:value-type="float" office:value="29.09024" calcext:value-type="float">
            <text:p>29.09024</text:p>
          </table:table-cell>
          <table:table-cell table:style-name="ce52" office:value-type="float" office:value="29.52927" calcext:value-type="float">
            <text:p>29.52927</text:p>
          </table:table-cell>
          <table:table-cell table:style-name="ce52" office:value-type="float" office:value="29.74857" calcext:value-type="float">
            <text:p>29.74857</text:p>
          </table:table-cell>
          <table:table-cell table:style-name="ce52" office:value-type="float" office:value="26.94406" calcext:value-type="float">
            <text:p>26.94406</text:p>
          </table:table-cell>
          <table:table-cell table:style-name="ce52" office:value-type="float" office:value="28.03119" calcext:value-type="float">
            <text:p>28.03119</text:p>
          </table:table-cell>
          <table:table-cell table:style-name="ce52" office:value-type="float" office:value="26.05771" calcext:value-type="float">
            <text:p>26.05771</text:p>
          </table:table-cell>
          <table:table-cell table:style-name="ce52" office:value-type="float" office:value="26.40555" calcext:value-type="float">
            <text:p>26.40555</text:p>
          </table:table-cell>
          <table:table-cell table:style-name="ce52" office:value-type="float" office:value="26.16504" calcext:value-type="float">
            <text:p>26.16504</text:p>
          </table:table-cell>
          <table:table-cell table:style-name="ce52" office:value-type="float" office:value="25.77646" calcext:value-type="float">
            <text:p>25.77646</text:p>
          </table:table-cell>
          <table:table-cell table:style-name="ce52" office:value-type="float" office:value="25.83624" calcext:value-type="float">
            <text:p>25.83624</text:p>
          </table:table-cell>
          <table:table-cell table:style-name="ce52" office:value-type="float" office:value="26.12326" calcext:value-type="float">
            <text:p>26.12326</text:p>
          </table:table-cell>
          <table:table-cell table:style-name="ce52" office:value-type="float" office:value="26.12592" calcext:value-type="float">
            <text:p>26.12592</text:p>
          </table:table-cell>
          <table:table-cell table:style-name="ce52" office:value-type="float" office:value="25.84003" calcext:value-type="float">
            <text:p>25.84003</text:p>
          </table:table-cell>
          <table:table-cell table:style-name="ce52" office:value-type="float" office:value="27.39624" calcext:value-type="float">
            <text:p>27.39624</text:p>
          </table:table-cell>
          <table:table-cell table:style-name="ce52" office:value-type="float" office:value="26.59424" calcext:value-type="float">
            <text:p>26.59424</text:p>
          </table:table-cell>
          <table:table-cell table:style-name="ce52" office:value-type="float" office:value="29.7814" calcext:value-type="float">
            <text:p>29.7814</text:p>
          </table:table-cell>
          <table:table-cell table:style-name="ce52" office:value-type="float" office:value="28.24561" calcext:value-type="float">
            <text:p>28.24561</text:p>
          </table:table-cell>
          <table:table-cell table:style-name="ce52" office:value-type="float" office:value="29.81876" calcext:value-type="float">
            <text:p>29.81876</text:p>
          </table:table-cell>
          <table:table-cell table:style-name="ce52" office:value-type="float" office:value="29.44495" calcext:value-type="float">
            <text:p>29.44495</text:p>
          </table:table-cell>
          <table:table-cell table:style-name="ce52" office:value-type="float" office:value="29.33463" calcext:value-type="float">
            <text:p>29.33463</text:p>
          </table:table-cell>
          <table:table-cell table:style-name="ce52" office:value-type="float" office:value="28.11353" calcext:value-type="float">
            <text:p>28.11353</text:p>
          </table:table-cell>
          <table:table-cell table:style-name="ce52" office:value-type="float" office:value="28.19669" calcext:value-type="float">
            <text:p>28.19669</text:p>
          </table:table-cell>
          <table:table-cell table:style-name="ce52" office:value-type="float" office:value="27.03799" calcext:value-type="float">
            <text:p>27.03799</text:p>
          </table:table-cell>
          <table:table-cell table:style-name="ce52" office:value-type="float" office:value="27.26617" calcext:value-type="float">
            <text:p>27.26617</text:p>
          </table:table-cell>
          <table:table-cell table:style-name="ce52" office:value-type="float" office:value="26.32135" calcext:value-type="float">
            <text:p>26.32135</text:p>
          </table:table-cell>
          <table:table-cell table:style-name="ce52" office:value-type="float" office:value="26.05853" calcext:value-type="float">
            <text:p>26.05853</text:p>
          </table:table-cell>
          <table:table-cell table:style-name="ce52" office:value-type="float" office:value="25.92657" calcext:value-type="float">
            <text:p>25.92657</text:p>
          </table:table-cell>
          <table:table-cell table:style-name="ce52" office:value-type="float" office:value="25.76459" calcext:value-type="float">
            <text:p>25.76459</text:p>
          </table:table-cell>
          <table:table-cell table:style-name="ce52" office:value-type="float" office:value="25.53815" calcext:value-type="float">
            <text:p>25.53815</text:p>
          </table:table-cell>
          <table:table-cell table:style-name="ce52" office:value-type="float" office:value="25.29306" calcext:value-type="float">
            <text:p>25.29306</text:p>
          </table:table-cell>
          <table:table-cell table:style-name="ce52" office:value-type="float" office:value="25.91904" calcext:value-type="float">
            <text:p>25.91904</text:p>
          </table:table-cell>
          <table:table-cell table:number-columns-repeated="35"/>
        </table:table-row>
        <table:table-row table:style-name="ro1">
          <table:table-cell table:style-name="ce52" office:value-type="float" office:value="32.0264" calcext:value-type="float">
            <text:p>32.0264</text:p>
          </table:table-cell>
          <table:table-cell table:style-name="ce52" office:value-type="float" office:value="34.26935" calcext:value-type="float">
            <text:p>34.26935</text:p>
          </table:table-cell>
          <table:table-cell table:style-name="ce52" office:value-type="float" office:value="34.00839" calcext:value-type="float">
            <text:p>34.00839</text:p>
          </table:table-cell>
          <table:table-cell table:style-name="ce52" office:value-type="float" office:value="32.4657" calcext:value-type="float">
            <text:p>32.4657</text:p>
          </table:table-cell>
          <table:table-cell table:style-name="ce52" office:value-type="float" office:value="32.3381" calcext:value-type="float">
            <text:p>32.3381</text:p>
          </table:table-cell>
          <table:table-cell table:style-name="ce52" office:value-type="float" office:value="30.66513" calcext:value-type="float">
            <text:p>30.66513</text:p>
          </table:table-cell>
          <table:table-cell table:style-name="ce52" office:value-type="float" office:value="29.78589" calcext:value-type="float">
            <text:p>29.78589</text:p>
          </table:table-cell>
          <table:table-cell table:style-name="ce52" office:value-type="float" office:value="28.72211" calcext:value-type="float">
            <text:p>28.72211</text:p>
          </table:table-cell>
          <table:table-cell table:style-name="ce52" office:value-type="float" office:value="28.45422" calcext:value-type="float">
            <text:p>28.45422</text:p>
          </table:table-cell>
          <table:table-cell table:style-name="ce52" office:value-type="float" office:value="28.53" calcext:value-type="float">
            <text:p>28.53</text:p>
          </table:table-cell>
          <table:table-cell table:style-name="ce52" office:value-type="float" office:value="28.6261" calcext:value-type="float">
            <text:p>28.6261</text:p>
          </table:table-cell>
          <table:table-cell table:style-name="ce52" office:value-type="float" office:value="28.61584" calcext:value-type="float">
            <text:p>28.61584</text:p>
          </table:table-cell>
          <table:table-cell table:style-name="ce52" office:value-type="float" office:value="28.55811" calcext:value-type="float">
            <text:p>28.55811</text:p>
          </table:table-cell>
          <table:table-cell table:style-name="ce52" office:value-type="float" office:value="28.59464" calcext:value-type="float">
            <text:p>28.59464</text:p>
          </table:table-cell>
          <table:table-cell table:style-name="ce52" office:value-type="float" office:value="28.18945" calcext:value-type="float">
            <text:p>28.18945</text:p>
          </table:table-cell>
          <table:table-cell table:style-name="ce52" office:value-type="float" office:value="29.65771" calcext:value-type="float">
            <text:p>29.65771</text:p>
          </table:table-cell>
          <table:table-cell table:style-name="ce52" office:value-type="float" office:value="29.27658" calcext:value-type="float">
            <text:p>29.27658</text:p>
          </table:table-cell>
          <table:table-cell table:style-name="ce52" office:value-type="float" office:value="31.3172" calcext:value-type="float">
            <text:p>31.3172</text:p>
          </table:table-cell>
          <table:table-cell table:style-name="ce52" office:value-type="float" office:value="30.22256" calcext:value-type="float">
            <text:p>30.22256</text:p>
          </table:table-cell>
          <table:table-cell table:style-name="ce52" office:value-type="float" office:value="31.07422" calcext:value-type="float">
            <text:p>31.07422</text:p>
          </table:table-cell>
          <table:table-cell table:style-name="ce52" office:value-type="float" office:value="29.61868" calcext:value-type="float">
            <text:p>29.61868</text:p>
          </table:table-cell>
          <table:table-cell table:style-name="ce52" office:value-type="float" office:value="29.87619" calcext:value-type="float">
            <text:p>29.87619</text:p>
          </table:table-cell>
          <table:table-cell table:style-name="ce52" office:value-type="float" office:value="28.79865" calcext:value-type="float">
            <text:p>28.79865</text:p>
          </table:table-cell>
          <table:table-cell table:style-name="ce52" office:value-type="float" office:value="29.30551" calcext:value-type="float">
            <text:p>29.30551</text:p>
          </table:table-cell>
          <table:table-cell table:style-name="ce52" office:value-type="float" office:value="28.68677" calcext:value-type="float">
            <text:p>28.68677</text:p>
          </table:table-cell>
          <table:table-cell table:style-name="ce52" office:value-type="float" office:value="28.45419" calcext:value-type="float">
            <text:p>28.45419</text:p>
          </table:table-cell>
          <table:table-cell table:style-name="ce52" office:value-type="float" office:value="28.41656" calcext:value-type="float">
            <text:p>28.41656</text:p>
          </table:table-cell>
          <table:table-cell table:style-name="ce52" office:value-type="float" office:value="28.73727" calcext:value-type="float">
            <text:p>28.73727</text:p>
          </table:table-cell>
          <table:table-cell table:style-name="ce52" office:value-type="float" office:value="28.46826" calcext:value-type="float">
            <text:p>28.46826</text:p>
          </table:table-cell>
          <table:table-cell table:style-name="ce52" office:value-type="float" office:value="28.3363" calcext:value-type="float">
            <text:p>28.3363</text:p>
          </table:table-cell>
          <table:table-cell table:style-name="ce52" office:value-type="float" office:value="28.5192" calcext:value-type="float">
            <text:p>28.5192</text:p>
          </table:table-cell>
          <table:table-cell table:style-name="ce52" office:value-type="float" office:value="28.53424" calcext:value-type="float">
            <text:p>28.53424</text:p>
          </table:table-cell>
          <table:table-cell table:number-columns-repeated="35"/>
        </table:table-row>
        <table:table-row table:style-name="ro1">
          <table:table-cell table:style-name="ce52" office:value-type="float" office:value="28.28815" calcext:value-type="float">
            <text:p>28.28815</text:p>
          </table:table-cell>
          <table:table-cell table:style-name="ce52" office:value-type="float" office:value="27.86047" calcext:value-type="float">
            <text:p>27.86047</text:p>
          </table:table-cell>
          <table:table-cell table:style-name="ce52" office:value-type="float" office:value="28.92261" calcext:value-type="float">
            <text:p>28.92261</text:p>
          </table:table-cell>
          <table:table-cell table:style-name="ce52" office:value-type="float" office:value="29.62097" calcext:value-type="float">
            <text:p>29.62097</text:p>
          </table:table-cell>
          <table:table-cell table:style-name="ce52" office:value-type="float" office:value="27.25708" calcext:value-type="float">
            <text:p>27.25708</text:p>
          </table:table-cell>
          <table:table-cell table:style-name="ce52" office:value-type="float" office:value="27.68982" calcext:value-type="float">
            <text:p>27.68982</text:p>
          </table:table-cell>
          <table:table-cell table:style-name="ce52" office:value-type="float" office:value="24.76239" calcext:value-type="float">
            <text:p>24.76239</text:p>
          </table:table-cell>
          <table:table-cell table:style-name="ce52" office:value-type="float" office:value="26.1665" calcext:value-type="float">
            <text:p>26.1665</text:p>
          </table:table-cell>
          <table:table-cell table:style-name="ce52" office:value-type="float" office:value="24.59064" calcext:value-type="float">
            <text:p>24.59064</text:p>
          </table:table-cell>
          <table:table-cell table:style-name="ce52" office:value-type="float" office:value="24.72424" calcext:value-type="float">
            <text:p>24.72424</text:p>
          </table:table-cell>
          <table:table-cell table:style-name="ce52" office:value-type="float" office:value="25.17926" calcext:value-type="float">
            <text:p>25.17926</text:p>
          </table:table-cell>
          <table:table-cell table:style-name="ce52" office:value-type="float" office:value="25.24142" calcext:value-type="float">
            <text:p>25.24142</text:p>
          </table:table-cell>
          <table:table-cell table:style-name="ce52" office:value-type="float" office:value="24.99323" calcext:value-type="float">
            <text:p>24.99323</text:p>
          </table:table-cell>
          <table:table-cell table:style-name="ce52" office:value-type="float" office:value="24.91998" calcext:value-type="float">
            <text:p>24.91998</text:p>
          </table:table-cell>
          <table:table-cell table:style-name="ce52" office:value-type="float" office:value="25.60376" calcext:value-type="float">
            <text:p>25.60376</text:p>
          </table:table-cell>
          <table:table-cell table:style-name="ce52" office:value-type="float" office:value="25.57117" calcext:value-type="float">
            <text:p>25.57117</text:p>
          </table:table-cell>
          <table:table-cell table:style-name="ce52" office:value-type="float" office:value="27.10568" calcext:value-type="float">
            <text:p>27.10568</text:p>
          </table:table-cell>
          <table:table-cell table:style-name="ce52" office:value-type="float" office:value="25.63623" calcext:value-type="float">
            <text:p>25.63623</text:p>
          </table:table-cell>
          <table:table-cell table:style-name="ce52" office:value-type="float" office:value="27.25946" calcext:value-type="float">
            <text:p>27.25946</text:p>
          </table:table-cell>
          <table:table-cell table:style-name="ce52" office:value-type="float" office:value="25.7887" calcext:value-type="float">
            <text:p>25.7887</text:p>
          </table:table-cell>
          <table:table-cell table:style-name="ce52" office:value-type="float" office:value="25.79959" calcext:value-type="float">
            <text:p>25.79959</text:p>
          </table:table-cell>
          <table:table-cell table:style-name="ce52" office:value-type="float" office:value="25.63562" calcext:value-type="float">
            <text:p>25.63562</text:p>
          </table:table-cell>
          <table:table-cell table:style-name="ce52" office:value-type="float" office:value="25.34927" calcext:value-type="float">
            <text:p>25.34927</text:p>
          </table:table-cell>
          <table:table-cell table:style-name="ce52" office:value-type="float" office:value="25.48157" calcext:value-type="float">
            <text:p>25.48157</text:p>
          </table:table-cell>
          <table:table-cell table:style-name="ce52" office:value-type="float" office:value="25.04562" calcext:value-type="float">
            <text:p>25.04562</text:p>
          </table:table-cell>
          <table:table-cell table:style-name="ce52" office:value-type="float" office:value="24.88647" calcext:value-type="float">
            <text:p>24.88647</text:p>
          </table:table-cell>
          <table:table-cell table:style-name="ce52" office:value-type="float" office:value="24.66537" calcext:value-type="float">
            <text:p>24.66537</text:p>
          </table:table-cell>
          <table:table-cell table:style-name="ce52" office:value-type="float" office:value="24.98056" calcext:value-type="float">
            <text:p>24.98056</text:p>
          </table:table-cell>
          <table:table-cell table:style-name="ce52" office:value-type="float" office:value="24.2818" calcext:value-type="float">
            <text:p>24.2818</text:p>
          </table:table-cell>
          <table:table-cell table:style-name="ce52" office:value-type="float" office:value="24.45941" calcext:value-type="float">
            <text:p>24.45941</text:p>
          </table:table-cell>
          <table:table-cell table:style-name="ce52" office:value-type="float" office:value="24.26205" calcext:value-type="float">
            <text:p>24.26205</text:p>
          </table:table-cell>
          <table:table-cell table:style-name="ce52" office:value-type="float" office:value="24.7272" calcext:value-type="float">
            <text:p>24.7272</text:p>
          </table:table-cell>
          <table:table-cell table:number-columns-repeated="35"/>
        </table:table-row>
        <table:table-row table:style-name="ro1">
          <table:table-cell table:style-name="ce52" office:value-type="float" office:value="28.96805" calcext:value-type="float">
            <text:p>28.96805</text:p>
          </table:table-cell>
          <table:table-cell table:style-name="ce52" office:value-type="float" office:value="31.75272" calcext:value-type="float">
            <text:p>31.75272</text:p>
          </table:table-cell>
          <table:table-cell table:style-name="ce52" office:value-type="float" office:value="32.11105" calcext:value-type="float">
            <text:p>32.11105</text:p>
          </table:table-cell>
          <table:table-cell table:style-name="ce52" office:value-type="float" office:value="32.03522" calcext:value-type="float">
            <text:p>32.03522</text:p>
          </table:table-cell>
          <table:table-cell table:style-name="ce52" office:value-type="float" office:value="31.45474" calcext:value-type="float">
            <text:p>31.45474</text:p>
          </table:table-cell>
          <table:table-cell table:style-name="ce52" office:value-type="float" office:value="30.93607" calcext:value-type="float">
            <text:p>30.93607</text:p>
          </table:table-cell>
          <table:table-cell table:style-name="ce52" office:value-type="float" office:value="30.30103" calcext:value-type="float">
            <text:p>30.30103</text:p>
          </table:table-cell>
          <table:table-cell table:style-name="ce52" office:value-type="float" office:value="28.13907" calcext:value-type="float">
            <text:p>28.13907</text:p>
          </table:table-cell>
          <table:table-cell table:style-name="ce52" office:value-type="float" office:value="27.89877" calcext:value-type="float">
            <text:p>27.89877</text:p>
          </table:table-cell>
          <table:table-cell table:style-name="ce52" office:value-type="float" office:value="27.96497" calcext:value-type="float">
            <text:p>27.96497</text:p>
          </table:table-cell>
          <table:table-cell table:style-name="ce52" office:value-type="float" office:value="27.5065" calcext:value-type="float">
            <text:p>27.5065</text:p>
          </table:table-cell>
          <table:table-cell table:style-name="ce52" office:value-type="float" office:value="27.47171" calcext:value-type="float">
            <text:p>27.47171</text:p>
          </table:table-cell>
          <table:table-cell table:style-name="ce52" office:value-type="float" office:value="27.50314" calcext:value-type="float">
            <text:p>27.50314</text:p>
          </table:table-cell>
          <table:table-cell table:style-name="ce52" office:value-type="float" office:value="28.03998" calcext:value-type="float">
            <text:p>28.03998</text:p>
          </table:table-cell>
          <table:table-cell table:style-name="ce52" office:value-type="float" office:value="27.68433" calcext:value-type="float">
            <text:p>27.68433</text:p>
          </table:table-cell>
          <table:table-cell table:style-name="ce52" office:value-type="float" office:value="28.29047" calcext:value-type="float">
            <text:p>28.29047</text:p>
          </table:table-cell>
          <table:table-cell table:style-name="ce52" office:value-type="float" office:value="27.65695" calcext:value-type="float">
            <text:p>27.65695</text:p>
          </table:table-cell>
          <table:table-cell table:style-name="ce52" office:value-type="float" office:value="28.22131" calcext:value-type="float">
            <text:p>28.22131</text:p>
          </table:table-cell>
          <table:table-cell table:style-name="ce52" office:value-type="float" office:value="27.77017" calcext:value-type="float">
            <text:p>27.77017</text:p>
          </table:table-cell>
          <table:table-cell table:style-name="ce52" office:value-type="float" office:value="28.11609" calcext:value-type="float">
            <text:p>28.11609</text:p>
          </table:table-cell>
          <table:table-cell table:style-name="ce52" office:value-type="float" office:value="27.58896" calcext:value-type="float">
            <text:p>27.58896</text:p>
          </table:table-cell>
          <table:table-cell table:style-name="ce52" office:value-type="float" office:value="27.6828" calcext:value-type="float">
            <text:p>27.6828</text:p>
          </table:table-cell>
          <table:table-cell table:style-name="ce52" office:value-type="float" office:value="27.5452" calcext:value-type="float">
            <text:p>27.5452</text:p>
          </table:table-cell>
          <table:table-cell table:style-name="ce52" office:value-type="float" office:value="27.85727" calcext:value-type="float">
            <text:p>27.85727</text:p>
          </table:table-cell>
          <table:table-cell table:style-name="ce52" office:value-type="float" office:value="27.36923" calcext:value-type="float">
            <text:p>27.36923</text:p>
          </table:table-cell>
          <table:table-cell table:style-name="ce52" office:value-type="float" office:value="28.00427" calcext:value-type="float">
            <text:p>28.00427</text:p>
          </table:table-cell>
          <table:table-cell table:style-name="ce52" office:value-type="float" office:value="27.54767" calcext:value-type="float">
            <text:p>27.54767</text:p>
          </table:table-cell>
          <table:table-cell table:style-name="ce52" office:value-type="float" office:value="27.58176" calcext:value-type="float">
            <text:p>27.58176</text:p>
          </table:table-cell>
          <table:table-cell table:style-name="ce52" office:value-type="float" office:value="27.04343" calcext:value-type="float">
            <text:p>27.04343</text:p>
          </table:table-cell>
          <table:table-cell table:style-name="ce52" office:value-type="float" office:value="27.36633" calcext:value-type="float">
            <text:p>27.36633</text:p>
          </table:table-cell>
          <table:table-cell table:style-name="ce52" office:value-type="float" office:value="27.19586" calcext:value-type="float">
            <text:p>27.19586</text:p>
          </table:table-cell>
          <table:table-cell table:style-name="ce52" office:value-type="float" office:value="27.49783" calcext:value-type="float">
            <text:p>27.49783</text:p>
          </table:table-cell>
          <table:table-cell table:number-columns-repeated="35"/>
        </table:table-row>
        <table:table-row table:style-name="ro1">
          <table:table-cell table:style-name="ce52" office:value-type="float" office:value="23.77429" calcext:value-type="float">
            <text:p>23.77429</text:p>
          </table:table-cell>
          <table:table-cell table:style-name="ce52" office:value-type="float" office:value="23.07227" calcext:value-type="float">
            <text:p>23.07227</text:p>
          </table:table-cell>
          <table:table-cell table:style-name="ce52" office:value-type="float" office:value="25.54953" calcext:value-type="float">
            <text:p>25.54953</text:p>
          </table:table-cell>
          <table:table-cell table:style-name="ce52" office:value-type="float" office:value="26.22165" calcext:value-type="float">
            <text:p>26.22165</text:p>
          </table:table-cell>
          <table:table-cell table:style-name="ce52" office:value-type="float" office:value="26.0932" calcext:value-type="float">
            <text:p>26.0932</text:p>
          </table:table-cell>
          <table:table-cell table:style-name="ce52" office:value-type="float" office:value="26.16638" calcext:value-type="float">
            <text:p>26.16638</text:p>
          </table:table-cell>
          <table:table-cell table:style-name="ce52" office:value-type="float" office:value="24.17337" calcext:value-type="float">
            <text:p>24.17337</text:p>
          </table:table-cell>
          <table:table-cell table:style-name="ce52" office:value-type="float" office:value="25.68954" calcext:value-type="float">
            <text:p>25.68954</text:p>
          </table:table-cell>
          <table:table-cell table:style-name="ce52" office:value-type="float" office:value="22.52264" calcext:value-type="float">
            <text:p>22.52264</text:p>
          </table:table-cell>
          <table:table-cell table:style-name="ce52" office:value-type="float" office:value="22.73645" calcext:value-type="float">
            <text:p>22.73645</text:p>
          </table:table-cell>
          <table:table-cell table:style-name="ce52" office:value-type="float" office:value="22.94327" calcext:value-type="float">
            <text:p>22.94327</text:p>
          </table:table-cell>
          <table:table-cell table:style-name="ce52" office:value-type="float" office:value="23.01672" calcext:value-type="float">
            <text:p>23.01672</text:p>
          </table:table-cell>
          <table:table-cell table:style-name="ce52" office:value-type="float" office:value="22.75143" calcext:value-type="float">
            <text:p>22.75143</text:p>
          </table:table-cell>
          <table:table-cell table:style-name="ce52" office:value-type="float" office:value="22.62051" calcext:value-type="float">
            <text:p>22.62051</text:p>
          </table:table-cell>
          <table:table-cell table:style-name="ce52" office:value-type="float" office:value="23.39835" calcext:value-type="float">
            <text:p>23.39835</text:p>
          </table:table-cell>
          <table:table-cell table:style-name="ce52" office:value-type="float" office:value="23.5083" calcext:value-type="float">
            <text:p>23.5083</text:p>
          </table:table-cell>
          <table:table-cell table:style-name="ce52" office:value-type="float" office:value="23.83185" calcext:value-type="float">
            <text:p>23.83185</text:p>
          </table:table-cell>
          <table:table-cell table:style-name="ce52" office:value-type="float" office:value="23.23941" calcext:value-type="float">
            <text:p>23.23941</text:p>
          </table:table-cell>
          <table:table-cell table:style-name="ce52" office:value-type="float" office:value="23.5983" calcext:value-type="float">
            <text:p>23.5983</text:p>
          </table:table-cell>
          <table:table-cell table:style-name="ce52" office:value-type="float" office:value="23.41818" calcext:value-type="float">
            <text:p>23.41818</text:p>
          </table:table-cell>
          <table:table-cell table:style-name="ce52" office:value-type="float" office:value="22.95416" calcext:value-type="float">
            <text:p>22.95416</text:p>
          </table:table-cell>
          <table:table-cell table:style-name="ce52" office:value-type="float" office:value="23.40369" calcext:value-type="float">
            <text:p>23.40369</text:p>
          </table:table-cell>
          <table:table-cell table:style-name="ce52" office:value-type="float" office:value="22.77151" calcext:value-type="float">
            <text:p>22.77151</text:p>
          </table:table-cell>
          <table:table-cell table:style-name="ce52" office:value-type="float" office:value="22.9628" calcext:value-type="float">
            <text:p>22.9628</text:p>
          </table:table-cell>
          <table:table-cell table:style-name="ce52" office:value-type="float" office:value="22.75467" calcext:value-type="float">
            <text:p>22.75467</text:p>
          </table:table-cell>
          <table:table-cell table:style-name="ce52" office:value-type="float" office:value="22.76562" calcext:value-type="float">
            <text:p>22.76562</text:p>
          </table:table-cell>
          <table:table-cell table:style-name="ce52" office:value-type="float" office:value="22.60654" calcext:value-type="float">
            <text:p>22.60654</text:p>
          </table:table-cell>
          <table:table-cell table:style-name="ce52" office:value-type="float" office:value="22.57187" calcext:value-type="float">
            <text:p>22.57187</text:p>
          </table:table-cell>
          <table:table-cell table:style-name="ce52" office:value-type="float" office:value="22.0329" calcext:value-type="float">
            <text:p>22.0329</text:p>
          </table:table-cell>
          <table:table-cell table:style-name="ce52" office:value-type="float" office:value="22.08698" calcext:value-type="float">
            <text:p>22.08698</text:p>
          </table:table-cell>
          <table:table-cell table:style-name="ce52" office:value-type="float" office:value="21.62408" calcext:value-type="float">
            <text:p>21.62408</text:p>
          </table:table-cell>
          <table:table-cell table:style-name="ce52" office:value-type="float" office:value="21.61572" calcext:value-type="float">
            <text:p>21.61572</text:p>
          </table:table-cell>
          <table:table-cell table:number-columns-repeated="35"/>
        </table:table-row>
        <calcext:conditional-formats>
          <calcext:conditional-format calcext:target-range-address="Sheet1.A1:Sheet1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49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E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5 Sheet1.Y67:Sheet1.AF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E66 Sheet1.B67:Sheet1.W76 Sheet1.Y67:Sheet1.AE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6 Sheet1.Y67:Sheet1.AF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E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05:Sheet1.AF12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31:Sheet1.AF15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57:Sheet1.AF18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83:Sheet1.AF20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09:Sheet1.AF23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35:Sheet1.AF25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61:Sheet1.AF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J261:Sheet1.BO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87:Sheet1.AF31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13:Sheet1.AF33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39:Sheet1.AF36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64:Sheet1.AF38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89:Sheet1.AF41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414:Sheet1.AF43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6:02:47.042468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37:35.451956553</meta:creation-date>
    <dc:date>2023-09-03T16:11:39.398954630</dc:date>
    <meta:editing-duration>P1DT7H47M7S</meta:editing-duration>
    <meta:editing-cycles>24</meta:editing-cycles>
    <meta:generator>LibreOffice/7.0.4.2$Linux_X86_64 LibreOffice_project/00$Build-2</meta:generator>
    <meta:document-statistic meta:table-count="1" meta:cell-count="13840" meta:object-count="0"/>
  </office:meta>
</office:document-meta>
</file>